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Courier New1" svg:font-family="'Courier New'" style:font-family-generic="modern" style:font-pitch="fixed"/>
    <style:font-face style:name="FrankRuehl" svg:font-family="FrankRuehl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" style:family="paragraph" style:parent-style-name="Standard">
      <style:paragraph-properties fo:text-align="end" style:justify-single-word="false"/>
      <style:text-properties style:language-asian="en" style:country-asian="US" style:font-size-complex="10pt"/>
    </style:style>
    <style:style style:name="P3" style:family="paragraph" style:parent-style-name="Standard">
      <style:paragraph-properties style:line-height-at-least="0.423cm" fo:text-align="end" style:justify-single-word="false"/>
      <style:text-properties style:language-asian="en" style:country-asian="US"/>
    </style:style>
    <style:style style:name="P4" style:family="paragraph" style:parent-style-name="Standard">
      <style:paragraph-properties style:line-height-at-least="0.423cm" fo:text-align="end" style:justify-single-word="false">
        <style:tab-stops>
          <style:tab-stop style:position="4.233cm"/>
        </style:tab-stops>
      </style:paragraph-properties>
      <style:text-properties style:language-asian="en" style:country-asian="US"/>
    </style:style>
    <style:style style:name="P5" style:family="paragraph" style:parent-style-name="Standard">
      <style:paragraph-properties fo:text-align="center" style:justify-single-word="false"/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style:language-asian="en" style:country-asian="US" style:font-name-complex="Times New Roman"/>
    </style:style>
    <style:style style:name="P7" style:family="paragraph" style:parent-style-name="Standard">
      <style:paragraph-properties fo:text-align="end" style:justify-single-word="false"/>
      <style:text-properties style:language-asian="en" style:country-asian="US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Courier New" style:text-underline-style="solid" style:text-underline-width="auto" style:text-underline-color="font-color" fo:font-weight="bold" style:language-asian="en" style:country-asian="US" style:font-weight-asian="bold" style:font-name-complex="Courier New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Courier New" style:language-asian="en" style:country-asian="US" style:font-name-complex="Courier New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Courier New" fo:font-size="9pt" style:text-underline-style="solid" style:text-underline-width="auto" style:text-underline-color="font-color" style:font-size-asian="9pt" style:language-asian="en" style:country-asian="US" style:font-name-complex="Courier New" style:font-size-complex="9pt"/>
    </style:style>
    <style:style style:name="P14" style:family="paragraph" style:parent-style-name="Standard">
      <style:paragraph-properties style:line-height-at-least="0.423cm" fo:text-align="end" style:justify-single-word="false"/>
      <style:text-properties style:font-name="Courier New" fo:font-size="8pt" style:font-size-asian="8pt" style:font-name-complex="Courier New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16" style:family="paragraph" style:parent-style-name="Standard">
      <style:paragraph-properties style:line-height-at-least="0.423cm" fo:text-align="end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000000" style:font-name="Helvetica" style:font-name-complex="Helvetica" style:font-size-complex="10pt"/>
    </style:style>
    <style:style style:name="P18" style:family="paragraph" style:parent-style-name="Standard">
      <style:paragraph-properties style:line-height-at-least="0.423cm" fo:text-align="end" style:justify-single-word="false"/>
      <style:text-properties style:font-name="Rod" style:language-asian="en" style:country-asian="US" style:font-name-complex="Rod"/>
    </style:style>
    <style:style style:name="P19" style:family="paragraph" style:parent-style-name="Standard">
      <style:paragraph-properties style:line-height-at-least="0.423cm" fo:text-align="end" style:justify-single-word="false">
        <style:tab-stops>
          <style:tab-stop style:position="4.233cm"/>
        </style:tab-stops>
      </style:paragraph-properties>
      <style:text-properties style:font-name="Rod" style:language-asian="en" style:country-asian="US" style:font-name-complex="Rod"/>
    </style:style>
    <style:style style:name="P20" style:family="paragraph" style:parent-style-name="Standard">
      <style:paragraph-properties style:line-height-at-least="0.423cm" fo:text-align="end" style:justify-single-word="false"/>
      <style:text-properties fo:font-size="12pt" style:font-size-asian="12pt"/>
    </style:style>
    <style:style style:name="P21" style:family="paragraph" style:parent-style-name="Standard">
      <style:paragraph-properties style:line-height-at-least="0.423cm" fo:text-align="end" style:justify-single-word="false"/>
      <style:text-properties fo:font-size="12pt" style:font-size-asian="12pt" style:font-size-complex="10pt"/>
    </style:style>
    <style:style style:name="P22" style:family="paragraph" style:parent-style-name="Standard">
      <style:paragraph-properties style:line-height-at-least="0.423cm" fo:text-align="end" style:justify-single-word="false"/>
      <style:text-properties fo:font-size="12pt" style:font-size-asian="12pt" style:language-asian="en" style:country-asian="US" style:font-size-complex="10pt"/>
    </style:style>
    <style:style style:name="P23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size-complex="10pt"/>
    </style:style>
    <style:style style:name="P24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/>
    </style:style>
    <style:style style:name="P25" style:family="paragraph" style:parent-style-name="Standard">
      <style:paragraph-properties style:line-height-at-least="0.423cm" fo:text-align="end" style:justify-single-word="false"/>
      <style:text-properties fo:font-size="12pt" style:font-size-asian="12pt" style:language-asian="en" style:country-asian="US"/>
    </style:style>
    <style:style style:name="P26" style:family="paragraph" style:parent-style-name="Standard">
      <style:paragraph-properties style:line-height-at-least="0.423cm"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27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10pt"/>
    </style:style>
    <style:style style:name="P28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Miriam" style:font-size-complex="8pt"/>
    </style:style>
    <style:style style:name="P29" style:family="paragraph" style:parent-style-name="Standard">
      <style:paragraph-properties fo:text-align="end" style:justify-single-word="false"/>
      <style:text-properties fo:font-size="12pt" style:font-size-asian="12pt" style:language-asian="en" style:country-asian="US" style:font-name-complex="Times New Roman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2pt" style:font-size-asian="12pt" style:language-asian="en" style:country-asian="US"/>
    </style:style>
    <style:style style:name="P31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32" style:family="paragraph" style:parent-style-name="Standard">
      <style:paragraph-properties style:line-height-at-least="0.423cm" fo:text-align="center" style:justify-single-word="false" style:writing-mode="lr-tb"/>
    </style:style>
    <style:style style:name="P33" style:family="paragraph" style:parent-style-name="Standard">
      <style:paragraph-properties style:line-height-at-least="0.423cm" fo:text-align="start" style:justify-single-word="false" style:writing-mode="lr-tb"/>
      <style:text-properties style:font-size-complex="10pt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font-name="Helvetica" style:font-name-complex="Helvetica" style:font-size-complex="10pt"/>
    </style:style>
    <style:style style:name="P35" style:family="paragraph" style:parent-style-name="Standard">
      <style:paragraph-properties fo:margin-left="0.847cm" fo:margin-right="0cm" style:line-height-at-least="0.423cm" fo:text-align="end" style:justify-single-word="false" fo:text-indent="0cm" style:auto-text-indent="false"/>
      <style:text-properties style:font-name="Rod" style:language-asian="en" style:country-asian="US" style:font-name-complex="Rod"/>
    </style:style>
    <style:style style:name="P36" style:family="paragraph" style:parent-style-name="Standard">
      <style:paragraph-properties fo:margin-left="0.847cm" fo:margin-right="0cm" style:line-height-at-least="0.423cm" fo:text-align="center" style:justify-single-word="false" fo:text-indent="0cm" style:auto-text-indent="false"/>
      <style:text-properties style:font-name="Rod" style:language-asian="en" style:country-asian="US" style:font-name-complex="Rod"/>
    </style:style>
    <style:style style:name="P37" style:family="paragraph" style:parent-style-name="Standard">
      <style:paragraph-properties fo:margin-left="0.847cm" fo:margin-right="0cm" style:line-height-at-least="0.423cm" fo:text-align="end" style:justify-single-word="false" fo:text-indent="0cm" style:auto-text-indent="false"/>
      <style:text-properties style:font-name="Rod" style:language-asian="en" style:country-asian="US"/>
    </style:style>
    <style:style style:name="P38" style:family="paragraph" style:parent-style-name="Standard">
      <style:paragraph-properties fo:margin-left="0.847cm" fo:margin-right="0cm" style:line-height-at-least="0.423cm" fo:text-align="end" style:justify-single-word="false" fo:text-indent="0cm" style:auto-text-indent="false"/>
      <style:text-properties style:language-asian="en" style:country-asian="US"/>
    </style:style>
    <style:style style:name="P39" style:family="paragraph" style:parent-style-name="Standard">
      <style:paragraph-properties fo:margin-left="0.847cm" fo:margin-right="0cm" fo:text-align="end" style:justify-single-word="false" fo:text-indent="0cm" style:auto-text-indent="false"/>
      <style:text-properties style:language-asian="en" style:country-asian="US"/>
    </style:style>
    <style:style style:name="P40" style:family="paragraph" style:parent-style-name="Standard">
      <style:paragraph-properties fo:margin-left="0.847cm" fo:margin-right="0cm" style:line-height-at-least="0.423cm" fo:text-align="end" style:justify-single-word="false" fo:text-indent="0cm" style:auto-text-indent="false" style:writing-mode="rl-tb"/>
    </style:style>
    <style:style style:name="P41" style:family="paragraph" style:parent-style-name="Standard">
      <style:paragraph-properties fo:margin-left="0.847cm" fo:margin-right="0cm" style:line-height-at-least="0.423cm" fo:text-align="end" style:justify-single-word="false" fo:text-indent="0cm" style:auto-text-indent="false" style:writing-mode="rl-tb"/>
      <style:text-properties style:font-name="Courier New" fo:font-size="8pt" style:font-size-asian="8pt" style:language-asian="en" style:country-asian="US" style:font-name-complex="Courier New" style:font-size-complex="10pt"/>
    </style:style>
    <style:style style:name="P42" style:family="paragraph" style:parent-style-name="Standard" style:list-style-name="WW8Num1">
      <style:paragraph-properties fo:margin-left="1.482cm" fo:margin-right="0cm" style:line-height-at-least="0.423cm" fo:text-align="end" style:justify-single-word="false" fo:text-indent="-0.635cm" style:auto-text-indent="false"/>
      <style:text-properties style:font-name="Rod" style:language-asian="en" style:country-asian="US" style:font-name-complex="Rod"/>
    </style:style>
    <style:style style:name="P43" style:family="paragraph" style:parent-style-name="Standard">
      <style:paragraph-properties fo:margin-left="1.27cm" fo:margin-right="0cm" fo:text-align="end" style:justify-single-word="false" fo:text-indent="0cm" style:auto-text-indent="false"/>
    </style:style>
    <style:style style:name="P44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language-asian="en" style:country-asian="US"/>
    </style:style>
    <style:style style:name="P45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language-asian="en" style:country-asian="US" style:font-size-complex="10pt"/>
    </style:style>
    <style:style style:name="P46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ize="12pt" style:font-size-asian="12pt" style:language-asian="en" style:country-asian="US"/>
    </style:style>
    <style:style style:name="P47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ize="12pt" style:font-size-asian="12pt" style:language-asian="en" style:country-asian="US" style:font-size-complex="10pt"/>
    </style:style>
    <style:style style:name="P48" style:family="paragraph" style:parent-style-name="Standard">
      <style:paragraph-properties fo:margin-left="1.27cm" fo:margin-right="0cm" style:line-height-at-least="0.423cm" fo:text-align="end" style:justify-single-word="false" fo:text-indent="0cm" style:auto-text-indent="false"/>
      <style:text-properties fo:font-size="12pt" style:font-size-asian="12pt" style:language-asian="en" style:country-asian="US" style:font-size-complex="10pt"/>
    </style:style>
    <style:style style:name="P49" style:family="paragraph" style:parent-style-name="Standard">
      <style:paragraph-properties fo:margin-left="1.27cm" fo:margin-right="0cm" style:line-height-at-least="0.423cm" fo:text-align="end" style:justify-single-word="false" fo:text-indent="0cm" style:auto-text-indent="false"/>
      <style:text-properties fo:font-size="12pt" style:font-size-asian="12pt" style:language-asian="en" style:country-asian="US"/>
    </style:style>
    <style:style style:name="P50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ize="12pt" style:font-size-asian="12pt" style:language-asian="en" style:country-asian="US" style:font-name-complex="Miriam" style:font-size-complex="10pt"/>
    </style:style>
    <style:style style:name="P51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ize="12pt" style:font-size-asian="12pt" style:font-size-complex="10pt"/>
    </style:style>
    <style:style style:name="P52" style:family="paragraph" style:parent-style-name="Standard">
      <style:paragraph-properties fo:margin-left="1.27cm" fo:margin-right="0cm" style:line-height-at-least="0.423cm" fo:text-align="end" style:justify-single-word="false" fo:text-indent="0cm" style:auto-text-indent="false"/>
    </style:style>
    <style:style style:name="P53" style:family="paragraph" style:parent-style-name="Standard">
      <style:paragraph-properties fo:margin-left="2.54cm" fo:margin-right="0cm" fo:text-align="end" style:justify-single-word="false" fo:text-indent="0cm" style:auto-text-indent="false"/>
      <style:text-properties fo:font-size="12pt" style:font-size-asian="12pt" style:language-asian="en" style:country-asian="US" style:font-size-complex="10pt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language-asian="en" style:country-asian="US" style:font-size-complex="14pt"/>
    </style:style>
    <style:style style:name="P55" style:family="paragraph" style:parent-style-name="Standard" style:master-page-name="First_20_convert_20_1">
      <style:paragraph-properties fo:text-align="end" style:justify-single-word="false" style:page-number="auto"/>
      <style:text-properties style:language-asian="en" style:country-asian="US"/>
    </style:style>
    <style:style style:name="P56" style:family="paragraph" style:parent-style-name="Standard" style:master-page-name="First_20_convert_20_2">
      <style:paragraph-properties fo:text-align="center" style:justify-single-word="false" style:page-number="auto"/>
      <style:text-properties fo:font-size="12pt" style:font-size-asian="12pt" style:language-asian="en" style:country-asian="US" style:font-name-complex="Miriam" style:font-size-complex="10pt"/>
    </style:style>
    <style:style style:name="P57" style:family="paragraph" style:parent-style-name="Standard" style:master-page-name="First_20_convert_20_3">
      <style:paragraph-properties fo:text-align="center" style:justify-single-word="false" style:page-number="auto"/>
      <style:text-properties style:language-asian="en" style:country-asian="US"/>
    </style:style>
    <style:style style:name="P58" style:family="paragraph" style:parent-style-name="Standard" style:master-page-name="First_20_convert_20_4">
      <style:paragraph-properties fo:text-align="center" style:justify-single-word="false" style:page-number="auto"/>
      <style:text-properties style:language-asian="en" style:country-asian="US"/>
    </style:style>
    <style:style style:name="P59" style:family="paragraph" style:parent-style-name="Standard" style:master-page-name="First_20_convert_20_5">
      <style:paragraph-properties fo:text-align="center" style:justify-single-word="false" style:page-number="auto"/>
      <style:text-properties style:language-asian="en" style:country-asian="US"/>
    </style:style>
    <style:style style:name="P60" style:family="paragraph" style:parent-style-name="Footer">
      <style:paragraph-properties fo:text-align="end" style:justify-single-word="false"/>
    </style:style>
    <style:style style:name="P6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P62" style:family="paragraph" style:parent-style-name="Text_20_body_20_indent">
      <style:paragraph-properties fo:text-align="end" style:justify-single-word="false"/>
      <style:text-properties fo:font-size="10pt" style:font-size-asian="10pt"/>
    </style:style>
    <style:style style:name="P63" style:family="paragraph" style:parent-style-name="כניסה_20_בגוף_20_טקסט_20_2">
      <style:paragraph-properties fo:text-align="end" style:justify-single-word="false"/>
    </style:style>
    <style:style style:name="P64" style:family="paragraph" style:parent-style-name="גוף_20_טקסט_20_2">
      <style:paragraph-properties fo:text-align="end" style:justify-single-word="false"/>
    </style:style>
    <style:style style:name="P65" style:family="paragraph" style:parent-style-name="גוף_20_טקסט_20_3">
      <style:paragraph-properties fo:text-align="end" style:justify-single-word="false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0pt"/>
    </style:style>
    <style:style style:name="T3" style:family="text">
      <style:text-properties style:font-name-complex="Times New Roman" style:font-size-complex="8pt"/>
    </style:style>
    <style:style style:name="T4" style:family="text">
      <style:text-properties style:font-name-complex="Times New Roman" style:font-style-complex="italic"/>
    </style:style>
    <style:style style:name="T5" style:family="text">
      <style:text-properties style:font-name-complex="Times New Roman" style:font-size-complex="9pt"/>
    </style:style>
    <style:style style:name="T6" style:family="text">
      <style:text-properties style:font-name="Rod" style:font-name-complex="Rod"/>
    </style:style>
    <style:style style:name="T7" style:family="text">
      <style:text-properties style:font-name="Rod" style:font-name-complex="Rod" style:font-size-complex="10pt"/>
    </style:style>
    <style:style style:name="T8" style:family="text">
      <style:text-properties style:font-name="Rod" style:font-name-complex="Narkisim"/>
    </style:style>
    <style:style style:name="T9" style:family="text">
      <style:text-properties style:font-name="Rod" style:font-name-complex="Narkisim" style:font-size-complex="10pt"/>
    </style:style>
    <style:style style:name="T10" style:family="text">
      <style:text-properties style:font-name="Rod" style:font-name-asian="Rod" style:font-name-complex="Rod"/>
    </style:style>
    <style:style style:name="T11" style:family="text">
      <style:text-properties style:font-name="Rod" style:font-name-asian="Rod" style:font-name-complex="Rod" style:font-size-complex="10pt"/>
    </style:style>
    <style:style style:name="T12" style:family="text">
      <style:text-properties style:font-name="Rod" fo:font-weight="bold" style:font-weight-asian="bold" style:font-name-complex="Narkisim" style:font-weight-complex="bold"/>
    </style:style>
    <style:style style:name="T13" style:family="text">
      <style:text-properties style:font-name="Rod" fo:font-weight="bold" style:font-name-asian="Rod" style:font-weight-asian="bold" style:font-name-complex="Rod" style:font-weight-complex="bold"/>
    </style:style>
    <style:style style:name="T14" style:family="text">
      <style:text-properties style:font-name="Rod" fo:font-size="12pt" style:font-size-asian="12pt" style:font-name-complex="Rod" style:font-size-complex="10pt"/>
    </style:style>
    <style:style style:name="T15" style:family="text">
      <style:text-properties style:font-name="Rod" fo:font-size="12pt" style:font-name-asian="Rod" style:font-size-asian="12pt" style:font-name-complex="Rod" style:font-size-complex="10pt"/>
    </style:style>
    <style:style style:name="T16" style:family="text">
      <style:text-properties style:font-name="Rod" fo:font-size="12pt" style:text-underline-style="solid" style:text-underline-width="auto" style:text-underline-color="font-color" style:font-size-asian="12pt" style:font-name-complex="Rod" style:font-size-complex="10pt"/>
    </style:style>
    <style:style style:name="T17" style:family="text">
      <style:text-properties style:font-name="Rod" fo:font-size="12pt" style:text-underline-style="solid" style:text-underline-width="auto" style:text-underline-color="font-color" style:font-name-asian="Rod" style:font-size-asian="12pt" style:font-name-complex="Rod" style:font-size-complex="10pt"/>
    </style:style>
    <style:style style:name="T18" style:family="text">
      <style:text-properties style:font-name="Rod" style:text-underline-style="solid" style:text-underline-width="auto" style:text-underline-color="font-color" style:font-name-complex="Narkisim" style:font-size-complex="10pt"/>
    </style:style>
    <style:style style:name="T19" style:family="text">
      <style:text-properties style:font-name="Rod" style:text-underline-style="solid" style:text-underline-width="auto" style:text-underline-color="font-color" style:font-name-asian="Rod" style:font-name-complex="Rod" style:font-size-complex="10pt"/>
    </style:style>
    <style:style style:name="T20" style:family="text">
      <style:text-properties style:font-name-complex="Ro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name-complex="Miriam" style:font-weight-complex="bold"/>
    </style:style>
    <style:style style:name="T23" style:family="text">
      <style:text-properties fo:font-weight="bold" style:font-weight-asian="bold" style:font-name-complex="Miriam" style:font-size-complex="10pt" style:font-weight-complex="bold"/>
    </style:style>
    <style:style style:name="T24" style:family="text">
      <style:text-properties fo:font-weight="bold" style:font-weight-asian="bold" style:font-name-complex="Times New Roman" style:font-weight-complex="bold"/>
    </style:style>
    <style:style style:name="T25" style:family="text">
      <style:text-properties fo:font-weight="bold" style:font-weight-asian="bold" style:font-name-complex="Times New Roman" style:font-size-complex="10pt" style:font-weight-complex="bold"/>
    </style:style>
    <style:style style:name="T26" style:family="text">
      <style:text-properties fo:font-weight="bold" style:font-weight-asian="bold" style:font-name-complex="Narkisim" style:font-size-complex="10pt" style:font-weight-complex="bold"/>
    </style:style>
    <style:style style:name="T27" style:family="text">
      <style:text-properties style:font-size-complex="10pt"/>
    </style:style>
    <style:style style:name="T28" style:family="text">
      <style:text-properties style:font-name-complex="Miriam"/>
    </style:style>
    <style:style style:name="T29" style:family="text">
      <style:text-properties style:font-name-complex="Miriam" style:font-size-complex="10pt"/>
    </style:style>
    <style:style style:name="T30" style:family="text">
      <style:text-properties style:font-name-complex="Miriam" style:font-size-complex="8pt"/>
    </style:style>
    <style:style style:name="T31" style:family="text">
      <style:text-properties style:font-name="Courier" style:font-name-complex="Courier" style:font-size-complex="10pt"/>
    </style:style>
    <style:style style:name="T32" style:family="text">
      <style:text-properties style:font-name-complex="Narkisim"/>
    </style:style>
    <style:style style:name="T33" style:family="text">
      <style:text-properties style:font-name-complex="Narkisim" style:font-size-complex="10pt"/>
    </style:style>
    <style:style style:name="T34" style:family="text">
      <style:text-properties style:font-name-complex="Narkisim" style:font-size-complex="9pt"/>
    </style:style>
    <style:style style:name="T35" style:family="text">
      <style:text-properties style:font-name-complex="Narkisim" style:font-style-complex="italic"/>
    </style:style>
    <style:style style:name="T36" style:family="text">
      <style:text-properties style:font-name-complex="FrankRuehl" style:font-size-complex="10pt"/>
    </style:style>
    <style:style style:name="T37" style:family="text">
      <style:text-properties style:font-name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fo:font-size="8pt" style:font-size-asian="8pt" style:font-name-complex="Courier New" style:font-size-complex="9pt"/>
    </style:style>
    <style:style style:name="T40" style:family="text">
      <style:text-properties style:font-name="Courier New" fo:font-size="8pt" style:font-size-asian="8pt" style:font-name-complex="Courier New" style:font-size-complex="8pt"/>
    </style:style>
    <style:style style:name="T41" style:family="text">
      <style:text-properties style:font-name="Courier New" fo:font-size="8pt" style:font-size-asian="8pt" style:font-name-complex="Courier New" style:font-size-complex="10pt"/>
    </style:style>
    <style:style style:name="T42" style:family="text">
      <style:text-properties style:font-name="Courier New" fo:font-size="8pt" style:font-size-asian="8pt" style:language-asian="en" style:country-asian="US" style:font-name-complex="Courier New" style:font-size-complex="10pt"/>
    </style:style>
    <style:style style:name="T43" style:family="text">
      <style:text-properties style:font-name="Courier New" fo:font-size="8pt" style:font-size-asian="8pt" style:language-asian="en" style:country-asian="US" style:font-name-complex="Narkisim" style:font-size-complex="10pt"/>
    </style:style>
    <style:style style:name="T44" style:family="text">
      <style:text-properties style:font-name="Courier New" fo:font-size="8pt" style:font-size-asian="8pt" style:font-name-complex="Narkisim" style:font-size-complex="8pt"/>
    </style:style>
    <style:style style:name="T45" style:family="text">
      <style:text-properties style:font-name="Courier New" fo:font-size="8pt" style:font-size-asian="8pt" style:font-name-complex="Narkisim" style:font-size-complex="10pt"/>
    </style:style>
    <style:style style:name="T46" style:family="text">
      <style:text-properties style:font-name="Courier New" fo:font-size="8pt" style:font-name-asian="Courier New" style:font-size-asian="8pt" style:font-name-complex="Courier New" style:font-size-complex="10pt"/>
    </style:style>
    <style:style style:name="T4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48" style:family="text">
      <style:text-properties style:font-name="Courier New" fo:font-size="8pt" style:font-name-asian="Courier New" style:font-size-asian="8pt" style:language-asian="en" style:country-asian="US" style:font-name-complex="Courier New" style:font-size-complex="10pt"/>
    </style:style>
    <style:style style:name="T49" style:family="text">
      <style:text-properties style:font-name="Courier New" fo:font-size="8pt" style:text-underline-style="solid" style:text-underline-width="auto" style:text-underline-color="font-color" style:font-size-asian="8pt" style:font-name-complex="Courier New" style:font-size-complex="10pt"/>
    </style:style>
    <style:style style:name="T50" style:family="text">
      <style:text-properties style:font-name="Courier New" fo:font-size="8pt" style:text-underline-style="solid" style:text-underline-width="auto" style:text-underline-color="font-color" style:font-size-asian="8pt" style:font-name-complex="Narkisim" style:font-size-complex="10pt"/>
    </style:style>
    <style:style style:name="T51" style:family="text">
      <style:text-properties style:font-name="Courier New" fo:font-size="8pt" style:text-underline-style="solid" style:text-underline-width="auto" style:text-underline-color="font-color" style:font-name-asian="Courier New" style:font-size-asian="8pt" style:font-name-complex="Courier New" style:font-size-complex="10pt"/>
    </style:style>
    <style:style style:name="T52" style:family="text">
      <style:text-properties style:font-name="Courier New" fo:font-size="8pt" fo:language="none" fo:country="none" style:font-size-asian="8pt" style:language-asian="none" style:country-asian="none" style:font-name-complex="Courier New" style:font-size-complex="10pt"/>
    </style:style>
    <style:style style:name="T53" style:family="text">
      <style:text-properties style:font-name-asian="Courier New"/>
    </style:style>
    <style:style style:name="T54" style:family="text">
      <style:text-properties style:font-name-asian="Rod"/>
    </style:style>
    <style:style style:name="T55" style:family="text">
      <style:text-properties style:font-name-asian="Rod" style:font-name-complex="Rod"/>
    </style:style>
    <style:style style:name="T56" style:family="text">
      <style:text-properties style:font-name="Narkisim" style:font-name-complex="Narkisim"/>
    </style:style>
    <style:style style:name="T57" style:family="text">
      <style:text-properties style:font-name="Narkisim" style:font-name-complex="Narkisim" style:font-size-complex="10pt"/>
    </style:style>
    <style:style style:name="T58" style:family="text">
      <style:text-properties style:font-name="Narkisim" style:font-name-asian="Narkisim" style:font-name-complex="Narkisim"/>
    </style:style>
    <style:style style:name="T59" style:family="text">
      <style:text-properties style:font-name="Narkisim" style:font-name-asian="Narkisim" style:font-name-complex="Narkisim" style:font-size-complex="10pt"/>
    </style:style>
    <style:style style:name="T60" style:family="text">
      <style:text-properties fo:font-size="12pt" style:font-size-asian="12pt"/>
    </style:style>
    <style:style style:name="T61" style:family="text">
      <style:text-properties fo:font-size="12pt" style:font-size-asian="12pt" style:font-size-complex="10pt"/>
    </style:style>
    <style:style style:name="T62" style:family="text">
      <style:text-properties fo:font-size="12pt" style:font-size-asian="12pt" style:font-name-complex="Miriam"/>
    </style:style>
    <style:style style:name="T63" style:family="text">
      <style:text-properties fo:font-size="12pt" style:font-size-asian="12pt" style:font-name-complex="Miriam" style:font-size-complex="10pt"/>
    </style:style>
    <style:style style:name="T64" style:family="text">
      <style:text-properties fo:font-size="12pt" style:font-size-asian="12pt" style:font-name-complex="Miriam" style:font-size-complex="8pt"/>
    </style:style>
    <style:style style:name="T65" style:family="text">
      <style:text-properties fo:font-size="12pt" style:font-size-asian="12pt" style:font-name-complex="Miriam" style:font-size-complex="9pt"/>
    </style:style>
    <style:style style:name="T66" style:family="text">
      <style:text-properties fo:font-size="12pt" style:font-size-asian="12pt" style:font-name-complex="Times New Roman"/>
    </style:style>
    <style:style style:name="T67" style:family="text">
      <style:text-properties fo:font-size="12pt" style:font-size-asian="12pt" style:font-name-complex="Times New Roman" style:font-size-complex="10pt"/>
    </style:style>
    <style:style style:name="T68" style:family="text">
      <style:text-properties fo:font-size="12pt" style:font-size-asian="12pt" style:font-name-complex="Times New Roman" style:font-size-complex="8pt"/>
    </style:style>
    <style:style style:name="T69" style:family="text">
      <style:text-properties fo:font-size="12pt" style:font-size-asian="12pt" style:font-name-complex="Times New Roman" style:font-size-complex="9pt"/>
    </style:style>
    <style:style style:name="T70" style:family="text">
      <style:text-properties fo:font-size="12pt" style:font-size-asian="12pt" style:font-name-complex="Times New Roman" style:font-style-complex="italic"/>
    </style:style>
    <style:style style:name="T71" style:family="text">
      <style:text-properties fo:font-size="12pt" style:font-size-asian="12pt" style:font-name-complex="Narkisim"/>
    </style:style>
    <style:style style:name="T72" style:family="text">
      <style:text-properties fo:font-size="12pt" style:font-size-asian="12pt" style:font-name-complex="Narkisim" style:font-size-complex="10pt"/>
    </style:style>
    <style:style style:name="T73" style:family="text">
      <style:text-properties fo:font-size="12pt" style:font-size-asian="12pt" style:font-name-complex="Narkisim" style:font-size-complex="9pt"/>
    </style:style>
    <style:style style:name="T74" style:family="text">
      <style:text-properties fo:font-size="12pt" style:font-size-asian="12pt" style:language-asian="en" style:country-asian="US"/>
    </style:style>
    <style:style style:name="T75" style:family="text">
      <style:text-properties fo:font-size="12pt" style:font-size-asian="12pt" style:language-asian="en" style:country-asian="US" style:font-name-complex="Times New Roman"/>
    </style:style>
    <style:style style:name="T76" style:family="text">
      <style:text-properties fo:font-size="12pt" style:font-size-asian="12pt" style:language-asian="en" style:country-asian="US" style:font-name-complex="Times New Roman" style:font-size-complex="10pt"/>
    </style:style>
    <style:style style:name="T77" style:family="text">
      <style:text-properties fo:font-size="12pt" style:font-size-asian="12pt" style:language-asian="en" style:country-asian="US" style:font-name-complex="Times New Roman" style:font-size-complex="8pt"/>
    </style:style>
    <style:style style:name="T78" style:family="text">
      <style:text-properties fo:font-size="12pt" style:font-size-asian="12pt" style:language-asian="en" style:country-asian="US" style:font-size-complex="10pt"/>
    </style:style>
    <style:style style:name="T79" style:family="text">
      <style:text-properties fo:font-size="12pt" style:font-size-asian="12pt" style:language-asian="en" style:country-asian="US" style:font-name-complex="Miriam" style:font-size-complex="10pt"/>
    </style:style>
    <style:style style:name="T80" style:family="text">
      <style:text-properties fo:font-size="12pt" style:font-size-asian="12pt" style:language-asian="en" style:country-asian="US" style:font-name-complex="Miriam" style:font-size-complex="8pt"/>
    </style:style>
    <style:style style:name="T81" style:family="text">
      <style:text-properties fo:font-size="12pt" style:font-size-asian="12pt" style:language-asian="en" style:country-asian="US" style:font-name-complex="Narkisim" style:font-size-complex="10pt"/>
    </style:style>
    <style:style style:name="T82" style:family="text">
      <style:text-properties fo:font-size="12pt" style:font-size-asian="12pt" style:font-style-complex="italic"/>
    </style:style>
    <style:style style:name="T83" style:family="text">
      <style:text-properties fo:font-size="12pt" fo:font-style="italic" style:font-size-asian="12pt" style:font-style-asian="italic" style:font-name-complex="Miriam" style:font-size-complex="10pt" style:font-style-complex="italic"/>
    </style:style>
    <style:style style:name="T84" style:family="text">
      <style:text-properties fo:font-size="12pt" fo:font-style="italic" style:font-size-asian="12pt" style:font-style-asian="italic" style:font-size-complex="10pt" style:font-style-complex="italic"/>
    </style:style>
    <style:style style:name="T85" style:family="text">
      <style:text-properties fo:font-size="12pt" fo:font-style="italic" style:font-size-asian="12pt" style:font-style-asian="italic" style:font-name-complex="Times New Roman" style:font-size-complex="10pt" style:font-style-complex="italic"/>
    </style:style>
    <style:style style:name="T86" style:family="text">
      <style:text-properties fo:font-size="12pt" fo:font-style="italic" style:font-size-asian="12pt" style:font-style-asian="italic" style:font-name-complex="Times New Roman" style:font-style-complex="italic"/>
    </style:style>
    <style:style style:name="T87" style:family="text">
      <style:text-properties fo:font-size="12pt" fo:font-style="italic" style:font-size-asian="12pt" style:font-style-asian="italic" style:font-style-complex="italic"/>
    </style:style>
    <style:style style:name="T88" style:family="text">
      <style:text-properties fo:font-size="12pt" fo:font-style="italic" style:font-size-asian="12pt" style:font-style-asian="italic" style:font-name-complex="Narkisim" style:font-style-complex="italic"/>
    </style:style>
    <style:style style:name="T89" style:family="text">
      <style:text-properties fo:font-size="12pt" fo:font-style="italic" style:font-size-asian="12pt" style:font-style-asian="italic" style:font-name-complex="Narkisim" style:font-size-complex="10pt" style:font-style-complex="italic"/>
    </style:style>
    <style:style style:name="T90" style:family="text">
      <style:text-properties fo:font-size="12pt" fo:font-style="italic" style:font-size-asian="12pt" style:language-asian="en" style:country-asian="US" style:font-style-asian="italic" style:font-name-complex="Miriam" style:font-size-complex="10pt" style:font-style-complex="italic"/>
    </style:style>
    <style:style style:name="T91" style:family="text">
      <style:text-properties fo:font-size="12pt" fo:font-style="italic" style:font-size-asian="12pt" style:language-asian="en" style:country-asian="US" style:font-style-asian="italic" style:font-name-complex="Times New Roman" style:font-size-complex="10pt" style:font-style-complex="italic"/>
    </style:style>
    <style:style style:name="T92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93" style:family="text">
      <style:text-properties fo:font-size="12pt" fo:font-style="italic" style:text-underline-style="solid" style:text-underline-width="auto" style:text-underline-color="font-color" style:font-size-asian="12pt" style:font-style-asian="italic" style:font-name-complex="Times New Roman" style:font-style-complex="italic"/>
    </style:style>
    <style:style style:name="T94" style:family="text">
      <style:text-properties fo:font-size="12pt" fo:font-weight="bold" style:font-size-asian="12pt" style:font-weight-asian="bold" style:font-name-complex="Miriam" style:font-size-complex="10pt" style:font-weight-complex="bold"/>
    </style:style>
    <style:style style:name="T95" style:family="text">
      <style:text-properties fo:font-size="12pt" fo:font-weight="bold" style:font-size-asian="12pt" style:font-weight-asian="bold" style:font-name-complex="Miriam" style:font-weight-complex="bold"/>
    </style:style>
    <style:style style:name="T96" style:family="text">
      <style:text-properties fo:font-size="12pt" fo:font-weight="bold" style:font-size-asian="12pt" style:font-weight-asian="bold" style:font-name-complex="Times New Roman" style:font-size-complex="10pt" style:font-weight-complex="bold"/>
    </style:style>
    <style:style style:name="T97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98" style:family="text">
      <style:text-properties fo:font-size="12pt" style:text-underline-style="solid" style:text-underline-width="auto" style:text-underline-color="font-color" style:font-size-asian="12pt"/>
    </style:style>
    <style:style style:name="T99" style:family="text">
      <style:text-properties fo:font-size="12pt" style:text-underline-style="solid" style:text-underline-width="auto" style:text-underline-color="font-color" style:font-size-asian="12pt" style:font-name-complex="Miriam" style:font-size-complex="10pt"/>
    </style:style>
    <style:style style:name="T100" style:family="text">
      <style:text-properties fo:font-size="12pt" style:text-underline-style="solid" style:text-underline-width="auto" style:text-underline-color="font-color" style:font-size-asian="12pt" style:font-name-complex="Times New Roman" style:font-size-complex="10pt"/>
    </style:style>
    <style:style style:name="T101" style:family="text">
      <style:text-properties fo:font-size="12pt" style:text-underline-style="solid" style:text-underline-width="auto" style:text-underline-color="font-color" style:font-size-asian="12pt" style:font-name-complex="Narkisim" style:font-size-complex="10pt"/>
    </style:style>
    <style:style style:name="T102" style:family="text">
      <style:text-properties fo:font-size="12pt" style:text-underline-style="solid" style:text-underline-width="auto" style:text-underline-color="font-color" style:font-size-asian="12pt" style:font-name-complex="Narkisim" style:font-size-complex="9pt"/>
    </style:style>
    <style:style style:name="T103" style:family="text">
      <style:text-properties style:font-size-complex="8pt"/>
    </style:style>
    <style:style style:name="T104" style:family="text">
      <style:text-properties style:font-size-complex="9pt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name-complex="Times New Roman" style:font-style-complex="italic"/>
    </style:style>
    <style:style style:name="T107" style:family="text">
      <style:text-properties fo:font-style="italic" style:font-style-asian="italic" style:font-name-complex="Times New Roman" style:font-size-complex="10pt" style:font-style-complex="italic"/>
    </style:style>
    <style:style style:name="T108" style:family="text">
      <style:text-properties fo:font-style="italic" style:font-style-asian="italic" style:font-name-complex="Miriam" style:font-size-complex="10pt" style:font-style-complex="italic"/>
    </style:style>
    <style:style style:name="T109" style:family="text">
      <style:text-properties fo:font-style="italic" style:font-style-asian="italic" style:font-size-complex="10pt" style:font-style-complex="italic"/>
    </style:style>
    <style:style style:name="T110" style:family="text">
      <style:text-properties fo:font-style="italic" style:font-style-asian="italic" style:font-name-complex="Narkisim" style:font-style-complex="italic"/>
    </style:style>
    <style:style style:name="T111" style:family="text">
      <style:text-properties fo:font-style="italic" style:language-asian="en" style:country-asian="US" style:font-style-asian="italic" style:font-style-complex="italic"/>
    </style:style>
    <style:style style:name="T112" style:family="text">
      <style:text-properties fo:font-style="italic" style:language-asian="en" style:country-asian="US" style:font-style-asian="italic" style:font-name-complex="Times New Roman" style:font-style-complex="italic"/>
    </style:style>
    <style:style style:name="T1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4" style:family="text">
      <style:text-properties fo:font-style="italic" style:text-underline-style="solid" style:text-underline-width="auto" style:text-underline-color="font-color" style:font-style-asian="italic" style:font-name-complex="Narkisim" style:font-style-complex="italic"/>
    </style:style>
    <style:style style:name="T115" style:family="text">
      <style:text-properties style:font-style-complex="italic"/>
    </style:style>
    <style:style style:name="T116" style:family="text">
      <style:text-properties style:language-asian="en" style:country-asian="US"/>
    </style:style>
    <style:style style:name="T117" style:family="text">
      <style:text-properties style:language-asian="en" style:country-asian="US" style:font-name-complex="Times New Roman"/>
    </style:style>
    <style:style style:name="T118" style:family="text">
      <style:text-properties style:language-asian="en" style:country-asian="US" style:font-name-complex="Times New Roman" style:font-size-complex="10pt"/>
    </style:style>
    <style:style style:name="T119" style:family="text">
      <style:text-properties style:language-asian="en" style:country-asian="US" style:font-name-complex="Times New Roman" style:font-size-complex="8pt"/>
    </style:style>
    <style:style style:name="T120" style:family="text">
      <style:text-properties style:language-asian="en" style:country-asian="US" style:font-size-complex="10pt"/>
    </style:style>
    <style:style style:name="T121" style:family="text">
      <style:text-properties style:language-asian="en" style:country-asian="US" style:font-name-complex="Miriam" style:font-size-complex="10pt"/>
    </style:style>
    <style:style style:name="T122" style:family="text">
      <style:text-properties style:language-asian="en" style:country-asian="US" style:font-name-complex="Miriam" style:font-size-complex="8pt"/>
    </style:style>
    <style:style style:name="T123" style:family="text">
      <style:text-properties style:language-asian="en" style:country-asian="US" style:font-name-complex="Narkisim"/>
    </style:style>
    <style:style style:name="T124" style:family="text">
      <style:text-properties style:language-asian="en" style:country-asian="US" style:font-name-complex="Narkisim" style:font-size-complex="10pt"/>
    </style:style>
    <style:style style:name="T125" style:family="text">
      <style:text-properties style:language-asian="en" style:country-asian="US" style:font-style-complex="italic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style:font-name-complex="Miriam"/>
    </style:style>
    <style:style style:name="T128" style:family="text">
      <style:text-properties style:text-underline-style="solid" style:text-underline-width="auto" style:text-underline-color="font-color" style:font-name-complex="Miriam" style:font-size-complex="10pt"/>
    </style:style>
    <style:style style:name="T129" style:family="text">
      <style:text-properties style:text-underline-style="solid" style:text-underline-width="auto" style:text-underline-color="font-color" style:font-size-complex="10pt"/>
    </style:style>
    <style:style style:name="T130" style:family="text">
      <style:text-properties style:text-underline-style="solid" style:text-underline-width="auto" style:text-underline-color="font-color" style:font-name-complex="Times New Roman"/>
    </style:style>
    <style:style style:name="T131" style:family="text">
      <style:text-properties style:text-underline-style="solid" style:text-underline-width="auto" style:text-underline-color="font-color" style:font-name-complex="Times New Roman" style:font-size-complex="10pt"/>
    </style:style>
    <style:style style:name="T132" style:family="text">
      <style:text-properties style:text-underline-style="solid" style:text-underline-width="auto" style:text-underline-color="font-color" style:language-asian="en" style:country-asian="US"/>
    </style:style>
    <style:style style:name="T133" style:family="text">
      <style:text-properties style:text-underline-style="solid" style:text-underline-width="auto" style:text-underline-color="font-color" style:font-name-complex="Narkisim"/>
    </style:style>
    <style:style style:name="T134" style:family="text">
      <style:text-properties style:text-underline-style="solid" style:text-underline-width="auto" style:text-underline-color="font-color" style:font-name-complex="Narkisim" style:font-size-complex="10pt"/>
    </style:style>
    <style:style style:name="T135" style:family="text">
      <style:text-properties style:text-line-through-style="solid"/>
    </style:style>
    <style:style style:name="T136" style:family="text">
      <style:text-properties style:text-line-through-style="solid" style:font-name-complex="Narkisim"/>
    </style:style>
    <style:style style:name="T137" style:family="text">
      <style:text-properties style:text-line-through-style="solid" style:font-name-complex="Narkisim" style:font-size-complex="10pt"/>
    </style:style>
    <style:style style:name="T138" style:family="text">
      <style:text-properties style:text-line-through-style="solid" fo:font-size="12pt" style:font-size-asian="12pt" style:font-name-complex="Miriam" style:font-size-complex="8pt"/>
    </style:style>
    <style:style style:name="T139" style:family="text">
      <style:text-properties style:text-line-through-style="solid" fo:font-size="12pt" style:font-size-asian="12pt" style:font-name-complex="Times New Roman" style:font-size-complex="8pt"/>
    </style:style>
    <style:style style:name="T140" style:family="text">
      <style:text-properties style:text-line-through-style="solid" style:font-name-complex="Times New Roman" style:font-size-complex="10pt"/>
    </style:style>
    <style:style style:name="T141" style:family="text">
      <style:text-properties style:text-line-through-style="solid" style:font-style-complex="italic"/>
    </style:style>
    <style:style style:name="T142" style:family="text">
      <style:text-properties style:font-name="Miriam" fo:font-size="12pt" style:font-name-asian="Miriam" style:font-size-asian="12pt" style:font-name-complex="Miriam" style:font-size-complex="10pt"/>
    </style:style>
    <style:style style:name="T143" style:family="text">
      <style:text-properties style:font-size-complex="14pt"/>
    </style:style>
    <style:style style:name="T144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מסכת<text:span text:style-name="T1"> </text:span><text:span text:style-name="T6">מעילה</text:span></text:p>
      <text:p text:style-name="P8"/>
      <text:p text:style-name="P9">לעילוי<text:span text:style-name="T1"> </text:span>נשמת<text:span text:style-name="T1"> </text:span>אמי<text:span text:style-name="T1"> </text:span>מורתי<text:span text:style-name="T1"> </text:span>חנה<text:span text:style-name="T1"> </text:span>הולנדר<text:span text:style-name="T1"> </text:span>הכ"מ<text:span text:style-name="T1"> </text:span>נפטרה<text:span text:style-name="T1"> </text:span>ד<text:span text:style-name="T1"> </text:span>אלול<text:span text:style-name="T1"> </text:span>תשס"ב</text:p>
      <text:p text:style-name="P11"/>
      <text:p text:style-name="P1">כל<text:span text:style-name="T1"> </text:span>המוצא<text:span text:style-name="T1"> </text:span>שגיאה<text:span text:style-name="T1"> </text:span>נא<text:span text:style-name="T1"> </text:span>להודיע<text:span text:style-name="T1"> </text:span>לישעיהו<text:span text:style-name="T1"> </text:span>הכהן<text:span text:style-name="T1"> </text:span>הולנדר, ביאליק<text:span text:style-name="T1"> </text:span>27 פתח<text:span text:style-name="T1"> </text:span>תקוה<text:span text:style-name="T1"> </text:span>49351, לכתובת<text:span text:style-name="T1"> </text:span><text:a xlink:type="simple" xlink:href="mailto:yeshol@gmail.com"><text:span text:style-name="Internet_20_link">yeshol@gmail.com</text:span></text:a> </text:p>
      <text:p text:style-name="P1"/>
      <text:p text:style-name="P11">מקרא:</text:p>
      <text:p text:style-name="P1">דברי<text:span text:style-name="T1"> </text:span>הגמרא<text:span text:style-name="T1"> </text:span>באותיות<text:span text:style-name="T1"> </text:span>כאלה: 12 ROD; <text:span text:style-name="T21">רש"י</text:span><text:span text:style-name="T2"> </text:span><text:span text:style-name="T29">בתוך</text:span><text:span text:style-name="T2"> </text:span><text:span text:style-name="T29">הגמרא</text:span><text:span text:style-name="T2"> </text:span><text:span text:style-name="T29">בסוגריים</text:span><text:span text:style-name="T2"> </text:span><text:span text:style-name="T27">()</text:span><text:span text:style-name="T29"> ובתוך</text:span><text:span text:style-name="T2"> </text:span><text:span text:style-name="T29">הסוגריים</text:span><text:span text:style-name="T2"> </text:span><text:span text:style-name="T29">- אותיות</text:span><text:span text:style-name="T2"> </text:span><text:span text:style-name="T27">10 MIRIAM ; </text:span><text:span text:style-name="T29">מראי</text:span><text:span text:style-name="T2"> </text:span><text:span text:style-name="T29">מקומות</text:span><text:span text:style-name="T2"> </text:span><text:span text:style-name="T29">גם</text:span><text:span text:style-name="T2"> </text:span><text:span text:style-name="T29">10</text:span><text:span text:style-name="T27"> </text:span><text:span text:style-name="T31">MIRIAM</text:span><text:span text:style-name="T27"> </text:span></text:p>
      <text:p text:style-name="P1"><text:span text:style-name="T32">מובאות</text:span><text:span text:style-name="T1"> </text:span><text:span text:style-name="T32">וציטטות</text:span><text:span text:style-name="T1"> </text:span><text:span text:style-name="T32">בגופן</text:span><text:span text:style-name="T1"> </text:span><text:span text:style-name="T36">NARKISIM; </text:span><text:span text:style-name="T33">השלמת</text:span><text:span text:style-name="T2"> </text:span><text:span text:style-name="T33">פסוקי</text:span><text:span text:style-name="T2"> </text:span><text:span text:style-name="T33">המקרא</text:span><text:span text:style-name="T2"> </text:span><text:span text:style-name="T33">בסוגריים</text:span><text:span text:style-name="T2"> </text:span><text:span text:style-name="T33">() ובאותיות</text:span><text:span text:style-name="T2"> </text:span><text:span text:style-name="T33">10 NARKISIM;</text:span></text:p>
      <text:p text:style-name="P2"><text:span text:style-name="T1"><text:s/></text:span><text:span text:style-name="T37">הערות: בסוגריים</text:span><text:span text:style-name="T38"> </text:span><text:span text:style-name="T37">[] באותיות</text:span><text:span text:style-name="T38"> </text:span><text:span text:style-name="T37">10</text:span> <text:span text:style-name="T37">CourierNew; ההערות</text:span><text:span text:style-name="T38"> </text:span><text:span text:style-name="T37">עם</text:span><text:span text:style-name="T38"> </text:span><text:span text:style-name="T37">קידומת</text:span><text:span text:style-name="T38"> </text:span><text:span text:style-name="T37">## אינם</text:span><text:span text:style-name="T38"> </text:span><text:span text:style-name="T37">פשט</text:span><text:span text:style-name="T38"> </text:span><text:span text:style-name="T37">הגמרא</text:span><text:span text:style-name="T38"> </text:span><text:span text:style-name="T37">אלא</text:span><text:span text:style-name="T38"> </text:span><text:span text:style-name="T37">הערת</text:span><text:span text:style-name="T38"> </text:span><text:span text:style-name="T37">העורך</text:span><text:span text:style-name="T38"> </text:span><text:span text:style-name="T37">לבדיקת</text:span><text:span text:style-name="T38"> </text:span><text:span text:style-name="T37">הלומד.</text:span></text:p>
      <text:p text:style-name="P12">תחילת<text:span text:style-name="T53"> </text:span>עמוד<text:span text:style-name="T53"> </text:span>- בתחילת<text:span text:style-name="T53"> </text:span>שורה, אפילו<text:span text:style-name="T53"> </text:span>באמצע<text:span text:style-name="T53"> </text:span>משפט<text:span text:style-name="T53"> </text:span>- כך: </text:p>
      <text:p text:style-name="P2"><text:span text:style-name="T37">(</text:span>תענית<text:span text:style-name="T1"> </text:span>ב,ב)</text:p>
      <text:p text:style-name="P13">הגירסא: לפי<text:span text:style-name="T53"> </text:span>דפוס<text:span text:style-name="T53"> </text:span>וילנא<text:span text:style-name="T53"> </text:span>עם<text:span text:style-name="T53"> </text:span>אחדים<text:span text:style-name="T53"> </text:span>מההגהות<text:span text:style-name="T53"> </text:span>שעל<text:span text:style-name="T53"> </text:span>הדף<text:span text:style-name="T53"> – </text:span>לפי<text:span text:style-name="T53"> </text:span>הנראה<text:span text:style-name="T53"> </text:span>לי<text:span text:style-name="T53"> </text:span>כנחוץ<text:span text:style-name="T53"> </text:span>לצורך<text:span text:style-name="T53"> </text:span>הפשט<text:span text:style-name="T53"> </text:span>הפשוט. </text:p>
      <text:p text:style-name="P13">מקרא: בתחתית<text:span text:style-name="T53"> </text:span>הדף</text:p>
      <text:p text:style-name="P62">הערות<text:span text:style-name="T1"> </text:span>בשולי<text:span text:style-name="T1"> </text:span>הדף<text:span text:style-name="T1"> – </text:span>בתצוגת<text:span text:style-name="T1"> </text:span>דף<text:span text:style-name="T1"> </text:span>אינטרנט<text:span text:style-name="T1"> </text:span>אפשר<text:span text:style-name="T1"> – </text:span>באקפלורר<text:span text:style-name="T1"> – </text:span>להניח<text:span text:style-name="T1"> </text:span>עליהם<text:span text:style-name="T1"> </text:span>את<text:span text:style-name="T1"> </text:span>הסמן<text:span text:style-name="T1"> </text:span>ואז<text:span text:style-name="T1"> </text:span>מופיעה<text:span text:style-name="T1"> </text:span>ההערה<text:span text:style-name="T1"> </text:span>בחלון. אפשר<text:span text:style-name="T1"> </text:span>גם<text:span text:style-name="T1"> </text:span>לראות<text:span text:style-name="T1"> </text:span>אם<text:span text:style-name="T1"> </text:span>עוברים<text:span text:style-name="T1"> </text:span>לתצוגה<text:span text:style-name="T1"> </text:span>של<text:span text:style-name="T1"> </text:span>דף<text:span text:style-name="T1"> </text:span>הדפסה. </text:p>
      <text:p text:style-name="P33">In Explorer, Footnotes become visible when the cursor rests on the number of the footnote. </text:p>
      <text:p text:style-name="P16">הערות<text:span text:style-name="T1"> </text:span>וטבלאות<text:span text:style-name="T1"> </text:span>באנגלית<text:span text:style-name="T1"> – </text:span>ע"י<text:span text:style-name="T1"> </text:span>כולל<text:span text:style-name="T1"> </text:span>עיון<text:span text:style-name="T1"> </text:span>הדף, ראש<text:span text:style-name="T1"> </text:span>הכולל<text:span text:style-name="T1"> </text:span>הרב<text:span text:style-name="T1"> </text:span>מרדכי<text:span text:style-name="T1"> </text:span>קורנפלד<text:span text:style-name="T1"> – </text:span></text:p>
      <text:p text:style-name="P32">Producers of the Dafyomi Advancement Forum, mailto:daf@dafyomi.co.il, http://www.dafyomi.co.il/</text:p>
      <text:p text:style-name="P34">This material is ©2005 by Julius Hollander 27 Bialik St., Petah Tikva, Israel 49351</text:p>
      <text:p text:style-name="P17">Permission to distribute this material, with this notice, is granted - with request to notify of use <text:line-break/>at the address at www.geocities.com/yeshol</text:p>
      <text:p text:style-name="P35"/>
      <text:p text:style-name="P36"/>
      <text:p text:style-name="P36">מעילה<text:span text:style-name="T54"> </text:span>פרק<text:span text:style-name="T54"> </text:span>ראשון<text:span text:style-name="T54"> </text:span>קדשי<text:span text:style-name="T54"> </text:span>קדשים</text:p>
      <text:p text:style-name="P35">בתורה:</text:p>
      <text:p text:style-name="P35"/>
      <text:p text:style-name="P38">ויקרא<text:span text:style-name="T1"> </text:span>ה,יד-טז:<text:span text:style-name="T6"> </text:span><text:span text:style-name="T8">וידבר</text:span><text:span text:style-name="T10"> </text:span><text:span text:style-name="T56">ה</text:span><text:span text:style-name="T58">’</text:span><text:span text:style-name="T10"> </text:span><text:span text:style-name="T8">אל</text:span><text:span text:style-name="T10"> </text:span><text:span text:style-name="T8">משה</text:span><text:span text:style-name="T10"> </text:span><text:span text:style-name="T8">לאמר: </text:span></text:p>
      <text:p text:style-name="P38"><text:span text:style-name="T8">נפש</text:span><text:span text:style-name="T10"> </text:span><text:span text:style-name="T8">כי</text:span><text:span text:style-name="T10"> </text:span><text:span text:style-name="T12">תמעל</text:span><text:span text:style-name="T13"> </text:span><text:span text:style-name="T12">מעל</text:span><text:span text:style-name="T10"> </text:span><text:span text:style-name="T8">וחטאה</text:span><text:span text:style-name="T10"> </text:span><text:span text:style-name="T8">בשגגה</text:span><text:span text:style-name="T10"> </text:span><text:span text:style-name="T8">מקדשי</text:span><text:span text:style-name="T10"> </text:span><text:span text:style-name="T56">ה</text:span><text:span text:style-name="T58">’</text:span><text:span text:style-name="T10"> </text:span><text:span text:style-name="T8">והביא</text:span><text:span text:style-name="T10"> </text:span><text:span text:style-name="T8">את</text:span><text:span text:style-name="T10"> </text:span><text:span text:style-name="T8">אשמו</text:span><text:span text:style-name="T10"> </text:span><text:span text:style-name="T8">ל</text:span><text:span text:style-name="T56">ה</text:span><text:span text:style-name="T58">’</text:span><text:span text:style-name="T10"> </text:span><text:span text:style-name="T8">איל</text:span><text:span text:style-name="T10"> </text:span><text:span text:style-name="T8">תמים</text:span><text:span text:style-name="T10"> </text:span><text:span text:style-name="T8">מן</text:span><text:span text:style-name="T10"> </text:span><text:span text:style-name="T8">הצאן</text:span><text:span text:style-name="T10"> </text:span><text:span text:style-name="T8">בערכך</text:span><text:span text:style-name="T10"> </text:span><text:span text:style-name="T8">כסף</text:span><text:span text:style-name="T10"> </text:span><text:span text:style-name="T8">שקלים</text:span><text:span text:style-name="T10"> </text:span><text:span text:style-name="T8">בשקל</text:span><text:span text:style-name="T10"> </text:span><text:span text:style-name="T8">הקדש</text:span><text:span text:style-name="T10"> </text:span><text:span text:style-name="T8">לאשם; </text:span></text:p>
      <text:p text:style-name="P37"><text:span text:style-name="T32">ואת</text:span><text:span text:style-name="T55"> </text:span><text:span text:style-name="T32">אשר</text:span><text:span text:style-name="T55"> </text:span><text:span text:style-name="T32">חטא</text:span><text:span text:style-name="T55"> </text:span><text:span text:style-name="T32">מן</text:span><text:span text:style-name="T55"> </text:span><text:span text:style-name="T32">הקדש</text:span><text:span text:style-name="T55"> </text:span><text:span text:style-name="T32">ישלם</text:span><text:span text:style-name="T55"> </text:span><text:span text:style-name="T32">ואת</text:span><text:span text:style-name="T55"> </text:span><text:span text:style-name="T32">חמישתו</text:span><text:span text:style-name="T55"> </text:span><text:span text:style-name="T32">יוסף</text:span><text:span text:style-name="T55"> </text:span><text:span text:style-name="T32">עליו</text:span><text:span text:style-name="T55"> </text:span><text:span text:style-name="T32">ונתן</text:span><text:span text:style-name="T55"> </text:span><text:span text:style-name="T32">אותו</text:span><text:span text:style-name="T55"> </text:span><text:span text:style-name="T32">לכהן</text:span><text:span text:style-name="T55"> </text:span><text:span text:style-name="T32">וכפר</text:span><text:span text:style-name="T55"> </text:span><text:span text:style-name="T32">עליו</text:span><text:span text:style-name="T55"> </text:span><text:span text:style-name="T32">באיל</text:span><text:span text:style-name="T55"> </text:span><text:span text:style-name="T32">האשם</text:span><text:span text:style-name="T55"> </text:span><text:span text:style-name="T32">ונסלח</text:span><text:span text:style-name="T55"> </text:span><text:span text:style-name="T32">לו</text:span></text:p>
      <text:list xml:id="list1458488707" text:style-name="WW8Num1">
        <text:list-item>
          <text:p text:style-name="P42">זו<text:span text:style-name="T54"> </text:span>המעילה<text:span text:style-name="T54"> </text:span>בקדשים.</text:p>
        </text:list-item>
      </text:list>
      <text:p text:style-name="P18"/>
      <text:p text:style-name="P19">)מעילה<text:span text:style-name="T54"> </text:span>ב,א(</text:p>
      <text:p text:style-name="P19"/>
      <text:p text:style-name="P19">משנה:</text:p>
      <text:p text:style-name="P4"><text:span text:style-name="T6">קדשי</text:span><text:span text:style-name="T10"> </text:span><text:span text:style-name="T6">קדשים</text:span><text:span text:style-name="T10"> </text:span><text:span text:style-name="T6">ששחטן</text:span><text:span text:style-name="T10"> </text:span><text:span text:style-name="T6">בדרום</text:span><text:span text:style-name="T10"> </text:span><text:span text:style-name="T6">- מועלין</text:span><text:span text:style-name="T10"> </text:span><text:span text:style-name="T6">בהן</text:span><text:span text:style-name="T10"> </text:span><text:span text:style-name="T7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דינן</text:span><text:span text:style-name="T67"> </text:span><text:span text:style-name="T63">לישחט</text:span><text:span text:style-name="T67"> </text:span><text:span text:style-name="T63">בצפון</text:span><text:span text:style-name="T67"> </text:span><text:span text:style-name="T63">- לא</text:span><text:span text:style-name="T67"> </text:span><text:span text:style-name="T63">יצאו</text:span><text:span text:style-name="T67"> </text:span><text:span text:style-name="T63">מקדושתן</text:span><text:span text:style-name="T67"> </text:span><text:span text:style-name="T63">לגבי</text:span><text:span text:style-name="T67"> </text:span><text:span text:style-name="T63">מעילה, שהנהנה</text:span><text:span text:style-name="T67"> </text:span><text:span text:style-name="T63">מהן</text:span><text:span text:style-name="T67"> </text:span><text:span text:style-name="T63">שוה</text:span><text:span text:style-name="T67"> </text:span><text:span text:style-name="T63">פרוטה</text:span><text:span text:style-name="T67"> – </text:span><text:span text:style-name="T63">מעל</text:span><text:span text:style-name="T7">)</text:span><text:span text:style-name="T6">, </text:span><text:span text:style-name="T7">(</text:span><text:span text:style-name="T63">כיצד? -</text:span><text:span text:style-name="T7">)</text:span><text:span text:style-name="T6"> שחטן</text:span><text:span text:style-name="T10"> </text:span><text:span text:style-name="T6">בדרום</text:span><text:span text:style-name="T10"> </text:span><text:span text:style-name="T6">וקיבל</text:span><text:span text:style-name="T10"> </text:span><text:span text:style-name="T6">דמן</text:span><text:span text:style-name="T10"> </text:span><text:span text:style-name="T6">בצפון, בצפון</text:span><text:span text:style-name="T10"> </text:span><text:span text:style-name="T6">וקיבל</text:span><text:span text:style-name="T10"> </text:span><text:span text:style-name="T6">דמן</text:span><text:span text:style-name="T10"> </text:span><text:span text:style-name="T6">בדרום</text:span><text:span text:style-name="T10"> </text:span><text:span text:style-name="T7">(</text:span><text:span text:style-name="T63">דלא</text:span><text:span text:style-name="T67"> </text:span><text:span text:style-name="T63">תימא</text:span><text:span text:style-name="T67"> </text:span><text:span text:style-name="T63">שחטן</text:span><text:span text:style-name="T67"> </text:span><text:span text:style-name="T63">בדרום</text:span><text:span text:style-name="T67"> </text:span><text:span text:style-name="T63">וקיבל</text:span><text:span text:style-name="T67"> </text:span><text:span text:style-name="T63">דמן</text:span><text:span text:style-name="T67"> </text:span><text:span text:style-name="T63">בצפון</text:span><text:span text:style-name="T67"> </text:span><text:span text:style-name="T63">- דהא</text:span><text:span text:style-name="T67"> </text:span><text:span text:style-name="T63">הוי</text:span><text:span text:style-name="T67"> </text:span><text:span text:style-name="T63">עיקר</text:span><text:span text:style-name="T67"> </text:span><text:span text:style-name="T63">עבודה: דמקבלה</text:span><text:span text:style-name="T67"> </text:span><text:span text:style-name="T63">ואילך</text:span><text:span text:style-name="T67"> </text:span><text:span text:style-name="T63">מצות</text:span><text:span text:style-name="T67"> </text:span><text:span text:style-name="T63">כהונה, ומקבלה</text:span><text:span text:style-name="T67"> </text:span><text:span text:style-name="T63">ואילך</text:span><text:span text:style-name="T67"> </text:span><text:span text:style-name="T63">הוי</text:span><text:span text:style-name="T67"> </text:span><text:span text:style-name="T63">בצפון, אלא: אפילו</text:span><text:span text:style-name="T67"> </text:span><text:span text:style-name="T63">שחטן</text:span><text:span text:style-name="T67"> </text:span><text:span text:style-name="T63">בצפון</text:span><text:span text:style-name="T67"> </text:span><text:span text:style-name="T63">וקיבל</text:span><text:span text:style-name="T67"> </text:span><text:span text:style-name="T63">דמן</text:span><text:span text:style-name="T67"> </text:span><text:span text:style-name="T63">בדרום</text:span><text:span text:style-name="T67"> </text:span><text:span text:style-name="T63">-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קבלה</text:span><text:span text:style-name="T67"> </text:span><text:span text:style-name="T63">- דהיינו</text:span><text:span text:style-name="T67"> </text:span><text:span text:style-name="T63">עיקר</text:span><text:span text:style-name="T67"> </text:span><text:span text:style-name="T63">עבודה</text:span><text:span text:style-name="T67"> </text:span><text:span text:style-name="T63">- היא</text:span><text:span text:style-name="T67"> </text:span><text:span text:style-name="T63">בדרום</text:span><text:span text:style-name="T67"> </text:span><text:span text:style-name="T63">שלא</text:span><text:span text:style-name="T67"> </text:span><text:span text:style-name="T63">כדינן, אפילו</text:span><text:span text:style-name="T67"> </text:span><text:span text:style-name="T63">הכי</text:span><text:span text:style-name="T67"> </text:span><text:span text:style-name="T63">מועלין</text:span><text:span text:style-name="T67"> </text:span><text:span text:style-name="T63">בהן</text:span><text:span text:style-name="T7">)</text:span><text:span text:style-name="T6">, </text:span><text:span text:style-name="T7">(</text:span><text:span text:style-name="T63">וכן</text:span><text:span text:style-name="T67"> </text:span><text:span text:style-name="T63">אם</text:span><text:span text:style-name="T7">)</text:span><text:span text:style-name="T6"> שחט</text:span><text:span text:style-name="T10"> </text:span><text:span text:style-name="T6">ביום</text:span><text:span text:style-name="T10"> </text:span><text:span text:style-name="T6">וזרק</text:span><text:span text:style-name="T10"> </text:span><text:span text:style-name="T7">(</text:span><text:span text:style-name="T63">דמן</text:span><text:span text:style-name="T7">)</text:span><text:span text:style-name="T6"> בלילה</text:span><text:span text:style-name="T10"> </text:span><text:span text:style-name="T7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ילה</text:span><text:span text:style-name="T67"> </text:span><text:span text:style-name="T63">לאו</text:span><text:span text:style-name="T67"> </text:span><text:span text:style-name="T63">זמן</text:span><text:span text:style-name="T67"> </text:span><text:span text:style-name="T63">הקרבה</text:span><text:span text:style-name="T67"> </text:span><text:span text:style-name="T63">היא</text:span><text:span text:style-name="T7">)</text:span><text:span text:style-name="T6">, </text:span><text:span text:style-name="T7">(</text:span><text:span text:style-name="T63">וכן</text:span><text:span text:style-name="T67"> </text:span><text:span text:style-name="T63">אם</text:span><text:span text:style-name="T67"> </text:span><text:span text:style-name="T63">שחט</text:span><text:span text:style-name="T7">)</text:span><text:span text:style-name="T6"> בלילה</text:span><text:span text:style-name="T10"> </text:span><text:span text:style-name="T6">וזרק</text:span><text:span text:style-name="T10"> </text:span><text:span text:style-name="T6">ביום</text:span><text:span text:style-name="T10"> </text:span><text:span text:style-name="T7">(</text:span><text:span text:style-name="T63">והאי</text:span><text:span text:style-name="T67"> </text:span><text:span text:style-name="T63">- כל</text:span><text:span text:style-name="T67"> </text:span><text:span text:style-name="T63">דכן</text:span><text:span text:style-name="T67"> </text:span><text:span text:style-name="T63">הוא</text:span><text:span text:style-name="T67"> </text:span><text:span text:style-name="T63">דמועלין</text:span><text:span text:style-name="T67"> </text:span><text:span text:style-name="T63">בהן, דהא</text:span><text:span text:style-name="T67"> </text:span><text:span text:style-name="T63">זריקה</text:span><text:span text:style-name="T67"> </text:span><text:span text:style-name="T63">- דהיא</text:span><text:span text:style-name="T67"> </text:span><text:span text:style-name="T63">עיקר</text:span><text:span text:style-name="T67"> </text:span><text:span text:style-name="T63">עבודה</text:span><text:span text:style-name="T67"> </text:span><text:span text:style-name="T63">- הוית</text:span><text:span text:style-name="T67"> </text:span><text:span text:style-name="T63">ביום, ו'זו</text:span><text:span text:style-name="T67"> </text:span><text:span text:style-name="T63">ואין</text:span><text:span text:style-name="T67"> </text:span><text:span text:style-name="T63">צריך</text:span><text:span text:style-name="T67"> </text:span><text:span text:style-name="T63">לומר</text:span><text:span text:style-name="T67"> </text:span><text:span text:style-name="T63">זו' קתני</text:span><text:span text:style-name="T7">)</text:span><text:span text:style-name="T6">, או</text:span><text:span text:style-name="T10"> </text:span><text:span text:style-name="T6">ששחטן</text:span><text:span text:style-name="T10"> </text:span><text:span text:style-name="T7">(</text:span><text:span text:style-name="T63">בצפון</text:span><text:span text:style-name="T67"> </text:span><text:span text:style-name="T63">ביום</text:span><text:span text:style-name="T67"> </text:span><text:span text:style-name="T63">וחישב</text:span><text:span text:style-name="T67"> </text:span><text:span text:style-name="T63">עליהן</text:span><text:span text:style-name="T67"> </text:span><text:span text:style-name="T63">לאוכלן</text:span><text:span text:style-name="T7">)</text:span><text:span text:style-name="T6"> חוץ</text:span><text:span text:style-name="T10"> </text:span><text:span text:style-name="T6">לזמנו</text:span><text:span text:style-name="T10"> </text:span><text:span text:style-name="T7">(</text:span><text:span text:style-name="T63">דהיינו</text:span><text:span text:style-name="T67"> </text:span><text:span text:style-name="T63">פיגול</text:span><text:span text:style-name="T67"> </text:span><text:span text:style-name="T63">ויש</text:span><text:span text:style-name="T67"> </text:span><text:span text:style-name="T63">בו</text:span><text:span text:style-name="T67"> </text:span><text:span text:style-name="T63">כרת</text:span><text:span text:style-name="T7">)</text:span><text:span text:style-name="T6"> וחוץ</text:span><text:span text:style-name="T10"> </text:span><text:span text:style-name="T6">למקומו</text:span><text:span text:style-name="T10"> </text:span><text:span text:style-name="T7">(</text:span><text:span text:style-name="T63">דהיינו</text:span><text:span text:style-name="T67"> </text:span><text:span text:style-name="T63">פיגול</text:span><text:span text:style-name="T67"> </text:span><text:span text:style-name="T63">ואין</text:span><text:span text:style-name="T67"> </text:span><text:span text:style-name="T63">בו</text:span><text:span text:style-name="T67"> </text:span><text:span text:style-name="T63">כרת</text:span><text:span text:style-name="T7">)</text:span><text:span text:style-name="T6"> - </text:span><text:span text:style-name="T7">(</text:span><text:span text:style-name="T63">אפילו</text:span><text:span text:style-name="T67"> </text:span><text:span text:style-name="T63">הכי</text:span><text:span text:style-name="T7">)</text:span><text:span text:style-name="T6"> מועלין</text:span><text:span text:style-name="T10"> </text:span><text:span text:style-name="T6">בהן. </text:span><text:span text:style-name="T7">(</text:span><text:span text:style-name="T63">ותרוייהו: פיגול</text:span><text:span text:style-name="T67"> </text:span><text:span text:style-name="T63">דחוץ</text:span><text:span text:style-name="T67"> </text:span><text:span text:style-name="T63">לזמנו</text:span><text:span text:style-name="T67"> </text:span><text:span text:style-name="T63">ופיגול</text:span><text:span text:style-name="T67"> </text:span><text:span text:style-name="T63">דחוץ</text:span><text:span text:style-name="T67"> </text:span><text:span text:style-name="T63">למקומו</text:span><text:span text:style-name="T67"> </text:span><text:span text:style-name="T63">- מחד</text:span><text:span text:style-name="T67"> </text:span><text:span text:style-name="T63">קרא</text:span><text:span text:style-name="T67"> </text:span><text:span text:style-name="T63">נפקי</text:span><text:span text:style-name="T67"> </text:span><text:span text:style-name="T64">(זבחים</text:span><text:span text:style-name="T68"> </text:span><text:span text:style-name="T64">דף</text:span><text:span text:style-name="T68"> </text:span><text:span text:style-name="T64">כח.)</text:span><text:span text:style-name="T63">: מ'</text:span><text:span text:style-name="T72">ואם</text:span><text:span text:style-name="T67"> </text:span><text:span text:style-name="T72">האכל</text:span><text:span text:style-name="T67"> </text:span><text:span text:style-name="T72">יאכל</text:span><text:span text:style-name="T67"> </text:span><text:span text:style-name="T72">מבשר</text:span><text:span text:style-name="T67"> </text:span><text:span text:style-name="T72">זבח</text:span><text:span text:style-name="T67"> </text:span><text:span text:style-name="T72">שלמיו</text:span><text:span text:style-name="T67"> </text:span><text:span text:style-name="T73">[ביום</text:span><text:span text:style-name="T69"> </text:span><text:span text:style-name="T73">השלישי</text:span><text:span text:style-name="T69"> </text:span><text:span text:style-name="T73">לא</text:span><text:span text:style-name="T69"> </text:span><text:span text:style-name="T73">ירצה</text:span><text:span text:style-name="T69"> </text:span><text:span text:style-name="T73">המקריב</text:span><text:span text:style-name="T69"> </text:span><text:span text:style-name="T73">אתו</text:span><text:span text:style-name="T69"> </text:span><text:span text:style-name="T73">לא</text:span><text:span text:style-name="T69"> </text:span><text:span text:style-name="T73">יחשב</text:span><text:span text:style-name="T69"> </text:span><text:span text:style-name="T73">לו</text:span><text:span text:style-name="T69"> </text:span><text:span text:style-name="T73">פגול</text:span><text:span text:style-name="T69"> </text:span><text:span text:style-name="T73">יהיה</text:span><text:span text:style-name="T69"> </text:span><text:span text:style-name="T73">והנפש</text:span><text:span text:style-name="T69"> </text:span><text:span text:style-name="T73">האכלת</text:span><text:span text:style-name="T69"> </text:span><text:span text:style-name="T73">ממנו</text:span><text:span text:style-name="T69"> </text:span><text:span text:style-name="T73">עונה</text:span><text:span text:style-name="T69"> </text:span><text:soft-page-break/><text:span text:style-name="T73">תשא</text:span><text:span text:style-name="T69"> </text:span><text:span text:style-name="T64">[ויקרא</text:span><text:span text:style-name="T68"> </text:span><text:span text:style-name="T64">ז</text:span><text:span text:style-name="T68"> </text:span><text:span text:style-name="T64">,יח]</text:span><text:span text:style-name="T73">]</text:span><text:span text:style-name="T63"> דאיתקש</text:span><text:span text:style-name="T67"> </text:span><text:span text:style-name="T63">חוץ</text:span><text:span text:style-name="T67"> </text:span><text:span text:style-name="T63">למקומו</text:span><text:span text:style-name="T67"> </text:span><text:span text:style-name="T63">לחוץ</text:span><text:span text:style-name="T67"> </text:span><text:span text:style-name="T63">לזמנו</text:span><text:span text:style-name="T67"> </text:span><text:span text:style-name="T63">וקרי</text:span><text:span text:style-name="T67"> </text:span><text:span text:style-name="T63">ליה</text:span><text:span text:style-name="T67"> </text:span><text:span text:style-name="T63">'פיגול', אבל</text:span><text:span text:style-name="T67"> </text:span><text:span text:style-name="T63">לא</text:span><text:span text:style-name="T67"> </text:span><text:span text:style-name="T63">הוי</text:span><text:span text:style-name="T67"> </text:span><text:span text:style-name="T63">פיגול</text:span><text:span text:style-name="T67"> </text:span><text:span text:style-name="T63">גמור</text:span><text:span text:style-name="T67"> </text:span><text:span text:style-name="T63">דליחייב</text:span><text:span text:style-name="T67"> </text:span><text:span text:style-name="T63">עליה</text:span><text:span text:style-name="T67"> </text:span><text:span text:style-name="T63">כרת.</text:span><text:span text:style-name="T7">)</text:span><text:span text:style-name="T6"> </text:span></text:p>
      <text:p text:style-name="P4"><text:span text:style-name="T6">כלל</text:span><text:span text:style-name="T10"> </text:span><text:span text:style-name="T6">אמר</text:span><text:span text:style-name="T10"> </text:span><text:span text:style-name="T6">רבי</text:span><text:span text:style-name="T10"> </text:span><text:span text:style-name="T6">יהושע: כל</text:span><text:span text:style-name="T10"> </text:span><text:span text:style-name="T6">ש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</text:span><text:span text:style-name="T10"> </text:span><text:span text:style-name="T7">(</text:span><text:span text:style-name="T63">ושוב</text:span><text:span text:style-name="T67"> </text:span><text:span text:style-name="T63">נפסלה</text:span><text:span text:style-name="T67"> </text:span><text:span text:style-name="T63">מהם</text:span><text:span text:style-name="T7">)</text:span><text:span text:style-name="T6"> - אין</text:span><text:span text:style-name="T10"> </text:span><text:span text:style-name="T6">מועלין</text:span><text:span text:style-name="T10"> </text:span><text:span text:style-name="T6">בה, וכל</text:span><text:span text:style-name="T10"> </text:span><text:span text:style-name="T6">שלא</text:span><text:span text:style-name="T10"> </text:span><text:span text:style-name="T6">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</text:span><text:span text:style-name="T10"> </text:span><text:span text:style-name="T6">- מועלין</text:span><text:span text:style-name="T10"> </text:span><text:span text:style-name="T6">בה. </text:span></text:p>
      <text:p text:style-name="P4"><text:span text:style-name="T6">איזו</text:span><text:span text:style-name="T10"> </text:span><text:span text:style-name="T6">היא</text:span><text:span text:style-name="T10"> </text:span><text:span text:style-name="T6">'ש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'? – שלנה</text:span><text:span text:style-name="T10"> </text:span><text:span text:style-name="T7">(</text:span><text:span text:style-name="T63">הבשר</text:span><text:span text:style-name="T67"> </text:span><text:span text:style-name="T63">לאחר</text:span><text:span text:style-name="T67"> </text:span><text:span text:style-name="T63">זריקה</text:span><text:span text:style-name="T7">)</text:span><text:span text:style-name="T6">, ושנטמאה, ושיצאה</text:span><text:span text:style-name="T10"> </text:span><text:span text:style-name="T7">(</text:span><text:span text:style-name="T63">או</text:span><text:span text:style-name="T67"> </text:span><text:span text:style-name="T63">שנטמאת</text:span><text:span text:style-name="T67"> </text:span><text:span text:style-name="T63">או</text:span><text:span text:style-name="T67"> </text:span><text:span text:style-name="T63">שיצאת</text:span><text:span text:style-name="T67"> </text:span><text:span text:style-name="T63">חוץ</text:span><text:span text:style-name="T67"> </text:span><text:span text:style-name="T63">לקלעים</text:span><text:span text:style-name="T67"> </text:span><text:span text:style-name="T63">לאחר</text:span><text:span text:style-name="T67"> </text:span><text:span text:style-name="T63">זריקה: 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השתא</text:span><text:span text:style-name="T67"> </text:span><text:span text:style-name="T63">אינה</text:span><text:span text:style-name="T67"> </text:span><text:span text:style-name="T63">ראויה</text:span><text:span text:style-name="T67"> </text:span><text:span text:style-name="T63">לכהנים, הואיל</text:span><text:span text:style-name="T67"> </text:span><text:span text:style-name="T63">והיתה</text:span><text:span text:style-name="T67"> </text:span><text:span text:style-name="T63">לה</text:span><text:span text:style-name="T67"> </text:span><text:span text:style-name="T63">שעת</text:span><text:span text:style-name="T67"> </text:span><text:span text:style-name="T63">הכושר</text:span><text:span text:style-name="T67"> </text:span><text:span text:style-name="T63">קודם</text:span><text:span text:style-name="T67"> </text:span><text:span text:style-name="T63">שנפסלה</text:span><text:span text:style-name="T67"> </text:span><text:span text:style-name="T63">- אין</text:span><text:span text:style-name="T67"> </text:span><text:span text:style-name="T63">מועלין</text:span><text:span text:style-name="T67"> </text:span><text:span text:style-name="T63">בה, דלא</text:span><text:span text:style-name="T67"> </text:span><text:span text:style-name="T63">קרינא</text:span><text:span text:style-name="T67"> </text:span><text:span text:style-name="T63">בה</text:span><text:span text:style-name="T67"> </text:span><text:span text:style-name="T63">'</text:span><text:span text:style-name="T72">מקדשי</text:span><text:span text:style-name="T67"> </text:span><text:span text:style-name="T72">ה'</text:span><text:span text:style-name="T63">' </text:span><text:span text:style-name="T64">(ויקרא</text:span><text:span text:style-name="T68"> </text:span><text:span text:style-name="T64">ה,טו)</text:span><text:span text:style-name="T63"> הואיל</text:span><text:span text:style-name="T67"> </text:span><text:span text:style-name="T63">וכבר</text:span><text:span text:style-name="T67"> </text:span><text:span text:style-name="T63">היתה</text:span><text:span text:style-name="T67"> </text:span><text:span text:style-name="T63">ראויה</text:span><text:span text:style-name="T67"> </text:span><text:span text:style-name="T63">לכהנים</text:span><text:span text:style-name="T7">)</text:span><text:span text:style-name="T6">. </text:span></text:p>
      <text:p text:style-name="P4"><text:span text:style-name="T6">ואיזו</text:span><text:span text:style-name="T10"> </text:span><text:span text:style-name="T6">היא</text:span><text:span text:style-name="T10"> </text:span><text:span text:style-name="T6">'שלא</text:span><text:span text:style-name="T10"> </text:span><text:span text:style-name="T6">היה</text:span><text:span text:style-name="T10"> </text:span><text:span text:style-name="T6">לה</text:span><text:span text:style-name="T10"> </text:span><text:span text:style-name="T6">שעת</text:span><text:span text:style-name="T10"> </text:span><text:span text:style-name="T6">היתר</text:span><text:span text:style-name="T10"> </text:span><text:span text:style-name="T6">לכהנים'? - שנשחטה</text:span><text:span text:style-name="T10"> </text:span><text:span text:style-name="T6">חוץ</text:span><text:span text:style-name="T10"> </text:span><text:span text:style-name="T6">לזמנה, חוץ</text:span><text:span text:style-name="T10"> </text:span><text:span text:style-name="T6">למקומה, ושקיבלו</text:span><text:span text:style-name="T10"> </text:span><text:span text:style-name="T6">פסולין</text:span><text:span text:style-name="T10"> </text:span><text:span text:style-name="T6">וזרקו</text:span><text:span text:style-name="T10"> </text:span><text:span text:style-name="T6">את</text:span><text:span text:style-name="T10"> </text:span><text:span text:style-name="T6">דמה</text:span><text:span text:style-name="T10"> </text:span><text:span text:style-name="T7">(</text:span><text:span text:style-name="T63">בטמאין</text:span><text:span text:style-name="T67"> </text:span><text:span text:style-name="T63">מיירי, ובקרבנות</text:span><text:span text:style-name="T67"> </text:span><text:span text:style-name="T63">יחיד</text:span><text:span text:style-name="T67"> </text:span><text:span text:style-name="T63">דלא</text:span><text:span text:style-name="T67"> </text:span><text:span text:style-name="T63">הותרה</text:span><text:span text:style-name="T67"> </text:span><text:span text:style-name="T63">בהן</text:span><text:span text:style-name="T67"> </text:span><text:span text:style-name="T63">טומאה</text:span><text:span text:style-name="T7">)</text:span><text:span text:style-name="T6">.</text:span></text:p>
      <text:p text:style-name="P22"><text:span text:style-name="T28">לישנא</text:span><text:span text:style-name="T1"> </text:span><text:span text:style-name="T28">אחרינא</text:span><text:span text:style-name="T1"> </text:span><text:span text:style-name="T28">ברש"י: </text:span></text:p>
      <text:p text:style-name="P22"><text:span text:style-name="T22">ואיזו</text:span><text:span text:style-name="T24"> </text:span><text:span text:style-name="T22">היא</text:span><text:span text:style-name="T24"> </text:span><text:span text:style-name="T22">שהיתה</text:span><text:span text:style-name="T24"> </text:span><text:span text:style-name="T22">לה</text:span><text:span text:style-name="T24"> </text:span><text:span text:style-name="T22">שעת</text:span><text:span text:style-name="T24"> </text:span><text:span text:style-name="T22">היתר</text:span><text:span text:style-name="T24"> </text:span><text:span text:style-name="T22">לכהנים</text:span><text:span text:style-name="T24"> </text:span><text:span text:style-name="T22">שלנה</text:span><text:span text:style-name="T24"> </text:span><text:span text:style-name="T22">ושנטמאת</text:span><text:span text:style-name="T28">. דהואיל</text:span><text:span text:style-name="T1"> </text:span><text:span text:style-name="T28">ושחיטה</text:span><text:span text:style-name="T1"> </text:span><text:span text:style-name="T28">וזריקה</text:span><text:span text:style-name="T1"> </text:span><text:span text:style-name="T28">הוו</text:span><text:span text:style-name="T1"> </text:span><text:span text:style-name="T28">כראוי: דהיתה</text:span><text:span text:style-name="T1"> </text:span><text:span text:style-name="T28">ראויה</text:span><text:span text:style-name="T1"> </text:span><text:span text:style-name="T28">לכהנים, אף</text:span><text:span text:style-name="T1"> </text:span><text:span text:style-name="T28">על</text:span><text:span text:style-name="T1"> </text:span><text:span text:style-name="T28">גב</text:span><text:span text:style-name="T1"> </text:span><text:span text:style-name="T28">דשוב</text:span><text:span text:style-name="T1"> </text:span><text:span text:style-name="T28">נפסלה</text:span><text:span text:style-name="T1"> </text:span><text:span text:style-name="T28">בלינה</text:span><text:span text:style-name="T1"> </text:span><text:span text:style-name="T28">או</text:span><text:span text:style-name="T1"> </text:span><text:span text:style-name="T28">ביוצא, דהשתא</text:span><text:span text:style-name="T1"> </text:span><text:span text:style-name="T28">לית</text:span><text:span text:style-name="T1"> </text:span><text:span text:style-name="T28">בה</text:span><text:span text:style-name="T1"> </text:span><text:span text:style-name="T28">היתר</text:span><text:span text:style-name="T1"> </text:span><text:span text:style-name="T28">לכהנים</text:span><text:span text:style-name="T1"> </text:span><text:span text:style-name="T28">- אין</text:span><text:span text:style-name="T1"> </text:span><text:span text:style-name="T28">מועלין</text:span><text:span text:style-name="T1"> </text:span><text:span text:style-name="T28">בה: </text:span></text:p>
      <text:p text:style-name="P22"><text:span text:style-name="T22">ואי</text:span><text:span text:style-name="T24"> </text:span><text:span text:style-name="T22">זו</text:span><text:span text:style-name="T24"> </text:span><text:span text:style-name="T22">היא</text:span><text:span text:style-name="T24"> </text:span><text:span text:style-name="T22">שלא</text:span><text:span text:style-name="T24"> </text:span><text:span text:style-name="T22">היתה</text:span><text:span text:style-name="T24"> </text:span><text:span text:style-name="T22">לה</text:span><text:span text:style-name="T24"> </text:span><text:span text:style-name="T22">כו' שנשחטה</text:span><text:span text:style-name="T24"> </text:span><text:span text:style-name="T22">חוץ</text:span><text:span text:style-name="T24"> </text:span><text:span text:style-name="T22">לזמנה</text:span><text:span text:style-name="T24"> </text:span><text:span text:style-name="T22">וכו'</text:span><text:span text:style-name="T28">. והוא</text:span><text:span text:style-name="T1"> </text:span><text:span text:style-name="T28">הדין</text:span><text:span text:style-name="T1"> </text:span><text:span text:style-name="T28">לכל</text:span><text:span text:style-name="T1"> </text:span><text:span text:style-name="T28">הני</text:span><text:span text:style-name="T1"> </text:span><text:span text:style-name="T28">דתנא</text:span><text:span text:style-name="T1"> </text:span><text:span text:style-name="T28">ברישא: שחטה</text:span><text:span text:style-name="T1"> </text:span><text:span text:style-name="T28">בדרום, או</text:span><text:span text:style-name="T1"> </text:span><text:span text:style-name="T28">בלילה</text:span><text:span text:style-name="T1"> </text:span><text:span text:style-name="T28">- שלא</text:span><text:span text:style-name="T1"> </text:span><text:span text:style-name="T28">היה</text:span><text:span text:style-name="T1"> </text:span><text:span text:style-name="T28">להן</text:span><text:span text:style-name="T1"> </text:span><text:span text:style-name="T28">שעת</text:span><text:span text:style-name="T1"> </text:span><text:span text:style-name="T28">היתר</text:span><text:span text:style-name="T1"> </text:span><text:span text:style-name="T28">לכהנים;</text:span></text:p>
      <text:p text:style-name="P25"><text:span text:style-name="T29">והיינו</text:span><text:span text:style-name="T2"> </text:span><text:span text:style-name="T29">טעמא</text:span><text:span text:style-name="T2"> </text:span><text:span text:style-name="T29">דנקיט</text:span><text:span text:style-name="T2"> </text:span><text:span text:style-name="T29">הני</text:span><text:span text:style-name="T2"> </text:span><text:span text:style-name="T29">תרין: דחוץ</text:span><text:span text:style-name="T2"> </text:span><text:span text:style-name="T29">לזמנו</text:span><text:span text:style-name="T2"> </text:span><text:span text:style-name="T29">וחוץ</text:span><text:span text:style-name="T2"> </text:span><text:span text:style-name="T29">למקומו</text:span><text:span text:style-name="T2"> </text:span><text:span text:style-name="T29">טפי</text:span><text:span text:style-name="T2"> </text:span><text:span text:style-name="T29">מכל</text:span><text:span text:style-name="T2"> </text:span><text:span text:style-name="T29">הני</text:span><text:span text:style-name="T2"> </text:span><text:span text:style-name="T29">דתנא</text:span><text:span text:style-name="T2"> </text:span><text:span text:style-name="T29">ברישא</text:span><text:span text:style-name="T2"> </text:span><text:span text:style-name="T29">דמועלין</text:span><text:span text:style-name="T2"> </text:span><text:span text:style-name="T29">בהן: דהני</text:span><text:span text:style-name="T2"> </text:span><text:span text:style-name="T29">תרי</text:span><text:span text:style-name="T2"> </text:span><text:span text:style-name="T29">איתקוש</text:span><text:span text:style-name="T2"> </text:span><text:span text:style-name="T29">אהדדי, ומחד</text:span><text:span text:style-name="T2"> </text:span><text:span text:style-name="T29">קרא</text:span><text:span text:style-name="T2"> </text:span><text:span text:style-name="T29">נפקי</text:span><text:span text:style-name="T2"> </text:span><text:span text:style-name="T29">במסכת</text:span><text:span text:style-name="T2"> </text:span><text:span text:style-name="T29">זבחים</text:span><text:span text:style-name="T2"> </text:span><text:span text:style-name="T30">(דף</text:span><text:span text:style-name="T3"> </text:span><text:span text:style-name="T30">כח.)</text:span><text:span text:style-name="T29"> מ'</text:span><text:span text:style-name="T33">ואם</text:span><text:span text:style-name="T2"> </text:span><text:span text:style-name="T33">האכל</text:span><text:span text:style-name="T2"> </text:span><text:span text:style-name="T33">יאכל</text:span><text:span text:style-name="T2"> </text:span><text:span text:style-name="T29">וגו': </text:span></text:p>
      <text:p text:style-name="P22"><text:span text:style-name="T22">ושקבלו</text:span><text:span text:style-name="T24"> </text:span><text:span text:style-name="T22">פסולין</text:span><text:span text:style-name="T28">. בעלי</text:span><text:span text:style-name="T1"> </text:span><text:span text:style-name="T28">מומין, והוא</text:span><text:span text:style-name="T1"> </text:span><text:span text:style-name="T28">הדין</text:span><text:span text:style-name="T1"> </text:span><text:span text:style-name="T28">נמי</text:span><text:span text:style-name="T1"> </text:span><text:span text:style-name="T28">דתני</text:span><text:span text:style-name="T1"> </text:span><text:span text:style-name="T28">ברישא</text:span><text:span text:style-name="T1"> </text:span><text:span text:style-name="T28">להא: </text:span></text:p>
      <text:p text:style-name="P1"/>
      <text:p text:style-name="P1">גמרא:</text:p>
      <text:p text:style-name="P1">קתני<text:span text:style-name="T1"> </text:span>'<text:span text:style-name="T105">קדשי</text:span><text:span text:style-name="T106"> </text:span><text:span text:style-name="T105">קדשים</text:span><text:span text:style-name="T106"> </text:span><text:span text:style-name="T105">ששחטן</text:span><text:span text:style-name="T106"> </text:span><text:span text:style-name="T105">בדרום</text:span><text:span text:style-name="T106"> </text:span><text:span text:style-name="T105">מועלין</text:span><text:span text:style-name="T106"> </text:span><text:span text:style-name="T105">בהן</text:span>' פשיטא! משום<text:span text:style-name="T1"> </text:span>דשחיטתן<text:span text:style-name="T1"> </text:span>בדרום<text:span text:style-name="T1"> </text:span>אפיקינון<text:span text:style-name="T1"> </text:span>מידי<text:span text:style-name="T1"> </text:span>מעילה?</text:p>
      <text:p text:style-name="P1">איצטריך: סלקא<text:span text:style-name="T1"> </text:span>דעתך<text:span text:style-name="T1"> </text:span>אמינא<text:span text:style-name="T1"> </text:span>הואיל<text:span text:style-name="T1"> </text:span>ואמר<text:span text:style-name="T1"> </text:span>עולא<text:span text:style-name="T1"> </text:span><text:span text:style-name="T27">(</text:span><text:span text:style-name="T63">לקמן</text:span><text:span text:style-name="T67"> </text:span><text:span text:style-name="T63">בפרק</text:span><text:span text:style-name="T67"> </text:span><text:span text:style-name="T63">'ולד</text:span><text:span text:style-name="T67"> </text:span><text:span text:style-name="T63">חטאת' </text:span><text:span text:style-name="T64">(דף</text:span><text:span text:style-name="T68"> </text:span><text:span text:style-name="T64">יב.)</text:span><text:span text:style-name="T27">)</text:span> אמר<text:span text:style-name="T1"> </text:span>רבי<text:span text:style-name="T1"> </text:span>יוחנן: 'קדשים<text:span text:style-name="T1"> </text:span>שמתו<text:span text:style-name="T1"> </text:span>יצאו<text:span text:style-name="T1"> </text:span>מידי<text:span text:style-name="T1"> </text:span>מעילה<text:span text:style-name="T1"> </text:span>דבר<text:span text:style-name="T1"> </text:span>תורה' <text:span text:style-name="T27">(</text:span><text:span text:style-name="T63">אבל</text:span><text:span text:style-name="T67"> </text:span><text:span text:style-name="T63">מדרבנן</text:span><text:span text:style-name="T67"> </text:span><text:span text:style-name="T63">אית</text:span><text:span text:style-name="T67"> </text:span><text:span text:style-name="T63">בהו</text:span><text:span text:style-name="T67"> </text:span><text:span text:style-name="T63">מעילה, כדאיתא</text:span><text:span text:style-name="T67"> </text:span><text:span text:style-name="T63">לקמן</text:span><text:span text:style-name="T27">)</text:span> - הכי<text:span text:style-name="T1"> </text:span>נמי<text:span text:style-name="T1"> </text:span>קדשי<text:span text:style-name="T1"> </text:span>קדשים<text:span text:style-name="T1"> </text:span>לגבי<text:span text:style-name="T1"> </text:span>דרום<text:span text:style-name="T1"> </text:span>כמה<text:span text:style-name="T1"> </text:span>דחנקינון<text:span text:style-name="T1"> </text:span>דמי<text:span text:style-name="T1"> </text:span><text:span text:style-name="T27">(</text:span><text:span text:style-name="T63">וליהוו</text:span><text:span text:style-name="T67"> </text:span><text:span text:style-name="T63">כקדשים</text:span><text:span text:style-name="T67"> </text:span><text:span text:style-name="T63">שמתו</text:span><text:span text:style-name="T67"> </text:span><text:span text:style-name="T63">דיצאו</text:span><text:span text:style-name="T67"> </text:span><text:span text:style-name="T63">מידי</text:span><text:span text:style-name="T67"> </text:span><text:span text:style-name="T63">מעילה, דלא</text:span><text:span text:style-name="T67"> </text:span><text:span text:style-name="T63">חזו</text:span><text:span text:style-name="T67"> </text:span><text:span text:style-name="T63">לא</text:span><text:span text:style-name="T67"> </text:span><text:span text:style-name="T63">לגבוה</text:span><text:span text:style-name="T67"> </text:span><text:span text:style-name="T63">ולא</text:span><text:span text:style-name="T67"> </text:span><text:span text:style-name="T63">להדיוט: דאין</text:span><text:span text:style-name="T67"> </text:span><text:span text:style-name="T63">פודין</text:span><text:span text:style-name="T67"> </text:span><text:span text:style-name="T63">את</text:span><text:span text:style-name="T67"> </text:span><text:span text:style-name="T63">הקדשים</text:span><text:span text:style-name="T67"> </text:span><text:span text:style-name="T63">להאכילן</text:span><text:span text:style-name="T67"> </text:span><text:span text:style-name="T63">לכלבים</text:span><text:span text:style-name="T27">)</text:span> - קא<text:span text:style-name="T1"> </text:span>משמע<text:span text:style-name="T1"> </text:span>לן<text:span text:style-name="T1"> </text:span><text:span text:style-name="T27">(</text:span><text:span text:style-name="T63">דלא</text:span><text:span text:style-name="T27">)</text:span>: קדשים<text:span text:style-name="T1"> </text:span>שמתו<text:span text:style-name="T1"> </text:span>לא<text:span text:style-name="T1"> </text:span>חזו<text:span text:style-name="T1"> </text:span>כלל, אבל<text:span text:style-name="T1"> </text:span>דרום, נהי<text:span text:style-name="T1"> </text:span>דאינו<text:span text:style-name="T1"> </text:span>ראוי<text:span text:style-name="T1"> </text:span>לקדשי<text:span text:style-name="T1"> </text:span>קדשים<text:span text:style-name="T1"> </text:span>- אבל<text:span text:style-name="T1"> </text:span>ראוי<text:span text:style-name="T1"> </text:span>הוא<text:span text:style-name="T1"> </text:span>לקדשים<text:span text:style-name="T1"> </text:span>קלים<text:span text:style-name="T1"> </text:span><text:span text:style-name="T27">(</text:span><text:span text:style-name="T63">כדתנן</text:span><text:span text:style-name="T67"> </text:span><text:span text:style-name="T63">ב'איזהו</text:span><text:span text:style-name="T67"> </text:span><text:span text:style-name="T63">מקומן' </text:span><text:span text:style-name="T64">(זבחים</text:span><text:span text:style-name="T68"> </text:span><text:span text:style-name="T64">דף</text:span><text:span text:style-name="T68"> </text:span><text:span text:style-name="T64">נה.)</text:span><text:span text:style-name="T63"> '</text:span><text:span text:style-name="T83">קדשים</text:span><text:span text:style-name="T85"> </text:span><text:span text:style-name="T83">קלים</text:span><text:span text:style-name="T85"> </text:span><text:span text:style-name="T83">שחיטתן</text:span><text:span text:style-name="T85"> </text:span><text:span text:style-name="T83">בכל</text:span><text:span text:style-name="T85"> </text:span><text:span text:style-name="T83">מקום</text:span><text:span text:style-name="T85"> </text:span><text:span text:style-name="T83">בעזרה</text:span><text:span text:style-name="T63">'</text:span><text:span text:style-name="T27">)</text:span>.</text:p>
      <text:p text:style-name="P26"/>
      <text:p text:style-name="P3">למה<text:span text:style-name="T1"> </text:span>לי<text:span text:style-name="T1"> </text:span>למיתני<text:span text:style-name="T1"> </text:span>כל<text:span text:style-name="T1"> </text:span>הני<text:span text:style-name="T1"> </text:span><text:span text:style-name="T27">(</text:span><text:span text:style-name="T63">דתני</text:span><text:span text:style-name="T67"> </text:span><text:span text:style-name="T63">במתניתין</text:span><text:span text:style-name="T67"> </text:span><text:span text:style-name="T63">דמועלין</text:span><text:span text:style-name="T67"> </text:span><text:span text:style-name="T63">בהן? ליתני</text:span><text:span text:style-name="T67"> </text:span><text:span text:style-name="T63">חדא</text:span><text:span text:style-name="T67"> </text:span><text:span text:style-name="T63">מינייהו</text:span><text:span text:style-name="T67"> </text:span><text:span text:style-name="T63">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נעשית</text:span><text:span text:style-name="T67"> </text:span><text:span text:style-name="T63">כמצותו</text:span><text:span text:style-name="T67"> </text:span><text:span text:style-name="T63">- מועלין</text:span><text:span text:style-name="T67"> </text:span><text:span text:style-name="T63">בו, וממילא</text:span><text:span text:style-name="T67"> </text:span><text:span text:style-name="T63">ידענא</text:span><text:span text:style-name="T67"> </text:span><text:span text:style-name="T63">דהוא</text:span><text:span text:style-name="T67"> </text:span><text:span text:style-name="T63">הדין</text:span><text:span text:style-name="T67"> </text:span><text:span text:style-name="T63">לכל</text:span><text:span text:style-name="T67"> </text:span><text:span text:style-name="T63">הני</text:span><text:span text:style-name="T27">)</text:span>?</text:p>
      <text:p text:style-name="P3">צריכי: אי<text:span text:style-name="T1"> </text:span>תנא<text:span text:style-name="T1"> </text:span>'שחטן<text:span text:style-name="T1"> </text:span>בדרום<text:span text:style-name="T1"> </text:span>וקיבל<text:span text:style-name="T1"> </text:span>דמן<text:span text:style-name="T1"> </text:span>בצפון', הכא<text:span text:style-name="T1"> </text:span>דאית<text:span text:style-name="T1"> </text:span>בהו<text:span text:style-name="T1"> </text:span>מעילה<text:span text:style-name="T1"> </text:span>משום<text:span text:style-name="T1"> </text:span>דקבלה<text:span text:style-name="T1"> </text:span>בצפון<text:span text:style-name="T1"> </text:span>הוא, אבל<text:span text:style-name="T1"> </text:span>שחטן<text:span text:style-name="T1"> </text:span>בצפון<text:span text:style-name="T1"> </text:span>וקיבל<text:span text:style-name="T1"> </text:span>דמן<text:span text:style-name="T1"> </text:span>בדרום<text:span text:style-name="T1"> </text:span>- הואיל<text:span text:style-name="T1"> </text:span>וקיבל<text:span text:style-name="T1"> </text:span>בדרום<text:span text:style-name="T1"> </text:span>הוא<text:span text:style-name="T1"> </text:span><text:span text:style-name="T27">(</text:span><text:span text:style-name="T63">דקבלה</text:span><text:span text:style-name="T67"> </text:span><text:span text:style-name="T63">הויא</text:span><text:span text:style-name="T67"> </text:span><text:span text:style-name="T63">עיקר</text:span><text:span text:style-name="T67"> </text:span><text:span text:style-name="T63">עבודה</text:span><text:span text:style-name="T27">)</text:span> - נפיק<text:span text:style-name="T1"> </text:span>מידי<text:span text:style-name="T1"> </text:span>מעילה!?<text:span text:style-name="T63"> </text:span></text:p>
      <text:p text:style-name="P1">ואי<text:span text:style-name="T1"> </text:span>תנא<text:span text:style-name="T1"> </text:span>האי<text:span text:style-name="T1"> </text:span>- הוה<text:span text:style-name="T1"> </text:span>אמינא: יממא<text:span text:style-name="T1"> </text:span>זמן<text:span text:style-name="T1"> </text:span>הקרבה<text:span text:style-name="T1"> </text:span>הוא, אבל<text:span text:style-name="T1"> </text:span>שחטה<text:span text:style-name="T1"> </text:span>בלילה<text:span text:style-name="T1"> </text:span>וזרק<text:span text:style-name="T1"> </text:span>ביום, לילה<text:span text:style-name="T1"> </text:span>לאו<text:span text:style-name="T1"> </text:span>זמן<text:span text:style-name="T1"> </text:span>הקרבה, והאי<text:span text:style-name="T1"> </text:span>דשחט<text:span text:style-name="T1"> </text:span>בלילה<text:span text:style-name="T1"> </text:span>- אימא<text:span text:style-name="T1"> </text:span>דנפיק<text:span text:style-name="T1"> </text:span>מידי<text:span text:style-name="T1"> </text:span>מעילה!?</text:p>
      <text:p text:style-name="P1">ואי<text:span text:style-name="T1"> </text:span>תנא<text:span text:style-name="T1"> </text:span>שחטה<text:span text:style-name="T1"> </text:span>בלילה, הוה<text:span text:style-name="T1"> </text:span>אמינא: הואיל<text:span text:style-name="T1"> </text:span>וקבל<text:span text:style-name="T1"> </text:span>דמה<text:span text:style-name="T1"> </text:span>ביום<text:span text:style-name="T1"> </text:span>אית<text:span text:style-name="T1"> </text:span>בה<text:span text:style-name="T1"> </text:span>מעילה, אבל<text:span text:style-name="T1"> </text:span>שחטן<text:span text:style-name="T1"> </text:span>ביום<text:span text:style-name="T1"> </text:span>וזרק<text:span text:style-name="T1"> </text:span>דמן<text:span text:style-name="T1"> </text:span>בלילה<text:span text:style-name="T1"> </text:span><text:span text:style-name="T27">(</text:span><text:span text:style-name="T63">והוא</text:span><text:span text:style-name="T67"> </text:span><text:span text:style-name="T63">הדין</text:span><text:span text:style-name="T67"> </text:span><text:span text:style-name="T63">אם</text:span><text:span text:style-name="T67"> </text:span><text:span text:style-name="T63">שחט</text:span><text:span text:style-name="T67"> </text:span><text:span text:style-name="T63">בלילה</text:span><text:span text:style-name="T67"> </text:span><text:span text:style-name="T63">וזרק</text:span><text:span text:style-name="T67"> </text:span><text:span text:style-name="T63">בלילה</text:span><text:span text:style-name="T67"> </text:span><text:span text:style-name="T63">- דזריקה</text:span><text:span text:style-name="T67"> </text:span><text:span text:style-name="T63">דעיקר</text:span><text:span text:style-name="T67"> </text:span><text:span text:style-name="T63">עבודה</text:span><text:span text:style-name="T67"> </text:span><text:span text:style-name="T63">היא</text:span><text:span text:style-name="T67"> </text:span><text:span text:style-name="T63">הויא</text:span><text:span text:style-name="T67"> </text:span><text:span text:style-name="T63">בלילה</text:span><text:span text:style-name="T27">)</text:span> - הואיל<text:span text:style-name="T1"> </text:span>ולאו<text:span text:style-name="T1"> </text:span>זמן<text:span text:style-name="T1"> </text:span>הקרבה<text:span text:style-name="T1"> </text:span>הוא, <text:span text:style-name="T27">(</text:span><text:span text:style-name="T63">אימא</text:span><text:span text:style-name="T27">)</text:span> כמאן<text:span text:style-name="T1"> </text:span>דחנקינון<text:span text:style-name="T1"> </text:span>דמי<text:span text:style-name="T1"> </text:span>ולא<text:span text:style-name="T1"> </text:span>אית<text:span text:style-name="T1"> </text:span>בהו<text:span text:style-name="T1"> </text:span>מעילה? - קמשמע<text:span text:style-name="T1"> </text:span>לן<text:span text:style-name="T1"> </text:span><text:span text:style-name="T27">(</text:span><text:span text:style-name="T63">דמועלין: דלילה</text:span><text:span text:style-name="T67"> </text:span><text:span text:style-name="T63">לאו</text:span><text:span text:style-name="T67"> </text:span><text:span text:style-name="T63">מחוסר</text:span><text:span text:style-name="T67"> </text:span><text:span text:style-name="T63">זמן</text:span><text:span text:style-name="T67"> </text:span><text:span text:style-name="T63">הוא</text:span><text:span text:style-name="T27">)</text:span>. <text:span text:style-name="T27">(</text:span><text:span text:style-name="T63">והאי</text:span><text:span text:style-name="T67"> </text:span><text:span text:style-name="T63">בעל</text:span><text:span text:style-name="T67"> </text:span><text:span text:style-name="T63">הש"ס</text:span><text:span text:style-name="T67"> </text:span><text:span text:style-name="T63">דייק</text:span><text:span text:style-name="T67"> </text:span><text:span text:style-name="T63">ממתניתין, ולא</text:span><text:span text:style-name="T67"> </text:span><text:span text:style-name="T63">סבירא</text:span><text:span text:style-name="T67"> </text:span><text:span text:style-name="T63">ליה</text:span><text:span text:style-name="T67"> </text:span><text:span text:style-name="T63">ד'זו</text:span><text:span text:style-name="T67"> </text:span><text:span text:style-name="T63">ואין</text:span><text:span text:style-name="T67"> </text:span><text:span text:style-name="T63">צריך</text:span><text:span text:style-name="T67"> </text:span><text:span text:style-name="T63">לומר</text:span><text:span text:style-name="T67"> </text:span><text:span text:style-name="T63">זו</text:span><text:span text:style-name="T67"> </text:span><text:span text:style-name="T63">קתני' (לכך</text:span><text:span text:style-name="T67"> </text:span><text:span text:style-name="T63">היה</text:span><text:span text:style-name="T67"> </text:span><text:span text:style-name="T63">גורס</text:span><text:span text:style-name="T67"> </text:span><text:span text:style-name="T63">במתניתין</text:span><text:span text:style-name="T67"> </text:span><text:span text:style-name="T63">רק</text:span><text:span text:style-name="T67"> </text:span><text:span text:style-name="T63">בבא</text:span><text:span text:style-name="T67"> </text:span><text:span text:style-name="T63">אחת: שחט</text:span><text:span text:style-name="T67"> </text:span><text:span text:style-name="T63">ביום</text:span><text:span text:style-name="T67"> </text:span><text:span text:style-name="T63">וזרק</text:span><text:span text:style-name="T67"> </text:span><text:span text:style-name="T63">בלילה, וק"ל)</text:span><text:span text:style-name="T27">)</text:span> </text:p>
      <text:p text:style-name="P1">חוץ<text:span text:style-name="T1"> </text:span>לזמנו<text:span text:style-name="T1"> </text:span>וחוץ<text:span text:style-name="T1"> </text:span>למקומו<text:span text:style-name="T1"> </text:span>למאי<text:span text:style-name="T1"> </text:span>חזו*? <text:span text:style-name="T27">(</text:span><text:span text:style-name="T63">כלומר: כל</text:span><text:span text:style-name="T67"> </text:span><text:span text:style-name="T63">הני</text:span><text:span text:style-name="T67"> </text:span><text:span text:style-name="T63">דתני</text:span><text:span text:style-name="T67"> </text:span><text:span text:style-name="T63">במתניתין</text:span><text:span text:style-name="T67"> </text:span><text:span text:style-name="T63">- בדין</text:span><text:span text:style-name="T67"> </text:span><text:span text:style-name="T63">הוא</text:span><text:span text:style-name="T67"> </text:span><text:span text:style-name="T63">דמועלין</text:span><text:span text:style-name="T67"> </text:span><text:span text:style-name="T63">בהן, דהאי</text:span><text:span text:style-name="T67"> </text:span><text:span text:style-name="T63">דשחטן</text:span><text:span text:style-name="T67"> </text:span><text:span text:style-name="T63">בדרום</text:span><text:span text:style-name="T67"> </text:span><text:span text:style-name="T63">ראוי</text:span><text:span text:style-name="T67"> </text:span><text:span text:style-name="T63">לקדשים</text:span><text:span text:style-name="T67"> </text:span><text:span text:style-name="T63">קלים, כדאמרינן</text:span><text:span text:style-name="T67"> </text:span><text:span text:style-name="T63">לעיל; ושחט</text:span><text:span text:style-name="T67"> </text:span><text:span text:style-name="T63">בלילה</text:span><text:span text:style-name="T67"> </text:span><text:span text:style-name="T63">או</text:span><text:span text:style-name="T67"> </text:span><text:span text:style-name="T63">זרק</text:span><text:span text:style-name="T67"> </text:span><text:span text:style-name="T63">בלילה</text:span><text:span text:style-name="T67"> </text:span><text:span text:style-name="T63">- דין</text:span><text:span text:style-name="T67"> </text:span><text:span text:style-name="T63">הוא</text:span><text:span text:style-name="T67"> </text:span><text:span text:style-name="T63">דמועלין</text:span><text:span text:style-name="T67"> </text:span><text:span text:style-name="T63">בהן, דלילה</text:span><text:span text:style-name="T67"> </text:span><text:span text:style-name="T63">לאו</text:span><text:span text:style-name="T67"> </text:span><text:span text:style-name="T63">מחוסר</text:span><text:span text:style-name="T67"> </text:span><text:span text:style-name="T63">זמן</text:span><text:span text:style-name="T67"> </text:span><text:span text:style-name="T63">הוא!? אלא</text:span><text:span text:style-name="T67"> </text:span><text:span text:style-name="T94">שחט</text:span><text:span text:style-name="T96"> </text:span><text:span text:style-name="T94">על</text:span><text:span text:style-name="T96"> </text:span><text:span text:style-name="T94">מנת</text:span><text:span text:style-name="T96"> </text:span><text:span text:style-name="T94">להקטיר</text:span><text:span text:style-name="T96"> </text:span><text:span text:style-name="T94">חוץ</text:span><text:span text:style-name="T96"> </text:span><text:span text:style-name="T94">לזמנו</text:span><text:span text:style-name="T96"> </text:span><text:span text:style-name="T94">או</text:span><text:span text:style-name="T96"> </text:span><text:span text:style-name="T94">חוץ</text:span><text:span text:style-name="T96"> </text:span><text:span text:style-name="T94">למקומו</text:span><text:span text:style-name="T96"> </text:span><text:span text:style-name="T94">למאי</text:span><text:span text:style-name="T96"> </text:span><text:span text:style-name="T94">חזיא</text:span><text:span text:style-name="T63">? הא</text:span><text:span text:style-name="T67"> </text:span><text:span text:style-name="T63">שחיטה</text:span><text:span text:style-name="T67"> </text:span><text:span text:style-name="T63">דמועלין</text:span><text:span text:style-name="T67"> </text:span><text:span text:style-name="T63">בה</text:span><text:span text:style-name="T67"> </text:span><text:span text:style-name="T63">הא</text:span><text:span text:style-name="T67"> </text:span><text:span text:style-name="T63">פגול</text:span><text:span text:style-name="T67"> </text:span><text:span text:style-name="T63">הוי</text:span><text:span text:style-name="T67"> </text:span><text:span text:style-name="T63">ולא</text:span><text:span text:style-name="T67"> </text:span><text:span text:style-name="T63">חזו</text:span><text:span text:style-name="T67"> </text:span><text:span text:style-name="T63">לא</text:span><text:span text:style-name="T67"> </text:span><text:span text:style-name="T63">אימורין</text:span><text:span text:style-name="T67"> </text:span><text:span text:style-name="T63">לגבוה</text:span><text:span text:style-name="T67"> </text:span><text:span text:style-name="T63">ולא</text:span><text:span text:style-name="T67"> </text:span><text:span text:style-name="T63">בשר</text:span><text:span text:style-name="T67"> </text:span><text:span text:style-name="T63">לכהנים, ולא</text:span><text:span text:style-name="T67"> </text:span><text:span text:style-name="T63">הוו</text:span><text:span text:style-name="T67"> </text:span><text:span text:style-name="T63">קדשים</text:span><text:span text:style-name="T67"> </text:span><text:span text:style-name="T63">ראויין</text:span><text:span text:style-name="T67"> </text:span><text:span text:style-name="T63">כלל, ואמאי</text:span><text:span text:style-name="T67"> </text:span><text:span text:style-name="T63">מועלין</text:span><text:span text:style-name="T67"> </text:span><text:span text:style-name="T63">בהן?</text:span><text:span text:style-name="T27">)</text:span> </text:p>
      <text:p text:style-name="P3"><text:span text:style-name="T27">(</text:span><text:span text:style-name="T63">ומשני:</text:span><text:span text:style-name="T27">)</text:span> הואיל<text:span text:style-name="T1"> </text:span>ומרצין<text:span text:style-name="T1"> </text:span>לפיגולין<text:span text:style-name="T1"> </text:span><text:span text:style-name="T27">(</text:span><text:span text:style-name="T63">כלומר: הואיל</text:span><text:span text:style-name="T67"> </text:span><text:span text:style-name="T63">והאי</text:span><text:span text:style-name="T67"> </text:span><text:span text:style-name="T63">שחיטת</text:span><text:span text:style-name="T67"> </text:span><text:span text:style-name="T63">פיגול</text:span><text:span text:style-name="T67"> </text:span><text:span text:style-name="T63">לא</text:span><text:span text:style-name="T67"> </text:span><text:span text:style-name="T63">חשיבא</text:span><text:span text:style-name="T67"> </text:span><text:span text:style-name="T63">כולי</text:span><text:span text:style-name="T67"> </text:span><text:span text:style-name="T63">האי</text:span><text:span text:style-name="T67"> </text:span><text:span text:style-name="T63">דלעולם</text:span><text:span text:style-name="T67"> </text:span><text:span text:style-name="T63">לא</text:span><text:span text:style-name="T67"> </text:span><text:span text:style-name="T63">מיקבע</text:span><text:span text:style-name="T67"> </text:span><text:span text:style-name="T63">בפיגול</text:span><text:span text:style-name="T67"> </text:span><text:span text:style-name="T63">לחייבו</text:span><text:span text:style-name="T67"> </text:span><text:span text:style-name="T63">כרת</text:span><text:span text:style-name="T67"> </text:span><text:span text:style-name="T63">עד</text:span><text:span text:style-name="T67"> </text:span><text:span text:style-name="T63">שיקרבו</text:span><text:span text:style-name="T67"> </text:span><text:span text:style-name="T63">כל</text:span><text:span text:style-name="T67"> </text:span><text:span text:style-name="T63">מתיריו</text:span><text:span text:style-name="T67"> </text:span><text:span text:style-name="T63">כמצותו: שיזרק</text:span><text:span text:style-name="T67"> </text:span><text:span text:style-name="T63">הדם</text:span><text:span text:style-name="T67"> </text:span><text:span text:style-name="T63">וכו' כדאמרינן</text:span><text:span text:style-name="T67"> </text:span><text:span text:style-name="T63">במסכת</text:span><text:span text:style-name="T67"> </text:span><text:span text:style-name="T63">זבחים</text:span><text:span text:style-name="T67"> </text:span><text:span text:style-name="T64">(דף</text:span><text:span text:style-name="T68"> </text:span><text:span text:style-name="T64">כח:)</text:span><text:span text:style-name="T63"> '</text:span><text:span text:style-name="T72">פגול</text:span><text:span text:style-name="T67"> </text:span><text:span text:style-name="T72">הוא</text:span><text:span text:style-name="T67"> </text:span><text:span text:style-name="T72">לא</text:span><text:span text:style-name="T67"> </text:span><text:span text:style-name="T72">ירצה</text:span><text:span text:style-name="T63">' </text:span><text:span text:style-name="T64">[ויקרא</text:span><text:span text:style-name="T68"> </text:span><text:span text:style-name="T64">יט,ז]</text:span><text:span text:style-name="T63"> ואמרינן: כהרצאת</text:span><text:span text:style-name="T67"> </text:span><text:span text:style-name="T63">כשר</text:span><text:span text:style-name="T67"> </text:span><text:span text:style-name="T63">- דכתיב</text:span><text:span text:style-name="T67"> </text:span><text:span text:style-name="T63">ביה</text:span><text:span text:style-name="T67"> </text:span><text:span text:style-name="T63">'</text:span><text:span text:style-name="T72">ירצה</text:span><text:span text:style-name="T67"> </text:span><text:span text:style-name="T72">לכפר</text:span><text:span text:style-name="T63">' כך</text:span><text:span text:style-name="T67"> </text:span><text:span text:style-name="T63">הרצאת</text:span><text:span text:style-name="T67"> </text:span><text:span text:style-name="T63">פסול</text:span><text:span text:style-name="T67"> </text:span><text:span text:style-name="T63">דפיגול: מה</text:span><text:span text:style-name="T67"> </text:span><text:span text:style-name="T63">הרצאת</text:span><text:span text:style-name="T67"> </text:span><text:span text:style-name="T63">כשר</text:span><text:span text:style-name="T67"> </text:span><text:span text:style-name="T63">לא</text:span><text:span text:style-name="T67"> </text:span><text:span text:style-name="T63">הורצה</text:span><text:span text:style-name="T67"> </text:span><text:span text:style-name="T63">עד</text:span><text:span text:style-name="T67"> </text:span><text:span text:style-name="T63">שיקרבו</text:span><text:span text:style-name="T67"> </text:span><text:span text:style-name="T63">כל</text:span><text:span text:style-name="T67"> </text:span><text:span text:style-name="T63">מתיריו</text:span><text:span text:style-name="T67"> </text:span><text:span text:style-name="T63">לשמו</text:span><text:span text:style-name="T67"> </text:span><text:span text:style-name="T63">- כך</text:span><text:span text:style-name="T67"> </text:span><text:span text:style-name="T63">הרצאת</text:span><text:span text:style-name="T67"> </text:span><text:span text:style-name="T63">פסול</text:span><text:span text:style-name="T67"> </text:span><text:span text:style-name="T63">לא</text:span><text:span text:style-name="T67"> </text:span><text:span text:style-name="T63">נקבע</text:span><text:span text:style-name="T67"> </text:span><text:span text:style-name="T63">פסול</text:span><text:span text:style-name="T67"> </text:span><text:span text:style-name="T63">פיגול</text:span><text:span text:style-name="T67"> </text:span><text:span text:style-name="T63">לחייבו</text:span><text:span text:style-name="T67"> </text:span><text:span text:style-name="T63">כרת</text:span><text:span text:style-name="T67"> </text:span><text:span text:style-name="T63">עד</text:span><text:span text:style-name="T67"> </text:span><text:span text:style-name="T63">שיקרבו</text:span><text:span text:style-name="T67"> </text:span><text:span text:style-name="T63">כל</text:span><text:span text:style-name="T67"> </text:span><text:span text:style-name="T63">מתיריו</text:span><text:span text:style-name="T67"> </text:span><text:span text:style-name="T63">לשם</text:span><text:span text:style-name="T67"> </text:span><text:span text:style-name="T63">פיגול, והיינו</text:span><text:span text:style-name="T67"> </text:span><text:span text:style-name="T63">'</text:span><text:span text:style-name="T94">מרצין</text:span><text:span text:style-name="T63">': שמרצה</text:span><text:span text:style-name="T67"> </text:span><text:span text:style-name="T63">לצורך</text:span><text:span text:style-name="T67"> </text:span><text:span text:style-name="T63">הזריקה</text:span><text:span text:style-name="T67"> </text:span><text:span text:style-name="T63">למקבעיה</text:span><text:span text:style-name="T67"> </text:span><text:span text:style-name="T63">בפיגול; וכיון</text:span><text:span text:style-name="T67"> </text:span><text:span text:style-name="T63">דהא</text:span><text:span text:style-name="T67"> </text:span><text:span text:style-name="T63">זריקה</text:span><text:span text:style-name="T67"> </text:span><text:span text:style-name="T63">חשובה</text:span><text:span text:style-name="T67"> </text:span><text:span text:style-name="T63">כל</text:span><text:span text:style-name="T67"> </text:span><text:span text:style-name="T63">כך</text:span><text:span text:style-name="T67"> </text:span><text:span text:style-name="T63">דצריכה</text:span><text:span text:style-name="T67"> </text:span><text:span text:style-name="T63">מרצין</text:span><text:span text:style-name="T67"> </text:span><text:span text:style-name="T63">לפיגול</text:span><text:span text:style-name="T67"> </text:span><text:span text:style-name="T63">- אכתי</text:span><text:span text:style-name="T67"> </text:span><text:span text:style-name="T63">לא</text:span><text:span text:style-name="T67"> </text:span><text:span text:style-name="T63">יצאת</text:span><text:span text:style-name="T67"> </text:span><text:span text:style-name="T63">מקדושתה, ומועלין</text:span><text:span text:style-name="T67"> </text:span><text:span text:style-name="T63">בה</text:span><text:span text:style-name="T27">)</text:span>.<text:span text:style-name="T63"> </text:span></text:p>
      <text:p text:style-name="P44">*<text:span text:style-name="T63">תוספות</text:span><text:span text:style-name="T67"> </text:span><text:span text:style-name="T63">מעילה</text:span><text:span text:style-name="T67"> </text:span><text:span text:style-name="T63">דף</text:span><text:span text:style-name="T67"> </text:span><text:span text:style-name="T63">ב/ב</text:span><text:span text:style-name="T67"> </text:span><text:span text:style-name="T63">ד"ה</text:span><text:span text:style-name="T67"> </text:span><text:span text:style-name="T63">חוץ</text:span><text:span text:style-name="T67"> </text:span><text:span text:style-name="T63">לזמנו</text:span><text:span text:style-name="T67"> </text:span><text:span text:style-name="T63">(המשך</text:span><text:span text:style-name="T67"> </text:span><text:span text:style-name="T63">מעמוד</text:span><text:span text:style-name="T67"> </text:span><text:span text:style-name="T63">א)</text:span></text:p>
      <text:p text:style-name="P47"><text:soft-page-break/><text:span text:style-name="T28">לכן</text:span><text:span text:style-name="T1"> </text:span><text:span text:style-name="T28">נראה</text:span><text:span text:style-name="T1"> </text:span><text:span text:style-name="T28">למורי</text:span><text:span text:style-name="T1"> </text:span><text:span text:style-name="T28">הכי: דגרס</text:span><text:span text:style-name="T1"> </text:span><text:span text:style-name="T28">שפיר</text:span><text:span text:style-name="T1"> </text:span><text:span text:style-name="T28">'למאי</text:span><text:span text:style-name="T1"> </text:span><text:span text:style-name="T28">חזו', כלומר: ודאי</text:span><text:span text:style-name="T1"> </text:span><text:span text:style-name="T28">ידענא</text:span><text:span text:style-name="T1"> </text:span><text:span text:style-name="T28">דרבותא</text:span><text:span text:style-name="T1"> </text:span><text:span text:style-name="T28">משום</text:span><text:span text:style-name="T1"> </text:span><text:span text:style-name="T28">זריקה</text:span><text:span text:style-name="T1"> </text:span><text:span text:style-name="T28">ע"כ</text:span><text:span text:style-name="T1"> </text:span><text:span text:style-name="T28">כדפרישית, מיהו</text:span><text:span text:style-name="T1"> </text:span><text:span text:style-name="T28">מה</text:span><text:span text:style-name="T1"> </text:span><text:span text:style-name="T28">חידוש</text:span><text:span text:style-name="T1"> </text:span><text:span text:style-name="T28">יש? כיון</text:span><text:span text:style-name="T1"> </text:span><text:span text:style-name="T28">שאין</text:span><text:span text:style-name="T1"> </text:span><text:span text:style-name="T28">שום</text:span><text:span text:style-name="T1"> </text:span><text:span text:style-name="T28">ראויות</text:span><text:span text:style-name="T1"> </text:span><text:span text:style-name="T28">בזריקה</text:span><text:span text:style-name="T1"> </text:span><text:span text:style-name="T28">- מהיכי</text:span><text:span text:style-name="T1"> </text:span><text:span text:style-name="T28">תיתי</text:span><text:span text:style-name="T1"> </text:span><text:span text:style-name="T28">דמפקע</text:span><text:span text:style-name="T1"> </text:span><text:span text:style-name="T28">מידי</text:span><text:span text:style-name="T1"> </text:span><text:span text:style-name="T28">מעילה?</text:span></text:p>
      <text:p text:style-name="P47"><text:span text:style-name="T28">ומשני: הואיל</text:span><text:span text:style-name="T1"> </text:span><text:span text:style-name="T28">ומרצה</text:span><text:span text:style-name="T1"> </text:span><text:span text:style-name="T28">לפיגולו</text:span><text:span text:style-name="T1"> </text:span><text:span text:style-name="T28">ולהכי</text:span><text:span text:style-name="T1"> </text:span><text:span text:style-name="T28">סלקא</text:span><text:span text:style-name="T1"> </text:span><text:span text:style-name="T28">דעתך</text:span><text:span text:style-name="T1"> </text:span><text:span text:style-name="T28">דזריקה</text:span><text:span text:style-name="T1"> </text:span><text:span text:style-name="T28">מפקע</text:span><text:span text:style-name="T1"> </text:span><text:span text:style-name="T28">מידי</text:span><text:span text:style-name="T1"> </text:span><text:span text:style-name="T28">מעילה</text:span><text:span text:style-name="T1"> </text:span><text:span text:style-name="T28">- קא</text:span><text:span text:style-name="T1"> </text:span><text:span text:style-name="T28">משמע</text:span><text:span text:style-name="T1"> </text:span><text:span text:style-name="T28">לן</text:span><text:span text:style-name="T1"> </text:span><text:span text:style-name="T28">דלא.</text:span></text:p>
      <text:p text:style-name="P1"/>
      <text:p text:style-name="P1">(מעילה<text:span text:style-name="T1"> </text:span>ב,ב)<text:span text:style-name="T63"> </text:span></text:p>
      <text:p text:style-name="P25">איבעיא<text:span text:style-name="T1"> </text:span>להו: <text:span text:style-name="T27">(</text:span><text:span text:style-name="T29">הני</text:span><text:span text:style-name="T2"> </text:span><text:span text:style-name="T29">דתני</text:span><text:span text:style-name="T2"> </text:span><text:span text:style-name="T29">במתניתין</text:span><text:span text:style-name="T2"> </text:span><text:span text:style-name="T29">דשינה</text:span><text:span text:style-name="T2"> </text:span><text:span text:style-name="T29">בהן, כגון</text:span><text:span text:style-name="T2"> </text:span><text:span text:style-name="T29">ששחט</text:span><text:span text:style-name="T2"> </text:span><text:span text:style-name="T29">בדרום</text:span><text:span text:style-name="T2"> </text:span><text:span text:style-name="T29">או</text:span><text:span text:style-name="T2"> </text:span><text:span text:style-name="T29">שקבל</text:span><text:span text:style-name="T2"> </text:span><text:span text:style-name="T29">דמן</text:span><text:span text:style-name="T2"> </text:span><text:span text:style-name="T29">בדרום</text:span><text:span text:style-name="T2"> </text:span><text:span text:style-name="T29">כו'</text:span><text:span text:style-name="T27">)</text:span> אי<text:span text:style-name="T1"> </text:span>עלו<text:span text:style-name="T1"> </text:span><text:span text:style-name="T27">(</text:span><text:span text:style-name="T29">למזבח</text:span><text:span text:style-name="T27">)</text:span> - מהו<text:span text:style-name="T1"> </text:span>שירדו<text:span text:style-name="T1"> </text:span><text:span text:style-name="T27">(</text:span><text:span text:style-name="T29">צריך</text:span><text:span text:style-name="T2"> </text:span><text:span text:style-name="T29">להורידן</text:span><text:span text:style-name="T2"> </text:span><text:span text:style-name="T29">או</text:span><text:span text:style-name="T2"> </text:span><text:span text:style-name="T29">לא</text:span><text:span text:style-name="T27">)</text:span>? </text:p>
      <text:p text:style-name="P16"><text:span text:style-name="T60">רבה</text:span><text:span text:style-name="T66"> </text:span><text:span text:style-name="T60">אמר: אם</text:span><text:span text:style-name="T66"> </text:span><text:span text:style-name="T60">עלו</text:span><text:span text:style-name="T66"> </text:span><text:span text:style-name="T60">- ירדו, רב</text:span><text:span text:style-name="T66"> </text:span><text:span text:style-name="T60">יוסף</text:span><text:span text:style-name="T66"> </text:span><text:span text:style-name="T60">אמר: אם</text:span><text:span text:style-name="T66"> </text:span><text:span text:style-name="T60">עלו</text:span><text:span text:style-name="T66"> </text:span><text:span text:style-name="T60">- לא</text:span><text:span text:style-name="T66"> </text:span><text:span text:style-name="T60">ירדו. אליבא</text:span><text:span text:style-name="T66"> </text:span><text:span text:style-name="T60">דרבי</text:span><text:span text:style-name="T66"> </text:span><text:span text:style-name="T60">יהודה</text:span><text:span text:style-name="T66"> </text:span><text:span text:style-name="T61">(</text:span><text:span text:style-name="T63">דאמר</text:span><text:span text:style-name="T67"> </text:span><text:span text:style-name="T63">התם</text:span><text:span text:style-name="T67"> </text:span><text:span text:style-name="T63">בפרק</text:span><text:span text:style-name="T67"> </text:span><text:span text:style-name="T63">'המזבח</text:span><text:span text:style-name="T67"> </text:span><text:span text:style-name="T63">מקדש' </text:span><text:span text:style-name="T64">(זבחים</text:span><text:span text:style-name="T68"> </text:span><text:span text:style-name="T64">דף</text:span><text:span text:style-name="T68"> </text:span><text:span text:style-name="T64">פד.)</text:span><text:span text:style-name="T63"> '</text:span><text:span text:style-name="T72">זאת</text:span><text:span text:style-name="T67"> </text:span><text:span text:style-name="T73">[תורת</text:span><text:span text:style-name="T69"> </text:span><text:span text:style-name="T73">העולה]</text:span><text:span text:style-name="T72"> היא</text:span><text:span text:style-name="T67"> </text:span><text:span text:style-name="T72">העולה</text:span><text:span text:style-name="T67"> </text:span><text:span text:style-name="T64">[ויקרא</text:span><text:span text:style-name="T68"> </text:span><text:span text:style-name="T64">ו,ב]</text:span><text:span text:style-name="T63"> - הרי</text:span><text:span text:style-name="T67"> </text:span><text:span text:style-name="T63">אלו</text:span><text:span text:style-name="T67"> </text:span><text:span text:style-name="T63">שלשה</text:span><text:span text:style-name="T67"> </text:span><text:span text:style-name="T63">מיעוטים: פרט</text:span><text:span text:style-name="T67"> </text:span><text:span text:style-name="T63">לשנשפך</text:span><text:span text:style-name="T67"> </text:span><text:span text:style-name="T63">דמה, ושלנה, ושיצאה</text:span><text:span text:style-name="T67"> </text:span><text:span text:style-name="T63">- שאם</text:span><text:span text:style-name="T67"> </text:span><text:span text:style-name="T63">עלו</text:span><text:span text:style-name="T67"> </text:span><text:span text:style-name="T63">ירדו</text:span><text:span text:style-name="T61">)</text:span><text:span text:style-name="T60"> לא</text:span><text:span text:style-name="T66"> </text:span><text:span text:style-name="T60">תיבעי</text:span><text:span text:style-name="T66"> </text:span><text:span text:style-name="T60">לך: דכולי</text:span><text:span text:style-name="T66"> </text:span><text:span text:style-name="T60">עלמא</text:span><text:span text:style-name="T66"> </text:span><text:span text:style-name="T60">לא</text:span><text:span text:style-name="T66"> </text:span><text:span text:style-name="T60">פליגי</text:span><text:span text:style-name="T66"> </text:span><text:span text:style-name="T61">(</text:span><text:span text:style-name="T39">[לומר]</text:span><text:span text:style-name="T63"> דהני</text:span><text:span text:style-name="T67"> </text:span><text:span text:style-name="T63">נמי</text:span><text:span text:style-name="T67"> </text:span><text:span text:style-name="T40">[שבמשנתנו]</text:span><text:span text:style-name="T61">)</text:span><text:span text:style-name="T60"> דאם</text:span><text:span text:style-name="T66"> </text:span><text:span text:style-name="T60">עלו</text:span><text:span text:style-name="T66"> </text:span><text:span text:style-name="T60">ירדו, כי</text:span><text:span text:style-name="T66"> </text:span><text:span text:style-name="T60">פליגי</text:span><text:span text:style-name="T66"> </text:span><text:span text:style-name="T60">אליבא</text:span><text:span text:style-name="T66"> </text:span><text:span text:style-name="T60">דרבי</text:span><text:span text:style-name="T66"> </text:span><text:span text:style-name="T60">שמעון</text:span><text:span text:style-name="T66"> </text:span><text:span text:style-name="T61">(</text:span><text:span text:style-name="T63">דפליג</text:span><text:span text:style-name="T67"> </text:span><text:span text:style-name="T63">עליה</text:span><text:span text:style-name="T67"> </text:span><text:span text:style-name="T63">דרבי</text:span><text:span text:style-name="T67"> </text:span><text:span text:style-name="T63">יהודה, ואמר</text:span><text:span text:style-name="T67"> </text:span><text:span text:style-name="T63">'</text:span><text:span text:style-name="T72">זאת</text:span><text:span text:style-name="T67"> </text:span><text:span text:style-name="T72">תורת</text:span><text:span text:style-name="T67"> </text:span><text:span text:style-name="T72">העולה</text:span><text:span text:style-name="T67"> </text:span><text:span text:style-name="T64">[ויקרא</text:span><text:span text:style-name="T68"> </text:span><text:span text:style-name="T64">ו,ב</text:span><text:span text:style-name="T68"> – </text:span><text:span text:style-name="T64">אותו</text:span><text:span text:style-name="T68"> </text:span><text:span text:style-name="T64">הפסוק</text:span><text:span text:style-name="T68"> </text:span><text:span text:style-name="T64">שדורש</text:span><text:span text:style-name="T68"> </text:span><text:span text:style-name="T64">רבי</text:span><text:span text:style-name="T68"> </text:span><text:span text:style-name="T64">יהודה]</text:span><text:span text:style-name="T63"> - ריבה</text:span><text:span text:style-name="T67"> </text:span><text:span text:style-name="T63">תורה</text:span><text:span text:style-name="T67"> </text:span><text:span text:style-name="T63">אחת</text:span><text:span text:style-name="T67"> </text:span><text:span text:style-name="T63">לכל</text:span><text:span text:style-name="T67"> </text:span><text:span text:style-name="T63">העולים: שאם</text:span><text:span text:style-name="T67"> </text:span><text:span text:style-name="T63">עלו</text:span><text:span text:style-name="T67"> </text:span><text:span text:style-name="T63">לא</text:span><text:span text:style-name="T67"> </text:span><text:span text:style-name="T63">ירדו</text:span><text:span text:style-name="T61">)</text:span><text:span text:style-name="T60">: רב</text:span><text:span text:style-name="T66"> </text:span><text:span text:style-name="T60">יוסף</text:span><text:span text:style-name="T66"> </text:span><text:span text:style-name="T60">- כרבי</text:span><text:span text:style-name="T66"> </text:span><text:span text:style-name="T60">שמעון</text:span><text:span text:style-name="T66"> </text:span><text:span text:style-name="T61">(</text:span><text:span text:style-name="T63">דכי</text:span><text:span text:style-name="T67"> </text:span><text:span text:style-name="T63">היכי</text:span><text:span text:style-name="T67"> </text:span><text:span text:style-name="T63">דאמר</text:span><text:span text:style-name="T67"> </text:span><text:span text:style-name="T63">רבי</text:span><text:span text:style-name="T67"> </text:span><text:span text:style-name="T63">שמעון</text:span><text:span text:style-name="T67"> </text:span><text:span text:style-name="T63">'הניתנין</text:span><text:span text:style-name="T67"> </text:span><text:span text:style-name="T63">למטה</text:span><text:span text:style-name="T67"> </text:span><text:span text:style-name="T63">שנתנן</text:span><text:span text:style-name="T67"> </text:span><text:span text:style-name="T63">למעלה</text:span><text:span text:style-name="T67"> </text:span><text:span text:style-name="T63">וכו' - דהיינו</text:span><text:span text:style-name="T67"> </text:span><text:span text:style-name="T63">שינוי</text:span><text:span text:style-name="T67"> </text:span><text:span text:style-name="T63">מקום</text:span><text:span text:style-name="T67"> </text:span><text:span text:style-name="T63">מתן</text:span><text:span text:style-name="T67"> </text:span><text:span text:style-name="T63">דמים, שאם</text:span><text:span text:style-name="T67"> </text:span><text:span text:style-name="T63">עלו</text:span><text:span text:style-name="T67"> </text:span><text:span text:style-name="T63">לא</text:span><text:span text:style-name="T67"> </text:span><text:span text:style-name="T63">ירדו</text:span><text:span text:style-name="T67"> </text:span><text:span text:style-name="T63">- הוא</text:span><text:span text:style-name="T67"> </text:span><text:span text:style-name="T63">הדין</text:span><text:span text:style-name="T67"> </text:span><text:span text:style-name="T63">נמי</text:span><text:span text:style-name="T67"> </text:span><text:span text:style-name="T63">היכא</text:span><text:span text:style-name="T67"> </text:span><text:span text:style-name="T63">דשני</text:span><text:span text:style-name="T67"> </text:span><text:span text:style-name="T63">במקום</text:span><text:span text:style-name="T67"> </text:span><text:span text:style-name="T63">שחיטה: ששחטן</text:span><text:span text:style-name="T67"> </text:span><text:span text:style-name="T63">בדרום, שאם</text:span><text:span text:style-name="T67"> </text:span><text:span text:style-name="T63">עלו</text:span><text:span text:style-name="T67"> </text:span><text:span text:style-name="T63">- לא</text:span><text:span text:style-name="T67"> </text:span><text:span text:style-name="T63">ירדו</text:span><text:span text:style-name="T61">)</text:span><text:span text:style-name="T60">; </text:span><text:span text:style-name="T74">רבה</text:span><text:span text:style-name="T75"> </text:span><text:span text:style-name="T74">אמר</text:span><text:span text:style-name="T75"> </text:span><text:span text:style-name="T74">לך: עד</text:span><text:span text:style-name="T75"> </text:span><text:span text:style-name="T74">כאן</text:span><text:span text:style-name="T75"> </text:span><text:span text:style-name="T74">לא</text:span><text:span text:style-name="T75"> </text:span><text:span text:style-name="T74">קאמר</text:span><text:span text:style-name="T75"> </text:span><text:span text:style-name="T74">רבי</text:span><text:span text:style-name="T75"> </text:span><text:span text:style-name="T74">שמעון</text:span><text:span text:style-name="T75"> </text:span><text:span text:style-name="T78">(</text:span><text:span text:style-name="T79">התם</text:span><text:span text:style-name="T76"> </text:span><text:span text:style-name="T79">אם</text:span><text:span text:style-name="T76"> </text:span><text:span text:style-name="T79">עלו</text:span><text:span text:style-name="T76"> </text:span><text:span text:style-name="T79">לא</text:span><text:span text:style-name="T76"> </text:span><text:span text:style-name="T79">ירדו</text:span><text:span text:style-name="T78">)</text:span><text:span text:style-name="T74"> אלא</text:span><text:span text:style-name="T75"> </text:span><text:span text:style-name="T74">בניתנין</text:span><text:span text:style-name="T75"> </text:span><text:span text:style-name="T74">למטה</text:span><text:span text:style-name="T75"> </text:span><text:span text:style-name="T74">שנתנן</text:span><text:span text:style-name="T75"> </text:span><text:span text:style-name="T74">למעלה</text:span><text:span text:style-name="T75"> </text:span><text:span text:style-name="T74">או</text:span><text:span text:style-name="T75"> </text:span><text:span text:style-name="T74">בניתנין</text:span><text:span text:style-name="T75"> </text:span><text:span text:style-name="T74">למעלה</text:span><text:span text:style-name="T75"> </text:span><text:span text:style-name="T74">שנתנן</text:span><text:span text:style-name="T75"> </text:span><text:span text:style-name="T74">למטה, ולעולם</text:span><text:span text:style-name="T75"> </text:span><text:span text:style-name="T74">דשחטן</text:span><text:span text:style-name="T75"> </text:span><text:span text:style-name="T74">וקבל</text:span><text:span text:style-name="T75"> </text:span><text:span text:style-name="T74">דמן</text:span><text:span text:style-name="T75"> </text:span><text:span text:style-name="T74">בצפון</text:span><text:span text:style-name="T75"> </text:span><text:span text:style-name="T78">(</text:span><text:span text:style-name="T79">כלומר: דלא</text:span><text:span text:style-name="T76"> </text:span><text:span text:style-name="T79">אמר</text:span><text:span text:style-name="T76"> </text:span><text:span text:style-name="T79">דלא</text:span><text:span text:style-name="T76"> </text:span><text:span text:style-name="T79">ירדו</text:span><text:span text:style-name="T76"> </text:span><text:span text:style-name="T79">אלא</text:span><text:span text:style-name="T76"> </text:span><text:span text:style-name="T79">באותו</text:span><text:span text:style-name="T76"> </text:span><text:span text:style-name="T79">שינוי</text:span><text:span text:style-name="T76"> </text:span><text:span text:style-name="T79">מקום</text:span><text:span text:style-name="T76"> </text:span><text:span text:style-name="T79">דמתן</text:span><text:span text:style-name="T76"> </text:span><text:span text:style-name="T79">דמים, הואיל</text:span><text:span text:style-name="T76"> </text:span><text:span text:style-name="T79">ושחיטה</text:span><text:span text:style-name="T76"> </text:span><text:span text:style-name="T79">וקבלה</text:span><text:span text:style-name="T76"> </text:span><text:span text:style-name="T79">הוי</text:span><text:span text:style-name="T76"> </text:span><text:span text:style-name="T79">בצפון</text:span><text:span text:style-name="T78">)</text:span><text:span text:style-name="T74">, אבל</text:span><text:span text:style-name="T75"> </text:span><text:span text:style-name="T74">הכא, כיון</text:span><text:span text:style-name="T75"> </text:span><text:span text:style-name="T74">דשחטן</text:span><text:span text:style-name="T75"> </text:span><text:span text:style-name="T74">בדרום</text:span><text:span text:style-name="T75"> </text:span><text:span text:style-name="T74">- כמאן</text:span><text:span text:style-name="T75"> </text:span><text:span text:style-name="T74">דחנקינון</text:span><text:span text:style-name="T75"> </text:span><text:span text:style-name="T74">דמי</text:span><text:span text:style-name="T75"> </text:span><text:span text:style-name="T78">(</text:span><text:span text:style-name="T79">ואם</text:span><text:span text:style-name="T76"> </text:span><text:span text:style-name="T79">עלו</text:span><text:span text:style-name="T76"> </text:span><text:span text:style-name="T79">- ירדו</text:span><text:span text:style-name="T78">)</text:span><text:span text:style-name="T74">. </text:span></text:p>
      <text:p text:style-name="P25">תנן: '<text:span text:style-name="T105">קדשי</text:span><text:span text:style-name="T106"> </text:span><text:span text:style-name="T105">קדשים</text:span><text:span text:style-name="T106"> </text:span><text:span text:style-name="T105">ששחטן</text:span><text:span text:style-name="T106"> </text:span><text:span text:style-name="T105">בדרום</text:span><text:span text:style-name="T106"> </text:span><text:span text:style-name="T105">- מועלין</text:span><text:span text:style-name="T106"> </text:span><text:span text:style-name="T105">בהן</text:span>' בשלמא<text:span text:style-name="T1"> </text:span>לרב<text:span text:style-name="T1"> </text:span>יוסף<text:span text:style-name="T1"> </text:span>ניחא<text:span text:style-name="T1"> </text:span><text:span text:style-name="T27">(</text:span><text:span text:style-name="T29">דאמר</text:span><text:span text:style-name="T2"> </text:span><text:span text:style-name="T29">אם</text:span><text:span text:style-name="T2"> </text:span><text:span text:style-name="T29">עלו</text:span><text:span text:style-name="T2"> </text:span><text:span text:style-name="T29">- לא</text:span><text:span text:style-name="T2"> </text:span><text:span text:style-name="T29">ירדו: הואיל</text:span><text:span text:style-name="T2"> </text:span><text:span text:style-name="T29">ולא</text:span><text:span text:style-name="T2"> </text:span><text:span text:style-name="T29">ירדו</text:span><text:span text:style-name="T2"> </text:span><text:span text:style-name="T29">מקדושתן</text:span><text:span text:style-name="T2"> </text:span><text:span text:style-name="T29">- משום</text:span><text:span text:style-name="T2"> </text:span><text:span text:style-name="T29">הכי</text:span><text:span text:style-name="T2"> </text:span><text:span text:style-name="T29">מועלין</text:span><text:span text:style-name="T2"> </text:span><text:span text:style-name="T29">בהן</text:span><text:span text:style-name="T27">)</text:span>, אלא<text:span text:style-name="T1"> </text:span>לרבה<text:span text:style-name="T1"> </text:span><text:span text:style-name="T27">(</text:span><text:span text:style-name="T29">דאמר</text:span><text:span text:style-name="T2"> </text:span><text:span text:style-name="T29">דאם</text:span><text:span text:style-name="T2"> </text:span><text:span text:style-name="T29">עלו</text:span><text:span text:style-name="T2"> </text:span><text:span text:style-name="T29">- ירדו: דיצאו</text:span><text:span text:style-name="T2"> </text:span><text:span text:style-name="T29">מקדושתן</text:span><text:span text:style-name="T27">)</text:span> קשיא<text:span text:style-name="T1"> </text:span><text:span text:style-name="T27">(</text:span><text:span text:style-name="T29">דאמאי</text:span><text:span text:style-name="T2"> </text:span><text:span text:style-name="T29">מועלין</text:span><text:span text:style-name="T2"> </text:span><text:span text:style-name="T29">בהן</text:span><text:span text:style-name="T27">)</text:span>! </text:p>
      <text:p text:style-name="P25">מאי<text:span text:style-name="T1"> </text:span>'<text:span text:style-name="T105">מועלין</text:span><text:span text:style-name="T106"> </text:span><text:span text:style-name="T105">בהן</text:span>'? – מדרבנן<text:span text:style-name="T1"> </text:span><text:span text:style-name="T27">(</text:span><text:span text:style-name="T29">אבל</text:span><text:span text:style-name="T2"> </text:span><text:span text:style-name="T29">מדאורייתא</text:span><text:span text:style-name="T2"> </text:span><text:span text:style-name="T29">לית</text:span><text:span text:style-name="T2"> </text:span><text:span text:style-name="T29">בהו</text:span><text:span text:style-name="T2"> </text:span><text:span text:style-name="T29">קדושה, ואם</text:span><text:span text:style-name="T2"> </text:span><text:span text:style-name="T29">עלו</text:span><text:span text:style-name="T2"> </text:span><text:span text:style-name="T29">ירדו</text:span><text:span text:style-name="T27">)</text:span>.</text:p>
      <text:p text:style-name="P25">מאי<text:span text:style-name="T1"> </text:span>איכא<text:span text:style-name="T1"> </text:span>בין<text:span text:style-name="T1"> </text:span>דאורייתא<text:span text:style-name="T1"> </text:span>לרבנן? </text:p>
      <text:p text:style-name="P25">דאורייתא<text:span text:style-name="T1"> </text:span>- משלמין<text:span text:style-name="T1"> </text:span>חומש, דרבנן<text:span text:style-name="T1"> – </text:span>לא<text:span text:style-name="T1"> </text:span><text:span text:style-name="T27">(</text:span><text:span text:style-name="T29">מעילה</text:span><text:span text:style-name="T2"> </text:span><text:span text:style-name="T29">דרבנן</text:span><text:span text:style-name="T2"> </text:span><text:span text:style-name="T29">משלם</text:span><text:span text:style-name="T2"> </text:span><text:span text:style-name="T29">קרן</text:span><text:span text:style-name="T2"> </text:span><text:span text:style-name="T29">ולא</text:span><text:span text:style-name="T2"> </text:span><text:span text:style-name="T29">חומש, משום</text:span><text:span text:style-name="T2"> </text:span><text:span text:style-name="T29">דחומש</text:span><text:span text:style-name="T2"> </text:span><text:span text:style-name="T29">מפני</text:span><text:span text:style-name="T2"> </text:span><text:span text:style-name="T29">איל</text:span><text:span text:style-name="T2"> </text:span><text:span text:style-name="T29">אשם</text:span><text:span text:style-name="T2"> </text:span><text:span text:style-name="T29">מייתי</text:span><text:span text:style-name="T2"> </text:span><text:span text:style-name="T29">ליה, ובדרבנן</text:span><text:span text:style-name="T2"> </text:span><text:span text:style-name="T29">ליכא</text:span><text:span text:style-name="T2"> </text:span><text:span text:style-name="T29">קרבן, דהוי</text:span><text:span text:style-name="T2"> </text:span><text:span text:style-name="T29">כמביא</text:span><text:span text:style-name="T2"> </text:span><text:span text:style-name="T29">חולין</text:span><text:span text:style-name="T2"> </text:span><text:span text:style-name="T29">לעזרה! הילכך</text:span><text:span text:style-name="T2"> </text:span><text:span text:style-name="T29">לא</text:span><text:span text:style-name="T2"> </text:span><text:span text:style-name="T29">מייתי</text:span><text:span text:style-name="T2"> </text:span><text:span text:style-name="T29">נמי</text:span><text:span text:style-name="T2"> </text:span><text:span text:style-name="T29">חומש; אבל</text:span><text:span text:style-name="T2"> </text:span><text:span text:style-name="T29">במעילה</text:span><text:span text:style-name="T2"> </text:span><text:span text:style-name="T29">דאורייתא</text:span><text:span text:style-name="T2"> </text:span><text:span text:style-name="T29">מייתי</text:span><text:span text:style-name="T2"> </text:span><text:span text:style-name="T29">קרן</text:span><text:span text:style-name="T2"> </text:span><text:span text:style-name="T29">וחומש</text:span><text:span text:style-name="T2"> </text:span><text:span text:style-name="T29">ואשם</text:span><text:span text:style-name="T2"> </text:span><text:span text:style-name="T29">מעילה</text:span><text:span text:style-name="T27">)</text:span>. </text:p>
      <text:p text:style-name="P25"/>
      <text:p text:style-name="P25">ומי<text:span text:style-name="T1"> </text:span>איכא<text:span text:style-name="T1"> </text:span>מעילה<text:span text:style-name="T1"> </text:span>מדרבנן? </text:p>
      <text:p text:style-name="P25">אין, דאמר<text:span text:style-name="T1"> </text:span>עולא<text:span text:style-name="T1"> </text:span>אמר<text:span text:style-name="T1"> </text:span>רבי<text:span text:style-name="T1"> </text:span>יוחנן: 'קדשים<text:span text:style-name="T1"> </text:span>שמתו<text:span text:style-name="T1"> </text:span>- יצאו<text:span text:style-name="T1"> </text:span>מידי<text:span text:style-name="T1"> </text:span>מעילה<text:span text:style-name="T1"> </text:span>דבר<text:span text:style-name="T1"> </text:span>תורה', <text:span text:style-name="T27">(</text:span><text:span text:style-name="T29">מדקאמר</text:span><text:span text:style-name="T2"> </text:span><text:span text:style-name="T29">'דבר</text:span><text:span text:style-name="T2"> </text:span><text:span text:style-name="T29">תורה' -</text:span><text:span text:style-name="T27">)</text:span> אלמא<text:span text:style-name="T1"> </text:span>מדאורייתא<text:span text:style-name="T1"> </text:span>לא<text:span text:style-name="T1"> </text:span>אית<text:span text:style-name="T1"> </text:span>להון<text:span text:style-name="T1"> </text:span><text:span text:style-name="T27">(</text:span><text:span text:style-name="T29">לית</text:span><text:span text:style-name="T2"> </text:span><text:span text:style-name="T29">בהו</text:span><text:span text:style-name="T2"> </text:span><text:span text:style-name="T29">מעילה</text:span><text:span text:style-name="T27">)</text:span>, בדרבנן<text:span text:style-name="T1"> </text:span>- אית<text:span text:style-name="T1"> </text:span>בהון; הכי<text:span text:style-name="T1"> </text:span>נמי<text:span text:style-name="T1"> </text:span><text:span text:style-name="T27">(</text:span><text:span text:style-name="T29">לרבה: מאי</text:span><text:span text:style-name="T2"> </text:span><text:span text:style-name="T29">'</text:span><text:span text:style-name="T108">מועלין</text:span><text:span text:style-name="T29">'? -</text:span><text:span text:style-name="T27">)</text:span> מדרבנן.</text:p>
      <text:p text:style-name="P25"/>
      <text:p text:style-name="P25">לימא<text:span text:style-name="T1"> </text:span><text:span text:style-name="T27">(</text:span><text:span text:style-name="T29">לרבה</text:span><text:span text:style-name="T27">)</text:span> תנינא<text:span text:style-name="T1"> </text:span>להא<text:span text:style-name="T1"> </text:span>דעולא<text:span text:style-name="T1"> </text:span>אמר<text:span text:style-name="T1"> </text:span>רבי<text:span text:style-name="T1"> </text:span>יוחנן!? <text:span text:style-name="T27">(</text:span><text:span text:style-name="T29">דממתניתין</text:span><text:span text:style-name="T2"> </text:span><text:span text:style-name="T29">נמי</text:span><text:span text:style-name="T2"> </text:span><text:span text:style-name="T29">שמעינן</text:span><text:span text:style-name="T2"> </text:span><text:span text:style-name="T29">לה: מי</text:span><text:span text:style-name="T2"> </text:span><text:span text:style-name="T29">לא</text:span><text:span text:style-name="T2"> </text:span><text:span text:style-name="T29">אמרינן</text:span><text:span text:style-name="T2"> </text:span><text:span text:style-name="T29">דקדשי</text:span><text:span text:style-name="T2"> </text:span><text:span text:style-name="T29">קדשים</text:span><text:span text:style-name="T2"> </text:span><text:span text:style-name="T29">ששחטן</text:span><text:span text:style-name="T2"> </text:span><text:span text:style-name="T29">בדרום</text:span><text:span text:style-name="T2"> </text:span><text:span text:style-name="T29">כמאן</text:span><text:span text:style-name="T2"> </text:span><text:span text:style-name="T29">דחנקינון</text:span><text:span text:style-name="T2"> </text:span><text:span text:style-name="T29">דמו, והוו</text:span><text:span text:style-name="T2"> </text:span><text:span text:style-name="T29">כקדשים</text:span><text:span text:style-name="T2"> </text:span><text:span text:style-name="T29">שמתו, וקתני</text:span><text:span text:style-name="T2"> </text:span><text:span text:style-name="T29">'</text:span><text:span text:style-name="T108">מועלין</text:span><text:span text:style-name="T107"> </text:span><text:span text:style-name="T108">בהן</text:span><text:span text:style-name="T29">' ואמרינן: מאי</text:span><text:span text:style-name="T2"> </text:span><text:span text:style-name="T29">'מועלין'? – מדרבנן, דמדאורייתא</text:span><text:span text:style-name="T2"> </text:span><text:span text:style-name="T29">לית</text:span><text:span text:style-name="T2"> </text:span><text:span text:style-name="T29">בהו</text:span><text:span text:style-name="T2"> </text:span><text:span text:style-name="T29">מעילה, דקאמרינן</text:span><text:span text:style-name="T2"> </text:span><text:span text:style-name="T29">'אם</text:span><text:span text:style-name="T2"> </text:span><text:span text:style-name="T29">עלו</text:span><text:span text:style-name="T2"> </text:span><text:span text:style-name="T29">- ירדו': דכקדשים</text:span><text:span text:style-name="T2"> </text:span><text:span text:style-name="T29">שמתו</text:span><text:span text:style-name="T2"> </text:span><text:span text:style-name="T29">דמו, אם</text:span><text:span text:style-name="T2"> </text:span><text:span text:style-name="T29">כן</text:span><text:span text:style-name="T2"> </text:span><text:span text:style-name="T29">היינו</text:span><text:span text:style-name="T2"> </text:span><text:span text:style-name="T29">דעולא, ומאי</text:span><text:span text:style-name="T2"> </text:span><text:span text:style-name="T29">קא</text:span><text:span text:style-name="T2"> </text:span><text:span text:style-name="T29">משמע</text:span><text:span text:style-name="T2"> </text:span><text:span text:style-name="T29">לן</text:span><text:span text:style-name="T2"> </text:span><text:span text:style-name="T29">הא</text:span><text:span text:style-name="T2"> </text:span><text:span text:style-name="T29">דעולא?</text:span><text:span text:style-name="T27">)</text:span> </text:p>
      <text:p text:style-name="P25"><text:span text:style-name="T27">(</text:span><text:span text:style-name="T29">ומשני:</text:span><text:span text:style-name="T27">)</text:span> אף<text:span text:style-name="T1"> </text:span>על<text:span text:style-name="T1"> </text:span>גב<text:span text:style-name="T1"> </text:span>דתנינא<text:span text:style-name="T1"> </text:span><text:span text:style-name="T27">(</text:span><text:span text:style-name="T29">במתניתין</text:span><text:span text:style-name="T27">)</text:span> - איצטריך<text:span text:style-name="T1"> </text:span>דעולא: סלקא<text:span text:style-name="T1"> </text:span>דעתך<text:span text:style-name="T1"> </text:span>אמינא: הכא<text:span text:style-name="T1"> </text:span><text:span text:style-name="T27">(</text:span><text:span text:style-name="T29">במתניתין: דקדשי</text:span><text:span text:style-name="T2"> </text:span><text:span text:style-name="T29">קדשים</text:span><text:span text:style-name="T2"> </text:span><text:span text:style-name="T29">ששחטן</text:span><text:span text:style-name="T2"> </text:span><text:span text:style-name="T29">בדרום</text:span><text:span text:style-name="T27">)</text:span> - לא<text:span text:style-name="T1"> </text:span>בדילין<text:span text:style-name="T1"> </text:span>מנהון<text:span text:style-name="T1"> </text:span><text:span text:style-name="T27">(</text:span><text:span text:style-name="T29">משום</text:span><text:span text:style-name="T2"> </text:span><text:span text:style-name="T29">ד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ששינה</text:span><text:span text:style-name="T2"> </text:span><text:span text:style-name="T29">בהן, מכל</text:span><text:span text:style-name="T2"> </text:span><text:span text:style-name="T29">מקום</text:span><text:span text:style-name="T2"> </text:span><text:span text:style-name="T29">בכשרות</text:span><text:span text:style-name="T2"> </text:span><text:span text:style-name="T29">נשחטו, ולא</text:span><text:span text:style-name="T2"> </text:span><text:span text:style-name="T29">בדילי</text:span><text:span text:style-name="T2"> </text:span><text:span text:style-name="T29">מינייהו</text:span><text:span text:style-name="T2"> </text:span><text:span text:style-name="T29">אינשי, להכי</text:span><text:span text:style-name="T2"> </text:span><text:span text:style-name="T29">מועלין</text:span><text:span text:style-name="T2"> </text:span><text:span text:style-name="T29">בהן: אי</text:span><text:span text:style-name="T2"> </text:span><text:span text:style-name="T29">לרב</text:span><text:span text:style-name="T2"> </text:span><text:span text:style-name="T29">יוסף</text:span><text:span text:style-name="T2"> </text:span><text:span text:style-name="T29">מדאורייתא, אי</text:span><text:span text:style-name="T2"> </text:span><text:span text:style-name="T29">לרבה</text:span><text:span text:style-name="T2"> </text:span><text:span text:style-name="T29">מדרבנן</text:span><text:span text:style-name="T27">)</text:span>, אבל<text:span text:style-name="T1"> </text:span>קדשים<text:span text:style-name="T1"> </text:span>שמתו<text:span text:style-name="T1"> </text:span><text:span text:style-name="T27">(</text:span><text:span text:style-name="T29">דנבלות</text:span><text:span text:style-name="T2"> </text:span><text:span text:style-name="T29">נינהו</text:span><text:span text:style-name="T2"> </text:span><text:span text:style-name="T29">ומאיסי</text:span><text:span text:style-name="T27">)</text:span> הואיל<text:span text:style-name="T1"> </text:span>ובדילין<text:span text:style-name="T1"> </text:span>מנהון<text:span text:style-name="T1"> </text:span>- אימא<text:span text:style-name="T1"> </text:span>אפילו<text:span text:style-name="T1"> </text:span>מעילה<text:span text:style-name="T1"> </text:span>מדרבנן<text:span text:style-name="T1"> </text:span>לא<text:span text:style-name="T1"> </text:span><text:span text:style-name="T27">(</text:span><text:span text:style-name="T29">דהא</text:span><text:span text:style-name="T2"> </text:span><text:span text:style-name="T29">בדילי</text:span><text:span text:style-name="T2"> </text:span><text:span text:style-name="T29">מינייהו</text:span><text:span text:style-name="T27">)</text:span> - קא<text:span text:style-name="T1"> </text:span>משמע<text:span text:style-name="T1"> </text:span>לן<text:span text:style-name="T1"> </text:span><text:span text:style-name="T27">(</text:span><text:span text:style-name="T29">יצאו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דבר</text:span><text:span text:style-name="T2"> </text:span><text:span text:style-name="T29">תורה, אבל</text:span><text:span text:style-name="T2"> </text:span><text:span text:style-name="T29">מדרבנן</text:span><text:span text:style-name="T2"> </text:span><text:span text:style-name="T29">אית</text:span><text:span text:style-name="T2"> </text:span><text:span text:style-name="T29">בהו</text:span><text:span text:style-name="T2"> </text:span><text:span text:style-name="T29">מעילה</text:span><text:span text:style-name="T2"> </text:span><text:span text:style-name="T29">בקדשים</text:span><text:span text:style-name="T2"> </text:span><text:span text:style-name="T29">שמתו</text:span><text:span text:style-name="T27">)</text:span>. </text:p>
      <text:p text:style-name="P25">מתו<text:span text:style-name="T1"> </text:span>- נמי<text:span text:style-name="T1"> </text:span>תנינא: <text:span text:style-name="T27">(</text:span><text:span text:style-name="T29">דאין</text:span><text:span text:style-name="T2"> </text:span><text:span text:style-name="T29">מועלין</text:span><text:span text:style-name="T2"> </text:span><text:span text:style-name="T29">בהן</text:span><text:span text:style-name="T2"> </text:span><text:span text:style-name="T29">דתנן</text:span><text:span text:style-name="T2"> </text:span><text:span text:style-name="T29">לקמן</text:span><text:span text:style-name="T2"> </text:span><text:span text:style-name="T29">בפרק</text:span><text:span text:style-name="T2"> </text:span><text:span text:style-name="T29">'הנהנה</text:span><text:span text:style-name="T2"> </text:span><text:span text:style-name="T29">שוה</text:span><text:span text:style-name="T2"> </text:span><text:span text:style-name="T29">פרוטה</text:span><text:span text:style-name="T2"> </text:span><text:span text:style-name="T29">מן</text:span><text:span text:style-name="T2"> </text:span><text:span text:style-name="T29">ההקדש' </text:span><text:span text:style-name="T30">(דף</text:span><text:span text:style-name="T3"> </text:span><text:span text:style-name="T30">יח.)</text:span><text:span text:style-name="T27">)</text:span> 'הנהנה<text:span text:style-name="T1"> </text:span>מן<text:span text:style-name="T1"> </text:span>החטאת<text:span text:style-name="T1"> </text:span><text:span text:style-name="T27">(</text:span><text:span text:style-name="T29">בעלת</text:span><text:span text:style-name="T2"> </text:span><text:span text:style-name="T29">מום</text:span><text:span text:style-name="T27">)</text:span>, כשהיא<text:span text:style-name="T1"> </text:span>חיה<text:span text:style-name="T1"> </text:span>- לא<text:span text:style-name="T1"> </text:span>מעל<text:span text:style-name="T1"> </text:span>עד<text:span text:style-name="T1"> </text:span>שיפגום<text:span text:style-name="T1"> </text:span><text:span text:style-name="T27">(</text:span><text:span text:style-name="T29">עד</text:span><text:span text:style-name="T2"> </text:span><text:span text:style-name="T29">שיחסר</text:span><text:span text:style-name="T2"> </text:span><text:span text:style-name="T29">ממנו: דכיון</text:span><text:span text:style-name="T2"> </text:span><text:span text:style-name="T29">דקדושת</text:span><text:span text:style-name="T2"> </text:span><text:span text:style-name="T29">דמים</text:span><text:span text:style-name="T2"> </text:span><text:span text:style-name="T29">היא</text:span><text:span text:style-name="T2"> </text:span><text:span text:style-name="T29">- לא</text:span><text:span text:style-name="T2"> </text:span><text:span text:style-name="T29">מעל</text:span><text:span text:style-name="T2"> </text:span><text:span text:style-name="T29">עד</text:span><text:span text:style-name="T2"> </text:span><text:span text:style-name="T29">שיחסר</text:span><text:span text:style-name="T2"> </text:span><text:span text:style-name="T29">מדמיה, כגון</text:span><text:span text:style-name="T2"> </text:span><text:span text:style-name="T29">שתלש</text:span><text:span text:style-name="T2"> </text:span><text:span text:style-name="T29">מן</text:span><text:span text:style-name="T2"> </text:span><text:span text:style-name="T29">הצמר</text:span><text:span text:style-name="T2"> </text:span><text:span text:style-name="T29">או</text:span><text:span text:style-name="T2"> </text:span><text:span text:style-name="T29">שחרש</text:span><text:span text:style-name="T2"> </text:span><text:span text:style-name="T29">בה</text:span><text:span text:style-name="T2"> </text:span><text:span text:style-name="T29">והכחישה: דכיון</text:span><text:span text:style-name="T2"> </text:span><text:span text:style-name="T29">דבעלת</text:span><text:span text:style-name="T2"> </text:span><text:span text:style-name="T29">מום</text:span><text:span text:style-name="T2"> </text:span><text:span text:style-name="T29">היא</text:span><text:span text:style-name="T2"> </text:span><text:span text:style-name="T29">- קיימא</text:span><text:span text:style-name="T2"> </text:span><text:span text:style-name="T29">לדמיה, וקיימא</text:span><text:span text:style-name="T2"> </text:span><text:span text:style-name="T29">לן: כל</text:span><text:span text:style-name="T2"> </text:span><text:span text:style-name="T29">העומד</text:span><text:span text:style-name="T2"> </text:span><text:span text:style-name="T29">לדמים</text:span><text:span text:style-name="T2"> </text:span><text:span text:style-name="T29">- אין</text:span><text:span text:style-name="T2"> </text:span><text:span text:style-name="T29">מועלין</text:span><text:span text:style-name="T2"> </text:span><text:span text:style-name="T29">בו</text:span><text:span text:style-name="T2"> </text:span><text:span text:style-name="T29">עד</text:span><text:span text:style-name="T2"> </text:span><text:span text:style-name="T29">שיחסר</text:span><text:span text:style-name="T2"> </text:span><text:span text:style-name="T29">מדמיו, אבל</text:span><text:span text:style-name="T2"> </text:span><text:span text:style-name="T29">כל</text:span><text:span text:style-name="T2"> </text:span><text:span text:style-name="T29">שאינו</text:span><text:span text:style-name="T2"> </text:span><text:span text:style-name="T29">עומד</text:span><text:span text:style-name="T2"> </text:span><text:span text:style-name="T29">לדמים, כגון</text:span><text:span text:style-name="T2"> </text:span><text:span text:style-name="T29">כוס</text:span><text:span text:style-name="T2"> </text:span><text:span text:style-name="T29">של</text:span><text:span text:style-name="T2"> </text:span><text:span text:style-name="T29">זהב</text:span><text:span text:style-name="T2"> </text:span><text:span text:style-name="T29">של</text:span><text:span text:style-name="T2"> </text:span><text:span text:style-name="T29">הקדש, כיון</text:span><text:span text:style-name="T2"> </text:span><text:span text:style-name="T29">שנהנה</text:span><text:span text:style-name="T2"> </text:span><text:span text:style-name="T29">ממנו</text:span><text:span text:style-name="T2"> </text:span><text:span text:style-name="T29">כל</text:span><text:span text:style-name="T2"> </text:span><text:span text:style-name="T29">שהוא, 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לא</text:span><text:span text:style-name="T2"> </text:span><text:span text:style-name="T29">חיסרו</text:span><text:span text:style-name="T2"> – </text:span><text:span text:style-name="T29">מעל</text:span><text:span text:style-name="T27">)</text:span>, וכשהיא<text:span text:style-name="T1"> </text:span>מתה<text:span text:style-name="T1"> </text:span><text:span text:style-name="T27">(</text:span><text:span text:style-name="T29">דלאו</text:span><text:span text:style-name="T2"> </text:span><text:span text:style-name="T29">לדמי</text:span><text:span text:style-name="T2"> </text:span><text:span text:style-name="T29">קיימא: דאין</text:span><text:span text:style-name="T2"> </text:span><text:span text:style-name="T29">פודין</text:span><text:span text:style-name="T2"> </text:span><text:span text:style-name="T29">את</text:span><text:span text:style-name="T2"> </text:span><text:span text:style-name="T29">הקדשים</text:span><text:span text:style-name="T2"> </text:span><text:span text:style-name="T29">להאכילן</text:span><text:span text:style-name="T2"> </text:span><text:span text:style-name="T29">לכלבים</text:span><text:span text:style-name="T27">)</text:span> - כיון<text:span text:style-name="T1"> </text:span>דנהנה<text:span text:style-name="T1"> </text:span>כל<text:span text:style-name="T1"> </text:span>שהוא<text:span text:style-name="T1"> </text:span><text:span text:style-name="T27">(</text:span><text:span text:style-name="T29">בשוה</text:span><text:span text:style-name="T2"> </text:span><text:span text:style-name="T29">פרוטה</text:span><text:span text:style-name="T27">)</text:span> – מעל<text:span text:style-name="T1"> </text:span><text:span text:style-name="T27">(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לא</text:span><text:span text:style-name="T2"> </text:span><text:span text:style-name="T29">חיסרו</text:span><text:span text:style-name="T27">)</text:span>' <text:span text:style-name="T27">(</text:span><text:span text:style-name="T29">והאי</text:span><text:span text:style-name="T2"> </text:span><text:span text:style-name="T29">'מעל' - מדרבנן</text:span><text:span text:style-name="T2"> </text:span><text:span text:style-name="T29">הוא, דלאחר</text:span><text:span text:style-name="T2"> </text:span><text:span text:style-name="T29">שמתה</text:span><text:span text:style-name="T2"> </text:span><text:span text:style-name="T29">דברי</text:span><text:span text:style-name="T2"> </text:span><text:span text:style-name="T29">הכל</text:span><text:span text:style-name="T2"> </text:span><text:span text:style-name="T29">אין</text:span><text:span text:style-name="T2"> </text:span><text:span text:style-name="T29">בה</text:span><text:span text:style-name="T2"> </text:span><text:span text:style-name="T29">מעילה</text:span><text:span text:style-name="T2"> </text:span><text:span text:style-name="T29">מדאורייתא; אלא</text:span><text:span text:style-name="T2"> </text:span><text:span text:style-name="T29">מאי</text:span><text:span text:style-name="T2"> </text:span><text:span text:style-name="T29">'מעל'? - מדרבנן</text:span><text:span text:style-name="T27">)</text:span>! </text:p>
      <text:p text:style-name="P25"><text:soft-page-break/><text:span text:style-name="T27">(</text:span><text:span text:style-name="T29">והכא</text:span><text:span text:style-name="T2"> </text:span><text:span text:style-name="T29">הוא</text:span><text:span text:style-name="T2"> </text:span><text:span text:style-name="T29">בחטאת</text:span><text:span text:style-name="T2"> </text:span><text:span text:style-name="T29">מתה, דמעל: דחמורה</text:span><text:span text:style-name="T2"> </text:span><text:span text:style-name="T29">קדושתה, דלכפרה</text:span><text:span text:style-name="T2"> </text:span><text:span text:style-name="T29">אתיא; אבל</text:span><text:span text:style-name="T2"> </text:span><text:span text:style-name="T29">בשאר</text:span><text:span text:style-name="T2"> </text:span><text:span text:style-name="T29">קדשים</text:span><text:span text:style-name="T2"> </text:span><text:span text:style-name="T29">- כגון</text:span><text:span text:style-name="T2"> </text:span><text:span text:style-name="T29">עולה</text:span><text:span text:style-name="T2"> </text:span><text:span text:style-name="T29">ואשם</text:span><text:span text:style-name="T2"> </text:span><text:span text:style-name="T29">ושלמי</text:span><text:span text:style-name="T2"> </text:span><text:span text:style-name="T29">צבור, משום</text:span><text:span text:style-name="T2"> </text:span><text:span text:style-name="T29">דלאו</text:span><text:span text:style-name="T2"> </text:span><text:span text:style-name="T29">לכפרה</text:span><text:span text:style-name="T2"> </text:span><text:span text:style-name="T29">אתו</text:span><text:span text:style-name="T2"> </text:span><text:span text:style-name="T29">- כיון</text:span><text:span text:style-name="T2"> </text:span><text:span text:style-name="T29">שמתו</text:span><text:span text:style-name="T2"> </text:span><text:span text:style-name="T29">לית</text:span><text:span text:style-name="T2"> </text:span><text:span text:style-name="T29">בהו</text:span><text:span text:style-name="T2"> </text:span><text:span text:style-name="T29">מעילה</text:span><text:span text:style-name="T2"> </text:span><text:span text:style-name="T29">אפילו</text:span><text:span text:style-name="T2"> </text:span><text:span text:style-name="T29">מדרבנן; וקשה</text:span><text:span text:style-name="T2"> </text:span><text:span text:style-name="T29">לעולא</text:span><text:span text:style-name="T27">)</text:span>!? </text:p>
      <text:p text:style-name="P25"><text:span text:style-name="T27">(</text:span><text:span text:style-name="T29">אמר</text:span><text:span text:style-name="T2"> </text:span><text:span text:style-name="T29">לך</text:span><text:span text:style-name="T2"> </text:span><text:span text:style-name="T29">עולא: הוא</text:span><text:span text:style-name="T2"> </text:span><text:span text:style-name="T29">הדין</text:span><text:span text:style-name="T2"> </text:span><text:span text:style-name="T29">דבכל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סבירא</text:span><text:span text:style-name="T2"> </text:span><text:span text:style-name="T29">ליה</text:span><text:span text:style-name="T2"> </text:span><text:span text:style-name="T29">לתנא</text:span><text:span text:style-name="T2"> </text:span><text:span text:style-name="T29">נמי</text:span><text:span text:style-name="T2"> </text:span><text:span text:style-name="T29">דמעל, ומאי</text:span><text:span text:style-name="T2"> </text:span><text:span text:style-name="T29">שנא</text:span><text:span text:style-name="T2"> </text:span><text:span text:style-name="T29">דנקט</text:span><text:span text:style-name="T2"> </text:span><text:span text:style-name="T29">בחטאת</text:span><text:span text:style-name="T2"> </text:span><text:span text:style-name="T29">טפי</text:span><text:span text:style-name="T2"> </text:span><text:span text:style-name="T29">משאר</text:span><text:span text:style-name="T2"> </text:span><text:span text:style-name="T29">קדשי</text:span><text:span text:style-name="T2"> </text:span><text:span text:style-name="T29">קדשים? - ד</text:span><text:span text:style-name="T27">)</text:span>סלקא<text:span text:style-name="T1"> </text:span>דעתך<text:span text:style-name="T1"> </text:span></text:p>
      <text:p text:style-name="P29"><text:s/></text:p>
      <text:p text:style-name="P27"/>
      <text:p text:style-name="P1"/>
      <text:p text:style-name="P1">(מעילה<text:span text:style-name="T1"> </text:span>ג,א)</text:p>
      <text:p text:style-name="P24">אמינא: חטאת<text:span text:style-name="T1"> </text:span>הואיל<text:span text:style-name="T1"> </text:span>ולכפרה<text:span text:style-name="T1"> </text:span>קא<text:span text:style-name="T1"> </text:span>אתיא<text:span text:style-name="T1"> </text:span><text:span text:style-name="T27">(</text:span><text:span text:style-name="T29">דכשהיא</text:span><text:span text:style-name="T2"> </text:span><text:span text:style-name="T29">חיה</text:span><text:span text:style-name="T2"> </text:span><text:span text:style-name="T29">קיימא</text:span><text:span text:style-name="T2"> </text:span><text:span text:style-name="T29">לחטאת</text:span><text:span text:style-name="T27">)</text:span> - לא<text:span text:style-name="T1"> </text:span>בדילין<text:span text:style-name="T1"> </text:span>מינה, אבל<text:span text:style-name="T1"> </text:span>קדשים<text:span text:style-name="T1"> </text:span>הואיל<text:span text:style-name="T1"> </text:span>ולאו<text:span text:style-name="T1"> </text:span>לכפרה<text:span text:style-name="T1"> </text:span>קאתי<text:span text:style-name="T1"> </text:span>בדילי<text:span text:style-name="T1"> </text:span>מנהון<text:span text:style-name="T1"> </text:span>ולית<text:span text:style-name="T1"> </text:span>בהו<text:span text:style-name="T1"> </text:span>מעילה<text:span text:style-name="T1"> </text:span><text:span text:style-name="T27">(</text:span><text:span text:style-name="T29">והשתא</text:span><text:span text:style-name="T2"> </text:span><text:span text:style-name="T29">נמי</text:span><text:span text:style-name="T2"> </text:span><text:span text:style-name="T29">כשהיא</text:span><text:span text:style-name="T2"> </text:span><text:span text:style-name="T29">מתה</text:span><text:span text:style-name="T2"> </text:span><text:span text:style-name="T29">בדילי</text:span><text:span text:style-name="T2"> </text:span><text:span text:style-name="T29">מינה</text:span><text:span text:style-name="T2"> </text:span><text:span text:style-name="T29">ולא</text:span><text:span text:style-name="T2"> </text:span><text:span text:style-name="T29">אצטריך</text:span><text:span text:style-name="T2"> </text:span><text:span text:style-name="T29">למגזר</text:span><text:span text:style-name="T2"> </text:span><text:span text:style-name="T29">בה</text:span><text:span text:style-name="T2"> </text:span><text:span text:style-name="T29">מעילה</text:span><text:span text:style-name="T27">)</text:span>? - קא<text:span text:style-name="T1"> </text:span>משמע<text:span text:style-name="T1"> </text:span>לן<text:span text:style-name="T1"> </text:span><text:span text:style-name="T27">(</text:span><text:span text:style-name="T29">תנא</text:span><text:span text:style-name="T2"> </text:span><text:span text:style-name="T29">דמעל, וכל</text:span><text:span text:style-name="T2"> </text:span><text:span text:style-name="T29">שכן</text:span><text:span text:style-name="T2"> </text:span><text:span text:style-name="T29">בהנך</text:span><text:span text:style-name="T2"> </text:span><text:span text:style-name="T29">דלאו</text:span><text:span text:style-name="T2"> </text:span><text:span text:style-name="T29">לכפרה</text:span><text:span text:style-name="T2"> </text:span><text:span text:style-name="T29">אתו</text:span><text:span text:style-name="T2"> </text:span><text:span text:style-name="T29">ואית</text:span><text:span text:style-name="T2"> </text:span><text:span text:style-name="T29">בהו</text:span><text:span text:style-name="T2"> </text:span><text:span text:style-name="T29">מעילה, הואיל</text:span><text:span text:style-name="T2"> </text:span><text:span text:style-name="T29">ומחיים</text:span><text:span text:style-name="T2"> </text:span><text:span text:style-name="T29">לא</text:span><text:span text:style-name="T2"> </text:span><text:span text:style-name="T29">בדילי</text:span><text:span text:style-name="T2"> </text:span><text:span text:style-name="T29">מינייהו</text:span><text:span text:style-name="T2"> </text:span><text:span text:style-name="T29">אינשי</text:span><text:span text:style-name="T2"> </text:span><text:span text:style-name="T29">כולי</text:span><text:span text:style-name="T2"> </text:span><text:span text:style-name="T29">האי</text:span><text:span text:style-name="T27">)</text:span>.<text:span text:style-name="T29"> </text:span></text:p>
      <text:p text:style-name="P24">וחטאת<text:span text:style-name="T1"> </text:span>שמתה<text:span text:style-name="T1"> </text:span>מי<text:span text:style-name="T1"> </text:span>אית<text:span text:style-name="T1"> </text:span>בה<text:span text:style-name="T1"> </text:span>מעילה? והתניא<text:span text:style-name="T1"> </text:span><text:span text:style-name="T30">[דומה</text:span><text:span text:style-name="T3"> </text:span><text:span text:style-name="T30">לתופסתא</text:span><text:span text:style-name="T3"> </text:span><text:span text:style-name="T30">מעילה</text:span><text:span text:style-name="T3"> </text:span><text:span text:style-name="T30">פ"א</text:span><text:span text:style-name="T3"> </text:span><text:span text:style-name="T30">מ"ג]</text:span>: '<text:span text:style-name="T105">חטאות</text:span><text:span text:style-name="T106"> </text:span><text:span text:style-name="T105">המתות</text:span><text:span text:style-name="T106"> </text:span><text:span text:style-name="T27">(</text:span><text:span text:style-name="T29">כגון</text:span><text:span text:style-name="T2"> </text:span><text:span text:style-name="T29">חמשה</text:span><text:span text:style-name="T2"> </text:span><text:span text:style-name="T29">חטאות</text:span><text:span text:style-name="T2"> </text:span><text:span text:style-name="T29">המתות</text:span><text:span text:style-name="T27">)</text:span><text:span text:style-name="T105"> ומעות</text:span><text:span text:style-name="T106"> </text:span><text:span text:style-name="T105">ההולכות</text:span><text:span text:style-name="T106"> </text:span><text:span text:style-name="T105">לים</text:span><text:span text:style-name="T106"> </text:span><text:span text:style-name="T105">המלח</text:span><text:span text:style-name="T106"> </text:span><text:span text:style-name="T27">(</text:span><text:span text:style-name="T29">הנך</text:span><text:span text:style-name="T2"> </text:span><text:span text:style-name="T29">שנמצאו</text:span><text:span text:style-name="T2"> </text:span><text:span text:style-name="T29">לאחר</text:span><text:span text:style-name="T2"> </text:span><text:span text:style-name="T29">כפרה</text:span><text:span text:style-name="T27">)</text:span><text:span text:style-name="T105"> - לא</text:span><text:span text:style-name="T106"> </text:span><text:span text:style-name="T105">נהנין</text:span><text:span text:style-name="T106"> </text:span><text:span text:style-name="T27">(</text:span><text:span text:style-name="T29">מדרבנן</text:span><text:span text:style-name="T2"> </text:span><text:span text:style-name="T29">דאיסורא</text:span><text:span text:style-name="T2"> </text:span><text:span text:style-name="T29">איכא</text:span><text:span text:style-name="T27">)</text:span><text:span text:style-name="T105"> ולא</text:span><text:span text:style-name="T106"> </text:span><text:span text:style-name="T105">מועלין</text:span><text:span text:style-name="T106"> </text:span><text:span text:style-name="T27">(</text:span><text:span text:style-name="T29">אפילו</text:span><text:span text:style-name="T2"> </text:span><text:span text:style-name="T29">מדרבנן: דהא</text:span><text:span text:style-name="T2"> </text:span><text:span text:style-name="T29">ליכא</text:span><text:span text:style-name="T2"> </text:span><text:span text:style-name="T29">למימר</text:span><text:span text:style-name="T2"> </text:span><text:span text:style-name="T29">'לא</text:span><text:span text:style-name="T2"> </text:span><text:span text:style-name="T29">מועלין</text:span><text:span text:style-name="T2"> </text:span><text:span text:style-name="T29">מדאורייתא</text:span><text:span text:style-name="T2"> </text:span><text:span text:style-name="T29">אבל</text:span><text:span text:style-name="T2"> </text:span><text:span text:style-name="T29">מועלין</text:span><text:span text:style-name="T2"> </text:span><text:span text:style-name="T29">מדרבנן', דלא</text:span><text:span text:style-name="T2"> </text:span><text:span text:style-name="T29">מצית</text:span><text:span text:style-name="T2"> </text:span><text:span text:style-name="T29">למימר</text:span><text:span text:style-name="T2"> </text:span><text:span text:style-name="T29">הכי</text:span><text:span text:style-name="T2"> </text:span><text:span text:style-name="T29">דכיון</text:span><text:span text:style-name="T2"> </text:span><text:span text:style-name="T29">דתנא</text:span><text:span text:style-name="T2"> </text:span><text:span text:style-name="T29">ליה</text:span><text:span text:style-name="T2"> </text:span><text:span text:style-name="T29">ברישא</text:span><text:span text:style-name="T2"> </text:span><text:span text:style-name="T29">'לא</text:span><text:span text:style-name="T2"> </text:span><text:span text:style-name="T29">נהנין' – מדרבנן, דליכא</text:span><text:span text:style-name="T2"> </text:span><text:span text:style-name="T29">אלא</text:span><text:span text:style-name="T2"> </text:span><text:span text:style-name="T29">איסורא</text:span><text:span text:style-name="T2"> </text:span><text:span text:style-name="T29">בעלמא, היכי</text:span><text:span text:style-name="T2"> </text:span><text:span text:style-name="T29">מיתריץ</text:span><text:span text:style-name="T2"> </text:span><text:span text:style-name="T29">למימר</text:span><text:span text:style-name="T2"> </text:span><text:span text:style-name="T29">'אבל</text:span><text:span text:style-name="T2"> </text:span><text:span text:style-name="T29">מועלין'? אלא</text:span><text:span text:style-name="T2"> </text:span><text:span text:style-name="T29">הכי</text:span><text:span text:style-name="T2"> </text:span><text:span text:style-name="T29">מיתריץ: למימר</text:span><text:span text:style-name="T2"> </text:span><text:span text:style-name="T29">לא</text:span><text:span text:style-name="T2"> </text:span><text:span text:style-name="T29">נהנין</text:span><text:span text:style-name="T2"> </text:span><text:span text:style-name="T29">מדרבנן</text:span><text:span text:style-name="T2"> </text:span><text:span text:style-name="T29">ולא</text:span><text:span text:style-name="T2"> </text:span><text:span text:style-name="T29">מועלין</text:span><text:span text:style-name="T2"> </text:span><text:span text:style-name="T29">נמי</text:span><text:span text:style-name="T2"> </text:span><text:span text:style-name="T29">מדרבנן, דאיסורא</text:span><text:span text:style-name="T2"> </text:span><text:span text:style-name="T29">בעלמא</text:span><text:span text:style-name="T2"> </text:span><text:span text:style-name="T29">איכא, ולא</text:span><text:span text:style-name="T2"> </text:span><text:span text:style-name="T29">מעילה</text:span><text:span text:style-name="T27">)</text:span>' <text:span text:style-name="T27">(</text:span><text:span text:style-name="T29">וקשה</text:span><text:span text:style-name="T2"> </text:span><text:span text:style-name="T29">לעולא</text:span><text:span text:style-name="T27">)</text:span>!?</text:p>
      <text:p text:style-name="P24">אמרי: חטאות<text:span text:style-name="T1"> </text:span>המתות<text:span text:style-name="T1"> </text:span><text:span text:style-name="T27">(</text:span><text:span text:style-name="T29">כיון</text:span><text:span text:style-name="T2"> </text:span><text:span text:style-name="T29">דלא</text:span><text:span text:style-name="T2"> </text:span><text:span text:style-name="T29">קיימי</text:span><text:span text:style-name="T2"> </text:span><text:span text:style-name="T29">להקרבה</text:span><text:span text:style-name="T2"> </text:span><text:span text:style-name="T29">אלא</text:span><text:span text:style-name="T2"> </text:span><text:span text:style-name="T29">למיתה</text:span><text:span text:style-name="T27">)</text:span> - בחייהן<text:span text:style-name="T1"> </text:span>בדילין<text:span text:style-name="T1"> </text:span>מנהון<text:span text:style-name="T1"> </text:span><text:span text:style-name="T27">(</text:span><text:span text:style-name="T29">בדילי</text:span><text:span text:style-name="T2"> </text:span><text:span text:style-name="T29">מינייהו</text:span><text:span text:style-name="T2"> </text:span><text:span text:style-name="T29">אינשי</text:span><text:span text:style-name="T2"> </text:span><text:span text:style-name="T29">אפילו</text:span><text:span text:style-name="T2"> </text:span><text:span text:style-name="T29">מחיים, וכל</text:span><text:span text:style-name="T2"> </text:span><text:span text:style-name="T29">שכן</text:span><text:span text:style-name="T2"> </text:span><text:span text:style-name="T29">לאחר</text:span><text:span text:style-name="T2"> </text:span><text:span text:style-name="T29">מיתה, דמאיסי</text:span><text:span text:style-name="T2"> </text:span><text:span text:style-name="T29">ולא</text:span><text:span text:style-name="T2"> </text:span><text:span text:style-name="T29">אתי</text:span><text:span text:style-name="T2"> </text:span><text:span text:style-name="T29">לאיתהנויי</text:span><text:span text:style-name="T2"> </text:span><text:span text:style-name="T29">מינייהו; הילכך</text:span><text:span text:style-name="T2"> </text:span><text:span text:style-name="T29">לא</text:span><text:span text:style-name="T2"> </text:span><text:span text:style-name="T29">איצטריך</text:span><text:span text:style-name="T2"> </text:span><text:span text:style-name="T29">למיגזר</text:span><text:span text:style-name="T2"> </text:span><text:span text:style-name="T29">בהו</text:span><text:span text:style-name="T2"> </text:span><text:span text:style-name="T29">מעילה</text:span><text:span text:style-name="T27">)</text:span>, לאפוקי<text:span text:style-name="T1"> </text:span>היכא<text:span text:style-name="T1"> </text:span>דמחיים<text:span text:style-name="T1"> </text:span>דלא<text:span text:style-name="T1"> </text:span>בדילין<text:span text:style-name="T1"> </text:span>מיניה<text:span text:style-name="T1"> </text:span><text:span text:style-name="T27">(</text:span><text:span text:style-name="T29">לאפוקי</text:span><text:span text:style-name="T2"> </text:span><text:span text:style-name="T29">שאר</text:span><text:span text:style-name="T2"> </text:span><text:span text:style-name="T29">קדשים, דלהקרבה</text:span><text:span text:style-name="T2"> </text:span><text:span text:style-name="T29">קיימי, דלא</text:span><text:span text:style-name="T2"> </text:span><text:span text:style-name="T29">בדילי</text:span><text:span text:style-name="T2"> </text:span><text:span text:style-name="T29">מינייהו</text:span><text:span text:style-name="T2"> </text:span><text:span text:style-name="T29">מחיים</text:span><text:span text:style-name="T2"> </text:span><text:span text:style-name="T29">- איצטריך</text:span><text:span text:style-name="T2"> </text:span><text:span text:style-name="T29">למגזר</text:span><text:span text:style-name="T2"> </text:span><text:span text:style-name="T29">בהו</text:span><text:span text:style-name="T2"> </text:span><text:span text:style-name="T29">מעילה</text:span><text:span text:style-name="T2"> </text:span><text:span text:style-name="T29">לאחר</text:span><text:span text:style-name="T2"> </text:span><text:span text:style-name="T29">מיתה</text:span><text:span text:style-name="T27">)</text:span>.</text:p>
      <text:p text:style-name="P24">איתיביה<text:span text:style-name="T1"> </text:span>רב<text:span text:style-name="T1"> </text:span>יוסף<text:span text:style-name="T1"> </text:span>לרבה<text:span text:style-name="T1"> </text:span>חדא<text:span text:style-name="T1"> </text:span>מגו<text:span text:style-name="T1"> </text:span>חדא<text:span text:style-name="T1"> </text:span>וחדא<text:span text:style-name="T1"> </text:span>מגו<text:span text:style-name="T1"> </text:span>חדא<text:span text:style-name="T1"> </text:span><text:span text:style-name="T27">(</text:span><text:span text:style-name="T29">כלומר: שלא</text:span><text:span text:style-name="T2"> </text:span><text:span text:style-name="T29">מצא</text:span><text:span text:style-name="T2"> </text:span><text:span text:style-name="T29">לו</text:span><text:span text:style-name="T2"> </text:span><text:span text:style-name="T29">קושיא</text:span><text:span text:style-name="T2"> </text:span><text:span text:style-name="T29">ממשנה</text:span><text:span text:style-name="T2"> </text:span><text:span text:style-name="T29">אחת</text:span><text:span text:style-name="T2"> </text:span><text:span text:style-name="T29">עד</text:span><text:span text:style-name="T2"> </text:span><text:span text:style-name="T29">שדקדק</text:span><text:span text:style-name="T2"> </text:span><text:span text:style-name="T29">שלש</text:span><text:span text:style-name="T2"> </text:span><text:span text:style-name="T29">משניות</text:span><text:span text:style-name="T2"> </text:span><text:span text:style-name="T29">זו</text:span><text:span text:style-name="T2"> </text:span><text:span text:style-name="T29">מזו</text:span><text:span text:style-name="T2"> </text:span><text:span text:style-name="T29">וזו</text:span><text:span text:style-name="T2"> </text:span><text:span text:style-name="T29">מזו, והעמיד</text:span><text:span text:style-name="T2"> </text:span><text:span text:style-name="T29">השלישית</text:span><text:span text:style-name="T2"> </text:span><text:span text:style-name="T29">בשנוי</text:span><text:span text:style-name="T2"> </text:span><text:span text:style-name="T29">מקום</text:span><text:span text:style-name="T2"> </text:span><text:span text:style-name="T29">שחיטה, וקתני</text:span><text:span text:style-name="T2"> </text:span><text:span text:style-name="T29">בה</text:span><text:span text:style-name="T2"> </text:span><text:span text:style-name="T29">'אם</text:span><text:span text:style-name="T2"> </text:span><text:span text:style-name="T29">עלו</text:span><text:span text:style-name="T2"> </text:span><text:span text:style-name="T29">לא</text:span><text:span text:style-name="T2"> </text:span><text:span text:style-name="T29">ירדו'; ואלו</text:span><text:span text:style-name="T2"> </text:span><text:span text:style-name="T29">המשניות</text:span><text:span text:style-name="T2"> </text:span><text:span text:style-name="T29">- במסכת</text:span><text:span text:style-name="T2"> </text:span><text:span text:style-name="T29">זבחים: תרי</text:span><text:span text:style-name="T2"> </text:span><text:span text:style-name="T29">מינייהו</text:span><text:span text:style-name="T2"> </text:span><text:span text:style-name="T29">הוו</text:span><text:span text:style-name="T2"> </text:span><text:span text:style-name="T29">בפרק</text:span><text:span text:style-name="T2"> </text:span><text:span text:style-name="T29">'חטאת</text:span><text:span text:style-name="T2"> </text:span><text:span text:style-name="T29">העוף' </text:span><text:span text:style-name="T30">(דף</text:span><text:span text:style-name="T3"> </text:span><text:span text:style-name="T30">סו: ודף</text:span><text:span text:style-name="T3"> </text:span><text:span text:style-name="T30">סח:)</text:span><text:span text:style-name="T29"> והשלישית</text:span><text:span text:style-name="T2"> </text:span><text:span text:style-name="T29">בפרק</text:span><text:span text:style-name="T2"> </text:span><text:span text:style-name="T29">הסמוך</text:span><text:span text:style-name="T2"> </text:span><text:span text:style-name="T29">לו</text:span><text:span text:style-name="T2"> </text:span><text:span text:style-name="T30">(בפ"ט)</text:span><text:span text:style-name="T29"> והכי</text:span><text:span text:style-name="T2"> </text:span><text:span text:style-name="T29">קתני</text:span><text:span text:style-name="T2"> </text:span><text:span text:style-name="T29">התם</text:span><text:span text:style-name="T27">)</text:span>: </text:p>
      <text:p text:style-name="P1"><text:span text:style-name="T60">'</text:span><text:span text:style-name="T61">(</text:span><text:span text:style-name="T63">חטאת</text:span><text:span text:style-name="T67"> </text:span><text:span text:style-name="T63">העוף</text:span><text:span text:style-name="T67"> </text:span><text:span text:style-name="T63">שעשאה</text:span><text:span text:style-name="T67"> </text:span><text:span text:style-name="T63">כמעשה</text:span><text:span text:style-name="T67"> </text:span><text:span text:style-name="T63">עולת</text:span><text:span text:style-name="T67"> </text:span><text:span text:style-name="T63">העוף</text:span><text:span text:style-name="T67"> </text:span><text:span text:style-name="T63">ועולת</text:span><text:span text:style-name="T67"> </text:span><text:span text:style-name="T63">העוף</text:span><text:span text:style-name="T67"> </text:span><text:span text:style-name="T63">שעשאה</text:span><text:span text:style-name="T67"> </text:span><text:span text:style-name="T63">כמעשה</text:span><text:span text:style-name="T67"> </text:span><text:span text:style-name="T63">חטאת</text:span><text:span text:style-name="T67"> </text:span><text:span text:style-name="T63">העוף</text:span><text:span text:style-name="T67"> </text:span><text:span text:style-name="T63">וכו' ואוקמינן</text:span><text:span text:style-name="T67"> </text:span><text:span text:style-name="T63">התם</text:span><text:span text:style-name="T67"> </text:span><text:span text:style-name="T63">בגמרא</text:span><text:span text:style-name="T67"> </text:span><text:span text:style-name="T63">דכל</text:span><text:span text:style-name="T67"> </text:span><text:span text:style-name="T63">הני</text:span><text:span text:style-name="T67"> </text:span><text:span text:style-name="T63">דתני</text:span><text:span text:style-name="T67"> </text:span><text:span text:style-name="T63">התם</text:span><text:span text:style-name="T67"> </text:span><text:span text:style-name="T63">- היינו</text:span><text:span text:style-name="T67"> </text:span><text:span text:style-name="T63">ששינה</text:span><text:span text:style-name="T67"> </text:span><text:span text:style-name="T63">במקום</text:span><text:span text:style-name="T67"> </text:span><text:span text:style-name="T63">מליקה</text:span><text:span text:style-name="T67"> </text:span><text:span text:style-name="T63">ושינוי</text:span><text:span text:style-name="T67"> </text:span><text:span text:style-name="T63">הזאה, וקתני</text:span><text:span text:style-name="T67"> </text:span><text:span text:style-name="T63">התם</text:span><text:span text:style-name="T61">)</text:span><text:span text:style-name="T60"> </text:span><text:span text:style-name="T64">[זבחים</text:span><text:span text:style-name="T68"> </text:span><text:span text:style-name="T64">פ"ז</text:span><text:span text:style-name="T68"> </text:span><text:span text:style-name="T64">מ"ג]</text:span><text:span text:style-name="T87"> וכולן</text:span><text:span text:style-name="T86"> </text:span><text:span text:style-name="T61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ששינה</text:span><text:span text:style-name="T67"> </text:span><text:span text:style-name="T63">בהן</text:span><text:span text:style-name="T67"> </text:span><text:span text:style-name="T63">לא</text:span><text:span text:style-name="T67"> </text:span><text:span text:style-name="T63">חשיבי</text:span><text:span text:style-name="T67"> </text:span><text:span text:style-name="T63">כנבלה</text:span><text:span text:style-name="T67"> </text:span><text:span text:style-name="T63">אלא</text:span><text:span text:style-name="T67"> </text:span><text:span text:style-name="T63">דינן</text:span><text:span text:style-name="T67"> </text:span><text:span text:style-name="T63">כמליקה, ו</text:span><text:span text:style-name="T61">)</text:span><text:span text:style-name="T87">אין</text:span><text:span text:style-name="T86"> </text:span><text:span text:style-name="T87">מטמאים</text:span><text:span text:style-name="T86"> </text:span><text:span text:style-name="T87">בגדים</text:span><text:span text:style-name="T86"> </text:span><text:span text:style-name="T87">אבית</text:span><text:span text:style-name="T86"> </text:span><text:span text:style-name="T87">הבליעה</text:span><text:span text:style-name="T86"> </text:span><text:span text:style-name="T92">ומועלין</text:span><text:span text:style-name="T93"> </text:span><text:span text:style-name="T92">בהן</text:span><text:span text:style-name="T86"> </text:span><text:span text:style-name="T61">(</text:span><text:span text:style-name="T63">דלא</text:span><text:span text:style-name="T67"> </text:span><text:span text:style-name="T63">יצאו</text:span><text:span text:style-name="T67"> </text:span><text:span text:style-name="T63">מקדושתן</text:span><text:span text:style-name="T61">)</text:span><text:span text:style-name="T87">, חוץ</text:span><text:span text:style-name="T86"> </text:span><text:span text:style-name="T87">מחטאת</text:span><text:span text:style-name="T86"> </text:span><text:span text:style-name="T87">העוף</text:span><text:span text:style-name="T86"> </text:span><text:span text:style-name="T87">שעשה</text:span><text:span text:style-name="T86"> </text:span><text:span text:style-name="T87">למטה</text:span><text:span text:style-name="T86"> </text:span><text:span text:style-name="T61">(</text:span><text:span text:style-name="T63">מחוט</text:span><text:span text:style-name="T67"> </text:span><text:span text:style-name="T63">הסיקרא</text:span><text:span text:style-name="T61">)</text:span><text:span text:style-name="T87"> כמעשה</text:span><text:span text:style-name="T86"> </text:span><text:span text:style-name="T87">חטאת</text:span><text:span text:style-name="T86"> </text:span><text:span text:style-name="T87">העוף</text:span><text:span text:style-name="T86"> </text:span><text:span text:style-name="T87">לשם</text:span><text:span text:style-name="T86"> </text:span><text:span text:style-name="T87">חטאת</text:span><text:span text:style-name="T86"> </text:span><text:span text:style-name="T61">(</text:span><text:span text:style-name="T63">דהיינו</text:span><text:span text:style-name="T67"> </text:span><text:span text:style-name="T63">כמצוותה: דמצוותה</text:span><text:span text:style-name="T67"> </text:span><text:span text:style-name="T63">הוי</text:span><text:span text:style-name="T67"> </text:span><text:span text:style-name="T63">למטה</text:span><text:span text:style-name="T67"> </text:span><text:span text:style-name="T63">מחוט</text:span><text:span text:style-name="T67"> </text:span><text:span text:style-name="T63">הסיקרא, דאין</text:span><text:span text:style-name="T67"> </text:span><text:span text:style-name="T63">מועלין</text:span><text:span text:style-name="T67"> </text:span><text:span text:style-name="T63">בה, שהרי</text:span><text:span text:style-name="T67"> </text:span><text:span text:style-name="T63">יש</text:span><text:span text:style-name="T67"> </text:span><text:span text:style-name="T63">לה</text:span><text:span text:style-name="T67"> </text:span><text:span text:style-name="T63">עכשיו</text:span><text:span text:style-name="T67"> </text:span><text:span text:style-name="T63">שעת</text:span><text:span text:style-name="T67"> </text:span><text:span text:style-name="T63">היתר</text:span><text:span text:style-name="T67"> </text:span><text:span text:style-name="T63">לכהנים</text:span><text:span text:style-name="T61">)</text:span><text:span text:style-name="T60">' </text:span><text:span text:style-name="T61">(</text:span><text:span text:style-name="T63">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תנא</text:span><text:span text:style-name="T67"> </text:span><text:span text:style-name="T63">בההיא</text:span><text:span text:style-name="T67"> </text:span><text:span text:style-name="T63">משנה</text:span><text:span text:style-name="T67"> </text:span><text:span text:style-name="T63">עצמה</text:span><text:span text:style-name="T67"> </text:span><text:span text:style-name="T63">'עולת</text:span><text:span text:style-name="T67"> </text:span><text:span text:style-name="T63">העוף</text:span><text:span text:style-name="T67"> </text:span><text:span text:style-name="T63">שעשאה</text:span><text:span text:style-name="T67"> </text:span><text:span text:style-name="T63">למעלה' - דהיינו</text:span><text:span text:style-name="T67"> </text:span><text:span text:style-name="T63">כמצוותה</text:span><text:span text:style-name="T67"> </text:span><text:span text:style-name="T63">- לא</text:span><text:span text:style-name="T67"> </text:span><text:span text:style-name="T63">תני</text:span><text:span text:style-name="T67"> </text:span><text:span text:style-name="T63">דאין</text:span><text:span text:style-name="T67"> </text:span><text:span text:style-name="T63">מועלין</text:span><text:span text:style-name="T67"> </text:span><text:span text:style-name="T63">בה, משום</text:span><text:span text:style-name="T67"> </text:span><text:span text:style-name="T63">דעולה</text:span><text:span text:style-name="T67"> </text:span><text:span text:style-name="T63">כליל, ו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נעשית</text:span><text:span text:style-name="T67"> </text:span><text:span text:style-name="T63">כמצוותה</text:span><text:span text:style-name="T67"> </text:span><text:span text:style-name="T63">אין</text:span><text:span text:style-name="T67"> </text:span><text:span text:style-name="T63">בה</text:span><text:span text:style-name="T67"> </text:span><text:span text:style-name="T63">היתר</text:span><text:span text:style-name="T67"> </text:span><text:span text:style-name="T63">לכהנים, הילכך</text:span><text:span text:style-name="T67"> </text:span><text:span text:style-name="T63">מועלין</text:span><text:span text:style-name="T67"> </text:span><text:span text:style-name="T63">בה</text:span><text:span text:style-name="T61">)</text:span><text:span text:style-name="T60">, וקתני</text:span><text:span text:style-name="T66"> </text:span><text:span text:style-name="T60">עילויה</text:span><text:span text:style-name="T66"> </text:span><text:span text:style-name="T64">[זבחים</text:span><text:span text:style-name="T68"> </text:span><text:span text:style-name="T64">פ"ז</text:span><text:span text:style-name="T68"> </text:span><text:span text:style-name="T64">מ"ה; דף</text:span><text:span text:style-name="T68"> </text:span><text:span text:style-name="T64">סו,ב]</text:span><text:span text:style-name="T60">: '</text:span><text:span text:style-name="T87">כל</text:span><text:span text:style-name="T86"> </text:span><text:span text:style-name="T87">שהיה</text:span><text:span text:style-name="T86"> </text:span><text:span text:style-name="T87">פסולו</text:span><text:span text:style-name="T86"> </text:span><text:span text:style-name="T87">בקדש</text:span><text:span text:style-name="T86"> </text:span><text:span text:style-name="T61">(</text:span><text:span text:style-name="T63">כגון</text:span><text:span text:style-name="T67"> </text:span><text:span text:style-name="T63">הני</text:span><text:span text:style-name="T67"> </text:span><text:span text:style-name="T63">דשינה</text:span><text:span text:style-name="T67"> </text:span><text:span text:style-name="T63">במליקה</text:span><text:span text:style-name="T67"> </text:span><text:span text:style-name="T63">והזאה</text:span><text:span text:style-name="T61">)</text:span><text:span text:style-name="T87"> - אינו</text:span><text:span text:style-name="T86"> </text:span><text:span text:style-name="T87">מטמא</text:span><text:span text:style-name="T86"> </text:span><text:span text:style-name="T87">בגדים</text:span><text:span text:style-name="T86"> </text:span><text:span text:style-name="T87">אבית</text:span><text:span text:style-name="T86"> </text:span><text:span text:style-name="T87">הבליעה</text:span><text:span text:style-name="T86"> </text:span><text:span text:style-name="T61">(</text:span><text:span text:style-name="T63">והיינו</text:span><text:span text:style-name="T67"> </text:span><text:span text:style-name="T63">'חדא</text:span><text:span text:style-name="T67"> </text:span><text:span text:style-name="T63">מגו</text:span><text:span text:style-name="T67"> </text:span><text:span text:style-name="T63">חדא', כלומר: דהכי</text:span><text:span text:style-name="T67"> </text:span><text:span text:style-name="T63">דייקינן: דכי</text:span><text:span text:style-name="T67"> </text:span><text:span text:style-name="T63">היכי</text:span><text:span text:style-name="T67"> </text:span><text:span text:style-name="T63">דההיא</text:span><text:span text:style-name="T67"> </text:span><text:span text:style-name="T63">דקתני</text:span><text:span text:style-name="T67"> </text:span><text:span text:style-name="T63">'וכולן</text:span><text:span text:style-name="T67"> </text:span><text:span text:style-name="T63">אינן</text:span><text:span text:style-name="T67"> </text:span><text:span text:style-name="T63">מטמאין</text:span><text:span text:style-name="T67"> </text:span><text:span text:style-name="T63">בגדים' מיירי</text:span><text:span text:style-name="T67"> </text:span><text:span text:style-name="T63">בשינוי</text:span><text:span text:style-name="T67"> </text:span><text:span text:style-name="T63">מקום</text:span><text:span text:style-name="T67"> </text:span><text:span text:style-name="T63">מליקה, כדמוקמינן</text:span><text:span text:style-name="T67"> </text:span><text:span text:style-name="T63">התם</text:span><text:span text:style-name="T67"> </text:span><text:span text:style-name="T63">- אף</text:span><text:span text:style-name="T67"> </text:span><text:span text:style-name="T63">הא</text:span><text:span text:style-name="T67"> </text:span><text:span text:style-name="T63">נמי, דתני</text:span><text:span text:style-name="T67"> </text:span><text:span text:style-name="T63">'כל</text:span><text:span text:style-name="T67"> </text:span><text:span text:style-name="T63">שהיה</text:span><text:span text:style-name="T67"> </text:span><text:span text:style-name="T63">פסולו</text:span><text:span text:style-name="T67"> </text:span><text:span text:style-name="T63">בקדש</text:span><text:span text:style-name="T67"> </text:span><text:span text:style-name="T63">אינו</text:span><text:span text:style-name="T67"> </text:span><text:span text:style-name="T63">מטמא</text:span><text:span text:style-name="T67"> </text:span><text:span text:style-name="T63">בגדים' - מיירי</text:span><text:span text:style-name="T67"> </text:span><text:span text:style-name="T63">בשינוי</text:span><text:span text:style-name="T67"> </text:span><text:span text:style-name="T63">מקום</text:span><text:span text:style-name="T67"> </text:span><text:span text:style-name="T63">מליקה</text:span><text:span text:style-name="T61">)</text:span><text:span text:style-name="T87">, וכל</text:span><text:span text:style-name="T86"> </text:span><text:span text:style-name="T87">שלא</text:span><text:span text:style-name="T86"> </text:span><text:span text:style-name="T87">היה</text:span><text:span text:style-name="T86"> </text:span><text:span text:style-name="T87">פסולו</text:span><text:span text:style-name="T86"> </text:span><text:span text:style-name="T87">בקדש</text:span><text:span text:style-name="T86"> </text:span><text:span text:style-name="T61">(</text:span><text:span text:style-name="T63">כגון: שעבר</text:span><text:span text:style-name="T67"> </text:span><text:span text:style-name="T63">זמנו, או</text:span><text:span text:style-name="T67"> </text:span><text:span text:style-name="T63">שיבש</text:span><text:span text:style-name="T67"> </text:span><text:span text:style-name="T63">גפה, או</text:span><text:span text:style-name="T67"> </text:span><text:span text:style-name="T63">נקטעה</text:span><text:span text:style-name="T67"> </text:span><text:span text:style-name="T63">רגלה, דהיינו</text:span><text:span text:style-name="T67"> </text:span><text:span text:style-name="T63">פסול</text:span><text:span text:style-name="T67"> </text:span><text:span text:style-name="T63">דשלא</text:span><text:span text:style-name="T67"> </text:span><text:span text:style-name="T63">בקדש, אלא</text:span><text:span text:style-name="T67"> </text:span><text:span text:style-name="T63">שאירע</text:span><text:span text:style-name="T67"> </text:span><text:span text:style-name="T63">לה</text:span><text:span text:style-name="T67"> </text:span><text:span text:style-name="T63">קודם</text:span><text:span text:style-name="T67"> </text:span><text:span text:style-name="T63">שהוקדשה</text:span><text:span text:style-name="T67"> </text:span><text:span text:style-name="T63">ונמלקה</text:span><text:span text:style-name="T61">)</text:span><text:span text:style-name="T87"> - מטמא</text:span><text:span text:style-name="T86"> </text:span><text:span text:style-name="T87">בגדים</text:span><text:span text:style-name="T86"> </text:span><text:span text:style-name="T87">אבית</text:span><text:span text:style-name="T86"> </text:span><text:span text:style-name="T87">הבליעה</text:span><text:span text:style-name="T60">', וקתני</text:span><text:span text:style-name="T66"> </text:span><text:span text:style-name="T61">(</text:span><text:span text:style-name="T63">בפרק</text:span><text:span text:style-name="T67"> </text:span><text:span text:style-name="T63">הסמוך</text:span><text:span text:style-name="T67"> </text:span><text:span text:style-name="T63">לו</text:span><text:span text:style-name="T61">)</text:span><text:span text:style-name="T60">: '</text:span><text:span text:style-name="T87">כל</text:span><text:span text:style-name="T86"> </text:span><text:span text:style-name="T87">שהיה</text:span><text:span text:style-name="T86"> </text:span><text:span text:style-name="T87">פסולו</text:span><text:span text:style-name="T86"> </text:span><text:span text:style-name="T87">בקדש</text:span><text:span text:style-name="T86"> </text:span><text:span text:style-name="T87">- אם</text:span><text:span text:style-name="T86"> </text:span><text:span text:style-name="T87">עלו</text:span><text:span text:style-name="T86"> </text:span><text:span text:style-name="T87">לא</text:span><text:span text:style-name="T86"> </text:span><text:span text:style-name="T87">ירדו</text:span><text:span text:style-name="T86"> </text:span><text:span text:style-name="T41">[</text:span><text:span text:style-name="T64">זבחים</text:span><text:span text:style-name="T68"> </text:span><text:span text:style-name="T64">פ"ט</text:span><text:span text:style-name="T68"> </text:span><text:span text:style-name="T64">מ"ב, דף</text:span><text:span text:style-name="T68"> </text:span><text:span text:style-name="T64">פד,א:</text:span><text:span text:style-name="T41"> </text:span><text:span text:style-name="T14">ואלו</text:span><text:span text:style-name="T15"> </text:span><text:span text:style-name="T14">- </text:span><text:span text:style-name="T16">אם</text:span><text:span text:style-name="T17"> </text:span><text:span text:style-name="T16">עלו</text:span><text:span text:style-name="T17"> </text:span><text:span text:style-name="T16">לא</text:span><text:span text:style-name="T17"> </text:span><text:span text:style-name="T16">ירדו</text:span><text:span text:style-name="T14">: הלן</text:span><text:span text:style-name="T15"> </text:span><text:span text:style-name="T14">והטמא</text:span><text:span text:style-name="T15"> </text:span><text:span text:style-name="T14">והיוצא</text:span><text:span text:style-name="T15"> </text:span><text:span text:style-name="T14">והנשחט</text:span><text:span text:style-name="T15"> </text:span><text:span text:style-name="T14">חוץ</text:span><text:span text:style-name="T15"> </text:span><text:span text:style-name="T14">לזמנו</text:span><text:span text:style-name="T15"> </text:span><text:span text:style-name="T14">וחוץ</text:span><text:span text:style-name="T15"> </text:span><text:span text:style-name="T14">למקומו</text:span><text:span text:style-name="T15"> </text:span><text:span text:style-name="T14">ושקבלו</text:span><text:span text:style-name="T15"> </text:span><text:span text:style-name="T14">פסולים</text:span><text:span text:style-name="T15"> </text:span><text:span text:style-name="T14">וזרקו</text:span><text:span text:style-name="T15"> </text:span><text:span text:style-name="T14">את</text:span><text:span text:style-name="T15"> </text:span><text:span text:style-name="T14">דמו. רבי</text:span><text:span text:style-name="T15"> </text:span><text:span text:style-name="T14">יהודה</text:span><text:span text:style-name="T15"> </text:span><text:span text:style-name="T14">אומר: שנשחטה</text:span><text:span text:style-name="T15"> </text:span><text:span text:style-name="T14">בלילה</text:span><text:span text:style-name="T15"> </text:span><text:span text:style-name="T14">ושנשפך</text:span><text:span text:style-name="T15"> </text:span><text:span text:style-name="T14">את</text:span><text:span text:style-name="T15"> </text:span><text:span text:style-name="T14">דמה</text:span><text:span text:style-name="T15"> </text:span><text:span text:style-name="T14">ושיצא</text:span><text:span text:style-name="T15"> </text:span><text:span text:style-name="T14">דמה</text:span><text:span text:style-name="T15"> </text:span><text:span text:style-name="T14">מחוץ</text:span><text:span text:style-name="T15"> </text:span><text:span text:style-name="T14">לקלעים</text:span><text:span text:style-name="T15"> </text:span><text:span text:style-name="T14">- אם</text:span><text:span text:style-name="T15"> </text:span><text:span text:style-name="T14">עלתה</text:span><text:span text:style-name="T15"> </text:span><text:span text:style-name="T14">תרד. רבי</text:span><text:span text:style-name="T15"> </text:span><text:span text:style-name="T14">שמעון</text:span><text:span text:style-name="T15"> </text:span><text:span text:style-name="T14">אומר: לא</text:span><text:span text:style-name="T15"> </text:span><text:span text:style-name="T14">תרד,</text:span><text:span text:style-name="T41"> שהיה</text:span><text:span text:style-name="T46"> </text:span><text:span text:style-name="T41">רבי</text:span><text:span text:style-name="T46"> </text:span><text:span text:style-name="T41">שמעון</text:span><text:span text:style-name="T46"> </text:span><text:span text:style-name="T41">אומר: כל</text:span><text:span text:style-name="T46"> </text:span><text:span text:style-name="T41">שפסולו</text:span><text:span text:style-name="T46"> </text:span><text:span text:style-name="T41">בקודש</text:span><text:span text:style-name="T46"> – </text:span><text:span text:style-name="T49">הקודש</text:span><text:span text:style-name="T51"> </text:span><text:span text:style-name="T49">מקבלו</text:span><text:span text:style-name="T41">]</text:span><text:span text:style-name="T60">' </text:span><text:span text:style-name="T61">(</text:span><text:span text:style-name="T63">והיינו</text:span><text:span text:style-name="T67"> </text:span><text:span text:style-name="T63">'אידך', וחדא</text:span><text:span text:style-name="T67"> </text:span><text:span text:style-name="T63">מגו</text:span><text:span text:style-name="T67"> </text:span><text:span text:style-name="T63">חדא: דכי</text:span><text:span text:style-name="T67"> </text:span><text:span text:style-name="T63">היכי</text:span><text:span text:style-name="T67"> </text:span><text:span text:style-name="T63">דהאי</text:span><text:span text:style-name="T67"> </text:span><text:span text:style-name="T63">'כל</text:span><text:span text:style-name="T67"> </text:span><text:span text:style-name="T63">שהיה</text:span><text:span text:style-name="T67"> </text:span><text:span text:style-name="T63">פסולו</text:span><text:span text:style-name="T67"> </text:span><text:span text:style-name="T63">בקדש</text:span><text:span text:style-name="T67"> </text:span><text:span text:style-name="T63">אינו</text:span><text:span text:style-name="T67"> </text:span><text:span text:style-name="T63">מטמא</text:span><text:span text:style-name="T67"> </text:span><text:span text:style-name="T63">בגדים</text:span><text:span text:style-name="T67"> </text:span><text:span text:style-name="T63">אבית</text:span><text:span text:style-name="T67"> </text:span><text:span text:style-name="T63">הבליעה' מיירי</text:span><text:span text:style-name="T67"> </text:span><text:span text:style-name="T63">בשינוי</text:span><text:span text:style-name="T67"> </text:span><text:span text:style-name="T63">מקום</text:span><text:span text:style-name="T67"> </text:span><text:span text:style-name="T63">מליקה, דהיינו</text:span><text:span text:style-name="T67"> </text:span><text:span text:style-name="T63">תחילת</text:span><text:span text:style-name="T67"> </text:span><text:span text:style-name="T63">עבודה</text:span><text:span text:style-name="T67"> </text:span><text:span text:style-name="T63">- אף</text:span><text:span text:style-name="T67"> </text:span><text:span text:style-name="T63">האי</text:span><text:span text:style-name="T67"> </text:span><text:span text:style-name="T63">דקתני</text:span><text:span text:style-name="T67"> </text:span><text:span text:style-name="T63">נמי</text:span><text:span text:style-name="T67"> </text:span><text:span text:style-name="T63">'כל</text:span><text:span text:style-name="T67"> </text:span><text:span text:style-name="T63">שהיה</text:span><text:span text:style-name="T67"> </text:span><text:span text:style-name="T63">פסולו</text:span><text:span text:style-name="T67"> </text:span><text:span text:style-name="T63">בקדש</text:span><text:span text:style-name="T67"> </text:span><text:span text:style-name="T63">אם</text:span><text:span text:style-name="T67"> </text:span><text:span text:style-name="T63">עלו</text:span><text:span text:style-name="T67"> </text:span><text:span text:style-name="T63">לא</text:span><text:span text:style-name="T67"> </text:span><text:span text:style-name="T63">ירדו' - בשנוי</text:span><text:span text:style-name="T67"> </text:span><text:span text:style-name="T63">מקום</text:span><text:span text:style-name="T67"> </text:span><text:span text:style-name="T63">מליקה</text:span><text:span text:style-name="T67"> </text:span><text:span text:style-name="T63">מיירי, וקתני</text:span><text:span text:style-name="T67"> </text:span><text:span text:style-name="T63">'</text:span><text:span text:style-name="T99">אם</text:span><text:span text:style-name="T100"> </text:span><text:span text:style-name="T99">עלו</text:span><text:span text:style-name="T100"> </text:span><text:span text:style-name="T99">לא</text:span><text:span text:style-name="T100"> </text:span><text:span text:style-name="T99">ירדו</text:span><text:span text:style-name="T63">' וכי</text:span><text:span text:style-name="T67"> </text:span><text:span text:style-name="T63">היכי</text:span><text:span text:style-name="T67"> </text:span><text:span text:style-name="T63">דבשנוי</text:span><text:span text:style-name="T67"> </text:span><text:span text:style-name="T63">מקום</text:span><text:span text:style-name="T67"> </text:span><text:span text:style-name="T63">מליקה</text:span><text:span text:style-name="T67"> </text:span><text:span text:style-name="T63">לחוד</text:span><text:span text:style-name="T67"> </text:span><text:span text:style-name="T63">- דהיא</text:span><text:span text:style-name="T67"> </text:span><text:span text:style-name="T63">התחלת</text:span><text:span text:style-name="T67"> </text:span><text:span text:style-name="T63">עבודה</text:span><text:span text:style-name="T67"> </text:span><text:span text:style-name="T63">קתני</text:span><text:span text:style-name="T67"> </text:span><text:span text:style-name="T63">'אם</text:span><text:span text:style-name="T67"> </text:span><text:span text:style-name="T63">עלו</text:span><text:span text:style-name="T67"> </text:span><text:span text:style-name="T63">לא</text:span><text:span text:style-name="T67"> </text:span><text:span text:style-name="T63">ירדו' - הוא</text:span><text:span text:style-name="T67"> </text:span><text:span text:style-name="T63">הדין</text:span><text:span text:style-name="T67"> </text:span><text:span text:style-name="T63">במתניתין</text:span><text:span text:style-name="T67"> </text:span><text:span text:style-name="T63">בשנוי</text:span><text:span text:style-name="T67"> </text:span><text:span text:style-name="T63">מקום</text:span><text:span text:style-name="T67"> </text:span><text:span text:style-name="T63">שחיטה</text:span><text:span text:style-name="T67"> </text:span><text:span text:style-name="T63">לחוד, דהיינו</text:span><text:span text:style-name="T67"> </text:span><text:span text:style-name="T63">התחלת</text:span><text:span text:style-name="T67"> </text:span><text:span text:style-name="T63">עבודה</text:span><text:span text:style-name="T67"> – </text:span><text:span text:style-name="T63">אם</text:span><text:span text:style-name="T67"> </text:span><text:span text:style-name="T63">עלו</text:span><text:span text:style-name="T67"> </text:span><text:span text:style-name="T63">לא</text:span><text:span text:style-name="T67"> </text:span><text:span text:style-name="T63">ירדו</text:span><text:span text:style-name="T61">)</text:span><text:span text:style-name="T60"> - תיובתא</text:span><text:span text:style-name="T66"> </text:span><text:span text:style-name="T60">דרבה!?</text:span></text:p>
      <text:p text:style-name="P24">תיובתא. </text:p>
      <text:p text:style-name="P24">והא<text:span text:style-name="T1"> </text:span>דפליגי<text:span text:style-name="T1"> </text:span>בה<text:span text:style-name="T1"> </text:span>רבה<text:span text:style-name="T1"> </text:span>ורב<text:span text:style-name="T1"> </text:span>יוסף<text:span text:style-name="T1"> </text:span><text:span text:style-name="T27">(</text:span><text:span text:style-name="T29">בשנוי</text:span><text:span text:style-name="T2"> </text:span><text:span text:style-name="T29">מקום</text:span><text:span text:style-name="T2"> </text:span><text:span text:style-name="T29">שחיטה</text:span><text:span text:style-name="T27">)</text:span> - פשיטא<text:span text:style-name="T1"> </text:span>ליה<text:span text:style-name="T1"> </text:span>לרבי<text:span text:style-name="T1"> </text:span>אלעזר<text:span text:style-name="T1"> </text:span><text:span text:style-name="T27">(</text:span><text:span text:style-name="T29">דהכי</text:span><text:span text:style-name="T2"> </text:span><text:span text:style-name="T29">תנינן</text:span><text:span text:style-name="T2"> </text:span><text:span text:style-name="T29">תמן</text:span><text:span text:style-name="T2"> </text:span><text:span text:style-name="T29">במסכת</text:span><text:span text:style-name="T2"> </text:span><text:span text:style-name="T29">זבחים</text:span><text:span text:style-name="T2"> </text:span><text:span text:style-name="T29">בפרק</text:span><text:span text:style-name="T2"> </text:span><text:span text:style-name="T29">בתרא</text:span><text:span text:style-name="T2"> </text:span><text:span text:style-name="T30">(פ"יד</text:span><text:span text:style-name="T3"> </text:span><text:span text:style-name="T30">מ"י, דף</text:span><text:span text:style-name="T3"> </text:span><text:span text:style-name="T30">קיב:)</text:span><text:span text:style-name="T29">: מה</text:span><text:span text:style-name="T2"> </text:span><text:span text:style-name="T29">בין</text:span><text:span text:style-name="T2"> </text:span><text:span text:style-name="T29">במת</text:span><text:span text:style-name="T2"> </text:span><text:span text:style-name="T29">יחיד</text:span><text:span text:style-name="T2"> </text:span><text:span text:style-name="T29">לבמת</text:span><text:span text:style-name="T2"> </text:span><text:span text:style-name="T29">צבור</text:span><text:span text:style-name="T2"> </text:span><text:span text:style-name="T29">- דהיינו</text:span><text:span text:style-name="T2"> </text:span><text:span text:style-name="T29">מזבח</text:span><text:span text:style-name="T2"> </text:span><text:span text:style-name="T29">במת</text:span><text:span text:style-name="T2"> </text:span><text:span text:style-name="T29">יחיד? - אינה</text:span><text:span text:style-name="T2"> </text:span><text:span text:style-name="T29">טעונה</text:span><text:span text:style-name="T2"> </text:span><text:span text:style-name="T29">צפון</text:span><text:span text:style-name="T2"> </text:span><text:span text:style-name="T29">ולא</text:span><text:span text:style-name="T2"> </text:span><text:span text:style-name="T29">תנופה</text:span><text:span text:style-name="T2"> </text:span><text:span text:style-name="T29">ולא</text:span><text:span text:style-name="T2"> </text:span><text:span text:style-name="T29">הגשה</text:span><text:span text:style-name="T2"> </text:span><text:span text:style-name="T29">ולא</text:span><text:span text:style-name="T2"> </text:span><text:span text:style-name="T29">ריח</text:span><text:span text:style-name="T2"> </text:span><text:span text:style-name="T29">ניחוח, ואינו</text:span><text:span text:style-name="T2"> </text:span><text:span text:style-name="T29">נפסל</text:span><text:span text:style-name="T2"> </text:span><text:span text:style-name="T29">ביוצא</text:span><text:span text:style-name="T2"> </text:span><text:span text:style-name="T29">כו'</text:span><text:span text:style-name="T27">)</text:span>, דאמר<text:span text:style-name="T1"> </text:span>רבי<text:span text:style-name="T1"> </text:span>אלעזר: עולת<text:span text:style-name="T1"> </text:span>במת<text:span text:style-name="T1"> </text:span><text:soft-page-break/>יחיד<text:span text:style-name="T1"> </text:span>שהכניסה<text:span text:style-name="T1"> </text:span>לפנים<text:span text:style-name="T1"> </text:span><text:span text:style-name="T27">(</text:span><text:span text:style-name="T29">אם</text:span><text:span text:style-name="T2"> </text:span><text:span text:style-name="T29">הקדיש</text:span><text:span text:style-name="T2"> </text:span><text:span text:style-name="T29">בהמה</text:span><text:span text:style-name="T2"> </text:span><text:span text:style-name="T29">להקריבה</text:span><text:span text:style-name="T2"> </text:span><text:span text:style-name="T29">עולה</text:span><text:span text:style-name="T2"> </text:span><text:span text:style-name="T29">בבמת</text:span><text:span text:style-name="T2"> </text:span><text:span text:style-name="T29">יחיד</text:span><text:span text:style-name="T2"> </text:span><text:span text:style-name="T29">בשעת</text:span><text:span text:style-name="T2"> </text:span><text:span text:style-name="T29">היתר</text:span><text:span text:style-name="T2"> </text:span><text:span text:style-name="T29">הבמות, ונמלך</text:span><text:span text:style-name="T2"> </text:span><text:span text:style-name="T29">והכניסה</text:span><text:span text:style-name="T2"> </text:span><text:span text:style-name="T29">לפנים</text:span><text:span text:style-name="T2"> </text:span><text:span text:style-name="T29">לעזרה</text:span><text:span text:style-name="T2"> </text:span><text:span text:style-name="T29">להקריבה</text:span><text:span text:style-name="T2"> </text:span><text:span text:style-name="T29">במזבח</text:span><text:span text:style-name="T27">)</text:span> -</text:p>
      <text:p text:style-name="P1"/>
      <text:p text:style-name="P1">(מעילה<text:span text:style-name="T1"> </text:span>ג,ב)</text:p>
      <text:p text:style-name="P20"><text:span text:style-name="T116">קלטוה</text:span><text:span text:style-name="T117"> </text:span><text:span text:style-name="T116">מחיצות</text:span><text:span text:style-name="T117"> </text:span><text:span text:style-name="T120">(</text:span><text:span text:style-name="T121">של</text:span><text:span text:style-name="T118"> </text:span><text:span text:style-name="T121">עזרה</text:span><text:span text:style-name="T120">)</text:span><text:span text:style-name="T116"> לכל</text:span><text:span text:style-name="T117"> </text:span><text:span text:style-name="T116">דבר</text:span><text:span text:style-name="T117"> </text:span><text:span text:style-name="T120">(</text:span><text:span text:style-name="T121">דהוי</text:span><text:span text:style-name="T118"> </text:span><text:span text:style-name="T121">כמי</text:span><text:span text:style-name="T118"> </text:span><text:span text:style-name="T121">שהוקדשה</text:span><text:span text:style-name="T118"> </text:span><text:span text:style-name="T121">מתחלה</text:span><text:span text:style-name="T118"> </text:span><text:span text:style-name="T121">להקריבה</text:span><text:span text:style-name="T118"> </text:span><text:span text:style-name="T121">למזבח: דטעונה</text:span><text:span text:style-name="T118"> </text:span><text:span text:style-name="T121">צפון</text:span><text:span text:style-name="T118"> </text:span><text:span text:style-name="T121">וכל</text:span><text:span text:style-name="T118"> </text:span><text:span text:style-name="T121">דברים</text:span><text:span text:style-name="T118"> </text:span><text:span text:style-name="T121">הטעונים</text:span><text:span text:style-name="T118"> </text:span><text:span text:style-name="T121">בקדשי</text:span><text:span text:style-name="T118"> </text:span><text:span text:style-name="T121">מזבח, ונפסלת</text:span><text:span text:style-name="T118"> </text:span><text:span text:style-name="T121">ביוצא</text:span><text:span text:style-name="T118"> </text:span><text:span text:style-name="T121">ובדרום</text:span><text:span text:style-name="T118"> </text:span><text:span text:style-name="T121">ובשאר</text:span><text:span text:style-name="T118"> </text:span><text:span text:style-name="T121">פסולין</text:span><text:span text:style-name="T118"> </text:span><text:span text:style-name="T121">הנהוגין</text:span><text:span text:style-name="T118"> </text:span><text:span text:style-name="T121">בקדשי</text:span><text:span text:style-name="T118"> </text:span><text:span text:style-name="T121">מזבח</text:span><text:span text:style-name="T120">)</text:span><text:span text:style-name="T116">; בעי</text:span><text:span text:style-name="T117"> </text:span><text:span text:style-name="T116">רבי</text:span><text:span text:style-name="T117"> </text:span><text:span text:style-name="T116">אלעזר: עולת</text:span><text:span text:style-name="T117"> </text:span><text:span text:style-name="T116">במת</text:span><text:span text:style-name="T117"> </text:span><text:span text:style-name="T116">יחיד</text:span><text:span text:style-name="T117"> </text:span><text:span text:style-name="T116">שהכניסה</text:span><text:span text:style-name="T117"> </text:span><text:span text:style-name="T116">שנפסלה</text:span><text:span text:style-name="T117"> </text:span><text:span text:style-name="T120">(</text:span><text:span text:style-name="T121">ששחטה</text:span><text:span text:style-name="T118"> </text:span><text:span text:style-name="T121">לההיא</text:span><text:span text:style-name="T118"> </text:span><text:span text:style-name="T121">עולת</text:span><text:span text:style-name="T118"> </text:span><text:span text:style-name="T121">במת</text:span><text:span text:style-name="T118"> </text:span><text:span text:style-name="T121">יחיד</text:span><text:span text:style-name="T118"> </text:span><text:span text:style-name="T121">לאחר</text:span><text:span text:style-name="T118"> </text:span><text:span text:style-name="T121">שהכניסה</text:span><text:span text:style-name="T118"> </text:span><text:span text:style-name="T121">לעזרה</text:span><text:span text:style-name="T118"> </text:span><text:span text:style-name="T121">בדרום</text:span><text:span text:style-name="T120">)</text:span> ; עלו<text:span text:style-name="T1"> </text:span><text:span text:style-name="T27">(</text:span><text:span text:style-name="T29">והעלה</text:span><text:span text:style-name="T2"> </text:span><text:span text:style-name="T29">אותה</text:span><text:span text:style-name="T2"> </text:span><text:span text:style-name="T29">הכהן</text:span><text:span text:style-name="T2"> </text:span><text:span text:style-name="T29">לגבי</text:span><text:span text:style-name="T2"> </text:span><text:span text:style-name="T29">המזבח</text:span><text:span text:style-name="T2"> </text:span><text:span text:style-name="T29">בשוגג</text:span><text:span text:style-name="T2"> </text:span><text:span text:style-name="T29">או</text:span><text:span text:style-name="T2"> </text:span><text:span text:style-name="T29">במזיד</text:span><text:span text:style-name="T27">)</text:span> - מהו<text:span text:style-name="T117"> </text:span><text:span text:style-name="T116">שירדו? </text:span><text:span text:style-name="T120">(</text:span><text:span text:style-name="T121">מאי</text:span><text:span text:style-name="T118"> </text:span><text:span text:style-name="T121">לאו</text:span><text:span text:style-name="T120">)</text:span><text:span text:style-name="T116"> מדקמיבעיא</text:span><text:span text:style-name="T117"> </text:span><text:span text:style-name="T116">ליה</text:span><text:span text:style-name="T117"> </text:span><text:span text:style-name="T116">לחדא</text:span><text:span text:style-name="T117"> </text:span><text:span text:style-name="T120">(</text:span><text:span text:style-name="T121">בהא</text:span><text:span text:style-name="T118"> </text:span><text:span text:style-name="T121">דתחלתה</text:span><text:span text:style-name="T118"> </text:span><text:span text:style-name="T121">לאו</text:span><text:span text:style-name="T118"> </text:span><text:span text:style-name="T121">למזבח</text:span><text:span text:style-name="T120">)</text:span><text:span text:style-name="T116"> - מכלל</text:span><text:span text:style-name="T117"> </text:span><text:span text:style-name="T116">דאידך</text:span><text:span text:style-name="T117"> </text:span><text:span text:style-name="T120">(</text:span><text:span text:style-name="T121">בעולת</text:span><text:span text:style-name="T118"> </text:span><text:span text:style-name="T121">פנים</text:span><text:span text:style-name="T120">)</text:span><text:span text:style-name="T116"> פשיטא</text:span><text:span text:style-name="T117"> </text:span><text:span text:style-name="T116">ליה, אי</text:span><text:span text:style-name="T117"> </text:span><text:span text:style-name="T116">כרבה</text:span><text:span text:style-name="T117"> </text:span><text:span text:style-name="T116">אי</text:span><text:span text:style-name="T117"> </text:span><text:span text:style-name="T116">כדרב</text:span><text:span text:style-name="T117"> </text:span><text:span text:style-name="T116">יוסף! </text:span></text:p>
      <text:p text:style-name="P20"><text:span text:style-name="T120">(</text:span><text:span text:style-name="T121">ומשני: לא! לעולם</text:span><text:span text:style-name="T118"> </text:span><text:span text:style-name="T121">לא</text:span><text:span text:style-name="T118"> </text:span><text:span text:style-name="T121">פשיטא</text:span><text:span text:style-name="T118"> </text:span><text:span text:style-name="T121">ליה</text:span><text:span text:style-name="T118"> </text:span><text:span text:style-name="T121">אי</text:span><text:span text:style-name="T118"> </text:span><text:span text:style-name="T121">כרבה</text:span><text:span text:style-name="T118"> </text:span><text:span text:style-name="T121">אי</text:span><text:span text:style-name="T118"> </text:span><text:span text:style-name="T121">כרב</text:span><text:span text:style-name="T118"> </text:span><text:span text:style-name="T121">יוסף, אלא</text:span><text:span text:style-name="T120">)</text:span><text:span text:style-name="T116"> חדא</text:span><text:span text:style-name="T117"> </text:span><text:span text:style-name="T116">מגו</text:span><text:span text:style-name="T117"> </text:span><text:span text:style-name="T116">חדא</text:span><text:span text:style-name="T117"> </text:span><text:span text:style-name="T120">(</text:span><text:span text:style-name="T121">עולת</text:span><text:span text:style-name="T118"> </text:span><text:span text:style-name="T121">במת</text:span><text:span text:style-name="T118"> </text:span><text:span text:style-name="T121">יחיד</text:span><text:span text:style-name="T118"> </text:span><text:span text:style-name="T121">מגו</text:span><text:span text:style-name="T118"> </text:span><text:span text:style-name="T121">עולת</text:span><text:span text:style-name="T118"> </text:span><text:span text:style-name="T121">פנים</text:span><text:span text:style-name="T120">)</text:span><text:span text:style-name="T116"> קמיבעיא</text:span><text:span text:style-name="T117"> </text:span><text:span text:style-name="T116">ליה: עד</text:span><text:span text:style-name="T117"> </text:span><text:span text:style-name="T116">כאן</text:span><text:span text:style-name="T117"> </text:span><text:span text:style-name="T116">לא</text:span><text:span text:style-name="T117"> </text:span><text:span text:style-name="T116">קאמר</text:span><text:span text:style-name="T117"> </text:span><text:span text:style-name="T116">רבה</text:span><text:span text:style-name="T117"> </text:span><text:span text:style-name="T116">התם</text:span><text:span text:style-name="T117"> </text:span><text:span text:style-name="T120">(</text:span><text:span text:style-name="T121">בעולת</text:span><text:span text:style-name="T118"> </text:span><text:span text:style-name="T121">פנים</text:span><text:span text:style-name="T118"> </text:span><text:span text:style-name="T121">ששינה</text:span><text:span text:style-name="T118"> </text:span><text:span text:style-name="T121">בשחיטתה</text:span><text:span text:style-name="T118"> </text:span><text:span text:style-name="T121">או</text:span><text:span text:style-name="T118"> </text:span><text:span text:style-name="T121">שיצאתה</text:span><text:span text:style-name="T120">)</text:span><text:span text:style-name="T116"> אם</text:span><text:span text:style-name="T117"> </text:span><text:span text:style-name="T116">עלו</text:span><text:span text:style-name="T117"> </text:span><text:span text:style-name="T116">ירדו</text:span><text:span text:style-name="T117"> </text:span><text:span text:style-name="T120">(</text:span><text:span text:style-name="T121">משום</text:span><text:span text:style-name="T120">)</text:span><text:span text:style-name="T116"> מחיצה</text:span><text:span text:style-name="T117"> </text:span><text:span text:style-name="T116">כתיקנה</text:span><text:span text:style-name="T117"> </text:span><text:span text:style-name="T120">(</text:span><text:span text:style-name="T121">כלומר: היכא</text:span><text:span text:style-name="T118"> </text:span><text:span text:style-name="T121">דמעיקרא</text:span><text:span text:style-name="T118"> </text:span><text:span text:style-name="T121">כי</text:span><text:span text:style-name="T118"> </text:span><text:span text:style-name="T121">אקדשה</text:span><text:span text:style-name="T118"> </text:span><text:span text:style-name="T121">לשם</text:span><text:span text:style-name="T118"> </text:span><text:span text:style-name="T121">קדושת</text:span><text:span text:style-name="T118"> </text:span><text:span text:style-name="T121">פנים</text:span><text:span text:style-name="T118"> </text:span><text:span text:style-name="T121">- אקדשה</text:span><text:span text:style-name="T118"> </text:span><text:span text:style-name="T121">להקריבה</text:span><text:span text:style-name="T118"> </text:span><text:span text:style-name="T121">בעצמה, דהיינו</text:span><text:span text:style-name="T118"> </text:span><text:span text:style-name="T121">'מחיצה</text:span><text:span text:style-name="T118"> </text:span><text:span text:style-name="T121">כתיקנה', התם</text:span><text:span text:style-name="T118"> </text:span><text:span text:style-name="T121">כי</text:span><text:span text:style-name="T118"> </text:span><text:span text:style-name="T121">שינה</text:span><text:span text:style-name="T118"> </text:span><text:span text:style-name="T121">בה</text:span><text:span text:style-name="T120">)</text:span><text:span text:style-name="T116"> - </text:span><text:span text:style-name="T120">(</text:span><text:span text:style-name="T121">משום</text:span><text:span text:style-name="T118"> </text:span><text:span text:style-name="T121">הכי</text:span><text:span text:style-name="T120">)</text:span><text:span text:style-name="T116"> פסלה, </text:span><text:span text:style-name="T120">(</text:span><text:span text:style-name="T121">אבל</text:span><text:span text:style-name="T118"> </text:span><text:span text:style-name="T121">עולת</text:span><text:span text:style-name="T118"> </text:span><text:span text:style-name="T121">במת</text:span><text:span text:style-name="T118"> </text:span><text:span text:style-name="T121">יחיד, הואיל</text:span><text:span text:style-name="T118"> </text:span><text:span text:style-name="T121">והוקדשה</text:span><text:span text:style-name="T118"> </text:span><text:span text:style-name="T121">תחילה</text:span><text:span text:style-name="T120">)</text:span><text:span text:style-name="T116"> שלא</text:span><text:span text:style-name="T117"> </text:span><text:span text:style-name="T116">כתיקנה</text:span><text:span text:style-name="T117"> </text:span><text:span text:style-name="T120">(</text:span><text:span text:style-name="T121">להקריבה</text:span><text:span text:style-name="T118"> </text:span><text:span text:style-name="T121">בחוץ</text:span><text:span text:style-name="T120">)</text:span><text:span text:style-name="T116"> - </text:span><text:span text:style-name="T120">(</text:span><text:span text:style-name="T121">כי</text:span><text:span text:style-name="T118"> </text:span><text:span text:style-name="T121">הכניסה</text:span><text:span text:style-name="T118"> </text:span><text:span text:style-name="T121">לאחר</text:span><text:span text:style-name="T118"> </text:span><text:span text:style-name="T121">מכן</text:span><text:span text:style-name="T118"> </text:span><text:span text:style-name="T121">בפנים</text:span><text:span text:style-name="T118"> </text:span><text:span text:style-name="T121">ושחטה</text:span><text:span text:style-name="T118"> </text:span><text:span text:style-name="T121">בדרום</text:span><text:span text:style-name="T118"> </text:span><text:span text:style-name="T121">או</text:span><text:span text:style-name="T118"> </text:span><text:span text:style-name="T121">יצאת</text:span><text:span text:style-name="T120">)</text:span><text:span text:style-name="T116"> לא</text:span><text:span text:style-name="T117"> </text:span><text:span text:style-name="T116">פסלה</text:span><text:span text:style-name="T117"> </text:span><text:span text:style-name="T120">(</text:span><text:span text:style-name="T121">ואם</text:span><text:span text:style-name="T118"> </text:span><text:span text:style-name="T121">עלתה</text:span><text:span text:style-name="T118"> </text:span><text:span text:style-name="T121">לא</text:span><text:span text:style-name="T118"> </text:span><text:span text:style-name="T121">תרד, דהא</text:span><text:span text:style-name="T118"> </text:span><text:span text:style-name="T121">דאמרינן</text:span><text:span text:style-name="T118"> </text:span><text:span text:style-name="T121">דנפסלת</text:span><text:span text:style-name="T118"> </text:span><text:span text:style-name="T121">בדרום</text:span><text:span text:style-name="T118"> </text:span><text:span text:style-name="T121">או</text:span><text:span text:style-name="T118"> </text:span><text:span text:style-name="T121">ביוצא</text:span><text:span text:style-name="T118"> </text:span><text:span text:style-name="T121">- היינו</text:span><text:span text:style-name="T118"> </text:span><text:span text:style-name="T121">כשנכנסה</text:span><text:span text:style-name="T118"> </text:span><text:span text:style-name="T121">תחילה</text:span><text:span text:style-name="T118"> </text:span><text:span text:style-name="T121">למחיצת</text:span><text:span text:style-name="T118"> </text:span><text:span text:style-name="T121">עזרה, דהיינו</text:span><text:span text:style-name="T118"> </text:span><text:span text:style-name="T121">'כתיקנה'</text:span><text:span text:style-name="T120">)</text:span><text:span text:style-name="T116">, או</text:span><text:span text:style-name="T117"> </text:span><text:span text:style-name="T116">דילמא: אפילו</text:span><text:span text:style-name="T117"> </text:span><text:span text:style-name="T116">לרב</text:span><text:span text:style-name="T117"> </text:span><text:span text:style-name="T116">יוסף</text:span><text:span text:style-name="T117"> </text:span><text:span text:style-name="T116">דאמר</text:span><text:span text:style-name="T117"> </text:span><text:span text:style-name="T120">(</text:span><text:span text:style-name="T121">בעולת</text:span><text:span text:style-name="T118"> </text:span><text:span text:style-name="T121">פנים</text:span><text:span text:style-name="T118"> </text:span><text:span text:style-name="T121">אי</text:span><text:span text:style-name="T118"> </text:span><text:span text:style-name="T121">שינה</text:span><text:span text:style-name="T118"> </text:span><text:span text:style-name="T121">בה</text:span><text:span text:style-name="T120">)</text:span><text:span text:style-name="T116"> אם</text:span><text:span text:style-name="T117"> </text:span><text:span text:style-name="T116">עלתה</text:span><text:span text:style-name="T117"> </text:span><text:span text:style-name="T116">לא</text:span><text:span text:style-name="T117"> </text:span><text:span text:style-name="T116">תרד: מחיצה</text:span><text:span text:style-name="T117"> </text:span><text:span text:style-name="T116">כתיקנה</text:span><text:span text:style-name="T117"> </text:span><text:span text:style-name="T120">(</text:span><text:span text:style-name="T121">היינו</text:span><text:span text:style-name="T118"> </text:span><text:span text:style-name="T121">טעמא: דכיון</text:span><text:span text:style-name="T118"> </text:span><text:span text:style-name="T121">שהקדישה</text:span><text:span text:style-name="T118"> </text:span><text:span text:style-name="T121">להקריבה</text:span><text:span text:style-name="T118"> </text:span><text:span text:style-name="T121">במחיצת</text:span><text:span text:style-name="T118"> </text:span><text:span text:style-name="T121">העזרה, דהיינו</text:span><text:span text:style-name="T118"> </text:span><text:span text:style-name="T121">כתיקונה</text:span><text:span text:style-name="T120">)</text:span><text:span text:style-name="T116"> – קלטה</text:span><text:span text:style-name="T117"> </text:span><text:span text:style-name="T120">(</text:span><text:span text:style-name="T121">קלט</text:span><text:span text:style-name="T118"> </text:span><text:span text:style-name="T121">לה</text:span><text:span text:style-name="T118"> </text:span><text:span text:style-name="T121">מזבח</text:span><text:span text:style-name="T118"> </text:span><text:span text:style-name="T121">דאם</text:span><text:span text:style-name="T118"> </text:span><text:span text:style-name="T121">עלתה</text:span><text:span text:style-name="T118"> </text:span><text:span text:style-name="T121">לא</text:span><text:span text:style-name="T118"> </text:span><text:span text:style-name="T121">תרד</text:span><text:span text:style-name="T120">)</text:span><text:span text:style-name="T116">, </text:span><text:span text:style-name="T120">(</text:span><text:span text:style-name="T121">אבל</text:span><text:span text:style-name="T2"> </text:span><text:span text:style-name="T29">עולת</text:span><text:span text:style-name="T2"> </text:span><text:span text:style-name="T29">במת</text:span><text:span text:style-name="T2"> </text:span><text:span text:style-name="T29">יחיד</text:span><text:span text:style-name="T2"> </text:span><text:span text:style-name="T29">שהוקדשה</text:span><text:span text:style-name="T2"> </text:span><text:span text:style-name="T29">תחלה</text:span><text:span text:style-name="T120">)</text:span><text:span text:style-name="T116"> שלא</text:span><text:span text:style-name="T117"> </text:span><text:span text:style-name="T116">כתיקנה</text:span><text:span text:style-name="T117"> </text:span><text:span text:style-name="T120">(</text:span><text:span text:style-name="T121">ואחר</text:span><text:span text:style-name="T118"> </text:span><text:span text:style-name="T121">כך</text:span><text:span text:style-name="T118"> </text:span><text:span text:style-name="T121">הכניסה</text:span><text:span text:style-name="T118"> </text:span><text:span text:style-name="T121">בפנים, דהיינו</text:span><text:span text:style-name="T118"> </text:span><text:span text:style-name="T121">'מחיצה</text:span><text:span text:style-name="T118"> </text:span><text:span text:style-name="T121">שלא</text:span><text:span text:style-name="T118"> </text:span><text:span text:style-name="T121">כתיקנה', ויצאת</text:span><text:span text:style-name="T118"> </text:span><text:span text:style-name="T121">או</text:span><text:span text:style-name="T118"> </text:span><text:span text:style-name="T121">נשחטה</text:span><text:span text:style-name="T118"> </text:span><text:span text:style-name="T121">בדרום</text:span><text:span text:style-name="T120">)</text:span><text:span text:style-name="T116"> - </text:span><text:span text:style-name="T120">(</text:span><text:span text:style-name="T121">אם</text:span><text:span text:style-name="T118"> </text:span><text:span text:style-name="T121">עלתה</text:span><text:span text:style-name="T118"> – </text:span><text:span text:style-name="T121">תרד:</text:span><text:span text:style-name="T120">)</text:span><text:span text:style-name="T116"> לא</text:span><text:span text:style-name="T117"> </text:span><text:span text:style-name="T116">קלטה</text:span><text:span text:style-name="T117"> </text:span><text:span text:style-name="T120">(</text:span><text:span text:style-name="T121">דלא</text:span><text:span text:style-name="T118"> </text:span><text:span text:style-name="T121">קלט</text:span><text:span text:style-name="T118"> </text:span><text:span text:style-name="T121">מזבח</text:span><text:span text:style-name="T118"> </text:span><text:span text:style-name="T121">ולא</text:span><text:span text:style-name="T118"> </text:span><text:span text:style-name="T121">אתאי</text:span><text:span text:style-name="T118"> </text:span><text:span text:style-name="T121">תחילה</text:span><text:span text:style-name="T118"> </text:span><text:span text:style-name="T121">למחיצת</text:span><text:span text:style-name="T118"> </text:span><text:span text:style-name="T121">עזרה</text:span><text:span text:style-name="T118"> </text:span><text:span text:style-name="T121">כתיקנה</text:span><text:span text:style-name="T120">)</text:span><text:span text:style-name="T116">? </text:span></text:p>
      <text:p text:style-name="P25">תיקו. <text:span text:style-name="T27">(</text:span><text:span text:style-name="T29">ומדקמבעיא</text:span><text:span text:style-name="T2"> </text:span><text:span text:style-name="T29">ליה</text:span><text:span text:style-name="T2"> </text:span><text:span text:style-name="T29">אליבא</text:span><text:span text:style-name="T2"> </text:span><text:span text:style-name="T29">דתרוייהו</text:span><text:span text:style-name="T2"> </text:span><text:span text:style-name="T29">- שמע</text:span><text:span text:style-name="T2"> </text:span><text:span text:style-name="T29">מינה</text:span><text:span text:style-name="T2"> </text:span><text:span text:style-name="T29">דבשינוי</text:span><text:span text:style-name="T2"> </text:span><text:span text:style-name="T29">מקום</text:span><text:span text:style-name="T2"> </text:span><text:span text:style-name="T29">שחיטה</text:span><text:span text:style-name="T2"> </text:span><text:span text:style-name="T29">דעולת</text:span><text:span text:style-name="T2"> </text:span><text:span text:style-name="T29">פנים</text:span><text:span text:style-name="T2"> </text:span><text:span text:style-name="T29">נמי</text:span><text:span text:style-name="T2"> </text:span><text:span text:style-name="T29">לא</text:span><text:span text:style-name="T2"> </text:span><text:span text:style-name="T29">פשיטא</text:span><text:span text:style-name="T2"> </text:span><text:span text:style-name="T29">ליה</text:span><text:span text:style-name="T2"> </text:span><text:span text:style-name="T29">אי</text:span><text:span text:style-name="T2"> </text:span><text:span text:style-name="T29">כרבה</text:span><text:span text:style-name="T2"> </text:span><text:span text:style-name="T29">אי</text:span><text:span text:style-name="T2"> </text:span><text:span text:style-name="T29">כרב</text:span><text:span text:style-name="T2"> </text:span><text:span text:style-name="T29">יוסף.</text:span><text:span text:style-name="T27">)</text:span> </text:p>
      <text:p text:style-name="P25"/>
      <text:p text:style-name="P20">אמר<text:span text:style-name="T1"> </text:span>רב<text:span text:style-name="T1"> </text:span>גידל<text:span text:style-name="T1"> </text:span>אמר<text:span text:style-name="T1"> </text:span>רב: זריקת<text:span text:style-name="T1"> </text:span>פיגול<text:span text:style-name="T1"> </text:span><text:span text:style-name="T27">(</text:span><text:span text:style-name="T29">שחישב</text:span><text:span text:style-name="T2"> </text:span><text:span text:style-name="T29">בשחיטה</text:span><text:span text:style-name="T2"> </text:span><text:span text:style-name="T29">לפגל</text:span><text:span text:style-name="T2"> </text:span><text:span text:style-name="T29">הזבח, ופגל</text:span><text:span text:style-name="T2"> </text:span><text:span text:style-name="T29">נמי</text:span><text:span text:style-name="T2"> </text:span><text:span text:style-name="T29">בזריקה, והשתא</text:span><text:span text:style-name="T2"> </text:span><text:span text:style-name="T29">הוקבעה</text:span><text:span text:style-name="T2"> </text:span><text:span text:style-name="T29">לפיגול</text:span><text:span text:style-name="T2"> </text:span><text:span text:style-name="T29">שיש</text:span><text:span text:style-name="T2"> </text:span><text:span text:style-name="T29">בו</text:span><text:span text:style-name="T2"> </text:span><text:span text:style-name="T29">כרת</text:span><text:span text:style-name="T27">)</text:span> אינו<text:span text:style-name="T1"> </text:span>מוציא<text:span text:style-name="T1"> </text:span>מידי<text:span text:style-name="T1"> </text:span>מעילה<text:span text:style-name="T1"> </text:span>בקדשי<text:span text:style-name="T1"> </text:span>קדשים<text:span text:style-name="T1"> </text:span><text:span text:style-name="T27">(</text:span><text:span text:style-name="T29">כלומר: דזריקת</text:span><text:span text:style-name="T2"> </text:span><text:span text:style-name="T29">פיגול</text:span><text:span text:style-name="T2"> </text:span><text:span text:style-name="T29">אינה</text:span><text:span text:style-name="T2"> </text:span><text:span text:style-name="T29">חשובה</text:span><text:span text:style-name="T2"> </text:span><text:span text:style-name="T29">כל</text:span><text:span text:style-name="T2"> </text:span><text:span text:style-name="T29">כך</text:span><text:span text:style-name="T2"> </text:span><text:span text:style-name="T29">שתוציא</text:span><text:span text:style-name="T2"> </text:span><text:span text:style-name="T29">בשר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כזריקה</text:span><text:span text:style-name="T2"> </text:span><text:span text:style-name="T29">כשרה, דקיימא</text:span><text:span text:style-name="T2"> </text:span><text:span text:style-name="T29">לן</text:span><text:span text:style-name="T2"> </text:span><text:span text:style-name="T29">דמאחר</text:span><text:span text:style-name="T2"> </text:span><text:span text:style-name="T29">שנזרק</text:span><text:span text:style-name="T2"> </text:span><text:span text:style-name="T29">הדם</text:span><text:span text:style-name="T2"> </text:span><text:span text:style-name="T29">כראוי</text:span><text:span text:style-name="T2"> </text:span><text:span text:style-name="T29">- יש</text:span><text:span text:style-name="T2"> </text:span><text:span text:style-name="T29">בבשר</text:span><text:span text:style-name="T2"> </text:span><text:span text:style-name="T29">היתר</text:span><text:span text:style-name="T2"> </text:span><text:span text:style-name="T29">לכהנים</text:span><text:span text:style-name="T2"> </text:span><text:span text:style-name="T29">ואין</text:span><text:span text:style-name="T2"> </text:span><text:span text:style-name="T29">מועלין</text:span><text:span text:style-name="T2"> </text:span><text:span text:style-name="T29">בו, אבל</text:span><text:span text:style-name="T2"> </text:span><text:span text:style-name="T29">הכא</text:span><text:span text:style-name="T2"> </text:span><text:span text:style-name="T29">- כיון</text:span><text:span text:style-name="T2"> </text:span><text:span text:style-name="T29">דפיגל</text:span><text:span text:style-name="T2"> </text:span><text:span text:style-name="T29">בזריקה</text:span><text:span text:style-name="T2"> </text:span><text:span text:style-name="T29">- לא</text:span><text:span text:style-name="T2"> </text:span><text:span text:style-name="T29">יצא</text:span><text:span text:style-name="T2"> </text:span><text:span text:style-name="T29">הבשר</text:span><text:span text:style-name="T2"> </text:span><text:span text:style-name="T29">מידי</text:span><text:span text:style-name="T2"> </text:span><text:span text:style-name="T29">מעילה, דהא</text:span><text:span text:style-name="T2"> </text:span><text:span text:style-name="T29">לא</text:span><text:span text:style-name="T2"> </text:span><text:span text:style-name="T29">חזי</text:span><text:span text:style-name="T2"> </text:span><text:span text:style-name="T29">לכהנים</text:span><text:span text:style-name="T27">)</text:span>, ואינו<text:span text:style-name="T1"> </text:span>מביא<text:span text:style-name="T1"> </text:span><text:span text:style-name="T27">(</text:span><text:span text:style-name="T29">ואותה</text:span><text:span text:style-name="T2"> </text:span><text:span text:style-name="T29">זריקה</text:span><text:span text:style-name="T2"> </text:span><text:span text:style-name="T29">אינה</text:span><text:span text:style-name="T2"> </text:span><text:span text:style-name="T29">מביאה</text:span><text:span text:style-name="T2"> </text:span><text:span text:style-name="T29">האימורין</text:span><text:span text:style-name="T27">)</text:span> לידי<text:span text:style-name="T1"> </text:span>מעילה<text:span text:style-name="T1"> </text:span>בקדשים<text:span text:style-name="T1"> </text:span>קלים<text:span text:style-name="T1"> </text:span><text:span text:style-name="T27">(</text:span><text:span text:style-name="T29">כזריקה</text:span><text:span text:style-name="T2"> </text:span><text:span text:style-name="T29">כשרה, כדתנן</text:span><text:span text:style-name="T2"> </text:span><text:span text:style-name="T29">בסיפא</text:span><text:span text:style-name="T2"> </text:span><text:span text:style-name="T29">דמתניתין</text:span><text:span text:style-name="T2"> </text:span><text:span text:style-name="T29">'בקדשים</text:span><text:span text:style-name="T2"> </text:span><text:span text:style-name="T29">קלים</text:span><text:span text:style-name="T2"> </text:span><text:span text:style-name="T29">לאחר</text:span><text:span text:style-name="T2"> </text:span><text:span text:style-name="T29">זריקת</text:span><text:span text:style-name="T2"> </text:span><text:span text:style-name="T29">דמן</text:span><text:span text:style-name="T2"> </text:span><text:span text:style-name="T29">מועלין</text:span><text:span text:style-name="T2"> </text:span><text:span text:style-name="T29">באימורין</text:span><text:span text:style-name="T2"> </text:span><text:span text:style-name="T29">ואין</text:span><text:span text:style-name="T2"> </text:span><text:span text:style-name="T29">מועלין</text:span><text:span text:style-name="T2"> </text:span><text:span text:style-name="T29">בבשר' דלא</text:span><text:span text:style-name="T2"> </text:span><text:span text:style-name="T29">חשיבא</text:span><text:span text:style-name="T2"> </text:span><text:span text:style-name="T29">זריקא</text:span><text:span text:style-name="T2"> </text:span><text:span text:style-name="T29">כלל</text:span><text:span text:style-name="T2"> </text:span><text:span text:style-name="T29">לענין</text:span><text:span text:style-name="T2"> </text:span><text:span text:style-name="T29">מעילה</text:span><text:span text:style-name="T27">)</text:span>. </text:p>
      <text:p text:style-name="P48"><text:span text:style-name="T28">תוספות</text:span><text:span text:style-name="T1"> </text:span><text:span text:style-name="T28">ד"ה</text:span><text:span text:style-name="T1"> </text:span><text:span text:style-name="T28">אמר</text:span><text:span text:style-name="T1"> </text:span><text:span text:style-name="T28">רב</text:span><text:span text:style-name="T1"> </text:span><text:span text:style-name="T28">גידל</text:span><text:span text:style-name="T1"> </text:span><text:span text:style-name="T28">אמר</text:span><text:span text:style-name="T1"> </text:span><text:span text:style-name="T28">רב</text:span><text:span text:style-name="T1"> </text:span><text:span text:style-name="T28">זריקת</text:span><text:span text:style-name="T1"> </text:span><text:span text:style-name="T28">פיגול</text:span><text:span text:style-name="T1"> </text:span><text:span text:style-name="T28">אינו</text:span><text:span text:style-name="T1"> </text:span><text:span text:style-name="T28">מוציא</text:span><text:span text:style-name="T1"> </text:span><text:span text:style-name="T28">מידי</text:span><text:span text:style-name="T1"> </text:span><text:span text:style-name="T28">מעילה</text:span><text:span text:style-name="T1"> </text:span><text:span text:style-name="T28">בקדשי</text:span><text:span text:style-name="T1"> </text:span><text:span text:style-name="T28">קדשים. </text:span></text:p>
      <text:p text:style-name="P48"><text:span text:style-name="T28">פירוש: אם</text:span><text:span text:style-name="T1"> </text:span><text:span text:style-name="T28">שחט</text:span><text:span text:style-name="T1"> </text:span><text:span text:style-name="T28">בפיגול</text:span><text:span text:style-name="T1"> </text:span><text:span text:style-name="T28">ואחר</text:span><text:span text:style-name="T1"> </text:span><text:span text:style-name="T28">כך</text:span><text:span text:style-name="T1"> </text:span><text:span text:style-name="T28">זרק</text:span><text:span text:style-name="T1"> </text:span><text:span text:style-name="T28">סתם</text:span><text:span text:style-name="T1"> </text:span><text:span text:style-name="T28">- אין</text:span><text:span text:style-name="T1"> </text:span><text:span text:style-name="T28">הזריקה</text:span><text:span text:style-name="T1"> </text:span><text:span text:style-name="T28">מוציאתו</text:span><text:span text:style-name="T1"> </text:span><text:span text:style-name="T28">מידי</text:span><text:span text:style-name="T1"> </text:span><text:span text:style-name="T28">מעילה</text:span><text:span text:style-name="T1"> </text:span><text:span text:style-name="T28">דניקרי</text:span><text:span text:style-name="T1"> </text:span><text:span text:style-name="T28">ביה</text:span><text:span text:style-name="T1"> </text:span><text:span text:style-name="T28">היתר</text:span><text:span text:style-name="T1"> </text:span><text:span text:style-name="T28">לכהנים, אף</text:span><text:span text:style-name="T1"> </text:span><text:span text:style-name="T28">על</text:span><text:span text:style-name="T1"> </text:span><text:span text:style-name="T28">גב</text:span><text:span text:style-name="T1"> </text:span><text:span text:style-name="T28">דמהניא</text:span><text:span text:style-name="T1"> </text:span><text:span text:style-name="T28">זריקה</text:span><text:span text:style-name="T1"> </text:span><text:span text:style-name="T28">לאקבועי</text:span><text:span text:style-name="T1"> </text:span><text:span text:style-name="T28">בפיגול, דדרשינן</text:span><text:span text:style-name="T1"> </text:span><text:span text:style-name="T28">(זבחים</text:span><text:span text:style-name="T1"> </text:span><text:span text:style-name="T28">דף</text:span><text:span text:style-name="T1"> </text:span><text:span text:style-name="T28">כח:) 'כהרצאת</text:span><text:span text:style-name="T1"> </text:span><text:span text:style-name="T28">כשר</text:span><text:span text:style-name="T1"> </text:span><text:span text:style-name="T28">כך</text:span><text:span text:style-name="T1"> </text:span><text:span text:style-name="T28">הרצאת</text:span><text:span text:style-name="T1"> </text:span><text:span text:style-name="T28">פסול', אלמא</text:span><text:span text:style-name="T1"> </text:span><text:span text:style-name="T28">בעינא</text:span><text:span text:style-name="T1"> </text:span><text:span text:style-name="T28">בפיגול</text:span><text:span text:style-name="T1"> </text:span><text:span text:style-name="T28">קריבת</text:span><text:span text:style-name="T1"> </text:span><text:span text:style-name="T28">מתירין</text:span><text:span text:style-name="T1"> </text:span><text:span text:style-name="T28">בהכשר; סלקא</text:span><text:span text:style-name="T1"> </text:span><text:span text:style-name="T28">דעתך</text:span><text:span text:style-name="T1"> </text:span><text:span text:style-name="T28">אמינא</text:span><text:span text:style-name="T1"> </text:span><text:span text:style-name="T28">דכמו</text:span><text:span text:style-name="T1"> </text:span><text:span text:style-name="T28">כן</text:span><text:span text:style-name="T1"> </text:span><text:span text:style-name="T28">חשבה</text:span><text:span text:style-name="T1"> </text:span><text:span text:style-name="T28">רחמנא</text:span><text:span text:style-name="T1"> </text:span><text:span text:style-name="T28">זריקה</text:span><text:span text:style-name="T1"> </text:span><text:span text:style-name="T28">להוציא</text:span><text:span text:style-name="T1"> </text:span><text:span text:style-name="T28">מידי</text:span><text:span text:style-name="T1"> </text:span><text:span text:style-name="T28">מעילה</text:span><text:span text:style-name="T1"> </text:span><text:span text:style-name="T28">ולהביאו</text:span><text:span text:style-name="T1"> </text:span><text:span text:style-name="T28">למהוי</text:span><text:span text:style-name="T1"> </text:span><text:span text:style-name="T28">כאילו</text:span><text:span text:style-name="T1"> </text:span><text:span text:style-name="T28">תובע</text:span><text:span text:style-name="T1"> </text:span><text:span text:style-name="T28">חלק</text:span><text:span text:style-name="T1"> </text:span><text:span text:style-name="T28">גבוה</text:span><text:span text:style-name="T1"> </text:span><text:span text:style-name="T28">- קא</text:span><text:span text:style-name="T1"> </text:span><text:span text:style-name="T28">משמע</text:span><text:span text:style-name="T1"> </text:span><text:span text:style-name="T28">לן</text:span><text:span text:style-name="T1"> </text:span><text:span text:style-name="T28">רב</text:span><text:span text:style-name="T1"> </text:span><text:span text:style-name="T28">גידל</text:span><text:span text:style-name="T1"> </text:span><text:span text:style-name="T28">דתרתי</text:span><text:span text:style-name="T1"> </text:span><text:span text:style-name="T28">לא</text:span><text:span text:style-name="T1"> </text:span><text:span text:style-name="T28">עבדי: לאקבועי</text:span><text:span text:style-name="T1"> </text:span><text:span text:style-name="T28">בפיגול</text:span><text:span text:style-name="T1"> </text:span><text:span text:style-name="T28">ולהוציא</text:span><text:span text:style-name="T1"> </text:span><text:span text:style-name="T28">מידי</text:span><text:span text:style-name="T1"> </text:span><text:span text:style-name="T28">מעילה: </text:span></text:p>
      <text:p text:style-name="P20">יתיב<text:span text:style-name="T1"> </text:span>אביי<text:span text:style-name="T1"> </text:span>וקאמר<text:span text:style-name="T1"> </text:span>לה<text:span text:style-name="T1"> </text:span>להא<text:span text:style-name="T1"> </text:span>שמעתא<text:span text:style-name="T1"> </text:span><text:span text:style-name="T27">(</text:span><text:span text:style-name="T29">דרב</text:span><text:span text:style-name="T2"> </text:span><text:span text:style-name="T29">גידל</text:span><text:span text:style-name="T27">)</text:span>; איתיביה<text:span text:style-name="T1"> </text:span>רב<text:span text:style-name="T1"> </text:span>פפא<text:span text:style-name="T1"> </text:span>לאביי<text:span text:style-name="T1"> </text:span><text:span text:style-name="T30">[מנחות</text:span><text:span text:style-name="T3"> </text:span><text:span text:style-name="T30">פ"ז</text:span><text:span text:style-name="T3"> </text:span><text:span text:style-name="T30">מ"ג]</text:span>: '<text:span text:style-name="T105">השוחט</text:span><text:span text:style-name="T106"> </text:span><text:span text:style-name="T105">את</text:span><text:span text:style-name="T106"> </text:span><text:span text:style-name="T105">התודה</text:span><text:span text:style-name="T106"> </text:span><text:span text:style-name="T105">לפנים</text:span><text:span text:style-name="T106"> </text:span><text:span text:style-name="T105">ולחמה</text:span><text:span text:style-name="T106"> </text:span><text:span text:style-name="T105">חוץ</text:span><text:span text:style-name="T106"> </text:span><text:span text:style-name="T105">לחומה* - לא</text:span><text:span text:style-name="T106"> </text:span><text:span text:style-name="T105">קדש</text:span><text:span text:style-name="T106"> </text:span><text:span text:style-name="T105">את</text:span><text:span text:style-name="T106"> </text:span><text:span text:style-name="T105">הלחם</text:span><text:span text:style-name="T106"> </text:span><text:span text:style-name="T27">(</text:span><text:span text:style-name="T29">דכתיב</text:span><text:span text:style-name="T2"> </text:span><text:span text:style-name="T33">על</text:span><text:span text:style-name="T2"> </text:span><text:span text:style-name="T33">זבח</text:span><text:span text:style-name="T2"> </text:span><text:span text:style-name="T33">התודה</text:span><text:span text:style-name="T2"> </text:span><text:span text:style-name="T33">חלות</text:span><text:span text:style-name="T2"> </text:span><text:span text:style-name="T30">(ויקרא</text:span><text:span text:style-name="T3"> </text:span><text:span text:style-name="T30">ז,יב)</text:span><text:span text:style-name="T29"> ובעינן</text:span><text:span text:style-name="T2"> </text:span><text:span text:style-name="T29">'על' בסמוך</text:span><text:span text:style-name="T27">)</text:span><text:span text:style-name="T105">; שחטה</text:span><text:span text:style-name="T106"> </text:span><text:span text:style-name="T105">עד</text:span><text:span text:style-name="T106"> </text:span><text:span text:style-name="T105">שלא</text:span><text:span text:style-name="T106"> </text:span><text:span text:style-name="T105">קרמו</text:span><text:span text:style-name="T106"> </text:span><text:span text:style-name="T105">פניה</text:span><text:span text:style-name="T106"> </text:span><text:span text:style-name="T105">בתנור, ואפילו</text:span><text:span text:style-name="T106"> </text:span><text:span text:style-name="T105">קרמו</text:span><text:span text:style-name="T106"> </text:span><text:span text:style-name="T105">כולן</text:span><text:span text:style-name="T106"> </text:span><text:span text:style-name="T105">חוץ</text:span><text:span text:style-name="T106"> </text:span><text:span text:style-name="T105">מאחת</text:span><text:span text:style-name="T106"> </text:span><text:span text:style-name="T105">מהן</text:span><text:span text:style-name="T106"> </text:span><text:span text:style-name="T105">- לא</text:span><text:span text:style-name="T106"> </text:span><text:span text:style-name="T105">קדש</text:span><text:span text:style-name="T106"> </text:span><text:span text:style-name="T105">הלחם</text:span><text:span text:style-name="T106"> </text:span><text:span text:style-name="T27">(</text:span><text:span text:style-name="T29">דבעינן</text:span><text:span text:style-name="T2"> </text:span><text:span text:style-name="T29">בשעת</text:span><text:span text:style-name="T2"> </text:span><text:span text:style-name="T29">זביחה</text:span><text:span text:style-name="T2"> </text:span><text:span text:style-name="T29">שיהא</text:span><text:span text:style-name="T2"> </text:span><text:span text:style-name="T29">כל</text:span><text:span text:style-name="T2"> </text:span><text:span text:style-name="T29">הלחם</text:span><text:span text:style-name="T2"> </text:span><text:span text:style-name="T29">ראוי</text:span><text:span text:style-name="T27">)</text:span><text:span text:style-name="T105">; שחטה</text:span><text:span text:style-name="T106"> </text:span><text:span text:style-name="T105">חוץ</text:span><text:span text:style-name="T106"> </text:span><text:span text:style-name="T105">לזמנה</text:span><text:span text:style-name="T106"> </text:span><text:span text:style-name="T27">(</text:span><text:span text:style-name="T29">דחישב</text:span><text:span text:style-name="T2"> </text:span><text:span text:style-name="T29">עליה</text:span><text:span text:style-name="T2"> </text:span><text:span text:style-name="T29">בשעת</text:span><text:span text:style-name="T2"> </text:span><text:span text:style-name="T29">שחיטה</text:span><text:span text:style-name="T2"> </text:span><text:span text:style-name="T29">לאוכלה</text:span><text:span text:style-name="T2"> </text:span><text:span text:style-name="T29">חוץ</text:span><text:span text:style-name="T2"> </text:span><text:span text:style-name="T29">לזמנה</text:span><text:span text:style-name="T27">)</text:span><text:span text:style-name="T105"> וחוץ</text:span><text:span text:style-name="T106"> </text:span><text:span text:style-name="T105">למקומה</text:span><text:span text:style-name="T106"> </text:span><text:span text:style-name="T27">(</text:span><text:span text:style-name="T29">או</text:span><text:span text:style-name="T2"> </text:span><text:span text:style-name="T29">חוץ</text:span><text:span text:style-name="T2"> </text:span><text:span text:style-name="T29">למקומה</text:span><text:span text:style-name="T27">)</text:span><text:span text:style-name="T105"> - קדש</text:span><text:span text:style-name="T106"> </text:span><text:span text:style-name="T105">הלחם</text:span>' <text:span text:style-name="T27">(</text:span><text:span text:style-name="T29">וקסלקא</text:span><text:span text:style-name="T2"> </text:span><text:span text:style-name="T29">דעתא</text:span><text:span text:style-name="T2"> 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זרק</text:span><text:span text:style-name="T2"> </text:span><text:span text:style-name="T29">במחשבת</text:span><text:span text:style-name="T2"> </text:span><text:span text:style-name="T29">פיגול</text:span><text:span text:style-name="T2"> <text:s/></text:span><text:span text:style-name="T29">קדש</text:span><text:span text:style-name="T2"> </text:span><text:span text:style-name="T29">הלחם</text:span><text:span text:style-name="T2"> </text:span><text:span text:style-name="T29">להכי</text:span><text:span text:style-name="T2"> </text:span><text:span text:style-name="T29">דמועלין</text:span><text:span text:style-name="T2"> </text:span><text:span text:style-name="T29">בו</text:span><text:span text:style-name="T27">)</text:span>, אלמא<text:span text:style-name="T1"> </text:span>פיגול<text:span text:style-name="T1"> </text:span>מייתי<text:span text:style-name="T1"> </text:span>לה<text:span text:style-name="T1"> </text:span>לידי<text:span text:style-name="T1"> </text:span>מעילה<text:span text:style-name="T1"> </text:span><text:span text:style-name="T27">(</text:span><text:span text:style-name="T29">בקדשים</text:span><text:span text:style-name="T2"> </text:span><text:span text:style-name="T29">קלים, וקשיא</text:span><text:span text:style-name="T2"> </text:span><text:span text:style-name="T29">לרב</text:span><text:span text:style-name="T2"> </text:span><text:span text:style-name="T29">גידל</text:span><text:span text:style-name="T2"> </text:span><text:span text:style-name="T29">דאמר</text:span><text:span text:style-name="T2"> </text:span><text:span text:style-name="T128">אינה</text:span><text:span text:style-name="T2"> </text:span><text:span text:style-name="T29">מביאה</text:span><text:span text:style-name="T2"> </text:span><text:span text:style-name="T29">לידי</text:span><text:span text:style-name="T2"> </text:span><text:span text:style-name="T29">מעילה</text:span><text:span text:style-name="T2"> </text:span><text:span text:style-name="T29">בקדשים</text:span><text:span text:style-name="T2"> </text:span><text:span text:style-name="T29">קלים</text:span><text:span text:style-name="T27">)</text:span>! </text:p>
      <text:p text:style-name="P52"><text:span text:style-name="T121">* </text:span><text:span text:style-name="T79">תוספות</text:span><text:span text:style-name="T76"> </text:span><text:span text:style-name="T63">ד"ה</text:span><text:span text:style-name="T67"> </text:span><text:span text:style-name="T63">ולחמה</text:span><text:span text:style-name="T67"> </text:span><text:span text:style-name="T63">חוץ</text:span><text:span text:style-name="T67"> </text:span><text:span text:style-name="T63">לחומה</text:span><text:span text:style-name="T67"> </text:span><text:span text:style-name="T63">לא</text:span><text:span text:style-name="T67"> </text:span><text:span text:style-name="T63">קדש</text:span><text:span text:style-name="T67"> </text:span><text:span text:style-name="T63">הלחם. דאין</text:span><text:span text:style-name="T67"> </text:span><text:span text:style-name="T63">הלחם</text:span><text:span text:style-name="T67"> </text:span><text:span text:style-name="T63">קדוש</text:span><text:span text:style-name="T67"> </text:span><text:span text:style-name="T63">אלא</text:span><text:span text:style-name="T67"> </text:span><text:span text:style-name="T63">בשחיטת</text:span><text:span text:style-name="T67"> </text:span><text:span text:style-name="T63">הזבח, והואיל</text:span><text:span text:style-name="T67"> </text:span><text:span text:style-name="T63">ובשעת</text:span><text:span text:style-name="T67"> </text:span><text:span text:style-name="T63">שחיטת</text:span><text:span text:style-name="T67"> </text:span><text:span text:style-name="T63">הזבח</text:span><text:span text:style-name="T67"> </text:span><text:span text:style-name="T63">לא</text:span><text:span text:style-name="T67"> </text:span><text:span text:style-name="T63">היה</text:span><text:span text:style-name="T67"> </text:span><text:span text:style-name="T63">תוך</text:span><text:span text:style-name="T67"> </text:span><text:span text:style-name="T63">לחומה</text:span><text:span text:style-name="T67"> </text:span><text:span text:style-name="T63">- לא</text:span><text:span text:style-name="T67"> </text:span><text:span text:style-name="T63">קדש</text:span><text:span text:style-name="T67"> </text:span><text:span text:style-name="T63">הלחם; ואפילו</text:span><text:span text:style-name="T67"> </text:span><text:span text:style-name="T63">קרמו</text:span><text:span text:style-name="T67"> </text:span><text:span text:style-name="T63">פניה</text:span><text:span text:style-name="T67"> </text:span><text:span text:style-name="T63">חוץ</text:span><text:span text:style-name="T67"> </text:span><text:span text:style-name="T63">מאחת</text:span><text:span text:style-name="T67"> </text:span><text:span text:style-name="T63">מהן</text:span><text:span text:style-name="T67"> </text:span><text:span text:style-name="T63">- לא</text:span><text:span text:style-name="T67"> </text:span><text:span text:style-name="T63">קדש</text:span><text:span text:style-name="T67"> </text:span><text:span text:style-name="T63">הלחם: דאין</text:span><text:span text:style-name="T67"> </text:span><text:span text:style-name="T63">שחיטת</text:span><text:span text:style-name="T67"> </text:span><text:span text:style-name="T63">תודה</text:span><text:span text:style-name="T67"> </text:span><text:span text:style-name="T63">מקדשת</text:span><text:span text:style-name="T67"> </text:span><text:span text:style-name="T63">לחמה</text:span><text:span text:style-name="T67"> </text:span><text:span text:style-name="T63">עד</text:span><text:span text:style-name="T67"> </text:span><text:span text:style-name="T63">שיקרמו</text:span><text:span text:style-name="T67"> </text:span><text:span text:style-name="T63">פניה, משום</text:span><text:span text:style-name="T67"> </text:span><text:span text:style-name="T63">ד'</text:span><text:span text:style-name="T72">לחם</text:span><text:span text:style-name="T63">' כתיב</text:span><text:span text:style-name="T67"> </text:span><text:span text:style-name="T64">(ויקרא</text:span><text:span text:style-name="T68"> </text:span><text:span text:style-name="T64">ז,יג)</text:span><text:span text:style-name="T63"> דמשמע</text:span><text:span text:style-name="T67"> </text:span><text:span text:style-name="T63">קרימת</text:span><text:span text:style-name="T67"> </text:span><text:span text:style-name="T63">פנים</text:span><text:span text:style-name="T67"> </text:span><text:span text:style-name="T63">קדש</text:span><text:span text:style-name="T67"> </text:span><text:span text:style-name="T63">הלחם.</text:span> </text:p>
      <text:p text:style-name="P25">אישתיק. </text:p>
      <text:p text:style-name="P25">כי<text:span text:style-name="T1"> </text:span>אתא<text:span text:style-name="T1"> </text:span><text:span text:style-name="T27">(</text:span><text:span text:style-name="T29">אביי</text:span><text:span text:style-name="T27">)</text:span> לקמיה<text:span text:style-name="T1"> </text:span>דרבי<text:span text:style-name="T1"> </text:span>אבא, אמר<text:span text:style-name="T1"> </text:span>ליה: <text:span text:style-name="T27">(</text:span><text:span text:style-name="T29">הא</text:span><text:span text:style-name="T2"> </text:span><text:span text:style-name="T29">דרב</text:span><text:span text:style-name="T2"> </text:span><text:span text:style-name="T29">פפא</text:span><text:span text:style-name="T2"> </text:span><text:span text:style-name="T29">לא</text:span><text:span text:style-name="T2"> </text:span><text:span text:style-name="T29">קשיא</text:span><text:span text:style-name="T2"> </text:span><text:span text:style-name="T29">לרב</text:span><text:span text:style-name="T2"> </text:span><text:span text:style-name="T29">גידל:</text:span><text:span text:style-name="T27">)</text:span> בזריקה<text:span text:style-name="T1"> </text:span><text:span text:style-name="T27">(</text:span><text:span text:style-name="T29">הא</text:span><text:span text:style-name="T2"> </text:span><text:span text:style-name="T29">דאמר</text:span><text:span text:style-name="T2"> </text:span><text:span text:style-name="T29">רב</text:span><text:span text:style-name="T2"> </text:span><text:span text:style-name="T29">גידל</text:span><text:span text:style-name="T2"> </text:span><text:span text:style-name="T29">דאינו</text:span><text:span text:style-name="T2"> </text:span><text:span text:style-name="T29">מביא</text:span><text:span text:style-name="T2"> </text:span><text:span text:style-name="T29">לידי</text:span><text:span text:style-name="T2"> </text:span><text:span text:style-name="T29">מעילה</text:span><text:span text:style-name="T2"> </text:span><text:span text:style-name="T29">- היינו</text:span><text:span text:style-name="T2"> </text:span><text:span text:style-name="T29">דפיגל</text:span><text:span text:style-name="T2"> </text:span><text:span text:style-name="T29">בזריקה</text:span><text:span text:style-name="T2"> </text:span><text:span text:style-name="T29">ממש, דהוי</text:span><text:span text:style-name="T2"> </text:span><text:span text:style-name="T29">פיגול</text:span><text:span text:style-name="T2"> </text:span><text:span text:style-name="T29">גמור; אבל</text:span><text:span text:style-name="T2"> </text:span><text:span text:style-name="T29">טעמא</text:span><text:span text:style-name="T2"> </text:span><text:span text:style-name="T29">דקדש</text:span><text:span text:style-name="T2"> </text:span><text:span text:style-name="T29">הלחם</text:span><text:span text:style-name="T2"> </text:span><text:soft-page-break/><text:span text:style-name="T29">כשפגל</text:span><text:span text:style-name="T2"> </text:span><text:span text:style-name="T29">בשחיטה</text:span><text:span text:style-name="T2"> </text:span><text:span text:style-name="T29">- משום</text:span><text:span text:style-name="T2"> </text:span><text:span text:style-name="T29">דשתק</text:span><text:span text:style-name="T2"> </text:span><text:span text:style-name="T29">בזריקה: דלא</text:span><text:span text:style-name="T2"> </text:span><text:span text:style-name="T29">פגל</text:span><text:span text:style-name="T2"> </text:span><text:span text:style-name="T29">בזריקה, הילכך</text:span><text:span text:style-name="T2"> </text:span><text:span text:style-name="T29">לא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גמור</text:span><text:span text:style-name="T2"> </text:span><text:span text:style-name="T29">בשחיטה</text:span><text:span text:style-name="T2"> </text:span><text:span text:style-name="T29">לחודה</text:span><text:span text:style-name="T2"> </text:span><text:span text:style-name="T29">- להכי</text:span><text:span text:style-name="T2"> </text:span><text:span text:style-name="T29">קדש</text:span><text:span text:style-name="T2"> </text:span><text:span text:style-name="T29">הלחם, ומועלין</text:span><text:span text:style-name="T2"> </text:span><text:span text:style-name="T29">בו</text:span><text:span text:style-name="T27">)</text:span>. </text:p>
      <text:p text:style-name="P25">אמר<text:span text:style-name="T1"> </text:span>ליה<text:span text:style-name="T1"> </text:span>רב<text:span text:style-name="T1"> </text:span>אשי<text:span text:style-name="T1"> </text:span>לרבא: והא<text:span text:style-name="T1"> </text:span>אמר<text:span text:style-name="T1"> </text:span>עולא<text:span text:style-name="T1"> </text:span><text:span text:style-name="T27">(</text:span><text:span text:style-name="T29">במסכת</text:span><text:span text:style-name="T2"> </text:span><text:span text:style-name="T29">זבחים</text:span><text:span text:style-name="T2"> </text:span><text:span text:style-name="T29">בפרק</text:span><text:span text:style-name="T2"> </text:span><text:span text:style-name="T29">'בית</text:span><text:span text:style-name="T2"> </text:span><text:span text:style-name="T29">שמאי' </text:span><text:span text:style-name="T30">(דף</text:span><text:span text:style-name="T3"> </text:span><text:span text:style-name="T30">מג.)</text:span><text:span text:style-name="T29">:</text:span><text:span text:style-name="T27">)</text:span>: קומץ<text:span text:style-name="T1"> </text:span>פיגול<text:span text:style-name="T1"> </text:span><text:span text:style-name="T27">(</text:span><text:span text:style-name="T29">שחישב</text:span><text:span text:style-name="T2"> </text:span><text:span text:style-name="T29">עליו</text:span><text:span text:style-name="T2"> </text:span><text:span text:style-name="T29">לפגל</text:span><text:span text:style-name="T2"> </text:span><text:span text:style-name="T29">בשעת</text:span><text:span text:style-name="T2"> </text:span><text:span text:style-name="T29">קמיצה*</text:span><text:span text:style-name="T27">)</text:span> שהעלו<text:span text:style-name="T1"> </text:span>לגבי<text:span text:style-name="T1"> </text:span>מזבח<text:span text:style-name="T1"> </text:span>- <text:span text:style-name="T27">(</text:span><text:span text:style-name="T29">כיון</text:span><text:span text:style-name="T2"> </text:span><text:span text:style-name="T29">שמשלה</text:span><text:span text:style-name="T2"> </text:span><text:span text:style-name="T29">בו</text:span><text:span text:style-name="T2"> </text:span><text:span text:style-name="T29">האור</text:span><text:span text:style-name="T27">)</text:span> פקע<text:span text:style-name="T1"> </text:span>פיגולו<text:span text:style-name="T1"> </text:span>ממנו<text:span text:style-name="T1"> </text:span><text:span text:style-name="T27">(</text:span><text:span text:style-name="T29">שאם</text:span><text:span text:style-name="T2"> </text:span><text:span text:style-name="T29">פקע</text:span><text:span text:style-name="T2"> </text:span><text:span text:style-name="T29">מיד</text:span><text:span text:style-name="T2"> </text:span><text:span text:style-name="T29">וירד</text:span><text:span text:style-name="T2"> </text:span><text:span text:style-name="T29">מעל</text:span><text:span text:style-name="T2"> </text:span><text:span text:style-name="T29">גבי</text:span><text:span text:style-name="T2"> </text:span><text:span text:style-name="T29">המזבח</text:span><text:span text:style-name="T2"> – </text:span><text:span text:style-name="T29">יעלה</text:span><text:span text:style-name="T27">)</text:span>, <text:span text:style-name="T27">(</text:span><text:span text:style-name="T29">מכל</text:span><text:span text:style-name="T2"> </text:span><text:span text:style-name="T29">מקום</text:span><text:span text:style-name="T2"> </text:span><text:span text:style-name="T29">קתני</text:span><text:span text:style-name="T2"> </text:span><text:span text:style-name="T29">'קומץ</text:span><text:span text:style-name="T2"> </text:span><text:span text:style-name="T29">פיגול': דפגל</text:span><text:span text:style-name="T2"> </text:span><text:span text:style-name="T29">בקמיצה</text:span><text:span text:style-name="T27">)</text:span> וקמיצה<text:span text:style-name="T1"> </text:span>היינו<text:span text:style-name="T1"> </text:span>שחיטה<text:span text:style-name="T1"> </text:span><text:span text:style-name="T27">(</text:span><text:span text:style-name="T29">ופיגול</text:span><text:span text:style-name="T2"> </text:span><text:span text:style-name="T29">דקמיצה</text:span><text:span text:style-name="T2"> </text:span><text:span text:style-name="T29">הוי</text:span><text:span text:style-name="T2"> </text:span><text:span text:style-name="T29">כמו</text:span><text:span text:style-name="T2"> </text:span><text:span text:style-name="T29">פיגול</text:span><text:span text:style-name="T2"> </text:span><text:span text:style-name="T29">דשחיטה: דהיכי</text:span><text:span text:style-name="T2"> </text:span><text:span text:style-name="T29">דקבע</text:span><text:span text:style-name="T2"> </text:span><text:span text:style-name="T29">פיגול</text:span><text:span text:style-name="T2"> </text:span><text:span text:style-name="T29">בקמיצה</text:span><text:span text:style-name="T2"> </text:span><text:span text:style-name="T29">לחודה</text:span><text:span text:style-name="T2"> </text:span><text:span text:style-name="T29">- הכי</text:span><text:span text:style-name="T2"> </text:span><text:span text:style-name="T29">נמי</text:span><text:span text:style-name="T2"> </text:span><text:span text:style-name="T29">מיקבע</text:span><text:span text:style-name="T2"> </text:span><text:span text:style-name="T29">פיגול</text:span><text:span text:style-name="T2"> </text:span><text:span text:style-name="T29">בשחיטה</text:span><text:span text:style-name="T2"> </text:span><text:span text:style-name="T29">לחודה, אלמא</text:span><text:span text:style-name="T2"> </text:span><text:span text:style-name="T29">דבשחיטה</text:span><text:span text:style-name="T2"> </text:span><text:span text:style-name="T29">לחודה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גמור, וקתני</text:span><text:span text:style-name="T2"> </text:span><text:span text:style-name="T29">'קדש</text:span><text:span text:style-name="T2"> </text:span><text:span text:style-name="T29">הלחם': שמביאו</text:span><text:span text:style-name="T2"> </text:span><text:span text:style-name="T29">לידי</text:span><text:span text:style-name="T2"> </text:span><text:span text:style-name="T29">מעילה, אלמא</text:span><text:span text:style-name="T2"> </text:span><text:span text:style-name="T29">דפיגול</text:span><text:span text:style-name="T2"> </text:span><text:span text:style-name="T29">מייתי</text:span><text:span text:style-name="T2"> </text:span><text:span text:style-name="T29">קדשים</text:span><text:span text:style-name="T2"> </text:span><text:span text:style-name="T29">לידי</text:span><text:span text:style-name="T2"> </text:span><text:span text:style-name="T29">מעילה, וקשיא</text:span><text:span text:style-name="T2"> </text:span><text:span text:style-name="T29">לרב</text:span><text:span text:style-name="T2"> </text:span><text:span text:style-name="T29">גידל</text:span><text:span text:style-name="T27">)</text:span>! </text:p>
      <text:p text:style-name="P25"><text:span text:style-name="T27">(</text:span><text:span text:style-name="T29">*והוא</text:span><text:span text:style-name="T2"> </text:span><text:span text:style-name="T29">הדין</text:span><text:span text:style-name="T2"> </text:span><text:span text:style-name="T29">נמי</text:span><text:span text:style-name="T2"> </text:span><text:span text:style-name="T29">לאיברי</text:span><text:span text:style-name="T2"> </text:span><text:span text:style-name="T29">פיגול</text:span><text:span text:style-name="T2"> </text:span><text:span text:style-name="T29">שהעלן</text:span><text:span text:style-name="T2"> </text:span><text:span text:style-name="T29">לגבי</text:span><text:span text:style-name="T2"> </text:span><text:span text:style-name="T29">המזבח: כיון</text:span><text:span text:style-name="T2"> </text:span><text:span text:style-name="T29">שמשלה</text:span><text:span text:style-name="T2"> </text:span><text:span text:style-name="T29">בהן</text:span><text:span text:style-name="T2"> </text:span><text:span text:style-name="T29">האור</text:span><text:span text:style-name="T2"> </text:span><text:span text:style-name="T29">- פקע</text:span><text:span text:style-name="T2"> </text:span><text:span text:style-name="T29">פיגולן</text:span><text:span text:style-name="T2"> </text:span><text:span text:style-name="T29">מהן; והאי</text:span><text:span text:style-name="T2"> </text:span><text:span text:style-name="T29">דנקט</text:span><text:span text:style-name="T2"> </text:span><text:span text:style-name="T29">'קומץ</text:span><text:span text:style-name="T2"> </text:span><text:span text:style-name="T29">פיגול' משום</text:span><text:span text:style-name="T2"> </text:span><text:span text:style-name="T29">דאי</text:span><text:span text:style-name="T2"> </text:span><text:span text:style-name="T29">תנא</text:span><text:span text:style-name="T2"> </text:span><text:span text:style-name="T29">באיברי</text:span><text:span text:style-name="T2"> </text:span><text:span text:style-name="T29">פיגול</text:span><text:span text:style-name="T2"> </text:span><text:span text:style-name="T29">לחוד</text:span><text:span text:style-name="T2"> </text:span><text:span text:style-name="T29">לא</text:span><text:span text:style-name="T2"> </text:span><text:span text:style-name="T29">הוה</text:span><text:span text:style-name="T2"> </text:span><text:span text:style-name="T29">אתי</text:span><text:span text:style-name="T2"> </text:span><text:span text:style-name="T29">קומץ</text:span><text:span text:style-name="T2"> </text:span><text:span text:style-name="T29">מיניה, דסלקא</text:span><text:span text:style-name="T2"> </text:span><text:span text:style-name="T29">דעתא</text:span><text:span text:style-name="T2"> </text:span><text:span text:style-name="T29">אמינא</text:span><text:span text:style-name="T2"> </text:span><text:span text:style-name="T29">הני</text:span><text:span text:style-name="T2"> </text:span><text:span text:style-name="T29">מילי</text:span><text:span text:style-name="T2"> </text:span><text:span text:style-name="T29">אבר, דמיחבר</text:span><text:span text:style-name="T2"> </text:span><text:span text:style-name="T29">- להכי</text:span><text:span text:style-name="T2"> </text:span><text:span text:style-name="T29">כיון</text:span><text:span text:style-name="T2"> </text:span><text:span text:style-name="T29">שמשלה</text:span><text:span text:style-name="T2"> </text:span><text:span text:style-name="T29">בו</text:span><text:span text:style-name="T2"> </text:span><text:span text:style-name="T29">האור</text:span><text:span text:style-name="T2"> </text:span><text:span text:style-name="T29">במקצת</text:span><text:span text:style-name="T2"> </text:span><text:span text:style-name="T29">והוי</text:span><text:span text:style-name="T2"> </text:span><text:span text:style-name="T29">כמו</text:span><text:span text:style-name="T2"> </text:span><text:span text:style-name="T29">שמשלה</text:span><text:span text:style-name="T2"> </text:span><text:span text:style-name="T29">בכולו</text:span><text:span text:style-name="T2"> </text:span><text:span text:style-name="T29">ופקע</text:span><text:span text:style-name="T2"> </text:span><text:span text:style-name="T29">פיגולו</text:span><text:span text:style-name="T2"> </text:span><text:span text:style-name="T29">ממנו, אבל</text:span><text:span text:style-name="T2"> </text:span><text:span text:style-name="T29">קומץ</text:span><text:span text:style-name="T2"> </text:span><text:span text:style-name="T29">- דמיפרת</text:span><text:span text:style-name="T2"> </text:span><text:span text:style-name="T29">- אימא</text:span><text:span text:style-name="T2"> </text:span><text:span text:style-name="T29">לא? - קא</text:span><text:span text:style-name="T2"> </text:span><text:span text:style-name="T29">משמע</text:span><text:span text:style-name="T2"> </text:span><text:span text:style-name="T29">לן; ולהכי</text:span><text:span text:style-name="T2"> </text:span><text:span text:style-name="T29">נקט</text:span><text:span text:style-name="T2"> </text:span><text:span text:style-name="T29">קומץ: ד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מיפרת</text:span><text:span text:style-name="T2"> </text:span><text:span text:style-name="T29">- פקע</text:span><text:span text:style-name="T2"> </text:span><text:span text:style-name="T29">פיגולו</text:span><text:span text:style-name="T2"> </text:span><text:span text:style-name="T29">ממנו, וכל</text:span><text:span text:style-name="T2"> </text:span><text:span text:style-name="T29">שכן</text:span><text:span text:style-name="T2"> </text:span><text:span text:style-name="T29">גבי</text:span><text:span text:style-name="T2"> </text:span><text:span text:style-name="T29">אבר</text:span><text:span text:style-name="T2"> </text:span><text:span text:style-name="T29">פיגול, דכיון</text:span><text:span text:style-name="T2"> </text:span><text:span text:style-name="T29">דמיחבר, כי</text:span><text:span text:style-name="T2"> </text:span><text:span text:style-name="T29">משלה</text:span><text:span text:style-name="T2"> </text:span><text:span text:style-name="T29">האור</text:span><text:span text:style-name="T2"> </text:span><text:span text:style-name="T29">במקצתו</text:span><text:span text:style-name="T2"> </text:span><text:span text:style-name="T29">- הוי</text:span><text:span text:style-name="T2"> </text:span><text:span text:style-name="T29">כנשרף</text:span><text:span text:style-name="T2"> </text:span><text:span text:style-name="T29">כולו</text:span><text:span text:style-name="T2"> </text:span><text:span text:style-name="T29">ופקע</text:span><text:span text:style-name="T2"> </text:span><text:span text:style-name="T29">פיגולו.</text:span><text:span text:style-name="T27">)</text:span> </text:p>
      <text:p text:style-name="P25">אמר<text:span text:style-name="T1"> </text:span>ליה: <text:span text:style-name="T27">(</text:span><text:span text:style-name="T29">מהכא</text:span><text:span text:style-name="T2"> </text:span><text:span text:style-name="T29">לא</text:span><text:span text:style-name="T2"> </text:span><text:span text:style-name="T29">תיקשי</text:span><text:span text:style-name="T2"> </text:span><text:span text:style-name="T29">ליה, דמאי</text:span><text:span text:style-name="T2"> </text:span><text:span text:style-name="T29">דקאמר</text:span><text:span text:style-name="T2"> </text:span><text:span text:style-name="T29">'קומץ</text:span><text:span text:style-name="T2"> </text:span><text:span text:style-name="T29">פיגול' - לא</text:span><text:span text:style-name="T2"> </text:span><text:span text:style-name="T29">אמר</text:span><text:span text:style-name="T2"> </text:span><text:span text:style-name="T29">דבקמיצה</text:span><text:span text:style-name="T2"> </text:span><text:span text:style-name="T29">לחודה</text:span><text:span text:style-name="T2"> </text:span><text:span text:style-name="T29">הוי</text:span><text:span text:style-name="T2"> </text:span><text:span text:style-name="T29">פיגול, אלא: מאי</text:span><text:span text:style-name="T2"> </text:span><text:span text:style-name="T29">'קומץ</text:span><text:span text:style-name="T2"> </text:span><text:span text:style-name="T29">פיגול'? =</text:span><text:span text:style-name="T27">)</text:span> איסורא<text:span text:style-name="T1"> </text:span>דמייתי<text:span text:style-name="T1"> </text:span>לידי<text:span text:style-name="T1"> </text:span>פיגול<text:span text:style-name="T1"> </text:span><text:span text:style-name="T27">(</text:span><text:span text:style-name="T29">שהתחיל</text:span><text:span text:style-name="T2"> </text:span><text:span text:style-name="T29">לפגל</text:span><text:span text:style-name="T2"> </text:span><text:span text:style-name="T29">בקמיצה, דהיינו</text:span><text:span text:style-name="T2"> </text:span><text:span text:style-name="T29">תחילת</text:span><text:span text:style-name="T2"> </text:span><text:span text:style-name="T29">פיגול, אבל</text:span><text:span text:style-name="T2"> </text:span><text:span text:style-name="T29">לא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גמור</text:span><text:span text:style-name="T2"> </text:span><text:span text:style-name="T29">עד</text:span><text:span text:style-name="T2"> </text:span><text:span text:style-name="T29">דפגל</text:span><text:span text:style-name="T2"> </text:span><text:span text:style-name="T29">נמי</text:span><text:span text:style-name="T2"> </text:span><text:span text:style-name="T29">בהקטרה; והוא</text:span><text:span text:style-name="T2"> </text:span><text:span text:style-name="T29">הדין</text:span><text:span text:style-name="T2"> </text:span><text:span text:style-name="T29">לשחיטה</text:span><text:span text:style-name="T2"> </text:span><text:span text:style-name="T29">הויא</text:span><text:span text:style-name="T2"> </text:span><text:span text:style-name="T29">תחילת</text:span><text:span text:style-name="T2"> </text:span><text:span text:style-name="T29">איסור</text:span><text:span text:style-name="T2"> </text:span><text:span text:style-name="T29">פיגול, ולא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גמור</text:span><text:span text:style-name="T2"> </text:span><text:span text:style-name="T29">שלא</text:span><text:span text:style-name="T2"> </text:span><text:span text:style-name="T29">פגל</text:span><text:span text:style-name="T2"> </text:span><text:span text:style-name="T29">אלא</text:span><text:span text:style-name="T2"> </text:span><text:span text:style-name="T29">בשחיטה</text:span><text:span text:style-name="T2"> </text:span><text:span text:style-name="T29">לחודה; והאי</text:span><text:span text:style-name="T2"> </text:span><text:span text:style-name="T29">דאמר</text:span><text:span text:style-name="T2"> </text:span><text:span text:style-name="T29">רב</text:span><text:span text:style-name="T2"> </text:span><text:span text:style-name="T29">גידל</text:span><text:span text:style-name="T2"> </text:span><text:span text:style-name="T29">'אינו</text:span><text:span text:style-name="T2"> </text:span><text:span text:style-name="T29">מביא</text:span><text:span text:style-name="T2"> </text:span><text:span text:style-name="T29">לידי</text:span><text:span text:style-name="T2"> </text:span><text:span text:style-name="T29">מעילה' היינו</text:span><text:span text:style-name="T2"> </text:span><text:span text:style-name="T29">למי</text:span><text:span text:style-name="T2"> </text:span><text:span text:style-name="T29">שפיגל</text:span><text:span text:style-name="T2"> </text:span><text:span text:style-name="T29">בזריקה</text:span><text:span text:style-name="T2"> </text:span><text:span text:style-name="T29">קאמר</text:span><text:span text:style-name="T27">)</text:span>;</text:p>
      <text:p text:style-name="P1"/>
      <text:p text:style-name="P1">(מעילה<text:span text:style-name="T1"> </text:span>ד,א)</text:p>
      <text:p text:style-name="P20">והא<text:span text:style-name="T1"> </text:span><text:span text:style-name="T27">(</text:span><text:span text:style-name="T29">עלה</text:span><text:span text:style-name="T2"> </text:span><text:span text:style-name="T29">דההיא</text:span><text:span text:style-name="T2"> </text:span><text:span text:style-name="T29">דקומץ</text:span><text:span text:style-name="T2"> </text:span><text:span text:style-name="T29">פיגול</text:span><text:span text:style-name="T27">)</text:span> קתני: 'אם<text:span text:style-name="T1"> </text:span>אחרים<text:span text:style-name="T1"> </text:span><text:span text:style-name="T27">(</text:span><text:span text:style-name="T29">כלומר: השיריים</text:span><text:span text:style-name="T2"> </text:span><text:span text:style-name="T29">במחשבה</text:span><text:span text:style-name="T2"> </text:span><text:span text:style-name="T29">דקמיצה</text:span><text:span text:style-name="T2"> </text:span><text:span text:style-name="T29">לחודה</text:span><text:span text:style-name="T27">)</text:span> מביא<text:span text:style-name="T1"> </text:span>לידי<text:span text:style-name="T1"> </text:span>פיגול<text:span text:style-name="T1"> </text:span>- הוא<text:span text:style-name="T1"> </text:span>עצמו<text:span text:style-name="T1"> </text:span><text:span text:style-name="T27">(</text:span><text:span text:style-name="T29">הקומץ</text:span><text:span text:style-name="T27">)</text:span> לא<text:span text:style-name="T1"> </text:span>כל<text:span text:style-name="T1"> </text:span>שכן!' <text:span text:style-name="T27">(</text:span><text:span text:style-name="T29">ואמרינן</text:span><text:span text:style-name="T2"> </text:span><text:span text:style-name="T29">התם</text:span><text:span text:style-name="T2"> </text:span><text:span text:style-name="T29">במסכת</text:span><text:span text:style-name="T2"> </text:span><text:span text:style-name="T29">זבחים: מאי</text:span><text:span text:style-name="T2"> </text:span><text:span text:style-name="T29">קאמר? - הכי</text:span><text:span text:style-name="T2"> </text:span><text:span text:style-name="T29">קאמר: אם</text:span><text:span text:style-name="T2"> </text:span><text:span text:style-name="T29">אינו</text:span><text:span text:style-name="T2"> </text:span><text:span text:style-name="T29">חשוב</text:span><text:span text:style-name="T2"> </text:span><text:span text:style-name="T29">האי</text:span><text:span text:style-name="T2"> </text:span><text:span text:style-name="T29">פגול</text:span><text:span text:style-name="T2"> </text:span><text:span text:style-name="T29">דפגל</text:span><text:span text:style-name="T2"> </text:span><text:span text:style-name="T29">בקומץ</text:span><text:span text:style-name="T2"> </text:span><text:span text:style-name="T29">לחוד</text:span><text:span text:style-name="T2"> </text:span><text:span text:style-name="T29">כפגול</text:span><text:span text:style-name="T2"> </text:span><text:span text:style-name="T29">גמור, ולא</text:span><text:span text:style-name="T2"> </text:span><text:span text:style-name="T29">אמרינן</text:span><text:span text:style-name="T2"> </text:span><text:span text:style-name="T29">'דכיון</text:span><text:span text:style-name="T2"> </text:span><text:span text:style-name="T29">דהעלהו</text:span><text:span text:style-name="T2"> </text:span><text:span text:style-name="T29">למזבח</text:span><text:span text:style-name="T2"> </text:span><text:span text:style-name="T29">דפקע</text:span><text:span text:style-name="T2"> </text:span><text:span text:style-name="T29">פגולו</text:span><text:span text:style-name="T2"> </text:span><text:span text:style-name="T29">ממנו</text:span><text:span text:style-name="T2"> </text:span><text:span text:style-name="T29">כשאר</text:span><text:span text:style-name="T2"> </text:span><text:span text:style-name="T29">פיגולים</text:span><text:span text:style-name="T2"> </text:span><text:span text:style-name="T29">- אינו</text:span><text:span text:style-name="T2"> </text:span><text:span text:style-name="T29">מביא</text:span><text:span text:style-name="T2"> </text:span><text:span text:style-name="T29">אחרים</text:span><text:span text:style-name="T2"> </text:span><text:span text:style-name="T29">[השיריים] לידי</text:span><text:span text:style-name="T2"> </text:span><text:span text:style-name="T29">מעילה', אלא</text:span><text:span text:style-name="T2"> </text:span><text:span text:style-name="T29">ודאי</text:span><text:span text:style-name="T2"> </text:span><text:span text:style-name="T29">פקע</text:span><text:span text:style-name="T2"> </text:span><text:span text:style-name="T29">פגולו</text:span><text:span text:style-name="T2"> </text:span><text:span text:style-name="T29">ממנו</text:span><text:span text:style-name="T2"> </text:span><text:span text:style-name="T29">ומביא</text:span><text:span text:style-name="T2"> </text:span><text:span text:style-name="T29">השיריים</text:span><text:span text:style-name="T2"> </text:span><text:span text:style-name="T29">לידי</text:span><text:span text:style-name="T2"> </text:span><text:span text:style-name="T29">מעילה, אלמא</text:span><text:span text:style-name="T2"> </text:span><text:span text:style-name="T29">דמחשבה</text:span><text:span text:style-name="T2"> </text:span><text:span text:style-name="T29">דקומץ</text:span><text:span text:style-name="T2"> </text:span><text:span text:style-name="T29">לחוד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גמור, והוא</text:span><text:span text:style-name="T2"> </text:span><text:span text:style-name="T29">הדין</text:span><text:span text:style-name="T2"> </text:span><text:span text:style-name="T29">במחשבה</text:span><text:span text:style-name="T2"> </text:span><text:span text:style-name="T29">דשחיטה</text:span><text:span text:style-name="T2"> </text:span><text:span text:style-name="T29">לחודה, וקתני</text:span><text:span text:style-name="T2"> </text:span><text:span text:style-name="T29">דקדש</text:span><text:span text:style-name="T2"> </text:span><text:span text:style-name="T29">הלחם: דמביא</text:span><text:span text:style-name="T2"> </text:span><text:span text:style-name="T29">לידי</text:span><text:span text:style-name="T2"> </text:span><text:span text:style-name="T29">מעילה</text:span><text:span text:style-name="T2"> </text:span><text:span text:style-name="T29">- וקשיא</text:span><text:span text:style-name="T2"> </text:span><text:span text:style-name="T29">לרב</text:span><text:span text:style-name="T2"> </text:span><text:span text:style-name="T29">גידל</text:span><text:span text:style-name="T27">)</text:span>?<text:span text:style-name="T120"> </text:span></text:p>
      <text:p text:style-name="P25"><text:span text:style-name="T27">(</text:span><text:span text:style-name="T29">ומשני: אמר</text:span><text:span text:style-name="T2"> </text:span><text:span text:style-name="T29">לך</text:span><text:span text:style-name="T2"> </text:span><text:span text:style-name="T29">רב</text:span><text:span text:style-name="T2"> </text:span><text:span text:style-name="T29">גידל:</text:span><text:span text:style-name="T27">)</text:span> הא<text:span text:style-name="T1"> </text:span>נמי<text:span text:style-name="T1"> </text:span><text:span text:style-name="T27">(</text:span><text:span text:style-name="T29">דקתני</text:span><text:span text:style-name="T2"> </text:span><text:span text:style-name="T29">'אם</text:span><text:span text:style-name="T2"> </text:span><text:span text:style-name="T29">אחרים</text:span><text:span text:style-name="T2"> </text:span><text:span text:style-name="T29">מביא</text:span><text:span text:style-name="T2"> </text:span><text:span text:style-name="T29">לידי</text:span><text:span text:style-name="T2"> </text:span><text:span text:style-name="T29">פיגול' - הכי</text:span><text:span text:style-name="T2"> </text:span><text:span text:style-name="T29">קאמר:</text:span><text:span text:style-name="T27">)</text:span> איסורא<text:span text:style-name="T1"> </text:span>דמייתי<text:span text:style-name="T1"> </text:span>לידי<text:span text:style-name="T1"> </text:span>פיגול<text:span text:style-name="T1"> </text:span><text:span text:style-name="T27">(</text:span><text:span text:style-name="T29">דלא</text:span><text:span text:style-name="T2"> </text:span><text:span text:style-name="T29">אמר</text:span><text:span text:style-name="T2"> </text:span><text:span text:style-name="T29">דבקמיצה</text:span><text:span text:style-name="T2"> </text:span><text:span text:style-name="T29">לחוד</text:span><text:span text:style-name="T2"> </text:span><text:span text:style-name="T29">הוי</text:span><text:span text:style-name="T2"> </text:span><text:span text:style-name="T29">פגול, אלא</text:span><text:span text:style-name="T2"> </text:span><text:span text:style-name="T29">הכי</text:span><text:span text:style-name="T2"> </text:span><text:span text:style-name="T29">נמי</text:span><text:span text:style-name="T2"> </text:span><text:span text:style-name="T29">דפגל</text:span><text:span text:style-name="T2"> </text:span><text:span text:style-name="T29">בקמיצה</text:span><text:span text:style-name="T2"> </text:span><text:span text:style-name="T29">ופגל</text:span><text:span text:style-name="T2"> </text:span><text:span text:style-name="T29">נמי</text:span><text:span text:style-name="T2"> </text:span><text:span text:style-name="T29">בהקטרה, כדאמרינן</text:span><text:span text:style-name="T2"> </text:span><text:span text:style-name="T29">לעיל</text:span><text:span text:style-name="T27">)</text:span>. </text:p>
      <text:p text:style-name="P25">אמר<text:span text:style-name="T1"> </text:span>ליה<text:span text:style-name="T1"> </text:span>רבינא<text:span text:style-name="T1"> </text:span>לרב<text:span text:style-name="T1"> </text:span>אשי: והאמר<text:span text:style-name="T1"> </text:span>אילפא<text:span text:style-name="T1"> </text:span><text:span text:style-name="T27">(</text:span><text:span text:style-name="T29">בפרק</text:span><text:span text:style-name="T2"> </text:span><text:span text:style-name="T29">'כל</text:span><text:span text:style-name="T2"> </text:span><text:span text:style-name="T29">הזבחים' </text:span><text:span text:style-name="T30">(דף</text:span><text:span text:style-name="T3"> </text:span><text:span text:style-name="T30">כט:)</text:span><text:span text:style-name="T29">, דקאמר</text:span><text:span text:style-name="T2"> </text:span><text:span text:style-name="T29">רבי</text:span><text:span text:style-name="T2"> </text:span><text:span text:style-name="T29">יהודה</text:span><text:span text:style-name="T2"> </text:span><text:span text:style-name="T29">במתניתין</text:span><text:span text:style-name="T2"> </text:span><text:span text:style-name="T30">[זבחים</text:span><text:span text:style-name="T3"> </text:span><text:span text:style-name="T30">פ"ב</text:span><text:span text:style-name="T3"> </text:span><text:span text:style-name="T30">מ"ה]</text:span><text:span text:style-name="T29"> '</text:span><text:span text:style-name="T108">אם</text:span><text:span text:style-name="T107"> </text:span><text:span text:style-name="T108">מחשבת</text:span><text:span text:style-name="T107"> </text:span><text:span text:style-name="T108">הזמן</text:span><text:span text:style-name="T107"> </text:span><text:span text:style-name="T108">קדמה</text:span><text:span text:style-name="T107"> </text:span><text:span text:style-name="T108">למחשבת</text:span><text:span text:style-name="T107"> </text:span><text:span text:style-name="T108">המקום</text:span><text:span text:style-name="T107"> </text:span><text:span text:style-name="T108">- פיגול</text:span><text:span text:style-name="T107"> </text:span><text:span text:style-name="T108">וחייבין</text:span><text:span text:style-name="T107"> </text:span><text:span text:style-name="T108">עליו</text:span><text:span text:style-name="T107"> </text:span><text:span text:style-name="T108">כרת, ואם</text:span><text:span text:style-name="T107"> </text:span><text:span text:style-name="T108">מחשבת</text:span><text:span text:style-name="T107"> </text:span><text:span text:style-name="T108">המקום</text:span><text:span text:style-name="T107"> </text:span><text:span text:style-name="T108">קדמה</text:span><text:span text:style-name="T107"> </text:span><text:span text:style-name="T108">למחשבת</text:span><text:span text:style-name="T107"> </text:span><text:span text:style-name="T108">הזמן</text:span><text:span text:style-name="T107"> </text:span><text:span text:style-name="T108">- פסול</text:span><text:span text:style-name="T107"> </text:span><text:span text:style-name="T108">ואין</text:span><text:span text:style-name="T107"> </text:span><text:span text:style-name="T108">חייבין</text:span><text:span text:style-name="T107"> </text:span><text:span text:style-name="T108">עליו</text:span><text:span text:style-name="T107"> </text:span><text:span text:style-name="T108">כרת</text:span><text:span text:style-name="T29">': דעיקר</text:span><text:span text:style-name="T2"> </text:span><text:span text:style-name="T29">פיגול</text:span><text:span text:style-name="T2"> </text:span><text:span text:style-name="T29">דחייבין</text:span><text:span text:style-name="T2"> </text:span><text:span text:style-name="T29">עליו</text:span><text:span text:style-name="T2"> </text:span><text:span text:style-name="T29">כרת</text:span><text:span text:style-name="T2"> </text:span><text:span text:style-name="T29">הוי</text:span><text:span text:style-name="T2"> </text:span><text:span text:style-name="T29">במחשבת</text:span><text:span text:style-name="T2"> </text:span><text:span text:style-name="T29">אכילה</text:span><text:span text:style-name="T2"> </text:span><text:span text:style-name="T29">חוץ</text:span><text:span text:style-name="T2"> </text:span><text:span text:style-name="T29">לזמנו; '</text:span><text:span text:style-name="T108">וחכמים</text:span><text:span text:style-name="T107"> </text:span><text:span text:style-name="T108">אומרים: זה</text:span><text:span text:style-name="T107"> </text:span><text:span text:style-name="T108">וזה</text:span><text:span text:style-name="T107"> </text:span><text:span text:style-name="T108">פסול</text:span><text:span text:style-name="T107"> </text:span><text:span text:style-name="T108">ואין</text:span><text:span text:style-name="T107"> </text:span><text:span text:style-name="T108">חייבין</text:span><text:span text:style-name="T107"> </text:span><text:span text:style-name="T108">עליו</text:span><text:span text:style-name="T107"> </text:span><text:span text:style-name="T108">כרת</text:span><text:span text:style-name="T29">', ואמר</text:span><text:span text:style-name="T2"> </text:span><text:span text:style-name="T29">אילפא</text:span><text:span text:style-name="T27">)</text:span>: 'מחלוקת<text:span text:style-name="T1"> </text:span>בשתי<text:span text:style-name="T1"> </text:span>עבודות, כגון<text:span text:style-name="T1"> </text:span>דאמר<text:span text:style-name="T1"> </text:span>"הריני<text:span text:style-name="T1"> </text:span>שוחט<text:span text:style-name="T1"> </text:span>סימן<text:span text:style-name="T1"> </text:span>ראשון<text:span text:style-name="T1"> </text:span>חוץ<text:span text:style-name="T1"> </text:span>לזמנו<text:span text:style-name="T1"> </text:span>וסימן<text:span text:style-name="T1"> </text:span>שני<text:span text:style-name="T1"> </text:span>חוץ<text:span text:style-name="T1"> </text:span>למקומו" <text:span text:style-name="T27">(</text:span><text:span text:style-name="T29">דרבי</text:span><text:span text:style-name="T2"> </text:span><text:span text:style-name="T29">יהודה</text:span><text:span text:style-name="T2"> </text:span><text:span text:style-name="T29">סבר: '</text:span><text:span text:style-name="T108">אם</text:span><text:span text:style-name="T107"> </text:span><text:span text:style-name="T108">מחשבת</text:span><text:span text:style-name="T107"> </text:span><text:span text:style-name="T108">הזמן</text:span><text:span text:style-name="T2"> </text:span><text:span text:style-name="T29">וכו', ורבנן</text:span><text:span text:style-name="T2"> </text:span><text:span text:style-name="T29">סברי: להכי</text:span><text:span text:style-name="T2"> </text:span><text:span text:style-name="T29">אין</text:span><text:span text:style-name="T2"> </text:span><text:span text:style-name="T29">בו</text:span><text:span text:style-name="T2"> </text:span><text:span text:style-name="T29">כרת: דעירוב</text:span><text:span text:style-name="T2"> </text:span><text:span text:style-name="T29">מחשבות</text:span><text:span text:style-name="T2"> </text:span><text:span text:style-name="T29">הוי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וחוץ</text:span><text:span text:style-name="T2"> </text:span><text:span text:style-name="T29">למקומו</text:span><text:span text:style-name="T2"> </text:span><text:span text:style-name="T29">בזבח</text:span><text:span text:style-name="T2"> </text:span><text:span text:style-name="T29">אחד, ולהכי</text:span><text:span text:style-name="T2"> </text:span><text:span text:style-name="T29">אפילו</text:span><text:span text:style-name="T2"> </text:span><text:span text:style-name="T29">בשתי</text:span><text:span text:style-name="T2"> </text:span><text:span text:style-name="T29">עבודות</text:span><text:span text:style-name="T2"> </text:span><text:span text:style-name="T29">פסול</text:span><text:span text:style-name="T2"> </text:span><text:span text:style-name="T29">ואין</text:span><text:span text:style-name="T2"> </text:span><text:span text:style-name="T29">בו</text:span><text:span text:style-name="T2"> </text:span><text:span text:style-name="T29">כרת: הואיל</text:span><text:span text:style-name="T2"> </text:span><text:span text:style-name="T29">ולא</text:span><text:span text:style-name="T2"> </text:span><text:span text:style-name="T29">הויא</text:span><text:span text:style-name="T2"> </text:span><text:span text:style-name="T29">כולה</text:span><text:span text:style-name="T2"> </text:span><text:span text:style-name="T29">במחשבת</text:span><text:span text:style-name="T2"> </text:span><text:span text:style-name="T29">חוץ</text:span><text:span text:style-name="T2"> </text:span><text:span text:style-name="T29">לזמנו, ולהכי</text:span><text:span text:style-name="T2"> </text:span><text:span text:style-name="T29">קרי</text:span><text:span text:style-name="T2"> </text:span><text:span text:style-name="T29">לשני</text:span><text:span text:style-name="T2"> </text:span><text:span text:style-name="T29">סימנין</text:span><text:span text:style-name="T2"> </text:span><text:span text:style-name="T29">'שתי</text:span><text:span text:style-name="T2"> </text:span><text:span text:style-name="T29">עבודות': משום</text:span><text:span text:style-name="T2"> </text:span><text:span text:style-name="T29">דקסבר</text:span><text:span text:style-name="T2"> </text:span><text:span text:style-name="T29">'ישנה</text:span><text:span text:style-name="T2"> </text:span><text:span text:style-name="T29">לשחיטה</text:span><text:span text:style-name="T2"> </text:span><text:span text:style-name="T29">מתחלה</text:span><text:span text:style-name="T2"> </text:span><text:span text:style-name="T29">ועד</text:span><text:span text:style-name="T2"> </text:span><text:span text:style-name="T29">סוף', וכי</text:span><text:span text:style-name="T2"> </text:span><text:span text:style-name="T29">שחט</text:span><text:span text:style-name="T2"> </text:span><text:span text:style-name="T29">סימן</text:span><text:span text:style-name="T2"> </text:span><text:span text:style-name="T29">אחד</text:span><text:span text:style-name="T2"> </text:span><text:span text:style-name="T29">- עבד</text:span><text:span text:style-name="T2"> </text:span><text:span text:style-name="T29">פלגא</text:span><text:span text:style-name="T2"> </text:span><text:span text:style-name="T29">דשחיטה</text:span><text:span text:style-name="T27">)</text:span>, אבל<text:span text:style-name="T1"> </text:span>בעבודה<text:span text:style-name="T1"> </text:span>אחת<text:span text:style-name="T1"> </text:span><text:span text:style-name="T27">(</text:span><text:span text:style-name="T29">כגון</text:span><text:span text:style-name="T2"> </text:span><text:span text:style-name="T29">בסימן</text:span><text:span text:style-name="T2"> </text:span><text:span text:style-name="T29">אחד, שחישב</text:span><text:span text:style-name="T2"> </text:span><text:span text:style-name="T29">בחציו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וחציו</text:span><text:span text:style-name="T2"> </text:span><text:span text:style-name="T29">חוץ</text:span><text:span text:style-name="T2"> </text:span><text:span text:style-name="T29">למקומו</text:span><text:span text:style-name="T27">)</text:span> - דכולי<text:span text:style-name="T1"> </text:span>עלמא<text:span text:style-name="T1"> </text:span>עירובי<text:span text:style-name="T1"> </text:span>מחשבות<text:span text:style-name="T1"> </text:span>הואי<text:span text:style-name="T1"> </text:span><text:span text:style-name="T27">(</text:span><text:span text:style-name="T29">ואין</text:span><text:span text:style-name="T2"> </text:span><text:span text:style-name="T29">בו</text:span><text:span text:style-name="T2"> </text:span><text:span text:style-name="T29">כרת, אבל</text:span><text:span text:style-name="T2"> </text:span><text:span text:style-name="T29">פסול</text:span><text:span text:style-name="T2"> </text:span><text:span text:style-name="T29">הוי</text:span><text:span text:style-name="T27">)</text:span>; <text:span text:style-name="T27">(</text:span><text:span text:style-name="T29">ומכל</text:span><text:span text:style-name="T2"> </text:span><text:span text:style-name="T29">מקום</text:span><text:span text:style-name="T2"> </text:span><text:span text:style-name="T29">אשכחן</text:span><text:span text:style-name="T2"> </text:span><text:span text:style-name="T29">לרבי</text:span><text:span text:style-name="T2"> </text:span><text:span text:style-name="T29">יהודה</text:span><text:span text:style-name="T2"> </text:span><text:span text:style-name="T29">דאם</text:span><text:span text:style-name="T2"> </text:span><text:span text:style-name="T29">מחשבת</text:span><text:span text:style-name="T2"> </text:span><text:span text:style-name="T29">הזמן</text:span><text:span text:style-name="T2"> </text:span><text:span text:style-name="T29">קדמה</text:span><text:span text:style-name="T2"> </text:span><text:span text:style-name="T29">בשחיטה</text:span><text:span text:style-name="T2"> </text:span><text:span text:style-name="T29">לחודה</text:span><text:span text:style-name="T2"> </text:span><text:span text:style-name="T29">הוי</text:span><text:span text:style-name="T2"> </text:span><text:span text:style-name="T29">פיגול, ואם</text:span><text:span text:style-name="T2"> </text:span><text:span text:style-name="T29">כן</text:span><text:span text:style-name="T2"> </text:span><text:span text:style-name="T29">לרבנן, אם</text:span><text:span text:style-name="T2"> </text:span><text:span text:style-name="T29">לא</text:span><text:span text:style-name="T2"> </text:span><text:span text:style-name="T29">חישב</text:span><text:span text:style-name="T2"> </text:span><text:span text:style-name="T29">בה</text:span><text:span text:style-name="T2"> </text:span><text:span text:style-name="T29">אלא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לחודה</text:span><text:span text:style-name="T2"> </text:span><text:span text:style-name="T29">בשחיטה</text:span><text:span text:style-name="T2"> </text:span><text:span text:style-name="T29">- הוי</text:span><text:span text:style-name="T2"> </text:span><text:span text:style-name="T29">פיגול</text:span><text:span text:style-name="T2"> </text:span><text:span text:style-name="T29">וחייבין</text:span><text:span text:style-name="T2"> </text:span><text:span text:style-name="T29">עליו</text:span><text:span text:style-name="T2"> </text:span><text:span text:style-name="T29">כרת; אלמא</text:span><text:span text:style-name="T2"> </text:span><text:span text:style-name="T29">דבמחשבת</text:span><text:span text:style-name="T2"> </text:span><text:span text:style-name="T29">שחיטה</text:span><text:span text:style-name="T2"> </text:span><text:span text:style-name="T29">לחודה</text:span><text:span text:style-name="T2"> </text:span><text:span text:style-name="T29">פיגול</text:span><text:span text:style-name="T2"> </text:span><text:span text:style-name="T29">הוי, וקתני</text:span><text:span text:style-name="T2"> </text:span><text:span text:style-name="T29">לעל</text:span><text:span text:style-name="T2"> </text:span><text:span text:style-name="T29">'קדש</text:span><text:span text:style-name="T2"> </text:span><text:span text:style-name="T29">הלחם': דפיגול</text:span><text:span text:style-name="T2"> </text:span><text:span text:style-name="T29">מייתי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לידי</text:span><text:span text:style-name="T2"> </text:span><text:span text:style-name="T29">מעילה, וקשיא</text:span><text:span text:style-name="T2"> </text:span><text:span text:style-name="T29">לרב</text:span><text:span text:style-name="T2"> </text:span><text:span text:style-name="T29">גידל</text:span><text:span text:style-name="T27">)</text:span>!? </text:p>
      <text:p text:style-name="P25"><text:span text:style-name="T27">(</text:span><text:span text:style-name="T29">אמר</text:span><text:span text:style-name="T2"> </text:span><text:span text:style-name="T29">לך</text:span><text:span text:style-name="T2"> </text:span><text:span text:style-name="T29">רב</text:span><text:span text:style-name="T2"> </text:span><text:span text:style-name="T29">גידל:</text:span><text:span text:style-name="T27">)</text:span> הכי<text:span text:style-name="T1"> </text:span>נמי<text:span text:style-name="T1"> </text:span><text:span text:style-name="T27">(</text:span><text:span text:style-name="T29">לא</text:span><text:span text:style-name="T2"> </text:span><text:span text:style-name="T29">אמר</text:span><text:span text:style-name="T2"> </text:span><text:span text:style-name="T29">דבמחשבת</text:span><text:span text:style-name="T2"> </text:span><text:span text:style-name="T29">שחיטה</text:span><text:span text:style-name="T2"> </text:span><text:span text:style-name="T29">לחודה</text:span><text:span text:style-name="T2"> </text:span><text:span text:style-name="T29">פיגול, אלא</text:span><text:span text:style-name="T27">)</text:span>: לכי<text:span text:style-name="T1"> </text:span>זריק<text:span text:style-name="T1"> </text:span>תיגלי<text:span text:style-name="T1"> </text:span>מילתא<text:span text:style-name="T1"> </text:span>אי<text:span text:style-name="T1"> </text:span>בעבודה<text:span text:style-name="T1"> </text:span>אחת<text:span text:style-name="T1"> </text:span><text:span text:style-name="T27">(</text:span><text:span text:style-name="T29">עירב</text:span><text:span text:style-name="T2"> </text:span><text:span text:style-name="T29">המחשבות</text:span><text:span text:style-name="T27">)</text:span> אי<text:span text:style-name="T1"> </text:span>בשתי<text:span text:style-name="T1"> </text:span>עבודות<text:span text:style-name="T1"> </text:span><text:span text:style-name="T27">(</text:span><text:span text:style-name="T29">דאי</text:span><text:span text:style-name="T2"> </text:span><text:span text:style-name="T29">חשיב</text:span><text:span text:style-name="T2"> </text:span><text:span text:style-name="T29">בשתי</text:span><text:span text:style-name="T2"> </text:span><text:span text:style-name="T29">עבודות, לכי</text:span><text:span text:style-name="T2"> </text:span><text:span text:style-name="T29">זרק</text:span><text:span text:style-name="T2"> </text:span><text:span text:style-name="T29">הדם</text:span><text:span text:style-name="T2"> </text:span><text:span text:style-name="T29">במחשבת</text:span><text:span text:style-name="T2"> </text:span><text:span text:style-name="T29">פיגול</text:span><text:span text:style-name="T2"> </text:span><text:span text:style-name="T29">- הוי</text:span><text:span text:style-name="T2"> </text:span><text:span text:style-name="T29">פיגול, לרבי</text:span><text:span text:style-name="T2"> </text:span><text:span text:style-name="T29">יהודה</text:span><text:span text:style-name="T2"> </text:span><text:span text:style-name="T29">כדאית</text:span><text:span text:style-name="T2"> </text:span><text:span text:style-name="T29">ליה</text:span><text:span text:style-name="T2"> </text:span><text:span text:style-name="T29">ולרבנן</text:span><text:span text:style-name="T2"> </text:span><text:span text:style-name="T29">כדאית</text:span><text:span text:style-name="T2"> </text:span><text:span text:style-name="T29">להו, ואי</text:span><text:span text:style-name="T2"> </text:span><text:span text:style-name="T29">בעבודה</text:span><text:span text:style-name="T2"> </text:span><text:span text:style-name="T29">אחת</text:span><text:span text:style-name="T2"> </text:span><text:span text:style-name="T29">- דברי</text:span><text:span text:style-name="T2"> </text:span><text:span text:style-name="T29">הכל</text:span><text:span text:style-name="T2"> </text:span><text:span text:style-name="T29">לא</text:span><text:span text:style-name="T2"> </text:span><text:span text:style-name="T29">הוי</text:span><text:span text:style-name="T2"> </text:span><text:span text:style-name="T29">פיגול; אבל</text:span><text:span text:style-name="T2"> </text:span><text:span text:style-name="T29">מכל</text:span><text:span text:style-name="T2"> </text:span><text:span text:style-name="T29">מקום</text:span><text:span text:style-name="T2"> </text:span><text:span text:style-name="T29">לעולם</text:span><text:span text:style-name="T2"> </text:span><text:span text:style-name="T29">לא</text:span><text:span text:style-name="T2"> </text:span><text:span text:style-name="T29">מיקבע</text:span><text:span text:style-name="T2"> </text:span><text:span text:style-name="T29">בפיגול</text:span><text:span text:style-name="T2"> </text:span><text:span text:style-name="T29">עד</text:span><text:span text:style-name="T2"> </text:span><text:span text:style-name="T29">דזריק; והתם</text:span><text:span text:style-name="T2"> – </text:span><text:span text:style-name="T29">הכי</text:span><text:span text:style-name="T2"> </text:span><text:span text:style-name="T29">טעמא</text:span><text:span text:style-name="T2"> </text:span><text:span text:style-name="T29">דקדש</text:span><text:span text:style-name="T2"> </text:span><text:span text:style-name="T29">הלחם: דשתק</text:span><text:span text:style-name="T2"> </text:span><text:span text:style-name="T29">בזריקה</text:span><text:span text:style-name="T2"> </text:span><text:span text:style-name="T29">= דלא</text:span><text:span text:style-name="T2"> </text:span><text:span text:style-name="T29">פיגל</text:span><text:span text:style-name="T2"> </text:span><text:span text:style-name="T29">אלא</text:span><text:span text:style-name="T2"> </text:span><text:span text:style-name="T29">בשחיטה</text:span><text:span text:style-name="T2"> </text:span><text:span text:style-name="T29">לחודה, אבל</text:span><text:span text:style-name="T2"> </text:span><text:span text:style-name="T29">אם</text:span><text:span text:style-name="T2"> </text:span><text:span text:style-name="T29">פיגל</text:span><text:span text:style-name="T2"> </text:span><text:span text:style-name="T29">בזריקה</text:span><text:span text:style-name="T2"> </text:span><text:span text:style-name="T29">נמי</text:span><text:span text:style-name="T2"> </text:span><text:span text:style-name="T29">- לא</text:span><text:span text:style-name="T2"> </text:span><text:span text:style-name="T29">מייתי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לידי</text:span><text:span text:style-name="T2"> </text:span><text:span text:style-name="T29">מעילה, כדרב</text:span><text:span text:style-name="T2"> </text:span><text:span text:style-name="T29">גידל</text:span><text:span text:style-name="T27">)</text:span>. </text:p>
      <text:p text:style-name="P25">אי<text:span text:style-name="T1"> </text:span>הכי, גבי<text:span text:style-name="T1"> </text:span>תודה<text:span text:style-name="T1"> </text:span>נמי<text:span text:style-name="T1"> </text:span>עד<text:span text:style-name="T1"> </text:span>דזריק<text:span text:style-name="T1"> </text:span><text:span text:style-name="T27">(</text:span><text:span text:style-name="T29">אי</text:span><text:span text:style-name="T2"> </text:span><text:span text:style-name="T29">הכי</text:span><text:span text:style-name="T2"> </text:span><text:span text:style-name="T29">תיקשי</text:span><text:span text:style-name="T2"> </text:span><text:span text:style-name="T29">ליה</text:span><text:span text:style-name="T2"> </text:span><text:span text:style-name="T29">נמי</text:span><text:span text:style-name="T2"> </text:span><text:span text:style-name="T29">דקאמר</text:span><text:span text:style-name="T2"> </text:span><text:span text:style-name="T29">דעד</text:span><text:span text:style-name="T2"> </text:span><text:span text:style-name="T29">דזריק</text:span><text:span text:style-name="T2"> </text:span><text:span text:style-name="T29">לא</text:span><text:span text:style-name="T2"> </text:span><text:span text:style-name="T29">הוי</text:span><text:span text:style-name="T2"> </text:span><text:span text:style-name="T29">פיגול: דלטעמיה</text:span><text:span text:style-name="T2"> </text:span><text:span text:style-name="T29">גבי</text:span><text:span text:style-name="T2"> </text:span><text:span text:style-name="T29">תודה</text:span><text:span text:style-name="T2"> </text:span><text:span text:style-name="T29">נמי</text:span><text:span text:style-name="T2"> </text:span><text:span text:style-name="T29">לא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עד</text:span><text:span text:style-name="T2"> </text:span><text:span text:style-name="T29">דזריק, אם</text:span><text:span text:style-name="T2"> </text:span><text:span text:style-name="T29">כן</text:span><text:span text:style-name="T2"> </text:span><text:span text:style-name="T29">קשיא</text:span><text:span text:style-name="T2"> </text:span><text:span text:style-name="T29">ליה</text:span><text:span text:style-name="T2"> </text:span><text:span text:style-name="T29">הא: דמאי</text:span><text:span text:style-name="T2"> </text:span><text:span text:style-name="T29">'קדש</text:span><text:span text:style-name="T2"> </text:span><text:span text:style-name="T29">הלחם' דקאמר?: לאו</text:span><text:span text:style-name="T2"> </text:span><text:span text:style-name="T29">לחיוביה</text:span><text:span text:style-name="T2"> </text:span><text:span text:style-name="T29">במעילה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השתא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גמור: דפגל</text:span><text:span text:style-name="T2"> </text:span><text:span text:style-name="T29">בזריקה? אלמא</text:span><text:span text:style-name="T2"> </text:span><text:span text:style-name="T29">זריקת</text:span><text:span text:style-name="T2"> </text:span><text:span text:style-name="T29">פיגול</text:span><text:span text:style-name="T2"> </text:span><text:span text:style-name="T29">מביאה</text:span><text:span text:style-name="T2"> </text:span><text:span text:style-name="T29">לידי</text:span><text:span text:style-name="T2"> </text:span><text:span text:style-name="T29">מעילה</text:span><text:span text:style-name="T2"> </text:span><text:span text:style-name="T29">בקדשים</text:span><text:span text:style-name="T2"> </text:span><text:span text:style-name="T29">קלים</text:span><text:span text:style-name="T27">)</text:span>!? </text:p>
      <text:p text:style-name="P25"><text:span text:style-name="T27">(</text:span><text:span text:style-name="T29">לא!</text:span><text:span text:style-name="T27">)</text:span> מאי<text:span text:style-name="T1"> </text:span>'קדש<text:span text:style-name="T1"> </text:span><text:span text:style-name="T27">(</text:span><text:span text:style-name="T29">הלחם</text:span><text:span text:style-name="T27">)</text:span>'? = ליפסל: דבעי<text:span text:style-name="T1"> </text:span>שריפה<text:span text:style-name="T1"> </text:span><text:span text:style-name="T27">(</text:span><text:span text:style-name="T29">דלא</text:span><text:span text:style-name="T2"> </text:span><text:span text:style-name="T29">הוו</text:span><text:span text:style-name="T2"> </text:span><text:span text:style-name="T29">כחולין, אבל</text:span><text:span text:style-name="T2"> </text:span><text:span text:style-name="T29">לא</text:span><text:span text:style-name="T2"> </text:span><text:span text:style-name="T29">למעילה, וכדרב</text:span><text:span text:style-name="T2"> </text:span><text:span text:style-name="T29">גידל</text:span><text:span text:style-name="T27">)</text:span>. </text:p>
      <text:p text:style-name="P25"/>
      <text:p text:style-name="P25"><text:soft-page-break/>לימא<text:span text:style-name="T1"> </text:span>מסייע<text:span text:style-name="T1"> </text:span>ליה<text:span text:style-name="T1"> </text:span><text:span text:style-name="T27">(</text:span><text:span text:style-name="T29">לרב</text:span><text:span text:style-name="T2"> </text:span><text:span text:style-name="T29">גידל</text:span><text:span text:style-name="T27">)</text:span>: 'הפיגול<text:span text:style-name="T1"> </text:span>לעולם<text:span text:style-name="T1"> </text:span>מועלין<text:span text:style-name="T1"> </text:span>בו': לאו<text:span text:style-name="T1"> </text:span>אף<text:span text:style-name="T1"> </text:span>על<text:span text:style-name="T1"> </text:span>גב<text:span text:style-name="T1"> </text:span>דאיזריק<text:span text:style-name="T1"> </text:span>דם<text:span text:style-name="T1"> </text:span><text:span text:style-name="T27">(</text:span><text:span text:style-name="T29">לשם</text:span><text:span text:style-name="T2"> </text:span><text:span text:style-name="T29">פיגול</text:span><text:span text:style-name="T27">)</text:span>, ומסייע<text:span text:style-name="T1"> </text:span>ליה<text:span text:style-name="T1"> </text:span><text:span text:style-name="T27">(</text:span><text:span text:style-name="T29">והיינו</text:span><text:span text:style-name="T2"> </text:span><text:span text:style-name="T29">כרב</text:span><text:span text:style-name="T2"> </text:span><text:span text:style-name="T29">גידל, דאמר: אינו</text:span><text:span text:style-name="T2"> </text:span><text:span text:style-name="T29">מוציא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בקדשי</text:span><text:span text:style-name="T2"> </text:span><text:span text:style-name="T29">קדשים</text:span><text:span text:style-name="T27">)</text:span>? </text:p>
      <text:p text:style-name="P25">לא, דלא<text:span text:style-name="T1"> </text:span>זרק<text:span text:style-name="T1"> </text:span>הדם<text:span text:style-name="T1"> </text:span><text:span text:style-name="T27">(</text:span><text:span text:style-name="T29">כי</text:span><text:span text:style-name="T2"> </text:span><text:span text:style-name="T29">קתני</text:span><text:span text:style-name="T2"> </text:span><text:span text:style-name="T29">'לעולם</text:span><text:span text:style-name="T2"> </text:span><text:span text:style-name="T29">מועלין</text:span><text:span text:style-name="T2"> </text:span><text:span text:style-name="T29">בו' - דלא</text:span><text:span text:style-name="T2"> </text:span><text:span text:style-name="T29">זריק</text:span><text:span text:style-name="T2"> </text:span><text:span text:style-name="T29">קא</text:span><text:span text:style-name="T2"> </text:span><text:span text:style-name="T29">מיירי, ולא</text:span><text:span text:style-name="T2"> </text:span><text:span text:style-name="T29">מסייע</text:span><text:span text:style-name="T2"> </text:span><text:span text:style-name="T29">ליה</text:span><text:span text:style-name="T27">)</text:span>.</text:p>
      <text:p text:style-name="P25">אי<text:span text:style-name="T1"> </text:span>דלא<text:span text:style-name="T1"> </text:span>זרק<text:span text:style-name="T1"> </text:span>הדם<text:span text:style-name="T1"> </text:span><text:span text:style-name="T27">(</text:span><text:span text:style-name="T29">לשם</text:span><text:span text:style-name="T2"> </text:span><text:span text:style-name="T29">פגול</text:span><text:span text:style-name="T27">)</text:span>, מאי<text:span text:style-name="T1"> </text:span>למימרא<text:span text:style-name="T1"> </text:span><text:span text:style-name="T27">(</text:span><text:span text:style-name="T29">פשיטא</text:span><text:span text:style-name="T2"> </text:span><text:span text:style-name="T29">דמועלין</text:span><text:span text:style-name="T2"> </text:span><text:span text:style-name="T29">בו</text:span><text:span text:style-name="T27">)</text:span>? אלא<text:span text:style-name="T1"> </text:span>לעולם<text:span text:style-name="T1"> </text:span>דזריק<text:span text:style-name="T1"> </text:span><text:span text:style-name="T27">(</text:span><text:span text:style-name="T29">ואפילו</text:span><text:span text:style-name="T2"> </text:span><text:span text:style-name="T29">הכי</text:span><text:span text:style-name="T2"> </text:span><text:span text:style-name="T29">לא</text:span><text:span text:style-name="T2"> </text:span><text:span text:style-name="T29">מסייע</text:span><text:span text:style-name="T2"> </text:span><text:span text:style-name="T29">ליה:</text:span><text:span text:style-name="T27">)</text:span> וכי<text:span text:style-name="T1"> </text:span>תניא<text:span text:style-name="T1"> </text:span>ההיא<text:span text:style-name="T1"> </text:span><text:span text:style-name="T27">(</text:span><text:span text:style-name="T29">'דלעולם</text:span><text:span text:style-name="T2"> </text:span><text:span text:style-name="T29">מועלין</text:span><text:span text:style-name="T2"> </text:span><text:span text:style-name="T29">בו' - אפילו</text:span><text:span text:style-name="T2"> </text:span><text:span text:style-name="T29">לאחר</text:span><text:span text:style-name="T2"> </text:span><text:span text:style-name="T29">זריקה</text:span><text:span text:style-name="T27">)</text:span> – בעולה<text:span text:style-name="T1"> </text:span><text:span text:style-name="T27">(</text:span><text:span text:style-name="T29">הואיל</text:span><text:span text:style-name="T2"> </text:span><text:span text:style-name="T29">ולגבוה</text:span><text:span text:style-name="T2"> </text:span><text:span text:style-name="T29">היא: דאין</text:span><text:span text:style-name="T2"> </text:span><text:span text:style-name="T29">בה</text:span><text:span text:style-name="T2"> </text:span><text:span text:style-name="T29">היתר</text:span><text:span text:style-name="T2"> </text:span><text:span text:style-name="T29">לכהנים, ולא</text:span><text:span text:style-name="T2"> </text:span><text:span text:style-name="T29">מיירי</text:span><text:span text:style-name="T2"> </text:span><text:span text:style-name="T29">בחטאת</text:span><text:span text:style-name="T2"> </text:span><text:span text:style-name="T29">ואשם</text:span><text:span text:style-name="T27">)</text:span>. </text:p>
      <text:p text:style-name="P25"><text:span text:style-name="T27">(</text:span><text:span text:style-name="T29">לעולם</text:span><text:span text:style-name="T2"> </text:span><text:span text:style-name="T29">בחטאת</text:span><text:span text:style-name="T2"> </text:span><text:span text:style-name="T29">ואשם</text:span><text:span text:style-name="T2"> </text:span><text:span text:style-name="T29">מיירי</text:span><text:span text:style-name="T2"> </text:span><text:span text:style-name="T29">ד</text:span><text:span text:style-name="T27">)</text:span>אי<text:span text:style-name="T1"> </text:span>בעולה<text:span text:style-name="T1"> – </text:span>פשיטא<text:span text:style-name="T1"> </text:span><text:span text:style-name="T27">(</text:span><text:span text:style-name="T29">מאי</text:span><text:span text:style-name="T2"> </text:span><text:span text:style-name="T29">למימרא</text:span><text:span text:style-name="T27">)</text:span>: דגבוה<text:span text:style-name="T1"> </text:span>היא<text:span text:style-name="T1"> </text:span>כולה!?</text:p>
      <text:p text:style-name="P1"/>
      <text:p text:style-name="P1">(מעילה<text:span text:style-name="T1"> </text:span>ד,ב)</text:p>
      <text:p text:style-name="P25">ועוד<text:span text:style-name="T1"> </text:span><text:span text:style-name="T27">(</text:span><text:span text:style-name="T29">מסיפא</text:span><text:span text:style-name="T2"> </text:span><text:span text:style-name="T29">נמי</text:span><text:span text:style-name="T2"> </text:span><text:span text:style-name="T29">דיקא</text:span><text:span text:style-name="T2"> </text:span><text:span text:style-name="T29">דבחטאת</text:span><text:span text:style-name="T2"> </text:span><text:span text:style-name="T29">איירי</text:span><text:span text:style-name="T27">)</text:span>, דקתני<text:span text:style-name="T1"> </text:span>סיפא: '<text:span text:style-name="T105">לן</text:span><text:span text:style-name="T106"> </text:span><text:span text:style-name="T105">דמה</text:span><text:span text:style-name="T106"> </text:span><text:span text:style-name="T27">(</text:span><text:span text:style-name="T29">והוא</text:span><text:span text:style-name="T2"> </text:span><text:span text:style-name="T29">הדין</text:span><text:span text:style-name="T2"> </text:span><text:span text:style-name="T29">לפיגול</text:span><text:span text:style-name="T27">)</text:span><text:span text:style-name="T105">, אף</text:span><text:span text:style-name="T106"> </text:span><text:span text:style-name="T105">על</text:span><text:span text:style-name="T106"> </text:span><text:span text:style-name="T105">פי</text:span><text:span text:style-name="T106"> </text:span><text:span text:style-name="T105">שחזר</text:span><text:span text:style-name="T106"> </text:span><text:span text:style-name="T105">וזרקו</text:span><text:span text:style-name="T106"> </text:span><text:span text:style-name="T105">- מועלין</text:span><text:span text:style-name="T106"> </text:span><text:span text:style-name="T105">בו</text:span>' <text:span text:style-name="T27">(</text:span><text:span text:style-name="T29">דאין</text:span><text:span text:style-name="T2"> </text:span><text:span text:style-name="T29">מוציא</text:span><text:span text:style-name="T2"> </text:span><text:span text:style-name="T29">מידי</text:span><text:span text:style-name="T2"> </text:span><text:span text:style-name="T29">מעילה</text:span><text:span text:style-name="T27">)</text:span>; אי<text:span text:style-name="T1"> </text:span>אמרת<text:span text:style-name="T1"> </text:span>בשלמא<text:span text:style-name="T1"> </text:span>בחטאת<text:span text:style-name="T1"> </text:span><text:span text:style-name="T27">(</text:span><text:span text:style-name="T29">מיירי</text:span><text:span text:style-name="T27">)</text:span> – שפיר<text:span text:style-name="T1"> </text:span><text:span text:style-name="T27">(</text:span><text:span text:style-name="T29">צריכא</text:span><text:span text:style-name="T2"> </text:span><text:span text:style-name="T29">למימר; להכי</text:span><text:span text:style-name="T2"> </text:span><text:span text:style-name="T29">דייקינן</text:span><text:span text:style-name="T2"> </text:span><text:span text:style-name="T29">דהוא</text:span><text:span text:style-name="T2"> </text:span><text:span text:style-name="T29">הדין</text:span><text:span text:style-name="T2"> </text:span><text:span text:style-name="T29">לפיגול: שאם</text:span><text:span text:style-name="T2"> </text:span><text:span text:style-name="T29">פיגל</text:span><text:span text:style-name="T2"> </text:span><text:span text:style-name="T29">בו</text:span><text:span text:style-name="T2"> </text:span><text:span text:style-name="T29">- 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חזר</text:span><text:span text:style-name="T2"> </text:span><text:span text:style-name="T29">וזרקו</text:span><text:span text:style-name="T2"> </text:span><text:span text:style-name="T29">- מועלין</text:span><text:span text:style-name="T2"> </text:span><text:span text:style-name="T29">בו</text:span><text:span text:style-name="T27">)</text:span>, אלא<text:span text:style-name="T1"> </text:span>אי<text:span text:style-name="T1"> </text:span>אמרת<text:span text:style-name="T1"> </text:span>בעולה<text:span text:style-name="T1"> </text:span>- צריכא<text:span text:style-name="T1"> </text:span>למימר<text:span text:style-name="T1"> </text:span><text:span text:style-name="T27">(</text:span><text:span text:style-name="T29">דמועלין</text:span><text:span text:style-name="T2"> </text:span><text:span text:style-name="T29">בה? הא</text:span><text:span text:style-name="T2"> </text:span><text:span text:style-name="T29">כולה</text:span><text:span text:style-name="T2"> </text:span><text:span text:style-name="T29">לגבוה</text:span><text:span text:style-name="T2"> </text:span><text:span text:style-name="T29">הוא! אלא</text:span><text:span text:style-name="T2"> </text:span><text:span text:style-name="T29">שמע</text:span><text:span text:style-name="T2"> </text:span><text:span text:style-name="T29">מינה</text:span><text:span text:style-name="T2"> </text:span><text:span text:style-name="T29">בחטאת</text:span><text:span text:style-name="T2"> </text:span><text:span text:style-name="T29">מיירי, והוא</text:span><text:span text:style-name="T2"> </text:span><text:span text:style-name="T29">הדין</text:span><text:span text:style-name="T2"> </text:span><text:span text:style-name="T29">לרישא</text:span><text:span text:style-name="T27">)</text:span>? </text:p>
      <text:p text:style-name="P20">סיפא<text:span text:style-name="T1"> </text:span><text:span text:style-name="T27">(</text:span><text:span text:style-name="T29">'לן</text:span><text:span text:style-name="T2"> </text:span><text:span text:style-name="T29">דמה</text:span><text:span text:style-name="T2"> </text:span><text:span text:style-name="T29">כו'</text:span><text:span text:style-name="T27">)</text:span> ודאי<text:span text:style-name="T1"> </text:span>מסייע<text:span text:style-name="T1"> </text:span>ליה<text:span text:style-name="T1"> </text:span><text:span text:style-name="T27">(</text:span><text:span text:style-name="T29">דמיירי</text:span><text:span text:style-name="T2"> </text:span><text:span text:style-name="T29">לאחר</text:span><text:span text:style-name="T2"> </text:span><text:span text:style-name="T29">זריקה</text:span><text:span text:style-name="T2"> </text:span><text:span text:style-name="T29">בהדיא, ודייקינן</text:span><text:span text:style-name="T2"> </text:span><text:span text:style-name="T29">'הוא</text:span><text:span text:style-name="T2"> </text:span><text:span text:style-name="T29">הדין</text:span><text:span text:style-name="T2"> </text:span><text:span text:style-name="T29">דפיגול': דזריקה</text:span><text:span text:style-name="T2"> </text:span><text:span text:style-name="T29">אינו</text:span><text:span text:style-name="T2"> </text:span><text:span text:style-name="T29">מוציא</text:span><text:span text:style-name="T2"> </text:span><text:span text:style-name="T29">מידי</text:span><text:span text:style-name="T2"> </text:span><text:span text:style-name="T29">מעילה</text:span><text:span text:style-name="T27">)</text:span>; רישא<text:span text:style-name="T1"> </text:span>מאי? <text:span text:style-name="T27">(</text:span><text:span text:style-name="T29">נימא</text:span><text:span text:style-name="T27">)</text:span> הואיל<text:span text:style-name="T1"> </text:span>ומסייע<text:span text:style-name="T1"> </text:span>ליה<text:span text:style-name="T1"> </text:span>סיפא<text:span text:style-name="T1"> </text:span>- מסייע<text:span text:style-name="T1"> </text:span>ליה<text:span text:style-name="T1"> </text:span>נמי<text:span text:style-name="T1"> </text:span>רישא<text:span text:style-name="T1"> </text:span><text:span text:style-name="T27">(</text:span><text:span text:style-name="T29">דנימא</text:span><text:span text:style-name="T2"> </text:span><text:span text:style-name="T29">נמי</text:span><text:span text:style-name="T2"> </text:span><text:span text:style-name="T29">בחטאת</text:span><text:span text:style-name="T2"> </text:span><text:span text:style-name="T29">מיירי, וקאמר</text:span><text:span text:style-name="T2"> </text:span><text:span text:style-name="T29">'לעולם</text:span><text:span text:style-name="T2"> </text:span><text:span text:style-name="T29">מועלין</text:span><text:span text:style-name="T2"> </text:span><text:span text:style-name="T29">בו', דמשמע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זרק</text:span><text:span text:style-name="T27">)</text:span>.</text:p>
      <text:p text:style-name="P20"><text:span text:style-name="T27">(</text:span><text:span text:style-name="T29">וקא</text:span><text:span text:style-name="T2"> </text:span><text:span text:style-name="T29">פריך:</text:span><text:span text:style-name="T27">)</text:span> סיפא<text:span text:style-name="T1"> </text:span>לאו<text:span text:style-name="T1"> </text:span>ודאי<text:span text:style-name="T1"> </text:span>מסייע<text:span text:style-name="T1"> </text:span>ליה<text:span text:style-name="T1"> </text:span><text:span text:style-name="T27">(</text:span><text:span text:style-name="T29">ומסיפא</text:span><text:span text:style-name="T2"> </text:span><text:span text:style-name="T29">נמי, מי</text:span><text:span text:style-name="T2"> </text:span><text:span text:style-name="T29">פשיטא</text:span><text:span text:style-name="T2"> </text:span><text:span text:style-name="T29">ליה</text:span><text:span text:style-name="T2"> </text:span><text:span text:style-name="T29">דמסייע</text:span><text:span text:style-name="T2"> </text:span><text:span text:style-name="T29">ליה? דילמא</text:span><text:span text:style-name="T2"> </text:span><text:span text:style-name="T29">לעולם</text:span><text:span text:style-name="T2"> </text:span><text:span text:style-name="T29">אימא</text:span><text:span text:style-name="T2"> </text:span><text:span text:style-name="T29">לך</text:span><text:span text:style-name="T2"> </text:span><text:span text:style-name="T29">דלא</text:span><text:span text:style-name="T2"> </text:span><text:span text:style-name="T29">מסייע</text:span><text:span text:style-name="T2"> </text:span><text:span text:style-name="T29">ליה, דאמרינן</text:span><text:span text:style-name="T2"> </text:span><text:span text:style-name="T29">דלא</text:span><text:span text:style-name="T2"> </text:span><text:span text:style-name="T29">דמי</text:span><text:span text:style-name="T2"> </text:span><text:span text:style-name="T29">'לן</text:span><text:span text:style-name="T2"> </text:span><text:span text:style-name="T29">דמה' ל'מחשבת</text:span><text:span text:style-name="T2"> </text:span><text:span text:style-name="T29">פיגול'</text:span><text:span text:style-name="T27">)</text:span>?</text:p>
      <text:p text:style-name="P25"><text:span text:style-name="T27">(</text:span><text:span text:style-name="T29">ומהדר</text:span><text:span text:style-name="T2"> </text:span><text:span text:style-name="T29">ליה: אמאי</text:span><text:span text:style-name="T2"> </text:span><text:span text:style-name="T29">לא</text:span><text:span text:style-name="T2"> </text:span><text:span text:style-name="T29">דמי?: </text:span><text:span text:style-name="T27">)</text:span> מאי<text:span text:style-name="T1"> </text:span>שנא<text:span text:style-name="T1"> </text:span><text:span text:style-name="T27">(</text:span><text:span text:style-name="T29">כלומר: מה</text:span><text:span text:style-name="T2"> </text:span><text:span text:style-name="T29">הפרש</text:span><text:span text:style-name="T2"> </text:span><text:span text:style-name="T29">יש</text:span><text:span text:style-name="T2"> </text:span><text:span text:style-name="T29">בין</text:span><text:span text:style-name="T2"> </text:span><text:span text:style-name="T29">פסול</text:span><text:span text:style-name="T2"> </text:span><text:span text:style-name="T29">לן</text:span><text:span text:style-name="T2"> </text:span><text:span text:style-name="T29">לפסול</text:span><text:span text:style-name="T2"> </text:span><text:span text:style-name="T29">פיגול</text:span><text:span text:style-name="T27">)</text:span>?</text:p>
      <text:p text:style-name="P25"><text:span text:style-name="T27">(</text:span><text:span text:style-name="T29">ואמר</text:span><text:span text:style-name="T2"> </text:span><text:span text:style-name="T29">ליה: ודאי</text:span><text:span text:style-name="T2"> </text:span><text:span text:style-name="T29">לא</text:span><text:span text:style-name="T2"> </text:span><text:span text:style-name="T29">דמו, דאימא</text:span><text:span text:style-name="T2"> </text:span><text:span text:style-name="T29">לך:</text:span><text:span text:style-name="T27">)</text:span> הלנה, דקעביד<text:span text:style-name="T1"> </text:span><text:span text:style-name="T27">(</text:span><text:span text:style-name="T29">איסורא</text:span><text:span text:style-name="T27">)</text:span> בידים<text:span text:style-name="T1"> </text:span><text:span text:style-name="T27">(</text:span><text:span text:style-name="T29">שהיה</text:span><text:span text:style-name="T2"> </text:span><text:span text:style-name="T29">לו</text:span><text:span text:style-name="T2"> </text:span><text:span text:style-name="T29">לזורקו</text:span><text:span text:style-name="T2"> </text:span><text:span text:style-name="T29">והלינו, דהיינו</text:span><text:span text:style-name="T2"> </text:span><text:span text:style-name="T29">'דקעביד</text:span><text:span text:style-name="T2"> </text:span><text:span text:style-name="T29">ליה</text:span><text:span text:style-name="T2"> </text:span><text:span text:style-name="T29">פסול</text:span><text:span text:style-name="T2"> </text:span><text:span text:style-name="T29">בידים': דלגבי</text:span><text:span text:style-name="T2"> </text:span><text:span text:style-name="T29">מחשבה</text:span><text:span text:style-name="T2"> </text:span><text:span text:style-name="T29">דפיגול</text:span><text:span text:style-name="T2"> </text:span><text:span text:style-name="T29">חשיב</text:span><text:span text:style-name="T2"> </text:span><text:span text:style-name="T29">ללינה</text:span><text:span text:style-name="T2"> </text:span><text:span text:style-name="T29">'מעשה</text:span><text:span text:style-name="T2"> </text:span><text:span text:style-name="T29">בידים'</text:span><text:span text:style-name="T27">)</text:span> - <text:span text:style-name="T27">(</text:span><text:span text:style-name="T29">הילכך</text:span><text:span text:style-name="T2"> </text:span><text:span text:style-name="T29">קנסינן</text:span><text:span text:style-name="T2"> </text:span><text:span text:style-name="T29">ליה:</text:span><text:span text:style-name="T27">)</text:span> לא<text:span text:style-name="T1"> </text:span>מהני<text:span text:style-name="T1"> </text:span>זריקה<text:span text:style-name="T1"> </text:span>לאפוקי<text:span text:style-name="T1"> </text:span>מידי<text:span text:style-name="T1"> </text:span>מעילה<text:span text:style-name="T1"> </text:span><text:span text:style-name="T27">(</text:span><text:span text:style-name="T29">דלא</text:span><text:span text:style-name="T2"> </text:span><text:span text:style-name="T29">תיהני</text:span><text:span text:style-name="T2"> </text:span><text:span text:style-name="T29">ליה</text:span><text:span text:style-name="T2"> </text:span><text:span text:style-name="T29">זריקה</text:span><text:span text:style-name="T2"> </text:span><text:span text:style-name="T29">לאפוקיה</text:span><text:span text:style-name="T2"> </text:span><text:span text:style-name="T29">מידי</text:span><text:span text:style-name="T2"> </text:span><text:span text:style-name="T29">מעילה, אלא</text:span><text:span text:style-name="T2"> </text:span><text:span text:style-name="T29">מועלין</text:span><text:span text:style-name="T2"> </text:span><text:span text:style-name="T29">נמי</text:span><text:span text:style-name="T2"> </text:span><text:span text:style-name="T29">לאחר</text:span><text:span text:style-name="T2"> </text:span><text:span text:style-name="T29">זריקה</text:span><text:span text:style-name="T27">)</text:span>; <text:span text:style-name="T27">(</text:span><text:span text:style-name="T29">אבל</text:span><text:span text:style-name="T27">)</text:span> מחשבה<text:span text:style-name="T1"> </text:span><text:span text:style-name="T27">(</text:span><text:span text:style-name="T29">מחשבת</text:span><text:span text:style-name="T2"> </text:span><text:span text:style-name="T29">פיגול</text:span><text:span text:style-name="T27">)</text:span> לא<text:span text:style-name="T1"> </text:span>קא<text:span text:style-name="T1"> </text:span>עביד<text:span text:style-name="T1"> </text:span>בידים<text:span text:style-name="T1"> </text:span><text:span text:style-name="T27">(</text:span><text:span text:style-name="T29">אלא</text:span><text:span text:style-name="T2"> </text:span><text:span text:style-name="T29">פסול</text:span><text:span text:style-name="T2"> </text:span><text:span text:style-name="T29">מחשבה</text:span><text:span text:style-name="T27">)</text:span> - <text:span text:style-name="T27">(</text:span><text:span text:style-name="T29">אימא</text:span><text:span text:style-name="T2"> </text:span><text:span text:style-name="T29">לך</text:span><text:span text:style-name="T2"> </text:span><text:span text:style-name="T29">דלא</text:span><text:span text:style-name="T2"> </text:span><text:span text:style-name="T29">קנסינן</text:span><text:span text:style-name="T2"> </text:span><text:span text:style-name="T29">ליה</text:span><text:span text:style-name="T2"> </text:span><text:span text:style-name="T29">ו</text:span><text:span text:style-name="T27">)</text:span>מהני<text:span text:style-name="T1"> </text:span>ליה<text:span text:style-name="T1"> </text:span>זריקה<text:span text:style-name="T1"> </text:span>לאפוקי<text:span text:style-name="T1"> </text:span>מידי<text:span text:style-name="T1"> </text:span>מעילה<text:span text:style-name="T1"> </text:span><text:span text:style-name="T27">(</text:span><text:span text:style-name="T29">ודלא</text:span><text:span text:style-name="T2"> </text:span><text:span text:style-name="T29">כרב</text:span><text:span text:style-name="T2"> </text:span><text:span text:style-name="T29">גידל, ורישא</text:span><text:span text:style-name="T2"> </text:span><text:span text:style-name="T29">בעולה</text:span><text:span text:style-name="T2"> </text:span><text:span text:style-name="T29">קמיירי, כדאוקימנא</text:span><text:span text:style-name="T2"> </text:span><text:span text:style-name="T29">ברישא</text:span><text:span text:style-name="T27">)</text:span>? </text:p>
      <text:p text:style-name="P25">לימא<text:span text:style-name="T1"> </text:span>הא<text:span text:style-name="T1"> </text:span>מסייע<text:span text:style-name="T1"> </text:span>ליה: '<text:span text:style-name="T105">הפיגול</text:span><text:span text:style-name="T106"> </text:span><text:span text:style-name="T105">בקדשי</text:span><text:span text:style-name="T106"> </text:span><text:span text:style-name="T105">קדשים</text:span><text:span text:style-name="T106"> </text:span><text:span text:style-name="T105">- מועלין</text:span><text:span text:style-name="T106"> </text:span><text:span text:style-name="T105">בו</text:span>', לאו<text:span text:style-name="T1"> </text:span>אף<text:span text:style-name="T1"> </text:span>על<text:span text:style-name="T1"> </text:span>גב<text:span text:style-name="T1"> </text:span>דזרק, ומסייע<text:span text:style-name="T1"> </text:span>ליה? </text:p>
      <text:p text:style-name="P25">לא, דלא<text:span text:style-name="T1"> </text:span>זרק.</text:p>
      <text:p text:style-name="P25">אבל<text:span text:style-name="T1"> </text:span>זרק<text:span text:style-name="T1"> </text:span>מאי?: הכי<text:span text:style-name="T1"> </text:span>נמי<text:span text:style-name="T1"> </text:span>דאין<text:span text:style-name="T1"> </text:span>מועלין<text:span text:style-name="T1"> </text:span>בו<text:span text:style-name="T1"> </text:span><text:span text:style-name="T27">(</text:span><text:span text:style-name="T29">דזריקת</text:span><text:span text:style-name="T2"> </text:span><text:span text:style-name="T29">פיגול</text:span><text:span text:style-name="T2"> </text:span><text:span text:style-name="T29">מוציאה</text:span><text:span text:style-name="T2"> </text:span><text:span text:style-name="T29">מידי</text:span><text:span text:style-name="T2"> </text:span><text:span text:style-name="T29">מעילה, והיינו</text:span><text:span text:style-name="T2"> </text:span><text:span text:style-name="T29">דלא</text:span><text:span text:style-name="T2"> </text:span><text:span text:style-name="T29">כרב</text:span><text:span text:style-name="T2"> </text:span><text:span text:style-name="T29">גידל</text:span><text:span text:style-name="T27">)</text:span>? אמאי<text:span text:style-name="T1"> </text:span>קתני<text:span text:style-name="T1"> </text:span>סיפא<text:span text:style-name="T1"> </text:span><text:span text:style-name="T27">(</text:span><text:span text:style-name="T29">דההיא</text:span><text:span text:style-name="T27">)</text:span> '<text:span text:style-name="T27">(</text:span><text:span text:style-name="T29">הפיגול</text:span><text:span text:style-name="T27">)</text:span><text:span text:style-name="T105"> בקדשים</text:span><text:span text:style-name="T106"> </text:span><text:span text:style-name="T105">קלים</text:span><text:span text:style-name="T106"> </text:span><text:span text:style-name="T105">אין</text:span><text:span text:style-name="T106"> </text:span><text:span text:style-name="T105">מועלין</text:span><text:span text:style-name="T106"> </text:span><text:span text:style-name="T105">בו</text:span>' <text:span text:style-name="T27">(</text:span><text:span text:style-name="T29">כלומר: אפילו</text:span><text:span text:style-name="T2"> </text:span><text:span text:style-name="T29">לאחר</text:span><text:span text:style-name="T2"> </text:span><text:span text:style-name="T29">זריקה, דלאו</text:span><text:span text:style-name="T2"> </text:span><text:span text:style-name="T29">'קדשי</text:span><text:span text:style-name="T2"> </text:span><text:span text:style-name="T29">ה'' נינהו</text:span><text:span text:style-name="T27">)</text:span>? ליפלוג<text:span text:style-name="T1"> </text:span>ברישא<text:span text:style-name="T1"> </text:span><text:span text:style-name="T27">(</text:span><text:span text:style-name="T29">בדידיה</text:span><text:span text:style-name="T27">)</text:span> וליתני<text:span text:style-name="T1"> </text:span>'לפני<text:span text:style-name="T1"> </text:span>זריקה<text:span text:style-name="T1"> </text:span>- מועלין<text:span text:style-name="T1"> </text:span>בו, לאחר<text:span text:style-name="T1"> </text:span>זריקה<text:span text:style-name="T1"> </text:span>- אין<text:span text:style-name="T1"> </text:span>מועלין<text:span text:style-name="T1"> </text:span>בו'? <text:span text:style-name="T27">(</text:span><text:span text:style-name="T29">אלא</text:span><text:span text:style-name="T2"> </text:span><text:span text:style-name="T29">מדלא</text:span><text:span text:style-name="T2"> </text:span><text:span text:style-name="T29">פליג</text:span><text:span text:style-name="T2"> </text:span><text:span text:style-name="T29">הכי</text:span><text:span text:style-name="T2"> </text:span><text:span text:style-name="T29">ברישא</text:span><text:span text:style-name="T2"> </text:span><text:span text:style-name="T29">אלא</text:span><text:span text:style-name="T2"> </text:span><text:span text:style-name="T29">בסיפא</text:span><text:span text:style-name="T2"> </text:span><text:span text:style-name="T29">- לימא</text:span><text:span text:style-name="T2"> </text:span><text:span text:style-name="T29">בדאף-על-גב</text:span><text:span text:style-name="T2"> </text:span><text:span text:style-name="T29">דזריק</text:span><text:span text:style-name="T2"> </text:span><text:span text:style-name="T29">מיירי</text:span><text:span text:style-name="T2"> </text:span><text:span text:style-name="T29">רישא, דמועלין</text:span><text:span text:style-name="T2"> </text:span><text:span text:style-name="T29">בו, וסיפא</text:span><text:span text:style-name="T2"> </text:span><text:span text:style-name="T29">מסייעא</text:span><text:span text:style-name="T2"> </text:span><text:span text:style-name="T29">לרב</text:span><text:span text:style-name="T2"> </text:span><text:span text:style-name="T29">גידל?</text:span><text:span text:style-name="T27">)</text:span> </text:p>
      <text:p text:style-name="P25">ההוא<text:span text:style-name="T1"> </text:span><text:span text:style-name="T27">(</text:span><text:span text:style-name="T29">סיפא</text:span><text:span text:style-name="T2"> </text:span><text:span text:style-name="T29">דקתני</text:span><text:span text:style-name="T2"> </text:span><text:span text:style-name="T29">'</text:span><text:span text:style-name="T108">בקדשים</text:span><text:span text:style-name="T107"> </text:span><text:span text:style-name="T108">קלים</text:span><text:span text:style-name="T107"> </text:span><text:span text:style-name="T108">אין</text:span><text:span text:style-name="T107"> </text:span><text:span text:style-name="T108">מועלין</text:span><text:span text:style-name="T29">'</text:span><text:span text:style-name="T27">)</text:span> ודאי<text:span text:style-name="T1"> </text:span>מסייע<text:span text:style-name="T1"> </text:span>ליה<text:span text:style-name="T1"> </text:span><text:span text:style-name="T27">(</text:span><text:span text:style-name="T29">לרב</text:span><text:span text:style-name="T2"> </text:span><text:span text:style-name="T29">גידל: דאיהו</text:span><text:span text:style-name="T2"> </text:span><text:span text:style-name="T29">נמי</text:span><text:span text:style-name="T2"> </text:span><text:span text:style-name="T29">הכי</text:span><text:span text:style-name="T2"> </text:span><text:span text:style-name="T29">קאמר: 'ואינו</text:span><text:span text:style-name="T2"> </text:span><text:span text:style-name="T29">מביא</text:span><text:span text:style-name="T2"> </text:span><text:span text:style-name="T29">לידי</text:span><text:span text:style-name="T2"> </text:span><text:span text:style-name="T29">מעילה</text:span><text:span text:style-name="T2"> </text:span><text:span text:style-name="T29">בקדשים</text:span><text:span text:style-name="T2"> </text:span><text:span text:style-name="T29">קלים'</text:span><text:span text:style-name="T27">)</text:span>.</text:p>
      <text:p text:style-name="P25">לימא: הואיל<text:span text:style-name="T1"> </text:span>ומסייע<text:span text:style-name="T1"> </text:span>ליה<text:span text:style-name="T1"> </text:span>סיפא<text:span text:style-name="T1"> </text:span><text:span text:style-name="T27">(</text:span><text:span text:style-name="T29">כדאמרן</text:span><text:span text:style-name="T2"> </text:span><text:span text:style-name="T29">ד'ודאי</text:span><text:span text:style-name="T2"> </text:span><text:span text:style-name="T29">מסייעא</text:span><text:span text:style-name="T2"> </text:span><text:span text:style-name="T29">ליה'</text:span><text:span text:style-name="T27">)</text:span> - מסייע<text:span text:style-name="T1"> </text:span>ליה<text:span text:style-name="T1"> </text:span>נמי<text:span text:style-name="T1"> </text:span>רישא<text:span text:style-name="T1"> </text:span><text:span text:style-name="T27">(</text:span><text:span text:style-name="T29">נימא</text:span><text:span text:style-name="T2"> </text:span><text:span text:style-name="T29">נמי</text:span><text:span text:style-name="T2"> </text:span><text:span text:style-name="T29">רישא</text:span><text:span text:style-name="T2"> </text:span><text:span text:style-name="T29">דבאף-על-גב</text:span><text:span text:style-name="T2"> </text:span><text:span text:style-name="T29">דזרק</text:span><text:span text:style-name="T2"> </text:span><text:span text:style-name="T29">מיירי</text:span><text:span text:style-name="T27">)</text:span>? </text:p>
      <text:p text:style-name="P25"><text:span text:style-name="T27">(</text:span><text:span text:style-name="T29">אמר</text:span><text:span text:style-name="T2"> </text:span><text:span text:style-name="T29">ליה: רישא</text:span><text:span text:style-name="T2"> </text:span><text:span text:style-name="T29">ודאי</text:span><text:span text:style-name="T2"> </text:span><text:span text:style-name="T29">לא</text:span><text:span text:style-name="T2"> </text:span><text:span text:style-name="T29">תסייע</text:span><text:span text:style-name="T2"> </text:span><text:span text:style-name="T29">ליה, דרישא</text:span><text:span text:style-name="T2"> </text:span><text:span text:style-name="T29">מיירי</text:span><text:span text:style-name="T2"> </text:span><text:span text:style-name="T29">בדלא</text:span><text:span text:style-name="T2"> </text:span><text:span text:style-name="T29">זרק, כדאמרן; והא</text:span><text:span text:style-name="T2"> </text:span><text:span text:style-name="T29">דדייקת</text:span><text:span text:style-name="T2"> </text:span><text:span text:style-name="T29">'אבל</text:span><text:span text:style-name="T2"> </text:span><text:span text:style-name="T29">זרק</text:span><text:span text:style-name="T2"> </text:span><text:span text:style-name="T29">מאי, הכי</text:span><text:span text:style-name="T2"> </text:span><text:span text:style-name="T29">נמי</text:span><text:span text:style-name="T2"> </text:span><text:span text:style-name="T29">דאין</text:span><text:span text:style-name="T2"> </text:span><text:span text:style-name="T29">מועלין', אמאי</text:span><text:span text:style-name="T2"> </text:span><text:span text:style-name="T29">קתני</text:span><text:span text:style-name="T2"> </text:span><text:span text:style-name="T29">סיפא</text:span><text:span text:style-name="T2"> </text:span><text:span text:style-name="T29">כו', ליפלוג</text:span><text:span text:style-name="T2"> </text:span><text:span text:style-name="T29">ברישא? אין</text:span><text:span text:style-name="T2"> </text:span><text:span text:style-name="T29">הכי</text:span><text:span text:style-name="T2"> </text:span><text:span text:style-name="T29">נמי</text:span><text:span text:style-name="T2"> </text:span><text:span text:style-name="T29">דמצי</text:span><text:span text:style-name="T2"> </text:span><text:span text:style-name="T29">לפלוגי</text:span><text:span text:style-name="T2"> </text:span><text:span text:style-name="T29">ברישא, אלא</text:span><text:span text:style-name="T2"> </text:span><text:span text:style-name="T29">משום</text:span><text:span text:style-name="T2"> </text:span><text:span text:style-name="T29">הכי</text:span><text:span text:style-name="T2"> </text:span><text:span text:style-name="T29">תנא</text:span><text:span text:style-name="T2"> </text:span><text:span text:style-name="T29">סיפא</text:span><text:span text:style-name="T2"> </text:span><text:span text:style-name="T29">'בקדשים</text:span><text:span text:style-name="T2"> </text:span><text:span text:style-name="T29">קלים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':</text:span><text:span text:style-name="T27">)</text:span> קדשים<text:span text:style-name="T1"> </text:span>קלים<text:span text:style-name="T1"> </text:span>- פסיקא<text:span text:style-name="T1"> </text:span>ליה<text:span text:style-name="T1"> </text:span><text:span text:style-name="T27">(</text:span><text:span text:style-name="T29">הואיל</text:span><text:span text:style-name="T2"> </text:span><text:span text:style-name="T29">ופסיקא</text:span><text:span text:style-name="T2"> </text:span><text:span text:style-name="T29">ליה</text:span><text:span text:style-name="T2"> </text:span><text:span text:style-name="T29">למלתא: דבין</text:span><text:span text:style-name="T2"> </text:span><text:span text:style-name="T29">לפני</text:span><text:span text:style-name="T2"> </text:span><text:span text:style-name="T29">זריקה</text:span><text:span text:style-name="T2"> </text:span><text:span text:style-name="T29">ובין</text:span><text:span text:style-name="T2"> </text:span><text:span text:style-name="T29">לאחר</text:span><text:span text:style-name="T2"> </text:span><text:span text:style-name="T29">זריקה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</text:span><text:span text:style-name="T2"> </text:span><text:span text:style-name="T29">באימורין, הואיל</text:span><text:span text:style-name="T2"> </text:span><text:span text:style-name="T29">וזריקת</text:span><text:span text:style-name="T2"> </text:span><text:span text:style-name="T29">פיגול</text:span><text:span text:style-name="T2"> </text:span><text:span text:style-name="T29">היא</text:span><text:span text:style-name="T27">)</text:span>, <text:span text:style-name="T27">(</text:span><text:span text:style-name="T29">משום</text:span><text:span text:style-name="T2"> </text:span><text:span text:style-name="T29">הכי</text:span><text:span text:style-name="T2"> </text:span><text:span text:style-name="T29">חביבא</text:span><text:span text:style-name="T2"> </text:span><text:span text:style-name="T29">ליה</text:span><text:span text:style-name="T2"> </text:span><text:span text:style-name="T29">טפי</text:span><text:span text:style-name="T2"> </text:span><text:span text:style-name="T29">מההיא</text:span><text:span text:style-name="T27">)</text:span> הכא<text:span text:style-name="T1"> </text:span>- לא<text:span text:style-name="T1"> </text:span>פסיקא<text:span text:style-name="T1"> </text:span>ליה<text:span text:style-name="T1"> </text:span><text:span text:style-name="T27">(</text:span><text:span text:style-name="T29">הפלגה</text:span><text:span text:style-name="T2"> </text:span><text:span text:style-name="T29">דרישא</text:span><text:span text:style-name="T2"> </text:span><text:span text:style-name="T29">דלא</text:span><text:span text:style-name="T2"> </text:span><text:span text:style-name="T29">פסיקא</text:span><text:span text:style-name="T2"> </text:span><text:span text:style-name="T29">ליה</text:span><text:span text:style-name="T2"> </text:span><text:span text:style-name="T29">מילתא, הואיל</text:span><text:span text:style-name="T2"> </text:span><text:span text:style-name="T29">דלפני</text:span><text:span text:style-name="T2"> </text:span><text:span text:style-name="T29">זריקה</text:span><text:span text:style-name="T2"> </text:span><text:span text:style-name="T29">מועלין</text:span><text:span text:style-name="T2"> </text:span><text:span text:style-name="T29">בו</text:span><text:span text:style-name="T2"> </text:span><text:span text:style-name="T29">ולאחר</text:span><text:span text:style-name="T2"> </text:span><text:span text:style-name="T29">זריקה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, כדדייק</text:span><text:span text:style-name="T2"> </text:span><text:span text:style-name="T29">ברישא, הילכך</text:span><text:span text:style-name="T2"> </text:span><text:span text:style-name="T29">לא</text:span><text:span text:style-name="T2"> </text:span><text:span text:style-name="T29">תני</text:span><text:span text:style-name="T2"> </text:span><text:span text:style-name="T29">לה, ולעולם</text:span><text:span text:style-name="T2"> </text:span><text:span text:style-name="T29">לא</text:span><text:span text:style-name="T2"> </text:span><text:span text:style-name="T29">מסייע</text:span><text:span text:style-name="T2"> </text:span><text:span text:style-name="T29">ליה</text:span><text:span text:style-name="T2"> </text:span><text:span text:style-name="T29">לרב</text:span><text:span text:style-name="T2"> </text:span><text:span text:style-name="T29">גידל</text:span><text:span text:style-name="T27">)</text:span>.</text:p>
      <text:p text:style-name="P27"/>
      <text:p text:style-name="P25">כלל<text:span text:style-name="T1"> </text:span>אמר<text:span text:style-name="T1"> </text:span>רבי<text:span text:style-name="T1"> </text:span>יהושע: כל<text:span text:style-name="T1"> </text:span>שהיתה<text:span text:style-name="T1"> </text:span>לה<text:span text:style-name="T1"> </text:span>שעת<text:span text:style-name="T1"> </text:span>היתר<text:span text:style-name="T1"> </text:span>לכהנים<text:span text:style-name="T1"> </text:span>- אין<text:span text:style-name="T1"> </text:span>מועלין<text:span text:style-name="T1"> </text:span>בה, וכל<text:span text:style-name="T1"> </text:span>שלא<text:span text:style-name="T1"> </text:span>היתה<text:span text:style-name="T1"> </text:span>לה<text:span text:style-name="T1"> </text:span>שעת<text:span text:style-name="T1"> </text:span>היתר<text:span text:style-name="T1"> </text:span>לכהנים<text:span text:style-name="T1"> </text:span>- מועלין<text:span text:style-name="T1"> </text:span>בה; איזוהי<text:span text:style-name="T1"> </text:span>שהיתה<text:span text:style-name="T1"> </text:span>לה<text:span text:style-name="T1"> </text:span>שעת<text:span text:style-name="T1"> </text:span>היתר<text:span text:style-name="T1"> </text:span>לכהנים? - שלנה<text:span text:style-name="T1"> </text:span>ושנטמאת<text:span text:style-name="T1"> </text:span>ושיצאת, ואיזוהי<text:span text:style-name="T1"> </text:span>שלא<text:span text:style-name="T1"> </text:span>היתה<text:span text:style-name="T1"> </text:span>לה<text:span text:style-name="T1"> </text:span>שעת<text:span text:style-name="T1"> </text:span>היתר<text:span text:style-name="T1"> </text:span>לכהנים? - שנשחטה<text:span text:style-name="T1"> </text:span>חוץ<text:span text:style-name="T1"> </text:span>לזמנה, וחוץ<text:span text:style-name="T1"> </text:span>למקומה, ושקבלו<text:span text:style-name="T1"> </text:span>פסולין<text:span text:style-name="T1"> </text:span>וזרקו<text:span text:style-name="T1"> </text:span>את<text:span text:style-name="T1"> </text:span>דמה: </text:p>
      <text:p text:style-name="P16"><text:soft-page-break/><text:span text:style-name="T74">אמר</text:span><text:span text:style-name="T75"> </text:span><text:span text:style-name="T74">ליה</text:span><text:span text:style-name="T75"> </text:span><text:span text:style-name="T74">בר</text:span><text:span text:style-name="T75"> </text:span><text:span text:style-name="T74">קפרא</text:span><text:span text:style-name="T75"> </text:span><text:span text:style-name="T74">לבר</text:span><text:span text:style-name="T75"> </text:span><text:span text:style-name="T74">פדת: בן</text:span><text:span text:style-name="T75"> </text:span><text:span text:style-name="T74">אחותי, ראה</text:span><text:span text:style-name="T75"> </text:span><text:span text:style-name="T74">מה</text:span><text:span text:style-name="T75"> </text:span><text:span text:style-name="T74">אתה</text:span><text:span text:style-name="T75"> </text:span><text:span text:style-name="T74">שואלני</text:span><text:span text:style-name="T75"> </text:span><text:span text:style-name="T74">למחר</text:span><text:span text:style-name="T75"> </text:span><text:span text:style-name="T74">בבית</text:span><text:span text:style-name="T75"> </text:span><text:span text:style-name="T74">המדרש</text:span><text:span text:style-name="T66"> </text:span><text:span text:style-name="T41">[הכן</text:span><text:span text:style-name="T46"> </text:span><text:span text:style-name="T41">עצמך</text:span><text:span text:style-name="T46"> </text:span><text:span text:style-name="T41">לשאול</text:span><text:span text:style-name="T46"> </text:span><text:span text:style-name="T41">שאלה</text:span><text:span text:style-name="T46"> </text:span><text:span text:style-name="T41">חכמה]</text:span><text:span text:style-name="T60">!</text:span></text:p>
      <text:p text:style-name="P3"><text:span text:style-name="T41">[למחרת</text:span><text:span text:style-name="T46"> </text:span><text:span text:style-name="T41">שאלו:]</text:span><text:span text:style-name="T60"> </text:span><text:span text:style-name="T61">(</text:span><text:span text:style-name="T63">הא</text:span><text:span text:style-name="T67"> </text:span><text:span text:style-name="T63">דקתני</text:span><text:span text:style-name="T67"> </text:span><text:span text:style-name="T63">במתניתין</text:span><text:span text:style-name="T61">)</text:span><text:span text:style-name="T60"> '</text:span><text:span text:style-name="T84">[שעת]</text:span><text:span text:style-name="T87"> היתר</text:span><text:span text:style-name="T60">' </text:span><text:span text:style-name="T98">שחיטה</text:span><text:span text:style-name="T66"> </text:span><text:span text:style-name="T60">שנינו</text:span><text:span text:style-name="T66"> </text:span><text:span text:style-name="T61">(</text:span><text:span text:style-name="T63">דכיון</text:span><text:span text:style-name="T67"> </text:span><text:span text:style-name="T63">שנשחטה</text:span><text:span text:style-name="T67"> </text:span><text:span text:style-name="T63">כתקנה</text:span><text:span text:style-name="T67"> </text:span><text:span text:style-name="T63">בלא</text:span><text:span text:style-name="T67"> </text:span><text:span text:style-name="T63">פסול</text:span><text:span text:style-name="T67"> </text:span><text:span text:style-name="T63">- היינו</text:span><text:span text:style-name="T67"> </text:span><text:span text:style-name="T63">'שעת</text:span><text:span text:style-name="T67"> </text:span><text:span text:style-name="T63">היתר',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שוב</text:span><text:span text:style-name="T67"> </text:span><text:span text:style-name="T63">נפסלה</text:span><text:span text:style-name="T67"> </text:span><text:span text:style-name="T63">- יצאת</text:span><text:span text:style-name="T67"> </text:span><text:span text:style-name="T63">מידי</text:span><text:span text:style-name="T67"> </text:span><text:span text:style-name="T63">מעילה</text:span><text:span text:style-name="T61">)</text:span><text:span text:style-name="T60">,</text:span></text:p>
      <text:p text:style-name="P1"/>
      <text:p text:style-name="P1">(מעילה<text:span text:style-name="T1"> </text:span>ה,א)</text:p>
      <text:p text:style-name="P25">או<text:span text:style-name="T1"> </text:span>'<text:span text:style-name="T109">[שעת]</text:span><text:span text:style-name="T105"> היתר</text:span>' <text:span text:style-name="T126">זריקה</text:span><text:span text:style-name="T1"> </text:span>שנינו<text:span text:style-name="T1"> </text:span><text:span text:style-name="T27">(</text:span><text:span text:style-name="T29">ד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שחט</text:span><text:span text:style-name="T2"> </text:span><text:span text:style-name="T29">כראוי</text:span><text:span text:style-name="T2"> </text:span><text:span text:style-name="T29">- בעינן</text:span><text:span text:style-name="T2"> </text:span><text:span text:style-name="T29">דתהוי</text:span><text:span text:style-name="T2"> </text:span><text:span text:style-name="T29">קבלה</text:span><text:span text:style-name="T2"> </text:span><text:span text:style-name="T29">נמי</text:span><text:span text:style-name="T2"> </text:span><text:span text:style-name="T29">בלא</text:span><text:span text:style-name="T2"> </text:span><text:span text:style-name="T29">פסול, וכיון</text:span><text:span text:style-name="T2"> </text:span><text:span text:style-name="T29">דקיבל</text:span><text:span text:style-name="T2"> </text:span><text:span text:style-name="T29">כראוי</text:span><text:span text:style-name="T2"> </text:span><text:span text:style-name="T29">- הותר</text:span><text:span text:style-name="T2"> </text:span><text:span text:style-name="T29">לזריקה: ד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עדיין</text:span><text:span text:style-name="T2"> </text:span><text:span text:style-name="T29">לא</text:span><text:span text:style-name="T2"> </text:span><text:span text:style-name="T29">נזרק</text:span><text:span text:style-name="T2"> </text:span><text:span text:style-name="T29">דמו</text:span><text:span text:style-name="T2"> </text:span><text:span text:style-name="T29">הוי</text:span><text:span text:style-name="T2"> </text:span><text:span text:style-name="T29">כאילו</text:span><text:span text:style-name="T2"> </text:span><text:span text:style-name="T29">נזרק</text:span><text:span text:style-name="T2"> </text:span><text:span text:style-name="T29">בהיתר, דכל</text:span><text:span text:style-name="T2"> </text:span><text:span text:style-name="T29">העומד</text:span><text:span text:style-name="T2"> </text:span><text:span text:style-name="T29">ליזרק</text:span><text:span text:style-name="T2"> </text:span><text:span text:style-name="T29">כזרוק</text:span><text:span text:style-name="T2"> </text:span><text:span text:style-name="T29">דמי: דכיון</text:span><text:span text:style-name="T2"> </text:span><text:span text:style-name="T29">דנתקבל</text:span><text:span text:style-name="T2"> </text:span><text:span text:style-name="T29">בכוס</text:span><text:span text:style-name="T2"> </text:span><text:span text:style-name="T29">כראוי</text:span><text:span text:style-name="T2"> </text:span><text:span text:style-name="T29">ונראה</text:span><text:span text:style-name="T2"> </text:span><text:span text:style-name="T29">לזריקה</text:span><text:span text:style-name="T2"> </text:span><text:span text:style-name="T29">- שוב</text:span><text:span text:style-name="T2"> </text:span><text:span text:style-name="T29">אין</text:span><text:span text:style-name="T2"> </text:span><text:span text:style-name="T29">בו</text:span><text:span text:style-name="T2"> </text:span><text:span text:style-name="T29">מעילה</text:span><text:span text:style-name="T27">)</text:span>, או<text:span text:style-name="T1"> </text:span>'<text:span text:style-name="T109">[שעת]</text:span><text:span text:style-name="T105"> היתר</text:span>' <text:span text:style-name="T126">אכילה</text:span><text:span text:style-name="T1"> </text:span>שנינו<text:span text:style-name="T1"> </text:span><text:span text:style-name="T27">(</text:span><text:span text:style-name="T29">ד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נשחט</text:span><text:span text:style-name="T2"> </text:span><text:span text:style-name="T29">ונתקבל</text:span><text:span text:style-name="T2"> </text:span><text:span text:style-name="T29">כראוי</text:span><text:span text:style-name="T2"> </text:span><text:span text:style-name="T29">- לעולם</text:span><text:span text:style-name="T2"> </text:span><text:span text:style-name="T29">לא</text:span><text:span text:style-name="T2"> </text:span><text:span text:style-name="T29">יצא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עד</text:span><text:span text:style-name="T2"> </text:span><text:span text:style-name="T29">שנזרק</text:span><text:span text:style-name="T2"> </text:span><text:span text:style-name="T29">הדם, דיש</text:span><text:span text:style-name="T2"> </text:span><text:span text:style-name="T29">בו</text:span><text:span text:style-name="T2"> </text:span><text:span text:style-name="T29">שעת</text:span><text:span text:style-name="T2"> </text:span><text:span text:style-name="T29">היתר</text:span><text:span text:style-name="T2"> </text:span><text:span text:style-name="T29">אכילה</text:span><text:span text:style-name="T2"> </text:span><text:span text:style-name="T29">לכהנים; ואם</text:span><text:span text:style-name="T2"> </text:span><text:span text:style-name="T29">אירע</text:span><text:span text:style-name="T2"> </text:span><text:span text:style-name="T29">בו</text:span><text:span text:style-name="T2"> </text:span><text:span text:style-name="T29">אחר</text:span><text:span text:style-name="T2"> </text:span><text:span text:style-name="T29">כך</text:span><text:span text:style-name="T2"> </text:span><text:span text:style-name="T29">שום</text:span><text:span text:style-name="T2"> </text:span><text:span text:style-name="T29">פסול</text:span><text:span text:style-name="T2"> </text:span><text:span text:style-name="T29">אפילו</text:span><text:span text:style-name="T2"> </text:span><text:span text:style-name="T29">הכי</text:span><text:span text:style-name="T2"> </text:span><text:span text:style-name="T29">אין</text:span><text:span text:style-name="T2"> </text:span><text:span text:style-name="T29">מועלין</text:span><text:span text:style-name="T27">)</text:span>?</text:p>
      <text:p text:style-name="P20"><text:span text:style-name="T27">(</text:span><text:span text:style-name="T29">והשיבו</text:span><text:span text:style-name="T2"> </text:span><text:span text:style-name="T29">בר</text:span><text:span text:style-name="T2"> </text:span><text:span text:style-name="T29">קפרא:</text:span><text:span text:style-name="T27">)</text:span> חזקיה<text:span text:style-name="T1"> </text:span>אמר: היתר<text:span text:style-name="T1"> </text:span>שחיטה<text:span text:style-name="T1"> </text:span>שנינו, רבי<text:span text:style-name="T1"> </text:span>יוחנן<text:span text:style-name="T1"> </text:span>אמר: היתר<text:span text:style-name="T1"> </text:span>אכילה<text:span text:style-name="T1"> </text:span>שנינו<text:span text:style-name="T1"> </text:span><text:span text:style-name="T27">(</text:span><text:span text:style-name="T29">דחזקיה</text:span><text:span text:style-name="T2"> </text:span><text:span text:style-name="T29">ורבי</text:span><text:span text:style-name="T2"> </text:span><text:span text:style-name="T29">יוחנן</text:span><text:span text:style-name="T2"> </text:span><text:span text:style-name="T29">פליגי</text:span><text:span text:style-name="T2"> </text:span><text:span text:style-name="T29">בהא</text:span><text:span text:style-name="T2"> </text:span><text:span text:style-name="T29">מילתא</text:span><text:span text:style-name="T27">)</text:span>.</text:p>
      <text:p text:style-name="P14">[יותר<text:span text:style-name="T53"> </text:span>נראה<text:span text:style-name="T53"> </text:span>בעיני<text:span text:style-name="T53"> </text:span>לומר<text:span text:style-name="T53"> </text:span>שבר<text:span text:style-name="T53"> </text:span>קפרא<text:span text:style-name="T53"> </text:span>לימד<text:span text:style-name="T53"> </text:span>את<text:span text:style-name="T53"> </text:span>דברי<text:span text:style-name="T53"> </text:span>חזקיה, משום<text:span text:style-name="T53"> </text:span>שגם<text:span text:style-name="T53"> </text:span>חזקיה<text:span text:style-name="T53"> </text:span>היה<text:span text:style-name="T53"> </text:span>צעיר<text:span text:style-name="T53"> </text:span>מבר<text:span text:style-name="T53"> </text:span>קפרא, והגמרא<text:span text:style-name="T53"> </text:span>מוסיפה<text:span text:style-name="T53"> </text:span>ומעירה<text:span text:style-name="T53"> </text:span>שרבי<text:span text:style-name="T53"> </text:span>יוחנן<text:span text:style-name="T53"> – </text:span>שהיה<text:span text:style-name="T53"> </text:span>תלמידו<text:span text:style-name="T53"> </text:span>של<text:span text:style-name="T53"> </text:span>חזקיה<text:span text:style-name="T53"> </text:span>- חולק.]</text:p>
      <text:p text:style-name="P25">אמר<text:span text:style-name="T1"> </text:span>רבי<text:span text:style-name="T1"> </text:span>זירא: לא<text:span text:style-name="T1"> </text:span>דייקא<text:span text:style-name="T1"> </text:span>מתניתין<text:span text:style-name="T1"> </text:span>דלא<text:span text:style-name="T1"> </text:span>כחזקיה<text:span text:style-name="T1"> </text:span>ודלא<text:span text:style-name="T1"> </text:span>כרבי<text:span text:style-name="T1"> </text:span>יוחנן: תנן: '<text:span text:style-name="T105">שלנה</text:span><text:span text:style-name="T106"> </text:span><text:span text:style-name="T105">ושנטמאת</text:span><text:span text:style-name="T106"> </text:span><text:span text:style-name="T105">ושיצאת</text:span>', לאו<text:span text:style-name="T1"> </text:span>דלן<text:span text:style-name="T1"> </text:span>דם<text:span text:style-name="T1"> </text:span><text:span text:style-name="T27">(</text:span><text:span text:style-name="T29">שנתקבל</text:span><text:span text:style-name="T2"> </text:span><text:span text:style-name="T29">בכוס</text:span><text:span text:style-name="T2"> </text:span><text:span text:style-name="T29">כראוי</text:span><text:span text:style-name="T2"> </text:span><text:span text:style-name="T29">ואחר</text:span><text:span text:style-name="T2"> </text:span><text:span text:style-name="T29">כך</text:span><text:span text:style-name="T2"> </text:span><text:span text:style-name="T29">לן</text:span><text:span text:style-name="T2"> </text:span><text:span text:style-name="T29">קודם</text:span><text:span text:style-name="T2"> </text:span><text:span text:style-name="T29">זריקה</text:span><text:span text:style-name="T27">)</text:span>, וקתני<text:span text:style-name="T1"> </text:span>'<text:span text:style-name="T105">אין</text:span><text:span text:style-name="T106"> </text:span><text:span text:style-name="T105">מועלין</text:span><text:span text:style-name="T106"> </text:span><text:span text:style-name="T105">בו</text:span>' <text:span text:style-name="T27">(</text:span><text:span text:style-name="T29">משום</text:span><text:span text:style-name="T2"> </text:span><text:span text:style-name="T29">דכל</text:span><text:span text:style-name="T2"> </text:span><text:span text:style-name="T29">העומד</text:span><text:span text:style-name="T2"> </text:span><text:span text:style-name="T29">ליזרק</text:span><text:span text:style-name="T2"> </text:span><text:span text:style-name="T29">כזרוק</text:span><text:span text:style-name="T2"> </text:span><text:span text:style-name="T29">דמי</text:span><text:span text:style-name="T27">)</text:span>, ושמע<text:span text:style-name="T1"> </text:span>מינה: היתר<text:span text:style-name="T1"> </text:span>זריקה<text:span text:style-name="T1"> </text:span>שנינו! </text:p>
      <text:p text:style-name="P25">לא, דלן<text:span text:style-name="T1"> </text:span>בשר<text:span text:style-name="T1"> </text:span><text:span text:style-name="T27">(</text:span><text:span text:style-name="T29">חוץ</text:span><text:span text:style-name="T2"> </text:span><text:span text:style-name="T29">לזמנו</text:span><text:span text:style-name="T27">)</text:span> אבל<text:span text:style-name="T1"> </text:span>דם<text:span text:style-name="T1"> </text:span>איזדריק<text:span text:style-name="T1"> </text:span><text:span text:style-name="T27">(</text:span><text:span text:style-name="T29">ולהכי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: דיש</text:span><text:span text:style-name="T2"> </text:span><text:span text:style-name="T29">בה</text:span><text:span text:style-name="T2"> </text:span><text:span text:style-name="T29">היתר</text:span><text:span text:style-name="T2"> </text:span><text:span text:style-name="T29">אכילה</text:span><text:span text:style-name="T2"> </text:span><text:span text:style-name="T29">לכהנים, כרבי</text:span><text:span text:style-name="T2"> </text:span><text:span text:style-name="T29">יוחנן</text:span><text:span text:style-name="T27">)</text:span>, משום<text:span text:style-name="T1"> </text:span>הכי<text:span text:style-name="T1"> </text:span>קתני<text:span text:style-name="T1"> </text:span>'אין<text:span text:style-name="T1"> </text:span>מועלין<text:span text:style-name="T1"> </text:span>בו'. </text:p>
      <text:p text:style-name="P25"/>
      <text:p text:style-name="P25">תנן: '<text:span text:style-name="T105">ואיזו</text:span><text:span text:style-name="T106"> </text:span><text:span text:style-name="T105">היא</text:span><text:span text:style-name="T106"> </text:span><text:span text:style-name="T105">שלא</text:span><text:span text:style-name="T106"> </text:span><text:span text:style-name="T105">היתה</text:span><text:span text:style-name="T106"> </text:span><text:span text:style-name="T105">לה</text:span><text:span text:style-name="T106"> </text:span><text:span text:style-name="T105">שעת</text:span><text:span text:style-name="T106"> </text:span><text:span text:style-name="T105">הכושר</text:span><text:span text:style-name="T106"> </text:span><text:span text:style-name="T105">לכהנים</text:span><text:span text:style-name="T106"> </text:span><text:span text:style-name="T105">- שנשחטה</text:span><text:span text:style-name="T106"> </text:span><text:span text:style-name="T105">חוץ</text:span><text:span text:style-name="T106"> </text:span><text:span text:style-name="T105">לזמנה, וחוץ</text:span><text:span text:style-name="T106"> </text:span><text:span text:style-name="T105">למקומה, ושקבלו</text:span><text:span text:style-name="T106"> </text:span><text:span text:style-name="T105">פסולין</text:span><text:span text:style-name="T106"> </text:span><text:span text:style-name="T105">וזרקו</text:span><text:span text:style-name="T106"> </text:span><text:span text:style-name="T105">את</text:span><text:span text:style-name="T106"> </text:span><text:span text:style-name="T105">דמה</text:span>'; היכי<text:span text:style-name="T1"> </text:span>דמי? אילימא<text:span text:style-name="T1"> </text:span>דזרקוהו<text:span text:style-name="T1"> </text:span>פסולין<text:span text:style-name="T1"> </text:span>וקבלוהו<text:span text:style-name="T1"> </text:span>פסולין<text:span text:style-name="T1"> </text:span>- למה<text:span text:style-name="T1"> </text:span>לי<text:span text:style-name="T1"> </text:span>עד<text:span text:style-name="T1"> </text:span>דאיכא<text:span text:style-name="T1"> </text:span>תרתי<text:span text:style-name="T1"> </text:span><text:span text:style-name="T27">(</text:span><text:span text:style-name="T29">בפסולין: קבלה</text:span><text:span text:style-name="T2"> </text:span><text:span text:style-name="T29">וזריקה? בקבלו</text:span><text:span text:style-name="T2"> </text:span><text:span text:style-name="T29">פסולין</text:span><text:span text:style-name="T2"> </text:span><text:span text:style-name="T29">לחוד</text:span><text:span text:style-name="T2"> </text:span><text:span text:style-name="T29">סגי, דהא</text:span><text:span text:style-name="T2"> </text:span><text:span text:style-name="T29">נפסל</text:span><text:span text:style-name="T2"> </text:span><text:span text:style-name="T29">בו</text:span><text:span text:style-name="T27">)</text:span>? אלא<text:span text:style-name="T1"> </text:span>- לאו<text:span text:style-name="T1"> </text:span>דקבלוהו<text:span text:style-name="T1"> </text:span>פסולין<text:span text:style-name="T1"> </text:span>וזרקוהו<text:span text:style-name="T1"> </text:span>כשרים<text:span text:style-name="T1"> </text:span><text:span text:style-name="T27">(</text:span><text:span text:style-name="T128">ואף</text:span><text:span text:style-name="T131"> </text:span><text:span text:style-name="T128">על</text:span><text:span text:style-name="T131"> </text:span><text:span text:style-name="T128">גב</text:span><text:span text:style-name="T2"> </text:span><text:span text:style-name="T29">דזרקוהו</text:span><text:span text:style-name="T2"> </text:span><text:span text:style-name="T29">כשרים</text:span><text:span text:style-name="T2"> </text:span><text:span text:style-name="T29">מועלין</text:span><text:span text:style-name="T2"> </text:span><text:span text:style-name="T29">בו, הואיל</text:span><text:span text:style-name="T2"> </text:span><text:span text:style-name="T29">ונתקבל</text:span><text:span text:style-name="T2"> </text:span><text:span text:style-name="T29">בפסול: דלא</text:span><text:span text:style-name="T2"> </text:span><text:span text:style-name="T29">היה</text:span><text:span text:style-name="T2"> </text:span><text:span text:style-name="T29">בו</text:span><text:span text:style-name="T2"> </text:span><text:span text:style-name="T29">היתר</text:span><text:span text:style-name="T2"> </text:span><text:span text:style-name="T29">זריקה, דלא</text:span><text:span text:style-name="T2"> </text:span><text:span text:style-name="T29">הויא</text:span><text:span text:style-name="T2"> </text:span><text:span text:style-name="T29">קבלתו</text:span><text:span text:style-name="T2"> </text:span><text:span text:style-name="T29">כראוי</text:span><text:span text:style-name="T27">)</text:span>, וקתני: '<text:span text:style-name="T105">מועלין</text:span><text:span text:style-name="T106"> </text:span><text:span text:style-name="T105">בו</text:span>' <text:span text:style-name="T27">(</text:span><text:span text:style-name="T29">וטעמא</text:span><text:span text:style-name="T2"> </text:span><text:span text:style-name="T29">דקבלוהו</text:span><text:span text:style-name="T2"> </text:span><text:span text:style-name="T29">פסולין</text:span><text:span text:style-name="T2"> </text:span><text:span text:style-name="T29">וזרקוהו</text:span><text:span text:style-name="T2"> </text:span><text:span text:style-name="T29">כשרים, אבל</text:span><text:span text:style-name="T2"> </text:span><text:span text:style-name="T29">קבלוהו</text:span><text:span text:style-name="T2"> </text:span><text:span text:style-name="T29">כשרים</text:span><text:span text:style-name="T2"> </text:span><text:span text:style-name="T29">- 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זרקוהו</text:span><text:span text:style-name="T2"> </text:span><text:span text:style-name="T29">פסולין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: דמשעה</text:span><text:span text:style-name="T2"> </text:span><text:span text:style-name="T29">שקבלוהו</text:span><text:span text:style-name="T2"> </text:span><text:span text:style-name="T29">כשרים</text:span><text:span text:style-name="T2"> </text:span><text:span text:style-name="T29">הותר</text:span><text:span text:style-name="T2"> </text:span><text:span text:style-name="T29">לזריקה, ומשום</text:span><text:span text:style-name="T2"> </text:span><text:span text:style-name="T29">הכי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</text:span><text:span text:style-name="T27">)</text:span> שמע<text:span text:style-name="T1"> </text:span>מינה: היתר<text:span text:style-name="T1"> </text:span>זריקה<text:span text:style-name="T1"> </text:span>שנינו!! </text:p>
      <text:p text:style-name="P20"><text:span text:style-name="T116">מתקיף</text:span><text:span text:style-name="T117"> </text:span><text:span text:style-name="T116">לה</text:span><text:span text:style-name="T117"> </text:span><text:span text:style-name="T116">רב</text:span><text:span text:style-name="T117"> </text:span><text:span text:style-name="T116">יוסף: </text:span><text:span text:style-name="T120">(</text:span><text:span text:style-name="T121">לעולם</text:span><text:span text:style-name="T118"> </text:span><text:span text:style-name="T121">אימא</text:span><text:span text:style-name="T118"> </text:span><text:span text:style-name="T121">לך</text:span><text:span text:style-name="T118"> </text:span><text:span text:style-name="T121">דאפילו</text:span><text:span text:style-name="T118"> </text:span><text:span text:style-name="T121">קיבלוהו</text:span><text:span text:style-name="T118"> </text:span><text:span text:style-name="T121">כשרים</text:span><text:span text:style-name="T118"> </text:span><text:span text:style-name="T121">וזרקוהו</text:span><text:span text:style-name="T118"> </text:span><text:span text:style-name="T121">פסולין</text:span><text:span text:style-name="T118"> </text:span><text:span text:style-name="T121">נמי</text:span><text:span text:style-name="T118"> </text:span><text:span text:style-name="T121">מועלין</text:span><text:span text:style-name="T118"> </text:span><text:span text:style-name="T121">בו, דהיתר</text:span><text:span text:style-name="T118"> </text:span><text:span text:style-name="T121">אכילה</text:span><text:span text:style-name="T118"> </text:span><text:span text:style-name="T121">שנינו;</text:span><text:span text:style-name="T120">)</text:span><text:span text:style-name="T116"> ואי</text:span><text:span text:style-name="T117"> </text:span><text:span text:style-name="T116">סלקא</text:span><text:span text:style-name="T117"> </text:span><text:span text:style-name="T116">דעתא</text:span><text:span text:style-name="T117"> </text:span><text:span text:style-name="T116">איכא</text:span><text:span text:style-name="T117"> </text:span><text:span text:style-name="T116">לפלוגי</text:span><text:span text:style-name="T117"> </text:span><text:span text:style-name="T116">הכי</text:span><text:span text:style-name="T117"> </text:span><text:span text:style-name="T120">(</text:span><text:span text:style-name="T121">כדאמר: דקבלוהו</text:span><text:span text:style-name="T118"> </text:span><text:span text:style-name="T121">פסולין</text:span><text:span text:style-name="T118"> </text:span><text:span text:style-name="T121">וזרקוהו</text:span><text:span text:style-name="T118"> </text:span><text:span text:style-name="T121">כשרים, אבל</text:span><text:span text:style-name="T118"> </text:span><text:span text:style-name="T121">קבלוהו</text:span><text:span text:style-name="T118"> </text:span><text:span text:style-name="T121">כשרים</text:span><text:span text:style-name="T118"> </text:span><text:span text:style-name="T121">אף</text:span><text:span text:style-name="T118"> </text:span><text:span text:style-name="T121">על</text:span><text:span text:style-name="T118"> </text:span><text:span text:style-name="T121">גב</text:span><text:span text:style-name="T118"> </text:span><text:span text:style-name="T121">דזרקוהו</text:span><text:span text:style-name="T118"> </text:span><text:span text:style-name="T121">פסולין</text:span><text:span text:style-name="T118"> </text:span><text:span text:style-name="T121">אין</text:span><text:span text:style-name="T118"> </text:span><text:span text:style-name="T121">מועלין</text:span><text:span text:style-name="T118"> </text:span><text:span text:style-name="T121">בו, דדוקא</text:span><text:span text:style-name="T118"> </text:span><text:span text:style-name="T121">קתני</text:span><text:span text:style-name="T120">)</text:span><text:span text:style-name="T116">, הא</text:span><text:span text:style-name="T117"> </text:span><text:span text:style-name="T116">דתנן</text:span><text:span text:style-name="T117"> </text:span><text:span text:style-name="T116">התם</text:span><text:span text:style-name="T117"> </text:span><text:span text:style-name="T120">(</text:span><text:span text:style-name="T121">בזבחים</text:span><text:span text:style-name="T118"> </text:span><text:span text:style-name="T122">[פ"יא</text:span><text:span text:style-name="T119"> </text:span><text:span text:style-name="T122">מ"א; בבלי</text:span><text:span text:style-name="T119"> </text:span><text:span text:style-name="T122">צב,א</text:span><text:span text:style-name="T119"> –</text:span><text:span text:style-name="T122">צג,א]</text:span><text:span text:style-name="T120">)</text:span><text:span text:style-name="T116">: '</text:span><text:span text:style-name="T111">חטאת</text:span><text:span text:style-name="T112"> </text:span><text:span text:style-name="T111">פסולה</text:span><text:span text:style-name="T112"> </text:span><text:span text:style-name="T120">(</text:span><text:span text:style-name="T121">שניתז</text:span><text:span text:style-name="T118"> </text:span><text:span text:style-name="T121">דמה</text:span><text:span text:style-name="T118"> </text:span><text:span text:style-name="T121">על</text:span><text:span text:style-name="T118"> </text:span><text:span text:style-name="T121">הבגד</text:span><text:span text:style-name="T120">)</text:span><text:span text:style-name="T111"> אין</text:span><text:span text:style-name="T112"> </text:span><text:span text:style-name="T111">דמה</text:span><text:span text:style-name="T112"> </text:span><text:span text:style-name="T111">טעון</text:span><text:span text:style-name="T112"> </text:span><text:span text:style-name="T111">כיבוס</text:span><text:span text:style-name="T117"> </text:span><text:span text:style-name="T120">(</text:span><text:span text:style-name="T121">כדכתיב</text:span><text:span text:style-name="T118"> </text:span><text:span text:style-name="T121">בחטאת</text:span><text:span text:style-name="T118"> </text:span><text:span text:style-name="T121">כשרה</text:span><text:span text:style-name="T118"> </text:span><text:span text:style-name="T124">ואשר</text:span><text:span text:style-name="T118"> </text:span><text:span text:style-name="T124">יזה</text:span><text:span text:style-name="T118"> </text:span><text:span text:style-name="T124">מדמה</text:span><text:span text:style-name="T118"> </text:span><text:span text:style-name="T124">על</text:span><text:span text:style-name="T118"> </text:span><text:span text:style-name="T124">הבגד</text:span><text:span text:style-name="T118"> </text:span><text:span text:style-name="T124">תכבס</text:span><text:span text:style-name="T118"> </text:span><text:span text:style-name="T121">וגו' </text:span><text:span text:style-name="T122">(ויקרא</text:span><text:span text:style-name="T119"> </text:span><text:span text:style-name="T122">ו,כ)</text:span><text:span text:style-name="T120">)</text:span><text:span text:style-name="T111">, בין</text:span><text:span text:style-name="T112"> </text:span><text:span text:style-name="T111">שהיתה</text:span><text:span text:style-name="T112"> </text:span><text:span text:style-name="T111">לה</text:span><text:span text:style-name="T112"> </text:span><text:span text:style-name="T111">שעת</text:span><text:span text:style-name="T112"> </text:span><text:span text:style-name="T111">הכושר</text:span><text:span text:style-name="T112"> </text:span><text:span text:style-name="T111">ונפסלה</text:span><text:span text:style-name="T112"> </text:span><text:span text:style-name="T111">ובין</text:span><text:span text:style-name="T112"> </text:span><text:span text:style-name="T111">שלא</text:span><text:span text:style-name="T112"> </text:span><text:span text:style-name="T111">היתה</text:span><text:span text:style-name="T112"> </text:span><text:span text:style-name="T111">לה</text:span><text:span text:style-name="T112"> </text:span><text:span text:style-name="T111">שעת</text:span><text:span text:style-name="T112"> </text:span><text:span text:style-name="T111">הכושר</text:span><text:span text:style-name="T112"> </text:span><text:span text:style-name="T111">ונפסלה; אי</text:span><text:span text:style-name="T112"> </text:span><text:span text:style-name="T111">זו</text:span><text:span text:style-name="T112"> </text:span><text:span text:style-name="T111">היא</text:span><text:span text:style-name="T112"> </text:span><text:span text:style-name="T111">'שהיתה</text:span><text:span text:style-name="T112"> </text:span><text:span text:style-name="T111">לה</text:span><text:span text:style-name="T112"> </text:span><text:span text:style-name="T111">שעת</text:span><text:span text:style-name="T112"> </text:span><text:span text:style-name="T111">הכושר</text:span><text:span text:style-name="T112"> </text:span><text:span text:style-name="T111">ונפסלה'? – שלנה</text:span><text:span text:style-name="T117"> </text:span><text:span text:style-name="T120">(</text:span><text:span text:style-name="T121">שלן</text:span><text:span text:style-name="T118"> </text:span><text:span text:style-name="T121">הדם</text:span><text:span text:style-name="T118"> </text:span><text:span text:style-name="T121">או</text:span><text:span text:style-name="T118"> </text:span><text:span text:style-name="T121">הבשר, דהוה</text:span><text:span text:style-name="T118"> </text:span><text:span text:style-name="T121">ליה</text:span><text:span text:style-name="T118"> </text:span><text:span text:style-name="T121">שעת</text:span><text:span text:style-name="T118"> </text:span><text:span text:style-name="T121">הכושר, אי</text:span><text:span text:style-name="T118"> </text:span><text:span text:style-name="T121">למר</text:span><text:span text:style-name="T118"> </text:span><text:span text:style-name="T121">כדאית</text:span><text:span text:style-name="T118"> </text:span><text:span text:style-name="T121">ליה: היתר</text:span><text:span text:style-name="T118"> </text:span><text:span text:style-name="T121">שחיטה, אי</text:span><text:span text:style-name="T118"> </text:span><text:span text:style-name="T121">למר</text:span><text:span text:style-name="T118"> </text:span><text:span text:style-name="T121">כדאית</text:span><text:span text:style-name="T118"> </text:span><text:span text:style-name="T121">ליה: היתר</text:span><text:span text:style-name="T118"> </text:span><text:span text:style-name="T121">אכילה</text:span><text:span text:style-name="T120">)</text:span><text:span text:style-name="T111">, ושנטמאת, או</text:span><text:span text:style-name="T112"> </text:span><text:span text:style-name="T111">שיצאה; איזוהי</text:span><text:span text:style-name="T112"> </text:span><text:span text:style-name="T111">'שלא</text:span><text:span text:style-name="T112"> </text:span><text:span text:style-name="T111">היתה</text:span><text:span text:style-name="T112"> </text:span><text:span text:style-name="T111">לה</text:span><text:span text:style-name="T112"> </text:span><text:span text:style-name="T111">שעת</text:span><text:span text:style-name="T112"> </text:span><text:span text:style-name="T111">הכושר'? - שנשחטה</text:span><text:span text:style-name="T112"> </text:span><text:span text:style-name="T111">חוץ</text:span><text:span text:style-name="T112"> </text:span><text:span text:style-name="T111">למקומה, חוץ</text:span><text:span text:style-name="T112"> </text:span><text:span text:style-name="T111">לזמנה, ושקבלו</text:span><text:span text:style-name="T112"> </text:span><text:span text:style-name="T111">פסולין</text:span><text:span text:style-name="T112"> </text:span><text:span text:style-name="T111">וזרקו</text:span><text:span text:style-name="T112"> </text:span><text:span text:style-name="T111">את</text:span><text:span text:style-name="T112"> </text:span><text:span text:style-name="T111">דמה</text:span><text:span text:style-name="T116">' - היכי</text:span><text:span text:style-name="T117"> </text:span><text:span text:style-name="T116">דמי? אילימא</text:span><text:span text:style-name="T117"> </text:span><text:span text:style-name="T116">דקבלוהו</text:span><text:span text:style-name="T117"> </text:span><text:span text:style-name="T116">פסולין</text:span><text:span text:style-name="T117"> </text:span><text:span text:style-name="T116">וזרקו</text:span><text:span text:style-name="T117"> </text:span><text:span text:style-name="T116">פסולין</text:span><text:span text:style-name="T117"> </text:span><text:span text:style-name="T132">הוא</text:span><text:span text:style-name="T117"> </text:span><text:span text:style-name="T116">דאין</text:span><text:span text:style-name="T117"> </text:span><text:span text:style-name="T116">דמה</text:span><text:span text:style-name="T117"> </text:span><text:span text:style-name="T116">טעון</text:span><text:span text:style-name="T117"> </text:span><text:span text:style-name="T116">כיבוס, הא</text:span><text:span text:style-name="T117"> </text:span><text:span text:style-name="T116">קבלוהו</text:span><text:span text:style-name="T117"> </text:span><text:span text:style-name="T116">וזרקו</text:span><text:span text:style-name="T117"> </text:span><text:span text:style-name="T116">כשרים</text:span><text:span text:style-name="T117"> </text:span><text:span text:style-name="T120">(</text:span><text:span text:style-name="T121">הא</text:span><text:span text:style-name="T118"> </text:span><text:span text:style-name="T121">קבלוהו</text:span><text:span text:style-name="T118"> </text:span><text:span text:style-name="T121">כשרים</text:span><text:span text:style-name="T118"> </text:span><text:span text:style-name="T121">וזרקו</text:span><text:span text:style-name="T118"> </text:span><text:span text:style-name="T121">פסולים</text:span><text:span text:style-name="T118"> </text:span><text:span text:style-name="T121">או</text:span><text:span text:style-name="T118"> </text:span><text:span text:style-name="T121">איפכא</text:span><text:span text:style-name="T118"> </text:span><text:span text:style-name="T121">דמה</text:span><text:span text:style-name="T118"> </text:span><text:span text:style-name="T121">טעון</text:span><text:span text:style-name="T118"> </text:span><text:span text:style-name="T121">כיבוס</text:span><text:span text:style-name="T120">)</text:span><text:span text:style-name="T116"> - דמה</text:span><text:span text:style-name="T117"> </text:span><text:span text:style-name="T116">טעון</text:span><text:span text:style-name="T117"> </text:span><text:span text:style-name="T116">כיבוס</text:span><text:span text:style-name="T117"> </text:span><text:span text:style-name="T120">(</text:span><text:span text:style-name="T121">והא</text:span><text:span text:style-name="T118"> </text:span><text:span text:style-name="T121">דתני</text:span><text:span text:style-name="T118"> </text:span><text:span text:style-name="T121">'קבלו</text:span><text:span text:style-name="T118"> </text:span><text:span text:style-name="T121">פסולין' - דוקא</text:span><text:span text:style-name="T118"> </text:span><text:span text:style-name="T121">קתני: פסולין</text:span><text:span text:style-name="T118"> </text:span><text:span text:style-name="T121">ולא</text:span><text:span text:style-name="T118"> </text:span><text:span text:style-name="T121">כשרים</text:span><text:span text:style-name="T120">)</text:span><text:span text:style-name="T116">, קרי</text:span><text:span text:style-name="T117"> </text:span><text:span text:style-name="T116">כאן</text:span><text:span text:style-name="T117"> </text:span><text:span text:style-name="T122">(ויקרא</text:span><text:span text:style-name="T119"> </text:span><text:span text:style-name="T122">ו,כ)</text:span><text:span text:style-name="T116"> </text:span><text:span text:style-name="T124">[כל</text:span><text:span text:style-name="T118"> </text:span><text:span text:style-name="T124">אשר</text:span><text:span text:style-name="T118"> </text:span><text:span text:style-name="T124">יגע</text:span><text:span text:style-name="T118"> </text:span><text:span text:style-name="T124">בבשרה</text:span><text:span text:style-name="T118"> </text:span><text:span text:style-name="T124">יקדש</text:span><text:span text:style-name="T118"> </text:span><text:span text:style-name="T124">ו]</text:span><text:span text:style-name="T123">אשר</text:span><text:span text:style-name="T117"> </text:span><text:span text:style-name="T123">יזה</text:span><text:span text:style-name="T117"> </text:span><text:span text:style-name="T123">מדמה</text:span><text:span text:style-name="T117"> </text:span><text:span text:style-name="T124">[על</text:span><text:span text:style-name="T118"> </text:span><text:span text:style-name="T124">הבגד</text:span><text:span text:style-name="T118"> </text:span><text:span text:style-name="T124">אשר</text:span><text:span text:style-name="T118"> </text:span><text:span text:style-name="T124">יזה</text:span><text:span text:style-name="T118"> </text:span><text:span text:style-name="T124">עליה</text:span><text:span text:style-name="T118"> </text:span><text:span text:style-name="T124">תכבס</text:span><text:span text:style-name="T118"> </text:span><text:span text:style-name="T124">במקום</text:span><text:span text:style-name="T118"> </text:span><text:span text:style-name="T124">קדש]</text:span> <text:span text:style-name="T27">(</text:span><text:span text:style-name="T29">כלומר: אשר</text:span><text:span text:style-name="T2"> </text:span><text:span text:style-name="T29">יזה</text:span><text:span text:style-name="T2"> </text:span><text:span text:style-name="T29">מדם</text:span><text:span text:style-name="T2"> </text:span><text:span text:style-name="T29">העומד</text:span><text:span text:style-name="T2"> </text:span><text:span text:style-name="T29">להזות: דעדיין</text:span><text:span text:style-name="T2"> </text:span><text:span text:style-name="T29">לא</text:span><text:span text:style-name="T2"> </text:span><text:span text:style-name="T29">נעשית</text:span><text:span text:style-name="T2"> </text:span><text:span text:style-name="T29">מצותו, ההוא</text:span><text:span text:style-name="T2"> </text:span><text:span text:style-name="T29">הוא</text:span><text:span text:style-name="T2"> </text:span><text:span text:style-name="T29">כשניתז</text:span><text:span text:style-name="T2"> </text:span><text:span text:style-name="T29">ממנו</text:span><text:span text:style-name="T2"> </text:span><text:span text:style-name="T29">על</text:span><text:span text:style-name="T2"> </text:span><text:span text:style-name="T29">הבגד</text:span><text:span text:style-name="T2"> </text:span><text:span text:style-name="T29">קודם</text:span><text:span text:style-name="T2"> </text:span><text:span text:style-name="T29">זריקה</text:span><text:span text:style-name="T2"> </text:span><text:span text:style-name="T29">או</text:span><text:span text:style-name="T2"> </text:span><text:span text:style-name="T29">בשעת</text:span><text:span text:style-name="T2"> </text:span><text:span text:style-name="T29">זריקה</text:span><text:span text:style-name="T2"> </text:span><text:span text:style-name="T29">טעון</text:span><text:span text:style-name="T2"> </text:span><text:span text:style-name="T29">כיבוס</text:span><text:span text:style-name="T27">)</text:span> - ולא<text:span text:style-name="T1"> </text:span>שכבר<text:span text:style-name="T1"> </text:span>הוזה<text:span text:style-name="T1"> </text:span><text:span text:style-name="T27">(</text:span><text:span text:style-name="T29">דלאחר</text:span><text:span text:style-name="T2"> </text:span><text:span text:style-name="T29">הזאה</text:span><text:span text:style-name="T2"> </text:span><text:span text:style-name="T29">אין</text:span><text:span text:style-name="T2"> </text:span><text:span text:style-name="T29">המותר</text:span><text:span text:style-name="T2"> </text:span><text:span text:style-name="T29">טעון</text:span><text:span text:style-name="T2"> </text:span><text:span text:style-name="T29">כיבוס: דמאחר</text:span><text:span text:style-name="T2"> </text:span><text:span text:style-name="T29">שנזרק</text:span><text:span text:style-name="T2"> </text:span><text:span text:style-name="T29">- בין</text:span><text:span text:style-name="T2"> </text:span><text:span text:style-name="T29">זרקו</text:span><text:span text:style-name="T2"> </text:span><text:span text:style-name="T29">כשר</text:span><text:span text:style-name="T2"> </text:span><text:span text:style-name="T29">בין</text:span><text:span text:style-name="T2"> </text:span><text:span text:style-name="T29">זרקו</text:span><text:span text:style-name="T2"> </text:span><text:span text:style-name="T29">פסול</text:span><text:span text:style-name="T2"> </text:span><text:span text:style-name="T29">- אינו</text:span><text:span text:style-name="T2"> </text:span><text:span text:style-name="T29">טעון</text:span><text:span text:style-name="T2"> </text:span><text:span text:style-name="T29">כיבוס</text:span><text:span text:style-name="T27">)</text:span>? אלא<text:span text:style-name="T1"> </text:span><text:span text:style-name="T27">(</text:span><text:span text:style-name="T29">ודאי</text:span><text:span text:style-name="T2"> </text:span><text:span text:style-name="T29">הא</text:span><text:span text:style-name="T2"> </text:span><text:span text:style-name="T29">דקתני</text:span><text:span text:style-name="T2"> </text:span><text:span text:style-name="T29">בחטאת</text:span><text:span text:style-name="T2"> </text:span><text:span text:style-name="T29">'שקבלו</text:span><text:span text:style-name="T2"> </text:span><text:span text:style-name="T29">פסולין</text:span><text:span text:style-name="T2"> </text:span><text:span text:style-name="T29">וזרקו</text:span><text:span text:style-name="T2"> </text:span><text:span text:style-name="T29">פסולין'</text:span><text:span text:style-name="T27">)</text:span> לאו<text:span text:style-name="T1"> </text:span>דוקא<text:span text:style-name="T1"> </text:span><text:span text:style-name="T27">(</text:span><text:span text:style-name="T29">דאפילו</text:span><text:span text:style-name="T2"> </text:span><text:span text:style-name="T29">קבלו</text:span><text:span text:style-name="T2"> </text:span><text:span text:style-name="T29">כשרין</text:span><text:span text:style-name="T2"> </text:span><text:span text:style-name="T29">וזרקו</text:span><text:span text:style-name="T2"> </text:span><text:span text:style-name="T29">כשרין</text:span><text:span text:style-name="T2"> </text:span><text:span text:style-name="T29">אין</text:span><text:span text:style-name="T2"> </text:span><text:span text:style-name="T29">דמה</text:span><text:span text:style-name="T2"> </text:span><text:span text:style-name="T29">טעון</text:span><text:span text:style-name="T2"> </text:span><text:span text:style-name="T29">כיבוס</text:span><text:span text:style-name="T2"> </text:span><text:span text:style-name="T29">אחר</text:span><text:span text:style-name="T2"> </text:span><text:span text:style-name="T29">זריקה, 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הויא</text:span><text:span text:style-name="T2"> </text:span><text:span text:style-name="T29">חטאת</text:span><text:span text:style-name="T2"> </text:span><text:span text:style-name="T29">כשרה, הואיל</text:span><text:span text:style-name="T2"> </text:span><text:span text:style-name="T29">וכבר</text:span><text:span text:style-name="T2"> </text:span><text:span text:style-name="T29">הוזה, אבל</text:span><text:span text:style-name="T2"> </text:span><text:span text:style-name="T29">קודם</text:span><text:span text:style-name="T2"> </text:span><text:span text:style-name="T29">זריקה</text:span><text:span text:style-name="T2"> </text:span><text:span text:style-name="T29">טעון</text:span><text:span text:style-name="T2"> </text:span><text:span text:style-name="T29">כיבוס</text:span><text:span text:style-name="T2"> </text:span><text:span text:style-name="T29">כדין</text:span><text:span text:style-name="T2"> </text:span><text:span text:style-name="T29">חטאת</text:span><text:span text:style-name="T2"> </text:span><text:span text:style-name="T29">כשרה</text:span><text:span text:style-name="T2"> </text:span><text:span text:style-name="T29">דטעון</text:span><text:span text:style-name="T2"> </text:span><text:span text:style-name="T29">כיבוס</text:span><text:span text:style-name="T2"> </text:span><text:span text:style-name="T29">בין</text:span><text:span text:style-name="T2"> </text:span><text:span text:style-name="T29">קבלה</text:span><text:span text:style-name="T2"> </text:span><text:span text:style-name="T29">וזריקה</text:span><text:span text:style-name="T27">)</text:span>? -</text:p>
      <text:p text:style-name="P1">(מעילה<text:span text:style-name="T1"> </text:span>ה,ב)</text:p>
      <text:p text:style-name="P25">הכי<text:span text:style-name="T1"> </text:span>נמי<text:span text:style-name="T1"> </text:span><text:span text:style-name="T27">(</text:span><text:span text:style-name="T29">לגבי</text:span><text:span text:style-name="T2"> </text:span><text:span text:style-name="T29">מעילה, הא</text:span><text:span text:style-name="T2"> </text:span><text:span text:style-name="T29">דקתני</text:span><text:span text:style-name="T2"> </text:span><text:span text:style-name="T29">'</text:span><text:span text:style-name="T108">שקבלו</text:span><text:span text:style-name="T107"> </text:span><text:span text:style-name="T108">פסולין</text:span><text:span text:style-name="T29">'</text:span><text:span text:style-name="T27">)</text:span> לאו<text:span text:style-name="T1"> </text:span>דוקא<text:span text:style-name="T1"> </text:span><text:span text:style-name="T27">(</text:span><text:span text:style-name="T29">לאו</text:span><text:span text:style-name="T2"> </text:span><text:span text:style-name="T29">דוקא</text:span><text:span text:style-name="T2"> </text:span><text:span text:style-name="T29">תני, דנימא</text:span><text:span text:style-name="T2"> </text:span><text:span text:style-name="T29">'הא</text:span><text:span text:style-name="T2"> </text:span><text:span text:style-name="T29">קבלו</text:span><text:span text:style-name="T2"> </text:span><text:span text:style-name="T29">כשרים</text:span><text:span text:style-name="T2"> </text:span><text:span text:style-name="T29">וזרקו</text:span><text:span text:style-name="T2"> </text:span><text:span text:style-name="T29">פסולין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ה': דאפילו</text:span><text:span text:style-name="T2"> </text:span><text:span text:style-name="T29">קיבלו</text:span><text:span text:style-name="T2"> </text:span><text:span text:style-name="T29">כשרים</text:span><text:span text:style-name="T2"> </text:span><text:span text:style-name="T29">וזרקו</text:span><text:span text:style-name="T2"> </text:span><text:span text:style-name="T29">פסולין</text:span><text:span text:style-name="T2"> </text:span><text:span text:style-name="T29">- מועלין, דהיתר</text:span><text:span text:style-name="T2"> </text:span><text:span text:style-name="T29">אכילה</text:span><text:span text:style-name="T2"> </text:span><text:span text:style-name="T29">שנינו: דבעינן</text:span><text:span text:style-name="T2"> </text:span><text:span text:style-name="T29">זריקה</text:span><text:span text:style-name="T2"> </text:span><text:span text:style-name="T29">בהכשר</text:span><text:span text:style-name="T2"> </text:span><text:span text:style-name="T29">וליכא</text:span><text:span text:style-name="T27">)</text:span>. <text:span text:style-name="T27">(</text:span><text:span text:style-name="T29">ואי</text:span><text:span text:style-name="T2"> </text:span><text:span text:style-name="T29">קשיא</text:span><text:span text:style-name="T2"> </text:span><text:span text:style-name="T29">לך: מאחר</text:span><text:span text:style-name="T2"> </text:span><text:span text:style-name="T29">דלאו</text:span><text:span text:style-name="T2"> </text:span><text:span text:style-name="T29">דוקא, אמאי</text:span><text:span text:style-name="T2"> </text:span><text:span text:style-name="T29">תני</text:span><text:span text:style-name="T2"> </text:span><text:span text:style-name="T29">לה?</text:span></text:p>
      <text:p text:style-name="P25"><text:soft-page-break/><text:span text:style-name="T29">תריץ: אגב</text:span><text:span text:style-name="T2"> </text:span><text:span text:style-name="T29">דתני</text:span><text:span text:style-name="T2"> </text:span><text:span text:style-name="T29">פסולי</text:span><text:span text:style-name="T2"> </text:span><text:span text:style-name="T29">דנשחט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וחוץ</text:span><text:span text:style-name="T2"> </text:span><text:span text:style-name="T29">למקומו</text:span><text:span text:style-name="T2"> </text:span><text:span text:style-name="T29">- תנא</text:span><text:span text:style-name="T2"> </text:span><text:span text:style-name="T29">נמי</text:span><text:span text:style-name="T2"> </text:span><text:span text:style-name="T29">'שקבלו</text:span><text:span text:style-name="T2"> </text:span><text:span text:style-name="T29">פסולין</text:span><text:span text:style-name="T2"> </text:span><text:span text:style-name="T29">וזרקו', ולעולם</text:span><text:span text:style-name="T2"> </text:span><text:span text:style-name="T29">לאו</text:span><text:span text:style-name="T2"> </text:span><text:span text:style-name="T29">דוקא, וליכא</text:span><text:span text:style-name="T2"> </text:span><text:span text:style-name="T29">למידק</text:span><text:span text:style-name="T2"> </text:span><text:span text:style-name="T29">מינה</text:span><text:span text:style-name="T2"> </text:span><text:span text:style-name="T29">כדדייקת</text:span><text:span text:style-name="T2"> </text:span><text:span text:style-name="T29">ברישא</text:span><text:span text:style-name="T2"> </text:span><text:span text:style-name="T29">'הא</text:span><text:span text:style-name="T2"> </text:span><text:span text:style-name="T29">קבלוהו</text:span><text:span text:style-name="T2"> </text:span><text:span text:style-name="T29">כשרין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זרקוהו</text:span><text:span text:style-name="T2"> </text:span><text:span text:style-name="T29">פסולין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בו'.</text:span><text:span text:style-name="T27">)</text:span> </text:p>
      <text:p text:style-name="P25">אמר<text:span text:style-name="T1"> </text:span>רב<text:span text:style-name="T1"> </text:span>אסי: אם<text:span text:style-name="T1"> </text:span>כן<text:span text:style-name="T1"> </text:span><text:span text:style-name="T27">(</text:span><text:span text:style-name="T29">דקאמר</text:span><text:span text:style-name="T2"> </text:span><text:span text:style-name="T29">דלאו</text:span><text:span text:style-name="T2"> </text:span><text:span text:style-name="T29">דוקא</text:span><text:span text:style-name="T27">)</text:span>, למה<text:span text:style-name="T1"> </text:span>לי<text:span text:style-name="T1"> </text:span>למיתני<text:span text:style-name="T1"> </text:span>תרתי<text:span text:style-name="T1"> </text:span><text:span text:style-name="T27">(</text:span><text:span text:style-name="T29">למה</text:span><text:span text:style-name="T2"> </text:span><text:span text:style-name="T29">לי</text:span><text:span text:style-name="T2"> </text:span><text:span text:style-name="T29">למיתנא</text:span><text:span text:style-name="T2"> </text:span><text:span text:style-name="T29">בתרי</text:span><text:span text:style-name="T2"> </text:span><text:span text:style-name="T29">דוכתי</text:span><text:span text:style-name="T2"> </text:span><text:span text:style-name="T29">מתניתין</text:span><text:span text:style-name="T2"> </text:span><text:span text:style-name="T29">דלאו</text:span><text:span text:style-name="T2"> </text:span><text:span text:style-name="T29">דוקא</text:span><text:span text:style-name="T27">)</text:span>? </text:p>
      <text:p text:style-name="P25">אלא: לעולם<text:span text:style-name="T1"> </text:span>- דמעילה<text:span text:style-name="T1"> </text:span>דוקא<text:span text:style-name="T1"> </text:span><text:span text:style-name="T27">(</text:span><text:span text:style-name="T29">ודייקינן</text:span><text:span text:style-name="T2"> </text:span><text:span text:style-name="T29">מינה</text:span><text:span text:style-name="T2"> </text:span><text:span text:style-name="T29">דהיתר</text:span><text:span text:style-name="T2"> </text:span><text:span text:style-name="T29">זריקה</text:span><text:span text:style-name="T2"> </text:span><text:span text:style-name="T29">שנינו, כדאמרן; הכא</text:span><text:span text:style-name="T2"> </text:span><text:span text:style-name="T29">'פסולים' דתני</text:span><text:span text:style-name="T2"> </text:span><text:span text:style-name="T29">גבי</text:span><text:span text:style-name="T2"> </text:span><text:span text:style-name="T29">חטאת</text:span><text:span text:style-name="T2"> </text:span><text:span text:style-name="T29">פסולה</text:span><text:span text:style-name="T2"> </text:span><text:span text:style-name="T29">- לאו</text:span><text:span text:style-name="T2"> </text:span><text:span text:style-name="T29">דוקא, אלא</text:span><text:span text:style-name="T2"> </text:span><text:span text:style-name="T29">כדאמרן: דהוא</text:span><text:span text:style-name="T2"> </text:span><text:span text:style-name="T29">הדין</text:span><text:span text:style-name="T2"> </text:span><text:span text:style-name="T29">נמי</text:span><text:span text:style-name="T2"> </text:span><text:span text:style-name="T29">כי</text:span><text:span text:style-name="T2"> </text:span><text:span text:style-name="T29">קבלו</text:span><text:span text:style-name="T2"> </text:span><text:span text:style-name="T29">וזרקו</text:span><text:span text:style-name="T2"> </text:span><text:span text:style-name="T29">כשרים</text:span><text:span text:style-name="T27">)</text:span>, <text:span text:style-name="T27">(</text:span><text:span text:style-name="T29">אלא</text:span><text:span text:style-name="T27">)</text:span> והא<text:span text:style-name="T1"> </text:span><text:span text:style-name="T27">(</text:span><text:span text:style-name="T29">להכי</text:span><text:span text:style-name="T2"> </text:span><text:span text:style-name="T29">קתני</text:span><text:span text:style-name="T2"> </text:span><text:span text:style-name="T29">'</text:span><text:span text:style-name="T108">שקבלו</text:span><text:span text:style-name="T107"> </text:span><text:span text:style-name="T108">פסולין</text:span><text:span text:style-name="T107"> </text:span><text:span text:style-name="T108">וזרקו</text:span><text:span text:style-name="T107"> </text:span><text:span text:style-name="T108">פסולין</text:span><text:span text:style-name="T29">'</text:span><text:span text:style-name="T27">)</text:span> – הא<text:span text:style-name="T1"> </text:span>קא<text:span text:style-name="T1"> </text:span>משמע<text:span text:style-name="T1"> </text:span>לן: דפסול<text:span text:style-name="T1"> </text:span>עושה<text:span text:style-name="T1"> </text:span>שיריים<text:span text:style-name="T1"> </text:span><text:span text:style-name="T27">(</text:span><text:span text:style-name="T29">שאם</text:span><text:span text:style-name="T2"> </text:span><text:span text:style-name="T29">נתקבל</text:span><text:span text:style-name="T2"> </text:span><text:span text:style-name="T29">הדם</text:span><text:span text:style-name="T2"> </text:span><text:span text:style-name="T29">בשני</text:span><text:span text:style-name="T2"> </text:span><text:span text:style-name="T29">כוסות</text:span><text:span text:style-name="T27">)</text:span>: אף<text:span text:style-name="T1"> </text:span>על<text:span text:style-name="T1"> </text:span>גב<text:span text:style-name="T1"> </text:span>דקיבל<text:span text:style-name="T1"> </text:span>פסול<text:span text:style-name="T1"> </text:span><text:span text:style-name="T27">(</text:span><text:span text:style-name="T29">בתחלה</text:span><text:span text:style-name="T27">)</text:span> וזרק, וקיבל<text:span text:style-name="T1"> </text:span>כשר<text:span text:style-name="T1"> </text:span>וזרק<text:span text:style-name="T1"> </text:span><text:span text:style-name="T27">(</text:span><text:span text:style-name="T29">עושה</text:span><text:span text:style-name="T2"> </text:span><text:span text:style-name="T29">הפָסול</text:span><text:span text:style-name="T2"> </text:span><text:span text:style-name="T29">לכל</text:span><text:span text:style-name="T2"> </text:span><text:span text:style-name="T29">הדם</text:span><text:span text:style-name="T2"> </text:span><text:span text:style-name="T29">שנשתייר</text:span><text:span text:style-name="T2"> </text:span><text:span text:style-name="T29">אחר</text:span><text:span text:style-name="T2"> </text:span><text:span text:style-name="T29">זריקתו</text:span><text:span text:style-name="T2"> </text:span><text:span text:style-name="T29">שיריים</text:span><text:span text:style-name="T27">)</text:span> - <text:span text:style-name="T27">(</text:span><text:span text:style-name="T29">דהא</text:span><text:span text:style-name="T2"> </text:span><text:span text:style-name="T29">דקבל</text:span><text:span text:style-name="T2"> </text:span><text:span text:style-name="T29">כשר</text:span><text:span text:style-name="T2"> </text:span><text:span text:style-name="T29">וזרק</text:span><text:span text:style-name="T27">)</text:span> לאו<text:span text:style-name="T1"> </text:span>כלום<text:span text:style-name="T1"> </text:span>היא; מאי<text:span text:style-name="T1"> </text:span>טעמא? - דשיריים<text:span text:style-name="T1"> </text:span>נינהו<text:span text:style-name="T1"> </text:span><text:span text:style-name="T27">(</text:span><text:span text:style-name="T29">דינו</text:span><text:span text:style-name="T2"> </text:span><text:span text:style-name="T29">כשירי</text:span><text:span text:style-name="T2"> </text:span><text:span text:style-name="T29">הדם: שאם</text:span><text:span text:style-name="T2"> </text:span><text:span text:style-name="T29">הוזה</text:span><text:span text:style-name="T2"> </text:span><text:span text:style-name="T29">מדמה</text:span><text:span text:style-name="T2"> </text:span><text:span text:style-name="T29">על</text:span><text:span text:style-name="T2"> </text:span><text:span text:style-name="T29">הבגד</text:span><text:span text:style-name="T2"> </text:span><text:span text:style-name="T29">בין</text:span><text:span text:style-name="T2"> </text:span><text:span text:style-name="T29">זריקה</text:span><text:span text:style-name="T2"> </text:span><text:span text:style-name="T29">דכשר</text:span><text:span text:style-name="T2"> </text:span><text:span text:style-name="T29">לזריקה</text:span><text:span text:style-name="T2"> </text:span><text:span text:style-name="T29">דפסול</text:span><text:span text:style-name="T2"> </text:span><text:span text:style-name="T29">- אינו</text:span><text:span text:style-name="T2"> </text:span><text:span text:style-name="T29">טעון</text:span><text:span text:style-name="T2"> </text:span><text:span text:style-name="T29">כיבוס; אי</text:span><text:span text:style-name="T2"> </text:span><text:span text:style-name="T29">נמי</text:span><text:span text:style-name="T2"> </text:span><text:span text:style-name="T29">שאותו</text:span><text:span text:style-name="T2"> </text:span><text:span text:style-name="T29">הדם</text:span><text:span text:style-name="T2"> </text:span><text:span text:style-name="T29">- דינו</text:span><text:span text:style-name="T2"> </text:span><text:span text:style-name="T29">לישפך</text:span><text:span text:style-name="T2"> </text:span><text:span text:style-name="T29">לאמה, כדין</text:span><text:span text:style-name="T2"> </text:span><text:span text:style-name="T29">שיריים; דאי</text:span><text:span text:style-name="T2"> </text:span><text:span text:style-name="T29">אמרינן</text:span><text:span text:style-name="T2"> </text:span><text:span text:style-name="T128">אינו</text:span><text:span text:style-name="T2"> </text:span><text:span text:style-name="T29">עושה</text:span><text:span text:style-name="T2"> </text:span><text:span text:style-name="T29">שיריים</text:span><text:span text:style-name="T2"> </text:span><text:span text:style-name="T29">- טעונין</text:span><text:span text:style-name="T2"> </text:span><text:span text:style-name="T29">יסוד</text:span><text:span text:style-name="T27">)</text:span>. </text:p>
      <text:p text:style-name="P25"><text:span text:style-name="T27">(</text:span><text:span text:style-name="T29">והא</text:span><text:span text:style-name="T2"> </text:span><text:span text:style-name="T29">דתנן</text:span><text:span text:style-name="T2"> </text:span><text:span text:style-name="T29">במסכת</text:span><text:span text:style-name="T2"> </text:span><text:span text:style-name="T29">זבחים</text:span><text:span text:style-name="T2"> </text:span><text:span text:style-name="T30">(פ"ג</text:span><text:span text:style-name="T3"> </text:span><text:span text:style-name="T30">מ"א, בבלי</text:span><text:span text:style-name="T3"> </text:span><text:span text:style-name="T30">דף</text:span><text:span text:style-name="T3"> </text:span><text:span text:style-name="T30">לב.)</text:span><text:span text:style-name="T29"> '</text:span><text:span text:style-name="T108">וכולן</text:span><text:span text:style-name="T107"> </text:span><text:span text:style-name="T108">שקבלו</text:span><text:span text:style-name="T107"> </text:span><text:span text:style-name="T108">את</text:span><text:span text:style-name="T107"> </text:span><text:span text:style-name="T108">דמו</text:span><text:span text:style-name="T107"> </text:span><text:span text:style-name="T108">חוץ</text:span><text:span text:style-name="T107"> </text:span><text:span text:style-name="T108">לזמנו</text:span><text:span text:style-name="T107"> </text:span><text:span text:style-name="T108">או</text:span><text:span text:style-name="T107"> </text:span><text:span text:style-name="T108">חוץ</text:span><text:span text:style-name="T107"> </text:span><text:span text:style-name="T108">למקומו</text:span><text:span text:style-name="T107"> </text:span><text:span text:style-name="T108">אם</text:span><text:span text:style-name="T107"> </text:span><text:span text:style-name="T108">יש</text:span><text:span text:style-name="T107"> </text:span><text:span text:style-name="T108">עדיין</text:span><text:span text:style-name="T107"> </text:span><text:span text:style-name="T108">דם</text:span><text:span text:style-name="T107"> </text:span><text:span text:style-name="T108">הנפש</text:span><text:span text:style-name="T29">' - בצואר</text:span><text:span text:style-name="T2"> – </text:span><text:span text:style-name="T29">'</text:span><text:span text:style-name="T108">יחזור</text:span><text:span text:style-name="T107"> </text:span><text:span text:style-name="T108">הכשר</text:span><text:span text:style-name="T107"> </text:span><text:span text:style-name="T108">ויקבל</text:span><text:span text:style-name="T29">' דמשמע</text:span><text:span text:style-name="T2"> </text:span><text:span text:style-name="T29">אינו</text:span><text:span text:style-name="T2"> </text:span><text:span text:style-name="T29">עושה</text:span><text:span text:style-name="T2"> </text:span><text:span text:style-name="T29">שיריים</text:span><text:span text:style-name="T2"> </text:span><text:span text:style-name="T29">- היינו</text:span><text:span text:style-name="T2"> </text:span><text:span text:style-name="T29">כשחישב</text:span><text:span text:style-name="T2"> </text:span><text:span text:style-name="T29">פסול</text:span><text:span text:style-name="T2"> </text:span><text:span text:style-name="T29">בקבלה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או</text:span><text:span text:style-name="T2"> </text:span><text:span text:style-name="T29">חוץ</text:span><text:span text:style-name="T2"> </text:span><text:span text:style-name="T29">למקומו: דמחשבת</text:span><text:span text:style-name="T2"> </text:span><text:span text:style-name="T29">פסול</text:span><text:span text:style-name="T2"> </text:span><text:span text:style-name="T29">אינו</text:span><text:span text:style-name="T2"> </text:span><text:span text:style-name="T29">עושה</text:span><text:span text:style-name="T2"> </text:span><text:span text:style-name="T29">שיריים</text:span><text:span text:style-name="T2"> </text:span><text:span text:style-name="T29">לפסול, אבל</text:span><text:span text:style-name="T2"> </text:span><text:span text:style-name="T29">אם</text:span><text:span text:style-name="T2"> </text:span><text:span text:style-name="T29">חישב</text:span><text:span text:style-name="T2"> </text:span><text:span text:style-name="T29">כשר</text:span><text:span text:style-name="T2"> </text:span><text:span text:style-name="T29">בקבלה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- 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יש</text:span><text:span text:style-name="T2"> </text:span><text:span text:style-name="T29">עוד</text:span><text:span text:style-name="T2"> </text:span><text:span text:style-name="T29">בצואר</text:span><text:span text:style-name="T2"> </text:span><text:span text:style-name="T29">דם</text:span><text:span text:style-name="T2"> </text:span><text:span text:style-name="T29">הנפש</text:span><text:span text:style-name="T2"> </text:span><text:span text:style-name="T29">- לא</text:span><text:span text:style-name="T2"> </text:span><text:span text:style-name="T29">יחזור</text:span><text:span text:style-name="T2"> </text:span><text:span text:style-name="T29">הכשר</text:span><text:span text:style-name="T2"> </text:span><text:span text:style-name="T29">ויקבל, דמחשבה</text:span><text:span text:style-name="T2"> </text:span><text:span text:style-name="T29">דכשר</text:span><text:span text:style-name="T2"> </text:span><text:span text:style-name="T29">פוסלת</text:span><text:span text:style-name="T2"> </text:span><text:span text:style-name="T29">שיריים.</text:span><text:span text:style-name="T27">)</text:span> </text:p>
      <text:p text:style-name="P25"><text:span text:style-name="T27">(</text:span><text:span text:style-name="T29">והיכי</text:span><text:span text:style-name="T2"> </text:span><text:span text:style-name="T29">אמרת</text:span><text:span text:style-name="T2"> </text:span><text:span text:style-name="T29">דהא</text:span><text:span text:style-name="T2"> </text:span><text:span text:style-name="T29">קמ"ל</text:span><text:span text:style-name="T2"> </text:span><text:span text:style-name="T29">דפסול</text:span><text:span text:style-name="T2"> </text:span><text:span text:style-name="T29">עושה</text:span><text:span text:style-name="T2"> </text:span><text:span text:style-name="T29">שיריים?</text:span><text:span text:style-name="T27">)</text:span> והא<text:span text:style-name="T1"> </text:span>בעא<text:span text:style-name="T1"> </text:span>מיניה<text:span text:style-name="T1"> </text:span>ריש<text:span text:style-name="T1"> </text:span>לקיש<text:span text:style-name="T1"> </text:span>מרבי<text:span text:style-name="T1"> </text:span>יוחנן<text:span text:style-name="T1"> </text:span><text:span text:style-name="T103">(</text:span><text:span text:style-name="T30">בפרק</text:span><text:span text:style-name="T3"> </text:span><text:span text:style-name="T30">כל</text:span><text:span text:style-name="T3"> </text:span><text:span text:style-name="T30">הפסולין</text:span><text:span text:style-name="T3"> </text:span><text:span text:style-name="T30">(זבחים</text:span><text:span text:style-name="T3"> </text:span><text:span text:style-name="T30">דף</text:span><text:span text:style-name="T3"> </text:span><text:span text:style-name="T30">לד:)</text:span><text:span text:style-name="T103">)</text:span>: פסול<text:span text:style-name="T1"> </text:span>מהו<text:span text:style-name="T1"> </text:span>שיעשה<text:span text:style-name="T1"> </text:span>שיריים? ואמר<text:span text:style-name="T1"> </text:span>ליה: אין<text:span text:style-name="T1"> </text:span>לך<text:span text:style-name="T1"> </text:span>דבר<text:span text:style-name="T1"> </text:span>שיעשה<text:span text:style-name="T1"> </text:span>שיריים<text:span text:style-name="T1"> </text:span>אלא<text:span text:style-name="T1"> </text:span>חוץ<text:span text:style-name="T1"> </text:span>לזמנו<text:span text:style-name="T1"> </text:span>וחוץ<text:span text:style-name="T1"> </text:span>למקומו<text:span text:style-name="T1"> </text:span><text:span text:style-name="T27">(</text:span><text:span text:style-name="T29">שאם</text:span><text:span text:style-name="T2"> </text:span><text:span text:style-name="T29">זרק</text:span><text:span text:style-name="T2"> </text:span><text:span text:style-name="T29">מקצת</text:span><text:span text:style-name="T2"> </text:span><text:span text:style-name="T29">הדם</text:span><text:span text:style-name="T2"> </text:span><text:span text:style-name="T29">על</text:span><text:span text:style-name="T2"> </text:span><text:span text:style-name="T29">מנת</text:span><text:span text:style-name="T2"> </text:span><text:span text:style-name="T29">לאכול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וחוץ</text:span><text:span text:style-name="T2"> </text:span><text:span text:style-name="T29">למקומו, והשאר</text:span><text:span text:style-name="T2"> </text:span><text:span text:style-name="T29">זרק</text:span><text:span text:style-name="T2"> </text:span><text:span text:style-name="T29">שלא</text:span><text:span text:style-name="T2"> </text:span><text:span text:style-name="T29">במחשבת</text:span><text:span text:style-name="T2"> </text:span><text:span text:style-name="T29">פיגול</text:span><text:span text:style-name="T2"> </text:span><text:span text:style-name="T29">- לאו</text:span><text:span text:style-name="T2"> </text:span><text:span text:style-name="T29">כלום</text:span><text:span text:style-name="T2"> </text:span><text:span text:style-name="T29">הוא, אלא</text:span><text:span text:style-name="T2"> </text:span><text:span text:style-name="T29">כל</text:span><text:span text:style-name="T2"> </text:span><text:span text:style-name="T29">הדם</text:span><text:span text:style-name="T2"> </text:span><text:span text:style-name="T29">שנשתייר</text:span><text:span text:style-name="T2"> </text:span><text:span text:style-name="T29">נעשה</text:span><text:span text:style-name="T2"> </text:span><text:span text:style-name="T29">שיריים, ופסול</text:span><text:span text:style-name="T27">)</text:span>, <text:span text:style-name="T27">(</text:span><text:span text:style-name="T29">ומאי</text:span><text:span text:style-name="T2"> </text:span><text:span text:style-name="T29">שנא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וחוץ</text:span><text:span text:style-name="T2"> </text:span><text:span text:style-name="T29">למקומו</text:span><text:span text:style-name="T2"> </text:span><text:span text:style-name="T29">דעושה</text:span><text:span text:style-name="T2"> </text:span><text:span text:style-name="T29">שיריים</text:span><text:span text:style-name="T2"> </text:span><text:span text:style-name="T29">ליפסל? -</text:span><text:span text:style-name="T27">)</text:span> הואיל<text:span text:style-name="T1"> </text:span>ומרצין<text:span text:style-name="T1"> </text:span>לפיגולן<text:span text:style-name="T1"> </text:span><text:span text:style-name="T27">(</text:span><text:span text:style-name="T29">הואיל</text:span><text:span text:style-name="T2"> </text:span><text:span text:style-name="T29">וזריקת</text:span><text:span text:style-name="T2"> </text:span><text:span text:style-name="T29">הדם</text:span><text:span text:style-name="T2"> </text:span><text:span text:style-name="T29">חשובה</text:span><text:span text:style-name="T2"> </text:span><text:span text:style-name="T29">היא</text:span><text:span text:style-name="T2"> </text:span><text:span text:style-name="T29">כל</text:span><text:span text:style-name="T2"> </text:span><text:span text:style-name="T29">כך</text:span><text:span text:style-name="T2"> </text:span><text:span text:style-name="T29">דמרצה</text:span><text:span text:style-name="T2"> </text:span><text:span text:style-name="T29">בפיגול: דקובעת</text:span><text:span text:style-name="T2"> </text:span><text:span text:style-name="T29">בפיגול, דלעולם</text:span><text:span text:style-name="T2"> </text:span><text:span text:style-name="T29">לא</text:span><text:span text:style-name="T2"> </text:span><text:span text:style-name="T29">הוקבע</text:span><text:span text:style-name="T2"> </text:span><text:span text:style-name="T29">פיגול</text:span><text:span text:style-name="T2"> </text:span><text:span text:style-name="T29">בכרת</text:span><text:span text:style-name="T2"> </text:span><text:span text:style-name="T29">עד</text:span><text:span text:style-name="T2"> </text:span><text:span text:style-name="T29">שעת</text:span><text:span text:style-name="T2"> </text:span><text:span text:style-name="T29">זריקה</text:span><text:span text:style-name="T27">)</text:span>; מאי<text:span text:style-name="T1"> </text:span>לאו<text:span text:style-name="T1"> </text:span><text:span text:style-name="T27">(</text:span><text:span text:style-name="T29">הני</text:span><text:span text:style-name="T2"> </text:span><text:span text:style-name="T29">הוא</text:span><text:span text:style-name="T2"> </text:span><text:span text:style-name="T29">דעושה</text:span><text:span text:style-name="T2"> </text:span><text:span text:style-name="T29">שיריים</text:span><text:span text:style-name="T27">)</text:span>, בר<text:span text:style-name="T1"> </text:span>מפסול<text:span text:style-name="T1"> </text:span><text:span text:style-name="T27">(</text:span><text:span text:style-name="T29">לאפוקי</text:span><text:span text:style-name="T2"> </text:span><text:span text:style-name="T29">פסול</text:span><text:span text:style-name="T2"> </text:span><text:span text:style-name="T29">שקיבל</text:span><text:span text:style-name="T2"> </text:span><text:span text:style-name="T29">ולא</text:span><text:span text:style-name="T2"> </text:span><text:span text:style-name="T29">חישב</text:span><text:span text:style-name="T2"> </text:span><text:span text:style-name="T29">לפגל, דאינו</text:span><text:span text:style-name="T2"> </text:span><text:span text:style-name="T29">עושה</text:span><text:span text:style-name="T2"> </text:span><text:span text:style-name="T29">שיריים</text:span><text:span text:style-name="T27">)</text:span>? </text:p>
      <text:p text:style-name="P25">לא, אפילו<text:span text:style-name="T1"> </text:span>פסול; </text:p>
      <text:p text:style-name="P25">והא<text:span text:style-name="T1"> </text:span>'<text:span text:style-name="T105">אין</text:span><text:span text:style-name="T106"> </text:span><text:span text:style-name="T105">לך</text:span>' קתני<text:span text:style-name="T1"> </text:span><text:span text:style-name="T27">(</text:span><text:span text:style-name="T29">דמשמע: הני</text:span><text:span text:style-name="T2"> </text:span><text:span text:style-name="T29">בלבד</text:span><text:span text:style-name="T2"> </text:span><text:span text:style-name="T29">ולא</text:span><text:span text:style-name="T2"> </text:span><text:span text:style-name="T29">פסול</text:span><text:span text:style-name="T27">)</text:span>!?</text:p>
      <text:p text:style-name="P25">הכי<text:span text:style-name="T1"> </text:span>קאמר: אין<text:span text:style-name="T1"> </text:span>לך<text:span text:style-name="T1"> </text:span>דבר<text:span text:style-name="T1"> </text:span>שאינו<text:span text:style-name="T1"> </text:span>מרצה<text:span text:style-name="T1"> </text:span>בציבור<text:span text:style-name="T1"> </text:span><text:span text:style-name="T27">(</text:span><text:span text:style-name="T29">כגון: פיגול</text:span><text:span text:style-name="T2"> </text:span><text:span text:style-name="T29">ונותר</text:span><text:span text:style-name="T2"> </text:span><text:span text:style-name="T29">ויוצא</text:span><text:span text:style-name="T27">)</text:span> ועושה<text:span text:style-name="T1"> </text:span>שיריים<text:span text:style-name="T1"> </text:span><text:span text:style-name="T27">(</text:span><text:span text:style-name="T29">שעושה</text:span><text:span text:style-name="T2"> </text:span><text:span text:style-name="T29">שיריים</text:span><text:span text:style-name="T2"> </text:span><text:span text:style-name="T29">לפסול</text:span><text:span text:style-name="T27">)</text:span> אלא<text:span text:style-name="T1"> </text:span>חוץ<text:span text:style-name="T1"> </text:span>לזמנו<text:span text:style-name="T1"> </text:span>וחוץ<text:span text:style-name="T1"> </text:span>למקומו<text:span text:style-name="T1"> </text:span><text:span text:style-name="T27">(</text:span><text:span text:style-name="T29">ד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חוץ</text:span><text:span text:style-name="T2"> </text:span><text:span text:style-name="T29">למקומו</text:span><text:span text:style-name="T2"> </text:span><text:span text:style-name="T29">אינו</text:span><text:span text:style-name="T2"> </text:span><text:span text:style-name="T29">מרצה</text:span><text:span text:style-name="T2"> </text:span><text:span text:style-name="T29">בצבור</text:span><text:span text:style-name="T2"> </text:span><text:span text:style-name="T29">- עושה</text:span><text:span text:style-name="T2"> </text:span><text:span text:style-name="T29">שיריים, הואיל</text:span><text:span text:style-name="T2"> </text:span><text:span text:style-name="T29">ומרצה</text:span><text:span text:style-name="T2"> </text:span><text:span text:style-name="T29">לפיגולו</text:span><text:span text:style-name="T27">)</text:span>, אבל<text:span text:style-name="T1"> </text:span>טמא<text:span text:style-name="T1"> </text:span>דאיתיה<text:span text:style-name="T1"> </text:span>בציבור<text:span text:style-name="T1"> </text:span><text:span text:style-name="T27">(</text:span><text:span text:style-name="T29">דהיינו</text:span><text:span text:style-name="T2"> </text:span><text:span text:style-name="T29">פסול</text:span><text:span text:style-name="T2"> </text:span><text:span text:style-name="T29">דמרצה</text:span><text:span text:style-name="T2"> </text:span><text:span text:style-name="T29">נמי</text:span><text:span text:style-name="T2"> </text:span><text:span text:style-name="T29">בצבור: דטומאה</text:span><text:span text:style-name="T2"> </text:span><text:span text:style-name="T29">דחויה</text:span><text:span text:style-name="T2"> </text:span><text:span text:style-name="T29">היא</text:span><text:span text:style-name="T2"> </text:span><text:span text:style-name="T29">בצבור</text:span><text:span text:style-name="T27">)</text:span> - משוי<text:span text:style-name="T1"> </text:span>שיריים, שאר<text:span text:style-name="T1"> </text:span>פסולין<text:span text:style-name="T1"> </text:span>דלא<text:span text:style-name="T1"> </text:span>איתנון<text:span text:style-name="T1"> </text:span>בציבור<text:span text:style-name="T1"> </text:span><text:span text:style-name="T27">(</text:span><text:span text:style-name="T29">כגון: בעלי</text:span><text:span text:style-name="T2"> </text:span><text:span text:style-name="T29">מומים</text:span><text:span text:style-name="T27">)</text:span> - לא<text:span text:style-name="T1"> </text:span>משוין<text:span text:style-name="T1"> </text:span>שיריים. <text:span text:style-name="T27">(</text:span><text:span text:style-name="T29">והא</text:span><text:span text:style-name="T2"> </text:span><text:span text:style-name="T29">דאמר</text:span><text:span text:style-name="T2"> </text:span><text:span text:style-name="T29">'הא</text:span><text:span text:style-name="T2"> </text:span><text:span text:style-name="T29">קא</text:span><text:span text:style-name="T2"> </text:span><text:span text:style-name="T29">משמע</text:span><text:span text:style-name="T2"> </text:span><text:span text:style-name="T29">לן</text:span><text:span text:style-name="T2"> </text:span><text:span text:style-name="T29">דפסול</text:span><text:span text:style-name="T2"> </text:span><text:span text:style-name="T29">עושה</text:span><text:span text:style-name="T2"> </text:span><text:span text:style-name="T29">שיריים' - היינו</text:span><text:span text:style-name="T2"> </text:span><text:span text:style-name="T29">טמא, והאי</text:span><text:span text:style-name="T2"> </text:span><text:span text:style-name="T29">דדייקינן</text:span><text:span text:style-name="T2"> </text:span><text:span text:style-name="T29">'לאפוקי</text:span><text:span text:style-name="T2"> </text:span><text:span text:style-name="T29">פסול</text:span><text:span text:style-name="T2"> </text:span><text:span text:style-name="T29">דלא</text:span><text:span text:style-name="T2"> </text:span><text:span text:style-name="T29">משוי</text:span><text:span text:style-name="T2"> </text:span><text:span text:style-name="T29">שיריים' - היינו</text:span><text:span text:style-name="T2"> </text:span><text:span text:style-name="T29">שאר</text:span><text:span text:style-name="T2"> </text:span><text:span text:style-name="T29">פסולין.</text:span><text:span text:style-name="T27">)</text:span> </text:p>
      <text:p text:style-name="P25">תא<text:span text:style-name="T1"> </text:span>שמע: '<text:span text:style-name="T105">הפיגול</text:span><text:span text:style-name="T106"> </text:span><text:span text:style-name="T27">(</text:span><text:span text:style-name="T29">שחישב</text:span><text:span text:style-name="T2"> </text:span><text:span text:style-name="T29">בשחיטה</text:span><text:span text:style-name="T27">)</text:span><text:span text:style-name="T105"> לעולם</text:span><text:span text:style-name="T106"> </text:span><text:span text:style-name="T105">מועלין</text:span><text:span text:style-name="T106"> </text:span><text:span text:style-name="T105">בו</text:span>' <text:span text:style-name="T27">(</text:span><text:span text:style-name="T29">ובקדשי</text:span><text:span text:style-name="T2"> </text:span><text:span text:style-name="T29">קדשים</text:span><text:span text:style-name="T2"> </text:span><text:span text:style-name="T29">מיירי</text:span><text:span text:style-name="T27">)</text:span>; לאו<text:span text:style-name="T1"> </text:span>דלא<text:span text:style-name="T1"> </text:span>זרק<text:span text:style-name="T1"> </text:span><text:span text:style-name="T27">(</text:span><text:span text:style-name="T29">ומשום</text:span><text:span text:style-name="T2"> </text:span><text:span text:style-name="T29">הכי</text:span><text:span text:style-name="T2"> </text:span><text:span text:style-name="T29">מועלין: ד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נתקבל</text:span><text:span text:style-name="T2"> </text:span><text:span text:style-name="T29">הדם</text:span><text:span text:style-name="T2"> </text:span><text:span text:style-name="T29">כראוי</text:span><text:span text:style-name="T2"> </text:span><text:span text:style-name="T29">- לא</text:span><text:span text:style-name="T2"> </text:span><text:span text:style-name="T29">אמרינן</text:span><text:span text:style-name="T2"> </text:span><text:span text:style-name="T29">'כל</text:span><text:span text:style-name="T2"> </text:span><text:span text:style-name="T29">העומד</text:span><text:span text:style-name="T2"> </text:span><text:span text:style-name="T29">ליזרק</text:span><text:span text:style-name="T2"> </text:span><text:span text:style-name="T29">כזרוק</text:span><text:span text:style-name="T2"> </text:span><text:span text:style-name="T29">דמי' </text:span><text:span text:style-name="T30">(מנחות</text:span><text:span text:style-name="T3"> </text:span><text:span text:style-name="T30">דף</text:span><text:span text:style-name="T3"> </text:span><text:span text:style-name="T30">קב:)</text:span><text:span text:style-name="T29"> משום</text:span><text:span text:style-name="T2"> </text:span><text:span text:style-name="T29">דקבלה</text:span><text:span text:style-name="T2"> </text:span><text:span text:style-name="T29">דפיגול</text:span><text:span text:style-name="T2"> </text:span><text:span text:style-name="T29">לא</text:span><text:span text:style-name="T2"> </text:span><text:span text:style-name="T29">חשיבא</text:span><text:span text:style-name="T2"> </text:span><text:span text:style-name="T29">קבלה, ולא</text:span><text:span text:style-name="T2"> </text:span><text:span text:style-name="T29">הויא</text:span><text:span text:style-name="T2"> </text:span><text:span text:style-name="T29">כזריקה</text:span><text:span text:style-name="T2"> </text:span><text:span text:style-name="T29">לאפוקי</text:span><text:span text:style-name="T2"> </text:span><text:span text:style-name="T29">מידי</text:span><text:span text:style-name="T2"> </text:span><text:span text:style-name="T29">מעילה; וטעמא: דהוי</text:span><text:span text:style-name="T2"> </text:span><text:span text:style-name="T29">קבלת</text:span><text:span text:style-name="T2"> </text:span><text:span text:style-name="T29">דם</text:span><text:span text:style-name="T2"> </text:span><text:span text:style-name="T29">פסול</text:span><text:span text:style-name="T2"> </text:span><text:span text:style-name="T29">דפיגול, להכי</text:span><text:span text:style-name="T2"> </text:span><text:span text:style-name="T29">לא</text:span><text:span text:style-name="T2"> </text:span><text:span text:style-name="T29">מפקע</text:span><text:span text:style-name="T2"> </text:span><text:span text:style-name="T29">ממעילה; הא</text:span><text:span text:style-name="T2"> </text:span><text:span text:style-name="T29">קבלת</text:span><text:span text:style-name="T2"> </text:span><text:span text:style-name="T29">דם</text:span><text:span text:style-name="T2"> </text:span><text:span text:style-name="T29">דכשר</text:span><text:span text:style-name="T2"> </text:span><text:span text:style-name="T29">- דלאו</text:span><text:span text:style-name="T2"> </text:span><text:span text:style-name="T29">דפיגול</text:span><text:span text:style-name="T2"> </text:span><text:span text:style-name="T29">- מוציאה</text:span><text:span text:style-name="T2"> </text:span><text:span text:style-name="T29">ממעילה, דאמר</text:span><text:span text:style-name="T2"> </text:span><text:span text:style-name="T29">'כזרוק</text:span><text:span text:style-name="T2"> </text:span><text:span text:style-name="T29">דמי'</text:span><text:span text:style-name="T27">)</text:span>, ושמע<text:span text:style-name="T1"> </text:span>מינה<text:span text:style-name="T1"> </text:span>היתר<text:span text:style-name="T1"> </text:span>זריקה<text:span text:style-name="T1"> </text:span>שנינו? </text:p>
      <text:p text:style-name="P25">לא! זרָקָהּ<text:span text:style-name="T1"> </text:span><text:span text:style-name="T27">(</text:span><text:span text:style-name="T29">בזרק</text:span><text:span text:style-name="T2"> </text:span><text:span text:style-name="T29">מיירי, וטעמא</text:span><text:span text:style-name="T2"> </text:span><text:span text:style-name="T29">דפיגול</text:span><text:span text:style-name="T2"> </text:span><text:span text:style-name="T29">הוא</text:span><text:span text:style-name="T2"> </text:span><text:span text:style-name="T29">- דזריקה</text:span><text:span text:style-name="T2"> </text:span><text:span text:style-name="T29">דידיה</text:span><text:span text:style-name="T2"> </text:span><text:span text:style-name="T29">לא</text:span><text:span text:style-name="T2"> </text:span><text:span text:style-name="T29">הויא</text:span><text:span text:style-name="T2"> </text:span><text:span text:style-name="T29">כלום</text:span><text:span text:style-name="T2"> </text:span><text:span text:style-name="T29">לאפוקי</text:span><text:span text:style-name="T2"> </text:span><text:span text:style-name="T29">ממעילה; הא</text:span><text:span text:style-name="T2"> </text:span><text:span text:style-name="T29">זריקה</text:span><text:span text:style-name="T2"> </text:span><text:span text:style-name="T29">כשירה</text:span><text:span text:style-name="T2"> </text:span><text:span text:style-name="T29">מפקא</text:span><text:span text:style-name="T2"> </text:span><text:span text:style-name="T29">מידי</text:span><text:span text:style-name="T2"> </text:span><text:span text:style-name="T29">מעילה, אלמא</text:span><text:span text:style-name="T2"> </text:span><text:span text:style-name="T29">היתר</text:span><text:span text:style-name="T2"> </text:span><text:span text:style-name="T29">אכילה</text:span><text:span text:style-name="T2"> </text:span><text:span text:style-name="T29">שנינו</text:span><text:span text:style-name="T2"> </text:span><text:span text:style-name="T29">כרבי</text:span><text:span text:style-name="T2"> </text:span><text:span text:style-name="T29">יוחנן</text:span><text:span text:style-name="T27">)</text:span>, ומאי<text:span text:style-name="T1"> </text:span>'<text:span text:style-name="T105">לעולם</text:span>' <text:span text:style-name="T27">(</text:span><text:span text:style-name="T29">בניחותא</text:span><text:span text:style-name="T2"> </text:span><text:span text:style-name="T29">קא</text:span><text:span text:style-name="T2"> </text:span><text:span text:style-name="T29">בעי</text:span><text:span text:style-name="T2"> </text:span><text:span text:style-name="T29">לה</text:span><text:span text:style-name="T27">)</text:span>? <text:span text:style-name="T27">(</text:span><text:span text:style-name="T29">ומשני:</text:span><text:span text:style-name="T27">)</text:span> הא<text:span text:style-name="T1"> </text:span>קא<text:span text:style-name="T1"> </text:span>משמע<text:span text:style-name="T1"> </text:span>לן: כדרב<text:span text:style-name="T1"> </text:span>גידל<text:span text:style-name="T1"> </text:span><text:span text:style-name="T27">(</text:span><text:span text:style-name="T29">לא</text:span><text:span text:style-name="T2"> </text:span><text:span text:style-name="T29">אתא</text:span><text:span text:style-name="T2"> </text:span><text:span text:style-name="T29">לאשמועינן</text:span><text:span text:style-name="T2"> </text:span><text:span text:style-name="T29">אלא</text:span><text:span text:style-name="T2"> </text:span><text:span text:style-name="T29">דהלכתא</text:span><text:span text:style-name="T2"> </text:span><text:span text:style-name="T29">כרב</text:span><text:span text:style-name="T2"> </text:span><text:span text:style-name="T29">גידל</text:span><text:span text:style-name="T27">)</text:span>, דאמר<text:span text:style-name="T1"> </text:span>רב<text:span text:style-name="T1"> </text:span>גידל<text:span text:style-name="T1"> </text:span>אמר<text:span text:style-name="T1"> </text:span>רב: זריקת<text:span text:style-name="T1"> </text:span>פיגול<text:span text:style-name="T1"> </text:span>אינו<text:span text:style-name="T1"> </text:span>מוציא<text:span text:style-name="T1"> </text:span>מידי<text:span text:style-name="T1"> </text:span>מעילה, ואינו<text:span text:style-name="T1"> </text:span>מביא<text:span text:style-name="T1"> </text:span>לידי<text:span text:style-name="T1"> </text:span>מעילה. <text:span text:style-name="T27">(</text:span><text:span text:style-name="T29">והכי</text:span><text:span text:style-name="T2"> </text:span><text:span text:style-name="T29">נמי</text:span><text:span text:style-name="T2"> </text:span><text:span text:style-name="T29">מצי</text:span><text:span text:style-name="T2"> </text:span><text:span text:style-name="T29">למיבעי</text:span><text:span text:style-name="T2"> </text:span><text:span text:style-name="T29">נמי</text:span><text:span text:style-name="T2"> </text:span><text:span text:style-name="T29">כי</text:span><text:span text:style-name="T2"> </text:span><text:span text:style-name="T29">מוקים</text:span><text:span text:style-name="T2"> </text:span><text:span text:style-name="T29">לה</text:span><text:span text:style-name="T2"> </text:span><text:span text:style-name="T29">בדלא</text:span><text:span text:style-name="T2"> </text:span><text:span text:style-name="T29">זרק, אלא</text:span><text:span text:style-name="T2"> </text:span><text:span text:style-name="T29">דנטר</text:span><text:span text:style-name="T2"> </text:span><text:span text:style-name="T29">ליה</text:span><text:span text:style-name="T2"> </text:span><text:span text:style-name="T29">עד</text:span><text:span text:style-name="T2"> </text:span><text:span text:style-name="T29">דסיים</text:span><text:span text:style-name="T2"> </text:span><text:span text:style-name="T29">למילתיה</text:span><text:span text:style-name="T2"> </text:span><text:span text:style-name="T29">והדר</text:span><text:span text:style-name="T2"> </text:span><text:span text:style-name="T29">בעי</text:span><text:span text:style-name="T2"> </text:span><text:span text:style-name="T29">מיניה.</text:span><text:span text:style-name="T27">)</text:span> </text:p>
      <text:p text:style-name="P1"/>
      <text:p text:style-name="P1">(מעילה<text:span text:style-name="T1"> </text:span>ו,א)</text:p>
      <text:p text:style-name="P24">תא<text:span text:style-name="T1"> </text:span>שמע: 'רבי<text:span text:style-name="T1"> </text:span>שמעון<text:span text:style-name="T1"> </text:span>אומר: יש<text:span text:style-name="T1"> </text:span>נותר<text:span text:style-name="T1"> </text:span>שמועלין<text:span text:style-name="T1"> </text:span>בו, ויש<text:span text:style-name="T1"> </text:span>נותר<text:span text:style-name="T1"> </text:span>שאין<text:span text:style-name="T1"> </text:span>מועלין<text:span text:style-name="T1"> </text:span>בו, כיצד? - לן<text:span text:style-name="T1"> </text:span><text:span text:style-name="T27">(</text:span><text:span text:style-name="T29">הדם</text:span><text:span text:style-name="T27">)</text:span> לפני<text:span text:style-name="T1"> </text:span>זריקה<text:span text:style-name="T1"> </text:span><text:span text:style-name="T27">(</text:span><text:span text:style-name="T29">כגון</text:span><text:span text:style-name="T2"> </text:span><text:span text:style-name="T29">שנתקבל</text:span><text:span text:style-name="T2"> </text:span><text:span text:style-name="T29">היום</text:span><text:span text:style-name="T2"> </text:span><text:span text:style-name="T29">ולא</text:span><text:span text:style-name="T2"> </text:span><text:span text:style-name="T29">נזרק</text:span><text:span text:style-name="T2"> </text:span><text:span text:style-name="T29">עד</text:span><text:span text:style-name="T2"> </text:span><text:span text:style-name="T29">למחר</text:span><text:span text:style-name="T27">)</text:span> – <text:span text:style-name="T27">(</text:span><text:span text:style-name="T29">אם</text:span><text:span text:style-name="T2"> </text:span><text:span text:style-name="T29">אכל</text:span><text:span text:style-name="T2"> </text:span><text:span text:style-name="T29">הבשר</text:span><text:span text:style-name="T2"> </text:span><text:span text:style-name="T29">לפני</text:span><text:span text:style-name="T2"> </text:span><text:span text:style-name="T29">זריקה</text:span><text:span text:style-name="T27">)</text:span> מועלין, <text:span text:style-name="T27">(</text:span><text:span text:style-name="T29">אכלו</text:span><text:span text:style-name="T27">)</text:span> לאחר<text:span text:style-name="T1"> </text:span>זריקה<text:span text:style-name="T1"> </text:span>- אין<text:span text:style-name="T1"> </text:span>מועלין' <text:span text:style-name="T27">(</text:span><text:span text:style-name="T29">דסבירא</text:span><text:span text:style-name="T2"> </text:span><text:span text:style-name="T29">ליה</text:span><text:span text:style-name="T2"> </text:span><text:span text:style-name="T29">לרבי</text:span><text:span text:style-name="T2"> </text:span><text:span text:style-name="T29">שמעון</text:span><text:span text:style-name="T2"> </text:span><text:span text:style-name="T29">'זריקת</text:span><text:span text:style-name="T2"> </text:span><text:span text:style-name="T29">לן</text:span><text:span text:style-name="T2"> </text:span><text:span text:style-name="T29">מוציאה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כזריקת</text:span><text:span text:style-name="T2"> </text:span><text:span text:style-name="T29">כשר'</text:span><text:span text:style-name="T27">)</text:span>; קתני<text:span text:style-name="T1"> </text:span>מיהת<text:span text:style-name="T1"> </text:span>'<text:span text:style-name="T27">(</text:span><text:span text:style-name="T29">לפני</text:span><text:span text:style-name="T2"> </text:span><text:span text:style-name="T29">זריקה</text:span><text:span text:style-name="T27">)</text:span> מועלין<text:span text:style-name="T1"> </text:span>בו' - לאו<text:span text:style-name="T1"> </text:span>דהוה<text:span text:style-name="T1"> </text:span>שהות<text:span text:style-name="T1"> </text:span>למיזרקיה, דאי<text:span text:style-name="T1"> </text:span>בעי<text:span text:style-name="T1"> </text:span>זריק<text:span text:style-name="T1"> </text:span><text:span text:style-name="T27">(</text:span><text:span text:style-name="T29">ו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נתקבל</text:span><text:span text:style-name="T2"> </text:span><text:span text:style-name="T29">בכוס</text:span><text:span text:style-name="T2"> </text:span><text:span text:style-name="T29">- לא</text:span><text:span text:style-name="T2"> </text:span><text:span text:style-name="T29">נפיק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עד</text:span><text:span text:style-name="T2"> </text:span><text:span text:style-name="T29">לאחר</text:span><text:span text:style-name="T2"> </text:span><text:span text:style-name="T29">זריקה; ולהכי</text:span><text:span text:style-name="T2"> </text:span><text:span text:style-name="T29">לפני</text:span><text:span text:style-name="T2"> </text:span><text:span text:style-name="T29">זריקה</text:span><text:span text:style-name="T2"> </text:span><text:span text:style-name="T29">מועלין</text:span><text:span text:style-name="T2"> </text:span><text:span text:style-name="T29">בו: הואיל</text:span><text:span text:style-name="T2"> </text:span><text:span text:style-name="T29">ועדיין</text:span><text:span text:style-name="T2"> </text:span><text:span text:style-name="T29">לא</text:span><text:span text:style-name="T2"> </text:span><text:span text:style-name="T29">נזרק</text:span><text:span text:style-name="T2"> </text:span><text:span text:style-name="T29">הדם</text:span><text:span text:style-name="T2"> </text:span><text:span text:style-name="T29">- לא</text:span><text:span text:style-name="T2"> </text:span><text:span text:style-name="T29">היה</text:span><text:span text:style-name="T2"> </text:span><text:span text:style-name="T29">בו</text:span><text:span text:style-name="T2"> </text:span><text:span text:style-name="T29">שעת</text:span><text:span text:style-name="T2"> </text:span><text:span text:style-name="T29">היתר</text:span><text:span text:style-name="T27">)</text:span>, ושמע<text:span text:style-name="T1"> </text:span>מינה: היתר<text:span text:style-name="T1"> </text:span>אכילה<text:span text:style-name="T1"> </text:span>שנינו!?</text:p>
      <text:p text:style-name="P24">לא, דקבליה<text:span text:style-name="T1"> </text:span>סמוך<text:span text:style-name="T1"> </text:span>לשקיעת<text:span text:style-name="T1"> </text:span>החמה, <text:span text:style-name="T27">(</text:span><text:span text:style-name="T29">ומשום</text:span><text:span text:style-name="T2"> </text:span><text:span text:style-name="T29">הכי</text:span><text:span text:style-name="T2"> </text:span><text:span text:style-name="T29">לן:</text:span><text:span text:style-name="T27">)</text:span> דלא<text:span text:style-name="T1"> </text:span>היה<text:span text:style-name="T1"> </text:span>שהות<text:span text:style-name="T1"> </text:span>למזרק<text:span text:style-name="T1"> </text:span><text:span text:style-name="T27">(</text:span><text:span text:style-name="T29">והוא</text:span><text:span text:style-name="T2"> </text:span><text:span text:style-name="T29">אכל</text:span><text:span text:style-name="T2"> </text:span><text:span text:style-name="T29">הבשר</text:span><text:span text:style-name="T2"> </text:span><text:span text:style-name="T29">בלילה</text:span><text:span text:style-name="T2"> </text:span><text:span text:style-name="T29">לפני</text:span><text:span text:style-name="T2"> </text:span><text:span text:style-name="T29">זריקה; להכי</text:span><text:span text:style-name="T2"> </text:span><text:span text:style-name="T29">מועלין: שהרי</text:span><text:span text:style-name="T2"> </text:span><text:span text:style-name="T29">הדם</text:span><text:span text:style-name="T2"> </text:span><text:span text:style-name="T29">עדיין</text:span><text:span text:style-name="T2"> </text:span><text:span text:style-name="T29">לא</text:span><text:span text:style-name="T2"> </text:span><text:span text:style-name="T29">היה</text:span><text:span text:style-name="T2"> </text:span><text:span text:style-name="T29">ראוי</text:span><text:span text:style-name="T2"> </text:span><text:span text:style-name="T29">ליזרק, ולא</text:span><text:span text:style-name="T2"> </text:span><text:span text:style-name="T29">מצינן</text:span><text:span text:style-name="T2"> </text:span><text:span text:style-name="T29">למימר</text:span><text:span text:style-name="T2"> </text:span><text:span text:style-name="T29">'כל</text:span><text:span text:style-name="T2"> </text:span><text:span text:style-name="T29">העומד</text:span><text:span text:style-name="T2"> </text:span><text:span text:style-name="T29">ליזרק</text:span><text:span text:style-name="T2"> </text:span><text:span text:style-name="T29">כזרוק</text:span><text:span text:style-name="T2"> </text:span><text:span text:style-name="T29">דמי'</text:span><text:span text:style-name="T27">)</text:span>.</text:p>
      <text:p text:style-name="P24"><text:soft-page-break/>אבל<text:span text:style-name="T1"> </text:span>היה<text:span text:style-name="T1"> </text:span>שהות<text:span text:style-name="T1"> </text:span><text:span text:style-name="T27">(</text:span><text:span text:style-name="T29">דנראה</text:span><text:span text:style-name="T2"> </text:span><text:span text:style-name="T29">לזריקה</text:span><text:span text:style-name="T27">)</text:span> מאי? - הכי<text:span text:style-name="T1"> </text:span>נמי<text:span text:style-name="T1"> </text:span>דאין<text:span text:style-name="T1"> </text:span>מועלין<text:span text:style-name="T1"> </text:span><text:span text:style-name="T27">(</text:span><text:span text:style-name="T29">אמרינן</text:span><text:span text:style-name="T2"> </text:span><text:span text:style-name="T29">כזרוק</text:span><text:span text:style-name="T2"> </text:span><text:span text:style-name="T29">דמי</text:span><text:span text:style-name="T2"> </text:span><text:span text:style-name="T29">ואין</text:span><text:span text:style-name="T2"> </text:span><text:span text:style-name="T29">בו</text:span><text:span text:style-name="T2"> </text:span><text:span text:style-name="T29">מעילה</text:span><text:span text:style-name="T2"> </text:span><text:span text:style-name="T29">דהיתר</text:span><text:span text:style-name="T2"> </text:span><text:span text:style-name="T29">זריקה</text:span><text:span text:style-name="T2"> </text:span><text:span text:style-name="T29">שנינו</text:span><text:span text:style-name="T27">)</text:span>; <text:span text:style-name="T27">(</text:span><text:span text:style-name="T29">אי</text:span><text:span text:style-name="T2"> </text:span><text:span text:style-name="T29">הכי</text:span><text:span text:style-name="T27">)</text:span> מאי<text:span text:style-name="T1"> </text:span>איריא<text:span text:style-name="T1"> </text:span>דתני<text:span text:style-name="T1"> </text:span>'<text:span text:style-name="T105">לפני</text:span><text:span text:style-name="T106"> </text:span><text:span text:style-name="T105">זריקה</text:span>'? <text:span text:style-name="T27">(</text:span><text:span text:style-name="T29">אדתני</text:span><text:span text:style-name="T2"> </text:span><text:span text:style-name="T29">לן</text:span><text:span text:style-name="T2"> </text:span><text:span text:style-name="T29">'</text:span><text:span text:style-name="T108">לפני</text:span><text:span text:style-name="T107"> </text:span><text:span text:style-name="T108">זריקה</text:span><text:span text:style-name="T29">'</text:span><text:span text:style-name="T27">)</text:span> ליתני<text:span text:style-name="T1"> </text:span>'קודם<text:span text:style-name="T1"> </text:span>שקיעה<text:span text:style-name="T1"> </text:span><text:span text:style-name="T27">(</text:span><text:span text:style-name="T29">שקבלו</text:span><text:span text:style-name="T2"> </text:span><text:span text:style-name="T29">קודם</text:span><text:span text:style-name="T2"> </text:span><text:span text:style-name="T29">שקיעת</text:span><text:span text:style-name="T2"> </text:span><text:span text:style-name="T29">החמה</text:span><text:span text:style-name="T27">)</text:span>' <text:span text:style-name="T27">(</text:span><text:span text:style-name="T29">דהוה</text:span><text:span text:style-name="T2"> </text:span><text:span text:style-name="T29">שהות</text:span><text:span text:style-name="T2"> </text:span><text:span text:style-name="T29">למזרקיה, ולן</text:span><text:span text:style-name="T2"> </text:span><text:span text:style-name="T29">- אין</text:span><text:span text:style-name="T2"> </text:span><text:span text:style-name="T29">מועלין</text:span><text:span text:style-name="T2"> </text:span><text:span text:style-name="T29">בו, דהואיל</text:span><text:span text:style-name="T2"> </text:span><text:span text:style-name="T29">והיה</text:span><text:span text:style-name="T2"> </text:span><text:span text:style-name="T29">עומד</text:span><text:span text:style-name="T2"> </text:span><text:span text:style-name="T29">ליזרק</text:span><text:span text:style-name="T2"> </text:span><text:span text:style-name="T29">- כזרוק</text:span><text:span text:style-name="T2"> </text:span><text:span text:style-name="T29">דמי: דהיתר</text:span><text:span text:style-name="T2"> </text:span><text:span text:style-name="T29">זריקה</text:span><text:span text:style-name="T2"> </text:span><text:span text:style-name="T29">שנינו</text:span><text:span text:style-name="T27">)</text:span>; ו'לאחר<text:span text:style-name="T1"> </text:span>שקיעה<text:span text:style-name="T1"> </text:span><text:span text:style-name="T27">(</text:span><text:span text:style-name="T29">קבלו</text:span><text:span text:style-name="T2"> </text:span><text:span text:style-name="T29">לאחר</text:span><text:span text:style-name="T2"> </text:span><text:span text:style-name="T29">שקיעת</text:span><text:span text:style-name="T2"> </text:span><text:span text:style-name="T29">החמה: דנשחט</text:span><text:span text:style-name="T2"> </text:span><text:span text:style-name="T29">בלילה</text:span><text:span text:style-name="T2"> </text:span><text:span text:style-name="T29">ולן</text:span><text:span text:style-name="T2"> </text:span><text:span text:style-name="T29">ואכל</text:span><text:span text:style-name="T2"> </text:span><text:span text:style-name="T29">הבשר</text:span><text:span text:style-name="T27">)</text:span>' <text:span text:style-name="T27">(</text:span><text:span text:style-name="T29">מועלין</text:span><text:span text:style-name="T2"> </text:span><text:span text:style-name="T29">בו, דהא</text:span><text:span text:style-name="T2"> </text:span><text:span text:style-name="T29">אינו</text:span><text:span text:style-name="T2"> </text:span><text:span text:style-name="T29">ראוי</text:span><text:span text:style-name="T2"> </text:span><text:span text:style-name="T29">ליזרק</text:span><text:span text:style-name="T2"> </text:span><text:span text:style-name="T29">זריקה</text:span><text:span text:style-name="T2"> </text:span><text:span text:style-name="T29">כשרה, ולאו</text:span><text:span text:style-name="T2"> </text:span><text:span text:style-name="T29">כזרוק</text:span><text:span text:style-name="T2"> </text:span><text:span text:style-name="T29">דמי</text:span><text:span text:style-name="T2"> </text:span><text:span text:style-name="T29">- הילכך</text:span><text:span text:style-name="T2"> </text:span><text:span text:style-name="T29">מועלין</text:span><text:span text:style-name="T2"> </text:span><text:span text:style-name="T29">בו</text:span><text:span text:style-name="T27">)</text:span>!?</text:p>
      <text:p text:style-name="P24">הכי<text:span text:style-name="T1"> </text:span>נמי<text:span text:style-name="T1"> </text:span>קתני: קודם<text:span text:style-name="T1"> </text:span><text:span text:style-name="T126">שיראה</text:span><text:span text:style-name="T1"> </text:span>לזריקה<text:span text:style-name="T1"> </text:span><text:span text:style-name="T27">(</text:span><text:span text:style-name="T29">דהא</text:span><text:span text:style-name="T2"> </text:span><text:span text:style-name="T29">דתני</text:span><text:span text:style-name="T2"> </text:span><text:span text:style-name="T29">'לפני</text:span><text:span text:style-name="T2"> </text:span><text:span text:style-name="T29">זריקה' היינו</text:span><text:span text:style-name="T2"> </text:span><text:span text:style-name="T29">קודם</text:span><text:span text:style-name="T2"> </text:span><text:span text:style-name="T128">שנראה</text:span><text:span text:style-name="T2"> </text:span><text:span text:style-name="T29">לזריקה: שקיבל</text:span><text:span text:style-name="T2"> </text:span><text:span text:style-name="T29">אחר</text:span><text:span text:style-name="T2"> </text:span><text:span text:style-name="T29">שקיעת</text:span><text:span text:style-name="T2"> </text:span><text:span text:style-name="T29">החמה, שעדיין</text:span><text:span text:style-name="T2"> </text:span><text:span text:style-name="T29">לא</text:span><text:span text:style-name="T2"> </text:span><text:span text:style-name="T29">נראה</text:span><text:span text:style-name="T2"> </text:span><text:span text:style-name="T29">לזריקה, אם</text:span><text:span text:style-name="T2"> </text:span><text:span text:style-name="T29">אכל</text:span><text:span text:style-name="T2"> </text:span><text:span text:style-name="T29">הבשר</text:span><text:span text:style-name="T2"> </text:span><text:span text:style-name="T29">- מועלין</text:span><text:span text:style-name="T2"> </text:span><text:span text:style-name="T29">בו</text:span><text:span text:style-name="T27">)</text:span>, ולאחר<text:span text:style-name="T1"> </text:span><text:span text:style-name="T126">שיראה</text:span><text:span text:style-name="T1"> </text:span>לזריקה<text:span text:style-name="T1"> </text:span><text:span text:style-name="T27">(</text:span><text:span text:style-name="T29">אבל</text:span><text:span text:style-name="T2"> </text:span><text:span text:style-name="T29">אחר</text:span><text:span text:style-name="T2"> </text:span><text:span text:style-name="T29">זריקה</text:span><text:span text:style-name="T2"> </text:span><text:span text:style-name="T29">= אחר</text:span><text:span text:style-name="T2"> </text:span><text:span text:style-name="T29">שנראה</text:span><text:span text:style-name="T2"> </text:span><text:span text:style-name="T29">לזריקה: שקיבלו</text:span><text:span text:style-name="T2"> </text:span><text:span text:style-name="T29">קודם</text:span><text:span text:style-name="T2"> </text:span><text:span text:style-name="T29">שקיעת</text:span><text:span text:style-name="T2"> </text:span><text:span text:style-name="T29">החמה, דהוה</text:span><text:span text:style-name="T2"> </text:span><text:span text:style-name="T29">שהות</text:span><text:span text:style-name="T2"> </text:span><text:span text:style-name="T29">ביום</text:span><text:span text:style-name="T2"> </text:span><text:span text:style-name="T29">למיזרקיה</text:span><text:span text:style-name="T2"> </text:span><text:span text:style-name="T29">- אין</text:span><text:span text:style-name="T2"> </text:span><text:span text:style-name="T29">מועלין</text:span><text:span text:style-name="T2"> </text:span><text:span text:style-name="T29">בו, הואיל</text:span><text:span text:style-name="T2"> </text:span><text:span text:style-name="T29">והיה</text:span><text:span text:style-name="T2"> </text:span><text:span text:style-name="T29">'עומד</text:span><text:span text:style-name="T2"> </text:span><text:span text:style-name="T29">ליזרק</text:span><text:span text:style-name="T2"> </text:span><text:span text:style-name="T29">כזרוק</text:span><text:span text:style-name="T2"> </text:span><text:span text:style-name="T29">דמי', ולעולם</text:span><text:span text:style-name="T2"> </text:span><text:span text:style-name="T29">היתר</text:span><text:span text:style-name="T2"> </text:span><text:span text:style-name="T29">זריקה</text:span><text:span text:style-name="T2"> </text:span><text:span text:style-name="T29">שנינו</text:span><text:span text:style-name="T27">)</text:span>. </text:p>
      <text:p text:style-name="P27"/>
      <text:p text:style-name="P24">תא<text:span text:style-name="T1"> </text:span>שמע<text:span text:style-name="T1"> </text:span><text:span text:style-name="T27">(</text:span><text:span text:style-name="T29">וכולה</text:span><text:span text:style-name="T2"> </text:span><text:span text:style-name="T29">מיתרצא</text:span><text:span text:style-name="T2"> </text:span><text:span text:style-name="T29">כסוגיא</text:span><text:span text:style-name="T2"> </text:span><text:span text:style-name="T29">דלעיל</text:span><text:span text:style-name="T2"> </text:span><text:span text:style-name="T29">דיש</text:span><text:span text:style-name="T2"> </text:span><text:span text:style-name="T29">נותר</text:span><text:span text:style-name="T27">)</text:span>: '<text:span text:style-name="T105">רבי</text:span><text:span text:style-name="T106"> </text:span><text:span text:style-name="T105">שמעון</text:span><text:span text:style-name="T106"> </text:span><text:span text:style-name="T105">אומר: יש</text:span><text:span text:style-name="T106"> </text:span><text:span text:style-name="T105">פיגול</text:span><text:span text:style-name="T106"> </text:span><text:span text:style-name="T105">שמועלין</text:span><text:span text:style-name="T106"> </text:span><text:span text:style-name="T105">בו, ויש</text:span><text:span text:style-name="T106"> </text:span><text:span text:style-name="T105">פיגול</text:span><text:span text:style-name="T106"> </text:span><text:span text:style-name="T105">שאין</text:span><text:span text:style-name="T106"> </text:span><text:span text:style-name="T105">מועלין</text:span><text:span text:style-name="T106"> </text:span><text:span text:style-name="T105">בו; כיצד: לפני</text:span><text:span text:style-name="T106"> </text:span><text:span text:style-name="T105">זריקה</text:span><text:span text:style-name="T106"> </text:span><text:span text:style-name="T105">- מועלין, לאחר</text:span><text:span text:style-name="T106"> </text:span><text:span text:style-name="T105">זריקה</text:span><text:span text:style-name="T106"> </text:span><text:span text:style-name="T105">- אין</text:span><text:span text:style-name="T106"> </text:span><text:span text:style-name="T105">מועלין</text:span>' <text:span text:style-name="T27">(</text:span><text:span text:style-name="T29">דסבירא</text:span><text:span text:style-name="T2"> </text:span><text:span text:style-name="T29">ליה</text:span><text:span text:style-name="T2"> </text:span><text:span text:style-name="T29">דזריקת</text:span><text:span text:style-name="T2"> </text:span><text:span text:style-name="T29">פיגול</text:span><text:span text:style-name="T2"> </text:span><text:span text:style-name="T29">מוציאה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בקדשי</text:span><text:span text:style-name="T2"> </text:span><text:span text:style-name="T29">קדשים</text:span><text:span text:style-name="T2"> </text:span><text:span text:style-name="T29">כזריקת</text:span><text:span text:style-name="T2"> </text:span><text:span text:style-name="T29">כשר, ופליגא</text:span><text:span text:style-name="T2"> </text:span><text:span text:style-name="T29">אדרב</text:span><text:span text:style-name="T2"> </text:span><text:span text:style-name="T29">גידל;<text:tab/>והכא</text:span><text:span text:style-name="T2"> </text:span><text:span text:style-name="T29">ליכא</text:span><text:span text:style-name="T2"> </text:span><text:span text:style-name="T29">למידק</text:span><text:span text:style-name="T2"> </text:span><text:span text:style-name="T29">לטעמיה</text:span><text:span text:style-name="T2"> </text:span><text:span text:style-name="T29">דרבי</text:span><text:span text:style-name="T2"> </text:span><text:span text:style-name="T29">שמעון</text:span><text:span text:style-name="T2"> </text:span><text:span text:style-name="T29">כדדייק</text:span><text:span text:style-name="T2"> </text:span><text:span text:style-name="T29">לעיל</text:span><text:span text:style-name="T2"> </text:span><text:span text:style-name="T29">ב'הפיגול</text:span><text:span text:style-name="T2"> </text:span><text:span text:style-name="T29">לעולם</text:span><text:span text:style-name="T2"> </text:span><text:span text:style-name="T29">מועלין</text:span><text:span text:style-name="T2"> </text:span><text:span text:style-name="T29">בו': טעמא</text:span><text:span text:style-name="T2"> </text:span><text:span text:style-name="T29">דפיגול, הא</text:span><text:span text:style-name="T2"> </text:span><text:span text:style-name="T29">לא</text:span><text:span text:style-name="T2"> </text:span><text:span text:style-name="T29">הוי</text:span><text:span text:style-name="T2"> </text:span><text:span text:style-name="T29">פיגול</text:span><text:span text:style-name="T2"> </text:span><text:span text:style-name="T29">- אין</text:span><text:span text:style-name="T2"> </text:span><text:span text:style-name="T29">מועלין</text:span><text:span text:style-name="T2"> </text:span><text:span text:style-name="T29">בו, דהא</text:span><text:span text:style-name="T2"> </text:span><text:span text:style-name="T29">סבירא</text:span><text:span text:style-name="T2"> </text:span><text:span text:style-name="T29">ליה</text:span><text:span text:style-name="T2"> </text:span><text:span text:style-name="T29">לרבי</text:span><text:span text:style-name="T2"> </text:span><text:span text:style-name="T29">שמעון</text:span><text:span text:style-name="T2"> </text:span><text:span text:style-name="T29">דזריקת</text:span><text:span text:style-name="T2"> </text:span><text:span text:style-name="T29">פיגול</text:span><text:span text:style-name="T2"> </text:span><text:span text:style-name="T29">מוציאה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כזריקת</text:span><text:span text:style-name="T2"> </text:span><text:span text:style-name="T29">כשר</text:span><text:span text:style-name="T27">)</text:span> קתני<text:span text:style-name="T1"> </text:span>מיהת<text:span text:style-name="T1"> </text:span>'<text:span text:style-name="T105">לפני</text:span><text:span text:style-name="T106"> </text:span><text:span text:style-name="T105">זריקה</text:span><text:span text:style-name="T106"> </text:span><text:span text:style-name="T105">מועלין</text:span><text:span text:style-name="T106"> </text:span><text:span text:style-name="T105">בו</text:span>'; לאו<text:span text:style-name="T1"> </text:span>דהוה<text:span text:style-name="T1"> </text:span>שהות<text:span text:style-name="T1"> </text:span>למיזרקיה<text:span text:style-name="T1"> </text:span><text:span text:style-name="T27">(</text:span><text:span text:style-name="T29">גירסת</text:span><text:span text:style-name="T2"> </text:span><text:span text:style-name="T29">רש"י: </text:span><text:span text:style-name="T23">מאי</text:span><text:span text:style-name="T25"> </text:span><text:span text:style-name="T23">לאו</text:span><text:span text:style-name="T25"> </text:span><text:span text:style-name="T23">דזרק</text:span><text:span text:style-name="T2"> </text:span><text:span text:style-name="T29">וטעמא</text:span><text:span text:style-name="T2"> </text:span><text:span text:style-name="T29">- משום</text:span><text:span text:style-name="T2"> </text:span><text:span text:style-name="T29">הכי</text:span><text:span text:style-name="T2"> </text:span><text:span text:style-name="T29">הוא: דפיגול</text:span><text:span text:style-name="T2"> </text:span><text:span text:style-name="T29">אינו</text:span><text:span text:style-name="T2"> </text:span><text:span text:style-name="T29">מוציא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זרק</text:span><text:span text:style-name="T27">)</text:span>, דאי<text:span text:style-name="T1"> </text:span>בעי<text:span text:style-name="T1"> </text:span>זריק, וקתני<text:span text:style-name="T1"> </text:span>'<text:span text:style-name="T105">מועלין</text:span><text:span text:style-name="T106"> </text:span><text:span text:style-name="T105">בו</text:span>' <text:span text:style-name="T27">(</text:span><text:span text:style-name="T29">הא</text:span><text:span text:style-name="T2"> </text:span><text:span text:style-name="T29">בכשר</text:span><text:span text:style-name="T2"> </text:span><text:span text:style-name="T29">- כיון</text:span><text:span text:style-name="T2"> </text:span><text:span text:style-name="T29">שזרק</text:span><text:span text:style-name="T2"> </text:span><text:span text:style-name="T29">- אין</text:span><text:span text:style-name="T2"> </text:span><text:span text:style-name="T29">מועלין</text:span><text:span text:style-name="T2"> </text:span><text:span text:style-name="T29">בו!</text:span><text:span text:style-name="T27">)</text:span>, ושמע<text:span text:style-name="T1"> </text:span>מינה<text:span text:style-name="T1"> </text:span>היתר<text:span text:style-name="T1"> </text:span>אכילה<text:span text:style-name="T1"> </text:span>שנינו<text:span text:style-name="T1"> </text:span><text:span text:style-name="T27">(</text:span><text:span text:style-name="T29">דבעינן</text:span><text:span text:style-name="T2"> </text:span><text:span text:style-name="T29">שזרק</text:span><text:span text:style-name="T27">)</text:span>! </text:p>
      <text:p text:style-name="P24">לא, דלא<text:span text:style-name="T1"> </text:span>הוה<text:span text:style-name="T1"> </text:span>שהות<text:span text:style-name="T1"> </text:span>למיזרקיה<text:span text:style-name="T1"> </text:span><text:span text:style-name="T27">(</text:span><text:span text:style-name="T29">גירסת</text:span><text:span text:style-name="T2"> </text:span><text:span text:style-name="T29">רש"י: </text:span><text:span text:style-name="T23">לא! דלא</text:span><text:span text:style-name="T25"> </text:span><text:span text:style-name="T23">זרק</text:span><text:span text:style-name="T29">, אלא: שנתקבל</text:span><text:span text:style-name="T2"> </text:span><text:span text:style-name="T29">בכלי</text:span><text:span text:style-name="T2"> </text:span><text:span text:style-name="T29">ובפיגול</text:span><text:span text:style-name="T2"> </text:span><text:span text:style-name="T29">- הוא</text:span><text:span text:style-name="T2"> </text:span><text:span text:style-name="T29">דלא</text:span><text:span text:style-name="T2"> </text:span><text:span text:style-name="T29">אמרינן</text:span><text:span text:style-name="T2"> </text:span><text:span text:style-name="T29">כזרוק</text:span><text:span text:style-name="T2"> </text:span><text:span text:style-name="T29">דמי; הא</text:span><text:span text:style-name="T2"> </text:span><text:span text:style-name="T29">בכשר</text:span><text:span text:style-name="T2"> </text:span><text:span text:style-name="T29">- אמרינן</text:span><text:span text:style-name="T2"> </text:span><text:span text:style-name="T29">כזרוק</text:span><text:span text:style-name="T2"> </text:span><text:span text:style-name="T29">דמי, דהיתר</text:span><text:span text:style-name="T2"> </text:span><text:span text:style-name="T29">זריקה</text:span><text:span text:style-name="T2"> </text:span><text:span text:style-name="T29">שנינו</text:span><text:span text:style-name="T27">)</text:span>.</text:p>
      <text:p text:style-name="P24">אבל<text:span text:style-name="T1"> </text:span>הוה<text:span text:style-name="T1"> </text:span>שהות<text:span text:style-name="T1"> </text:span>למיזרקיה<text:span text:style-name="T1"> </text:span>מאי<text:span text:style-name="T1"> </text:span><text:span text:style-name="T27">(</text:span><text:span text:style-name="T29">גירסת</text:span><text:span text:style-name="T2"> </text:span><text:span text:style-name="T29">רש"י: </text:span><text:span text:style-name="T23">אבל</text:span><text:span text:style-name="T25"> </text:span><text:span text:style-name="T23">זרק</text:span><text:span text:style-name="T25"> </text:span><text:span text:style-name="T23">מאי</text:span><text:span text:style-name="T27">)</text:span>? - הכי<text:span text:style-name="T1"> </text:span>נמי<text:span text:style-name="T1"> </text:span>דנפק<text:span text:style-name="T1"> </text:span>מידי<text:span text:style-name="T1"> </text:span>מעילה<text:span text:style-name="T1"> </text:span><text:span text:style-name="T27">(</text:span><text:span text:style-name="T29">דבעיא</text:span><text:span text:style-name="T2"> </text:span><text:span text:style-name="T29">למימר</text:span><text:span text:style-name="T2"> </text:span><text:span text:style-name="T29">דאין</text:span><text:span text:style-name="T2"> </text:span><text:span text:style-name="T29">מועלין</text:span><text:span text:style-name="T2"> </text:span><text:span text:style-name="T29">בפיגול</text:span><text:span text:style-name="T27">)</text:span>? מאי<text:span text:style-name="T1"> </text:span>איריא<text:span text:style-name="T1"> </text:span>דתני<text:span text:style-name="T1"> </text:span>'לאחר<text:span text:style-name="T1"> </text:span>זריקה'? ליתני<text:span text:style-name="T1"> </text:span>'קודם<text:span text:style-name="T1"> </text:span>שקיעה<text:span text:style-name="T1"> </text:span>ולאחר<text:span text:style-name="T1"> </text:span>שקיעת<text:span text:style-name="T1"> </text:span>החמה' <text:span text:style-name="T27">(</text:span><text:span text:style-name="T29">מאי</text:span><text:span text:style-name="T2"> </text:span><text:span text:style-name="T29">איריא</text:span><text:span text:style-name="T2"> </text:span><text:span text:style-name="T29">דתני</text:span><text:span text:style-name="T2"> </text:span><text:span text:style-name="T29">סיפא</text:span><text:span text:style-name="T2"> </text:span><text:span text:style-name="T29">בקדשים</text:span><text:span text:style-name="T2"> </text:span><text:span text:style-name="T29">קלים? ליתני</text:span><text:span text:style-name="T2"> </text:span><text:span text:style-name="T29">בקדשי</text:span><text:span text:style-name="T2"> </text:span><text:span text:style-name="T29">קדשים</text:span><text:span text:style-name="T2"> </text:span><text:span text:style-name="T29">כאן</text:span><text:span text:style-name="T2"> </text:span><text:span text:style-name="T29">'לפני</text:span><text:span text:style-name="T2"> </text:span><text:span text:style-name="T29">זריקה</text:span><text:span text:style-name="T2"> </text:span><text:span text:style-name="T29">מועלין</text:span><text:span text:style-name="T2"> </text:span><text:span text:style-name="T29">בו, לאחר</text:span><text:span text:style-name="T2"> </text:span><text:span text:style-name="T29">זריקה</text:span><text:span text:style-name="T2"> </text:span><text:span text:style-name="T29">אין</text:span><text:span text:style-name="T2"> </text:span><text:span text:style-name="T29">מועלין'</text:span><text:span text:style-name="T27">)</text:span>! </text:p>
      <text:p text:style-name="P24">הכי<text:span text:style-name="T1"> </text:span>נמי<text:span text:style-name="T1"> </text:span>קאמר<text:span text:style-name="T1"> </text:span><text:span text:style-name="T27">(</text:span><text:span text:style-name="T29">ודאי</text:span><text:span text:style-name="T2"> </text:span><text:span text:style-name="T29">הכי</text:span><text:span text:style-name="T2"> </text:span><text:span text:style-name="T29">נמי</text:span><text:span text:style-name="T2"> </text:span><text:span text:style-name="T29">מצי</text:span><text:span text:style-name="T2"> </text:span><text:span text:style-name="T29">תני</text:span><text:span text:style-name="T27">)</text:span>: 'קודם<text:span text:style-name="T1"> </text:span>שיראה<text:span text:style-name="T1"> </text:span>לזריקה<text:span text:style-name="T1"> </text:span>לאחר<text:span text:style-name="T1"> </text:span>שיראה<text:span text:style-name="T1"> </text:span>לזריקה' <text:span text:style-name="T27">(</text:span><text:span text:style-name="T29">ולא</text:span><text:span text:style-name="T2"> </text:span><text:span text:style-name="T29">איצטריך</text:span><text:span text:style-name="T2"> </text:span><text:span text:style-name="T29">סיפא</text:span><text:span text:style-name="T27">)</text:span>. </text:p>
      <text:p text:style-name="P24"/>
      <text:p text:style-name="P24">תא<text:span text:style-name="T1"> </text:span>שמע: '<text:span text:style-name="T105">הפיגול</text:span><text:span text:style-name="T106"> </text:span><text:span text:style-name="T105">בקדשי</text:span><text:span text:style-name="T106"> </text:span><text:span text:style-name="T105">קדשים</text:span><text:span text:style-name="T106"> – </text:span><text:span text:style-name="T105">מועלין</text:span>', מאי<text:span text:style-name="T1"> </text:span>לאו<text:span text:style-name="T1"> </text:span>דזרק, ושמע<text:span text:style-name="T1"> </text:span>מינה<text:span text:style-name="T1"> </text:span>היתר<text:span text:style-name="T1"> </text:span>אכילה<text:span text:style-name="T1"> </text:span>שנינו! </text:p>
      <text:p text:style-name="P24">לא, דלא<text:span text:style-name="T1"> </text:span>זרק; </text:p>
      <text:p text:style-name="P24">אבל<text:span text:style-name="T1"> </text:span>זרק<text:span text:style-name="T1"> </text:span>מאי<text:span text:style-name="T1"> </text:span>- הכי<text:span text:style-name="T1"> </text:span>נמי<text:span text:style-name="T1"> </text:span>דאין<text:span text:style-name="T1"> </text:span>מועלין<text:span text:style-name="T1"> </text:span>בו, מאי<text:span text:style-name="T1"> </text:span>איריא<text:span text:style-name="T1"> </text:span>דתני<text:span text:style-name="T1"> </text:span>'<text:span text:style-name="T105">בקדשים</text:span><text:span text:style-name="T106"> </text:span><text:span text:style-name="T105">קלים</text:span><text:span text:style-name="T106"> </text:span><text:span text:style-name="T105">אין</text:span><text:span text:style-name="T106"> </text:span><text:span text:style-name="T105">מועלין</text:span><text:span text:style-name="T106"> </text:span><text:span text:style-name="T105">בו</text:span>', ליתני: כאן<text:span text:style-name="T1"> </text:span>- לפני<text:span text:style-name="T1"> </text:span>זריקה, כאן<text:span text:style-name="T1"> </text:span>- לאחר<text:span text:style-name="T1"> </text:span>זריקה! </text:p>
      <text:p text:style-name="P24">הא<text:span text:style-name="T1"> </text:span>אתיא<text:span text:style-name="T1"> </text:span>לאשמועינן: כל<text:span text:style-name="T1"> </text:span>לאיתויי<text:span text:style-name="T1"> </text:span>לידי<text:span text:style-name="T1"> </text:span>מעילה<text:span text:style-name="T1"> </text:span><text:span text:style-name="T27">(</text:span><text:span text:style-name="T29">כגון</text:span><text:span text:style-name="T2"> </text:span><text:span text:style-name="T29">אימורי</text:span><text:span text:style-name="T2"> </text:span><text:span text:style-name="T29">קדשים</text:span><text:span text:style-name="T2"> </text:span><text:span text:style-name="T29">קלים</text:span><text:span text:style-name="T27">)</text:span> - זריקה<text:span text:style-name="T1"> </text:span>כתיקנה<text:span text:style-name="T1"> </text:span><text:span text:style-name="T27">(</text:span><text:span text:style-name="T29">שאין</text:span><text:span text:style-name="T2"> </text:span><text:span text:style-name="T29">בה</text:span><text:span text:style-name="T2"> </text:span><text:span text:style-name="T29">פיגול</text:span><text:span text:style-name="T27">)</text:span> מייתי<text:span text:style-name="T1"> </text:span>לידי<text:span text:style-name="T1"> </text:span>מעילה<text:span text:style-name="T1"> </text:span><text:span text:style-name="T27">(</text:span><text:span text:style-name="T29">האימורין, ולא</text:span><text:span text:style-name="T2"> </text:span><text:span text:style-name="T29">זריקת</text:span><text:span text:style-name="T2"> </text:span><text:span text:style-name="T29">פיגול</text:span><text:span text:style-name="T27">)</text:span>, כל<text:span text:style-name="T1"> </text:span>לאפוקי<text:span text:style-name="T1"> </text:span>מידי<text:span text:style-name="T1"> </text:span>מעילה<text:span text:style-name="T1"> </text:span><text:span text:style-name="T27">(</text:span><text:span text:style-name="T29">כגון</text:span><text:span text:style-name="T2"> </text:span><text:span text:style-name="T29">בשר</text:span><text:span text:style-name="T2"> </text:span><text:span text:style-name="T29">קדשי</text:span><text:span text:style-name="T2"> </text:span><text:span text:style-name="T29">קדשים</text:span><text:span text:style-name="T27">)</text:span> - אפילו<text:span text:style-name="T1"> </text:span>שלא<text:span text:style-name="T1"> </text:span>כתיקנה<text:span text:style-name="T1"> </text:span><text:span text:style-name="T27">(</text:span><text:span text:style-name="T29">כגון</text:span><text:span text:style-name="T2"> </text:span><text:span text:style-name="T29">זריקת</text:span><text:span text:style-name="T2"> </text:span><text:span text:style-name="T29">פיגול</text:span><text:span text:style-name="T27">)</text:span> נמי<text:span text:style-name="T1"> </text:span>מפקע<text:span text:style-name="T1"> </text:span>מידי<text:span text:style-name="T1"> </text:span>מעילה<text:span text:style-name="T1"> </text:span><text:span text:style-name="T27">(</text:span><text:span text:style-name="T29">ודלא</text:span><text:span text:style-name="T2"> </text:span><text:span text:style-name="T29">כרב</text:span><text:span text:style-name="T2"> </text:span><text:span text:style-name="T29">גידל</text:span><text:span text:style-name="T27">)</text:span>.<text:span text:style-name="T29"> </text:span></text:p>
      <text:p text:style-name="P1"><text:span text:style-name="T27">(</text:span><text:span text:style-name="T63">והיינו</text:span><text:span text:style-name="T67"> </text:span><text:span text:style-name="T63">דאמרינן</text:span><text:span text:style-name="T67"> </text:span><text:span text:style-name="T63">במסכת</text:span><text:span text:style-name="T67"> </text:span><text:span text:style-name="T63">מנחות</text:span><text:span text:style-name="T67"> </text:span><text:span text:style-name="T64">[מז,ב]</text:span><text:span text:style-name="T63"> הא</text:span><text:span text:style-name="T67"> </text:span><text:span text:style-name="T63">איתותב</text:span><text:span text:style-name="T67"> </text:span><text:span text:style-name="T63">רב</text:span><text:span text:style-name="T67"> </text:span><text:span text:style-name="T63">גידל</text:span><text:span text:style-name="T67"> </text:span><text:span text:style-name="T63">דהא</text:span><text:span text:style-name="T67"> </text:span><text:span text:style-name="T63">סתמא</text:span><text:span text:style-name="T67"> </text:span><text:span text:style-name="T63">ורבי</text:span><text:span text:style-name="T67"> </text:span><text:span text:style-name="T63">שמעון</text:span><text:span text:style-name="T67"> </text:span><text:span text:style-name="T63">תרוייהו</text:span><text:span text:style-name="T67"> </text:span><text:span text:style-name="T63">סבירא</text:span><text:span text:style-name="T67"> </text:span><text:span text:style-name="T63">להו</text:span><text:span text:style-name="T67"> </text:span><text:span text:style-name="T63">דזריקת</text:span><text:span text:style-name="T67"> </text:span><text:span text:style-name="T63">פיגול</text:span><text:span text:style-name="T67"> </text:span><text:span text:style-name="T63">מוציאה</text:span><text:span text:style-name="T67"> </text:span><text:span text:style-name="T63">מידי</text:span><text:span text:style-name="T67"> </text:span><text:span text:style-name="T63">מעילה</text:span><text:span text:style-name="T67"> </text:span><text:span text:style-name="T63">- בקדשי</text:span><text:span text:style-name="T67"> </text:span><text:span text:style-name="T63">קדשים.</text:span><text:span text:style-name="T27">)</text:span> </text:p>
      <text:p text:style-name="P1"/>
      <text:p text:style-name="P1">(מעילה<text:span text:style-name="T1"> </text:span>ו,ב)</text:p>
      <text:p text:style-name="P1">משנה:</text:p>
      <text:p text:style-name="P3"><text:span text:style-name="T60">בשר</text:span><text:span text:style-name="T66"> </text:span><text:span text:style-name="T60">קדשי</text:span><text:span text:style-name="T66"> </text:span><text:span text:style-name="T60">קדשים</text:span><text:span text:style-name="T66"> </text:span><text:span text:style-name="T60">שיצא</text:span><text:span text:style-name="T66"> </text:span><text:span text:style-name="T60">לפני</text:span><text:span text:style-name="T66"> </text:span><text:span text:style-name="T60">זריקת</text:span><text:span text:style-name="T66"> </text:span><text:span text:style-name="T60">דמים</text:span><text:span text:style-name="T66"> </text:span><text:span text:style-name="T61">(</text:span><text:span text:style-name="T63">ואחר</text:span><text:span text:style-name="T67"> </text:span><text:span text:style-name="T63">כך</text:span><text:span text:style-name="T67"> </text:span><text:span text:style-name="T63">נכנס</text:span><text:span text:style-name="T67"> </text:span><text:span text:style-name="T40">[הרש"ש: למאי</text:span><text:span text:style-name="T47"> </text:span><text:span text:style-name="T40">נפקא</text:span><text:span text:style-name="T47"> </text:span><text:span text:style-name="T40">מינה? – אפילו</text:span><text:span text:style-name="T47"> </text:span><text:span text:style-name="T40">לא</text:span><text:span text:style-name="T47"> </text:span><text:span text:style-name="T40">נכנס]</text:span><text:span text:style-name="T63">, ושוב</text:span><text:span text:style-name="T67"> </text:span><text:span text:style-name="T63">נזרק</text:span><text:span text:style-name="T67"> </text:span><text:span text:style-name="T63">הדם</text:span><text:span text:style-name="T61">)</text:span><text:span text:style-name="T60">: </text:span></text:p>
      <text:p text:style-name="P25">רבי<text:span text:style-name="T1"> </text:span>אליעזר<text:span text:style-name="T1"> </text:span>אומר: <text:span text:style-name="T27">(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נזרק</text:span><text:span text:style-name="T2"> </text:span><text:span text:style-name="T29">הדם</text:span><text:span text:style-name="T27">)</text:span> מועלין<text:span text:style-name="T1"> </text:span>בו<text:span text:style-name="T1"> </text:span><text:span text:style-name="T27">(</text:span><text:span text:style-name="T29">דסבירא</text:span><text:span text:style-name="T2"> </text:span><text:span text:style-name="T29">ליה</text:span><text:span text:style-name="T2"> </text:span><text:span text:style-name="T29">לרבי</text:span><text:span text:style-name="T2"> </text:span><text:span text:style-name="T29">אליעזר</text:span><text:span text:style-name="T2"> </text:span><text:span text:style-name="T29">דזריקה</text:span><text:span text:style-name="T2"> </text:span><text:span text:style-name="T29">אינה</text:span><text:span text:style-name="T2"> </text:span><text:span text:style-name="T29">מועלת</text:span><text:span text:style-name="T2"> </text:span><text:span text:style-name="T29">ליוצא</text:span><text:span text:style-name="T2"> </text:span><text:span text:style-name="T29">להוציאה</text:span><text:span text:style-name="T2"> </text:span><text:span text:style-name="T29">מידי</text:span><text:span text:style-name="T2"> </text:span><text:span text:style-name="T29">מעילה</text:span><text:span text:style-name="T27">)</text:span>, ואין<text:span text:style-name="T1"> </text:span>חייבין<text:span text:style-name="T1"> </text:span>עליו<text:span text:style-name="T1"> </text:span>משום<text:span text:style-name="T1"> </text:span>פיגול<text:span text:style-name="T1"> </text:span>ונותר<text:span text:style-name="T1"> </text:span>וטמא<text:span text:style-name="T1"> </text:span><text:span text:style-name="T27">(</text:span><text:span text:style-name="T29">הואיל</text:span><text:span text:style-name="T2"> </text:span><text:span text:style-name="T29">דיצא</text:span><text:span text:style-name="T2"> </text:span><text:span text:style-name="T29">אינה</text:span><text:span text:style-name="T2"> </text:span><text:span text:style-name="T29">קובעת</text:span><text:span text:style-name="T2"> </text:span><text:span text:style-name="T29">בפיגול</text:span><text:span text:style-name="T2"> </text:span><text:span text:style-name="T29">ונותר</text:span><text:span text:style-name="T2"> </text:span><text:span text:style-name="T29">וטמא, אלא</text:span><text:span text:style-name="T2"> </text:span><text:span text:style-name="T29">זריקה</text:span><text:span text:style-name="T2"> </text:span><text:span text:style-name="T29">כשירה</text:span><text:span text:style-name="T27">)</text:span>; </text:p>
      <text:p text:style-name="P25">רבי<text:span text:style-name="T1"> </text:span>עקיבא<text:span text:style-name="T1"> </text:span>אומר: <text:span text:style-name="T27">(</text:span><text:span text:style-name="T29">אפילו</text:span><text:span text:style-name="T2"> </text:span><text:span text:style-name="T29">לא</text:span><text:span text:style-name="T2"> </text:span><text:span text:style-name="T29">חזר</text:span><text:span text:style-name="T2"> </text:span><text:span text:style-name="T29">והכניסן, כיון</text:span><text:span text:style-name="T2"> </text:span><text:span text:style-name="T29">שזרק</text:span><text:span text:style-name="T2"> </text:span><text:span text:style-name="T29">-</text:span><text:span text:style-name="T27">)</text:span> אין<text:span text:style-name="T1"> </text:span>מועלין<text:span text:style-name="T1"> </text:span>בו<text:span text:style-name="T1"> </text:span><text:span text:style-name="T27">(</text:span><text:span text:style-name="T29">דזריקה</text:span><text:span text:style-name="T2"> </text:span><text:span text:style-name="T29">מועלת</text:span><text:span text:style-name="T2"> </text:span><text:span text:style-name="T29">ליוצא</text:span><text:span text:style-name="T27">)</text:span>, וחייבין<text:span text:style-name="T1"> </text:span>עליו<text:span text:style-name="T1"> </text:span>משום<text:span text:style-name="T1"> </text:span>פיגול<text:span text:style-name="T1"> </text:span>ונותר<text:span text:style-name="T1"> </text:span>וטמא<text:span text:style-name="T1"> </text:span><text:span text:style-name="T27">(</text:span><text:span text:style-name="T29">דהא</text:span><text:span text:style-name="T2"> </text:span><text:span text:style-name="T29">זריקה</text:span><text:span text:style-name="T2"> </text:span><text:span text:style-name="T29">דיוצא</text:span><text:span text:style-name="T2"> </text:span><text:span text:style-name="T29">קובעת</text:span><text:span text:style-name="T2"> </text:span><text:span text:style-name="T29">בפיגול</text:span><text:span text:style-name="T2"> </text:span><text:span text:style-name="T29">ונותר</text:span><text:span text:style-name="T2"> </text:span><text:span text:style-name="T29">כזריקה</text:span><text:span text:style-name="T2"> </text:span><text:span text:style-name="T29">כשרה; ויש</text:span><text:span text:style-name="T2"> </text:span><text:span text:style-name="T29">ספרים</text:span><text:span text:style-name="T2"> </text:span><text:span text:style-name="T29">שכתוב</text:span><text:span text:style-name="T2"> </text:span><text:span text:style-name="T29">בהן</text:span><text:span text:style-name="T2"> </text:span><text:span text:style-name="T29">'אבל</text:span><text:span text:style-name="T2"> </text:span><text:span text:style-name="T29">חייבין', והאי</text:span><text:span text:style-name="T2"> </text:span><text:span text:style-name="T29">'אבל' הוא</text:span><text:span text:style-name="T2"> </text:span><text:span text:style-name="T29">כמו</text:span><text:span text:style-name="T2"> </text:span><text:span text:style-name="T29">'באמת</text:span><text:span text:style-name="T2"> </text:span><text:span text:style-name="T29">אמרו', כמו</text:span><text:span text:style-name="T2"> </text:span><text:span text:style-name="T29">'</text:span><text:span text:style-name="T33">אבל</text:span><text:span text:style-name="T2"> </text:span><text:span text:style-name="T33">אשמים</text:span><text:span text:style-name="T2"> </text:span><text:span text:style-name="T33">אנחנו</text:span><text:span text:style-name="T29">' </text:span><text:span text:style-name="T30">(בראשית</text:span><text:span text:style-name="T3"> </text:span><text:span text:style-name="T30">מב,כא)</text:span><text:span text:style-name="T27">)</text:span>. </text:p>
      <text:p text:style-name="P25"><text:soft-page-break/>אמר<text:span text:style-name="T1"> </text:span>רבי<text:span text:style-name="T1"> </text:span>עקיבא<text:span text:style-name="T1"> </text:span><text:span text:style-name="T27">(</text:span><text:span text:style-name="T29">דבעי</text:span><text:span text:style-name="T2"> </text:span><text:span text:style-name="T29">לאיתויי</text:span><text:span text:style-name="T2"> </text:span><text:span text:style-name="T29">ראיה</text:span><text:span text:style-name="T2"> </text:span><text:span text:style-name="T29">למאן</text:span><text:span text:style-name="T2"> </text:span><text:span text:style-name="T29">דאמר</text:span><text:span text:style-name="T2"> </text:span><text:span text:style-name="T29">זריקה</text:span><text:span text:style-name="T2"> </text:span><text:span text:style-name="T29">מועלת</text:span><text:span text:style-name="T2"> </text:span><text:span text:style-name="T29">ליוצא</text:span><text:span text:style-name="T27">)</text:span>: והרי<text:span text:style-name="T1"> </text:span>המפריש<text:span text:style-name="T1"> </text:span>חטאתו<text:span text:style-name="T1"> </text:span>ואבדה<text:span text:style-name="T1"> </text:span>והפריש<text:span text:style-name="T1"> </text:span>אחרת<text:span text:style-name="T1"> </text:span>תחתיה, ואחר<text:span text:style-name="T1"> </text:span>כך<text:span text:style-name="T1"> </text:span>נמצאת<text:span text:style-name="T1"> </text:span>הראשונה<text:span text:style-name="T1"> </text:span>והרי<text:span text:style-name="T1"> </text:span>שתיהן<text:span text:style-name="T1"> </text:span>עומדות<text:span text:style-name="T1"> </text:span><text:span text:style-name="T27">(</text:span><text:span text:style-name="T29">ושחט</text:span><text:span text:style-name="T2"> </text:span><text:span text:style-name="T29">את</text:span><text:span text:style-name="T2"> </text:span><text:span text:style-name="T29">שתיהן</text:span><text:span text:style-name="T2"> </text:span><text:span text:style-name="T29">וזרק</text:span><text:span text:style-name="T2"> </text:span><text:span text:style-name="T29">של</text:span><text:span text:style-name="T2"> </text:span><text:span text:style-name="T29">אחת</text:span><text:span text:style-name="T2"> </text:span><text:span text:style-name="T29">מהן, והויא</text:span><text:span text:style-name="T2"> </text:span><text:span text:style-name="T29">לה</text:span><text:span text:style-name="T2"> </text:span><text:span text:style-name="T29">אידך</text:span><text:span text:style-name="T2"> </text:span><text:span text:style-name="T29">חברתה</text:span><text:span text:style-name="T2"> </text:span><text:span text:style-name="T29">מוֹתר</text:span><text:span text:style-name="T2"> </text:span><text:span text:style-name="T29">חטאת</text:span><text:span text:style-name="T2"> </text:span><text:span text:style-name="T29">משעה</text:span><text:span text:style-name="T2"> </text:span><text:span text:style-name="T29">שנזרקה</text:span><text:span text:style-name="T2"> </text:span><text:span text:style-name="T29">דמה</text:span><text:span text:style-name="T2"> </text:span><text:span text:style-name="T29">של</text:span><text:span text:style-name="T2"> </text:span><text:span text:style-name="T29">אחת</text:span><text:span text:style-name="T27">)</text:span>, לא<text:span text:style-name="T1"> </text:span>כשם<text:span text:style-name="T1"> </text:span>שדמה<text:span text:style-name="T1"> </text:span>פוטר<text:span text:style-name="T1"> </text:span>את<text:span text:style-name="T1"> </text:span>בשרה<text:span text:style-name="T1"> </text:span>כך<text:span text:style-name="T1"> </text:span>הוא<text:span text:style-name="T1"> </text:span>פוטר<text:span text:style-name="T1"> </text:span>את<text:span text:style-name="T1"> </text:span>בשר<text:span text:style-name="T1"> </text:span>חברתה<text:span text:style-name="T1"> </text:span><text:span text:style-name="T27">(</text:span><text:span text:style-name="T29">כלומר: אי</text:span><text:span text:style-name="T2"> </text:span><text:span text:style-name="T29">אתה</text:span><text:span text:style-name="T2"> </text:span><text:span text:style-name="T29">מודה</text:span><text:span text:style-name="T2"> </text:span><text:span text:style-name="T29">שכשם</text:span><text:span text:style-name="T2"> </text:span><text:span text:style-name="T29">שאותה</text:span><text:span text:style-name="T2"> </text:span><text:span text:style-name="T29">שנזרק</text:span><text:span text:style-name="T2"> </text:span><text:span text:style-name="T29">דמה</text:span><text:span text:style-name="T2"> </text:span><text:span text:style-name="T29">פוטרת</text:span><text:span text:style-name="T2"> </text:span><text:span text:style-name="T29">בשרה</text:span><text:span text:style-name="T2"> </text:span><text:span text:style-name="T29">מן</text:span><text:span text:style-name="T2"> </text:span><text:span text:style-name="T29">המעילה</text:span><text:span text:style-name="T2"> </text:span><text:span text:style-name="T29">- כך</text:span><text:span text:style-name="T2"> </text:span><text:span text:style-name="T29">פוטרת</text:span><text:span text:style-name="T2"> </text:span><text:span text:style-name="T29">חברתה</text:span><text:span text:style-name="T2"> </text:span><text:span text:style-name="T29">זו</text:span><text:span text:style-name="T2"> </text:span><text:span text:style-name="T29">שלא</text:span><text:span text:style-name="T2"> </text:span><text:span text:style-name="T29">נזרק</text:span><text:span text:style-name="T2"> </text:span><text:span text:style-name="T29">דמה</text:span><text:span text:style-name="T2"> </text:span><text:span text:style-name="T29">מן</text:span><text:span text:style-name="T2"> </text:span><text:span text:style-name="T29">המעילה, דכזבח</text:span><text:span text:style-name="T2"> </text:span><text:span text:style-name="T29">אחד</text:span><text:span text:style-name="T2"> </text:span><text:span text:style-name="T29">הן: שהרי</text:span><text:span text:style-name="T2"> </text:span><text:span text:style-name="T29">יכול</text:span><text:span text:style-name="T2"> </text:span><text:span text:style-name="T29">לזרוק</text:span><text:span text:style-name="T2"> </text:span><text:span text:style-name="T29">דמה</text:span><text:span text:style-name="T2"> </text:span><text:span text:style-name="T29">של</text:span><text:span text:style-name="T2"> </text:span><text:span text:style-name="T29">איזו</text:span><text:span text:style-name="T2"> </text:span><text:span text:style-name="T29">מהן</text:span><text:span text:style-name="T2"> </text:span><text:span text:style-name="T29">שירצה</text:span><text:span text:style-name="T27">)</text:span>? אם<text:span text:style-name="T1"> </text:span>פטר<text:span text:style-name="T1"> </text:span>דמה<text:span text:style-name="T1"> </text:span>את<text:span text:style-name="T1"> </text:span>בשר<text:span text:style-name="T1"> </text:span>חברתה<text:span text:style-name="T1"> </text:span>מן<text:span text:style-name="T1"> </text:span>המעילה<text:span text:style-name="T1"> </text:span><text:span text:style-name="T27">(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פסולה</text:span><text:span text:style-name="T2"> </text:span><text:span text:style-name="T29">היא, דהא</text:span><text:span text:style-name="T2"> </text:span><text:span text:style-name="T29">הויא</text:span><text:span text:style-name="T2"> </text:span><text:span text:style-name="T29">מוֹתר</text:span><text:span text:style-name="T2"> </text:span><text:span text:style-name="T29">חטאת</text:span><text:span text:style-name="T27">)</text:span> - דין<text:span text:style-name="T1"> </text:span>הוא<text:span text:style-name="T1"> </text:span>שיפטר<text:span text:style-name="T1"> </text:span><text:span text:style-name="T27">(</text:span><text:span text:style-name="T29">זריקת</text:span><text:span text:style-name="T2"> </text:span><text:span text:style-name="T29">דמה</text:span><text:span text:style-name="T27">)</text:span> את<text:span text:style-name="T1"> </text:span>בשר<text:span text:style-name="T1"> </text:span>עצמה<text:span text:style-name="T1"> </text:span><text:span text:style-name="T27">(</text:span><text:span text:style-name="T29">מן</text:span><text:span text:style-name="T2"> </text:span><text:span text:style-name="T29">המעילה, אף</text:span><text:span text:style-name="T2"> </text:span><text:span text:style-name="T29">על</text:span><text:span text:style-name="T2"> </text:span><text:span text:style-name="T29">פי</text:span><text:span text:style-name="T1"> </text:span><text:span text:style-name="T29">שיש</text:span><text:span text:style-name="T2"> </text:span><text:span text:style-name="T29">בהן</text:span><text:span text:style-name="T2"> </text:span><text:span text:style-name="T29">פסול</text:span><text:span text:style-name="T2"> </text:span><text:span text:style-name="T29">דיוצא, הואיל</text:span><text:span text:style-name="T2"> </text:span><text:span text:style-name="T29">ואשכחן</text:span><text:span text:style-name="T2"> </text:span><text:span text:style-name="T29">דפוטר</text:span><text:span text:style-name="T2"> </text:span><text:span text:style-name="T29">את</text:span><text:span text:style-name="T2"> </text:span><text:span text:style-name="T29">בשר</text:span><text:span text:style-name="T2"> </text:span><text:span text:style-name="T29">חברתה</text:span><text:span text:style-name="T2"> </text:span><text:span text:style-name="T29">אף</text:span><text:span text:style-name="T2"> </text:span><text:span text:style-name="T29">על</text:span><text:span text:style-name="T2"> </text:span><text:span text:style-name="T29">פי</text:span><text:span text:style-name="T1"> </text:span><text:span text:style-name="T29">שיש</text:span><text:span text:style-name="T2"> </text:span><text:span text:style-name="T29">בה</text:span><text:span text:style-name="T2"> </text:span><text:span text:style-name="T29">פסול</text:span><text:span text:style-name="T2"> </text:span><text:span text:style-name="T29">מוֹתר</text:span><text:span text:style-name="T27">)</text:span>!</text:p>
      <text:p text:style-name="P48"><text:span text:style-name="T28">תוספות</text:span><text:span text:style-name="T1"> </text:span><text:span text:style-name="T28">ד"ה</text:span><text:span text:style-name="T1"> </text:span><text:span text:style-name="T22">בשר</text:span><text:span text:style-name="T24"> </text:span><text:span text:style-name="T22">קדשי</text:span><text:span text:style-name="T24"> </text:span><text:span text:style-name="T22">קדשים</text:span><text:span text:style-name="T24"> </text:span><text:span text:style-name="T22">שיצא</text:span><text:span text:style-name="T24"> </text:span><text:span text:style-name="T22">לפני</text:span><text:span text:style-name="T24"> </text:span><text:span text:style-name="T22">זריקת</text:span><text:span text:style-name="T24"> </text:span><text:span text:style-name="T22">דם</text:span><text:span text:style-name="T24"> </text:span><text:span text:style-name="T22">רבי</text:span><text:span text:style-name="T24"> </text:span><text:span text:style-name="T22">אליעזר</text:span><text:span text:style-name="T24"> </text:span><text:span text:style-name="T22">אומר</text:span><text:span text:style-name="T24"> </text:span><text:span text:style-name="T22">מועלין</text:span><text:span text:style-name="T28">. למאן</text:span><text:span text:style-name="T1"> </text:span><text:span text:style-name="T28">דאמר</text:span><text:span text:style-name="T1"> </text:span><text:span text:style-name="T28">היתר</text:span><text:span text:style-name="T1"> </text:span><text:span text:style-name="T28">אכילה</text:span><text:span text:style-name="T1"> </text:span><text:span text:style-name="T28">שנינו</text:span><text:span text:style-name="T1"> </text:span><text:span text:style-name="T28">ניחא; ולמ"ד</text:span><text:span text:style-name="T1"> </text:span><text:span text:style-name="T28">היתר</text:span><text:span text:style-name="T1"> </text:span><text:span text:style-name="T28">זריקה</text:span><text:span text:style-name="T1"> </text:span><text:span text:style-name="T28">צריך</text:span><text:span text:style-name="T1"> </text:span><text:span text:style-name="T28">לפרש</text:span><text:span text:style-name="T1"> </text:span><text:span text:style-name="T28">דמיירי</text:span><text:span text:style-name="T1"> </text:span><text:span text:style-name="T28">קודם</text:span><text:span text:style-name="T1"> </text:span><text:span text:style-name="T28">שנראה</text:span><text:span text:style-name="T1"> </text:span><text:span text:style-name="T28">לזריקה, ולמ"ד</text:span><text:span text:style-name="T1"> </text:span><text:span text:style-name="T28">היתר</text:span><text:span text:style-name="T1"> </text:span><text:span text:style-name="T28">שחיטה</text:span><text:span text:style-name="T1"> </text:span><text:span text:style-name="T28">- דמיירי</text:span><text:span text:style-name="T1"> </text:span><text:span text:style-name="T28">קודם</text:span><text:span text:style-name="T1"> </text:span><text:span text:style-name="T28">שנראה</text:span><text:span text:style-name="T1"> </text:span><text:span text:style-name="T28">לקבל</text:span><text:span text:style-name="T1"> </text:span><text:span text:style-name="T28">דם, ולכך</text:span><text:span text:style-name="T1"> </text:span><text:span text:style-name="T28">מועלין: משום</text:span><text:span text:style-name="T1"> </text:span><text:span text:style-name="T28">דאית</text:span><text:span text:style-name="T1"> </text:span><text:span text:style-name="T28">ליה</text:span><text:span text:style-name="T1"> </text:span><text:span text:style-name="T28">לרבי</text:span><text:span text:style-name="T1"> </text:span><text:span text:style-name="T28">אליעזר</text:span><text:span text:style-name="T1"> </text:span><text:span text:style-name="T28">דאין</text:span><text:span text:style-name="T1"> </text:span><text:span text:style-name="T28">זריקה</text:span><text:span text:style-name="T1"> </text:span><text:span text:style-name="T28">מועלת</text:span><text:span text:style-name="T1"> </text:span><text:span text:style-name="T28">ליוצא</text:span><text:span text:style-name="T1"> </text:span><text:span text:style-name="T28">לאפוקי</text:span><text:span text:style-name="T1"> </text:span><text:span text:style-name="T28">מידי</text:span><text:span text:style-name="T1"> </text:span><text:span text:style-name="T28">מעילה, </text:span></text:p>
      <text:p text:style-name="P49"><text:span text:style-name="T23">ואין</text:span><text:span text:style-name="T25"> </text:span><text:span text:style-name="T23">חייבין</text:span><text:span text:style-name="T25"> </text:span><text:span text:style-name="T23">עליו</text:span><text:span text:style-name="T25"> </text:span><text:span text:style-name="T23">משום</text:span><text:span text:style-name="T25"> </text:span><text:span text:style-name="T23">פיגול</text:span><text:span text:style-name="T25"> </text:span><text:span text:style-name="T23">נותר</text:span><text:span text:style-name="T25"> </text:span><text:span text:style-name="T23">וטמא</text:span><text:span text:style-name="T2"> </text:span><text:span text:style-name="T29">דבעינן</text:span><text:span text:style-name="T2"> </text:span><text:span text:style-name="T29">'ניתר</text:span><text:span text:style-name="T2"> </text:span><text:span text:style-name="T29">לטהורים', והכא</text:span><text:span text:style-name="T2"> </text:span><text:span text:style-name="T29">- כיון</text:span><text:span text:style-name="T2"> </text:span><text:span text:style-name="T29">דיצא</text:span><text:span text:style-name="T2"> </text:span><text:span text:style-name="T29">- לא</text:span><text:span text:style-name="T2"> </text:span><text:span text:style-name="T29">נותר</text:span><text:span text:style-name="T2"> </text:span><text:span text:style-name="T29">לטהורים</text:span><text:span text:style-name="T2"> </text:span><text:span text:style-name="T29">הוא</text:span><text:span text:style-name="T2"> </text:span><text:span text:style-name="T30">[עיין</text:span><text:span text:style-name="T3"> </text:span><text:span text:style-name="T30">שטמ"ק</text:span><text:span text:style-name="T3"> </text:span><text:span text:style-name="T30">ד]</text:span><text:span text:style-name="T29">;</text:span></text:p>
      <text:p text:style-name="P49"><text:span text:style-name="T29">וגבי</text:span><text:span text:style-name="T2"> </text:span><text:span text:style-name="T29">נותר</text:span><text:span text:style-name="T2"> </text:span><text:span text:style-name="T29">ילפינן</text:span><text:span text:style-name="T2"> </text:span><text:span text:style-name="T29">חילול</text:span><text:span text:style-name="T2"> </text:span><text:span text:style-name="T29">מטומאה, כדאמרינן</text:span><text:span text:style-name="T2"> </text:span><text:span text:style-name="T29">פרק</text:span><text:span text:style-name="T2"> </text:span><text:span text:style-name="T29">'בית</text:span><text:span text:style-name="T2"> </text:span><text:span text:style-name="T29">שמאי' </text:span><text:span text:style-name="T30">(זבחים</text:span><text:span text:style-name="T3"> </text:span><text:span text:style-name="T30">דף</text:span><text:span text:style-name="T3"> </text:span><text:span text:style-name="T30">מד.)</text:span><text:span text:style-name="T29"> </text:span></text:p>
      <text:p text:style-name="P63">וגבי<text:span text:style-name="T1"> </text:span>פיגול<text:span text:style-name="T1"> </text:span>נמי<text:span text:style-name="T1"> </text:span>אמרינן<text:span text:style-name="T1"> </text:span>בזבחים<text:span text:style-name="T1"> </text:span>(דף<text:span text:style-name="T1"> </text:span>כח:) 'כהרצאת<text:span text:style-name="T1"> </text:span>כשר<text:span text:style-name="T1"> </text:span>כך<text:span text:style-name="T1"> </text:span>הרצאת<text:span text:style-name="T1"> </text:span>פסול' דבעינן<text:span text:style-name="T1"> </text:span>שיקרבו<text:span text:style-name="T1"> </text:span>כל<text:span text:style-name="T1"> </text:span>מתיריו, וכיון<text:span text:style-name="T1"> </text:span>דיצא<text:span text:style-name="T1"> </text:span>- תו<text:span text:style-name="T1"> </text:span>לא<text:span text:style-name="T1"> </text:span>מיקרי<text:span text:style-name="T1"> </text:span>כל<text:span text:style-name="T1"> </text:span>מתיריו;</text:p>
      <text:p text:style-name="P48"><text:span text:style-name="T22">ר' עקיבא</text:span><text:span text:style-name="T24"> </text:span><text:span text:style-name="T22">אומר</text:span><text:span text:style-name="T28">: מועלין, דקסבר</text:span><text:span text:style-name="T1"> </text:span><text:span text:style-name="T28">זריקה</text:span><text:span text:style-name="T1"> </text:span><text:span text:style-name="T28">מועלת</text:span><text:span text:style-name="T1"> </text:span><text:span text:style-name="T28">ליוצא;</text:span></text:p>
      <text:p text:style-name="P48"><text:span text:style-name="T22">א"ר</text:span><text:span text:style-name="T24"> </text:span><text:span text:style-name="T22">עקיבא</text:span><text:span text:style-name="T24"> </text:span><text:span text:style-name="T22">והרי</text:span><text:span text:style-name="T24"> </text:span><text:span text:style-name="T22">המפריש</text:span><text:span text:style-name="T24"> </text:span><text:span text:style-name="T22">חטאתו</text:span><text:span text:style-name="T24"> </text:span><text:span text:style-name="T22">וכו' והרי</text:span><text:span text:style-name="T24"> </text:span><text:span text:style-name="T22">שתיהן</text:span><text:span text:style-name="T24"> </text:span><text:span text:style-name="T22">עומדות</text:span><text:span text:style-name="T28">: כלומר: ששחט</text:span><text:span text:style-name="T1"> </text:span><text:span text:style-name="T28">את</text:span><text:span text:style-name="T1"> </text:span><text:span text:style-name="T28">שתיהן</text:span><text:span text:style-name="T1"> </text:span><text:span text:style-name="T28">בבת</text:span><text:span text:style-name="T1"> </text:span><text:span text:style-name="T28">אחת, כדאמר</text:span><text:span text:style-name="T1"> </text:span><text:span text:style-name="T28">בגמרא</text:span><text:span text:style-name="T1"> </text:span><text:span text:style-name="T28">דרצה</text:span><text:span text:style-name="T1"> </text:span><text:span text:style-name="T28">מזה</text:span><text:span text:style-name="T1"> </text:span><text:span text:style-name="T28">זורק</text:span><text:span text:style-name="T1"> </text:span><text:span text:style-name="T28">רצה</text:span><text:span text:style-name="T1"> </text:span><text:span text:style-name="T28">מזה</text:span><text:span text:style-name="T1"> </text:span><text:span text:style-name="T28">זורק</text:span><text:span text:style-name="T1"> </text:span><text:span text:style-name="T28">[שטמ"ק</text:span><text:span text:style-name="T1"> </text:span><text:span text:style-name="T28">ו: ומכל</text:span><text:span text:style-name="T1"> </text:span><text:span text:style-name="T28">מקום</text:span><text:span text:style-name="T1"> </text:span><text:span text:style-name="T28">אמת</text:span><text:span text:style-name="T1"> </text:span><text:span text:style-name="T28">היא</text:span><text:span text:style-name="T1"> </text:span><text:span text:style-name="T28">שמיד</text:span><text:span text:style-name="T1"> </text:span><text:span text:style-name="T28">שיזרק</text:span><text:span text:style-name="T1"> </text:span><text:span text:style-name="T28">הדם</text:span><text:span text:style-name="T1"> </text:span><text:span text:style-name="T28">מאחד</text:span><text:span text:style-name="T1"> </text:span><text:span text:style-name="T28">מהן</text:span><text:span text:style-name="T1"> </text:span><text:span text:style-name="T28">יפסל</text:span><text:span text:style-name="T1"> </text:span><text:span text:style-name="T28">השניה</text:span><text:span text:style-name="T1"> </text:span><text:span text:style-name="T28">משום</text:span><text:span text:style-name="T1"> </text:span><text:span text:style-name="T28">דנתכפרו</text:span><text:span text:style-name="T1"> </text:span><text:span text:style-name="T28">בעלים</text:span><text:span text:style-name="T1"> </text:span><text:span text:style-name="T28">באחרת]; </text:span></text:p>
      <text:p text:style-name="P48"><text:span text:style-name="T22">לא</text:span><text:span text:style-name="T24"> </text:span><text:span text:style-name="T22">כשם</text:span><text:span text:style-name="T24"> </text:span><text:span text:style-name="T22">שדמה</text:span><text:span text:style-name="T24"> </text:span><text:span text:style-name="T22">פוטר</text:span><text:span text:style-name="T24"> </text:span><text:span text:style-name="T22">את</text:span><text:span text:style-name="T24"> </text:span><text:span text:style-name="T22">בשרה</text:span><text:span text:style-name="T24"> </text:span><text:span text:style-name="T22">ממעילה</text:span><text:span text:style-name="T1"> </text:span><text:span text:style-name="T28">כו' – כלומר: אי</text:span><text:span text:style-name="T1"> </text:span><text:span text:style-name="T28">אתה</text:span><text:span text:style-name="T1"> </text:span><text:span text:style-name="T28">מודה</text:span><text:span text:style-name="T1"> </text:span><text:span text:style-name="T28">שכשם</text:span><text:span text:style-name="T1"> </text:span><text:span text:style-name="T28">שדמה</text:span><text:span text:style-name="T1"> </text:span><text:span text:style-name="T28">פוטר</text:span><text:span text:style-name="T1"> </text:span><text:span text:style-name="T28">בשרה</text:span><text:span text:style-name="T1"> </text:span><text:span text:style-name="T28">ממעילה</text:span><text:span text:style-name="T1"> </text:span><text:span text:style-name="T28">[שטמ"ק: שלא</text:span><text:span text:style-name="T1"> </text:span><text:span text:style-name="T28">ימעלו</text:span><text:span text:style-name="T1"> </text:span><text:span text:style-name="T28">באותה</text:span><text:span text:style-name="T1"> </text:span><text:span text:style-name="T28">שנזרק</text:span><text:span text:style-name="T1"> </text:span><text:span text:style-name="T28">דמה] כך</text:span><text:span text:style-name="T1"> </text:span><text:span text:style-name="T28">לא</text:span><text:span text:style-name="T1"> </text:span><text:span text:style-name="T28">ימעלו</text:span><text:span text:style-name="T1"> </text:span><text:span text:style-name="T28">בבשר</text:span><text:span text:style-name="T1"> </text:span><text:span text:style-name="T28">חבירתה</text:span><text:span text:style-name="T1"> </text:span><text:span text:style-name="T28">ואף</text:span><text:span text:style-name="T1"> </text:span><text:span text:style-name="T28">על</text:span><text:span text:style-name="T1"> </text:span><text:span text:style-name="T28">פי</text:span><text:span text:style-name="T1"> </text:span><text:span text:style-name="T28">שהיא</text:span><text:span text:style-name="T1"> </text:span><text:span text:style-name="T28">פסולה, ואם</text:span><text:span text:style-name="T1"> </text:span><text:span text:style-name="T28">כן</text:span><text:span text:style-name="T1"> </text:span><text:span text:style-name="T28">שכך</text:span><text:span text:style-name="T1"> </text:span><text:span text:style-name="T28">הוא</text:span><text:span text:style-name="T1"> </text:span><text:span text:style-name="T28">- אף</text:span><text:span text:style-name="T1"> </text:span><text:span text:style-name="T28">לדבר</text:span><text:span text:style-name="T1"> </text:span><text:span text:style-name="T28">זה</text:span><text:span text:style-name="T1"> </text:span><text:span text:style-name="T28">דין</text:span><text:span text:style-name="T1"> </text:span><text:span text:style-name="T28">הוא</text:span><text:span text:style-name="T1"> </text:span><text:span text:style-name="T28">שיפטר</text:span><text:span text:style-name="T1"> </text:span><text:span text:style-name="T28">את</text:span><text:span text:style-name="T1"> </text:span><text:span text:style-name="T28">של</text:span><text:span text:style-name="T1"> </text:span><text:span text:style-name="T28">עצמה</text:span><text:span text:style-name="T1"> – </text:span><text:span text:style-name="T28">פירוש: כל</text:span><text:span text:style-name="T1"> </text:span><text:span text:style-name="T28">שכן</text:span><text:span text:style-name="T1"> </text:span><text:span text:style-name="T28">שיפטר</text:span><text:span text:style-name="T1"> </text:span><text:span text:style-name="T28">את</text:span><text:span text:style-name="T1"> </text:span><text:span text:style-name="T28">של</text:span><text:span text:style-name="T1"> </text:span><text:span text:style-name="T28">עצמה</text:span><text:span text:style-name="T1"> </text:span><text:span text:style-name="T28">אף</text:span><text:span text:style-name="T1"> </text:span><text:span text:style-name="T28">על</text:span><text:span text:style-name="T1"> </text:span><text:span text:style-name="T28">פי</text:span><text:span text:style-name="T1"> </text:span><text:span text:style-name="T28">שיצא;</text:span></text:p>
      <text:p text:style-name="P48"><text:span text:style-name="T28">ודוקא</text:span><text:span text:style-name="T1"> </text:span><text:span text:style-name="T28">פסול</text:span><text:span text:style-name="T1"> </text:span><text:span text:style-name="T28">יוצא</text:span><text:span text:style-name="T1"> </text:span><text:span text:style-name="T28">אתה</text:span><text:span text:style-name="T1"> </text:span><text:span text:style-name="T28">למד</text:span><text:span text:style-name="T1"> </text:span><text:span text:style-name="T28">דמהניא</text:span><text:span text:style-name="T1"> </text:span><text:span text:style-name="T28">ליה</text:span><text:span text:style-name="T1"> </text:span><text:span text:style-name="T28">זריקה, כדפירשנו, אבל</text:span><text:span text:style-name="T1"> </text:span><text:span text:style-name="T28">שאר</text:span><text:span text:style-name="T1"> </text:span><text:span text:style-name="T28">פסולים</text:span><text:span text:style-name="T1"> </text:span><text:span text:style-name="T28">- דחמירי</text:span><text:span text:style-name="T1"> </text:span><text:span text:style-name="T28">- מודה</text:span><text:span text:style-name="T1"> </text:span><text:span text:style-name="T28">ר"ע</text:span><text:span text:style-name="T1"> </text:span><text:span text:style-name="T28">שאין</text:span><text:span text:style-name="T1"> </text:span><text:span text:style-name="T28">דומים</text:span><text:span text:style-name="T1"> </text:span><text:span text:style-name="T28">כמפריש, שהרי</text:span><text:span text:style-name="T1"> </text:span><text:span text:style-name="T28">כמה</text:span><text:span text:style-name="T1"> </text:span><text:span text:style-name="T28">פסולין</text:span><text:span text:style-name="T1"> </text:span><text:span text:style-name="T28">יש</text:span><text:span text:style-name="T1"> </text:span><text:span text:style-name="T28">בזבחים</text:span><text:span text:style-name="T1"> </text:span><text:span text:style-name="T28">דמודה</text:span><text:span text:style-name="T1"> </text:span><text:span text:style-name="T28">בהן</text:span><text:span text:style-name="T1"> </text:span><text:span text:style-name="T28">ר"ע</text:span><text:span text:style-name="T1"> </text:span><text:span text:style-name="T28">דלא</text:span><text:span text:style-name="T1"> </text:span><text:span text:style-name="T28">מהניא</text:span><text:span text:style-name="T1"> </text:span><text:span text:style-name="T28">בהו</text:span><text:span text:style-name="T1"> </text:span><text:span text:style-name="T28">זריקה, אלא</text:span><text:span text:style-name="T1"> </text:span><text:span text:style-name="T28">פסול</text:span><text:span text:style-name="T1"> </text:span><text:span text:style-name="T28">יוצא</text:span><text:span text:style-name="T1"> </text:span><text:span text:style-name="T28">דוקא</text:span><text:span text:style-name="T1"> </text:span><text:span text:style-name="T28">מסתברא</text:span><text:span text:style-name="T1"> </text:span><text:span text:style-name="T28">ליה</text:span><text:span text:style-name="T1"> </text:span><text:span text:style-name="T28">דמועיל. </text:span></text:p>
      <text:p text:style-name="P25">אימורי<text:span text:style-name="T1"> </text:span>קדשים<text:span text:style-name="T1"> </text:span>קלים<text:span text:style-name="T1"> </text:span>שיצאו<text:span text:style-name="T1"> </text:span>לפני<text:span text:style-name="T1"> </text:span>זריקת<text:span text:style-name="T1"> </text:span>דמים<text:span text:style-name="T1"> </text:span><text:span text:style-name="T27">(</text:span><text:span text:style-name="T29">שיצאו</text:span><text:span text:style-name="T2"> </text:span><text:span text:style-name="T29">וחזרו</text:span><text:span text:style-name="T2"> </text:span><text:span text:style-name="T29">וזרק</text:span><text:span text:style-name="T2"> </text:span><text:span text:style-name="T29">דמן</text:span><text:span text:style-name="T27">)</text:span>:</text:p>
      <text:p text:style-name="P25">רבי<text:span text:style-name="T1"> </text:span>אליעזר<text:span text:style-name="T1"> </text:span>אומר: אין<text:span text:style-name="T1"> </text:span>מועלין<text:span text:style-name="T1"> </text:span>בהן, ואין<text:span text:style-name="T1"> </text:span>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7">(</text:span><text:span text:style-name="T29">דהוו</text:span><text:span text:style-name="T2"> </text:span><text:span text:style-name="T29">כמו</text:span><text:span text:style-name="T2"> </text:span><text:span text:style-name="T29">לפני</text:span><text:span text:style-name="T2"> </text:span><text:span text:style-name="T29">זריקה: דזריקת</text:span><text:span text:style-name="T2"> </text:span><text:span text:style-name="T29">יציאה</text:span><text:span text:style-name="T2"> </text:span><text:span text:style-name="T29">אינה</text:span><text:span text:style-name="T2"> </text:span><text:span text:style-name="T29">מביאה</text:span><text:span text:style-name="T2"> </text:span><text:span text:style-name="T29">אימורי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לידי</text:span><text:span text:style-name="T2"> </text:span><text:span text:style-name="T29">מעילה</text:span><text:span text:style-name="T2"> </text:span><text:span text:style-name="T29">כמו</text:span><text:span text:style-name="T2"> </text:span><text:span text:style-name="T29">זריקה</text:span><text:span text:style-name="T2"> </text:span><text:span text:style-name="T29">כשרה</text:span><text:span text:style-name="T27">)</text:span>; </text:p>
      <text:p text:style-name="P25">רבי<text:span text:style-name="T1"> </text:span>עקיבא<text:span text:style-name="T1"> </text:span>אומר: מועלין<text:span text:style-name="T1"> </text:span>בהן<text:span text:style-name="T1"> </text:span>ו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7">(</text:span><text:span text:style-name="T29">דזריקת</text:span><text:span text:style-name="T2"> </text:span><text:span text:style-name="T29">יציאה</text:span><text:span text:style-name="T2"> </text:span><text:span text:style-name="T29">מביאה</text:span><text:span text:style-name="T2"> </text:span><text:span text:style-name="T29">אימורי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לידי</text:span><text:span text:style-name="T2"> </text:span><text:span text:style-name="T29">מעילה</text:span><text:span text:style-name="T27">)</text:span>.</text:p>
      <text:p text:style-name="P48"><text:span text:style-name="T28">תוספות</text:span><text:span text:style-name="T1"> </text:span><text:span text:style-name="T28">ד"ה</text:span><text:span text:style-name="T1"> </text:span><text:span text:style-name="T22">אימורי</text:span><text:span text:style-name="T24"> </text:span><text:span text:style-name="T22">קדשים</text:span><text:span text:style-name="T24"> </text:span><text:span text:style-name="T22">קלים</text:span><text:span text:style-name="T24"> </text:span><text:span text:style-name="T22">שיצאו</text:span><text:span text:style-name="T24"> </text:span><text:span text:style-name="T22">לפני</text:span><text:span text:style-name="T24"> </text:span><text:span text:style-name="T22">זריקת</text:span><text:span text:style-name="T24"> </text:span><text:span text:style-name="T22">דמים</text:span><text:span text:style-name="T24"> </text:span><text:span text:style-name="T22">רבי</text:span><text:span text:style-name="T24"> </text:span><text:span text:style-name="T22">אליעזר</text:span><text:span text:style-name="T24"> </text:span><text:span text:style-name="T22">אומר</text:span><text:span text:style-name="T24"> </text:span><text:span text:style-name="T22">אין</text:span><text:span text:style-name="T24"> </text:span><text:span text:style-name="T22">מועלין</text:span><text:span text:style-name="T28">. לפי</text:span><text:span text:style-name="T1"> </text:span><text:span text:style-name="T28">שעדיין</text:span><text:span text:style-name="T1"> </text:span><text:span text:style-name="T28">לא</text:span><text:span text:style-name="T1"> </text:span><text:span text:style-name="T28">הוברר</text:span><text:span text:style-name="T1"> </text:span><text:span text:style-name="T28">חלק</text:span><text:span text:style-name="T1"> </text:span><text:span text:style-name="T28">גבוה, מאחר</text:span><text:span text:style-name="T1"> </text:span><text:span text:style-name="T28">שנפסל</text:span><text:span text:style-name="T1"> </text:span><text:span text:style-name="T28">ביוצא, דאין</text:span><text:span text:style-name="T1"> </text:span><text:span text:style-name="T28">זריקה</text:span><text:span text:style-name="T1"> </text:span><text:span text:style-name="T28">מועלת</text:span><text:span text:style-name="T1"> </text:span><text:span text:style-name="T28">ליוצא, </text:span></text:p>
      <text:p text:style-name="P48"><text:span text:style-name="T22">ואין</text:span><text:span text:style-name="T24"> </text:span><text:span text:style-name="T22">חייבין</text:span><text:span text:style-name="T24"> </text:span><text:span text:style-name="T22">עליו</text:span><text:span text:style-name="T24"> </text:span><text:span text:style-name="T22">משום</text:span><text:span text:style-name="T24"> </text:span><text:span text:style-name="T22">פיגול</text:span><text:span text:style-name="T24"> </text:span><text:span text:style-name="T22">ונותר</text:span><text:span text:style-name="T1"> </text:span><text:span text:style-name="T28">כדפי' לעיל</text:span><text:span text:style-name="T1"> </text:span><text:span text:style-name="T28">טעמא</text:span><text:span text:style-name="T1"> </text:span><text:span text:style-name="T28">בכולהו</text:span><text:span text:style-name="T1"> </text:span></text:p>
      <text:p text:style-name="P48"><text:span text:style-name="T22">ר"ע</text:span><text:span text:style-name="T24"> </text:span><text:span text:style-name="T22">אומר</text:span><text:span text:style-name="T24"> </text:span><text:span text:style-name="T22">מועלין</text:span><text:span text:style-name="T24"> </text:span><text:span text:style-name="T22">בהם</text:span><text:span text:style-name="T1"> </text:span><text:span text:style-name="T28">דקסבר</text:span><text:span text:style-name="T1"> </text:span><text:span text:style-name="T28">זריקה</text:span><text:span text:style-name="T1"> </text:span><text:span text:style-name="T28">מועלת</text:span><text:span text:style-name="T1"> </text:span><text:span text:style-name="T28">ליוצא: </text:span></text:p>
      <text:p text:style-name="P40"><text:span text:style-name="T42">[</text:span><text:span text:style-name="T52">##</text:span><text:span text:style-name="T42"> והרי</text:span><text:span text:style-name="T48"> </text:span><text:span text:style-name="T42">שתיהן</text:span><text:span text:style-name="T48"> </text:span><text:span text:style-name="T42">עומדות: אם</text:span><text:span text:style-name="T48"> </text:span><text:span text:style-name="T42">כן</text:span><text:span text:style-name="T48"> </text:span><text:span text:style-name="T42">יש</text:span><text:span text:style-name="T48"> </text:span><text:span text:style-name="T42">ברירה</text:span><text:span text:style-name="T48"> </text:span><text:span text:style-name="T42">בדאורייתא! ומדוע</text:span><text:span text:style-name="T48"> </text:span><text:span text:style-name="T42">לא</text:span><text:span text:style-name="T48"> </text:span><text:span text:style-name="T42">נאמר, שכשנשחטה</text:span><text:span text:style-name="T48"> </text:span><text:span text:style-name="T42">הראשונה</text:span><text:span text:style-name="T48"> </text:span><text:span text:style-name="T42">השניה</text:span><text:span text:style-name="T48"> </text:span><text:span text:style-name="T42">נעשתה</text:span><text:span text:style-name="T48"> </text:span><text:span text:style-name="T42">חטאת</text:span><text:span text:style-name="T48"> </text:span><text:span text:style-name="T42">שנתכפרו</text:span><text:span text:style-name="T48"> </text:span><text:span text:style-name="T42">בעליה</text:span><text:span text:style-name="T48"> </text:span><text:span text:style-name="T42">באחר</text:span><text:span text:style-name="T48"> </text:span><text:span text:style-name="T42">ולמיתה</text:span><text:span text:style-name="T48"> </text:span><text:span text:style-name="T42">עומדת</text:span><text:span text:style-name="T48"> </text:span><text:span text:style-name="T42">ואין</text:span><text:span text:style-name="T48"> </text:span><text:span text:style-name="T42">בה</text:span><text:span text:style-name="T48"> </text:span><text:span text:style-name="T42">מעילה? תשובה: אולי</text:span><text:span text:style-name="T48"> </text:span><text:span text:style-name="T42">יש</text:span><text:span text:style-name="T48"> </text:span><text:span text:style-name="T42">מעילה</text:span><text:span text:style-name="T48"> </text:span><text:span text:style-name="T42">גם</text:span><text:span text:style-name="T48"> </text:span><text:span text:style-name="T42">ביוצאת</text:span><text:span text:style-name="T48"> </text:span><text:span text:style-name="T42">למות; ועוד:</text:span><text:span text:style-name="T74"> </text:span><text:span text:style-name="T42">כי</text:span><text:span text:style-name="T48"> </text:span><text:span text:style-name="T42">טרם</text:span><text:span text:style-name="T48"> </text:span><text:span text:style-name="T42">נתכפרה, שהכפרה</text:span><text:span text:style-name="T48"> </text:span><text:span text:style-name="T42">רק</text:span><text:span text:style-name="T48"> </text:span><text:span text:style-name="T42">בזריקת</text:span><text:span text:style-name="T48"> </text:span><text:span text:style-name="T42">הדם. </text:span></text:p>
      <text:p text:style-name="P41">אם<text:span text:style-name="T53"> </text:span>כן<text:span text:style-name="T53"> </text:span>יהיה<text:span text:style-name="T53"> </text:span>הקרבן<text:span text:style-name="T53"> </text:span>שנזרק<text:span text:style-name="T53"> </text:span>דמו<text:span text:style-name="T53"> </text:span>ראשון<text:span text:style-name="T53"> </text:span>המכפר, והשני<text:span text:style-name="T53"> </text:span>יהא<text:span text:style-name="T53"> </text:span>'חטאת<text:span text:style-name="T53"> </text:span>נתכפרו<text:span text:style-name="T53"> </text:span>בעליה<text:span text:style-name="T53"> </text:span>באחר'?</text:p>
      <text:p text:style-name="P39"><text:span text:style-name="T41">ובדף</text:span><text:span text:style-name="T46"> </text:span><text:span text:style-name="T41">יב,א: </text:span>אמר<text:span text:style-name="T1"> </text:span>עולא<text:span text:style-name="T1"> </text:span>אמר<text:span text:style-name="T1"> </text:span>רבי<text:span text:style-name="T1"> </text:span>יוחנן: קדשים<text:span text:style-name="T1"> </text:span>שמתו<text:span text:style-name="T1"> </text:span>- יצאו<text:span text:style-name="T1"> </text:span>מידי<text:span text:style-name="T1"> </text:span>מעילה<text:span text:style-name="T1"> </text:span>דבר<text:span text:style-name="T1"> </text:span>תורה<text:span text:style-name="T1"> </text:span><text:span text:style-name="T27">(</text:span><text:span text:style-name="T63">דלא</text:span><text:span text:style-name="T67"> </text:span><text:span text:style-name="T63">קדשי</text:span><text:span text:style-name="T67"> </text:span><text:span text:style-name="T63">ה' נינהו, דלא</text:span><text:span text:style-name="T67"> </text:span><text:span text:style-name="T63">חזו</text:span><text:span text:style-name="T67"> </text:span><text:span text:style-name="T63">לגבוה; וקדושת</text:span><text:span text:style-name="T67"> </text:span><text:span text:style-name="T63">דמים</text:span><text:span text:style-name="T67"> </text:span><text:span text:style-name="T63">נמי</text:span><text:span text:style-name="T67"> </text:span><text:span text:style-name="T63">לית</text:span><text:span text:style-name="T67"> </text:span><text:span text:style-name="T63">בהו: דאין</text:span><text:span text:style-name="T67"> </text:span><text:span text:style-name="T63">פודין</text:span><text:span text:style-name="T67"> </text:span><text:span text:style-name="T63">את</text:span><text:span text:style-name="T67"> </text:span><text:span text:style-name="T63">הקדשים</text:span><text:span text:style-name="T67"> </text:span><text:span text:style-name="T63">להאכילם</text:span><text:span text:style-name="T67"> </text:span><text:span text:style-name="T63">לכלבים</text:span>. <text:span text:style-name="T41">ולפי</text:span><text:span text:style-name="T46"> </text:span><text:span text:style-name="T41">זה</text:span><text:span text:style-name="T46"> </text:span><text:span text:style-name="T41">הכי</text:span><text:span text:style-name="T46"> </text:span><text:span text:style-name="T41">נמי</text:span><text:span text:style-name="T46"> </text:span><text:span text:style-name="T41">בבהמות</text:span><text:span text:style-name="T46"> </text:span><text:span text:style-name="T41">שדינם</text:span><text:span text:style-name="T46"> </text:span><text:span text:style-name="T41">למות!]</text:span><text:span text:style-name="T63"> </text:span></text:p>
      <text:p text:style-name="P25"/>
      <text:p text:style-name="P24">גמרא:</text:p>
      <text:p text:style-name="P24">והני<text:span text:style-name="T1"> </text:span>תרתי<text:span text:style-name="T1"> </text:span><text:span text:style-name="T27">(</text:span><text:span text:style-name="T29">הני</text:span><text:span text:style-name="T2"> </text:span><text:span text:style-name="T29">תרתי</text:span><text:span text:style-name="T2"> </text:span><text:span text:style-name="T29">פלוגתא</text:span><text:span text:style-name="T2"> </text:span><text:span text:style-name="T29">דפליגי</text:span><text:span text:style-name="T2"> </text:span><text:span text:style-name="T29">רבי</text:span><text:span text:style-name="T2"> </text:span><text:span text:style-name="T29">אליעזר</text:span><text:span text:style-name="T2"> </text:span><text:span text:style-name="T29">ורבי</text:span><text:span text:style-name="T2"> </text:span><text:span text:style-name="T29">עקיבא</text:span><text:span text:style-name="T2"> </text:span><text:span text:style-name="T29">בבשר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ובאימורי</text:span><text:span text:style-name="T2"> </text:span><text:span text:style-name="T29">קדשים</text:span><text:span text:style-name="T2"> </text:span><text:span text:style-name="T29">קלים</text:span><text:span text:style-name="T27">)</text:span> למה<text:span text:style-name="T1"> </text:span>לי<text:span text:style-name="T1"> </text:span><text:span text:style-name="T27">(</text:span><text:span text:style-name="T29">כיון</text:span><text:span text:style-name="T2"> </text:span><text:span text:style-name="T29">דתנא</text:span><text:span text:style-name="T2"> </text:span><text:span text:style-name="T29">חדא</text:span><text:span text:style-name="T2"> </text:span><text:span text:style-name="T29">מילתא</text:span><text:span text:style-name="T2"> </text:span><text:span text:style-name="T29">שמעינן</text:span><text:span text:style-name="T2"> </text:span><text:span text:style-name="T29">אידך: דכיון</text:span><text:span text:style-name="T2"> </text:span><text:span text:style-name="T29">דאית</text:span><text:span text:style-name="T2"> </text:span><text:span text:style-name="T29">ליה</text:span><text:span text:style-name="T2"> </text:span><text:span text:style-name="T29">לרבי</text:span><text:span text:style-name="T2"> </text:span><text:span text:style-name="T29">אליעזר</text:span><text:span text:style-name="T2"> </text:span><text:span text:style-name="T29">דזריקה</text:span><text:span text:style-name="T2"> </text:span><text:span text:style-name="T29">אינה</text:span><text:span text:style-name="T2"> </text:span><text:span text:style-name="T29">מועלת</text:span><text:span text:style-name="T2"> </text:span><text:span text:style-name="T29">ליוצא</text:span><text:span text:style-name="T2"> </text:span><text:span text:style-name="T29">לאפוקי</text:span><text:span text:style-name="T2"> </text:span><text:span text:style-name="T29">בשר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- אינה</text:span><text:span text:style-name="T2"> </text:span><text:span text:style-name="T29">מועלת</text:span><text:span text:style-name="T2"> </text:span><text:span text:style-name="T29">נמי</text:span><text:span text:style-name="T2"> </text:span><text:span text:style-name="T29">להביא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שיצאו</text:span><text:span text:style-name="T2"> </text:span><text:span text:style-name="T29">לידי</text:span><text:span text:style-name="T2"> </text:span><text:span text:style-name="T29">מעילה! וכי</text:span><text:span text:style-name="T2"> </text:span><text:span text:style-name="T29">היכי</text:span><text:span text:style-name="T2"> </text:span><text:span text:style-name="T29">דאית</text:span><text:span text:style-name="T2"> </text:span><text:span text:style-name="T29">ליה</text:span><text:span text:style-name="T2"> </text:span><text:span text:style-name="T29">לרבי</text:span><text:span text:style-name="T2"> </text:span><text:span text:style-name="T29">עקיבא</text:span><text:span text:style-name="T2"> </text:span><text:span text:style-name="T29">דזריקה</text:span><text:span text:style-name="T2"> </text:span><text:span text:style-name="T29">מועלת</text:span><text:span text:style-name="T2"> </text:span><text:span text:style-name="T29">ליוצא</text:span><text:span text:style-name="T2"> </text:span><text:span text:style-name="T29">להוציא</text:span><text:span text:style-name="T2"> </text:span><text:span text:style-name="T29">בשר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מן</text:span><text:span text:style-name="T2"> </text:span><text:span text:style-name="T29">המעילה</text:span><text:span text:style-name="T2"> </text:span><text:span text:style-name="T29">- הכי</text:span><text:span text:style-name="T2"> </text:span><text:span text:style-name="T29">נמי</text:span><text:span text:style-name="T2"> </text:span><text:span text:style-name="T29">מועלת</text:span><text:span text:style-name="T2"> </text:span><text:span text:style-name="T29">להביא</text:span><text:span text:style-name="T2"> </text:span><text:span text:style-name="T29">אימורי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לידי</text:span><text:span text:style-name="T2"> </text:span><text:span text:style-name="T29">מעילה, ולמה</text:span><text:span text:style-name="T2"> </text:span><text:span text:style-name="T29">לי</text:span><text:span text:style-name="T2"> </text:span><text:span text:style-name="T29">דפליגי</text:span><text:span text:style-name="T2"> </text:span><text:span text:style-name="T29">בתרתי</text:span><text:span text:style-name="T27">)</text:span>? </text:p>
      <text:p text:style-name="P31"><text:soft-page-break/>צריכי, דאי<text:span text:style-name="T1"> </text:span>איתמר<text:span text:style-name="T1"> </text:span>בקדשי<text:span text:style-name="T1"> </text:span>קדשים, הוה<text:span text:style-name="T1"> </text:span>אמינא: 'בהא<text:span text:style-name="T1"> </text:span>קא<text:span text:style-name="T1"> </text:span>אמר<text:span text:style-name="T1"> </text:span>רבי<text:span text:style-name="T1"> </text:span>אליעזר<text:span text:style-name="T1"> </text:span>מועלין<text:span text:style-name="T1"> </text:span>בו: משום<text:span text:style-name="T1"> </text:span>דזריקה<text:span text:style-name="T1"> </text:span>כתיקנה<text:span text:style-name="T1"> </text:span><text:span text:style-name="T27">(</text:span><text:span text:style-name="T29">בלא</text:span><text:span text:style-name="T2"> </text:span><text:span text:style-name="T29">פסול</text:span><text:span text:style-name="T27">)</text:span> מפקא<text:span text:style-name="T1"> </text:span>מידי<text:span text:style-name="T1"> </text:span>מעילה, שלא<text:span text:style-name="T1"> </text:span>כתיקנה<text:span text:style-name="T1"> </text:span><text:span text:style-name="T27">(</text:span><text:span text:style-name="T29">כגון: ליוצא</text:span><text:span text:style-name="T27">)</text:span> - לא<text:span text:style-name="T1"> </text:span>מפקא<text:span text:style-name="T1"> </text:span>מידי<text:span text:style-name="T1"> </text:span>מעילה, אבל<text:span text:style-name="T1"> </text:span>לאיתויי<text:span text:style-name="T1"> </text:span><text:span text:style-name="T27">(</text:span><text:span text:style-name="T29">אימורי</text:span><text:span text:style-name="T2"> </text:span><text:span text:style-name="T29">קדשים</text:span><text:span text:style-name="T2"> </text:span><text:span text:style-name="T29">קלים</text:span><text:span text:style-name="T27">)</text:span> לידי<text:span text:style-name="T1"> </text:span>מעילה<text:span text:style-name="T1"> </text:span><text:span text:style-name="T27">(</text:span><text:span text:style-name="T29">דהיינו</text:span><text:span text:style-name="T2"> </text:span><text:span text:style-name="T29">לחומרא</text:span><text:span text:style-name="T27">)</text:span> - מודי<text:span text:style-name="T1"> </text:span>לרבי<text:span text:style-name="T1"> </text:span>עקיבא<text:span text:style-name="T1"> </text:span>דאפילו<text:span text:style-name="T1"> </text:span>שלא<text:span text:style-name="T1"> </text:span>כתיקנה<text:span text:style-name="T1"> </text:span>מייתא<text:span text:style-name="T1"> </text:span>לידי<text:span text:style-name="T1"> </text:span>מעילה<text:span text:style-name="T1"> </text:span><text:span text:style-name="T27">(</text:span><text:span text:style-name="T29">קא</text:span><text:span text:style-name="T2"> </text:span><text:span text:style-name="T29">משמע</text:span><text:span text:style-name="T2"> </text:span><text:span text:style-name="T29">לן</text:span><text:span text:style-name="T2"> </text:span><text:span text:style-name="T29">דבהא</text:span><text:span text:style-name="T2"> </text:span><text:span text:style-name="T29">נמי</text:span><text:span text:style-name="T2"> </text:span><text:span text:style-name="T29">פליגי</text:span><text:span text:style-name="T27">)</text:span>'; ואי<text:span text:style-name="T1"> </text:span>איתמר<text:span text:style-name="T1"> </text:span>גבי<text:span text:style-name="T1"> </text:span>קדשים<text:span text:style-name="T1"> </text:span>קלים, הוה<text:span text:style-name="T1"> </text:span>אמינא: 'גבי<text:span text:style-name="T1"> </text:span>קדשים<text:span text:style-name="T1"> </text:span>קלים<text:span text:style-name="T1"> </text:span>הוא<text:span text:style-name="T1"> </text:span>דאמר<text:span text:style-name="T1"> </text:span>רבי<text:span text:style-name="T1"> </text:span>עקיבא<text:span text:style-name="T1"> </text:span>מועלין<text:span text:style-name="T1"> </text:span>בהן: דאפילו<text:span text:style-name="T1"> </text:span>זריקה<text:span text:style-name="T1"> </text:span>שלא<text:span text:style-name="T1"> </text:span>כתיקנה<text:span text:style-name="T1"> </text:span>מייתא<text:span text:style-name="T1"> </text:span>לידי<text:span text:style-name="T1"> </text:span>מעילה, אבל<text:span text:style-name="T1"> </text:span>קדשי<text:span text:style-name="T1"> </text:span>קדשים<text:span text:style-name="T1"> </text:span>דלאפוקי<text:span text:style-name="T1"> </text:span>הוא<text:span text:style-name="T1"> </text:span>- שלא<text:span text:style-name="T1"> </text:span>כתיקנה<text:span text:style-name="T1"> </text:span>לא<text:span text:style-name="T1"> </text:span>מפקא<text:span text:style-name="T1"> </text:span>מידי<text:span text:style-name="T1"> </text:span>מעילה' - קא<text:span text:style-name="T1"> </text:span>משמע<text:span text:style-name="T1"> </text:span>לן.</text:p>
      <text:p text:style-name="P24"/>
      <text:p text:style-name="P24">אתמר: אמר<text:span text:style-name="T1"> </text:span>רבי<text:span text:style-name="T1"> </text:span>יוחנן: כי<text:span text:style-name="T1"> </text:span>אמר<text:span text:style-name="T1"> </text:span>רבי<text:span text:style-name="T1"> </text:span>עקיבא<text:span text:style-name="T1"> </text:span>זריקה<text:span text:style-name="T1"> </text:span>מועלת<text:span text:style-name="T1"> </text:span>ליוצא<text:span text:style-name="T1"> </text:span>- <text:span text:style-name="T27">(</text:span><text:span text:style-name="T29">היינו</text:span><text:span text:style-name="T27">)</text:span> שיצא<text:span text:style-name="T1"> </text:span>מקצתו<text:span text:style-name="T1"> </text:span><text:span text:style-name="T27">(</text:span><text:span text:style-name="T29">דמגו</text:span><text:span text:style-name="T2"> </text:span><text:span text:style-name="T29">דמהניא</text:span><text:span text:style-name="T2"> </text:span><text:span text:style-name="T29">זריקה</text:span><text:span text:style-name="T2"> </text:span><text:span text:style-name="T29">למקצת</text:span><text:span text:style-name="T2"> </text:span><text:span text:style-name="T29">שבפנים</text:span><text:span text:style-name="T2"> </text:span><text:span text:style-name="T29">- מהניא</text:span><text:span text:style-name="T2"> </text:span><text:span text:style-name="T29">נמי</text:span><text:span text:style-name="T2"> </text:span><text:span text:style-name="T29">לההוא</text:span><text:span text:style-name="T2"> </text:span><text:span text:style-name="T29">מקצת</text:span><text:span text:style-name="T2"> </text:span><text:span text:style-name="T29">שיצא</text:span><text:span text:style-name="T27">)</text:span>, אבל<text:span text:style-name="T1"> </text:span>יוצא<text:span text:style-name="T1"> </text:span>כולו<text:span text:style-name="T1"> </text:span>- לא<text:span text:style-name="T1"> </text:span>אמר<text:span text:style-name="T1"> </text:span>רבי<text:span text:style-name="T1"> </text:span>עקיבא<text:span text:style-name="T1"> </text:span><text:span text:style-name="T27">(</text:span><text:span text:style-name="T29">דמהניא</text:span><text:span text:style-name="T2"> </text:span><text:span text:style-name="T29">וכו': דכמו</text:span><text:span text:style-name="T2"> </text:span><text:span text:style-name="T29">דליתיה</text:span><text:span text:style-name="T2"> </text:span><text:span text:style-name="T29">לבשר</text:span><text:span text:style-name="T2"> </text:span><text:span text:style-name="T29">דמי</text:span><text:span text:style-name="T27">)</text:span>.</text:p>
      <text:p text:style-name="P43"><text:span text:style-name="T79">תוספות</text:span><text:span text:style-name="T76"> </text:span><text:span text:style-name="T63">ד"ה</text:span><text:span text:style-name="T67"> </text:span><text:span text:style-name="T63">כי</text:span><text:span text:style-name="T67"> </text:span><text:span text:style-name="T63">אמר</text:span><text:span text:style-name="T67"> </text:span><text:span text:style-name="T63">ר"ע</text:span><text:span text:style-name="T67"> </text:span><text:span text:style-name="T63">זריקה</text:span><text:span text:style-name="T67"> </text:span><text:span text:style-name="T63">מועלת</text:span><text:span text:style-name="T67"> </text:span><text:span text:style-name="T63">ליוצא</text:span><text:span text:style-name="T67"> </text:span><text:span text:style-name="T63">שיצא</text:span><text:span text:style-name="T67"> </text:span><text:span text:style-name="T63">מקצתה. דמגו</text:span><text:span text:style-name="T67"> </text:span><text:span text:style-name="T63">דמהני</text:span><text:span text:style-name="T67"> </text:span><text:span text:style-name="T63">זריקה</text:span><text:span text:style-name="T67"> </text:span><text:span text:style-name="T63">להאי</text:span><text:span text:style-name="T67"> </text:span><text:span text:style-name="T63">דגואי</text:span><text:span text:style-name="T67"> </text:span><text:span text:style-name="T63">- אהני</text:span><text:span text:style-name="T67"> </text:span><text:span text:style-name="T63">נמי</text:span><text:span text:style-name="T67"> </text:span><text:span text:style-name="T63">להאי</text:span><text:span text:style-name="T67"> </text:span><text:span text:style-name="T63">דבראי,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יליף</text:span><text:span text:style-name="T67"> </text:span><text:span text:style-name="T63">ליה</text:span><text:span text:style-name="T67"> </text:span><text:span text:style-name="T63">ממפריש</text:span><text:span text:style-name="T67"> </text:span><text:span text:style-name="T63">היינו</text:span><text:span text:style-name="T67"> </text:span><text:span text:style-name="T63">מקצתו</text:span><text:span text:style-name="T67"> </text:span><text:span text:style-name="T63">יצא</text:span><text:span text:style-name="T67"> </text:span><text:span text:style-name="T63">דדמי</text:span><text:span text:style-name="T67"> </text:span><text:span text:style-name="T63">ליה.</text:span> </text:p>
      <text:p text:style-name="P24">אמר<text:span text:style-name="T1"> </text:span>ליה<text:span text:style-name="T1"> </text:span>רב<text:span text:style-name="T1"> </text:span>אסי<text:span text:style-name="T1"> </text:span>לרבי<text:span text:style-name="T1"> </text:span>יוחנן: כבר<text:span text:style-name="T1"> </text:span>לימדוני<text:span text:style-name="T1"> </text:span>חבירי<text:span text:style-name="T1"> </text:span>שבגולה:</text:p>
      <text:p text:style-name="P1"/>
      <text:p text:style-name="P1">(מעילה<text:span text:style-name="T1"> </text:span>ז,א)</text:p>
      <text:p text:style-name="P25">מחשבין<text:span text:style-name="T1"> </text:span>על<text:span text:style-name="T1"> </text:span>האבוד<text:span text:style-name="T1"> </text:span>ועל<text:span text:style-name="T1"> </text:span>השרוף<text:span text:style-name="T1"> </text:span><text:span text:style-name="T27">(</text:span><text:span text:style-name="T29">שאם</text:span><text:span text:style-name="T2"> </text:span><text:span text:style-name="T29">נשרפו</text:span><text:span text:style-name="T2"> </text:span><text:span text:style-name="T29">האימורים</text:span><text:span text:style-name="T2"> </text:span><text:span text:style-name="T29">וחישב</text:span><text:span text:style-name="T2"> </text:span><text:span text:style-name="T29">בזריקה</text:span><text:span text:style-name="T2"> </text:span><text:span text:style-name="T29">על</text:span><text:span text:style-name="T2"> </text:span><text:span text:style-name="T29">מנת</text:span><text:span text:style-name="T2"> </text:span><text:span text:style-name="T29">להקטירן</text:span><text:span text:style-name="T2"> </text:span><text:span text:style-name="T29">חוץ</text:span><text:span text:style-name="T2"> </text:span><text:span text:style-name="T29">לזמנן</text:span><text:span text:style-name="T2"> </text:span><text:span text:style-name="T29">- הוי</text:span><text:span text:style-name="T2"> </text:span><text:span text:style-name="T29">פגול: שהאוכל</text:span><text:span text:style-name="T2"> </text:span><text:span text:style-name="T29">מן</text:span><text:span text:style-name="T2"> </text:span><text:span text:style-name="T29">הבשר</text:span><text:span text:style-name="T2"> </text:span><text:span text:style-name="T29">או</text:span><text:span text:style-name="T2"> </text:span><text:span text:style-name="T29">שאם</text:span><text:span text:style-name="T2"> </text:span><text:span text:style-name="T29">נמצאו</text:span><text:span text:style-name="T2"> </text:span><text:span text:style-name="T29">- האוכלן</text:span><text:span text:style-name="T2"> </text:span><text:span text:style-name="T29">חייב</text:span><text:span text:style-name="T2"> </text:span><text:span text:style-name="T29">כרת</text:span><text:span text:style-name="T27">)</text:span>, והא<text:span text:style-name="T1"> </text:span>אבוד<text:span text:style-name="T1"> </text:span>ושרוף<text:span text:style-name="T1"> </text:span>לא<text:span text:style-name="T1"> </text:span>איתינון<text:span text:style-name="T1"> </text:span>בעולם, ואפילו<text:span text:style-name="T1"> </text:span>הכי<text:span text:style-name="T1"> </text:span>קתני<text:span text:style-name="T1"> </text:span>'מחשבין' <text:span text:style-name="T27">(</text:span><text:span text:style-name="T29">דמהניא</text:span><text:span text:style-name="T2"> </text:span><text:span text:style-name="T29">בהו</text:span><text:span text:style-name="T2"> </text:span><text:span text:style-name="T29">מחשבה</text:span><text:span text:style-name="T2"> </text:span><text:span text:style-name="T29">בזריקה</text:span><text:span text:style-name="T2"> </text:span><text:span text:style-name="T29">לשוייה</text:span><text:span text:style-name="T2"> </text:span><text:span text:style-name="T29">הבשר</text:span><text:span text:style-name="T2"> </text:span><text:span text:style-name="T29">פגול</text:span><text:span text:style-name="T2"> </text:span><text:span text:style-name="T29">- הכא</text:span><text:span text:style-name="T2"> </text:span><text:span text:style-name="T29">נמי: 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יצא</text:span><text:span text:style-name="T2"> </text:span><text:span text:style-name="T29">כולו</text:span><text:span text:style-name="T2"> </text:span><text:span text:style-name="T29">דכמאן</text:span><text:span text:style-name="T2"> </text:span><text:span text:style-name="T29">דליתיה</text:span><text:span text:style-name="T2"> </text:span><text:span text:style-name="T29">דמי</text:span><text:span text:style-name="T2"> </text:span><text:span text:style-name="T29">- תיהני</text:span><text:span text:style-name="T2"> </text:span><text:span text:style-name="T29">ליה</text:span><text:span text:style-name="T2"> </text:span><text:span text:style-name="T29">זריקה</text:span><text:span text:style-name="T2"> </text:span><text:span text:style-name="T29">לאפוקיה</text:span><text:span text:style-name="T2"> </text:span><text:span text:style-name="T29">מידי</text:span><text:span text:style-name="T2"> </text:span><text:span text:style-name="T29">מעילה</text:span><text:span text:style-name="T27">)</text:span>! </text:p>
      <text:p text:style-name="P25">ומי<text:span text:style-name="T1"> </text:span>אמר<text:span text:style-name="T1"> </text:span>רב<text:span text:style-name="T1"> </text:span>אסי<text:span text:style-name="T1"> </text:span>הכי<text:span text:style-name="T1"> </text:span><text:span text:style-name="T27">(</text:span><text:span text:style-name="T29">דכי</text:span><text:span text:style-name="T2"> </text:span><text:span text:style-name="T29">יצא</text:span><text:span text:style-name="T2"> </text:span><text:span text:style-name="T29">כולו</text:span><text:span text:style-name="T2"> </text:span><text:span text:style-name="T29">מהניא</text:span><text:span text:style-name="T2"> </text:span><text:span text:style-name="T29">ליה</text:span><text:span text:style-name="T2"> </text:span><text:span text:style-name="T29">זריקה</text:span><text:span text:style-name="T27">)</text:span>? <text:span text:style-name="T27">(</text:span><text:span text:style-name="T29">ו</text:span><text:span text:style-name="T27">)</text:span>הא<text:span text:style-name="T1"> </text:span>בעא<text:span text:style-name="T1"> </text:span>מיניה<text:span text:style-name="T1"> </text:span>רב<text:span text:style-name="T1"> </text:span>אסי<text:span text:style-name="T1"> </text:span>מרבי<text:span text:style-name="T1"> </text:span>יוחנן: חישב<text:span text:style-name="T1"> </text:span>לנשפכין<text:span text:style-name="T1"> </text:span><text:span text:style-name="T27">(</text:span><text:span text:style-name="T29">שירי</text:span><text:span text:style-name="T2"> </text:span><text:span text:style-name="T29">הדם</text:span><text:span text:style-name="T2"> </text:span><text:span text:style-name="T29">שהיה</text:span><text:span text:style-name="T2"> </text:span><text:span text:style-name="T29">שופך</text:span><text:span text:style-name="T2"> </text:span><text:span text:style-name="T29">ליסוד</text:span><text:span text:style-name="T2"> </text:span><text:span text:style-name="T29">המזבח</text:span><text:span text:style-name="T27">)</text:span> למחר<text:span text:style-name="T1"> </text:span><text:span text:style-name="T27">(</text:span><text:span text:style-name="T29">וקא</text:span><text:span text:style-name="T2"> </text:span><text:span text:style-name="T29">מיבעיא</text:span><text:span text:style-name="T2"> </text:span><text:span text:style-name="T29">ליה*: חישב</text:span><text:span text:style-name="T2"> </text:span><text:span text:style-name="T29">בשעת</text:span><text:span text:style-name="T2"> </text:span><text:span text:style-name="T29">שפיכת</text:span><text:span text:style-name="T2"> </text:span><text:span text:style-name="T29">השיריים</text:span><text:span text:style-name="T2"> </text:span><text:span text:style-name="T29">על</text:span><text:span text:style-name="T2"> </text:span><text:span text:style-name="T29">מנת</text:span><text:span text:style-name="T2"> </text:span><text:span text:style-name="T29">לאכול</text:span><text:span text:style-name="T2"> </text:span><text:span text:style-name="T29">כזית</text:span><text:span text:style-name="T2"> </text:span><text:span text:style-name="T29">חוץ</text:span><text:span text:style-name="T2"> </text:span><text:span text:style-name="T29">לזמנו, דהיינו</text:span><text:span text:style-name="T2"> </text:span><text:span text:style-name="T29">למחר</text:span><text:span text:style-name="T27">)</text:span> – מהו<text:span text:style-name="T1"> </text:span><text:span text:style-name="T27">(</text:span><text:span text:style-name="T29">מי</text:span><text:span text:style-name="T2"> </text:span><text:span text:style-name="T29">חשיבא</text:span><text:span text:style-name="T2"> </text:span><text:span text:style-name="T29">הא</text:span><text:span text:style-name="T2"> </text:span><text:span text:style-name="T29">מחשבה</text:span><text:span text:style-name="T2"> </text:span><text:span text:style-name="T29">דנשפכין</text:span><text:span text:style-name="T2"> </text:span><text:span text:style-name="T29">לפגל</text:span><text:span text:style-name="T2"> </text:span><text:span text:style-name="T29">כמו</text:span><text:span text:style-name="T2"> </text:span><text:span text:style-name="T29">מחשבה</text:span><text:span text:style-name="T2"> </text:span><text:span text:style-name="T29">דזריקה</text:span><text:span text:style-name="T2"> </text:span><text:span text:style-name="T29">עצמה</text:span><text:span text:style-name="T2"> </text:span><text:span text:style-name="T29">או</text:span><text:span text:style-name="T2"> </text:span><text:span text:style-name="T29">לא? ענין</text:span><text:span text:style-name="T2"> </text:span><text:span text:style-name="T29">אחר</text:span><text:span text:style-name="T2"> </text:span><text:span text:style-name="T29">אמר</text:span><text:span text:style-name="T2"> </text:span><text:span text:style-name="T29">המורה: חישב</text:span><text:span text:style-name="T2"> </text:span><text:span text:style-name="T29">לנשפכין</text:span><text:span text:style-name="T2"> </text:span><text:span text:style-name="T29">למחר: שבשעת</text:span><text:span text:style-name="T2"> </text:span><text:span text:style-name="T29">זריקה</text:span><text:span text:style-name="T2"> </text:span><text:span text:style-name="T29">חישב</text:span><text:span text:style-name="T2"> </text:span><text:span text:style-name="T29">לשפוך</text:span><text:span text:style-name="T2"> </text:span><text:span text:style-name="T29">השיריים</text:span><text:span text:style-name="T2"> </text:span><text:span text:style-name="T29">למחר</text:span><text:span text:style-name="T2"> </text:span><text:span text:style-name="T29">ליסוד, חשיבא</text:span><text:span text:style-name="T2"> </text:span><text:span text:style-name="T29">הא</text:span><text:span text:style-name="T2"> </text:span><text:span text:style-name="T29">מחשבה</text:span><text:span text:style-name="T2"> </text:span><text:span text:style-name="T29">דנשפכין</text:span><text:span text:style-name="T2"> </text:span><text:span text:style-name="T29">כאילו</text:span><text:span text:style-name="T2"> </text:span><text:span text:style-name="T29">חישב</text:span><text:span text:style-name="T2"> </text:span><text:span text:style-name="T29">בזריקה</text:span><text:span text:style-name="T2"> </text:span><text:span text:style-name="T29">עצמה: שחישב</text:span><text:span text:style-name="T2"> </text:span><text:span text:style-name="T29">לזרוק</text:span><text:span text:style-name="T2"> </text:span><text:span text:style-name="T29">מקצתו</text:span><text:span text:style-name="T2"> </text:span><text:span text:style-name="T29">למחר</text:span><text:span text:style-name="T2"> </text:span><text:span text:style-name="T29">חוץ</text:span><text:span text:style-name="T2"> </text:span><text:span text:style-name="T29">לזמנו, דמפגל</text:span><text:span text:style-name="T2"> </text:span><text:span text:style-name="T29">ליה? או</text:span><text:span text:style-name="T2"> </text:span><text:span text:style-name="T29">לא</text:span><text:span text:style-name="T27">)</text:span>? <text:span text:style-name="T27">(</text:span><text:span text:style-name="T29">ו</text:span><text:span text:style-name="T27">)</text:span>אמר<text:span text:style-name="T1"> </text:span>ליה<text:span text:style-name="T1"> </text:span>רבי<text:span text:style-name="T1"> </text:span>זירא: כבר<text:span text:style-name="T1"> </text:span>שנית<text:span text:style-name="T1"> </text:span>לנו<text:span text:style-name="T1"> </text:span>אלל<text:span text:style-name="T1"> </text:span><text:span text:style-name="T27">(</text:span><text:span text:style-name="T29">דתנן</text:span><text:span text:style-name="T2"> </text:span><text:span text:style-name="T29">ב'העור</text:span><text:span text:style-name="T2"> </text:span><text:span text:style-name="T29">והרוטב': הקיפה</text:span><text:span text:style-name="T2"> </text:span><text:span text:style-name="T29">והאלל</text:span><text:span text:style-name="T2"> </text:span><text:span text:style-name="T29">מצטרפין</text:span><text:span text:style-name="T2"> </text:span><text:span text:style-name="T29">לטומאת</text:span><text:span text:style-name="T2"> </text:span><text:span text:style-name="T29">אוכלין, אבל</text:span><text:span text:style-name="T2"> </text:span><text:span text:style-name="T29">לא</text:span><text:span text:style-name="T2"> </text:span><text:span text:style-name="T29">לטומאת</text:span><text:span text:style-name="T2"> </text:span><text:span text:style-name="T29">נבלות: דכיון</text:span><text:span text:style-name="T2"> </text:span><text:span text:style-name="T29">דלית</text:span><text:span text:style-name="T2"> </text:span><text:span text:style-name="T29">ביה</text:span><text:span text:style-name="T2"> </text:span><text:span text:style-name="T29">מששא</text:span><text:span text:style-name="T2"> </text:span><text:span text:style-name="T29">- לא</text:span><text:span text:style-name="T2"> </text:span><text:span text:style-name="T29">מטמא</text:span><text:span text:style-name="T2"> </text:span><text:span text:style-name="T29">טומאת</text:span><text:span text:style-name="T2"> </text:span><text:span text:style-name="T29">נבלות</text:span><text:span text:style-name="T27">)</text:span>! אלמא: האי<text:span text:style-name="T1"> </text:span>אלל<text:span text:style-name="T1"> </text:span>כיון<text:span text:style-name="T1"> </text:span>דלית<text:span text:style-name="T1"> </text:span>ביה<text:span text:style-name="T1"> </text:span>מששא<text:span text:style-name="T1"> </text:span>- לא<text:span text:style-name="T1"> </text:span>מקבל<text:span text:style-name="T1"> </text:span>טומאה, הני<text:span text:style-name="T1"> </text:span>נשפכין<text:span text:style-name="T1"> </text:span>נמי, כיון<text:span text:style-name="T1"> </text:span>דלאיבוד<text:span text:style-name="T1"> </text:span>אזלי<text:span text:style-name="T1"> </text:span><text:span text:style-name="T27">(</text:span><text:span text:style-name="T29">ליסוד, ולא</text:span><text:span text:style-name="T2"> </text:span><text:span text:style-name="T29">על</text:span><text:span text:style-name="T2"> </text:span><text:span text:style-name="T29">גבי</text:span><text:span text:style-name="T2"> </text:span><text:span text:style-name="T29">המזבח</text:span><text:span text:style-name="T27">)</text:span> - בהו<text:span text:style-name="T1"> </text:span>מחשבה<text:span text:style-name="T1"> </text:span>לא<text:span text:style-name="T1"> </text:span>מהניא<text:span text:style-name="T1"> </text:span><text:span text:style-name="T27">(</text:span><text:span text:style-name="T29">לפגולי</text:span><text:span text:style-name="T27">) (</text:span><text:span text:style-name="T29">הא</text:span><text:span text:style-name="T2"> </text:span><text:span text:style-name="T29">נמי</text:span><text:span text:style-name="T2"> </text:span><text:span text:style-name="T29">שיצא</text:span><text:span text:style-name="T2"> </text:span><text:span text:style-name="T29">כולו</text:span><text:span text:style-name="T2"> </text:span><text:span text:style-name="T29">- לאיבוד</text:span><text:span text:style-name="T2"> </text:span><text:span text:style-name="T29">קאי: לשרפה, וכמאן</text:span><text:span text:style-name="T2"> </text:span><text:span text:style-name="T29">דליתיה</text:span><text:span text:style-name="T2"> </text:span><text:span text:style-name="T29">כלל</text:span><text:span text:style-name="T2"> </text:span><text:span text:style-name="T29">דמי, ובדין</text:span><text:span text:style-name="T2"> </text:span><text:span text:style-name="T29">הוא</text:span><text:span text:style-name="T2"> </text:span><text:span text:style-name="T29">דלא</text:span><text:span text:style-name="T2"> </text:span><text:span text:style-name="T29">מהניא</text:span><text:span text:style-name="T2"> </text:span><text:span text:style-name="T29">ליה</text:span><text:span text:style-name="T2"> </text:span><text:span text:style-name="T29">זריקה</text:span><text:span text:style-name="T2"> </text:span><text:span text:style-name="T29">לאפוקי</text:span><text:span text:style-name="T2"> </text:span><text:span text:style-name="T29">ממעילה</text:span><text:span text:style-name="T27">)</text:span>!</text:p>
      <text:p text:style-name="P22"><text:span text:style-name="T28">*תוספות</text:span><text:span text:style-name="T1"> </text:span><text:span text:style-name="T28">ד"ה</text:span><text:span text:style-name="T1"> </text:span><text:span text:style-name="T28">חישב</text:span><text:span text:style-name="T1"> </text:span><text:span text:style-name="T28">לנשפכין</text:span><text:span text:style-name="T1"> </text:span><text:span text:style-name="T28">למחר</text:span><text:span text:style-name="T1"> </text:span><text:span text:style-name="T28">מהו. אין</text:span><text:span text:style-name="T1"> </text:span><text:span text:style-name="T28">לפרש</text:span><text:span text:style-name="T1"> </text:span><text:span text:style-name="T28">שחישב</text:span><text:span text:style-name="T1"> </text:span><text:span text:style-name="T28">בשעה</text:span><text:span text:style-name="T1"> </text:span><text:span text:style-name="T28">ששופך</text:span><text:span text:style-name="T1"> </text:span><text:span text:style-name="T28">שיריים</text:span><text:span text:style-name="T1"> </text:span><text:span text:style-name="T28">ליסוד</text:span><text:span text:style-name="T1"> </text:span><text:span text:style-name="T28">ע"מ</text:span><text:span text:style-name="T1"> </text:span><text:span text:style-name="T28">לאכול</text:span><text:span text:style-name="T1"> </text:span><text:span text:style-name="T28">מן</text:span><text:span text:style-name="T1"> </text:span><text:span text:style-name="T28">הזבח, דהא</text:span><text:span text:style-name="T1"> </text:span><text:span text:style-name="T28">פשיטא</text:span><text:span text:style-name="T1"> </text:span><text:span text:style-name="T28">דלא</text:span><text:span text:style-name="T1"> </text:span><text:span text:style-name="T28">פיגל, כדתניא</text:span><text:span text:style-name="T1"> </text:span><text:span text:style-name="T28">פ"ק</text:span><text:span text:style-name="T1"> </text:span><text:span text:style-name="T28">דזבחים</text:span><text:span text:style-name="T1"> </text:span><text:span text:style-name="T28">[דף</text:span><text:span text:style-name="T1"> </text:span><text:span text:style-name="T28">יג.] דקתני</text:span><text:span text:style-name="T1"> </text:span><text:span text:style-name="T28">'יצאו</text:span><text:span text:style-name="T1"> </text:span><text:span text:style-name="T28">שפיכת</text:span><text:span text:style-name="T1"> </text:span><text:span text:style-name="T28">שיריים</text:span><text:span text:style-name="T1"> </text:span><text:span text:style-name="T28">והקטרת</text:span><text:span text:style-name="T1"> </text:span><text:span text:style-name="T28">אימורים</text:span><text:span text:style-name="T1"> </text:span><text:span text:style-name="T28">שאין</text:span><text:span text:style-name="T1"> </text:span><text:span text:style-name="T28">מעכבין'; וגם</text:span><text:span text:style-name="T1"> </text:span><text:span text:style-name="T28">לא</text:span><text:span text:style-name="T1"> </text:span><text:span text:style-name="T28">קבעי</text:span><text:span text:style-name="T1"> </text:span><text:span text:style-name="T28">במחשב</text:span><text:span text:style-name="T1"> </text:span><text:span text:style-name="T28">בזריקה</text:span><text:span text:style-name="T1"> </text:span><text:span text:style-name="T28">ע"מ</text:span><text:span text:style-name="T1"> </text:span><text:span text:style-name="T28">לשפוך</text:span><text:span text:style-name="T1"> </text:span><text:span text:style-name="T28">שיריים</text:span><text:span text:style-name="T1"> </text:span><text:span text:style-name="T28">למחר, דהא</text:span><text:span text:style-name="T1"> </text:span><text:span text:style-name="T28">נמי</text:span><text:span text:style-name="T1"> </text:span><text:span text:style-name="T28">פשיטא</text:span><text:span text:style-name="T1"> </text:span><text:span text:style-name="T28">ליה</text:span><text:span text:style-name="T1"> </text:span><text:span text:style-name="T28">דפיגל, כדקאמר</text:span><text:span text:style-name="T1"> </text:span><text:span text:style-name="T28">נמי</text:span><text:span text:style-name="T1"> </text:span><text:span text:style-name="T28">התם; וטעמם</text:span><text:span text:style-name="T1"> </text:span><text:span text:style-name="T28">- משום</text:span><text:span text:style-name="T1"> </text:span><text:span text:style-name="T28">דבעינן</text:span><text:span text:style-name="T1"> </text:span><text:span text:style-name="T28">שיחשב</text:span><text:span text:style-name="T1"> </text:span><text:span text:style-name="T28">בארבע</text:span><text:span text:style-name="T1"> </text:span><text:span text:style-name="T28">עבודות</text:span><text:span text:style-name="T1"> </text:span><text:span text:style-name="T28">בדבר</text:span><text:span text:style-name="T1"> </text:span><text:span text:style-name="T28">שהיא</text:span><text:span text:style-name="T1"> </text:span><text:span text:style-name="T28">אכילת</text:span><text:span text:style-name="T1"> </text:span><text:span text:style-name="T28">אדם</text:span><text:span text:style-name="T1"> </text:span><text:span text:style-name="T28">או</text:span><text:span text:style-name="T1"> </text:span><text:span text:style-name="T28">אכילת</text:span><text:span text:style-name="T1"> </text:span><text:span text:style-name="T28">מזבח, ושפיכת</text:span><text:span text:style-name="T1"> </text:span><text:span text:style-name="T28">שיירים</text:span><text:span text:style-name="T1"> </text:span><text:span text:style-name="T28">אכילת</text:span><text:span text:style-name="T1"> </text:span><text:span text:style-name="T28">מזבח</text:span><text:span text:style-name="T1"> </text:span><text:span text:style-name="T28">היא, אך</text:span><text:span text:style-name="T1"> </text:span><text:span text:style-name="T28">לא</text:span><text:span text:style-name="T1"> </text:span><text:span text:style-name="T28">ארבע</text:span><text:span text:style-name="T1"> </text:span><text:span text:style-name="T28">עבודות</text:span><text:span text:style-name="T1"> </text:span><text:span text:style-name="T28">היא;</text:span></text:p>
      <text:p text:style-name="P22"><text:span text:style-name="T28">אלא</text:span><text:span text:style-name="T1"> </text:span><text:span text:style-name="T28">נראה</text:span><text:span text:style-name="T1"> </text:span><text:span text:style-name="T28">לר"י</text:span><text:span text:style-name="T1"> </text:span><text:span text:style-name="T28">דקבעי</text:span><text:span text:style-name="T1"> </text:span><text:span text:style-name="T28">במחשב</text:span><text:span text:style-name="T1"> </text:span><text:span text:style-name="T28">בשעת</text:span><text:span text:style-name="T1"> </text:span><text:span text:style-name="T28">זריקה</text:span><text:span text:style-name="T1"> </text:span><text:span text:style-name="T28">על</text:span><text:span text:style-name="T1"> </text:span><text:span text:style-name="T28">מנת</text:span><text:span text:style-name="T1"> </text:span><text:span text:style-name="T28">לזרוק</text:span><text:span text:style-name="T1"> </text:span><text:span text:style-name="T28">הדם</text:span><text:span text:style-name="T1"> </text:span><text:span text:style-name="T28">שנשפך</text:span><text:span text:style-name="T1"> </text:span><text:span text:style-name="T28">מן</text:span><text:span text:style-name="T1"> </text:span><text:span text:style-name="T28">הכלי</text:span><text:span text:style-name="T1"> </text:span><text:span text:style-name="T28">למחר, דתנן</text:span><text:span text:style-name="T1"> </text:span><text:span text:style-name="T28">זבחים</text:span><text:span text:style-name="T1"> </text:span><text:span text:style-name="T28">[דף</text:span><text:span text:style-name="T1"> </text:span><text:span text:style-name="T28">כה. ודף</text:span><text:span text:style-name="T1"> </text:span><text:span text:style-name="T28">לב.] 'נשפך</text:span><text:span text:style-name="T1"> </text:span><text:span text:style-name="T28">על</text:span><text:span text:style-name="T1"> </text:span><text:span text:style-name="T28">הרצפה</text:span><text:span text:style-name="T1"> </text:span><text:span text:style-name="T28">ואספו</text:span><text:span text:style-name="T1"> – </text:span><text:span text:style-name="T28">פסול; מן</text:span><text:span text:style-name="T1"> </text:span><text:span text:style-name="T28">הכלי</text:span><text:span text:style-name="T1"> </text:span><text:span text:style-name="T28">ואספו</text:span><text:span text:style-name="T1"> – </text:span><text:span text:style-name="T28">כשר'; מי</text:span><text:span text:style-name="T1"> </text:span><text:span text:style-name="T28">אמרינן</text:span><text:span text:style-name="T1"> </text:span><text:span text:style-name="T28">הא</text:span><text:span text:style-name="T1"> </text:span><text:span text:style-name="T28">חזי: דאם</text:span><text:span text:style-name="T1"> </text:span><text:span text:style-name="T28">ירצה</text:span><text:span text:style-name="T1"> </text:span><text:span text:style-name="T28">יאספנו</text:span><text:span text:style-name="T1"> </text:span><text:span text:style-name="T28">ויזרקנו? או</text:span><text:span text:style-name="T1"> </text:span><text:span text:style-name="T28">דלמא</text:span><text:span text:style-name="T1"> </text:span><text:span text:style-name="T28">הואיל</text:span><text:span text:style-name="T1"> </text:span><text:span text:style-name="T28">ואין</text:span><text:span text:style-name="T1"> </text:span><text:span text:style-name="T28">מצוה</text:span><text:span text:style-name="T1"> </text:span><text:span text:style-name="T28">לאוספו</text:span><text:span text:style-name="T1"> </text:span><text:span text:style-name="T28">הוה</text:span><text:span text:style-name="T1"> </text:span><text:span text:style-name="T28">ליה</text:span><text:span text:style-name="T1"> </text:span><text:span text:style-name="T28">הולך</text:span><text:span text:style-name="T1"> </text:span><text:span text:style-name="T28">לאיבוד?</text:span></text:p>
      <text:p text:style-name="P25">אלא<text:span text:style-name="T1"> </text:span>דקתני<text:span text:style-name="T1"> </text:span>'<text:span text:style-name="T27">(</text:span><text:span text:style-name="T29">מחשבין</text:span><text:span text:style-name="T27">)</text:span> על<text:span text:style-name="T1"> </text:span>האבוד<text:span text:style-name="T1"> </text:span>ועל<text:span text:style-name="T1"> </text:span>השרוף' קשיא<text:span text:style-name="T1"> </text:span><text:span text:style-name="T27">(</text:span><text:span text:style-name="T29">כלומר: והא</text:span><text:span text:style-name="T2"> </text:span><text:span text:style-name="T29">משמע</text:span><text:span text:style-name="T2"> </text:span><text:span text:style-name="T29">מהא</text:span><text:span text:style-name="T2"> </text:span><text:span text:style-name="T29">ברייתא</text:span><text:span text:style-name="T2"> </text:span><text:span text:style-name="T29">דמהניא</text:span><text:span text:style-name="T2"> </text:span><text:span text:style-name="T29">מחשבה</text:span><text:span text:style-name="T2"> </text:span><text:span text:style-name="T29">דזריקה</text:span><text:span text:style-name="T2"> </text:span><text:span text:style-name="T29">לאבוד</text:span><text:span text:style-name="T2"> </text:span><text:span text:style-name="T29">ושרוף</text:span><text:span text:style-name="T2"> </text:span><text:span text:style-name="T29">לפגולי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ליתנהו</text:span><text:span text:style-name="T2"> </text:span><text:span text:style-name="T29">בעולם</text:span><text:span text:style-name="T2"> </text:span><text:span text:style-name="T29">- הכי</text:span><text:span text:style-name="T2"> </text:span><text:span text:style-name="T29">נמי</text:span><text:span text:style-name="T2"> </text:span><text:span text:style-name="T29">דין</text:span><text:span text:style-name="T2"> </text:span><text:span text:style-name="T29">הוא</text:span><text:span text:style-name="T2"> </text:span><text:span text:style-name="T29">דתהני</text:span><text:span text:style-name="T2"> </text:span><text:span text:style-name="T29">זריקה</text:span><text:span text:style-name="T2"> </text:span><text:span text:style-name="T29">לכשיצא</text:span><text:span text:style-name="T2"> </text:span><text:span text:style-name="T29">כולו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דמי</text:span><text:span text:style-name="T2"> </text:span><text:span text:style-name="T29">כמאן</text:span><text:span text:style-name="T2"> </text:span><text:span text:style-name="T29">דליתיה</text:span><text:span text:style-name="T2"> </text:span><text:span text:style-name="T29">בעולם</text:span><text:span text:style-name="T27">)</text:span>!?</text:p>
      <text:p text:style-name="P25">אמר<text:span text:style-name="T1"> </text:span>רבא: אימא<text:span text:style-name="T1"> </text:span>'<text:span text:style-name="T27">(</text:span><text:span text:style-name="T29">מחשבין</text:span><text:span text:style-name="T27">)</text:span> על<text:span text:style-name="T1"> </text:span>העומד<text:span text:style-name="T1"> </text:span>לאיבוד<text:span text:style-name="T1"> </text:span>ועל<text:span text:style-name="T1"> </text:span>העומד<text:span text:style-name="T1"> </text:span>לישרף' <text:span text:style-name="T27">(</text:span><text:span text:style-name="T29">דכיון</text:span><text:span text:style-name="T2"> </text:span><text:span text:style-name="T29">דבשעת</text:span><text:span text:style-name="T2"> </text:span><text:span text:style-name="T29">זריקה, כשחישב, אכתי</text:span><text:span text:style-name="T2"> </text:span><text:span text:style-name="T29">הוו</text:span><text:span text:style-name="T2"> </text:span><text:span text:style-name="T29">קמן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שוב</text:span><text:span text:style-name="T2"> </text:span><text:span text:style-name="T29">נאבדו</text:span><text:span text:style-name="T2"> </text:span><text:span text:style-name="T29">או</text:span><text:span text:style-name="T2"> </text:span><text:span text:style-name="T29">נשרפו</text:span><text:span text:style-name="T2"> </text:span><text:span text:style-name="T29">- מהניא</text:span><text:span text:style-name="T2"> </text:span><text:span text:style-name="T29">בהו</text:span><text:span text:style-name="T2"> </text:span><text:span text:style-name="T29">מחשבה, אבל</text:span><text:span text:style-name="T2"> </text:span><text:span text:style-name="T29">הכא: הבשר</text:span><text:span text:style-name="T2"> </text:span><text:span text:style-name="T29">יצא</text:span><text:span text:style-name="T2"> </text:span><text:span text:style-name="T29">כולו</text:span><text:span text:style-name="T2"> </text:span><text:span text:style-name="T29">לפני</text:span><text:span text:style-name="T2"> </text:span><text:span text:style-name="T29">זריקה</text:span><text:span text:style-name="T2"> </text:span><text:span text:style-name="T29">- כמאן</text:span><text:span text:style-name="T2"> </text:span><text:span text:style-name="T29">דליתא</text:span><text:span text:style-name="T2"> </text:span><text:span text:style-name="T29">דמי</text:span><text:span text:style-name="T2"> </text:span><text:span text:style-name="T29">בשעת</text:span><text:span text:style-name="T2"> </text:span><text:span text:style-name="T29">זריקה</text:span><text:span text:style-name="T2"> </text:span><text:span text:style-name="T29">- אין</text:span><text:span text:style-name="T2"> </text:span><text:span text:style-name="T29">זריקה</text:span><text:span text:style-name="T2"> </text:span><text:span text:style-name="T29">מועלת</text:span><text:span text:style-name="T2"> </text:span><text:span text:style-name="T29">לבשר</text:span><text:span text:style-name="T2"> </text:span><text:span text:style-name="T29">להוציאו</text:span><text:span text:style-name="T2"> </text:span><text:span text:style-name="T29">מידי</text:span><text:span text:style-name="T2"> </text:span><text:span text:style-name="T29">מעילה; והא</text:span><text:span text:style-name="T2"> </text:span><text:span text:style-name="T29">דקאמר</text:span><text:span text:style-name="T2"> </text:span><text:span text:style-name="T29">'עומד</text:span><text:span text:style-name="T2"> </text:span><text:span text:style-name="T29">ליאבד</text:span><text:span text:style-name="T2"> </text:span><text:span text:style-name="T29">ולישרף' - לא</text:span><text:span text:style-name="T2"> </text:span><text:span text:style-name="T29">אמר</text:span><text:span text:style-name="T2"> </text:span><text:span text:style-name="T29">שדינן</text:span><text:span text:style-name="T2"> </text:span><text:span text:style-name="T29">הוא</text:span><text:span text:style-name="T2"> </text:span><text:span text:style-name="T29">ליאבד</text:span><text:span text:style-name="T2"> </text:span><text:span text:style-name="T29">ולישרף, אלא</text:span><text:span text:style-name="T2"> </text:span><text:span text:style-name="T29">שנאבדו</text:span><text:span text:style-name="T2"> </text:span><text:span text:style-name="T29">השתא</text:span><text:span text:style-name="T2"> </text:span><text:span text:style-name="T29">או</text:span><text:span text:style-name="T2"> </text:span><text:span text:style-name="T29">נשרפו; 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הוו</text:span><text:span text:style-name="T2"> </text:span><text:span text:style-name="T29">קמן</text:span><text:span text:style-name="T2"> </text:span><text:span text:style-name="T29">בשעת</text:span><text:span text:style-name="T2"> </text:span><text:span text:style-name="T29">זריקה</text:span><text:span text:style-name="T2"> </text:span><text:span text:style-name="T29">- הוכיח</text:span><text:span text:style-name="T2"> </text:span><text:span text:style-name="T29">סופן</text:span><text:span text:style-name="T2"> </text:span><text:span text:style-name="T29">על</text:span><text:span text:style-name="T2"> </text:span><text:span text:style-name="T29">תחלתן</text:span><text:span text:style-name="T2"> </text:span><text:span text:style-name="T29">שהיו</text:span><text:span text:style-name="T2"> </text:span><text:span text:style-name="T29">עומדין</text:span><text:span text:style-name="T2"> </text:span><text:span text:style-name="T29">ליאבד</text:span><text:span text:style-name="T2"> </text:span><text:span text:style-name="T29">ולישרף</text:span><text:span text:style-name="T27">)</text:span>. </text:p>
      <text:p text:style-name="P25">אמר<text:span text:style-name="T1"> </text:span>רב<text:span text:style-name="T1"> </text:span>פפא: לא<text:span text:style-name="T1"> </text:span>אמר<text:span text:style-name="T1"> </text:span>רב<text:span text:style-name="T1"> </text:span>עקיבא<text:span text:style-name="T1"> </text:span>'זריקה<text:span text:style-name="T1"> </text:span>מועלת<text:span text:style-name="T1"> </text:span>ליוצא' אלא<text:span text:style-name="T1"> </text:span>שיצא<text:span text:style-name="T1"> </text:span>בשר, אבל<text:span text:style-name="T1"> </text:span><text:span text:style-name="T27">(</text:span><text:span text:style-name="T29">יצא</text:span><text:span text:style-name="T27">)</text:span> דם<text:span text:style-name="T1"> </text:span><text:span text:style-name="T27">(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חזר</text:span><text:span text:style-name="T2"> </text:span><text:span text:style-name="T29">והכניסו</text:span><text:span text:style-name="T2"> </text:span><text:span text:style-name="T29">וזרקו</text:span><text:span text:style-name="T27">)</text:span> - אין<text:span text:style-name="T1"> </text:span>זריקה<text:span text:style-name="T1"> </text:span>מועלת<text:span text:style-name="T1"> </text:span>ליוצא<text:span text:style-name="T1"> </text:span><text:span text:style-name="T27">(</text:span><text:span text:style-name="T29">אין</text:span><text:span text:style-name="T2"> </text:span><text:span text:style-name="T29">זריקה</text:span><text:span text:style-name="T2"> </text:span><text:span text:style-name="T29">של</text:span><text:span text:style-name="T2"> </text:span><text:span text:style-name="T29">אותו</text:span><text:span text:style-name="T2"> </text:span><text:span text:style-name="T29">דם</text:span><text:span text:style-name="T2"> </text:span><text:span text:style-name="T29">שיצא</text:span><text:span text:style-name="T2"> </text:span><text:span text:style-name="T29">מועלת</text:span><text:span text:style-name="T2"> </text:span><text:span text:style-name="T29">להוציא</text:span><text:span text:style-name="T2"> </text:span><text:span text:style-name="T29">הבשר</text:span><text:span text:style-name="T2"> </text:span><text:span text:style-name="T29">מידי</text:span><text:span text:style-name="T2"> </text:span><text:span text:style-name="T29">מעילה</text:span><text:span text:style-name="T27">)</text:span>; </text:p>
      <text:p text:style-name="P25">תניא<text:span text:style-name="T1"> </text:span>נמי<text:span text:style-name="T1"> </text:span>הכי: '<text:span text:style-name="T115">שחט</text:span><text:span text:style-name="T4"> </text:span><text:span text:style-name="T115">בשתיקה</text:span><text:span text:style-name="T4"> </text:span><text:span text:style-name="T27">(</text:span><text:span text:style-name="T29">בכשרות: שלא</text:span><text:span text:style-name="T2"> </text:span><text:span text:style-name="T29">חישב</text:span><text:span text:style-name="T2"> </text:span><text:span text:style-name="T29">בה</text:span><text:span text:style-name="T2"> </text:span><text:span text:style-name="T29">שום</text:span><text:span text:style-name="T2"> </text:span><text:span text:style-name="T29">פסול</text:span><text:span text:style-name="T27">)</text:span><text:span text:style-name="T115"> ויצא</text:span><text:span text:style-name="T4"> </text:span><text:span text:style-name="T115">דם</text:span><text:span text:style-name="T4"> </text:span><text:span text:style-name="T27">(</text:span><text:span text:style-name="T29">ושוב</text:span><text:span text:style-name="T2"> </text:span><text:span text:style-name="T29">יצא</text:span><text:span text:style-name="T2"> </text:span><text:span text:style-name="T29">הדם</text:span><text:span text:style-name="T2"> </text:span><text:span text:style-name="T29">חוץ</text:span><text:span text:style-name="T2"> </text:span><text:span text:style-name="T29">לעזרה</text:span><text:span text:style-name="T27">)</text:span><text:span text:style-name="T115">, אף</text:span><text:span text:style-name="T4"> </text:span><text:span text:style-name="T115">על</text:span><text:span text:style-name="T4"> </text:span><text:span text:style-name="T115">פי</text:span><text:span text:style-name="T4"> </text:span><text:span text:style-name="T115">שחזר</text:span><text:span text:style-name="T4"> </text:span><text:span text:style-name="T115">וזרקו</text:span><text:span text:style-name="T4"> </text:span><text:span text:style-name="T115">- לא</text:span><text:span text:style-name="T4"> </text:span><text:span text:style-name="T115">עשה</text:span><text:span text:style-name="T4"> </text:span><text:span text:style-name="T115">ולא</text:span><text:span text:style-name="T4"> </text:span><text:span text:style-name="T115">כלום, בקדשי</text:span><text:span text:style-name="T4"> </text:span><text:span text:style-name="T115">קדשים</text:span><text:span text:style-name="T4"> </text:span><text:span text:style-name="T115">- מועלין</text:span><text:span text:style-name="T4"> </text:span><text:span text:style-name="T115">בו</text:span><text:span text:style-name="T4"> </text:span><text:span text:style-name="T27">(</text:span><text:span text:style-name="T29">דהאי</text:span><text:span text:style-name="T2"> </text:span><text:soft-page-break/><text:span text:style-name="T29">זריקה</text:span><text:span text:style-name="T2"> </text:span><text:span text:style-name="T29">אינה</text:span><text:span text:style-name="T2"> </text:span><text:span text:style-name="T29">מתרת</text:span><text:span text:style-name="T2"> </text:span><text:span text:style-name="T29">הבשר</text:span><text:span text:style-name="T2"> </text:span><text:span text:style-name="T29">לכהנים</text:span><text:span text:style-name="T27">)</text:span><text:span text:style-name="T115">, בקדשים</text:span><text:span text:style-name="T4"> </text:span><text:span text:style-name="T115">קלים</text:span><text:span text:style-name="T4"> </text:span><text:span text:style-name="T115">- אין</text:span><text:span text:style-name="T4"> </text:span><text:span text:style-name="T115">מועלין</text:span><text:span text:style-name="T4"> </text:span><text:span text:style-name="T115">בו</text:span><text:span text:style-name="T4"> </text:span><text:span text:style-name="T27">(</text:span><text:span text:style-name="T29">באימורין</text:span><text:span text:style-name="T2"> </text:span><text:span text:style-name="T29">משום</text:span><text:span text:style-name="T2"> </text:span><text:span text:style-name="T29">זריקה</text:span><text:span text:style-name="T2"> </text:span><text:span text:style-name="T29">זו, דהאי</text:span><text:span text:style-name="T2"> </text:span><text:span text:style-name="T29">זריקה</text:span><text:span text:style-name="T2"> </text:span><text:span text:style-name="T29">- לאו</text:span><text:span text:style-name="T2"> </text:span><text:span text:style-name="T29">כלום</text:span><text:span text:style-name="T2"> </text:span><text:span text:style-name="T29">היא</text:span><text:span text:style-name="T27">)'</text:span>. </text:p>
      <text:p text:style-name="P26"/>
      <text:p text:style-name="P25">א"ר<text:span text:style-name="T1"> </text:span>עקיבא<text:span text:style-name="T1"> </text:span>הא<text:span text:style-name="T1"> </text:span>זה<text:span text:style-name="T1"> </text:span>למה<text:span text:style-name="T1"> </text:span>דומה<text:span text:style-name="T1"> </text:span><text:span text:style-name="T27">[והרי</text:span><text:span text:style-name="T2"> </text:span><text:span text:style-name="T27">המפריש</text:span><text:span text:style-name="T2"> </text:span><text:span text:style-name="T27">חטאתו</text:span><text:span text:style-name="T2"> </text:span><text:span text:style-name="T27">ואבדה</text:span><text:span text:style-name="T2"> </text:span><text:span text:style-name="T27">והפריש</text:span><text:span text:style-name="T2"> </text:span><text:span text:style-name="T27">אחרת</text:span><text:span text:style-name="T2"> </text:span><text:span text:style-name="T27">תחתיה, ואחר</text:span><text:span text:style-name="T2"> </text:span><text:span text:style-name="T27">כך</text:span><text:span text:style-name="T2"> </text:span><text:span text:style-name="T27">נמצאת</text:span><text:span text:style-name="T2"> </text:span><text:span text:style-name="T27">הראשונה</text:span><text:span text:style-name="T2"> </text:span><text:span text:style-name="T27">והרי</text:span><text:span text:style-name="T2"> </text:span><text:span text:style-name="T27">שתיהן</text:span><text:span text:style-name="T2"> </text:span><text:span text:style-name="T27">עומדות, לא</text:span><text:span text:style-name="T2"> </text:span><text:span text:style-name="T27">כשם</text:span><text:span text:style-name="T2"> </text:span><text:span text:style-name="T27">שדמה</text:span><text:span text:style-name="T2"> </text:span><text:span text:style-name="T27">פוטר</text:span><text:span text:style-name="T2"> </text:span><text:span text:style-name="T27">את</text:span><text:span text:style-name="T2"> </text:span><text:span text:style-name="T27">בשרה</text:span><text:span text:style-name="T2"> </text:span><text:span text:style-name="T27">כך</text:span><text:span text:style-name="T2"> </text:span><text:span text:style-name="T27">הוא</text:span><text:span text:style-name="T2"> </text:span><text:span text:style-name="T27">פוטר</text:span><text:span text:style-name="T2"> </text:span><text:span text:style-name="T27">את</text:span><text:span text:style-name="T2"> </text:span><text:span text:style-name="T27">בשר</text:span><text:span text:style-name="T2"> </text:span><text:span text:style-name="T27">חברתה? אם</text:span><text:span text:style-name="T2"> </text:span><text:span text:style-name="T27">פטר</text:span><text:span text:style-name="T2"> </text:span><text:span text:style-name="T27">דמה</text:span><text:span text:style-name="T2"> </text:span><text:span text:style-name="T27">את</text:span><text:span text:style-name="T2"> </text:span><text:span text:style-name="T27">בשר</text:span><text:span text:style-name="T2"> </text:span><text:span text:style-name="T27">חברתה</text:span><text:span text:style-name="T2"> </text:span><text:span text:style-name="T27">מן</text:span><text:span text:style-name="T2"> </text:span><text:span text:style-name="T27">המעילה</text:span><text:span text:style-name="T2"> </text:span><text:span text:style-name="T27">- דין</text:span><text:span text:style-name="T2"> </text:span><text:span text:style-name="T27">הוא</text:span><text:span text:style-name="T2"> </text:span><text:span text:style-name="T27">שיפטראת</text:span><text:span text:style-name="T2"> </text:span><text:span text:style-name="T27">בשר</text:span><text:span text:style-name="T2"> </text:span><text:span text:style-name="T27">עצמה!]</text:span>: </text:p>
      <text:p text:style-name="P25">אמר<text:span text:style-name="T1"> </text:span>רבי<text:span text:style-name="T1"> </text:span>אלעזר: כי<text:span text:style-name="T1"> </text:span>אמר<text:span text:style-name="T1"> </text:span>רבי<text:span text:style-name="T1"> </text:span>עקיבא<text:span text:style-name="T1"> </text:span><text:span text:style-name="T27">(</text:span><text:span text:style-name="T29">כשם</text:span><text:span text:style-name="T2"> </text:span><text:span text:style-name="T29">שדמה</text:span><text:span text:style-name="T2"> </text:span><text:span text:style-name="T29">פוטר</text:span><text:span text:style-name="T2"> </text:span><text:span text:style-name="T29">את</text:span><text:span text:style-name="T2"> </text:span><text:span text:style-name="T29">בשרה</text:span><text:span text:style-name="T2"> </text:span><text:span text:style-name="T29">כך</text:span><text:span text:style-name="T2"> </text:span><text:span text:style-name="T29">פוטר</text:span><text:span text:style-name="T2"> </text:span><text:span text:style-name="T29">את</text:span><text:span text:style-name="T2"> </text:span><text:span text:style-name="T29">בשר</text:span><text:span text:style-name="T2"> </text:span><text:span text:style-name="T29">חברתה</text:span><text:span text:style-name="T27">)</text:span> - בבת<text:span text:style-name="T1"> </text:span>אחת<text:span text:style-name="T1"> </text:span><text:span text:style-name="T27">(</text:span><text:span text:style-name="T29">כגון</text:span><text:span text:style-name="T2"> </text:span><text:span text:style-name="T29">ששחטום</text:span><text:span text:style-name="T2"> </text:span><text:span text:style-name="T29">שני</text:span><text:span text:style-name="T2"> </text:span><text:span text:style-name="T29">כהנים</text:span><text:span text:style-name="T2"> </text:span><text:span text:style-name="T29">כאחת, דכחד</text:span><text:span text:style-name="T2"> </text:span><text:span text:style-name="T29">גופא</text:span><text:span text:style-name="T2"> </text:span><text:span text:style-name="T29">דמי: דלא</text:span><text:span text:style-name="T2"> </text:span><text:span text:style-name="T29">קדמה</text:span><text:span text:style-name="T2"> </text:span><text:span text:style-name="T29">שחיטה</text:span><text:span text:style-name="T2"> </text:span><text:span text:style-name="T29">של</text:span><text:span text:style-name="T2"> </text:span><text:span text:style-name="T29">אחת</text:span><text:span text:style-name="T2"> </text:span><text:span text:style-name="T29">לשל</text:span><text:span text:style-name="T2"> </text:span><text:span text:style-name="T29">חברתה</text:span><text:span text:style-name="T27">)</text:span>, אבל<text:span text:style-name="T1"> </text:span>בזה<text:span text:style-name="T1"> </text:span>אחר<text:span text:style-name="T1"> </text:span>זה<text:span text:style-name="T1"> </text:span>- לא<text:span text:style-name="T1"> </text:span>אמר<text:span text:style-name="T1"> </text:span>רבי<text:span text:style-name="T1"> </text:span>עקיבא<text:span text:style-name="T1"> </text:span><text:span text:style-name="T27">(</text:span><text:span text:style-name="T29">משום</text:span><text:span text:style-name="T2"> </text:span><text:span text:style-name="T29">דבשעה</text:span><text:span text:style-name="T2"> </text:span><text:span text:style-name="T29">ששחט</text:span><text:span text:style-name="T2"> </text:span><text:span text:style-name="T29">הראשונה</text:span><text:span text:style-name="T2"> </text:span><text:span text:style-name="T29">- מיד</text:span><text:span text:style-name="T2"> </text:span><text:span text:style-name="T29">נעשית</text:span><text:span text:style-name="T2"> </text:span><text:span text:style-name="T29">השניה</text:span><text:span text:style-name="T2"> </text:span><text:span text:style-name="T29">מוֹתר</text:span><text:span text:style-name="T2"> </text:span><text:span text:style-name="T29">חטאת, והתם</text:span><text:span text:style-name="T2"> </text:span><text:span text:style-name="T29">אין</text:span><text:span text:style-name="T2"> </text:span><text:span text:style-name="T29">זריקת</text:span><text:span text:style-name="T2"> </text:span><text:span text:style-name="T29">דם</text:span><text:span text:style-name="T2"> </text:span><text:span text:style-name="T29">של</text:span><text:span text:style-name="T2"> </text:span><text:span text:style-name="T29">אחת</text:span><text:span text:style-name="T2"> </text:span><text:span text:style-name="T29">פוטרת</text:span><text:span text:style-name="T2"> </text:span><text:span text:style-name="T29">בשר</text:span><text:span text:style-name="T2"> </text:span><text:span text:style-name="T29">של</text:span><text:span text:style-name="T2"> </text:span><text:span text:style-name="T29">חברתה</text:span><text:span text:style-name="T27">)</text:span>. </text:p>
      <text:p text:style-name="P21"><text:span text:style-name="T28">תוספות</text:span><text:span text:style-name="T1"> </text:span><text:span text:style-name="T28">ד"ה</text:span><text:span text:style-name="T1"> </text:span><text:span text:style-name="T28">לא</text:span><text:span text:style-name="T1"> </text:span><text:span text:style-name="T28">אמר</text:span><text:span text:style-name="T1"> </text:span><text:span text:style-name="T28">ר"ע</text:span><text:span text:style-name="T1"> </text:span><text:span text:style-name="T28">אלא</text:span><text:span text:style-name="T1"> </text:span><text:span text:style-name="T28">ששחט</text:span><text:span text:style-name="T1"> </text:span><text:span text:style-name="T28">כו'. כלומר: לא</text:span><text:span text:style-name="T1"> </text:span><text:span text:style-name="T28">אמר</text:span><text:span text:style-name="T1"> </text:span><text:span text:style-name="T28">רבי</text:span><text:span text:style-name="T1"> </text:span><text:span text:style-name="T28">עקיבא</text:span><text:span text:style-name="T1"> </text:span><text:span text:style-name="T28">בההיא</text:span><text:span text:style-name="T1"> </text:span><text:span text:style-name="T28">חטאת</text:span><text:span text:style-name="T1"> </text:span><text:span text:style-name="T28">שאבד</text:span><text:span text:style-name="T1"> </text:span><text:span text:style-name="T28">כו' דזריקה</text:span><text:span text:style-name="T1"> </text:span><text:span text:style-name="T28">של</text:span><text:span text:style-name="T1"> </text:span><text:span text:style-name="T28">אחת</text:span><text:span text:style-name="T1"> </text:span><text:span text:style-name="T28">מהן</text:span><text:span text:style-name="T1"> </text:span><text:span text:style-name="T28">פוטרת</text:span><text:span text:style-name="T1"> </text:span><text:span text:style-name="T28">בשר</text:span><text:span text:style-name="T1"> </text:span><text:span text:style-name="T28">חברתה</text:span><text:span text:style-name="T1"> </text:span><text:span text:style-name="T28">מן</text:span><text:span text:style-name="T1"> </text:span><text:span text:style-name="T28">המעילה</text:span><text:span text:style-name="T1"> </text:span><text:span text:style-name="T28">אלא</text:span><text:span text:style-name="T1"> </text:span><text:span text:style-name="T28">ששחט</text:span><text:span text:style-name="T1"> </text:span><text:span text:style-name="T28">שתיהן</text:span><text:span text:style-name="T1"> </text:span><text:span text:style-name="T127">בבת</text:span><text:span text:style-name="T130"> </text:span><text:span text:style-name="T127">אחת</text:span><text:span text:style-name="T28">; יש</text:span><text:span text:style-name="T1"> </text:span><text:span text:style-name="T28">להסתפק</text:span><text:span text:style-name="T1"> </text:span><text:span text:style-name="T28">אי</text:span><text:span text:style-name="T1"> </text:span><text:span text:style-name="T28">רצה</text:span><text:span text:style-name="T1"> </text:span><text:span text:style-name="T28">לומר</text:span><text:span text:style-name="T1"> </text:span><text:span text:style-name="T28">בסכין</text:span><text:span text:style-name="T1"> </text:span><text:span text:style-name="T28">ארוכה</text:span><text:span text:style-name="T1"> </text:span><text:span text:style-name="T28">במשמע, או</text:span><text:span text:style-name="T1"> </text:span><text:span text:style-name="T28">אפילו</text:span><text:span text:style-name="T1"> </text:span><text:span text:style-name="T28">בזה</text:span><text:span text:style-name="T1"> </text:span><text:span text:style-name="T28">אחר</text:span><text:span text:style-name="T1"> </text:span><text:span text:style-name="T28">זה, וקרי</text:span><text:span text:style-name="T1"> </text:span><text:span text:style-name="T28">לה</text:span><text:span text:style-name="T1"> </text:span><text:span text:style-name="T28">'בבת</text:span><text:span text:style-name="T1"> </text:span><text:span text:style-name="T28">אחת' דכשר</text:span><text:span text:style-name="T1"> </text:span><text:span text:style-name="T28">ליזרק</text:span><text:span text:style-name="T1"> </text:span><text:span text:style-name="T28">בבת</text:span><text:span text:style-name="T1"> </text:span><text:span text:style-name="T28">אחת, כגון</text:span><text:span text:style-name="T1"> </text:span><text:span text:style-name="T28">שחט</text:span><text:span text:style-name="T1"> </text:span><text:span text:style-name="T28">זה</text:span><text:span text:style-name="T1"> </text:span><text:span text:style-name="T28">אחר</text:span><text:span text:style-name="T1"> </text:span><text:span text:style-name="T28">זה</text:span><text:span text:style-name="T1"> </text:span><text:span text:style-name="T28">וקיבל</text:span><text:span text:style-name="T1"> </text:span><text:span text:style-name="T28">זה</text:span><text:span text:style-name="T1"> </text:span><text:span text:style-name="T28">אחר</text:span><text:span text:style-name="T1"> </text:span><text:span text:style-name="T28">זה</text:span><text:span text:style-name="T1"> </text:span><text:span text:style-name="T28">קודם</text:span><text:span text:style-name="T1"> </text:span><text:span text:style-name="T28">שיזרוק</text:span><text:span text:style-name="T1"> </text:span><text:span text:style-name="T28">כלל, דרצה</text:span><text:span text:style-name="T1"> </text:span><text:span text:style-name="T28">מזה</text:span><text:span text:style-name="T1"> </text:span><text:span text:style-name="T28">זורק</text:span><text:span text:style-name="T1"> </text:span><text:span text:style-name="T28">רצה</text:span><text:span text:style-name="T1"> </text:span><text:span text:style-name="T28">מזה</text:span><text:span text:style-name="T1"> </text:span><text:span text:style-name="T28">זורק; אבל</text:span><text:span text:style-name="T1"> </text:span><text:span text:style-name="T28">בזה</text:span><text:span text:style-name="T1"> </text:span><text:span text:style-name="T28">אחר</text:span><text:span text:style-name="T1"> </text:span><text:span text:style-name="T28">זה</text:span><text:span text:style-name="T1"> </text:span><text:span text:style-name="T28">כגון</text:span><text:span text:style-name="T1"> </text:span><text:span text:style-name="T28">שקבל</text:span><text:span text:style-name="T1"> </text:span><text:span text:style-name="T28">דמה</text:span><text:span text:style-name="T1"> </text:span><text:span text:style-name="T28">של</text:span><text:span text:style-name="T1"> </text:span><text:span text:style-name="T28">זו</text:span><text:span text:style-name="T1"> </text:span><text:span text:style-name="T28">וזרקו</text:span><text:span text:style-name="T1"> </text:span><text:span text:style-name="T28">עד</text:span><text:span text:style-name="T1"> </text:span><text:span text:style-name="T28">שלא</text:span><text:span text:style-name="T1"> </text:span><text:span text:style-name="T28">קיבל</text:span><text:span text:style-name="T1"> </text:span><text:span text:style-name="T28">את</text:span><text:span text:style-name="T1"> </text:span><text:span text:style-name="T28">האחרת</text:span><text:span text:style-name="T1"> </text:span><text:span text:style-name="T28">- לא</text:span><text:span text:style-name="T1"> </text:span><text:span text:style-name="T28">אמר</text:span><text:span text:style-name="T1"> </text:span><text:span text:style-name="T28">רבי</text:span><text:span text:style-name="T1"> </text:span><text:span text:style-name="T28">עקיבא, ומודה</text:span><text:span text:style-name="T1"> </text:span><text:span text:style-name="T28">בכי</text:span><text:span text:style-name="T1"> </text:span><text:span text:style-name="T28">האי</text:span><text:span text:style-name="T1"> </text:span><text:span text:style-name="T28">גוונא</text:span><text:span text:style-name="T1"> </text:span><text:span text:style-name="T28">דאינו</text:span><text:span text:style-name="T1"> </text:span><text:span text:style-name="T28">פוטר</text:span><text:span text:style-name="T1"> </text:span><text:span text:style-name="T28">הדם</text:span><text:span text:style-name="T1"> </text:span><text:span text:style-name="T28">הנזרק</text:span><text:span text:style-name="T1"> </text:span><text:span text:style-name="T28">בשר</text:span><text:span text:style-name="T1"> </text:span><text:span text:style-name="T28">האחרת</text:span><text:span text:style-name="T1"> </text:span><text:span text:style-name="T28">מן</text:span><text:span text:style-name="T1"> </text:span><text:span text:style-name="T28">המעילה.</text:span></text:p>
      <text:p text:style-name="P25"/>
      <text:p text:style-name="P25">תניא: '<text:span text:style-name="T115">אמר</text:span><text:span text:style-name="T4"> </text:span><text:span text:style-name="T115">רבי</text:span><text:span text:style-name="T4"> </text:span><text:span text:style-name="T115">שמעון: כשהלכתי</text:span><text:span text:style-name="T4"> </text:span><text:span text:style-name="T115">לכפר</text:span><text:span text:style-name="T4"> </text:span><text:span text:style-name="T115">פאני</text:span><text:span text:style-name="T4"> </text:span><text:span text:style-name="T115">מצאני</text:span><text:span text:style-name="T4"> </text:span><text:span text:style-name="T115">זקן</text:span><text:span text:style-name="T4"> </text:span><text:span text:style-name="T115">אחד, ואמר</text:span><text:span text:style-name="T4"> </text:span><text:span text:style-name="T115">לי</text:span><text:span text:style-name="T4"> </text:span><text:span text:style-name="T27">(</text:span><text:span text:style-name="T29">בלשון</text:span><text:span text:style-name="T2"> </text:span><text:span text:style-name="T29">שאלה</text:span><text:span text:style-name="T27">)</text:span><text:span text:style-name="T115">: אומר</text:span><text:span text:style-name="T4"> </text:span><text:span text:style-name="T115">היה</text:span><text:span text:style-name="T4"> </text:span><text:span text:style-name="T115">רבי</text:span><text:span text:style-name="T4"> </text:span><text:span text:style-name="T115">עקיבא</text:span><text:span text:style-name="T4"> </text:span><text:span text:style-name="T115">זריקה</text:span><text:span text:style-name="T4"> </text:span><text:span text:style-name="T115">מועלת</text:span><text:span text:style-name="T4"> </text:span><text:span text:style-name="T115">ליוצא</text:span><text:span text:style-name="T4"> </text:span><text:span text:style-name="T27">(</text:span><text:span text:style-name="T29">דהכי</text:span><text:span text:style-name="T2"> </text:span><text:span text:style-name="T29">משמע</text:span><text:span text:style-name="T2"> </text:span><text:span text:style-name="T29">במתניתין</text:span><text:span text:style-name="T27">)</text:span><text:span text:style-name="T115">? אמרתי</text:span><text:span text:style-name="T4"> </text:span><text:span text:style-name="T115">לו: הן! וכשבאתי</text:span><text:span text:style-name="T4"> </text:span><text:span text:style-name="T115">והרציתי</text:span><text:span text:style-name="T4"> </text:span><text:span text:style-name="T115">דברים</text:span><text:span text:style-name="T4"> </text:span><text:span text:style-name="T115">לפני</text:span><text:span text:style-name="T4"> </text:span><text:span text:style-name="T115">חבירי</text:span><text:span text:style-name="T4"> </text:span><text:span text:style-name="T115">שבגליל</text:span><text:span text:style-name="T4"> </text:span><text:span text:style-name="T115">אמרו</text:span><text:span text:style-name="T4"> </text:span><text:span text:style-name="T115">לי: הלא</text:span><text:span text:style-name="T4"> </text:span><text:span text:style-name="T115">פסול</text:span><text:span text:style-name="T4"> </text:span><text:span text:style-name="T115">הוא</text:span><text:span text:style-name="T4"> </text:span><text:span text:style-name="T27">(</text:span><text:span text:style-name="T29">שיצא</text:span><text:span text:style-name="T27">)</text:span><text:span text:style-name="T115">, היאך</text:span><text:span text:style-name="T4"> </text:span><text:span text:style-name="T115">מרצה</text:span><text:span text:style-name="T4"> </text:span><text:span text:style-name="T115">על</text:span><text:span text:style-name="T4"> </text:span><text:span text:style-name="T115">הפסול? וכשיצאתי</text:span><text:span text:style-name="T4"> </text:span><text:span text:style-name="T115">והרציתי</text:span><text:span text:style-name="T4"> </text:span><text:span text:style-name="T115">דברים</text:span><text:span text:style-name="T4"> </text:span><text:span text:style-name="T115">לפני</text:span><text:span text:style-name="T4"> </text:span><text:span text:style-name="T115">רבי</text:span><text:span text:style-name="T4"> </text:span><text:span text:style-name="T115">עקיבא</text:span><text:span text:style-name="T4"> </text:span><text:span text:style-name="T115">- אמר</text:span><text:span text:style-name="T4"> </text:span><text:span text:style-name="T115">לי: בני, אי</text:span><text:span text:style-name="T4"> </text:span><text:span text:style-name="T115">אתה</text:span><text:span text:style-name="T4"> </text:span><text:span text:style-name="T115">אומר</text:span><text:span text:style-name="T4"> </text:span><text:span text:style-name="T115">כן</text:span><text:span text:style-name="T4"> </text:span><text:span text:style-name="T27">(</text:span><text:span text:style-name="T29">שתהא</text:span><text:span text:style-name="T2"> </text:span><text:span text:style-name="T29">זריקה</text:span><text:span text:style-name="T2"> </text:span><text:span text:style-name="T29">מועלת</text:span><text:span text:style-name="T2"> </text:span><text:span text:style-name="T29">ליוצא</text:span><text:span text:style-name="T2"> 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הוא</text:span><text:span text:style-name="T2"> </text:span><text:span text:style-name="T29">פסול</text:span><text:span text:style-name="T27">)</text:span><text:span text:style-name="T115">? והרי</text:span><text:span text:style-name="T4"> </text:span><text:span text:style-name="T115">המפריש</text:span><text:span text:style-name="T4"> </text:span><text:span text:style-name="T115">חטאתו</text:span><text:span text:style-name="T4"> </text:span><text:span text:style-name="T115">ואבדה, והפריש</text:span><text:span text:style-name="T4"> </text:span><text:span text:style-name="T115">אחרת</text:span><text:span text:style-name="T4"> </text:span><text:span text:style-name="T115">תחתיה, ואחר</text:span><text:span text:style-name="T4"> </text:span><text:span text:style-name="T115">כך</text:span><text:span text:style-name="T4"> </text:span><text:span text:style-name="T115">נמצאת</text:span><text:span text:style-name="T4"> </text:span><text:span text:style-name="T115">הראשונה</text:span><text:span text:style-name="T4"> </text:span><text:span text:style-name="T115">והרי</text:span><text:span text:style-name="T4"> </text:span><text:span text:style-name="T115">שתיהן</text:span><text:span text:style-name="T4"> </text:span><text:span text:style-name="T115">עומדות</text:span><text:span text:style-name="T4"> </text:span><text:span text:style-name="T115">- מועלין</text:span><text:span text:style-name="T4"> </text:span><text:span text:style-name="T115">בשתיהן, שחטן</text:span><text:span text:style-name="T4"> </text:span><text:span text:style-name="T115">והרי</text:span><text:span text:style-name="T4"> </text:span><text:span text:style-name="T115">דמן</text:span><text:span text:style-name="T4"> </text:span><text:span text:style-name="T115">מונח</text:span><text:span text:style-name="T4"> </text:span><text:span text:style-name="T115">בכוסות</text:span><text:span text:style-name="T4"> </text:span><text:span text:style-name="T27">(</text:span><text:span text:style-name="T29">כל</text:span><text:span text:style-name="T2"> </text:span><text:span text:style-name="T29">זמן</text:span><text:span text:style-name="T2"> </text:span><text:span text:style-name="T29">שלא</text:span><text:span text:style-name="T2"> </text:span><text:span text:style-name="T29">נזרק</text:span><text:span text:style-name="T27">)</text:span><text:span text:style-name="T115"> - מועלין</text:span><text:span text:style-name="T4"> </text:span><text:span text:style-name="T115">בשתיהן</text:span><text:span text:style-name="T4"> </text:span><text:span text:style-name="T27">(</text:span><text:span text:style-name="T29">דבשר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לפני</text:span><text:span text:style-name="T2"> </text:span><text:span text:style-name="T29">זריקה</text:span><text:span text:style-name="T2"> </text:span><text:span text:style-name="T29">מועלין</text:span><text:span text:style-name="T2"> </text:span><text:span text:style-name="T29">בו</text:span><text:span text:style-name="T27">)</text:span> </text:p>
      <text:p text:style-name="P1"/>
      <text:p text:style-name="P1">(מעילה<text:span text:style-name="T1"> </text:span>ז,ב)</text:p>
      <text:p text:style-name="P25"><text:span text:style-name="T115">נזרק</text:span><text:span text:style-name="T4"> </text:span><text:span text:style-name="T115">דם</text:span><text:span text:style-name="T4"> </text:span><text:span text:style-name="T115">של</text:span><text:span text:style-name="T4"> </text:span><text:span text:style-name="T115">אחד</text:span><text:span text:style-name="T4"> </text:span><text:span text:style-name="T115">מהם</text:span><text:span text:style-name="T4"> </text:span><text:span text:style-name="T27">(</text:span><text:span text:style-name="T29">נפסלה</text:span><text:span text:style-name="T2"> </text:span><text:span text:style-name="T29">השניה</text:span><text:span text:style-name="T2"> </text:span><text:span text:style-name="T29">במותר</text:span><text:span text:style-name="T2"> </text:span><text:span text:style-name="T29">חטאת</text:span><text:span text:style-name="T27">)</text:span><text:span text:style-name="T115">; אי</text:span><text:span text:style-name="T4"> </text:span><text:span text:style-name="T115">אתה</text:span><text:span text:style-name="T4"> </text:span><text:span text:style-name="T115">מודה</text:span><text:span text:style-name="T4"> </text:span><text:span text:style-name="T115">שכשם</text:span><text:span text:style-name="T4"> </text:span><text:span text:style-name="T115">שדמה</text:span><text:span text:style-name="T4"> </text:span><text:span text:style-name="T115">פוטר</text:span><text:span text:style-name="T4"> </text:span><text:span text:style-name="T115">את</text:span><text:span text:style-name="T4"> </text:span><text:span text:style-name="T115">בשרה</text:span><text:span text:style-name="T4"> </text:span><text:span text:style-name="T115">מן</text:span><text:span text:style-name="T4"> </text:span><text:span text:style-name="T115">המעילה</text:span><text:span text:style-name="T4"> </text:span><text:span text:style-name="T115">אף</text:span><text:span text:style-name="T4"> </text:span><text:span text:style-name="T115">יפטור</text:span><text:span text:style-name="T4"> </text:span><text:span text:style-name="T115">בשר</text:span><text:span text:style-name="T4"> </text:span><text:span text:style-name="T115">חבירתה</text:span><text:span text:style-name="T4"> </text:span><text:span text:style-name="T115">מן</text:span><text:span text:style-name="T4"> </text:span><text:span text:style-name="T115">המעילה? אם</text:span><text:span text:style-name="T4"> </text:span><text:span text:style-name="T115">הציל</text:span><text:span text:style-name="T4"> </text:span><text:span text:style-name="T115">בשר</text:span><text:span text:style-name="T4"> </text:span><text:span text:style-name="T115">חבירתה</text:span><text:span text:style-name="T4"> </text:span><text:span text:style-name="T115">מן</text:span><text:span text:style-name="T4"> </text:span><text:span text:style-name="T115">המעילה</text:span><text:span text:style-name="T4"> </text:span><text:span text:style-name="T115">אף</text:span><text:span text:style-name="T4"> </text:span><text:span text:style-name="T115">על</text:span><text:span text:style-name="T4"> </text:span><text:span text:style-name="T115">פי</text:span><text:span text:style-name="T4"> </text:span><text:span text:style-name="T115">שהוא</text:span><text:span text:style-name="T4"> </text:span><text:span text:style-name="T115">פסול, דין</text:span><text:span text:style-name="T4"> </text:span><text:span text:style-name="T115">הוא</text:span><text:span text:style-name="T4"> </text:span><text:span text:style-name="T115">שיציל</text:span><text:span text:style-name="T4"> </text:span><text:span text:style-name="T115">את</text:span><text:span text:style-name="T4"> </text:span><text:span text:style-name="T115">בשרה</text:span><text:span text:style-name="T4"> </text:span><text:span text:style-name="T27">(</text:span><text:span text:style-name="T29">ו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יש</text:span><text:span text:style-name="T2"> </text:span><text:span text:style-name="T29">פסול</text:span><text:span text:style-name="T2"> </text:span><text:span text:style-name="T29">יוצא</text:span><text:span text:style-name="T27">)</text:span>'! </text:p>
      <text:p text:style-name="P25"/>
      <text:p text:style-name="P25">אמר<text:span text:style-name="T1"> </text:span>ריש<text:span text:style-name="T1"> </text:span>לקיש<text:span text:style-name="T1"> </text:span>משום<text:span text:style-name="T1"> </text:span>רב<text:span text:style-name="T1"> </text:span>אושעיא: תשובה<text:span text:style-name="T1"> </text:span>גנובה<text:span text:style-name="T1"> </text:span>השיבו<text:span text:style-name="T1"> </text:span>רבי<text:span text:style-name="T1"> </text:span>עקיבא<text:span text:style-name="T1"> </text:span>לאותו<text:span text:style-name="T1"> </text:span>תלמיד: בבת<text:span text:style-name="T1"> </text:span>אחת<text:span text:style-name="T1"> </text:span>אִין, בזה<text:span text:style-name="T1"> </text:span>אחר<text:span text:style-name="T1"> </text:span>זה<text:span text:style-name="T1"> </text:span>לא? דכיון<text:span text:style-name="T1"> </text:span>דפסול<text:span text:style-name="T1"> </text:span>הוא<text:span text:style-name="T1"> </text:span><text:span text:style-name="T27">(</text:span><text:span text:style-name="T29">כלומר: לא</text:span><text:span text:style-name="T2"> </text:span><text:span text:style-name="T29">היתה</text:span><text:span text:style-name="T2"> </text:span><text:span text:style-name="T29">מעלייתא</text:span><text:span text:style-name="T2"> </text:span><text:span text:style-name="T29">הא</text:span><text:span text:style-name="T2"> </text:span><text:span text:style-name="T29">דהשיבו</text:span><text:span text:style-name="T2"> </text:span><text:span text:style-name="T29">'ושחט</text:span><text:span text:style-name="T2"> </text:span><text:span text:style-name="T29">את</text:span><text:span text:style-name="T2"> </text:span><text:span text:style-name="T29">שתיהן' דמשמע</text:span><text:span text:style-name="T2"> </text:span><text:span text:style-name="T29">דבבת</text:span><text:span text:style-name="T2"> </text:span><text:span text:style-name="T29">אחת</text:span><text:span text:style-name="T2"> </text:span><text:span text:style-name="T29">אז</text:span><text:span text:style-name="T2"> </text:span><text:span text:style-name="T29">דמה</text:span><text:span text:style-name="T2"> </text:span><text:span text:style-name="T29">פוטר</text:span><text:span text:style-name="T2"> </text:span><text:span text:style-name="T29">בשר</text:span><text:span text:style-name="T2"> </text:span><text:span text:style-name="T29">חבירתה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פסול</text:span><text:span text:style-name="T2"> </text:span><text:span text:style-name="T29">הוא, דהכי</text:span><text:span text:style-name="T2"> </text:span><text:span text:style-name="T29">משמע: דכי</text:span><text:span text:style-name="T2"> </text:span><text:span text:style-name="T29">היכי</text:span><text:span text:style-name="T2"> </text:span><text:span text:style-name="T29">דמפרש</text:span><text:span text:style-name="T2"> </text:span><text:span text:style-name="T29">רבי</text:span><text:span text:style-name="T2"> </text:span><text:span text:style-name="T29">אלעזר</text:span><text:span text:style-name="T2"> </text:span><text:span text:style-name="T29">לעיל</text:span><text:span text:style-name="T2"> </text:span><text:span text:style-name="T29">דלא</text:span><text:span text:style-name="T2"> </text:span><text:span text:style-name="T29">אמר</text:span><text:span text:style-name="T2"> </text:span><text:span text:style-name="T29">רבי</text:span><text:span text:style-name="T2"> </text:span><text:span text:style-name="T29">עקיבא</text:span><text:span text:style-name="T2"> </text:span><text:span text:style-name="T29">אלא</text:span><text:span text:style-name="T2"> </text:span><text:span text:style-name="T29">ששחט</text:span><text:span text:style-name="T2"> </text:span><text:span text:style-name="T29">שתיהן</text:span><text:span text:style-name="T2"> </text:span><text:span text:style-name="T29">בבת</text:span><text:span text:style-name="T2"> </text:span><text:span text:style-name="T29">אחת, האי</text:span><text:span text:style-name="T2"> </text:span><text:span text:style-name="T29">דאמר</text:span><text:span text:style-name="T2"> </text:span><text:span text:style-name="T29">רבי</text:span><text:span text:style-name="T2"> </text:span><text:span text:style-name="T29">עקיבא</text:span><text:span text:style-name="T2"> </text:span><text:span text:style-name="T29">נמי</text:span><text:span text:style-name="T2"> </text:span><text:span text:style-name="T29">הכא</text:span><text:span text:style-name="T2"> </text:span><text:span text:style-name="T29">'ושחט</text:span><text:span text:style-name="T2"> </text:span><text:span text:style-name="T29">את</text:span><text:span text:style-name="T2"> </text:span><text:span text:style-name="T29">שתיהן' - היינו</text:span><text:span text:style-name="T2"> </text:span><text:span text:style-name="T29">בבת</text:span><text:span text:style-name="T2"> </text:span><text:span text:style-name="T29">אחת, הא</text:span><text:span text:style-name="T2"> </text:span><text:span text:style-name="T29">שחטן</text:span><text:span text:style-name="T2"> </text:span><text:span text:style-name="T29">בזה</text:span><text:span text:style-name="T2"> </text:span><text:span text:style-name="T29">אחר</text:span><text:span text:style-name="T2"> </text:span><text:span text:style-name="T29">זה</text:span><text:span text:style-name="T2"> – </text:span><text:span text:style-name="T29">לא, והיינו</text:span><text:span text:style-name="T2"> </text:span><text:span text:style-name="T29">'תשובה</text:span><text:span text:style-name="T2"> </text:span><text:span text:style-name="T29">גנובה', כיון</text:span><text:span text:style-name="T2"> </text:span><text:span text:style-name="T29">דפסול</text:span><text:span text:style-name="T2"> </text:span><text:span text:style-name="T29">הוא: דמשעה</text:span><text:span text:style-name="T2"> </text:span><text:span text:style-name="T29">שזרק</text:span><text:span text:style-name="T2"> </text:span><text:span text:style-name="T29">דמה</text:span><text:span text:style-name="T2"> </text:span><text:span text:style-name="T29">של</text:span><text:span text:style-name="T2"> </text:span><text:span text:style-name="T29">אחת</text:span><text:span text:style-name="T2"> </text:span><text:span text:style-name="T29">מהן</text:span><text:span text:style-name="T2"> </text:span><text:span text:style-name="T29">נפסל</text:span><text:span text:style-name="T2"> </text:span><text:span text:style-name="T29">השניה</text:span><text:span text:style-name="T2"> </text:span><text:span text:style-name="T29">במוֹתר</text:span><text:span text:style-name="T2"> </text:span><text:span text:style-name="T29">חטאת</text:span><text:span text:style-name="T27">)</text:span>, מה<text:span text:style-name="T1"> </text:span>לי<text:span text:style-name="T1"> </text:span>בבת<text:span text:style-name="T1"> </text:span>אחת<text:span text:style-name="T1"> </text:span>- מה<text:span text:style-name="T1"> </text:span>לי<text:span text:style-name="T1"> </text:span>בזה<text:span text:style-name="T1"> </text:span>אחר<text:span text:style-name="T1"> </text:span>זה<text:span text:style-name="T1"> </text:span><text:span text:style-name="T27">(</text:span><text:span text:style-name="T29">הואיל</text:span><text:span text:style-name="T2"> </text:span><text:span text:style-name="T29">וסבירא</text:span><text:span text:style-name="T2"> </text:span><text:span text:style-name="T29">ליה</text:span><text:span text:style-name="T2"> </text:span><text:span text:style-name="T29">לרבי</text:span><text:span text:style-name="T2"> </text:span><text:span text:style-name="T29">עקיבא</text:span><text:span text:style-name="T2"> </text:span><text:span text:style-name="T29">דדמה</text:span><text:span text:style-name="T2"> </text:span><text:span text:style-name="T29">פוטר</text:span><text:span text:style-name="T2"> </text:span><text:span text:style-name="T29">בשר</text:span><text:span text:style-name="T2"> </text:span><text:span text:style-name="T29">חבירתה</text:span><text:span text:style-name="T2"> </text:span><text:span text:style-name="T29">אף</text:span><text:span text:style-name="T2"> </text:span><text:span text:style-name="T29">על</text:span><text:span text:style-name="T2"> </text:span><text:span text:style-name="T29">גב</text:span><text:span text:style-name="T2"> </text:span><text:span text:style-name="T29">דפסול</text:span><text:span text:style-name="T2"> </text:span><text:span text:style-name="T29">משום</text:span><text:span text:style-name="T2"> </text:span><text:span text:style-name="T29">מוֹתר</text:span><text:span text:style-name="T2"> </text:span><text:span text:style-name="T29">חטאת, כי</text:span><text:span text:style-name="T2"> </text:span><text:span text:style-name="T29">היכי</text:span><text:span text:style-name="T2"> </text:span><text:span text:style-name="T29">דחשבת</text:span><text:span text:style-name="T2"> </text:span><text:span text:style-name="T29">להו</text:span><text:span text:style-name="T2"> </text:span><text:span text:style-name="T29">כגוף</text:span><text:span text:style-name="T2"> </text:span><text:span text:style-name="T29">אחד</text:span><text:span text:style-name="T2"> </text:span><text:span text:style-name="T29">- בשחטן</text:span><text:span text:style-name="T2"> </text:span><text:span text:style-name="T29">נמי</text:span><text:span text:style-name="T2"> </text:span><text:span text:style-name="T29">בזה</text:span><text:span text:style-name="T2"> </text:span><text:span text:style-name="T29">אחר</text:span><text:span text:style-name="T2"> </text:span><text:span text:style-name="T29">זה</text:span><text:span text:style-name="T2"> </text:span><text:span text:style-name="T29">תהא</text:span><text:span text:style-name="T2"> </text:span><text:span text:style-name="T29">דמה</text:span><text:span text:style-name="T2"> </text:span><text:span text:style-name="T29">פוטר</text:span><text:span text:style-name="T2"> </text:span><text:span text:style-name="T29">את</text:span><text:span text:style-name="T2"> </text:span><text:span text:style-name="T29">של</text:span><text:span text:style-name="T2"> </text:span><text:span text:style-name="T29">חבירתה! אלא</text:span><text:span text:style-name="T2"> </text:span><text:span text:style-name="T29">ודאי</text:span><text:span text:style-name="T2"> </text:span><text:span text:style-name="T29">תשובה</text:span><text:span text:style-name="T2"> </text:span><text:span text:style-name="T29">גנובה</text:span><text:span text:style-name="T2"> </text:span><text:span text:style-name="T29">היא: דלא</text:span><text:span text:style-name="T2"> </text:span><text:span text:style-name="T29">שנא</text:span><text:span text:style-name="T27">)</text:span>? </text:p>
      <text:p text:style-name="P25">אמר<text:span text:style-name="T1"> </text:span>ליה<text:span text:style-name="T1"> </text:span>רבי<text:span text:style-name="T1"> </text:span>יוחנן<text:span text:style-name="T1"> </text:span>לריש<text:span text:style-name="T1"> </text:span>לקיש: ואתה<text:span text:style-name="T1"> </text:span>אי<text:span text:style-name="T1"> </text:span>אתה<text:span text:style-name="T1"> </text:span>אומר<text:span text:style-name="T1"> </text:span>כן<text:span text:style-name="T1"> </text:span><text:span text:style-name="T27">(</text:span><text:span text:style-name="T29">דחשבת</text:span><text:span text:style-name="T2"> </text:span><text:span text:style-name="T29">להו</text:span><text:span text:style-name="T2"> </text:span><text:span text:style-name="T29">כגוף</text:span><text:span text:style-name="T2"> </text:span><text:span text:style-name="T29">אחד</text:span><text:span text:style-name="T2"> </text:span><text:span text:style-name="T29">אף</text:span><text:span text:style-name="T2"> </text:span><text:span text:style-name="T29">כי</text:span><text:span text:style-name="T2"> </text:span><text:span text:style-name="T29">שחטן</text:span><text:span text:style-name="T2"> </text:span><text:span text:style-name="T29">בזה</text:span><text:span text:style-name="T2"> </text:span><text:span text:style-name="T29">אחר</text:span><text:span text:style-name="T2"> </text:span><text:span text:style-name="T29">זה, דדמה</text:span><text:span text:style-name="T2"> </text:span><text:span text:style-name="T29">פוטר</text:span><text:span text:style-name="T2"> </text:span><text:span text:style-name="T29">בשר</text:span><text:span text:style-name="T2"> </text:span><text:span text:style-name="T29">חבירתה</text:span><text:span text:style-name="T27">)</text:span>? אילו<text:span text:style-name="T1"> </text:span>הפריש<text:span text:style-name="T1"> </text:span>שתי<text:span text:style-name="T1"> </text:span>אשמות<text:span text:style-name="T1"> </text:span>לאחריות<text:span text:style-name="T1"> </text:span><text:span text:style-name="T27">(</text:span><text:span text:style-name="T29">שאם</text:span><text:span text:style-name="T2"> </text:span><text:span text:style-name="T29">יאבד</text:span><text:span text:style-name="T2"> </text:span><text:span text:style-name="T29">אחד</text:span><text:span text:style-name="T2"> </text:span><text:span text:style-name="T29">מהן</text:span><text:span text:style-name="T2"> </text:span><text:span text:style-name="T29">שיתכפר</text:span><text:span text:style-name="T2"> </text:span><text:span text:style-name="T29">באחר</text:span><text:span text:style-name="T27">)</text:span> ושחט<text:span text:style-name="T1"> </text:span>את<text:span text:style-name="T1"> </text:span>שניהן, וקדם<text:span text:style-name="T1"> </text:span>והעלה<text:span text:style-name="T1"> </text:span>אימורין<text:span text:style-name="T1"> </text:span>של<text:span text:style-name="T1"> </text:span>אחד<text:span text:style-name="T1"> </text:span>מהן<text:span text:style-name="T1"> </text:span>קודם<text:span text:style-name="T1"> </text:span>זריקה<text:span text:style-name="T1"> </text:span><text:span text:style-name="T27">(</text:span><text:span text:style-name="T29">ואחר</text:span><text:span text:style-name="T2"> </text:span><text:span text:style-name="T29">כך</text:span><text:span text:style-name="T2"> </text:span><text:span text:style-name="T29">זרק</text:span><text:span text:style-name="T2"> </text:span><text:span text:style-name="T29">הדם</text:span><text:span text:style-name="T2"> </text:span><text:span text:style-name="T29">מאשם</text:span><text:span text:style-name="T2"> </text:span><text:span text:style-name="T29">שלא</text:span><text:span text:style-name="T2"> </text:span><text:span text:style-name="T29">קרבו</text:span><text:span text:style-name="T2"> </text:span><text:span text:style-name="T29">אימורין</text:span><text:span text:style-name="T27">)</text:span>, אי<text:span text:style-name="T1"> </text:span>אתה<text:span text:style-name="T1"> </text:span>מודה<text:span text:style-name="T1"> </text:span>שאם<text:span text:style-name="T1"> </text:span>עלו<text:span text:style-name="T1"> </text:span><text:span text:style-name="T27">(</text:span><text:span text:style-name="T29">אותן</text:span><text:span text:style-name="T2"> </text:span><text:span text:style-name="T29">אימורין</text:span><text:span text:style-name="T27">)</text:span> – ירדו<text:span text:style-name="T1"> </text:span><text:span text:style-name="T27">(</text:span><text:span text:style-name="T29">דזריקת</text:span><text:span text:style-name="T2"> </text:span><text:span text:style-name="T29">דם</text:span><text:span text:style-name="T2"> </text:span><text:span text:style-name="T29">דאידך</text:span><text:span text:style-name="T2"> </text:span><text:span text:style-name="T29">לא</text:span><text:span text:style-name="T2"> </text:span><text:span text:style-name="T29">מהניא</text:span><text:span text:style-name="T2"> </text:span><text:span text:style-name="T29">להני</text:span><text:span text:style-name="T2"> </text:span><text:span text:style-name="T29">אימורין</text:span><text:span text:style-name="T2"> </text:span><text:span text:style-name="T29">דלאו</text:span><text:span text:style-name="T2"> </text:span><text:span text:style-name="T29">דידיה, משום</text:span><text:span text:style-name="T2"> </text:span><text:span text:style-name="T29">דמגופא</text:span><text:span text:style-name="T2"> </text:span><text:span text:style-name="T29">אחרינא</text:span><text:span text:style-name="T2"> </text:span><text:span text:style-name="T29">נינהו</text:span><text:span text:style-name="T27">)</text:span>? ואי<text:span text:style-name="T1"> </text:span>סלקא<text:span text:style-name="T1"> </text:span>דעתך<text:span text:style-name="T1"> </text:span><text:span text:style-name="T27">(</text:span><text:span text:style-name="T29">כדקאמרת</text:span><text:span text:style-name="T2"> </text:span><text:span text:style-name="T29">בזה</text:span><text:span text:style-name="T2"> </text:span><text:span text:style-name="T29">אחר</text:span><text:span text:style-name="T2"> </text:span><text:span text:style-name="T29">זה</text:span><text:span text:style-name="T2"> </text:span><text:span text:style-name="T29">נמי</text:span><text:span text:style-name="T2"> </text:span><text:span text:style-name="T29">פוטר</text:span><text:span text:style-name="T2"> </text:span><text:span text:style-name="T29">בשר</text:span><text:span text:style-name="T2"> </text:span><text:span text:style-name="T29">חבירתה</text:span><text:span text:style-name="T2"> </text:span><text:span text:style-name="T29">משום</text:span><text:span text:style-name="T2"> </text:span><text:span text:style-name="T29">טעמא</text:span><text:span text:style-name="T2"> </text:span><text:span text:style-name="T29">דאמרת</text:span><text:span text:style-name="T27">)</text:span> חד<text:span text:style-name="T1"> </text:span>גופא<text:span text:style-name="T1"> </text:span>הוא<text:span text:style-name="T1"> </text:span>- אמאי<text:span text:style-name="T1"> </text:span>אם<text:span text:style-name="T1"> </text:span>עלו<text:span text:style-name="T1"> </text:span>ירדו? האמר<text:span text:style-name="T1"> </text:span>עולא<text:span text:style-name="T1"> </text:span><text:span text:style-name="T27">(</text:span><text:span text:style-name="T29">גבי</text:span><text:span text:style-name="T2"> </text:span><text:span text:style-name="T29">גוף</text:span><text:span text:style-name="T2"> </text:span><text:span text:style-name="T29">אחד</text:span><text:span text:style-name="T27">)</text:span>: 'אימורי<text:span text:style-name="T1"> </text:span>קדשים<text:span text:style-name="T1"> </text:span>קלים<text:span text:style-name="T1"> </text:span>שהעלן<text:span text:style-name="T1"> </text:span>לפני<text:span text:style-name="T1"> </text:span>זריקת<text:span text:style-name="T1"> </text:span>דם<text:span text:style-name="T1"> </text:span>- לא<text:span text:style-name="T1"> </text:span>ירדו, נעשה<text:span text:style-name="T1"> </text:span>לחמו<text:span text:style-name="T1"> </text:span>של<text:span text:style-name="T1"> </text:span>מזבח<text:span text:style-name="T1"> </text:span><text:span text:style-name="T27">(</text:span><text:span text:style-name="T29">דקלטן</text:span><text:span text:style-name="T2"> </text:span><text:span text:style-name="T29">מזבח: דכיון</text:span><text:span text:style-name="T2"> </text:span><text:span text:style-name="T29">דחד</text:span><text:span text:style-name="T2"> </text:span><text:span text:style-name="T29">גופא</text:span><text:span text:style-name="T2"> </text:span><text:span text:style-name="T29">הוא, כי</text:span><text:span text:style-name="T2"> </text:span><text:span text:style-name="T29">הדר</text:span><text:span text:style-name="T2"> </text:span><text:span text:style-name="T29">וזריק</text:span><text:span text:style-name="T2"> </text:span><text:span text:style-name="T29">הדם</text:span><text:span text:style-name="T2"> </text:span><text:span text:style-name="T29">לאחר</text:span><text:span text:style-name="T2"> </text:span><text:span text:style-name="T29">העלאת</text:span><text:span text:style-name="T2"> </text:span><text:span text:style-name="T29">אימורין</text:span><text:span text:style-name="T2"> </text:span><text:span text:style-name="T29">- הויא</text:span><text:span text:style-name="T2"> </text:span><text:span text:style-name="T29">זריקה, ולא</text:span><text:span text:style-name="T2"> </text:span><text:span text:style-name="T29">ירדו</text:span><text:span text:style-name="T27">)</text:span>'!? <text:span text:style-name="T27">(</text:span><text:span text:style-name="T29">ואם</text:span><text:span text:style-name="T2"> </text:span><text:span text:style-name="T29">כדבריך: דטעמיה</text:span><text:span text:style-name="T2"> </text:span><text:span text:style-name="T29">דרבי</text:span><text:span text:style-name="T2"> </text:span><text:span text:style-name="T29">עקיבא</text:span><text:span text:style-name="T2"> </text:span><text:span text:style-name="T29">הוי</text:span><text:span text:style-name="T2"> </text:span><text:span text:style-name="T29">משום</text:span><text:span text:style-name="T2"> </text:span><text:span text:style-name="T29">דכחד</text:span><text:span text:style-name="T2"> </text:span><text:span text:style-name="T29">גופא</text:span><text:span text:style-name="T2"> </text:span><text:span text:style-name="T29">דמו, כי</text:span><text:span text:style-name="T2"> </text:span><text:span text:style-name="T29">קָדם</text:span><text:span text:style-name="T2"> </text:span><text:span text:style-name="T29">והעלה</text:span><text:span text:style-name="T2"> </text:span><text:span text:style-name="T29">אימורין</text:span><text:span text:style-name="T2"> </text:span><text:span text:style-name="T29">ושוב</text:span><text:span text:style-name="T2"> </text:span><text:span text:style-name="T29">נזרק</text:span><text:span text:style-name="T2"> </text:span><text:span text:style-name="T29">הדם</text:span><text:span text:style-name="T2"> </text:span><text:span text:style-name="T29">דאידך</text:span><text:span text:style-name="T2"> </text:span><text:span text:style-name="T29">דלא</text:span><text:span text:style-name="T2"> </text:span><text:span text:style-name="T29">העלו</text:span><text:span text:style-name="T2"> </text:span><text:span text:style-name="T29">אימורין</text:span><text:span text:style-name="T2"> </text:span><text:span text:style-name="T29">- ליהני</text:span><text:span text:style-name="T2"> </text:span><text:span text:style-name="T29">ליה</text:span><text:span text:style-name="T2"> </text:span><text:span text:style-name="T29">דאם</text:span><text:span text:style-name="T2"> </text:span><text:span text:style-name="T29">עלו</text:span><text:span text:style-name="T2"> </text:span><text:span text:style-name="T29">לא</text:span><text:span text:style-name="T2"> </text:span><text:span text:style-name="T29">ירדו! אלא</text:span><text:span text:style-name="T2"> </text:span><text:span text:style-name="T29">מדאמרינן</text:span><text:span text:style-name="T2"> </text:span><text:span text:style-name="T29">דירדו</text:span><text:span text:style-name="T2"> </text:span><text:span text:style-name="T29">- שמע</text:span><text:span text:style-name="T2"> </text:span><text:span text:style-name="T29">מינה</text:span><text:span text:style-name="T2"> </text:span><text:span text:style-name="T29">דלאו</text:span><text:span text:style-name="T2"> </text:span><text:span text:style-name="T29">משום</text:span><text:span text:style-name="T2"> </text:span><text:span text:style-name="T29">דחד</text:span><text:span text:style-name="T2"> </text:span><text:span text:style-name="T29">גופא</text:span><text:span text:style-name="T2"> </text:span><text:span text:style-name="T29">הוא, אלא</text:span><text:span text:style-name="T2"> </text:span><text:span text:style-name="T29">היינו</text:span><text:span text:style-name="T2"> </text:span><text:span text:style-name="T29">טעמיה</text:span><text:span text:style-name="T2"> </text:span><text:span text:style-name="T29">דרבי</text:span><text:span text:style-name="T2"> </text:span><text:span text:style-name="T29">עקיבא: דכי</text:span><text:span text:style-name="T2"> </text:span><text:span text:style-name="T29">שחט</text:span><text:span text:style-name="T2"> </text:span><text:span text:style-name="T29">שתיהן</text:span><text:span text:style-name="T2"> </text:span><text:span text:style-name="T29">בבת</text:span><text:span text:style-name="T2"> </text:span><text:span text:style-name="T29">אחת</text:span><text:span text:style-name="T2"> </text:span><text:span text:style-name="T29">- דמה</text:span><text:span text:style-name="T2"> </text:span><text:span text:style-name="T29">פוטר</text:span><text:span text:style-name="T2"> </text:span><text:span text:style-name="T29">בשר</text:span><text:span text:style-name="T2"> </text:span><text:span text:style-name="T29">חבירתה: דרצה</text:span><text:span text:style-name="T2"> </text:span><text:span text:style-name="T29">מזה</text:span><text:span text:style-name="T2"> </text:span><text:span text:style-name="T29">זורק</text:span><text:span text:style-name="T2"> </text:span><text:span text:style-name="T29">ורצה</text:span><text:span text:style-name="T2"> </text:span><text:span text:style-name="T29">מזה</text:span><text:span text:style-name="T2"> </text:span><text:span text:style-name="T29">זורק, ולא</text:span><text:span text:style-name="T2"> </text:span><text:span text:style-name="T29">אוקמינן</text:span><text:span text:style-name="T2"> </text:span><text:span text:style-name="T29">טעמא</text:span><text:span text:style-name="T2"> </text:span><text:span text:style-name="T29">משום</text:span><text:span text:style-name="T2"> </text:span><text:span text:style-name="T29">דחד</text:span><text:span text:style-name="T2"> </text:span><text:span text:style-name="T29">גופא</text:span><text:span text:style-name="T2"> </text:span><text:span text:style-name="T29">הוא, ולא</text:span><text:span text:style-name="T2"> </text:span><text:span text:style-name="T29">'תשובה</text:span><text:span text:style-name="T2"> </text:span><text:span text:style-name="T29">גנובה' השיבו</text:span><text:span text:style-name="T27">)</text:span>!?</text:p>
      <text:p text:style-name="P25">אישתיק<text:span text:style-name="T1"> </text:span><text:span text:style-name="T27">(</text:span><text:span text:style-name="T29">ריש</text:span><text:span text:style-name="T2"> </text:span><text:span text:style-name="T29">לקיש</text:span><text:span text:style-name="T27">)</text:span>.</text:p>
      <text:p text:style-name="P24"><text:soft-page-break/>אמר<text:span text:style-name="T1"> </text:span>רבי<text:span text:style-name="T1"> </text:span>יוחנן: קצצתינון<text:span text:style-name="T1"> </text:span>לרגלוהי<text:span text:style-name="T1"> </text:span>דינוקא<text:span text:style-name="T1"> </text:span><text:span text:style-name="T27">(</text:span><text:span text:style-name="T29">- דריש</text:span><text:span text:style-name="T2"> </text:span><text:span text:style-name="T29">לקיש; וקרי</text:span><text:span text:style-name="T2"> </text:span><text:span text:style-name="T29">'ינוקא' לפי</text:span><text:span text:style-name="T2"> </text:span><text:span text:style-name="T29">שהיה</text:span><text:span text:style-name="T2"> </text:span><text:span text:style-name="T29">בחור</text:span><text:span text:style-name="T2"> </text:span><text:span text:style-name="T29">ממנו, ואותביה</text:span><text:span text:style-name="T2"> </text:span><text:span text:style-name="T29">הכי</text:span><text:span text:style-name="T2"> </text:span><text:span text:style-name="T29">ולא</text:span><text:span text:style-name="T2"> </text:span><text:span text:style-name="T29">ידע</text:span><text:span text:style-name="T2"> </text:span><text:span text:style-name="T29">להשיבו; לישנא</text:span><text:span text:style-name="T2"> </text:span><text:span text:style-name="T29">אחרינא: דדייקא</text:span><text:span text:style-name="T2"> </text:span><text:span text:style-name="T29">דדייק</text:span><text:span text:style-name="T2"> </text:span><text:span text:style-name="T29">דקאי</text:span><text:span text:style-name="T2"> </text:span><text:span text:style-name="T29">הכי, והכי</text:span><text:span text:style-name="T2"> </text:span><text:span text:style-name="T29">הוה</text:span><text:span text:style-name="T2"> </text:span><text:span text:style-name="T29">גרסי</text:span><text:span text:style-name="T2"> </text:span><text:span text:style-name="T29">והוה</text:span><text:span text:style-name="T2"> </text:span><text:span text:style-name="T29">מדייקי</text:span><text:span text:style-name="T2"> </text:span><text:span text:style-name="T29">להלכה</text:span><text:span text:style-name="T2"> </text:span><text:span text:style-name="T29">על</text:span><text:span text:style-name="T2"> </text:span><text:span text:style-name="T29">בוריה</text:span><text:span text:style-name="T27">)</text:span>.<text:span text:style-name="T29"> </text:span></text:p>
      <text:p text:style-name="P47">(<text:span text:style-name="T28">ואי</text:span><text:span text:style-name="T1"> </text:span><text:span text:style-name="T28">קשיא</text:span><text:span text:style-name="T1"> </text:span><text:span text:style-name="T28">לך: מאי</text:span><text:span text:style-name="T1"> </text:span><text:span text:style-name="T28">שנא</text:span><text:span text:style-name="T1"> </text:span><text:span text:style-name="T28">גבי</text:span><text:span text:style-name="T1"> </text:span><text:span text:style-name="T28">חטאות</text:span><text:span text:style-name="T1"> </text:span><text:span text:style-name="T28">בבת</text:span><text:span text:style-name="T1"> </text:span><text:span text:style-name="T28">אחת, דכי</text:span><text:span text:style-name="T1"> </text:span><text:span text:style-name="T28">זרק</text:span><text:span text:style-name="T1"> </text:span><text:span text:style-name="T28">דמה</text:span><text:span text:style-name="T1"> </text:span><text:span text:style-name="T28">של</text:span><text:span text:style-name="T1"> </text:span><text:span text:style-name="T28">אחת</text:span><text:span text:style-name="T1"> </text:span><text:span text:style-name="T28">מהן</text:span><text:span text:style-name="T1"> </text:span><text:span text:style-name="T28">דפוטר</text:span><text:span text:style-name="T1"> </text:span><text:span text:style-name="T28">את</text:span><text:span text:style-name="T1"> </text:span><text:span text:style-name="T28">בשר</text:span><text:span text:style-name="T1"> </text:span><text:span text:style-name="T28">חבירתה, והכא</text:span><text:span text:style-name="T1"> </text:span><text:span text:style-name="T28">לא</text:span><text:span text:style-name="T1"> </text:span><text:span text:style-name="T28">מרצה</text:span><text:span text:style-name="T1"> </text:span><text:span text:style-name="T28">זריקה</text:span><text:span text:style-name="T1"> </text:span><text:span text:style-name="T28">דחד</text:span><text:span text:style-name="T1"> </text:span><text:span text:style-name="T28">האימורין</text:span><text:span text:style-name="T1"> </text:span><text:span text:style-name="T28">דאידך, דאמרינן</text:span><text:span text:style-name="T1"> </text:span><text:span text:style-name="T28">'אם</text:span><text:span text:style-name="T1"> </text:span><text:span text:style-name="T28">עלו</text:span><text:span text:style-name="T1"> </text:span><text:span text:style-name="T28">- ירדו'?</text:span></text:p>
      <text:p text:style-name="P47"><text:span text:style-name="T28">הא</text:span><text:span text:style-name="T1"> </text:span><text:span text:style-name="T28">לא</text:span><text:span text:style-name="T1"> </text:span><text:span text:style-name="T28">קשיא: דודאי</text:span><text:span text:style-name="T1"> </text:span><text:span text:style-name="T28">גבי</text:span><text:span text:style-name="T1"> </text:span><text:span text:style-name="T28">מעילה</text:span><text:span text:style-name="T1"> </text:span><text:span text:style-name="T28">אמרינן</text:span><text:span text:style-name="T1"> </text:span><text:span text:style-name="T28">דדמה</text:span><text:span text:style-name="T1"> </text:span><text:span text:style-name="T28">של</text:span><text:span text:style-name="T1"> </text:span><text:span text:style-name="T28">אחת</text:span><text:span text:style-name="T1"> </text:span><text:span text:style-name="T28">מהן</text:span><text:span text:style-name="T1"> </text:span><text:span text:style-name="T28">פוטרת</text:span><text:span text:style-name="T1"> </text:span><text:span text:style-name="T28">את</text:span><text:span text:style-name="T1"> </text:span><text:span text:style-name="T28">חבירתה</text:span><text:span text:style-name="T1"> </text:span><text:span text:style-name="T28">מן</text:span><text:span text:style-name="T1"> </text:span><text:span text:style-name="T28">המעילה, אבל</text:span><text:span text:style-name="T1"> </text:span><text:span text:style-name="T28">לרצות</text:span><text:span text:style-name="T1"> </text:span><text:span text:style-name="T28">האימורין</text:span><text:span text:style-name="T1"> </text:span><text:span text:style-name="T28">במזבח</text:span><text:span text:style-name="T1"> </text:span><text:span text:style-name="T28">- ודאי</text:span><text:span text:style-name="T1"> </text:span><text:span text:style-name="T28">לא</text:span><text:span text:style-name="T1"> </text:span><text:span text:style-name="T28">מרצה, אלא</text:span><text:span text:style-name="T1"> </text:span><text:span text:style-name="T28">זריקת</text:span><text:span text:style-name="T1"> </text:span><text:span text:style-name="T28">דם</text:span><text:span text:style-name="T1"> </text:span><text:span text:style-name="T28">שלו</text:span><text:span text:style-name="T1"> </text:span><text:span text:style-name="T28">בעינן, אף</text:span><text:span text:style-name="T1"> </text:span><text:span text:style-name="T28">על</text:span><text:span text:style-name="T1"> </text:span><text:span text:style-name="T28">גב</text:span><text:span text:style-name="T1"> </text:span><text:span text:style-name="T28">דשחט</text:span><text:span text:style-name="T1"> </text:span><text:span text:style-name="T28">שתיהן</text:span><text:span text:style-name="T1"> </text:span><text:span text:style-name="T28">בבת</text:span><text:span text:style-name="T1"> </text:span><text:span text:style-name="T28">אחת.</text:span>)<text:span text:style-name="T28"> </text:span></text:p>
      <text:p text:style-name="P51"><text:span text:style-name="T28">תוספות</text:span><text:span text:style-name="T1"> </text:span><text:span text:style-name="T28">ד"ה</text:span><text:span text:style-name="T1"> </text:span><text:span text:style-name="T28">אמר</text:span><text:span text:style-name="T1"> </text:span><text:span text:style-name="T28">רבי</text:span><text:span text:style-name="T1"> </text:span><text:span text:style-name="T28">יוחנן</text:span><text:span text:style-name="T1"> </text:span><text:span text:style-name="T28">קצצתינון</text:span><text:span text:style-name="T1"> </text:span><text:span text:style-name="T28">רגלוהי</text:span><text:span text:style-name="T1"> </text:span><text:span text:style-name="T28">דינוקא. כלומר: סתרתי</text:span><text:span text:style-name="T1"> </text:span><text:span text:style-name="T28">דברי</text:span><text:span text:style-name="T1"> </text:span><text:span text:style-name="T28">ריש</text:span><text:span text:style-name="T1"> </text:span><text:span text:style-name="T28">לקיש, דודאי</text:span><text:span text:style-name="T1"> </text:span><text:span text:style-name="T28">לא</text:span><text:span text:style-name="T1"> </text:span><text:span text:style-name="T28">טעמא</text:span><text:span text:style-name="T1"> </text:span><text:span text:style-name="T28">דרבי</text:span><text:span text:style-name="T1"> </text:span><text:span text:style-name="T28">עקיבא</text:span><text:span text:style-name="T1"> </text:span><text:span text:style-name="T28">משום</text:span><text:span text:style-name="T1"> </text:span><text:span text:style-name="T28">דחד</text:span><text:span text:style-name="T1"> </text:span><text:span text:style-name="T28">גופא</text:span><text:span text:style-name="T1"> </text:span><text:span text:style-name="T28">הוא, דאם</text:span><text:span text:style-name="T1"> </text:span><text:span text:style-name="T28">כן</text:span><text:span text:style-name="T1"> </text:span><text:span text:style-name="T28">גבי</text:span><text:span text:style-name="T1"> </text:span><text:span text:style-name="T28">מפריש</text:span><text:span text:style-name="T1"> </text:span><text:span text:style-name="T28">שני</text:span><text:span text:style-name="T1"> </text:span><text:span text:style-name="T28">אשמות</text:span><text:span text:style-name="T1"> </text:span><text:span text:style-name="T28">וכו' שהבאתי</text:span><text:span text:style-name="T1"> </text:span><text:span text:style-name="T28">למעלה</text:span><text:span text:style-name="T1"> </text:span><text:span text:style-name="T28">- הוה</text:span><text:span text:style-name="T1"> </text:span><text:span text:style-name="T28">לן</text:span><text:span text:style-name="T1"> </text:span><text:span text:style-name="T28">למימר</text:span><text:span text:style-name="T1"> </text:span><text:span text:style-name="T28">לא</text:span><text:span text:style-name="T1"> </text:span><text:span text:style-name="T28">ירדו, כדפרישית: דנעשו</text:span><text:span text:style-name="T1"> </text:span><text:span text:style-name="T28">לחמו</text:span><text:span text:style-name="T1"> </text:span><text:span text:style-name="T28">של</text:span><text:span text:style-name="T1"> </text:span><text:span text:style-name="T28">מזבח! אלא</text:span><text:span text:style-name="T1"> </text:span><text:span text:style-name="T127">ודאי</text:span><text:span text:style-name="T130"> </text:span><text:span text:style-name="T127">טעמיה</text:span><text:span text:style-name="T130"> </text:span><text:span text:style-name="T127">דרבי</text:span><text:span text:style-name="T130"> </text:span><text:span text:style-name="T127">עקיבא</text:span><text:span text:style-name="T130"> </text:span><text:span text:style-name="T127">משום</text:span><text:span text:style-name="T130"> </text:span><text:span text:style-name="T127">בת</text:span><text:span text:style-name="T130"> </text:span><text:span text:style-name="T127">אחת</text:span><text:span text:style-name="T28">.</text:span></text:p>
      <text:p text:style-name="P51"><text:span text:style-name="T28">ואי</text:span><text:span text:style-name="T1"> </text:span><text:span text:style-name="T28">תימא</text:span><text:span text:style-name="T1"> </text:span><text:span text:style-name="T28">מכל</text:span><text:span text:style-name="T1"> </text:span><text:span text:style-name="T28">מקום, כיון</text:span><text:span text:style-name="T1"> </text:span><text:span text:style-name="T28">דמהני</text:span><text:span text:style-name="T1"> </text:span><text:span text:style-name="T28">טעמא</text:span><text:span text:style-name="T1"> </text:span><text:span text:style-name="T28">דבבת</text:span><text:span text:style-name="T1"> </text:span><text:span text:style-name="T28">אחת</text:span><text:span text:style-name="T1"> </text:span><text:span text:style-name="T28">לענין</text:span><text:span text:style-name="T1"> </text:span><text:span text:style-name="T28">לפטור</text:span><text:span text:style-name="T1"> </text:span><text:span text:style-name="T28">הבשר</text:span><text:span text:style-name="T1"> </text:span><text:span text:style-name="T28">מן</text:span><text:span text:style-name="T1"> </text:span><text:span text:style-name="T28">המעילה</text:span><text:span text:style-name="T1"> </text:span><text:span text:style-name="T28">- למה</text:span><text:span text:style-name="T1"> </text:span><text:span text:style-name="T28">לא</text:span><text:span text:style-name="T1"> </text:span><text:span text:style-name="T28">יועיל</text:span><text:span text:style-name="T1"> </text:span><text:span text:style-name="T28">באימורין</text:span><text:span text:style-name="T1"> </text:span><text:span text:style-name="T28">לעשותן</text:span><text:span text:style-name="T1"> </text:span><text:span text:style-name="T28">לחמו</text:span><text:span text:style-name="T1"> </text:span><text:span text:style-name="T28">של</text:span><text:span text:style-name="T1"> </text:span><text:span text:style-name="T28">מזבח</text:span><text:span text:style-name="T1"> </text:span><text:span text:style-name="T28">כמו</text:span><text:span text:style-name="T1"> </text:span><text:span text:style-name="T28">דמדמה</text:span><text:span text:style-name="T1"> </text:span><text:span text:style-name="T28">להו</text:span><text:span text:style-name="T1"> </text:span><text:span text:style-name="T28">בטעמא</text:span><text:span text:style-name="T1"> </text:span><text:span text:style-name="T28">דחד</text:span><text:span text:style-name="T1"> </text:span><text:span text:style-name="T28">גופא</text:span><text:span text:style-name="T1"> </text:span><text:span text:style-name="T28">הוא?</text:span></text:p>
      <text:p text:style-name="P51"><text:span text:style-name="T28">יש</text:span><text:span text:style-name="T1"> </text:span><text:span text:style-name="T28">לומר</text:span><text:span text:style-name="T1"> </text:span><text:span text:style-name="T28">דלא</text:span><text:span text:style-name="T1"> </text:span><text:span text:style-name="T28">דמי: דאמרינן</text:span><text:span text:style-name="T1"> </text:span><text:span text:style-name="T28">דטעמא</text:span><text:span text:style-name="T1"> </text:span><text:span text:style-name="T28">גבי</text:span><text:span text:style-name="T1"> </text:span><text:span text:style-name="T28">לפטור</text:span><text:span text:style-name="T1"> </text:span><text:span text:style-name="T28">בשר</text:span><text:span text:style-name="T1"> </text:span><text:span text:style-name="T28">מן</text:span><text:span text:style-name="T1"> </text:span><text:span text:style-name="T28">המעילה</text:span><text:span text:style-name="T1"> </text:span><text:span text:style-name="T28">משום</text:span><text:span text:style-name="T1"> </text:span><text:span text:style-name="T28">בת</text:span><text:span text:style-name="T1"> </text:span><text:span text:style-name="T28">אחת</text:span><text:span text:style-name="T1"> – </text:span><text:span text:style-name="T28">ניחא: דודאי</text:span><text:span text:style-name="T1"> </text:span><text:span text:style-name="T28">כיון</text:span><text:span text:style-name="T1"> </text:span><text:span text:style-name="T28">דרצה</text:span><text:span text:style-name="T1"> </text:span><text:span text:style-name="T28">מזה</text:span><text:span text:style-name="T1"> </text:span><text:span text:style-name="T28">זורק</text:span><text:span text:style-name="T1"> </text:span><text:span text:style-name="T28">רצה</text:span><text:span text:style-name="T1"> </text:span><text:span text:style-name="T28">מזה</text:span><text:span text:style-name="T1"> </text:span><text:span text:style-name="T28">זורק</text:span><text:span text:style-name="T1"> </text:span><text:span text:style-name="T28">- דין</text:span><text:span text:style-name="T1"> </text:span><text:span text:style-name="T28">הוא</text:span><text:span text:style-name="T1"> </text:span><text:span text:style-name="T28">שיפטור</text:span><text:span text:style-name="T1"> </text:span><text:span text:style-name="T28">מן</text:span><text:span text:style-name="T1"> </text:span><text:span text:style-name="T28">המעילה</text:span><text:span text:style-name="T1"> </text:span><text:span text:style-name="T28">אף</text:span><text:span text:style-name="T1"> </text:span><text:span text:style-name="T28">בשר</text:span><text:span text:style-name="T1"> </text:span><text:span text:style-name="T28">חברתה</text:span><text:span text:style-name="T1"> </text:span><text:span text:style-name="T28">שלא</text:span><text:span text:style-name="T1"> </text:span><text:span text:style-name="T28">נזרק</text:span><text:span text:style-name="T1"> </text:span><text:span text:style-name="T28">דמה, אבל</text:span><text:span text:style-name="T1"> </text:span><text:span text:style-name="T28">ליעשות</text:span><text:span text:style-name="T1"> </text:span><text:span text:style-name="T28">לחמו</text:span><text:span text:style-name="T1"> </text:span><text:span text:style-name="T28">של</text:span><text:span text:style-name="T1"> </text:span><text:span text:style-name="T28">מזבח</text:span><text:span text:style-name="T1"> </text:span><text:span text:style-name="T28">ולומר</text:span><text:span text:style-name="T1"> </text:span><text:span text:style-name="T28">דלא</text:span><text:span text:style-name="T1"> </text:span><text:span text:style-name="T28">ירדו</text:span><text:span text:style-name="T1"> </text:span><text:span text:style-name="T28">- לא</text:span><text:span text:style-name="T1"> </text:span><text:span text:style-name="T28">חשיבא</text:span><text:span text:style-name="T1"> </text:span><text:span text:style-name="T28">כל</text:span><text:span text:style-name="T1"> </text:span><text:span text:style-name="T28">כך</text:span><text:span text:style-name="T1"> </text:span><text:span text:style-name="T28">האי</text:span><text:span text:style-name="T1"> </text:span><text:span text:style-name="T28">טעמא; אלא</text:span><text:span text:style-name="T1"> </text:span><text:span text:style-name="T28">אי</text:span><text:span text:style-name="T1"> </text:span><text:span text:style-name="T28">אמרת</text:span><text:span text:style-name="T1"> </text:span><text:span text:style-name="T28">דטעמא</text:span><text:span text:style-name="T1"> </text:span><text:span text:style-name="T28">משום</text:span><text:span text:style-name="T1"> </text:span><text:span text:style-name="T28">חד</text:span><text:span text:style-name="T1"> </text:span><text:span text:style-name="T28">גופא</text:span><text:span text:style-name="T1"> – </text:span><text:span text:style-name="T28">אם</text:span><text:span text:style-name="T1"> </text:span><text:span text:style-name="T28">כן</text:span><text:span text:style-name="T1"> </text:span><text:span text:style-name="T28">הוי</text:span><text:span text:style-name="T1"> </text:span><text:span text:style-name="T28">טעם</text:span><text:span text:style-name="T1"> </text:span><text:span text:style-name="T28">חשוב</text:span><text:span text:style-name="T1"> </text:span><text:span text:style-name="T28">אף</text:span><text:span text:style-name="T1"> </text:span><text:span text:style-name="T28">לענין</text:span><text:span text:style-name="T1"> </text:span><text:span text:style-name="T28">שלא</text:span><text:span text:style-name="T1"> </text:span><text:span text:style-name="T28">ירדו!?</text:span></text:p>
      <text:p text:style-name="P24"/>
      <text:p text:style-name="P24"/>
      <text:p text:style-name="P24">משנה: </text:p>
      <text:p text:style-name="P24">יש<text:span text:style-name="T1"> </text:span>מעשה<text:span text:style-name="T1"> </text:span>דמים<text:span text:style-name="T1"> </text:span><text:span text:style-name="T27">(</text:span><text:span text:style-name="T29">היינו</text:span><text:span text:style-name="T2"> </text:span><text:span text:style-name="T29">זריקה</text:span><text:span text:style-name="T27">)</text:span> בקדשי<text:span text:style-name="T1"> </text:span>קדשים<text:span text:style-name="T1"> </text:span>להקל<text:span text:style-name="T1"> </text:span>ולהחמיר, ובקדשים<text:span text:style-name="T1"> </text:span>קלים<text:span text:style-name="T1"> </text:span>כולהו<text:span text:style-name="T1"> </text:span>להחמיר; </text:p>
      <text:p text:style-name="P24">כיצד? </text:p>
      <text:p text:style-name="P24">קדשי<text:span text:style-name="T1"> </text:span>קדשים<text:span text:style-name="T1"> </text:span>לפני<text:span text:style-name="T1"> </text:span>זריקת<text:span text:style-name="T1"> </text:span>דמים<text:span text:style-name="T1"> </text:span>- מועלין<text:span text:style-name="T1"> </text:span>באימוריהן<text:span text:style-name="T1"> </text:span>ובבשר, לאחר<text:span text:style-name="T1"> </text:span>זריקת<text:span text:style-name="T1"> </text:span>דמים<text:span text:style-name="T1"> </text:span>- מועלין<text:span text:style-name="T1"> </text:span>באימוריהן<text:span text:style-name="T1"> </text:span>ואין<text:span text:style-name="T1"> </text:span>מועלין<text:span text:style-name="T1"> </text:span>בבשר<text:span text:style-name="T1"> </text:span><text:span text:style-name="T27">(</text:span><text:span text:style-name="T29">דכבר</text:span><text:span text:style-name="T2"> </text:span><text:span text:style-name="T29">יש</text:span><text:span text:style-name="T2"> </text:span><text:span text:style-name="T29">בו</text:span><text:span text:style-name="T2"> </text:span><text:span text:style-name="T29">שעת</text:span><text:span text:style-name="T2"> </text:span><text:span text:style-name="T29">היתר</text:span><text:span text:style-name="T2"> </text:span><text:span text:style-name="T29">לכהנים, והיינו</text:span><text:span text:style-name="T2"> </text:span><text:span text:style-name="T29">'להקל': דשוב</text:span><text:span text:style-name="T2"> </text:span><text:span text:style-name="T29">אין</text:span><text:span text:style-name="T2"> </text:span><text:span text:style-name="T29">בו</text:span><text:span text:style-name="T2"> </text:span><text:span text:style-name="T29">מעילה</text:span><text:span text:style-name="T27">)</text:span>; ועל<text:span text:style-name="T1"> </text:span>זה<text:span text:style-name="T1"> </text:span>ועל<text:span text:style-name="T1"> </text:span>זה<text:span text:style-name="T1"> </text:span><text:span text:style-name="T27">(</text:span><text:span text:style-name="T29">על</text:span><text:span text:style-name="T2"> </text:span><text:span text:style-name="T29">האימורין</text:span><text:span text:style-name="T2"> </text:span><text:span text:style-name="T29">ועל</text:span><text:span text:style-name="T2"> </text:span><text:span text:style-name="T29">הבשר, לאחר</text:span><text:span text:style-name="T2"> </text:span><text:span text:style-name="T29">זריקה</text:span><text:span text:style-name="T27">)</text:span> חייב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7">(</text:span><text:span text:style-name="T29">והיינו</text:span><text:span text:style-name="T2"> </text:span><text:span text:style-name="T29">'להחמיר': דקודם</text:span><text:span text:style-name="T2"> </text:span><text:span text:style-name="T29">זריקה</text:span><text:span text:style-name="T2"> </text:span><text:span text:style-name="T29">אין</text:span><text:span text:style-name="T2"> </text:span><text:span text:style-name="T29">חייבין</text:span><text:span text:style-name="T2"> </text:span><text:span text:style-name="T29">בכל</text:span><text:span text:style-name="T2"> </text:span><text:span text:style-name="T29">הני, אבל</text:span><text:span text:style-name="T2"> </text:span><text:span text:style-name="T29">לאחר</text:span><text:span text:style-name="T2"> </text:span><text:span text:style-name="T29">זריקה</text:span><text:span text:style-name="T2"> </text:span><text:span text:style-name="T29">נקבעו</text:span><text:span text:style-name="T2"> </text:span><text:span text:style-name="T29">בכל</text:span><text:span text:style-name="T2"> </text:span><text:span text:style-name="T29">הני</text:span><text:span text:style-name="T27">)</text:span>; נמצא<text:span text:style-name="T1"> </text:span>מעשה<text:span text:style-name="T1"> </text:span>דמים<text:span text:style-name="T1"> </text:span>בקדשי<text:span text:style-name="T1"> </text:span>קדשים<text:span text:style-name="T1"> </text:span>להקל<text:span text:style-name="T1"> </text:span>ולהחמיר;</text:p>
      <text:p text:style-name="P24">ובקדשים<text:span text:style-name="T1"> </text:span>קלים<text:span text:style-name="T1"> </text:span>כולן<text:span text:style-name="T1"> </text:span>להחמיר, כיצד: קדשים<text:span text:style-name="T1"> </text:span>קלים, לפני<text:span text:style-name="T1"> </text:span>זריקת<text:span text:style-name="T1"> </text:span>דמים<text:span text:style-name="T1"> </text:span>אין<text:span text:style-name="T1"> </text:span>מועלין<text:span text:style-name="T1"> </text:span>לא<text:span text:style-name="T1"> </text:span>באימורין<text:span text:style-name="T1"> </text:span>ולא<text:span text:style-name="T1"> </text:span>בבשר, לאחר<text:span text:style-name="T1"> </text:span>זריקת<text:span text:style-name="T1"> </text:span>דמים<text:span text:style-name="T1"> </text:span>- מועלין<text:span text:style-name="T1"> </text:span>באימורין<text:span text:style-name="T1"> </text:span><text:span text:style-name="T27">(</text:span><text:span text:style-name="T29">והיינו</text:span><text:span text:style-name="T2"> </text:span><text:span text:style-name="T29">'להחמיר': דקודם</text:span><text:span text:style-name="T2"> </text:span><text:span text:style-name="T29">זריקה</text:span><text:span text:style-name="T2"> </text:span><text:span text:style-name="T29">לא</text:span><text:span text:style-name="T2"> </text:span><text:span text:style-name="T29">הוה</text:span><text:span text:style-name="T2"> </text:span><text:span text:style-name="T29">בהו</text:span><text:span text:style-name="T2"> </text:span><text:span text:style-name="T29">מעילה</text:span><text:span text:style-name="T2"> </text:span><text:span text:style-name="T29">כלל, והשתא</text:span><text:span text:style-name="T2"> </text:span><text:span text:style-name="T29">איתא</text:span><text:span text:style-name="T2"> </text:span><text:span text:style-name="T29">מעילה</text:span><text:span text:style-name="T2"> </text:span><text:span text:style-name="T29">באימורין</text:span><text:span text:style-name="T27">)</text:span> ואין<text:span text:style-name="T1"> </text:span>מועלין<text:span text:style-name="T1"> </text:span>בבשר, על<text:span text:style-name="T1"> </text:span>זה<text:span text:style-name="T1"> </text:span>ועל<text:span text:style-name="T1"> </text:span>זה<text:span text:style-name="T1"> </text:span>חייבין<text:span text:style-name="T1"> </text:span>עליו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7">(</text:span><text:span text:style-name="T29">והיינו</text:span><text:span text:style-name="T2"> </text:span><text:span text:style-name="T29">נמי</text:span><text:span text:style-name="T2"> </text:span><text:span text:style-name="T29">'להחמיר', כדפרישית</text:span><text:span text:style-name="T2"> </text:span><text:span text:style-name="T29">לעיל</text:span><text:span text:style-name="T27">)</text:span>; נמצא<text:span text:style-name="T1"> </text:span>מעשה<text:span text:style-name="T1"> </text:span>דמים<text:span text:style-name="T1"> </text:span>בקדשים<text:span text:style-name="T1"> </text:span>קלים<text:span text:style-name="T1"> </text:span>כולן<text:span text:style-name="T1"> </text:span>להחמיר.</text:p>
      <text:p text:style-name="P1"/>
      <text:p text:style-name="P1">גמרא:</text:p>
      <text:p text:style-name="P31">קתני<text:span text:style-name="T1"> </text:span><text:span text:style-name="T27">(</text:span><text:span text:style-name="T29">רישא</text:span><text:span text:style-name="T27">)</text:span>: '<text:span text:style-name="T27">(</text:span><text:span text:style-name="T108">בשר</text:span><text:span text:style-name="T107"> </text:span><text:span text:style-name="T108">קדשי</text:span><text:span text:style-name="T107"> </text:span><text:span text:style-name="T108">קדשים</text:span><text:span text:style-name="T107"> </text:span><text:span text:style-name="T108">לאחר</text:span><text:span text:style-name="T107"> </text:span><text:span text:style-name="T108">זריקה</text:span><text:span text:style-name="T27">)</text:span> <text:span text:style-name="T111">אין</text:span><text:span text:style-name="T112"> </text:span><text:span text:style-name="T111">מועלין</text:span><text:span text:style-name="T112"> </text:span><text:span text:style-name="T111">בבשר</text:span><text:span text:style-name="T116">', מעילה</text:span><text:span text:style-name="T117"> </text:span><text:span text:style-name="T116">הוא</text:span><text:span text:style-name="T117"> </text:span><text:span text:style-name="T116">דליכא</text:span><text:span text:style-name="T117"> </text:span><text:span text:style-name="T120">(</text:span><text:span text:style-name="T121">משמע</text:span><text:span text:style-name="T120">)</text:span><text:span text:style-name="T116"> הא</text:span><text:span text:style-name="T117"> </text:span><text:span text:style-name="T116">איסורא</text:span><text:span text:style-name="T117"> </text:span><text:span text:style-name="T116">איכא</text:span><text:span text:style-name="T117"> </text:span><text:span text:style-name="T120">(</text:span><text:span text:style-name="T121">לכהן</text:span><text:span text:style-name="T118"> </text:span><text:span text:style-name="T121">האוכלן</text:span><text:span text:style-name="T120">)</text:span><text:span text:style-name="T116">?! ואמאי? הא</text:span><text:span text:style-name="T117"> </text:span><text:span text:style-name="T116">ממונא</text:span><text:span text:style-name="T117"> </text:span><text:span text:style-name="T116">דכהן</text:span><text:span text:style-name="T117"> </text:span><text:span text:style-name="T116">הוא! </text:span></text:p>
      <text:p text:style-name="P24">לא<text:span text:style-name="T1"> </text:span>קשיא: משום<text:span text:style-name="T1"> </text:span>דנסיב<text:span text:style-name="T1"> </text:span>רישא<text:span text:style-name="T1"> </text:span>'<text:span text:style-name="T105">מועלין</text:span>' - נסיב<text:span text:style-name="T1"> </text:span>סיפא<text:span text:style-name="T1"> </text:span>'<text:span text:style-name="T105">אין</text:span><text:span text:style-name="T106"> </text:span><text:span text:style-name="T105">מועלין</text:span>' <text:span text:style-name="T27">(</text:span><text:span text:style-name="T29">והאי</text:span><text:span text:style-name="T2"> </text:span><text:span text:style-name="T29">דקתני</text:span><text:span text:style-name="T2"> </text:span><text:span text:style-name="T29">'אין</text:span><text:span text:style-name="T2"> </text:span><text:span text:style-name="T29">מועלין' - לאו</text:span><text:span text:style-name="T2"> </text:span><text:span text:style-name="T29">דוקא, דמשמע</text:span><text:span text:style-name="T2"> </text:span><text:span text:style-name="T29">מעילה</text:span><text:span text:style-name="T2"> </text:span><text:span text:style-name="T29">הוא</text:span><text:span text:style-name="T2"> </text:span><text:span text:style-name="T29">וכו', אלא</text:span><text:span text:style-name="T2"> </text:span><text:span text:style-name="T29">משום</text:span><text:span text:style-name="T2"> </text:span><text:span text:style-name="T29">דתנא</text:span><text:span text:style-name="T2"> </text:span><text:span text:style-name="T29">רישא</text:span><text:span text:style-name="T2"> </text:span><text:span text:style-name="T29">קודם</text:span><text:span text:style-name="T2"> </text:span><text:span text:style-name="T29">זריקה</text:span><text:span text:style-name="T2"> </text:span><text:span text:style-name="T29">מועלין</text:span><text:span text:style-name="T2"> </text:span><text:span text:style-name="T29">בבשר</text:span><text:span text:style-name="T2"> </text:span><text:span text:style-name="T29">- דהא</text:span><text:span text:style-name="T2"> </text:span><text:span text:style-name="T29">'מועלין' דוקא</text:span><text:span text:style-name="T2"> </text:span><text:span text:style-name="T29">הוא: דאכתי</text:span><text:span text:style-name="T2"> </text:span><text:span text:style-name="T29">אין</text:span><text:span text:style-name="T2"> </text:span><text:span text:style-name="T29">בו</text:span><text:span text:style-name="T2"> </text:span><text:span text:style-name="T29">היתר</text:span><text:span text:style-name="T2"> </text:span><text:span text:style-name="T29">לכהנים</text:span><text:span text:style-name="T2"> </text:span><text:span text:style-name="T29">- תנא</text:span><text:span text:style-name="T2"> </text:span><text:span text:style-name="T29">סיפא</text:span><text:span text:style-name="T2"> </text:span><text:span text:style-name="T29">נמי</text:span><text:span text:style-name="T2"> </text:span><text:span text:style-name="T29">'</text:span><text:span text:style-name="T108">אין</text:span><text:span text:style-name="T107"> </text:span><text:span text:style-name="T108">מועלין</text:span><text:span text:style-name="T29">'</text:span><text:span text:style-name="T27">)</text:span>.</text:p>
      <text:p text:style-name="P24">אימא<text:span text:style-name="T1"> </text:span>סיפא: '<text:span text:style-name="T105">בקדשים</text:span><text:span text:style-name="T106"> </text:span><text:span text:style-name="T105">קלים</text:span><text:span text:style-name="T106"> </text:span><text:span text:style-name="T105">כולהו</text:span><text:span text:style-name="T106"> </text:span><text:span text:style-name="T105">להחמיר; כיצד? - בשר</text:span><text:span text:style-name="T106"> </text:span><text:span text:style-name="T105">קדשים</text:span><text:span text:style-name="T106"> </text:span><text:span text:style-name="T105">קלים</text:span><text:span text:style-name="T106"> </text:span><text:span text:style-name="T105">לפני</text:span><text:span text:style-name="T106"> </text:span><text:span text:style-name="T105">זריקת</text:span><text:span text:style-name="T106"> </text:span><text:span text:style-name="T105">דמים</text:span><text:span text:style-name="T106"> </text:span><text:span text:style-name="T105">- אין</text:span><text:span text:style-name="T106"> </text:span><text:span text:style-name="T105">מועלין</text:span><text:span text:style-name="T106"> </text:span><text:span text:style-name="T105">בהן</text:span><text:span text:style-name="T106"> </text:span><text:span text:style-name="T105">ובאימוריהן, ואין</text:span><text:span text:style-name="T106"> </text:span><text:span text:style-name="T105">חייבין</text:span><text:span text:style-name="T106"> </text:span><text:span text:style-name="T105">עליהן</text:span><text:span text:style-name="T106"> </text:span><text:span text:style-name="T105">משום</text:span><text:span text:style-name="T106"> </text:span><text:span text:style-name="T105">פגול</text:span><text:span text:style-name="T106"> </text:span><text:span text:style-name="T105">נותר</text:span><text:span text:style-name="T106"> </text:span><text:span text:style-name="T105">וטמא; לאחר</text:span><text:span text:style-name="T106"> </text:span><text:span text:style-name="T105">זריקת</text:span><text:span text:style-name="T106"> </text:span><text:span text:style-name="T105">דמים</text:span><text:span text:style-name="T106"> </text:span><text:span text:style-name="T105">מועלין</text:span><text:span text:style-name="T106"> </text:span><text:span text:style-name="T105">באימוריהם</text:span><text:span text:style-name="T106"> </text:span><text:span text:style-name="T105">ואין</text:span><text:span text:style-name="T106"> </text:span><text:span text:style-name="T105">מועלין</text:span><text:span text:style-name="T106"> </text:span><text:span text:style-name="T105">בבשר</text:span>.' - מעילה<text:span text:style-name="T1"> </text:span>הוא<text:span text:style-name="T1"> </text:span>דליכא<text:span text:style-name="T1"> </text:span><text:span text:style-name="T27">(</text:span><text:span text:style-name="T29">בבשר</text:span><text:span text:style-name="T27">)</text:span>, הא<text:span text:style-name="T1"> </text:span>איסורא<text:span text:style-name="T1"> </text:span>איכא<text:span text:style-name="T1"> </text:span><text:span text:style-name="T27">(</text:span><text:span text:style-name="T29">לישראל</text:span><text:span text:style-name="T2"> </text:span><text:span text:style-name="T29">האוכלו</text:span><text:span text:style-name="T27">)</text:span> - ואמאי, הא<text:span text:style-name="T1"> </text:span>ממונא<text:span text:style-name="T1"> </text:span>דבעלים<text:span text:style-name="T1"> </text:span>הוא? </text:p>
      <text:p text:style-name="P46"><text:span text:style-name="T27">(</text:span><text:span text:style-name="T29">והכא</text:span><text:span text:style-name="T2"> </text:span><text:span text:style-name="T29">ליכא</text:span><text:span text:style-name="T2"> </text:span><text:span text:style-name="T29">למימר</text:span><text:span text:style-name="T2"> </text:span><text:span text:style-name="T29">משום</text:span><text:span text:style-name="T2"> </text:span><text:span text:style-name="T29">דנסיב</text:span><text:span text:style-name="T2"> </text:span><text:span text:style-name="T29">רישא</text:span><text:span text:style-name="T2"> </text:span><text:span text:style-name="T29">'מועלין' תנא</text:span><text:span text:style-name="T2"> </text:span><text:span text:style-name="T29">סיפא</text:span><text:span text:style-name="T2"> </text:span><text:span text:style-name="T29">נמי</text:span><text:span text:style-name="T2"> </text:span><text:span text:style-name="T29">'אין</text:span><text:span text:style-name="T2"> </text:span><text:span text:style-name="T29">מועלין', דבתרוייהו</text:span><text:span text:style-name="T2"> </text:span><text:span text:style-name="T29">בסיפא</text:span><text:span text:style-name="T2"> </text:span><text:span text:style-name="T29">דרישא</text:span><text:span text:style-name="T2"> </text:span><text:span text:style-name="T29">ובסיפא</text:span><text:span text:style-name="T2"> </text:span><text:span text:style-name="T29">דסיפא</text:span><text:span text:style-name="T2"> – </text:span><text:span text:style-name="T29">'אין</text:span><text:span text:style-name="T2"> </text:span><text:span text:style-name="T29">מועלין' קתני, וכי</text:span><text:span text:style-name="T2"> </text:span><text:span text:style-name="T29">היכי</text:span><text:span text:style-name="T2"> </text:span><text:span text:style-name="T29">דדייקינן</text:span><text:span text:style-name="T2"> </text:span><text:span text:style-name="T29">הכא</text:span><text:span text:style-name="T2"> </text:span><text:span text:style-name="T29">'הא</text:span><text:span text:style-name="T2"> </text:span><text:span text:style-name="T29">איסורא</text:span><text:span text:style-name="T2"> </text:span><text:span text:style-name="T29">איכא' - הכי</text:span><text:span text:style-name="T2"> </text:span><text:span text:style-name="T29">נמי</text:span><text:span text:style-name="T2"> </text:span><text:span text:style-name="T29">דייקינן</text:span><text:span text:style-name="T2"> </text:span><text:span text:style-name="T29">בסיפא</text:span><text:span text:style-name="T2"> </text:span><text:span text:style-name="T29">דרישא, ואמאי</text:span><text:span text:style-name="T2"> </text:span><text:span text:style-name="T29">אית</text:span><text:span text:style-name="T2"> </text:span><text:span text:style-name="T29">ביה</text:span><text:span text:style-name="T2"> </text:span><text:span text:style-name="T29">איסור</text:span><text:span text:style-name="T2"> </text:span><text:span text:style-name="T29">אכילה?</text:span><text:span text:style-name="T27">)</text:span> </text:p>
      <text:p text:style-name="P24">אמר<text:span text:style-name="T1"> </text:span>רבי<text:span text:style-name="T1"> </text:span>חנינא: ליוצאין<text:span text:style-name="T1"> </text:span><text:span text:style-name="T27">(</text:span><text:span text:style-name="T29">כגון</text:span><text:span text:style-name="T2"> </text:span><text:span text:style-name="T29">שיצא</text:span><text:span text:style-name="T2"> </text:span><text:span text:style-name="T29">הבשר</text:span><text:span text:style-name="T2"> </text:span><text:span text:style-name="T29">חוץ</text:span><text:span text:style-name="T2"> </text:span><text:span text:style-name="T29">למחיצתו</text:span><text:span text:style-name="T2"> </text:span><text:span text:style-name="T29">ושוב</text:span><text:span text:style-name="T2"> </text:span><text:span text:style-name="T29">נזרק</text:span><text:span text:style-name="T2"> </text:span><text:span text:style-name="T29">הדם</text:span><text:span text:style-name="T27">)</text:span>, ורבי<text:span text:style-name="T1"> </text:span>עקיבא<text:span text:style-name="T1"> </text:span>הוא<text:span text:style-name="T1"> </text:span><text:span text:style-name="T27">(</text:span><text:span text:style-name="T29">דאמר</text:span><text:span text:style-name="T2"> </text:span><text:span text:style-name="T29">זריקה</text:span><text:span text:style-name="T2"> </text:span><text:span text:style-name="T29">מועלת</text:span><text:span text:style-name="T2"> </text:span><text:span text:style-name="T29">ליוצא</text:span><text:span text:style-name="T27">)</text:span>, (ו)כי<text:span text:style-name="T1"> </text:span>אמר<text:span text:style-name="T1"> </text:span>רבי<text:span text:style-name="T1"> </text:span>עקיבא<text:span text:style-name="T1"> </text:span>'זריקה<text:span text:style-name="T1"> </text:span>מועלת<text:span text:style-name="T1"> </text:span>ליוצא' - <text:span text:style-name="T27">(</text:span><text:span text:style-name="T29">להוציאו</text:span><text:span text:style-name="T2"> </text:span><text:span text:style-name="T29">ממעילה</text:span><text:span text:style-name="T2"> </text:span><text:span text:style-name="T29">ולהביאו</text:span><text:span text:style-name="T27">)</text:span> לשרפה, <text:span text:style-name="T27">(</text:span><text:span text:style-name="T29">ולאלתר, כמו</text:span><text:span text:style-name="T2"> </text:span><text:span text:style-name="T29">שאר</text:span><text:span text:style-name="T2"> </text:span><text:span text:style-name="T29">קדשים</text:span><text:span text:style-name="T2"> </text:span><text:span text:style-name="T29">פסולין; ולהכי</text:span><text:span text:style-name="T2"> </text:span><text:span text:style-name="T29">מהניא</text:span><text:span text:style-name="T2"> </text:span><text:span text:style-name="T29">ליה</text:span><text:span text:style-name="T2"> </text:span><text:span text:style-name="T29">זריקה: שאינו</text:span><text:span text:style-name="T2"> </text:span><text:span text:style-name="T29">נשרף</text:span><text:span text:style-name="T2"> </text:span><text:span text:style-name="T29">לאלתר</text:span><text:span text:style-name="T2"> </text:span><text:span text:style-name="T29">אלא</text:span><text:span text:style-name="T2"> </text:span><text:span text:style-name="T29">עד</text:span><text:span text:style-name="T2"> </text:span><text:span text:style-name="T29">שתעובר</text:span><text:span text:style-name="T2"> </text:span><text:span text:style-name="T29">צורתו</text:span><text:span text:style-name="T27">)</text:span> </text:p>
      <text:p text:style-name="P1"/>
      <text:p text:style-name="P1">(מעילה<text:span text:style-name="T1"> </text:span>ח,א)</text:p>
      <text:p text:style-name="P1"><text:soft-page-break/>אבל<text:span text:style-name="T1"> </text:span><text:span text:style-name="T27">(</text:span><text:span text:style-name="T63">לענין</text:span><text:span text:style-name="T67"> </text:span><text:span text:style-name="T63">להתירו</text:span><text:span text:style-name="T27">)</text:span> לאכילה<text:span text:style-name="T1"> </text:span>הוא<text:span text:style-name="T1"> </text:span>דלא<text:span text:style-name="T1"> </text:span>מרצה<text:span text:style-name="T1"> </text:span><text:span text:style-name="T27">(</text:span><text:span text:style-name="T63">לא</text:span><text:span text:style-name="T67"> </text:span><text:span text:style-name="T63">אמר</text:span><text:span text:style-name="T67"> </text:span><text:span text:style-name="T63">שתהא</text:span><text:span text:style-name="T67"> </text:span><text:span text:style-name="T63">זריקה</text:span><text:span text:style-name="T67"> </text:span><text:span text:style-name="T63">מועלת, והיינו</text:span><text:span text:style-name="T67"> </text:span><text:span text:style-name="T63">דקאמר</text:span><text:span text:style-name="T67"> </text:span><text:span text:style-name="T63">'איסורא</text:span><text:span text:style-name="T67"> </text:span><text:span text:style-name="T63">איכא': דאסורה</text:span><text:span text:style-name="T67"> </text:span><text:span text:style-name="T63">באכילה</text:span><text:span text:style-name="T67"> </text:span><text:span text:style-name="T63">משום</text:span><text:span text:style-name="T67"> </text:span><text:span text:style-name="T63">יוצא</text:span><text:span text:style-name="T27">)</text:span>.</text:p>
      <text:p text:style-name="P50"/>
      <text:p text:style-name="P46"><text:span text:style-name="T29">תוספות</text:span><text:span text:style-name="T2"> </text:span><text:span text:style-name="T30">[דף</text:span><text:span text:style-name="T3"> </text:span><text:span text:style-name="T30">ז,ב]</text:span><text:span text:style-name="T29"> ד"ה</text:span><text:span text:style-name="T2"> </text:span><text:span text:style-name="T29">כי</text:span><text:span text:style-name="T2"> </text:span><text:span text:style-name="T29">אמר</text:span><text:span text:style-name="T2"> </text:span><text:span text:style-name="T29">רבי</text:span><text:span text:style-name="T2"> </text:span><text:span text:style-name="T29">עקיבא</text:span><text:span text:style-name="T2"> </text:span><text:span text:style-name="T29">מועלת</text:span><text:span text:style-name="T2"> </text:span><text:span text:style-name="T29">ליוצא</text:span><text:span text:style-name="T2"> </text:span><text:span text:style-name="T29">לשרפה. פירוש: אין</text:span><text:span text:style-name="T2"> </text:span><text:span text:style-name="T29">הכי</text:span><text:span text:style-name="T2"> </text:span><text:span text:style-name="T29">נמי</text:span><text:span text:style-name="T2"> </text:span><text:span text:style-name="T29">דאיסורא</text:span><text:span text:style-name="T2"> </text:span><text:span text:style-name="T29">איכא, דמיירי</text:span><text:span text:style-name="T2"> </text:span><text:span text:style-name="T29">בבשר</text:span><text:span text:style-name="T2"> </text:span><text:span text:style-name="T29">שיוצא; עד</text:span><text:span text:style-name="T2"> </text:span><text:span text:style-name="T29">כאן</text:span><text:span text:style-name="T2"> </text:span><text:span text:style-name="T29">לא</text:span><text:span text:style-name="T2"> </text:span><text:span text:style-name="T29">קאמר</text:span><text:span text:style-name="T2"> </text:span><text:span text:style-name="T29">ר"ע</text:span><text:span text:style-name="T2"> </text:span><text:span text:style-name="T29">דזריקה</text:span><text:span text:style-name="T2"> </text:span><text:span text:style-name="T29">מועלת</text:span><text:span text:style-name="T2"> </text:span><text:span text:style-name="T29">ליוצא</text:span><text:span text:style-name="T2"> </text:span><text:span text:style-name="T29">אלא</text:span><text:span text:style-name="T2"> </text:span><text:span text:style-name="T29">לענין</text:span><text:span text:style-name="T2"> </text:span><text:span text:style-name="T29">לאקבועי</text:span><text:span text:style-name="T2"> </text:span><text:span text:style-name="T29">בפיגול</text:span><text:span text:style-name="T2"> </text:span><text:span text:style-name="T29">ונותר</text:span><text:span text:style-name="T2"> </text:span><text:span text:style-name="T29">וטמא, וצריך</text:span><text:span text:style-name="T2"> </text:span><text:span text:style-name="T29">עיבור</text:span><text:span text:style-name="T2"> </text:span><text:span text:style-name="T29">צורה</text:span><text:span text:style-name="T2"> </text:span><text:span text:style-name="T29">לשרפן, שאין</text:span><text:span text:style-name="T2"> </text:span><text:span text:style-name="T29">זה</text:span><text:span text:style-name="T2"> </text:span><text:span text:style-name="T29">קרוי</text:span><text:span text:style-name="T2"> </text:span><text:span text:style-name="T29">'פסולו</text:span><text:span text:style-name="T2"> </text:span><text:span text:style-name="T29">בגופו' דאמר</text:span><text:span text:style-name="T2"> </text:span><text:span text:style-name="T29">בפסחים</text:span><text:span text:style-name="T2"> </text:span><text:span text:style-name="T29">(דף</text:span><text:span text:style-name="T2"> </text:span><text:span text:style-name="T29">פב.) ישרף</text:span><text:span text:style-name="T2"> </text:span><text:span text:style-name="T29">מיד: דזריקה</text:span><text:span text:style-name="T2"> </text:span><text:span text:style-name="T29">מהניא</text:span><text:span text:style-name="T2"> </text:span><text:span text:style-name="T29">ליה</text:span><text:span text:style-name="T2"> </text:span><text:span text:style-name="T29">ומשוי</text:span><text:span text:style-name="T2"> </text:span><text:span text:style-name="T29">ליה</text:span><text:span text:style-name="T2"> </text:span><text:span text:style-name="T29">כאילו</text:span><text:span text:style-name="T2"> </text:span><text:span text:style-name="T29">לא</text:span><text:span text:style-name="T2"> </text:span><text:span text:style-name="T29">יצא, והויא</text:span><text:span text:style-name="T2"> </text:span><text:span text:style-name="T29">ליה</text:span><text:span text:style-name="T2"> </text:span><text:span text:style-name="T29">'פסולו</text:span><text:span text:style-name="T2"> </text:span><text:span text:style-name="T29">מחמת</text:span><text:span text:style-name="T2"> </text:span><text:span text:style-name="T29">דבר</text:span><text:span text:style-name="T2"> </text:span><text:span text:style-name="T29">אחר', דאמרינן</text:span><text:span text:style-name="T2"> </text:span><text:span text:style-name="T29">בפסחים</text:span><text:span text:style-name="T2"> </text:span><text:span text:style-name="T29">(שם) שצריך</text:span><text:span text:style-name="T2"> </text:span><text:span text:style-name="T29">עיבור</text:span><text:span text:style-name="T2"> </text:span><text:span text:style-name="T29">צורה</text:span><text:span text:style-name="T2"> <text:s/></text:span><text:span text:style-name="T30">[המשך</text:span><text:span text:style-name="T3"> </text:span><text:span text:style-name="T30">דף</text:span><text:span text:style-name="T3"> </text:span><text:span text:style-name="T30">ח,א]</text:span><text:span text:style-name="T29"> אבל</text:span><text:span text:style-name="T2"> </text:span><text:span text:style-name="T29">לאכילה</text:span><text:span text:style-name="T2"> </text:span><text:span text:style-name="T29">לא</text:span><text:span text:style-name="T2"> </text:span><text:span text:style-name="T29">מרצה, כלומר: אבל</text:span><text:span text:style-name="T2"> </text:span><text:span text:style-name="T29">לענין</text:span><text:span text:style-name="T2"> </text:span><text:span text:style-name="T29">שיאכל</text:span><text:span text:style-name="T2"> </text:span><text:span text:style-name="T29">לא</text:span><text:span text:style-name="T2"> </text:span><text:span text:style-name="T29">מהניא</text:span><text:span text:style-name="T2"> </text:span><text:span text:style-name="T29">זריקה;</text:span></text:p>
      <text:p text:style-name="P47"><text:span text:style-name="T28">ולא</text:span><text:span text:style-name="T1"> </text:span><text:span text:style-name="T28">נראה: דמה</text:span><text:span text:style-name="T1"> </text:span><text:span text:style-name="T28">לו</text:span><text:span text:style-name="T1"> </text:span><text:span text:style-name="T28">להזכיר</text:span><text:span text:style-name="T1"> </text:span><text:span text:style-name="T28">עיבור</text:span><text:span text:style-name="T1"> </text:span><text:span text:style-name="T28">צורה</text:span><text:span text:style-name="T1"> </text:span><text:span text:style-name="T28">דלא</text:span><text:span text:style-name="T1"> </text:span><text:span text:style-name="T28">איירי</text:span><text:span text:style-name="T1"> </text:span><text:span text:style-name="T28">ביה</text:span><text:span text:style-name="T1"> </text:span><text:span text:style-name="T28">רבי</text:span><text:span text:style-name="T1"> </text:span><text:span text:style-name="T28">עקיבא? הוה</text:span><text:span text:style-name="T1"> </text:span><text:span text:style-name="T28">ליה</text:span><text:span text:style-name="T1"> </text:span><text:span text:style-name="T28">למימר</text:span><text:span text:style-name="T1"> </text:span><text:span text:style-name="T28">'עד</text:span><text:span text:style-name="T1"> </text:span><text:span text:style-name="T28">כאן</text:span><text:span text:style-name="T1"> </text:span><text:span text:style-name="T28">לא</text:span><text:span text:style-name="T1"> </text:span><text:span text:style-name="T28">קאמר</text:span><text:span text:style-name="T1"> </text:span><text:span text:style-name="T28">ר"ע</text:span><text:span text:style-name="T1"> </text:span><text:span text:style-name="T28">אלא</text:span><text:span text:style-name="T1"> </text:span><text:span text:style-name="T28">לאקבועי</text:span><text:span text:style-name="T1"> </text:span><text:span text:style-name="T28">במעילה</text:span><text:span text:style-name="T1"> </text:span><text:span text:style-name="T28">ולחיוביה</text:span><text:span text:style-name="T1"> </text:span><text:span text:style-name="T28">משום</text:span><text:span text:style-name="T1"> </text:span><text:span text:style-name="T28">פיגול</text:span><text:span text:style-name="T1"> </text:span><text:span text:style-name="T28">ונותר</text:span><text:span text:style-name="T1"> </text:span><text:span text:style-name="T28">וטמא'!</text:span></text:p>
      <text:p text:style-name="P47"><text:span text:style-name="T28">ועוד</text:span><text:span text:style-name="T1"> </text:span><text:span text:style-name="T28">קשיא: דבפסחים</text:span><text:span text:style-name="T1"> </text:span><text:span text:style-name="T28">(דף</text:span><text:span text:style-name="T1"> </text:span><text:span text:style-name="T28">פב.) משמע</text:span><text:span text:style-name="T1"> </text:span><text:span text:style-name="T28">דלא</text:span><text:span text:style-name="T1"> </text:span><text:span text:style-name="T28">מהניא</text:span><text:span text:style-name="T1"> </text:span><text:span text:style-name="T28">זריקה</text:span><text:span text:style-name="T1"> </text:span><text:span text:style-name="T28">להצריך</text:span><text:span text:style-name="T1"> </text:span><text:span text:style-name="T28">עיבור</text:span><text:span text:style-name="T1"> </text:span><text:span text:style-name="T28">צורה, דאמר</text:span><text:span text:style-name="T1"> </text:span><text:span text:style-name="T28">התם</text:span><text:span text:style-name="T1"> </text:span><text:span text:style-name="T28">'נטמא</text:span><text:span text:style-name="T1"> </text:span><text:span text:style-name="T28">הפסח</text:span><text:span text:style-name="T1"> </text:span><text:span text:style-name="T28">או</text:span><text:span text:style-name="T1"> </text:span><text:span text:style-name="T28">שיצא</text:span><text:span text:style-name="T1"> </text:span><text:span text:style-name="T28">- ישרף</text:span><text:span text:style-name="T1"> </text:span><text:span text:style-name="T28">מיד'</text:span></text:p>
      <text:p text:style-name="P47"><text:span text:style-name="T28">ונראה</text:span><text:span text:style-name="T1"> </text:span><text:span text:style-name="T28">לפרש</text:span><text:span text:style-name="T1"> </text:span><text:span text:style-name="T28">דהכי</text:span><text:span text:style-name="T1"> </text:span><text:span text:style-name="T28">נמי</text:span><text:span text:style-name="T1"> </text:span><text:span text:style-name="T28">קאמר: כי</text:span><text:span text:style-name="T1"> </text:span><text:span text:style-name="T28">קאמר</text:span><text:span text:style-name="T1"> </text:span><text:span text:style-name="T28">רבי</text:span><text:span text:style-name="T1"> </text:span><text:span text:style-name="T28">עקיבא</text:span><text:span text:style-name="T1"> </text:span><text:span text:style-name="T28">זריקה</text:span><text:span text:style-name="T1"> </text:span><text:span text:style-name="T28">מועלת</text:span><text:span text:style-name="T1"> </text:span><text:span text:style-name="T28">ליוצא, כלומר: לענין</text:span><text:span text:style-name="T1"> </text:span><text:span text:style-name="T28">דברים</text:span><text:span text:style-name="T1"> </text:span><text:span text:style-name="T28">האמורים</text:span><text:span text:style-name="T1"> </text:span><text:span text:style-name="T28">במשנה</text:span><text:span text:style-name="T1"> </text:span><text:span text:style-name="T28">לאקבועי</text:span><text:span text:style-name="T1"> </text:span><text:span text:style-name="T28">בפיגול, אבל</text:span><text:span text:style-name="T1"> </text:span><text:span text:style-name="T28">מכל</text:span><text:span text:style-name="T1"> </text:span><text:span text:style-name="T28">מקום</text:span><text:span text:style-name="T1"> </text:span><text:span text:style-name="T28">לשריפה</text:span><text:span text:style-name="T1"> </text:span><text:span text:style-name="T28">אזיל</text:span><text:span text:style-name="T1"> </text:span><text:span text:style-name="T127">מיד</text:span><text:span text:style-name="T28">, דלא</text:span><text:span text:style-name="T1"> </text:span><text:span text:style-name="T28">פליג</text:span><text:span text:style-name="T1"> </text:span><text:span text:style-name="T28">אמתניתין. </text:span></text:p>
      <text:p text:style-name="P50"/>
      <text:p text:style-name="P30">הדרן<text:span text:style-name="T1"> </text:span>עלך<text:span text:style-name="T1"> </text:span>קדשי<text:span text:style-name="T1"> </text:span>קדשים</text:p>
      <text:p text:style-name="P55"/>
      <text:p text:style-name="P5">מעילה<text:span text:style-name="T1"> </text:span>פרק<text:span text:style-name="T1"> </text:span>שני<text:span text:style-name="T1"> </text:span>חטאת<text:span text:style-name="T1"> </text:span>העוף</text:p>
      <text:p text:style-name="P1">(מעילה<text:span text:style-name="T1"> </text:span>ח,א)</text:p>
      <text:p text:style-name="P1">משנה:</text:p>
      <text:p text:style-name="P48"><text:span text:style-name="T28">תוספות</text:span><text:span text:style-name="T1"> </text:span><text:span text:style-name="T28">ד"ה</text:span><text:span text:style-name="T1"> </text:span><text:span text:style-name="T28">חטאת</text:span><text:span text:style-name="T1"> </text:span><text:span text:style-name="T28">העוף: עד</text:span><text:span text:style-name="T1"> </text:span><text:span text:style-name="T28">השתא</text:span><text:span text:style-name="T1"> </text:span><text:span text:style-name="T28">איירי</text:span><text:span text:style-name="T1"> </text:span><text:span text:style-name="T28">בדין</text:span><text:span text:style-name="T1"> </text:span><text:span text:style-name="T28">פסולי</text:span><text:span text:style-name="T1"> </text:span><text:span text:style-name="T28">קדשים</text:span><text:span text:style-name="T1"> </text:span><text:span text:style-name="T28">מתי</text:span><text:span text:style-name="T1"> </text:span><text:span text:style-name="T28">ימעלו</text:span><text:span text:style-name="T1"> </text:span><text:span text:style-name="T28">בהם, ומכאן</text:span><text:span text:style-name="T1"> </text:span><text:span text:style-name="T28">ואילך</text:span><text:span text:style-name="T1"> </text:span><text:span text:style-name="T28">איירי</text:span><text:span text:style-name="T1"> </text:span><text:span text:style-name="T28">בכשרים: <text:s/></text:span></text:p>
      <text:p text:style-name="P25">חטאת<text:span text:style-name="T1"> </text:span>העוף<text:span text:style-name="T1"> </text:span>מועלין<text:span text:style-name="T1"> </text:span>בה<text:span text:style-name="T1"> </text:span>משהוקדשה<text:span text:style-name="T1"> </text:span><text:span text:style-name="T27">(</text:span><text:span text:style-name="T29">בפה; אפילו</text:span><text:span text:style-name="T2"> </text:span><text:span text:style-name="T29">אם</text:span><text:span text:style-name="T2"> </text:span><text:span text:style-name="T29">נהנה</text:span><text:span text:style-name="T2"> </text:span><text:span text:style-name="T29">ממנה</text:span><text:span text:style-name="T2"> </text:span><text:span text:style-name="T29">מחיים, כגון</text:span><text:span text:style-name="T2"> </text:span><text:span text:style-name="T29">שמכרה: דהוציאה</text:span><text:span text:style-name="T2"> </text:span><text:span text:style-name="T29">לחולין</text:span><text:span text:style-name="T27">)</text:span>;</text:p>
      <text:p text:style-name="P25">נמלקה<text:span text:style-name="T1"> </text:span><text:span text:style-name="T27">(</text:span><text:span text:style-name="T29">כלומר: משנמלקה</text:span><text:span text:style-name="T27">)</text:span> - <text:span text:style-name="T27">(</text:span><text:span text:style-name="T29">ניתוסף</text:span><text:span text:style-name="T2"> </text:span><text:span text:style-name="T29">בה</text:span><text:span text:style-name="T2"> </text:span><text:span text:style-name="T29">קדושה:</text:span><text:span text:style-name="T27">)</text:span> הוכשרה<text:span text:style-name="T1"> </text:span>להפסל<text:span text:style-name="T1"> </text:span>בטבול<text:span text:style-name="T1"> </text:span>יום, ובמחוסר<text:span text:style-name="T1"> </text:span>כפורים<text:span text:style-name="T1"> </text:span><text:span text:style-name="T27">(</text:span><text:span text:style-name="T29">שהיא</text:span><text:span text:style-name="T2"> </text:span><text:span text:style-name="T29">נפסלת</text:span><text:span text:style-name="T2"> </text:span><text:span text:style-name="T29">אם</text:span><text:span text:style-name="T2"> </text:span><text:span text:style-name="T29">נגע</text:span><text:span text:style-name="T2"> </text:span><text:span text:style-name="T29">בה</text:span><text:span text:style-name="T2"> </text:span><text:span text:style-name="T29">טבול</text:span><text:span text:style-name="T2"> </text:span><text:span text:style-name="T29">יום</text:span><text:span text:style-name="T2"> </text:span><text:span text:style-name="T29">או</text:span><text:span text:style-name="T2"> </text:span><text:span text:style-name="T29">מחוסר</text:span><text:span text:style-name="T2"> </text:span><text:span text:style-name="T29">כפורים</text:span><text:span text:style-name="T27">)</text:span>, ובלינה;</text:p>
      <text:p text:style-name="P48"><text:span text:style-name="T28">תוספות</text:span><text:span text:style-name="T1"> </text:span><text:span text:style-name="T28">ד"ה</text:span><text:span text:style-name="T1"> </text:span><text:span text:style-name="T28">ובלינה. בלינת</text:span><text:span text:style-name="T1"> </text:span><text:span text:style-name="T28">דם</text:span><text:span text:style-name="T1"> </text:span><text:span text:style-name="T28">בשקיעת</text:span><text:span text:style-name="T1"> </text:span><text:span text:style-name="T28">החמה; אי</text:span><text:span text:style-name="T1"> </text:span><text:span text:style-name="T28">נמי</text:span><text:span text:style-name="T1"> </text:span><text:span text:style-name="T28">בלינת</text:span><text:span text:style-name="T1"> </text:span><text:span text:style-name="T28">בשר</text:span><text:span text:style-name="T1"> </text:span><text:span text:style-name="T28">ליום</text:span><text:span text:style-name="T1"> </text:span><text:span text:style-name="T28">ולילה; ואף</text:span><text:span text:style-name="T1"> </text:span><text:span text:style-name="T28">על</text:span><text:span text:style-name="T1"> </text:span><text:span text:style-name="T28">גב</text:span><text:span text:style-name="T1"> </text:span><text:span text:style-name="T28">דבתר</text:span><text:span text:style-name="T1"> </text:span><text:span text:style-name="T28">הכי</text:span><text:span text:style-name="T1"> </text:span><text:span text:style-name="T28">קתני</text:span><text:span text:style-name="T1"> </text:span><text:span text:style-name="T28">'הוזה</text:span><text:span text:style-name="T1"> </text:span><text:span text:style-name="T28">דמה', דמשמע</text:span><text:span text:style-name="T1"> </text:span><text:span text:style-name="T28">דהשתא</text:span><text:span text:style-name="T1"> </text:span><text:span text:style-name="T28">לא</text:span><text:span text:style-name="T1"> </text:span><text:span text:style-name="T28">איירי</text:span><text:span text:style-name="T1"> </text:span><text:span text:style-name="T28">בהוזה</text:span><text:span text:style-name="T1"> – </text:span><text:span text:style-name="T28">ואי</text:span><text:span text:style-name="T1"> </text:span><text:span text:style-name="T28">אפשר</text:span><text:span text:style-name="T1"> </text:span><text:span text:style-name="T28">בלינת</text:span><text:span text:style-name="T1"> </text:span><text:span text:style-name="T28">יום</text:span><text:span text:style-name="T1"> </text:span><text:span text:style-name="T28">ולילה</text:span><text:span text:style-name="T1"> </text:span><text:span text:style-name="T28">אלא</text:span><text:span text:style-name="T1"> </text:span><text:span text:style-name="T28">לאחר</text:span><text:span text:style-name="T1"> </text:span><text:span text:style-name="T28">הזאה, שהרי</text:span><text:span text:style-name="T1"> </text:span><text:span text:style-name="T28">ההזאה</text:span><text:span text:style-name="T1"> </text:span><text:span text:style-name="T28">ביום</text:span><text:span text:style-name="T1"> </text:span><text:span text:style-name="T28">המליקה, דאל"כ</text:span><text:span text:style-name="T1"> </text:span><text:span text:style-name="T28">איפסל</text:span><text:span text:style-name="T1"> </text:span><text:span text:style-name="T28">הדם</text:span><text:span text:style-name="T1"> </text:span><text:span text:style-name="T28">בשקיעת</text:span><text:span text:style-name="T1"> </text:span><text:span text:style-name="T28">החמה</text:span><text:span text:style-name="T1"> </text:span><text:span text:style-name="T28">- מכל</text:span><text:span text:style-name="T1"> </text:span><text:span text:style-name="T28">מקום</text:span><text:span text:style-name="T1"> </text:span><text:span text:style-name="T28">נקט</text:span><text:span text:style-name="T1"> </text:span><text:span text:style-name="T28">גבי</text:span><text:span text:style-name="T1"> </text:span><text:span text:style-name="T28">מליקה</text:span><text:span text:style-name="T1"> </text:span><text:span text:style-name="T28">פסול</text:span><text:span text:style-name="T1"> </text:span><text:span text:style-name="T28">דלינת</text:span><text:span text:style-name="T1"> </text:span><text:span text:style-name="T28">בשר, לפי</text:span><text:span text:style-name="T1"> </text:span><text:span text:style-name="T28">שמיד</text:span><text:span text:style-name="T1"> </text:span><text:span text:style-name="T28">שנמלקה</text:span><text:span text:style-name="T1"> </text:span><text:span text:style-name="T28">מתחלת</text:span><text:span text:style-name="T1"> </text:span><text:span text:style-name="T28">לינה</text:span><text:span text:style-name="T1"> </text:span><text:span text:style-name="T28">של</text:span><text:span text:style-name="T1"> </text:span><text:span text:style-name="T28">יום</text:span><text:span text:style-name="T1"> </text:span><text:span text:style-name="T28">ולילה, ומשעת</text:span><text:span text:style-name="T1"> </text:span><text:span text:style-name="T28">מליקה</text:span><text:span text:style-name="T1"> </text:span><text:span text:style-name="T28">מונין. </text:span></text:p>
      <text:p text:style-name="P25">הוזה<text:span text:style-name="T1"> </text:span>דמה<text:span text:style-name="T1"> </text:span>- חייבין<text:span text:style-name="T1"> </text:span>עליו<text:span text:style-name="T1"> </text:span>משום<text:span text:style-name="T1"> </text:span>פיגול, נותר, וטמא<text:span text:style-name="T1"> </text:span><text:span text:style-name="T27">(</text:span><text:span text:style-name="T29">דהזאה</text:span><text:span text:style-name="T2"> </text:span><text:span text:style-name="T29">דעוף</text:span><text:span text:style-name="T2"> </text:span><text:span text:style-name="T29">קיימא</text:span><text:span text:style-name="T2"> </text:span><text:span text:style-name="T29">במקום</text:span><text:span text:style-name="T2"> </text:span><text:span text:style-name="T29">זריקה</text:span><text:span text:style-name="T2"> </text:span><text:span text:style-name="T29">דבהמה: דהזאה</text:span><text:span text:style-name="T2"> </text:span><text:span text:style-name="T29">קובעת</text:span><text:span text:style-name="T2"> </text:span><text:span text:style-name="T29">בפיגול</text:span><text:span text:style-name="T2"> </text:span><text:span text:style-name="T29">שחישב</text:span><text:span text:style-name="T2"> </text:span><text:span text:style-name="T29">בו</text:span><text:span text:style-name="T2"> </text:span><text:span text:style-name="T29">קודם</text:span><text:span text:style-name="T2"> </text:span><text:span text:style-name="T29">לכן, כמו</text:span><text:span text:style-name="T2"> </text:span><text:span text:style-name="T29">זריקה</text:span><text:span text:style-name="T2"> </text:span><text:span text:style-name="T29">דבהמה, ושוב</text:span><text:span text:style-name="T2"> </text:span><text:span text:style-name="T29">נמי</text:span><text:span text:style-name="T2"> </text:span><text:span text:style-name="T29">יש</text:span><text:span text:style-name="T2"> </text:span><text:span text:style-name="T29">בו</text:span><text:span text:style-name="T2"> </text:span><text:span text:style-name="T29">איסור</text:span><text:span text:style-name="T2"> </text:span><text:span text:style-name="T29">נותר</text:span><text:span text:style-name="T2"> </text:span><text:span text:style-name="T29">וטמא</text:span><text:span text:style-name="T2"> </text:span><text:span text:style-name="T29">אם</text:span><text:span text:style-name="T2"> </text:span><text:span text:style-name="T29">נטמא, דהזאה</text:span><text:span text:style-name="T2"> </text:span><text:span text:style-name="T29">קובעת</text:span><text:span text:style-name="T2"> </text:span><text:span text:style-name="T29">בכל</text:span><text:span text:style-name="T2"> </text:span><text:span text:style-name="T29">הני</text:span><text:span text:style-name="T27">)</text:span>, ואין<text:span text:style-name="T1"> </text:span>בה<text:span text:style-name="T1"> </text:span>מעילה<text:span text:style-name="T1"> </text:span><text:span text:style-name="T27">(</text:span><text:span text:style-name="T29">דכיון</text:span><text:span text:style-name="T2"> </text:span><text:span text:style-name="T29">דהוזה</text:span><text:span text:style-name="T2"> </text:span><text:span text:style-name="T29">דמה</text:span><text:span text:style-name="T2"> </text:span><text:span text:style-name="T29">יש</text:span><text:span text:style-name="T2"> </text:span><text:span text:style-name="T29">בה</text:span><text:span text:style-name="T2"> </text:span><text:span text:style-name="T29">היתר</text:span><text:span text:style-name="T2"> </text:span><text:span text:style-name="T29">לכהנים</text:span><text:span text:style-name="T27">)</text:span>.</text:p>
      <text:p text:style-name="P1"/>
      <text:p text:style-name="P1">גמרא:</text:p>
      <text:p text:style-name="P1"><text:span text:style-name="T60">קתני</text:span><text:span text:style-name="T66"> </text:span><text:span text:style-name="T60">'</text:span><text:span text:style-name="T87">הוכשרה</text:span><text:span text:style-name="T86"> </text:span><text:span text:style-name="T87">ליפסל</text:span><text:span text:style-name="T86"> </text:span><text:span text:style-name="T87">בטבול</text:span><text:span text:style-name="T86"> </text:span><text:span text:style-name="T87">יום</text:span><text:span text:style-name="T86"> </text:span><text:span text:style-name="T87">ובמחוסר</text:span><text:span text:style-name="T86"> </text:span><text:span text:style-name="T87">כפורים</text:span><text:span text:style-name="T86"> </text:span><text:span text:style-name="T87">ובלינה</text:span><text:span text:style-name="T60">'; ליפסל</text:span><text:span text:style-name="T66"> </text:span><text:span text:style-name="T60">- אין, אבל</text:span><text:span text:style-name="T66"> </text:span><text:span text:style-name="T60">לטמויי</text:span><text:span text:style-name="T66"> </text:span><text:span text:style-name="T61">(</text:span><text:span text:style-name="T63">שתהא</text:span><text:span text:style-name="T67"> </text:span><text:span text:style-name="T63">טמאה</text:span><text:span text:style-name="T67"> </text:span><text:span text:style-name="T63">ומטמאה</text:span><text:span text:style-name="T67"> </text:span><text:span text:style-name="T63">אחרים</text:span><text:span text:style-name="T61">)</text:span><text:span text:style-name="T60"> – לא; מתניתין</text:span><text:span text:style-name="T66"> </text:span><text:span text:style-name="T61">(</text:span><text:span text:style-name="T63">דקתני</text:span><text:span text:style-name="T67"> </text:span><text:span text:style-name="T63">הוכשרה</text:span><text:span text:style-name="T67"> </text:span><text:span text:style-name="T63">ליפסל</text:span><text:span text:style-name="T67"> </text:span><text:span text:style-name="T63">ולא</text:span><text:span text:style-name="T67"> </text:span><text:span text:style-name="T63">ליטמא</text:span><text:span text:style-name="T61">)</text:span><text:span text:style-name="T60"> מני? רבנן</text:span><text:span text:style-name="T66"> </text:span><text:span text:style-name="T60">היא</text:span><text:span text:style-name="T66"> </text:span><text:span text:style-name="T61">(</text:span><text:span text:style-name="T63">דאמרי: כשם</text:span><text:span text:style-name="T67"> </text:span><text:span text:style-name="T63">שפוסל</text:span><text:span text:style-name="T67"> </text:span><text:span text:style-name="T63">טבול</text:span><text:span text:style-name="T67"> </text:span><text:span text:style-name="T63">יום</text:span><text:span text:style-name="T67"> </text:span><text:span text:style-name="T63">אוכלי</text:span><text:span text:style-name="T67"> </text:span><text:span text:style-name="T63">תרומה</text:span><text:span text:style-name="T67"> </text:span><text:span text:style-name="T63">ומשקה</text:span><text:span text:style-name="T67"> </text:span><text:span text:style-name="T63">תרומה</text:span><text:span text:style-name="T67"> </text:span><text:span text:style-name="T63">- כך</text:span><text:span text:style-name="T67"> </text:span><text:span text:style-name="T63">פוסל</text:span><text:span text:style-name="T67"> </text:span><text:span text:style-name="T63">אוכלי</text:span><text:span text:style-name="T67"> </text:span><text:span text:style-name="T63">קדש, דאינו</text:span><text:span text:style-name="T67"> </text:span><text:span text:style-name="T63">מטמא</text:span><text:span text:style-name="T67"> </text:span><text:span text:style-name="T63">לטמא</text:span><text:span text:style-name="T67"> </text:span><text:span text:style-name="T63">אחרים</text:span><text:span text:style-name="T61">)</text:span><text:span text:style-name="T60">, דתניא</text:span><text:span text:style-name="T66"> </text:span><text:span text:style-name="T64">[תוספתא</text:span><text:span text:style-name="T68"> </text:span><text:span text:style-name="T64">טהרות</text:span><text:span text:style-name="T68"> </text:span><text:span text:style-name="T64">פ"א</text:span><text:span text:style-name="T68"> </text:span><text:span text:style-name="T64">מ"ג]</text:span><text:span text:style-name="T60">:, '</text:span><text:span text:style-name="T87">אבא</text:span><text:span text:style-name="T86"> </text:span><text:span text:style-name="T87">שאול</text:span><text:span text:style-name="T86"> </text:span><text:span text:style-name="T87">אומר: טבול</text:span><text:span text:style-name="T86"> </text:span><text:span text:style-name="T87">יו</text:span><text:span text:style-name="T105">ם</text:span></text:p>
      <text:p text:style-name="P1"/>
      <text:p text:style-name="P1">(מעילה<text:span text:style-name="T1"> </text:span>ח,ב)</text:p>
      <text:p text:style-name="P25"><text:span text:style-name="T105">תחלה</text:span><text:span text:style-name="T106"> </text:span><text:span text:style-name="T105">לקדש</text:span><text:span text:style-name="T106"> </text:span><text:span text:style-name="T27">(</text:span><text:span text:style-name="T29">דהוי</text:span><text:span text:style-name="T2"> </text:span><text:span text:style-name="T29">ראשון</text:span><text:span text:style-name="T2"> </text:span><text:span text:style-name="T29">ומשוי</text:span><text:span text:style-name="T2"> </text:span><text:span text:style-name="T29">לקדש</text:span><text:span text:style-name="T2"> </text:span><text:span text:style-name="T29">שני: דאותו</text:span><text:span text:style-name="T2"> </text:span><text:span text:style-name="T29">שני</text:span><text:span text:style-name="T2"> </text:span><text:span text:style-name="T29">עושה</text:span><text:span text:style-name="T2"> </text:span><text:span text:style-name="T29">שלישי</text:span><text:span text:style-name="T2"> </text:span><text:span text:style-name="T29">ורביעי</text:span><text:span text:style-name="T2"> </text:span><text:span text:style-name="T29">בקודש, ופוסל</text:span><text:span text:style-name="T2"> </text:span><text:span text:style-name="T29">את</text:span><text:span text:style-name="T2"> </text:span><text:span text:style-name="T29">התרומה</text:span><text:span text:style-name="T27">)</text:span><text:span text:style-name="T105">; רבי</text:span><text:span text:style-name="T106"> </text:span><text:span text:style-name="T105">מאיר</text:span><text:span text:style-name="T106"> </text:span><text:span text:style-name="T105">אומר: מטמא</text:span><text:span text:style-name="T106"> </text:span><text:span text:style-name="T105">את</text:span><text:span text:style-name="T106"> </text:span><text:span text:style-name="T105">הקדש</text:span><text:span text:style-name="T106"> </text:span><text:span text:style-name="T27">(</text:span><text:span text:style-name="T29">דהוא</text:span><text:span text:style-name="T2"> </text:span><text:span text:style-name="T29">שני</text:span><text:span text:style-name="T2"> </text:span><text:span text:style-name="T29">ומשוי</text:span><text:span text:style-name="T2"> </text:span><text:span text:style-name="T29">לקדש</text:span><text:span text:style-name="T2"> </text:span><text:span text:style-name="T29">שלישי</text:span><text:span text:style-name="T27">)</text:span><text:span text:style-name="T105"> ופוסל</text:span><text:span text:style-name="T106"> </text:span><text:span text:style-name="T105">את</text:span><text:span text:style-name="T106"> </text:span><text:span text:style-name="T105">התרומה; וחכמים</text:span><text:span text:style-name="T106"> </text:span><text:span text:style-name="T105">אומרים: כשם</text:span><text:span text:style-name="T106"> </text:span><text:span text:style-name="T105">שהוא</text:span><text:span text:style-name="T106"> </text:span><text:span text:style-name="T105">פוסל</text:span><text:span text:style-name="T106"> </text:span><text:span text:style-name="T105">משקה</text:span><text:span text:style-name="T106"> </text:span><text:span text:style-name="T105">תרומה</text:span><text:span text:style-name="T106"> </text:span><text:span text:style-name="T105">ואוכלי</text:span><text:span text:style-name="T106"> </text:span><text:span text:style-name="T105">תרומה</text:span><text:span text:style-name="T106"> </text:span><text:span text:style-name="T105">- כך</text:span><text:span text:style-name="T106"> </text:span><text:span text:style-name="T105">הוא</text:span><text:span text:style-name="T106"> </text:span><text:span text:style-name="T105">פוסל</text:span><text:span text:style-name="T106"> </text:span><text:span text:style-name="T105">משקה</text:span><text:span text:style-name="T106"> </text:span><text:span text:style-name="T105">קדש</text:span><text:span text:style-name="T106"> </text:span><text:span text:style-name="T105">ואוכלי</text:span><text:span text:style-name="T106"> </text:span><text:span text:style-name="T105">קדש</text:span>' <text:span text:style-name="T27">(</text:span><text:span text:style-name="T29">אבל</text:span><text:span text:style-name="T2"> </text:span><text:span text:style-name="T29">טמויי</text:span><text:span text:style-name="T2"> </text:span><text:span text:style-name="T29">לא</text:span><text:span text:style-name="T2"> </text:span><text:span text:style-name="T29">מטמא, והיינו</text:span><text:span text:style-name="T2"> </text:span><text:span text:style-name="T29">כמתניתין</text:span><text:span text:style-name="T27">)</text:span>. </text:p>
      <text:p text:style-name="P25">אמר<text:span text:style-name="T1"> </text:span>רבא: לאבא<text:span text:style-name="T1"> </text:span>שאול<text:span text:style-name="T1"> </text:span><text:span text:style-name="T27">(</text:span><text:span text:style-name="T29">נמי</text:span><text:span text:style-name="T2"> </text:span><text:span text:style-name="T29">דאמר</text:span><text:span text:style-name="T2"> </text:span><text:span text:style-name="T29">'תחלה</text:span><text:span text:style-name="T2"> </text:span><text:span text:style-name="T29">לקדש': דקעביד</text:span><text:span text:style-name="T2"> </text:span><text:span text:style-name="T29">לקדש</text:span><text:span text:style-name="T2"> </text:span><text:span text:style-name="T29">שני</text:span><text:span text:style-name="T27">)</text:span> - <text:span text:style-name="T27">(</text:span><text:span text:style-name="T29">מיתרצא</text:span><text:span text:style-name="T2"> </text:span><text:span text:style-name="T29">נמי</text:span><text:span text:style-name="T2"> </text:span><text:span text:style-name="T29">מתניתין:</text:span><text:span text:style-name="T27">)</text:span> מעלה<text:span text:style-name="T1"> </text:span>עשו<text:span text:style-name="T1"> </text:span>בקדשים: שוינהו<text:span text:style-name="T1"> </text:span>רבנן<text:span text:style-name="T1"> </text:span>לטבול<text:span text:style-name="T1"> </text:span>יום<text:span text:style-name="T1"> </text:span>כראשון<text:span text:style-name="T1"> </text:span><text:span text:style-name="T27">(</text:span><text:span text:style-name="T29">דודאי</text:span><text:span text:style-name="T2"> </text:span><text:span text:style-name="T29">טבול</text:span><text:span text:style-name="T2"> </text:span><text:span text:style-name="T29">יום</text:span><text:span text:style-name="T2"> </text:span><text:span text:style-name="T29">מדאורייתא</text:span><text:span text:style-name="T2"> </text:span><text:span text:style-name="T29">פוסל</text:span><text:span text:style-name="T2"> </text:span><text:span text:style-name="T29">ואינו</text:span><text:span text:style-name="T2"> </text:span><text:span text:style-name="T29">מטמא, ורבנן</text:span><text:span text:style-name="T2"> </text:span><text:span text:style-name="T29">עשו</text:span><text:span text:style-name="T2"> </text:span><text:span text:style-name="T29">מעלה</text:span><text:span text:style-name="T2"> </text:span><text:span text:style-name="T29">בקדשים</text:span><text:span text:style-name="T2"> </text:span><text:span text:style-name="T29">דהוה</text:span><text:span text:style-name="T2"> </text:span><text:span text:style-name="T29">טבול</text:span><text:span text:style-name="T2"> </text:span><text:span text:style-name="T29">יום</text:span><text:span text:style-name="T2"> </text:span><text:span text:style-name="T29">תחלה</text:span><text:span text:style-name="T2"> </text:span><text:span text:style-name="T29">לקדש: דהוי</text:span><text:span text:style-name="T2"> </text:span><text:span text:style-name="T29">כי</text:span><text:span text:style-name="T2"> </text:span><text:span text:style-name="T29">אוכל</text:span><text:span text:style-name="T2"> </text:span><text:span text:style-name="T29">ראשון, ועושה</text:span><text:span text:style-name="T2"> </text:span><text:span text:style-name="T29">שני; ומתניתין</text:span><text:span text:style-name="T2"> </text:span><text:span text:style-name="T29">- בדאורייתא</text:span><text:span text:style-name="T2"> </text:span><text:span text:style-name="T29">קתני</text:span><text:span text:style-name="T2"> </text:span><text:span text:style-name="T29">דאינו</text:span><text:span text:style-name="T2"> </text:span><text:span text:style-name="T29">אלא</text:span><text:span text:style-name="T2"> </text:span><text:span text:style-name="T29">פוסל</text:span><text:span text:style-name="T27">)</text:span>; לרבי<text:span text:style-name="T1"> </text:span>מאיר<text:span text:style-name="T1"> </text:span><text:span text:style-name="T27">(</text:span><text:span text:style-name="T29">נמי</text:span><text:span text:style-name="T2"> </text:span><text:span text:style-name="T29">מיתרצא</text:span><text:span text:style-name="T2"> </text:span><text:span text:style-name="T29">מתניתין:</text:span><text:span text:style-name="T27">)</text:span> - כאוכֶל<text:span text:style-name="T1"> </text:span>שני<text:span text:style-name="T1"> </text:span><text:span text:style-name="T27">(</text:span><text:span text:style-name="T29">דהאי</text:span><text:span text:style-name="T2"> </text:span><text:span text:style-name="T29">דקאמר</text:span><text:span text:style-name="T2"> </text:span><text:span text:style-name="T29">'</text:span><text:span text:style-name="T108">מטמא</text:span><text:span text:style-name="T107"> </text:span><text:span text:style-name="T108">את</text:span><text:span text:style-name="T107"> </text:span><text:span text:style-name="T108">הקדש</text:span><text:span text:style-name="T29">' - דעביד</text:span><text:span text:style-name="T2"> </text:span><text:span text:style-name="T29">ליה</text:span><text:span text:style-name="T2"> </text:span><text:span text:style-name="T29">שלישי, '</text:span><text:span text:style-name="T108">ופוסל</text:span><text:span text:style-name="T107"> </text:span><text:span text:style-name="T108">את</text:span><text:span text:style-name="T107"> </text:span><text:span text:style-name="T108">התרומה</text:span><text:span text:style-name="T29">' היינו</text:span><text:span text:style-name="T2"> </text:span><text:span text:style-name="T29">מדרבנן, אבל</text:span><text:span text:style-name="T2"> </text:span><text:span text:style-name="T29">מדאורייתא</text:span><text:span text:style-name="T2"> </text:span><text:span text:style-name="T29">אינו</text:span><text:span text:style-name="T2"> </text:span><text:span text:style-name="T29">אלא</text:span><text:span text:style-name="T2"> </text:span><text:span text:style-name="T29">פוסל, מאחר</text:span><text:span text:style-name="T2"> </text:span><text:span text:style-name="T29">שטבל</text:span><text:span text:style-name="T27">)</text:span>, לרבנן<text:span text:style-name="T1"> </text:span><text:span text:style-name="T27">(</text:span><text:span text:style-name="T29">דאמרי</text:span><text:span text:style-name="T2"> </text:span><text:span text:style-name="T29">'</text:span><text:span text:style-name="T108">כשם</text:span><text:span text:style-name="T107"> </text:span><text:span text:style-name="T108">שפוסל</text:span><text:span text:style-name="T2"> </text:span><text:span text:style-name="T29">וכו' ולא</text:span><text:span text:style-name="T2"> </text:span><text:span text:style-name="T29">אמרי</text:span><text:span text:style-name="T2"> </text:span><text:span text:style-name="T29">דמטמא</text:span><text:span text:style-name="T27">)</text:span> - <text:span text:style-name="T27">(</text:span><text:span text:style-name="T29">קסברי</text:span><text:span text:style-name="T27">)</text:span> כיון<text:span text:style-name="T1"> </text:span>דטבל<text:span text:style-name="T1"> </text:span>קלש<text:span text:style-name="T1"> </text:span>טומאתו: פסול<text:span text:style-name="T1"> </text:span>- משוי, טמא<text:span text:style-name="T1"> </text:span>- לא<text:span text:style-name="T1"> </text:span>משוי.</text:p>
      <text:p text:style-name="P25"/>
      <text:p text:style-name="P24">הוזה<text:span text:style-name="T1"> </text:span>דמה<text:span text:style-name="T1"> </text:span>חייבין<text:span text:style-name="T1"> </text:span><text:span text:style-name="T27">[חייבין</text:span><text:span text:style-name="T2"> </text:span><text:span text:style-name="T27">עליו</text:span><text:span text:style-name="T2"> </text:span><text:span text:style-name="T27">משום</text:span><text:span text:style-name="T2"> </text:span><text:span text:style-name="T27">פיגול, נותר, וטמא, ואין</text:span><text:span text:style-name="T2"> </text:span><text:span text:style-name="T27">בה</text:span><text:span text:style-name="T2"> </text:span><text:span text:style-name="T27">מעילה]</text:span>. </text:p>
      <text:p text:style-name="P24">מעילה<text:span text:style-name="T1"> </text:span>הוא<text:span text:style-name="T1"> </text:span>דליכא, אבל<text:span text:style-name="T1"> </text:span>איסורא<text:span text:style-name="T1"> </text:span><text:span text:style-name="T27">(</text:span><text:span text:style-name="T29">כלומר: איסור</text:span><text:span text:style-name="T2"> </text:span><text:span text:style-name="T29">אכילה</text:span><text:span text:style-name="T27">)</text:span> - איכא! ואמאי? הא<text:span text:style-name="T1"> </text:span>ממונא<text:span text:style-name="T1"> </text:span>דכהנים<text:span text:style-name="T1"> </text:span>הוא<text:span text:style-name="T1"> </text:span><text:span text:style-name="T27">(</text:span><text:span text:style-name="T29">מאחר</text:span><text:span text:style-name="T2"> </text:span><text:span text:style-name="T29">שהוזה</text:span><text:span text:style-name="T2"> </text:span><text:span text:style-name="T29">דמה: שהותרה</text:span><text:span text:style-name="T2"> </text:span><text:span text:style-name="T29">להם</text:span><text:span text:style-name="T2"> </text:span><text:span text:style-name="T29">באכילה</text:span><text:span text:style-name="T27">)</text:span>!? </text:p>
      <text:p text:style-name="P24">אמר<text:span text:style-name="T1"> </text:span>רבי<text:span text:style-name="T1"> </text:span>חנינא: ליוצאין<text:span text:style-name="T1"> </text:span><text:span text:style-name="T27">(</text:span><text:span text:style-name="T29">כלומר: שיצא; דהתם</text:span><text:span text:style-name="T2"> </text:span><text:span text:style-name="T29">איכא</text:span><text:span text:style-name="T2"> </text:span><text:span text:style-name="T29">איסור</text:span><text:span text:style-name="T2"> </text:span><text:span text:style-name="T29">אכילה</text:span><text:span text:style-name="T27">)</text:span>, ורבי<text:span text:style-name="T1"> </text:span>עקיבא<text:span text:style-name="T1"> </text:span>היא, דאמר<text:span text:style-name="T1"> </text:span>'זריקה<text:span text:style-name="T1"> </text:span>מועלת<text:span text:style-name="T1"> </text:span>ליוצא<text:span text:style-name="T1"> </text:span><text:span text:style-name="T27">(</text:span><text:span text:style-name="T29">לאפוקיה</text:span><text:span text:style-name="T2"> </text:span><text:span text:style-name="T29">מידי</text:span><text:span text:style-name="T2"> </text:span><text:span text:style-name="T29">מעילה</text:span><text:span text:style-name="T2"> </text:span><text:span text:style-name="T29">- או</text:span><text:span text:style-name="T2"> </text:span><text:span text:style-name="T29">לשריפה</text:span><text:span text:style-name="T2"> </text:span><text:span text:style-name="T29">- כדאמרינן</text:span><text:span text:style-name="T2"> </text:span><text:span text:style-name="T29">לעיל</text:span><text:span text:style-name="T27">)</text:span>' - דלאו<text:span text:style-name="T1"> </text:span>בת<text:span text:style-name="T1"> </text:span>אכילה<text:span text:style-name="T1"> </text:span>היא<text:span text:style-name="T1"> </text:span><text:span text:style-name="T27">(</text:span><text:span text:style-name="T29">כדאמרינן</text:span><text:span text:style-name="T2"> </text:span><text:span text:style-name="T29">בסוף</text:span><text:span text:style-name="T2"> </text:span><text:span text:style-name="T29">פירקין; אבל</text:span><text:span text:style-name="T2"> </text:span><text:span text:style-name="T29">לאכילה</text:span><text:span text:style-name="T2"> </text:span><text:span text:style-name="T29">לא</text:span><text:span text:style-name="T2"> </text:span><text:span text:style-name="T29">מרצה</text:span><text:span text:style-name="T2"> </text:span><text:span text:style-name="T29">הא</text:span><text:span text:style-name="T2"> </text:span><text:span text:style-name="T29">הזאה: נהי</text:span><text:span text:style-name="T2"> </text:span><text:span text:style-name="T29">דמהניא</text:span><text:span text:style-name="T2"> </text:span><text:span text:style-name="T29">לאפוקיה</text:span><text:span text:style-name="T2"> </text:span><text:span text:style-name="T29">מידי</text:span><text:span text:style-name="T2"> </text:span><text:span text:style-name="T29">מעילה, אבל</text:span><text:span text:style-name="T2"> </text:span><text:span text:style-name="T29">להתיר</text:span><text:span text:style-name="T2"> </text:span><text:span text:style-name="T29">היוצא</text:span><text:span text:style-name="T2"> </text:span><text:span text:style-name="T29">באכילה</text:span><text:span text:style-name="T2"> </text:span><text:span text:style-name="T29">לא</text:span><text:span text:style-name="T2"> </text:span><text:span text:style-name="T29">מהניא, והיינו</text:span><text:span text:style-name="T2"> </text:span><text:span text:style-name="T29">דקא</text:span><text:span text:style-name="T2"> </text:span><text:span text:style-name="T29">דייק</text:span><text:span text:style-name="T2"> </text:span><text:span text:style-name="T29">'אבל</text:span><text:span text:style-name="T2"> </text:span><text:span text:style-name="T29">איסורא</text:span><text:span text:style-name="T2"> </text:span><text:span text:style-name="T29">איכא': דלאו</text:span><text:span text:style-name="T2"> </text:span><text:span text:style-name="T29">בת</text:span><text:span text:style-name="T2"> </text:span><text:span text:style-name="T29">אכילה</text:span><text:span text:style-name="T2"> </text:span><text:span text:style-name="T29">היא</text:span><text:span text:style-name="T27">)</text:span>.</text:p>
      <text:p text:style-name="P24"/>
      <text:p text:style-name="P25">אמר<text:span text:style-name="T1"> </text:span>רב<text:span text:style-name="T1"> </text:span>הונא<text:span text:style-name="T1"> </text:span>אמר<text:span text:style-name="T1"> </text:span>רב: מיצוי<text:span text:style-name="T1"> </text:span>חטאת<text:span text:style-name="T1"> </text:span>העוף<text:span text:style-name="T1"> </text:span><text:span text:style-name="T27">(</text:span><text:span text:style-name="T29">דכתיב</text:span><text:span text:style-name="T2"> </text:span><text:span text:style-name="T33">והנשאר</text:span><text:span text:style-name="T2"> </text:span><text:span text:style-name="T33">בדם</text:span><text:span text:style-name="T2"> </text:span><text:span text:style-name="T33">יִמָּצֵה</text:span><text:span text:style-name="T2"> </text:span><text:span text:style-name="T30">[ויקרא</text:span><text:span text:style-name="T3"> </text:span><text:span text:style-name="T30">ה,ט]</text:span><text:span text:style-name="T29">: לאחר</text:span><text:span text:style-name="T2"> </text:span><text:span text:style-name="T29">הזאה</text:span><text:span text:style-name="T2"> </text:span><text:span text:style-name="T29">ימצה</text:span><text:span text:style-name="T27">)</text:span> - אינו<text:span text:style-name="T1"> </text:span>מעכב<text:span text:style-name="T1"> </text:span><text:span text:style-name="T27">(</text:span><text:span text:style-name="T29">דכיון</text:span><text:span text:style-name="T2"> </text:span><text:span text:style-name="T29">דהוזה, 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לא</text:span><text:span text:style-name="T2"> </text:span><text:span text:style-name="T29">מיצה</text:span><text:span text:style-name="T2"> </text:span><text:span text:style-name="T29">- נעשית</text:span><text:span text:style-name="T2"> </text:span><text:span text:style-name="T29">מצותו, ויצא</text:span><text:span text:style-name="T2"> </text:span><text:span text:style-name="T29">מידי</text:span><text:span text:style-name="T2"> </text:span><text:span text:style-name="T29">מעילה, וחייבין</text:span><text:span text:style-name="T2"> </text:span><text:span text:style-name="T29">עליו</text:span><text:span text:style-name="T2"> </text:span><text:span text:style-name="T29">משום</text:span><text:span text:style-name="T2"> </text:span><text:span text:style-name="T29">נותר</text:span><text:span text:style-name="T2"> </text:span><text:span text:style-name="T29">וטמא; ויצא</text:span><text:span text:style-name="T2"> </text:span><text:span text:style-name="T29">נמי</text:span><text:span text:style-name="T2"> </text:span><text:span text:style-name="T29">ידי</text:span><text:span text:style-name="T2"> </text:span><text:span text:style-name="T29">חובתו: דאינו</text:span><text:span text:style-name="T2"> </text:span><text:span text:style-name="T29">מעכב</text:span><text:span text:style-name="T2"> </text:span><text:span text:style-name="T29">הכפרה</text:span><text:span text:style-name="T27">)</text:span>, דתני<text:span text:style-name="T1"> </text:span>רב: 'הוּזָה<text:span text:style-name="T1"> </text:span>דָמָה'ּ<text:span text:style-name="T1"> </text:span><text:span text:style-name="T27">(</text:span><text:span text:style-name="T29">דמדקתני</text:span><text:span text:style-name="T2"> </text:span><text:span text:style-name="T29">במתניתין</text:span><text:span text:style-name="T2"> </text:span><text:span text:style-name="T29">גבי</text:span><text:span text:style-name="T2"> </text:span><text:span text:style-name="T29">חטאת</text:span><text:span text:style-name="T2"> </text:span><text:span text:style-name="T29">העוף</text:span><text:span text:style-name="T2"> </text:span><text:span text:style-name="T29">'הוזה</text:span><text:span text:style-name="T2"> </text:span><text:span text:style-name="T29">דמה' ולא</text:span><text:span text:style-name="T2"> </text:span><text:span text:style-name="T29">קתני</text:span><text:span text:style-name="T2"> </text:span><text:span text:style-name="T29">'מיצה</text:span><text:span text:style-name="T2"> </text:span><text:span text:style-name="T29">דמה' - אלמא</text:span><text:span text:style-name="T2"> </text:span><text:span text:style-name="T29">סבירא</text:span><text:span text:style-name="T2"> </text:span><text:span text:style-name="T29">ליה</text:span><text:span text:style-name="T2"> </text:span><text:span text:style-name="T29">לתנא</text:span><text:span text:style-name="T2"> </text:span><text:span text:style-name="T29">דמתניתין</text:span><text:span text:style-name="T2"> </text:span><text:span text:style-name="T29">דהזאה</text:span><text:span text:style-name="T2"> </text:span><text:span text:style-name="T29">עיקר, ומיצוי</text:span><text:span text:style-name="T2"> </text:span><text:span text:style-name="T29">לא</text:span><text:span text:style-name="T2"> </text:span><text:span text:style-name="T29">מעכב</text:span><text:span text:style-name="T27">)</text:span>: רב<text:span text:style-name="T1"> </text:span>אדא<text:span text:style-name="T1"> </text:span>בר<text:span text:style-name="T1"> </text:span>אהבה<text:span text:style-name="T1"> </text:span>אמר<text:span text:style-name="T1"> </text:span><text:span text:style-name="T27">(</text:span><text:span text:style-name="T29">משמיה</text:span><text:span text:style-name="T2"> </text:span><text:span text:style-name="T29">ד</text:span><text:span text:style-name="T27">)</text:span>רב: מיצוי<text:span text:style-name="T1"> </text:span>חטאת<text:span text:style-name="T1"> </text:span>העוף<text:span text:style-name="T1"> </text:span>מעכב<text:span text:style-name="T1"> </text:span><text:span text:style-name="T27">(</text:span><text:span text:style-name="T29">דלא</text:span><text:span text:style-name="T2"> </text:span><text:span text:style-name="T29">יצא</text:span><text:span text:style-name="T2"> </text:span><text:span text:style-name="T29">ידי</text:span><text:span text:style-name="T2"> </text:span><text:span text:style-name="T29">חובתו</text:span><text:span text:style-name="T2"> </text:span><text:soft-page-break/><text:span text:style-name="T29">ולא</text:span><text:span text:style-name="T2"> </text:span><text:span text:style-name="T29">נתכפר</text:span><text:span text:style-name="T2"> </text:span><text:span text:style-name="T29">ולא</text:span><text:span text:style-name="T2"> </text:span><text:span text:style-name="T29">הוקבע</text:span><text:span text:style-name="T2"> </text:span><text:span text:style-name="T29">החטאת</text:span><text:span text:style-name="T2"> </text:span><text:span text:style-name="T29">בפיגול</text:span><text:span text:style-name="T2"> </text:span><text:span text:style-name="T29">ונותר</text:span><text:span text:style-name="T2"> </text:span><text:span text:style-name="T29">וטמא</text:span><text:span text:style-name="T2"> </text:span><text:span text:style-name="T29">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הוזה</text:span><text:span text:style-name="T2"> </text:span><text:span text:style-name="T29">עד</text:span><text:span text:style-name="T2"> </text:span><text:span text:style-name="T29">דעביד</text:span><text:span text:style-name="T2"> </text:span><text:span text:style-name="T29">מיצוי</text:span><text:span text:style-name="T27">)</text:span>, ותני<text:span text:style-name="T1"> </text:span>רב<text:span text:style-name="T1"> </text:span><text:span text:style-name="T27">(</text:span><text:span text:style-name="T29">במתניתין</text:span><text:span text:style-name="T2"> </text:span><text:span text:style-name="T29">גבי</text:span><text:span text:style-name="T2"> </text:span><text:span text:style-name="T29">חטאת</text:span><text:span text:style-name="T2"> </text:span><text:span text:style-name="T29">העוף</text:span><text:span text:style-name="T27">)</text:span>: 'מיצה<text:span text:style-name="T1"> </text:span>דמה' <text:span text:style-name="T27">(</text:span><text:span text:style-name="T29">ולא</text:span><text:span text:style-name="T2"> </text:span><text:span text:style-name="T29">קתני</text:span><text:span text:style-name="T2"> </text:span><text:span text:style-name="T29">'הוזה</text:span><text:span text:style-name="T2"> </text:span><text:span text:style-name="T29">דמה'; דסבירא</text:span><text:span text:style-name="T2"> </text:span><text:span text:style-name="T29">ליה</text:span><text:span text:style-name="T2"> </text:span><text:span text:style-name="T29">דמיצוי</text:span><text:span text:style-name="T2"> </text:span><text:span text:style-name="T29">נמי</text:span><text:span text:style-name="T2"> </text:span><text:span text:style-name="T29">עיקר</text:span><text:span text:style-name="T2"> </text:span><text:span text:style-name="T29">מצוה</text:span><text:span text:style-name="T2"> </text:span><text:span text:style-name="T29">הויא, ומעכב</text:span><text:span text:style-name="T27">)</text:span>. </text:p>
      <text:p text:style-name="P24">תא<text:span text:style-name="T1"> </text:span>שמע: <text:span text:style-name="T30">(ויקרא</text:span><text:span text:style-name="T3"> </text:span><text:span text:style-name="T30">ה,ט)</text:span><text:span text:style-name="T32"> </text:span><text:span text:style-name="T33">[והזה</text:span><text:span text:style-name="T2"> </text:span><text:span text:style-name="T33">מדם</text:span><text:span text:style-name="T2"> </text:span><text:span text:style-name="T33">החטאת</text:span><text:span text:style-name="T2"> </text:span><text:span text:style-name="T33">על</text:span><text:span text:style-name="T2"> </text:span><text:span text:style-name="T33">קיר</text:span><text:span text:style-name="T2"> </text:span><text:span text:style-name="T33">המזבח]</text:span><text:span text:style-name="T32"> והנשאר</text:span><text:span text:style-name="T1"> </text:span><text:span text:style-name="T32">בדם</text:span><text:span text:style-name="T1"> </text:span><text:span text:style-name="T32">יִמָּצֵה</text:span><text:span text:style-name="T1"> </text:span><text:span text:style-name="T32">אל</text:span><text:span text:style-name="T1"> </text:span><text:span text:style-name="T32">יסוד</text:span><text:span text:style-name="T1"> </text:span><text:span text:style-name="T32">המזבח</text:span><text:span text:style-name="T1"> </text:span><text:span text:style-name="T32">חטאת</text:span><text:span text:style-name="T1"> </text:span><text:span text:style-name="T32">היא</text:span>; בשלמא<text:span text:style-name="T1"> </text:span>לרב<text:span text:style-name="T1"> </text:span>אדא<text:span text:style-name="T1"> </text:span>בר<text:span text:style-name="T1"> </text:span>אהבה, היינו<text:span text:style-name="T1"> </text:span>דכתיב<text:span text:style-name="T1"> </text:span>'<text:span text:style-name="T32">והנשאר</text:span><text:span text:style-name="T1"> </text:span><text:span text:style-name="T32">בדם</text:span><text:span text:style-name="T1"> </text:span><text:span text:style-name="T32">ימצה</text:span><text:span text:style-name="T1"> </text:span><text:span text:style-name="T32">חטאת</text:span><text:span text:style-name="T1"> </text:span><text:span text:style-name="T32">היא</text:span>' <text:span text:style-name="T27">(</text:span><text:span text:style-name="T29">דההוא</text:span><text:span text:style-name="T2"> </text:span><text:span text:style-name="T29">דנשאר</text:span><text:span text:style-name="T2"> </text:span><text:span text:style-name="T29">אחר</text:span><text:span text:style-name="T2"> </text:span><text:span text:style-name="T29">הזאה</text:span><text:span text:style-name="T2"> </text:span><text:span text:style-name="T29">- דהיינו</text:span><text:span text:style-name="T2"> </text:span><text:span text:style-name="T29">מיצוי</text:span><text:span text:style-name="T2"> </text:span><text:span text:style-name="T29">- איקרי</text:span><text:span text:style-name="T2"> </text:span><text:span text:style-name="T29">חטאת, אלמא</text:span><text:span text:style-name="T2"> </text:span><text:span text:style-name="T29">דשיריים</text:span><text:span text:style-name="T2"> </text:span><text:span text:style-name="T29">- דהיינו</text:span><text:span text:style-name="T2"> </text:span><text:span text:style-name="T29">מיצוי</text:span><text:span text:style-name="T2"> </text:span><text:span text:style-name="T29">- מעכב</text:span><text:span text:style-name="T27">)</text:span>, אלא<text:span text:style-name="T1"> </text:span>לרב<text:span text:style-name="T1"> </text:span>הונא<text:span text:style-name="T1"> </text:span>מאי<text:span text:style-name="T1"> </text:span>'<text:span text:style-name="T32">והנשאר</text:span>' <text:span text:style-name="T27">(</text:span><text:span text:style-name="T29">כיון</text:span><text:span text:style-name="T2"> </text:span><text:span text:style-name="T29">דלא</text:span><text:span text:style-name="T2"> </text:span><text:span text:style-name="T29">מעכב</text:span><text:span text:style-name="T2"> </text:span><text:span text:style-name="T29">למה</text:span><text:span text:style-name="T2"> </text:span><text:span text:style-name="T29">לי</text:span><text:span text:style-name="T2"> </text:span><text:span text:style-name="T29">דכתיב</text:span><text:span text:style-name="T2"> </text:span><text:span text:style-name="T33">והנשאר</text:span><text:span text:style-name="T27">)</text:span>? </text:p>
      <text:p text:style-name="P24"><text:span text:style-name="T27">(</text:span><text:span text:style-name="T29">להכי</text:span><text:span text:style-name="T2"> </text:span><text:span text:style-name="T29">כתיב</text:span><text:span text:style-name="T2"> </text:span><text:span text:style-name="T33">והנשאר</text:span><text:span text:style-name="T29">:</text:span><text:span text:style-name="T27">)</text:span> כדתניא<text:span text:style-name="T1"> </text:span>דבי<text:span text:style-name="T1"> </text:span>רבי<text:span text:style-name="T1"> </text:span>ישמעאל: שאם<text:span text:style-name="T1"> </text:span>נשאר<text:span text:style-name="T1"> </text:span><text:span text:style-name="T27">(</text:span><text:span text:style-name="T29">כלומר: אם</text:span><text:span text:style-name="T2"> </text:span><text:span text:style-name="T29">נשאר</text:span><text:span text:style-name="T2"> </text:span><text:span text:style-name="T29">מן</text:span><text:span text:style-name="T2"> </text:span><text:span text:style-name="T29">הדם</text:span><text:span text:style-name="T2"> </text:span><text:span text:style-name="T29">- מצוה</text:span><text:span text:style-name="T2"> </text:span><text:span text:style-name="T29">לעשות</text:span><text:span text:style-name="T2"> </text:span><text:span text:style-name="T29">מיצוי, אבל</text:span><text:span text:style-name="T2"> </text:span><text:span text:style-name="T29">אם</text:span><text:span text:style-name="T2"> </text:span><text:span text:style-name="T29">לא</text:span><text:span text:style-name="T2"> </text:span><text:span text:style-name="T29">נשאר</text:span><text:span text:style-name="T2"> </text:span><text:span text:style-name="T29">- לא</text:span><text:span text:style-name="T2"> </text:span><text:span text:style-name="T29">מעכב, דמיצוי</text:span><text:span text:style-name="T2"> </text:span><text:span text:style-name="T29">אינו</text:span><text:span text:style-name="T2"> </text:span><text:span text:style-name="T29">מעכב</text:span><text:span text:style-name="T27">)</text:span>; </text:p>
      <text:p text:style-name="P24">ומאי<text:span text:style-name="T1"> </text:span>'<text:span text:style-name="T32">חטאת</text:span><text:span text:style-name="T1"> </text:span><text:span text:style-name="T32">היא</text:span>' <text:span text:style-name="T27">(</text:span><text:span text:style-name="T29">לאו</text:span><text:span text:style-name="T2"> </text:span><text:span text:style-name="T29">כדקא</text:span><text:span text:style-name="T2"> </text:span><text:span text:style-name="T29">בעית</text:span><text:span text:style-name="T2"> </text:span><text:span text:style-name="T29">למימר</text:span><text:span text:style-name="T2"> </text:span><text:span text:style-name="T29">דא'והנשאר</text:span><text:span text:style-name="T2"> </text:span><text:span text:style-name="T29">ימצה' קאי, דליהוי</text:span><text:span text:style-name="T2"> </text:span><text:span text:style-name="T29">משמע</text:span><text:span text:style-name="T2"> </text:span><text:span text:style-name="T29">דבשיריים</text:span><text:span text:style-name="T2"> </text:span><text:span text:style-name="T29">- דהיינו</text:span><text:span text:style-name="T2"> </text:span><text:span text:style-name="T29">מיצוי</text:span><text:span text:style-name="T2"> </text:span><text:span text:style-name="T29">- הוי</text:span><text:span text:style-name="T2"> </text:span><text:span text:style-name="T29">עיקר</text:span><text:span text:style-name="T2"> </text:span><text:span text:style-name="T29">חטאת: דמיצוי</text:span><text:span text:style-name="T2"> </text:span><text:span text:style-name="T29">מעכב</text:span><text:span text:style-name="T27">)</text:span>? </text:p>
      <text:p text:style-name="P24">ארישא<text:span text:style-name="T1"> </text:span><text:span text:style-name="T27">(</text:span><text:span text:style-name="T29">אלא</text:span><text:span text:style-name="T2"> </text:span><text:span text:style-name="T29">ארישיה</text:span><text:span text:style-name="T2"> </text:span><text:span text:style-name="T29">דקרא</text:span><text:span text:style-name="T2"> </text:span><text:span text:style-name="T29">קאי: א'</text:span><text:span text:style-name="T33">והזה</text:span><text:span text:style-name="T2"> </text:span><text:span text:style-name="T33">מדם</text:span><text:span text:style-name="T2"> </text:span><text:span text:style-name="T33">החטאת</text:span><text:span text:style-name="T29">' קאי</text:span><text:span text:style-name="T2"> </text:span><text:span text:style-name="T29">'</text:span><text:span text:style-name="T33">חטאת</text:span><text:span text:style-name="T2"> </text:span><text:span text:style-name="T33">היא</text:span><text:span text:style-name="T29">', לומר</text:span><text:span text:style-name="T2"> </text:span><text:span text:style-name="T29">דהזאה</text:span><text:span text:style-name="T2"> </text:span><text:span text:style-name="T29">מעכבת</text:span><text:span text:style-name="T2"> </text:span><text:span text:style-name="T29">ולא</text:span><text:span text:style-name="T2"> </text:span><text:span text:style-name="T29">מיצוי</text:span><text:span text:style-name="T27">)</text:span>. </text:p>
      <text:p text:style-name="P25">אמר<text:span text:style-name="T1"> </text:span>ליה<text:span text:style-name="T1"> </text:span>רב<text:span text:style-name="T1"> </text:span>אחא<text:span text:style-name="T1"> </text:span>בריה<text:span text:style-name="T1"> </text:span>דרבא<text:span text:style-name="T1"> </text:span>לרב<text:span text:style-name="T1"> </text:span>אשי: אלא<text:span text:style-name="T1"> </text:span>מעתה, גבי<text:span text:style-name="T1"> </text:span>מנחה<text:span text:style-name="T1"> </text:span>דכתיב<text:span text:style-name="T1"> </text:span><text:span text:style-name="T30">(ויקרא</text:span><text:span text:style-name="T3"> </text:span><text:span text:style-name="T30">ב</text:span><text:span text:style-name="T3"> </text:span><text:span text:style-name="T30">פסוקים</text:span><text:span text:style-name="T3"> </text:span><text:span text:style-name="T30">ג,י)</text:span><text:span text:style-name="T32"> והנותרת</text:span><text:span text:style-name="T1"> </text:span><text:span text:style-name="T33">[מן</text:span><text:span text:style-name="T2"> </text:span><text:span text:style-name="T33">המנחה</text:span><text:span text:style-name="T2"> </text:span><text:span text:style-name="T33">לאהרן</text:span><text:span text:style-name="T2"> </text:span><text:span text:style-name="T33">ולבניו</text:span><text:span text:style-name="T2"> </text:span><text:span text:style-name="T33">קדש</text:span><text:span text:style-name="T2"> </text:span><text:span text:style-name="T33">קדשים</text:span><text:span text:style-name="T2"> </text:span><text:span text:style-name="T33">מאשי</text:span><text:span text:style-name="T2"> </text:span><text:span text:style-name="T33">ה'</text:span><text:span text:style-name="T29">; וכן</text:span><text:span text:style-name="T2"> </text:span><text:span text:style-name="T30">[ויקרא</text:span><text:span text:style-name="T3"> </text:span><text:span text:style-name="T30">ו,ט</text:span><text:span text:style-name="T29">:] </text:span><text:span text:style-name="T33">והנותרת</text:span><text:span text:style-name="T2"> </text:span><text:span text:style-name="T33">ממנה</text:span><text:span text:style-name="T2"> </text:span><text:span text:style-name="T33">יאכלו</text:span><text:span text:style-name="T2"> </text:span><text:span text:style-name="T33">אהרן</text:span><text:span text:style-name="T2"> </text:span><text:span text:style-name="T33">ובניו</text:span><text:span text:style-name="T2"> </text:span><text:span text:style-name="T33">מצות</text:span><text:span text:style-name="T2"> </text:span><text:span text:style-name="T33">תאכל</text:span><text:span text:style-name="T2"> </text:span><text:span text:style-name="T33">במקום</text:span><text:span text:style-name="T2"> </text:span><text:span text:style-name="T33">קדש</text:span><text:span text:style-name="T2"> </text:span><text:span text:style-name="T33">בחצר</text:span><text:span text:style-name="T2"> </text:span><text:span text:style-name="T33">אהל</text:span><text:span text:style-name="T2"> </text:span><text:span text:style-name="T33">מועד</text:span><text:span text:style-name="T2"> </text:span><text:span text:style-name="T33">יאכלוה]</text:span>, הכי<text:span text:style-name="T1"> </text:span>נמי<text:span text:style-name="T1"> </text:span>שאם<text:span text:style-name="T1"> </text:span>ניתותר<text:span text:style-name="T1"> </text:span><text:span text:style-name="T27">(</text:span><text:span text:style-name="T29">שכשקמץ</text:span><text:span text:style-name="T2"> </text:span><text:span text:style-name="T29">את</text:span><text:span text:style-name="T2"> </text:span><text:span text:style-name="T29">המנחה, אם</text:span><text:span text:style-name="T2"> </text:span><text:span text:style-name="T29">ניתותר</text:span><text:span text:style-name="T2"> </text:span><text:span text:style-name="T29">דאיכא</text:span><text:span text:style-name="T2"> </text:span><text:span text:style-name="T29">שיריים</text:span><text:span text:style-name="T2"> </text:span><text:span text:style-name="T29">למצוה</text:span><text:span text:style-name="T2"> </text:span><text:span text:style-name="T29">- שפיר, ואם</text:span><text:span text:style-name="T2"> </text:span><text:span text:style-name="T29">לא</text:span><text:span text:style-name="T2"> </text:span><text:span text:style-name="T29">ניתותר: שאם</text:span><text:span text:style-name="T2"> </text:span><text:span text:style-name="T29">חסרו</text:span><text:span text:style-name="T2"> </text:span><text:span text:style-name="T29">שיריים</text:span><text:span text:style-name="T2"> </text:span><text:span text:style-name="T29">בין</text:span><text:span text:style-name="T2"> </text:span><text:span text:style-name="T29">קמיצה</text:span><text:span text:style-name="T2"> </text:span><text:span text:style-name="T29">להקטרה</text:span><text:span text:style-name="T2"> </text:span><text:span text:style-name="T29">- לית</text:span><text:span text:style-name="T2"> </text:span><text:span text:style-name="T29">לן</text:span><text:span text:style-name="T2"> </text:span><text:span text:style-name="T29">בה</text:span><text:span text:style-name="T27">)</text:span>? וכי<text:span text:style-name="T1"> </text:span>תימא<text:span text:style-name="T1"> </text:span>הכי<text:span text:style-name="T1"> </text:span>נמי<text:span text:style-name="T1"> </text:span><text:span text:style-name="T27">(</text:span><text:span text:style-name="T29">דשיריים</text:span><text:span text:style-name="T2"> </text:span><text:span text:style-name="T29">לא</text:span><text:span text:style-name="T2"> </text:span><text:span text:style-name="T29">מעכבי</text:span><text:span text:style-name="T27">)</text:span> - </text:p>
      <text:p text:style-name="P1"/>
      <text:p text:style-name="P1">(מעילה<text:span text:style-name="T1"> </text:span>ט,א)</text:p>
      <text:p text:style-name="P1">והתניא: '<text:span text:style-name="T64">(ויקרא</text:span><text:span text:style-name="T68"> </text:span><text:span text:style-name="T64">ב,ב)</text:span><text:span text:style-name="T32"> </text:span><text:span text:style-name="T33">[והביאה</text:span><text:span text:style-name="T2"> </text:span><text:span text:style-name="T33">אל</text:span><text:span text:style-name="T2"> </text:span><text:span text:style-name="T33">בני</text:span><text:span text:style-name="T2"> </text:span><text:span text:style-name="T33">אהרן</text:span><text:span text:style-name="T2"> </text:span><text:span text:style-name="T33">הכהנים</text:span><text:span text:style-name="T2"> </text:span><text:span text:style-name="T33">וקמץ</text:span><text:span text:style-name="T2"> </text:span><text:span text:style-name="T33">משם</text:span><text:span text:style-name="T2"> </text:span><text:span text:style-name="T33">מלא</text:span><text:span text:style-name="T2"> </text:span><text:span text:style-name="T33">קמצו]</text:span><text:span text:style-name="T110"> </text:span><text:span text:style-name="T88">מסלתה</text:span><text:span text:style-name="T86"> </text:span><text:span text:style-name="T88">ומשמנה</text:span><text:span text:style-name="T86"> </text:span><text:span text:style-name="T88">על</text:span><text:span text:style-name="T86"> </text:span><text:span text:style-name="T88">כל</text:span><text:span text:style-name="T86"> </text:span><text:span text:style-name="T88">לבונתה</text:span><text:span text:style-name="T86"> </text:span><text:span text:style-name="T33">[והקטיר</text:span><text:span text:style-name="T2"> </text:span><text:span text:style-name="T33">הכהן</text:span><text:span text:style-name="T2"> </text:span><text:span text:style-name="T33">את</text:span><text:span text:style-name="T2"> </text:span><text:span text:style-name="T33">אזכרתה</text:span><text:span text:style-name="T2"> </text:span><text:span text:style-name="T33">המזבחה</text:span><text:span text:style-name="T2"> </text:span><text:span text:style-name="T33">אשה</text:span><text:span text:style-name="T2"> </text:span><text:span text:style-name="T33">ריח</text:span><text:span text:style-name="T2"> </text:span><text:span text:style-name="T33">ניחח</text:span><text:span text:style-name="T2"> </text:span><text:span text:style-name="T33">לה']</text:span><text:span text:style-name="T105"> </text:span><text:span text:style-name="T27">(</text:span><text:span text:style-name="T63">דמצי</text:span><text:span text:style-name="T67"> </text:span><text:span text:style-name="T63">למיכתב</text:span><text:span text:style-name="T67"> </text:span><text:span text:style-name="T63">קרא</text:span><text:span text:style-name="T67"> </text:span><text:span text:style-name="T63">'מסלת</text:span><text:span text:style-name="T67"> </text:span><text:span text:style-name="T63">ומשמן', מאי</text:span><text:span text:style-name="T67"> </text:span><text:span text:style-name="T63">'מסלתהּ</text:span><text:span text:style-name="T67"> </text:span><text:span text:style-name="T63">ומשמנהּ'?</text:span><text:span text:style-name="T27">)</text:span><text:span text:style-name="T87"> - פרט</text:span><text:span text:style-name="T86"> </text:span><text:span text:style-name="T87">שחסרה</text:span><text:span text:style-name="T86"> </text:span><text:span text:style-name="T87">סלתה, וחסרה</text:span><text:span text:style-name="T86"> </text:span><text:span text:style-name="T87">שמנה, וחסרה</text:span><text:span text:style-name="T86"> </text:span><text:span text:style-name="T87">לבונתה</text:span><text:span text:style-name="T66"> </text:span><text:span text:style-name="T61">(</text:span><text:span text:style-name="T63">שיהא</text:span><text:span text:style-name="T67"> </text:span><text:span text:style-name="T63">כל</text:span><text:span text:style-name="T67"> </text:span><text:span text:style-name="T63">סלתה</text:span><text:span text:style-name="T67"> </text:span><text:span text:style-name="T63">ושמנה</text:span><text:span text:style-name="T67"> </text:span><text:span text:style-name="T63">קיים, ואפילו</text:span><text:span text:style-name="T67"> </text:span><text:span text:style-name="T63">שיריים, דהכי</text:span><text:span text:style-name="T67"> </text:span><text:span text:style-name="T63">משמע</text:span><text:span text:style-name="T67"> </text:span><text:span text:style-name="T63">'מסלתהּ': מן</text:span><text:span text:style-name="T67"> </text:span><text:span text:style-name="T63">הסלת</text:span><text:span text:style-name="T67"> </text:span><text:span text:style-name="T63">שהיה</text:span><text:span text:style-name="T67"> </text:span><text:span text:style-name="T63">בשעת</text:span><text:span text:style-name="T67"> </text:span><text:span text:style-name="T63">קמיצה</text:span><text:span text:style-name="T67"> </text:span><text:span text:style-name="T63">- שהיה</text:span><text:span text:style-name="T67"> </text:span><text:span text:style-name="T63">כולו</text:span><text:span text:style-name="T61">)</text:span><text:span text:style-name="T60">' </text:span><text:span text:style-name="T61">(</text:span><text:span text:style-name="T63">אלמא</text:span><text:span text:style-name="T67"> </text:span><text:span text:style-name="T63">דחסרון</text:span><text:span text:style-name="T67"> </text:span><text:span text:style-name="T63">שיריים</text:span><text:span text:style-name="T67"> </text:span><text:span text:style-name="T63">מעכבי, כלומר: דבשיריים</text:span><text:span text:style-name="T67"> </text:span><text:span text:style-name="T63">גופא</text:span><text:span text:style-name="T67"> </text:span><text:span text:style-name="T63">נמי</text:span><text:span text:style-name="T67"> </text:span><text:span text:style-name="T63">אמרינן</text:span><text:span text:style-name="T67"> </text:span><text:span text:style-name="T63">דחסרון</text:span><text:span text:style-name="T67"> </text:span><text:span text:style-name="T63">מעכב, והיכי</text:span><text:span text:style-name="T67"> </text:span><text:span text:style-name="T63">אמרינן</text:span><text:span text:style-name="T67"> </text:span><text:span text:style-name="T63">שאם</text:span><text:span text:style-name="T67"> </text:span><text:span text:style-name="T63">לא</text:span><text:span text:style-name="T67"> </text:span><text:span text:style-name="T63">ניתותר</text:span><text:span text:style-name="T67"> </text:span><text:span text:style-name="T63">לא</text:span><text:span text:style-name="T67"> </text:span><text:span text:style-name="T63">מעכב</text:span><text:span text:style-name="T61">)</text:span><text:span text:style-name="T60">?! </text:span></text:p>
      <text:p text:style-name="P24">אמרי: התם<text:span text:style-name="T1"> </text:span>כתיב<text:span text:style-name="T1"> </text:span>'<text:span text:style-name="T32">והנותרת</text:span>' - קרא<text:span text:style-name="T1"> </text:span>יתירא<text:span text:style-name="T1"> </text:span>כתיב<text:span text:style-name="T1"> </text:span><text:span text:style-name="T27">(</text:span><text:span text:style-name="T29">דכתיב</text:span><text:span text:style-name="T2"> </text:span><text:span text:style-name="T29">ביה</text:span><text:span text:style-name="T2"> </text:span><text:span text:style-name="T33">והנותרת</text:span><text:span text:style-name="T2"> </text:span><text:span text:style-name="T29">תרי</text:span><text:span text:style-name="T2"> </text:span><text:span text:style-name="T29">זימני: '</text:span><text:span text:style-name="T33">והנותרת</text:span><text:span text:style-name="T2"> </text:span><text:span text:style-name="T33">ממנה</text:span><text:span text:style-name="T29">' </text:span><text:span text:style-name="T30">[ויקרא</text:span><text:span text:style-name="T3"> </text:span><text:span text:style-name="T30">ו,ט</text:span><text:span text:style-name="T29">:] '</text:span><text:span text:style-name="T33">והנותרת</text:span><text:span text:style-name="T2"> </text:span><text:span text:style-name="T33">מן</text:span><text:span text:style-name="T2"> </text:span><text:span text:style-name="T33">המנחה</text:span><text:span text:style-name="T29">' </text:span><text:span text:style-name="T30">[ויקרא</text:span><text:span text:style-name="T3"> </text:span><text:span text:style-name="T30">ב</text:span><text:span text:style-name="T3"> </text:span><text:span text:style-name="T30">פסוקים</text:span><text:span text:style-name="T3"> </text:span><text:span text:style-name="T30">ג,י]</text:span><text:span text:style-name="T29">, דשנה</text:span><text:span text:style-name="T2"> </text:span><text:span text:style-name="T29">עליו</text:span><text:span text:style-name="T2"> </text:span><text:span text:style-name="T29">הכתוב</text:span><text:span text:style-name="T2"> </text:span><text:span text:style-name="T29">לעכב: פרט</text:span><text:span text:style-name="T2"> </text:span><text:span text:style-name="T29">לשחסרה, דמשמע</text:span><text:span text:style-name="T2"> </text:span><text:span text:style-name="T29">'</text:span><text:span text:style-name="T26">וה</text:span><text:span text:style-name="T33">נותרת</text:span><text:span text:style-name="T29">' - ולא</text:span><text:span text:style-name="T2"> </text:span><text:span text:style-name="T29">הנותרת</text:span><text:span text:style-name="T2"> </text:span><text:span text:style-name="T29">מן</text:span><text:span text:style-name="T2"> </text:span><text:span text:style-name="T29">הנותרת: דהשיריים</text:span><text:span text:style-name="T2"> </text:span><text:span text:style-name="T29">הן</text:span><text:span text:style-name="T2"> </text:span><text:span text:style-name="T29">מוּתר</text:span><text:span text:style-name="T2"> </text:span><text:span text:style-name="T29">הקומץ, ולא</text:span><text:span text:style-name="T2"> </text:span><text:span text:style-name="T29">שחסרו</text:span><text:span text:style-name="T2"> </text:span><text:span text:style-name="T29">השיריים</text:span><text:span text:style-name="T2"> </text:span><text:span text:style-name="T29">דהוו</text:span><text:span text:style-name="T2"> </text:span><text:span text:style-name="T29">שירי</text:span><text:span text:style-name="T2"> </text:span><text:span text:style-name="T29">שיריים; אבל</text:span><text:span text:style-name="T2"> </text:span><text:span text:style-name="T29">הכא</text:span><text:span text:style-name="T2"> </text:span><text:span text:style-name="T29">לא</text:span><text:span text:style-name="T2"> </text:span><text:span text:style-name="T29">כתיב</text:span><text:span text:style-name="T2"> </text:span><text:span text:style-name="T29">אלא</text:span><text:span text:style-name="T2"> </text:span><text:span text:style-name="T29">'</text:span><text:span text:style-name="T33">והנשאר</text:span><text:span text:style-name="T29">' לחוד, דמשמע</text:span><text:span text:style-name="T2"> </text:span><text:span text:style-name="T29">שאם</text:span><text:span text:style-name="T2"> </text:span><text:span text:style-name="T29">נשאר</text:span><text:span text:style-name="T2"> </text:span><text:span text:style-name="T29">מן</text:span><text:span text:style-name="T2"> </text:span><text:span text:style-name="T29">הדם</text:span><text:span text:style-name="T2"> – </text:span><text:span text:style-name="T29">ימצה, ואם</text:span><text:span text:style-name="T2"> </text:span><text:span text:style-name="T29">לא</text:span><text:span text:style-name="T2"> </text:span><text:span text:style-name="T29">נשאר</text:span><text:span text:style-name="T2"> </text:span><text:span text:style-name="T29">- אינו</text:span><text:span text:style-name="T2"> </text:span><text:span text:style-name="T29">מעכב; והא</text:span><text:span text:style-name="T2"> </text:span><text:span text:style-name="T29">דכתיבי</text:span><text:span text:style-name="T2"> </text:span><text:span text:style-name="T29">תרי</text:span><text:span text:style-name="T2"> </text:span><text:span text:style-name="T29">מיעוטי</text:span><text:span text:style-name="T2"> </text:span><text:span text:style-name="T29">במנחה</text:span><text:span text:style-name="T2"> </text:span><text:span text:style-name="T29">'</text:span><text:span text:style-name="T33">והנותרת</text:span><text:span text:style-name="T29">' ו'</text:span><text:span text:style-name="T33">מסלתה</text:span><text:span text:style-name="T29">' - חד</text:span><text:span text:style-name="T2"> </text:span><text:span text:style-name="T29">למצוה</text:span><text:span text:style-name="T2"> </text:span><text:span text:style-name="T29">וחד</text:span><text:span text:style-name="T2"> </text:span><text:span text:style-name="T29">לעכב</text:span><text:span text:style-name="T27">)</text:span>. </text:p>
      <text:p text:style-name="P24">מתיב<text:span text:style-name="T1"> </text:span>אבוה<text:span text:style-name="T1"> </text:span>דרבי<text:span text:style-name="T1"> </text:span>אבין<text:span text:style-name="T1"> </text:span>לרב<text:span text:style-name="T1"> </text:span>הונא: '<text:span text:style-name="T105">אחד</text:span><text:span text:style-name="T106"> </text:span><text:span text:style-name="T105">חטאת</text:span><text:span text:style-name="T106"> </text:span><text:span text:style-name="T105">העוף</text:span><text:span text:style-name="T106"> </text:span><text:span text:style-name="T105">ואחד</text:span><text:span text:style-name="T106"> </text:span><text:span text:style-name="T105">עולת</text:span><text:span text:style-name="T106"> </text:span><text:span text:style-name="T105">העוף</text:span><text:span text:style-name="T106"> </text:span><text:span text:style-name="T105">שמלקן</text:span><text:span text:style-name="T106"> </text:span><text:span text:style-name="T105">ומיצה</text:span><text:span text:style-name="T106"> </text:span><text:span text:style-name="T105">דמן</text:span><text:span text:style-name="T106"> </text:span><text:span text:style-name="T105">חוץ</text:span><text:span text:style-name="T106"> </text:span><text:span text:style-name="T105">למקומן</text:span><text:span text:style-name="T106"> – </text:span><text:span text:style-name="T105">פסול</text:span><text:span text:style-name="T106"> </text:span><text:span text:style-name="T105">ואין</text:span><text:span text:style-name="T106"> </text:span><text:span text:style-name="T105">בו</text:span><text:span text:style-name="T106"> </text:span><text:span text:style-name="T105">כרת; חוץ</text:span><text:span text:style-name="T106"> </text:span><text:span text:style-name="T105">לזמנן</text:span><text:span text:style-name="T106"> </text:span><text:span text:style-name="T105">- פיגול</text:span><text:span text:style-name="T106"> </text:span><text:span text:style-name="T105">וחייבין</text:span><text:span text:style-name="T106"> </text:span><text:span text:style-name="T105">עליו</text:span><text:span text:style-name="T106"> </text:span><text:span text:style-name="T105">כרת</text:span>' קתני<text:span text:style-name="T1"> </text:span>מיהת<text:span text:style-name="T1"> </text:span>'מיצה<text:span text:style-name="T1"> </text:span>דמן' <text:span text:style-name="T27">(</text:span><text:span text:style-name="T29">אלמא</text:span><text:span text:style-name="T2"> </text:span><text:span text:style-name="T29">דמיצוי</text:span><text:span text:style-name="T2"> </text:span><text:span text:style-name="T29">נמי</text:span><text:span text:style-name="T2"> </text:span><text:span text:style-name="T29">מעכב</text:span><text:span text:style-name="T2"> </text:span><text:span text:style-name="T29">בחטאת</text:span><text:span text:style-name="T2"> </text:span><text:span text:style-name="T29">העוף, הואיל</text:span><text:span text:style-name="T2"> </text:span><text:span text:style-name="T29">ומצי</text:span><text:span text:style-name="T2"> </text:span><text:span text:style-name="T29">מפגל</text:span><text:span text:style-name="T2"> </text:span><text:span text:style-name="T29">בו</text:span><text:span text:style-name="T2"> </text:span><text:span text:style-name="T29">כמו</text:span><text:span text:style-name="T2"> </text:span><text:span text:style-name="T29">בהזאה</text:span><text:span text:style-name="T27">)</text:span>! </text:p>
      <text:p text:style-name="P24">הוא<text:span text:style-name="T1"> </text:span>מותיב<text:span text:style-name="T1"> </text:span>לה<text:span text:style-name="T1"> </text:span>והוא<text:span text:style-name="T1"> </text:span>מפרק<text:span text:style-name="T1"> </text:span>לה: לצדדין<text:span text:style-name="T1"> </text:span>קתני<text:span text:style-name="T1"> </text:span><text:span text:style-name="T27">(</text:span><text:span text:style-name="T29">ד'שמלקן' משמע</text:span><text:span text:style-name="T2"> </text:span><text:span text:style-name="T29">אתרוייהו: אחטאת</text:span><text:span text:style-name="T2"> </text:span><text:span text:style-name="T29">העוף</text:span><text:span text:style-name="T2"> </text:span><text:span text:style-name="T29">ואעולת</text:span><text:span text:style-name="T2"> </text:span><text:span text:style-name="T29">העוף, ומיצה</text:span><text:span text:style-name="T2"> </text:span><text:span text:style-name="T29">דמה</text:span><text:span text:style-name="T2"> </text:span><text:span text:style-name="T29">לא</text:span><text:span text:style-name="T2"> </text:span><text:span text:style-name="T29">קאי</text:span><text:span text:style-name="T2"> </text:span><text:span text:style-name="T29">אלא</text:span><text:span text:style-name="T2"> </text:span><text:span text:style-name="T29">אעולת</text:span><text:span text:style-name="T2"> </text:span><text:span text:style-name="T29">העוף</text:span><text:span text:style-name="T2"> </text:span><text:span text:style-name="T29">דלית</text:span><text:span text:style-name="T2"> </text:span><text:span text:style-name="T29">ביה</text:span><text:span text:style-name="T2"> </text:span><text:span text:style-name="T29">הזאה</text:span><text:span text:style-name="T2"> </text:span><text:span text:style-name="T29">אלא</text:span><text:span text:style-name="T2"> </text:span><text:span text:style-name="T29">מיצוי; אבל</text:span><text:span text:style-name="T2"> </text:span><text:span text:style-name="T29">חטאת</text:span><text:span text:style-name="T2"> </text:span><text:span text:style-name="T29">העוף</text:span><text:span text:style-name="T2"> </text:span><text:span text:style-name="T29">- דאיכא</text:span><text:span text:style-name="T2"> </text:span><text:span text:style-name="T29">הזאה</text:span><text:span text:style-name="T2"> </text:span><text:span text:style-name="T29">- מאחר</text:span><text:span text:style-name="T2"> </text:span><text:span text:style-name="T29">שלא</text:span><text:span text:style-name="T2"> </text:span><text:span text:style-name="T29">פיגל</text:span><text:span text:style-name="T2"> </text:span><text:span text:style-name="T29">בהזאה</text:span><text:span text:style-name="T2"> </text:span><text:span text:style-name="T29">לא</text:span><text:span text:style-name="T2"> </text:span><text:span text:style-name="T29">מצי</text:span><text:span text:style-name="T2"> </text:span><text:span text:style-name="T29">מפגל</text:span><text:span text:style-name="T2"> </text:span><text:span text:style-name="T29">במיצוי, דמיצוי</text:span><text:span text:style-name="T2"> </text:span><text:span text:style-name="T29">אינו</text:span><text:span text:style-name="T2"> </text:span><text:span text:style-name="T29">מעכב</text:span><text:span text:style-name="T27">)</text:span>. </text:p>
      <text:p text:style-name="P24"/>
      <text:p text:style-name="P24">גופא, תנא<text:span text:style-name="T1"> </text:span>דבי<text:span text:style-name="T1"> </text:span>רבי<text:span text:style-name="T1"> </text:span>ישמעאל: 'שאם<text:span text:style-name="T106"> </text:span><text:span text:style-name="T105">נשאר</text:span><text:span text:style-name="T106"> </text:span><text:span text:style-name="T105">בדם</text:span>' <text:span text:style-name="T27">(</text:span><text:span text:style-name="T29">דמשמע</text:span><text:span text:style-name="T2"> </text:span><text:span text:style-name="T29">דשיריים</text:span><text:span text:style-name="T2"> </text:span><text:span text:style-name="T29">לא</text:span><text:span text:style-name="T2"> </text:span><text:span text:style-name="T29">מעכבין</text:span><text:span text:style-name="T27">)</text:span>, והא<text:span text:style-name="T1"> </text:span>תנא<text:span text:style-name="T1"> </text:span>דבי<text:span text:style-name="T1"> </text:span>רבי<text:span text:style-name="T1"> </text:span>ישמעאל<text:span text:style-name="T1"> </text:span>התם<text:span text:style-name="T1"> </text:span><text:span text:style-name="T27">(</text:span><text:span text:style-name="T29">בפרק</text:span><text:span text:style-name="T2"> </text:span><text:span text:style-name="T29">איזהו</text:span><text:span text:style-name="T2"> </text:span><text:span text:style-name="T29">מקומן</text:span><text:span text:style-name="T2"> </text:span><text:span text:style-name="T30">(זבחים</text:span><text:span text:style-name="T3"> </text:span><text:span text:style-name="T30">דף</text:span><text:span text:style-name="T3"> </text:span><text:span text:style-name="T30">נב.)</text:span><text:span text:style-name="T27">)</text:span>: '<text:span text:style-name="T105">שיריים</text:span><text:span text:style-name="T106"> </text:span><text:span text:style-name="T105">מעכבין</text:span>' <text:span text:style-name="T27">(</text:span><text:span text:style-name="T29">דפלוגתא</text:span><text:span text:style-name="T2"> </text:span><text:span text:style-name="T29">דרבי</text:span><text:span text:style-name="T2"> </text:span><text:span text:style-name="T29">ישמעאל</text:span><text:span text:style-name="T2"> </text:span><text:span text:style-name="T29">ורבי</text:span><text:span text:style-name="T2"> </text:span><text:span text:style-name="T29">עקיבא</text:span><text:span text:style-name="T2"> </text:span><text:span text:style-name="T29">היא: דרבי</text:span><text:span text:style-name="T2"> </text:span><text:span text:style-name="T29">ישמעאל</text:span><text:span text:style-name="T2"> </text:span><text:span text:style-name="T29">אמר</text:span><text:span text:style-name="T2"> </text:span><text:span text:style-name="T29">מעכבין</text:span><text:span text:style-name="T2"> </text:span><text:span text:style-name="T29">ורבי</text:span><text:span text:style-name="T2"> </text:span><text:span text:style-name="T29">עקיבא</text:span><text:span text:style-name="T2"> </text:span><text:span text:style-name="T29">אמר</text:span><text:span text:style-name="T2"> </text:span><text:span text:style-name="T29">אין</text:span><text:span text:style-name="T2"> </text:span><text:span text:style-name="T29">מעכבין</text:span><text:span text:style-name="T27">)</text:span>; ואמר<text:span text:style-name="T1"> </text:span>רב<text:span text:style-name="T1"> </text:span>פפא<text:span text:style-name="T1"> </text:span><text:span text:style-name="T27">(</text:span><text:span text:style-name="T29">התם</text:span><text:span text:style-name="T27">)</text:span>: מיצוי<text:span text:style-name="T1"> </text:span>חטאת<text:span text:style-name="T1"> </text:span>העוף<text:span text:style-name="T1"> </text:span>איכא<text:span text:style-name="T1"> </text:span>בינייהו<text:span text:style-name="T1"> </text:span><text:span text:style-name="T27">(</text:span><text:span text:style-name="T29">דכולי</text:span><text:span text:style-name="T2"> </text:span><text:span text:style-name="T29">עלמא</text:span><text:span text:style-name="T2"> </text:span><text:span text:style-name="T29">שיריים</text:span><text:span text:style-name="T2"> </text:span><text:span text:style-name="T29">דעלמא</text:span><text:span text:style-name="T2"> </text:span><text:span text:style-name="T29">לא</text:span><text:span text:style-name="T2"> </text:span><text:span text:style-name="T29">מעכבין, והכא</text:span><text:span text:style-name="T2"> </text:span><text:span text:style-name="T29">- בשירי</text:span><text:span text:style-name="T2"> </text:span><text:span text:style-name="T29">חטאת</text:span><text:span text:style-name="T2"> </text:span><text:span text:style-name="T29">העוף</text:span><text:span text:style-name="T2"> </text:span><text:span text:style-name="T29">- דהיינו</text:span><text:span text:style-name="T2"> </text:span><text:span text:style-name="T29">מיצוי</text:span><text:span text:style-name="T2"> </text:span><text:span text:style-name="T29">- איכא</text:span><text:span text:style-name="T2"> </text:span><text:span text:style-name="T29">בינייהו: רבי</text:span><text:span text:style-name="T2"> </text:span><text:span text:style-name="T29">ישמעאל</text:span><text:span text:style-name="T2"> </text:span><text:span text:style-name="T29">סבר</text:span><text:span text:style-name="T2"> </text:span><text:span text:style-name="T29">מעכב, רבי</text:span><text:span text:style-name="T2"> </text:span><text:span text:style-name="T29">עקיבא</text:span><text:span text:style-name="T2"> </text:span><text:span text:style-name="T29">סבר</text:span><text:span text:style-name="T2"> </text:span><text:span text:style-name="T29">אינו</text:span><text:span text:style-name="T2"> </text:span><text:span text:style-name="T29">מעכב, וקשיא</text:span><text:span text:style-name="T2"> </text:span><text:span text:style-name="T29">דרבי</text:span><text:span text:style-name="T2"> </text:span><text:span text:style-name="T29">ישמעאל</text:span><text:span text:style-name="T2"> </text:span><text:span text:style-name="T29">אדרבי</text:span><text:span text:style-name="T2"> </text:span><text:span text:style-name="T29">ישמעאל</text:span><text:span text:style-name="T27">)</text:span>!?</text:p>
      <text:p text:style-name="P24">תרי<text:span text:style-name="T1"> </text:span>תנאי<text:span text:style-name="T1"> </text:span>ואליבא<text:span text:style-name="T1"> </text:span>דרבי<text:span text:style-name="T1"> </text:span>ישמעאל<text:span text:style-name="T1"> </text:span><text:span text:style-name="T27">(</text:span><text:span text:style-name="T29">והאי</text:span><text:span text:style-name="T2"> </text:span><text:span text:style-name="T29">תנא</text:span><text:span text:style-name="T2"> </text:span><text:span text:style-name="T29">דהכא, דתני</text:span><text:span text:style-name="T2"> </text:span><text:span text:style-name="T29">'שאם</text:span><text:span text:style-name="T2"> </text:span><text:span text:style-name="T29">נשאר' - סבר</text:span><text:span text:style-name="T2"> </text:span><text:span text:style-name="T29">אליבא</text:span><text:span text:style-name="T2"> </text:span><text:span text:style-name="T29">דרבי</text:span><text:span text:style-name="T2"> </text:span><text:span text:style-name="T29">ישמעאל</text:span><text:span text:style-name="T2"> </text:span><text:span text:style-name="T29">דמיצוי</text:span><text:span text:style-name="T2"> </text:span><text:span text:style-name="T29">אינו</text:span><text:span text:style-name="T2"> </text:span><text:span text:style-name="T29">מעכב</text:span><text:span text:style-name="T27">)</text:span>.<text:span text:style-name="T29"> </text:span></text:p>
      <text:p text:style-name="P1"/>
      <text:p text:style-name="P1"/>
      <text:p text:style-name="P1">משנה:</text:p>
      <text:p text:style-name="P1"><text:span text:style-name="T41">[משנה</text:span><text:span text:style-name="T46"> </text:span><text:span text:style-name="T41">ב] </text:span><text:span text:style-name="T60">עולת</text:span><text:span text:style-name="T66"> </text:span><text:span text:style-name="T60">העוף</text:span><text:span text:style-name="T66"> </text:span><text:span text:style-name="T60">מועלין</text:span><text:span text:style-name="T66"> </text:span><text:span text:style-name="T60">בה</text:span><text:span text:style-name="T66"> </text:span><text:span text:style-name="T60">משהוקדשה; </text:span></text:p>
      <text:p text:style-name="P24">נמלקה<text:span text:style-name="T1"> </text:span>- הוכשרה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; </text:p>
      <text:p text:style-name="P24">מיצה<text:span text:style-name="T1"> </text:span>דמה<text:span text:style-name="T1"> </text:span>- חייבין<text:span text:style-name="T1"> </text:span>עליו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7">(</text:span><text:span text:style-name="T29">דמיצוי</text:span><text:span text:style-name="T2"> </text:span><text:span text:style-name="T29">עולת</text:span><text:span text:style-name="T2"> </text:span><text:span text:style-name="T29">העוף</text:span><text:span text:style-name="T2"> </text:span><text:span text:style-name="T29">במקום</text:span><text:span text:style-name="T2"> </text:span><text:span text:style-name="T29">זריקה</text:span><text:span text:style-name="T2"> </text:span><text:span text:style-name="T29">דבהמה</text:span><text:span text:style-name="T2"> </text:span><text:span text:style-name="T29">והזאה</text:span><text:span text:style-name="T2"> </text:span><text:span text:style-name="T29">דחטאת</text:span><text:span text:style-name="T2"> </text:span><text:span text:style-name="T29">העוף: דלא</text:span><text:span text:style-name="T2"> </text:span><text:span text:style-name="T29">כתיב</text:span><text:span text:style-name="T2"> </text:span><text:span text:style-name="T29">בעולת</text:span><text:span text:style-name="T2"> </text:span><text:span text:style-name="T29">העוף</text:span><text:span text:style-name="T2"> </text:span><text:span text:style-name="T29">אלא</text:span><text:span text:style-name="T2"> </text:span><text:span text:style-name="T33">ונמצה</text:span><text:span text:style-name="T2"> </text:span><text:span text:style-name="T33">דמו</text:span><text:span text:style-name="T2"> </text:span><text:span text:style-name="T30">(ויקרא</text:span><text:span text:style-name="T3"> </text:span><text:span text:style-name="T30">א,טו)</text:span><text:span text:style-name="T29">; וההוא</text:span><text:span text:style-name="T2"> </text:span><text:span text:style-name="T29">מיצוי</text:span><text:span text:style-name="T2"> </text:span><text:span text:style-name="T29">- קבע</text:span><text:span text:style-name="T2"> </text:span><text:span text:style-name="T29">לה</text:span><text:span text:style-name="T2"> </text:span><text:span text:style-name="T29">בפיגול</text:span><text:span text:style-name="T2"> </text:span><text:span text:style-name="T29">אם</text:span><text:span text:style-name="T2"> </text:span><text:span text:style-name="T29">חישב</text:span><text:span text:style-name="T2"> </text:span><text:soft-page-break/><text:span text:style-name="T29">עליו</text:span><text:span text:style-name="T2"> </text:span><text:span text:style-name="T29">במליקה</text:span><text:span text:style-name="T2"> </text:span><text:span text:style-name="T29">להקטירה</text:span><text:span text:style-name="T2"> </text:span><text:span text:style-name="T29">חוץ</text:span><text:span text:style-name="T2"> </text:span><text:span text:style-name="T29">לזמנה, דכי</text:span><text:span text:style-name="T2"> </text:span><text:span text:style-name="T29">מיצה</text:span><text:span text:style-name="T2"> </text:span><text:span text:style-name="T29">דמה</text:span><text:span text:style-name="T2"> </text:span><text:span text:style-name="T29">- קרבו</text:span><text:span text:style-name="T2"> </text:span><text:span text:style-name="T29">מתיריו</text:span><text:span text:style-name="T2"> </text:span><text:span text:style-name="T29">בפיגול, וחייבין</text:span><text:span text:style-name="T2"> </text:span><text:span text:style-name="T29">עליה</text:span><text:span text:style-name="T2"> </text:span><text:span text:style-name="T29">כרת; והוא</text:span><text:span text:style-name="T2"> </text:span><text:span text:style-name="T29">הדין</text:span><text:span text:style-name="T2"> </text:span><text:span text:style-name="T29">דבתר</text:span><text:span text:style-name="T2"> </text:span><text:span text:style-name="T29">מיצוי</text:span><text:span text:style-name="T2"> </text:span><text:span text:style-name="T29">יש</text:span><text:span text:style-name="T2"> </text:span><text:span text:style-name="T29">בו</text:span><text:span text:style-name="T2"> </text:span><text:span text:style-name="T29">נותר</text:span><text:span text:style-name="T2"> </text:span><text:span text:style-name="T29">וטמא</text:span><text:span text:style-name="T27">)</text:span>, ומועלין<text:span text:style-name="T1"> </text:span>בה<text:span text:style-name="T1"> </text:span>עד<text:span text:style-name="T1"> </text:span>שתצא<text:span text:style-name="T1"> </text:span>לבית<text:span text:style-name="T1"> </text:span>הדשן<text:span text:style-name="T1"> </text:span><text:span text:style-name="T27">(</text:span><text:span text:style-name="T29">דכיון</text:span><text:span text:style-name="T2"> </text:span><text:span text:style-name="T29">דכולה</text:span><text:span text:style-name="T2"> </text:span><text:span text:style-name="T29">כליל</text:span><text:span text:style-name="T2"> </text:span><text:span text:style-name="T29">ואין</text:span><text:span text:style-name="T2"> </text:span><text:span text:style-name="T29">בה</text:span><text:span text:style-name="T2"> </text:span><text:span text:style-name="T29">היתר</text:span><text:span text:style-name="T2"> </text:span><text:span text:style-name="T29">לכהנים</text:span><text:span text:style-name="T2"> </text:span><text:span text:style-name="T29">- לעולם</text:span><text:span text:style-name="T2"> </text:span><text:span text:style-name="T29">מועלין</text:span><text:span text:style-name="T2"> </text:span><text:span text:style-name="T29">בה</text:span><text:span text:style-name="T2"> </text:span><text:span text:style-name="T29">עד</text:span><text:span text:style-name="T2"> </text:span><text:span text:style-name="T29">שתישרף</text:span><text:span text:style-name="T2"> </text:span><text:span text:style-name="T29">כולה</text:span><text:span text:style-name="T2"> </text:span><text:span text:style-name="T29">ותנטל</text:span><text:span text:style-name="T2"> </text:span><text:span text:style-name="T29">מאפרה</text:span><text:span text:style-name="T2"> </text:span><text:span text:style-name="T29">תרומת</text:span><text:span text:style-name="T2"> </text:span><text:span text:style-name="T29">הדשן, דכתיב</text:span><text:span text:style-name="T2"> </text:span><text:span text:style-name="T30">[ןחקרא</text:span><text:span text:style-name="T3"> </text:span><text:span text:style-name="T30">ו,ג]</text:span><text:span text:style-name="T29"> </text:span><text:span text:style-name="T33">והרים</text:span><text:span text:style-name="T2"> </text:span><text:span text:style-name="T33">את</text:span><text:span text:style-name="T2"> </text:span><text:span text:style-name="T33">הדשן</text:span><text:span text:style-name="T2"> </text:span><text:span text:style-name="T29">וגו', ושוב</text:span><text:span text:style-name="T2"> </text:span><text:span text:style-name="T29">- כיון</text:span><text:span text:style-name="T2"> </text:span><text:span text:style-name="T29">שנעשית</text:span><text:span text:style-name="T2"> </text:span><text:span text:style-name="T29">מצותו</text:span><text:span text:style-name="T2"> </text:span><text:span text:style-name="T29">- אין</text:span><text:span text:style-name="T2"> </text:span><text:span text:style-name="T29">מועלין</text:span><text:span text:style-name="T2"> </text:span><text:span text:style-name="T29">בו</text:span><text:span text:style-name="T27">)</text:span>. </text:p>
      <text:p text:style-name="P27"/>
      <text:p text:style-name="P1"><text:span text:style-name="T41">[משנה</text:span><text:span text:style-name="T46"> </text:span><text:span text:style-name="T41">ג] </text:span><text:span text:style-name="T60">פרים</text:span><text:span text:style-name="T66"> </text:span><text:span text:style-name="T60">הנשרפים</text:span><text:span text:style-name="T66"> </text:span><text:span text:style-name="T60">ושעירים</text:span><text:span text:style-name="T66"> </text:span><text:span text:style-name="T60">הנשרפים</text:span><text:span text:style-name="T66"> </text:span><text:span text:style-name="T63">(תוספות</text:span><text:span text:style-name="T67"> </text:span><text:span text:style-name="T63">ד"ה</text:span><text:span text:style-name="T67"> </text:span><text:span text:style-name="T63">פרים</text:span><text:span text:style-name="T67"> </text:span><text:span text:style-name="T63">הנשרפים: פר</text:span><text:span text:style-name="T67"> </text:span><text:span text:style-name="T63">העלם</text:span><text:span text:style-name="T67"> </text:span><text:span text:style-name="T63">דבר</text:span><text:span text:style-name="T67"> </text:span><text:span text:style-name="T63">של</text:span><text:span text:style-name="T67"> </text:span><text:span text:style-name="T63">צבור, ופר</text:span><text:span text:style-name="T67"> </text:span><text:span text:style-name="T63">כהן</text:span><text:span text:style-name="T67"> </text:span><text:span text:style-name="T63">משיח, ופר</text:span><text:span text:style-name="T67"> </text:span><text:span text:style-name="T63">יום</text:span><text:span text:style-name="T67"> </text:span><text:span text:style-name="T63">הכפורים, ושעירים</text:span><text:span text:style-name="T67"> </text:span><text:span text:style-name="T63">הנשרפים: שעיר</text:span><text:span text:style-name="T67"> </text:span><text:span text:style-name="T63">יום</text:span><text:span text:style-name="T67"> </text:span><text:span text:style-name="T63">הכפורים</text:span><text:span text:style-name="T67"> </text:span><text:span text:style-name="T63">ושעיר</text:span><text:span text:style-name="T67"> </text:span><text:span text:style-name="T63">עבודת</text:span><text:span text:style-name="T67"> </text:span><text:span text:style-name="T63">כוכבים)</text:span><text:span text:style-name="T60"> </text:span><text:span text:style-name="T61">(</text:span><text:span text:style-name="T63">הן</text:span><text:span text:style-name="T67"> </text:span><text:span text:style-name="T63">קדשי</text:span><text:span text:style-name="T67"> </text:span><text:span text:style-name="T63">קדשים</text:span><text:span text:style-name="T67"> </text:span><text:span text:style-name="T63">ואין</text:span><text:span text:style-name="T67"> </text:span><text:span text:style-name="T63">בהן</text:span><text:span text:style-name="T67"> </text:span><text:span text:style-name="T63">היתר</text:span><text:span text:style-name="T67"> </text:span><text:span text:style-name="T63">לכהנים</text:span><text:span text:style-name="T61">)</text:span><text:span text:style-name="T60"> - מועלין</text:span><text:span text:style-name="T66"> </text:span><text:span text:style-name="T60">בהן</text:span><text:span text:style-name="T66"> </text:span><text:span text:style-name="T60">משהוקדשו; </text:span></text:p>
      <text:p text:style-name="P24">נשחטו<text:span text:style-name="T1"> </text:span>- הוכשרו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<text:span text:style-name="T1"> </text:span><text:span text:style-name="T29">(תוספות</text:span><text:span text:style-name="T2"> </text:span><text:span text:style-name="T29">ד"ה</text:span><text:span text:style-name="T2"> </text:span><text:span text:style-name="T29">הוכשרו</text:span><text:span text:style-name="T2"> </text:span><text:span text:style-name="T29">ליפסל</text:span><text:span text:style-name="T2"> </text:span><text:span text:style-name="T29">בטבול</text:span><text:span text:style-name="T2"> </text:span><text:span text:style-name="T29">יום. תימה: למאי</text:span><text:span text:style-name="T2"> </text:span><text:span text:style-name="T29">הילכתא</text:span><text:span text:style-name="T2"> </text:span><text:span text:style-name="T29">הוכשרו</text:span><text:span text:style-name="T2"> </text:span><text:span text:style-name="T29">ליפסל</text:span><text:span text:style-name="T2"> </text:span><text:span text:style-name="T29">בטבול</text:span><text:span text:style-name="T2"> </text:span><text:span text:style-name="T29">יום</text:span><text:span text:style-name="T2"> </text:span><text:span text:style-name="T29">כו'? דאי</text:span><text:span text:style-name="T2"> </text:span><text:span text:style-name="T29">לאכילה</text:span><text:span text:style-name="T2"> </text:span><text:span text:style-name="T29">- והלא</text:span><text:span text:style-name="T2"> </text:span><text:span text:style-name="T29">פרים</text:span><text:span text:style-name="T2"> </text:span><text:span text:style-name="T29">הנשרפים</text:span><text:span text:style-name="T2"> </text:span><text:span text:style-name="T29">אין</text:span><text:span text:style-name="T2"> </text:span><text:span text:style-name="T29">בהם</text:span><text:span text:style-name="T2"> </text:span><text:span text:style-name="T29">אכילה</text:span><text:span text:style-name="T2"> </text:span><text:span text:style-name="T29">לכהנים!? ואי</text:span><text:span text:style-name="T2"> </text:span><text:span text:style-name="T29">ליפסל</text:span><text:span text:style-name="T2"> </text:span><text:span text:style-name="T29">להקריב</text:span><text:span text:style-name="T2"> </text:span><text:span text:style-name="T29">אימוריהם</text:span><text:span text:style-name="T2"> </text:span><text:span text:style-name="T29">קאמר</text:span><text:span text:style-name="T2"> </text:span><text:span text:style-name="T29">- מכל</text:span><text:span text:style-name="T2"> </text:span><text:span text:style-name="T29">מקום</text:span><text:span text:style-name="T2"> </text:span><text:span text:style-name="T29">גבי</text:span><text:span text:style-name="T2"> </text:span><text:span text:style-name="T29">פר</text:span><text:span text:style-name="T2"> </text:span><text:span text:style-name="T29">ושעיר</text:span><text:span text:style-name="T2"> </text:span><text:span text:style-name="T29">של</text:span><text:span text:style-name="T2"> </text:span><text:span text:style-name="T29">יום</text:span><text:span text:style-name="T2"> </text:span><text:span text:style-name="T29">הכפורים</text:span><text:span text:style-name="T2"> </text:span><text:span text:style-name="T29">ליכא</text:span><text:span text:style-name="T2"> </text:span><text:span text:style-name="T29">למימר</text:span><text:span text:style-name="T2"> </text:span><text:span text:style-name="T29">הכי, שהרי</text:span><text:span text:style-name="T2"> </text:span><text:span text:style-name="T29">משל</text:span><text:span text:style-name="T2"> </text:span><text:span text:style-name="T29">צבור</text:span><text:span text:style-name="T2"> </text:span><text:span text:style-name="T29">הם, ובאים</text:span><text:span text:style-name="T2"> </text:span><text:span text:style-name="T29">בטומאה!?</text:span></text:p>
      <text:p text:style-name="P24"><text:span text:style-name="T29">ויש</text:span><text:span text:style-name="T2"> </text:span><text:span text:style-name="T29">לומר</text:span><text:span text:style-name="T2"> </text:span><text:span text:style-name="T29">לענין</text:span><text:span text:style-name="T2"> </text:span><text:span text:style-name="T29">לשורפו</text:span><text:span text:style-name="T2"> </text:span><text:span text:style-name="T29">בבית</text:span><text:span text:style-name="T2"> </text:span><text:span text:style-name="T29">הדשן</text:span><text:span text:style-name="T2"> </text:span><text:span text:style-name="T29">ששורפין</text:span><text:span text:style-name="T2"> </text:span><text:span text:style-name="T29">בו</text:span><text:span text:style-name="T2"> </text:span><text:span text:style-name="T29">את</text:span><text:span text:style-name="T2"> </text:span><text:span text:style-name="T29">הפסולין</text:span><text:span text:style-name="T2"> </text:span><text:span text:style-name="T29">קאמר: שהיה</text:span><text:span text:style-name="T2"> </text:span><text:span text:style-name="T29">להם</text:span><text:span text:style-name="T2"> </text:span><text:span text:style-name="T29">לפסולין</text:span><text:span text:style-name="T2"> </text:span><text:span text:style-name="T29">בית</text:span><text:span text:style-name="T2"> </text:span><text:span text:style-name="T29">הדשן</text:span><text:span text:style-name="T2"> </text:span><text:span text:style-name="T29">לעצמן, כדאמרינן</text:span><text:span text:style-name="T2"> </text:span><text:span text:style-name="T29">פרק</text:span><text:span text:style-name="T2"> </text:span><text:span text:style-name="T29">'טבול</text:span><text:span text:style-name="T2"> </text:span><text:span text:style-name="T29">יום' </text:span><text:span text:style-name="T30">(זבחים</text:span><text:span text:style-name="T3"> </text:span><text:span text:style-name="T30">דף</text:span><text:span text:style-name="T3"> </text:span><text:span text:style-name="T30">קד:)</text:span><text:span text:style-name="T29">: שלשה</text:span><text:span text:style-name="T2"> </text:span><text:span text:style-name="T29">בית</text:span><text:span text:style-name="T2"> </text:span><text:span text:style-name="T29">הדשנים</text:span><text:span text:style-name="T2"> </text:span><text:span text:style-name="T29">היו</text:span><text:span text:style-name="T2"> </text:span><text:span text:style-name="T29">שם)</text:span>; </text:p>
      <text:p text:style-name="P24">הוזה<text:span text:style-name="T1"> </text:span>דמן<text:span text:style-name="T1"> </text:span>- 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<text:span text:style-name="T1"> </text:span><text:span text:style-name="T27">(</text:span><text:span text:style-name="T29">והזאת</text:span><text:span text:style-name="T2"> </text:span><text:span text:style-name="T29">דמן</text:span><text:span text:style-name="T2"> </text:span><text:span text:style-name="T29">קובען</text:span><text:span text:style-name="T2"> </text:span><text:span text:style-name="T29">לפיגול</text:span><text:span text:style-name="T2"> </text:span><text:span text:style-name="T29">אם</text:span><text:span text:style-name="T2"> </text:span><text:span text:style-name="T29">חישב</text:span><text:span text:style-name="T2"> </text:span><text:span text:style-name="T29">עליהן</text:span><text:span text:style-name="T2"> </text:span><text:span text:style-name="T29">בשעת</text:span><text:span text:style-name="T2"> </text:span><text:span text:style-name="T29">שחיטה</text:span><text:span text:style-name="T27">)</text:span>, <text:span text:style-name="T27">(</text:span><text:span text:style-name="T29">וכיון</text:span><text:span text:style-name="T2"> </text:span><text:span text:style-name="T29">דלית</text:span><text:span text:style-name="T2"> </text:span><text:span text:style-name="T29">בהו</text:span><text:span text:style-name="T2"> </text:span><text:span text:style-name="T29">היתר</text:span><text:span text:style-name="T2"> </text:span><text:span text:style-name="T29">לכהנים</text:span><text:span text:style-name="T27">)</text:span> ומועלין<text:span text:style-name="T1"> </text:span>בהן<text:span text:style-name="T1"> </text:span>בבית<text:span text:style-name="T1"> </text:span>הדשן<text:span text:style-name="T1"> </text:span><text:span text:style-name="T27">(</text:span><text:span text:style-name="T29">במקום</text:span><text:span text:style-name="T2"> </text:span><text:span text:style-name="T29">שריפתן</text:span><text:span text:style-name="T27">)</text:span> עד<text:span text:style-name="T1"> </text:span>שיתיך<text:span text:style-name="T1"> </text:span>הבשר<text:span text:style-name="T1"> </text:span><text:span text:style-name="T27">(</text:span><text:span text:style-name="T29">עד</text:span><text:span text:style-name="T2"> </text:span><text:span text:style-name="T29">שיתעכל</text:span><text:span text:style-name="T2"> </text:span><text:span text:style-name="T29">הבשר</text:span><text:span text:style-name="T2"> </text:span><text:span text:style-name="T29">שנעשה</text:span><text:span text:style-name="T2"> </text:span><text:span text:style-name="T29">אפר, דהיינו</text:span><text:span text:style-name="T2"> </text:span><text:span text:style-name="T29">מצותן</text:span><text:span text:style-name="T27">)</text:span>.</text:p>
      <text:p text:style-name="P27"/>
      <text:p text:style-name="P1"><text:span text:style-name="T41">[משנה</text:span><text:span text:style-name="T46"> </text:span><text:span text:style-name="T41">ד] </text:span><text:span text:style-name="T60">העולה</text:span><text:span text:style-name="T66"> </text:span><text:span text:style-name="T61">(</text:span><text:span text:style-name="T63">וכל</text:span><text:span text:style-name="T67"> </text:span><text:span text:style-name="T63">הני</text:span><text:span text:style-name="T67"> </text:span><text:span text:style-name="T63">דמתניתין</text:span><text:span text:style-name="T67"> </text:span><text:span text:style-name="T63">- בקדשי</text:span><text:span text:style-name="T67"> </text:span><text:span text:style-name="T63">קדשים</text:span><text:span text:style-name="T67"> </text:span><text:span text:style-name="T63">מיירי</text:span><text:span text:style-name="T61">)</text:span><text:span text:style-name="T60"> מועלין</text:span><text:span text:style-name="T66"> </text:span><text:span text:style-name="T60">בה</text:span><text:span text:style-name="T66"> </text:span><text:span text:style-name="T60">משהוקדשה; </text:span></text:p>
      <text:p text:style-name="P24">נשחטה<text:span text:style-name="T1"> </text:span>- הוכשרה<text:span text:style-name="T1"> </text:span>ליפסל<text:span text:style-name="T1"> </text:span>בטבול<text:span text:style-name="T1"> </text:span>יום, ובמחוסר<text:span text:style-name="T1"> </text:span>כפורים, ובלינה; </text:p>
      <text:p text:style-name="P24">משנזרק<text:span text:style-name="T1"> </text:span>דמה<text:span text:style-name="T1"> </text:span>- חייבין<text:span text:style-name="T1"> </text:span>עליה<text:span text:style-name="T1"> </text:span>משום<text:span text:style-name="T1"> </text:span>פיגול<text:span text:style-name="T1"> </text:span>נותר<text:span text:style-name="T1"> </text:span>וטמא, ואין<text:span text:style-name="T1"> </text:span>מועלין<text:span text:style-name="T1"> </text:span>בעורות<text:span text:style-name="T1"> </text:span><text:span text:style-name="T27">(</text:span><text:span text:style-name="T29">דשל</text:span><text:span text:style-name="T2"> </text:span><text:span text:style-name="T29">כהנים</text:span><text:span text:style-name="T2"> </text:span><text:span text:style-name="T29">הוא, דכתיב</text:span><text:span text:style-name="T2"> </text:span><text:span text:style-name="T33">עור</text:span><text:span text:style-name="T2"> </text:span><text:span text:style-name="T33">העולה</text:span><text:span text:style-name="T2"> </text:span><text:span text:style-name="T33">אשר</text:span><text:span text:style-name="T2"> </text:span><text:span text:style-name="T33">הקריב</text:span><text:span text:style-name="T2"> </text:span><text:span text:style-name="T33">לכהן</text:span><text:span text:style-name="T2"> </text:span><text:span text:style-name="T33">לו</text:span><text:span text:style-name="T2"> </text:span><text:span text:style-name="T33">יהיה</text:span><text:span text:style-name="T2"> </text:span><text:span text:style-name="T30">(ויקרא</text:span><text:span text:style-name="T3"> </text:span><text:span text:style-name="T30">ז,ח)</text:span><text:span text:style-name="T27">)</text:span>, אבל<text:span text:style-name="T1"> </text:span>מועלין<text:span text:style-name="T1"> </text:span>בבשר<text:span text:style-name="T1"> </text:span>עד<text:span text:style-name="T1"> </text:span>שתצא<text:span text:style-name="T1"> </text:span>לבית<text:span text:style-name="T1"> </text:span>הדשן<text:span text:style-name="T1"> </text:span><text:span text:style-name="T27">(</text:span><text:span text:style-name="T29">דכליל</text:span><text:span text:style-name="T2"> </text:span><text:span text:style-name="T29">הוא</text:span><text:span text:style-name="T27">)</text:span>. </text:p>
      <text:p text:style-name="P27"/>
      <text:p text:style-name="P1"><text:span text:style-name="T41">[משנה</text:span><text:span text:style-name="T46"> </text:span><text:span text:style-name="T41">ה] </text:span><text:span text:style-name="T60">חטאת</text:span><text:span text:style-name="T66"> </text:span><text:span text:style-name="T60">ואשם</text:span><text:span text:style-name="T66"> </text:span><text:span text:style-name="T60">וזבחי</text:span><text:span text:style-name="T66"> </text:span><text:span text:style-name="T60">שלמי</text:span><text:span text:style-name="T66"> </text:span><text:span text:style-name="T60">ציבור</text:span><text:span text:style-name="T66"> </text:span><text:span text:style-name="T60">מועלין</text:span><text:span text:style-name="T66"> </text:span><text:span text:style-name="T60">בהן</text:span><text:span text:style-name="T66"> </text:span><text:span text:style-name="T60">משהוקדשו; </text:span></text:p>
      <text:p text:style-name="P24">נשחטו<text:span text:style-name="T1"> </text:span>- הוכשרו<text:span text:style-name="T1"> </text:span>ליפסל<text:span text:style-name="T1"> </text:span>בטבול<text:span text:style-name="T1"> </text:span>יום, ובמחוסר<text:span text:style-name="T1"> </text:span>כפורים, ובלינה; </text:p>
      <text:p text:style-name="P24">נזרק<text:span text:style-name="T1"> </text:span>דמן<text:span text:style-name="T1"> </text:span>- חייבין<text:span text:style-name="T1"> </text:span>עליהן<text:span text:style-name="T1"> </text:span>משום<text:span text:style-name="T1"> </text:span>פיגול<text:span text:style-name="T1"> </text:span>נותר<text:span text:style-name="T1"> </text:span>וטמא, אין<text:span text:style-name="T1"> </text:span>מועלין<text:span text:style-name="T1"> </text:span>בבשר<text:span text:style-name="T1"> </text:span><text:span text:style-name="T27">(</text:span><text:span text:style-name="T29">דכיון</text:span><text:span text:style-name="T2"> </text:span><text:span text:style-name="T29">דנזרק</text:span><text:span text:style-name="T2"> </text:span><text:span text:style-name="T29">הדם</text:span><text:span text:style-name="T2"> </text:span><text:span text:style-name="T29">- הותר</text:span><text:span text:style-name="T2"> </text:span><text:span text:style-name="T29">הבשר</text:span><text:span text:style-name="T2"> </text:span><text:span text:style-name="T29">לכהנים, דקדשי</text:span><text:span text:style-name="T2"> </text:span><text:span text:style-name="T29">קדשים</text:span><text:span text:style-name="T2"> </text:span><text:span text:style-name="T29">נינהו</text:span><text:span text:style-name="T27">)</text:span>, אבל<text:span text:style-name="T1"> </text:span>מועלין<text:span text:style-name="T1"> </text:span>באימוריהן<text:span text:style-name="T1"> </text:span>עד<text:span text:style-name="T1"> </text:span>שיצאו<text:span text:style-name="T1"> </text:span>לבית<text:span text:style-name="T1"> </text:span>הדשן<text:span text:style-name="T1"> </text:span><text:span text:style-name="T27">(</text:span><text:span text:style-name="T29">עד</text:span><text:span text:style-name="T2"> </text:span><text:span text:style-name="T29">שיתעכלו</text:span><text:span text:style-name="T2"> </text:span><text:span text:style-name="T29">במזבח</text:span><text:span text:style-name="T2"> </text:span><text:span text:style-name="T29">ויצא</text:span><text:span text:style-name="T2"> </text:span><text:span text:style-name="T29">האפר</text:span><text:span text:style-name="T2"> </text:span><text:span text:style-name="T29">לבית</text:span><text:span text:style-name="T2"> </text:span><text:span text:style-name="T29">הדשן, דנעשית</text:span><text:span text:style-name="T2"> </text:span><text:span text:style-name="T29">מצותו</text:span><text:span text:style-name="T27">)</text:span>. </text:p>
      <text:p text:style-name="P27"/>
      <text:p text:style-name="P1"><text:span text:style-name="T41">[משנה</text:span><text:span text:style-name="T46"> </text:span><text:span text:style-name="T41">ו] </text:span><text:span text:style-name="T60">שתי</text:span><text:span text:style-name="T66"> </text:span><text:span text:style-name="T60">הלחם</text:span><text:span text:style-name="T66"> </text:span><text:span text:style-name="T60">מועלין</text:span><text:span text:style-name="T66"> </text:span><text:span text:style-name="T60">בהן</text:span><text:span text:style-name="T66"> </text:span><text:span text:style-name="T60">משהוקדשו</text:span><text:span text:style-name="T66"> </text:span><text:span text:style-name="T61">(</text:span><text:span text:style-name="T63">בפה</text:span><text:span text:style-name="T61">)</text:span><text:span text:style-name="T60">;</text:span></text:p>
      <text:p text:style-name="P24">קרמו<text:span text:style-name="T1"> </text:span>בתנור<text:span text:style-name="T1"> </text:span><text:span text:style-name="T27">(</text:span><text:span text:style-name="T29">דהיינו</text:span><text:span text:style-name="T2"> </text:span><text:span text:style-name="T29">תחילת</text:span><text:span text:style-name="T2"> </text:span><text:span text:style-name="T29">אפייתן</text:span><text:span text:style-name="T27">)</text:span> - הוכשרו<text:span text:style-name="T1"> </text:span><text:span text:style-name="T27">(</text:span><text:span text:style-name="T29">וההוא</text:span><text:span text:style-name="T2"> </text:span><text:span text:style-name="T29">קרומא</text:span><text:span text:style-name="T2"> </text:span><text:span text:style-name="T29">חשיב</text:span><text:span text:style-name="T2"> </text:span><text:span text:style-name="T29">להכשיר</text:span><text:span text:style-name="T2"> </text:span><text:span text:style-name="T29">כמו</text:span><text:span text:style-name="T2"> </text:span><text:span text:style-name="T29">שחיטה</text:span><text:span text:style-name="T2"> </text:span><text:span text:style-name="T29">דקדשי</text:span><text:span text:style-name="T2"> </text:span><text:span text:style-name="T29">קדשים</text:span><text:span text:style-name="T27">)</text:span> ליפסל<text:span text:style-name="T1"> </text:span>בטבול<text:span text:style-name="T1"> </text:span>יום, ובמחוסר<text:span text:style-name="T1"> </text:span>כפורים, <text:span text:style-name="T135">(ובלינה)</text:span> <text:span text:style-name="T27">(</text:span><text:span text:style-name="T29">והכא</text:span><text:span text:style-name="T2"> </text:span><text:span text:style-name="T29">ליכא</text:span><text:span text:style-name="T2"> </text:span><text:span text:style-name="T29">'בלינה', משום</text:span><text:span text:style-name="T2"> </text:span><text:span text:style-name="T29">דשתי</text:span><text:span text:style-name="T2"> </text:span><text:span text:style-name="T29">הלחם</text:span><text:span text:style-name="T2"> </text:span><text:span text:style-name="T29">אין</text:span><text:span text:style-name="T2"> </text:span><text:span text:style-name="T29">נאכלין</text:span><text:span text:style-name="T2"> </text:span><text:span text:style-name="T29">לא</text:span><text:span text:style-name="T2"> </text:span><text:span text:style-name="T29">פחות</text:span><text:span text:style-name="T2"> </text:span><text:span text:style-name="T29">משני</text:span><text:span text:style-name="T2"> </text:span><text:span text:style-name="T29">ימים</text:span><text:span text:style-name="T2"> </text:span><text:span text:style-name="T29">ולא</text:span><text:span text:style-name="T2"> </text:span><text:span text:style-name="T29">יותר</text:span><text:span text:style-name="T2"> </text:span><text:span text:style-name="T29">על</text:span><text:span text:style-name="T2"> </text:span><text:span text:style-name="T29">שלשה</text:span><text:span text:style-name="T27">)</text:span> ולישחוט<text:span text:style-name="T1"> </text:span>עליהן<text:span text:style-name="T1"> </text:span>את<text:span text:style-name="T1"> </text:span>הזבח<text:span text:style-name="T1"> </text:span><text:span text:style-name="T27">(</text:span><text:span text:style-name="T29">דכתיב</text:span><text:span text:style-name="T2"> </text:span><text:span text:style-name="T30">(ויקרא</text:span><text:span text:style-name="T3"> </text:span><text:span text:style-name="T30">כג,יח)</text:span><text:span text:style-name="T29"> </text:span><text:span text:style-name="T33">והקרבתם</text:span><text:span text:style-name="T2"> </text:span><text:span text:style-name="T33">על</text:span><text:span text:style-name="T2"> </text:span><text:span text:style-name="T33">הלחם</text:span><text:span text:style-name="T29">, ואמרינן</text:span><text:span text:style-name="T2"> </text:span><text:span text:style-name="T30">(מנחות</text:span><text:span text:style-name="T3"> </text:span><text:span text:style-name="T30">דף</text:span><text:span text:style-name="T3"> </text:span><text:span text:style-name="T30">סב.)</text:span><text:span text:style-name="T29"> 'על</text:span><text:span text:style-name="T2"> </text:span><text:span text:style-name="T29">= בסמוך'; וכיון</text:span><text:span text:style-name="T2"> </text:span><text:span text:style-name="T29">דקרמו</text:span><text:span text:style-name="T2"> </text:span><text:span text:style-name="T29">מיקרי</text:span><text:span text:style-name="T2"> </text:span><text:span text:style-name="T29">'לחם'</text:span><text:span text:style-name="T27">)</text:span>;</text:p>
      <text:p text:style-name="P24">נזרק<text:span text:style-name="T1"> </text:span>דמן<text:span text:style-name="T1"> </text:span>של<text:span text:style-name="T1"> </text:span>כבשים<text:span text:style-name="T1"> </text:span>- חייבין<text:span text:style-name="T1"> </text:span>עליהן<text:span text:style-name="T1"> </text:span><text:span text:style-name="T27">(</text:span><text:span text:style-name="T29">על</text:span><text:span text:style-name="T2"> </text:span><text:span text:style-name="T29">שתי</text:span><text:span text:style-name="T2"> </text:span><text:span text:style-name="T29">הלחם</text:span><text:span text:style-name="T27">)</text:span> משום<text:span text:style-name="T1"> </text:span>פיגול<text:span text:style-name="T1"> </text:span><text:span text:style-name="T27">(</text:span><text:span text:style-name="T29">אם</text:span><text:span text:style-name="T2"> </text:span><text:span text:style-name="T29">חישב</text:span><text:span text:style-name="T2"> </text:span><text:span text:style-name="T29">בשעת</text:span><text:span text:style-name="T2"> </text:span><text:span text:style-name="T29">שחיטה</text:span><text:span text:style-name="T2"> </text:span><text:span text:style-name="T29">לאכול</text:span><text:span text:style-name="T2"> </text:span><text:span text:style-name="T29">הלחם</text:span><text:span text:style-name="T2"> </text:span><text:span text:style-name="T29">חוץ</text:span><text:span text:style-name="T2"> </text:span><text:span text:style-name="T29">לזמנו</text:span><text:span text:style-name="T2"> </text:span><text:span text:style-name="T29">משום</text:span><text:span text:style-name="T2"> </text:span><text:span text:style-name="T29">דכבשים</text:span><text:span text:style-name="T2"> </text:span><text:span text:style-name="T29">מפגלין</text:span><text:span text:style-name="T2"> </text:span><text:span text:style-name="T29">את</text:span><text:span text:style-name="T2"> </text:span><text:span text:style-name="T29">הלחם</text:span><text:span text:style-name="T27">)</text:span>, נותר, וטמא, ואין<text:span text:style-name="T1"> </text:span>בהן<text:span text:style-name="T1"> </text:span>מעילה<text:span text:style-name="T1"> </text:span><text:span text:style-name="T27">(</text:span><text:span text:style-name="T29">דיש</text:span><text:span text:style-name="T2"> </text:span><text:span text:style-name="T29">בהן</text:span><text:span text:style-name="T2"> </text:span><text:span text:style-name="T29">שעת</text:span><text:span text:style-name="T2"> </text:span><text:span text:style-name="T29">היתר</text:span><text:span text:style-name="T2"> </text:span><text:span text:style-name="T29">לכהנים, וכבר</text:span><text:span text:style-name="T2"> </text:span><text:span text:style-name="T29">נעשית</text:span><text:span text:style-name="T2"> </text:span><text:span text:style-name="T29">מצותן</text:span><text:span text:style-name="T27">)</text:span>. </text:p>
      <text:p text:style-name="P29"><text:s/></text:p>
      <text:p text:style-name="P1"><text:span text:style-name="T41">[משנה</text:span><text:span text:style-name="T46"> </text:span><text:span text:style-name="T41">ז] </text:span><text:span text:style-name="T60">לחם</text:span><text:span text:style-name="T66"> </text:span><text:span text:style-name="T60">הפנים</text:span><text:span text:style-name="T66"> </text:span><text:span text:style-name="T60">מועלין</text:span><text:span text:style-name="T66"> </text:span><text:span text:style-name="T60">בו</text:span><text:span text:style-name="T66"> </text:span><text:span text:style-name="T60">משהוקדשה</text:span><text:span text:style-name="T66"> </text:span><text:span text:style-name="T61">(</text:span><text:span text:style-name="T63">בפה</text:span><text:span text:style-name="T61">)</text:span><text:span text:style-name="T60">;</text:span></text:p>
      <text:p text:style-name="P1"><text:span text:style-name="T60">קרם</text:span><text:span text:style-name="T66"> </text:span><text:span text:style-name="T60">בתנור</text:span><text:span text:style-name="T66"> </text:span><text:span text:style-name="T60">- הוכשר</text:span><text:span text:style-name="T66"> </text:span><text:span text:style-name="T60">ליפסל</text:span><text:span text:style-name="T1"> </text:span>בטבול<text:span text:style-name="T1"> </text:span>יום<text:span text:style-name="T1"> </text:span>ובמחוסר<text:span text:style-name="T1"> </text:span>כפורים<text:span text:style-name="T1"> </text:span><text:span text:style-name="T27">(</text:span><text:span text:style-name="T63">כדאמרינן</text:span><text:span text:style-name="T67"> </text:span><text:span text:style-name="T63">בשתי</text:span><text:span text:style-name="T67"> </text:span><text:span text:style-name="T63">הלחם; והכא</text:span><text:span text:style-name="T67"> </text:span><text:span text:style-name="T63">נמי</text:span><text:span text:style-name="T67"> </text:span><text:span text:style-name="T63">ליכא</text:span><text:span text:style-name="T67"> </text:span><text:span text:style-name="T63">'בלינה': דהכי</text:span><text:span text:style-name="T67"> </text:span><text:span text:style-name="T63">קיימא</text:span><text:span text:style-name="T67"> </text:span><text:span text:style-name="T63">לן</text:span><text:span text:style-name="T67"> </text:span><text:span text:style-name="T64">(מנחות</text:span><text:span text:style-name="T68"> </text:span><text:span text:style-name="T64">דף</text:span><text:span text:style-name="T68"> </text:span><text:span text:style-name="T64">ק:)</text:span><text:span text:style-name="T63"> 'לחם</text:span><text:span text:style-name="T67"> </text:span><text:span text:style-name="T63">הפנים</text:span><text:span text:style-name="T67"> </text:span><text:span text:style-name="T63">נאכל</text:span><text:span text:style-name="T67"> </text:span><text:span text:style-name="T63">לתשעה</text:span><text:span text:style-name="T67"> </text:span><text:span text:style-name="T63">לעשרה</text:span><text:span text:style-name="T67"> </text:span><text:span text:style-name="T63">לאחד</text:span><text:span text:style-name="T67"> </text:span><text:span text:style-name="T63">עשר</text:span><text:span text:style-name="T67"> </text:span><text:span text:style-name="T63">יום</text:span><text:span text:style-name="T27">)</text:span> ולהסדר<text:span text:style-name="T1"> </text:span>על<text:span text:style-name="T1"> </text:span>גבי<text:span text:style-name="T1"> </text:span>השולחן<text:span text:style-name="T1"> </text:span><text:span text:style-name="T27">(</text:span><text:span text:style-name="T63">וכל</text:span><text:span text:style-name="T67"> </text:span><text:span text:style-name="T63">זמן</text:span><text:span text:style-name="T67"> </text:span><text:span text:style-name="T63">שלא</text:span><text:span text:style-name="T67"> </text:span><text:span text:style-name="T63">קרם</text:span><text:span text:style-name="T67"> </text:span><text:span text:style-name="T63">- אינו</text:span><text:span text:style-name="T67"> </text:span><text:span text:style-name="T63">קרוי</text:span><text:span text:style-name="T67"> </text:span><text:span text:style-name="T63">לחם</text:span><text:span text:style-name="T27">)</text:span>;</text:p>
      <text:p text:style-name="P1">קרבו<text:span text:style-name="T1"> </text:span>הבזיכין<text:span text:style-name="T1"> </text:span><text:span text:style-name="T27">(</text:span><text:span text:style-name="T63">דהיינו</text:span><text:span text:style-name="T67"> </text:span><text:span text:style-name="T63">המתירין</text:span><text:span text:style-name="T27">)</text:span> - חייבין<text:span text:style-name="T1"> </text:span>עליו<text:span text:style-name="T1"> </text:span>משום<text:span text:style-name="T1"> </text:span>פיגול<text:span text:style-name="T1"> </text:span><text:span text:style-name="T27">(</text:span><text:span text:style-name="T63">שאם</text:span><text:span text:style-name="T67"> </text:span><text:span text:style-name="T63">חישב</text:span><text:span text:style-name="T67"> </text:span><text:span text:style-name="T63">עליו</text:span><text:span text:style-name="T67"> </text:span><text:span text:style-name="T63">בשעת</text:span><text:span text:style-name="T67"> </text:span><text:span text:style-name="T63">הקטרת</text:span><text:span text:style-name="T67"> </text:span><text:span text:style-name="T63">הבזיכין</text:span><text:span text:style-name="T67"> </text:span><text:span text:style-name="T63">"הריני</text:span><text:span text:style-name="T67"> </text:span><text:span text:style-name="T63">מקטיר</text:span><text:span text:style-name="T67"> </text:span><text:span text:style-name="T63">על</text:span><text:span text:style-name="T67"> </text:span><text:span text:style-name="T63">מנת</text:span><text:span text:style-name="T67"> </text:span><text:span text:style-name="T63">לאכול</text:span><text:span text:style-name="T67"> </text:span><text:span text:style-name="T63">הלחם</text:span><text:span text:style-name="T67"> </text:span><text:span text:style-name="T63">חוץ</text:span><text:span text:style-name="T67"> </text:span><text:span text:style-name="T63">לזמנו" הוקבע</text:span><text:span text:style-name="T67"> </text:span><text:span text:style-name="T63">הלחם</text:span><text:span text:style-name="T67"> </text:span><text:span text:style-name="T63">בפגול</text:span><text:span text:style-name="T27">)</text:span>, נותר<text:span text:style-name="T1"> </text:span>וטמא<text:span text:style-name="T1"> </text:span><text:span text:style-name="T27">(</text:span><text:span text:style-name="T63">דכי</text:span><text:span text:style-name="T67"> </text:span><text:span text:style-name="T63">היכי</text:span><text:span text:style-name="T67"> </text:span><text:span text:style-name="T63">דזריקת</text:span><text:span text:style-name="T67"> </text:span><text:span text:style-name="T63">דם</text:span><text:span text:style-name="T67"> </text:span><text:span text:style-name="T63">דבהמה</text:span><text:span text:style-name="T67"> </text:span><text:span text:style-name="T63">- דהיינו</text:span><text:span text:style-name="T67"> </text:span><text:span text:style-name="T63">מתיריה</text:span><text:span text:style-name="T67"> </text:span><text:span text:style-name="T63">- קובעת</text:span><text:span text:style-name="T67"> </text:span><text:span text:style-name="T63">בפגול</text:span><text:span text:style-name="T67"> </text:span><text:span text:style-name="T63">ובנותר</text:span><text:span text:style-name="T67"> </text:span><text:span text:style-name="T63">ובטמא, הכי</text:span><text:span text:style-name="T67"> </text:span><text:span text:style-name="T63">נמי</text:span><text:span text:style-name="T67"> </text:span><text:span text:style-name="T63">קבעה</text:span><text:span text:style-name="T67"> </text:span><text:span text:style-name="T63">הקטרת</text:span><text:span text:style-name="T67"> </text:span><text:span text:style-name="T63">הבזיכין</text:span><text:span text:style-name="T67"> </text:span><text:span text:style-name="T63">ללחם</text:span><text:span text:style-name="T67"> </text:span><text:span text:style-name="T63">הפנים</text:span><text:span text:style-name="T67"> </text:span><text:span text:style-name="T63">בכל</text:span><text:span text:style-name="T67"> </text:span><text:span text:style-name="T63">הני</text:span><text:span text:style-name="T27">)</text:span>, ואין<text:span text:style-name="T1"> </text:span>בו<text:span text:style-name="T1"> </text:span>מעילה<text:span text:style-name="T1"> </text:span><text:span text:style-name="T27">(</text:span><text:span text:style-name="T63">שהרי</text:span><text:span text:style-name="T67"> </text:span><text:span text:style-name="T63">יש</text:span><text:span text:style-name="T67"> </text:span><text:span text:style-name="T63">בו</text:span><text:span text:style-name="T67"> </text:span><text:span text:style-name="T63">שעת</text:span><text:span text:style-name="T67"> </text:span><text:span text:style-name="T63">היתר</text:span><text:span text:style-name="T67"> </text:span><text:span text:style-name="T63">לכהנים</text:span><text:span text:style-name="T27">)</text:span>. </text:p>
      <text:p text:style-name="P27"/>
      <text:p text:style-name="P1"><text:span text:style-name="T41">[משנה</text:span><text:span text:style-name="T46"> </text:span><text:span text:style-name="T41">ח] </text:span>המנחות<text:span text:style-name="T1"> </text:span>מועלין<text:span text:style-name="T1"> </text:span>בהן<text:span text:style-name="T1"> </text:span>משהוקדשו<text:span text:style-name="T1"> </text:span><text:span text:style-name="T27">(</text:span><text:span text:style-name="T63">בפה</text:span><text:span text:style-name="T27">)</text:span>;</text:p>
      <text:p text:style-name="P1">קדשו<text:span text:style-name="T1"> </text:span>בכלי<text:span text:style-name="T1"> </text:span>- הוכשרו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;</text:p>
      <text:p text:style-name="P1"><text:soft-page-break/>קרב<text:span text:style-name="T1"> </text:span>הקומץ<text:span text:style-name="T1"> </text:span>- חייבין<text:span text:style-name="T1"> </text:span>עליו<text:span text:style-name="T1"> </text:span>משום<text:span text:style-name="T1"> </text:span>פיגול<text:span text:style-name="T1"> </text:span>נותר<text:span text:style-name="T1"> </text:span>וטמא, ואין<text:span text:style-name="T1"> </text:span>מועלין<text:span text:style-name="T1"> </text:span>בשירים, אבל<text:span text:style-name="T1"> </text:span>מועלין<text:span text:style-name="T1"> </text:span>בקומץ<text:span text:style-name="T1"> </text:span>עד<text:span text:style-name="T1"> </text:span>שיצא<text:span text:style-name="T1"> </text:span>לבית<text:span text:style-name="T1"> </text:span>הדשן<text:span text:style-name="T1"> </text:span><text:span text:style-name="T27">(</text:span><text:span text:style-name="T63">עד</text:span><text:span text:style-name="T67"> </text:span><text:span text:style-name="T63">שישרף</text:span><text:span text:style-name="T67"> </text:span><text:span text:style-name="T63">כולו</text:span><text:span text:style-name="T67"> </text:span><text:span text:style-name="T63">ויצא</text:span><text:span text:style-name="T67"> </text:span><text:span text:style-name="T63">לבית</text:span><text:span text:style-name="T67"> </text:span><text:span text:style-name="T63">הדשן</text:span><text:span text:style-name="T67"> </text:span><text:span text:style-name="T63">כדין</text:span><text:span text:style-name="T67"> </text:span><text:span text:style-name="T63">אימורי</text:span><text:span text:style-name="T67"> </text:span><text:span text:style-name="T63">קדשים, לפי</text:span><text:span text:style-name="T67"> </text:span><text:span text:style-name="T63">שהקומץ</text:span><text:span text:style-name="T67"> </text:span><text:span text:style-name="T63">- כליל</text:span><text:span text:style-name="T67"> </text:span><text:span text:style-name="T63">הוא</text:span><text:span text:style-name="T27">)</text:span>.<text:span text:style-name="T63"> </text:span></text:p>
      <text:p text:style-name="P1"/>
      <text:p text:style-name="P1">גמרא:</text:p>
      <text:p text:style-name="P1">איתמר: הנהנה<text:span text:style-name="T1"> </text:span>מאפר<text:span text:style-name="T1"> </text:span>תפוח<text:span text:style-name="T1"> </text:span>שעל<text:span text:style-name="T1"> </text:span>גבי<text:span text:style-name="T1"> </text:span>המזבח: רב<text:span text:style-name="T1"> </text:span>אמר<text:span text:style-name="T1"> </text:span>אין<text:span text:style-name="T1"> </text:span>מועלין<text:span text:style-name="T1"> </text:span>בו, ורבי<text:span text:style-name="T1"> </text:span>יוחנן<text:span text:style-name="T1"> </text:span>אמר<text:span text:style-name="T1"> </text:span>מועלין<text:span text:style-name="T1"> </text:span>בו. <text:span text:style-name="T27">(</text:span><text:span text:style-name="T63">הנהנה</text:span><text:span text:style-name="T67"> </text:span><text:span text:style-name="T63">מאפר</text:span><text:span text:style-name="T67"> </text:span><text:span text:style-name="T63">תפוח</text:span><text:span text:style-name="T67"> </text:span><text:span text:style-name="T63">היינו</text:span><text:span text:style-name="T67"> </text:span><text:span text:style-name="T63">לאחר</text:span><text:span text:style-name="T67"> </text:span><text:span text:style-name="T63">שהרים</text:span><text:span text:style-name="T67"> </text:span><text:span text:style-name="T63">תרומת</text:span><text:span text:style-name="T67"> </text:span><text:span text:style-name="T63">הדשן; דהכי</text:span><text:span text:style-name="T67"> </text:span><text:span text:style-name="T63">תנינן</text:span><text:span text:style-name="T67"> </text:span><text:span text:style-name="T63">במסכת</text:span><text:span text:style-name="T67"> </text:span><text:span text:style-name="T63">תמיד</text:span><text:span text:style-name="T67"> </text:span><text:span text:style-name="T64">(פ"א</text:span><text:span text:style-name="T68"> </text:span><text:span text:style-name="T64">מ"ד, דף</text:span><text:span text:style-name="T68"> </text:span><text:span text:style-name="T64">כח.)</text:span><text:span text:style-name="T63">: שבתחלה</text:span><text:span text:style-name="T67"> </text:span><text:span text:style-name="T63">כשהוא</text:span><text:span text:style-name="T67"> </text:span><text:span text:style-name="T63">רוצה</text:span><text:span text:style-name="T67"> </text:span><text:span text:style-name="T63">לתרום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- היה</text:span><text:span text:style-name="T67"> </text:span><text:span text:style-name="T63">עולה</text:span><text:span text:style-name="T67"> </text:span><text:span text:style-name="T63">לראש</text:span><text:span text:style-name="T67"> </text:span><text:span text:style-name="T63">המזבח, ופינה</text:span><text:span text:style-name="T67"> </text:span><text:span text:style-name="T63">את</text:span><text:span text:style-name="T67"> </text:span><text:span text:style-name="T63">הגחלים</text:span><text:span text:style-name="T67"> </text:span><text:span text:style-name="T63">אילך</text:span><text:span text:style-name="T67"> </text:span><text:span text:style-name="T63">ואילך, וחתה</text:span><text:span text:style-name="T67"> </text:span><text:span text:style-name="T63">את</text:span><text:span text:style-name="T67"> </text:span><text:span text:style-name="T63">המאוכלות</text:span><text:span text:style-name="T67"> </text:span><text:span text:style-name="T63">הפנימיות</text:span><text:span text:style-name="T67"> – </text:span><text:span text:style-name="T63">וירד; והיינו</text:span><text:span text:style-name="T67"> </text:span><text:span text:style-name="T63">'תרומת</text:span><text:span text:style-name="T67"> </text:span><text:span text:style-name="T63">הדשן'; הגיע</text:span><text:span text:style-name="T67"> </text:span><text:span text:style-name="T63">לרצפה</text:span><text:span text:style-name="T67"> </text:span><text:span text:style-name="T63">- צבר</text:span><text:span text:style-name="T67"> </text:span><text:span text:style-name="T63">את</text:span><text:span text:style-name="T67"> </text:span><text:span text:style-name="T63">הגחלים</text:span><text:span text:style-name="T67"> </text:span><text:span text:style-name="T63">על</text:span><text:span text:style-name="T67"> </text:span><text:span text:style-name="T63">גבי</text:span><text:span text:style-name="T67"> </text:span><text:span text:style-name="T63">רצפה</text:span><text:span text:style-name="T67"> </text:span><text:span text:style-name="T63">רחוק</text:span><text:span text:style-name="T67"> </text:span><text:span text:style-name="T63">מן</text:span><text:span text:style-name="T67"> </text:span><text:span text:style-name="T63">הכבש</text:span><text:span text:style-name="T67"> </text:span><text:span text:style-name="T63">שלשה</text:span><text:span text:style-name="T67"> </text:span><text:span text:style-name="T63">טפחים</text:span><text:span text:style-name="T67"> </text:span><text:span text:style-name="T63">- היינו</text:span><text:span text:style-name="T67"> </text:span><text:span text:style-name="T63">מקום</text:span><text:span text:style-name="T67"> </text:span><text:span text:style-name="T63">שנותנין</text:span><text:span text:style-name="T67"> </text:span><text:span text:style-name="T63">שם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- והנשאר</text:span><text:span text:style-name="T67"> </text:span><text:span text:style-name="T63">על</text:span><text:span text:style-name="T67"> </text:span><text:span text:style-name="T63">גבי</text:span><text:span text:style-name="T67"> </text:span><text:span text:style-name="T63">המזבח</text:span><text:span text:style-name="T67"> </text:span><text:span text:style-name="T63">היה</text:span><text:span text:style-name="T67"> </text:span><text:span text:style-name="T63">צובר</text:span><text:span text:style-name="T67"> </text:span><text:span text:style-name="T63">את</text:span><text:span text:style-name="T67"> </text:span><text:span text:style-name="T63">האפר</text:span><text:span text:style-name="T67"> </text:span><text:span text:style-name="T63">לצד</text:span><text:span text:style-name="T67"> </text:span><text:span text:style-name="T63">אחד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ביחד, ועושהו</text:span><text:span text:style-name="T67"> </text:span><text:span text:style-name="T63">עגול</text:span><text:span text:style-name="T67"> </text:span><text:span text:style-name="T63">כמין</text:span><text:span text:style-name="T67"> </text:span><text:span text:style-name="T63">תפוח</text:span><text:span text:style-name="T67"> </text:span><text:span text:style-name="T63">וגבוה</text:span><text:span text:style-name="T67"> </text:span><text:span text:style-name="T63">כמין</text:span><text:span text:style-name="T67"> </text:span><text:span text:style-name="T63">כובע; ואמרינן</text:span><text:span text:style-name="T67"> </text:span><text:span text:style-name="T63">התם: פעמים</text:span><text:span text:style-name="T67"> </text:span><text:span text:style-name="T63">שיש</text:span><text:span text:style-name="T67"> </text:span><text:span text:style-name="T63">עליו</text:span><text:span text:style-name="T67"> </text:span><text:span text:style-name="T63">שלש</text:span><text:span text:style-name="T67"> </text:span><text:span text:style-name="T63">מאות</text:span><text:span text:style-name="T67"> </text:span><text:span text:style-name="T63">כור; ואחר</text:span><text:span text:style-name="T67"> </text:span><text:span text:style-name="T63">כך</text:span><text:span text:style-name="T67"> </text:span><text:span text:style-name="T63">היה</text:span><text:span text:style-name="T67"> </text:span><text:span text:style-name="T63">פושט</text:span><text:span text:style-name="T67"> </text:span><text:span text:style-name="T63">את</text:span><text:span text:style-name="T67"> </text:span><text:span text:style-name="T63">בגדיו</text:span><text:span text:style-name="T67"> </text:span><text:span text:style-name="T63">ולובש</text:span><text:span text:style-name="T67"> </text:span><text:span text:style-name="T63">בגדים</text:span><text:span text:style-name="T67"> </text:span><text:span text:style-name="T63">הפחותין</text:span><text:span text:style-name="T67"> </text:span><text:span text:style-name="T63">מהן, כדתנא</text:span><text:span text:style-name="T67"> </text:span><text:span text:style-name="T63">דבי</text:span><text:span text:style-name="T67"> </text:span><text:span text:style-name="T63">רבי</text:span><text:span text:style-name="T67"> </text:span><text:span text:style-name="T63">ישמעאל</text:span><text:span text:style-name="T67"> </text:span><text:span text:style-name="T64">(יומא</text:span><text:span text:style-name="T68"> </text:span><text:span text:style-name="T64">דף</text:span><text:span text:style-name="T68"> </text:span><text:span text:style-name="T64">כג:)</text:span><text:span text:style-name="T63">: בגדים</text:span><text:span text:style-name="T67"> </text:span><text:span text:style-name="T63">שבישל</text:span><text:span text:style-name="T67"> </text:span><text:span text:style-name="T63">בהן</text:span><text:span text:style-name="T67"> </text:span><text:span text:style-name="T63">קדרה</text:span><text:span text:style-name="T67"> </text:span><text:span text:style-name="T63">לרבו</text:span><text:span text:style-name="T67"> </text:span><text:span text:style-name="T63">- אל</text:span><text:span text:style-name="T67"> </text:span><text:span text:style-name="T63">ימזוג</text:span><text:span text:style-name="T67"> </text:span><text:span text:style-name="T63">בהן</text:span><text:span text:style-name="T67"> </text:span><text:span text:style-name="T63">כוס</text:span><text:span text:style-name="T67"> </text:span><text:span text:style-name="T63">לרבו; והיה</text:span><text:span text:style-name="T67"> </text:span><text:span text:style-name="T63">מוציא</text:span><text:span text:style-name="T67"> </text:span><text:span text:style-name="T63">מחוץ</text:span><text:span text:style-name="T67"> </text:span><text:span text:style-name="T63">למחנה</text:span><text:span text:style-name="T67"> </text:span><text:span text:style-name="T63">לבית</text:span><text:span text:style-name="T67"> </text:span><text:span text:style-name="T63">הדשן; ואההוא</text:span><text:span text:style-name="T67"> </text:span><text:span text:style-name="T63">קאמר</text:span><text:span text:style-name="T67"> </text:span><text:span text:style-name="T63">'הנהנה</text:span><text:span text:style-name="T67"> </text:span><text:span text:style-name="T63">מאפר</text:span><text:span text:style-name="T67"> </text:span><text:span text:style-name="T63">תפוח'</text:span><text:span text:style-name="T27">)</text:span> </text:p>
      <text:p text:style-name="P1">לפני<text:span text:style-name="T1"> </text:span>תרומת<text:span text:style-name="T1"> </text:span>הדשן<text:span text:style-name="T1"> </text:span>כולי<text:span text:style-name="T1"> </text:span>עלמא<text:span text:style-name="T1"> </text:span>לא<text:span text:style-name="T1"> </text:span>פליגי<text:span text:style-name="T1"> </text:span>דמועלין<text:span text:style-name="T1"> </text:span>בו<text:span text:style-name="T1"> </text:span><text:span text:style-name="T27">(</text:span><text:span text:style-name="T63">שהרי</text:span><text:span text:style-name="T67"> </text:span><text:span text:style-name="T63">עדיין</text:span><text:span text:style-name="T67"> </text:span><text:span text:style-name="T63">לא</text:span><text:span text:style-name="T67"> </text:span><text:span text:style-name="T63">נעשית</text:span><text:span text:style-name="T67"> </text:span><text:span text:style-name="T63">מצותו</text:span><text:span text:style-name="T27">)</text:span>; כי<text:span text:style-name="T1"> </text:span>פליגי<text:span text:style-name="T1"> </text:span>לאחר<text:span text:style-name="T1"> </text:span>תרומת<text:span text:style-name="T1"> </text:span>הדשן: רב<text:span text:style-name="T1"> </text:span>אמר<text:span text:style-name="T1"> </text:span>אין<text:span text:style-name="T1"> </text:span>מועלין<text:span text:style-name="T1"> </text:span>בו: הרי<text:span text:style-name="T1"> </text:span>נעשה<text:span text:style-name="T1"> </text:span>מצותו! ורבי<text:span text:style-name="T1"> </text:span>יוחנן<text:span text:style-name="T1"> </text:span>אמר: כיון<text:span text:style-name="T1"> </text:span>דכתיב<text:span text:style-name="T1"> </text:span><text:span text:style-name="T64">(ויקרא</text:span><text:span text:style-name="T68"> </text:span><text:span text:style-name="T64">ו,ג)</text:span><text:span text:style-name="T32"> ולבש</text:span><text:span text:style-name="T1"> </text:span><text:span text:style-name="T32">הכהן</text:span><text:span text:style-name="T1"> </text:span><text:span text:style-name="T32">מדו</text:span><text:span text:style-name="T1"> </text:span><text:span text:style-name="T32">בד</text:span><text:span text:style-name="T1"> </text:span><text:span text:style-name="T33">[ומכנסי</text:span><text:span text:style-name="T2"> </text:span><text:span text:style-name="T33">בד</text:span><text:span text:style-name="T2"> </text:span><text:span text:style-name="T33">ילבש</text:span><text:span text:style-name="T2"> </text:span><text:span text:style-name="T33">על</text:span><text:span text:style-name="T2"> </text:span><text:span text:style-name="T33">בשרו</text:span><text:span text:style-name="T2"> </text:span><text:span text:style-name="T33">והרים</text:span><text:span text:style-name="T2"> </text:span><text:span text:style-name="T33">את</text:span><text:span text:style-name="T2"> </text:span><text:span text:style-name="T33">הדשן</text:span><text:span text:style-name="T2"> </text:span><text:span text:style-name="T33">אשר</text:span><text:span text:style-name="T2"> </text:span><text:span text:style-name="T33">תאכל</text:span><text:span text:style-name="T2"> </text:span><text:span text:style-name="T33">האש</text:span><text:span text:style-name="T2"> </text:span><text:span text:style-name="T33">את</text:span><text:span text:style-name="T2"> </text:span><text:span text:style-name="T33">העלה</text:span><text:span text:style-name="T2"> </text:span><text:span text:style-name="T33">על</text:span><text:span text:style-name="T2"> </text:span><text:span text:style-name="T33">המזבח</text:span><text:span text:style-name="T2"> </text:span><text:span text:style-name="T33">ושמו</text:span><text:span text:style-name="T2"> </text:span><text:span text:style-name="T33">אצל</text:span><text:span text:style-name="T2"> </text:span><text:span text:style-name="T33">המזבח]</text:span>, כיון<text:span text:style-name="T1"> </text:span><text:span text:style-name="T27">(</text:span><text:span text:style-name="T63">דהאי</text:span><text:span text:style-name="T67"> </text:span><text:span text:style-name="T63">הוצאת</text:span><text:span text:style-name="T67"> </text:span><text:span text:style-name="T63">אפר</text:span><text:span text:style-name="T67"> </text:span><text:span text:style-name="T63">התפוח</text:span><text:span text:style-name="T27">)</text:span> דצריך<text:span text:style-name="T1"> </text:span>לבגדי<text:span text:style-name="T1"> </text:span>כהונה<text:span text:style-name="T1"> </text:span><text:span text:style-name="T27">(</text:span><text:span text:style-name="T63">דההוא</text:span><text:span text:style-name="T67"> </text:span><text:span text:style-name="T72">ולבש</text:span><text:span text:style-name="T67"> </text:span><text:span text:style-name="T72">בגדים</text:span><text:span text:style-name="T67"> </text:span><text:span text:style-name="T72">אחרים</text:span><text:span text:style-name="T67"> </text:span><text:span text:style-name="T63">היינו</text:span><text:span text:style-name="T67"> </text:span><text:span text:style-name="T63">בגדי</text:span><text:span text:style-name="T67"> </text:span><text:span text:style-name="T63">כהונה, אלא</text:span><text:span text:style-name="T67"> </text:span><text:span text:style-name="T63">שפחותין</text:span><text:span text:style-name="T67"> </text:span><text:span text:style-name="T63">מן</text:span><text:span text:style-name="T67"> </text:span><text:span text:style-name="T63">הראשונים</text:span><text:span text:style-name="T27">)</text:span> - בקדושתיה<text:span text:style-name="T1"> </text:span>קאי<text:span text:style-name="T1"> </text:span><text:span text:style-name="T27">(</text:span><text:span text:style-name="T63">ומועלין</text:span><text:span text:style-name="T67"> </text:span><text:span text:style-name="T63">בו</text:span><text:span text:style-name="T27">)</text:span>.</text:p>
      <text:p text:style-name="P6"><text:s/></text:p>
      <text:p text:style-name="P1">תנן<text:span text:style-name="T1"> </text:span>'<text:span text:style-name="T105">מועלין</text:span><text:span text:style-name="T106"> </text:span><text:span text:style-name="T105">בהן</text:span><text:span text:style-name="T106"> </text:span><text:span text:style-name="T105">עד</text:span><text:span text:style-name="T106"> </text:span><text:span text:style-name="T105">שתצא</text:span><text:span text:style-name="T106"> </text:span><text:span text:style-name="T105">לבית</text:span><text:span text:style-name="T106"> </text:span><text:span text:style-name="T105">הדשן</text:span>' <text:span text:style-name="T27">(</text:span><text:span text:style-name="T63">משמע</text:span><text:span text:style-name="T67"> </text:span><text:span text:style-name="T63">ש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נתרמה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מועלין</text:span><text:span text:style-name="T67"> </text:span><text:span text:style-name="T63">בה</text:span><text:span text:style-name="T27">)</text:span>, קשיא<text:span text:style-name="T1"> </text:span>לרב?</text:p>
      <text:p text:style-name="P1">אמר<text:span text:style-name="T1"> </text:span>לך<text:span text:style-name="T1"> </text:span>רב: עד<text:span text:style-name="T1"> </text:span><text:span text:style-name="T126">שתראה</text:span><text:span text:style-name="T1"> </text:span>לבית<text:span text:style-name="T1"> </text:span>הדשן<text:span text:style-name="T1"> </text:span><text:span text:style-name="T27">(</text:span><text:span text:style-name="T63">היינו</text:span><text:span text:style-name="T67"> </text:span><text:span text:style-name="T63">עד</text:span><text:span text:style-name="T67"> </text:span><text:span text:style-name="T63">הרמת</text:span><text:span text:style-name="T67"> </text:span><text:span text:style-name="T63">תרומת</text:span><text:span text:style-name="T67"> </text:span><text:span text:style-name="T63">הדשן! אבל</text:span><text:span text:style-name="T67"> </text:span><text:span text:style-name="T63">אחר</text:span><text:span text:style-name="T67"> </text:span><text:span text:style-name="T63">שתרם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- אותו</text:span><text:span text:style-name="T67"> </text:span><text:span text:style-name="T63">הנשאר</text:span><text:span text:style-name="T67"> </text:span><text:span text:style-name="T63">הוא</text:span><text:span text:style-name="T67"> </text:span><text:span text:style-name="T63">ראוי</text:span><text:span text:style-name="T67"> </text:span><text:span text:style-name="T63">ועומד</text:span><text:span text:style-name="T67"> </text:span><text:span text:style-name="T63">להוצאת</text:span><text:span text:style-name="T67"> </text:span><text:span text:style-name="T63">הדשן, ושוב</text:span><text:span text:style-name="T67"> </text:span><text:span text:style-name="T63">אין</text:span><text:span text:style-name="T67"> </text:span><text:span text:style-name="T63">בו</text:span><text:span text:style-name="T67"> </text:span><text:span text:style-name="T63">מעילה, והיינו</text:span><text:span text:style-name="T67"> </text:span><text:span text:style-name="T63">כרב</text:span><text:span text:style-name="T27">)</text:span>.</text:p>
      <text:p text:style-name="P1"/>
      <text:p text:style-name="P1">(מעילה<text:span text:style-name="T1"> </text:span>ט,ב)</text:p>
      <text:p text:style-name="P24">מיתיבי: <text:span text:style-name="T27">(</text:span><text:span text:style-name="T29">דקתני</text:span><text:span text:style-name="T2"> </text:span><text:span text:style-name="T29">במסכת</text:span><text:span text:style-name="T2"> </text:span><text:span text:style-name="T29">זבחים</text:span><text:span text:style-name="T2"> </text:span><text:span text:style-name="T29">בפרק</text:span><text:span text:style-name="T2"> </text:span><text:span text:style-name="T29">'המזבח' </text:span><text:span text:style-name="T30">(פ"ט</text:span><text:span text:style-name="T3"> </text:span><text:span text:style-name="T30">מ"ה</text:span><text:span text:style-name="T3"> </text:span><text:span text:style-name="T30">דף</text:span><text:span text:style-name="T3"> </text:span><text:span text:style-name="T30">פה:)</text:span><text:span text:style-name="T29"> 'ואלו</text:span><text:span text:style-name="T2"> </text:span><text:span text:style-name="T29">אם</text:span><text:span text:style-name="T2"> </text:span><text:span text:style-name="T29">עלו</text:span><text:span text:style-name="T2"> </text:span><text:span text:style-name="T29">ירדו</text:span><text:span text:style-name="T2"> </text:span><text:span text:style-name="T29">בשר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וכו' הצמר</text:span><text:span text:style-name="T2"> </text:span><text:span text:style-name="T29">שבראשי</text:span><text:span text:style-name="T2"> </text:span><text:span text:style-name="T29">הכבשים</text:span><text:span text:style-name="T2"> </text:span><text:span text:style-name="T29">ושער</text:span><text:span text:style-name="T2"> </text:span><text:span text:style-name="T29">שבזקן</text:span><text:span text:style-name="T2"> </text:span><text:span text:style-name="T29">התיישים</text:span><text:span text:style-name="T2"> </text:span><text:span text:style-name="T29">והעצמות</text:span><text:span text:style-name="T2"> </text:span><text:span text:style-name="T29">והגידים</text:span><text:span text:style-name="T2"> </text:span><text:span text:style-name="T29">והקרנים</text:span><text:span text:style-name="T2"> </text:span><text:span text:style-name="T29">והטלפים</text:span><text:span text:style-name="T2"> </text:span><text:span text:style-name="T29">בזמן</text:span><text:span text:style-name="T2"> </text:span><text:span text:style-name="T29">שהן</text:span><text:span text:style-name="T2"> </text:span><text:span text:style-name="T29">מחוברין</text:span><text:span text:style-name="T2"> </text:span><text:span text:style-name="T29">יעלו, שנאמר</text:span><text:span text:style-name="T2"> </text:span><text:span text:style-name="T30">[ויקרא</text:span><text:span text:style-name="T3"> </text:span><text:span text:style-name="T30">א,ט]</text:span><text:span text:style-name="T29"> </text:span><text:span text:style-name="T33">והקטיר</text:span><text:span text:style-name="T2"> </text:span><text:span text:style-name="T33">הכהן</text:span><text:span text:style-name="T2"> </text:span><text:span text:style-name="T33">את</text:span><text:span text:style-name="T2"> </text:span><text:span text:style-name="T33">הכל</text:span><text:span text:style-name="T2"> </text:span><text:span text:style-name="T33">המזבחה</text:span><text:span text:style-name="T29">; פרשו</text:span><text:span text:style-name="T2"> </text:span><text:span text:style-name="T29">- לא</text:span><text:span text:style-name="T2"> </text:span><text:span text:style-name="T29">יעלו'</text:span><text:span text:style-name="T27">)</text:span> <text:span text:style-name="T27">(</text:span><text:span text:style-name="T30">[זבחים</text:span><text:span text:style-name="T3"> </text:span><text:span text:style-name="T30">פ"ט</text:span><text:span text:style-name="T3"> </text:span><text:span text:style-name="T30">מ"ו]</text:span><text:span text:style-name="T27">)</text:span> '<text:span text:style-name="T105">וכולן</text:span><text:span text:style-name="T1"> </text:span><text:span text:style-name="T27">(</text:span><text:span text:style-name="T29">שעלו</text:span><text:span text:style-name="T2"> </text:span><text:span text:style-name="T29">לראש</text:span><text:span text:style-name="T2"> </text:span><text:span text:style-name="T29">המזבח</text:span><text:span text:style-name="T27">)</text:span> <text:span text:style-name="T105">שפקעו</text:span><text:span text:style-name="T106"> </text:span><text:span text:style-name="T105">מעל</text:span><text:span text:style-name="T106"> </text:span><text:span text:style-name="T105">גבי</text:span><text:span text:style-name="T106"> </text:span><text:span text:style-name="T105">המזבח</text:span><text:span text:style-name="T106"> </text:span><text:span text:style-name="T105">- לא</text:span><text:span text:style-name="T106"> </text:span><text:span text:style-name="T105">יחזיר, וכן</text:span><text:span text:style-name="T106"> </text:span><text:span text:style-name="T105">גחלת</text:span><text:span text:style-name="T106"> </text:span><text:span text:style-name="T105">שפקעה</text:span><text:span text:style-name="T106"> </text:span><text:span text:style-name="T105">מעל</text:span><text:span text:style-name="T106"> </text:span><text:span text:style-name="T105">גבי</text:span><text:span text:style-name="T106"> </text:span><text:span text:style-name="T105">המזבח</text:span><text:span text:style-name="T1"> </text:span><text:span text:style-name="T27">(</text:span><text:span text:style-name="T29">ולא</text:span><text:span text:style-name="T2"> </text:span><text:span text:style-name="T29">מיירי</text:span><text:span text:style-name="T2"> </text:span><text:span text:style-name="T29">בגחלת</text:span><text:span text:style-name="T2"> </text:span><text:span text:style-name="T29">דאימורים, אלא</text:span><text:span text:style-name="T2"> </text:span><text:span text:style-name="T29">בגחלת</text:span><text:span text:style-name="T2"> </text:span><text:span text:style-name="T29">דעצים</text:span><text:span text:style-name="T2"> </text:span><text:span text:style-name="T29">קאמר; דאי</text:span><text:span text:style-name="T2"> </text:span><text:span text:style-name="T29">הוי</text:span><text:span text:style-name="T2"> </text:span><text:span text:style-name="T29">גחלת</text:span><text:span text:style-name="T2"> </text:span><text:span text:style-name="T29">דאימורים</text:span><text:span text:style-name="T2"> </text:span><text:span text:style-name="T29">- הוי</text:span><text:span text:style-name="T2"> </text:span><text:span text:style-name="T29">חייב</text:span><text:span text:style-name="T2"> </text:span><text:span text:style-name="T29">להחזיר, שהרי</text:span><text:span text:style-name="T2"> </text:span><text:span text:style-name="T29">לא</text:span><text:span text:style-name="T2"> </text:span><text:span text:style-name="T29">נעשית</text:span><text:span text:style-name="T2"> </text:span><text:span text:style-name="T29">מצוותן</text:span><text:span text:style-name="T2"> </text:span><text:span text:style-name="T29">עד</text:span><text:span text:style-name="T2"> </text:span><text:span text:style-name="T29">שנתרמה</text:span><text:span text:style-name="T2"> </text:span><text:span text:style-name="T29">תרומת</text:span><text:span text:style-name="T2"> </text:span><text:span text:style-name="T29">הדשן</text:span><text:span text:style-name="T27">)</text:span>' <text:span text:style-name="T27">(</text:span><text:span text:style-name="T29">ומשמע</text:span><text:span text:style-name="T2"> </text:span><text:span text:style-name="T29">נמי</text:span><text:span text:style-name="T2"> </text:span><text:span text:style-name="T29">אפילו</text:span><text:span text:style-name="T2"> </text:span><text:span text:style-name="T29">בגחלת</text:span><text:span text:style-name="T2"> </text:span><text:span text:style-name="T29">שבתפוח</text:span><text:span text:style-name="T2"> </text:span><text:span text:style-name="T29">מיירי, דאי</text:span><text:span text:style-name="T2"> </text:span><text:span text:style-name="T29">אפשר</text:span><text:span text:style-name="T2"> </text:span><text:span text:style-name="T29">שלא</text:span><text:span text:style-name="T2"> </text:span><text:span text:style-name="T29">היו</text:span><text:span text:style-name="T2"> </text:span><text:span text:style-name="T29">גחלים</text:span><text:span text:style-name="T2"> </text:span><text:span text:style-name="T29">מעורבין</text:span><text:span text:style-name="T2"> </text:span><text:span text:style-name="T29">באפר</text:span><text:span text:style-name="T2"> </text:span><text:span text:style-name="T29">שצבור</text:span><text:span text:style-name="T2"> </text:span><text:span text:style-name="T29">בתפוח, ואם</text:span><text:span text:style-name="T2"> </text:span><text:span text:style-name="T29">נפלה</text:span><text:span text:style-name="T2"> </text:span><text:span text:style-name="T29">הגחלת</text:span><text:span text:style-name="T2"> </text:span><text:span text:style-name="T29">מן</text:span><text:span text:style-name="T2"> </text:span><text:span text:style-name="T29">התפוח</text:span><text:span text:style-name="T2"> </text:span><text:span text:style-name="T29">לאש</text:span><text:span text:style-name="T2"> </text:span><text:span text:style-name="T29">של</text:span><text:span text:style-name="T2"> </text:span><text:span text:style-name="T29">מערכה</text:span><text:span text:style-name="T2"> </text:span><text:span text:style-name="T29">ואחר</text:span><text:span text:style-name="T2"> </text:span><text:span text:style-name="T29">כך</text:span><text:span text:style-name="T2"> </text:span><text:span text:style-name="T29">פקעה</text:span><text:span text:style-name="T2"> </text:span><text:span text:style-name="T29">הגחלת</text:span><text:span text:style-name="T2"> </text:span><text:span text:style-name="T29">מן</text:span><text:span text:style-name="T2"> </text:span><text:span text:style-name="T29">האש</text:span><text:span text:style-name="T2"> </text:span><text:span text:style-name="T29">של</text:span><text:span text:style-name="T2"> </text:span><text:span text:style-name="T29">מערכה</text:span><text:span text:style-name="T2"> </text:span><text:span text:style-name="T29">לארץ</text:span><text:span text:style-name="T27">)</text:span><text:span text:style-name="T105"> - לא</text:span><text:span text:style-name="T106"> </text:span><text:span text:style-name="T105">יחזיר</text:span><text:span text:style-name="T106"> </text:span><text:span text:style-name="T27">(</text:span><text:span text:style-name="T29">ואין</text:span><text:span text:style-name="T2"> </text:span><text:span text:style-name="T29">בהן</text:span><text:span text:style-name="T2"> </text:span><text:span text:style-name="T29">מעילה</text:span><text:span text:style-name="T27">)</text:span>', הא<text:span text:style-name="T1"> </text:span>על<text:span text:style-name="T1"> </text:span>גבי<text:span text:style-name="T1"> </text:span>המזבח<text:span text:style-name="T1"> </text:span><text:span text:style-name="T27">(</text:span><text:span text:style-name="T29">כגון</text:span><text:span text:style-name="T2"> </text:span><text:span text:style-name="T29">שפקע</text:span><text:span text:style-name="T2"> </text:span><text:span text:style-name="T29">מצד</text:span><text:span text:style-name="T2"> </text:span><text:span text:style-name="T29">זה</text:span><text:span text:style-name="T2"> </text:span><text:span text:style-name="T29">של</text:span><text:span text:style-name="T2"> </text:span><text:span text:style-name="T29">מזבח</text:span><text:span text:style-name="T2"> </text:span><text:span text:style-name="T29">לצד</text:span><text:span text:style-name="T2"> </text:span><text:span text:style-name="T29">אחר</text:span><text:span text:style-name="T2"> </text:span><text:span text:style-name="T29">שבמזבח</text:span><text:span text:style-name="T27">)</text:span> – יחזיר; <text:span text:style-name="T27">(</text:span><text:span text:style-name="T29">ומדקא</text:span><text:span text:style-name="T2"> </text:span><text:span text:style-name="T29">דייקינן</text:span><text:span text:style-name="T2"> </text:span><text:span text:style-name="T29">דיחזיר</text:span><text:span text:style-name="T2"> </text:span><text:span text:style-name="T29">- משמע</text:span><text:span text:style-name="T2"> </text:span><text:span text:style-name="T29">דמועלין</text:span><text:span text:style-name="T2"> </text:span><text:span text:style-name="T29">בו</text:span><text:span text:style-name="T2"> </text:span><text:span text:style-name="T29">אפילו</text:span><text:span text:style-name="T2"> </text:span><text:span text:style-name="T29">לאחר</text:span><text:span text:style-name="T2"> </text:span><text:span text:style-name="T29">תרומת</text:span><text:span text:style-name="T2"> </text:span><text:span text:style-name="T29">הדשן</text:span><text:span text:style-name="T27">)</text:span> בשלמא<text:span text:style-name="T1"> </text:span>לרבי<text:span text:style-name="T1"> </text:span>יוחנן<text:span text:style-name="T1"> </text:span>- ניחא, אלא<text:span text:style-name="T1"> </text:span>לרב<text:span text:style-name="T1"> </text:span>קשיא! </text:p>
      <text:p text:style-name="P24">אמר<text:span text:style-name="T1"> </text:span>לך<text:span text:style-name="T1"> </text:span>רב: שאני<text:span text:style-name="T1"> </text:span>גחלת<text:span text:style-name="T1"> </text:span>דאית<text:span text:style-name="T1"> </text:span>ביה<text:span text:style-name="T1"> </text:span>מששא<text:span text:style-name="T1"> </text:span><text:span text:style-name="T27">(</text:span><text:span text:style-name="T29">משום</text:span><text:span text:style-name="T2"> </text:span><text:span text:style-name="T29">הכי</text:span><text:span text:style-name="T2"> </text:span><text:span text:style-name="T29">חשיבא</text:span><text:span text:style-name="T2"> </text:span><text:span text:style-name="T29">להחזירה</text:span><text:span text:style-name="T2"> </text:span><text:span text:style-name="T29">ומועלין</text:span><text:span text:style-name="T2"> </text:span><text:span text:style-name="T29">בה</text:span><text:span text:style-name="T2"> </text:span><text:span text:style-name="T29">אפילו</text:span><text:span text:style-name="T2"> </text:span><text:span text:style-name="T29">לאחר</text:span><text:span text:style-name="T2"> </text:span><text:span text:style-name="T29">הרמת</text:span><text:span text:style-name="T2"> </text:span><text:span text:style-name="T29">הדשן, אבל</text:span><text:span text:style-name="T2"> </text:span><text:span text:style-name="T29">דשן</text:span><text:span text:style-name="T2"> </text:span><text:span text:style-name="T29">דלית</text:span><text:span text:style-name="T2"> </text:span><text:span text:style-name="T29">ביה</text:span><text:span text:style-name="T2"> </text:span><text:span text:style-name="T29">מששא</text:span><text:span text:style-name="T2"> </text:span><text:span text:style-name="T29">- לית</text:span><text:span text:style-name="T2"> </text:span><text:span text:style-name="T29">ביה</text:span><text:span text:style-name="T2"> </text:span><text:span text:style-name="T29">מעילה</text:span><text:span text:style-name="T27">)</text:span>. </text:p>
      <text:p text:style-name="P24"/>
      <text:p text:style-name="P24">איכא<text:span text:style-name="T1"> </text:span>דאמר<text:span text:style-name="T1"> </text:span>לה<text:span text:style-name="T1"> </text:span>להך<text:span text:style-name="T1"> </text:span>גיסא: טעמא<text:span text:style-name="T1"> </text:span>משום<text:span text:style-name="T1"> </text:span>גחלת<text:span text:style-name="T1"> </text:span>- דאית<text:span text:style-name="T1"> </text:span>ביה<text:span text:style-name="T1"> </text:span>מששא<text:span text:style-name="T1"> </text:span><text:span text:style-name="T27">(</text:span><text:span text:style-name="T29">דכי</text:span><text:span text:style-name="T2"> </text:span><text:span text:style-name="T29">פקעה</text:span><text:span text:style-name="T2"> </text:span><text:span text:style-name="T29">מעל</text:span><text:span text:style-name="T2"> </text:span><text:span text:style-name="T29">גבי</text:span><text:span text:style-name="T2"> </text:span><text:span text:style-name="T29">המזבח</text:span><text:span text:style-name="T2"> </text:span><text:span text:style-name="T29">- יחזיר</text:span><text:span text:style-name="T27">)</text:span>, הא<text:span text:style-name="T1"> </text:span>אפר<text:span text:style-name="T1"> </text:span>דלית<text:span text:style-name="T1"> </text:span>ביה<text:span text:style-name="T1"> </text:span>מששא<text:span text:style-name="T1"> </text:span>- אפילו<text:span text:style-name="T1"> </text:span>לגבי<text:span text:style-name="T1"> </text:span>מזבח<text:span text:style-name="T1"> </text:span><text:span text:style-name="T27">(</text:span><text:span text:style-name="T29">לאחר</text:span><text:span text:style-name="T2"> </text:span><text:span text:style-name="T29">תרומת</text:span><text:span text:style-name="T2"> </text:span><text:span text:style-name="T29">הדשן</text:span><text:span text:style-name="T27">)</text:span> אין<text:span text:style-name="T1"> </text:span>מועלין<text:span text:style-name="T1"> </text:span>בו, בשלמא<text:span text:style-name="T1"> </text:span>לרב<text:span text:style-name="T1"> </text:span>- ניחא, אלא<text:span text:style-name="T1"> </text:span>לרבי<text:span text:style-name="T1"> </text:span>יוחנן<text:span text:style-name="T1"> </text:span>קשיא! </text:p>
      <text:p text:style-name="P24">אמר<text:span text:style-name="T1"> </text:span>לך<text:span text:style-name="T1"> </text:span>רבי<text:span text:style-name="T1"> </text:span>יוחנן: הוא<text:span text:style-name="T1"> </text:span>הדין<text:span text:style-name="T1"> </text:span>דאפילו<text:span text:style-name="T1"> </text:span>אפר<text:span text:style-name="T1"> </text:span><text:span text:style-name="T27">(</text:span><text:span text:style-name="T29">שפקע</text:span><text:span text:style-name="T2"> </text:span><text:span text:style-name="T29">מעל</text:span><text:span text:style-name="T2"> </text:span><text:span text:style-name="T29">גבי</text:span><text:span text:style-name="T2"> </text:span><text:span text:style-name="T29">המזבח</text:span><text:span text:style-name="T2"> </text:span><text:span text:style-name="T29">לאחר</text:span><text:span text:style-name="T2"> </text:span><text:span text:style-name="T29">תרומת</text:span><text:span text:style-name="T2"> </text:span><text:span text:style-name="T29">הדשן</text:span><text:span text:style-name="T2"> – </text:span><text:span text:style-name="T29">יחזיר, דמועלין</text:span><text:span text:style-name="T2"> </text:span><text:span text:style-name="T29">בו</text:span><text:span text:style-name="T27">)</text:span>, והיינו<text:span text:style-name="T1"> </text:span>טעמא<text:span text:style-name="T1"> </text:span>דקתני<text:span text:style-name="T1"> </text:span>גחלת<text:span text:style-name="T1"> </text:span><text:span text:style-name="T27">(</text:span><text:span text:style-name="T29">ולא</text:span><text:span text:style-name="T2"> </text:span><text:span text:style-name="T29">דשן</text:span><text:span text:style-name="T27">)</text:span>: קאתי<text:span text:style-name="T1"> </text:span>לאשמועינן<text:span text:style-name="T1"> </text:span>דאפילו<text:span text:style-name="T1"> </text:span>גחלת<text:span text:style-name="T1"> </text:span>דאית<text:span text:style-name="T1"> </text:span>בה<text:span text:style-name="T1"> </text:span>מששא<text:span text:style-name="T1"> </text:span><text:span text:style-name="T27">(</text:span><text:span text:style-name="T29">דחשיבא</text:span><text:span text:style-name="T27">)</text:span>, כי<text:span text:style-name="T1"> </text:span>פקעה<text:span text:style-name="T1"> </text:span>מעל<text:span text:style-name="T1"> </text:span>גבי<text:span text:style-name="T1"> </text:span>המזבח<text:span text:style-name="T1"> </text:span><text:span text:style-name="T27">(</text:span><text:span text:style-name="T29">לארץ</text:span><text:span text:style-name="T27">)</text:span> - לא<text:span text:style-name="T1"> </text:span>יחזיר. </text:p>
      <text:p text:style-name="P24"/>
      <text:p text:style-name="P1"><text:span text:style-name="T60">איתמר: הנהנה</text:span><text:span text:style-name="T66"> </text:span><text:span text:style-name="T60">מבשר</text:span><text:span text:style-name="T66"> </text:span><text:span text:style-name="T60">קדשי</text:span><text:span text:style-name="T66"> </text:span><text:span text:style-name="T60">קדשים</text:span><text:span text:style-name="T66"> </text:span><text:span text:style-name="T60">לפני</text:span><text:span text:style-name="T66"> </text:span><text:span text:style-name="T60">זריקת</text:span><text:span text:style-name="T66"> </text:span><text:span text:style-name="T60">דמים, ואמורי</text:span><text:span text:style-name="T66"> </text:span><text:span text:style-name="T60">קדשים</text:span><text:span text:style-name="T66"> </text:span><text:span text:style-name="T60">קלים</text:span><text:span text:style-name="T66"> </text:span><text:span text:style-name="T60">לאחר</text:span><text:span text:style-name="T66"> </text:span><text:span text:style-name="T60">זריקת</text:span><text:span text:style-name="T66"> </text:span><text:span text:style-name="T60">דמים: רב</text:span><text:span text:style-name="T66"> </text:span><text:span text:style-name="T60">אמר: מה</text:span><text:span text:style-name="T66"> </text:span><text:span text:style-name="T60">שנהנה</text:span><text:span text:style-name="T66"> </text:span><text:span text:style-name="T61">(</text:span><text:span text:style-name="T63">כלומר</text:span><text:span text:style-name="T67"> </text:span><text:span text:style-name="T63">קרן</text:span><text:span text:style-name="T67"> </text:span><text:span text:style-name="T63">וחומש</text:span><text:span text:style-name="T67"> </text:span><text:span text:style-name="T63">שחייב</text:span><text:span text:style-name="T67"> </text:span><text:span text:style-name="T63">לשלם</text:span><text:span text:style-name="T67"> </text:span><text:span text:style-name="T63">בשביל</text:span><text:span text:style-name="T67"> </text:span><text:span text:style-name="T63">מה</text:span><text:span text:style-name="T67"> </text:span><text:span text:style-name="T63">שנהנה</text:span><text:span text:style-name="T61">)</text:span><text:span text:style-name="T60"> יפלו</text:span><text:span text:style-name="T66"> </text:span><text:span text:style-name="T60">לנדבה</text:span><text:span text:style-name="T66"> </text:span><text:span text:style-name="T61">(</text:span><text:span text:style-name="T63">לקרבנות</text:span><text:span text:style-name="T67"> </text:span><text:span text:style-name="T63">צבור; וחייב</text:span><text:span text:style-name="T67"> </text:span><text:span text:style-name="T63">נמי</text:span><text:span text:style-name="T67"> </text:span><text:span text:style-name="T63">להביא</text:span><text:span text:style-name="T67"> </text:span><text:span text:style-name="T63">אשם</text:span><text:span text:style-name="T67"> </text:span><text:span text:style-name="T63">מעילות</text:span><text:span text:style-name="T67"> </text:span><text:span text:style-name="T63">להתכפר</text:span><text:span text:style-name="T67"> </text:span><text:span text:style-name="T63">בו</text:span><text:span text:style-name="T67"> </text:span><text:span text:style-name="T63">בשביל</text:span><text:span text:style-name="T67"> </text:span><text:span text:style-name="T63">שמעל</text:span><text:span text:style-name="T61">)</text:span><text:span text:style-name="T60">, ולוי</text:span><text:span text:style-name="T66"> </text:span><text:span text:style-name="T60">אמר: יביא</text:span><text:span text:style-name="T66"> </text:span><text:span text:style-name="T61">(</text:span><text:span text:style-name="T63">מאותו</text:span><text:span text:style-name="T67"> </text:span><text:span text:style-name="T63">קרן</text:span><text:span text:style-name="T67"> </text:span><text:span text:style-name="T63">וחומש</text:span><text:span text:style-name="T61">)</text:span><text:span text:style-name="T60"> דבר</text:span><text:span text:style-name="T66"> </text:span><text:span text:style-name="T60">שכולו</text:span><text:span text:style-name="T66"> </text:span><text:span text:style-name="T60">למזבח</text:span><text:span text:style-name="T66"> </text:span><text:span text:style-name="T61">(</text:span><text:span text:style-name="T63">דהיינו</text:span><text:span text:style-name="T67"> </text:span><text:span text:style-name="T63">קטרת</text:span><text:span text:style-name="T61">)</text:span><text:span text:style-name="T60">. </text:span><text:span text:style-name="T41">[## אם</text:span><text:span text:style-name="T46"> </text:span><text:span text:style-name="T41">כהן</text:span><text:span text:style-name="T46"> – </text:span><text:span text:style-name="T41">מנחת</text:span><text:span text:style-name="T46"> </text:span><text:span text:style-name="T41">כהנים?]</text:span><text:span text:style-name="T60"> </text:span></text:p>
      <text:p text:style-name="P24">תניא<text:span text:style-name="T1"> </text:span>כוותיה<text:span text:style-name="T1"> </text:span>דלוי: </text:p>
      <text:p text:style-name="P46"><text:soft-page-break/>'<text:span text:style-name="T105">מעילה</text:span><text:span text:style-name="T106"> </text:span><text:span text:style-name="T105">זו</text:span><text:span text:style-name="T106"> </text:span><text:span text:style-name="T27">(</text:span><text:span text:style-name="T29">קרן</text:span><text:span text:style-name="T2"> </text:span><text:span text:style-name="T29">וחומש</text:span><text:span text:style-name="T2"> </text:span><text:span text:style-name="T29">שחייב</text:span><text:span text:style-name="T2"> </text:span><text:span text:style-name="T29">להביא</text:span><text:span text:style-name="T2"> </text:span><text:span text:style-name="T29">בשביל</text:span><text:span text:style-name="T2"> </text:span><text:span text:style-name="T29">שנהנה</text:span><text:span text:style-name="T2"> </text:span><text:span text:style-name="T29">מן</text:span><text:span text:style-name="T2"> </text:span><text:span text:style-name="T29">הקדשים</text:span><text:span text:style-name="T27">)</text:span><text:span text:style-name="T105"> להיכן</text:span><text:span text:style-name="T106"> </text:span><text:span text:style-name="T105">הולכת? הלמידין</text:span><text:span text:style-name="T106"> </text:span><text:span text:style-name="T105">לפני</text:span><text:span text:style-name="T106"> </text:span><text:span text:style-name="T105">חכמים</text:span><text:span text:style-name="T106"> </text:span><text:span text:style-name="T105">אומרים</text:span><text:span text:style-name="T106"> </text:span><text:span text:style-name="T27">(</text:span><text:span text:style-name="T29">דהיינו</text:span><text:span text:style-name="T2"> </text:span><text:span text:style-name="T29">לוי</text:span><text:span text:style-name="T2"> </text:span><text:span text:style-name="T29">לרבי; איהו</text:span><text:span text:style-name="T2"> </text:span><text:span text:style-name="T29">קתני</text:span><text:span text:style-name="T2"> </text:span><text:span text:style-name="T29">הא</text:span><text:span text:style-name="T2"> </text:span><text:span text:style-name="T29">ברייתא</text:span><text:span text:style-name="T2"> </text:span><text:span text:style-name="T29">משמיה</text:span><text:span text:style-name="T2"> </text:span><text:span text:style-name="T29">דרבי</text:span><text:span text:style-name="T27">)</text:span><text:span text:style-name="T105">: יביא</text:span><text:span text:style-name="T106"> </text:span><text:span text:style-name="T105">דבר</text:span><text:span text:style-name="T106"> </text:span><text:span text:style-name="T105">שכולו</text:span><text:span text:style-name="T106"> </text:span><text:span text:style-name="T105">למזבח</text:span>' מאי<text:span text:style-name="T1"> </text:span>ניהו<text:span text:style-name="T1"> – </text:span>קטרת<text:span text:style-name="T1"> </text:span><text:span text:style-name="T27">(</text:span><text:span text:style-name="T29">ו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כן</text:span><text:span text:style-name="T2"> </text:span><text:span text:style-name="T29">מביא</text:span><text:span text:style-name="T2"> </text:span><text:span text:style-name="T29">אשם</text:span><text:span text:style-name="T2"> </text:span><text:span text:style-name="T29">מעילות</text:span><text:span text:style-name="T27">)</text:span>.<text:span text:style-name="T29"> </text:span></text:p>
      <text:p text:style-name="P53"><text:span text:style-name="T28">תוספות</text:span><text:span text:style-name="T1"> </text:span><text:span text:style-name="T28">ד"ה</text:span><text:span text:style-name="T1"> </text:span><text:span text:style-name="T28">הלמידין</text:span><text:span text:style-name="T1"> </text:span><text:span text:style-name="T28">לפני</text:span><text:span text:style-name="T1"> </text:span><text:span text:style-name="T28">חכמים. לאו</text:span><text:span text:style-name="T1"> </text:span><text:span text:style-name="T28">היינו</text:span><text:span text:style-name="T1"> </text:span><text:span text:style-name="T28">למידין</text:span><text:span text:style-name="T1"> </text:span><text:span text:style-name="T28">לפני</text:span><text:span text:style-name="T1"> </text:span><text:span text:style-name="T28">חכמים</text:span><text:span text:style-name="T1"> </text:span><text:span text:style-name="T28">דסנהדרין</text:span><text:span text:style-name="T1"> </text:span><text:span text:style-name="T28">(דף</text:span><text:span text:style-name="T1"> </text:span><text:span text:style-name="T28">יז:) דמפרש</text:span><text:span text:style-name="T1"> </text:span><text:span text:style-name="T28">התם</text:span><text:span text:style-name="T1"> </text:span><text:span text:style-name="T28">היינו</text:span><text:span text:style-name="T1"> </text:span><text:span text:style-name="T28">לוי, שלא</text:span><text:span text:style-name="T1"> </text:span><text:span text:style-name="T28">מצינו</text:span><text:span text:style-name="T1"> </text:span><text:span text:style-name="T28">לוי</text:span><text:span text:style-name="T1"> </text:span><text:span text:style-name="T28">שהוזכר</text:span><text:span text:style-name="T1"> </text:span><text:span text:style-name="T28">מעולם</text:span><text:span text:style-name="T1"> </text:span><text:span text:style-name="T28">בברייתא! ועוד: כי</text:span><text:span text:style-name="T1"> </text:span><text:span text:style-name="T28">אין</text:span><text:span text:style-name="T1"> </text:span><text:span text:style-name="T28">זו</text:span><text:span text:style-name="T1"> </text:span><text:span text:style-name="T28">שיטה</text:span><text:span text:style-name="T1"> </text:span><text:span text:style-name="T28">שיביא</text:span><text:span text:style-name="T1"> </text:span><text:span text:style-name="T28">ראיה</text:span><text:span text:style-name="T1"> </text:span><text:span text:style-name="T28">לדברי</text:span><text:span text:style-name="T1"> </text:span><text:span text:style-name="T28">לוי</text:span><text:span text:style-name="T1"> </text:span><text:span text:style-name="T28">מלוי</text:span><text:span text:style-name="T1"> </text:span><text:span text:style-name="T28">עצמו! </text:span></text:p>
      <text:p text:style-name="P24">תניא<text:span text:style-name="T1"> </text:span>כוותיה<text:span text:style-name="T1"> </text:span>דרב: </text:p>
      <text:p text:style-name="P46">'<text:span text:style-name="T115">הנהנה</text:span><text:span text:style-name="T4"> </text:span><text:span text:style-name="T115">מדמי</text:span><text:span text:style-name="T4"> </text:span><text:span text:style-name="T115">חטאת</text:span><text:span text:style-name="T4"> </text:span><text:span text:style-name="T115">ומדמי</text:span><text:span text:style-name="T4"> </text:span><text:span text:style-name="T115">אשם</text:span><text:span text:style-name="T4"> </text:span><text:span text:style-name="T27">(</text:span><text:span text:style-name="T29">כגון: שהפריש</text:span><text:span text:style-name="T2"> </text:span><text:span text:style-name="T29">מעות</text:span><text:span text:style-name="T2"> </text:span><text:span text:style-name="T29">לחטאתו</text:span><text:span text:style-name="T2"> </text:span><text:span text:style-name="T29">או</text:span><text:span text:style-name="T2"> </text:span><text:span text:style-name="T29">לאשמו, ונהנה</text:span><text:span text:style-name="T2"> </text:span><text:span text:style-name="T29">מקצתן</text:span><text:span text:style-name="T27">)</text:span><text:span text:style-name="T115">, עד</text:span><text:span text:style-name="T4"> </text:span><text:span text:style-name="T115">שלא</text:span><text:span text:style-name="T4"> </text:span><text:span text:style-name="T115">קרבה</text:span><text:span text:style-name="T4"> </text:span><text:span text:style-name="T115">חטאתו</text:span><text:span text:style-name="T4"> </text:span><text:span text:style-name="T27">(</text:span><text:span text:style-name="T29">הכי</text:span><text:span text:style-name="T2"> </text:span><text:span text:style-name="T29">קאמר: אם</text:span><text:span text:style-name="T2"> </text:span><text:span text:style-name="T29">נודע</text:span><text:span text:style-name="T2"> </text:span><text:span text:style-name="T29">לו</text:span><text:span text:style-name="T2"> </text:span><text:span text:style-name="T29">שנהנה</text:span><text:span text:style-name="T2"> </text:span><text:span text:style-name="T29">מהן</text:span><text:span text:style-name="T2"> </text:span><text:span text:style-name="T29">עד</text:span><text:span text:style-name="T2"> </text:span><text:span text:style-name="T29">שלא</text:span><text:span text:style-name="T2"> </text:span><text:span text:style-name="T29">קרב</text:span><text:span text:style-name="T2"> </text:span><text:span text:style-name="T29">חטאתו: שעדיין</text:span><text:span text:style-name="T2"> </text:span><text:span text:style-name="T29">לא</text:span><text:span text:style-name="T2"> </text:span><text:span text:style-name="T29">קנה</text:span><text:span text:style-name="T2"> </text:span><text:span text:style-name="T29">החטאת</text:span><text:span text:style-name="T2"> </text:span><text:span text:style-name="T29">מן</text:span><text:span text:style-name="T2"> </text:span><text:span text:style-name="T29">הדמים</text:span><text:span text:style-name="T2"> </text:span><text:span text:style-name="T29">שהפריש</text:span><text:span text:style-name="T27">)</text:span><text:span text:style-name="T115"> - יוסיף</text:span><text:span text:style-name="T4"> </text:span><text:span text:style-name="T27">(</text:span><text:span text:style-name="T29">האי</text:span><text:span text:style-name="T2"> </text:span><text:span text:style-name="T29">קרן</text:span><text:span text:style-name="T2"> </text:span><text:span text:style-name="T29">וחומש</text:span><text:span text:style-name="T2"> </text:span><text:span text:style-name="T29">שחייב</text:span><text:span text:style-name="T2"> </text:span><text:span text:style-name="T29">בשביל</text:span><text:span text:style-name="T2"> </text:span><text:span text:style-name="T29">שמעל</text:span><text:span text:style-name="T2"> </text:span><text:span text:style-name="T29">על</text:span><text:span text:style-name="T2"> </text:span><text:span text:style-name="T29">הנהו</text:span><text:span text:style-name="T2"> </text:span><text:span text:style-name="T29">מעות</text:span><text:span text:style-name="T2"> </text:span><text:span text:style-name="T29">דפיישו</text:span><text:span text:style-name="T2"> </text:span><text:span text:style-name="T29">שלא</text:span><text:span text:style-name="T2"> </text:span><text:span text:style-name="T29">מעל</text:span><text:span text:style-name="T2"> </text:span><text:span text:style-name="T29">בהן</text:span><text:span text:style-name="T27">)</text:span><text:span text:style-name="T115"> ויביא</text:span><text:span text:style-name="T4"> </text:span><text:span text:style-name="T115">חטאתו</text:span><text:span text:style-name="T4"> </text:span><text:span text:style-name="T27">(</text:span><text:span text:style-name="T29">מאלו</text:span><text:span text:style-name="T2"> </text:span><text:span text:style-name="T29">ומאלו</text:span><text:span text:style-name="T27">)</text:span><text:span text:style-name="T115">, </text:span><text:span text:style-name="T27">(</text:span><text:span text:style-name="T29">והוא</text:span><text:span text:style-name="T2"> </text:span><text:span text:style-name="T29">הדין</text:span><text:span text:style-name="T2"> </text:span><text:span text:style-name="T29">נמי</text:span><text:span text:style-name="T2"> </text:span><text:span text:style-name="T29">לאשם:</text:span><text:span text:style-name="T27">)</text:span><text:span text:style-name="T115"> ועד</text:span><text:span text:style-name="T4"> </text:span><text:span text:style-name="T115">שלא</text:span><text:span text:style-name="T4"> </text:span><text:span text:style-name="T115">קרבה</text:span><text:span text:style-name="T4"> </text:span><text:span text:style-name="T115">אשמו</text:span><text:span text:style-name="T4"> </text:span><text:span text:style-name="T115">- יוסיף</text:span><text:span text:style-name="T4"> </text:span><text:span text:style-name="T115">ויביא</text:span><text:span text:style-name="T4"> </text:span><text:span text:style-name="T115">אשמו; </text:span></text:p>
      <text:p text:style-name="P46"><text:span text:style-name="T27">(</text:span><text:span text:style-name="T29">אם</text:span><text:span text:style-name="T27">)</text:span><text:span text:style-name="T115"> כבר</text:span><text:span text:style-name="T4"> </text:span><text:span text:style-name="T115">קרב</text:span><text:span text:style-name="T4"> </text:span><text:span text:style-name="T115">חטאתו</text:span><text:span text:style-name="T4"> </text:span><text:span text:style-name="T27">(</text:span><text:span text:style-name="T29">עד</text:span><text:span text:style-name="T2"> </text:span><text:span text:style-name="T29">שלא</text:span><text:span text:style-name="T2"> </text:span><text:span text:style-name="T29">נודע</text:span><text:span text:style-name="T2"> </text:span><text:span text:style-name="T29">לו</text:span><text:span text:style-name="T2"> </text:span><text:span text:style-name="T29">שמעל</text:span><text:span text:style-name="T2"> </text:span><text:span text:style-name="T29">ושוב</text:span><text:span text:style-name="T2"> </text:span><text:span text:style-name="T29">נודע</text:span><text:span text:style-name="T2"> </text:span><text:span text:style-name="T29">לו</text:span><text:span text:style-name="T27">)</text:span><text:span text:style-name="T115"> - ילכו</text:span><text:span text:style-name="T4"> </text:span><text:span text:style-name="T27">(</text:span><text:span text:style-name="T29">האי</text:span><text:span text:style-name="T2"> </text:span><text:span text:style-name="T29">קרן</text:span><text:span text:style-name="T2"> </text:span><text:span text:style-name="T29">וחומש</text:span><text:span text:style-name="T27">)</text:span><text:span text:style-name="T115"> לים</text:span><text:span text:style-name="T4"> </text:span><text:span text:style-name="T115">המלח</text:span><text:span text:style-name="T4"> </text:span><text:span text:style-name="T27">(</text:span><text:span text:style-name="T29">דאילו</text:span><text:span text:style-name="T2"> </text:span><text:span text:style-name="T29">לא</text:span><text:span text:style-name="T2"> </text:span><text:span text:style-name="T29">קרבה</text:span><text:span text:style-name="T2"> </text:span><text:span text:style-name="T29">חטאתו</text:span><text:span text:style-name="T2"> </text:span><text:span text:style-name="T29">- עדיין</text:span><text:span text:style-name="T2"> </text:span><text:span text:style-name="T29">היה</text:span><text:span text:style-name="T2"> </text:span><text:span text:style-name="T29">מוסיף</text:span><text:span text:style-name="T2"> </text:span><text:span text:style-name="T29">האי</text:span><text:span text:style-name="T2"> </text:span><text:span text:style-name="T29">קרן</text:span><text:span text:style-name="T2"> </text:span><text:span text:style-name="T29">וחומש</text:span><text:span text:style-name="T2"> </text:span><text:span text:style-name="T29">על</text:span><text:span text:style-name="T2"> </text:span><text:span text:style-name="T29">דמי</text:span><text:span text:style-name="T2"> </text:span><text:span text:style-name="T29">חטאתו</text:span><text:span text:style-name="T2"> </text:span><text:span text:style-name="T29">[הנך</text:span><text:span text:style-name="T2"> </text:span><text:span text:style-name="T29">דפיישי], ומביא</text:span><text:span text:style-name="T2"> </text:span><text:span text:style-name="T29">בהן</text:span><text:span text:style-name="T2"> </text:span><text:span text:style-name="T29">חטאת</text:span><text:span text:style-name="T2"> </text:span><text:span text:style-name="T29">שמינה, אבל</text:span><text:span text:style-name="T2"> </text:span><text:span text:style-name="T29">השתא</text:span><text:span text:style-name="T2"> </text:span><text:span text:style-name="T29">דנודע</text:span><text:span text:style-name="T2"> </text:span><text:span text:style-name="T29">לו</text:span><text:span text:style-name="T2"> </text:span><text:span text:style-name="T29">לאחר</text:span><text:span text:style-name="T2"> </text:span><text:span text:style-name="T29">שקרבה</text:span><text:span text:style-name="T2"> </text:span><text:span text:style-name="T29">חטאתו</text:span><text:span text:style-name="T2"> </text:span><text:span text:style-name="T29">- הנך</text:span><text:span text:style-name="T2"> </text:span><text:span text:style-name="T29">מעות</text:span><text:span text:style-name="T2"> </text:span><text:span text:style-name="T29">דקרן</text:span><text:span text:style-name="T2"> </text:span><text:span text:style-name="T29">וחומש</text:span><text:span text:style-name="T2"> </text:span><text:span text:style-name="T29">שהיה</text:span><text:span text:style-name="T2"> </text:span><text:span text:style-name="T29">צריך</text:span><text:span text:style-name="T2"> </text:span><text:span text:style-name="T29">להוסיף</text:span><text:span text:style-name="T2"> </text:span><text:span text:style-name="T29">על</text:span><text:span text:style-name="T2"> </text:span><text:span text:style-name="T29">דמי</text:span><text:span text:style-name="T2"> </text:span><text:span text:style-name="T29">חטאת, כיון</text:span><text:span text:style-name="T2"> </text:span><text:span text:style-name="T29">דקרבה</text:span><text:span text:style-name="T2"> </text:span><text:span text:style-name="T29">חטאתו</text:span><text:span text:style-name="T2"> </text:span><text:span text:style-name="T29">- הוו</text:span><text:span text:style-name="T2"> </text:span><text:span text:style-name="T29">להו</text:span><text:span text:style-name="T2"> </text:span><text:span text:style-name="T29">כחטאת</text:span><text:span text:style-name="T2"> </text:span><text:span text:style-name="T29">שכפרו</text:span><text:span text:style-name="T2"> </text:span><text:span text:style-name="T29">בעליה, דלמיתה</text:span><text:span text:style-name="T2"> </text:span><text:span text:style-name="T29">אזלא, והמעות</text:span><text:span text:style-name="T2"> </text:span><text:span text:style-name="T29">ילכו</text:span><text:span text:style-name="T2"> </text:span><text:span text:style-name="T29">לים</text:span><text:span text:style-name="T2"> </text:span><text:span text:style-name="T29">המלח, דהיינו</text:span><text:span text:style-name="T2"> </text:span><text:span text:style-name="T29">במקום</text:span><text:span text:style-name="T2"> </text:span><text:span text:style-name="T29">מיתה</text:span><text:span text:style-name="T27">)</text:span><text:span text:style-name="T115">; כבר</text:span><text:span text:style-name="T4"> </text:span><text:span text:style-name="T115">קרב</text:span><text:span text:style-name="T4"> </text:span><text:span text:style-name="T115">אשמו</text:span><text:span text:style-name="T4"> </text:span><text:span text:style-name="T115">- </text:span><text:span text:style-name="T27">(</text:span><text:span text:style-name="T29">נמי</text:span><text:span text:style-name="T2"> </text:span><text:span text:style-name="T29">המעות</text:span><text:span text:style-name="T2"> </text:span><text:span text:style-name="T29">דקרן</text:span><text:span text:style-name="T2"> </text:span><text:span text:style-name="T29">וחומש</text:span><text:span text:style-name="T27">)</text:span><text:span text:style-name="T115"> יפלו</text:span><text:span text:style-name="T4"> </text:span><text:span text:style-name="T115">לנדבה</text:span><text:span text:style-name="T4"> </text:span><text:span text:style-name="T27">(</text:span><text:span text:style-name="T29">לנדבת</text:span><text:span text:style-name="T2"> </text:span><text:span text:style-name="T29">צבור, דקיימא</text:span><text:span text:style-name="T2"> </text:span><text:span text:style-name="T29">לן</text:span><text:span text:style-name="T2"> </text:span><text:span text:style-name="T30">(תמורה</text:span><text:span text:style-name="T3"> </text:span><text:span text:style-name="T30">דף</text:span><text:span text:style-name="T3"> </text:span><text:span text:style-name="T30">יח.)</text:span><text:span text:style-name="T29"> 'כל</text:span><text:span text:style-name="T2"> </text:span><text:span text:style-name="T29">שבחטאת</text:span><text:span text:style-name="T2"> </text:span><text:span text:style-name="T29">מתה</text:span><text:span text:style-name="T2"> </text:span><text:span text:style-name="T29">באשם</text:span><text:span text:style-name="T2"> </text:span><text:span text:style-name="T29">רועה</text:span><text:span text:style-name="T2"> </text:span><text:span text:style-name="T29">עד</text:span><text:span text:style-name="T2"> </text:span><text:span text:style-name="T29">שיסתאב</text:span><text:span text:style-name="T2"> </text:span><text:span text:style-name="T29">וימכר</text:span><text:span text:style-name="T2"> </text:span><text:span text:style-name="T29">ויפלו</text:span><text:span text:style-name="T2"> </text:span><text:span text:style-name="T29">דמיו</text:span><text:span text:style-name="T2"> </text:span><text:span text:style-name="T29">לנדבה'</text:span><text:span text:style-name="T27">)</text:span><text:span text:style-name="T115">.</text:span><text:span text:style-name="T29"> </text:span></text:p>
      <text:p text:style-name="P46"><text:span text:style-name="T115">הנהנה</text:span><text:span text:style-name="T4"> </text:span><text:span text:style-name="T115">מקדשי</text:span><text:span text:style-name="T4"> </text:span><text:span text:style-name="T115">קדשים</text:span><text:span text:style-name="T4"> </text:span><text:span text:style-name="T115">לפני</text:span><text:span text:style-name="T4"> </text:span><text:span text:style-name="T115">זריקת</text:span><text:span text:style-name="T4"> </text:span><text:span text:style-name="T115">דמים, ואימורי</text:span><text:span text:style-name="T4"> </text:span><text:span text:style-name="T115">קדשים</text:span><text:span text:style-name="T4"> </text:span><text:span text:style-name="T115">קלים</text:span><text:span text:style-name="T4"> </text:span><text:span text:style-name="T115">לאחר</text:span><text:span text:style-name="T4"> </text:span><text:span text:style-name="T115">זריקת</text:span><text:span text:style-name="T4"> </text:span><text:span text:style-name="T115">דמים</text:span><text:span text:style-name="T4"> </text:span><text:span text:style-name="T115">- מה</text:span><text:span text:style-name="T4"> </text:span><text:span text:style-name="T115">שנהנה</text:span><text:span text:style-name="T4"> </text:span><text:span text:style-name="T115">יפלו</text:span><text:span text:style-name="T4"> </text:span><text:span text:style-name="T115">לנדבה</text:span><text:span text:style-name="T4"> </text:span><text:span text:style-name="T27">(</text:span><text:span text:style-name="T128">והיינו</text:span><text:span text:style-name="T131"> </text:span><text:span text:style-name="T128">כוותיה</text:span><text:span text:style-name="T131"> </text:span><text:span text:style-name="T128">דרב</text:span><text:span text:style-name="T27">)</text:span><text:span text:style-name="T115">;</text:span></text:p>
      <text:p text:style-name="P46"><text:span text:style-name="T115">כל</text:span><text:span text:style-name="T4"> </text:span><text:span text:style-name="T115">קרבנות</text:span><text:span text:style-name="T4"> </text:span><text:span text:style-name="T115">המזבח</text:span><text:span text:style-name="T4"> </text:span><text:span text:style-name="T27">(</text:span><text:span text:style-name="T29">כלומר: אם</text:span><text:span text:style-name="T2"> </text:span><text:span text:style-name="T29">נהנה</text:span><text:span text:style-name="T2"> </text:span><text:span text:style-name="T29">מקרבנות</text:span><text:span text:style-name="T2"> </text:span><text:span text:style-name="T29">המזבח</text:span><text:span text:style-name="T27">)</text:span><text:span text:style-name="T115"> - </text:span><text:span text:style-name="T27">(</text:span><text:span text:style-name="T29">יפלו</text:span><text:span text:style-name="T2"> </text:span><text:span text:style-name="T29">הקרן</text:span><text:span text:style-name="T2"> </text:span><text:span text:style-name="T29">והחומש</text:span><text:span text:style-name="T2"> </text:span><text:span text:style-name="T29">לנדבה</text:span><text:span text:style-name="T27">)</text:span><text:span text:style-name="T115"> למזבח, קרבנות</text:span><text:span text:style-name="T4"> </text:span><text:span text:style-name="T115">קדשי</text:span><text:span text:style-name="T4"> </text:span><text:span text:style-name="T115">בדק</text:span><text:span text:style-name="T4"> </text:span><text:span text:style-name="T115">הבית</text:span><text:span text:style-name="T4"> </text:span><text:span text:style-name="T27">(</text:span><text:span text:style-name="T29">ואם</text:span><text:span text:style-name="T2"> </text:span><text:span text:style-name="T29">נהנה</text:span><text:span text:style-name="T2"> </text:span><text:span text:style-name="T29">מקדשי</text:span><text:span text:style-name="T2"> </text:span><text:span text:style-name="T29">בדק</text:span><text:span text:style-name="T2"> </text:span><text:span text:style-name="T29">הבית</text:span><text:span text:style-name="T27">)</text:span><text:span text:style-name="T115"> - לבדק</text:span><text:span text:style-name="T4"> </text:span><text:span text:style-name="T115">הבית</text:span><text:span text:style-name="T4"> </text:span><text:span text:style-name="T27">(</text:span><text:span text:style-name="T29">ישלם</text:span><text:span text:style-name="T2"> </text:span><text:span text:style-name="T29">קרן</text:span><text:span text:style-name="T2"> </text:span><text:span text:style-name="T29">וחומש</text:span><text:span text:style-name="T2"> </text:span><text:span text:style-name="T29">לבדק</text:span><text:span text:style-name="T2"> </text:span><text:span text:style-name="T29">הבית</text:span><text:span text:style-name="T27">)</text:span><text:span text:style-name="T115">, קרבנות</text:span><text:span text:style-name="T4"> </text:span><text:span text:style-name="T115">צבור</text:span><text:span text:style-name="T4"> </text:span><text:span text:style-name="T115">- לנדבת</text:span><text:span text:style-name="T4"> </text:span><text:span text:style-name="T115">צבור</text:span><text:span text:style-name="T1"> </text:span><text:span text:style-name="T27">(</text:span><text:span text:style-name="T29">לשופרות</text:span><text:span text:style-name="T27">)</text:span>'. </text:p>
      <text:p text:style-name="P53"><text:span text:style-name="T28">תוספות</text:span><text:span text:style-name="T1"> </text:span><text:span text:style-name="T28">ד"ה</text:span><text:span text:style-name="T1"> </text:span><text:span text:style-name="T28">קרבנות</text:span><text:span text:style-name="T1"> </text:span><text:span text:style-name="T28">בדק</text:span><text:span text:style-name="T1"> </text:span><text:span text:style-name="T28">הבית. כגון</text:span><text:span text:style-name="T1"> </text:span><text:span text:style-name="T28">אם</text:span><text:span text:style-name="T1"> </text:span><text:span text:style-name="T28">מעל</text:span><text:span text:style-name="T1"> </text:span><text:span text:style-name="T28">בקדשי</text:span><text:span text:style-name="T1"> </text:span><text:span text:style-name="T28">בדק</text:span><text:span text:style-name="T1"> </text:span><text:span text:style-name="T28">הבית</text:span><text:span text:style-name="T1"> </text:span><text:span text:style-name="T28">והביא</text:span><text:span text:style-name="T1"> </text:span><text:span text:style-name="T28">קרן</text:span><text:span text:style-name="T1"> </text:span><text:span text:style-name="T28">וחומש</text:span><text:span text:style-name="T1"> </text:span><text:span text:style-name="T28">- הם</text:span><text:span text:style-name="T1"> </text:span><text:span text:style-name="T28">לבדק</text:span><text:span text:style-name="T1"> </text:span><text:span text:style-name="T28">הבית, ואפילו</text:span><text:span text:style-name="T1"> </text:span><text:span text:style-name="T28">מתו</text:span><text:span text:style-name="T1"> </text:span><text:span text:style-name="T28">הבעלים</text:span><text:span text:style-name="T1"> </text:span><text:span text:style-name="T28">שהביאו, שאין</text:span><text:span text:style-name="T1"> </text:span><text:span text:style-name="T28">שם</text:span><text:span text:style-name="T1"> </text:span><text:span text:style-name="T28">בעלים</text:span><text:span text:style-name="T1"> </text:span><text:span text:style-name="T28">עליו.</text:span></text:p>
      <text:p text:style-name="P24">הא<text:span text:style-name="T1"> </text:span>גופה<text:span text:style-name="T1"> </text:span>קשיא: '<text:span text:style-name="T105">עד</text:span><text:span text:style-name="T106"> </text:span><text:span text:style-name="T105">שלא</text:span><text:span text:style-name="T106"> </text:span><text:span text:style-name="T105">קרבה</text:span><text:span text:style-name="T106"> </text:span><text:span text:style-name="T105">חטאתו</text:span><text:span text:style-name="T106"> </text:span><text:span text:style-name="T105">- יוסיף</text:span><text:span text:style-name="T106"> </text:span><text:span text:style-name="T105">ויביא</text:span><text:span text:style-name="T106"> </text:span><text:span text:style-name="T105">חטאתו, משקרבה</text:span><text:span text:style-name="T106"> </text:span><text:span text:style-name="T105">חטאתו</text:span><text:span text:style-name="T106"> </text:span><text:span text:style-name="T105">- ילכו</text:span><text:span text:style-name="T106"> </text:span><text:span text:style-name="T105">לים</text:span><text:span text:style-name="T106"> </text:span><text:span text:style-name="T105">המלח</text:span>', וקתני: '<text:span text:style-name="T105">כל</text:span><text:span text:style-name="T106"> </text:span><text:span text:style-name="T105">קרבנות</text:span><text:span text:style-name="T106"> </text:span><text:span text:style-name="T105">המזבח</text:span><text:span text:style-name="T106"> – </text:span><text:span text:style-name="T105">למזבח</text:span>', ולא<text:span text:style-name="T1"> </text:span>שנא<text:span text:style-name="T1"> </text:span>דאיכפור<text:span text:style-name="T1"> </text:span>בעלים, ולא<text:span text:style-name="T1"> </text:span>שנא<text:span text:style-name="T1"> </text:span>היכא<text:span text:style-name="T1"> </text:span>דלא<text:span text:style-name="T1"> </text:span>איכפור?! </text:p>
      <text:p text:style-name="P1"><text:span text:style-name="T60">רישא</text:span><text:span text:style-name="T1"> </text:span><text:span text:style-name="T27">(</text:span><text:span text:style-name="T63">דאמר</text:span><text:span text:style-name="T67"> </text:span><text:span text:style-name="T63">'</text:span><text:span text:style-name="T83">ילכו</text:span><text:span text:style-name="T85"> </text:span><text:span text:style-name="T83">לים</text:span><text:span text:style-name="T85"> </text:span><text:span text:style-name="T83">המלח</text:span><text:span text:style-name="T63">'</text:span><text:span text:style-name="T27">)</text:span> <text:span text:style-name="T60">רבי</text:span><text:span text:style-name="T66"> </text:span><text:span text:style-name="T60">שמעון</text:span><text:span text:style-name="T66"> </text:span><text:span text:style-name="T60">היא, דאמר</text:span><text:span text:style-name="T66"> </text:span><text:span text:style-name="T64">(תמורה</text:span><text:span text:style-name="T68"> </text:span><text:span text:style-name="T64">דף</text:span><text:span text:style-name="T68"> </text:span><text:span text:style-name="T64">טו.)</text:span><text:span text:style-name="T60">: כל</text:span><text:span text:style-name="T66"> </text:span><text:span text:style-name="T60">חטאת</text:span><text:span text:style-name="T66"> </text:span><text:span text:style-name="T60">שכיפרו</text:span><text:span text:style-name="T66"> </text:span><text:span text:style-name="T60">בעליה</text:span><text:span text:style-name="T66"> </text:span><text:span text:style-name="T60">- תמות.</text:span></text:p>
      <text:p text:style-name="P1"/>
      <text:p text:style-name="P1">(מעילה<text:span text:style-name="T1"> </text:span>י,א)</text:p>
      <text:p text:style-name="P1">רישא<text:span text:style-name="T1"> </text:span>רבי<text:span text:style-name="T1"> </text:span>שמעון<text:span text:style-name="T1"> </text:span>וסיפא<text:span text:style-name="T1"> </text:span><text:span text:style-name="T27">(</text:span><text:span text:style-name="T63">דאמר</text:span><text:span text:style-name="T67"> </text:span><text:span text:style-name="T63">'כל</text:span><text:span text:style-name="T67"> </text:span><text:span text:style-name="T63">קרבנות</text:span><text:span text:style-name="T67"> </text:span><text:span text:style-name="T63">המזבח</text:span><text:span text:style-name="T67"> </text:span><text:span text:style-name="T63">למזבח'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איכפור</text:span><text:span text:style-name="T67"> </text:span><text:span text:style-name="T63">בעלים</text:span><text:span text:style-name="T27">)</text:span> רבנן<text:span text:style-name="T1"> </text:span><text:span text:style-name="T27">(</text:span><text:span text:style-name="T63">דאמרי: אין</text:span><text:span text:style-name="T67"> </text:span><text:span text:style-name="T63">חטאת</text:span><text:span text:style-name="T67"> </text:span><text:span text:style-name="T63">מתה</text:span><text:span text:style-name="T67"> </text:span><text:span text:style-name="T63">אלא</text:span><text:span text:style-name="T67"> </text:span><text:span text:style-name="T63">אותה</text:span><text:span text:style-name="T67"> </text:span><text:span text:style-name="T63">שאבדה</text:span><text:span text:style-name="T67"> </text:span><text:span text:style-name="T63">ונמצאת</text:span><text:span text:style-name="T67"> </text:span><text:span text:style-name="T63">לאחר</text:span><text:span text:style-name="T67"> </text:span><text:span text:style-name="T63">כפרה, וכן</text:span><text:span text:style-name="T67"> </text:span><text:span text:style-name="T63">המעות</text:span><text:span text:style-name="T27">)</text:span>? </text:p>
      <text:p text:style-name="P1">אמר<text:span text:style-name="T1"> </text:span>רב<text:span text:style-name="T1"> </text:span>גביהא<text:span text:style-name="T1"> </text:span>דבי<text:span text:style-name="T1"> </text:span>כתיל<text:span text:style-name="T1"> </text:span>לרב<text:span text:style-name="T1"> </text:span>אשי: הכי<text:span text:style-name="T1"> </text:span>אמר<text:span text:style-name="T1"> </text:span>אביי: רישא<text:span text:style-name="T1"> </text:span>רבי<text:span text:style-name="T1"> </text:span>שמעון<text:span text:style-name="T1"> </text:span>וסיפא<text:span text:style-name="T1"> </text:span>רבנן.</text:p>
      <text:p text:style-name="P1"/>
      <text:p text:style-name="P1">אמר<text:span text:style-name="T1"> </text:span>רבא<text:span text:style-name="T1"> </text:span>[עולא?]: הכל<text:span text:style-name="T1"> </text:span><text:span text:style-name="T27">(</text:span><text:span text:style-name="T63">רב</text:span><text:span text:style-name="T67"> </text:span><text:span text:style-name="T63">ורבי</text:span><text:span text:style-name="T67"> </text:span><text:span text:style-name="T63">יוחנן, דפליגי</text:span><text:span text:style-name="T67"> </text:span><text:span text:style-name="T63">באפר</text:span><text:span text:style-name="T67"> </text:span><text:span text:style-name="T63">תפוח</text:span><text:span text:style-name="T27">)</text:span> מודים<text:span text:style-name="T1"> </text:span>שאם<text:span text:style-name="T1"> </text:span>נהנה<text:span text:style-name="T1"> </text:span>מבשר<text:span text:style-name="T1"> </text:span>קדשי<text:span text:style-name="T1"> </text:span>קדשים<text:span text:style-name="T1"> </text:span>שנטמא<text:span text:style-name="T1"> </text:span>[<text:span text:style-name="T27">(</text:span><text:span text:style-name="T63"> אפילו</text:span><text:span text:style-name="T27">)</text:span> קודם<text:span text:style-name="T1"> </text:span>זריקה] ומאימורי<text:span text:style-name="T1"> </text:span>קדשים<text:span text:style-name="T1"> </text:span>קלין<text:span text:style-name="T1"> </text:span>לאחר<text:span text:style-name="T1"> </text:span>שהעלן<text:span text:style-name="T1"> </text:span><text:span text:style-name="T27">(</text:span><text:span text:style-name="T63">על</text:span><text:span text:style-name="T67"> </text:span><text:span text:style-name="T63">גבי</text:span><text:span text:style-name="T67"> </text:span><text:span text:style-name="T63">המזבח</text:span><text:span text:style-name="T67"> </text:span><text:span text:style-name="T63">אפילו</text:span><text:span text:style-name="T67"> </text:span><text:span text:style-name="T63">קודם</text:span><text:span text:style-name="T67"> </text:span><text:span text:style-name="T63">שנעשו</text:span><text:span text:style-name="T67"> </text:span><text:span text:style-name="T63">אפר</text:span><text:span text:style-name="T67"> </text:span><text:span text:style-name="T63">אבל</text:span><text:span text:style-name="T67"> </text:span><text:span text:style-name="T63">משלה</text:span><text:span text:style-name="T67"> </text:span><text:span text:style-name="T63">בהן</text:span><text:span text:style-name="T67"> </text:span><text:span text:style-name="T63">האור</text:span><text:span text:style-name="T27">)</text:span> – דפטור<text:span text:style-name="T1"> </text:span><text:span text:style-name="T27">(</text:span><text:span text:style-name="T63">ממעילה</text:span><text:span text:style-name="T27">)</text:span>.</text:p>
      <text:p text:style-name="P1">פשיטא<text:span text:style-name="T1"> </text:span><text:span text:style-name="T27">(</text:span><text:span text:style-name="T63">דפטור</text:span><text:span text:style-name="T27">)</text:span>? מאי<text:span text:style-name="T1"> </text:span>קא<text:span text:style-name="T1"> </text:span>מפסיד<text:span text:style-name="T1"> </text:span><text:span text:style-name="T27">(</text:span><text:span text:style-name="T63">דכיון</text:span><text:span text:style-name="T67"> </text:span><text:span text:style-name="T63">דנטמאו</text:span><text:span text:style-name="T67"> </text:span><text:span text:style-name="T63">בשר</text:span><text:span text:style-name="T67"> </text:span><text:span text:style-name="T63">קדשי</text:span><text:span text:style-name="T67"> </text:span><text:span text:style-name="T63">קדשים</text:span><text:span text:style-name="T67"> </text:span><text:span text:style-name="T63">- לא</text:span><text:span text:style-name="T67"> </text:span><text:span text:style-name="T63">חזו</text:span><text:span text:style-name="T67"> </text:span><text:span text:style-name="T63">לא</text:span><text:span text:style-name="T67"> </text:span><text:span text:style-name="T63">לכהנים</text:span><text:span text:style-name="T67"> </text:span><text:span text:style-name="T63">ולא</text:span><text:span text:style-name="T67"> </text:span><text:span text:style-name="T63">לגבוה; ובאימורי</text:span><text:span text:style-name="T67"> </text:span><text:span text:style-name="T63">קדשים</text:span><text:span text:style-name="T67"> </text:span><text:span text:style-name="T63">קלים</text:span><text:span text:style-name="T67"> </text:span><text:span text:style-name="T63">נמי: הרי</text:span><text:span text:style-name="T67"> </text:span><text:span text:style-name="T63">כבר</text:span><text:span text:style-name="T67"> </text:span><text:span text:style-name="T63">העלן</text:span><text:span text:style-name="T67"> </text:span><text:span text:style-name="T63">ונעשית</text:span><text:span text:style-name="T67"> </text:span><text:span text:style-name="T63">מצותן</text:span><text:span text:style-name="T27">)</text:span>?</text:p>
      <text:p text:style-name="P44"><text:span text:style-name="T27">(</text:span><text:span text:style-name="T63">ואם</text:span><text:span text:style-name="T67"> </text:span><text:span text:style-name="T63">תאמר: הא</text:span><text:span text:style-name="T67"> </text:span><text:span text:style-name="T63">אמרינן</text:span><text:span text:style-name="T67"> </text:span><text:span text:style-name="T63">בפרקין</text:span><text:span text:style-name="T67"> </text:span><text:span text:style-name="T63">דלעיל</text:span><text:span text:style-name="T67"> </text:span><text:span text:style-name="T64">(דף</text:span><text:span text:style-name="T68"> </text:span><text:span text:style-name="T64">ה:)</text:span><text:span text:style-name="T63"> 'הפגול</text:span><text:span text:style-name="T67"> </text:span><text:span text:style-name="T63">לעולם</text:span><text:span text:style-name="T67"> </text:span><text:span text:style-name="T63">מועלין</text:span><text:span text:style-name="T67"> </text:span><text:span text:style-name="T63">בו', ולא</text:span><text:span text:style-name="T67"> </text:span><text:span text:style-name="T63">פרכינן</text:span><text:span text:style-name="T67"> </text:span><text:span text:style-name="T63">'מאי</text:span><text:span text:style-name="T67"> </text:span><text:span text:style-name="T63">קא</text:span><text:span text:style-name="T67"> </text:span><text:span text:style-name="T63">מפסיד?' - היינו</text:span><text:span text:style-name="T67"> </text:span><text:span text:style-name="T63">טעמא</text:span><text:span text:style-name="T67"> </text:span><text:span text:style-name="T63">דמועלין</text:span><text:span text:style-name="T67"> </text:span><text:span text:style-name="T63">בו: הואיל</text:span><text:span text:style-name="T67"> </text:span><text:span text:style-name="T63">ומרצין</text:span><text:span text:style-name="T67"> </text:span><text:span text:style-name="T63">לפגולן: דחשיב</text:span><text:span text:style-name="T67"> </text:span><text:span text:style-name="T63">כולי</text:span><text:span text:style-name="T67"> </text:span><text:span text:style-name="T63">האי</text:span><text:span text:style-name="T67"> </text:span><text:span text:style-name="T63">דצריך</text:span><text:span text:style-name="T67"> </text:span><text:span text:style-name="T63">זריקת</text:span><text:span text:style-name="T67"> </text:span><text:span text:style-name="T63">דמים</text:span><text:span text:style-name="T67"> </text:span><text:span text:style-name="T63">לקובעו</text:span><text:span text:style-name="T67"> </text:span><text:span text:style-name="T63">בפגול</text:span><text:span text:style-name="T67"> </text:span><text:span text:style-name="T63">- חשיב</text:span><text:span text:style-name="T67"> </text:span><text:span text:style-name="T63">נמי</text:span><text:span text:style-name="T67"> </text:span><text:span text:style-name="T63">דמועלין</text:span><text:span text:style-name="T67"> </text:span><text:span text:style-name="T63">בו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מפסיד.</text:span><text:span text:style-name="T27">)</text:span> </text:p>
      <text:p text:style-name="P1">מהו<text:span text:style-name="T1"> </text:span>דתימא<text:span text:style-name="T1"> </text:span>בשר<text:span text:style-name="T1"> </text:span>קדשי<text:span text:style-name="T1"> </text:span>קדשים<text:span text:style-name="T1"> </text:span>שנטמא<text:span text:style-name="T1"> </text:span><text:span text:style-name="T27">(</text:span><text:span text:style-name="T63">אכתי</text:span><text:span text:style-name="T27">)</text:span> אית<text:span text:style-name="T1"> </text:span>ליה<text:span text:style-name="T1"> </text:span><text:span text:style-name="T27">(</text:span><text:span text:style-name="T63">מקצת</text:span><text:span text:style-name="T67"> </text:span><text:span text:style-name="T63">קדושה:</text:span><text:span text:style-name="T27">)</text:span> מצות<text:span text:style-name="T1"> </text:span>שריפה<text:span text:style-name="T1"> </text:span>לכהנים<text:span text:style-name="T1"> </text:span><text:span text:style-name="T27">(</text:span><text:span text:style-name="T63">דבעו</text:span><text:span text:style-name="T67"> </text:span><text:span text:style-name="T63">שריפה</text:span><text:span text:style-name="T67"> </text:span><text:span text:style-name="T63">בקדש</text:span><text:span text:style-name="T67"> </text:span><text:span text:style-name="T63">כשאר</text:span><text:span text:style-name="T67"> </text:span><text:span text:style-name="T63">פסולי</text:span><text:span text:style-name="T67"> </text:span><text:span text:style-name="T63">דקדש</text:span><text:span text:style-name="T27">)</text:span>, אימורי<text:span text:style-name="T1"> </text:span>קדשים<text:span text:style-name="T1"> </text:span>קלין<text:span text:style-name="T1"> </text:span><text:span text:style-name="T27">(</text:span><text:span text:style-name="T63">נמי</text:span><text:span text:style-name="T67"> </text:span><text:span text:style-name="T63">שהעלם</text:span><text:span text:style-name="T27">)</text:span>, איכא<text:span text:style-name="T1"> </text:span>מצוה<text:span text:style-name="T1"> </text:span>להפוכי<text:span text:style-name="T1"> </text:span>בצינורא<text:span text:style-name="T1"> </text:span><text:span text:style-name="T27">(</text:span><text:span text:style-name="T63">כדי</text:span><text:span text:style-name="T67"> </text:span><text:span text:style-name="T63">שיהו</text:span><text:span text:style-name="T67"> </text:span><text:span text:style-name="T63">נשרפין</text:span><text:span text:style-name="T67"> </text:span><text:span text:style-name="T63">לגמרי</text:span><text:span text:style-name="T27">)</text:span> <text:span text:style-name="T27">(</text:span><text:span text:style-name="T63">ולחייב</text:span><text:span text:style-name="T67"> </text:span><text:span text:style-name="T63">בהן</text:span><text:span text:style-name="T67"> </text:span><text:span text:style-name="T63">משום</text:span><text:span text:style-name="T67"> </text:span><text:span text:style-name="T63">מעילה</text:span><text:span text:style-name="T27">)</text:span>? - קא<text:span text:style-name="T1"> </text:span>משמע<text:span text:style-name="T1"> </text:span>לן<text:span text:style-name="T1"> </text:span>דלא.</text:p>
      <text:p text:style-name="P45">(<text:span text:style-name="T62">ואי</text:span><text:span text:style-name="T66"> </text:span><text:span text:style-name="T62">קשיא</text:span><text:span text:style-name="T66"> </text:span><text:span text:style-name="T62">לך</text:span><text:span text:style-name="T66"> </text:span><text:span text:style-name="T62">אמאי</text:span><text:span text:style-name="T66"> </text:span><text:span text:style-name="T62">אמר</text:span><text:span text:style-name="T66"> </text:span><text:span text:style-name="T62">רבא</text:span><text:span text:style-name="T66"> </text:span><text:span text:style-name="T62">אימורי</text:span><text:span text:style-name="T66"> </text:span><text:span text:style-name="T62">קדשים</text:span><text:span text:style-name="T66"> </text:span><text:span text:style-name="T62">קלים</text:span><text:span text:style-name="T66"> </text:span><text:span text:style-name="T62">לאחר</text:span><text:span text:style-name="T66"> </text:span><text:span text:style-name="T62">שעלו</text:span><text:span text:style-name="T66"> </text:span><text:span text:style-name="T62">פטור</text:span><text:span text:style-name="T66"> </text:span><text:span text:style-name="T62">ממעילה? הא</text:span><text:span text:style-name="T66"> </text:span><text:span text:style-name="T62">אמרינן</text:span><text:span text:style-name="T66"> </text:span><text:span text:style-name="T62">לעיל</text:span><text:span text:style-name="T66"> </text:span><text:span text:style-name="T62">לפני</text:span><text:span text:style-name="T66"> </text:span><text:span text:style-name="T62">תרומת</text:span><text:span text:style-name="T66"> </text:span><text:span text:style-name="T62">הדשן</text:span><text:span text:style-name="T66"> </text:span><text:span text:style-name="T62">דכולי</text:span><text:span text:style-name="T66"> </text:span><text:span text:style-name="T62">עלמא</text:span><text:span text:style-name="T66"> </text:span><text:span text:style-name="T62">לא</text:span><text:span text:style-name="T66"> </text:span><text:span text:style-name="T62">פליגי</text:span><text:span text:style-name="T66"> </text:span><text:span text:style-name="T62">דמועלין</text:span><text:span text:style-name="T66"> </text:span><text:span text:style-name="T62">בו, ואמאי</text:span><text:span text:style-name="T66"> </text:span><text:span text:style-name="T62">פטור?</text:span></text:p>
      <text:p text:style-name="P45"><text:soft-page-break/><text:span text:style-name="T62">הא</text:span><text:span text:style-name="T66"> </text:span><text:span text:style-name="T62">לא</text:span><text:span text:style-name="T66"> </text:span><text:span text:style-name="T62">קשיא: התם</text:span><text:span text:style-name="T66"> </text:span><text:span text:style-name="T62">לעיל</text:span><text:span text:style-name="T66"> </text:span><text:span text:style-name="T62">מיירי</text:span><text:span text:style-name="T66"> </text:span><text:span text:style-name="T62">באפר</text:span><text:span text:style-name="T66"> </text:span><text:span text:style-name="T62">עולה</text:span><text:span text:style-name="T66"> </text:span><text:span text:style-name="T62">ובאימורי</text:span><text:span text:style-name="T66"> </text:span><text:span text:style-name="T62">קדשי</text:span><text:span text:style-name="T66"> </text:span><text:span text:style-name="T62">קדשים, דחמירי</text:span><text:span text:style-name="T66"> </text:span><text:span text:style-name="T62">- משום</text:span><text:span text:style-name="T66"> </text:span><text:span text:style-name="T62">הכי</text:span><text:span text:style-name="T66"> </text:span><text:span text:style-name="T62">מועלין</text:span><text:span text:style-name="T66"> </text:span><text:span text:style-name="T62">בהן</text:span><text:span text:style-name="T66"> </text:span><text:span text:style-name="T62">עד</text:span><text:span text:style-name="T66"> </text:span><text:span text:style-name="T62">שיצאו</text:span><text:span text:style-name="T66"> </text:span><text:span text:style-name="T62">לבית</text:span><text:span text:style-name="T66"> </text:span><text:span text:style-name="T62">הדשן, אבל</text:span><text:span text:style-name="T66"> </text:span><text:span text:style-name="T62">אימורי</text:span><text:span text:style-name="T66"> </text:span><text:span text:style-name="T62">קדשים</text:span><text:span text:style-name="T66"> </text:span><text:span text:style-name="T62">קלים</text:span><text:span text:style-name="T66"> </text:span><text:span text:style-name="T62">- דלא</text:span><text:span text:style-name="T66"> </text:span><text:span text:style-name="T62">חמירי</text:span><text:span text:style-name="T66"> </text:span><text:span text:style-name="T62">כולי</text:span><text:span text:style-name="T66"> </text:span><text:span text:style-name="T62">האי</text:span><text:span text:style-name="T66"> </text:span><text:span text:style-name="T62">- משום</text:span><text:span text:style-name="T66"> </text:span><text:span text:style-name="T62">הכי</text:span><text:span text:style-name="T66"> </text:span><text:span text:style-name="T62">הנהנה</text:span><text:span text:style-name="T66"> </text:span><text:span text:style-name="T62">מהן</text:span><text:span text:style-name="T66"> </text:span><text:span text:style-name="T62">לאחר</text:span><text:span text:style-name="T66"> </text:span><text:span text:style-name="T62">שעלו</text:span><text:span text:style-name="T66"> </text:span><text:span text:style-name="T62">פטור.</text:span>)</text:p>
      <text:p text:style-name="P44"><text:span text:style-name="T41">[האם</text:span><text:span text:style-name="T46"> </text:span><text:span text:style-name="T41">יש</text:span><text:span text:style-name="T46"> </text:span><text:span text:style-name="T41">מקור</text:span><text:span text:style-name="T46"> </text:span><text:span text:style-name="T41">לחילוק</text:span><text:span text:style-name="T46"> </text:span><text:span text:style-name="T41">של</text:span><text:span text:style-name="T46"> </text:span><text:span text:style-name="T41">המפרש</text:span><text:span text:style-name="T46"> </text:span><text:span text:style-name="T41">בין</text:span><text:span text:style-name="T46"> </text:span><text:span text:style-name="T41">אפר</text:span><text:span text:style-name="T46"> </text:span><text:span text:style-name="T41">עולה</text:span><text:span text:style-name="T46"> </text:span><text:span text:style-name="T41">דחמירי</text:span><text:span text:style-name="T46"> </text:span><text:span text:style-name="T41">ואפר</text:span><text:span text:style-name="T46"> </text:span><text:span text:style-name="T41">קדשים</text:span><text:span text:style-name="T46"> </text:span><text:span text:style-name="T41">קלים</text:span><text:span text:style-name="T46"> </text:span><text:span text:style-name="T41">- התוספות</text:span><text:span text:style-name="T46"> </text:span><text:span text:style-name="T41">בסוף</text:span><text:span text:style-name="T46"> </text:span><text:span text:style-name="T41">דף</text:span><text:span text:style-name="T46"> </text:span><text:span text:style-name="T41">י/א</text:span><text:span text:style-name="T46"> </text:span><text:span text:style-name="T41">ד"ה</text:span><text:span text:style-name="T46"> </text:span><text:span text:style-name="T41">הכל</text:span><text:span text:style-name="T46"> </text:span><text:span text:style-name="T41">מודים</text:span><text:span text:style-name="T46"> </text:span><text:span text:style-name="T41">שואלים</text:span><text:span text:style-name="T46"> </text:span><text:span text:style-name="T41">את</text:span><text:span text:style-name="T46"> </text:span><text:span text:style-name="T41">אותה</text:span><text:span text:style-name="T46"> </text:span><text:span text:style-name="T41">השאלה:</text:span><text:span text:style-name="T63"> ... מכל</text:span><text:span text:style-name="T67"> </text:span><text:span text:style-name="T63">מקום</text:span><text:span text:style-name="T67"> </text:span><text:span text:style-name="T63">קשיא: דהכא</text:span><text:span text:style-name="T67"> </text:span><text:span text:style-name="T63">אמרינן</text:span><text:span text:style-name="T67"> </text:span><text:span text:style-name="T63">באימורי</text:span><text:span text:style-name="T67"> </text:span><text:span text:style-name="T63">[קדשים] קלים</text:span><text:span text:style-name="T67"> </text:span><text:span text:style-name="T63">דאין</text:span><text:span text:style-name="T67"> </text:span><text:span text:style-name="T63">מעילה</text:span><text:span text:style-name="T67"> </text:span><text:span text:style-name="T63">בהו</text:span><text:span text:style-name="T67"> </text:span><text:span text:style-name="T63">לאחר</text:span><text:span text:style-name="T67"> </text:span><text:span text:style-name="T63">העלאה, ובמתניתין</text:span><text:span text:style-name="T67"> </text:span><text:span text:style-name="T63">תנן</text:span><text:span text:style-name="T67"> </text:span><text:span text:style-name="T63">גבי</text:span><text:span text:style-name="T67"> </text:span><text:span text:style-name="T63">חטאת</text:span><text:span text:style-name="T67"> </text:span><text:span text:style-name="T63">ואשם</text:span><text:span text:style-name="T67"> </text:span><text:span text:style-name="T63">מועלין</text:span><text:span text:style-name="T67"> </text:span><text:span text:style-name="T63">באימורים</text:span><text:span text:style-name="T67"> </text:span><text:span text:style-name="T63">עד</text:span><text:span text:style-name="T67"> </text:span><text:span text:style-name="T63">שיצאו</text:span><text:span text:style-name="T67"> </text:span><text:span text:style-name="T63">לבית</text:span><text:span text:style-name="T67"> </text:span><text:span text:style-name="T63">הדשן? י"ל</text:span><text:span text:style-name="T46"> </text:span><text:span text:style-name="T64">[המשך</text:span><text:span text:style-name="T68"> </text:span><text:span text:style-name="T64">דף</text:span><text:span text:style-name="T68"> </text:span><text:span text:style-name="T64">י,ב]</text:span></text:p>
      <text:p text:style-name="P47"><text:span text:style-name="T28">דהתם</text:span><text:span text:style-name="T1"> </text:span><text:span text:style-name="T28">בחטאת</text:span><text:span text:style-name="T1"> </text:span><text:span text:style-name="T28">ואשמות</text:span><text:span text:style-name="T1"> </text:span><text:span text:style-name="T28">היינו</text:span><text:span text:style-name="T1"> </text:span><text:span text:style-name="T28">אימורי</text:span><text:span text:style-name="T1"> </text:span><text:span text:style-name="T28">[קדשי] קדשים, ולא</text:span><text:span text:style-name="T1"> </text:span><text:span text:style-name="T28">מיקרו</text:span><text:span text:style-name="T1"> </text:span><text:span text:style-name="T28">'נעשית</text:span><text:span text:style-name="T1"> </text:span><text:span text:style-name="T28">מצותן' בהעלאה, אבל</text:span><text:span text:style-name="T1"> </text:span><text:span text:style-name="T28">באימורי</text:span><text:span text:style-name="T1"> </text:span><text:span text:style-name="T28">קדשים</text:span><text:span text:style-name="T1"> </text:span><text:span text:style-name="T28">קלים</text:span><text:span text:style-name="T1"> </text:span><text:span text:style-name="T28">מיקרי</text:span><text:span text:style-name="T1"> </text:span><text:span text:style-name="T28">'נעשית</text:span><text:span text:style-name="T1"> </text:span><text:span text:style-name="T28">מצותו' משום</text:span><text:span text:style-name="T1"> </text:span><text:span text:style-name="T28">ההעלאה;</text:span></text:p>
      <text:p text:style-name="P47"><text:span text:style-name="T28">ואם</text:span><text:span text:style-name="T1"> </text:span><text:span text:style-name="T28">האמר</text:span><text:span text:style-name="T1"> </text:span><text:span text:style-name="T28">ומאי</text:span><text:span text:style-name="T1"> </text:span><text:span text:style-name="T28">שנא?</text:span></text:p>
      <text:p text:style-name="P47"><text:span text:style-name="T28">ואומר</text:span><text:span text:style-name="T1"> </text:span><text:span text:style-name="T28">מורי</text:span><text:span text:style-name="T1"> </text:span><text:span text:style-name="T28">הרב</text:span><text:span text:style-name="T1"> </text:span><text:span text:style-name="T28">רבינו</text:span><text:span text:style-name="T1"> </text:span><text:span text:style-name="T28">פרץ</text:span><text:span text:style-name="T1"> </text:span><text:span text:style-name="T28">שיחי' דשנא</text:span><text:span text:style-name="T1"> </text:span><text:span text:style-name="T28">ושנא, איבעית</text:span><text:span text:style-name="T1"> </text:span><text:span text:style-name="T28">אימא</text:span><text:span text:style-name="T1"> </text:span><text:span text:style-name="T28">קרא</text:span><text:span text:style-name="T1"> </text:span><text:span text:style-name="T28">ואיבעיא</text:span><text:span text:style-name="T1"> </text:span><text:span text:style-name="T28">אימא</text:span><text:span text:style-name="T1"> </text:span><text:span text:style-name="T28">סברא:</text:span></text:p>
      <text:p text:style-name="P46"><text:span text:style-name="T29">איבעית</text:span><text:span text:style-name="T2"> </text:span><text:span text:style-name="T29">אימא</text:span><text:span text:style-name="T2"> </text:span><text:span text:style-name="T29">קרא, דכתיב</text:span><text:span text:style-name="T2"> </text:span><text:span text:style-name="T33">והוציא</text:span><text:span text:style-name="T2"> </text:span><text:span text:style-name="T34">[את]</text:span><text:span text:style-name="T33"> הדשן</text:span><text:span text:style-name="T2"> </text:span><text:span text:style-name="T30">[ויקרא</text:span><text:span text:style-name="T3"> </text:span><text:span text:style-name="T30">ו,ד]</text:span><text:span text:style-name="T29"> גבי</text:span><text:span text:style-name="T2"> </text:span><text:span text:style-name="T29">עולה, ואי</text:span><text:span text:style-name="T2"> </text:span><text:span text:style-name="T29">לאו</text:span><text:span text:style-name="T2"> </text:span><text:span text:style-name="T29">האי</text:span><text:span text:style-name="T2"> </text:span><text:span text:style-name="T29">קרא</text:span><text:span text:style-name="T2"> </text:span><text:span text:style-name="T29">- מן</text:span><text:span text:style-name="T2"> </text:span><text:span text:style-name="T29">הדין</text:span><text:span text:style-name="T2"> </text:span><text:span text:style-name="T29">היה</text:span><text:span text:style-name="T2"> </text:span><text:span text:style-name="T29">לנו</text:span><text:span text:style-name="T2"> </text:span><text:span text:style-name="T29">לומר</text:span><text:span text:style-name="T2"> </text:span><text:span text:style-name="T29">דמשעת</text:span><text:span text:style-name="T2"> </text:span><text:span text:style-name="T29">העלאה</text:span><text:span text:style-name="T2"> </text:span><text:span text:style-name="T29">הן</text:span><text:span text:style-name="T2"> </text:span><text:span text:style-name="T29">בקדשי</text:span><text:span text:style-name="T2"> </text:span><text:span text:style-name="T29">קדשים</text:span><text:span text:style-name="T2"> </text:span><text:span text:style-name="T29">הן</text:span><text:span text:style-name="T2"> </text:span><text:span text:style-name="T29">בקדשים</text:span><text:span text:style-name="T2"> </text:span><text:span text:style-name="T29">קלים</text:span><text:span text:style-name="T2"> </text:span><text:span text:style-name="T29">הוי</text:span><text:span text:style-name="T2"> </text:span><text:span text:style-name="T29">'נעשית</text:span><text:span text:style-name="T2"> </text:span><text:span text:style-name="T29">מצותו', אך</text:span><text:span text:style-name="T2"> </text:span><text:span text:style-name="T29">גלי</text:span><text:span text:style-name="T2"> </text:span><text:span text:style-name="T29">קרא</text:span><text:span text:style-name="T2"> </text:span><text:span text:style-name="T29">גבי</text:span><text:span text:style-name="T2"> </text:span><text:span text:style-name="T29">עולה</text:span><text:span text:style-name="T2"> </text:span><text:span text:style-name="T29">דלא</text:span><text:span text:style-name="T2"> </text:span><text:span text:style-name="T29">הוי</text:span><text:span text:style-name="T2"> </text:span><text:span text:style-name="T29">נעשית</text:span><text:span text:style-name="T2"> </text:span><text:span text:style-name="T29">מצותו</text:span><text:span text:style-name="T2"> </text:span><text:span text:style-name="T29">בהעלאה</text:span><text:span text:style-name="T2"> </text:span><text:span text:style-name="T29">כיון</text:span><text:span text:style-name="T2"> </text:span><text:span text:style-name="T29">דאכתי</text:span><text:span text:style-name="T2"> </text:span><text:span text:style-name="T29">צריך</text:span><text:span text:style-name="T2"> </text:span><text:span text:style-name="T29">להוציאה</text:span><text:span text:style-name="T2"> </text:span><text:span text:style-name="T29">לבית</text:span><text:span text:style-name="T2"> </text:span><text:span text:style-name="T29">הדשן; הילכך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נילף</text:span><text:span text:style-name="T2"> </text:span><text:span text:style-name="T29">מינה: שכשם</text:span><text:span text:style-name="T2"> </text:span><text:span text:style-name="T29">שהיא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ומועלין</text:span><text:span text:style-name="T2"> </text:span><text:span text:style-name="T29">בה</text:span><text:span text:style-name="T2"> </text:span><text:span text:style-name="T29">עד</text:span><text:span text:style-name="T2"> </text:span><text:span text:style-name="T29">שתצא</text:span><text:span text:style-name="T2"> </text:span><text:span text:style-name="T29">לבית</text:span><text:span text:style-name="T2"> </text:span><text:span text:style-name="T29">הדשן</text:span><text:span text:style-name="T2"> </text:span><text:span text:style-name="T29">- כל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מועלין</text:span><text:span text:style-name="T2"> </text:span><text:span text:style-name="T29">באימורין</text:span><text:span text:style-name="T2"> </text:span><text:span text:style-name="T29">עד</text:span><text:span text:style-name="T2"> </text:span><text:span text:style-name="T29">שיצא</text:span><text:span text:style-name="T2"> </text:span><text:span text:style-name="T29">לבית</text:span><text:span text:style-name="T2"> </text:span><text:span text:style-name="T29">הדשן, אבל</text:span><text:span text:style-name="T2"> </text:span><text:span text:style-name="T29">קדשים</text:span><text:span text:style-name="T2"> </text:span><text:span text:style-name="T29">קלים</text:span><text:span text:style-name="T2"> </text:span><text:span text:style-name="T29">לא</text:span><text:span text:style-name="T2"> </text:span><text:span text:style-name="T29">נילף</text:span><text:span text:style-name="T2"> </text:span><text:span text:style-name="T29">מינה;</text:span></text:p>
      <text:p text:style-name="P47"><text:span text:style-name="T28">ואיבעית</text:span><text:span text:style-name="T1"> </text:span><text:span text:style-name="T28">אימא</text:span><text:span text:style-name="T1"> </text:span><text:span text:style-name="T28">סברא: דגבי</text:span><text:span text:style-name="T1"> </text:span><text:span text:style-name="T28">קדשי</text:span><text:span text:style-name="T1"> </text:span><text:span text:style-name="T28">קדשים</text:span><text:span text:style-name="T1"> </text:span><text:span text:style-name="T28">שיש</text:span><text:span text:style-name="T1"> </text:span><text:span text:style-name="T28">בהם</text:span><text:span text:style-name="T1"> </text:span><text:span text:style-name="T28">מעילה</text:span><text:span text:style-name="T1"> </text:span><text:span text:style-name="T28">מתחלה</text:span><text:span text:style-name="T1"> </text:span><text:span text:style-name="T28">- לא</text:span><text:span text:style-name="T1"> </text:span><text:span text:style-name="T28">נפק</text:span><text:span text:style-name="T1"> </text:span><text:span text:style-name="T28">מעילה</text:span><text:span text:style-name="T1"> </text:span><text:span text:style-name="T28">מהם</text:span><text:span text:style-name="T1"> </text:span><text:span text:style-name="T28">או</text:span><text:span text:style-name="T1"> </text:span><text:span text:style-name="T28">מאימורים</text:span><text:span text:style-name="T1"> </text:span><text:span text:style-name="T28">שלהם</text:span><text:span text:style-name="T1"> </text:span><text:span text:style-name="T28">לכל</text:span><text:span text:style-name="T1"> </text:span><text:span text:style-name="T28">הפחות</text:span><text:span text:style-name="T1"> </text:span><text:span text:style-name="T28">עד</text:span><text:span text:style-name="T1"> </text:span><text:span text:style-name="T28">שיגמור</text:span><text:span text:style-name="T1"> </text:span><text:span text:style-name="T28">הכל: שיצאו</text:span><text:span text:style-name="T1"> </text:span><text:span text:style-name="T28">לבית</text:span><text:span text:style-name="T1"> </text:span><text:span text:style-name="T28">הדשן, אבל</text:span><text:span text:style-name="T1"> </text:span><text:span text:style-name="T28">בקדשים</text:span><text:span text:style-name="T1"> </text:span><text:span text:style-name="T28">קלים</text:span><text:span text:style-name="T1"> </text:span><text:span text:style-name="T28">- שאין</text:span><text:span text:style-name="T1"> </text:span><text:span text:style-name="T28">בהן</text:span><text:span text:style-name="T1"> </text:span><text:span text:style-name="T28">מעילה</text:span><text:span text:style-name="T1"> </text:span><text:span text:style-name="T28">עד</text:span><text:span text:style-name="T1"> </text:span><text:span text:style-name="T28">לאחר</text:span><text:span text:style-name="T1"> </text:span><text:span text:style-name="T28">זריקה</text:span><text:span text:style-name="T1"> </text:span><text:span text:style-name="T28">- מיד</text:span><text:span text:style-name="T1"> </text:span><text:span text:style-name="T28">שיעלו</text:span><text:span text:style-name="T1"> </text:span><text:span text:style-name="T28">האימורים</text:span><text:span text:style-name="T1"> </text:span><text:span text:style-name="T28">דין</text:span><text:span text:style-name="T1"> </text:span><text:span text:style-name="T28">הוא</text:span><text:span text:style-name="T1"> </text:span><text:span text:style-name="T28">דלא</text:span><text:span text:style-name="T1"> </text:span><text:span text:style-name="T28">נמעול</text:span><text:span text:style-name="T1"> </text:span><text:span text:style-name="T28">בהו, כי</text:span><text:span text:style-name="T1"> </text:span><text:span text:style-name="T28">סברא</text:span><text:span text:style-name="T1"> </text:span><text:span text:style-name="T28">הוא</text:span><text:span text:style-name="T1"> </text:span><text:span text:style-name="T28">לומר</text:span><text:span text:style-name="T1"> </text:span><text:span text:style-name="T28">בכל</text:span><text:span text:style-name="T1"> </text:span><text:span text:style-name="T28">מקום</text:span><text:span text:style-name="T1"> </text:span><text:span text:style-name="T28">דמיד</text:span><text:span text:style-name="T1"> </text:span><text:span text:style-name="T28">לאחר</text:span><text:span text:style-name="T1"> </text:span><text:span text:style-name="T28">העלאה</text:span><text:span text:style-name="T1"> </text:span><text:span text:style-name="T28">הוי</text:span><text:span text:style-name="T1"> </text:span><text:span text:style-name="T28">נעשית</text:span><text:span text:style-name="T1"> </text:span><text:span text:style-name="T28">מצותה, אלא</text:span><text:span text:style-name="T1"> </text:span><text:span text:style-name="T28">דגבי</text:span><text:span text:style-name="T1"> </text:span><text:span text:style-name="T28">קדשי</text:span><text:span text:style-name="T1"> </text:span><text:span text:style-name="T28">קדשים</text:span><text:span text:style-name="T1"> </text:span><text:span text:style-name="T28">לפי</text:span><text:span text:style-name="T1"> </text:span><text:span text:style-name="T28">שיש</text:span><text:span text:style-name="T1"> </text:span><text:span text:style-name="T28">מעילה</text:span><text:span text:style-name="T1"> </text:span><text:span text:style-name="T28">בהם</text:span><text:span text:style-name="T1"> </text:span><text:span text:style-name="T28">מתחלה</text:span><text:span text:style-name="T1"> </text:span><text:span text:style-name="T28">לא</text:span><text:span text:style-name="T1"> </text:span><text:span text:style-name="T28">נפקי</text:span><text:span text:style-name="T1"> </text:span><text:span text:style-name="T28">אלא</text:span><text:span text:style-name="T1"> </text:span><text:span text:style-name="T28">לזמן</text:span><text:span text:style-name="T1"> </text:span><text:span text:style-name="T28">מאוחר</text:span><text:span text:style-name="T1"> </text:span><text:span text:style-name="T28">שנוכל</text:span><text:span text:style-name="T1"> </text:span><text:span text:style-name="T28">למצוא, דהיינו</text:span><text:span text:style-name="T1"> </text:span><text:span text:style-name="T28">הוצאה</text:span><text:span text:style-name="T1"> </text:span><text:span text:style-name="T28">לבית</text:span><text:span text:style-name="T1"> </text:span><text:span text:style-name="T28">הדשן.</text:span></text:p>
      <text:p text:style-name="P46"><text:span text:style-name="T29">אך</text:span><text:span text:style-name="T2"> </text:span><text:span text:style-name="T29">קצת</text:span><text:span text:style-name="T2"> </text:span><text:span text:style-name="T29">קשיא</text:span><text:span text:style-name="T2"> </text:span><text:span text:style-name="T29">על</text:span><text:span text:style-name="T2"> </text:span><text:span text:style-name="T29">זו</text:span><text:span text:style-name="T2"> </text:span><text:span text:style-name="T29">הסברא: דהא</text:span><text:span text:style-name="T2"> </text:span><text:span text:style-name="T29">קטורת</text:span><text:span text:style-name="T2"> </text:span><text:span text:style-name="T29">- שהיא</text:span><text:span text:style-name="T2"> </text:span><text:span text:style-name="T29">קדשי</text:span><text:span text:style-name="T2"> </text:span><text:span text:style-name="T29">קדשים</text:span><text:span text:style-name="T2"> </text:span><text:span text:style-name="T29">ויש</text:span><text:span text:style-name="T2"> </text:span><text:span text:style-name="T29">בה</text:span><text:span text:style-name="T2"> </text:span><text:span text:style-name="T29">מעילה</text:span><text:span text:style-name="T2"> </text:span><text:span text:style-name="T29">מתחלה</text:span><text:span text:style-name="T2"> </text:span><text:span text:style-name="T29">- אמרינן</text:span><text:span text:style-name="T2"> </text:span><text:span text:style-name="T29">פסחים</text:span><text:span text:style-name="T2"> </text:span><text:span text:style-name="T30">(דף</text:span><text:span text:style-name="T3"> </text:span><text:span text:style-name="T30">כו.)</text:span><text:span text:style-name="T29"> דמשעת</text:span><text:span text:style-name="T2"> </text:span><text:span text:style-name="T29">תמרתו</text:span><text:span text:style-name="T2"> </text:span><text:span text:style-name="T29">אין</text:span><text:span text:style-name="T2"> </text:span><text:span text:style-name="T29">בהן</text:span><text:span text:style-name="T2"> </text:span><text:span text:style-name="T29">מעילה, ולא</text:span><text:span text:style-name="T2"> </text:span><text:span text:style-name="T29">אמרינן</text:span><text:span text:style-name="T2"> </text:span><text:span text:style-name="T29">עד</text:span><text:span text:style-name="T2"> </text:span><text:span text:style-name="T29">שיצא</text:span><text:span text:style-name="T2"> </text:span><text:span text:style-name="T29">לבית</text:span><text:span text:style-name="T2"> </text:span><text:span text:style-name="T29">הדשן!</text:span></text:p>
      <text:p text:style-name="P44"><text:span text:style-name="T63">אמנם</text:span><text:span text:style-name="T67"> </text:span><text:span text:style-name="T63">לטעמא</text:span><text:span text:style-name="T67"> </text:span><text:span text:style-name="T63">דפרישית</text:span><text:span text:style-name="T67"> </text:span><text:span text:style-name="T63">מקרא</text:span><text:span text:style-name="T67"> </text:span><text:span text:style-name="T63">ניחא: דכיון</text:span><text:span text:style-name="T67"> </text:span><text:span text:style-name="T63">דלאו</text:span><text:span text:style-name="T67"> </text:span><text:span text:style-name="T63">מין</text:span><text:span text:style-name="T67"> </text:span><text:span text:style-name="T63">זבח</text:span><text:span text:style-name="T67"> </text:span><text:span text:style-name="T63">הוא</text:span><text:span text:style-name="T67"> </text:span><text:span text:style-name="T63">- לא</text:span><text:span text:style-name="T67"> </text:span><text:span text:style-name="T63">שייך</text:span><text:span text:style-name="T67"> </text:span><text:span text:style-name="T63">למילף</text:span><text:span text:style-name="T67"> </text:span><text:span text:style-name="T63">מעולה.</text:span><text:span text:style-name="T41">]</text:span> </text:p>
      <text:p text:style-name="P1"/>
      <text:p text:style-name="P1">אמר<text:span text:style-name="T1"> </text:span>רבא: הא<text:span text:style-name="T1"> </text:span>דאמרת<text:span text:style-name="T1"> </text:span>'<text:span text:style-name="T105">כבר</text:span><text:span text:style-name="T106"> </text:span><text:span text:style-name="T105">קרבה</text:span><text:span text:style-name="T106"> </text:span><text:span text:style-name="T105">חטאת</text:span><text:span text:style-name="T106"> </text:span><text:span text:style-name="T105">- ילכו</text:span><text:span text:style-name="T106"> </text:span><text:span text:style-name="T105">לים</text:span><text:span text:style-name="T106"> </text:span><text:span text:style-name="T105">המלח</text:span>' - הני<text:span text:style-name="T1"> </text:span>מילי<text:span text:style-name="T1"> </text:span>דאתידע<text:span text:style-name="T1"> </text:span>ליה<text:span text:style-name="T1"> </text:span><text:span text:style-name="T27">(</text:span><text:span text:style-name="T63">דמעל</text:span><text:span text:style-name="T27">)</text:span> קמי<text:span text:style-name="T1"> </text:span>כפרה<text:span text:style-name="T1"> </text:span><text:span text:style-name="T27">(</text:span><text:span text:style-name="T63">קודם</text:span><text:span text:style-name="T67"> </text:span><text:span text:style-name="T63">שקרבה</text:span><text:span text:style-name="T67"> </text:span><text:span text:style-name="T63">חטאתו: דכיון</text:span><text:span text:style-name="T67"> </text:span><text:span text:style-name="T63">דהוה</text:span><text:span text:style-name="T67"> </text:span><text:span text:style-name="T63">ליה</text:span><text:span text:style-name="T67"> </text:span><text:span text:style-name="T63">להוסיף</text:span><text:span text:style-name="T67"> </text:span><text:span text:style-name="T63">אלו</text:span><text:span text:style-name="T67"> </text:span><text:span text:style-name="T63">המעות</text:span><text:span text:style-name="T67"> </text:span><text:span text:style-name="T63">- קרן</text:span><text:span text:style-name="T67"> </text:span><text:span text:style-name="T63">וחומש</text:span><text:span text:style-name="T67"> </text:span><text:span text:style-name="T63">- על</text:span><text:span text:style-name="T67"> </text:span><text:span text:style-name="T63">דמי</text:span><text:span text:style-name="T67"> </text:span><text:span text:style-name="T63">חטאתו, דכי</text:span><text:span text:style-name="T67"> </text:span><text:span text:style-name="T63">הפריש</text:span><text:span text:style-name="T67"> </text:span><text:span text:style-name="T63">השתא</text:span><text:span text:style-name="T67"> </text:span><text:span text:style-name="T63">לקרן</text:span><text:span text:style-name="T67"> </text:span><text:span text:style-name="T63">וחומש</text:span><text:span text:style-name="T67"> </text:span><text:span text:style-name="T63">לא</text:span><text:span text:style-name="T67"> </text:span><text:span text:style-name="T63">הפרישו</text:span><text:span text:style-name="T67"> </text:span><text:span text:style-name="T63">לאיבוד, אלא</text:span><text:span text:style-name="T67"> </text:span><text:span text:style-name="T63">היה</text:span><text:span text:style-name="T67"> </text:span><text:span text:style-name="T63">יכול</text:span><text:span text:style-name="T67"> </text:span><text:span text:style-name="T63">להקריבן, ודינייהו</text:span><text:span text:style-name="T67"> </text:span><text:span text:style-name="T63">הוו</text:span><text:span text:style-name="T67"> </text:span><text:span text:style-name="T63">כחטאת</text:span><text:span text:style-name="T67"> </text:span><text:span text:style-name="T63">שכיפרו</text:span><text:span text:style-name="T67"> </text:span><text:span text:style-name="T63">בעליה</text:span><text:span text:style-name="T67"> </text:span><text:span text:style-name="T63">וילכו</text:span><text:span text:style-name="T67"> </text:span><text:span text:style-name="T63">לים</text:span><text:span text:style-name="T67"> </text:span><text:span text:style-name="T63">המלח</text:span><text:span text:style-name="T27">)</text:span>, אבל<text:span text:style-name="T1"> </text:span><text:span text:style-name="T27">(</text:span><text:span text:style-name="T63">נודע</text:span><text:span text:style-name="T67"> </text:span><text:span text:style-name="T63">לו</text:span><text:span text:style-name="T67"> </text:span><text:span text:style-name="T63">שמעל</text:span><text:span text:style-name="T27">)</text:span> לאחר<text:span text:style-name="T1"> </text:span>כפרה<text:span text:style-name="T1"> </text:span><text:span text:style-name="T27">(</text:span><text:span text:style-name="T63">לאחר</text:span><text:span text:style-name="T67"> </text:span><text:span text:style-name="T63">שקרבה</text:span><text:span text:style-name="T67"> </text:span><text:span text:style-name="T63">חטאתו</text:span><text:span text:style-name="T67"> </text:span><text:span text:style-name="T63">הני</text:span><text:span text:style-name="T67"> </text:span><text:span text:style-name="T63">קרן</text:span><text:span text:style-name="T67"> </text:span><text:span text:style-name="T63">וחומש</text:span><text:span text:style-name="T67"> </text:span><text:span text:style-name="T63">שהפריש</text:span><text:span text:style-name="T67"> </text:span><text:span text:style-name="T63">עכשיו</text:span><text:span text:style-name="T67"> </text:span><text:span text:style-name="T63">אינו</text:span><text:span text:style-name="T67"> </text:span><text:span text:style-name="T63">מביא</text:span><text:span text:style-name="T67"> </text:span><text:span text:style-name="T63">מהן</text:span><text:span text:style-name="T67"> </text:span><text:span text:style-name="T63">שוב</text:span><text:span text:style-name="T67"> </text:span><text:span text:style-name="T63">חטאתו</text:span><text:span text:style-name="T67"> </text:span><text:span text:style-name="T63">שכבר</text:span><text:span text:style-name="T67"> </text:span><text:span text:style-name="T63">כיפרו</text:span><text:span text:style-name="T67"> </text:span><text:span text:style-name="T63">הבעלים, ואם</text:span><text:span text:style-name="T67"> </text:span><text:span text:style-name="T63">ילכו</text:span><text:span text:style-name="T67"> </text:span><text:span text:style-name="T63">לים</text:span><text:span text:style-name="T67"> </text:span><text:span text:style-name="T63">המלח</text:span><text:span text:style-name="T67"> </text:span><text:span text:style-name="T63">הויין</text:span><text:span text:style-name="T67"> </text:span><text:span text:style-name="T63">לאיבוד!</text:span><text:span text:style-name="T27">)</text:span> - <text:span text:style-name="T27">(</text:span><text:span text:style-name="T63">אלא</text:span><text:span text:style-name="T27">)</text:span> יפלו<text:span text:style-name="T1"> </text:span>לנדבה; מאי<text:span text:style-name="T1"> </text:span>טעמא? - אין<text:span text:style-name="T1"> </text:span>מפרישין<text:span text:style-name="T1"> </text:span>מתחלה<text:span text:style-name="T1"> </text:span>לאיבוד<text:span text:style-name="T1"> </text:span><text:span text:style-name="T61">(</text:span><text:span text:style-name="T63">כלומר: על</text:span><text:span text:style-name="T67"> </text:span><text:span text:style-name="T63">מנת</text:span><text:span text:style-name="T67"> </text:span><text:span text:style-name="T63">שילכו</text:span><text:span text:style-name="T67"> </text:span><text:span text:style-name="T63">לים</text:span><text:span text:style-name="T67"> </text:span><text:span text:style-name="T63">המלח; הילכך</text:span><text:span text:style-name="T67"> </text:span><text:span text:style-name="T63">יפלו</text:span><text:span text:style-name="T67"> </text:span><text:span text:style-name="T63">לנדבה</text:span><text:span text:style-name="T61">)</text:span><text:span text:style-name="T60">.</text:span><text:span text:style-name="T63"> </text:span></text:p>
      <text:p text:style-name="P1"/>
      <text:p text:style-name="P1"/>
      <text:p text:style-name="P1">משנה:</text:p>
      <text:p text:style-name="P1"><text:span text:style-name="T41">[משנה</text:span><text:span text:style-name="T46"> </text:span><text:span text:style-name="T41">ט] </text:span>הקומץ, והלבונה, והקטורת, ומנחת<text:span text:style-name="T1"> </text:span>כהנים, ומנחת<text:span text:style-name="T1"> </text:span>כהן<text:span text:style-name="T1"> </text:span>משיח, ומנחת<text:span text:style-name="T1"> </text:span>נסכים<text:span text:style-name="T1"> </text:span>- מועלין<text:span text:style-name="T1"> </text:span>בהם<text:span text:style-name="T1"> </text:span>משהוקדשו<text:span text:style-name="T1"> </text:span><text:span text:style-name="T27">(</text:span><text:span text:style-name="T94">מנחת</text:span><text:span text:style-name="T96"> </text:span><text:span text:style-name="T94">כהנים</text:span><text:span text:style-name="T67"> </text:span><text:span text:style-name="T63">- דכתיב</text:span><text:span text:style-name="T67"> </text:span><text:span text:style-name="T64">[ןיקרא</text:span><text:span text:style-name="T68"> </text:span><text:span text:style-name="T64">ו,טז]</text:span><text:span text:style-name="T63"> </text:span><text:span text:style-name="T72">וכל</text:span><text:span text:style-name="T67"> </text:span><text:span text:style-name="T72">מנחת</text:span><text:span text:style-name="T67"> </text:span><text:span text:style-name="T72">כהן</text:span><text:span text:style-name="T67"> </text:span><text:span text:style-name="T72">כליל</text:span><text:span text:style-name="T67"> </text:span><text:span text:style-name="T72">תהיה</text:span><text:span text:style-name="T67"> </text:span><text:span text:style-name="T73">[לא</text:span><text:span text:style-name="T69"> </text:span><text:span text:style-name="T73">תאכל]</text:span><text:span text:style-name="T63"> ; </text:span><text:span text:style-name="T94">מנחת</text:span><text:span text:style-name="T96"> </text:span><text:span text:style-name="T94">כהן</text:span><text:span text:style-name="T96"> </text:span><text:span text:style-name="T94">משיח</text:span><text:span text:style-name="T67"> </text:span><text:span text:style-name="T63">היינו</text:span><text:span text:style-name="T67"> </text:span><text:span text:style-name="T63">חביתי</text:span><text:span text:style-name="T67"> </text:span><text:span text:style-name="T63">כהן</text:span><text:span text:style-name="T67"> </text:span><text:span text:style-name="T63">גדול; </text:span><text:span text:style-name="T94">ומנחת</text:span><text:span text:style-name="T96"> </text:span><text:span text:style-name="T94">נסכים</text:span><text:span text:style-name="T67"> </text:span><text:span text:style-name="T63">- היינו</text:span><text:span text:style-name="T67"> </text:span><text:span text:style-name="T63">מנחה</text:span><text:span text:style-name="T67"> </text:span><text:span text:style-name="T63">הבאה</text:span><text:span text:style-name="T67"> </text:span><text:span text:style-name="T63">עם</text:span><text:span text:style-name="T67"> </text:span><text:span text:style-name="T63">הזבח, שיש</text:span><text:span text:style-name="T67"> </text:span><text:span text:style-name="T63">בו</text:span><text:span text:style-name="T67"> </text:span><text:span text:style-name="T63">נסכים: דאין</text:span><text:span text:style-name="T67"> </text:span><text:span text:style-name="T63">בהן</text:span><text:span text:style-name="T67"> </text:span><text:span text:style-name="T63">שיריים; דכל</text:span><text:span text:style-name="T67"> </text:span><text:span text:style-name="T63">הני</text:span><text:span text:style-name="T67"> </text:span><text:span text:style-name="T63">דמתניתין</text:span><text:span text:style-name="T67"> </text:span><text:span text:style-name="T63">- כליל</text:span><text:span text:style-name="T67"> </text:span><text:span text:style-name="T63">נינהו</text:span><text:span text:style-name="T67"> </text:span><text:span text:style-name="T63">- </text:span><text:span text:style-name="T94">מועלין</text:span><text:span text:style-name="T96"> </text:span><text:span text:style-name="T94">בהן</text:span><text:span text:style-name="T96"> </text:span><text:span text:style-name="T94">משהוקדשו</text:span><text:span text:style-name="T67"> </text:span><text:span text:style-name="T63">קדושת</text:span><text:span text:style-name="T67"> </text:span><text:span text:style-name="T63">פה</text:span><text:span text:style-name="T67"> </text:span><text:span text:style-name="T63">בעלמא</text:span><text:span text:style-name="T27">)</text:span>;</text:p>
      <text:p text:style-name="P1">קדשן<text:span text:style-name="T1"> </text:span>בכלי<text:span text:style-name="T1"> </text:span>- הוכשר<text:span text:style-name="T1"> </text:span>ליפסל<text:span text:style-name="T1"> </text:span>בטבול<text:span text:style-name="T1"> </text:span>יום<text:span text:style-name="T1"> </text:span>ובמחוסר<text:span text:style-name="T1"> </text:span>כפורים<text:span text:style-name="T1"> </text:span>ובלינה, וחייבין<text:span text:style-name="T1"> </text:span>עליו<text:span text:style-name="T1"> </text:span>משום<text:span text:style-name="T1"> </text:span>נותר<text:span text:style-name="T1"> </text:span>ומשום<text:span text:style-name="T1"> </text:span>טמא, ופיגול<text:span text:style-name="T1"> </text:span>אין<text:span text:style-name="T1"> </text:span>בה<text:span text:style-name="T1"> </text:span><text:span text:style-name="T27">(</text:span><text:span text:style-name="T63">דאין</text:span><text:span text:style-name="T67"> </text:span><text:span text:style-name="T63">להם</text:span><text:span text:style-name="T67"> </text:span><text:span text:style-name="T63">מתירין</text:span><text:span text:style-name="T27">)</text:span>;</text:p>
      <text:p text:style-name="P1">זה<text:span text:style-name="T1"> </text:span>הכלל: כל<text:span text:style-name="T1"> </text:span>שיש<text:span text:style-name="T1"> </text:span>לו<text:span text:style-name="T1"> </text:span>מתירין<text:span text:style-name="T1"> </text:span><text:span text:style-name="T27">(</text:span><text:span text:style-name="T63">כגון: שלמים, וחטאת, ואשם</text:span><text:span text:style-name="T67"> </text:span><text:span text:style-name="T63">- דדמן</text:span><text:span text:style-name="T67"> </text:span><text:span text:style-name="T63">מתיר</text:span><text:span text:style-name="T67"> </text:span><text:span text:style-name="T63">האימורין</text:span><text:span text:style-name="T67"> </text:span><text:span text:style-name="T63">להקטרה</text:span><text:span text:style-name="T67"> </text:span><text:span text:style-name="T63">והבשר</text:span><text:span text:style-name="T67"> </text:span><text:span text:style-name="T63">לכהנים; או</text:span><text:span text:style-name="T67"> </text:span><text:span text:style-name="T63">דבר</text:span><text:span text:style-name="T67"> </text:span><text:span text:style-name="T63">שיש</text:span><text:span text:style-name="T67"> </text:span><text:span text:style-name="T63">לו</text:span><text:span text:style-name="T67"> </text:span><text:span text:style-name="T63">מתירין</text:span><text:span text:style-name="T67"> </text:span><text:span text:style-name="T63">למזבח</text:span><text:span text:style-name="T67"> </text:span><text:span text:style-name="T63">בלבד, כגון: עולת</text:span><text:span text:style-name="T67"> </text:span><text:span text:style-name="T63">העוף, ועולת</text:span><text:span text:style-name="T67"> </text:span><text:span text:style-name="T63">בהמה</text:span><text:span text:style-name="T67"> </text:span><text:span text:style-name="T63">- דדמן</text:span><text:span text:style-name="T67"> </text:span><text:span text:style-name="T63">מתירן</text:span><text:span text:style-name="T67"> </text:span><text:span text:style-name="T63">למזבח, וכגון</text:span><text:span text:style-name="T67"> </text:span><text:span text:style-name="T63">שתי</text:span><text:span text:style-name="T67"> </text:span><text:span text:style-name="T63">הלחם</text:span><text:span text:style-name="T67"> </text:span><text:span text:style-name="T63">דדמן</text:span><text:span text:style-name="T67"> </text:span><text:span text:style-name="T63">של</text:span><text:span text:style-name="T67"> </text:span><text:span text:style-name="T63">כבשים</text:span><text:span text:style-name="T67"> </text:span><text:span text:style-name="T63">הן</text:span><text:span text:style-name="T67"> </text:span><text:span text:style-name="T63">מתירין</text:span><text:span text:style-name="T67"> </text:span><text:span text:style-name="T63">אותן, וכגון</text:span><text:span text:style-name="T67"> </text:span><text:span text:style-name="T63">לחם</text:span><text:span text:style-name="T67"> </text:span><text:span text:style-name="T63">הפנים</text:span><text:span text:style-name="T67"> </text:span><text:span text:style-name="T63">דבזיכין</text:span><text:span text:style-name="T67"> </text:span><text:span text:style-name="T63">מתירין</text:span><text:span text:style-name="T67"> </text:span><text:span text:style-name="T63">אותו, ומנחות</text:span><text:span text:style-name="T67"> </text:span><text:span text:style-name="T63">שניתרות</text:span><text:span text:style-name="T67"> </text:span><text:span text:style-name="T63">בקומץ</text:span><text:span text:style-name="T27">)</text:span> - אין<text:span text:style-name="T1"> </text:span>חייבין<text:span text:style-name="T1"> </text:span>עליו<text:span text:style-name="T1"> </text:span>משום<text:span text:style-name="T1"> </text:span>פיגול<text:span text:style-name="T1"> </text:span>ונותר<text:span text:style-name="T1"> </text:span>וטמא<text:span text:style-name="T1"> </text:span>עד<text:span text:style-name="T1"> </text:span>שיקריבו<text:span text:style-name="T1"> </text:span>מתירין<text:span text:style-name="T1"> </text:span><text:span text:style-name="T27">(</text:span><text:span text:style-name="T63">דהכי</text:span><text:span text:style-name="T67"> </text:span><text:span text:style-name="T63">כתיב</text:span><text:span text:style-name="T67"> </text:span><text:span text:style-name="T63">בפיגול</text:span><text:span text:style-name="T67"> </text:span><text:span text:style-name="T63">דשלמים</text:span><text:span text:style-name="T67"> </text:span><text:span text:style-name="T63">'</text:span><text:span text:style-name="T72">לא</text:span><text:span text:style-name="T67"> </text:span><text:span text:style-name="T72">ירצה</text:span><text:span text:style-name="T63">', ואמרינן</text:span><text:span text:style-name="T67"> </text:span><text:span text:style-name="T64">(זבחים</text:span><text:span text:style-name="T68"> </text:span><text:span text:style-name="T64">דף</text:span><text:span text:style-name="T68"> </text:span><text:span text:style-name="T64">כח:)</text:span><text:span text:style-name="T63"> '</text:span><text:span text:style-name="T83">כהרצאת</text:span><text:span text:style-name="T85"> </text:span><text:span text:style-name="T83">כשר</text:span><text:span text:style-name="T85"> </text:span><text:span text:style-name="T83">כך</text:span><text:span text:style-name="T85"> </text:span><text:span text:style-name="T83">הרצאת</text:span><text:span text:style-name="T85"> </text:span><text:span text:style-name="T83">פיגול</text:span><text:span text:style-name="T67"> </text:span><text:span text:style-name="T63">וכו', ומשום</text:span><text:span text:style-name="T67"> </text:span><text:span text:style-name="T63">נותר</text:span><text:span text:style-name="T67"> </text:span><text:span text:style-name="T63">וטמא</text:span><text:span text:style-name="T67"> </text:span><text:span text:style-name="T63">נמי</text:span><text:span text:style-name="T67"> </text:span><text:span text:style-name="T63">אין</text:span><text:span text:style-name="T67"> </text:span><text:span text:style-name="T63">חייבין</text:span><text:span text:style-name="T67"> </text:span><text:span text:style-name="T63">עד</text:span><text:span text:style-name="T67"> </text:span><text:span text:style-name="T63">שיקרבו</text:span><text:span text:style-name="T67"> </text:span><text:span text:style-name="T63">מתירין</text:span><text:span text:style-name="T67"> </text:span><text:span text:style-name="T63">כמו</text:span><text:span text:style-name="T67"> </text:span><text:span text:style-name="T63">פגול: דנותר</text:span><text:span text:style-name="T67"> </text:span><text:span text:style-name="T63">יליף</text:span><text:span text:style-name="T67"> </text:span><text:span text:style-name="T63">'קדש' 'קדש'* מפגול, וטמא</text:span><text:span text:style-name="T67"> </text:span><text:span text:style-name="T63">יליף</text:span><text:span text:style-name="T67"> </text:span><text:span text:style-name="T64">(שם</text:span><text:span text:style-name="T68"> </text:span><text:span text:style-name="T64">דף</text:span><text:span text:style-name="T68"> </text:span><text:span text:style-name="T64">מה.)</text:span><text:span text:style-name="T63"> 'חילול' 'חילול' מנותר*</text:span><text:span text:style-name="T27">)</text:span>; </text:p>
      <text:p text:style-name="P10"><text:span text:style-name="T116">וכל</text:span><text:span text:style-name="T117"> </text:span><text:span text:style-name="T116">שאין</text:span><text:span text:style-name="T117"> </text:span><text:span text:style-name="T116">לו</text:span><text:span text:style-name="T117"> </text:span><text:span text:style-name="T116">מתירין</text:span><text:span text:style-name="T117"> </text:span><text:span text:style-name="T120">(</text:span><text:span text:style-name="T79">כגון: הקומץ</text:span><text:span text:style-name="T76"> </text:span><text:span text:style-name="T79">והלבונה</text:span><text:span text:style-name="T76"> </text:span><text:span text:style-name="T79">וכו' דהן</text:span><text:span text:style-name="T76"> </text:span><text:span text:style-name="T79">עצמן</text:span><text:span text:style-name="T76"> </text:span><text:span text:style-name="T79">מתירין</text:span><text:span text:style-name="T120">)</text:span><text:span text:style-name="T116">, כיון</text:span><text:span text:style-name="T117"> </text:span><text:span text:style-name="T116">שקידש</text:span><text:span text:style-name="T117"> </text:span><text:span text:style-name="T116">בכלי</text:span><text:span text:style-name="T117"> </text:span><text:span text:style-name="T116">- חייבין</text:span><text:span text:style-name="T117"> </text:span><text:span text:style-name="T116">עליו</text:span><text:span text:style-name="T117"> </text:span><text:span text:style-name="T116">משום</text:span><text:span text:style-name="T117"> </text:span><text:span text:style-name="T116">נותר</text:span><text:span text:style-name="T117"> </text:span><text:span text:style-name="T116">וטמא</text:span><text:span text:style-name="T117"> </text:span><text:span text:style-name="T120">(</text:span><text:span text:style-name="T79">משום</text:span><text:span text:style-name="T76"> </text:span><text:span text:style-name="T79">טמא</text:span><text:span text:style-name="T76"> </text:span><text:span text:style-name="T79">- כדנימא</text:span><text:span text:style-name="T76"> </text:span><text:span text:style-name="T79">לקמן</text:span><text:span text:style-name="T76"> </text:span><text:span text:style-name="T79">בגמרא: '</text:span><text:span text:style-name="T81">וטומאתו</text:span><text:span text:style-name="T76"> </text:span><text:span text:style-name="T81">עליו</text:span><text:span text:style-name="T76"> </text:span><text:span text:style-name="T81">ונכרתה</text:span><text:span text:style-name="T76"> </text:span><text:span text:style-name="T80">[ויקרא</text:span><text:span text:style-name="T77"> </text:span><text:span text:style-name="T80">כב,ג</text:span><text:span text:style-name="T77"> </text:span><text:span text:style-name="T80">]</text:span><text:span text:style-name="T79">- בכל</text:span><text:span text:style-name="T76"> </text:span><text:span text:style-name="T79">הקדשים</text:span><text:span text:style-name="T76"> </text:span><text:span text:style-name="T79">הכתוב</text:span><text:span text:style-name="T76"> </text:span><text:span text:style-name="T79">מדבר; ומשום</text:span><text:span text:style-name="T76"> </text:span><text:span text:style-name="T79">נותר</text:span><text:span text:style-name="T76"> </text:span><text:span text:style-name="T79">דילפינן</text:span><text:span text:style-name="T76"> </text:span><text:span text:style-name="T79">חילול</text:span><text:span text:style-name="T76"> </text:span><text:span text:style-name="T79">חילול</text:span><text:span text:style-name="T76"> </text:span><text:span text:style-name="T79">מטמא</text:span><text:span text:style-name="T120">)</text:span><text:span text:style-name="T116">, ופיגול</text:span><text:span text:style-name="T117"> </text:span><text:span text:style-name="T116">אין</text:span><text:span text:style-name="T117"> </text:span><text:span text:style-name="T116">בה</text:span><text:span text:style-name="T117"> </text:span><text:span text:style-name="T120">(</text:span><text:span text:style-name="T79">אבל</text:span><text:span text:style-name="T76"> </text:span><text:span text:style-name="T79">חיוב</text:span><text:span text:style-name="T76"> </text:span><text:span text:style-name="T79">פגול</text:span><text:span text:style-name="T76"> </text:span><text:span text:style-name="T79">אין</text:span><text:span text:style-name="T76"> </text:span><text:span text:style-name="T79">בו: משום</text:span><text:span text:style-name="T76"> </text:span><text:span text:style-name="T79">דלא</text:span><text:span text:style-name="T76"> </text:span><text:span text:style-name="T79">מצינו</text:span><text:span text:style-name="T76"> </text:span><text:span text:style-name="T79">חיוב</text:span><text:span text:style-name="T76"> </text:span><text:span text:style-name="T79">פגול</text:span><text:span text:style-name="T76"> </text:span><text:span text:style-name="T79">אלא</text:span><text:span text:style-name="T76"> </text:span><text:span text:style-name="T79">בדבר</text:span><text:span text:style-name="T76"> </text:span><text:span text:style-name="T79">שיש</text:span><text:span text:style-name="T76"> </text:span><text:span text:style-name="T79">לו</text:span><text:span text:style-name="T76"> </text:span><text:span text:style-name="T79">מתירין, דהא</text:span><text:span text:style-name="T76"> </text:span><text:span text:style-name="T79">בשלמים</text:span><text:span text:style-name="T76"> </text:span><text:span text:style-name="T79">כתיב</text:span><text:span text:style-name="T76"> </text:span><text:span text:style-name="T79">פיגול</text:span><text:span text:style-name="T76"> </text:span><text:span text:style-name="T30">(ויקרא</text:span><text:span text:style-name="T3"> </text:span><text:span text:style-name="T30">ז,יח)</text:span><text:span text:style-name="T120">)</text:span><text:span text:style-name="T116">.</text:span></text:p>
      <text:p text:style-name="P43"><text:span text:style-name="T42">*[## את</text:span><text:span text:style-name="T48"> </text:span><text:span text:style-name="T42">השרש</text:span><text:span text:style-name="T48"> </text:span><text:span text:style-name="T42">'</text:span><text:span text:style-name="T43">קדש</text:span><text:span text:style-name="T42">' לא</text:span><text:span text:style-name="T48"> </text:span><text:span text:style-name="T42">מצאתי</text:span><text:span text:style-name="T48"> </text:span><text:span text:style-name="T42">בקשר</text:span><text:span text:style-name="T48"> </text:span><text:span text:style-name="T42">לפגול; </text:span><text:span text:style-name="T29">בנותר</text:span><text:span text:style-name="T2"> </text:span><text:span text:style-name="T29">כתיב</text:span><text:span text:style-name="T2"> </text:span><text:span text:style-name="T33">כי</text:span><text:span text:style-name="T2"> </text:span><text:span text:style-name="T33">את</text:span><text:span text:style-name="T2"> </text:span><text:span text:style-name="T134">קדש</text:span><text:span text:style-name="T2"> </text:span><text:span text:style-name="T33">ה' </text:span><text:span text:style-name="T134">חלל</text:span><text:span text:style-name="T2"> </text:span><text:span text:style-name="T30">(ויקרא</text:span><text:span text:style-name="T3"> </text:span><text:span text:style-name="T30">יט,ח)</text:span><text:span text:style-name="T63">,</text:span><text:span text:style-name="T29"> ובטומאה</text:span><text:span text:style-name="T2"> </text:span><text:span text:style-name="T29">כתיב</text:span><text:span text:style-name="T2"> </text:span><text:span text:style-name="T33">וינזרו</text:span><text:span text:style-name="T2"> </text:span><text:span text:style-name="T33">... </text:span><text:span text:style-name="T134">ולא</text:span><text:span text:style-name="T131"> </text:span><text:span text:style-name="T134">יחללו</text:span><text:span text:style-name="T2"> </text:span><text:span text:style-name="T30">(ויקרא</text:span><text:span text:style-name="T3"> </text:span><text:span text:style-name="T30">כב,ב) – </text:span><text:span text:style-name="T41">רש"י</text:span><text:span text:style-name="T46"> </text:span><text:span text:style-name="T41">זבחים</text:span><text:span text:style-name="T46"> </text:span><text:span text:style-name="T41">מד,א, בפירוש</text:span><text:span text:style-name="T46"> </text:span><text:span text:style-name="T41">'ואתי</text:span><text:span text:style-name="T46"> </text:span><text:span text:style-name="T41">נותר</text:span><text:span text:style-name="T46"> </text:span><text:span text:style-name="T41">'חילול' 'חילול' מטומאה'; אך</text:span><text:span text:style-name="T46"> </text:span><text:span text:style-name="T41">שם</text:span><text:span text:style-name="T46"> </text:span><text:span text:style-name="T41">הלימוד</text:span><text:span text:style-name="T46"> </text:span><text:span text:style-name="T41">בין</text:span><text:span text:style-name="T46"> </text:span><text:span text:style-name="T41">נותר</text:span><text:span text:style-name="T46"> </text:span><text:span text:style-name="T41">ופגול</text:span><text:span text:style-name="T46"> </text:span><text:span text:style-name="T41">הוא</text:span><text:span text:style-name="T46"> </text:span><text:span text:style-name="T41">מ'עון': </text:span><text:span text:style-name="T44">[</text:span><text:span text:style-name="T30">ויקרא</text:span><text:span text:style-name="T3"> </text:span><text:span text:style-name="T30">ז,יח]</text:span><text:span text:style-name="T29"> </text:span><text:span text:style-name="T45">ואם</text:span><text:span text:style-name="T46"> </text:span><text:span text:style-name="T45">האכל</text:span><text:span text:style-name="T46"> </text:span><text:span text:style-name="T45">יאכל</text:span><text:span text:style-name="T46"> </text:span><text:span text:style-name="T45">מבשר</text:span><text:span text:style-name="T46"> </text:span><text:span text:style-name="T45">זבח</text:span><text:span text:style-name="T46"> </text:span><text:span text:style-name="T45">שלמיו</text:span><text:span text:style-name="T46"> </text:span><text:span text:style-name="T45">ביום</text:span><text:span text:style-name="T46"> </text:span><text:span text:style-name="T45">השלישי</text:span><text:span text:style-name="T46"> </text:span><text:span text:style-name="T45">לא</text:span><text:span text:style-name="T46"> </text:span><text:span text:style-name="T45">ירצה</text:span><text:span text:style-name="T46"> </text:span><text:soft-page-break/><text:span text:style-name="T45">המקריב</text:span><text:span text:style-name="T46"> </text:span><text:span text:style-name="T45">אתו</text:span><text:span text:style-name="T46"> </text:span><text:span text:style-name="T45">לא</text:span><text:span text:style-name="T46"> </text:span><text:span text:style-name="T45">יחשב</text:span><text:span text:style-name="T46"> </text:span><text:span text:style-name="T45">לו</text:span><text:span text:style-name="T46"> </text:span><text:span text:style-name="T50">פגול</text:span><text:span text:style-name="T51"> </text:span><text:span text:style-name="T50">יהיה</text:span><text:span text:style-name="T51"> </text:span><text:span text:style-name="T50">והנפש</text:span><text:span text:style-name="T51"> </text:span><text:span text:style-name="T50">האכלת</text:span><text:span text:style-name="T51"> </text:span><text:span text:style-name="T50">ממנו</text:span><text:span text:style-name="T51"> </text:span><text:span text:style-name="T50">עונה</text:span><text:span text:style-name="T51"> </text:span><text:span text:style-name="T50">תשא</text:span><text:span text:style-name="T46"> – </text:span><text:span text:style-name="T41">דהיינו</text:span><text:span text:style-name="T46"> </text:span><text:span text:style-name="T41">כרת; ובנותר:</text:span><text:span text:style-name="T45"> ואכליו</text:span><text:span text:style-name="T46"> </text:span><text:span text:style-name="T50">עונו</text:span><text:span text:style-name="T51"> </text:span><text:span text:style-name="T50">ישא</text:span><text:span text:style-name="T46"> </text:span><text:span text:style-name="T33">כי</text:span><text:span text:style-name="T2"> </text:span><text:span text:style-name="T33">את</text:span><text:span text:style-name="T2"> </text:span><text:span text:style-name="T33">קדש</text:span><text:span text:style-name="T2"> </text:span><text:span text:style-name="T33">ה' חלל</text:span><text:span text:style-name="T2"> </text:span><text:span text:style-name="T30">(ויקרא</text:span><text:span text:style-name="T3"> </text:span><text:span text:style-name="T30">יט,ח)</text:span><text:span text:style-name="T41">; ובזבחים</text:span><text:span text:style-name="T46"> </text:span><text:span text:style-name="T41">מה,א</text:span><text:span text:style-name="T46"> </text:span><text:span text:style-name="T41">כתוב: </text:span><text:span text:style-name="T27">'</text:span><text:span text:style-name="T109">אין</text:span><text:span text:style-name="T107"> </text:span><text:span text:style-name="T109">חייבין</text:span><text:span text:style-name="T107"> </text:span><text:span text:style-name="T109">עליו</text:span><text:span text:style-name="T107"> </text:span><text:span text:style-name="T109">משום</text:span><text:span text:style-name="T107"> </text:span><text:span text:style-name="T109">פיגול</text:span><text:span text:style-name="T107"> </text:span><text:span text:style-name="T109">נותר</text:span><text:span text:style-name="T107"> </text:span><text:span text:style-name="T109">וטמא</text:span><text:span text:style-name="T27">' - מאי</text:span><text:span text:style-name="T2"> </text:span><text:span text:style-name="T27">טעמא? דאתי</text:span><text:span text:style-name="T2"> </text:span><text:span text:style-name="T27">פיגול</text:span><text:span text:style-name="T2"> </text:span><text:span text:style-name="T129">'עון' 'עון'</text:span><text:span text:style-name="T27"> מנותר, ואתי</text:span><text:span text:style-name="T2"> </text:span><text:span text:style-name="T27">נותר</text:span><text:span text:style-name="T2"> </text:span><text:span text:style-name="T27">'חילול' 'חילול' מטומאה.</text:span><text:span text:style-name="T42">]</text:span></text:p>
      <text:p text:style-name="P1"/>
      <text:p text:style-name="P1">(מעילה<text:span text:style-name="T1"> </text:span>י,ב)</text:p>
      <text:p text:style-name="P1">גמרא:</text:p>
      <text:p text:style-name="P1">מנא<text:span text:style-name="T1"> </text:span>הני<text:span text:style-name="T1"> </text:span>מילי<text:span text:style-name="T1"> </text:span><text:span text:style-name="T27">(</text:span><text:span text:style-name="T63">דנותר</text:span><text:span text:style-name="T67"> </text:span><text:span text:style-name="T63">וטמא</text:span><text:span text:style-name="T67"> </text:span><text:span text:style-name="T63">חייבין</text:span><text:span text:style-name="T67"> </text:span><text:span text:style-name="T63">עליהן</text:span><text:span text:style-name="T67"> </text:span><text:span text:style-name="T63">בין</text:span><text:span text:style-name="T67"> </text:span><text:span text:style-name="T63">בדבר</text:span><text:span text:style-name="T67"> </text:span><text:span text:style-name="T63">שיש</text:span><text:span text:style-name="T67"> </text:span><text:span text:style-name="T63">לו</text:span><text:span text:style-name="T67"> </text:span><text:span text:style-name="T63">מתירין</text:span><text:span text:style-name="T67"> </text:span><text:span text:style-name="T63">בין</text:span><text:span text:style-name="T67"> </text:span><text:span text:style-name="T63">בדבר</text:span><text:span text:style-name="T67"> </text:span><text:span text:style-name="T63">שאין</text:span><text:span text:style-name="T67"> </text:span><text:span text:style-name="T63">לו</text:span><text:span text:style-name="T67"> </text:span><text:span text:style-name="T63">מתירין</text:span><text:span text:style-name="T27">)</text:span>?</text:p>
      <text:p text:style-name="P1">דתנו<text:span text:style-name="T1"> </text:span>רבנן<text:span text:style-name="T1"> </text:span><text:span text:style-name="T64">[ספרא</text:span><text:span text:style-name="T68"> </text:span><text:span text:style-name="T64">אמור</text:span><text:span text:style-name="T68"> </text:span><text:span text:style-name="T64">פרשתא</text:span><text:span text:style-name="T68"> </text:span><text:span text:style-name="T64">ד</text:span><text:span text:style-name="T68"> </text:span><text:span text:style-name="T64">משנה</text:span><text:span text:style-name="T68"> </text:span><text:span text:style-name="T64">ו]</text:span>: '<text:span text:style-name="T115">יכול</text:span><text:span text:style-name="T4"> </text:span><text:span text:style-name="T115">אין</text:span><text:span text:style-name="T4"> </text:span><text:span text:style-name="T115">חייבין</text:span><text:span text:style-name="T4"> </text:span><text:span text:style-name="T115">משום</text:span><text:span text:style-name="T4"> </text:span><text:span text:style-name="T115">טומאה</text:span><text:span text:style-name="T4"> </text:span><text:span text:style-name="T115">אלא</text:span><text:span text:style-name="T4"> </text:span><text:span text:style-name="T115">בדבר</text:span><text:span text:style-name="T4"> </text:span><text:span text:style-name="T115">שיש</text:span><text:span text:style-name="T4"> </text:span><text:span text:style-name="T115">לו</text:span><text:span text:style-name="T4"> </text:span><text:span text:style-name="T115">מתירין? ודין</text:span><text:span text:style-name="T4"> </text:span><text:span text:style-name="T115">הוא: ומה</text:span><text:span text:style-name="T4"> </text:span><text:span text:style-name="T115">פיגול, </text:span><text:span text:style-name="T27">(</text:span><text:span text:style-name="T63">שהוא</text:span><text:span text:style-name="T67"> </text:span><text:span text:style-name="T63">חמור</text:span><text:span text:style-name="T67"> </text:span><text:span text:style-name="T63">כל</text:span><text:span text:style-name="T67"> </text:span><text:span text:style-name="T63">כך</text:span><text:span text:style-name="T27">)</text:span><text:span text:style-name="T115"> שהוא</text:span><text:span text:style-name="T4"> </text:span><text:span text:style-name="T115">בידיעה</text:span><text:span text:style-name="T4"> </text:span><text:span text:style-name="T115">אחת</text:span><text:span text:style-name="T4"> </text:span><text:span text:style-name="T27">(</text:span><text:span text:style-name="T63">כשנודע</text:span><text:span text:style-name="T67"> </text:span><text:span text:style-name="T63">לו</text:span><text:span text:style-name="T67"> </text:span><text:span text:style-name="T63">שאכל</text:span><text:span text:style-name="T67"> </text:span><text:span text:style-name="T63">פיגול, שאינו</text:span><text:span text:style-name="T67"> </text:span><text:span text:style-name="T63">צריך</text:span><text:span text:style-name="T67"> </text:span><text:span text:style-name="T63">שתי</text:span><text:span text:style-name="T67"> </text:span><text:span text:style-name="T63">ידיעות</text:span><text:span text:style-name="T67"> </text:span><text:span text:style-name="T63">כטומאת</text:span><text:span text:style-name="T67"> </text:span><text:span text:style-name="T63">מקדש</text:span><text:span text:style-name="T67"> </text:span><text:span text:style-name="T63">וקדשיו: דבטומאת</text:span><text:span text:style-name="T67"> </text:span><text:span text:style-name="T63">מקדש</text:span><text:span text:style-name="T67"> </text:span><text:span text:style-name="T63">וקדשיו</text:span><text:span text:style-name="T67"> </text:span><text:span text:style-name="T63">בעינן</text:span><text:span text:style-name="T67"> </text:span><text:span text:style-name="T63">שתי</text:span><text:span text:style-name="T67"> </text:span><text:span text:style-name="T63">ידיעות: ידיעה</text:span><text:span text:style-name="T67"> </text:span><text:span text:style-name="T63">בתחלה</text:span><text:span text:style-name="T67"> </text:span><text:span text:style-name="T63">וידיעה</text:span><text:span text:style-name="T67"> </text:span><text:span text:style-name="T63">בסוף</text:span><text:span text:style-name="T67"> </text:span><text:span text:style-name="T63">והעלם</text:span><text:span text:style-name="T67"> </text:span><text:span text:style-name="T63">בנתיים, דכתיב</text:span><text:span text:style-name="T67"> </text:span><text:span text:style-name="T64">(ויקרא</text:span><text:span text:style-name="T68"> </text:span><text:span text:style-name="T64">ה,ב)</text:span><text:span text:style-name="T63"> </text:span><text:span text:style-name="T73">[ונפש</text:span><text:span text:style-name="T69"> </text:span><text:span text:style-name="T73">אשר</text:span><text:span text:style-name="T69"> </text:span><text:span text:style-name="T73">תגע</text:span><text:span text:style-name="T69"> </text:span><text:span text:style-name="T73">בכל</text:span><text:span text:style-name="T69"> </text:span><text:span text:style-name="T73">דבר</text:span><text:span text:style-name="T69"> </text:span><text:span text:style-name="T73">טמא</text:span><text:span text:style-name="T69"> </text:span><text:span text:style-name="T73">...]</text:span><text:span text:style-name="T72"> ונעלם</text:span><text:span text:style-name="T67"> </text:span><text:span text:style-name="T64">[שם</text:span><text:span text:style-name="T68"> </text:span><text:span text:style-name="T64">פסוקים</text:span><text:span text:style-name="T68"> </text:span><text:span text:style-name="T64">ב,ג,ד]</text:span><text:span text:style-name="T63"> מכלל</text:span><text:span text:style-name="T67"> </text:span><text:span text:style-name="T63">שידע, והדר</text:span><text:span text:style-name="T67"> </text:span><text:span text:style-name="T63">כתיב</text:span><text:span text:style-name="T67"> </text:span><text:span text:style-name="T72">והוא</text:span><text:span text:style-name="T67"> </text:span><text:span text:style-name="T72">ידע</text:span><text:span text:style-name="T67"> </text:span><text:span text:style-name="T64">[פסוק</text:span><text:span text:style-name="T68"> </text:span><text:span text:style-name="T64">ד]</text:span><text:span text:style-name="T63"> - הרי</text:span><text:span text:style-name="T67"> </text:span><text:span text:style-name="T63">כאן</text:span><text:span text:style-name="T67"> </text:span><text:span text:style-name="T63">שתי</text:span><text:span text:style-name="T67"> </text:span><text:span text:style-name="T63">ידיעות</text:span><text:span text:style-name="T27">)</text:span><text:span text:style-name="T115"> וקרבנו</text:span><text:span text:style-name="T4"> </text:span><text:span text:style-name="T115">קבוע</text:span><text:span text:style-name="T4"> </text:span><text:span text:style-name="T27">(</text:span><text:span text:style-name="T63">דהאוכל</text:span><text:span text:style-name="T67"> </text:span><text:span text:style-name="T63">פיגול</text:span><text:span text:style-name="T67"> </text:span><text:span text:style-name="T63">בשוגג</text:span><text:span text:style-name="T67"> </text:span><text:span text:style-name="T63">מביא</text:span><text:span text:style-name="T67"> </text:span><text:span text:style-name="T63">חטאת</text:span><text:span text:style-name="T67"> </text:span><text:span text:style-name="T63">בהמה</text:span><text:span text:style-name="T27">)</text:span><text:span text:style-name="T115"> ולא</text:span><text:span text:style-name="T4"> </text:span><text:span text:style-name="T115">הותר</text:span><text:span text:style-name="T4"> </text:span><text:span text:style-name="T115">מכללו</text:span><text:span text:style-name="T4"> </text:span><text:span text:style-name="T27">(</text:span><text:span text:style-name="T63">בצבור</text:span><text:span text:style-name="T27">)</text:span><text:span text:style-name="T115"> - אין</text:span><text:span text:style-name="T4"> </text:span><text:span text:style-name="T115">חייבין</text:span><text:span text:style-name="T4"> </text:span><text:span text:style-name="T115">אלא</text:span><text:span text:style-name="T4"> </text:span><text:span text:style-name="T115">על</text:span><text:span text:style-name="T4"> </text:span><text:span text:style-name="T115">דבר</text:span><text:span text:style-name="T4"> </text:span><text:span text:style-name="T115">שיש</text:span><text:span text:style-name="T4"> </text:span><text:span text:style-name="T115">לו</text:span><text:span text:style-name="T4"> </text:span><text:span text:style-name="T115">מתירין</text:span><text:span text:style-name="T4"> – </text:span><text:span text:style-name="T115">טומאה, שהיא</text:span><text:span text:style-name="T4"> </text:span><text:span text:style-name="T115">בשתי</text:span><text:span text:style-name="T4"> </text:span><text:span text:style-name="T115">ידיעות, וקרבנו</text:span><text:span text:style-name="T4"> </text:span><text:span text:style-name="T115">עולה</text:span><text:span text:style-name="T4"> </text:span><text:span text:style-name="T115">ויורד, והותרה</text:span><text:span text:style-name="T4"> </text:span><text:span text:style-name="T115">מכללה</text:span><text:span text:style-name="T4"> </text:span><text:span text:style-name="T27">(</text:span><text:span text:style-name="T63">כגון</text:span><text:span text:style-name="T67"> </text:span><text:span text:style-name="T63">פסח</text:span><text:span text:style-name="T67"> </text:span><text:span text:style-name="T63">הבא</text:span><text:span text:style-name="T67"> </text:span><text:span text:style-name="T63">בטומאה</text:span><text:span text:style-name="T27">)</text:span><text:span text:style-name="T115"> - אינו</text:span><text:span text:style-name="T4"> </text:span><text:span text:style-name="T115">דין</text:span><text:span text:style-name="T4"> </text:span><text:span text:style-name="T115">שלא</text:span><text:span text:style-name="T4"> </text:span><text:span text:style-name="T115">יהא</text:span><text:span text:style-name="T4"> </text:span><text:span text:style-name="T115">חייב</text:span><text:span text:style-name="T4"> </text:span><text:span text:style-name="T115">אלא</text:span><text:span text:style-name="T4"> </text:span><text:span text:style-name="T115">על</text:span><text:span text:style-name="T4"> </text:span><text:span text:style-name="T115">דבר</text:span><text:span text:style-name="T4"> </text:span><text:span text:style-name="T115">שיש</text:span><text:span text:style-name="T4"> </text:span><text:span text:style-name="T115">לו</text:span><text:span text:style-name="T4"> </text:span><text:span text:style-name="T115">מתירין?</text:span></text:p>
      <text:p text:style-name="P1"><text:span text:style-name="T115">תלמוד</text:span><text:span text:style-name="T4"> </text:span><text:span text:style-name="T115">לומר: </text:span><text:span text:style-name="T64">(ויקרא</text:span><text:span text:style-name="T68"> </text:span><text:span text:style-name="T64">כב,ג)</text:span><text:span text:style-name="T35"> אמור</text:span><text:span text:style-name="T4"> </text:span><text:span text:style-name="T35">אליהם</text:span><text:span text:style-name="T4"> </text:span><text:span text:style-name="T35">לדורותיכם</text:span><text:span text:style-name="T4"> </text:span><text:span text:style-name="T35">כל</text:span><text:span text:style-name="T4"> </text:span><text:span text:style-name="T35">איש</text:span><text:span text:style-name="T4"> </text:span><text:span text:style-name="T35">אשר</text:span><text:span text:style-name="T4"> </text:span><text:span text:style-name="T35">יקרב</text:span><text:span text:style-name="T4"> </text:span><text:span text:style-name="T35">מכל</text:span><text:span text:style-name="T4"> </text:span><text:span text:style-name="T35">זרעכם</text:span><text:span text:style-name="T4"> </text:span><text:span text:style-name="T72">[אל</text:span><text:span text:style-name="T67"> </text:span><text:span text:style-name="T72">הקדשים</text:span><text:span text:style-name="T67"> </text:span><text:span text:style-name="T72">אשר</text:span><text:span text:style-name="T67"> </text:span><text:span text:style-name="T72">יקדישו</text:span><text:span text:style-name="T67"> </text:span><text:span text:style-name="T72">בני</text:span><text:span text:style-name="T67"> </text:span><text:span text:style-name="T72">ישראל</text:span><text:span text:style-name="T67"> </text:span><text:span text:style-name="T72">לה' </text:span><text:span text:style-name="T101">וטמאתו</text:span><text:span text:style-name="T100"> </text:span><text:span text:style-name="T101">עליו</text:span><text:span text:style-name="T100"> </text:span><text:span text:style-name="T101">ונכרתה</text:span><text:span text:style-name="T67"> </text:span><text:span text:style-name="T72">הנפש</text:span><text:span text:style-name="T67"> </text:span><text:span text:style-name="T72">ההוא</text:span><text:span text:style-name="T67"> </text:span><text:span text:style-name="T72">מלפני</text:span><text:span text:style-name="T67"> </text:span><text:span text:style-name="T72">אני</text:span><text:span text:style-name="T67"> </text:span><text:span text:style-name="T72">ה']</text:span><text:span text:style-name="T115"> - בכל</text:span><text:span text:style-name="T4"> </text:span><text:span text:style-name="T115">הקדשים</text:span><text:span text:style-name="T4"> </text:span><text:span text:style-name="T115">הכתוב</text:span><text:span text:style-name="T4"> </text:span><text:span text:style-name="T115">מדבר</text:span><text:span text:style-name="T4"> </text:span><text:span text:style-name="T27">(</text:span><text:span text:style-name="T63">לרבות</text:span><text:span text:style-name="T67"> </text:span><text:span text:style-name="T63">כל</text:span><text:span text:style-name="T67"> </text:span><text:span text:style-name="T63">הקדשים</text:span><text:span text:style-name="T67"> </text:span><text:span text:style-name="T63">לטומאה, בין</text:span><text:span text:style-name="T67"> </text:span><text:span text:style-name="T63">שיש</text:span><text:span text:style-name="T67"> </text:span><text:span text:style-name="T63">להן</text:span><text:span text:style-name="T67"> </text:span><text:span text:style-name="T63">מתירין</text:span><text:span text:style-name="T67"> </text:span><text:span text:style-name="T63">בין</text:span><text:span text:style-name="T67"> </text:span><text:span text:style-name="T63">שאין</text:span><text:span text:style-name="T67"> </text:span><text:span text:style-name="T63">להן</text:span><text:span text:style-name="T67"> </text:span><text:span text:style-name="T63">מתירין</text:span><text:span text:style-name="T27">)</text:span><text:span text:style-name="T115">; </text:span></text:p>
      <text:p text:style-name="P1"><text:span text:style-name="T65">[שם</text:span><text:span text:style-name="T69"> </text:span><text:span text:style-name="T65">משנה</text:span><text:span text:style-name="T69"> </text:span><text:span text:style-name="T65">ז, בשנויים]</text:span><text:span text:style-name="T115"> יכול</text:span><text:span text:style-name="T4"> </text:span><text:span text:style-name="T27">(</text:span><text:span text:style-name="T63">אם</text:span><text:span text:style-name="T67"> </text:span><text:span text:style-name="T63">הוא</text:span><text:span text:style-name="T67"> </text:span><text:span text:style-name="T63">דבר</text:span><text:span text:style-name="T67"> </text:span><text:span text:style-name="T63">שיש</text:span><text:span text:style-name="T67"> </text:span><text:span text:style-name="T63">לו</text:span><text:span text:style-name="T67"> </text:span><text:span text:style-name="T63">מתירין</text:span><text:span text:style-name="T27">)</text:span><text:span text:style-name="T115"> יהו</text:span><text:span text:style-name="T4"> </text:span><text:span text:style-name="T115">חייבין</text:span><text:span text:style-name="T4"> </text:span><text:span text:style-name="T115">עליהן</text:span><text:span text:style-name="T4"> </text:span><text:span text:style-name="T27">(</text:span><text:span text:style-name="T63">משום</text:span><text:span text:style-name="T67"> </text:span><text:span text:style-name="T63">טומאה</text:span><text:span text:style-name="T27">)</text:span><text:span text:style-name="T115"> מיד</text:span><text:span text:style-name="T4"> </text:span><text:span text:style-name="T27">(</text:span><text:span text:style-name="T63">קודם</text:span><text:span text:style-name="T67"> </text:span><text:span text:style-name="T63">שיקרבו</text:span><text:span text:style-name="T67"> </text:span><text:span text:style-name="T63">מתירין, ואותן</text:span><text:span text:style-name="T67"> </text:span><text:span text:style-name="T63">שאין</text:span><text:span text:style-name="T67"> </text:span><text:span text:style-name="T63">להן</text:span><text:span text:style-name="T67"> </text:span><text:span text:style-name="T63">מתירין</text:span><text:span text:style-name="T67"> </text:span><text:span text:style-name="T63">- יהו</text:span><text:span text:style-name="T67"> </text:span><text:span text:style-name="T63">חייבין</text:span><text:span text:style-name="T67"> </text:span><text:span text:style-name="T63">עליהן</text:span><text:span text:style-name="T67"> </text:span><text:span text:style-name="T63">משום</text:span><text:span text:style-name="T67"> </text:span><text:span text:style-name="T63">טומאה</text:span><text:span text:style-name="T67"> </text:span><text:span text:style-name="T63">לאלתר: קודם</text:span><text:span text:style-name="T67"> </text:span><text:span text:style-name="T63">שינתנו</text:span><text:span text:style-name="T67"> </text:span><text:span text:style-name="T63">בכלי</text:span><text:span text:style-name="T27">)</text:span><text:span text:style-name="T115">? </text:span></text:p>
      <text:p text:style-name="P1"><text:span text:style-name="T115">תלמוד</text:span><text:span text:style-name="T4"> </text:span><text:span text:style-name="T115">לומר: '</text:span><text:span text:style-name="T35">אשר</text:span><text:span text:style-name="T4"> </text:span><text:span text:style-name="T35">יקרב</text:span><text:span text:style-name="T115">' </text:span><text:span text:style-name="T27">(</text:span><text:span text:style-name="T63">והאי</text:span><text:span text:style-name="T67"> </text:span><text:span text:style-name="T63">'</text:span><text:span text:style-name="T72">יקרב</text:span><text:span text:style-name="T63">' משמע</text:span><text:span text:style-name="T67"> </text:span><text:span text:style-name="T63">נגיעה: דבנגיעה</text:span><text:span text:style-name="T67"> </text:span><text:span text:style-name="T63">לחודה</text:span><text:span text:style-name="T67"> </text:span><text:span text:style-name="T63">מחייב, ד</text:span><text:span text:style-name="T72">כי</text:span><text:span text:style-name="T67"> </text:span><text:span text:style-name="T72">יגע</text:span><text:span text:style-name="T67"> </text:span><text:span text:style-name="T64">(ויקרא</text:span><text:span text:style-name="T68"> </text:span><text:span text:style-name="T64">ה,ג; ז,כא)</text:span><text:span text:style-name="T63"> מתרגמינן</text:span><text:span text:style-name="T67"> </text:span><text:span text:style-name="T63">'ארי</text:span><text:span text:style-name="T67"> </text:span><text:span text:style-name="T63">יקרב'</text:span><text:span text:style-name="T27">)</text:span><text:span text:style-name="T115">.</text:span></text:p>
      <text:p text:style-name="P1"><text:span text:style-name="T115">אמר</text:span><text:span text:style-name="T4"> </text:span><text:span text:style-name="T115">רבי</text:span><text:span text:style-name="T4"> </text:span><text:span text:style-name="T115">אלעזר: וכי</text:span><text:span text:style-name="T4"> </text:span><text:span text:style-name="T115">יש</text:span><text:span text:style-name="T4"> </text:span><text:span text:style-name="T115">נוגע</text:span><text:span text:style-name="T4"> </text:span><text:span text:style-name="T115">שהוא</text:span><text:span text:style-name="T4"> </text:span><text:span text:style-name="T115">חייב</text:span><text:span text:style-name="T4"> </text:span><text:span text:style-name="T27">(</text:span><text:span text:style-name="T63">כרת</text:span><text:span text:style-name="T27">)</text:span><text:span text:style-name="T115">?</text:span> <text:span text:style-name="T115">הא</text:span><text:span text:style-name="T4"> </text:span><text:span text:style-name="T115">כיצד</text:span><text:span text:style-name="T4"> </text:span><text:span text:style-name="T27">(</text:span><text:span text:style-name="T63">אם</text:span><text:span text:style-name="T67"> </text:span><text:span text:style-name="T63">כן</text:span><text:span text:style-name="T67"> </text:span><text:span text:style-name="T63">למה</text:span><text:span text:style-name="T67"> </text:span><text:span text:style-name="T63">נאמר</text:span><text:span text:style-name="T67"> </text:span><text:span text:style-name="T72">אשר</text:span><text:span text:style-name="T67"> </text:span><text:span text:style-name="T72">יקרב</text:span><text:span text:style-name="T63">, דמשמע</text:span><text:span text:style-name="T67"> </text:span><text:span text:style-name="T63">נגיעה</text:span><text:span text:style-name="T67"> </text:span><text:span text:style-name="T63">בעלמא</text:span><text:span text:style-name="T27">)</text:span>!?<text:span text:style-name="T115"> </text:span></text:p>
      <text:p text:style-name="P43"><text:span text:style-name="T79">תוספות</text:span><text:span text:style-name="T76"> </text:span><text:span text:style-name="T79">ד"ה</text:span><text:span text:style-name="T76"> </text:span><text:span text:style-name="T79">הא</text:span><text:span text:style-name="T76"> </text:span><text:span text:style-name="T79">כיצד</text:span><text:span text:style-name="T63">: כלומר: אם</text:span><text:span text:style-name="T67"> </text:span><text:span text:style-name="T63">[כן] קשו</text:span><text:span text:style-name="T67"> </text:span><text:span text:style-name="T63">קראי</text:span><text:span text:style-name="T67"> </text:span><text:span text:style-name="T63">אהדדי: ד</text:span><text:span text:style-name="T72">אשר</text:span><text:span text:style-name="T67"> </text:span><text:span text:style-name="T72">יקדישו</text:span><text:span text:style-name="T67"> </text:span><text:span text:style-name="T63">משמע</text:span><text:span text:style-name="T67"> </text:span><text:span text:style-name="T63">משעת</text:span><text:span text:style-name="T67"> </text:span><text:span text:style-name="T63">הקדש, ו</text:span><text:span text:style-name="T33">אשר</text:span><text:span text:style-name="T2"> </text:span><text:span text:style-name="T33">יקרב</text:span><text:span text:style-name="T1"> </text:span><text:span text:style-name="T63">משמע</text:span><text:span text:style-name="T67"> </text:span><text:span text:style-name="T63">הקרבה</text:span><text:span text:style-name="T67"> </text:span><text:span text:style-name="T63">ממש!?</text:span><text:span text:style-name="T125"> </text:span></text:p>
      <text:p text:style-name="P1"><text:span text:style-name="T27">(</text:span><text:span text:style-name="T63">אלא</text:span><text:span text:style-name="T67"> </text:span><text:span text:style-name="T63">לא</text:span><text:span text:style-name="T67"> </text:span><text:span text:style-name="T63">משמע</text:span><text:span text:style-name="T67"> </text:span><text:span text:style-name="T63">נגיעה, אלא</text:span><text:span text:style-name="T67"> </text:span><text:span text:style-name="T63">הכי</text:span><text:span text:style-name="T67"> </text:span><text:span text:style-name="T63">משמע: דאינו</text:span><text:span text:style-name="T67"> </text:span><text:span text:style-name="T63">חייב</text:span><text:span text:style-name="T67"> </text:span><text:span text:style-name="T63">עליו</text:span><text:span text:style-name="T67"> </text:span><text:span text:style-name="T63">משום</text:span><text:span text:style-name="T67"> </text:span><text:span text:style-name="T63">טומאה</text:span><text:span text:style-name="T67"> </text:span><text:span text:style-name="T63">עד</text:span><text:span text:style-name="T67"> </text:span><text:span text:style-name="T63">שיכשר</text:span><text:span text:style-name="T67"> </text:span><text:span text:style-name="T63">ליקרב, דהיינו</text:span><text:span text:style-name="T67"> </text:span><text:span text:style-name="T63">עד</text:span><text:span text:style-name="T67"> </text:span><text:span text:style-name="T63">שיקרבו</text:span><text:span text:style-name="T67"> </text:span><text:span text:style-name="T63">מתירין:</text:span><text:span text:style-name="T27">)</text:span><text:span text:style-name="T115"> כל</text:span><text:span text:style-name="T4"> </text:span><text:span text:style-name="T115">דבר</text:span><text:span text:style-name="T4"> </text:span><text:span text:style-name="T115">שיש</text:span><text:span text:style-name="T4"> </text:span><text:span text:style-name="T115">לו</text:span><text:span text:style-name="T4"> </text:span><text:span text:style-name="T115">מתירין</text:span><text:span text:style-name="T4"> </text:span><text:span text:style-name="T115">אינו</text:span><text:span text:style-name="T4"> </text:span><text:span text:style-name="T115">חייב</text:span><text:span text:style-name="T4"> </text:span><text:span text:style-name="T115">עד</text:span><text:span text:style-name="T4"> </text:span><text:span text:style-name="T115">שיקרבו</text:span><text:span text:style-name="T4"> </text:span><text:span text:style-name="T115">מתירין, וכל</text:span><text:span text:style-name="T4"> </text:span><text:span text:style-name="T115">דבר</text:span><text:span text:style-name="T4"> </text:span><text:span text:style-name="T115">שאין</text:span><text:span text:style-name="T4"> </text:span><text:span text:style-name="T115">לו</text:span><text:span text:style-name="T4"> </text:span><text:span text:style-name="T115">מתירין</text:span><text:span text:style-name="T4"> </text:span><text:span text:style-name="T115">אינו</text:span><text:span text:style-name="T4"> </text:span><text:span text:style-name="T115">חייב</text:span><text:span text:style-name="T4"> </text:span><text:span text:style-name="T115">עד</text:span><text:span text:style-name="T4"> </text:span><text:span text:style-name="T115">שיקדש</text:span><text:span text:style-name="T4"> </text:span><text:span text:style-name="T115">בכלי</text:span>' <text:span text:style-name="T27">(</text:span><text:span text:style-name="T63">ונותר</text:span><text:span text:style-name="T67"> </text:span><text:span text:style-name="T63">אתי</text:span><text:span text:style-name="T67"> </text:span><text:span text:style-name="T63">'חילול' 'חילול' מטמא, כדאמרינן</text:span><text:span text:style-name="T67"> </text:span><text:span text:style-name="T63">במסכת</text:span><text:span text:style-name="T67"> </text:span><text:span text:style-name="T63">זבחים</text:span><text:span text:style-name="T67"> </text:span><text:span text:style-name="T64">(דף</text:span><text:span text:style-name="T68"> </text:span><text:span text:style-name="T64">מה.)*</text:span><text:span text:style-name="T27">)</text:span>.</text:p>
      <text:p text:style-name="P10"><text:span text:style-name="T79">*</text:span><text:span text:style-name="T42">[</text:span><text:span text:style-name="T29">בנותר</text:span><text:span text:style-name="T2"> </text:span><text:span text:style-name="T29">כתיב</text:span><text:span text:style-name="T2"> </text:span><text:span text:style-name="T33">כי</text:span><text:span text:style-name="T2"> </text:span><text:span text:style-name="T33">את</text:span><text:span text:style-name="T2"> </text:span><text:span text:style-name="T134">קדש</text:span><text:span text:style-name="T2"> </text:span><text:span text:style-name="T33">ה' </text:span><text:span text:style-name="T134">חלל</text:span><text:span text:style-name="T2"> </text:span><text:span text:style-name="T30">(ויקרא</text:span><text:span text:style-name="T3"> </text:span><text:span text:style-name="T30">יט,ח)</text:span><text:span text:style-name="T63">,</text:span><text:span text:style-name="T29"> ובטומאה</text:span><text:span text:style-name="T2"> </text:span><text:span text:style-name="T29">כתיב</text:span><text:span text:style-name="T2"> </text:span><text:span text:style-name="T33">וינזרו</text:span><text:span text:style-name="T2"> </text:span><text:span text:style-name="T33">... </text:span><text:span text:style-name="T134">ולא</text:span><text:span text:style-name="T131"> </text:span><text:span text:style-name="T134">יחללו</text:span><text:span text:style-name="T2"> </text:span><text:span text:style-name="T30">(ויקרא</text:span><text:span text:style-name="T3"> </text:span><text:span text:style-name="T30">כב,ב) – </text:span><text:span text:style-name="T41">רש"י</text:span><text:span text:style-name="T46"> </text:span><text:span text:style-name="T41">זבחים</text:span><text:span text:style-name="T46"> </text:span><text:span text:style-name="T41">מד,א, בפירוש</text:span><text:span text:style-name="T46"> </text:span><text:span text:style-name="T41">'ואתי</text:span><text:span text:style-name="T46"> </text:span><text:span text:style-name="T41">נותר</text:span><text:span text:style-name="T46"> </text:span><text:span text:style-name="T41">'חילול' 'חילול' מטומאה.</text:span><text:span text:style-name="T42">]</text:span></text:p>
      <text:p text:style-name="P27"/>
      <text:p text:style-name="P30">הדרן<text:span text:style-name="T1"> </text:span>עלך<text:span text:style-name="T1"> </text:span>חטאת<text:span text:style-name="T1"> </text:span>העוף</text:p>
      <text:p text:style-name="P56"/>
      <text:p text:style-name="P5">מעילה<text:span text:style-name="T1"> </text:span>פרק<text:span text:style-name="T1"> </text:span>שלישי<text:span text:style-name="T1"> </text:span>ולד<text:span text:style-name="T1"> </text:span>חטאת</text:p>
      <text:p text:style-name="P1"/>
      <text:p text:style-name="P1">(מעילה<text:span text:style-name="T1"> </text:span>י,ב)</text:p>
      <text:p text:style-name="P1">משנה:</text:p>
      <text:p text:style-name="P1">ולד<text:span text:style-name="T1"> </text:span>חטאת, ותמורת<text:span text:style-name="T1"> </text:span>חטאת, וחטאת<text:span text:style-name="T1"> </text:span>שמתו<text:span text:style-name="T1"> </text:span>בעליה<text:span text:style-name="T1"> – </text:span>ימותו; <text:span text:style-name="T27">(</text:span><text:span text:style-name="T63">דהני</text:span><text:span text:style-name="T67"> </text:span><text:span text:style-name="T63">הוו</text:span><text:span text:style-name="T67"> </text:span><text:span text:style-name="T63">מהנך</text:span><text:span text:style-name="T67"> </text:span><text:span text:style-name="T63">חמש</text:span><text:span text:style-name="T67"> </text:span><text:span text:style-name="T63">חטאות</text:span><text:span text:style-name="T67"> </text:span><text:span text:style-name="T63">המתות; והנך</text:span><text:span text:style-name="T67"> </text:span><text:span text:style-name="T63">שלש</text:span><text:span text:style-name="T67"> </text:span><text:span text:style-name="T63">מתות</text:span><text:span text:style-name="T67"> </text:span><text:span text:style-name="T63">לעולם, בין</text:span><text:span text:style-name="T67"> </text:span><text:span text:style-name="T63">לפני</text:span><text:span text:style-name="T67"> </text:span><text:span text:style-name="T63">כפרה</text:span><text:span text:style-name="T67"> </text:span><text:span text:style-name="T63">בין</text:span><text:span text:style-name="T67"> </text:span><text:span text:style-name="T63">לאחר</text:span><text:span text:style-name="T67"> </text:span><text:span text:style-name="T63">כפרה: ולד</text:span><text:span text:style-name="T67"> </text:span><text:span text:style-name="T63">חטאת</text:span><text:span text:style-name="T67"> </text:span><text:span text:style-name="T63">להכי</text:span><text:span text:style-name="T67"> </text:span><text:span text:style-name="T63">מתה: שהרי</text:span><text:span text:style-name="T67"> </text:span><text:span text:style-name="T63">אינה</text:span><text:span text:style-name="T67"> </text:span><text:span text:style-name="T63">ראויה</text:span><text:span text:style-name="T67"> </text:span><text:span text:style-name="T63">לכפרה</text:span><text:span text:style-name="T67"> </text:span><text:span text:style-name="T63">שלא</text:span><text:span text:style-name="T67"> </text:span><text:span text:style-name="T63">הפרישה</text:span><text:span text:style-name="T67"> </text:span><text:span text:style-name="T63">מתחלה</text:span><text:span text:style-name="T67"> </text:span><text:span text:style-name="T63">לכך; ותמורת</text:span><text:span text:style-name="T67"> </text:span><text:span text:style-name="T63">חטאת</text:span><text:span text:style-name="T67"> </text:span><text:span text:style-name="T63">נמי</text:span><text:span text:style-name="T67"> </text:span><text:span text:style-name="T63">להכי</text:span><text:span text:style-name="T67"> </text:span><text:span text:style-name="T63">מתה: שהרי</text:span><text:span text:style-name="T67"> </text:span><text:span text:style-name="T63">באה</text:span><text:span text:style-name="T67"> </text:span><text:span text:style-name="T63">בעבירה, ד'</text:span><text:span text:style-name="T72">[ו]לא</text:span><text:span text:style-name="T67"> </text:span><text:span text:style-name="T72">ימיר</text:span><text:span text:style-name="T63">' כתיב</text:span><text:span text:style-name="T67"> </text:span><text:span text:style-name="T64">[ויקרא</text:span><text:span text:style-name="T68"> </text:span><text:span text:style-name="T64">כז,י]</text:span><text:span text:style-name="T63">; וחטאת</text:span><text:span text:style-name="T67"> </text:span><text:span text:style-name="T63">שמתו</text:span><text:span text:style-name="T67"> </text:span><text:span text:style-name="T63">בעליה</text:span><text:span text:style-name="T67"> </text:span><text:span text:style-name="T63">נמי</text:span><text:span text:style-name="T67"> </text:span><text:span text:style-name="T63">להכי</text:span><text:span text:style-name="T67"> </text:span><text:span text:style-name="T63">מתה: דאין</text:span><text:span text:style-name="T67"> </text:span><text:span text:style-name="T63">כפרה</text:span><text:span text:style-name="T67"> </text:span><text:span text:style-name="T63">למתים, דמיתתן</text:span><text:span text:style-name="T67"> </text:span><text:span text:style-name="T63">כיפרה</text:span><text:span text:style-name="T67"> </text:span><text:span text:style-name="T63">עליהם;</text:span><text:span text:style-name="T27">)</text:span></text:p>
      <text:p text:style-name="P1">ושעיברה<text:span text:style-name="T1"> </text:span>שנתה<text:span text:style-name="T1"> </text:span>ושאבדה<text:span text:style-name="T1"> </text:span><text:span text:style-name="T27">(</text:span><text:span text:style-name="T63">עד</text:span><text:span text:style-name="T67"> </text:span><text:span text:style-name="T63">שהיא</text:span><text:span text:style-name="T67"> </text:span><text:span text:style-name="T63">תמימה</text:span><text:span text:style-name="T27">)</text:span> ונמצאת<text:span text:style-name="T1"> </text:span><text:span text:style-name="T27">(</text:span><text:span text:style-name="T63">והרי</text:span><text:span text:style-name="T67"> </text:span><text:span text:style-name="T63">היא</text:span><text:span text:style-name="T27">)</text:span> בעלת<text:span text:style-name="T1"> </text:span>מום: </text:p>
      <text:p text:style-name="P1">1) אם<text:span text:style-name="T1"> </text:span>משכיפרו<text:span text:style-name="T1"> </text:span>הבעלים<text:span text:style-name="T1"> </text:span><text:span text:style-name="T27">(</text:span><text:span text:style-name="T63">באחרת: שלא</text:span><text:span text:style-name="T67"> </text:span><text:span text:style-name="T63">רצו</text:span><text:span text:style-name="T67"> </text:span><text:span text:style-name="T63">להתכפר</text:span><text:span text:style-name="T67"> </text:span><text:span text:style-name="T63">בדמי</text:span><text:span text:style-name="T67"> </text:span><text:span text:style-name="T63">זו</text:span><text:span text:style-name="T67"> </text:span><text:span text:style-name="T63">שעברה</text:span><text:span text:style-name="T67"> </text:span><text:span text:style-name="T63">שנתה</text:span><text:span text:style-name="T67"> </text:span><text:span text:style-name="T63">או</text:span><text:span text:style-name="T67"> </text:span><text:span text:style-name="T63">שאבדה</text:span><text:span text:style-name="T67"> </text:span><text:span text:style-name="T63">ונמצאת</text:span><text:span text:style-name="T67"> </text:span><text:span text:style-name="T63">בעלת</text:span><text:span text:style-name="T67"> </text:span><text:span text:style-name="T63">מום</text:span><text:span text:style-name="T27">)</text:span> – תמות<text:span text:style-name="T1"> </text:span><text:span text:style-name="T27">(</text:span><text:span text:style-name="T63">ואפילו</text:span><text:span text:style-name="T67"> </text:span><text:span text:style-name="T63">נמצאת</text:span><text:span text:style-name="T67"> </text:span><text:span text:style-name="T63">קודם</text:span><text:span text:style-name="T67"> </text:span><text:span text:style-name="T63">כפרה</text:span><text:span text:style-name="T67"> </text:span><text:span text:style-name="T63">ונתכפרו</text:span><text:span text:style-name="T67"> </text:span><text:span text:style-name="T63">בעליה</text:span><text:span text:style-name="T67"> </text:span><text:span text:style-name="T63">באחרת</text:span><text:span text:style-name="T67"> </text:span><text:span text:style-name="T63">תמות: הואיל</text:span><text:span text:style-name="T67"> </text:span><text:span text:style-name="T63">ונמצאת</text:span><text:span text:style-name="T67"> </text:span><text:span text:style-name="T63">בעלת</text:span><text:span text:style-name="T67"> </text:span><text:span text:style-name="T63">מום*</text:span><text:span text:style-name="T27">)</text:span>, ואינה<text:span text:style-name="T1"> </text:span>עושה<text:span text:style-name="T1"> </text:span>תמורה<text:span text:style-name="T1"> </text:span><text:span text:style-name="T27">(</text:span><text:span text:style-name="T63">דכיון</text:span><text:span text:style-name="T67"> </text:span><text:span text:style-name="T63">דנתכפרו</text:span><text:span text:style-name="T67"> </text:span><text:span text:style-name="T63">באחרת: דלא</text:span><text:span text:style-name="T67"> </text:span><text:span text:style-name="T63">אחשבה</text:span><text:span text:style-name="T67"> </text:span><text:span text:style-name="T63">להאי</text:span><text:span text:style-name="T67"> </text:span><text:span text:style-name="T63">לא</text:span><text:span text:style-name="T67"> </text:span><text:span text:style-name="T63">לקדושת</text:span><text:span text:style-name="T67"> </text:span><text:span text:style-name="T63">דמים</text:span><text:span text:style-name="T67"> </text:span><text:span text:style-name="T63">ולא</text:span><text:span text:style-name="T67"> </text:span><text:span text:style-name="T63">לקדושת</text:span><text:span text:style-name="T67"> </text:span><text:span text:style-name="T63">מזבח</text:span><text:span text:style-name="T67"> </text:span><text:span text:style-name="T63">- הילכך</text:span><text:span text:style-name="T67"> </text:span><text:span text:style-name="T63">לא</text:span><text:span text:style-name="T67"> </text:span><text:span text:style-name="T63">אלימא</text:span><text:span text:style-name="T67"> </text:span><text:span text:style-name="T63">למיתפס</text:span><text:span text:style-name="T67"> </text:span><text:span text:style-name="T63">אחרים</text:span><text:span text:style-name="T67"> </text:span><text:span text:style-name="T63">בתמורה,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בעלמא</text:span><text:span text:style-name="T67"> </text:span><text:span text:style-name="T63">בעל</text:span><text:span text:style-name="T67"> </text:span><text:span text:style-name="T63">מום</text:span><text:span text:style-name="T67"> </text:span><text:span text:style-name="T63">עושה</text:span><text:span text:style-name="T67"> </text:span><text:span text:style-name="T63">תמורה, דכתיב</text:span><text:span text:style-name="T67"> </text:span><text:span text:style-name="T72">או</text:span><text:span text:style-name="T67"> </text:span><text:span text:style-name="T72">רע</text:span><text:span text:style-name="T67"> </text:span><text:span text:style-name="T72">בטוב</text:span><text:span text:style-name="T67"> </text:span><text:span text:style-name="T64">[ויקרא</text:span><text:span text:style-name="T68"> </text:span><text:span text:style-name="T64">כז,י]</text:span><text:span text:style-name="T63"> - הכא</text:span><text:span text:style-name="T67"> </text:span><text:span text:style-name="T63">לא</text:span><text:span text:style-name="T67"> </text:span><text:span text:style-name="T63">תפיס</text:span><text:span text:style-name="T27">) (</text:span><text:span text:style-name="T63">תוספות</text:span><text:span text:style-name="T67"> </text:span><text:span text:style-name="T63">ד"ה</text:span><text:span text:style-name="T67"> </text:span><text:span text:style-name="T63">ואינה</text:span><text:span text:style-name="T67"> </text:span><text:span text:style-name="T63">עושה</text:span><text:span text:style-name="T67"> </text:span><text:span text:style-name="T63">תמורה: שאם</text:span><text:span text:style-name="T67"> </text:span><text:span text:style-name="T63">תתפיס</text:span><text:span text:style-name="T67"> </text:span><text:span text:style-name="T63">בהמה</text:span><text:span text:style-name="T67"> </text:span><text:span text:style-name="T63">אינה</text:span><text:span text:style-name="T67"> </text:span><text:span text:style-name="T63">מקודשת</text:span><text:span text:style-name="T67"> </text:span><text:span text:style-name="T63">דהא</text:span><text:span text:style-name="T67"> </text:span><text:span text:style-name="T63">למיתה</text:span><text:span text:style-name="T67"> </text:span><text:span text:style-name="T63">אזלא</text:span><text:span text:style-name="T27">)</text:span>, ולא<text:span text:style-name="T1"> </text:span>נהנין<text:span text:style-name="T1"> </text:span><text:span text:style-name="T27">(</text:span><text:span text:style-name="T63">מהם</text:span><text:span text:style-name="T67"> </text:span><text:span text:style-name="T63">לכתחלה</text:span><text:span text:style-name="T67"> </text:span><text:span text:style-name="T63">הואיל</text:span><text:span text:style-name="T67"> </text:span><text:span text:style-name="T63">וקדושין</text:span><text:span text:style-name="T67"> </text:span><text:span text:style-name="T63">הוו</text:span><text:span text:style-name="T27">)</text:span> ולא<text:span text:style-name="T1"> </text:span>מועלין<text:span text:style-name="T1"> </text:span><text:span text:style-name="T27">(</text:span><text:span text:style-name="T63">ואם</text:span><text:span text:style-name="T67"> </text:span><text:span text:style-name="T63">נהנין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הן</text:span><text:span text:style-name="T67"> </text:span><text:span text:style-name="T63">מדאורייתא</text:span><text:span text:style-name="T67"> </text:span><text:span text:style-name="T63">אלא</text:span><text:span text:style-name="T67"> </text:span><text:span text:style-name="T63">מדרבנן</text:span><text:span text:style-name="T67"> </text:span><text:span text:style-name="T63">ואינו</text:span><text:span text:style-name="T67"> </text:span><text:span text:style-name="T63">משלם</text:span><text:span text:style-name="T67"> </text:span><text:span text:style-name="T63">אלא</text:span><text:span text:style-name="T67"> </text:span><text:span text:style-name="T63">קרן</text:span><text:span text:style-name="T67"> </text:span><text:span text:style-name="T63">בלבד</text:span><text:span text:style-name="T27">)</text:span>;</text:p>
      <text:p text:style-name="P24"><text:span text:style-name="T27">(</text:span><text:span text:style-name="T29">*אבל</text:span><text:span text:style-name="T2"> </text:span><text:span text:style-name="T29">אם</text:span><text:span text:style-name="T2"> </text:span><text:span text:style-name="T29">נמצאת</text:span><text:span text:style-name="T2"> </text:span><text:span text:style-name="T29">תמימה</text:span><text:span text:style-name="T2"> </text:span><text:span text:style-name="T29">קודם</text:span><text:span text:style-name="T2"> </text:span><text:span text:style-name="T29">כפרה, אף</text:span><text:span text:style-name="T2"> </text:span><text:span text:style-name="T29">על</text:span><text:span text:style-name="T2"> </text:span><text:span text:style-name="T29">פי</text:span><text:span text:style-name="T2"> </text:span><text:span text:style-name="T29">שנתכפרו</text:span><text:span text:style-name="T2"> </text:span><text:span text:style-name="T29">באחרת</text:span><text:span text:style-name="T2"> </text:span><text:span text:style-name="T29">- אינה</text:span><text:span text:style-name="T2"> </text:span><text:span text:style-name="T29">מתה, אלא</text:span><text:span text:style-name="T2"> </text:span><text:span text:style-name="T29">תרעה; והכי</text:span><text:span text:style-name="T2"> </text:span><text:span text:style-name="T29">אמרינן</text:span><text:span text:style-name="T2"> </text:span><text:span text:style-name="T29">במסכת</text:span><text:span text:style-name="T2"> </text:span><text:span text:style-name="T29">תמורה</text:span><text:span text:style-name="T2"> </text:span><text:span text:style-name="T29">בפרק</text:span><text:span text:style-name="T2"> </text:span><text:span text:style-name="T29">'ולד</text:span><text:span text:style-name="T2"> </text:span><text:span text:style-name="T29">חטאת' </text:span><text:span text:style-name="T30">(דף</text:span><text:span text:style-name="T3"> </text:span><text:span text:style-name="T30">כב.)</text:span><text:span text:style-name="T27">)</text:span><text:span text:style-name="T29"> </text:span></text:p>
      <text:p text:style-name="P1"/>
      <text:p text:style-name="P1">(מעילה<text:span text:style-name="T1"> </text:span>יא,א)</text:p>
      <text:p text:style-name="P1"><text:span text:style-name="T41">המשך</text:span><text:span text:style-name="T46"> </text:span><text:span text:style-name="T41">המשנה</text:span><text:tab/></text:p>
      <text:p text:style-name="P1">2) ואם<text:span text:style-name="T1"> </text:span>עד<text:span text:style-name="T1"> </text:span>שלא<text:span text:style-name="T1"> </text:span>כיפרו<text:span text:style-name="T1"> </text:span>הבעלים<text:span text:style-name="T1"> </text:span><text:span text:style-name="T27">(</text:span><text:span text:style-name="T63">באחרת</text:span><text:span text:style-name="T67"> </text:span><text:span text:style-name="T63">נמצאו, ורוצין</text:span><text:span text:style-name="T67"> </text:span><text:span text:style-name="T63">להתכפר</text:span><text:span text:style-name="T67"> </text:span><text:span text:style-name="T63">בדמי</text:span><text:span text:style-name="T67"> </text:span><text:span text:style-name="T63">אותה</text:span><text:span text:style-name="T67"> </text:span><text:span text:style-name="T63">שהיא</text:span><text:span text:style-name="T67"> </text:span><text:span text:style-name="T63">בעלת</text:span><text:span text:style-name="T67"> </text:span><text:span text:style-name="T63">מום, הואיל</text:span><text:span text:style-name="T67"> </text:span><text:span text:style-name="T63">ומסאבא</text:span><text:span text:style-name="T67"> </text:span><text:span text:style-name="T63">וקיימא</text:span><text:span text:style-name="T27">)</text:span> – [תרעה<text:span text:style-name="T1"> </text:span>עד<text:span text:style-name="T1"> </text:span>שתסתאב<text:span text:style-name="T1"> </text:span>ו]תמכר<text:span text:style-name="T1"> </text:span><text:span text:style-name="T27">(</text:span><text:span text:style-name="T63">לאלתר</text:span><text:span text:style-name="T27">)</text:span>, ויקחו<text:span text:style-name="T1"> </text:span>בדמיה<text:span text:style-name="T1"> </text:span><text:span text:style-name="T27">(</text:span><text:span text:style-name="T63">חטאת</text:span><text:span text:style-name="T27">)</text:span> אחרת, <text:span text:style-name="T27">(</text:span><text:span text:style-name="T63">ואותה</text:span><text:span text:style-name="T67"> </text:span><text:span text:style-name="T63">שעברה</text:span><text:span text:style-name="T67"> </text:span><text:span text:style-name="T63">שנתה</text:span><text:span text:style-name="T67"> </text:span><text:span text:style-name="T63">תרעה</text:span><text:span text:style-name="T67"> </text:span><text:span text:style-name="T63">עד</text:span><text:span text:style-name="T67"> </text:span><text:span text:style-name="T63">שתסתאב</text:span><text:span text:style-name="T67"> </text:span><text:span text:style-name="T63">ותמכר</text:span><text:span text:style-name="T67"> </text:span><text:span text:style-name="T63">ויביא</text:span><text:span text:style-name="T67"> </text:span><text:span text:style-name="T63">בדמיה</text:span><text:span text:style-name="T67"> </text:span><text:span text:style-name="T63">אחרת;</text:span><text:span text:style-name="T27">)</text:span> ועושה<text:span text:style-name="T1"> </text:span>תמורה, ומועלין<text:span text:style-name="T1"> </text:span>בה<text:span text:style-name="T1"> </text:span><text:span text:style-name="T27">(</text:span><text:span text:style-name="T63">הואיל</text:span><text:span text:style-name="T67"> </text:span><text:span text:style-name="T63">וקדושה</text:span><text:span text:style-name="T67"> </text:span><text:span text:style-name="T63">קדושת</text:span><text:span text:style-name="T67"> </text:span><text:span text:style-name="T63">דמים</text:span><text:span text:style-name="T27">)</text:span>.</text:p>
      <text:p text:style-name="P1"/>
      <text:p text:style-name="P1">גמרא:</text:p>
      <text:p text:style-name="P1">מאי<text:span text:style-name="T1"> </text:span>שנא<text:span text:style-name="T1"> </text:span>רישא<text:span text:style-name="T1"> </text:span>דלא<text:span text:style-name="T1"> </text:span>קא<text:span text:style-name="T1"> </text:span>מיפלגי<text:span text:style-name="T1"> </text:span><text:span text:style-name="T27">(</text:span><text:span text:style-name="T63">ואמר</text:span><text:span text:style-name="T67"> </text:span><text:span text:style-name="T63">דלעולם</text:span><text:span text:style-name="T67"> </text:span><text:span text:style-name="T63">ימותו: בין</text:span><text:span text:style-name="T67"> </text:span><text:span text:style-name="T63">משכיפרו</text:span><text:span text:style-name="T67"> </text:span><text:span text:style-name="T63">בין</text:span><text:span text:style-name="T67"> </text:span><text:span text:style-name="T63">עד</text:span><text:span text:style-name="T67"> </text:span><text:span text:style-name="T63">שלא</text:span><text:span text:style-name="T67"> </text:span><text:span text:style-name="T63">כיפרו</text:span><text:span text:style-name="T27">)</text:span> ומאי<text:span text:style-name="T1"> </text:span>שנא<text:span text:style-name="T1"> </text:span>סיפא<text:span text:style-name="T1"> </text:span>דקא<text:span text:style-name="T1"> </text:span>מיפלגי?</text:p>
      <text:p text:style-name="P1">רישא<text:span text:style-name="T1"> </text:span>פסיקא<text:span text:style-name="T1"> </text:span>ליה<text:span text:style-name="T1"> </text:span><text:span text:style-name="T27">(</text:span><text:span text:style-name="T63">דלעולם</text:span><text:span text:style-name="T67"> </text:span><text:span text:style-name="T63">ימותו: דמאי</text:span><text:span text:style-name="T67"> </text:span><text:span text:style-name="T63">הפלגה</text:span><text:span text:style-name="T67"> </text:span><text:span text:style-name="T63">איכא</text:span><text:span text:style-name="T67"> </text:span><text:span text:style-name="T63">לפלוגי</text:span><text:span text:style-name="T67"> </text:span><text:span text:style-name="T63">ברישא? התם</text:span><text:span text:style-name="T67"> </text:span><text:span text:style-name="T63">ליכא</text:span><text:span text:style-name="T67"> </text:span><text:span text:style-name="T63">למימר</text:span><text:span text:style-name="T67"> </text:span><text:span text:style-name="T63">'כיפרו</text:span><text:span text:style-name="T67"> </text:span><text:span text:style-name="T63">ולא</text:span><text:span text:style-name="T67"> </text:span><text:span text:style-name="T63">כיפרו', דולד</text:span><text:span text:style-name="T67"> </text:span><text:span text:style-name="T63">חטאת</text:span><text:span text:style-name="T67"> </text:span><text:span text:style-name="T63">ותמורת</text:span><text:span text:style-name="T67"> </text:span><text:span text:style-name="T63">חטאת</text:span><text:span text:style-name="T67"> </text:span><text:span text:style-name="T63">אינהו</text:span><text:span text:style-name="T67"> </text:span><text:span text:style-name="T63">גופייהו</text:span><text:span text:style-name="T67"> </text:span><text:span text:style-name="T63">לא</text:span><text:span text:style-name="T67"> </text:span><text:span text:style-name="T63">הוו</text:span><text:span text:style-name="T67"> </text:span><text:span text:style-name="T63">חטאת, וחטאת</text:span><text:span text:style-name="T67"> </text:span><text:span text:style-name="T63">שמתו</text:span><text:span text:style-name="T67"> </text:span><text:span text:style-name="T63">בעליה</text:span><text:span text:style-name="T67"> </text:span><text:span text:style-name="T63">נמי</text:span><text:span text:style-name="T67"> </text:span><text:span text:style-name="T63">הא</text:span><text:span text:style-name="T67"> </text:span><text:span text:style-name="T63">מתו</text:span><text:span text:style-name="T67"> </text:span><text:span text:style-name="T63">להו</text:span><text:span text:style-name="T67"> </text:span><text:span text:style-name="T63">בעלים!</text:span><text:span text:style-name="T27">)</text:span>, סיפא<text:span text:style-name="T1"> </text:span>לא<text:span text:style-name="T1"> </text:span>פסיקא<text:span text:style-name="T1"> </text:span>ליה<text:span text:style-name="T1"> </text:span><text:span text:style-name="T27">(</text:span><text:span text:style-name="T63">אבל</text:span><text:span text:style-name="T67"> </text:span><text:span text:style-name="T63">בסיפא</text:span><text:span text:style-name="T67"> </text:span><text:span text:style-name="T63">איכא</text:span><text:span text:style-name="T67"> </text:span><text:span text:style-name="T63">לפלוגי</text:span><text:span text:style-name="T27">)</text:span>.</text:p>
      <text:p text:style-name="P1"/>
      <text:p text:style-name="P1">הא<text:span text:style-name="T1"> </text:span>תנא<text:span text:style-name="T1"> </text:span>ליה<text:span text:style-name="T1"> </text:span>גבי<text:span text:style-name="T1"> </text:span>תמורה<text:span text:style-name="T1"> </text:span><text:span text:style-name="T27">(</text:span><text:span text:style-name="T63">כי</text:span><text:span text:style-name="T67"> </text:span><text:span text:style-name="T63">האי</text:span><text:span text:style-name="T67"> </text:span><text:span text:style-name="T63">גוונא</text:span><text:span text:style-name="T67"> </text:span><text:span text:style-name="T64">[תמורה</text:span><text:span text:style-name="T68"> </text:span><text:span text:style-name="T64">פ"ד</text:span><text:span text:style-name="T68"> </text:span><text:span text:style-name="T64">מ"א]</text:span><text:span text:style-name="T27">)</text:span>?</text:p>
      <text:p text:style-name="P1">תנא<text:span text:style-name="T1"> </text:span>התם<text:span text:style-name="T1"> </text:span>משום<text:span text:style-name="T1"> </text:span>תמורה<text:span text:style-name="T1"> </text:span><text:span text:style-name="T27">(</text:span><text:span text:style-name="T63">איידי</text:span><text:span text:style-name="T67"> </text:span><text:span text:style-name="T63">דאיירי</text:span><text:span text:style-name="T67"> </text:span><text:span text:style-name="T63">בתמורה</text:span><text:span text:style-name="T67"> </text:span><text:span text:style-name="T63">איירי</text:span><text:span text:style-name="T67"> </text:span><text:span text:style-name="T63">נמי</text:span><text:span text:style-name="T67"> </text:span><text:span text:style-name="T63">במעילה</text:span><text:span text:style-name="T27">)</text:span>, תנא<text:span text:style-name="T1"> </text:span>הכא<text:span text:style-name="T1"> </text:span>משום<text:span text:style-name="T1"> </text:span>מעילה<text:span text:style-name="T1"> </text:span><text:span text:style-name="T27">(</text:span><text:span text:style-name="T63">ואיידי</text:span><text:span text:style-name="T67"> </text:span><text:span text:style-name="T63">דאיירי</text:span><text:span text:style-name="T67"> </text:span><text:span text:style-name="T63">במעילה</text:span><text:span text:style-name="T67"> </text:span><text:span text:style-name="T63">איירי</text:span><text:span text:style-name="T67"> </text:span><text:span text:style-name="T63">נמי</text:span><text:span text:style-name="T67"> </text:span><text:span text:style-name="T63">בתמורה</text:span><text:span text:style-name="T27">)</text:span>.</text:p>
      <text:p text:style-name="P1"/>
      <text:p text:style-name="P1"/>
      <text:p text:style-name="P1">משנה:</text:p>
      <text:p text:style-name="P1">המפריש<text:span text:style-name="T1"> </text:span>מעות<text:span text:style-name="T1"> </text:span>לנזירותו<text:span text:style-name="T1"> </text:span><text:span text:style-name="T27">(</text:span><text:span text:style-name="T63">ולא</text:span><text:span text:style-name="T67"> </text:span><text:span text:style-name="T63">פירש</text:span><text:span text:style-name="T67"> </text:span><text:span text:style-name="T63">"אלו</text:span><text:span text:style-name="T67"> </text:span><text:span text:style-name="T63">לחטאת</text:span><text:span text:style-name="T67"> </text:span><text:span text:style-name="T63">ואלו</text:span><text:span text:style-name="T67"> </text:span><text:span text:style-name="T63">לעולה</text:span><text:span text:style-name="T67"> </text:span><text:span text:style-name="T63">ואלו</text:span><text:span text:style-name="T67"> </text:span><text:span text:style-name="T63">לשלמים"</text:span><text:span text:style-name="T27">)</text:span> - לא<text:span text:style-name="T1"> </text:span>נהנין<text:span text:style-name="T1"> </text:span>ולא<text:span text:style-name="T1"> </text:span>מועלין<text:span text:style-name="T1"> </text:span><text:span text:style-name="T27">(</text:span><text:span text:style-name="T63">בכל</text:span><text:span text:style-name="T67"> </text:span><text:span text:style-name="T63">אותן</text:span><text:span text:style-name="T67"> </text:span><text:span text:style-name="T63">מעות</text:span><text:span text:style-name="T27">)</text:span> מפני<text:span text:style-name="T1"> </text:span>שהן<text:span text:style-name="T1"> </text:span>ראוין<text:span text:style-name="T1"> </text:span>לבא<text:span text:style-name="T1"> </text:span>כולן<text:span text:style-name="T1"> </text:span>שלמים. <text:span text:style-name="T27">(</text:span><text:span text:style-name="T63">כלומר: דבכל</text:span><text:span text:style-name="T67"> </text:span><text:span text:style-name="T63">מנה</text:span><text:span text:style-name="T67"> </text:span><text:span text:style-name="T63">ומנה</text:span><text:span text:style-name="T67"> </text:span><text:span text:style-name="T63">מצינן</text:span><text:span text:style-name="T67"> </text:span><text:span text:style-name="T63">למימר</text:span><text:span text:style-name="T67"> </text:span><text:span text:style-name="T63">'זה</text:span><text:span text:style-name="T67"> </text:span><text:span text:style-name="T63">הפריש</text:span><text:span text:style-name="T67"> </text:span><text:span text:style-name="T63">לשלמים' ושלמים</text:span><text:span text:style-name="T67"> </text:span><text:span text:style-name="T63">קדשים</text:span><text:span text:style-name="T67"> </text:span><text:span text:style-name="T63">קלין</text:span><text:span text:style-name="T67"> </text:span><text:span text:style-name="T63">נינהו, ואין</text:span><text:span text:style-name="T67"> </text:span><text:span text:style-name="T63">בהן</text:span><text:span text:style-name="T67"> </text:span><text:span text:style-name="T63">מעילה, כדתנן</text:span><text:span text:style-name="T67"> </text:span><text:span text:style-name="T63">בפרק</text:span><text:span text:style-name="T67"> </text:span><text:span text:style-name="T63">קמא</text:span><text:span text:style-name="T67"> </text:span><text:span text:style-name="T64">(לעיל</text:span><text:span text:style-name="T68"> </text:span><text:span text:style-name="T64">דף</text:span><text:span text:style-name="T68"> </text:span><text:span text:style-name="T64">ז.)</text:span><text:span text:style-name="T63"> 'קדשים</text:span><text:span text:style-name="T67"> </text:span><text:span text:style-name="T63">קלין</text:span><text:span text:style-name="T67"> </text:span><text:span text:style-name="T63">לפני</text:span><text:span text:style-name="T67"> </text:span><text:span text:style-name="T63">זריקת</text:span><text:span text:style-name="T67"> </text:span><text:span text:style-name="T63">דמים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הן'</text:span><text:span text:style-name="T27">)</text:span>. <text:span text:style-name="T27">(</text:span><text:span text:style-name="T63">ומאי</text:span><text:span text:style-name="T67"> </text:span><text:span text:style-name="T63">טעמא</text:span><text:span text:style-name="T67"> </text:span><text:span text:style-name="T63">אזיל</text:span><text:span text:style-name="T67"> </text:span><text:span text:style-name="T63">לקולא? דאי</text:span><text:span text:style-name="T67"> </text:span><text:span text:style-name="T63">אמרת</text:span><text:span text:style-name="T67"> </text:span><text:span text:style-name="T63">כולן</text:span><text:span text:style-name="T67"> </text:span><text:span text:style-name="T63">ראויין</text:span><text:span text:style-name="T67"> </text:span><text:span text:style-name="T63">להביא</text:span><text:span text:style-name="T67"> </text:span><text:span text:style-name="T63">עולה, ואיכא</text:span><text:span text:style-name="T67"> </text:span><text:span text:style-name="T63">מעילה</text:span><text:span text:style-name="T67"> </text:span><text:span text:style-name="T63">בכולהו</text:span><text:span text:style-name="T67"> </text:span><text:span text:style-name="T63">- מכל</text:span><text:span text:style-name="T67"> </text:span><text:span text:style-name="T63">מקום</text:span><text:span text:style-name="T67"> </text:span><text:span text:style-name="T63">דמי</text:span><text:span text:style-name="T67"> </text:span><text:span text:style-name="T63">שלמים</text:span><text:span text:style-name="T67"> </text:span><text:span text:style-name="T63">איכא</text:span><text:span text:style-name="T67"> </text:span><text:span text:style-name="T63">בינייהו, דאינן</text:span><text:span text:style-name="T67"> </text:span><text:span text:style-name="T63">בני</text:span><text:span text:style-name="T67"> </text:span><text:span text:style-name="T63">מעילה, ואי</text:span><text:span text:style-name="T67"> </text:span><text:span text:style-name="T63">מייתי</text:span><text:span text:style-name="T67"> </text:span><text:span text:style-name="T63">עלייהו</text:span><text:span text:style-name="T67"> </text:span><text:span text:style-name="T63">קרבן</text:span><text:span text:style-name="T67"> </text:span><text:span text:style-name="T63">מעילה</text:span><text:span text:style-name="T67"> </text:span><text:span text:style-name="T63">- אישתכח</text:span><text:span text:style-name="T67"> </text:span><text:span text:style-name="T63">דקא</text:span><text:span text:style-name="T67"> </text:span><text:span text:style-name="T63">מייתי</text:span><text:span text:style-name="T67"> </text:span><text:span text:style-name="T63">חולין</text:span><text:span text:style-name="T67"> </text:span><text:span text:style-name="T63">לעזרה! הלכך</text:span><text:span text:style-name="T67"> </text:span><text:span text:style-name="T63">לקולא</text:span><text:span text:style-name="T67"> </text:span><text:span text:style-name="T63">דלא</text:span><text:span text:style-name="T67"> </text:span><text:span text:style-name="T63">נהנין</text:span><text:span text:style-name="T67"> </text:span><text:span text:style-name="T63">ולא</text:span><text:span text:style-name="T67"> </text:span><text:span text:style-name="T63">מועלין*.</text:span><text:span text:style-name="T27">)</text:span></text:p>
      <text:p text:style-name="P1"><text:span text:style-name="T63">*</text:span><text:span text:style-name="T41">[לפיכך</text:span><text:span text:style-name="T46"> </text:span><text:span text:style-name="T41">משנתנו</text:span><text:span text:style-name="T46"> </text:span><text:span text:style-name="T41">לא</text:span><text:span text:style-name="T46"> </text:span><text:span text:style-name="T41">כרבי</text:span><text:span text:style-name="T46"> </text:span><text:span text:style-name="T41">עקיבא, כי</text:span><text:span text:style-name="T46"> </text:span><text:span text:style-name="T41">לשיטתו</text:span><text:span text:style-name="T46"> </text:span><text:span text:style-name="T41">ספק</text:span><text:span text:style-name="T46"> </text:span><text:span text:style-name="T41">מעילה</text:span><text:span text:style-name="T46"> </text:span><text:span text:style-name="T41">יביא</text:span><text:span text:style-name="T46"> </text:span><text:span text:style-name="T41">אשם</text:span><text:span text:style-name="T46"> </text:span><text:span text:style-name="T41">תלוי, ואין</text:span><text:span text:style-name="T46"> </text:span><text:span text:style-name="T41">בעיה</text:span><text:span text:style-name="T46"> </text:span><text:span text:style-name="T41">של</text:span><text:span text:style-name="T46"> </text:span><text:span text:style-name="T41">חולין</text:span><text:span text:style-name="T46"> </text:span><text:span text:style-name="T41">לעזרה.]</text:span> </text:p>
      <text:p text:style-name="P1">מת<text:span text:style-name="T1"> </text:span>והיו<text:span text:style-name="T1"> </text:span>לו<text:span text:style-name="T1"> </text:span>מעות<text:span text:style-name="T1"> </text:span>סתומין<text:span text:style-name="T1"> </text:span><text:span text:style-name="T27">(</text:span><text:span text:style-name="T63">דלא</text:span><text:span text:style-name="T67"> </text:span><text:span text:style-name="T63">פריש</text:span><text:span text:style-name="T27">)</text:span> - יפלו<text:span text:style-name="T1"> </text:span>לנדבה<text:span text:style-name="T1"> </text:span><text:span text:style-name="T27">(</text:span><text:span text:style-name="T63">דהלכה</text:span><text:span text:style-name="T67"> </text:span><text:span text:style-name="T63">היא</text:span><text:span text:style-name="T67"> </text:span><text:span text:style-name="T63">בנזיר</text:span><text:span text:style-name="T27">)</text:span>. </text:p>
      <text:p text:style-name="P1">מעות<text:span text:style-name="T1"> </text:span>מפורשים: דמי<text:span text:style-name="T1"> </text:span>חטאת<text:span text:style-name="T1"> </text:span>ילכו<text:span text:style-name="T1"> </text:span>לים<text:span text:style-name="T1"> </text:span>המלח<text:span text:style-name="T1"> </text:span><text:span text:style-name="T27">(</text:span><text:span text:style-name="T63">דחטאת</text:span><text:span text:style-name="T67"> </text:span><text:span text:style-name="T63">שמתו</text:span><text:span text:style-name="T67"> </text:span><text:span text:style-name="T63">בעליה</text:span><text:span text:style-name="T67"> </text:span><text:span text:style-name="T63">היא</text:span><text:span text:style-name="T27">)</text:span>, לא<text:span text:style-name="T1"> </text:span>נהנין<text:span text:style-name="T1"> </text:span>ולא<text:span text:style-name="T1"> </text:span>מועלין;</text:p>
      <text:p text:style-name="P1"><text:soft-page-break/>דמי<text:span text:style-name="T1"> </text:span>עולה<text:span text:style-name="T1"> </text:span>יביאו<text:span text:style-name="T1"> </text:span>עולה<text:span text:style-name="T1"> </text:span><text:span text:style-name="T27">(</text:span><text:span text:style-name="T63">דדורון</text:span><text:span text:style-name="T67"> </text:span><text:span text:style-name="T63">בעלמא</text:span><text:span text:style-name="T67"> </text:span><text:span text:style-name="T63">היא, דלאו</text:span><text:span text:style-name="T67"> </text:span><text:span text:style-name="T63">לכפרה</text:span><text:span text:style-name="T67"> </text:span><text:span text:style-name="T63">אתיא, וכדאמרינן</text:span><text:span text:style-name="T67"> </text:span><text:span text:style-name="T63">בקינין</text:span><text:span text:style-name="T67"> </text:span><text:span text:style-name="T64">(פ"ב</text:span><text:span text:style-name="T68"> </text:span><text:span text:style-name="T64">משנה</text:span><text:span text:style-name="T68"> </text:span><text:span text:style-name="T64">ה)</text:span><text:span text:style-name="T63"> '</text:span><text:span text:style-name="T83">האשה</text:span><text:span text:style-name="T85"> </text:span><text:span text:style-name="T83">שמתה</text:span><text:span text:style-name="T85"> </text:span><text:span text:style-name="T83">- יביאו</text:span><text:span text:style-name="T85"> </text:span><text:span text:style-name="T83">יורשיה</text:span><text:span text:style-name="T85"> </text:span><text:span text:style-name="T83">עולתה</text:span><text:span text:style-name="T63">'</text:span><text:span text:style-name="T27">)</text:span> ומועלין<text:span text:style-name="T1"> </text:span>בהן; </text:p>
      <text:p text:style-name="P1">דמי<text:span text:style-name="T1"> </text:span>שלמים<text:span text:style-name="T1"> </text:span>יביאו<text:span text:style-name="T1"> </text:span>שלמים, ונאכלין<text:span text:style-name="T1"> </text:span>ליום<text:span text:style-name="T1"> </text:span>אחד<text:span text:style-name="T1"> </text:span><text:span text:style-name="T27">(</text:span><text:span text:style-name="T63">כדין</text:span><text:span text:style-name="T67"> </text:span><text:span text:style-name="T63">שלמי</text:span><text:span text:style-name="T67"> </text:span><text:span text:style-name="T63">נזיר</text:span><text:span text:style-name="T27">)</text:span>, ואין<text:span text:style-name="T1"> </text:span>טעונין<text:span text:style-name="T1"> </text:span>לחם<text:span text:style-name="T1"> </text:span><text:span text:style-name="T27">(</text:span><text:span text:style-name="T63">משום</text:span><text:span text:style-name="T67"> </text:span><text:span text:style-name="T63">דכתיב</text:span><text:span text:style-name="T67"> </text:span><text:span text:style-name="T63">ביה</text:span><text:span text:style-name="T67"> </text:span><text:span text:style-name="T64">(במדבר</text:span><text:span text:style-name="T68"> </text:span><text:span text:style-name="T64">ו,יט)</text:span><text:span text:style-name="T63"> </text:span><text:span text:style-name="T72">ונתן</text:span><text:span text:style-name="T67"> </text:span><text:span text:style-name="T72">על</text:span><text:span text:style-name="T67"> </text:span><text:span text:style-name="T72">כפי</text:span><text:span text:style-name="T67"> </text:span><text:span text:style-name="T72">הנזיר</text:span><text:span text:style-name="T67"> </text:span><text:span text:style-name="T63">- ואין</text:span><text:span text:style-name="T67"> </text:span><text:span text:style-name="T63">כאן</text:span><text:span text:style-name="T67"> </text:span><text:span text:style-name="T63">נזיר</text:span><text:span text:style-name="T27">)</text:span>.<text:span text:style-name="T63"> </text:span></text:p>
      <text:p text:style-name="P1"/>
      <text:p text:style-name="P1">גמרא:</text:p>
      <text:p text:style-name="P1">מתקיף<text:span text:style-name="T1"> </text:span>לה<text:span text:style-name="T1"> </text:span>ריש<text:span text:style-name="T1"> </text:span>לקיש: <text:span text:style-name="T27">(</text:span><text:span text:style-name="T63">הואיל</text:span><text:span text:style-name="T67"> </text:span><text:span text:style-name="T63">וקתני</text:span><text:span text:style-name="T67"> </text:span><text:span text:style-name="T63">במתניתין</text:span><text:span text:style-name="T67"> </text:span><text:span text:style-name="T63">'</text:span><text:span text:style-name="T83">לא</text:span><text:span text:style-name="T85"> </text:span><text:span text:style-name="T83">נהנין</text:span><text:span text:style-name="T85"> </text:span><text:span text:style-name="T83">ולא</text:span><text:span text:style-name="T85"> </text:span><text:span text:style-name="T83">מועלין</text:span><text:span text:style-name="T85"> </text:span><text:span text:style-name="T83">מפני</text:span><text:span text:style-name="T85"> </text:span><text:span text:style-name="T83">שהן</text:span><text:span text:style-name="T85"> </text:span><text:span text:style-name="T83">ראויין</text:span><text:span text:style-name="T85"> </text:span><text:span text:style-name="T83">לבא</text:span><text:span text:style-name="T85"> </text:span><text:span text:style-name="T83">כולן</text:span><text:span text:style-name="T85"> </text:span><text:span text:style-name="T83">שלמים</text:span><text:span text:style-name="T27">)</text:span> וליתני<text:span text:style-name="T1"> </text:span>נמי<text:span text:style-name="T1"> </text:span>'המפריש<text:span text:style-name="T1"> </text:span>מעות<text:span text:style-name="T1"> </text:span>לקינים<text:span text:style-name="T1"> </text:span>לא<text:span text:style-name="T1"> </text:span>נהנין<text:span text:style-name="T1"> </text:span>ולא<text:span text:style-name="T1"> </text:span>מועלין<text:span text:style-name="T1"> </text:span><text:span text:style-name="T27">(</text:span><text:span text:style-name="T63">כדקתני</text:span><text:span text:style-name="T27">)</text:span>: מפני<text:span text:style-name="T1"> </text:span>שהן<text:span text:style-name="T1"> </text:span>ראוין<text:span text:style-name="T1"> </text:span>להביא<text:span text:style-name="T1"> </text:span><text:span text:style-name="T41">[במעות</text:span><text:span text:style-name="T46"> </text:span><text:span text:style-name="T41">אלה]</text:span> תורין<text:span text:style-name="T1"> </text:span><text:span text:style-name="T27">(</text:span><text:span text:style-name="T63">קטנים</text:span><text:span text:style-name="T27">)</text:span> שלא<text:span text:style-name="T1"> </text:span>הגיע<text:span text:style-name="T1"> </text:span>זמנן<text:span text:style-name="T1"> </text:span>ובני<text:span text:style-name="T1"> </text:span>יונה<text:span text:style-name="T1"> </text:span>שעבר<text:span text:style-name="T1"> </text:span>זמנן<text:span text:style-name="T1"> </text:span><text:span text:style-name="T27">(</text:span><text:span text:style-name="T63">שכבר</text:span><text:span text:style-name="T67"> </text:span><text:span text:style-name="T63">הן</text:span><text:span text:style-name="T67"> </text:span><text:span text:style-name="T63">צהובין</text:span><text:span text:style-name="T27">) - (</text:span><text:span text:style-name="T63">לא</text:span><text:span text:style-name="T67"> </text:span><text:span text:style-name="T63">נהנין</text:span><text:span text:style-name="T67"> </text:span><text:span text:style-name="T63">ולא</text:span><text:span text:style-name="T67"> </text:span><text:span text:style-name="T63">מועלין</text:span><text:span text:style-name="T27">)</text:span>' <text:span text:style-name="T27">(</text:span><text:span text:style-name="T63">דכיון</text:span><text:span text:style-name="T67"> </text:span><text:span text:style-name="T63">דאינן</text:span><text:span text:style-name="T67"> </text:span><text:span text:style-name="T63">ראויין</text:span><text:span text:style-name="T67"> </text:span><text:span text:style-name="T63">לקרבן: דפסולין</text:span><text:span text:style-name="T67"> </text:span><text:span text:style-name="T63">נינהו</text:span><text:span text:style-name="T67"> </text:span><text:span text:style-name="T63">- לא</text:span><text:span text:style-name="T67"> </text:span><text:span text:style-name="T63">קרינא</text:span><text:span text:style-name="T67"> </text:span><text:span text:style-name="T63">בהו</text:span><text:span text:style-name="T67"> </text:span><text:span text:style-name="T72">מקדשי</text:span><text:span text:style-name="T67"> </text:span><text:span text:style-name="T72">ה'</text:span><text:span text:style-name="T63">, ולית</text:span><text:span text:style-name="T67"> </text:span><text:span text:style-name="T63">בהו</text:span><text:span text:style-name="T67"> </text:span><text:span text:style-name="T63">מעילה</text:span><text:span text:style-name="T27">)</text:span>? </text:p>
      <text:p text:style-name="P1">אמר<text:span text:style-name="T1"> </text:span>רבא: <text:span text:style-name="T27">(</text:span><text:span text:style-name="T63">לא</text:span><text:span text:style-name="T67"> </text:span><text:span text:style-name="T63">דמי</text:span><text:span text:style-name="T67"> </text:span><text:span text:style-name="T63">מפריש</text:span><text:span text:style-name="T67"> </text:span><text:span text:style-name="T63">מעות</text:span><text:span text:style-name="T67"> </text:span><text:span text:style-name="T63">לנזירותו</text:span><text:span text:style-name="T67"> </text:span><text:span text:style-name="T63">למפריש</text:span><text:span text:style-name="T67"> </text:span><text:span text:style-name="T63">מעות</text:span><text:span text:style-name="T67"> </text:span><text:span text:style-name="T63">לקינו:</text:span><text:span text:style-name="T27">)</text:span> <text:span text:style-name="T27">(</text:span><text:span text:style-name="T63">דגבי</text:span><text:span text:style-name="T67"> </text:span><text:span text:style-name="T63">נזירות</text:span><text:span text:style-name="T27">)</text:span> אמרה<text:span text:style-name="T1"> </text:span>תורה<text:span text:style-name="T1"> </text:span>במעות<text:span text:style-name="T1"> </text:span>סתומין<text:span text:style-name="T1"> </text:span>הבא<text:span text:style-name="T1"> </text:span>שלמים<text:span text:style-name="T1"> </text:span><text:span text:style-name="T27">(</text:span><text:span text:style-name="T63">משום</text:span><text:span text:style-name="T67"> </text:span><text:span text:style-name="T63">דאיחייב</text:span><text:span text:style-name="T67"> </text:span><text:span text:style-name="T63">נמי</text:span><text:span text:style-name="T67"> </text:span><text:span text:style-name="T63">להביא</text:span><text:span text:style-name="T67"> </text:span><text:span text:style-name="T63">במקצתו</text:span><text:span text:style-name="T67"> </text:span><text:span text:style-name="T63">שלמים, הלכך</text:span><text:span text:style-name="T67"> </text:span><text:span text:style-name="T63">אמרינן</text:span><text:span text:style-name="T67"> </text:span><text:span text:style-name="T63">מפני</text:span><text:span text:style-name="T67"> </text:span><text:span text:style-name="T63">שראויין</text:span><text:span text:style-name="T67"> </text:span><text:span text:style-name="T63">להביא</text:span><text:span text:style-name="T67"> </text:span><text:span text:style-name="T63">בכולן</text:span><text:span text:style-name="T67"> </text:span><text:span text:style-name="T63">שלמים</text:span><text:span text:style-name="T67"> </text:span><text:span text:style-name="T63">- לית</text:span><text:span text:style-name="T67"> </text:span><text:span text:style-name="T63">בהו</text:span><text:span text:style-name="T67"> </text:span><text:span text:style-name="T63">מעילה</text:span><text:span text:style-name="T27">)</text:span>; <text:span text:style-name="T27">(</text:span><text:span text:style-name="T63">אבל</text:span><text:span text:style-name="T67"> </text:span><text:span text:style-name="T63">הכא</text:span><text:span text:style-name="T67"> </text:span><text:span text:style-name="T63">במפריש</text:span><text:span text:style-name="T67"> </text:span><text:span text:style-name="T63">מעות</text:span><text:span text:style-name="T67"> </text:span><text:span text:style-name="T63">לקינו, מי</text:span><text:span text:style-name="T27">)</text:span> אמרה<text:span text:style-name="T1"> </text:span>תורה<text:span text:style-name="T1"> </text:span>הבא<text:span text:style-name="T1"> </text:span>תורין<text:span text:style-name="T1"> </text:span>שלא<text:span text:style-name="T1"> </text:span>הגיע<text:span text:style-name="T1"> </text:span>זמנן? אינן<text:span text:style-name="T1"> </text:span>ראויין<text:span text:style-name="T1"> </text:span>למזבח<text:span text:style-name="T1"> </text:span><text:span text:style-name="T27">(</text:span><text:span text:style-name="T63">כלל, למאי</text:span><text:span text:style-name="T67"> </text:span><text:span text:style-name="T63">מייתי</text:span><text:span text:style-name="T67"> </text:span><text:span text:style-name="T63">להו</text:span><text:span text:style-name="T27">)</text:span>!? <text:span text:style-name="T27">(</text:span><text:span text:style-name="T63">הילכך</text:span><text:span text:style-name="T67"> </text:span><text:span text:style-name="T63">לא</text:span><text:span text:style-name="T67"> </text:span><text:span text:style-name="T63">תני</text:span><text:span text:style-name="T67"> </text:span><text:span text:style-name="T63">להו</text:span><text:span text:style-name="T67"> </text:span><text:span text:style-name="T63">הכא</text:span><text:span text:style-name="T27">)</text:span>. </text:p>
      <text:p text:style-name="P1"/>
      <text:p text:style-name="P1"/>
      <text:p text:style-name="P1">משנה:</text:p>
      <text:p text:style-name="P1">רבי<text:span text:style-name="T1"> </text:span>שמעון<text:span text:style-name="T1"> </text:span>[<text:span text:style-name="T63">ספרים</text:span><text:span text:style-name="T67"> </text:span><text:span text:style-name="T63">אחרים: רבי</text:span><text:span text:style-name="T67"> </text:span><text:span text:style-name="T63">ישמעאל</text:span><text:span text:style-name="T67"> – </text:span><text:span text:style-name="T63">אבל</text:span><text:span text:style-name="T67"> </text:span><text:span text:style-name="T63">תוספות</text:span><text:span text:style-name="T67"> </text:span><text:span text:style-name="T63">גורסים</text:span><text:span text:style-name="T67"> </text:span><text:span text:style-name="T63">'רבי</text:span><text:span text:style-name="T67"> </text:span><text:span text:style-name="T63">שמעון'</text:span>] אומר: הדם<text:span text:style-name="T1"> </text:span>קל<text:span text:style-name="T1"> </text:span>בתחלה<text:span text:style-name="T1"> </text:span>וחמור<text:span text:style-name="T1"> </text:span>בסופו, נסכין<text:span text:style-name="T1"> </text:span>חומר<text:span text:style-name="T1"> </text:span>בתחלתן<text:span text:style-name="T1"> </text:span>וקל<text:span text:style-name="T1"> </text:span>בסופן:</text:p>
      <text:p text:style-name="P1">דם<text:span text:style-name="T1"> </text:span>בתחלתו<text:span text:style-name="T1"> </text:span>אין<text:span text:style-name="T1"> </text:span>מועלין; יצא<text:span text:style-name="T1"> </text:span>לנחל<text:span text:style-name="T1"> </text:span>קדרון<text:span text:style-name="T1"> </text:span>מועלין<text:span text:style-name="T1"> </text:span>בו. <text:span text:style-name="T27">(</text:span><text:span text:style-name="T63">מועלין</text:span><text:span text:style-name="T67"> </text:span><text:span text:style-name="T63">בו</text:span><text:span text:style-name="T67"> </text:span><text:span text:style-name="T63">מדרבנן, אבל</text:span><text:span text:style-name="T67"> </text:span><text:span text:style-name="T63">במקדש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ו</text:span><text:span text:style-name="T67"> </text:span><text:span text:style-name="T63">אפילו</text:span><text:span text:style-name="T67"> </text:span><text:span text:style-name="T63">מדרבנן, לפי</text:span><text:span text:style-name="T67"> </text:span><text:span text:style-name="T63">שאין</text:span><text:span text:style-name="T67"> </text:span><text:span text:style-name="T63">גוזרין</text:span><text:span text:style-name="T67"> </text:span><text:span text:style-name="T63">גזירות</text:span><text:span text:style-name="T67"> </text:span><text:span text:style-name="T63">במקדש, דהא</text:span><text:span text:style-name="T67"> </text:span><text:span text:style-name="T63">לנחל</text:span><text:span text:style-name="T67"> </text:span><text:span text:style-name="T63">קדרון</text:span><text:span text:style-name="T67"> </text:span><text:span text:style-name="T63">- לאחר</text:span><text:span text:style-name="T67"> </text:span><text:span text:style-name="T63">זריקה</text:span><text:span text:style-name="T67"> </text:span><text:span text:style-name="T63">הוא, כדתנן</text:span><text:span text:style-name="T67"> </text:span><text:span text:style-name="T64">(יומא</text:span><text:span text:style-name="T68"> </text:span><text:span text:style-name="T64">פ"ה</text:span><text:span text:style-name="T68"> </text:span><text:span text:style-name="T64">מ"ו, דף</text:span><text:span text:style-name="T68"> </text:span><text:span text:style-name="T64">נח:)</text:span><text:span text:style-name="T63"> '</text:span><text:span text:style-name="T83">אלו</text:span><text:span text:style-name="T85"> </text:span><text:span text:style-name="T83">ואלו</text:span><text:span text:style-name="T85"> </text:span><text:span text:style-name="T83">מתערבין</text:span><text:span text:style-name="T85"> </text:span><text:span text:style-name="T83">לאמה</text:span><text:span text:style-name="T85"> </text:span><text:span text:style-name="T83">ויוצאין</text:span><text:span text:style-name="T85"> </text:span><text:span text:style-name="T83">לנחל</text:span><text:span text:style-name="T85"> </text:span><text:span text:style-name="T83">קדרון</text:span><text:span text:style-name="T85"> </text:span><text:span text:style-name="T83">ונמכרין</text:span><text:span text:style-name="T85"> </text:span><text:span text:style-name="T83">לגננין</text:span><text:span text:style-name="T85"> </text:span><text:span text:style-name="T83">לזבל</text:span><text:span text:style-name="T85"> </text:span><text:span text:style-name="T83">ומועלין</text:span><text:span text:style-name="T85"> </text:span><text:span text:style-name="T83">בהן</text:span><text:span text:style-name="T63">' והאי</text:span><text:span text:style-name="T67"> </text:span><text:span text:style-name="T63">מעילה</text:span><text:span text:style-name="T67"> </text:span><text:span text:style-name="T63">- מדרבנן</text:span><text:span text:style-name="T67"> </text:span><text:span text:style-name="T63">היא, ולא</text:span><text:span text:style-name="T67"> </text:span><text:span text:style-name="T63">מדאורייתא; אבל</text:span><text:span text:style-name="T67"> </text:span><text:span text:style-name="T63">מדרבנן</text:span><text:span text:style-name="T67"> </text:span><text:span text:style-name="T63">מועלין, כגון</text:span><text:span text:style-name="T67"> </text:span><text:span text:style-name="T63">לאחר</text:span><text:span text:style-name="T67"> </text:span><text:span text:style-name="T63">שיצא</text:span><text:span text:style-name="T67"> </text:span><text:span text:style-name="T63">לנחל</text:span><text:span text:style-name="T67"> </text:span><text:span text:style-name="T63">קדרון.</text:span><text:span text:style-name="T27">)</text:span> </text:p>
      <text:p text:style-name="P1">נסכין: בתחלתן<text:span text:style-name="T1"> </text:span>מועלין<text:span text:style-name="T1"> </text:span>בהן; ירדו<text:span text:style-name="T1"> </text:span>לשיתין<text:span text:style-name="T1"> </text:span>- אין<text:span text:style-name="T1"> </text:span>מועלין<text:span text:style-name="T1"> </text:span>בהן.</text:p>
      <text:p text:style-name="P1"/>
      <text:p text:style-name="P1">גמרא:</text:p>
      <text:p text:style-name="P1">תנו<text:span text:style-name="T1"> </text:span>רבנן: '<text:span text:style-name="T105">מועלין</text:span><text:span text:style-name="T106"> </text:span><text:span text:style-name="T105">בדמים</text:span><text:span text:style-name="T106"> </text:span><text:span text:style-name="T105">- דברי</text:span><text:span text:style-name="T106"> </text:span><text:span text:style-name="T105">רבי</text:span><text:span text:style-name="T106"> </text:span><text:span text:style-name="T105">מאיר</text:span><text:span text:style-name="T106"> </text:span><text:span text:style-name="T105">ורבי</text:span><text:span text:style-name="T106"> </text:span><text:span text:style-name="T105">שמעון</text:span><text:span text:style-name="T106"> </text:span><text:span text:style-name="T105">וחכמים</text:span><text:span text:style-name="T106"> </text:span><text:span text:style-name="T105">אומרים: אין</text:span><text:span text:style-name="T106"> </text:span><text:span text:style-name="T105">מועלין</text:span>'.</text:p>
      <text:p text:style-name="P1">מאי<text:span text:style-name="T1"> </text:span>טעמא<text:span text:style-name="T1"> </text:span>דמאן<text:span text:style-name="T1"> </text:span>דאמר<text:span text:style-name="T1"> </text:span>'אין<text:span text:style-name="T1"> </text:span>מועלין<text:span text:style-name="T1"> </text:span><text:span text:style-name="T27">(</text:span><text:span text:style-name="T63">מדאורייתא</text:span><text:span text:style-name="T27">)</text:span>'? <text:span text:style-name="T27">(</text:span><text:span text:style-name="T63">לישנא</text:span><text:span text:style-name="T67"> </text:span><text:span text:style-name="T63">אחרינא</text:span><text:span text:style-name="T67"> </text:span><text:span text:style-name="T63">הכי</text:span><text:span text:style-name="T67"> </text:span><text:span text:style-name="T63">גרסינן: עד</text:span><text:span text:style-name="T67"> </text:span><text:span text:style-name="T63">כאן</text:span><text:span text:style-name="T67"> </text:span><text:span text:style-name="T63">לא</text:span><text:span text:style-name="T67"> </text:span><text:span text:style-name="T63">פליגי</text:span><text:span text:style-name="T67"> </text:span><text:span text:style-name="T40">[דאין</text:span><text:span text:style-name="T47"> </text:span><text:span text:style-name="T40">מועלין</text:span><text:span text:style-name="T47"> </text:span><text:span text:style-name="T40">דאורייתא]</text:span><text:span text:style-name="T63">; מנא</text:span><text:span text:style-name="T67"> </text:span><text:span text:style-name="T63">הני</text:span><text:span text:style-name="T67"> </text:span><text:span text:style-name="T63">מילי</text:span><text:span text:style-name="T67"> </text:span><text:span text:style-name="T63">דאין</text:span><text:span text:style-name="T67"> </text:span><text:span text:style-name="T63">מועלין</text:span><text:span text:style-name="T67"> </text:span><text:span text:style-name="T63">בדמים</text:span><text:span text:style-name="T67"> </text:span><text:span text:style-name="T63">מדאורייתא?</text:span><text:span text:style-name="T27">)</text:span></text:p>
      <text:p text:style-name="P46"><text:span text:style-name="T29">תוספות</text:span><text:span text:style-name="T2"> </text:span><text:span text:style-name="T29">ד"ה</text:span><text:span text:style-name="T2"> </text:span><text:span text:style-name="T29">מאי</text:span><text:span text:style-name="T2"> </text:span><text:span text:style-name="T29">טעמא: 'מאי</text:span><text:span text:style-name="T2"> </text:span><text:span text:style-name="T29">טעמא</text:span><text:span text:style-name="T2"> </text:span><text:span text:style-name="T29">דמאן</text:span><text:span text:style-name="T2"> </text:span><text:span text:style-name="T29">דאמר</text:span><text:span text:style-name="T2"> </text:span><text:span text:style-name="T29">אין</text:span><text:span text:style-name="T2"> </text:span><text:span text:style-name="T29">מועלין' לא</text:span><text:span text:style-name="T2"> </text:span><text:span text:style-name="T29">גרסינן, דאם</text:span><text:span text:style-name="T2"> </text:span><text:span text:style-name="T29">כן</text:span><text:span text:style-name="T2"> </text:span><text:span text:style-name="T29">משמע</text:span><text:span text:style-name="T2"> </text:span><text:span text:style-name="T29">דמאן</text:span><text:span text:style-name="T2"> </text:span><text:span text:style-name="T29">דאמר</text:span><text:span text:style-name="T2"> </text:span><text:span text:style-name="T29">'מועלין' היינו</text:span><text:span text:style-name="T2"> </text:span><text:span text:style-name="T29">מדאורייתא, ולית</text:span><text:span text:style-name="T2"> </text:span><text:span text:style-name="T29">ליה</text:span><text:span text:style-name="T2"> </text:span><text:span text:style-name="T29">הני</text:span><text:span text:style-name="T2"> </text:span><text:span text:style-name="T29">דרשות</text:span><text:span text:style-name="T2"> </text:span><text:span text:style-name="T29">דבסמוך, וזה</text:span><text:span text:style-name="T2"> </text:span><text:span text:style-name="T29">אינו: דהא</text:span><text:span text:style-name="T2"> </text:span><text:span text:style-name="T29">בריש</text:span><text:span text:style-name="T2"> </text:span><text:span text:style-name="T29">'הוציאו</text:span><text:span text:style-name="T2"> </text:span><text:span text:style-name="T29">לו' </text:span><text:span text:style-name="T30">(יומא</text:span><text:span text:style-name="T3"> </text:span><text:span text:style-name="T30">דף</text:span><text:span text:style-name="T3"> </text:span><text:span text:style-name="T30">נט:)</text:span><text:span text:style-name="T29"> קאמר</text:span><text:span text:style-name="T2"> </text:span><text:span text:style-name="T29">'ע"כ</text:span><text:span text:style-name="T2"> <text:s/></text:span><text:span text:style-name="T29">לא</text:span><text:span text:style-name="T2"> </text:span><text:span text:style-name="T29">פליגי</text:span><text:span text:style-name="T2"> </text:span><text:span text:style-name="T29">אלא</text:span><text:span text:style-name="T2"> </text:span><text:span text:style-name="T29">מדרבנן, אבל</text:span><text:span text:style-name="T2"> </text:span><text:span text:style-name="T29">דאורייתא</text:span><text:span text:style-name="T2"> </text:span><text:span text:style-name="T29">אין</text:span><text:span text:style-name="T2"> </text:span><text:span text:style-name="T29">מועלין'; ועוד: </text:span><text:span text:style-name="T128">דרבי</text:span><text:span text:style-name="T131"> </text:span><text:span text:style-name="T128">שמעון</text:span><text:span text:style-name="T131"> </text:span><text:span text:style-name="T128">קאמר</text:span><text:span text:style-name="T131"> </text:span><text:span text:style-name="T128">הכא</text:span><text:span text:style-name="T131"> </text:span><text:span text:style-name="T128">דמועלין</text:span><text:span text:style-name="T29">, ובמתניתין</text:span><text:span text:style-name="T2"> </text:span><text:span text:style-name="T29">קאמר</text:span><text:span text:style-name="T2"> </text:span><text:span text:style-name="T29">דאין</text:span><text:span text:style-name="T2"> </text:span><text:span text:style-name="T29">מועלין</text:span><text:span text:style-name="T2"> </text:span><text:span text:style-name="T29">אלא</text:span><text:span text:style-name="T2"> </text:span><text:span text:style-name="T29">בסוף, דרצה</text:span><text:span text:style-name="T2"> </text:span><text:span text:style-name="T29">לומר</text:span><text:span text:style-name="T2"> </text:span><text:span text:style-name="T29">מדרבנן! אלא</text:span><text:span text:style-name="T2"> </text:span><text:span text:style-name="T29">הכי</text:span><text:span text:style-name="T2"> </text:span><text:span text:style-name="T29">גרסינן: עד</text:span><text:span text:style-name="T2"> </text:span><text:span text:style-name="T29">כאן</text:span><text:span text:style-name="T2"> </text:span><text:span text:style-name="T29">לא</text:span><text:span text:style-name="T2"> </text:span><text:span text:style-name="T29">פליג</text:span><text:span text:style-name="T2"> </text:span><text:span text:style-name="T29">רבי</text:span><text:span text:style-name="T2"> </text:span><text:span text:style-name="T29">שמעון</text:span><text:span text:style-name="T2"> </text:span><text:span text:style-name="T29">אלא</text:span><text:span text:style-name="T2"> </text:span><text:span text:style-name="T29">מדרבנן, אבל</text:span><text:span text:style-name="T2"> </text:span><text:span text:style-name="T29">מדאורייתא</text:span><text:span text:style-name="T2"> </text:span><text:span text:style-name="T29">אין</text:span><text:span text:style-name="T2"> </text:span><text:span text:style-name="T29">מועלין</text:span><text:span text:style-name="T2"> </text:span><text:span text:style-name="T29">- מנהני</text:span><text:span text:style-name="T2"> </text:span><text:span text:style-name="T29">מילי?</text:span></text:p>
      <text:p text:style-name="P1">אמר<text:span text:style-name="T1"> </text:span>עולא: אמר<text:span text:style-name="T1"> </text:span>קרא: <text:span text:style-name="T64">(ויקרא</text:span><text:span text:style-name="T68"> </text:span><text:span text:style-name="T64">יז,יא)</text:span> <text:span text:style-name="T33">[כי</text:span><text:span text:style-name="T2"> </text:span><text:span text:style-name="T33">נפש</text:span><text:span text:style-name="T2"> </text:span><text:span text:style-name="T33">הבשר</text:span><text:span text:style-name="T2"> </text:span><text:span text:style-name="T33">בדם</text:span><text:span text:style-name="T2"> </text:span><text:span text:style-name="T33">הוא]</text:span><text:span text:style-name="T32"> ואני</text:span><text:span text:style-name="T1"> </text:span><text:span text:style-name="T32">נתתיו</text:span><text:span text:style-name="T1"> </text:span><text:span text:style-name="T32">לכם</text:span><text:span text:style-name="T2"> </text:span><text:span text:style-name="T33">[על</text:span><text:span text:style-name="T2"> </text:span><text:span text:style-name="T33">המזבח</text:span><text:span text:style-name="T2"> </text:span><text:span text:style-name="T134">לכפר</text:span><text:span text:style-name="T2"> </text:span><text:span text:style-name="T33">על</text:span><text:span text:style-name="T2"> </text:span><text:span text:style-name="T33">נפשתיכם</text:span><text:span text:style-name="T2"> </text:span><text:span text:style-name="T134">כי</text:span><text:span text:style-name="T131"> </text:span><text:span text:style-name="T134">הדם</text:span><text:span text:style-name="T131"> </text:span><text:span text:style-name="T134">הוא</text:span><text:span text:style-name="T131"> </text:span><text:span text:style-name="T134">בנפש</text:span><text:span text:style-name="T131"> </text:span><text:span text:style-name="T134">יכפר</text:span><text:span text:style-name="T33">]</text:span> - שלכם<text:span text:style-name="T1"> </text:span>הוא. </text:p>
      <text:p text:style-name="P1">דבי<text:span text:style-name="T1"> </text:span>רבי<text:span text:style-name="T1"> </text:span>ישמעאל<text:span text:style-name="T1"> </text:span>תנא: '<text:span text:style-name="T32">לכפר</text:span>': לכפרה<text:span text:style-name="T1"> </text:span>נתתיו, ולא<text:span text:style-name="T1"> </text:span>למעילה. </text:p>
      <text:p text:style-name="P1">רבי<text:span text:style-name="T1"> </text:span>יוחנן<text:span text:style-name="T1"> </text:span>אמר: אמר<text:span text:style-name="T1"> </text:span>קרא: '<text:span text:style-name="T105">כי</text:span><text:span text:style-name="T106"> </text:span><text:span text:style-name="T105">הדם</text:span><text:span text:style-name="T106"> </text:span><text:span text:style-name="T113">הוא</text:span><text:span text:style-name="T106"> </text:span><text:span text:style-name="T105">בנפש</text:span><text:span text:style-name="T106"> </text:span><text:span text:style-name="T105">יכפר</text:span>': לפני<text:span text:style-name="T1"> </text:span>כפרה<text:span text:style-name="T1"> </text:span>כלאחר<text:span text:style-name="T1"> </text:span>כפרה<text:span text:style-name="T1"> </text:span><text:span text:style-name="T133">הוא</text:span>: מה<text:span text:style-name="T1"> </text:span>לאחר<text:span text:style-name="T1"> </text:span>כפרה<text:span text:style-name="T1"> </text:span>אין<text:span text:style-name="T1"> </text:span>בו<text:span text:style-name="T1"> </text:span>מעילה<text:span text:style-name="T1"> </text:span><text:span text:style-name="T27">(</text:span><text:span text:style-name="T63">דנעשית</text:span><text:span text:style-name="T67"> </text:span><text:span text:style-name="T63">מצותו</text:span><text:span text:style-name="T27">)</text:span> - אף<text:span text:style-name="T1"> </text:span>לפני<text:span text:style-name="T1"> </text:span>כפרה<text:span text:style-name="T1"> </text:span>אין<text:span text:style-name="T1"> </text:span>בו<text:span text:style-name="T1"> </text:span>מעילה. </text:p>
      <text:p text:style-name="P1">ואימא<text:span text:style-name="T1"> </text:span><text:span text:style-name="T27">(</text:span><text:span text:style-name="T63">הכי</text:span><text:span text:style-name="T67"> </text:span><text:span text:style-name="T63">לאידך</text:span><text:span text:style-name="T67"> </text:span><text:span text:style-name="T63">גיסא</text:span><text:span text:style-name="T27">)</text:span>: 'מה<text:span text:style-name="T1"> </text:span>לפני<text:span text:style-name="T1"> </text:span>כפרה<text:span text:style-name="T1"> </text:span>יש<text:span text:style-name="T1"> </text:span>בו<text:span text:style-name="T1"> </text:span>מעילה<text:span text:style-name="T1"> </text:span><text:span text:style-name="T27">(</text:span><text:span text:style-name="T63">שהרי</text:span><text:span text:style-name="T67"> </text:span><text:span text:style-name="T63">לא</text:span><text:span text:style-name="T67"> </text:span><text:span text:style-name="T63">נעשית</text:span><text:span text:style-name="T67"> </text:span><text:span text:style-name="T63">מצותו</text:span><text:span text:style-name="T27">)</text:span> אף<text:span text:style-name="T1"> </text:span>לאחר<text:span text:style-name="T1"> </text:span>כפרה<text:span text:style-name="T1"> </text:span>יש<text:span text:style-name="T1"> </text:span>בו<text:span text:style-name="T1"> </text:span>מעילה'? <text:span text:style-name="T27">(</text:span><text:span text:style-name="T63">ואוקימנא</text:span><text:span text:style-name="T67"> </text:span><text:span text:style-name="T63">דאידי</text:span><text:span text:style-name="T67"> </text:span><text:span text:style-name="T63">ואידי</text:span><text:span text:style-name="T67"> </text:span><text:span text:style-name="T63">יש</text:span><text:span text:style-name="T67"> </text:span><text:span text:style-name="T63">בו</text:span><text:span text:style-name="T67"> </text:span><text:span text:style-name="T63">מעילה; לטעמיה</text:span><text:span text:style-name="T67"> </text:span><text:span text:style-name="T63">דרבי</text:span><text:span text:style-name="T67"> </text:span><text:span text:style-name="T63">יוחנן</text:span><text:span text:style-name="T67"> </text:span><text:span text:style-name="T63">קאמר, דדריש</text:span><text:span text:style-name="T67"> </text:span><text:span text:style-name="T63">'</text:span><text:span text:style-name="T72">הוא</text:span><text:span text:style-name="T63">', וקאמר</text:span><text:span text:style-name="T67"> </text:span><text:span text:style-name="T63">ליה: מאי</text:span><text:span text:style-name="T67"> </text:span><text:span text:style-name="T63">חזית</text:span><text:span text:style-name="T67"> </text:span><text:span text:style-name="T63">דדרשת</text:span><text:span text:style-name="T67"> </text:span><text:span text:style-name="T63">הכי?</text:span><text:span text:style-name="T27">)</text:span> </text:p>
      <text:p text:style-name="P1"><text:span text:style-name="T27">(</text:span><text:span text:style-name="T63">אמר</text:span><text:span text:style-name="T67"> </text:span><text:span text:style-name="T63">ליה</text:span><text:span text:style-name="T67"> </text:span><text:span text:style-name="T63">רבי</text:span><text:span text:style-name="T67"> </text:span><text:span text:style-name="T63">יוחנן:</text:span><text:span text:style-name="T27">)</text:span> וכי<text:span text:style-name="T1"> </text:span>יש<text:span text:style-name="T1"> </text:span>לך<text:span text:style-name="T1"> </text:span>דבר<text:span text:style-name="T1"> </text:span>שנעשית<text:span text:style-name="T1"> </text:span>מצותו<text:span text:style-name="T1"> </text:span>ויש<text:span text:style-name="T1"> </text:span>בו<text:span text:style-name="T1"> </text:span>מעילה? <text:span text:style-name="T27">(</text:span><text:span text:style-name="T63">אלא</text:span><text:span text:style-name="T67"> </text:span><text:span text:style-name="T63">ודאי</text:span><text:span text:style-name="T67"> </text:span><text:span text:style-name="T63">הכי</text:span><text:span text:style-name="T67"> </text:span><text:span text:style-name="T63">מיסתבר, כדאמינא</text:span><text:span text:style-name="T27">)</text:span>!</text:p>
      <text:p text:style-name="P1">אמאי<text:span text:style-name="T1"> </text:span>לא?:</text:p>
      <text:p text:style-name="P1"/>
      <text:p text:style-name="P1">(מעילה<text:span text:style-name="T1"> </text:span>יא,ב)</text:p>
      <text:p text:style-name="P1">הרי<text:span text:style-name="T1"> </text:span>תרומת<text:span text:style-name="T1"> </text:span>הדשן<text:span text:style-name="T1"> </text:span><text:span text:style-name="T27">(</text:span><text:span text:style-name="T63">דהוי</text:span><text:span text:style-name="T67"> </text:span><text:span text:style-name="T63">אצל</text:span><text:span text:style-name="T67"> </text:span><text:span text:style-name="T63">המזבח</text:span><text:span text:style-name="T27">)</text:span>, שנעשה<text:span text:style-name="T1"> </text:span>מצותו<text:span text:style-name="T1"> </text:span>ויש<text:span text:style-name="T1"> </text:span>בו<text:span text:style-name="T1"> </text:span>מעילה<text:span text:style-name="T1"> </text:span><text:span text:style-name="T27">(</text:span><text:span text:style-name="T63">דכתיב</text:span><text:span text:style-name="T67"> </text:span><text:span text:style-name="T64">[ויקרא</text:span><text:span text:style-name="T68"> </text:span><text:span text:style-name="T64">ו,ג]</text:span><text:span text:style-name="T63"> </text:span><text:span text:style-name="T73">[ולבש</text:span><text:span text:style-name="T69"> </text:span><text:span text:style-name="T73">הכהן</text:span><text:span text:style-name="T69"> </text:span><text:span text:style-name="T73">מדו</text:span><text:span text:style-name="T69"> </text:span><text:span text:style-name="T73">בד</text:span><text:span text:style-name="T69"> </text:span><text:span text:style-name="T73">ומכנסי</text:span><text:span text:style-name="T69"> </text:span><text:span text:style-name="T73">בד</text:span><text:span text:style-name="T69"> </text:span><text:span text:style-name="T73">ילבש</text:span><text:span text:style-name="T69"> </text:span><text:span text:style-name="T73">על</text:span><text:span text:style-name="T69"> </text:span><text:span text:style-name="T73">בשרו</text:span><text:span text:style-name="T69"> </text:span><text:span text:style-name="T73">והרים</text:span><text:span text:style-name="T69"> </text:span><text:span text:style-name="T73">את</text:span><text:span text:style-name="T69"> </text:span><text:span text:style-name="T73">הדשן</text:span><text:span text:style-name="T69"> </text:span><text:span text:style-name="T73">אשר</text:span><text:span text:style-name="T69"> </text:span><text:span text:style-name="T73">תאכל</text:span><text:span text:style-name="T69"> </text:span><text:span text:style-name="T73">האש</text:span><text:span text:style-name="T69"> </text:span><text:span text:style-name="T73">את</text:span><text:span text:style-name="T69"> </text:span><text:span text:style-name="T73">העלה</text:span><text:span text:style-name="T69"> </text:span><text:span text:style-name="T73">על</text:span><text:span text:style-name="T69"> </text:span><text:span text:style-name="T73">המזבח]</text:span><text:span text:style-name="T72"> וְשָׂמוֹ</text:span><text:span text:style-name="T67"> </text:span><text:span text:style-name="T73">[אצל</text:span><text:span text:style-name="T69"> </text:span><text:span text:style-name="T73">המזבח]</text:span><text:span text:style-name="T63"> ונגמר</text:span><text:span text:style-name="T67"> </text:span><text:span text:style-name="T63">מיניה</text:span><text:span text:style-name="T67"> </text:span><text:span text:style-name="T63">הכא</text:span><text:span text:style-name="T27">)</text:span>?</text:p>
      <text:p text:style-name="P1">משום<text:span text:style-name="T1"> </text:span><text:span text:style-name="T27">(</text:span><text:span text:style-name="T63">הכי</text:span><text:span text:style-name="T67"> </text:span><text:span text:style-name="T63">לא</text:span><text:span text:style-name="T67"> </text:span><text:span text:style-name="T63">גמרינן</text:span><text:span text:style-name="T67"> </text:span><text:span text:style-name="T63">מיניה</text:span><text:span text:style-name="T27">)</text:span> דהוה<text:span text:style-name="T1"> </text:span>ליה<text:span text:style-name="T1"> </text:span>תרומת<text:span text:style-name="T1"> </text:span>הדשן<text:span text:style-name="T1"> </text:span>ואיברי<text:span text:style-name="T1"> </text:span>שעיר<text:span text:style-name="T1"> </text:span>המשתלח<text:span text:style-name="T1"> </text:span>שני<text:span text:style-name="T1"> </text:span>כתובין<text:span text:style-name="T1"> </text:span>הבאין<text:span text:style-name="T1"> </text:span>כאחד, וכל<text:span text:style-name="T1"> </text:span>שני<text:span text:style-name="T1"> </text:span>כתובין<text:span text:style-name="T1"> </text:span>הבאין<text:span text:style-name="T1"> </text:span>כאחד<text:span text:style-name="T1"> </text:span>אין<text:span text:style-name="T1"> </text:span>מלמדין.</text:p>
      <text:p text:style-name="P1"><text:soft-page-break/>הניחא<text:span text:style-name="T1"> </text:span>למאן<text:span text:style-name="T1"> </text:span>דאמר<text:span text:style-name="T1"> </text:span><text:span text:style-name="T27">(</text:span><text:span text:style-name="T63">התם</text:span><text:span text:style-name="T67"> </text:span><text:span text:style-name="T64">(יומא</text:span><text:span text:style-name="T68"> </text:span><text:span text:style-name="T64">דף</text:span><text:span text:style-name="T68"> </text:span><text:span text:style-name="T64">סז.)</text:span><text:span text:style-name="T27">)</text:span> איברי<text:span text:style-name="T1"> </text:span>שעיר<text:span text:style-name="T1"> </text:span>המשתלח<text:span text:style-name="T1"> </text:span>אין<text:span text:style-name="T1"> </text:span>נהנין<text:span text:style-name="T1"> </text:span>מהן<text:span text:style-name="T1"> </text:span><text:span text:style-name="T27">(</text:span><text:span text:style-name="T63">איברי</text:span><text:span text:style-name="T67"> </text:span><text:span text:style-name="T63">שעיר</text:span><text:span text:style-name="T67"> </text:span><text:span text:style-name="T63">של</text:span><text:span text:style-name="T67"> </text:span><text:span text:style-name="T63">יום</text:span><text:span text:style-name="T67"> </text:span><text:span text:style-name="T63">הכפורים</text:span><text:span text:style-name="T67"> </text:span><text:span text:style-name="T63">מועלין</text:span><text:span text:style-name="T67"> </text:span><text:span text:style-name="T63">בהן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נעשית</text:span><text:span text:style-name="T67"> </text:span><text:span text:style-name="T63">מצותן, משום</text:span><text:span text:style-name="T67"> </text:span><text:span text:style-name="T63">דכתיב</text:span><text:span text:style-name="T67"> </text:span><text:span text:style-name="T64">[ויקרא</text:span><text:span text:style-name="T68"> </text:span><text:span text:style-name="T64">טז,כב]</text:span><text:span text:style-name="T63"> </text:span><text:span text:style-name="T73">[ונשא</text:span><text:span text:style-name="T69"> </text:span><text:span text:style-name="T73">השעיר</text:span><text:span text:style-name="T69"> </text:span><text:span text:style-name="T73">עליו</text:span><text:span text:style-name="T69"> </text:span><text:span text:style-name="T73">את</text:span><text:span text:style-name="T69"> </text:span><text:span text:style-name="T73">כל</text:span><text:span text:style-name="T69"> </text:span><text:span text:style-name="T73">עונתם]</text:span><text:span text:style-name="T63"> </text:span><text:span text:style-name="T72">אל</text:span><text:span text:style-name="T67"> </text:span><text:span text:style-name="T72">ארץ</text:span><text:span text:style-name="T67"> </text:span><text:span text:style-name="T72">גזירה</text:span><text:span text:style-name="T67"> </text:span><text:span text:style-name="T73">[ושלח</text:span><text:span text:style-name="T69"> </text:span><text:span text:style-name="T73">את</text:span><text:span text:style-name="T69"> </text:span><text:span text:style-name="T73">השעיר</text:span><text:span text:style-name="T69"> </text:span><text:span text:style-name="T73">ב</text:span><text:span text:style-name="T102">מדבר</text:span><text:span text:style-name="T73">]</text:span><text:span text:style-name="T63"> – שפיר: להכי</text:span><text:span text:style-name="T67"> </text:span><text:span text:style-name="T63">לא</text:span><text:span text:style-name="T67"> </text:span><text:span text:style-name="T63">גמיר</text:span><text:span text:style-name="T67"> </text:span><text:span text:style-name="T63">מתרומת</text:span><text:span text:style-name="T67"> </text:span><text:span text:style-name="T63">הדשן: דהוי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ושעיר</text:span><text:span text:style-name="T67"> </text:span><text:span text:style-name="T63">המשתלח</text:span><text:span text:style-name="T67"> </text:span><text:span text:style-name="T63">שני</text:span><text:span text:style-name="T67"> </text:span><text:span text:style-name="T63">כתובין</text:span><text:span text:style-name="T67"> </text:span><text:span text:style-name="T63">הבאין</text:span><text:span text:style-name="T67"> </text:span><text:span text:style-name="T63">כאחד</text:span><text:span text:style-name="T27">)</text:span>, אלא<text:span text:style-name="T1"> </text:span>למאן<text:span text:style-name="T1"> </text:span>דאמר<text:span text:style-name="T1"> </text:span>נהנין<text:span text:style-name="T1"> </text:span>מהן<text:span text:style-name="T1"> </text:span><text:span text:style-name="T27">(</text:span><text:span text:style-name="T63">דמפיק</text:span><text:span text:style-name="T67"> </text:span><text:span text:style-name="T63">ליה</text:span><text:span text:style-name="T67"> </text:span><text:span text:style-name="T63">מ</text:span><text:span text:style-name="T72">מדבר</text:span><text:span text:style-name="T27">)</text:span> מאי<text:span text:style-name="T1"> </text:span>איכא<text:span text:style-name="T1"> </text:span>למימר<text:span text:style-name="T1"> </text:span><text:span text:style-name="T27">(</text:span><text:span text:style-name="T63">נגמר</text:span><text:span text:style-name="T67"> </text:span><text:span text:style-name="T63">מתרומת</text:span><text:span text:style-name="T67"> </text:span><text:span text:style-name="T63">הדשן, דלא</text:span><text:span text:style-name="T67"> </text:span><text:span text:style-name="T63">הוו</text:span><text:span text:style-name="T67"> </text:span><text:span text:style-name="T63">שני</text:span><text:span text:style-name="T67"> </text:span><text:span text:style-name="T63">כתובין</text:span><text:span text:style-name="T67"> </text:span><text:span text:style-name="T63">וכו'</text:span><text:span text:style-name="T27">)</text:span>?</text:p>
      <text:p text:style-name="P1">משום<text:span text:style-name="T1"> </text:span>דהוה<text:span text:style-name="T1"> </text:span>ליה<text:span text:style-name="T1"> </text:span>תרומת<text:span text:style-name="T1"> </text:span>הדשן<text:span text:style-name="T1"> </text:span>ובגדי<text:span text:style-name="T1"> </text:span>כהונה<text:span text:style-name="T1"> </text:span>שני<text:span text:style-name="T1"> </text:span>כתובין<text:span text:style-name="T1"> </text:span>הבאין<text:span text:style-name="T1"> </text:span>כאחד, וכל<text:span text:style-name="T1"> </text:span>שני<text:span text:style-name="T1"> </text:span>כתובין<text:span text:style-name="T1"> </text:span>הבאין<text:span text:style-name="T1"> </text:span>כאחד<text:span text:style-name="T1"> </text:span>אין<text:span text:style-name="T1"> </text:span>מלמדין;</text:p>
      <text:p text:style-name="P1">הניחא<text:span text:style-name="T1"> </text:span>לרבנן, דאמרי<text:span text:style-name="T1"> </text:span>'<text:span text:style-name="T64">(ויקרא</text:span><text:span text:style-name="T68"> </text:span><text:span text:style-name="T64">טז,כג)</text:span><text:span text:style-name="T32"> </text:span><text:span text:style-name="T33">[ובא</text:span><text:span text:style-name="T2"> </text:span><text:span text:style-name="T33">אהרן</text:span><text:span text:style-name="T2"> </text:span><text:span text:style-name="T33">אל</text:span><text:span text:style-name="T2"> </text:span><text:span text:style-name="T33">אהל</text:span><text:span text:style-name="T2"> </text:span><text:span text:style-name="T33">מועד</text:span><text:span text:style-name="T2"> </text:span><text:span text:style-name="T33">ופשט</text:span><text:span text:style-name="T2"> </text:span><text:span text:style-name="T33">את</text:span><text:span text:style-name="T2"> </text:span><text:span text:style-name="T33">בגדי</text:span><text:span text:style-name="T2"> </text:span><text:span text:style-name="T33">הבד</text:span><text:span text:style-name="T2"> </text:span><text:span text:style-name="T33">אשר</text:span><text:span text:style-name="T2"> </text:span><text:span text:style-name="T33">לבש</text:span><text:span text:style-name="T2"> </text:span><text:span text:style-name="T33">בבאו</text:span><text:span text:style-name="T2"> </text:span><text:span text:style-name="T33">אל</text:span><text:span text:style-name="T2"> </text:span><text:span text:style-name="T33">הקדש]</text:span><text:span text:style-name="T32"> והניחם</text:span><text:span text:style-name="T1"> </text:span><text:span text:style-name="T32">שם</text:span><text:span text:style-name="T1"> </text:span>- מלמד<text:span text:style-name="T1"> </text:span>שהן<text:span text:style-name="T1"> </text:span>טעונין<text:span text:style-name="T1"> </text:span>גניזה' – שפיר; אלא<text:span text:style-name="T1"> </text:span>לרבי<text:span text:style-name="T1"> </text:span>דוסא, דאמר<text:span text:style-name="T1"> </text:span>מותר<text:span text:style-name="T1"> </text:span>להשתמש<text:span text:style-name="T1"> </text:span>בהן<text:span text:style-name="T1"> </text:span>כהן<text:span text:style-name="T1"> </text:span>הדיוט<text:span text:style-name="T1"> </text:span><text:span text:style-name="T27">(</text:span><text:span text:style-name="T63">דלית</text:span><text:span text:style-name="T67"> </text:span><text:span text:style-name="T63">בהו</text:span><text:span text:style-name="T67"> </text:span><text:span text:style-name="T63">מעילה, ומאי</text:span><text:span text:style-name="T67"> </text:span><text:span text:style-name="T72">והניחם</text:span><text:span text:style-name="T67"> </text:span><text:span text:style-name="T72">שם</text:span><text:span text:style-name="T63">? - שלא</text:span><text:span text:style-name="T67"> </text:span><text:span text:style-name="T63">ישתמש</text:span><text:span text:style-name="T67"> </text:span><text:span text:style-name="T63">בהן</text:span><text:span text:style-name="T67"> </text:span><text:span text:style-name="T63">ביום</text:span><text:span text:style-name="T67"> </text:span><text:span text:style-name="T63">הכפורים</text:span><text:span text:style-name="T67"> </text:span><text:span text:style-name="T63">אחר</text:span><text:span text:style-name="T27">)</text:span> - מאי<text:span text:style-name="T1"> </text:span>איכא<text:span text:style-name="T1"> </text:span>למימר?</text:p>
      <text:p text:style-name="P1">משום<text:span text:style-name="T1"> </text:span>דהוה<text:span text:style-name="T1"> </text:span>תרומת<text:span text:style-name="T1"> </text:span>הדשן<text:span text:style-name="T1"> </text:span>ועגלה<text:span text:style-name="T1"> </text:span>ערופה<text:span text:style-name="T1"> </text:span>שני<text:span text:style-name="T1"> </text:span>כתובין<text:span text:style-name="T1"> </text:span>הבאין<text:span text:style-name="T1"> </text:span>כאחד;</text:p>
      <text:p text:style-name="P1">הניחא<text:span text:style-name="T1"> </text:span>למאן<text:span text:style-name="T1"> </text:span>דאמר<text:span text:style-name="T1"> </text:span>אין<text:span text:style-name="T1"> </text:span>מלמדין, אלא<text:span text:style-name="T1"> </text:span>למאן<text:span text:style-name="T1"> </text:span>דאמר<text:span text:style-name="T1"> </text:span>מלמדין<text:span text:style-name="T1"> </text:span><text:span text:style-name="T41">[רבי</text:span><text:span text:style-name="T46"> </text:span><text:span text:style-name="T41">יהודה]</text:span> מאי<text:span text:style-name="T1"> </text:span>איכא<text:span text:style-name="T1"> </text:span>למימר<text:span text:style-name="T1"> </text:span><text:span text:style-name="T27">(</text:span><text:span text:style-name="T99">אפילו</text:span><text:span text:style-name="T67"> </text:span><text:span text:style-name="T63">למאן</text:span><text:span text:style-name="T67"> </text:span><text:span text:style-name="T63">דאמר</text:span><text:span text:style-name="T67"> </text:span><text:span text:style-name="T63">מלמדין</text:span><text:span text:style-name="T67"> </text:span><text:span text:style-name="T63">מהן</text:span><text:span text:style-name="T67"> </text:span><text:span text:style-name="T63">- </text:span><text:span text:style-name="T99">הכא</text:span><text:span text:style-name="T67"> </text:span><text:span text:style-name="T63">אין</text:span><text:span text:style-name="T67"> </text:span><text:span text:style-name="T63">מלמדין</text:span><text:span text:style-name="T27">)</text:span>?: <text:span text:style-name="T27">(</text:span><text:span text:style-name="T63">משום</text:span><text:span text:style-name="T67"> </text:span><text:span text:style-name="T63">ד</text:span><text:span text:style-name="T27">)</text:span>תרי<text:span text:style-name="T1"> </text:span>מיעוטי<text:span text:style-name="T1"> </text:span>כתיבי: כתיב<text:span text:style-name="T1"> </text:span>התם<text:span text:style-name="T1"> </text:span><text:span text:style-name="T64">(דברים</text:span><text:span text:style-name="T68"> </text:span><text:span text:style-name="T64">כא,ו)</text:span> <text:span text:style-name="T33">[וכל</text:span><text:span text:style-name="T2"> </text:span><text:span text:style-name="T33">זקני</text:span><text:span text:style-name="T2"> </text:span><text:span text:style-name="T33">העיר</text:span><text:span text:style-name="T2"> </text:span><text:span text:style-name="T33">ההוא</text:span><text:span text:style-name="T2"> </text:span><text:span text:style-name="T33">הקרבים</text:span><text:span text:style-name="T2"> </text:span><text:span text:style-name="T33">אל</text:span><text:span text:style-name="T2"> </text:span><text:span text:style-name="T33">החלל</text:span><text:span text:style-name="T2"> </text:span><text:span text:style-name="T33">ירחצו</text:span><text:span text:style-name="T2"> </text:span><text:span text:style-name="T33">את</text:span><text:span text:style-name="T2"> </text:span><text:span text:style-name="T33">ידיהם</text:span><text:span text:style-name="T2"> </text:span><text:span text:style-name="T33">על</text:span><text:span text:style-name="T2"> </text:span><text:span text:style-name="T33">העגלה]</text:span><text:span text:style-name="T32"> הערופה</text:span><text:span text:style-name="T1"> </text:span><text:span text:style-name="T33">[בנחל]</text:span> <text:span text:style-name="T27">(</text:span><text:span text:style-name="T72">הערופה</text:span><text:span text:style-name="T67"> </text:span><text:span text:style-name="T63">- דה"א</text:span><text:span text:style-name="T67"> </text:span><text:span text:style-name="T63">קמייתא</text:span><text:span text:style-name="T67"> </text:span><text:span text:style-name="T63">יתירא</text:span><text:span text:style-name="T67"> </text:span><text:span text:style-name="T63">היא</text:span><text:span text:style-name="T27">)</text:span>, וכתיב<text:span text:style-name="T1"> </text:span>התם<text:span text:style-name="T1"> </text:span><text:span text:style-name="T64">[ויקרא</text:span><text:span text:style-name="T68"> </text:span><text:span text:style-name="T64">ו,ג]</text:span><text:span text:style-name="T63"> </text:span><text:span text:style-name="T72">[ולבש</text:span><text:span text:style-name="T67"> </text:span><text:span text:style-name="T72">הכהן</text:span><text:span text:style-name="T67"> </text:span><text:span text:style-name="T72">מדו</text:span><text:span text:style-name="T67"> </text:span><text:span text:style-name="T72">בד</text:span><text:span text:style-name="T67"> </text:span><text:span text:style-name="T72">ומכנסי</text:span><text:span text:style-name="T67"> </text:span><text:span text:style-name="T72">בד</text:span><text:span text:style-name="T67"> </text:span><text:span text:style-name="T72">ילבש</text:span><text:span text:style-name="T67"> </text:span><text:span text:style-name="T72">על</text:span><text:span text:style-name="T67"> </text:span><text:span text:style-name="T72">בשרו</text:span><text:span text:style-name="T67"> </text:span><text:span text:style-name="T72">והרים</text:span><text:span text:style-name="T67"> </text:span><text:span text:style-name="T72">את</text:span><text:span text:style-name="T67"> </text:span><text:span text:style-name="T72">הדשן</text:span><text:span text:style-name="T67"> </text:span><text:span text:style-name="T72">אשר</text:span><text:span text:style-name="T67"> </text:span><text:span text:style-name="T72">תאכל</text:span><text:span text:style-name="T67"> </text:span><text:span text:style-name="T72">האש</text:span><text:span text:style-name="T67"> </text:span><text:span text:style-name="T72">את</text:span><text:span text:style-name="T67"> </text:span><text:span text:style-name="T72">העלה</text:span><text:span text:style-name="T67"> </text:span><text:span text:style-name="T72">על</text:span><text:span text:style-name="T67"> </text:span><text:span text:style-name="T72">המזבח]</text:span><text:span text:style-name="T71"> וְשָׂמוֹ</text:span><text:span text:style-name="T66"> </text:span><text:span text:style-name="T72">[אצל</text:span><text:span text:style-name="T67"> </text:span><text:span text:style-name="T72">המזבח]</text:span> <text:span text:style-name="T27">(</text:span><text:span text:style-name="T63">דוי"ו</text:span><text:span text:style-name="T67"> </text:span><text:span text:style-name="T63">בתראה</text:span><text:span text:style-name="T67"> </text:span><text:span text:style-name="T63">מייתרא, לומר</text:span><text:span text:style-name="T67"> </text:span><text:span text:style-name="T63">לך</text:span><text:span text:style-name="T27">)</text:span> הני<text:span text:style-name="T1"> – </text:span>אִין<text:span text:style-name="T1"> </text:span><text:span text:style-name="T27">(</text:span><text:span text:style-name="T63">הני</text:span><text:span text:style-name="T67"> </text:span><text:span text:style-name="T63">הוא</text:span><text:span text:style-name="T67"> </text:span><text:span text:style-name="T63">דמועלין</text:span><text:span text:style-name="T67"> </text:span><text:span text:style-name="T63">בהן</text:span><text:span text:style-name="T67"> </text:span><text:span text:style-name="T63">לאחר</text:span><text:span text:style-name="T67"> </text:span><text:span text:style-name="T63">שנעשית</text:span><text:span text:style-name="T67"> </text:span><text:span text:style-name="T63">מצותם</text:span><text:span text:style-name="T27">)</text:span>, <text:span text:style-name="T27">(</text:span><text:span text:style-name="T63">אבל</text:span><text:span text:style-name="T27">)</text:span> מידי<text:span text:style-name="T1"> </text:span>אחרינא<text:span text:style-name="T1"> – </text:span>לא. </text:p>
      <text:p text:style-name="P47"><text:span text:style-name="T28">תוספות</text:span><text:span text:style-name="T1"> </text:span><text:span text:style-name="T28">ד"ה</text:span><text:span text:style-name="T1"> </text:span><text:span text:style-name="T28">תרי</text:span><text:span text:style-name="T1"> </text:span><text:span text:style-name="T28">מיעוטי</text:span><text:span text:style-name="T1"> </text:span><text:span text:style-name="T28">כתיבי. תימה! דבחד</text:span><text:span text:style-name="T1"> </text:span><text:span text:style-name="T28">מיעוטא</text:span><text:span text:style-name="T1"> </text:span><text:span text:style-name="T28">הוה</text:span><text:span text:style-name="T1"> </text:span><text:span text:style-name="T28">סגי: דליכא</text:span><text:span text:style-name="T1"> </text:span><text:span text:style-name="T28">למימר</text:span><text:span text:style-name="T1"> </text:span><text:span text:style-name="T28">דאי</text:span><text:span text:style-name="T1"> </text:span><text:span text:style-name="T28">לא</text:span><text:span text:style-name="T1"> </text:span><text:span text:style-name="T28">כתיב</text:span><text:span text:style-name="T1"> </text:span><text:span text:style-name="T28">מיעוטא</text:span><text:span text:style-name="T1"> </text:span><text:span text:style-name="T28">אלא</text:span><text:span text:style-name="T1"> </text:span><text:span text:style-name="T28">בחד</text:span><text:span text:style-name="T1"> </text:span><text:span text:style-name="T28">הוה</text:span><text:span text:style-name="T1"> </text:span><text:span text:style-name="T28">ילפינן</text:span><text:span text:style-name="T1"> </text:span><text:span text:style-name="T28">מאידך, דאם</text:span><text:span text:style-name="T1"> </text:span><text:span text:style-name="T28">כן</text:span><text:span text:style-name="T1"> </text:span><text:span text:style-name="T28">לישתוק</text:span><text:span text:style-name="T1"> </text:span><text:span text:style-name="T28">מן</text:span><text:span text:style-name="T1"> </text:span><text:span text:style-name="T28">המיעוט, דהא</text:span><text:span text:style-name="T1"> </text:span><text:span text:style-name="T28">שני</text:span><text:span text:style-name="T1"> </text:span><text:span text:style-name="T28">כתובים</text:span><text:span text:style-name="T1"> </text:span><text:span text:style-name="T28">הבאין</text:span><text:span text:style-name="T1"> </text:span><text:span text:style-name="T28">כאחד</text:span><text:span text:style-name="T1"> </text:span><text:span text:style-name="T28">אין</text:span><text:span text:style-name="T1"> </text:span><text:span text:style-name="T28">מלמדין!?</text:span></text:p>
      <text:p text:style-name="P46"><text:span text:style-name="T29">ונראה</text:span><text:span text:style-name="T2"> </text:span><text:span text:style-name="T29">למורי</text:span><text:span text:style-name="T2"> </text:span><text:span text:style-name="T29">הרב</text:span><text:span text:style-name="T2"> </text:span><text:span text:style-name="T29">רבינו</text:span><text:span text:style-name="T2"> </text:span><text:span text:style-name="T29">פרץ</text:span><text:span text:style-name="T2"> </text:span><text:span text:style-name="T29">דלא</text:span><text:span text:style-name="T2"> </text:span><text:span text:style-name="T29">מצי</text:span><text:span text:style-name="T2"> </text:span><text:span text:style-name="T29">למישתק</text:span><text:span text:style-name="T2"> </text:span><text:span text:style-name="T29">מ</text:span><text:span text:style-name="T33">הערופה</text:span><text:span text:style-name="T29">: דאיצטריך</text:span><text:span text:style-name="T2"> </text:span><text:span text:style-name="T29">לומר</text:span><text:span text:style-name="T2"> </text:span><text:span text:style-name="T29">'זו</text:span><text:span text:style-name="T2"> </text:span><text:span text:style-name="T29">בעריפה</text:span><text:span text:style-name="T2"> </text:span><text:span text:style-name="T29">ואין</text:span><text:span text:style-name="T2"> </text:span><text:span text:style-name="T29">אחר</text:span><text:span text:style-name="T2"> </text:span><text:span text:style-name="T29">בעריפה' - לאפוקי</text:span><text:span text:style-name="T2"> </text:span><text:span text:style-name="T29">פרה</text:span><text:span text:style-name="T2"> </text:span><text:span text:style-name="T29">אדומה, כדאמר</text:span><text:span text:style-name="T2"> </text:span><text:span text:style-name="T29">בפרק</text:span><text:span text:style-name="T2"> </text:span><text:span text:style-name="T29">קמא</text:span><text:span text:style-name="T2"> </text:span><text:span text:style-name="T29">דחולין</text:span><text:span text:style-name="T2"> </text:span><text:span text:style-name="T30">(דף</text:span><text:span text:style-name="T3"> </text:span><text:span text:style-name="T30">כד.)</text:span><text:span text:style-name="T29">, וא"כ</text:span><text:span text:style-name="T2"> </text:span><text:span text:style-name="T29">צריך</text:span><text:span text:style-name="T2"> </text:span><text:span text:style-name="T29">לכתוב</text:span><text:span text:style-name="T2"> </text:span><text:span text:style-name="T33">ושמו</text:span><text:span text:style-name="T2"> </text:span><text:span text:style-name="T29">כדי</text:span><text:span text:style-name="T2"> </text:span><text:span text:style-name="T29">שלא</text:span><text:span text:style-name="T2"> </text:span><text:span text:style-name="T29">נלמוד</text:span><text:span text:style-name="T2"> </text:span><text:span text:style-name="T29">משם</text:span><text:span text:style-name="T2"> </text:span><text:span text:style-name="T29">דהערופה</text:span><text:span text:style-name="T2"> </text:span><text:span text:style-name="T29">איצטריך, כדפי'. </text:span></text:p>
      <text:p text:style-name="P15">[## והיות<text:span text:style-name="T53"> </text:span>והתורה<text:span text:style-name="T53"> </text:span>היתה<text:span text:style-name="T53"> </text:span>צריכה<text:span text:style-name="T53"> </text:span>לפרט<text:span text:style-name="T53"> </text:span>בכל<text:span text:style-name="T53"> </text:span>מקרה<text:span text:style-name="T53"> </text:span>שמועלים<text:span text:style-name="T53"> </text:span>לאחר<text:span text:style-name="T53"> </text:span>שנעשה<text:span text:style-name="T53"> </text:span>מצותו<text:span text:style-name="T53"> </text:span>- מכאן<text:span text:style-name="T53"> </text:span>שהכלל<text:span text:style-name="T53"> </text:span>הוא<text:span text:style-name="T53"> </text:span>שאין<text:span text:style-name="T53"> </text:span>מעילה<text:span text:style-name="T53"> </text:span>לאחר<text:span text:style-name="T53"> </text:span>שנעשה<text:span text:style-name="T53"> </text:span>מצותו.]</text:p>
      <text:p text:style-name="P1"/>
      <text:p text:style-name="P27"/>
      <text:p text:style-name="P1">נסכים<text:span text:style-name="T1"> </text:span>בתחילה<text:span text:style-name="T1"> </text:span>מועלין<text:span text:style-name="T1"> </text:span>בהן<text:span text:style-name="T1"> </text:span><text:span text:style-name="T33">[</text:span><text:span text:style-name="T27">ירדו</text:span><text:span text:style-name="T2"> </text:span><text:span text:style-name="T27">לשיתין</text:span><text:span text:style-name="T2"> </text:span><text:span text:style-name="T27">- אין</text:span><text:span text:style-name="T2"> </text:span><text:span text:style-name="T27">מועלין</text:span><text:span text:style-name="T2"> </text:span><text:span text:style-name="T27">בהן</text:span><text:span text:style-name="T33">]</text:span>: </text:p>
      <text:p text:style-name="P1">לימא<text:span text:style-name="T1"> </text:span>מתניתין<text:span text:style-name="T1"> </text:span><text:span text:style-name="T27">(</text:span><text:span text:style-name="T63">דקתני</text:span><text:span text:style-name="T67"> </text:span><text:span text:style-name="T63">'</text:span><text:span text:style-name="T83">ירדו</text:span><text:span text:style-name="T85"> </text:span><text:span text:style-name="T83">לשיתין</text:span><text:span text:style-name="T85"> </text:span><text:span text:style-name="T83">אין</text:span><text:span text:style-name="T85"> </text:span><text:span text:style-name="T83">מועלין</text:span><text:span text:style-name="T85"> </text:span><text:span text:style-name="T83">בהן</text:span><text:span text:style-name="T63">'</text:span><text:span text:style-name="T27">)</text:span> דלא<text:span text:style-name="T1"> </text:span>כרבי<text:span text:style-name="T1"> </text:span>אלעזר<text:span text:style-name="T1"> </text:span>בר<text:span text:style-name="T1"> </text:span>רבי<text:span text:style-name="T1"> </text:span>צדוק, דתניא: '<text:span text:style-name="T105">רבי</text:span><text:span text:style-name="T106"> </text:span><text:span text:style-name="T105">אלעזר</text:span><text:span text:style-name="T106"> </text:span><text:span text:style-name="T105">בר</text:span><text:span text:style-name="T106"> </text:span><text:span text:style-name="T105">רבי</text:span><text:span text:style-name="T106"> </text:span><text:span text:style-name="T105">צדוק</text:span><text:span text:style-name="T106"> </text:span><text:span text:style-name="T105">אומר: לול</text:span><text:span text:style-name="T106"> </text:span><text:span text:style-name="T105">קטן</text:span><text:span text:style-name="T106"> </text:span><text:span text:style-name="T105">היה</text:span><text:span text:style-name="T106"> </text:span><text:span text:style-name="T105">בין</text:span><text:span text:style-name="T106"> </text:span><text:span text:style-name="T105">כבש</text:span><text:span text:style-name="T106"> </text:span><text:span text:style-name="T105">למזבח</text:span><text:span text:style-name="T106"> </text:span><text:span text:style-name="T105">במערבו</text:span><text:span text:style-name="T106"> </text:span><text:span text:style-name="T105">של</text:span><text:span text:style-name="T106"> </text:span><text:span text:style-name="T105">כבש; אחת</text:span><text:span text:style-name="T106"> </text:span><text:span text:style-name="T105">לשבעים</text:span><text:span text:style-name="T106"> </text:span><text:span text:style-name="T105">שנה</text:span><text:span text:style-name="T106"> </text:span><text:span text:style-name="T105">פרחי</text:span><text:span text:style-name="T106"> </text:span><text:span text:style-name="T105">כהונה</text:span><text:span text:style-name="T106"> </text:span><text:span text:style-name="T105">יורדין</text:span><text:span text:style-name="T106"> </text:span><text:span text:style-name="T105">בו</text:span><text:span text:style-name="T106"> </text:span><text:span text:style-name="T105">ומביאין</text:span><text:span text:style-name="T106"> </text:span><text:span text:style-name="T105">יין</text:span><text:span text:style-name="T106"> </text:span><text:span text:style-name="T105">קרוש</text:span><text:span text:style-name="T106"> </text:span><text:span text:style-name="T105">שהוא</text:span><text:span text:style-name="T106"> </text:span><text:span text:style-name="T105">דומה</text:span><text:span text:style-name="T106"> </text:span><text:span text:style-name="T105">לעגולי</text:span><text:span text:style-name="T106"> </text:span><text:span text:style-name="T105">דבילה</text:span><text:span text:style-name="T106"> </text:span><text:span text:style-name="T105">ושורפין</text:span><text:span text:style-name="T106"> </text:span><text:span text:style-name="T105">אותה</text:span><text:span text:style-name="T106"> </text:span><text:span text:style-name="T105">בקדושה, שנאמר</text:span><text:span text:style-name="T106"> </text:span><text:span text:style-name="T64">(במדבר</text:span><text:span text:style-name="T68"> </text:span><text:span text:style-name="T64">כח,ז)</text:span><text:span text:style-name="T32"> </text:span><text:span text:style-name="T33">[ונסכו</text:span><text:span text:style-name="T2"> </text:span><text:span text:style-name="T33">רביעת</text:span><text:span text:style-name="T2"> </text:span><text:span text:style-name="T33">ההין</text:span><text:span text:style-name="T2"> </text:span><text:span text:style-name="T33">לכבש</text:span><text:span text:style-name="T2"> </text:span><text:span text:style-name="T33">האחד]</text:span><text:span text:style-name="T110"> </text:span><text:span text:style-name="T114">בקודש</text:span><text:span text:style-name="T106"> </text:span><text:span text:style-name="T110">הסך</text:span><text:span text:style-name="T106"> </text:span><text:span text:style-name="T110">נסך</text:span><text:span text:style-name="T106"> </text:span><text:span text:style-name="T110">שכר</text:span><text:span text:style-name="T106"> </text:span><text:span text:style-name="T110">לה'</text:span><text:span text:style-name="T105">; כשם</text:span><text:span text:style-name="T106"> </text:span><text:span text:style-name="T105">שניסוכה</text:span><text:span text:style-name="T106"> </text:span><text:span text:style-name="T105">בקדושה</text:span><text:span text:style-name="T106"> </text:span><text:span text:style-name="T105">כך</text:span><text:span text:style-name="T106"> </text:span><text:span text:style-name="T105">שריפתה</text:span><text:span text:style-name="T106"> </text:span><text:span text:style-name="T105">בקדושה</text:span>' <text:span text:style-name="T27">(</text:span><text:span text:style-name="T63">דלא</text:span><text:span text:style-name="T67"> </text:span><text:span text:style-name="T63">כרבי</text:span><text:span text:style-name="T67"> </text:span><text:span text:style-name="T63">אלעזר</text:span><text:span text:style-name="T67"> </text:span><text:span text:style-name="T63">בר</text:span><text:span text:style-name="T67"> </text:span><text:span text:style-name="T63">רבי</text:span><text:span text:style-name="T67"> </text:span><text:span text:style-name="T63">צדוק, דהוא</text:span><text:span text:style-name="T67"> </text:span><text:span text:style-name="T63">אית</text:span><text:span text:style-name="T67"> </text:span><text:span text:style-name="T63">ליה</text:span><text:span text:style-name="T67"> </text:span><text:span text:style-name="T63">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ירדו</text:span><text:span text:style-name="T67"> </text:span><text:span text:style-name="T63">לשיתין</text:span><text:span text:style-name="T67"> </text:span><text:span text:style-name="T63">- שריפתם</text:span><text:span text:style-name="T67"> </text:span><text:span text:style-name="T63">בקדושה, וכיון</text:span><text:span text:style-name="T67"> </text:span><text:span text:style-name="T63">דמצריך</text:span><text:span text:style-name="T67"> </text:span><text:span text:style-name="T63">להו</text:span><text:span text:style-name="T67"> </text:span><text:span text:style-name="T63">שריפה</text:span><text:span text:style-name="T67"> </text:span><text:span text:style-name="T63">בקדושה</text:span><text:span text:style-name="T67"> </text:span><text:span text:style-name="T63">- אית</text:span><text:span text:style-name="T67"> </text:span><text:span text:style-name="T63">ליה</text:span><text:span text:style-name="T67"> </text:span><text:span text:style-name="T63">נמי</text:span><text:span text:style-name="T67"> </text:span><text:span text:style-name="T63">דמועלין</text:span><text:span text:style-name="T67"> </text:span><text:span text:style-name="T63">בהן</text:span><text:span text:style-name="T27">)</text:span>.</text:p>
      <text:p text:style-name="P44">מאי<text:span text:style-name="T1"> </text:span>משמע? - ואמר<text:span text:style-name="T1"> </text:span>רבינא: אתיא<text:span text:style-name="T1"> </text:span>קודש<text:span text:style-name="T1"> </text:span>קודש: כתיב<text:span text:style-name="T1"> </text:span>הכא<text:span text:style-name="T1"> </text:span>'<text:span text:style-name="T32">בקודש</text:span>' וכתיב<text:span text:style-name="T1"> </text:span>התם<text:span text:style-name="T1"> </text:span><text:span text:style-name="T64">(שמות</text:span><text:span text:style-name="T68"> </text:span><text:span text:style-name="T64">כט,לד)</text:span><text:span text:style-name="T32"> </text:span><text:span text:style-name="T33">[ואם</text:span><text:span text:style-name="T2"> </text:span><text:span text:style-name="T33">יותר</text:span><text:span text:style-name="T2"> </text:span><text:span text:style-name="T33">מבשר</text:span><text:span text:style-name="T2"> </text:span><text:span text:style-name="T33">המלאים</text:span><text:span text:style-name="T2"> </text:span><text:span text:style-name="T33">ומן</text:span><text:span text:style-name="T2"> </text:span><text:span text:style-name="T33">הלחם</text:span><text:span text:style-name="T2"> </text:span><text:span text:style-name="T33">עד</text:span><text:span text:style-name="T2"> </text:span><text:span text:style-name="T33">הבקר]</text:span><text:span text:style-name="T32"> ושרפת</text:span><text:span text:style-name="T1"> </text:span><text:span text:style-name="T32">את</text:span><text:span text:style-name="T1"> </text:span><text:span text:style-name="T32">הנותר</text:span><text:span text:style-name="T1"> </text:span><text:span text:style-name="T32">באש</text:span><text:span text:style-name="T1"> </text:span><text:span text:style-name="T32">ולא</text:span><text:span text:style-name="T1"> </text:span><text:span text:style-name="T32">יאכל</text:span><text:span text:style-name="T1"> </text:span><text:span text:style-name="T32">כי</text:span><text:span text:style-name="T1"> </text:span><text:span text:style-name="T133">קודש</text:span><text:span text:style-name="T1"> </text:span><text:span text:style-name="T136">הם</text:span><text:span text:style-name="T1"> </text:span><text:span text:style-name="T32">הוא</text:span>: מה<text:span text:style-name="T1"> </text:span>נותר<text:span text:style-name="T1"> </text:span>שריפתו<text:span text:style-name="T1"> </text:span>בקדושה<text:span text:style-name="T1"> </text:span><text:span text:style-name="T27">(</text:span><text:span text:style-name="T63">דכל</text:span><text:span text:style-name="T67"> </text:span><text:span text:style-name="T63">שפסולו</text:span><text:span text:style-name="T67"> </text:span><text:span text:style-name="T63">בקדש</text:span><text:span text:style-name="T67"> </text:span><text:span text:style-name="T63">שריפתו</text:span><text:span text:style-name="T67"> </text:span><text:span text:style-name="T63">בקודש, דגמר</text:span><text:span text:style-name="T67"> </text:span><text:span text:style-name="T63">לה</text:span><text:span text:style-name="T67"> </text:span><text:span text:style-name="T64">(פסחים</text:span><text:span text:style-name="T68"> </text:span><text:span text:style-name="T64">דף</text:span><text:span text:style-name="T68"> </text:span><text:span text:style-name="T64">פב:)</text:span><text:span text:style-name="T63"> מחטאת, דכתיב</text:span><text:span text:style-name="T67"> </text:span><text:span text:style-name="T64">[ויקרא</text:span><text:span text:style-name="T68"> </text:span><text:span text:style-name="T64">ו,כג]</text:span><text:span text:style-name="T63"> </text:span><text:span text:style-name="T72">וכל</text:span><text:span text:style-name="T67"> </text:span><text:span text:style-name="T72">חטאת</text:span><text:span text:style-name="T67"> </text:span><text:span text:style-name="T72">אשר</text:span><text:span text:style-name="T67"> </text:span><text:span text:style-name="T72">יובא</text:span><text:span text:style-name="T67"> </text:span><text:span text:style-name="T72">מדמה</text:span><text:span text:style-name="T67"> </text:span><text:span text:style-name="T73">[אל</text:span><text:span text:style-name="T69"> </text:span><text:span text:style-name="T73">אהל</text:span><text:span text:style-name="T69"> </text:span><text:span text:style-name="T73">מועד</text:span><text:span text:style-name="T69"> </text:span><text:span text:style-name="T73">לכפר</text:span><text:span text:style-name="T69"> </text:span><text:span text:style-name="T73">בקדש</text:span><text:span text:style-name="T69"> </text:span><text:span text:style-name="T73">לא</text:span><text:span text:style-name="T69"> </text:span><text:span text:style-name="T73">תאכל]</text:span><text:span text:style-name="T72"> באש</text:span><text:span text:style-name="T67"> </text:span><text:span text:style-name="T72">תשרף</text:span><text:span text:style-name="T63">: שריפתו</text:span><text:span text:style-name="T67"> </text:span><text:span text:style-name="T63">תהא</text:span><text:span text:style-name="T67"> </text:span><text:span text:style-name="T63">בקדושה</text:span><text:span text:style-name="T27">)</text:span> אף<text:span text:style-name="T1"> </text:span>האי<text:span text:style-name="T1"> </text:span>נמי<text:span text:style-name="T1"> </text:span>בקדושה.</text:p>
      <text:p text:style-name="P1">אפילו<text:span text:style-name="T1"> </text:span>תימא<text:span text:style-name="T1"> </text:span>רבי<text:span text:style-name="T1"> </text:span>אלעזר<text:span text:style-name="T1"> </text:span>בר<text:span text:style-name="T1"> </text:span>רבי<text:span text:style-name="T1"> </text:span>צדוק<text:span text:style-name="T1"> </text:span><text:span text:style-name="T27">(</text:span><text:span text:style-name="T63">והא</text:span><text:span text:style-name="T67"> </text:span><text:span text:style-name="T63">דקתני</text:span><text:span text:style-name="T67"> </text:span><text:span text:style-name="T63">'</text:span><text:span text:style-name="T83">ירדו</text:span><text:span text:style-name="T85"> </text:span><text:span text:style-name="T83">לשיתין</text:span><text:span text:style-name="T85"> </text:span><text:span text:style-name="T83">אין</text:span><text:span text:style-name="T85"> </text:span><text:span text:style-name="T83">מועלין</text:span><text:span text:style-name="T85"> </text:span><text:span text:style-name="T83">בהן</text:span><text:span text:style-name="T63">':</text:span><text:span text:style-name="T27">)</text:span> דאי<text:span text:style-name="T1"> </text:span>קלט<text:span text:style-name="T1"> </text:span><text:span text:style-name="T27">(</text:span><text:span text:style-name="T63">שלא</text:span><text:span text:style-name="T67"> </text:span><text:span text:style-name="T63">ירדו</text:span><text:span text:style-name="T67"> </text:span><text:span text:style-name="T63">לקרקע</text:span><text:span text:style-name="T67"> </text:span><text:span text:style-name="T63">השית, אלא</text:span><text:span text:style-name="T67"> </text:span><text:span text:style-name="T63">קודם</text:span><text:span text:style-name="T67"> </text:span><text:span text:style-name="T63">שיגיעו</text:span><text:span text:style-name="T67"> </text:span><text:span text:style-name="T63">לשית</text:span><text:span text:style-name="T67"> </text:span><text:span text:style-name="T63">- פשט</text:span><text:span text:style-name="T67"> </text:span><text:span text:style-name="T63">ידו</text:span><text:span text:style-name="T67"> </text:span><text:span text:style-name="T63">למטה</text:span><text:span text:style-name="T67"> </text:span><text:span text:style-name="T63">וקלטה</text:span><text:span text:style-name="T67"> </text:span><text:span text:style-name="T63">מן</text:span><text:span text:style-name="T67"> </text:span><text:span text:style-name="T63">האויר, דהתם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הן; הא</text:span><text:span text:style-name="T67"> </text:span><text:span text:style-name="T63">ירדו</text:span><text:span text:style-name="T67"> </text:span><text:span text:style-name="T63">לשית</text:span><text:span text:style-name="T67"> </text:span><text:span text:style-name="T63">- מועלין</text:span><text:span text:style-name="T67"> </text:span><text:span text:style-name="T63">בהן</text:span><text:span text:style-name="T67"> </text:span><text:span text:style-name="T63">דקרקע</text:span><text:span text:style-name="T67"> </text:span><text:span text:style-name="T63">השית</text:span><text:span text:style-name="T67"> </text:span><text:span text:style-name="T63">מקדש</text:span><text:span text:style-name="T67"> </text:span><text:span text:style-name="T63">להו</text:span><text:span text:style-name="T27">)</text:span>; </text:p>
      <text:p text:style-name="P1">איכא<text:span text:style-name="T1"> </text:span>דאמרי<text:span text:style-name="T1"> </text:span>לימא<text:span text:style-name="T1"> </text:span>מתניתין<text:span text:style-name="T1"> </text:span>כרבי<text:span text:style-name="T1"> </text:span>אלעזר<text:span text:style-name="T1"> </text:span>בר<text:span text:style-name="T1"> </text:span>רבי<text:span text:style-name="T1"> </text:span>צדוק, דאי<text:span text:style-name="T1"> </text:span>קלט<text:span text:style-name="T1"> </text:span><text:span text:style-name="T27">(</text:span><text:span text:style-name="T63">כלומר: מדאיצטריך</text:span><text:span text:style-name="T67"> </text:span><text:span text:style-name="T63">ליה</text:span><text:span text:style-name="T67"> </text:span><text:span text:style-name="T63">לתנא</text:span><text:span text:style-name="T67"> </text:span><text:span text:style-name="T63">למיתנא</text:span><text:span text:style-name="T67"> </text:span><text:span text:style-name="T63">'ירדו</text:span><text:span text:style-name="T67"> </text:span><text:span text:style-name="T63">לשיתין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הן', אלמא</text:span><text:span text:style-name="T67"> </text:span><text:span text:style-name="T63">סבירא</text:span><text:span text:style-name="T67"> </text:span><text:span text:style-name="T63">ליה</text:span><text:span text:style-name="T67"> </text:span><text:span text:style-name="T63">כרבי</text:span><text:span text:style-name="T67"> </text:span><text:span text:style-name="T63">אלעזר</text:span><text:span text:style-name="T67"> </text:span><text:span text:style-name="T63">דאמר</text:span><text:span text:style-name="T67"> </text:span><text:span text:style-name="T63">'לול</text:span><text:span text:style-name="T67"> </text:span><text:span text:style-name="T63">קטן</text:span><text:span text:style-name="T67"> </text:span><text:span text:style-name="T63">היה</text:span><text:span text:style-name="T67"> </text:span><text:span text:style-name="T63">שם</text:span><text:span text:style-name="T67"> </text:span><text:span text:style-name="T63">שיכול</text:span><text:span text:style-name="T67"> </text:span><text:span text:style-name="T63">להביאו</text:span><text:span text:style-name="T67"> </text:span><text:span text:style-name="T63">דרך</text:span><text:span text:style-name="T67"> </text:span><text:span text:style-name="T63">לול', דאי</text:span><text:span text:style-name="T67"> </text:span><text:span text:style-name="T63">רבנן</text:span><text:span text:style-name="T67"> </text:span><text:span text:style-name="T63">- סברי</text:span><text:span text:style-name="T67"> </text:span><text:span text:style-name="T63">שיתין</text:span><text:span text:style-name="T67"> </text:span><text:span text:style-name="T63">חלולין</text:span><text:span text:style-name="T67"> </text:span><text:span text:style-name="T63">ויורדין</text:span><text:span text:style-name="T67"> </text:span><text:span text:style-name="T63">עד</text:span><text:span text:style-name="T67"> </text:span><text:span text:style-name="T63">התהום, היאך</text:span><text:span text:style-name="T67"> </text:span><text:span text:style-name="T63">יכול</text:span><text:span text:style-name="T67"> </text:span><text:span text:style-name="T63">ללקטן</text:span><text:span text:style-name="T67"> </text:span><text:span text:style-name="T63">ולמעול</text:span><text:span text:style-name="T67"> </text:span><text:span text:style-name="T63">בהן? הא</text:span><text:span text:style-name="T67"> </text:span><text:span text:style-name="T63">נחיתו</text:span><text:span text:style-name="T67"> </text:span><text:span text:style-name="T63">להו</text:span><text:span text:style-name="T67"> </text:span><text:span text:style-name="T63">לתהום</text:span><text:span text:style-name="T27">)</text:span>; </text:p>
      <text:p text:style-name="P1">אמרי<text:span text:style-name="T1"> </text:span><text:span text:style-name="T27">(</text:span><text:span text:style-name="T63">ומשני:</text:span><text:span text:style-name="T27">)</text:span>: לא, ומדרבנן<text:span text:style-name="T1"> </text:span><text:span text:style-name="T27">(</text:span><text:span text:style-name="T63">אפילו</text:span><text:span text:style-name="T67"> </text:span><text:span text:style-name="T63">תימא</text:span><text:span text:style-name="T67"> </text:span><text:span text:style-name="T63">רבנן</text:span><text:span text:style-name="T67"> </text:span><text:span text:style-name="T63">דאי</text:span><text:span text:style-name="T67"> </text:span><text:span text:style-name="T63">קלט: שאם</text:span><text:span text:style-name="T67"> </text:span><text:span text:style-name="T63">הכניס</text:span><text:span text:style-name="T67"> </text:span><text:span text:style-name="T63">ידו</text:span><text:span text:style-name="T67"> </text:span><text:span text:style-name="T63">לאויר</text:span><text:span text:style-name="T67"> </text:span><text:span text:style-name="T63">השיתין</text:span><text:span text:style-name="T67"> </text:span><text:span text:style-name="T63">וקלטן</text:span><text:span text:style-name="T67"> </text:span><text:span text:style-name="T63">קודם</text:span><text:span text:style-name="T67"> </text:span><text:span text:style-name="T63">שירדו</text:span><text:span text:style-name="T67"> </text:span><text:span text:style-name="T63">לתהום</text:span><text:span text:style-name="T67"> </text:span><text:span text:style-name="T63">- אפילו</text:span><text:span text:style-name="T67"> </text:span><text:span text:style-name="T63">הכי</text:span><text:span text:style-name="T67"> </text:span><text:span text:style-name="T63">קא</text:span><text:span text:style-name="T67"> </text:span><text:span text:style-name="T63">משמע</text:span><text:span text:style-name="T67"> </text:span><text:span text:style-name="T63">לן</text:span><text:span text:style-name="T67"> </text:span><text:span text:style-name="T63">דאין</text:span><text:span text:style-name="T67"> </text:span><text:span text:style-name="T63">מועלין</text:span><text:span text:style-name="T67"> </text:span><text:span text:style-name="T63">בהן;</text:span></text:p>
      <text:p text:style-name="P23"><text:span text:style-name="T28">לישנא</text:span><text:span text:style-name="T1"> </text:span><text:span text:style-name="T28">אחרינא: דאי</text:span><text:span text:style-name="T1"> </text:span><text:span text:style-name="T28">רבי</text:span><text:span text:style-name="T1"> </text:span><text:span text:style-name="T28">אלעזר</text:span><text:span text:style-name="T1"> </text:span><text:span text:style-name="T28">בר</text:span><text:span text:style-name="T1"> </text:span><text:span text:style-name="T28">רבי</text:span><text:span text:style-name="T1"> </text:span><text:span text:style-name="T28">צדוק, כיון</text:span><text:span text:style-name="T1"> </text:span><text:span text:style-name="T28">דאמר</text:span><text:span text:style-name="T1"> </text:span><text:span text:style-name="T28">'ושורפין</text:span><text:span text:style-name="T1"> </text:span><text:span text:style-name="T28">אותן</text:span><text:span text:style-name="T1"> </text:span><text:span text:style-name="T28">בקדושה' אכתי</text:span><text:span text:style-name="T1"> </text:span><text:span text:style-name="T28">בקדושתייהו</text:span><text:span text:style-name="T1"> </text:span><text:span text:style-name="T28">קיימי, וסבירא</text:span><text:span text:style-name="T1"> </text:span><text:span text:style-name="T28">ליה</text:span><text:span text:style-name="T1"> </text:span><text:span text:style-name="T28">דמועלין!</text:span></text:p>
      <text:p text:style-name="P1"><text:soft-page-break/><text:span text:style-name="T63">אפילו</text:span><text:span text:style-name="T67"> </text:span><text:span text:style-name="T63">תימא</text:span><text:span text:style-name="T67"> </text:span><text:span text:style-name="T63">רבי</text:span><text:span text:style-name="T67"> </text:span><text:span text:style-name="T63">אלעזר</text:span><text:span text:style-name="T67"> </text:span><text:span text:style-name="T63">בר</text:span><text:span text:style-name="T67"> </text:span><text:span text:style-name="T63">רבי</text:span><text:span text:style-name="T67"> </text:span><text:span text:style-name="T63">צדוק</text:span><text:span text:style-name="T67"> </text:span><text:span text:style-name="T63">דאין</text:span><text:span text:style-name="T67"> </text:span><text:span text:style-name="T63">לך</text:span><text:span text:style-name="T67"> </text:span><text:span text:style-name="T63">כו' </text:span><text:span text:style-name="T65">[דבר</text:span><text:span text:style-name="T69"> </text:span><text:span text:style-name="T65">שנעשתה</text:span><text:span text:style-name="T69"> </text:span><text:span text:style-name="T65">מצותו</text:span><text:span text:style-name="T69"> </text:span><text:span text:style-name="T65">ומועלין</text:span><text:span text:style-name="T69"> </text:span><text:span text:style-name="T65">בו]</text:span><text:span text:style-name="T63">, והא</text:span><text:span text:style-name="T67"> </text:span><text:span text:style-name="T63">דקאמר</text:span><text:span text:style-name="T67"> </text:span><text:span text:style-name="T63">'ושורפין</text:span><text:span text:style-name="T67"> </text:span><text:span text:style-name="T63">אותו</text:span><text:span text:style-name="T67"> </text:span><text:span text:style-name="T63">בקדושה' - הכי</text:span><text:span text:style-name="T67"> </text:span><text:span text:style-name="T63">קאמר: אם</text:span><text:span text:style-name="T67"> </text:span><text:span text:style-name="T63">בא</text:span><text:span text:style-name="T67"> </text:span><text:span text:style-name="T63">לשורפו</text:span><text:span text:style-name="T67"> </text:span><text:span text:style-name="T63">- שורפו</text:span><text:span text:style-name="T67"> </text:span><text:span text:style-name="T63">בקדושה, אבל</text:span><text:span text:style-name="T67"> </text:span><text:span text:style-name="T63">מעילה</text:span><text:span text:style-name="T67"> </text:span><text:span text:style-name="T63">אין</text:span><text:span text:style-name="T67"> </text:span><text:span text:style-name="T63">בו</text:span><text:span text:style-name="T67"> </text:span><text:span text:style-name="T63">מאחר</text:span><text:span text:style-name="T67"> </text:span><text:span text:style-name="T63">שירד</text:span><text:span text:style-name="T67"> </text:span><text:span text:style-name="T63">לשיתין</text:span><text:span text:style-name="T27">)</text:span>.</text:p>
      <text:p text:style-name="P1">והא<text:span text:style-name="T1"> </text:span>קרא<text:span text:style-name="T1"> </text:span>קנסיב<text:span text:style-name="T1"> </text:span>לה? </text:p>
      <text:p text:style-name="P1">אסמכתא.<text:span text:style-name="T63"> </text:span></text:p>
      <text:p text:style-name="P47"><text:span text:style-name="T28">תוספות</text:span><text:span text:style-name="T1"> </text:span><text:span text:style-name="T28">ד"ה</text:span><text:span text:style-name="T1"> </text:span><text:span text:style-name="T28">מה</text:span><text:span text:style-name="T1"> </text:span><text:span text:style-name="T28">נותר</text:span><text:span text:style-name="T1"> </text:span><text:span text:style-name="T28">שריפתו</text:span><text:span text:style-name="T1"> </text:span><text:span text:style-name="T28">בקודש</text:span><text:span text:style-name="T1"> </text:span><text:span text:style-name="T28">אף</text:span><text:span text:style-name="T1"> </text:span><text:span text:style-name="T28">זו</text:span><text:span text:style-name="T1"> </text:span><text:span text:style-name="T28">שריפתו</text:span><text:span text:style-name="T1"> </text:span><text:span text:style-name="T28">בקדש. והיינו</text:span><text:span text:style-name="T1"> </text:span><text:span text:style-name="T28">דלא</text:span><text:span text:style-name="T1"> </text:span><text:span text:style-name="T28">כר"א</text:span><text:span text:style-name="T1"> </text:span><text:span text:style-name="T28">ברבי</text:span><text:span text:style-name="T1"> </text:span><text:span text:style-name="T28">צדוק: דכיון</text:span><text:span text:style-name="T1"> </text:span><text:span text:style-name="T28">דלאחר</text:span><text:span text:style-name="T1"> </text:span><text:span text:style-name="T28">שירד</text:span><text:span text:style-name="T1"> </text:span><text:span text:style-name="T28">טעון</text:span><text:span text:style-name="T1"> </text:span><text:span text:style-name="T28">שריפה</text:span><text:span text:style-name="T1"> </text:span><text:span text:style-name="T28">- אם</text:span><text:span text:style-name="T1"> </text:span><text:span text:style-name="T28">כן</text:span><text:span text:style-name="T1"> </text:span><text:span text:style-name="T28">לא</text:span><text:span text:style-name="T1"> </text:span><text:span text:style-name="T28">נעשית</text:span><text:span text:style-name="T1"> </text:span><text:span text:style-name="T28">מצותו! ואמאי</text:span><text:span text:style-name="T1"> </text:span><text:span text:style-name="T28">אמרינן</text:span><text:span text:style-name="T1"> </text:span><text:span text:style-name="T28">במתני' 'ירדו</text:span><text:span text:style-name="T1"> </text:span><text:span text:style-name="T28">לשיתין</text:span><text:span text:style-name="T1"> </text:span><text:span text:style-name="T28">אין</text:span><text:span text:style-name="T1"> </text:span><text:span text:style-name="T28">מועלין'!?</text:span></text:p>
      <text:p text:style-name="P47"><text:span text:style-name="T28">ומשני: אפילו</text:span><text:span text:style-name="T1"> </text:span><text:span text:style-name="T28">תימא</text:span><text:span text:style-name="T1"> </text:span><text:span text:style-name="T28">ר' אלעזר</text:span><text:span text:style-name="T1"> </text:span><text:span text:style-name="T28">ברבי</text:span><text:span text:style-name="T1"> </text:span><text:span text:style-name="T28">צדוק</text:span><text:span text:style-name="T1"> </text:span><text:span text:style-name="T28">הוא, דאי</text:span><text:span text:style-name="T1"> </text:span><text:span text:style-name="T28">קלט; כלומר: שקלט</text:span><text:span text:style-name="T1"> </text:span><text:span text:style-name="T28">מאויר</text:span><text:span text:style-name="T1"> </text:span><text:span text:style-name="T28">ולא</text:span><text:span text:style-name="T1"> </text:span><text:span text:style-name="T28">ירדו</text:span><text:span text:style-name="T1"> </text:span><text:span text:style-name="T28">ממש</text:span><text:span text:style-name="T1"> </text:span><text:span text:style-name="T28">על</text:span><text:span text:style-name="T1"> </text:span><text:span text:style-name="T28">הריצפה, ובכי</text:span><text:span text:style-name="T1"> </text:span><text:span text:style-name="T28">האי</text:span><text:span text:style-name="T1"> </text:span><text:span text:style-name="T28">גוונא</text:span><text:span text:style-name="T1"> </text:span><text:span text:style-name="T28">אין</text:span><text:span text:style-name="T1"> </text:span><text:span text:style-name="T28">מצותה</text:span><text:span text:style-name="T1"> </text:span><text:span text:style-name="T28">בשריפה, ולהכי</text:span><text:span text:style-name="T1"> </text:span><text:span text:style-name="T28">קאמר</text:span><text:span text:style-name="T1"> </text:span><text:span text:style-name="T28">במתני' דאין</text:span><text:span text:style-name="T1"> </text:span><text:span text:style-name="T28">מועלין.</text:span></text:p>
      <text:p text:style-name="P47"><text:span text:style-name="T28">איכא</text:span><text:span text:style-name="T1"> </text:span><text:span text:style-name="T28">דאמרי</text:span><text:span text:style-name="T1"> </text:span><text:span text:style-name="T28">לימא</text:span><text:span text:style-name="T1"> </text:span><text:span text:style-name="T28">מתני' ר"א</text:span><text:span text:style-name="T1"> </text:span><text:span text:style-name="T28">בר</text:span><text:span text:style-name="T1"> </text:span><text:span text:style-name="T28">רבי</text:span><text:span text:style-name="T1"> </text:span><text:span text:style-name="T28">צדוק</text:span><text:span text:style-name="T1"> </text:span><text:span text:style-name="T28">ולא</text:span><text:span text:style-name="T1"> </text:span><text:span text:style-name="T28">רבנן: דאי</text:span><text:span text:style-name="T1"> </text:span><text:span text:style-name="T28">רבנן, אמאי</text:span><text:span text:style-name="T1"> </text:span><text:span text:style-name="T28">קאמר</text:span><text:span text:style-name="T1"> </text:span><text:span text:style-name="T28">במתני' 'ירדו</text:span><text:span text:style-name="T1"> </text:span><text:span text:style-name="T28">לשיתין</text:span><text:span text:style-name="T1"> </text:span><text:span text:style-name="T28">אין</text:span><text:span text:style-name="T1"> </text:span><text:span text:style-name="T28">מועלין</text:span><text:span text:style-name="T1"> </text:span><text:span text:style-name="T28">בהם'? מאי</text:span><text:span text:style-name="T1"> </text:span><text:span text:style-name="T28">מעילה</text:span><text:span text:style-name="T1"> </text:span><text:span text:style-name="T28">שייכא</text:span><text:span text:style-name="T1"> </text:span><text:span text:style-name="T28">בהו? והלא</text:span><text:span text:style-name="T1"> </text:span><text:span text:style-name="T28">הם</text:span><text:span text:style-name="T1"> </text:span><text:span text:style-name="T28">יורדין</text:span><text:span text:style-name="T1"> </text:span><text:span text:style-name="T28">לתהום, והיאך</text:span><text:span text:style-name="T1"> </text:span><text:span text:style-name="T28">יכול</text:span><text:span text:style-name="T1"> </text:span><text:span text:style-name="T28">למעול</text:span><text:span text:style-name="T1"> </text:span><text:span text:style-name="T28">בהם?</text:span></text:p>
      <text:p text:style-name="P47"><text:span text:style-name="T28">ומשני: דאי</text:span><text:span text:style-name="T1"> </text:span><text:span text:style-name="T28">קלט; </text:span></text:p>
      <text:p text:style-name="P47"><text:span text:style-name="T28">ועתה</text:span><text:span text:style-name="T1"> </text:span><text:span text:style-name="T28">לגירסא</text:span><text:span text:style-name="T1"> </text:span><text:span text:style-name="T28">זו</text:span><text:span text:style-name="T1"> </text:span><text:span text:style-name="T28">לא</text:span><text:span text:style-name="T1"> </text:span><text:span text:style-name="T28">חשיב</text:span><text:span text:style-name="T1"> </text:span><text:span text:style-name="T28">האי</text:span><text:span text:style-name="T1"> </text:span><text:span text:style-name="T28">דיוקא</text:span><text:span text:style-name="T1"> </text:span><text:span text:style-name="T28">(ללישנא</text:span><text:span text:style-name="T1"> </text:span><text:span text:style-name="T28">קמא) לרבי</text:span><text:span text:style-name="T1"> </text:span><text:span text:style-name="T28">אלעזר</text:span><text:span text:style-name="T1"> </text:span><text:span text:style-name="T28">ברבי</text:span><text:span text:style-name="T1"> </text:span><text:span text:style-name="T28">צדוק</text:span><text:span text:style-name="T1"> </text:span><text:span text:style-name="T28">איכא</text:span><text:span text:style-name="T1"> </text:span><text:span text:style-name="T28">דאמר</text:span><text:span text:style-name="T1"> </text:span><text:span text:style-name="T28">לימא</text:span><text:span text:style-name="T1"> </text:span><text:span text:style-name="T28">דמתני' אתא</text:span><text:span text:style-name="T1"> </text:span><text:span text:style-name="T28">כרבי</text:span><text:span text:style-name="T1"> </text:span><text:span text:style-name="T28">אלעזר</text:span><text:span text:style-name="T1"> </text:span><text:span text:style-name="T28">בר</text:span><text:span text:style-name="T1"> </text:span><text:span text:style-name="T28">צדוק, וכגון</text:span><text:span text:style-name="T1"> </text:span><text:span text:style-name="T28">דאיקלט: שקלט</text:span><text:span text:style-name="T1"> </text:span><text:span text:style-name="T28">את</text:span><text:span text:style-name="T1"> </text:span><text:span text:style-name="T28">היין</text:span><text:span text:style-name="T1"> </text:span><text:span text:style-name="T28">קודם</text:span><text:span text:style-name="T1"> </text:span><text:span text:style-name="T28">שירד</text:span><text:span text:style-name="T1"> </text:span><text:span text:style-name="T28">לריצפה, דאם</text:span><text:span text:style-name="T1"> </text:span><text:span text:style-name="T28">ירד</text:span><text:span text:style-name="T1"> </text:span><text:span text:style-name="T28">לריצפה</text:span><text:span text:style-name="T1"> </text:span><text:span text:style-name="T28">- מקדשת</text:span><text:span text:style-name="T1"> </text:span><text:span text:style-name="T28">וצריך</text:span><text:span text:style-name="T1"> </text:span><text:span text:style-name="T28">לשורפו, ואם</text:span><text:span text:style-name="T1"> </text:span><text:span text:style-name="T28">כן</text:span><text:span text:style-name="T1"> </text:span><text:span text:style-name="T28">לא</text:span><text:span text:style-name="T1"> </text:span><text:span text:style-name="T28">נעשית</text:span><text:span text:style-name="T1"> </text:span><text:span text:style-name="T28">מצותה!?</text:span></text:p>
      <text:p text:style-name="P47"><text:span text:style-name="T28">ומשני: לא! לעולם</text:span><text:span text:style-name="T1"> </text:span><text:span text:style-name="T28">כרבי</text:span><text:span text:style-name="T1"> </text:span><text:span text:style-name="T28">אלעזר, ואפילו</text:span><text:span text:style-name="T1"> </text:span><text:span text:style-name="T28">לא</text:span><text:span text:style-name="T1"> </text:span><text:span text:style-name="T28">איקלט, ומדרבנן;</text:span></text:p>
      <text:p text:style-name="P47"><text:span text:style-name="T28">ופריך: </text:span><text:span text:style-name="T22">והא</text:span><text:span text:style-name="T24"> </text:span><text:span text:style-name="T22">קרא</text:span><text:span text:style-name="T24"> </text:span><text:span text:style-name="T22">קנסיב</text:span><text:span text:style-name="T24"> </text:span><text:span text:style-name="T22">ליה</text:span><text:span text:style-name="T1"> </text:span><text:span text:style-name="T28">פירוש: והא</text:span><text:span text:style-name="T1"> </text:span><text:span text:style-name="T28">ר"א</text:span><text:span text:style-name="T1"> </text:span><text:span text:style-name="T28">בר</text:span><text:span text:style-name="T1"> </text:span><text:span text:style-name="T28">צדוק</text:span><text:span text:style-name="T1"> </text:span><text:span text:style-name="T28">דריש</text:span><text:span text:style-name="T1"> </text:span><text:span text:style-name="T28">לה</text:span><text:span text:style-name="T1"> </text:span><text:span text:style-name="T28">מקרא?</text:span></text:p>
      <text:p text:style-name="P47"><text:span text:style-name="T28">ומשני: אסמכתא</text:span><text:span text:style-name="T1"> </text:span><text:span text:style-name="T28">בעלמא</text:span><text:span text:style-name="T1"> </text:span><text:span text:style-name="T28">היא. </text:span></text:p>
      <text:p text:style-name="P1"/>
      <text:p text:style-name="P1"/>
      <text:p text:style-name="P1">משנה:</text:p>
      <text:p text:style-name="P1">דישון<text:span text:style-name="T1"> </text:span>מזבח<text:span text:style-name="T1"> </text:span>הפנימי<text:span text:style-name="T1"> </text:span>והמנורה<text:span text:style-name="T1"> </text:span><text:span text:style-name="T27">(</text:span><text:span text:style-name="T63">הדשן</text:span><text:span text:style-name="T67"> </text:span><text:span text:style-name="T63">שעליהם</text:span><text:span text:style-name="T67"> </text:span><text:span text:style-name="T63">היה</text:span><text:span text:style-name="T67"> </text:span><text:span text:style-name="T63">מוציאו</text:span><text:span text:style-name="T67"> </text:span><text:span text:style-name="T63">ומניחו</text:span><text:span text:style-name="T67"> </text:span><text:span text:style-name="T63">אצל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מקום</text:span><text:span text:style-name="T67"> </text:span><text:span text:style-name="T63">שהוא</text:span><text:span text:style-name="T67"> </text:span><text:span text:style-name="T63">מניח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החיצון; וקודם</text:span><text:span text:style-name="T67"> </text:span><text:span text:style-name="T63">שהניחו</text:span><text:span text:style-name="T67"> </text:span><text:span text:style-name="T63">שם</text:span><text:span text:style-name="T27">)</text:span> לא<text:span text:style-name="T1"> </text:span>נהנין<text:span text:style-name="T1"> </text:span>ולא<text:span text:style-name="T1"> </text:span>מועלין<text:span text:style-name="T1"> </text:span><text:span text:style-name="T27">(</text:span><text:span text:style-name="T63">דהכא</text:span><text:span text:style-name="T67"> </text:span><text:span text:style-name="T63">לא</text:span><text:span text:style-name="T67"> </text:span><text:span text:style-name="T63">כתיב</text:span><text:span text:style-name="T67"> </text:span><text:span text:style-name="T63">'</text:span><text:span text:style-name="T72">ושמו</text:span><text:span text:style-name="T63">' כמו</text:span><text:span text:style-name="T67"> </text:span><text:span text:style-name="T63">שכתוב</text:span><text:span text:style-name="T67"> </text:span><text:span text:style-name="T63">בדישון</text:span><text:span text:style-name="T67"> </text:span><text:span text:style-name="T63">מזבח</text:span><text:span text:style-name="T67"> </text:span><text:span text:style-name="T63">החיצון</text:span><text:span text:style-name="T27">)</text:span>;</text:p>
      <text:p text:style-name="P1">המקדיש<text:span text:style-name="T1"> </text:span>דישון<text:span text:style-name="T1"> </text:span>בתחלה<text:span text:style-name="T1"> </text:span>- מועלין<text:span text:style-name="T1"> </text:span>בה<text:span text:style-name="T1"> </text:span><text:span text:style-name="T27">(</text:span><text:span text:style-name="T63">כלומר: לאחר</text:span><text:span text:style-name="T67"> </text:span><text:span text:style-name="T63">שהניח</text:span><text:span text:style-name="T67"> </text:span><text:span text:style-name="T63">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והמנורה</text:span><text:span text:style-name="T67"> </text:span><text:span text:style-name="T63">במקום</text:span><text:span text:style-name="T67"> </text:span><text:span text:style-name="T63">שמניח</text:span><text:span text:style-name="T67"> </text:span><text:span text:style-name="T63">תרומת</text:span><text:span text:style-name="T67"> </text:span><text:span text:style-name="T63">הדשן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החיצון, דאי</text:span><text:span text:style-name="T67"> </text:span><text:span text:style-name="T63">אפשר</text:span><text:span text:style-name="T67"> </text:span><text:span text:style-name="T63">דלא</text:span><text:span text:style-name="T67"> </text:span><text:span text:style-name="T63">לידחו</text:span><text:span text:style-name="T67"> </text:span><text:span text:style-name="T63">ביה</text:span><text:span text:style-name="T67"> </text:span><text:span text:style-name="T63">פורתא, ולהכי</text:span><text:span text:style-name="T67"> </text:span><text:span text:style-name="T63">מועלין</text:span><text:span text:style-name="T67"> </text:span><text:span text:style-name="T63">בכולו</text:span><text:span text:style-name="T27">)</text:span>;</text:p>
      <text:p text:style-name="P1">תורין<text:span text:style-name="T1"> </text:span>שלא<text:span text:style-name="T1"> </text:span>הגיע<text:span text:style-name="T1"> </text:span>זמנן<text:span text:style-name="T1"> </text:span>ובני<text:span text:style-name="T1"> </text:span>יונה<text:span text:style-name="T1"> </text:span>שעבר<text:span text:style-name="T1"> </text:span>זמנן<text:span text:style-name="T1"> </text:span>- לא<text:span text:style-name="T1"> </text:span>נהנין<text:span text:style-name="T1"> </text:span>ולא<text:span text:style-name="T1"> </text:span>מועלין.</text:p>
      <text:p text:style-name="P1"/>
      <text:p text:style-name="P1">גמרא:</text:p>
      <text:p text:style-name="P1">בשלמא</text:p>
      <text:p text:style-name="P1"/>
      <text:p text:style-name="P1">(מעילה<text:span text:style-name="T1"> </text:span>יב,א)</text:p>
      <text:p text:style-name="P1"><text:span text:style-name="T27">(</text:span><text:span text:style-name="T63">תרומת</text:span><text:span text:style-name="T27">)</text:span> מזבח<text:span text:style-name="T1"> </text:span>החיצון, דכתיב<text:span text:style-name="T1"> </text:span>ביה<text:span text:style-name="T1"> </text:span><text:span text:style-name="T27">(</text:span><text:span text:style-name="T63">בהדיא</text:span><text:span text:style-name="T67"> </text:span><text:span text:style-name="T63">דמועלין</text:span><text:span text:style-name="T67"> </text:span><text:span text:style-name="T63">בו</text:span><text:span text:style-name="T27">)</text:span>: <text:span text:style-name="T64">[ויקרא</text:span><text:span text:style-name="T68"> </text:span><text:span text:style-name="T64">ו,ג]</text:span><text:span text:style-name="T63"> </text:span><text:span text:style-name="T72">[ולבש</text:span><text:span text:style-name="T67"> </text:span><text:span text:style-name="T72">הכהן</text:span><text:span text:style-name="T67"> </text:span><text:span text:style-name="T72">מדו</text:span><text:span text:style-name="T67"> </text:span><text:span text:style-name="T72">בד</text:span><text:span text:style-name="T67"> </text:span><text:span text:style-name="T72">ומכנסי</text:span><text:span text:style-name="T67"> </text:span><text:span text:style-name="T72">בד</text:span><text:span text:style-name="T67"> </text:span><text:span text:style-name="T72">ילבש</text:span><text:span text:style-name="T67"> </text:span><text:span text:style-name="T72">על</text:span><text:span text:style-name="T67"> </text:span><text:span text:style-name="T72">בשרו</text:span><text:span text:style-name="T67"> </text:span><text:span text:style-name="T72">והרים</text:span><text:span text:style-name="T67"> </text:span><text:span text:style-name="T72">את</text:span><text:span text:style-name="T67"> </text:span><text:span text:style-name="T72">הדשן</text:span><text:span text:style-name="T67"> </text:span><text:span text:style-name="T72">אשר</text:span><text:span text:style-name="T67"> </text:span><text:span text:style-name="T72">תאכל</text:span><text:span text:style-name="T67"> </text:span><text:span text:style-name="T72">האש</text:span><text:span text:style-name="T67"> </text:span><text:span text:style-name="T72">את</text:span><text:span text:style-name="T67"> </text:span><text:span text:style-name="T72">העלה</text:span><text:span text:style-name="T67"> </text:span><text:span text:style-name="T72">על</text:span><text:span text:style-name="T67"> </text:span><text:span text:style-name="T72">המזבח]</text:span><text:span text:style-name="T71"> וְשָׂמוֹ</text:span><text:span text:style-name="T66"> </text:span><text:span text:style-name="T71">אצל</text:span><text:span text:style-name="T66"> </text:span><text:span text:style-name="T71">המזבח</text:span><text:span text:style-name="T1"> </text:span><text:span text:style-name="T27">(</text:span><text:span text:style-name="T63">לפיכך</text:span><text:span text:style-name="T67"> </text:span><text:span text:style-name="T63">טעון</text:span><text:span text:style-name="T67"> </text:span><text:span text:style-name="T63">גניזה: שהיה</text:span><text:span text:style-name="T67"> </text:span><text:span text:style-name="T63">נבלע</text:span><text:span text:style-name="T67"> </text:span><text:span text:style-name="T63">במקומו</text:span><text:span text:style-name="T67"> </text:span><text:span text:style-name="T63">כדי</text:span><text:span text:style-name="T67"> </text:span><text:span text:style-name="T63">שלא</text:span><text:span text:style-name="T67"> </text:span><text:span text:style-name="T63">ימעלו</text:span><text:span text:style-name="T67"> </text:span><text:span text:style-name="T63">בו</text:span><text:span text:style-name="T27">)</text:span>, מזבח<text:span text:style-name="T1"> </text:span>הפנימי<text:span text:style-name="T1"> </text:span>מנלן<text:span text:style-name="T1"> </text:span><text:span text:style-name="T27">(</text:span><text:span text:style-name="T63">שהיה</text:span><text:span text:style-name="T67"> </text:span><text:span text:style-name="T63">מניחו</text:span><text:span text:style-name="T67"> </text:span><text:span text:style-name="T63">אצל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ושיהו</text:span><text:span text:style-name="T67"> </text:span><text:span text:style-name="T63">מועלין</text:span><text:span text:style-name="T67"> </text:span><text:span text:style-name="T63">בו</text:span><text:span text:style-name="T67"> </text:span><text:span text:style-name="T63">לאחר</text:span><text:span text:style-name="T67"> </text:span><text:span text:style-name="T63">שבא</text:span><text:span text:style-name="T67"> </text:span><text:span text:style-name="T63">עם</text:span><text:span text:style-name="T67"> </text:span><text:span text:style-name="T63">תרומת</text:span><text:span text:style-name="T67"> </text:span><text:span text:style-name="T63">הדשן</text:span><text:span text:style-name="T27">)</text:span>?</text:p>
      <text:p text:style-name="P1">אמר<text:span text:style-name="T1"> </text:span>רבי<text:span text:style-name="T1"> </text:span>אלעזר<text:span text:style-name="T1"> </text:span>דאמר<text:span text:style-name="T1"> </text:span>קרא: <text:span text:style-name="T64">(ויקרא</text:span><text:span text:style-name="T68"> </text:span><text:span text:style-name="T64">ב,טז)</text:span><text:span text:style-name="T32"> והסיר</text:span><text:span text:style-name="T1"> </text:span><text:span text:style-name="T32">את</text:span><text:span text:style-name="T1"> </text:span><text:span text:style-name="T32">מוראתו</text:span><text:span text:style-name="T1"> </text:span><text:span text:style-name="T32">בנוצתה</text:span><text:span text:style-name="T1"> </text:span><text:span text:style-name="T33">[והשליך</text:span><text:span text:style-name="T2"> </text:span><text:span text:style-name="T33">אתה</text:span><text:span text:style-name="T2"> </text:span><text:span text:style-name="T33">אצל</text:span><text:span text:style-name="T2"> </text:span><text:span text:style-name="T33">המזבח</text:span><text:span text:style-name="T2"> </text:span><text:span text:style-name="T33">קדמה</text:span><text:span text:style-name="T2"> </text:span><text:span text:style-name="T134">אל</text:span><text:span text:style-name="T131"> </text:span><text:span text:style-name="T134">מקום</text:span><text:span text:style-name="T131"> </text:span><text:span text:style-name="T134">הדשן</text:span><text:span text:style-name="T33">]</text:span>; אם<text:span text:style-name="T1"> </text:span>אינו<text:span text:style-name="T1"> </text:span>ענין<text:span text:style-name="T1"> </text:span>למזבח<text:span text:style-name="T1"> </text:span>החיצון<text:span text:style-name="T1"> </text:span><text:span text:style-name="T27">(</text:span><text:span text:style-name="T63">אם</text:span><text:span text:style-name="T67"> </text:span><text:span text:style-name="T63">אינו</text:span><text:span text:style-name="T67"> </text:span><text:span text:style-name="T63">ענין</text:span><text:span text:style-name="T67"> </text:span><text:span text:style-name="T63">למכתב</text:span><text:span text:style-name="T67"> </text:span><text:span text:style-name="T72">אל</text:span><text:span text:style-name="T67"> </text:span><text:span text:style-name="T72">מקום</text:span><text:span text:style-name="T67"> </text:span><text:span text:style-name="T72">הדשן</text:span><text:span text:style-name="T67"> </text:span><text:span text:style-name="T63">לדישון</text:span><text:span text:style-name="T67"> </text:span><text:span text:style-name="T63">מזבח</text:span><text:span text:style-name="T67"> </text:span><text:span text:style-name="T63">החיצון, דהא</text:span><text:span text:style-name="T67"> </text:span><text:span text:style-name="T63">כתיב</text:span><text:span text:style-name="T67"> </text:span><text:span text:style-name="T63">ביה</text:span><text:span text:style-name="T67"> </text:span><text:span text:style-name="T63">דשן</text:span><text:span text:style-name="T67"> </text:span><text:span text:style-name="T63">אחר, דכתיב</text:span><text:span text:style-name="T67"> </text:span><text:span text:style-name="T64">[ויקרא</text:span><text:span text:style-name="T68"> </text:span><text:span text:style-name="T64">ו,ג]</text:span><text:span text:style-name="T63"> </text:span><text:span text:style-name="T72">והרים</text:span><text:span text:style-name="T67"> </text:span><text:span text:style-name="T72">את</text:span><text:span text:style-name="T67"> </text:span><text:span text:style-name="T72">הדשן</text:span><text:span text:style-name="T27">)</text:span> - תנהו<text:span text:style-name="T1"> </text:span><text:span text:style-name="T27">(</text:span><text:span text:style-name="T63">האי</text:span><text:span text:style-name="T67"> </text:span><text:span text:style-name="T72">אל</text:span><text:span text:style-name="T67"> </text:span><text:span text:style-name="T72">מקום</text:span><text:span text:style-name="T67"> </text:span><text:span text:style-name="T72">הדשן</text:span><text:span text:style-name="T27">)</text:span> ענין<text:span text:style-name="T1"> </text:span>למזבח<text:span text:style-name="T1"> </text:span>הפנימי<text:span text:style-name="T1"> </text:span><text:span text:style-name="T27">(</text:span><text:span text:style-name="T63">ל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והמנורה, ששם</text:span><text:span text:style-name="T67"> </text:span><text:span text:style-name="T63">היה</text:span><text:span text:style-name="T67"> </text:span><text:span text:style-name="T63">מקומו, דמועלין</text:span><text:span text:style-name="T67"> </text:span><text:span text:style-name="T63">בו</text:span><text:span text:style-name="T67"> </text:span><text:span text:style-name="T63">כבתרומת</text:span><text:span text:style-name="T67"> </text:span><text:span text:style-name="T63">הדשן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המונח</text:span><text:span text:style-name="T67"> </text:span><text:span text:style-name="T63">שם</text:span><text:span text:style-name="T27">)</text:span>.</text:p>
      <text:p text:style-name="P1">אימא: אידי<text:span text:style-name="T1"> </text:span>ואידי<text:span text:style-name="T1"> </text:span><text:span text:style-name="T27">(</text:span><text:span text:style-name="T63">קראי</text:span><text:span text:style-name="T27">)</text:span> במזבח<text:span text:style-name="T1"> </text:span>החיצון, ולקבוע<text:span text:style-name="T1"> </text:span>לו<text:span text:style-name="T1"> </text:span>מקום<text:span text:style-name="T1"> </text:span><text:span text:style-name="T27">(</text:span><text:span text:style-name="T63">והא</text:span><text:span text:style-name="T67"> </text:span><text:span text:style-name="T63">דשנה</text:span><text:span text:style-name="T67"> </text:span><text:span text:style-name="T63">עליו</text:span><text:span text:style-name="T67"> </text:span><text:span text:style-name="T63">הכתוב</text:span><text:span text:style-name="T67"> </text:span><text:span text:style-name="T73">[</text:span><text:span text:style-name="T64">ויקרא</text:span><text:span text:style-name="T68"> </text:span><text:span text:style-name="T64">א,טז]</text:span><text:span text:style-name="T63"> </text:span><text:span text:style-name="T72">והסיר</text:span><text:span text:style-name="T67"> </text:span><text:span text:style-name="T72">מוראתו</text:span><text:span text:style-name="T67"> </text:span><text:span text:style-name="T72">בנוצתה] והשליך</text:span><text:span text:style-name="T67"> </text:span><text:span text:style-name="T73">[</text:span><text:span text:style-name="T33">אתה</text:span><text:span text:style-name="T2"> </text:span><text:span text:style-name="T33">אצל</text:span><text:span text:style-name="T2"> </text:span><text:span text:style-name="T33">המזבח</text:span><text:span text:style-name="T2"> </text:span><text:span text:style-name="T33">קדמה</text:span><text:span text:style-name="T2"> </text:span><text:span text:style-name="T134">אל</text:span><text:span text:style-name="T131"> </text:span><text:span text:style-name="T134">מקום</text:span><text:span text:style-name="T131"> </text:span><text:span text:style-name="T134">הדשן</text:span><text:span text:style-name="T73">]</text:span><text:span text:style-name="T63"> - כדי</text:span><text:span text:style-name="T67"> </text:span><text:span text:style-name="T63">לקבוע</text:span><text:span text:style-name="T67"> </text:span><text:span text:style-name="T63">לו</text:span><text:span text:style-name="T67"> </text:span><text:span text:style-name="T63">מקום: שתהא</text:span><text:span text:style-name="T67"> </text:span><text:span text:style-name="T63">השלכת</text:span><text:span text:style-name="T67"> </text:span><text:span text:style-name="T63">מוראת</text:span><text:span text:style-name="T67"> </text:span><text:span text:style-name="T63">העוף</text:span><text:span text:style-name="T67"> </text:span><text:span text:style-name="T63">אצל</text:span><text:span text:style-name="T67"> </text:span><text:span text:style-name="T63">המזבח</text:span><text:span text:style-name="T67"> </text:span><text:span text:style-name="T63">קדמה, ואכתי</text:span><text:span text:style-name="T67"> </text:span><text:span text:style-name="T63">לא</text:span><text:span text:style-name="T67"> </text:span><text:span text:style-name="T63">ידעינן</text:span><text:span text:style-name="T67"> </text:span><text:span text:style-name="T63">אמאי</text:span><text:span text:style-name="T67"> </text:span><text:span text:style-name="T63">מועלין</text:span><text:span text:style-name="T67"> </text:span><text:span text:style-name="T63">בדישון</text:span><text:span text:style-name="T67"> </text:span><text:span text:style-name="T63">מזבח</text:span><text:span text:style-name="T67"> </text:span><text:span text:style-name="T63">הפנימי, דהא</text:span><text:span text:style-name="T67"> </text:span><text:span text:style-name="T63">לא</text:span><text:span text:style-name="T67"> </text:span><text:span text:style-name="T63">כתיב</text:span><text:span text:style-name="T67"> </text:span><text:span text:style-name="T63">ביה</text:span><text:span text:style-name="T67"> </text:span><text:span text:style-name="T63">דישון</text:span><text:span text:style-name="T67"> </text:span><text:span text:style-name="T63">כלל, דהאי</text:span><text:span text:style-name="T67"> </text:span><text:span text:style-name="T63">דכתיב</text:span><text:span text:style-name="T67"> </text:span><text:span text:style-name="T64">[במדבר</text:span><text:span text:style-name="T68"> </text:span><text:span text:style-name="T64">ד,יג]</text:span><text:span text:style-name="T63"> </text:span><text:span text:style-name="T72">ודשנו</text:span><text:span text:style-name="T67"> </text:span><text:span text:style-name="T72">את</text:span><text:span text:style-name="T67"> </text:span><text:span text:style-name="T72">המזבח</text:span><text:span text:style-name="T67"> </text:span><text:span text:style-name="T73">[ופרשו</text:span><text:span text:style-name="T69"> </text:span><text:span text:style-name="T73">עליו</text:span><text:span text:style-name="T69"> </text:span><text:span text:style-name="T73">בגד</text:span><text:span text:style-name="T69"> </text:span><text:span text:style-name="T73">ארגמן]</text:span><text:span text:style-name="T63"> - ההוא</text:span><text:span text:style-name="T67"> </text:span><text:span text:style-name="T63">בשעת</text:span><text:span text:style-name="T67"> </text:span><text:span text:style-name="T63">מסעות</text:span><text:span text:style-name="T67"> </text:span><text:span text:style-name="T63">קמיירי</text:span><text:span text:style-name="T27">)</text:span>!?</text:p>
      <text:p text:style-name="P1">אם<text:span text:style-name="T1"> </text:span>כן<text:span text:style-name="T1"> </text:span><text:span text:style-name="T27">(</text:span><text:span text:style-name="T63">כדאמרת</text:span><text:span text:style-name="T67"> </text:span><text:span text:style-name="T63">דלקבוע</text:span><text:span text:style-name="T67"> </text:span><text:span text:style-name="T63">לו</text:span><text:span text:style-name="T67"> </text:span><text:span text:style-name="T63">מקום</text:span><text:span text:style-name="T67"> </text:span><text:span text:style-name="T63">הוא</text:span><text:span text:style-name="T67"> </text:span><text:span text:style-name="T63">דאתא</text:span><text:span text:style-name="T27">)</text:span> לימא<text:span text:style-name="T1"> </text:span>קרא<text:span text:style-name="T1"> </text:span>'<text:span text:style-name="T33">(</text:span><text:span text:style-name="T72">והשליך</text:span><text:span text:style-name="T67"> </text:span><text:span text:style-name="T72">אותו</text:span><text:span text:style-name="T33">)</text:span><text:span text:style-name="T32"> אצל</text:span><text:span text:style-name="T1"> </text:span><text:span text:style-name="T32">המזבח</text:span><text:span text:style-name="T1"> </text:span><text:span text:style-name="T33">(</text:span><text:span text:style-name="T72">קדמה</text:span><text:span text:style-name="T33">)</text:span>' <text:span text:style-name="T27">(</text:span><text:span text:style-name="T63">ותו</text:span><text:span text:style-name="T67"> </text:span><text:span text:style-name="T63">לא</text:span><text:span text:style-name="T67"> </text:span><text:span text:style-name="T63">וממילא</text:span><text:span text:style-name="T67"> </text:span><text:span text:style-name="T63">ידענא</text:span><text:span text:style-name="T67"> </text:span><text:span text:style-name="T63">דהיינו</text:span><text:span text:style-name="T67"> </text:span><text:span text:style-name="T63">מקום</text:span><text:span text:style-name="T67"> </text:span><text:span text:style-name="T63">הדשן, דיליף</text:span><text:span text:style-name="T67"> </text:span><text:span text:style-name="T63">'</text:span><text:span text:style-name="T72">אצל</text:span><text:span text:style-name="T63">' '</text:span><text:span text:style-name="T72">אצל</text:span><text:span text:style-name="T63">' מ-</text:span><text:span text:style-name="T72">ושמו</text:span><text:span text:style-name="T67"> </text:span><text:span text:style-name="T72">אצל</text:span><text:span text:style-name="T67"> </text:span><text:span text:style-name="T72">המזבח</text:span><text:span text:style-name="T63">, ואיכא</text:span><text:span text:style-name="T67"> </text:span><text:span text:style-name="T63">למימר</text:span><text:span text:style-name="T67"> </text:span><text:span text:style-name="T63">דבתרוייהו</text:span><text:span text:style-name="T67"> </text:span><text:span text:style-name="T63">בדישון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קמיירי!</text:span><text:span text:style-name="T27">)</text:span>; מאי<text:span text:style-name="T1"> </text:span>'<text:span text:style-name="T33">[אל</text:span><text:span text:style-name="T2"> </text:span><text:span text:style-name="T33">מקום]</text:span><text:span text:style-name="T32"> הדשן</text:span>'? - <text:span text:style-name="T27">(</text:span><text:span text:style-name="T63">אלא</text:span><text:span text:style-name="T67"> </text:span><text:span text:style-name="T63">מדאיצטריך</text:span><text:span text:style-name="T67"> </text:span><text:span text:style-name="T63">למכתב</text:span><text:span text:style-name="T67"> </text:span><text:span text:style-name="T63">בהאי</text:span><text:span text:style-name="T67"> </text:span><text:span text:style-name="T63">קרא</text:span><text:span text:style-name="T67"> </text:span><text:span text:style-name="T72">הדשן</text:span><text:span text:style-name="T67"> </text:span><text:span text:style-name="T63">- שמע</text:span><text:span text:style-name="T67"> </text:span><text:span text:style-name="T63">מינה:</text:span><text:span text:style-name="T27">)</text:span> דאפילו<text:span text:style-name="T1"> </text:span>מזבח<text:span text:style-name="T1"> </text:span>הפנימי<text:span text:style-name="T1"> </text:span><text:span text:style-name="T27">(</text:span><text:span text:style-name="T63">ב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מיירי: דאם</text:span><text:span text:style-name="T67"> </text:span><text:span text:style-name="T63">אינו</text:span><text:span text:style-name="T67"> </text:span><text:span text:style-name="T63">ענין</text:span><text:span text:style-name="T67"> </text:span><text:span text:style-name="T63">כו'; וכיון</text:span><text:span text:style-name="T67"> </text:span><text:span text:style-name="T63">דכתיב</text:span><text:span text:style-name="T67"> </text:span><text:span text:style-name="T63">ביה</text:span><text:span text:style-name="T67"> </text:span><text:span text:style-name="T72">דשן</text:span><text:span text:style-name="T67"> </text:span><text:span text:style-name="T63">דינו</text:span><text:span text:style-name="T67"> </text:span><text:span text:style-name="T63">כתרומת</text:span><text:span text:style-name="T67"> </text:span><text:span text:style-name="T63">הדשן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החיצון: מועלין</text:span><text:span text:style-name="T67"> </text:span><text:span text:style-name="T63">בה</text:span><text:span text:style-name="T27">)</text:span>.</text:p>
      <text:p text:style-name="P1">מנורה<text:span text:style-name="T1"> </text:span>מנלן?</text:p>
      <text:p text:style-name="P1">דשן<text:span text:style-name="T1"> </text:span>- הדשן<text:span text:style-name="T1"> </text:span><text:span text:style-name="T27">(</text:span><text:span text:style-name="T63">מריבוייא</text:span><text:span text:style-name="T67"> </text:span><text:span text:style-name="T63">דה"א</text:span><text:span text:style-name="T67"> </text:span><text:span text:style-name="T63">אתי</text:span><text:span text:style-name="T67"> </text:span><text:span text:style-name="T63">דישון</text:span><text:span text:style-name="T67"> </text:span><text:span text:style-name="T63">המנורה</text:span><text:span text:style-name="T27">)</text:span>.<text:span text:style-name="T63"> </text:span></text:p>
      <text:p text:style-name="P47"><text:soft-page-break/><text:span text:style-name="T28">תוספות</text:span><text:span text:style-name="T1"> </text:span><text:span text:style-name="T28">ד"ה</text:span><text:span text:style-name="T1"> </text:span><text:span text:style-name="T22">בשלמא</text:span><text:span text:style-name="T24"> </text:span><text:span text:style-name="T22">מזבח</text:span><text:span text:style-name="T24"> </text:span><text:span text:style-name="T22">החיצון</text:span><text:span text:style-name="T1"> </text:span><text:span text:style-name="T28">דכתיב</text:span><text:span text:style-name="T1"> </text:span><text:span text:style-name="T28">ושמו</text:span><text:span text:style-name="T1"> </text:span><text:span text:style-name="T28">אצל</text:span><text:span text:style-name="T1"> </text:span><text:span text:style-name="T28">המזבח. לכאורה</text:span><text:span text:style-name="T1"> </text:span><text:span text:style-name="T28">משמע</text:span><text:span text:style-name="T1"> </text:span><text:span text:style-name="T28">דהכי</text:span><text:span text:style-name="T1"> </text:span><text:span text:style-name="T28">קאמר: בשלמא</text:span><text:span text:style-name="T1"> </text:span><text:span text:style-name="T28">דישון</text:span><text:span text:style-name="T1"> </text:span><text:span text:style-name="T28">מזבח</text:span><text:span text:style-name="T1"> </text:span><text:span text:style-name="T28">החיצון</text:span><text:span text:style-name="T1"> </text:span><text:span text:style-name="T28">אין</text:span><text:span text:style-name="T1"> </text:span><text:span text:style-name="T28">מועלין</text:span><text:span text:style-name="T1"> </text:span><text:span text:style-name="T28">משום</text:span><text:span text:style-name="T1"> </text:span><text:span text:style-name="T28">דכתיב</text:span><text:span text:style-name="T1"> </text:span><text:span text:style-name="T32">ושמו</text:span><text:span text:style-name="T28">; מיהו</text:span><text:span text:style-name="T1"> </text:span><text:span text:style-name="T28">אין</text:span><text:span text:style-name="T1"> </text:span><text:span text:style-name="T28">לפרש</text:span><text:span text:style-name="T1"> </text:span><text:span text:style-name="T28">כך, דהא</text:span><text:span text:style-name="T1"> </text:span><text:span text:style-name="T28">בדישון</text:span><text:span text:style-name="T1"> </text:span><text:span text:style-name="T28">מזבח</text:span><text:span text:style-name="T1"> </text:span><text:span text:style-name="T28">החיצון</text:span><text:span text:style-name="T1"> </text:span><text:span text:style-name="T28">יש</text:span><text:span text:style-name="T1"> </text:span><text:span text:style-name="T28">בו</text:span><text:span text:style-name="T1"> </text:span><text:span text:style-name="T28">מעילה, כדמשמע</text:span><text:span text:style-name="T1"> </text:span><text:span text:style-name="T28">לעיל, דפריך</text:span><text:span text:style-name="T1"> </text:span><text:span text:style-name="T28">'והרי</text:span><text:span text:style-name="T1"> </text:span><text:span text:style-name="T28">תרומת</text:span><text:span text:style-name="T1"> </text:span><text:span text:style-name="T28">הדשן</text:span><text:span text:style-name="T1"> </text:span><text:span text:style-name="T28">וכו'! ואדרבה: </text:span><text:span text:style-name="T32">ושמו</text:span><text:span text:style-name="T1"> </text:span><text:span text:style-name="T28">משמע</text:span><text:span text:style-name="T1"> </text:span><text:span text:style-name="T28">שיש</text:span><text:span text:style-name="T1"> </text:span><text:span text:style-name="T28">בו</text:span><text:span text:style-name="T1"> </text:span><text:span text:style-name="T28">מעילה, כדקאמר</text:span><text:span text:style-name="T1"> </text:span><text:span text:style-name="T28">לעיל, וכתיב</text:span><text:span text:style-name="T1"> </text:span><text:span text:style-name="T28">התם</text:span><text:span text:style-name="T1"> </text:span><text:span text:style-name="T28">'</text:span><text:span text:style-name="T32">ושמו</text:span><text:span text:style-name="T1"> </text:span><text:span text:style-name="T32">אצל</text:span><text:span text:style-name="T28">'!</text:span></text:p>
      <text:p text:style-name="P47"><text:span text:style-name="T28">לכך</text:span><text:span text:style-name="T1"> </text:span><text:span text:style-name="T28">נראה</text:span><text:span text:style-name="T1"> </text:span><text:span text:style-name="T28">לפרש</text:span><text:span text:style-name="T1"> </text:span><text:span text:style-name="T28">דייק</text:span><text:span text:style-name="T1"> </text:span><text:span text:style-name="T28">ממתניתין</text:span><text:span text:style-name="T1"> </text:span><text:span text:style-name="T28">דקתני</text:span><text:span text:style-name="T1"> </text:span><text:span text:style-name="T28">'דישון</text:span><text:span text:style-name="T1"> </text:span><text:span text:style-name="T28">מזבח</text:span><text:span text:style-name="T1"> </text:span><text:span text:style-name="T28">הפנימי</text:span><text:span text:style-name="T1"> </text:span><text:span text:style-name="T28">לא</text:span><text:span text:style-name="T1"> </text:span><text:span text:style-name="T28">נהנין</text:span><text:span text:style-name="T1"> </text:span><text:span text:style-name="T28">ולא</text:span><text:span text:style-name="T1"> </text:span><text:span text:style-name="T28">מועלין' משום</text:span><text:span text:style-name="T1"> </text:span><text:span text:style-name="T28">דנעשה</text:span><text:span text:style-name="T1"> </text:span><text:span text:style-name="T28">מצותו, דהיינו</text:span><text:span text:style-name="T1"> </text:span><text:span text:style-name="T28">דישון, אבל</text:span><text:span text:style-name="T1"> </text:span><text:span text:style-name="T28">עד</text:span><text:span text:style-name="T1"> </text:span><text:span text:style-name="T28">שלא</text:span><text:span text:style-name="T1"> </text:span><text:span text:style-name="T28">נדשן</text:span><text:span text:style-name="T1"> </text:span><text:span text:style-name="T28">- מועלין</text:span><text:span text:style-name="T1"> </text:span><text:span text:style-name="T28">בו, דאכתי</text:span><text:span text:style-name="T1"> </text:span><text:span text:style-name="T28">לא</text:span><text:span text:style-name="T1"> </text:span><text:span text:style-name="T28">נעשית</text:span><text:span text:style-name="T1"> </text:span><text:span text:style-name="T28">מצותו: דמצוה</text:span><text:span text:style-name="T1"> </text:span><text:span text:style-name="T28">לדשנו; ודוקא</text:span><text:span text:style-name="T1"> </text:span><text:span text:style-name="T28">במזבח</text:span><text:span text:style-name="T1"> </text:span><text:span text:style-name="T28">הפנימי, אבל</text:span><text:span text:style-name="T1"> </text:span><text:span text:style-name="T28">במזבח</text:span><text:span text:style-name="T1"> </text:span><text:span text:style-name="T28">החיצון</text:span><text:span text:style-name="T1"> </text:span><text:span text:style-name="T28">מועלין</text:span><text:span text:style-name="T1"> </text:span><text:span text:style-name="T28">בו</text:span><text:span text:style-name="T1"> </text:span><text:span text:style-name="T28">אף</text:span><text:span text:style-name="T1"> </text:span><text:span text:style-name="T28">לאחר</text:span><text:span text:style-name="T1"> </text:span><text:span text:style-name="T28">הדישון, ועלה</text:span><text:span text:style-name="T1"> </text:span><text:span text:style-name="T28">קאמר</text:span><text:span text:style-name="T1"> </text:span><text:span text:style-name="T28">בגמרא</text:span><text:span text:style-name="T1"> </text:span><text:span text:style-name="T28">'בשלמא</text:span><text:span text:style-name="T1"> </text:span><text:span text:style-name="T28">מזבח</text:span><text:span text:style-name="T1"> </text:span><text:span text:style-name="T28">החיצון': מועלין</text:span><text:span text:style-name="T1"> </text:span><text:span text:style-name="T28">בו</text:span><text:span text:style-name="T1"> </text:span><text:span text:style-name="T28">אף</text:span><text:span text:style-name="T1"> </text:span><text:span text:style-name="T28">לאחר</text:span><text:span text:style-name="T1"> </text:span><text:span text:style-name="T28">הדישון, משום</text:span><text:span text:style-name="T1"> </text:span><text:span text:style-name="T28">דכתיב</text:span><text:span text:style-name="T1"> </text:span><text:span text:style-name="T32">ושמו</text:span><text:span text:style-name="T1"> </text:span><text:span text:style-name="T28">לומר</text:span><text:span text:style-name="T1"> </text:span><text:span text:style-name="T28">דאף</text:span><text:span text:style-name="T1"> </text:span><text:span text:style-name="T28">כי</text:span><text:span text:style-name="T1"> </text:span><text:span text:style-name="T28">נעשית</text:span><text:span text:style-name="T1"> </text:span><text:span text:style-name="T28">מצותו</text:span><text:span text:style-name="T1"> </text:span><text:span text:style-name="T28">מועלין</text:span><text:span text:style-name="T1"> </text:span><text:span text:style-name="T28">בו, כדנפקא</text:span><text:span text:style-name="T1"> </text:span><text:span text:style-name="T28">לן</text:span><text:span text:style-name="T1"> </text:span><text:span text:style-name="T28">לעיל, מדכתיב</text:span><text:span text:style-name="T1"> </text:span><text:span text:style-name="T32">ושמו</text:span><text:span text:style-name="T28">; אלא</text:span><text:span text:style-name="T1"> </text:span><text:span text:style-name="T28">מזבח</text:span><text:span text:style-name="T1"> </text:span><text:span text:style-name="T28">פנימי</text:span><text:span text:style-name="T1"> </text:span><text:span text:style-name="T28">מנלן</text:span><text:span text:style-name="T1"> </text:span><text:span text:style-name="T28">דמצוה</text:span><text:span text:style-name="T1"> </text:span><text:span text:style-name="T28">לדשנו, דנימא</text:span><text:span text:style-name="T1"> </text:span><text:span text:style-name="T28">דאין</text:span><text:span text:style-name="T1"> </text:span><text:span text:style-name="T28">מועלין</text:span><text:span text:style-name="T1"> </text:span><text:span text:style-name="T28">משעת</text:span><text:span text:style-name="T1"> </text:span><text:span text:style-name="T28">דישון</text:span><text:span text:style-name="T1"> </text:span><text:span text:style-name="T28">ואילך</text:span><text:span text:style-name="T1"> </text:span><text:span text:style-name="T28">משום</text:span><text:span text:style-name="T1"> </text:span><text:span text:style-name="T28">דנעשית</text:span><text:span text:style-name="T1"> </text:span><text:span text:style-name="T28">מצותו?</text:span></text:p>
      <text:p text:style-name="P46"><text:span text:style-name="T29">ולא</text:span><text:span text:style-name="T2"> </text:span><text:span text:style-name="T29">נראה: דאם</text:span><text:span text:style-name="T2"> </text:span><text:span text:style-name="T29">כן</text:span><text:span text:style-name="T2"> </text:span><text:span text:style-name="T29">משמע</text:span><text:span text:style-name="T2"> </text:span><text:span text:style-name="T29">דקודם</text:span><text:span text:style-name="T2"> </text:span><text:span text:style-name="T29">דישון</text:span><text:span text:style-name="T2"> </text:span><text:span text:style-name="T29">יש</text:span><text:span text:style-name="T2"> </text:span><text:span text:style-name="T29">מעילה</text:span><text:span text:style-name="T2"> </text:span><text:span text:style-name="T29">בדשן</text:span><text:span text:style-name="T2"> </text:span><text:span text:style-name="T29">מזבח</text:span><text:span text:style-name="T2"> </text:span><text:span text:style-name="T29">הפנימי, וזה</text:span><text:span text:style-name="T2"> </text:span><text:span text:style-name="T29">אינו, כדאמרינן</text:span><text:span text:style-name="T2"> </text:span><text:span text:style-name="T29">בפרק</text:span><text:span text:style-name="T2"> </text:span><text:span text:style-name="T29">'כל</text:span><text:span text:style-name="T2"> </text:span><text:span text:style-name="T29">שעה' </text:span><text:span text:style-name="T30">(פסחים</text:span><text:span text:style-name="T3"> </text:span><text:span text:style-name="T30">דף</text:span><text:span text:style-name="T3"> </text:span><text:span text:style-name="T30">כו.)</text:span><text:span text:style-name="T29"> דקטרת</text:span><text:span text:style-name="T2"> </text:span><text:span text:style-name="T29">- משתעלה</text:span><text:span text:style-name="T2"> </text:span><text:span text:style-name="T29">תמרתו</text:span><text:span text:style-name="T2"> </text:span><text:span text:style-name="T29">אין</text:span><text:span text:style-name="T2"> </text:span><text:span text:style-name="T29">בו</text:span><text:span text:style-name="T2"> </text:span><text:span text:style-name="T29">מעילה!?</text:span></text:p>
      <text:p text:style-name="P47"><text:span text:style-name="T28">אלא</text:span><text:span text:style-name="T1"> </text:span><text:span text:style-name="T28">נראה</text:span><text:span text:style-name="T1"> </text:span><text:span text:style-name="T28">לפרש</text:span><text:span text:style-name="T1"> </text:span><text:span text:style-name="T28">כך: בשלמא</text:span><text:span text:style-name="T1"> </text:span><text:span text:style-name="T28">מזבח</text:span><text:span text:style-name="T1"> </text:span><text:span text:style-name="T28">החיצון</text:span><text:span text:style-name="T1"> </text:span><text:span text:style-name="T28">דכתיב</text:span><text:span text:style-name="T1"> </text:span><text:span text:style-name="T32">ושמו</text:span><text:span text:style-name="T1"> </text:span><text:span text:style-name="T28">נפקא</text:span><text:span text:style-name="T1"> </text:span><text:span text:style-name="T28">לן</text:span><text:span text:style-name="T1"> </text:span><text:span text:style-name="T28">מיניה</text:span><text:span text:style-name="T1"> </text:span><text:span text:style-name="T28">דהוי</text:span><text:span text:style-name="T1"> </text:span><text:span text:style-name="T28">מצוה</text:span><text:span text:style-name="T1"> </text:span><text:span text:style-name="T28">לדשנו, אלא</text:span><text:span text:style-name="T1"> </text:span><text:span text:style-name="T28">מזבח</text:span><text:span text:style-name="T1"> </text:span><text:span text:style-name="T28">הפנימי</text:span><text:span text:style-name="T1"> </text:span><text:span text:style-name="T28">מנלן</text:span><text:span text:style-name="T1"> </text:span><text:span text:style-name="T28">דמצוה</text:span><text:span text:style-name="T1"> </text:span><text:span text:style-name="T28">לדשנו</text:span><text:span text:style-name="T1"> </text:span><text:span text:style-name="T28">ולאו</text:span><text:span text:style-name="T1"> </text:span><text:span text:style-name="T28">ממעילה</text:span><text:span text:style-name="T1"> </text:span><text:span text:style-name="T28">קא</text:span><text:span text:style-name="T1"> </text:span><text:span text:style-name="T28">פריך</text:span><text:span text:style-name="T1"> </text:span><text:span text:style-name="T28">כלל!</text:span></text:p>
      <text:p text:style-name="P44"><text:span text:style-name="T63">וזה</text:span><text:span text:style-name="T67"> </text:span><text:span text:style-name="T63">דוחק: דהוה</text:span><text:span text:style-name="T67"> </text:span><text:span text:style-name="T63">ליה</text:span><text:span text:style-name="T67"> </text:span><text:span text:style-name="T63">לאיתויי</text:span><text:span text:style-name="T67"> </text:span><text:span text:style-name="T63">גבי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72">והרים</text:span><text:span text:style-name="T67"> </text:span><text:span text:style-name="T73">[את]</text:span><text:span text:style-name="T72"> הדשן</text:span><text:span text:style-name="T63">; ועוד</text:span><text:span text:style-name="T67"> </text:span><text:span text:style-name="T63">בסמוך, דקבעי</text:span><text:span text:style-name="T67"> </text:span><text:span text:style-name="T64">(המשך</text:span><text:span text:style-name="T68"> </text:span><text:span text:style-name="T64">דף</text:span><text:span text:style-name="T68"> </text:span><text:span text:style-name="T64">יב/א)</text:span><text:span text:style-name="T63"> </text:span><text:span text:style-name="T94">מנורה</text:span><text:span text:style-name="T96"> </text:span><text:span text:style-name="T94">מנא</text:span><text:span text:style-name="T96"> </text:span><text:span text:style-name="T94">לן</text:span><text:span text:style-name="T63">? לא</text:span><text:span text:style-name="T67"> </text:span><text:span text:style-name="T63">קבעי</text:span><text:span text:style-name="T67"> </text:span><text:span text:style-name="T63">מדישון, דהא</text:span><text:span text:style-name="T67"> </text:span><text:span text:style-name="T63">כתיב</text:span><text:span text:style-name="T67"> </text:span><text:span text:style-name="T63">בהדיא</text:span><text:span text:style-name="T67"> </text:span><text:span text:style-name="T64">(שמות</text:span><text:span text:style-name="T68"> </text:span><text:span text:style-name="T64">ל,ז)</text:span><text:span text:style-name="T72"> בהיטיבו</text:span><text:span text:style-name="T67"> </text:span><text:span text:style-name="T72">את</text:span><text:span text:style-name="T67"> </text:span><text:span text:style-name="T72">הנרות</text:span><text:span text:style-name="T63">; אלא</text:span><text:span text:style-name="T67"> </text:span><text:span text:style-name="T63">קבעי</text:span><text:span text:style-name="T67"> </text:span><text:span text:style-name="T63">מנלן</text:span><text:span text:style-name="T67"> </text:span><text:span text:style-name="T63">דהיה</text:span><text:span text:style-name="T67"> </text:span><text:span text:style-name="T63">קביעות</text:span><text:span text:style-name="T67"> </text:span><text:span text:style-name="T63">מקום</text:span><text:span text:style-name="T67"> </text:span><text:span text:style-name="T63">לדשנו</text:span><text:span text:style-name="T67"> </text:span><text:span text:style-name="T63">של</text:span><text:span text:style-name="T67"> </text:span><text:span text:style-name="T63">מנורה</text:span><text:span text:style-name="T67"> </text:span><text:span text:style-name="T63">אצל</text:span><text:span text:style-name="T67"> </text:span><text:span text:style-name="T63">מזבח</text:span><text:span text:style-name="T67"> </text:span><text:span text:style-name="T63">קדמה</text:span><text:span text:style-name="T67"> </text:span><text:span text:style-name="T40">[ההיכל</text:span><text:span text:style-name="T47"> </text:span><text:span text:style-name="T40">ובו</text:span><text:span text:style-name="T47"> </text:span><text:span text:style-name="T40">המנורה</text:span><text:span text:style-name="T47"> </text:span><text:span text:style-name="T40">היו</text:span><text:span text:style-name="T47"> </text:span><text:span text:style-name="T40">ממערב</text:span><text:span text:style-name="T47"> </text:span><text:span text:style-name="T40">למזבח</text:span><text:span text:style-name="T47"> </text:span><text:span text:style-name="T40">החיצון]</text:span><text:span text:style-name="T63">; לכך</text:span><text:span text:style-name="T67"> </text:span><text:span text:style-name="T63">נראה</text:span><text:span text:style-name="T67"> </text:span><text:span text:style-name="T63">לפרש</text:span><text:span text:style-name="T67"> </text:span><text:span text:style-name="T99">דהכא</text:span><text:span text:style-name="T100"> </text:span><text:span text:style-name="T99">נמי</text:span><text:span text:style-name="T100"> </text:span><text:span text:style-name="T99">בעי</text:span><text:span text:style-name="T100"> </text:span><text:span text:style-name="T99">בקביעות</text:span><text:span text:style-name="T100"> </text:span><text:span text:style-name="T99">מקום</text:span><text:span text:style-name="T67"> </text:span><text:span text:style-name="T63">דמשמע</text:span><text:span text:style-name="T67"> </text:span><text:span text:style-name="T63">מתוך</text:span><text:span text:style-name="T67"> </text:span><text:span text:style-name="T63">המשנה</text:span><text:span text:style-name="T67"> </text:span><text:span text:style-name="T63">דקביעות</text:span><text:span text:style-name="T67"> </text:span><text:span text:style-name="T63">מקום</text:span><text:span text:style-name="T67"> </text:span><text:span text:style-name="T63">דמזבח</text:span><text:span text:style-name="T67"> </text:span><text:span text:style-name="T63">הפנימי</text:span><text:span text:style-name="T67"> </text:span><text:span text:style-name="T63">הוא</text:span><text:span text:style-name="T67"> </text:span><text:span text:style-name="T63">אצל</text:span><text:span text:style-name="T67"> </text:span><text:span text:style-name="T72">קדמה</text:span><text:span text:style-name="T67"> </text:span><text:span text:style-name="T63">= במקום</text:span><text:span text:style-name="T67"> </text:span><text:span text:style-name="T63">ששם</text:span><text:span text:style-name="T67"> </text:span><text:span text:style-name="T63">דישון</text:span><text:span text:style-name="T67"> </text:span><text:span text:style-name="T63">מזבח</text:span><text:span text:style-name="T67"> </text:span><text:span text:style-name="T63">החיצון, מדקאמר</text:span><text:span text:style-name="T67"> </text:span><text:span text:style-name="T63">'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אין</text:span><text:span text:style-name="T67"> </text:span><text:span text:style-name="T63">מועלין' משמע</text:span><text:span text:style-name="T67"> </text:span><text:span text:style-name="T63">הא</text:span><text:span text:style-name="T67"> </text:span><text:span text:style-name="T63">למזבח</text:span><text:span text:style-name="T67"> </text:span><text:span text:style-name="T63">החיצון</text:span><text:span text:style-name="T67"> </text:span><text:span text:style-name="T63">במקום</text:span><text:span text:style-name="T67"> </text:span><text:span text:style-name="T63">שקבוע</text:span><text:span text:style-name="T67"> </text:span><text:span text:style-name="T63">דישון</text:span><text:span text:style-name="T67"> </text:span><text:span text:style-name="T63">פנימי</text:span><text:span text:style-name="T67"> </text:span><text:span text:style-name="T63">מועלין</text:span><text:span text:style-name="T67"> </text:span><text:span text:style-name="T63">כן</text:span><text:span text:style-name="T67"> </text:span><text:span text:style-name="T63">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הוא</text:span><text:span text:style-name="T67"> </text:span><text:span text:style-name="T63">אצל</text:span><text:span text:style-name="T67"> </text:span><text:span text:style-name="T63">המזבח</text:span><text:span text:style-name="T67"> </text:span><text:span text:style-name="T63">קדמה: שאם</text:span><text:span text:style-name="T67"> </text:span><text:span text:style-name="T63">היה</text:span><text:span text:style-name="T67"> </text:span><text:span text:style-name="T63">חוץ</text:span><text:span text:style-name="T67"> </text:span><text:span text:style-name="T63">- אמאי</text:span><text:span text:style-name="T67"> </text:span><text:span text:style-name="T63">מועלין</text:span><text:span text:style-name="T67"> </text:span><text:span text:style-name="T63">שם</text:span><text:span text:style-name="T67"> </text:span><text:span text:style-name="T63">אפילו</text:span><text:span text:style-name="T67"> </text:span><text:span text:style-name="T63">במזבח</text:span><text:span text:style-name="T67"> </text:span><text:span text:style-name="T63">החיצון? והא</text:span><text:span text:style-name="T67"> </text:span><text:span text:style-name="T63">אמרינן</text:span><text:span text:style-name="T67"> </text:span><text:span text:style-name="T63">לעיל</text:span><text:span text:style-name="T67"> </text:span><text:span text:style-name="T63">דמועלין</text:span><text:span text:style-name="T67"> </text:span><text:span text:style-name="T63">בה</text:span><text:span text:style-name="T67"> </text:span><text:span text:style-name="T63">עד</text:span><text:span text:style-name="T67"> </text:span><text:span text:style-name="T63">שתצא</text:span><text:span text:style-name="T67"> </text:span><text:span text:style-name="T63">לבית</text:span><text:span text:style-name="T67"> </text:span><text:span text:style-name="T63">הדשן, אלמא</text:span><text:span text:style-name="T67"> </text:span><text:span text:style-name="T63">דכי</text:span><text:span text:style-name="T67"> </text:span><text:span text:style-name="T63">יצאת</text:span><text:span text:style-name="T67"> </text:span><text:span text:style-name="T63">לבית</text:span><text:span text:style-name="T67"> </text:span><text:span text:style-name="T63">הדשן</text:span><text:span text:style-name="T67"> </text:span><text:span text:style-name="T63">לית</text:span><text:span text:style-name="T67"> </text:span><text:span text:style-name="T63">בה</text:span><text:span text:style-name="T67"> </text:span><text:span text:style-name="T63">מעילה!? אלא</text:span><text:span text:style-name="T67"> </text:span><text:span text:style-name="T63">ודאי</text:span><text:span text:style-name="T67"> </text:span><text:span text:style-name="T63">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היה</text:span><text:span text:style-name="T67"> </text:span><text:span text:style-name="T63">אצל</text:span><text:span text:style-name="T67"> </text:span><text:span text:style-name="T63">מזבח</text:span><text:span text:style-name="T67"> </text:span><text:span text:style-name="T63">קדמה, סמוך</text:span><text:span text:style-name="T67"> </text:span><text:span text:style-name="T63">לתרומת</text:span><text:span text:style-name="T67"> </text:span><text:span text:style-name="T63">הדשן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(ובכאן</text:span><text:span text:style-name="T67"> </text:span><text:span text:style-name="T63">גרס</text:span><text:span text:style-name="T67"> </text:span><text:span text:style-name="T63">בית</text:span><text:span text:style-name="T67"> </text:span><text:span text:style-name="T63">הדשנים</text:span><text:span text:style-name="T67"> </text:span><text:span text:style-name="T63">היה</text:span><text:span text:style-name="T67"> </text:span><text:span text:style-name="T63">שם); והשתא</text:span><text:span text:style-name="T67"> </text:span><text:span text:style-name="T63">ניחא</text:span><text:span text:style-name="T67"> </text:span><text:span text:style-name="T63">דקאמר</text:span><text:span text:style-name="T67"> </text:span><text:span text:style-name="T63">דישון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- הא</text:span><text:span text:style-name="T67"> </text:span><text:span text:style-name="T63">של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באותו</text:span><text:span text:style-name="T67"> </text:span><text:span text:style-name="T63">מקום</text:span><text:span text:style-name="T67"> </text:span><text:span text:style-name="T63">מועלין', דאכתי</text:span><text:span text:style-name="T67"> </text:span><text:span text:style-name="T63">לא</text:span><text:span text:style-name="T67"> </text:span><text:span text:style-name="T63">יצא</text:span><text:span text:style-name="T67"> </text:span><text:span text:style-name="T63">לבית</text:span><text:span text:style-name="T67"> </text:span><text:span text:style-name="T63">הדשן</text:span><text:span text:style-name="T67"> </text:span><text:span text:style-name="T63">שמחוץ</text:span><text:span text:style-name="T67"> </text:span><text:span text:style-name="T63">למחנה, ועלה</text:span><text:span text:style-name="T67"> </text:span><text:span text:style-name="T63">קאמר</text:span><text:span text:style-name="T67"> </text:span><text:span text:style-name="T63">בגמרא: בשלמא</text:span><text:span text:style-name="T67"> </text:span><text:span text:style-name="T63">מזבח</text:span><text:span text:style-name="T67"> </text:span><text:span text:style-name="T63">החיצון</text:span><text:span text:style-name="T67"> </text:span><text:span text:style-name="T63">נפקא</text:span><text:span text:style-name="T67"> </text:span><text:span text:style-name="T63">לן</text:span><text:span text:style-name="T67"> </text:span><text:span text:style-name="T63">קביעות</text:span><text:span text:style-name="T67"> </text:span><text:span text:style-name="T63">מקום</text:span><text:span text:style-name="T67"> </text:span><text:span text:style-name="T63">לתרומת</text:span><text:span text:style-name="T67"> </text:span><text:span text:style-name="T63">הדשן, דכתיב</text:span><text:span text:style-name="T67"> </text:span><text:span text:style-name="T72">ושמו</text:span><text:span text:style-name="T67"> </text:span><text:span text:style-name="T72">אצל</text:span><text:span text:style-name="T67"> </text:span><text:span text:style-name="T72">המזבח</text:span><text:span text:style-name="T63">, אלא</text:span><text:span text:style-name="T67"> </text:span><text:span text:style-name="T63">מזבח</text:span><text:span text:style-name="T67"> </text:span><text:span text:style-name="T63">הפנימי</text:span><text:span text:style-name="T67"> </text:span><text:span text:style-name="T63">מנלן</text:span><text:span text:style-name="T67"> </text:span><text:span text:style-name="T63">שיש</text:span><text:span text:style-name="T67"> </text:span><text:span text:style-name="T63">קביעת</text:span><text:span text:style-name="T67"> </text:span><text:span text:style-name="T63">מקום</text:span><text:span text:style-name="T67"> </text:span><text:span text:style-name="T63">לדישון? דאמר</text:span><text:span text:style-name="T67"> </text:span><text:span text:style-name="T63">קרא</text:span><text:span text:style-name="T67"> </text:span><text:span text:style-name="T72">[</text:span><text:span text:style-name="T64">ויקרא</text:span><text:span text:style-name="T68"> </text:span><text:span text:style-name="T64">א,טז:</text:span><text:span text:style-name="T63"> </text:span><text:span text:style-name="T72">והסיר</text:span><text:span text:style-name="T67"> </text:span><text:span text:style-name="T72">מוראתו</text:span><text:span text:style-name="T67"> </text:span><text:span text:style-name="T72">בנוצתה] והשליך</text:span><text:span text:style-name="T67"> </text:span><text:span text:style-name="T72">אותה</text:span><text:span text:style-name="T67"> </text:span><text:span text:style-name="T72">אצל</text:span><text:span text:style-name="T67"> </text:span><text:span text:style-name="T72">המזבח</text:span><text:span text:style-name="T67"> </text:span><text:span text:style-name="T72">קדמה</text:span><text:span text:style-name="T67"> </text:span><text:span text:style-name="T73">[אל</text:span><text:span text:style-name="T69"> </text:span><text:span text:style-name="T73">מקום</text:span><text:span text:style-name="T69"> </text:span><text:span text:style-name="T73">הדשן]</text:span><text:span text:style-name="T63">; אם</text:span><text:span text:style-name="T67"> </text:span><text:span text:style-name="T63">אין</text:span><text:span text:style-name="T67"> </text:span><text:span text:style-name="T63">ענין</text:span><text:span text:style-name="T67"> </text:span><text:span text:style-name="T63">למזבח</text:span><text:span text:style-name="T67"> </text:span><text:span text:style-name="T63">החיצון</text:span><text:span text:style-name="T67"> </text:span><text:span text:style-name="T63">- דהא</text:span><text:span text:style-name="T67"> </text:span><text:span text:style-name="T63">כתיב</text:span><text:span text:style-name="T67"> </text:span><text:span text:style-name="T72">ושמו</text:span><text:span text:style-name="T67"> </text:span><text:span text:style-name="T63">- תנהו</text:span><text:span text:style-name="T67"> </text:span><text:span text:style-name="T63">למזבח</text:span><text:span text:style-name="T67"> </text:span><text:span text:style-name="T63">הפנימי. </text:span></text:p>
      <text:p text:style-name="P46"><text:span text:style-name="T29">תוספות</text:span><text:span text:style-name="T2"> </text:span><text:span text:style-name="T30">[דף</text:span><text:span text:style-name="T3"> </text:span><text:span text:style-name="T30">יב/א]</text:span><text:span text:style-name="T29"> ד"ה</text:span><text:span text:style-name="T2"> </text:span><text:span text:style-name="T29">ואימא</text:span><text:span text:style-name="T2"> </text:span><text:span text:style-name="T29">אידי</text:span><text:span text:style-name="T2"> </text:span><text:span text:style-name="T29">ואידי</text:span><text:span text:style-name="T2"> </text:span><text:span text:style-name="T29">למזבח</text:span><text:span text:style-name="T2"> </text:span><text:span text:style-name="T29">החיצון</text:span><text:span text:style-name="T2"> </text:span><text:span text:style-name="T29">ולקבוע</text:span><text:span text:style-name="T2"> </text:span><text:span text:style-name="T29">לו</text:span><text:span text:style-name="T2"> </text:span><text:span text:style-name="T29">מקום. פי' לקבוע</text:span><text:span text:style-name="T2"> </text:span><text:span text:style-name="T29">מקום</text:span><text:span text:style-name="T2"> </text:span><text:span text:style-name="T29">למוראה</text:span><text:span text:style-name="T2"> </text:span><text:span text:style-name="T29">ונוצה</text:span><text:span text:style-name="T2"> </text:span><text:span text:style-name="T29">שישליכנה</text:span><text:span text:style-name="T2"> </text:span><text:span text:style-name="T29">במקום</text:span><text:span text:style-name="T2"> </text:span><text:span text:style-name="T29">תרומת</text:span><text:span text:style-name="T2"> </text:span><text:span text:style-name="T29">הדשן</text:span><text:span text:style-name="T2"> </text:span><text:span text:style-name="T29">של</text:span><text:span text:style-name="T2"> </text:span><text:span text:style-name="T29">מזבח</text:span><text:span text:style-name="T2"> </text:span><text:span text:style-name="T29">החיצון; </text:span></text:p>
      <text:p text:style-name="P47"><text:span text:style-name="T28">וקשה: דמשמע</text:span><text:span text:style-name="T1"> </text:span><text:span text:style-name="T28">דקאי</text:span><text:span text:style-name="T1"> </text:span><text:span text:style-name="T28">לקבוע</text:span><text:span text:style-name="T1"> </text:span><text:span text:style-name="T28">מקום</text:span><text:span text:style-name="T1"> </text:span><text:span text:style-name="T28">אתרומת</text:span><text:span text:style-name="T1"> </text:span><text:span text:style-name="T28">הדשן</text:span><text:span text:style-name="T1"> </text:span><text:span text:style-name="T28">של</text:span><text:span text:style-name="T1"> </text:span><text:span text:style-name="T28">מזבח</text:span><text:span text:style-name="T1"> </text:span><text:span text:style-name="T28">החיצון</text:span><text:span text:style-name="T1"> </text:span><text:span text:style-name="T28">גופייהו; ועוד</text:span><text:span text:style-name="T1"> </text:span><text:span text:style-name="T28">קשיא: מאי</text:span><text:span text:style-name="T1"> </text:span><text:span text:style-name="T28">משני</text:span><text:span text:style-name="T1"> </text:span><text:span text:style-name="T28">'אם</text:span><text:span text:style-name="T1"> </text:span><text:span text:style-name="T28">כן</text:span><text:span text:style-name="T1"> </text:span><text:span text:style-name="T28">לימא</text:span><text:span text:style-name="T1"> </text:span><text:span text:style-name="T28">קרא</text:span><text:span text:style-name="T1"> </text:span><text:span text:style-name="T28">'אצל</text:span><text:span text:style-name="T1"> </text:span><text:span text:style-name="T28">המזבח'?' ה"ל</text:span><text:span text:style-name="T1"> </text:span><text:span text:style-name="T28">למימר</text:span><text:span text:style-name="T1"> </text:span><text:span text:style-name="T28">'אם</text:span><text:span text:style-name="T1"> </text:span><text:span text:style-name="T28">כן</text:span><text:span text:style-name="T1"> </text:span><text:span text:style-name="T28">לא</text:span><text:span text:style-name="T1"> </text:span><text:span text:style-name="T28">לכתוב</text:span><text:span text:style-name="T1"> </text:span><text:span text:style-name="T28">'אל</text:span><text:span text:style-name="T1"> </text:span><text:span text:style-name="T28">מקום</text:span><text:span text:style-name="T1"> </text:span><text:span text:style-name="T28">הדשן', אלא</text:span><text:span text:style-name="T1"> </text:span><text:span text:style-name="T28">'והשליך</text:span><text:span text:style-name="T1"> </text:span><text:span text:style-name="T28">אותה</text:span><text:span text:style-name="T1"> </text:span><text:span text:style-name="T28">אצל</text:span><text:span text:style-name="T1"> </text:span><text:span text:style-name="T28">המזבח</text:span><text:span text:style-name="T1"> </text:span><text:span text:style-name="T28">קדמה' ותו</text:span><text:span text:style-name="T1"> </text:span><text:span text:style-name="T28">לא!?</text:span></text:p>
      <text:p text:style-name="P47"><text:span text:style-name="T28">אלא</text:span><text:span text:style-name="T1"> </text:span><text:span text:style-name="T28">הכי</text:span><text:span text:style-name="T1"> </text:span><text:span text:style-name="T28">פירושו: </text:span><text:span text:style-name="T22">ואימא</text:span><text:span text:style-name="T24"> </text:span><text:span text:style-name="T22">אידי</text:span><text:span text:style-name="T24"> </text:span><text:span text:style-name="T22">ואידי</text:span><text:span text:style-name="T1"> </text:span><text:span text:style-name="T28">לדישון</text:span><text:span text:style-name="T1"> </text:span><text:span text:style-name="T28">המזבח</text:span><text:span text:style-name="T1"> </text:span><text:span text:style-name="T28">החיצון</text:span><text:span text:style-name="T1"> </text:span><text:span text:style-name="T28">ולקבוע</text:span><text:span text:style-name="T1"> </text:span><text:span text:style-name="T28">לו</text:span><text:span text:style-name="T1"> </text:span><text:span text:style-name="T28">מקום</text:span><text:span text:style-name="T1"> </text:span><text:span text:style-name="T28">לדישון</text:span><text:span text:style-name="T1"> </text:span><text:span text:style-name="T28">שהיא</text:span><text:span text:style-name="T1"> </text:span><text:span text:style-name="T32">קדמה</text:span><text:span text:style-name="T28">, דבאידך</text:span><text:span text:style-name="T1"> </text:span><text:span text:style-name="T28">קרא</text:span><text:span text:style-name="T1"> </text:span><text:span text:style-name="T28">ד</text:span><text:span text:style-name="T32">ושמו</text:span><text:span text:style-name="T1"> </text:span><text:span text:style-name="T28">לא</text:span><text:span text:style-name="T1"> </text:span><text:span text:style-name="T28">כתיב</text:span><text:span text:style-name="T1"> </text:span><text:span text:style-name="T28">'קדמה', ולא</text:span><text:span text:style-name="T1"> </text:span><text:span text:style-name="T28">הוה</text:span><text:span text:style-name="T1"> </text:span><text:span text:style-name="T28">ידענא</text:span><text:span text:style-name="T1"> </text:span><text:span text:style-name="T28">במזרח</text:span><text:span text:style-name="T1"> </text:span><text:span text:style-name="T28">או</text:span><text:span text:style-name="T1"> </text:span><text:span text:style-name="T28">במערב, ומתני: אם</text:span><text:span text:style-name="T1"> </text:span><text:span text:style-name="T28">כן</text:span><text:span text:style-name="T1"> </text:span><text:span text:style-name="T28">לימא</text:span><text:span text:style-name="T1"> </text:span><text:span text:style-name="T28">קרא</text:span><text:span text:style-name="T1"> </text:span><text:span text:style-name="T28">'אצל', כלומר: למה</text:span><text:span text:style-name="T1"> </text:span><text:span text:style-name="T28">לי</text:span><text:span text:style-name="T1"> </text:span><text:span text:style-name="T28">דכתיב</text:span><text:span text:style-name="T1"> </text:span><text:span text:style-name="T28">'אל</text:span><text:span text:style-name="T1"> </text:span><text:span text:style-name="T28">מקום</text:span><text:span text:style-name="T1"> </text:span><text:span text:style-name="T28">הדשן'? לא</text:span><text:span text:style-name="T1"> </text:span><text:span text:style-name="T28">לכתוב</text:span><text:span text:style-name="T1"> </text:span><text:span text:style-name="T28">אלא</text:span><text:span text:style-name="T1"> </text:span><text:span text:style-name="T28">'אצל</text:span><text:span text:style-name="T1"> </text:span><text:span text:style-name="T28">המזבח</text:span><text:span text:style-name="T1"> </text:span><text:span text:style-name="T28">קדמה' והייתי</text:span><text:span text:style-name="T1"> </text:span><text:span text:style-name="T28">למד</text:span><text:span text:style-name="T1"> </text:span><text:span text:style-name="T28">בגזירה</text:span><text:span text:style-name="T1"> </text:span><text:span text:style-name="T28">שוה: אצל</text:span><text:span text:style-name="T1"> </text:span><text:span text:style-name="T28">אצל</text:span><text:span text:style-name="T1"> </text:span><text:span text:style-name="T28">דדישון</text:span><text:span text:style-name="T1"> </text:span><text:span text:style-name="T28">מזבח</text:span><text:span text:style-name="T1"> </text:span><text:span text:style-name="T28">החיצון</text:span><text:span text:style-name="T1"> </text:span><text:span text:style-name="T28">במקום</text:span><text:span text:style-name="T1"> </text:span><text:span text:style-name="T28">שזורקין</text:span><text:span text:style-name="T1"> </text:span><text:span text:style-name="T28">בו</text:span><text:span text:style-name="T1"> </text:span><text:span text:style-name="T28">המוראה</text:span><text:span text:style-name="T1"> </text:span><text:span text:style-name="T28">והנוצה; מאי</text:span><text:span text:style-name="T1"> </text:span><text:span text:style-name="T28">'מקום</text:span><text:span text:style-name="T1"> </text:span><text:span text:style-name="T28">הדשן'? - דאפילו</text:span><text:span text:style-name="T1"> </text:span><text:span text:style-name="T28">מזבח</text:span><text:span text:style-name="T1"> </text:span><text:span text:style-name="T28">הפנימי, כלומר: שגם</text:span><text:span text:style-name="T1"> </text:span><text:span text:style-name="T28">קביעות</text:span><text:span text:style-name="T1"> </text:span><text:span text:style-name="T28">מקום</text:span><text:span text:style-name="T1"> </text:span><text:span text:style-name="T28">דישון</text:span><text:span text:style-name="T1"> </text:span><text:span text:style-name="T28">מזבח</text:span><text:span text:style-name="T1"> </text:span><text:span text:style-name="T28">הפנימי</text:span><text:span text:style-name="T1"> </text:span><text:span text:style-name="T28">היה</text:span><text:span text:style-name="T1"> </text:span><text:span text:style-name="T28">שם</text:span><text:span text:style-name="T1"> </text:span><text:span text:style-name="T28">אצל</text:span><text:span text:style-name="T1"> </text:span><text:span text:style-name="T28">מזבח</text:span><text:span text:style-name="T1"> </text:span><text:span text:style-name="T28">החיצון. </text:span></text:p>
      <text:p text:style-name="P47"><text:span text:style-name="T28">תוספות</text:span><text:span text:style-name="T1"> </text:span><text:span text:style-name="T28">ד"ה</text:span><text:span text:style-name="T1"> </text:span><text:span text:style-name="T22">מנורה</text:span><text:span text:style-name="T24"> </text:span><text:span text:style-name="T22">מנלן</text:span><text:span text:style-name="T28">: מנלן</text:span><text:span text:style-name="T1"> </text:span><text:span text:style-name="T28">דדישונה</text:span><text:span text:style-name="T1"> </text:span><text:span text:style-name="T28">היה</text:span><text:span text:style-name="T1"> </text:span><text:span text:style-name="T28">שם</text:span><text:span text:style-name="T1"> </text:span><text:span text:style-name="T28">אצל</text:span><text:span text:style-name="T1"> </text:span><text:span text:style-name="T28">המזבח?</text:span></text:p>
      <text:p text:style-name="P47"><text:span text:style-name="T32">דשן</text:span><text:span text:style-name="T1"> </text:span><text:span text:style-name="T32">הדשן</text:span><text:span text:style-name="T1"> </text:span><text:span text:style-name="T28">כלומר: בגזירה</text:span><text:span text:style-name="T1"> </text:span><text:span text:style-name="T28">שוה</text:span><text:span text:style-name="T1"> </text:span><text:span text:style-name="T28">דשן</text:span><text:span text:style-name="T1"> </text:span><text:span text:style-name="T28">דשן</text:span><text:span text:style-name="T1"> </text:span><text:span text:style-name="T28">נפקא</text:span><text:span text:style-name="T1"> </text:span><text:span text:style-name="T28">לן</text:span><text:span text:style-name="T1"> </text:span><text:span text:style-name="T28">ממזבח.</text:span></text:p>
      <text:p text:style-name="P1"/>
      <text:p text:style-name="P1"/>
      <text:p text:style-name="P1">משנה:</text:p>
      <text:p text:style-name="P2">[תורין<text:span text:style-name="T1"> </text:span>שלא<text:span text:style-name="T1"> </text:span>הגיע<text:span text:style-name="T1"> </text:span>זמנן<text:span text:style-name="T1"> </text:span>ובני<text:span text:style-name="T1"> </text:span>יונה<text:span text:style-name="T1"> </text:span>שעבר<text:span text:style-name="T1"> </text:span>זמנן<text:span text:style-name="T1"> </text:span>- לא<text:span text:style-name="T1"> </text:span>נהנין<text:span text:style-name="T1"> </text:span>ולא<text:span text:style-name="T1"> </text:span>מועלין.]</text:p>
      <text:p text:style-name="P1">רבי<text:span text:style-name="T1"> </text:span>שמעון<text:span text:style-name="T1"> </text:span>אומר: תורין<text:span text:style-name="T1"> </text:span>שלא<text:span text:style-name="T1"> </text:span>הגיע<text:span text:style-name="T1"> </text:span>זמנן<text:span text:style-name="T1"> </text:span>- מועלין<text:span text:style-name="T1"> </text:span>בהן<text:span text:style-name="T1"> </text:span><text:span text:style-name="T27">(</text:span><text:span text:style-name="T63">לפי</text:span><text:span text:style-name="T67"> </text:span><text:span text:style-name="T63">שראוין</text:span><text:span text:style-name="T67"> </text:span><text:span text:style-name="T63">למזבח</text:span><text:span text:style-name="T67"> </text:span><text:span text:style-name="T63">כשיגדילו</text:span><text:span text:style-name="T27">)</text:span>; בני<text:span text:style-name="T1"> </text:span>יונה<text:span text:style-name="T1"> </text:span>שעבר<text:span text:style-name="T1"> </text:span>זמנן<text:span text:style-name="T1"> </text:span>- לא<text:span text:style-name="T1"> </text:span>נהנין<text:span text:style-name="T1"> </text:span>ולא<text:span text:style-name="T1"> </text:span>מועלין<text:span text:style-name="T1"> </text:span>בהן.</text:p>
      <text:p text:style-name="P23"><text:span text:style-name="T28">תוספות</text:span><text:span text:style-name="T1"> </text:span><text:span text:style-name="T28">מעילה</text:span><text:span text:style-name="T1"> </text:span><text:span text:style-name="T28">דף</text:span><text:span text:style-name="T1"> </text:span><text:span text:style-name="T28">יא/ב</text:span><text:span text:style-name="T1"> </text:span><text:span text:style-name="T28">ד"ה</text:span><text:span text:style-name="T1"> </text:span><text:span text:style-name="T28">רבי</text:span><text:span text:style-name="T1"> </text:span><text:span text:style-name="T28">שמעון</text:span><text:span text:style-name="T1"> </text:span><text:span text:style-name="T28">אומר</text:span><text:span text:style-name="T1"> </text:span><text:span text:style-name="T28">תורים</text:span><text:span text:style-name="T1"> </text:span><text:span text:style-name="T28">שלא</text:span><text:span text:style-name="T1"> </text:span><text:span text:style-name="T28">הגיע</text:span><text:span text:style-name="T1"> </text:span><text:span text:style-name="T28">זמנן</text:span><text:span text:style-name="T1"> </text:span><text:span text:style-name="T28">מועלין</text:span><text:span text:style-name="T1"> </text:span><text:span text:style-name="T28">בהן. כדמפרש</text:span><text:span text:style-name="T1"> </text:span><text:span text:style-name="T28">בגמרא; ובני</text:span><text:span text:style-name="T1"> </text:span><text:span text:style-name="T28">יונה</text:span><text:span text:style-name="T1"> </text:span><text:span text:style-name="T28">שעבר</text:span><text:span text:style-name="T1"> </text:span><text:span text:style-name="T28">זמנן</text:span><text:span text:style-name="T1"> </text:span><text:span text:style-name="T28">לא</text:span><text:span text:style-name="T1"> </text:span><text:span text:style-name="T28">נהנין</text:span><text:span text:style-name="T1"> </text:span><text:span text:style-name="T28">ולא</text:span><text:span text:style-name="T1"> </text:span><text:span text:style-name="T28">מועלין, ולא</text:span><text:span text:style-name="T1"> </text:span><text:span text:style-name="T28">דמי</text:span><text:span text:style-name="T1"> </text:span><text:span text:style-name="T28">לחטאת</text:span><text:span text:style-name="T1"> </text:span><text:span text:style-name="T28">שעברה</text:span><text:span text:style-name="T1"> </text:span><text:span text:style-name="T28">שנתה</text:span><text:span text:style-name="T1"> </text:span><text:span text:style-name="T28">דאמר</text:span><text:span text:style-name="T1"> </text:span><text:span text:style-name="T28">לעיל</text:span><text:span text:style-name="T1"> </text:span><text:span text:style-name="T28">דמועלין</text:span><text:span text:style-name="T1"> </text:span><text:span text:style-name="T28">בה</text:span><text:span text:style-name="T1"> </text:span><text:span text:style-name="T28">קודם</text:span><text:span text:style-name="T1"> </text:span><text:span text:style-name="T28">כפרה: דהתם</text:span><text:span text:style-name="T1"> </text:span><text:span text:style-name="T28">משום</text:span><text:span text:style-name="T1"> </text:span><text:span text:style-name="T28">דאזיל</text:span><text:span text:style-name="T1"> </text:span><text:span text:style-name="T28">לרעיה</text:span><text:span text:style-name="T1"> </text:span><text:span text:style-name="T28">ואית</text:span><text:span text:style-name="T1"> </text:span><text:span text:style-name="T28">לה</text:span><text:span text:style-name="T1"> </text:span><text:span text:style-name="T28">פדיון, אבל</text:span><text:span text:style-name="T1"> </text:span><text:span text:style-name="T28">הכא</text:span><text:span text:style-name="T1"> </text:span><text:span text:style-name="T28">- אין</text:span><text:span text:style-name="T1"> </text:span><text:span text:style-name="T28">לעופות</text:span><text:span text:style-name="T1"> </text:span><text:span text:style-name="T28">פדיון</text:span><text:span text:style-name="T1"> </text:span><text:span text:style-name="T28">ולא</text:span><text:span text:style-name="T1"> </text:span><text:span text:style-name="T28">איקרו</text:span><text:span text:style-name="T1"> </text:span><text:span text:style-name="T28">קדשי</text:span><text:span text:style-name="T1"> </text:span><text:span text:style-name="T28">ה'. </text:span></text:p>
      <text:p text:style-name="P1"/>
      <text:p text:style-name="P1">גמרא:</text:p>
      <text:p text:style-name="P1">בשלמא<text:span text:style-name="T1"> </text:span>רבי<text:span text:style-name="T1"> </text:span>שמעון<text:span text:style-name="T1"> </text:span><text:span text:style-name="T27">(</text:span><text:span text:style-name="T63">דמחייב</text:span><text:span text:style-name="T67"> </text:span><text:span text:style-name="T63">מעילה</text:span><text:span text:style-name="T67"> </text:span><text:span text:style-name="T63">בשלא</text:span><text:span text:style-name="T67"> </text:span><text:span text:style-name="T63">הגיע</text:span><text:span text:style-name="T67"> </text:span><text:span text:style-name="T63">זמנן</text:span><text:span text:style-name="T27">)</text:span>, כדקתני<text:span text:style-name="T1"> </text:span>טעמא<text:span text:style-name="T1"> </text:span><text:span text:style-name="T27">(</text:span><text:span text:style-name="T63">בפרק</text:span><text:span text:style-name="T67"> </text:span><text:span text:style-name="T63">'אותו</text:span><text:span text:style-name="T67"> </text:span><text:span text:style-name="T63">ואת</text:span><text:span text:style-name="T67"> </text:span><text:span text:style-name="T63">בנו'</text:span><text:span text:style-name="T27">)</text:span>: <text:span text:style-name="T27">(</text:span><text:span text:style-name="T63">השוחט</text:span><text:span text:style-name="T67"> </text:span><text:span text:style-name="T63">אותו</text:span><text:span text:style-name="T67"> </text:span><text:span text:style-name="T63">ואת</text:span><text:span text:style-name="T67"> </text:span><text:span text:style-name="T63">בנו</text:span><text:span text:style-name="T67"> </text:span><text:span text:style-name="T63">קדשים</text:span><text:span text:style-name="T67"> </text:span><text:span text:style-name="T63">בחוץ, שָׁנִי: הרי</text:span><text:span text:style-name="T67"> </text:span><text:span text:style-name="T63">הוא</text:span><text:span text:style-name="T67"> </text:span><text:span text:style-name="T63">בלא</text:span><text:span text:style-name="T67"> </text:span><text:span text:style-name="T63">תעשה</text:span><text:span text:style-name="T67"> </text:span><text:span text:style-name="T63">דשוחט</text:span><text:span text:style-name="T67"> </text:span><text:span text:style-name="T63">חוץ, ואין</text:span><text:span text:style-name="T67"> </text:span><text:span text:style-name="T63">בו</text:span><text:span text:style-name="T67"> </text:span><text:span text:style-name="T63">כרת,</text:span><text:span text:style-name="T27">)</text:span> שהיה<text:span text:style-name="T1"> </text:span>רבי<text:span text:style-name="T1"> </text:span>שמעון<text:span text:style-name="T1"> </text:span>אומר: כל<text:span text:style-name="T1"> </text:span>הראוי<text:span text:style-name="T1"> </text:span>לאחר<text:span text:style-name="T1"> </text:span>זמן<text:span text:style-name="T1"> </text:span><text:span text:style-name="T27">(</text:span><text:span text:style-name="T63">כגון</text:span><text:span text:style-name="T67"> </text:span><text:span text:style-name="T63">זה</text:span><text:span text:style-name="T67"> </text:span><text:span text:style-name="T63">שהוא</text:span><text:span text:style-name="T67"> </text:span><text:span text:style-name="T63">ראוי</text:span><text:span text:style-name="T67"> </text:span><text:span text:style-name="T63">לישחט</text:span><text:span text:style-name="T67"> </text:span><text:span text:style-name="T63">למחר</text:span><text:span text:style-name="T67"> </text:span><text:span text:style-name="T63">בפנים</text:span><text:span text:style-name="T67"> </text:span><text:span text:style-name="T63">ושחטו</text:span><text:span text:style-name="T67"> </text:span><text:span text:style-name="T63">בחוץ</text:span><text:span text:style-name="T27">)</text:span> והקדישו<text:span text:style-name="T1"> </text:span>בתוך<text:span text:style-name="T1"> </text:span>זמנו<text:span text:style-name="T1"> </text:span>- הרי<text:span text:style-name="T1"> </text:span>הוא<text:span text:style-name="T1"> </text:span>בלא<text:span text:style-name="T1"> </text:span>תעשה<text:span text:style-name="T1"> </text:span>ואין<text:span text:style-name="T1"> </text:span>בו<text:span text:style-name="T1"> </text:span>כרת<text:span text:style-name="T1"> </text:span><text:span text:style-name="T27">(</text:span><text:span text:style-name="T63">לפי</text:span><text:span text:style-name="T67"> </text:span><text:span text:style-name="T63">שאינו</text:span><text:span text:style-name="T67"> </text:span><text:span text:style-name="T63">מתקבל</text:span><text:span text:style-name="T67"> </text:span><text:span text:style-name="T63">בפנים</text:span><text:span text:style-name="T27">)</text:span>' <text:span text:style-name="T27">(</text:span><text:span text:style-name="T63">דאיסור</text:span><text:span text:style-name="T67"> </text:span><text:span text:style-name="T63">אותו</text:span><text:span text:style-name="T67"> </text:span><text:span text:style-name="T63">ואת</text:span><text:span text:style-name="T67"> </text:span><text:span text:style-name="T63">בנו</text:span><text:span text:style-name="T67"> </text:span><text:span text:style-name="T63">נוהג</text:span><text:span text:style-name="T67"> </text:span><text:span text:style-name="T63">נמי</text:span><text:span text:style-name="T67"> </text:span><text:span text:style-name="T63">בקדשים</text:span><text:span text:style-name="T67"> </text:span><text:span text:style-name="T64">(חולין</text:span><text:span text:style-name="T68"> </text:span><text:span text:style-name="T64">דף</text:span><text:span text:style-name="T68"> </text:span><text:span text:style-name="T64">עח.)</text:span><text:span text:style-name="T63">; והני</text:span><text:span text:style-name="T67"> </text:span><text:span text:style-name="T63">תורים</text:span><text:span text:style-name="T67"> </text:span><text:span text:style-name="T63">נמי</text:span><text:span text:style-name="T67"> </text:span><text:span text:style-name="T63">שהקדישן</text:span><text:span text:style-name="T67"> </text:span><text:span text:style-name="T63">קודם</text:span><text:span text:style-name="T67"> </text:span><text:span text:style-name="T63">זמנן, הואיל</text:span><text:span text:style-name="T67"> </text:span><text:span text:style-name="T63">ויהיו</text:span><text:span text:style-name="T67"> </text:span><text:span text:style-name="T63">ראוין</text:span><text:span text:style-name="T67"> </text:span><text:span text:style-name="T63">לאחר</text:span><text:span text:style-name="T67"> </text:span><text:span text:style-name="T63">מכאן</text:span><text:span text:style-name="T67"> </text:span><text:span text:style-name="T63">- השתא</text:span><text:span text:style-name="T67"> </text:span><text:span text:style-name="T63">נמי</text:span><text:span text:style-name="T67"> </text:span><text:span text:style-name="T63">אית</text:span><text:span text:style-name="T67"> </text:span><text:span text:style-name="T63">בהו</text:span><text:span text:style-name="T67"> </text:span><text:span text:style-name="T63">מעילה</text:span><text:span text:style-name="T27">)</text:span>, אלא<text:span text:style-name="T1"> </text:span>רבנן<text:span text:style-name="T1"> </text:span><text:span text:style-name="T27">(</text:span><text:span text:style-name="T63">תנא</text:span><text:span text:style-name="T67"> </text:span><text:span text:style-name="T63">קמא, דאמר</text:span><text:span text:style-name="T67"> </text:span><text:span text:style-name="T63">'לא</text:span><text:span text:style-name="T67"> </text:span><text:span text:style-name="T63">נהנין</text:span><text:span text:style-name="T67"> </text:span><text:span text:style-name="T63">ולא</text:span><text:span text:style-name="T67"> </text:span><text:span text:style-name="T63">מועלין'</text:span><text:span text:style-name="T27">)</text:span> מאי<text:span text:style-name="T1"> </text:span>שנא<text:span text:style-name="T1"> </text:span>ממחוסר<text:span text:style-name="T1"> </text:span>זמן<text:span text:style-name="T1"> </text:span><text:span text:style-name="T27">(</text:span><text:span text:style-name="T63">ממחוסר</text:span><text:span text:style-name="T67"> </text:span><text:span text:style-name="T63">זמן</text:span><text:span text:style-name="T67"> </text:span><text:soft-page-break/><text:span text:style-name="T63">דבהמה</text:span><text:span text:style-name="T67"> </text:span><text:span text:style-name="T63">דקיימא</text:span><text:span text:style-name="T67"> </text:span><text:span text:style-name="T63">לן</text:span><text:span text:style-name="T67"> </text:span><text:span text:style-name="T63">שנכנס</text:span><text:span text:style-name="T67"> </text:span><text:span text:style-name="T63">לדיר</text:span><text:span text:style-name="T67"> </text:span><text:span text:style-name="T63">להתעשר, כדאמרינן</text:span><text:span text:style-name="T67"> </text:span><text:span text:style-name="T63">פרק</text:span><text:span text:style-name="T67"> </text:span><text:span text:style-name="T63">'מעשר</text:span><text:span text:style-name="T67"> </text:span><text:span text:style-name="T63">בהמה' </text:span><text:span text:style-name="T64">(בכורות</text:span><text:span text:style-name="T68"> </text:span><text:span text:style-name="T64">דף</text:span><text:span text:style-name="T68"> </text:span><text:span text:style-name="T64">נו. [בגמרא</text:span><text:span text:style-name="T68"> </text:span><text:span text:style-name="T64">ולא</text:span><text:span text:style-name="T68"> </text:span><text:span text:style-name="T64">במשנה, שבמשנה</text:span><text:span text:style-name="T68"> </text:span><text:span text:style-name="T64">בכורות</text:span><text:span text:style-name="T68"> </text:span><text:span text:style-name="T64">פ"ט</text:span><text:span text:style-name="T68"> </text:span><text:span text:style-name="T64">מ"ד</text:span><text:span text:style-name="T68"> </text:span><text:span text:style-name="T64">איתא: הכל</text:span><text:span text:style-name="T68"> </text:span><text:span text:style-name="T64">נכנס</text:span><text:span text:style-name="T68"> </text:span><text:span text:style-name="T64">לדיר</text:span><text:span text:style-name="T68"> </text:span><text:span text:style-name="T64">להתעשר</text:span><text:span text:style-name="T68"> </text:span><text:span text:style-name="T64">חוץ</text:span><text:span text:style-name="T68"> </text:span><text:span text:style-name="T64">מן...ומחוסר</text:span><text:span text:style-name="T68"> </text:span><text:span text:style-name="T64">זמן])</text:span><text:span text:style-name="T63">: 'מחוסר</text:span><text:span text:style-name="T67"> </text:span><text:span text:style-name="T63">זמן</text:span><text:span text:style-name="T67"> </text:span><text:span text:style-name="T63">נכנס</text:span><text:span text:style-name="T67"> </text:span><text:span text:style-name="T63">לדיר</text:span><text:span text:style-name="T67"> </text:span><text:span text:style-name="T63">להתעשר': דיליף</text:span><text:span text:style-name="T67"> </text:span><text:span text:style-name="T63">העברה</text:span><text:span text:style-name="T67"> </text:span><text:span text:style-name="T63">העברה</text:span><text:span text:style-name="T67"> </text:span><text:span text:style-name="T63">מבכור</text:span><text:span text:style-name="T67"> </text:span><text:span text:style-name="T63">[שמות</text:span><text:span text:style-name="T67"> </text:span><text:span text:style-name="T63">יג,יב: </text:span><text:span text:style-name="T72">והעברת</text:span><text:span text:style-name="T67"> </text:span><text:span text:style-name="T72">כל</text:span><text:span text:style-name="T67"> </text:span><text:span text:style-name="T72">פטר</text:span><text:span text:style-name="T67"> </text:span><text:span text:style-name="T72">רחם</text:span><text:span text:style-name="T63">... ויקרא</text:span><text:span text:style-name="T67"> </text:span><text:span text:style-name="T63">כז,לב: </text:span><text:span text:style-name="T72">וכל</text:span><text:span text:style-name="T67"> </text:span><text:span text:style-name="T72">מעשר...יעבר</text:span><text:span text:style-name="T67"> </text:span><text:span text:style-name="T72">תחת</text:span><text:span text:style-name="T67"> </text:span><text:span text:style-name="T72">השבט</text:span><text:span text:style-name="T63">]: מה</text:span><text:span text:style-name="T67"> </text:span><text:span text:style-name="T63">בכור</text:span><text:span text:style-name="T67"> </text:span><text:span text:style-name="T63">קדוש</text:span><text:span text:style-name="T67"> </text:span><text:span text:style-name="T63">לפני</text:span><text:span text:style-name="T67"> </text:span><text:span text:style-name="T63">זמנו</text:span><text:span text:style-name="T67"> </text:span><text:span text:style-name="T63">- שהרי</text:span><text:span text:style-name="T67"> </text:span><text:span text:style-name="T63">קדוש</text:span><text:span text:style-name="T67"> </text:span><text:span text:style-name="T63">מרחם</text:span><text:span text:style-name="T67"> </text:span><text:span text:style-name="T63">- אף</text:span><text:span text:style-name="T67"> </text:span><text:span text:style-name="T63">מחוסר</text:span><text:span text:style-name="T67"> </text:span><text:span text:style-name="T63">זמן</text:span><text:span text:style-name="T67"> </text:span><text:span text:style-name="T63">נמי, שאינו</text:span><text:span text:style-name="T67"> </text:span><text:span text:style-name="T63">בן</text:span><text:span text:style-name="T67"> </text:span><text:span text:style-name="T63">שמונה</text:span><text:span text:style-name="T67"> </text:span><text:span text:style-name="T63">- קדוש</text:span><text:span text:style-name="T67"> </text:span><text:span text:style-name="T63">לפני</text:span><text:span text:style-name="T67"> </text:span><text:span text:style-name="T63">זמנו</text:span><text:span text:style-name="T67"> </text:span><text:span text:style-name="T63">וקרב</text:span><text:span text:style-name="T67"> </text:span><text:span text:style-name="T63">לאחר</text:span><text:span text:style-name="T67"> </text:span><text:span text:style-name="T63">זמנו; והני</text:span><text:span text:style-name="T67"> </text:span><text:span text:style-name="T63">תורין</text:span><text:span text:style-name="T67"> </text:span><text:span text:style-name="T63">נמי</text:span><text:span text:style-name="T67"> </text:span><text:span text:style-name="T63">ליקדשו</text:span><text:span text:style-name="T67"> </text:span><text:span text:style-name="T63">קודם</text:span><text:span text:style-name="T67"> </text:span><text:span text:style-name="T63">זמנן</text:span><text:span text:style-name="T67"> </text:span><text:span text:style-name="T63">ולמעול</text:span><text:span text:style-name="T67"> </text:span><text:span text:style-name="T63">בהו</text:span><text:span text:style-name="T27">)</text:span>?</text:p>
      <text:p text:style-name="P1">אמרי<text:span text:style-name="T1"> </text:span><text:span text:style-name="T27">(</text:span><text:span text:style-name="T63">לא</text:span><text:span text:style-name="T67"> </text:span><text:span text:style-name="T63">דמי</text:span><text:span text:style-name="T67"> </text:span><text:span text:style-name="T63">מחוסר</text:span><text:span text:style-name="T67"> </text:span><text:span text:style-name="T63">זמן</text:span><text:span text:style-name="T67"> </text:span><text:span text:style-name="T63">דבהמה</text:span><text:span text:style-name="T67"> </text:span><text:span text:style-name="T63">למחוסר</text:span><text:span text:style-name="T67"> </text:span><text:span text:style-name="T63">זמן</text:span><text:span text:style-name="T67"> </text:span><text:span text:style-name="T63">דעופות</text:span><text:span text:style-name="T27">)</text:span>: <text:span text:style-name="T27">(</text:span><text:span text:style-name="T63">דהיינו</text:span><text:span text:style-name="T67"> </text:span><text:span text:style-name="T63">טעמא</text:span><text:span text:style-name="T67"> </text:span><text:span text:style-name="T63">ד</text:span><text:span text:style-name="T27">)</text:span>מחוסר<text:span text:style-name="T1"> </text:span>זמן<text:span text:style-name="T1"> </text:span><text:span text:style-name="T27">(</text:span><text:span text:style-name="T63">דבהמה</text:span><text:span text:style-name="T67"> </text:span><text:span text:style-name="T40">[שהוא]</text:span><text:span text:style-name="T63"> קדוש:</text:span><text:span text:style-name="T27">)</text:span> מידי<text:span text:style-name="T1"> </text:span>דהוה<text:span text:style-name="T1"> </text:span>אבעל<text:span text:style-name="T1"> </text:span>מום<text:span text:style-name="T1"> </text:span><text:span text:style-name="T27">(</text:span><text:span text:style-name="T63">דבהמה</text:span><text:span text:style-name="T27">)</text:span>: דבר<text:span text:style-name="T1"> </text:span>פדיון<text:span text:style-name="T1"> </text:span>הוא<text:span text:style-name="T1"> </text:span><text:span text:style-name="T27">(</text:span><text:span text:style-name="T63">דמיגו</text:span><text:span text:style-name="T67"> </text:span><text:span text:style-name="T63">דחשיבא</text:span><text:span text:style-name="T67"> </text:span><text:span text:style-name="T63">דאית</text:span><text:span text:style-name="T67"> </text:span><text:span text:style-name="T63">בה</text:span><text:span text:style-name="T67"> </text:span><text:span text:style-name="T63">קדושה</text:span><text:span text:style-name="T67"> </text:span><text:span text:style-name="T63">כשהיא</text:span><text:span text:style-name="T67"> </text:span><text:span text:style-name="T63">בעלת</text:span><text:span text:style-name="T67"> </text:span><text:span text:style-name="T63">מום</text:span><text:span text:style-name="T67"> </text:span><text:span text:style-name="T63">- אית</text:span><text:span text:style-name="T67"> </text:span><text:span text:style-name="T63">בה</text:span><text:span text:style-name="T67"> </text:span><text:span text:style-name="T63">קדושה</text:span><text:span text:style-name="T67"> </text:span><text:span text:style-name="T63">נמי</text:span><text:span text:style-name="T67"> </text:span><text:span text:style-name="T63">כשהיא</text:span><text:span text:style-name="T67"> </text:span><text:span text:style-name="T63">מחוסר</text:span><text:span text:style-name="T67"> </text:span><text:span text:style-name="T63">זמן</text:span><text:span text:style-name="T27">)</text:span>, אבל<text:span text:style-name="T1"> </text:span>הני<text:span text:style-name="T1"> </text:span>עופות, כיון<text:span text:style-name="T1"> </text:span>דאין<text:span text:style-name="T1"> </text:span>מום<text:span text:style-name="T1"> </text:span>פוסל<text:span text:style-name="T1"> </text:span>בעופות<text:span text:style-name="T1"> </text:span><text:span text:style-name="T27">(</text:span><text:span text:style-name="T63">דליכא</text:span><text:span text:style-name="T67"> </text:span><text:span text:style-name="T63">למימר</text:span><text:span text:style-name="T67"> </text:span><text:span text:style-name="T63">בהו</text:span><text:span text:style-name="T67"> </text:span><text:span text:style-name="T63">האי</text:span><text:span text:style-name="T67"> </text:span><text:span text:style-name="T63">מגו, הואיל</text:span><text:span text:style-name="T67"> </text:span><text:span text:style-name="T63">ואין</text:span><text:span text:style-name="T67"> </text:span><text:span text:style-name="T63">המום</text:span><text:span text:style-name="T67"> </text:span><text:span text:style-name="T63">פוסל</text:span><text:span text:style-name="T67"> </text:span><text:span text:style-name="T63">בעופות: דאין</text:span><text:span text:style-name="T67"> </text:span><text:span text:style-name="T63">תמות</text:span><text:span text:style-name="T67"> </text:span><text:span text:style-name="T63">וזכרות</text:span><text:span text:style-name="T67"> </text:span><text:span text:style-name="T63">בעופות</text:span><text:span text:style-name="T27">)</text:span> <text:span text:style-name="T63">[ו]</text:span>אין<text:span text:style-name="T1"> </text:span>לעופות<text:span text:style-name="T1"> </text:span>פדיון<text:span text:style-name="T1"> </text:span>- <text:span text:style-name="T27">(</text:span><text:span text:style-name="T63">הכי</text:span><text:span text:style-name="T67"> </text:span><text:span text:style-name="T63">נמי</text:span><text:span text:style-name="T67"> </text:span><text:span text:style-name="T63">דעוף</text:span><text:span text:style-name="T27">)</text:span> אינו<text:span text:style-name="T1"> </text:span>קדוש<text:span text:style-name="T1"> </text:span>במחוסר<text:span text:style-name="T1"> </text:span>זמן. </text:p>
      <text:p text:style-name="P24"><text:span text:style-name="T29">תוספות</text:span><text:span text:style-name="T2"> </text:span><text:span text:style-name="T29">ד"ה</text:span><text:span text:style-name="T2"> </text:span><text:span text:style-name="T23">בשלמא</text:span><text:span text:style-name="T25"> </text:span><text:span text:style-name="T23">לרבי</text:span><text:span text:style-name="T25"> </text:span><text:span text:style-name="T23">שמעון:</text:span><text:span text:style-name="T29"> לכן</text:span><text:span text:style-name="T2"> </text:span><text:span text:style-name="T29">מועלין</text:span><text:span text:style-name="T2"> </text:span><text:span text:style-name="T29">בתורין</text:span><text:span text:style-name="T2"> </text:span><text:span text:style-name="T29">שלא</text:span><text:span text:style-name="T2"> </text:span><text:span text:style-name="T29">הגיע</text:span><text:span text:style-name="T2"> </text:span><text:span text:style-name="T29">זמנן, כדקתני</text:span><text:span text:style-name="T2"> </text:span><text:span text:style-name="T29">טעמא</text:span><text:span text:style-name="T2"> </text:span><text:span text:style-name="T29">בפרק</text:span><text:span text:style-name="T2"> </text:span><text:span text:style-name="T29">'השוחט' </text:span><text:span text:style-name="T30">(זבחים</text:span><text:span text:style-name="T3"> </text:span><text:span text:style-name="T30">דף</text:span><text:span text:style-name="T3"> </text:span><text:span text:style-name="T30">קיב:)</text:span><text:span text:style-name="T29"> גבי</text:span><text:span text:style-name="T2"> </text:span><text:span text:style-name="T29">אותו</text:span><text:span text:style-name="T2"> </text:span><text:span text:style-name="T29">ואת</text:span><text:span text:style-name="T2"> </text:span><text:span text:style-name="T29">בנו</text:span><text:span text:style-name="T2"> </text:span><text:span text:style-name="T29">ומחוסר</text:span><text:span text:style-name="T2"> </text:span><text:span text:style-name="T29">זמן</text:span><text:span text:style-name="T2"> </text:span><text:span text:style-name="T29">- הרי</text:span><text:span text:style-name="T2"> </text:span><text:span text:style-name="T29">הוא</text:span><text:span text:style-name="T2"> </text:span><text:span text:style-name="T29">בלא</text:span><text:span text:style-name="T2"> </text:span><text:span text:style-name="T29">תעשה</text:span><text:span text:style-name="T2"> </text:span><text:span text:style-name="T29">אם</text:span><text:span text:style-name="T2"> </text:span><text:span text:style-name="T29">שחט</text:span><text:span text:style-name="T2"> </text:span><text:span text:style-name="T29">בחוץ, וכיון</text:span><text:span text:style-name="T2"> </text:span><text:span text:style-name="T29">דאם</text:span><text:span text:style-name="T2"> </text:span><text:span text:style-name="T29">שחטה</text:span><text:span text:style-name="T2"> </text:span><text:span text:style-name="T29">בחוץ</text:span><text:span text:style-name="T2"> </text:span><text:span text:style-name="T29">עובר</text:span><text:span text:style-name="T2"> </text:span><text:span text:style-name="T29">בלא</text:span><text:span text:style-name="T2"> </text:span><text:span text:style-name="T29">תעשה</text:span><text:span text:style-name="T2"> </text:span><text:span text:style-name="T29">- אם</text:span><text:span text:style-name="T2"> </text:span><text:span text:style-name="T29">כן</text:span><text:span text:style-name="T2"> </text:span><text:span text:style-name="T29">חשיבי</text:span><text:span text:style-name="T2"> </text:span><text:span text:style-name="T29">לענין</text:span><text:span text:style-name="T2"> </text:span><text:span text:style-name="T29">שמועל</text:span><text:span text:style-name="T2"> </text:span><text:span text:style-name="T29">בהם; אלא</text:span><text:span text:style-name="T2"> </text:span><text:span text:style-name="T29">לרבנן, דאמרי</text:span><text:span text:style-name="T2"> </text:span><text:span text:style-name="T29">דליכא</text:span><text:span text:style-name="T2"> </text:span><text:span text:style-name="T29">לאו</text:span><text:span text:style-name="T2"> </text:span><text:span text:style-name="T29">אם</text:span><text:span text:style-name="T2"> </text:span><text:span text:style-name="T29">שחט</text:span><text:span text:style-name="T2"> </text:span><text:span text:style-name="T29">בחוץ, מאי</text:span><text:span text:style-name="T2"> </text:span><text:span text:style-name="T29">שנא</text:span><text:span text:style-name="T2"> </text:span><text:span text:style-name="T29">ממחוסר</text:span><text:span text:style-name="T2"> </text:span><text:span text:style-name="T29">זמן</text:span><text:span text:style-name="T2"> </text:span><text:span text:style-name="T29">דמועלין</text:span><text:span text:style-name="T2"> </text:span><text:span text:style-name="T29">בו</text:span><text:span text:style-name="T2"> </text:span><text:span text:style-name="T29">קודם</text:span><text:span text:style-name="T2"> </text:span><text:span text:style-name="T29">שיגיע</text:span><text:span text:style-name="T2"> </text:span><text:span text:style-name="T29">זמנו!?</text:span></text:p>
      <text:p text:style-name="P23"><text:span text:style-name="T28">מעיקרא</text:span><text:span text:style-name="T1"> </text:span><text:span text:style-name="T28">הוה</text:span><text:span text:style-name="T1"> </text:span><text:span text:style-name="T28">מצי</text:span><text:span text:style-name="T1"> </text:span><text:span text:style-name="T28">למימר</text:span><text:span text:style-name="T1"> </text:span><text:span text:style-name="T28">'בשלמא</text:span><text:span text:style-name="T1"> </text:span><text:span text:style-name="T28">לר"ש</text:span><text:span text:style-name="T1"> </text:span><text:span text:style-name="T28">מידי</text:span><text:span text:style-name="T1"> </text:span><text:span text:style-name="T28">דהוי</text:span><text:span text:style-name="T1"> </text:span><text:span text:style-name="T28">אמחוסר</text:span><text:span text:style-name="T1"> </text:span><text:span text:style-name="T28">זמן'- בלאו</text:span><text:span text:style-name="T1"> </text:span><text:span text:style-name="T28">האי</text:span><text:span text:style-name="T1"> </text:span><text:span text:style-name="T28">טעמא</text:span><text:span text:style-name="T1"> </text:span><text:span text:style-name="T28">דאית</text:span><text:span text:style-name="T1"> </text:span><text:span text:style-name="T28">בהו</text:span><text:span text:style-name="T1"> </text:span><text:span text:style-name="T28">לא</text:span><text:span text:style-name="T1"> </text:span><text:span text:style-name="T28">תעשה, אלא</text:span><text:span text:style-name="T1"> </text:span><text:span text:style-name="T28">בעי</text:span><text:span text:style-name="T1"> </text:span><text:span text:style-name="T28">למימר</text:span><text:span text:style-name="T1"> </text:span><text:span text:style-name="T28">טעמא</text:span><text:span text:style-name="T1"> </text:span><text:span text:style-name="T28">דאתי</text:span><text:span text:style-name="T1"> </text:span><text:span text:style-name="T28">שפיר</text:span><text:span text:style-name="T1"> </text:span><text:span text:style-name="T28">אפילו</text:span><text:span text:style-name="T1"> </text:span><text:span text:style-name="T28">במסקנא: דמסיק</text:span><text:span text:style-name="T1"> </text:span><text:span text:style-name="T28">מידי</text:span><text:span text:style-name="T1"> </text:span><text:span text:style-name="T28">דהוה</text:span><text:span text:style-name="T1"> </text:span><text:span text:style-name="T28">אבעל</text:span><text:span text:style-name="T1"> </text:span><text:span text:style-name="T28">מום, ומחלק</text:span><text:span text:style-name="T1"> </text:span><text:span text:style-name="T28">בין</text:span><text:span text:style-name="T1"> </text:span><text:span text:style-name="T28">מחוסר</text:span><text:span text:style-name="T1"> </text:span><text:span text:style-name="T28">זמן</text:span><text:span text:style-name="T1"> </text:span><text:span text:style-name="T28">לעופות; וכה"ג</text:span><text:span text:style-name="T1"> </text:span><text:span text:style-name="T28">פירשתי</text:span><text:span text:style-name="T1"> </text:span><text:span text:style-name="T28">בפ"ק</text:span><text:span text:style-name="T1"> </text:span><text:span text:style-name="T28">דשבת</text:span><text:span text:style-name="T1"> </text:span><text:span text:style-name="T28">(דף</text:span><text:span text:style-name="T1"> </text:span><text:span text:style-name="T28">ה:) גבי</text:span><text:span text:style-name="T1"> </text:span><text:span text:style-name="T28">'בשלמא</text:span><text:span text:style-name="T1"> </text:span><text:span text:style-name="T28">בן</text:span><text:span text:style-name="T1"> </text:span><text:span text:style-name="T28">עזאי</text:span><text:span text:style-name="T1"> </text:span><text:span text:style-name="T28">מהלך</text:span><text:span text:style-name="T1"> </text:span><text:span text:style-name="T28">כעומד</text:span><text:span text:style-name="T1"> </text:span><text:span text:style-name="T28">דמי'. </text:span></text:p>
      <text:p text:style-name="P1"/>
      <text:p text:style-name="P1">אמר<text:span text:style-name="T1"> </text:span>עולא<text:span text:style-name="T1"> </text:span>אמר<text:span text:style-name="T1"> </text:span>רבי<text:span text:style-name="T1"> </text:span>יוחנן: קדשים<text:span text:style-name="T1"> </text:span>שמתו<text:span text:style-name="T1"> </text:span>- יצאו<text:span text:style-name="T1"> </text:span>מידי<text:span text:style-name="T1"> </text:span>מעילה<text:span text:style-name="T1"> </text:span>דבר<text:span text:style-name="T1"> </text:span>תורה<text:span text:style-name="T1"> </text:span><text:span text:style-name="T27">(</text:span><text:span text:style-name="T63">דלא</text:span><text:span text:style-name="T67"> </text:span><text:span text:style-name="T63">קדשי</text:span><text:span text:style-name="T67"> </text:span><text:span text:style-name="T63">ה' נינהו, דלא</text:span><text:span text:style-name="T67"> </text:span><text:span text:style-name="T63">חזו</text:span><text:span text:style-name="T67"> </text:span><text:span text:style-name="T63">לגבוה; וקדושת</text:span><text:span text:style-name="T67"> </text:span><text:span text:style-name="T63">דמים</text:span><text:span text:style-name="T67"> </text:span><text:span text:style-name="T63">נמי</text:span><text:span text:style-name="T67"> </text:span><text:span text:style-name="T63">לית</text:span><text:span text:style-name="T67"> </text:span><text:span text:style-name="T63">בהו: דאין</text:span><text:span text:style-name="T67"> </text:span><text:span text:style-name="T63">פודין</text:span><text:span text:style-name="T67"> </text:span><text:span text:style-name="T63">את</text:span><text:span text:style-name="T67"> </text:span><text:span text:style-name="T63">הקדשים</text:span><text:span text:style-name="T67"> </text:span><text:span text:style-name="T63">להאכילם</text:span><text:span text:style-name="T67"> </text:span><text:span text:style-name="T63">לכלבים</text:span><text:span text:style-name="T27">)</text:span>.</text:p>
      <text:p text:style-name="P1">יתיב<text:span text:style-name="T1"> </text:span>עולא<text:span text:style-name="T1"> </text:span>וקאמר<text:span text:style-name="T1"> </text:span>להא<text:span text:style-name="T1"> </text:span>שמעתא; אמר<text:span text:style-name="T1"> </text:span>ליה<text:span text:style-name="T1"> </text:span>רב<text:span text:style-name="T1"> </text:span>חסדא: מאן<text:span text:style-name="T1"> </text:span>שמע<text:span text:style-name="T1"> </text:span>לך<text:span text:style-name="T1"> </text:span>ולרבי<text:span text:style-name="T1"> </text:span>יוחנן<text:span text:style-name="T1"> </text:span>רבך! [וכי] קדושה<text:span text:style-name="T1"> </text:span>שבהן<text:span text:style-name="T1"> </text:span>להיכן<text:span text:style-name="T1"> </text:span>הלכה?</text:p>
      <text:p text:style-name="P1">אמר<text:span text:style-name="T1"> </text:span>ליה: תיקשי<text:span text:style-name="T1"> </text:span>מתניתין: '<text:span text:style-name="T105">תורין</text:span><text:span text:style-name="T106"> </text:span><text:span text:style-name="T105">שלא</text:span><text:span text:style-name="T106"> </text:span><text:span text:style-name="T105">הגיע</text:span><text:span text:style-name="T106"> </text:span><text:span text:style-name="T105">זמנן</text:span><text:span text:style-name="T106"> </text:span><text:span text:style-name="T105">ובני</text:span><text:span text:style-name="T106"> </text:span><text:span text:style-name="T105">יונה</text:span><text:span text:style-name="T106"> </text:span><text:span text:style-name="T105">שעבר</text:span><text:span text:style-name="T106"> </text:span><text:span text:style-name="T105">זמנן</text:span><text:span text:style-name="T106"> </text:span><text:span text:style-name="T105">לא</text:span><text:span text:style-name="T106"> </text:span><text:span text:style-name="T105">נהנין</text:span><text:span text:style-name="T106"> </text:span><text:span text:style-name="T105">ולא</text:span><text:span text:style-name="T106"> </text:span><text:span text:style-name="T105">מועלין</text:span>', הכא<text:span text:style-name="T1"> </text:span>נמי<text:span text:style-name="T1"> </text:span>נימא<text:span text:style-name="T1"> </text:span>'קדושה<text:span text:style-name="T1"> </text:span>שבהן<text:span text:style-name="T1"> </text:span>להיכן<text:span text:style-name="T1"> </text:span>הלכה'? <text:span text:style-name="T27">(</text:span><text:span text:style-name="T63">אלא</text:span><text:span text:style-name="T67"> </text:span><text:span text:style-name="T63">כי</text:span><text:span text:style-name="T67"> </text:span><text:span text:style-name="T63">היכי</text:span><text:span text:style-name="T67"> </text:span><text:span text:style-name="T63">דבמתניתין</text:span><text:span text:style-name="T67"> </text:span><text:span text:style-name="T63">לא</text:span><text:span text:style-name="T67"> </text:span><text:span text:style-name="T63">אמרינן</text:span><text:span text:style-name="T67"> </text:span><text:span text:style-name="T63">'קדושה</text:span><text:span text:style-name="T67"> </text:span><text:span text:style-name="T63">שבהן</text:span><text:span text:style-name="T67"> </text:span><text:span text:style-name="T63">להיכן</text:span><text:span text:style-name="T67"> </text:span><text:span text:style-name="T63">הלכה' - הכי</text:span><text:span text:style-name="T67"> </text:span><text:span text:style-name="T63">נמי</text:span><text:span text:style-name="T67"> </text:span><text:span text:style-name="T63">לא</text:span><text:span text:style-name="T67"> </text:span><text:span text:style-name="T63">אמר</text:span><text:span text:style-name="T67"> </text:span><text:span text:style-name="T63">גבי</text:span><text:span text:style-name="T67"> </text:span><text:span text:style-name="T63">קדשים</text:span><text:span text:style-name="T67"> </text:span><text:span text:style-name="T63">שמתו, הלכך</text:span><text:span text:style-name="T67"> </text:span><text:span text:style-name="T63">יצאו</text:span><text:span text:style-name="T67"> </text:span><text:span text:style-name="T63">מידי</text:span><text:span text:style-name="T67"> </text:span><text:span text:style-name="T63">מעילה</text:span><text:span text:style-name="T67"> </text:span><text:span text:style-name="T63">דבר</text:span><text:span text:style-name="T67"> </text:span><text:span text:style-name="T63">תורה; אבל</text:span><text:span text:style-name="T67"> </text:span><text:span text:style-name="T63">בהא</text:span><text:span text:style-name="T67"> </text:span><text:span text:style-name="T63">מודינא</text:span><text:span text:style-name="T67"> </text:span><text:span text:style-name="T63">לך: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אמינא</text:span><text:span text:style-name="T67"> </text:span><text:span text:style-name="T63">'יצאו</text:span><text:span text:style-name="T67"> </text:span><text:span text:style-name="T63">מידי</text:span><text:span text:style-name="T67"> </text:span><text:span text:style-name="T63">מעילה</text:span><text:span text:style-name="T67"> </text:span><text:span text:style-name="T63">דבר</text:span><text:span text:style-name="T67"> </text:span><text:span text:style-name="T63">תורה', מודינא</text:span><text:span text:style-name="T67"> </text:span><text:span text:style-name="T63">דאיכא</text:span><text:span text:style-name="T67"> </text:span><text:span text:style-name="T63">מעילה</text:span><text:span text:style-name="T67"> </text:span><text:span text:style-name="T63">מדרבנן</text:span><text:span text:style-name="T67"> </text:span><text:span text:style-name="T63">בקדשים</text:span><text:span text:style-name="T67"> </text:span><text:span text:style-name="T63">שמתו</text:span><text:span text:style-name="T67"> </text:span><text:span text:style-name="T63">ובתורין</text:span><text:span text:style-name="T67"> </text:span><text:span text:style-name="T63">שלא</text:span><text:span text:style-name="T67"> </text:span><text:span text:style-name="T63">הגיע</text:span><text:span text:style-name="T67"> </text:span><text:span text:style-name="T63">זמנן, ומשלם</text:span><text:span text:style-name="T67"> </text:span><text:span text:style-name="T63">הקרן</text:span><text:span text:style-name="T27">)</text:span>!</text:p>
      <text:p text:style-name="P1">אמר<text:span text:style-name="T1"> </text:span>ליה<text:span text:style-name="T1"> </text:span><text:span text:style-name="T27">(</text:span><text:span text:style-name="T63">רש"י</text:span><text:span text:style-name="T67"> </text:span><text:span text:style-name="T63">אינו</text:span><text:span text:style-name="T67"> </text:span><text:span text:style-name="T63">גורס</text:span><text:span text:style-name="T67"> </text:span><text:span text:style-name="T63">'אמר</text:span><text:span text:style-name="T67"> </text:span><text:span text:style-name="T63">ליה', דמשמע</text:span><text:span text:style-name="T67"> </text:span><text:span text:style-name="T63">דרב</text:span><text:span text:style-name="T67"> </text:span><text:span text:style-name="T63">חסדא</text:span><text:span text:style-name="T67"> </text:span><text:span text:style-name="T63">קאמר</text:span><text:span text:style-name="T67"> </text:span><text:span text:style-name="T63">הכי, אלא</text:span><text:span text:style-name="T67"> </text:span><text:span text:style-name="T63">גורס</text:span><text:span text:style-name="T67"> </text:span><text:span text:style-name="T63">'אבל</text:span><text:span text:style-name="T67"> </text:span><text:span text:style-name="T63">בהא</text:span><text:span text:style-name="T67"> </text:span><text:span text:style-name="T63">מודינא</text:span><text:span text:style-name="T67"> </text:span><text:span text:style-name="T63">לך' – ועולא</text:span><text:span text:style-name="T67"> </text:span><text:span text:style-name="T63">קאמר</text:span><text:span text:style-name="T67"> </text:span><text:span text:style-name="T63">הכי</text:span><text:span text:style-name="T67"> </text:span><text:span text:style-name="T63">לרב</text:span><text:span text:style-name="T67"> </text:span><text:span text:style-name="T63">חסדא</text:span><text:span text:style-name="T27">)</text:span>: מודינא<text:span text:style-name="T1"> </text:span>לך<text:span text:style-name="T1"> </text:span>דאיכא<text:span text:style-name="T1"> </text:span>מעילה<text:span text:style-name="T1"> </text:span>מדרבנן, וקשיא<text:span text:style-name="T1"> </text:span>לי<text:span text:style-name="T1"> </text:span><text:span text:style-name="T27">(</text:span><text:span text:style-name="T63">[לעולא] אתורין</text:span><text:span text:style-name="T67"> </text:span><text:span text:style-name="T63">דרב</text:span><text:span text:style-name="T67"> </text:span><text:span text:style-name="T63">חסדא, דאמר</text:span><text:span text:style-name="T67"> </text:span><text:span text:style-name="T63">'וכי</text:span><text:span text:style-name="T67"> </text:span><text:span text:style-name="T63">קדושה</text:span><text:span text:style-name="T67"> </text:span><text:span text:style-name="T63">שבהן</text:span><text:span text:style-name="T67"> </text:span><text:span text:style-name="T63">להיכן</text:span><text:span text:style-name="T67"> </text:span><text:span text:style-name="T63">הלכה</text:span><text:span text:style-name="T67"> </text:span><text:span text:style-name="T63">וכו', דמשמע</text:span><text:span text:style-name="T67"> </text:span><text:span text:style-name="T63">דסבירא</text:span><text:span text:style-name="T67"> </text:span><text:span text:style-name="T63">ליה</text:span><text:span text:style-name="T67"> </text:span><text:span text:style-name="T63">דאית</text:span><text:span text:style-name="T67"> </text:span><text:span text:style-name="T63">בהו</text:span><text:span text:style-name="T67"> </text:span><text:span text:style-name="T63">קדושה</text:span><text:span text:style-name="T27">)</text:span>: מי<text:span text:style-name="T1"> </text:span>איכא<text:span text:style-name="T1"> </text:span>מידי<text:span text:style-name="T1"> </text:span>דמעיקרא<text:span text:style-name="T1"> </text:span>לא<text:span text:style-name="T1"> </text:span>אית<text:span text:style-name="T1"> </text:span>ביה<text:span text:style-name="T1"> </text:span>מעילה<text:span text:style-name="T1"> </text:span>ולבסוף<text:span text:style-name="T1"> </text:span>אית<text:span text:style-name="T1"> </text:span>ביה<text:span text:style-name="T1"> </text:span>מעילה<text:span text:style-name="T1"> </text:span><text:span text:style-name="T27">(</text:span><text:span text:style-name="T63">ומי</text:span><text:span text:style-name="T67"> </text:span><text:span text:style-name="T63">איכא</text:span><text:span text:style-name="T67"> </text:span><text:span text:style-name="T63">מידי</text:span><text:span text:style-name="T67"> </text:span><text:span text:style-name="T63">דמעיקרא</text:span><text:span text:style-name="T67"> </text:span><text:span text:style-name="T63">לית</text:span><text:span text:style-name="T67"> </text:span><text:span text:style-name="T63">ביה</text:span><text:span text:style-name="T67"> </text:span><text:span text:style-name="T63">מעילה</text:span><text:span text:style-name="T67"> </text:span><text:span text:style-name="T63">כלל, ולבסוף</text:span><text:span text:style-name="T67"> </text:span><text:span text:style-name="T63">אית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דרבנן? בשלמא</text:span><text:span text:style-name="T67"> </text:span><text:span text:style-name="T63">היכא</text:span><text:span text:style-name="T67"> </text:span><text:span text:style-name="T63">דהוה</text:span><text:span text:style-name="T67"> </text:span><text:span text:style-name="T63">בה</text:span><text:span text:style-name="T67"> </text:span><text:span text:style-name="T63">מעילה</text:span><text:span text:style-name="T67"> </text:span><text:span text:style-name="T63">מעיקרא</text:span><text:span text:style-name="T67"> </text:span><text:span text:style-name="T63">מדאורייתא, כגון</text:span><text:span text:style-name="T67"> </text:span><text:span text:style-name="T63">הני</text:span><text:span text:style-name="T67"> </text:span><text:span text:style-name="T63">קדשים</text:span><text:span text:style-name="T67"> </text:span><text:span text:style-name="T63">שמתו, דאית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מדרבנן</text:span><text:span text:style-name="T67"> </text:span><text:span text:style-name="T63">לבסוף</text:span><text:span text:style-name="T67"> – </text:span><text:span text:style-name="T63">שפיר, אבל</text:span><text:span text:style-name="T67"> </text:span><text:span text:style-name="T63">בתורין</text:span><text:span text:style-name="T67"> </text:span><text:span text:style-name="T63">שלא</text:span><text:span text:style-name="T67"> </text:span><text:span text:style-name="T63">הגיע</text:span><text:span text:style-name="T67"> </text:span><text:span text:style-name="T63">זמנן: דבשעת</text:span><text:span text:style-name="T67"> </text:span><text:span text:style-name="T63">הקדש</text:span><text:span text:style-name="T67"> </text:span><text:span text:style-name="T63">לא</text:span><text:span text:style-name="T67"> </text:span><text:span text:style-name="T63">הוה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מדאורייתא: דלא</text:span><text:span text:style-name="T67"> </text:span><text:span text:style-name="T63">חזו</text:span><text:span text:style-name="T67"> </text:span><text:span text:style-name="T63">בקדשי</text:span><text:span text:style-name="T67"> </text:span><text:span text:style-name="T63">ה' - מי</text:span><text:span text:style-name="T67"> </text:span><text:span text:style-name="T63">אמרינן</text:span><text:span text:style-name="T67"> </text:span><text:span text:style-name="T63">דליהוי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מדרבנן</text:span><text:span text:style-name="T67"> </text:span><text:span text:style-name="T63">לבסוף</text:span><text:span text:style-name="T27">)</text:span>? </text:p>
      <text:p text:style-name="P1">ולא? והא<text:span text:style-name="T1"> </text:span>איכא<text:span text:style-name="T1"> </text:span>דם<text:span text:style-name="T1"> </text:span><text:span text:style-name="T27">(</text:span><text:span text:style-name="T63">דמעיקרא</text:span><text:span text:style-name="T67"> </text:span><text:span text:style-name="T63">לאלתר</text:span><text:span text:style-name="T67"> </text:span><text:span text:style-name="T63">כשנשחט</text:span><text:span text:style-name="T67"> </text:span><text:span text:style-name="T63">קודם</text:span><text:span text:style-name="T67"> </text:span><text:span text:style-name="T63">שנזרק</text:span><text:span text:style-name="T67"> </text:span><text:span text:style-name="T63">אין</text:span><text:span text:style-name="T67"> </text:span><text:span text:style-name="T63">בו</text:span><text:span text:style-name="T67"> </text:span><text:span text:style-name="T63">מעילה</text:span><text:span text:style-name="T67"> </text:span><text:span text:style-name="T63">לפי</text:span><text:span text:style-name="T67"> </text:span><text:span text:style-name="T63">שאין</text:span><text:span text:style-name="T67"> </text:span><text:span text:style-name="T63">מועלין</text:span><text:span text:style-name="T67"> </text:span><text:span text:style-name="T63">בדמים</text:span><text:span text:style-name="T27">)</text:span>, דמעיקרא<text:span text:style-name="T1"> </text:span>לית<text:span text:style-name="T1"> </text:span>בה<text:span text:style-name="T1"> </text:span>מעילה<text:span text:style-name="T1"> </text:span>ולבסוף<text:span text:style-name="T1"> </text:span>אית<text:span text:style-name="T1"> </text:span>בה<text:span text:style-name="T1"> </text:span>מעילה, דתנן<text:span text:style-name="T1"> </text:span><text:span text:style-name="T64">[לעיל</text:span><text:span text:style-name="T68"> </text:span><text:span text:style-name="T64">יא,א]</text:span>: '<text:span text:style-name="T105">דם: בתחלה</text:span><text:span text:style-name="T106"> </text:span><text:span text:style-name="T105">אין</text:span><text:span text:style-name="T106"> </text:span><text:span text:style-name="T105">מועלין</text:span><text:span text:style-name="T106"> </text:span><text:span text:style-name="T105">בו; יצא</text:span><text:span text:style-name="T106"> </text:span><text:span text:style-name="T105">לנחל</text:span><text:span text:style-name="T106"> </text:span><text:span text:style-name="T105">קדרון</text:span><text:span text:style-name="T106"> </text:span><text:span text:style-name="T105">- מועלין</text:span><text:span text:style-name="T106"> </text:span><text:span text:style-name="T105">בו</text:span>'?</text:p>
      <text:p text:style-name="P1">אמרי: התם<text:span text:style-name="T1"> </text:span>נמי<text:span text:style-name="T1"> </text:span>איכא<text:span text:style-name="T1"> </text:span>מעילה<text:span text:style-name="T1"> </text:span>מעיקרא,</text:p>
      <text:p text:style-name="P1"/>
      <text:p text:style-name="P1">(מעילה<text:span text:style-name="T1"> </text:span>יב,ב)</text:p>
      <text:p text:style-name="P1">דאמר<text:span text:style-name="T1"> </text:span>רב: המקיז<text:span text:style-name="T1"> </text:span>דם<text:span text:style-name="T1"> </text:span>לבהמת<text:span text:style-name="T1"> </text:span>קדשים, <text:span text:style-name="T27">(</text:span><text:span text:style-name="T63">אותו</text:span><text:span text:style-name="T67"> </text:span><text:span text:style-name="T63">דם</text:span><text:span text:style-name="T67"> </text:span><text:span text:style-name="T63">שהקיז</text:span><text:span text:style-name="T27">)</text:span> אסור<text:span text:style-name="T1"> </text:span>בהנאה<text:span text:style-name="T1"> </text:span>ומועלין<text:span text:style-name="T1"> </text:span>בו<text:span text:style-name="T1"> </text:span><text:span text:style-name="T27">(</text:span><text:span text:style-name="T63">דכיון</text:span><text:span text:style-name="T67"> </text:span><text:span text:style-name="T63">דלא</text:span><text:span text:style-name="T67"> </text:span><text:span text:style-name="T63">חזי</text:span><text:span text:style-name="T67"> </text:span><text:span text:style-name="T63">לזריקה</text:span><text:span text:style-name="T67"> </text:span><text:span text:style-name="T63">- חשיב</text:span><text:span text:style-name="T67"> </text:span><text:span text:style-name="T63">כגופה</text:span><text:span text:style-name="T67"> </text:span><text:span text:style-name="T63">דבהמה, ומועלין</text:span><text:span text:style-name="T67"> </text:span><text:span text:style-name="T63">בו; וכיון</text:span><text:span text:style-name="T67"> </text:span><text:span text:style-name="T63">דאית</text:span><text:span text:style-name="T67"> </text:span><text:span text:style-name="T63">ביה</text:span><text:span text:style-name="T67"> </text:span><text:span text:style-name="T63">האי</text:span><text:span text:style-name="T67"> </text:span><text:span text:style-name="T63">מעילה</text:span><text:span text:style-name="T67"> </text:span><text:span text:style-name="T63">מעיקרא</text:span><text:span text:style-name="T67"> </text:span><text:span text:style-name="T63">- משום</text:span><text:span text:style-name="T67"> </text:span><text:span text:style-name="T63">הכי</text:span><text:span text:style-name="T67"> </text:span><text:span text:style-name="T63">אית</text:span><text:span text:style-name="T67"> </text:span><text:span text:style-name="T63">ביה</text:span><text:span text:style-name="T67"> </text:span><text:span text:style-name="T63">מעילה</text:span><text:span text:style-name="T67"> </text:span><text:span text:style-name="T63">נמי</text:span><text:span text:style-name="T67"> </text:span><text:span text:style-name="T63">לאחר</text:span><text:span text:style-name="T67"> </text:span><text:span text:style-name="T63">שיצא</text:span><text:span text:style-name="T67"> </text:span><text:span text:style-name="T63">לנחל</text:span><text:span text:style-name="T67"> </text:span><text:span text:style-name="T63">קדרון, אבל</text:span><text:span text:style-name="T67"> </text:span><text:span text:style-name="T63">תורין</text:span><text:span text:style-name="T67"> </text:span><text:span text:style-name="T63">- דלא</text:span><text:span text:style-name="T67"> </text:span><text:span text:style-name="T63">הויא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מעיקרא</text:span><text:span text:style-name="T67"> </text:span><text:span text:style-name="T63">כלל</text:span><text:span text:style-name="T67"> </text:span><text:span text:style-name="T63">- קשה</text:span><text:span text:style-name="T67"> </text:span><text:span text:style-name="T63">לי</text:span><text:span text:style-name="T27">)</text:span>. </text:p>
      <text:p text:style-name="P1"/>
      <text:p text:style-name="P64">גופא: אמר<text:span text:style-name="T1"> </text:span>רב<text:span text:style-name="T1"> </text:span>הונא<text:span text:style-name="T1"> </text:span>אמר<text:span text:style-name="T1"> </text:span>רב: המקיז<text:span text:style-name="T1"> </text:span>דם<text:span text:style-name="T1"> </text:span>לבהמת<text:span text:style-name="T1"> </text:span>קדשים<text:span text:style-name="T1"> </text:span>- אסור<text:span text:style-name="T1"> </text:span>בהנאה, ומועלין<text:span text:style-name="T1"> </text:span>בו.</text:p>
      <text:p text:style-name="P1">מתיב<text:span text:style-name="T1"> </text:span>רב<text:span text:style-name="T1"> </text:span>המנונא<text:span text:style-name="T1"> </text:span><text:span text:style-name="T64">[מעילה</text:span><text:span text:style-name="T68"> </text:span><text:span text:style-name="T64">פ"ג</text:span><text:span text:style-name="T68"> </text:span><text:span text:style-name="T64">מ"ה</text:span><text:span text:style-name="T68"> </text:span><text:span text:style-name="T64">להלן]</text:span>: '<text:span text:style-name="T105">חָלָב</text:span><text:span text:style-name="T106"> </text:span><text:span text:style-name="T105">המוקדשין</text:span><text:span text:style-name="T106"> </text:span><text:span text:style-name="T105">וביצי</text:span><text:span text:style-name="T106"> </text:span><text:span text:style-name="T105">תורין</text:span><text:span text:style-name="T106"> </text:span><text:span text:style-name="T105">לא</text:span><text:span text:style-name="T106"> </text:span><text:span text:style-name="T105">נהנין</text:span><text:span text:style-name="T106"> </text:span><text:span text:style-name="T105">ולא</text:span><text:span text:style-name="T106"> </text:span><text:span text:style-name="T105">מועלין</text:span>' <text:span text:style-name="T27">(</text:span><text:span text:style-name="T63">ולא</text:span><text:span text:style-name="T67"> </text:span><text:span text:style-name="T63">אמרינן</text:span><text:span text:style-name="T67"> </text:span><text:span text:style-name="T63">דכגופה</text:span><text:span text:style-name="T67"> </text:span><text:span text:style-name="T63">דמי</text:span><text:span text:style-name="T67"> </text:span><text:span text:style-name="T63">- הכי</text:span><text:span text:style-name="T67"> </text:span><text:span text:style-name="T63">נמי</text:span><text:span text:style-name="T67"> </text:span><text:span text:style-name="T63">לימא</text:span><text:span text:style-name="T67"> </text:span><text:span text:style-name="T63">גבי</text:span><text:span text:style-name="T67"> </text:span><text:span text:style-name="T63">מקיז</text:span><text:span text:style-name="T67"> </text:span><text:span text:style-name="T63">דם; אמאי</text:span><text:span text:style-name="T67"> </text:span><text:span text:style-name="T63">מועלין</text:span><text:span text:style-name="T27">)</text:span>!?</text:p>
      <text:p text:style-name="P1">אמר<text:span text:style-name="T1"> </text:span>ליה: כי<text:span text:style-name="T1"> </text:span>קאמרינן<text:span text:style-name="T1"> </text:span>לגבי<text:span text:style-name="T1"> </text:span>דם, דלא<text:span text:style-name="T1"> </text:span>מתקיימת<text:span text:style-name="T1"> </text:span><text:span text:style-name="T27">(</text:span><text:span text:style-name="T63">הבהמה</text:span><text:span text:style-name="T27">)</text:span> בלא<text:span text:style-name="T1"> </text:span>דם<text:span text:style-name="T1"> </text:span><text:span text:style-name="T27">(</text:span><text:span text:style-name="T63">ד</text:span><text:span text:style-name="T72">דם</text:span><text:span text:style-name="T67"> </text:span><text:span text:style-name="T72">הוא</text:span><text:span text:style-name="T67"> </text:span><text:span text:style-name="T72">הנפש</text:span><text:span text:style-name="T67"> </text:span><text:span text:style-name="T63">- להכי</text:span><text:span text:style-name="T67"> </text:span><text:span text:style-name="T63">אמרינן</text:span><text:span text:style-name="T67"> </text:span><text:span text:style-name="T63">כגופה</text:span><text:span text:style-name="T67"> </text:span><text:span text:style-name="T63">דמי</text:span><text:span text:style-name="T67"> </text:span><text:span text:style-name="T63">ומועלין</text:span><text:span text:style-name="T67"> </text:span><text:span text:style-name="T63">בו</text:span><text:span text:style-name="T27">)</text:span>, אבל<text:span text:style-name="T1"> </text:span>חלב, דקא<text:span text:style-name="T1"> </text:span>מקיימא<text:span text:style-name="T1"> </text:span>בלא<text:span text:style-name="T1"> </text:span>חלב<text:span text:style-name="T1"> </text:span><text:span text:style-name="T27">(</text:span><text:span text:style-name="T63">הלכך</text:span><text:span text:style-name="T27">)</text:span> לא<text:span text:style-name="T1"> </text:span><text:span text:style-name="T27">(</text:span><text:span text:style-name="T63">אין</text:span><text:span text:style-name="T67"> </text:span><text:span text:style-name="T63">מועלין</text:span><text:span text:style-name="T67"> </text:span><text:span text:style-name="T63">בו</text:span><text:span text:style-name="T27">)</text:span>.</text:p>
      <text:p text:style-name="P1">מתיב<text:span text:style-name="T1"> </text:span>רב<text:span text:style-name="T1"> </text:span>משרשיא: '<text:span text:style-name="T105">הזבל</text:span><text:span text:style-name="T106"> </text:span><text:span text:style-name="T105">והפרש</text:span><text:span text:style-name="T106"> </text:span><text:span text:style-name="T27">(</text:span><text:span text:style-name="T63">של</text:span><text:span text:style-name="T67"> </text:span><text:span text:style-name="T63">קדשים</text:span><text:span text:style-name="T27">)</text:span><text:span text:style-name="T105"> שבחצר</text:span><text:span text:style-name="T106"> </text:span><text:span text:style-name="T27">(</text:span><text:span text:style-name="T63">הוא</text:span><text:span text:style-name="T67"> </text:span><text:span text:style-name="T63">הדין</text:span><text:span text:style-name="T67"> </text:span><text:span text:style-name="T63">בכל</text:span><text:span text:style-name="T67"> </text:span><text:span text:style-name="T63">מקום, אלא</text:span><text:span text:style-name="T67"> </text:span><text:span text:style-name="T63">דדרכו</text:span><text:span text:style-name="T67"> </text:span><text:span text:style-name="T63">להיות</text:span><text:span text:style-name="T67"> </text:span><text:span text:style-name="T63">בחצר</text:span><text:span text:style-name="T67"> </text:span><text:span text:style-name="T63">של</text:span><text:span text:style-name="T67"> </text:span><text:span text:style-name="T63">הקדש</text:span><text:span text:style-name="T27">)</text:span><text:span text:style-name="T105"> - אין</text:span><text:span text:style-name="T106"> </text:span><text:span text:style-name="T105">נהנין</text:span><text:span text:style-name="T106"> </text:span><text:span text:style-name="T105">ואין</text:span><text:span text:style-name="T106"> </text:span><text:span text:style-name="T105">מועלין, ויפלו</text:span><text:span text:style-name="T106"> </text:span><text:span text:style-name="T105">דמיה</text:span><text:span text:style-name="T106"> </text:span><text:span text:style-name="T105">ללשכה</text:span>'; אמאי? הכא<text:span text:style-name="T1"> </text:span>נמי<text:span text:style-name="T1"> </text:span>לא<text:span text:style-name="T1"> </text:span>מקיים<text:span text:style-name="T1"> </text:span><text:span text:style-name="T27">(</text:span><text:span text:style-name="T63">הבהמה</text:span><text:span text:style-name="T27">)</text:span> בלא<text:span text:style-name="T1"> </text:span>פרש<text:span text:style-name="T1"> </text:span><text:span text:style-name="T27">(</text:span><text:span text:style-name="T63">שלא</text:span><text:span text:style-name="T67"> </text:span><text:span text:style-name="T63">יהא</text:span><text:span text:style-name="T67"> </text:span><text:span text:style-name="T63">קצת</text:span><text:span text:style-name="T67"> </text:span><text:span text:style-name="T63">פרש</text:span><text:span text:style-name="T67"> </text:span><text:span text:style-name="T63">במעיה, וכגופה</text:span><text:span text:style-name="T67"> </text:span><text:span text:style-name="T63">הוא, ולימעול</text:span><text:span text:style-name="T67"> </text:span><text:span text:style-name="T63">ביה</text:span><text:span text:style-name="T27">)</text:span>?</text:p>
      <text:p text:style-name="P1"><text:soft-page-break/>אמרי: <text:span text:style-name="T27">(</text:span><text:span text:style-name="T63">לא</text:span><text:span text:style-name="T67"> </text:span><text:span text:style-name="T63">דמי</text:span><text:span text:style-name="T67"> </text:span><text:span text:style-name="T63">דמה</text:span><text:span text:style-name="T67"> </text:span><text:span text:style-name="T63">לפרשה:</text:span><text:span text:style-name="T27">)</text:span> מאי<text:span text:style-name="T1"> </text:span>איריא<text:span text:style-name="T1"> </text:span>הדין<text:span text:style-name="T1"> </text:span>פרש, דמן<text:span text:style-name="T1"> </text:span>עלמא<text:span text:style-name="T1"> </text:span>קאתי<text:span text:style-name="T1"> </text:span>לה<text:span text:style-name="T1"> </text:span><text:span text:style-name="T27">(</text:span><text:span text:style-name="T63">לבהמה</text:span><text:span text:style-name="T67"> </text:span><text:span text:style-name="T63">מחמת</text:span><text:span text:style-name="T67"> </text:span><text:span text:style-name="T63">מאכל</text:span><text:span text:style-name="T67"> </text:span><text:span text:style-name="T63">של</text:span><text:span text:style-name="T67"> </text:span><text:span text:style-name="T63">חולין</text:span><text:span text:style-name="T27">)</text:span>: <text:span text:style-name="T27">(</text:span><text:span text:style-name="T63">אפילו</text:span><text:span text:style-name="T27">)</text:span> אזיל<text:span text:style-name="T1"> </text:span>האי<text:span text:style-name="T1"> </text:span><text:span text:style-name="T27">(</text:span><text:span text:style-name="T63">אזיל</text:span><text:span text:style-name="T67"> </text:span><text:span text:style-name="T63">מגופה</text:span><text:span text:style-name="T67"> </text:span><text:span text:style-name="T63">לגמרי</text:span><text:span text:style-name="T27">)</text:span> - אתי<text:span text:style-name="T1"> </text:span>אחרינא<text:span text:style-name="T1"> </text:span><text:span text:style-name="T27">(</text:span><text:span text:style-name="T63">כשתחזור</text:span><text:span text:style-name="T67"> </text:span><text:span text:style-name="T63">ותאכל, ולא</text:span><text:span text:style-name="T67"> </text:span><text:span text:style-name="T63">כגופה</text:span><text:span text:style-name="T67"> </text:span><text:span text:style-name="T63">דמי, הלכך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ו</text:span><text:span text:style-name="T27">)</text:span>, לאפוקי<text:span text:style-name="T1"> </text:span>דם: מגופה<text:span text:style-name="T1"> </text:span><text:span text:style-name="T27">(</text:span><text:span text:style-name="T63">שהרי</text:span><text:span text:style-name="T67"> </text:span><text:span text:style-name="T63">נברא</text:span><text:span text:style-name="T67"> </text:span><text:span text:style-name="T63">עמה, הלכך</text:span><text:span text:style-name="T67"> </text:span><text:span text:style-name="T63">מועלין</text:span><text:span text:style-name="T67"> </text:span><text:span text:style-name="T63">בו</text:span><text:span text:style-name="T27">)</text:span>.</text:p>
      <text:p text:style-name="P1">הא<text:span text:style-name="T1"> </text:span>קתני<text:span text:style-name="T1"> </text:span>'<text:span text:style-name="T105">לא</text:span><text:span text:style-name="T106"> </text:span><text:span text:style-name="T105">נהנין</text:span><text:span text:style-name="T106"> </text:span><text:span text:style-name="T105">ולא</text:span><text:span text:style-name="T106"> </text:span><text:span text:style-name="T105">מועלין</text:span><text:span text:style-name="T106"> </text:span><text:span text:style-name="T105">ודמיו</text:span><text:span text:style-name="T106"> </text:span><text:span text:style-name="T105">ללשכה</text:span>' - מסייעא<text:span text:style-name="T1"> </text:span>ליה<text:span text:style-name="T1"> </text:span>לרבי<text:span text:style-name="T1"> </text:span>אלעזר, דאמר<text:span text:style-name="T1"> </text:span>רבי<text:span text:style-name="T1"> </text:span>אלעזר: כל<text:span text:style-name="T1"> </text:span>מקום<text:span text:style-name="T1"> </text:span>שאמרו<text:span text:style-name="T1"> </text:span>חכמים<text:span text:style-name="T1"> </text:span>'קדוש<text:span text:style-name="T1"> </text:span>ואינו<text:span text:style-name="T1"> </text:span>קדוש<text:span text:style-name="T1"> </text:span><text:span text:style-name="T27">(</text:span><text:span text:style-name="T63">דהיינו: לא</text:span><text:span text:style-name="T67"> </text:span><text:span text:style-name="T63">נהנין</text:span><text:span text:style-name="T67"> </text:span><text:span text:style-name="T63">ולא</text:span><text:span text:style-name="T67"> </text:span><text:span text:style-name="T63">מועלין</text:span><text:span text:style-name="T27">)</text:span>' - דמיו<text:span text:style-name="T1"> </text:span>יפלו<text:span text:style-name="T1"> </text:span>ללשכה.<text:span text:style-name="T63"> </text:span></text:p>
      <text:p text:style-name="P27"/>
      <text:p text:style-name="P27"/>
      <text:p text:style-name="P1">משנה:</text:p>
      <text:p text:style-name="P1">חָלָב<text:span text:style-name="T1"> </text:span>המוקדשין<text:span text:style-name="T1"> </text:span>וביצי<text:span text:style-name="T1"> </text:span>תורין<text:span text:style-name="T1"> </text:span>לא<text:span text:style-name="T1"> </text:span>נהנין<text:span text:style-name="T1"> </text:span>ולא<text:span text:style-name="T1"> </text:span>מועלין; במה<text:span text:style-name="T1"> </text:span>דברים<text:span text:style-name="T1"> </text:span>אמורים? - בקדשי<text:span text:style-name="T1"> </text:span>מזבח<text:span text:style-name="T1"> </text:span><text:span text:style-name="T27">(</text:span><text:span text:style-name="T63">דהואיל</text:span><text:span text:style-name="T67"> </text:span><text:span text:style-name="T63">וחלב</text:span><text:span text:style-name="T67"> </text:span><text:span text:style-name="T63">וביצים</text:span><text:span text:style-name="T67"> </text:span><text:span text:style-name="T63">אינן</text:span><text:span text:style-name="T67"> </text:span><text:span text:style-name="T63">ראוין</text:span><text:span text:style-name="T67"> </text:span><text:span text:style-name="T63">למזבח</text:span><text:span text:style-name="T67"> </text:span><text:span text:style-name="T63">- הלכך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הן</text:span><text:span text:style-name="T27">)</text:span> אבל<text:span text:style-name="T1"> </text:span>בקדשי<text:span text:style-name="T1"> </text:span>בדק<text:span text:style-name="T1"> </text:span>הבית<text:span text:style-name="T1"> </text:span><text:span text:style-name="T27">(</text:span><text:span text:style-name="T63">הואיל</text:span><text:span text:style-name="T67"> </text:span><text:span text:style-name="T63">וקדושת</text:span><text:span text:style-name="T67"> </text:span><text:span text:style-name="T63">דמים</text:span><text:span text:style-name="T67"> </text:span><text:span text:style-name="T63">הן</text:span><text:span text:style-name="T67"> </text:span><text:span text:style-name="T63">וכולן</text:span><text:span text:style-name="T67"> </text:span><text:span text:style-name="T63">ראוין</text:span><text:span text:style-name="T67"> </text:span><text:span text:style-name="T63">לבדק</text:span><text:span text:style-name="T67"> </text:span><text:span text:style-name="T63">הבית</text:span><text:span text:style-name="T27">)</text:span>, הקדיש<text:span text:style-name="T1"> </text:span>תרנגולת<text:span text:style-name="T1"> </text:span>- מועלין<text:span text:style-name="T1"> </text:span>בה<text:span text:style-name="T1"> </text:span>ובביצתה, חמורה<text:span text:style-name="T1"> </text:span>- מועלין<text:span text:style-name="T1"> </text:span>בה<text:span text:style-name="T1"> </text:span>ובחלבה.</text:p>
      <text:p text:style-name="P1"/>
      <text:p text:style-name="P1">גמרא:</text:p>
      <text:p text:style-name="P1">אלא<text:span text:style-name="T1"> </text:span><text:span text:style-name="T27">(</text:span><text:span text:style-name="T63">השתא</text:span><text:span text:style-name="T67"> </text:span><text:span text:style-name="T63">קא</text:span><text:span text:style-name="T67"> </text:span><text:span text:style-name="T63">דייק</text:span><text:span text:style-name="T67"> </text:span><text:span text:style-name="T63">למתניתין, דקתני</text:span><text:span text:style-name="T67"> </text:span><text:span text:style-name="T63">'במה</text:span><text:span text:style-name="T67"> </text:span><text:span text:style-name="T63">דברים</text:span><text:span text:style-name="T67"> </text:span><text:span text:style-name="T63">אמורים?' וקאמר</text:span><text:span text:style-name="T27">)</text:span> גבי<text:span text:style-name="T1"> </text:span>מזבח, <text:span text:style-name="T27">(</text:span><text:span text:style-name="T63">אפילו</text:span><text:span text:style-name="T27">)</text:span> כי<text:span text:style-name="T1"> </text:span>אקדשה<text:span text:style-name="T1"> </text:span>קדושת<text:span text:style-name="T1"> </text:span>דמים, לא<text:span text:style-name="T1"> </text:span>אית<text:span text:style-name="T1"> </text:span>בה<text:span text:style-name="T1"> </text:span>מעילה? <text:span text:style-name="T27">(</text:span><text:span text:style-name="T63">דהכי</text:span><text:span text:style-name="T67"> </text:span><text:span text:style-name="T63">משמע</text:span><text:span text:style-name="T67"> </text:span><text:span text:style-name="T63">'במה</text:span><text:span text:style-name="T67"> </text:span><text:span text:style-name="T63">דברים</text:span><text:span text:style-name="T67"> </text:span><text:span text:style-name="T63">אמורים? בקדשי</text:span><text:span text:style-name="T67"> </text:span><text:span text:style-name="T63">מזבח': אבל</text:span><text:span text:style-name="T67"> </text:span><text:span text:style-name="T63">בקדשי</text:span><text:span text:style-name="T67"> </text:span><text:span text:style-name="T63">בדה"ב</text:span><text:span text:style-name="T67"> </text:span><text:span text:style-name="T63">וכו'; אבל</text:span><text:span text:style-name="T67"> </text:span><text:span text:style-name="T63">אם</text:span><text:span text:style-name="T67"> </text:span><text:span text:style-name="T63">הקדיש</text:span><text:span text:style-name="T67"> </text:span><text:span text:style-name="T63">בהמה</text:span><text:span text:style-name="T67"> </text:span><text:span text:style-name="T63">ועוף</text:span><text:span text:style-name="T67"> </text:span><text:span text:style-name="T63">למזבח</text:span><text:span text:style-name="T67"> </text:span><text:span text:style-name="T63">שיקנה</text:span><text:span text:style-name="T67"> </text:span><text:span text:style-name="T63">מהם</text:span><text:span text:style-name="T67"> </text:span><text:span text:style-name="T63">דבר</text:span><text:span text:style-name="T67"> </text:span><text:span text:style-name="T63">הראוי</text:span><text:span text:style-name="T67"> </text:span><text:span text:style-name="T63">למזבח</text:span><text:span text:style-name="T67"> </text:span><text:span text:style-name="T63">- אין</text:span><text:span text:style-name="T67"> </text:span><text:span text:style-name="T63">מועלין</text:span><text:span text:style-name="T67"> </text:span><text:span text:style-name="T63">בחלב</text:span><text:span text:style-name="T67"> </text:span><text:span text:style-name="T63">וביצים, ואמאי</text:span><text:span text:style-name="T67"> </text:span><text:span text:style-name="T63">לית</text:span><text:span text:style-name="T67"> </text:span><text:span text:style-name="T63">בהו</text:span><text:span text:style-name="T67"> </text:span><text:span text:style-name="T63">מעילה?</text:span><text:span text:style-name="T27">)</text:span> </text:p>
      <text:p text:style-name="P1"><text:span text:style-name="T27">(</text:span><text:span text:style-name="T63">אלא</text:span><text:span text:style-name="T27">)</text:span> אמר<text:span text:style-name="T1"> </text:span>רב<text:span text:style-name="T1"> </text:span>פפא: חסורי<text:span text:style-name="T1"> </text:span>מיחסרא, והכי<text:span text:style-name="T1"> </text:span>קתני: 'במה<text:span text:style-name="T1"> </text:span>דברים<text:span text:style-name="T1"> </text:span>אמורים? - כשהקדיש<text:span text:style-name="T1"> </text:span>קדושת<text:span text:style-name="T1"> </text:span><text:span text:style-name="T126">הגוף</text:span><text:span text:style-name="T1"> </text:span>לגבי<text:span text:style-name="T1"> </text:span>מזבח, אבל<text:span text:style-name="T1"> </text:span>הקדישו<text:span text:style-name="T1"> </text:span>קדושת<text:span text:style-name="T1"> </text:span><text:span text:style-name="T126">דמים</text:span><text:span text:style-name="T1"> </text:span>לגבי<text:span text:style-name="T1"> </text:span>מזבח<text:span text:style-name="T1"> </text:span>- נעשה<text:span text:style-name="T1"> </text:span>כמי<text:span text:style-name="T1"> </text:span>שהקדישו<text:span text:style-name="T1"> </text:span>לבדק<text:span text:style-name="T1"> </text:span>הבית: הקדיש<text:span text:style-name="T1"> </text:span>תרנגולת<text:span text:style-name="T1"> </text:span>מועלין<text:span text:style-name="T1"> </text:span>בה<text:span text:style-name="T1"> </text:span>ובביצתה, חמורה<text:span text:style-name="T1"> </text:span>מועלין<text:span text:style-name="T1"> </text:span>בה<text:span text:style-name="T1"> </text:span>ובחלבה'.</text:p>
      <text:p text:style-name="P1"/>
      <text:p text:style-name="P1">משנה:</text:p>
      <text:p text:style-name="P1"><text:span text:style-name="T41">[משנה</text:span><text:span text:style-name="T46"> </text:span><text:span text:style-name="T41">ו] </text:span>כל<text:span text:style-name="T1"> </text:span>הראוי<text:span text:style-name="T1"> </text:span>למזבח<text:span text:style-name="T1"> </text:span><text:span text:style-name="T41">[בגופו, כמות</text:span><text:span text:style-name="T46"> </text:span><text:span text:style-name="T41">שהוא]</text:span></text:p>
      <text:p text:style-name="P1"/>
      <text:p text:style-name="P1">(מעילה<text:span text:style-name="T1"> </text:span>יג,א)</text:p>
      <text:p text:style-name="P1"><text:span text:style-name="T41">המשך</text:span><text:span text:style-name="T46"> </text:span><text:span text:style-name="T41">המשנה</text:span><text:tab/></text:p>
      <text:p text:style-name="P1">ולא<text:span text:style-name="T1"> </text:span>לבדק<text:span text:style-name="T1"> </text:span>הבית, לבדק<text:span text:style-name="T1"> </text:span>הבית<text:span text:style-name="T1"> </text:span>ולא<text:span text:style-name="T1"> </text:span>למזבח, לא<text:span text:style-name="T1"> </text:span>למזבח<text:span text:style-name="T1"> </text:span>ולא<text:span text:style-name="T1"> </text:span>לבדק<text:span text:style-name="T1"> </text:span>הבית<text:span text:style-name="T1"> </text:span>- מועלין<text:span text:style-name="T1"> </text:span>בה;</text:p>
      <text:p text:style-name="P1">כיצד?</text:p>
      <text:p text:style-name="P1">הקדיש<text:span text:style-name="T1"> </text:span>בור<text:span text:style-name="T1"> </text:span>מלא<text:span text:style-name="T1"> </text:span>מים<text:span text:style-name="T1"> </text:span><text:span text:style-name="T27">(</text:span><text:span text:style-name="T63">ראוי</text:span><text:span text:style-name="T67"> </text:span><text:span text:style-name="T63">לבדק</text:span><text:span text:style-name="T67"> </text:span><text:span text:style-name="T63">הבית</text:span><text:span text:style-name="T67"> </text:span><text:span text:style-name="T63">לבנין</text:span><text:span text:style-name="T67"> </text:span><text:span text:style-name="T63">לעשות</text:span><text:span text:style-name="T67"> </text:span><text:span text:style-name="T63">בו</text:span><text:span text:style-name="T67"> </text:span><text:span text:style-name="T63">טיט, ולא</text:span><text:span text:style-name="T67"> </text:span><text:span text:style-name="T63">למזבח; ולניסוך</text:span><text:span text:style-name="T67"> </text:span><text:span text:style-name="T63">המים</text:span><text:span text:style-name="T67"> </text:span><text:span text:style-name="T63">נמי</text:span><text:span text:style-name="T67"> </text:span><text:span text:style-name="T63">לא</text:span><text:span text:style-name="T67"> </text:span><text:span text:style-name="T63">חזי: שלא</text:span><text:span text:style-name="T67"> </text:span><text:span text:style-name="T63">היו</text:span><text:span text:style-name="T67"> </text:span><text:span text:style-name="T63">מנסכין</text:span><text:span text:style-name="T67"> </text:span><text:span text:style-name="T63">אלא</text:span><text:span text:style-name="T67"> </text:span><text:span text:style-name="T63">ממי</text:span><text:span text:style-name="T67"> </text:span><text:span text:style-name="T63">השילוח</text:span><text:span text:style-name="T67"> </text:span><text:span text:style-name="T63">שהן</text:span><text:span text:style-name="T67"> </text:span><text:span text:style-name="T63">מים</text:span><text:span text:style-name="T67"> </text:span><text:span text:style-name="T63">חיים</text:span><text:span text:style-name="T27">)</text:span>, אשפות<text:span text:style-name="T1"> </text:span>מלאות<text:span text:style-name="T1"> </text:span>זבל<text:span text:style-name="T1"> </text:span><text:span text:style-name="T27">(</text:span><text:span text:style-name="T63">היא</text:span><text:span text:style-name="T67"> </text:span><text:span text:style-name="T63">עצמה</text:span><text:span text:style-name="T67"> </text:span><text:span text:style-name="T63">אינה</text:span><text:span text:style-name="T67"> </text:span><text:span text:style-name="T63">ראויה</text:span><text:span text:style-name="T67"> </text:span><text:span text:style-name="T63">לא</text:span><text:span text:style-name="T67"> </text:span><text:span text:style-name="T63">למזבח</text:span><text:span text:style-name="T67"> </text:span><text:span text:style-name="T63">ולא</text:span><text:span text:style-name="T67"> </text:span><text:span text:style-name="T63">לבדק</text:span><text:span text:style-name="T67"> </text:span><text:span text:style-name="T63">הבית</text:span><text:span text:style-name="T27">)</text:span>, שובך<text:span text:style-name="T1"> </text:span>מלא<text:span text:style-name="T1"> </text:span>יונים, אילן<text:span text:style-name="T1"> </text:span>מלא<text:span text:style-name="T1"> </text:span>פירות<text:span text:style-name="T1"> </text:span><text:span text:style-name="T27">(</text:span><text:span text:style-name="T63">אמר</text:span><text:span text:style-name="T67"> </text:span><text:span text:style-name="T63">לי</text:span><text:span text:style-name="T67"> </text:span><text:span text:style-name="T63">רבי: דהאי</text:span><text:span text:style-name="T67"> </text:span><text:span text:style-name="T63">'אילן' הוא</text:span><text:span text:style-name="T67"> </text:span><text:span text:style-name="T63">גפן, וראוי</text:span><text:span text:style-name="T67"> </text:span><text:span text:style-name="T63">למזבח</text:span><text:span text:style-name="T67"> </text:span><text:span text:style-name="T63">ולניסוך</text:span><text:span text:style-name="T67"> </text:span><text:span text:style-name="T63">היין, ואינו</text:span><text:span text:style-name="T67"> </text:span><text:span text:style-name="T63">ראוי</text:span><text:span text:style-name="T67"> </text:span><text:span text:style-name="T63">לבדק</text:span><text:span text:style-name="T67"> </text:span><text:span text:style-name="T63">הבית</text:span><text:span text:style-name="T67"> </text:span><text:span text:style-name="T63">לפי</text:span><text:span text:style-name="T67"> </text:span><text:span text:style-name="T63">שעצי</text:span><text:span text:style-name="T67"> </text:span><text:span text:style-name="T63">גפן</text:span><text:span text:style-name="T67"> </text:span><text:span text:style-name="T63">דקין</text:span><text:span text:style-name="T67"> </text:span><text:span text:style-name="T63">הן</text:span><text:span text:style-name="T67"> </text:span><text:span text:style-name="T63">ואינן</text:span><text:span text:style-name="T67"> </text:span><text:span text:style-name="T63">ראויין</text:span><text:span text:style-name="T67"> </text:span><text:span text:style-name="T63">לשום</text:span><text:span text:style-name="T67"> </text:span><text:span text:style-name="T63">בנין; ובבכורים</text:span><text:span text:style-name="T67"> </text:span><text:span text:style-name="T63">לא</text:span><text:span text:style-name="T67"> </text:span><text:span text:style-name="T63">מיתוקמא, שהרי</text:span><text:span text:style-name="T67"> </text:span><text:span text:style-name="T63">אינם</text:span><text:span text:style-name="T67"> </text:span><text:span text:style-name="T63">קריבין</text:span><text:span text:style-name="T67"> </text:span><text:span text:style-name="T63">לגבי</text:span><text:span text:style-name="T67"> </text:span><text:span text:style-name="T63">המזבח</text:span><text:span text:style-name="T27">)</text:span>, שדה<text:span text:style-name="T1"> </text:span>מלאה<text:span text:style-name="T1"> </text:span>עשבים<text:span text:style-name="T1"> </text:span><text:span text:style-name="T27">(</text:span><text:span text:style-name="T63">אינה</text:span><text:span text:style-name="T67"> </text:span><text:span text:style-name="T63">ראויה</text:span><text:span text:style-name="T67"> </text:span><text:span text:style-name="T63">לא</text:span><text:span text:style-name="T67"> </text:span><text:span text:style-name="T63">למזבח</text:span><text:span text:style-name="T67"> </text:span><text:span text:style-name="T63">ולא</text:span><text:span text:style-name="T67"> </text:span><text:span text:style-name="T63">לבדק</text:span><text:span text:style-name="T67"> </text:span><text:span text:style-name="T63">הבית</text:span><text:span text:style-name="T27">)</text:span> - מועלין<text:span text:style-name="T1"> </text:span>בהם<text:span text:style-name="T1"> </text:span>ובמה<text:span text:style-name="T1"> </text:span>שבתוכה;</text:p>
      <text:p text:style-name="P1">אבל<text:span text:style-name="T1"> </text:span>אם<text:span text:style-name="T1"> </text:span>הקדיש<text:span text:style-name="T1"> </text:span>בור<text:span text:style-name="T1"> </text:span>ואחר<text:span text:style-name="T1"> </text:span>כך<text:span text:style-name="T1"> </text:span>נתמלא<text:span text:style-name="T1"> </text:span>מים, אשפה<text:span text:style-name="T1"> </text:span>ואחר<text:span text:style-name="T1"> </text:span>כך<text:span text:style-name="T1"> </text:span>נתמלא<text:span text:style-name="T1"> </text:span>זבל, שובך<text:span text:style-name="T1"> </text:span>ואחר<text:span text:style-name="T1"> </text:span>כך<text:span text:style-name="T1"> </text:span>נתמלא<text:span text:style-name="T1"> </text:span>יונים, אילן<text:span text:style-name="T1"> </text:span>ואחר<text:span text:style-name="T1"> </text:span>כך<text:span text:style-name="T1"> </text:span>נתמלא<text:span text:style-name="T1"> </text:span>פירות, שדה<text:span text:style-name="T1"> </text:span>ואחר<text:span text:style-name="T1"> </text:span>כך<text:span text:style-name="T1"> </text:span>נתמלאה<text:span text:style-name="T1"> </text:span>עשבים<text:span text:style-name="T1"> </text:span>- מועלין<text:span text:style-name="T1"> </text:span>בהם, ואין<text:span text:style-name="T1"> </text:span>מועלין<text:span text:style-name="T1"> </text:span>במה<text:span text:style-name="T1"> </text:span>שבתוכה<text:span text:style-name="T1"> </text:span><text:span text:style-name="T27">(</text:span><text:span text:style-name="T63">דכל</text:span><text:span text:style-name="T67"> </text:span><text:span text:style-name="T63">הני</text:span><text:span text:style-name="T67"> </text:span><text:span text:style-name="T63">הוו</text:span><text:span text:style-name="T67"> </text:span><text:span text:style-name="T63">'גידולין'</text:span><text:span text:style-name="T27">)</text:span>.</text:p>
      <text:p text:style-name="P1">רבי<text:span text:style-name="T1"> </text:span>יוסי<text:span text:style-name="T1"> </text:span>אומר: המקדיש<text:span text:style-name="T1"> </text:span>את<text:span text:style-name="T1"> </text:span>השדה<text:span text:style-name="T1"> </text:span>והאילן<text:span text:style-name="T1"> </text:span>- מועלין<text:span text:style-name="T1"> </text:span>בהן<text:span text:style-name="T1"> </text:span>ובגידולה, מפני<text:span text:style-name="T1"> </text:span>שהן<text:span text:style-name="T1"> </text:span>גידולי<text:span text:style-name="T1"> </text:span>הקדש. <text:span text:style-name="T27">(</text:span><text:span text:style-name="T63">רבי</text:span><text:span text:style-name="T67"> </text:span><text:span text:style-name="T63">יוסי</text:span><text:span text:style-name="T67"> </text:span><text:span text:style-name="T63">לא</text:span><text:span text:style-name="T67"> </text:span><text:span text:style-name="T63">פליג</text:span><text:span text:style-name="T67"> </text:span><text:span text:style-name="T63">אלא</text:span><text:span text:style-name="T67"> </text:span><text:span text:style-name="T63">אהנך</text:span><text:span text:style-name="T67"> </text:span><text:span text:style-name="T63">תרתי: דתנא</text:span><text:span text:style-name="T67"> </text:span><text:span text:style-name="T63">קמא</text:span><text:span text:style-name="T67"> </text:span><text:span text:style-name="T63">אמר</text:span><text:span text:style-name="T67"> </text:span><text:span text:style-name="T63">'אין</text:span><text:span text:style-name="T67"> </text:span><text:span text:style-name="T63">מועלין</text:span><text:span text:style-name="T67"> </text:span><text:span text:style-name="T63">בשבח</text:span><text:span text:style-name="T67"> </text:span><text:span text:style-name="T63">הקדש' = במה</text:span><text:span text:style-name="T67"> </text:span><text:span text:style-name="T63">שהשביחו</text:span><text:span text:style-name="T67"> </text:span><text:span text:style-name="T63">לאחר</text:span><text:span text:style-name="T67"> </text:span><text:span text:style-name="T63">שהוקדשו, ורבי</text:span><text:span text:style-name="T67"> </text:span><text:span text:style-name="T63">יוסי</text:span><text:span text:style-name="T67"> </text:span><text:span text:style-name="T63">סבר: המקדיש</text:span><text:span text:style-name="T67"> </text:span><text:span text:style-name="T63">שדה</text:span><text:span text:style-name="T67"> </text:span><text:span text:style-name="T63">או</text:span><text:span text:style-name="T67"> </text:span><text:span text:style-name="T63">אילן</text:span><text:span text:style-name="T67"> </text:span><text:span text:style-name="T63">- מועלין</text:span><text:span text:style-name="T67"> </text:span><text:span text:style-name="T63">בגידוליהם, הואיל</text:span><text:span text:style-name="T67"> </text:span><text:span text:style-name="T63">וגדלו</text:span><text:span text:style-name="T67"> </text:span><text:span text:style-name="T63">ממש</text:span><text:span text:style-name="T67"> </text:span><text:span text:style-name="T63">בהקדש; אבל</text:span><text:span text:style-name="T67"> </text:span><text:span text:style-name="T63">בור</text:span><text:span text:style-name="T67"> </text:span><text:span text:style-name="T63">ואשפה</text:span><text:span text:style-name="T67"> </text:span><text:span text:style-name="T63">ושובך</text:span><text:span text:style-name="T67"> </text:span><text:span text:style-name="T63">- דלאו</text:span><text:span text:style-name="T67"> </text:span><text:span text:style-name="T63">גידולי</text:span><text:span text:style-name="T67"> </text:span><text:span text:style-name="T63">שובך</text:span><text:span text:style-name="T67"> </text:span><text:span text:style-name="T63">נינהו</text:span><text:span text:style-name="T67"> </text:span><text:span text:style-name="T63">- לא</text:span><text:span text:style-name="T67"> </text:span><text:span text:style-name="T63">פליג</text:span><text:span text:style-name="T67"> </text:span><text:span text:style-name="T63">רבי</text:span><text:span text:style-name="T67"> </text:span><text:span text:style-name="T63">יוסי.</text:span><text:span text:style-name="T27">)</text:span></text:p>
      <text:p text:style-name="P1">ולד<text:span text:style-name="T1"> </text:span>המעושרת<text:span text:style-name="T1"> </text:span>לא<text:span text:style-name="T1"> </text:span>ינוק<text:span text:style-name="T1"> </text:span>מן<text:span text:style-name="T1"> </text:span>המעושרת<text:span text:style-name="T1"> </text:span><text:span text:style-name="T27">(</text:span><text:span text:style-name="T63">לפי</text:span><text:span text:style-name="T67"> </text:span><text:span text:style-name="T63">שהיא</text:span><text:span text:style-name="T67"> </text:span><text:span text:style-name="T63">קדושה, דכתיב</text:span><text:span text:style-name="T67"> </text:span><text:span text:style-name="T64">(ויקרא</text:span><text:span text:style-name="T68"> </text:span><text:span text:style-name="T64">כז,לב)</text:span><text:span text:style-name="T63"> </text:span><text:span text:style-name="T72">העשירי</text:span><text:span text:style-name="T67"> </text:span><text:span text:style-name="T72">יהיה</text:span><text:span text:style-name="T67"> </text:span><text:span text:style-name="T72">קודש</text:span><text:span text:style-name="T63">, ובנה</text:span><text:span text:style-name="T67"> </text:span><text:span text:style-name="T63">חולין</text:span><text:span text:style-name="T67"> </text:span><text:span text:style-name="T63">הוא</text:span><text:span text:style-name="T67"> </text:span><text:span text:style-name="T63">ונמצא</text:span><text:span text:style-name="T67"> </text:span><text:span text:style-name="T63">נהנה</text:span><text:span text:style-name="T67"> </text:span><text:span text:style-name="T63">מחלב</text:span><text:span text:style-name="T67"> </text:span><text:span text:style-name="T63">המוקדשין</text:span><text:span text:style-name="T27">)</text:span>, ואחרים<text:span text:style-name="T1"> </text:span>מתנדבים<text:span text:style-name="T1"> </text:span>כן<text:span text:style-name="T1"> </text:span><text:span text:style-name="T27">(</text:span><text:span text:style-name="T63">כלומר: בסתם</text:span><text:span text:style-name="T67"> </text:span><text:span text:style-name="T63">ודאי</text:span><text:span text:style-name="T67"> </text:span><text:span text:style-name="T63">אסור</text:span><text:span text:style-name="T67"> </text:span><text:span text:style-name="T63">לינק</text:span><text:span text:style-name="T67"> </text:span><text:span text:style-name="T63">מן</text:span><text:span text:style-name="T67"> </text:span><text:span text:style-name="T63">המעשרות, אבל</text:span><text:span text:style-name="T67"> </text:span><text:span text:style-name="T63">אחרים</text:span><text:span text:style-name="T67"> </text:span><text:span text:style-name="T63">מתנדבים</text:span><text:span text:style-name="T67"> </text:span><text:span text:style-name="T63">כן: שמתנין</text:span><text:span text:style-name="T67"> </text:span><text:span text:style-name="T63">קודם</text:span><text:span text:style-name="T67"> </text:span><text:span text:style-name="T63">לכן</text:span><text:span text:style-name="T67"> </text:span><text:span text:style-name="T63">"על</text:span><text:span text:style-name="T67"> </text:span><text:span text:style-name="T63">מנת</text:span><text:span text:style-name="T67"> </text:span><text:span text:style-name="T63">כן</text:span><text:span text:style-name="T67"> </text:span><text:span text:style-name="T63">אני</text:span><text:span text:style-name="T67"> </text:span><text:span text:style-name="T63">מכניס</text:span><text:span text:style-name="T67"> </text:span><text:span text:style-name="T63">נקבה</text:span><text:span text:style-name="T67"> </text:span><text:span text:style-name="T63">זו</text:span><text:span text:style-name="T67"> </text:span><text:span text:style-name="T63">לדיר</text:span><text:span text:style-name="T67"> </text:span><text:span text:style-name="T63">להתעשר: שאם</text:span><text:span text:style-name="T67"> </text:span><text:span text:style-name="T63">תקדש</text:span><text:span text:style-name="T67"> </text:span><text:span text:style-name="T63">יהא</text:span><text:span text:style-name="T67"> </text:span><text:span text:style-name="T63">חלבה</text:span><text:span text:style-name="T67"> </text:span><text:span text:style-name="T63">חולין" שתהא</text:span><text:span text:style-name="T67"> </text:span><text:span text:style-name="T63">מניקה</text:span><text:span text:style-name="T67"> </text:span><text:span text:style-name="T63">ולדה</text:span><text:span text:style-name="T67"> </text:span><text:span text:style-name="T63">בהיתר; ושמעתי</text:span><text:span text:style-name="T67"> </text:span><text:span text:style-name="T63">דלהכי</text:span><text:span text:style-name="T67"> </text:span><text:span text:style-name="T63">מהני</text:span><text:span text:style-name="T67"> </text:span><text:span text:style-name="T63">להו</text:span><text:span text:style-name="T67"> </text:span><text:span text:style-name="T63">תנאה: הואיל</text:span><text:span text:style-name="T67"> </text:span><text:span text:style-name="T63">ויכולין</text:span><text:span text:style-name="T67"> </text:span><text:span text:style-name="T63">לעכב</text:span><text:span text:style-name="T67"> </text:span><text:span text:style-name="T63">שלא</text:span><text:span text:style-name="T67"> </text:span><text:span text:style-name="T63">תכנס</text:span><text:span text:style-name="T67"> </text:span><text:span text:style-name="T63">נקבה</text:span><text:span text:style-name="T67"> </text:span><text:span text:style-name="T63">זו</text:span><text:span text:style-name="T67"> </text:span><text:span text:style-name="T63">לדיר</text:span><text:span text:style-name="T67"> </text:span><text:span text:style-name="T63">עד</text:span><text:span text:style-name="T67"> </text:span><text:span text:style-name="T63">לאחר</text:span><text:span text:style-name="T67"> </text:span><text:span text:style-name="T63">זמן, הלכך</text:span><text:span text:style-name="T67"> </text:span><text:span text:style-name="T63">מהני</text:span><text:span text:style-name="T67"> </text:span><text:span text:style-name="T63">תנאה, והוי</text:span><text:span text:style-name="T67"> </text:span><text:span text:style-name="T63">כנדבה, ולהכי</text:span><text:span text:style-name="T67"> </text:span><text:span text:style-name="T63">קרי</text:span><text:span text:style-name="T67"> </text:span><text:span text:style-name="T63">להו</text:span><text:span text:style-name="T67"> </text:span><text:span text:style-name="T63">'אחרים': שאינן</text:span><text:span text:style-name="T67"> </text:span><text:span text:style-name="T63">מחמירין</text:span><text:span text:style-name="T67"> </text:span><text:span text:style-name="T63">עליהן</text:span><text:span text:style-name="T67"> </text:span><text:span text:style-name="T63">כראוי; וכן</text:span><text:span text:style-name="T67"> </text:span><text:span text:style-name="T63">נמי</text:span><text:span text:style-name="T67"> </text:span><text:span text:style-name="T63">בולד</text:span><text:span text:style-name="T67"> </text:span><text:span text:style-name="T63">מוקדשין</text:span><text:span text:style-name="T67"> </text:span><text:span text:style-name="T63">לא</text:span><text:span text:style-name="T67"> </text:span><text:span text:style-name="T63">היו</text:span><text:span text:style-name="T67"> </text:span><text:span text:style-name="T63">מקדישין</text:span><text:span text:style-name="T67"> </text:span><text:span text:style-name="T63">חלב</text:span><text:span text:style-name="T67"> </text:span><text:span text:style-name="T63">האם</text:span><text:span text:style-name="T27">)</text:span>; </text:p>
      <text:p text:style-name="P1">ולד<text:span text:style-name="T1"> </text:span>המוקדשין<text:span text:style-name="T1"> </text:span>לא<text:span text:style-name="T1"> </text:span>ינוק<text:span text:style-name="T1"> </text:span>מן<text:span text:style-name="T1"> </text:span>המוקדשין, ואחרים<text:span text:style-name="T1"> </text:span>מתנדבים<text:span text:style-name="T1"> </text:span>כן;</text:p>
      <text:p text:style-name="P1"><text:soft-page-break/>הפועלים<text:span text:style-name="T1"> </text:span><text:span text:style-name="T27">(</text:span><text:span text:style-name="T63">שעושין</text:span><text:span text:style-name="T67"> </text:span><text:span text:style-name="T63">מלאכה</text:span><text:span text:style-name="T67"> </text:span><text:span text:style-name="T63">בשל</text:span><text:span text:style-name="T67"> </text:span><text:span text:style-name="T63">הקדש</text:span><text:span text:style-name="T27">)</text:span> לא<text:span text:style-name="T1"> </text:span>יאכלו<text:span text:style-name="T1"> </text:span>מן<text:span text:style-name="T1"> </text:span>גרוגרות<text:span text:style-name="T1"> </text:span>הקדש<text:span text:style-name="T1"> </text:span><text:span text:style-name="T27">(</text:span><text:span text:style-name="T63">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כתיב</text:span><text:span text:style-name="T67"> </text:span><text:span text:style-name="T72">כי</text:span><text:span text:style-name="T67"> </text:span><text:span text:style-name="T72">תבוא</text:span><text:span text:style-name="T67"> </text:span><text:span text:style-name="T72">בכרם</text:span><text:span text:style-name="T67"> </text:span><text:span text:style-name="T72">רעך</text:span><text:span text:style-name="T67"> </text:span><text:span text:style-name="T72">ואכלת</text:span><text:span text:style-name="T67"> </text:span><text:span text:style-name="T63">וגו' </text:span><text:span text:style-name="T64">(דברים</text:span><text:span text:style-name="T68"> </text:span><text:span text:style-name="T64">כג,כה)</text:span><text:span text:style-name="T63"> ואמרינן</text:span><text:span text:style-name="T67"> </text:span><text:span text:style-name="T63">בפרק</text:span><text:span text:style-name="T67"> </text:span><text:span text:style-name="T63">'השוכר</text:span><text:span text:style-name="T67"> </text:span><text:span text:style-name="T63">את</text:span><text:span text:style-name="T67"> </text:span><text:span text:style-name="T63">הפועלים' </text:span><text:span text:style-name="T64">(בבא</text:span><text:span text:style-name="T68"> </text:span><text:span text:style-name="T64">מציעא</text:span><text:span text:style-name="T68"> </text:span><text:span text:style-name="T64">דף</text:span><text:span text:style-name="T68"> </text:span><text:span text:style-name="T64">פז:)</text:span><text:span text:style-name="T63"> בפועל</text:span><text:span text:style-name="T67"> </text:span><text:span text:style-name="T63">הכתוב</text:span><text:span text:style-name="T67"> </text:span><text:span text:style-name="T63">מדבר</text:span><text:span text:style-name="T67"> </text:span><text:span text:style-name="T63">- בשל</text:span><text:span text:style-name="T67"> </text:span><text:span text:style-name="T63">הקדש</text:span><text:span text:style-name="T67"> </text:span><text:span text:style-name="T63">לא</text:span><text:span text:style-name="T67"> </text:span><text:span text:style-name="T63">יאכלו, ד'</text:span><text:span text:style-name="T72">כרם</text:span><text:span text:style-name="T67"> </text:span><text:span text:style-name="T72">רעך</text:span><text:span text:style-name="T63">' אמר</text:span><text:span text:style-name="T67"> </text:span><text:span text:style-name="T63">רחמנא, ולא</text:span><text:span text:style-name="T67"> </text:span><text:span text:style-name="T63">כרם</text:span><text:span text:style-name="T67"> </text:span><text:span text:style-name="T63">של</text:span><text:span text:style-name="T67"> </text:span><text:span text:style-name="T63">הקדש</text:span><text:span text:style-name="T27">)</text:span>, וכן<text:span text:style-name="T1"> </text:span>פרה<text:span text:style-name="T1"> </text:span><text:span text:style-name="T27">(</text:span><text:span text:style-name="T63">של</text:span><text:span text:style-name="T67"> </text:span><text:span text:style-name="T63">חולין, חרשה</text:span><text:span text:style-name="T67"> </text:span><text:span text:style-name="T63">בשל</text:span><text:span text:style-name="T67"> </text:span><text:span text:style-name="T63">הקדש</text:span><text:span text:style-name="T27">)</text:span> מכרשיני<text:span text:style-name="T1"> </text:span>הקדש.</text:p>
      <text:p text:style-name="P1"/>
      <text:p text:style-name="P1">גמרא:</text:p>
      <text:p text:style-name="P1">קתני<text:span text:style-name="T1"> </text:span>'<text:span text:style-name="T105">ולד</text:span><text:span text:style-name="T106"> </text:span><text:span text:style-name="T105">המעושרת</text:span><text:span text:style-name="T106"> </text:span><text:span text:style-name="T105">לא</text:span><text:span text:style-name="T106"> </text:span><text:span text:style-name="T105">ינק</text:span><text:span text:style-name="T106"> </text:span><text:span text:style-name="T105">מן</text:span><text:span text:style-name="T106"> </text:span><text:span text:style-name="T105">המעושרת</text:span>'; מנהני<text:span text:style-name="T1"> </text:span>מילי?</text:p>
      <text:p text:style-name="P65">אמר<text:span text:style-name="T1"> </text:span>רב<text:span text:style-name="T1"> </text:span>אחדבוי<text:span text:style-name="T1"> </text:span>בר<text:span text:style-name="T1"> </text:span>אמי: אתיא<text:span text:style-name="T1"> </text:span>העברה<text:span text:style-name="T1"> </text:span>העברה<text:span text:style-name="T1"> </text:span>מבכור<text:span text:style-name="T1"> </text:span><text:span text:style-name="T27">(</text:span><text:span text:style-name="T63">כתיב</text:span><text:span text:style-name="T67"> </text:span><text:span text:style-name="T63">בבכור</text:span><text:span text:style-name="T67"> </text:span><text:span text:style-name="T64">(שמות</text:span><text:span text:style-name="T68"> </text:span><text:span text:style-name="T64">יג,יב)</text:span><text:span text:style-name="T63"> </text:span><text:span text:style-name="T72">והעברת</text:span><text:span text:style-name="T67"> </text:span><text:span text:style-name="T72">כל</text:span><text:span text:style-name="T67"> </text:span><text:span text:style-name="T72">פטר</text:span><text:span text:style-name="T67"> </text:span><text:span text:style-name="T72">רחם</text:span><text:span text:style-name="T63">, וכתיב</text:span><text:span text:style-name="T67"> </text:span><text:span text:style-name="T63">במעשר</text:span><text:span text:style-name="T67"> </text:span><text:span text:style-name="T64">(ויקרא</text:span><text:span text:style-name="T68"> </text:span><text:span text:style-name="T64">כז,לב)</text:span><text:span text:style-name="T63"> </text:span><text:span text:style-name="T72">כל</text:span><text:span text:style-name="T67"> </text:span><text:span text:style-name="T72">אשר</text:span><text:span text:style-name="T67"> </text:span><text:span text:style-name="T72">יעבור</text:span><text:span text:style-name="T67"> </text:span><text:span text:style-name="T72">תחת</text:span><text:span text:style-name="T67"> </text:span><text:span text:style-name="T72">השבט</text:span><text:span text:style-name="T67"> </text:span><text:span text:style-name="T73">[העשירי</text:span><text:span text:style-name="T69"> </text:span><text:span text:style-name="T73">יהיה</text:span><text:span text:style-name="T69"> </text:span><text:span text:style-name="T73">קדש</text:span><text:span text:style-name="T69"> </text:span><text:span text:style-name="T73">לה']</text:span><text:span text:style-name="T63"> מה</text:span><text:span text:style-name="T67"> </text:span><text:span text:style-name="T63">בכור</text:span><text:span text:style-name="T67"> </text:span><text:span text:style-name="T63">מועלין</text:span><text:span text:style-name="T67"> </text:span><text:span text:style-name="T63">בו</text:span><text:span text:style-name="T67"> </text:span><text:span text:style-name="T63">אף</text:span><text:span text:style-name="T67"> </text:span><text:span text:style-name="T63">מעשר</text:span><text:span text:style-name="T67"> </text:span><text:span text:style-name="T63">נמי</text:span><text:span text:style-name="T67"> </text:span><text:span text:style-name="T63">דנוהג</text:span><text:span text:style-name="T67"> </text:span><text:span text:style-name="T63">בנקבה</text:span><text:span text:style-name="T67"> </text:span><text:span text:style-name="T63">מועלין</text:span><text:span text:style-name="T67"> </text:span><text:span text:style-name="T63">בכולו</text:span><text:span text:style-name="T67"> </text:span><text:span text:style-name="T63">אפילו</text:span><text:span text:style-name="T67"> </text:span><text:span text:style-name="T63">בחלב</text:span><text:span text:style-name="T27">)</text:span>: מה<text:span text:style-name="T1"> </text:span>בכור<text:span text:style-name="T1"> </text:span>מועלין<text:span text:style-name="T1"> </text:span>בו<text:span text:style-name="T1"> </text:span><text:span text:style-name="T27">(</text:span><text:span text:style-name="T63">בכל</text:span><text:span text:style-name="T67"> </text:span><text:span text:style-name="T63">דבר</text:span><text:span text:style-name="T67"> </text:span><text:span text:style-name="T63">שיש</text:span><text:span text:style-name="T67"> </text:span><text:span text:style-name="T63">בו, דזכר</text:span><text:span text:style-name="T67"> </text:span><text:span text:style-name="T63">הוא</text:span><text:span text:style-name="T67"> </text:span><text:span text:style-name="T63">ולא</text:span><text:span text:style-name="T67"> </text:span><text:span text:style-name="T63">נקבה</text:span><text:span text:style-name="T27">)</text:span> - אף<text:span text:style-name="T1"> </text:span>חלב<text:span text:style-name="T1"> </text:span>המעושרת<text:span text:style-name="T1"> </text:span>מועלין<text:span text:style-name="T1"> </text:span>בו.</text:p>
      <text:p text:style-name="P1">חלב<text:span text:style-name="T1"> </text:span>המוקדש?</text:p>
      <text:p text:style-name="P1">נמי<text:span text:style-name="T1"> </text:span>אתיא<text:span text:style-name="T1"> </text:span>אמו<text:span text:style-name="T1"> </text:span>אמו<text:span text:style-name="T1"> </text:span>מבכור<text:span text:style-name="T1"> </text:span><text:span text:style-name="T27">(</text:span><text:span text:style-name="T63">כתיב</text:span><text:span text:style-name="T67"> </text:span><text:span text:style-name="T63">בבכור</text:span><text:span text:style-name="T67"> </text:span><text:span text:style-name="T64">(שמות</text:span><text:span text:style-name="T68"> </text:span><text:span text:style-name="T64">כב,כט)</text:span><text:span text:style-name="T72"> כן</text:span><text:span text:style-name="T67"> </text:span><text:span text:style-name="T72">תעשה</text:span><text:span text:style-name="T67"> </text:span><text:span text:style-name="T72">לשורך</text:span><text:span text:style-name="T67"> </text:span><text:span text:style-name="T72">לצאנך</text:span><text:span text:style-name="T67"> </text:span><text:span text:style-name="T72">שבעת</text:span><text:span text:style-name="T67"> </text:span><text:span text:style-name="T72">ימים</text:span><text:span text:style-name="T67"> </text:span><text:span text:style-name="T72">יהיה</text:span><text:span text:style-name="T67"> </text:span><text:span text:style-name="T72">עם</text:span><text:span text:style-name="T67"> </text:span><text:span text:style-name="T72">אמו</text:span><text:span text:style-name="T63">, וגבי</text:span><text:span text:style-name="T67"> </text:span><text:span text:style-name="T63">מוקדשין</text:span><text:span text:style-name="T67"> </text:span><text:span text:style-name="T63">כתיב</text:span><text:span text:style-name="T67"> </text:span><text:span text:style-name="T63">בפרשת</text:span><text:span text:style-name="T67"> </text:span><text:span text:style-name="T63">'אמור' </text:span><text:span text:style-name="T64">[ויקרא</text:span><text:span text:style-name="T68"> </text:span><text:span text:style-name="T64">כב,כז]</text:span><text:span text:style-name="T63">:</text:span><text:span text:style-name="T72"> והיה</text:span><text:span text:style-name="T67"> </text:span><text:span text:style-name="T72">שבעת</text:span><text:span text:style-name="T67"> </text:span><text:span text:style-name="T72">ימים</text:span><text:span text:style-name="T67"> </text:span><text:span text:style-name="T72">תחת</text:span><text:span text:style-name="T67"> </text:span><text:span text:style-name="T72">אמו</text:span><text:span text:style-name="T63">: מה</text:span><text:span text:style-name="T67"> </text:span><text:span text:style-name="T63">בכור</text:span><text:span text:style-name="T67"> </text:span><text:span text:style-name="T63">שהוא</text:span><text:span text:style-name="T67"> </text:span><text:span text:style-name="T63">זכר</text:span><text:span text:style-name="T67"> </text:span><text:span text:style-name="T63">מועלין</text:span><text:span text:style-name="T67"> </text:span><text:span text:style-name="T63">בכולו</text:span><text:span text:style-name="T67"> </text:span><text:span text:style-name="T63">- אף</text:span><text:span text:style-name="T67"> </text:span><text:span text:style-name="T63">מוקדשין</text:span><text:span text:style-name="T67"> </text:span><text:span text:style-name="T63">נמי</text:span><text:span text:style-name="T67"> </text:span><text:span text:style-name="T63">מועלין</text:span><text:span text:style-name="T67"> </text:span><text:span text:style-name="T63">בכולו</text:span><text:span text:style-name="T27">)</text:span>. </text:p>
      <text:p text:style-name="P1"/>
      <text:p text:style-name="P1">הפועלין<text:span text:style-name="T1"> </text:span>לא<text:span text:style-name="T1"> </text:span>יאכלו<text:span text:style-name="T1"> </text:span><text:span text:style-name="T27">[מן</text:span><text:span text:style-name="T2"> </text:span><text:span text:style-name="T27">גרוגרות</text:span><text:span text:style-name="T2"> </text:span><text:span text:style-name="T27">הקדש</text:span><text:span text:style-name="T2"> </text:span><text:span text:style-name="T27">וכן</text:span><text:span text:style-name="T2"> </text:span><text:span text:style-name="T27">פרה</text:span><text:span text:style-name="T2"> </text:span><text:span text:style-name="T27">מכרשיני</text:span><text:span text:style-name="T2"> </text:span><text:span text:style-name="T27">הקדש]</text:span>: </text:p>
      <text:p text:style-name="P1">מאי<text:span text:style-name="T1"> </text:span>טעמא<text:span text:style-name="T1"> </text:span><text:span text:style-name="T27">(</text:span><text:span text:style-name="T63">לא</text:span><text:span text:style-name="T67"> </text:span><text:span text:style-name="T63">תאכל</text:span><text:span text:style-name="T67"> </text:span><text:span text:style-name="T63">מכרשיני</text:span><text:span text:style-name="T67"> </text:span><text:span text:style-name="T63">הקדש</text:span><text:span text:style-name="T27">)</text:span>? <text:span text:style-name="T27">(</text:span><text:span text:style-name="T63">גבי</text:span><text:span text:style-name="T67"> </text:span><text:span text:style-name="T63">פועלין</text:span><text:span text:style-name="T67"> </text:span><text:span text:style-name="T63">דלא</text:span><text:span text:style-name="T67"> </text:span><text:span text:style-name="T63">יאכלו</text:span><text:span text:style-name="T67"> </text:span><text:span text:style-name="T63">מגרוגרות</text:span><text:span text:style-name="T67"> </text:span><text:span text:style-name="T63">של</text:span><text:span text:style-name="T67"> </text:span><text:span text:style-name="T63">הקדש</text:span><text:span text:style-name="T67"> </text:span><text:span text:style-name="T63">לא</text:span><text:span text:style-name="T67"> </text:span><text:span text:style-name="T63">צריך</text:span><text:span text:style-name="T67"> </text:span><text:span text:style-name="T63">למיבעי, דהא</text:span><text:span text:style-name="T67"> </text:span><text:span text:style-name="T63">מיעט</text:span><text:span text:style-name="T67"> </text:span><text:span text:style-name="T63">קרא</text:span><text:span text:style-name="T67"> </text:span><text:span text:style-name="T63">בפירוש</text:span><text:span text:style-name="T67"> </text:span><text:span text:style-name="T64">(דברים</text:span><text:span text:style-name="T68"> </text:span><text:span text:style-name="T64">כג,כה)</text:span><text:span text:style-name="T63"> '</text:span><text:span text:style-name="T73">[כרם] </text:span><text:span text:style-name="T72">רעך</text:span><text:span text:style-name="T63">' ולא</text:span><text:span text:style-name="T67"> </text:span><text:span text:style-name="T63">הקדש, אבל</text:span><text:span text:style-name="T67"> </text:span><text:span text:style-name="T63">פרה, דלא</text:span><text:span text:style-name="T67"> </text:span><text:span text:style-name="T63">כתיב</text:span><text:span text:style-name="T67"> </text:span><text:span text:style-name="T63">בה</text:span><text:span text:style-name="T67"> </text:span><text:span text:style-name="T63">הכי</text:span><text:span text:style-name="T67"> </text:span><text:span text:style-name="T63">קבעי.</text:span><text:span text:style-name="T27">)</text:span> </text:p>
      <text:p text:style-name="P1">אמר<text:span text:style-name="T1"> </text:span>רב<text:span text:style-name="T1"> </text:span>אחדבוי<text:span text:style-name="T1"> </text:span>בר<text:span text:style-name="T1"> </text:span>אמי: דאמר<text:span text:style-name="T1"> </text:span>קרא: <text:span text:style-name="T64">(דברים</text:span><text:span text:style-name="T68"> </text:span><text:span text:style-name="T64">כה,ד)</text:span><text:span text:style-name="T32"> לא</text:span><text:span text:style-name="T1"> </text:span><text:span text:style-name="T32">תחסום</text:span><text:span text:style-name="T1"> </text:span><text:span text:style-name="T32">שור</text:span><text:span text:style-name="T1"> </text:span><text:span text:style-name="T32">בדישו</text:span>; דישו<text:span text:style-name="T1"> </text:span>שלך, ולא<text:span text:style-name="T1"> </text:span>דישו<text:span text:style-name="T1"> </text:span>של<text:span text:style-name="T1"> </text:span>הקדש<text:span text:style-name="T1"> </text:span><text:span text:style-name="T27">(</text:span><text:span text:style-name="T63">כלומר: כי</text:span><text:span text:style-name="T67"> </text:span><text:span text:style-name="T63">דש</text:span><text:span text:style-name="T67"> </text:span><text:span text:style-name="T63">בשלך</text:span><text:span text:style-name="T67"> </text:span><text:span text:style-name="T63">- </text:span><text:span text:style-name="T72">לא</text:span><text:span text:style-name="T67"> </text:span><text:span text:style-name="T72">תחסום</text:span><text:span text:style-name="T63">, אבל</text:span><text:span text:style-name="T67"> </text:span><text:span text:style-name="T63">כי</text:span><text:span text:style-name="T67"> </text:span><text:span text:style-name="T63">דש</text:span><text:span text:style-name="T67"> </text:span><text:span text:style-name="T63">בשל</text:span><text:span text:style-name="T67"> </text:span><text:span text:style-name="T63">הקדש</text:span><text:span text:style-name="T67"> </text:span><text:span text:style-name="T63">אתה</text:span><text:span text:style-name="T67"> </text:span><text:span text:style-name="T63">חוסם, דענינא</text:span><text:span text:style-name="T67"> </text:span><text:span text:style-name="T63">כולה</text:span><text:span text:style-name="T67"> </text:span><text:span text:style-name="T63">בחולין</text:span><text:span text:style-name="T67"> </text:span><text:span text:style-name="T63">קמיירי</text:span><text:span text:style-name="T27">)</text:span>.</text:p>
      <text:p text:style-name="P1">הדש<text:span text:style-name="T1"> </text:span>קלעילין<text:span text:style-name="T1"> </text:span><text:span text:style-name="T27">(</text:span><text:span text:style-name="T63">מין</text:span><text:span text:style-name="T67"> </text:span><text:span text:style-name="T63">קטנית</text:span><text:span text:style-name="T27">)</text:span> בשדה<text:span text:style-name="T1"> </text:span>הקדש<text:span text:style-name="T1"> </text:span>- מעל<text:span text:style-name="T1"> </text:span><text:span text:style-name="T27">(</text:span><text:span text:style-name="T63">של</text:span><text:span text:style-name="T67"> </text:span><text:span text:style-name="T63">חולין</text:span><text:span text:style-name="T67"> </text:span><text:span text:style-name="T63">בשדה</text:span><text:span text:style-name="T67"> </text:span><text:span text:style-name="T63">הקדש</text:span><text:span text:style-name="T67"> </text:span><text:span text:style-name="T63">מעל, דנהנה</text:span><text:span text:style-name="T67"> </text:span><text:span text:style-name="T63">מהקדש</text:span><text:span text:style-name="T27">)</text:span>.</text:p>
      <text:p text:style-name="P1">והא<text:span text:style-name="T1"> </text:span>בתלוש<text:span text:style-name="T1"> </text:span>בעינן<text:span text:style-name="T1"> </text:span><text:span text:style-name="T27">(</text:span><text:span text:style-name="T63">כדאמרינן</text:span><text:span text:style-name="T67"> </text:span><text:span text:style-name="T63">לקמן</text:span><text:span text:style-name="T67"> </text:span><text:span text:style-name="T63">בפרק</text:span><text:span text:style-name="T67"> </text:span><text:span text:style-name="T63">'הנהנה' </text:span><text:span text:style-name="T64">(דף</text:span><text:span text:style-name="T68"> </text:span><text:span text:style-name="T64">יח:)</text:span><text:span text:style-name="T63"> דאין</text:span><text:span text:style-name="T67"> </text:span><text:span text:style-name="T63">מעילה</text:span><text:span text:style-name="T67"> </text:span><text:span text:style-name="T63">במחובר</text:span><text:span text:style-name="T67"> </text:span><text:span text:style-name="T63">לקרקע, וכל</text:span><text:span text:style-name="T67"> </text:span><text:span text:style-name="T63">שכן</text:span><text:span text:style-name="T67"> </text:span><text:span text:style-name="T63">בקרקע</text:span><text:span text:style-name="T67"> </text:span><text:span text:style-name="T63">עצמו</text:span><text:span text:style-name="T27">)</text:span>?</text:p>
      <text:p text:style-name="P1">אמר<text:span text:style-name="T1"> </text:span>רבינא: <text:span text:style-name="T27">(</text:span><text:span text:style-name="T63">מדקאמר</text:span><text:span text:style-name="T67"> </text:span><text:span text:style-name="T63">'מעל'</text:span><text:span text:style-name="T27">)</text:span> שמע<text:span text:style-name="T1"> </text:span>מינה: אבקה<text:span text:style-name="T1"> </text:span>מעלי<text:span text:style-name="T1"> </text:span>לה<text:span text:style-name="T1"> </text:span><text:span text:style-name="T27">(</text:span><text:span text:style-name="T63">אבק</text:span><text:span text:style-name="T67"> </text:span><text:span text:style-name="T63">של</text:span><text:span text:style-name="T67"> </text:span><text:span text:style-name="T63">שדה</text:span><text:span text:style-name="T67"> </text:span><text:span text:style-name="T63">מעלי</text:span><text:span text:style-name="T67"> </text:span><text:span text:style-name="T63">להו</text:span><text:span text:style-name="T67"> </text:span><text:span text:style-name="T63">לאותן</text:span><text:span text:style-name="T67"> </text:span><text:span text:style-name="T63">קלעילין, וכי</text:span><text:span text:style-name="T67"> </text:span><text:span text:style-name="T63">מעלה</text:span><text:span text:style-name="T67"> </text:span><text:span text:style-name="T63">אבק</text:span><text:span text:style-name="T67"> </text:span><text:span text:style-name="T63">מן</text:span><text:span text:style-name="T67"> </text:span><text:span text:style-name="T63">הקרקע</text:span><text:span text:style-name="T67"> </text:span><text:span text:style-name="T63">דמתערב</text:span><text:span text:style-name="T67"> </text:span><text:span text:style-name="T63">בקלעילין</text:span><text:span text:style-name="T67"> </text:span><text:span text:style-name="T63">- הוה</text:span><text:span text:style-name="T67"> </text:span><text:span text:style-name="T63">ליה</text:span><text:span text:style-name="T67"> </text:span><text:span text:style-name="T63">'תלוש', ולהכי</text:span><text:span text:style-name="T67"> </text:span><text:span text:style-name="T63">מעל</text:span><text:span text:style-name="T27">)</text:span>.</text:p>
      <text:p text:style-name="P1"/>
      <text:p text:style-name="P1">(מעילה<text:span text:style-name="T1"> </text:span>יג,ב)</text:p>
      <text:p text:style-name="P1">משנה:</text:p>
      <text:p text:style-name="P1">שרשי<text:span text:style-name="T1"> </text:span>אילן<text:span text:style-name="T1"> </text:span>[של] הדיוט<text:span text:style-name="T1"> </text:span>הבאין<text:span text:style-name="T1"> </text:span>בשל<text:span text:style-name="T1"> </text:span>הקדש, ושל<text:span text:style-name="T1"> </text:span>הקדש<text:span text:style-name="T1"> </text:span>שבאין<text:span text:style-name="T1"> </text:span>בשל<text:span text:style-name="T1"> </text:span>הדיוט<text:span text:style-name="T1"> </text:span>- לא<text:span text:style-name="T1"> </text:span>נהנין<text:span text:style-name="T1"> </text:span>ולא<text:span text:style-name="T1"> </text:span>מועלין<text:span text:style-name="T1"> </text:span><text:span text:style-name="T27">(</text:span><text:span text:style-name="T63">דאזלינן</text:span><text:span text:style-name="T67"> </text:span><text:span text:style-name="T63">בתר</text:span><text:span text:style-name="T67"> </text:span><text:span text:style-name="T63">אילן, ואילן</text:span><text:span text:style-name="T67"> </text:span><text:span text:style-name="T63">בשל</text:span><text:span text:style-name="T67"> </text:span><text:span text:style-name="T63">הדיוט</text:span><text:span text:style-name="T67"> </text:span><text:span text:style-name="T63">קאי</text:span><text:span text:style-name="T27">)</text:span>;</text:p>
      <text:p text:style-name="P1">מעין<text:span text:style-name="T1"> </text:span>שהוא<text:span text:style-name="T1"> </text:span>יוצא<text:span text:style-name="T1"> </text:span>מתוך<text:span text:style-name="T1"> </text:span>השדה<text:span text:style-name="T1"> </text:span>של<text:span text:style-name="T1"> </text:span>הקדש<text:span text:style-name="T1"> </text:span><text:span text:style-name="T27">(</text:span><text:span text:style-name="T63">שהמעין</text:span><text:span text:style-name="T67"> </text:span><text:span text:style-name="T63">מתוך</text:span><text:span text:style-name="T67"> </text:span><text:span text:style-name="T63">שדה</text:span><text:span text:style-name="T67"> </text:span><text:span text:style-name="T63">של</text:span><text:span text:style-name="T67"> </text:span><text:span text:style-name="T63">חולין</text:span><text:span text:style-name="T67"> </text:span><text:span text:style-name="T63">הוא</text:span><text:span text:style-name="T67"> </text:span><text:span text:style-name="T63">נובע, אלא</text:span><text:span text:style-name="T67"> </text:span><text:span text:style-name="T63">שיוצא</text:span><text:span text:style-name="T67"> </text:span><text:span text:style-name="T63">ומושך</text:span><text:span text:style-name="T67"> </text:span><text:span text:style-name="T63">בתוך</text:span><text:span text:style-name="T67"> </text:span><text:span text:style-name="T63">שדה</text:span><text:span text:style-name="T67"> </text:span><text:span text:style-name="T63">של</text:span><text:span text:style-name="T67"> </text:span><text:span text:style-name="T63">הקדש</text:span><text:span text:style-name="T27">)</text:span> - לא<text:span text:style-name="T1"> </text:span>נהנין<text:span text:style-name="T1"> </text:span><text:span text:style-name="T27">(</text:span><text:span text:style-name="T63">כל</text:span><text:span text:style-name="T67"> </text:span><text:span text:style-name="T63">זמן</text:span><text:span text:style-name="T67"> </text:span><text:span text:style-name="T63">שהוא</text:span><text:span text:style-name="T67"> </text:span><text:span text:style-name="T63">בתוך</text:span><text:span text:style-name="T67"> </text:span><text:span text:style-name="T63">שדה</text:span><text:span text:style-name="T67"> </text:span><text:span text:style-name="T63">של</text:span><text:span text:style-name="T67"> </text:span><text:span text:style-name="T63">הקדש</text:span><text:span text:style-name="T27">)</text:span> ולא<text:span text:style-name="T1"> </text:span>מועלין<text:span text:style-name="T1"> </text:span><text:span text:style-name="T27">(</text:span><text:span text:style-name="T63">כל</text:span><text:span text:style-name="T67"> </text:span><text:span text:style-name="T63">מי</text:span><text:span text:style-name="T67"> </text:span><text:span text:style-name="T63">שהוא</text:span><text:span text:style-name="T67"> </text:span><text:span text:style-name="T63">שותה</text:span><text:span text:style-name="T67"> </text:span><text:span text:style-name="T63">ממנו</text:span><text:span text:style-name="T67"> </text:span><text:span text:style-name="T63">בתוך</text:span><text:span text:style-name="T67"> </text:span><text:span text:style-name="T63">שדה</text:span><text:span text:style-name="T67"> </text:span><text:span text:style-name="T63">של</text:span><text:span text:style-name="T67"> </text:span><text:span text:style-name="T63">הקדש</text:span><text:span text:style-name="T27">)</text:span>;</text:p>
      <text:p text:style-name="P1">יצא<text:span text:style-name="T1"> </text:span>חוץ<text:span text:style-name="T1"> </text:span>לשדה<text:span text:style-name="T1"> </text:span>- נהנין<text:span text:style-name="T1"> </text:span>ממנו;</text:p>
      <text:p text:style-name="P1">המים<text:span text:style-name="T1"> </text:span>שבכד<text:span text:style-name="T1"> </text:span>של<text:span text:style-name="T1"> </text:span>זהב<text:span text:style-name="T1"> </text:span><text:span text:style-name="T27">(</text:span><text:span text:style-name="T63">באותו</text:span><text:span text:style-name="T67"> </text:span><text:span text:style-name="T63">כד</text:span><text:span text:style-name="T67"> </text:span><text:span text:style-name="T63">שהיו</text:span><text:span text:style-name="T67"> </text:span><text:span text:style-name="T63">ממלאים</text:span><text:span text:style-name="T67"> </text:span><text:span text:style-name="T63">לצורך</text:span><text:span text:style-name="T67"> </text:span><text:span text:style-name="T63">ניסוך, כדתנן</text:span><text:span text:style-name="T67"> </text:span><text:span text:style-name="T63">בפרק</text:span><text:span text:style-name="T67"> </text:span><text:span text:style-name="T63">'לולב</text:span><text:span text:style-name="T67"> </text:span><text:span text:style-name="T63">וערבה' </text:span><text:span text:style-name="T64">(סוכה</text:span><text:span text:style-name="T68"> </text:span><text:span text:style-name="T64">דף</text:span><text:span text:style-name="T68"> </text:span><text:span text:style-name="T64">מח:)</text:span><text:span text:style-name="T63"> כמעשהו</text:span><text:span text:style-name="T67"> </text:span><text:span text:style-name="T63">בחול</text:span><text:span text:style-name="T67"> </text:span><text:span text:style-name="T63">כך</text:span><text:span text:style-name="T67"> </text:span><text:span text:style-name="T63">מעשהו</text:span><text:span text:style-name="T67"> </text:span><text:span text:style-name="T63">בשבת, אלא</text:span><text:span text:style-name="T67"> </text:span><text:span text:style-name="T63">שהיה</text:span><text:span text:style-name="T67"> </text:span><text:span text:style-name="T63">ממלא</text:span><text:span text:style-name="T67"> </text:span><text:span text:style-name="T63">מערב</text:span><text:span text:style-name="T67"> </text:span><text:span text:style-name="T63">שבת</text:span><text:span text:style-name="T67"> </text:span><text:span text:style-name="T63">מן</text:span><text:span text:style-name="T67"> </text:span><text:span text:style-name="T63">השילוח</text:span><text:span text:style-name="T67"> </text:span><text:span text:style-name="T63">בחבית</text:span><text:span text:style-name="T67"> </text:span><text:span text:style-name="T63">של</text:span><text:span text:style-name="T67"> </text:span><text:span text:style-name="T63">זהב</text:span><text:span text:style-name="T67"> </text:span><text:span text:style-name="T63">שאינה</text:span><text:span text:style-name="T67"> </text:span><text:span text:style-name="T63">מקודשת</text:span><text:span text:style-name="T67"> </text:span><text:span text:style-name="T63">כדי</text:span><text:span text:style-name="T67"> </text:span><text:span text:style-name="T63">שלא</text:span><text:span text:style-name="T67"> </text:span><text:span text:style-name="T63">יפסל</text:span><text:span text:style-name="T67"> </text:span><text:span text:style-name="T63">בלינה</text:span><text:span text:style-name="T27">)</text:span> - <text:span text:style-name="T27">(</text:span><text:span text:style-name="T63">ובאותם</text:span><text:span text:style-name="T67"> </text:span><text:span text:style-name="T63">מים</text:span><text:span text:style-name="T67"> </text:span><text:span text:style-name="T63">שבחבית</text:span><text:span text:style-name="T67"> </text:span><text:span text:style-name="T63">של</text:span><text:span text:style-name="T67"> </text:span><text:span text:style-name="T63">זהב</text:span><text:span text:style-name="T67"> </text:span><text:span text:style-name="T63">שאינה</text:span><text:span text:style-name="T67"> </text:span><text:span text:style-name="T63">מקודשת</text:span><text:span text:style-name="T27">)</text:span> לא<text:span text:style-name="T1"> </text:span>נהנין<text:span text:style-name="T1"> </text:span><text:span text:style-name="T27">(</text:span><text:span text:style-name="T63">משום</text:span><text:span text:style-name="T67"> </text:span><text:span text:style-name="T63">דנתמלאו</text:span><text:span text:style-name="T67"> </text:span><text:span text:style-name="T63">לצורך</text:span><text:span text:style-name="T67"> </text:span><text:span text:style-name="T63">הקדש</text:span><text:span text:style-name="T27">)</text:span> ולא<text:span text:style-name="T1"> </text:span>מועלין<text:span text:style-name="T1"> </text:span><text:span text:style-name="T27">(</text:span><text:span text:style-name="T63">משום</text:span><text:span text:style-name="T67"> </text:span><text:span text:style-name="T63">דלא</text:span><text:span text:style-name="T67"> </text:span><text:span text:style-name="T63">נתקדשו</text:span><text:span text:style-name="T67"> </text:span><text:span text:style-name="T63">לניסוך</text:span><text:span text:style-name="T67"> </text:span><text:span text:style-name="T63">המים</text:span><text:span text:style-name="T67"> </text:span><text:span text:style-name="T63">למעילה</text:span><text:span text:style-name="T67"> </text:span><text:span text:style-name="T63">עד</text:span><text:span text:style-name="T67"> </text:span><text:span text:style-name="T63">שינתנו</text:span><text:span text:style-name="T67"> </text:span><text:span text:style-name="T63">בצלוחית</text:span><text:span text:style-name="T67"> </text:span><text:span text:style-name="T63">של</text:span><text:span text:style-name="T67"> </text:span><text:span text:style-name="T63">זהב, דהיינו</text:span><text:span text:style-name="T67"> </text:span><text:span text:style-name="T63">כלי</text:span><text:span text:style-name="T67"> </text:span><text:span text:style-name="T63">מקודש</text:span><text:span text:style-name="T67"> </text:span><text:span text:style-name="T63">לכך</text:span><text:span text:style-name="T27">)</text:span>;</text:p>
      <text:p text:style-name="P1">נתנן<text:span text:style-name="T1"> </text:span>בצלוחית<text:span text:style-name="T1"> </text:span>- מועלין<text:span text:style-name="T1"> </text:span>בהן;</text:p>
      <text:p text:style-name="P1">ערבה<text:span text:style-name="T1"> </text:span><text:span text:style-name="T27">(</text:span><text:span text:style-name="T63">שהיה</text:span><text:span text:style-name="T67"> </text:span><text:span text:style-name="T63">סידורן</text:span><text:span text:style-name="T67"> </text:span><text:span text:style-name="T63">בהר</text:span><text:span text:style-name="T67"> </text:span><text:span text:style-name="T63">הבית</text:span><text:span text:style-name="T27">)</text:span> - לא<text:span text:style-name="T1"> </text:span>נהנין<text:span text:style-name="T1"> </text:span><text:span text:style-name="T27">(</text:span><text:span text:style-name="T63">קודם</text:span><text:span text:style-name="T67"> </text:span><text:span text:style-name="T63">שזקפוה</text:span><text:span text:style-name="T67"> </text:span><text:span text:style-name="T63">אצל</text:span><text:span text:style-name="T67"> </text:span><text:span text:style-name="T63">המזבח</text:span><text:span text:style-name="T67"> </text:span><text:span text:style-name="T63">הואיל</text:span><text:span text:style-name="T67"> </text:span><text:span text:style-name="T63">ולכך</text:span><text:span text:style-name="T67"> </text:span><text:span text:style-name="T63">עומדת</text:span><text:span text:style-name="T27">)</text:span> ולא<text:span text:style-name="T1"> </text:span>מועלין; <text:span text:style-name="T27">(</text:span><text:span text:style-name="T63">אבל</text:span><text:span text:style-name="T67"> </text:span><text:span text:style-name="T63">משזקפוה</text:span><text:span text:style-name="T67"> </text:span><text:span text:style-name="T63">דנעשית</text:span><text:span text:style-name="T67"> </text:span><text:span text:style-name="T63">מצוותה</text:span><text:span text:style-name="T67"> </text:span><text:span text:style-name="T63">- נהנין</text:span><text:span text:style-name="T67"> </text:span><text:span text:style-name="T63">ממנה;</text:span><text:span text:style-name="T27">)</text:span></text:p>
      <text:p text:style-name="P1">רבי<text:span text:style-name="T1"> </text:span>אלעזר<text:span text:style-name="T1"> </text:span>ברבי<text:span text:style-name="T1"> </text:span>צדוק<text:span text:style-name="T1"> </text:span>אומר: נוהגין<text:span text:style-name="T1"> </text:span>היו<text:span text:style-name="T1"> </text:span>הזקנים<text:span text:style-name="T1"> </text:span>שנהנים<text:span text:style-name="T1"> </text:span>ממנו<text:span text:style-name="T1"> </text:span>בלולביהן<text:span text:style-name="T1"> </text:span><text:span text:style-name="T27">(</text:span><text:span text:style-name="T63">אפילו</text:span><text:span text:style-name="T67"> </text:span><text:span text:style-name="T63">קודם</text:span><text:span text:style-name="T67"> </text:span><text:span text:style-name="T63">שנזקפה</text:span><text:span text:style-name="T67"> </text:span><text:span text:style-name="T63">אצל</text:span><text:span text:style-name="T67"> </text:span><text:span text:style-name="T63">המזבח</text:span><text:span text:style-name="T27">)</text:span>.</text:p>
      <text:p text:style-name="P1"/>
      <text:p text:style-name="P1">גמרא:</text:p>
      <text:p text:style-name="P1">אמר<text:span text:style-name="T1"> </text:span>ריש<text:span text:style-name="T1"> </text:span>לקיש: '<text:span text:style-name="T105">אין</text:span><text:span text:style-name="T106"> </text:span><text:span text:style-name="T105">מועלין</text:span>' - בכולן, אבל<text:span text:style-name="T1"> </text:span>מועלין<text:span text:style-name="T1"> </text:span>בשלש<text:span text:style-name="T1"> </text:span>לוגין<text:span text:style-name="T1"> </text:span><text:span text:style-name="T27">(</text:span><text:span text:style-name="T63">שאם</text:span><text:span text:style-name="T67"> </text:span><text:span text:style-name="T63">יש</text:span><text:span text:style-name="T67"> </text:span><text:span text:style-name="T63">באותו</text:span><text:span text:style-name="T67"> </text:span><text:span text:style-name="T63">כד</text:span><text:span text:style-name="T67"> </text:span><text:span text:style-name="T63">של</text:span><text:span text:style-name="T67"> </text:span><text:span text:style-name="T63">זהב</text:span><text:span text:style-name="T67"> </text:span><text:span text:style-name="T63">יותר</text:span><text:span text:style-name="T67"> </text:span><text:span text:style-name="T63">משלשה</text:span><text:span text:style-name="T67"> </text:span><text:span text:style-name="T63">לוגין</text:span><text:span text:style-name="T67"> </text:span><text:span text:style-name="T63">- אין</text:span><text:span text:style-name="T67"> </text:span><text:span text:style-name="T63">מועלין</text:span><text:span text:style-name="T67"> </text:span><text:span text:style-name="T63">בהן, אבל</text:span><text:span text:style-name="T67"> </text:span><text:span text:style-name="T63">אם</text:span><text:span text:style-name="T67"> </text:span><text:span text:style-name="T63">יש</text:span><text:span text:style-name="T67"> </text:span><text:span text:style-name="T63">בכד</text:span><text:span text:style-name="T67"> </text:span><text:span text:style-name="T63">שלשה</text:span><text:span text:style-name="T67"> </text:span><text:span text:style-name="T63">לוגין, לא</text:span><text:span text:style-name="T67"> </text:span><text:span text:style-name="T63">פחות</text:span><text:span text:style-name="T67"> </text:span><text:span text:style-name="T63">ולא</text:span><text:span text:style-name="T67"> </text:span><text:span text:style-name="T63">יותר</text:span><text:span text:style-name="T67"> </text:span><text:span text:style-name="T63">- דאין</text:span><text:span text:style-name="T67"> </text:span><text:span text:style-name="T63">ביה</text:span><text:span text:style-name="T67"> </text:span><text:span text:style-name="T63">שיעור</text:span><text:span text:style-name="T67"> </text:span><text:span text:style-name="T63">ניסוך</text:span><text:span text:style-name="T67"> </text:span><text:span text:style-name="T63">- מועלין</text:span><text:span text:style-name="T67"> </text:span><text:span text:style-name="T63">בו</text:span><text:span text:style-name="T27">)</text:span>.</text:p>
      <text:p text:style-name="P1"><text:soft-page-break/>והקתני<text:span text:style-name="T1"> </text:span>סיפא<text:span text:style-name="T1"> </text:span>'<text:span text:style-name="T105">נתנו</text:span><text:span text:style-name="T106"> </text:span><text:span text:style-name="T105">לצלוחית</text:span><text:span text:style-name="T106"> </text:span><text:span text:style-name="T105">מועלין</text:span><text:span text:style-name="T106"> </text:span><text:span text:style-name="T105">בהן</text:span>', מכלל<text:span text:style-name="T1"> </text:span>דרישא<text:span text:style-name="T1"> </text:span><text:span text:style-name="T27">(</text:span><text:span text:style-name="T63">בכד</text:span><text:span text:style-name="T67"> </text:span><text:span text:style-name="T63">של</text:span><text:span text:style-name="T67"> </text:span><text:span text:style-name="T63">זהב</text:span><text:span text:style-name="T27">)</text:span> אפילו<text:span text:style-name="T1"> </text:span>בשלשת<text:span text:style-name="T1"> </text:span>לוגין<text:span text:style-name="T1"> </text:span><text:span text:style-name="T27">(</text:span><text:span text:style-name="T63">גרידי</text:span><text:span text:style-name="T27">)</text:span> נמי<text:span text:style-name="T1"> </text:span>לא!?</text:p>
      <text:p text:style-name="P1">אלא<text:span text:style-name="T1"> </text:span>אי<text:span text:style-name="T1"> </text:span>איתמר<text:span text:style-name="T1"> </text:span>- אסיפא<text:span text:style-name="T1"> </text:span>איתמר: '<text:span text:style-name="T27">[נתנן</text:span><text:span text:style-name="T2"> </text:span><text:span text:style-name="T27">בצלוחית] </text:span><text:span text:style-name="T105">מועלין</text:span><text:span text:style-name="T106"> </text:span><text:span text:style-name="T105">בהן</text:span>'; אמר<text:span text:style-name="T1"> </text:span>ריש<text:span text:style-name="T1"> </text:span>לקיש: אין<text:span text:style-name="T1"> </text:span>מועלין<text:span text:style-name="T1"> </text:span>אלא<text:span text:style-name="T1"> </text:span>בשלשה<text:span text:style-name="T1"> </text:span>לוגין; ורבי<text:span text:style-name="T1"> </text:span>יוחנן<text:span text:style-name="T1"> </text:span>אמר: מועלין<text:span text:style-name="T1"> </text:span>בכולן.</text:p>
      <text:p text:style-name="P1">למימרא<text:span text:style-name="T1"> </text:span>דקסבר<text:span text:style-name="T1"> </text:span>ריש<text:span text:style-name="T1"> </text:span>לקיש<text:span text:style-name="T1"> </text:span>יש<text:span text:style-name="T1"> </text:span>שיעור<text:span text:style-name="T1"> </text:span>למים<text:span text:style-name="T1"> </text:span><text:span text:style-name="T27">(</text:span><text:span text:style-name="T63">של</text:span><text:span text:style-name="T67"> </text:span><text:span text:style-name="T63">ניסוך, דהיינו</text:span><text:span text:style-name="T67"> </text:span><text:span text:style-name="T63">שלשה</text:span><text:span text:style-name="T67"> </text:span><text:span text:style-name="T63">לוגין, להכי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הו</text:span><text:span text:style-name="T67"> </text:span><text:span text:style-name="T63">אלא</text:span><text:span text:style-name="T67"> </text:span><text:span text:style-name="T63">בשלשה</text:span><text:span text:style-name="T67"> </text:span><text:span text:style-name="T63">לוגין</text:span><text:span text:style-name="T67"> </text:span><text:span text:style-name="T63">= כשיעור</text:span><text:span text:style-name="T67"> </text:span><text:span text:style-name="T63">הראוי</text:span><text:span text:style-name="T67"> </text:span><text:span text:style-name="T63">לניסוך; ורבי</text:span><text:span text:style-name="T67"> </text:span><text:span text:style-name="T63">יוחנן</text:span><text:span text:style-name="T67"> </text:span><text:span text:style-name="T63">סבר</text:span><text:span text:style-name="T67"> </text:span><text:span text:style-name="T63">אין</text:span><text:span text:style-name="T67"> </text:span><text:span text:style-name="T63">שיעור</text:span><text:span text:style-name="T67"> </text:span><text:span text:style-name="T63">למים, להכי</text:span><text:span text:style-name="T67"> </text:span><text:span text:style-name="T63">קאמר</text:span><text:span text:style-name="T67"> </text:span><text:span text:style-name="T63">מועלין</text:span><text:span text:style-name="T67"> </text:span><text:span text:style-name="T63">בכולן</text:span><text:span text:style-name="T27">)</text:span>? והתנן<text:span text:style-name="T1"> </text:span><text:span text:style-name="T64">[זבחים</text:span><text:span text:style-name="T68"> </text:span><text:span text:style-name="T64">פ"יג</text:span><text:span text:style-name="T68"> </text:span><text:span text:style-name="T64">מ"ו]</text:span>: '<text:span text:style-name="T105">אמר</text:span><text:span text:style-name="T106"> </text:span><text:span text:style-name="T105">רבי</text:span><text:span text:style-name="T106"> </text:span><text:span text:style-name="T105">אל[י]עזר*: המנסך</text:span><text:span text:style-name="T106"> </text:span><text:span text:style-name="T105">מי</text:span><text:span text:style-name="T106"> </text:span><text:span text:style-name="T105">חג</text:span><text:span text:style-name="T106"> </text:span><text:span text:style-name="T105">בחג</text:span><text:span text:style-name="T106"> </text:span><text:span text:style-name="T105">בחוץ</text:span><text:span text:style-name="T106"> – </text:span><text:span text:style-name="T105">חייב</text:span>' <text:span text:style-name="T27">(</text:span><text:span text:style-name="T63">משום</text:span><text:span text:style-name="T67"> </text:span><text:span text:style-name="T63">'מעלה</text:span><text:span text:style-name="T67"> </text:span><text:span text:style-name="T63">בחוץ': דכל</text:span><text:span text:style-name="T67"> </text:span><text:span text:style-name="T63">דבר</text:span><text:span text:style-name="T67"> </text:span><text:span text:style-name="T63">שהוא</text:span><text:span text:style-name="T67"> </text:span><text:span text:style-name="T63">מתקבל</text:span><text:span text:style-name="T67"> </text:span><text:span text:style-name="T63">בפנים</text:span><text:span text:style-name="T67"> </text:span><text:span text:style-name="T63">- חייבין</text:span><text:span text:style-name="T67"> </text:span><text:span text:style-name="T63">עליו</text:span><text:span text:style-name="T67"> </text:span><text:span text:style-name="T63">משום</text:span><text:span text:style-name="T67"> </text:span><text:span text:style-name="T63">שחוטי</text:span><text:span text:style-name="T67"> </text:span><text:span text:style-name="T63">חוץ, כדאמרינן</text:span><text:span text:style-name="T67"> </text:span><text:span text:style-name="T63">במסכת</text:span><text:span text:style-name="T67"> </text:span><text:span text:style-name="T63">זבחים</text:span><text:span text:style-name="T27">)</text:span>, ואמר<text:span text:style-name="T1"> </text:span>רבי<text:span text:style-name="T1"> </text:span>יוחנן<text:span text:style-name="T1"> </text:span>משום<text:span text:style-name="T1"> </text:span>מנחם<text:span text:style-name="T1"> </text:span>יודאפה<text:span text:style-name="T1"> </text:span><text:span text:style-name="T27">(</text:span><text:span text:style-name="T63">התם</text:span><text:span text:style-name="T67"> </text:span><text:span text:style-name="T63">בפרק</text:span><text:span text:style-name="T67"> </text:span><text:span text:style-name="T63">'השוחט</text:span><text:span text:style-name="T67"> </text:span><text:span text:style-name="T63">והמעלה</text:span><text:span text:style-name="T67"> </text:span><text:span text:style-name="T63">בחוץ'</text:span><text:span text:style-name="T27">)</text:span>: רבי<text:span text:style-name="T1"> </text:span>אל[י]עזר* בשיטת<text:span text:style-name="T1"> </text:span>רבי<text:span text:style-name="T1"> </text:span>עקיבא<text:span text:style-name="T1"> </text:span>אמר, דדריש<text:span text:style-name="T1"> </text:span>'<text:span text:style-name="T32">נסכיהם</text:span><text:span text:style-name="T1"> </text:span><text:span text:style-name="T41">[בפרשת</text:span><text:span text:style-name="T46"> </text:span><text:span text:style-name="T41">הקרבנות</text:span><text:span text:style-name="T46"> </text:span><text:span text:style-name="T41">בפרשת</text:span><text:span text:style-name="T46"> </text:span><text:span text:style-name="T41">פנחס</text:span><text:span text:style-name="T46"> </text:span><text:span text:style-name="T41">כתיב</text:span><text:span text:style-name="T46"> </text:span><text:span text:style-name="T41">פעמים</text:span><text:span text:style-name="T46"> </text:span><text:span text:style-name="T41">רבות, וכתיב</text:span><text:span text:style-name="T46"> </text:span><text:span text:style-name="T41">בכל</text:span><text:span text:style-name="T46"> </text:span><text:span text:style-name="T41">יום</text:span><text:span text:style-name="T46"> </text:span><text:span text:style-name="T41">מימי</text:span><text:span text:style-name="T46"> </text:span><text:span text:style-name="T41">חג</text:span><text:span text:style-name="T46"> </text:span><text:span text:style-name="T41">הסוכות]</text:span>: אחד<text:span text:style-name="T1"> </text:span>ניסוך<text:span text:style-name="T1"> </text:span>המים<text:span text:style-name="T1"> </text:span>ואחד<text:span text:style-name="T1"> </text:span>ניסוך<text:span text:style-name="T1"> </text:span>היין' <text:span text:style-name="T27">(</text:span><text:span text:style-name="T63">וכיון</text:span><text:span text:style-name="T67"> </text:span><text:span text:style-name="T63">דניסוך</text:span><text:span text:style-name="T67"> </text:span><text:span text:style-name="T63">המים</text:span><text:span text:style-name="T67"> </text:span><text:span text:style-name="T63">נפקא</text:span><text:span text:style-name="T67"> </text:span><text:span text:style-name="T63">ליה</text:span><text:span text:style-name="T67"> </text:span><text:span text:style-name="T63">מדאורייתא</text:span><text:span text:style-name="T67"> </text:span><text:span text:style-name="T63">- משום</text:span><text:span text:style-name="T67"> </text:span><text:span text:style-name="T63">הכי</text:span><text:span text:style-name="T67"> </text:span><text:span text:style-name="T63">קאמר</text:span><text:span text:style-name="T67"> </text:span><text:span text:style-name="T63">דחייב</text:span><text:span text:style-name="T67"> </text:span><text:span text:style-name="T63">עליו</text:span><text:span text:style-name="T67"> </text:span><text:span text:style-name="T63">משום</text:span><text:span text:style-name="T67"> </text:span><text:span text:style-name="T63">מעלה</text:span><text:span text:style-name="T67"> </text:span><text:span text:style-name="T63">בחוץ</text:span><text:span text:style-name="T27">)</text:span>, ואמר<text:span text:style-name="T1"> </text:span>ריש<text:span text:style-name="T1"> </text:span>לקיש<text:span text:style-name="T1"> </text:span><text:span text:style-name="T27">(</text:span><text:span text:style-name="T63">לרבי</text:span><text:span text:style-name="T67"> </text:span><text:span text:style-name="T63">יוחנן</text:span><text:span text:style-name="T27">)</text:span>: '<text:span text:style-name="T27">(</text:span><text:span text:style-name="T63">כיון</text:span><text:span text:style-name="T67"> </text:span><text:span text:style-name="T63">דאמרת</text:span><text:span text:style-name="T67"> </text:span><text:span text:style-name="T63">דרבי</text:span><text:span text:style-name="T67"> </text:span><text:span text:style-name="T63">אלעזר</text:span><text:span text:style-name="T67"> </text:span><text:span text:style-name="T63">בשיטת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אמרה, דדריש</text:span><text:span text:style-name="T67"> </text:span><text:span text:style-name="T72">נסכיהם</text:span><text:span text:style-name="T63">, ואמרת</text:span><text:span text:style-name="T67"> </text:span><text:span text:style-name="T63">דניסוך</text:span><text:span text:style-name="T67"> </text:span><text:span text:style-name="T63">המים</text:span><text:span text:style-name="T67"> </text:span><text:span text:style-name="T63">הוי</text:span><text:span text:style-name="T67"> </text:span><text:span text:style-name="T63">דאורייתא</text:span><text:span text:style-name="T67"> </text:span><text:span text:style-name="T63">כמו</text:span><text:span text:style-name="T67"> </text:span><text:span text:style-name="T63">ניסוך</text:span><text:span text:style-name="T67"> </text:span><text:span text:style-name="T63">היין, אם</text:span><text:span text:style-name="T67"> </text:span><text:span text:style-name="T63">כן</text:span><text:span text:style-name="T67"> </text:span><text:span text:style-name="T63">נימא</text:span><text:span text:style-name="T67"> </text:span><text:span text:style-name="T63">הכי:</text:span><text:span text:style-name="T27">)</text:span> אי<text:span text:style-name="T1"> </text:span>מה<text:span text:style-name="T1"> </text:span>יין<text:span text:style-name="T1"> </text:span>שלש<text:span text:style-name="T1"> </text:span>לוגין<text:span text:style-name="T1"> </text:span>- אף<text:span text:style-name="T1"> </text:span>מים<text:span text:style-name="T1"> </text:span>שלש<text:span text:style-name="T1"> </text:span>לוגין', <text:span text:style-name="T27">(</text:span><text:span text:style-name="T63">ומדקאמר</text:span><text:span text:style-name="T67"> </text:span><text:span text:style-name="T63">ליה</text:span><text:span text:style-name="T67"> </text:span><text:span text:style-name="T63">ריש</text:span><text:span text:style-name="T67"> </text:span><text:span text:style-name="T63">לקיש</text:span><text:span text:style-name="T67"> </text:span><text:span text:style-name="T63">הכי</text:span><text:span text:style-name="T67"> </text:span><text:span text:style-name="T63">-</text:span><text:span text:style-name="T27">)</text:span> מכלל<text:span text:style-name="T1"> </text:span>דסבר<text:span text:style-name="T1"> </text:span>ריש<text:span text:style-name="T1"> </text:span>לקיש<text:span text:style-name="T1"> </text:span>אין<text:span text:style-name="T1"> </text:span>שיעור<text:span text:style-name="T1"> </text:span>למים<text:span text:style-name="T1"> </text:span><text:span text:style-name="T27">(</text:span><text:span text:style-name="T63">לניסוך</text:span><text:span text:style-name="T27">)</text:span>?!</text:p>
      <text:p text:style-name="P1">לטעמא<text:span text:style-name="T1"> </text:span>דמנחם<text:span text:style-name="T1"> </text:span>יודאפה<text:span text:style-name="T1"> </text:span>קאמר<text:span text:style-name="T1"> </text:span><text:span text:style-name="T27">(</text:span><text:span text:style-name="T63">וקאמר</text:span><text:span text:style-name="T67"> </text:span><text:span text:style-name="T63">ליה</text:span><text:span text:style-name="T67"> </text:span><text:span text:style-name="T63">ריש</text:span><text:span text:style-name="T67"> </text:span><text:span text:style-name="T63">לקיש</text:span><text:span text:style-name="T67"> </text:span><text:span text:style-name="T63">לטעמיה</text:span><text:span text:style-name="T67"> </text:span><text:span text:style-name="T63">דרבי</text:span><text:span text:style-name="T67"> </text:span><text:span text:style-name="T63">מנחם, דאמר</text:span><text:span text:style-name="T67"> </text:span><text:span text:style-name="T63">'אין</text:span><text:span text:style-name="T67"> </text:span><text:span text:style-name="T63">שיעור</text:span><text:span text:style-name="T67"> </text:span><text:span text:style-name="T63">למים', וקדריש</text:span><text:span text:style-name="T67"> </text:span><text:span text:style-name="T63">'</text:span><text:span text:style-name="T72">נסכיהם':</text:span><text:span text:style-name="T63"> אי</text:span><text:span text:style-name="T67"> </text:span><text:span text:style-name="T63">מה</text:span><text:span text:style-name="T67"> </text:span><text:span text:style-name="T63">יין</text:span><text:span text:style-name="T67"> </text:span><text:span text:style-name="T63">שלשה</text:span><text:span text:style-name="T67"> </text:span><text:span text:style-name="T63">לוגין</text:span><text:span text:style-name="T67"> </text:span><text:span text:style-name="T63">אף</text:span><text:span text:style-name="T67"> </text:span><text:span text:style-name="T63">מים</text:span><text:span text:style-name="T67"> </text:span><text:span text:style-name="T63">שלשה</text:span><text:span text:style-name="T67"> </text:span><text:span text:style-name="T63">לוגין; והא</text:span><text:span text:style-name="T67"> </text:span><text:span text:style-name="T63">שמעינן</text:span><text:span text:style-name="T67"> </text:span><text:span text:style-name="T63">ליה</text:span><text:span text:style-name="T67"> </text:span><text:span text:style-name="T63">לרבי</text:span><text:span text:style-name="T67"> </text:span><text:span text:style-name="T63">יוחנן</text:span><text:span text:style-name="T67"> </text:span><text:span text:style-name="T63">דאמר</text:span><text:span text:style-name="T67"> </text:span><text:span text:style-name="T63">משום</text:span><text:span text:style-name="T67"> </text:span><text:span text:style-name="T63">מנחם</text:span><text:span text:style-name="T67"> </text:span><text:span text:style-name="T63">יודפאה</text:span><text:span text:style-name="T67"> </text:span><text:span text:style-name="T63">'מועלין</text:span><text:span text:style-name="T67"> </text:span><text:span text:style-name="T63">בכולן', דמשמע</text:span><text:span text:style-name="T67"> </text:span><text:span text:style-name="T63">דאין</text:span><text:span text:style-name="T67"> </text:span><text:span text:style-name="T63">שיעור</text:span><text:span text:style-name="T67"> </text:span><text:span text:style-name="T63">למים; אבל</text:span><text:span text:style-name="T67"> </text:span><text:span text:style-name="T63">ריש</text:span><text:span text:style-name="T67"> </text:span><text:span text:style-name="T63">לקיש</text:span><text:span text:style-name="T67"> </text:span><text:span text:style-name="T63">לעולם</text:span><text:span text:style-name="T67"> </text:span><text:span text:style-name="T63">סבירא</text:span><text:span text:style-name="T67"> </text:span><text:span text:style-name="T63">ליה</text:span><text:span text:style-name="T67"> </text:span><text:span text:style-name="T63">דיש</text:span><text:span text:style-name="T67"> </text:span><text:span text:style-name="T63">שיעור</text:span><text:span text:style-name="T67"> </text:span><text:span text:style-name="T63">למים, כדאמרינן</text:span><text:span text:style-name="T67"> </text:span><text:span text:style-name="T63">לעיל</text:span><text:span text:style-name="T27">)</text:span>.</text:p>
      <text:p text:style-name="P1">*<text:span text:style-name="T41">[## נראה</text:span><text:span text:style-name="T46"> </text:span><text:span text:style-name="T41">לי</text:span><text:span text:style-name="T46"> </text:span><text:span text:style-name="T41">שהגירסה</text:span><text:span text:style-name="T46"> </text:span><text:span text:style-name="T41">הנכונה</text:span><text:span text:style-name="T46"> </text:span><text:span text:style-name="T41">כאן</text:span><text:span text:style-name="T46"> </text:span><text:span text:style-name="T41">היא</text:span><text:span text:style-name="T46"> </text:span><text:span text:style-name="T41">רבי</text:span><text:span text:style-name="T46"> </text:span><text:span text:style-name="T41">אלעזר, וכן</text:span><text:span text:style-name="T46"> </text:span><text:span text:style-name="T41">הוא</text:span><text:span text:style-name="T46"> </text:span><text:span text:style-name="T41">במשניות</text:span><text:span text:style-name="T46"> </text:span><text:span text:style-name="T41">בזבחים; ועוד: רבי</text:span><text:span text:style-name="T46"> </text:span><text:span text:style-name="T41">אלעזר</text:span><text:span text:style-name="T46"> </text:span><text:span text:style-name="T41">בן</text:span><text:span text:style-name="T46"> </text:span><text:span text:style-name="T41">שמוע</text:span><text:span text:style-name="T46"> </text:span><text:span text:style-name="T41">היה</text:span><text:span text:style-name="T46"> </text:span><text:span text:style-name="T41">תלמידו</text:span><text:span text:style-name="T46"> </text:span><text:span text:style-name="T41">של</text:span><text:span text:style-name="T46"> </text:span><text:span text:style-name="T41">רבי</text:span><text:span text:style-name="T46"> </text:span><text:span text:style-name="T41">עקיבא, ולכן</text:span><text:span text:style-name="T46"> </text:span><text:span text:style-name="T41">נראה</text:span><text:span text:style-name="T46"> </text:span><text:span text:style-name="T41">לומר</text:span><text:span text:style-name="T46"> </text:span><text:span text:style-name="T41">שרבי</text:span><text:span text:style-name="T46"> </text:span><text:span text:style-name="T41">אלעזר</text:span><text:span text:style-name="T46"> </text:span><text:span text:style-name="T41">אמר</text:span><text:span text:style-name="T46"> </text:span><text:span text:style-name="T41">בשיטת</text:span><text:span text:style-name="T46"> </text:span><text:span text:style-name="T41">רבי</text:span><text:span text:style-name="T46"> </text:span><text:span text:style-name="T41">עקיבא; אך</text:span><text:span text:style-name="T46"> </text:span><text:span text:style-name="T41">אם</text:span><text:span text:style-name="T46"> </text:span><text:span text:style-name="T41">נגרוס</text:span><text:span text:style-name="T46"> </text:span><text:span text:style-name="T41">'רבי</text:span><text:span text:style-name="T46"> </text:span><text:span text:style-name="T41">אליעזר', האם</text:span><text:span text:style-name="T46"> </text:span><text:span text:style-name="T41">נראה</text:span><text:span text:style-name="T46"> </text:span><text:span text:style-name="T41">לומר</text:span><text:span text:style-name="T46"> </text:span><text:span text:style-name="T41">שרבי</text:span><text:span text:style-name="T46"> </text:span><text:span text:style-name="T41">אליעזר</text:span><text:span text:style-name="T46"> </text:span><text:span text:style-name="T41">אמר</text:span><text:span text:style-name="T46"> </text:span><text:span text:style-name="T41">בשיטת</text:span><text:span text:style-name="T46"> </text:span><text:span text:style-name="T41">תלמידו?]</text:span></text:p>
      <text:p text:style-name="P1"/>
      <text:p text:style-name="P1">משנה:</text:p>
      <text:p text:style-name="P1">הקן<text:span text:style-name="T1"> </text:span>שבראש<text:span text:style-name="T1"> </text:span>האילן<text:span text:style-name="T1"> </text:span>של<text:span text:style-name="T1"> </text:span>הקדש<text:span text:style-name="T1"> </text:span><text:span text:style-name="T27">(</text:span><text:span text:style-name="T63">בגמרא</text:span><text:span text:style-name="T67"> </text:span><text:span text:style-name="T63">מפרש</text:span><text:span text:style-name="T67"> </text:span><text:span text:style-name="T63">מאיזה</text:span><text:span text:style-name="T67"> </text:span><text:span text:style-name="T63">עצים</text:span><text:span text:style-name="T67"> </text:span><text:span text:style-name="T63">הוא</text:span><text:span text:style-name="T67"> </text:span><text:span text:style-name="T63">עשוי</text:span><text:span text:style-name="T27">)</text:span> לא<text:span text:style-name="T1"> </text:span>נהנין<text:span text:style-name="T1"> </text:span>ולא<text:span text:style-name="T1"> </text:span>מועלין;</text:p>
      <text:p text:style-name="P1">שבאשירה<text:span text:style-name="T1"> </text:span>- יתיז<text:span text:style-name="T1"> </text:span>בקנה<text:span text:style-name="T1"> </text:span><text:span text:style-name="T27">(</text:span><text:span text:style-name="T63">שאם</text:span><text:span text:style-name="T67"> </text:span><text:span text:style-name="T63">אינו</text:span><text:span text:style-name="T67"> </text:span><text:span text:style-name="T63">יכול</text:span><text:span text:style-name="T67"> </text:span><text:span text:style-name="T63">להגיע</text:span><text:span text:style-name="T67"> </text:span><text:span text:style-name="T63">בידו</text:span><text:span text:style-name="T67"> </text:span><text:span text:style-name="T63">לקן</text:span><text:span text:style-name="T67"> </text:span><text:span text:style-name="T63">- יפיל</text:span><text:span text:style-name="T67"> </text:span><text:span text:style-name="T63">בקנה</text:span><text:span text:style-name="T67"> </text:span><text:span text:style-name="T63">הקן</text:span><text:span text:style-name="T67"> </text:span><text:span text:style-name="T63">לארץ, אבל</text:span><text:span text:style-name="T67"> </text:span><text:span text:style-name="T63">לא</text:span><text:span text:style-name="T67"> </text:span><text:span text:style-name="T63">יעלה</text:span><text:span text:style-name="T67"> </text:span><text:span text:style-name="T63">לאילן</text:span><text:span text:style-name="T67"> </text:span><text:span text:style-name="T63">ויקחנו: שלא</text:span><text:span text:style-name="T67"> </text:span><text:span text:style-name="T63">יהנה</text:span><text:span text:style-name="T67"> </text:span><text:span text:style-name="T63">מן</text:span><text:span text:style-name="T67"> </text:span><text:span text:style-name="T63">האילן</text:span><text:span text:style-name="T67"> </text:span><text:span text:style-name="T63">בעלייתו</text:span><text:span text:style-name="T67"> </text:span><text:span text:style-name="T63">כשעולה</text:span><text:span text:style-name="T67"> </text:span><text:span text:style-name="T63">עליו; ובגמרא</text:span><text:span text:style-name="T67"> </text:span><text:span text:style-name="T63">מפרש</text:span><text:span text:style-name="T67"> </text:span><text:span text:style-name="T63">מאי</text:span><text:span text:style-name="T67"> </text:span><text:span text:style-name="T63">'יתיז'.</text:span><text:span text:style-name="T27">)</text:span> </text:p>
      <text:p text:style-name="P1">המקדיש<text:span text:style-name="T1"> </text:span>את<text:span text:style-name="T1"> </text:span>החורש<text:span text:style-name="T1"> </text:span>- מועלין<text:span text:style-name="T1"> </text:span>בכולו<text:span text:style-name="T1"> </text:span><text:span text:style-name="T27">(</text:span><text:span text:style-name="T63">בעצים</text:span><text:span text:style-name="T67"> </text:span><text:span text:style-name="T63">בענפים</text:span><text:span text:style-name="T67"> </text:span><text:span text:style-name="T63">ובנבייה</text:span><text:span text:style-name="T27">)</text:span>.</text:p>
      <text:p text:style-name="P1"/>
      <text:p text:style-name="P1">(מעילה<text:span text:style-name="T1"> </text:span>יד,א)</text:p>
      <text:p text:style-name="P1">גמרא:</text:p>
      <text:p text:style-name="P1">איתמר: עבודת<text:span text:style-name="T1"> </text:span>כוכבים<text:span text:style-name="T1"> </text:span>שנשתברה<text:span text:style-name="T1"> </text:span>מאליה: רבי<text:span text:style-name="T1"> </text:span>יוחנן<text:span text:style-name="T1"> </text:span>אמר: אסורה, וריש<text:span text:style-name="T1"> </text:span>לקיש<text:span text:style-name="T1"> </text:span>אמר<text:span text:style-name="T1"> </text:span>מותרת:</text:p>
      <text:p text:style-name="P1">רבי<text:span text:style-name="T1"> </text:span>יוחנן<text:span text:style-name="T1"> </text:span>אמר<text:span text:style-name="T1"> </text:span>אסורה<text:span text:style-name="T1"> </text:span>- דלא<text:span text:style-name="T1"> </text:span>בטלה<text:span text:style-name="T1"> </text:span>עובד<text:span text:style-name="T1"> </text:span>כוכבים<text:span text:style-name="T1"> </text:span><text:span text:style-name="T27">(</text:span><text:span text:style-name="T63">שהרי</text:span><text:span text:style-name="T67"> </text:span><text:span text:style-name="T63">לא</text:span><text:span text:style-name="T67"> </text:span><text:span text:style-name="T63">ביטלה</text:span><text:span text:style-name="T67"> </text:span><text:span text:style-name="T63">עובד</text:span><text:span text:style-name="T67"> </text:span><text:span text:style-name="T63">כוכבים</text:span><text:span text:style-name="T67"> </text:span><text:span text:style-name="T63">בפירוש</text:span><text:span text:style-name="T27">)</text:span>; וריש<text:span text:style-name="T1"> </text:span>לקיש<text:span text:style-name="T1"> </text:span>אמר<text:span text:style-name="T1"> </text:span>מותרת: <text:span text:style-name="T27">(</text:span><text:span text:style-name="T63">דביטלה</text:span><text:span text:style-name="T67"> </text:span><text:span text:style-name="T63">העובד</text:span><text:span text:style-name="T67"> </text:span><text:span text:style-name="T63">כוכבים</text:span><text:span text:style-name="T67"> </text:span><text:span text:style-name="T63">בלבו:</text:span><text:span text:style-name="T27">)</text:span> מימר<text:span text:style-name="T1"> </text:span>אמר: "היא<text:span text:style-name="T1"> </text:span>גופה<text:span text:style-name="T1"> </text:span>לא<text:span text:style-name="T1"> </text:span>מצלה<text:span text:style-name="T1"> </text:span><text:span text:style-name="T27">(</text:span><text:span text:style-name="T63">שלא</text:span><text:span text:style-name="T67"> </text:span><text:span text:style-name="T63">הצילה</text:span><text:span text:style-name="T67"> </text:span><text:span text:style-name="T63">עצמה</text:span><text:span text:style-name="T67"> </text:span><text:span text:style-name="T63">שלא</text:span><text:span text:style-name="T67"> </text:span><text:span text:style-name="T63">תישבר</text:span><text:span text:style-name="T27">)</text:span>, לדידי<text:span text:style-name="T1"> </text:span>מצלה<text:span text:style-name="T1"> </text:span>לי?"!</text:p>
      <text:p text:style-name="P1">איתיביה<text:span text:style-name="T1"> </text:span>ריש<text:span text:style-name="T1"> </text:span>לקיש<text:span text:style-name="T1"> </text:span>לרבי<text:span text:style-name="T1"> </text:span>יוחנן: '<text:span text:style-name="T105">הקן</text:span><text:span text:style-name="T106"> </text:span><text:span text:style-name="T105">שבראש</text:span><text:span text:style-name="T106"> </text:span><text:span text:style-name="T105">האילן</text:span><text:span text:style-name="T106"> </text:span><text:span text:style-name="T105">של</text:span><text:span text:style-name="T106"> </text:span><text:span text:style-name="T105">הקדש</text:span><text:span text:style-name="T106"> </text:span><text:span text:style-name="T105">- אין</text:span><text:span text:style-name="T106"> </text:span><text:span text:style-name="T105">נהנין</text:span><text:span text:style-name="T106"> </text:span><text:span text:style-name="T105">ואין</text:span><text:span text:style-name="T106"> </text:span><text:span text:style-name="T105">מועלין; שבאשירה</text:span><text:span text:style-name="T106"> </text:span><text:span text:style-name="T105">- יתיז</text:span><text:span text:style-name="T106"> </text:span><text:span text:style-name="T105">בקנה</text:span>' מאי? לאו<text:span text:style-name="T1"> </text:span>דאיתבר<text:span text:style-name="T1"> </text:span>מגופה<text:span text:style-name="T1"> </text:span><text:span text:style-name="T27">(</text:span><text:span text:style-name="T63">מגופיה</text:span><text:span text:style-name="T67"> </text:span><text:span text:style-name="T63">של</text:span><text:span text:style-name="T67"> </text:span><text:span text:style-name="T63">אילן: שיבר</text:span><text:span text:style-name="T67"> </text:span><text:span text:style-name="T63">מן</text:span><text:span text:style-name="T67"> </text:span><text:span text:style-name="T63">הענפים</text:span><text:span text:style-name="T67"> </text:span><text:span text:style-name="T63">של</text:span><text:span text:style-name="T67"> </text:span><text:span text:style-name="T63">אילן</text:span><text:span text:style-name="T67"> </text:span><text:span text:style-name="T63">ועשה</text:span><text:span text:style-name="T67"> </text:span><text:span text:style-name="T63">הקן, דהיינו</text:span><text:span text:style-name="T67"> </text:span><text:span text:style-name="T63">עבודת</text:span><text:span text:style-name="T67"> </text:span><text:span text:style-name="T63">כוכבים</text:span><text:span text:style-name="T67"> </text:span><text:span text:style-name="T63">שנשתברה</text:span><text:span text:style-name="T67"> </text:span><text:span text:style-name="T63">מאליה: דלא</text:span><text:span text:style-name="T67"> </text:span><text:span text:style-name="T63">ביטלה</text:span><text:span text:style-name="T67"> </text:span><text:span text:style-name="T63">העובד</text:span><text:span text:style-name="T67"> </text:span><text:span text:style-name="T63">כוכבים</text:span><text:span text:style-name="T27">)</text:span>, וקתני<text:span text:style-name="T1"> </text:span>'<text:span text:style-name="T105">יתיז</text:span><text:span text:style-name="T106"> </text:span><text:span text:style-name="T105">בקנה</text:span>' <text:span text:style-name="T27">(</text:span><text:span text:style-name="T63">משמע</text:span><text:span text:style-name="T67"> </text:span><text:span text:style-name="T63">דמותר</text:span><text:span text:style-name="T67"> </text:span><text:span text:style-name="T63">בהנאה</text:span><text:span text:style-name="T27">)</text:span>?</text:p>
      <text:p text:style-name="P1">לא, דאייתי<text:span text:style-name="T1"> </text:span><text:span text:style-name="T27">(</text:span><text:span text:style-name="T63">העוף</text:span><text:span text:style-name="T27">)</text:span> עצים<text:span text:style-name="T1"> </text:span>מעלמא<text:span text:style-name="T1"> </text:span><text:span text:style-name="T27">(</text:span><text:span text:style-name="T63">ועשה</text:span><text:span text:style-name="T67"> </text:span><text:span text:style-name="T63">קן</text:span><text:span text:style-name="T27">)</text:span>. [<text:span text:style-name="T63">גירסת</text:span><text:span text:style-name="T67"> </text:span><text:span text:style-name="T63">רש"י, הדומה</text:span><text:span text:style-name="T67"> </text:span><text:span text:style-name="T63">לסוגיא</text:span><text:span text:style-name="T67"> </text:span><text:span text:style-name="T63">המקבילה</text:span><text:span text:style-name="T67"> </text:span><text:span text:style-name="T63">במסכת</text:span><text:span text:style-name="T67"> </text:span><text:span text:style-name="T63">עבודה</text:span><text:span text:style-name="T67"> </text:span><text:span text:style-name="T63">זרה</text:span><text:span text:style-name="T67"> </text:span><text:span text:style-name="T63">מב,ב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השטמ"ק</text:span><text:span text:style-name="T67"> </text:span><text:span text:style-name="T63">אות</text:span><text:span text:style-name="T67"> </text:span><text:span text:style-name="T63">א:, וכן</text:span><text:span text:style-name="T67"> </text:span><text:span text:style-name="T63">הב"ח]</text:span><text:span text:style-name="T60"> דיקא</text:span><text:span text:style-name="T66"> </text:span><text:span text:style-name="T60">נמי</text:span><text:span text:style-name="T66"> </text:span><text:span text:style-name="T60">דקתני</text:span><text:span text:style-name="T66"> </text:span><text:span text:style-name="T60">גבי</text:span><text:span text:style-name="T66"> </text:span><text:span text:style-name="T60">הקדש</text:span><text:span text:style-name="T66"> </text:span><text:span text:style-name="T60">'לא</text:span><text:span text:style-name="T66"> </text:span><text:span text:style-name="T60">נהנין</text:span><text:span text:style-name="T66"> </text:span><text:span text:style-name="T60">ולא</text:span><text:span text:style-name="T66"> </text:span><text:span text:style-name="T60">מועלין': אי</text:span><text:span text:style-name="T66"> </text:span><text:span text:style-name="T60">אמרת</text:span><text:span text:style-name="T66"> </text:span><text:span text:style-name="T60">בשלמא</text:span><text:span text:style-name="T66"> </text:span><text:span text:style-name="T60">דאייתי</text:span><text:span text:style-name="T66"> </text:span><text:span text:style-name="T60">מעלמא</text:span><text:span text:style-name="T66"> </text:span><text:span text:style-name="T60">וקינתה</text:span><text:span text:style-name="T66"> </text:span><text:span text:style-name="T60">בהן</text:span><text:span text:style-name="T66"> </text:span><text:span text:style-name="T60">- היינו</text:span><text:span text:style-name="T66"> </text:span><text:span text:style-name="T60">דקתני</text:span><text:span text:style-name="T66"> </text:span><text:span text:style-name="T60">'</text:span><text:span text:style-name="T87">לא</text:span><text:span text:style-name="T86"> </text:span><text:span text:style-name="T87">מועלין</text:span><text:span text:style-name="T86"> </text:span><text:span text:style-name="T87">ולא</text:span><text:span text:style-name="T86"> </text:span><text:span text:style-name="T87">נהנין</text:span><text:span text:style-name="T60">': לא</text:span><text:span text:style-name="T66"> </text:span><text:span text:style-name="T60">נהנין</text:span><text:span text:style-name="T66"> </text:span><text:span text:style-name="T60">מדרבנן</text:span><text:span text:style-name="T66"> </text:span><text:span text:style-name="T61">(</text:span><text:span text:style-name="T63">הואיל</text:span><text:span text:style-name="T67"> </text:span><text:span text:style-name="T63">ועל</text:span><text:span text:style-name="T67"> </text:span><text:span text:style-name="T63">אילן</text:span><text:span text:style-name="T67"> </text:span><text:span text:style-name="T63">של</text:span><text:span text:style-name="T67"> </text:span><text:span text:style-name="T63">הקדש</text:span><text:span text:style-name="T67"> </text:span><text:span text:style-name="T63">קאי</text:span><text:span text:style-name="T61">)</text:span><text:span text:style-name="T60"> ולא</text:span><text:span text:style-name="T66"> </text:span><text:span text:style-name="T60">מועלין</text:span><text:span text:style-name="T66"> </text:span><text:span text:style-name="T60">דאורייתא, דהא</text:span><text:span text:style-name="T66"> </text:span><text:span text:style-name="T60">לא</text:span><text:span text:style-name="T66"> </text:span><text:span text:style-name="T60">קדשי</text:span><text:span text:style-name="T66"> </text:span><text:span text:style-name="T61">(</text:span><text:span text:style-name="T63">הואיל</text:span><text:span text:style-name="T67"> </text:span><text:span text:style-name="T63">דאייתי</text:span><text:span text:style-name="T67"> </text:span><text:span text:style-name="T63">מעלמא</text:span><text:span text:style-name="T61">)</text:span><text:span text:style-name="T60">; </text:span><text:span text:style-name="T63"><text:s/></text:span><text:span text:style-name="T60">אלא</text:span><text:span text:style-name="T66"> </text:span><text:span text:style-name="T60">אי</text:span><text:span text:style-name="T66"> </text:span><text:span text:style-name="T60">אמרת</text:span><text:span text:style-name="T66"> </text:span><text:span text:style-name="T60">דאיתבר</text:span><text:span text:style-name="T66"> </text:span><text:span text:style-name="T60">מגופה, אמאי</text:span><text:span text:style-name="T66"> </text:span><text:span text:style-name="T60">אין</text:span><text:span text:style-name="T66"> </text:span><text:span text:style-name="T60">מועלין? </text:span></text:p>
      <text:p text:style-name="P1"><text:span text:style-name="T60">מאי</text:span><text:span text:style-name="T66"> </text:span><text:span text:style-name="T60">איריא</text:span><text:span text:style-name="T66"> </text:span><text:span text:style-name="T61">(</text:span><text:span text:style-name="T63">לעולם</text:span><text:span text:style-name="T67"> </text:span><text:span text:style-name="T63">אימא</text:span><text:span text:style-name="T67"> </text:span><text:span text:style-name="T63">לך</text:span><text:span text:style-name="T67"> </text:span><text:span text:style-name="T63">דאיתבר</text:span><text:span text:style-name="T67"> </text:span><text:span text:style-name="T63">מגופיה, ואמאי</text:span><text:span text:style-name="T67"> </text:span><text:span text:style-name="T63">לא</text:span><text:span text:style-name="T67"> </text:span><text:span text:style-name="T63">מועלין</text:span><text:span text:style-name="T67"> </text:span><text:span text:style-name="T63">הכא</text:span><text:span text:style-name="T67"> </text:span><text:span text:style-name="T63">גבי</text:span><text:span text:style-name="T67"> </text:span><text:span text:style-name="T63">הקדש</text:span><text:span text:style-name="T61">)</text:span><text:span text:style-name="T60">? - הכא</text:span><text:span text:style-name="T66"> </text:span><text:span text:style-name="T60">בגידולין</text:span><text:span text:style-name="T66"> </text:span><text:span text:style-name="T60">הבאין</text:span><text:span text:style-name="T66"> </text:span><text:span text:style-name="T60">לאחר</text:span><text:span text:style-name="T66"> </text:span><text:span text:style-name="T60">מכאן</text:span><text:span text:style-name="T66"> </text:span><text:span text:style-name="T61">(</text:span><text:span text:style-name="T63">לאחר</text:span><text:span text:style-name="T67"> </text:span><text:span text:style-name="T63">שהוקדש</text:span><text:span text:style-name="T27">)</text:span><text:span text:style-name="T60"> עסקינן, וקסבר</text:span><text:span text:style-name="T66"> </text:span><text:span text:style-name="T60">אין</text:span><text:span text:style-name="T66"> </text:span><text:span text:style-name="T60">מועלין</text:span><text:span text:style-name="T66"> </text:span><text:span text:style-name="T60">בגידולין</text:span><text:span text:style-name="T66"> </text:span><text:span text:style-name="T27">(</text:span><text:span text:style-name="T63">וליכא</text:span><text:span text:style-name="T67"> </text:span><text:span text:style-name="T63">למידק</text:span><text:span text:style-name="T67"> </text:span><text:span text:style-name="T63">מהכא</text:span><text:span text:style-name="T67"> </text:span><text:span text:style-name="T63">לעבודת</text:span><text:span text:style-name="T67"> </text:span><text:span text:style-name="T63">כוכבים</text:span><text:span text:style-name="T67"> </text:span><text:span text:style-name="T63">שנשתברה</text:span><text:span text:style-name="T67"> </text:span><text:span text:style-name="T63">מאליה, ולא</text:span><text:span text:style-name="T67"> </text:span><text:span text:style-name="T63">קשיא</text:span><text:span text:style-name="T67"> </text:span><text:span text:style-name="T63">לרבי</text:span><text:span text:style-name="T67"> </text:span><text:span text:style-name="T63">יוחנן</text:span><text:span text:style-name="T27">)</text:span><text:span text:style-name="T60">.</text:span><text:span text:style-name="T63"> </text:span></text:p>
      <text:p text:style-name="P2"><text:soft-page-break/>[<text:span text:style-name="T62">רש"י</text:span><text:span text:style-name="T66"> </text:span><text:span text:style-name="T62">לא</text:span><text:span text:style-name="T66"> </text:span><text:span text:style-name="T62">גורס:</text:span> אי<text:span text:style-name="T1"> </text:span>הכי<text:span text:style-name="T1"> </text:span>- אמאי<text:span text:style-name="T1"> </text:span>של<text:span text:style-name="T1"> </text:span>הקדש<text:span text:style-name="T1"> </text:span>אין<text:span text:style-name="T1"> </text:span>נהנין<text:span text:style-name="T1"> </text:span>ואין<text:span text:style-name="T1"> </text:span>מועלין? אלא<text:span text:style-name="T1"> </text:span>בגידולין<text:span text:style-name="T1"> </text:span>הבאין<text:span text:style-name="T1"> </text:span>לאחר<text:span text:style-name="T1"> </text:span>מכאן, וקסבר<text:span text:style-name="T1"> </text:span>אין<text:span text:style-name="T1"> </text:span>מועלין<text:span text:style-name="T1"> </text:span>בגידולין; הכי<text:span text:style-name="T1"> </text:span>נמי<text:span text:style-name="T1"> </text:span>מסתברא, דאי<text:span text:style-name="T1"> </text:span>סלקא<text:span text:style-name="T1"> </text:span>דעתא<text:span text:style-name="T1"> </text:span>דאייתי<text:span text:style-name="T1"> </text:span>מעלמא<text:span text:style-name="T1"> </text:span>- אמאי<text:span text:style-name="T1"> </text:span>יתיז<text:span text:style-name="T1"> </text:span>בקנה? לשקליה<text:span text:style-name="T1"> </text:span>משקל!?]</text:p>
      <text:p text:style-name="P1">אמר<text:span text:style-name="T1"> </text:span>רבי<text:span text:style-name="T1"> </text:span>אבהו<text:span text:style-name="T1"> </text:span>אמר<text:span text:style-name="T1"> </text:span>רבי<text:span text:style-name="T1"> </text:span>יוחנן: לעולם<text:span text:style-name="T1"> </text:span>דאייתי<text:span text:style-name="T1"> </text:span>מעלמא, ומאי<text:span text:style-name="T1"> </text:span>'<text:span text:style-name="T105">יתיז</text:span>' = יתיז<text:span text:style-name="T1"> </text:span>אפרוחים. <text:span text:style-name="T27">(</text:span><text:span text:style-name="T63">רבי</text:span><text:span text:style-name="T67"> </text:span><text:span text:style-name="T63">אבהו</text:span><text:span text:style-name="T67"> </text:span><text:span text:style-name="T63">מתרץ</text:span><text:span text:style-name="T67"> </text:span><text:span text:style-name="T63">להאי</text:span><text:span text:style-name="T67"> </text:span><text:span text:style-name="T63">'יתיז' לאו</text:span><text:span text:style-name="T67"> </text:span><text:span text:style-name="T63">בקן</text:span><text:span text:style-name="T67"> </text:span><text:span text:style-name="T63">עצמו</text:span><text:span text:style-name="T67"> </text:span><text:span text:style-name="T63">מיירי, אלא</text:span><text:span text:style-name="T67"> </text:span><text:span text:style-name="T63">דכיון</text:span><text:span text:style-name="T67"> </text:span><text:span text:style-name="T63">דאיתבר</text:span><text:span text:style-name="T67"> </text:span><text:span text:style-name="T63">מגופה</text:span><text:span text:style-name="T67"> </text:span><text:span text:style-name="T63">דאשרה</text:span><text:span text:style-name="T67"> </text:span><text:span text:style-name="T63">- קן</text:span><text:span text:style-name="T67"> </text:span><text:span text:style-name="T63">עצמו</text:span><text:span text:style-name="T67"> </text:span><text:span text:style-name="T63">אסור</text:span><text:span text:style-name="T67"> </text:span><text:span text:style-name="T63">בהנאה; אלא</text:span><text:span text:style-name="T67"> </text:span><text:span text:style-name="T63">מאי</text:span><text:span text:style-name="T67"> </text:span><text:span text:style-name="T63">'יתיז</text:span><text:span text:style-name="T67"> </text:span><text:span text:style-name="T63">בקנה'? - באפרוחים</text:span><text:span text:style-name="T67"> </text:span><text:span text:style-name="T63">קמיירי; </text:span></text:p>
      <text:p text:style-name="P2"><text:span text:style-name="T62">לישנא</text:span><text:span text:style-name="T66"> </text:span><text:span text:style-name="T62">אחרינא: '</text:span><text:span text:style-name="T95">הכי</text:span><text:span text:style-name="T97"> </text:span><text:span text:style-name="T95">נמי</text:span><text:span text:style-name="T97"> </text:span><text:span text:style-name="T95">מסתברא</text:span><text:span text:style-name="T62">...', ולא</text:span><text:span text:style-name="T66"> </text:span><text:span text:style-name="T62">שמענו, משום</text:span><text:span text:style-name="T66"> </text:span><text:span text:style-name="T62">דקתני</text:span><text:span text:style-name="T66"> </text:span><text:span text:style-name="T62">בה</text:span><text:span text:style-name="T66"> </text:span><text:span text:style-name="T62">'לישקליה</text:span><text:span text:style-name="T66"> </text:span><text:span text:style-name="T62">משקל' דמשמע</text:span><text:span text:style-name="T66"> </text:span><text:span text:style-name="T62">שיעלה</text:span><text:span text:style-name="T66"> </text:span><text:span text:style-name="T62">באילן</text:span><text:span text:style-name="T66"> </text:span><text:span text:style-name="T62">ויקחהו</text:span><text:span text:style-name="T66"> </text:span><text:span text:style-name="T62">בידו, והא</text:span><text:span text:style-name="T66"> </text:span><text:span text:style-name="T62">אי</text:span><text:span text:style-name="T66"> </text:span><text:span text:style-name="T62">אפשר</text:span><text:span text:style-name="T66"> </text:span><text:span text:style-name="T62">שלא</text:span><text:span text:style-name="T66"> </text:span><text:span text:style-name="T62">יהנה</text:span><text:span text:style-name="T66"> </text:span><text:span text:style-name="T62">מן</text:span><text:span text:style-name="T66"> </text:span><text:span text:style-name="T62">האילן! [הב"ח: נראה</text:span><text:span text:style-name="T66"> </text:span><text:span text:style-name="T62">ברור</text:span><text:span text:style-name="T66"> </text:span><text:span text:style-name="T62">רצה</text:span><text:span text:style-name="T66"> </text:span><text:span text:style-name="T62">לומר</text:span><text:span text:style-name="T66"> </text:span><text:span text:style-name="T62">דיש</text:span><text:span text:style-name="T66"> </text:span><text:span text:style-name="T62">לישנא</text:span><text:span text:style-name="T66"> </text:span><text:span text:style-name="T62">אחרינא, והיינו</text:span><text:span text:style-name="T66"> </text:span><text:span text:style-name="T62">כמו</text:span><text:span text:style-name="T66"> </text:span><text:span text:style-name="T62">שהגירסא</text:span><text:span text:style-name="T66"> </text:span><text:span text:style-name="T62">לפנינו, וזה</text:span><text:span text:style-name="T66"> </text:span><text:span text:style-name="T62">היה</text:span><text:span text:style-name="T66"> </text:span><text:span text:style-name="T62">לרש"י</text:span><text:span text:style-name="T66"> </text:span><text:span text:style-name="T62">ל'לישנא</text:span><text:span text:style-name="T66"> </text:span><text:span text:style-name="T62">אחרינא', וקאמר</text:span><text:span text:style-name="T66"> </text:span><text:span text:style-name="T62">דלא</text:span><text:span text:style-name="T66"> </text:span><text:span text:style-name="T62">שמיע</text:span><text:span text:style-name="T66"> </text:span><text:span text:style-name="T62">ליה</text:span><text:span text:style-name="T66"> </text:span><text:span text:style-name="T62">- כלומר</text:span><text:span text:style-name="T66"> </text:span><text:span text:style-name="T62">לא</text:span><text:span text:style-name="T66"> </text:span><text:span text:style-name="T62">סבירא</text:span><text:span text:style-name="T66"> </text:span><text:span text:style-name="T62">ליה</text:span><text:span text:style-name="T66"> – </text:span><text:span text:style-name="T62">דקשה</text:span><text:span text:style-name="T66"> </text:span><text:span text:style-name="T62">על</text:span><text:span text:style-name="T66"> </text:span><text:span text:style-name="T62">זה</text:span><text:span text:style-name="T66"> </text:span><text:span text:style-name="T62">דקתני</text:span><text:span text:style-name="T66"> </text:span><text:span text:style-name="T62">בה</text:span><text:span text:style-name="T66"> </text:span><text:span text:style-name="T62">'לשקליה</text:span><text:span text:style-name="T66"> </text:span><text:span text:style-name="T62">משקל']</text:span>)</text:p>
      <text:p text:style-name="P1">אמר<text:span text:style-name="T1"> </text:span>ליה<text:span text:style-name="T1"> </text:span>רבי<text:span text:style-name="T1"> </text:span>יעקב<text:span text:style-name="T1"> </text:span>לרבי<text:span text:style-name="T1"> </text:span>ירמיה: אפרוחים<text:span text:style-name="T1"> </text:span>כאן<text:span text:style-name="T1"> </text:span>וכאן<text:span text:style-name="T1"> </text:span><text:span text:style-name="T27">(</text:span><text:span text:style-name="T63">בין</text:span><text:span text:style-name="T67"> </text:span><text:span text:style-name="T63">באילן</text:span><text:span text:style-name="T67"> </text:span><text:span text:style-name="T63">של</text:span><text:span text:style-name="T67"> </text:span><text:span text:style-name="T63">הקדש</text:span><text:span text:style-name="T67"> </text:span><text:span text:style-name="T63">ובין</text:span><text:span text:style-name="T67"> </text:span><text:span text:style-name="T63">של</text:span><text:span text:style-name="T67"> </text:span><text:span text:style-name="T63">אשרה</text:span><text:span text:style-name="T27">)</text:span> מותרין<text:span text:style-name="T1"> </text:span><text:span text:style-name="T27">(</text:span><text:span text:style-name="T63">לפי</text:span><text:span text:style-name="T67"> </text:span><text:span text:style-name="T63">שאינן</text:span><text:span text:style-name="T67"> </text:span><text:span text:style-name="T63">צריכין</text:span><text:span text:style-name="T67"> </text:span><text:span text:style-name="T63">לאילן: שפורחין</text:span><text:span text:style-name="T67"> </text:span><text:span text:style-name="T63">בכל</text:span><text:span text:style-name="T67"> </text:span><text:span text:style-name="T63">מקום</text:span><text:span text:style-name="T67"> </text:span><text:span text:style-name="T63">שרוצין</text:span><text:span text:style-name="T27">)</text:span>, <text:span text:style-name="T27">(</text:span><text:span text:style-name="T63">אבל</text:span><text:span text:style-name="T27">)</text:span> ביצים<text:span text:style-name="T1"> </text:span>כאן<text:span text:style-name="T1"> </text:span>וכאן<text:span text:style-name="T1"> </text:span>אסורין<text:span text:style-name="T1"> </text:span><text:span text:style-name="T27">(</text:span><text:span text:style-name="T63">משום</text:span><text:span text:style-name="T67"> </text:span><text:span text:style-name="T63">דלא</text:span><text:span text:style-name="T67"> </text:span><text:span text:style-name="T63">ניידי</text:span><text:span text:style-name="T67"> </text:span><text:span text:style-name="T63">וצריכין</text:span><text:span text:style-name="T67"> </text:span><text:span text:style-name="T63">לאילן, וכאילן</text:span><text:span text:style-name="T67"> </text:span><text:span text:style-name="T63">עצמו</text:span><text:span text:style-name="T67"> </text:span><text:span text:style-name="T63">דמי</text:span><text:span text:style-name="T27">)</text:span>.</text:p>
      <text:p text:style-name="P1">אמר<text:span text:style-name="T1"> </text:span>רב<text:span text:style-name="T1"> </text:span>אשי: אם<text:span text:style-name="T1"> </text:span>אפרוחים<text:span text:style-name="T1"> </text:span>צריכין<text:span text:style-name="T1"> </text:span>לאמן<text:span text:style-name="T1"> </text:span><text:span text:style-name="T27">(</text:span><text:span text:style-name="T63">שעדיין</text:span><text:span text:style-name="T67"> </text:span><text:span text:style-name="T63">לא</text:span><text:span text:style-name="T67"> </text:span><text:span text:style-name="T63">גדלה</text:span><text:span text:style-name="T67"> </text:span><text:span text:style-name="T63">נוצתן</text:span><text:span text:style-name="T67"> </text:span><text:span text:style-name="T63">ואינן</text:span><text:span text:style-name="T67"> </text:span><text:span text:style-name="T63">יכולין</text:span><text:span text:style-name="T67"> </text:span><text:span text:style-name="T63">לפרוח</text:span><text:span text:style-name="T27">)</text:span> - כביצים<text:span text:style-name="T1"> </text:span>דמו<text:span text:style-name="T1"> </text:span><text:span text:style-name="T27">(</text:span><text:span text:style-name="T63">ואסירי</text:span><text:span text:style-name="T27">)</text:span>.</text:p>
      <text:p text:style-name="P27"/>
      <text:p text:style-name="P27"/>
      <text:p text:style-name="P1">משנה:</text:p>
      <text:p text:style-name="P1">הגזברים<text:span text:style-name="T1"> </text:span>שלקחו<text:span text:style-name="T1"> </text:span>עצים<text:span text:style-name="T1"> </text:span><text:span text:style-name="T27">(</text:span><text:span text:style-name="T63">מן</text:span><text:span text:style-name="T67"> </text:span><text:span text:style-name="T63">היער</text:span><text:span text:style-name="T67"> </text:span><text:span text:style-name="T63">של</text:span><text:span text:style-name="T67"> </text:span><text:span text:style-name="T63">חולין</text:span><text:span text:style-name="T67"> </text:span><text:span text:style-name="T63">לצורך</text:span><text:span text:style-name="T67"> </text:span><text:span text:style-name="T63">קורות</text:span><text:span text:style-name="T27">)</text:span> - מועלין<text:span text:style-name="T1"> </text:span>בעצים<text:span text:style-name="T1"> </text:span><text:span text:style-name="T27">(</text:span><text:span text:style-name="T63">עצמן</text:span><text:span text:style-name="T67"> </text:span><text:span text:style-name="T63">הראוים</text:span><text:span text:style-name="T67"> </text:span><text:span text:style-name="T63">לקורות</text:span><text:span text:style-name="T27">)</text:span> ואין<text:span text:style-name="T1"> </text:span>מועלין<text:span text:style-name="T1"> </text:span>לא<text:span text:style-name="T1"> </text:span>בשיפויי<text:span text:style-name="T1"> </text:span><text:span text:style-name="T27">(</text:span><text:span text:style-name="T63">הנסורת</text:span><text:span text:style-name="T67"> </text:span><text:span text:style-name="T63">שמשפה</text:span><text:span text:style-name="T67"> </text:span><text:span text:style-name="T63">החרש</text:span><text:span text:style-name="T67"> </text:span><text:span text:style-name="T63">מן</text:span><text:span text:style-name="T67"> </text:span><text:span text:style-name="T63">הקורה</text:span><text:span text:style-name="T27">)</text:span> ולא<text:span text:style-name="T1"> </text:span>בנבייה<text:span text:style-name="T1"> </text:span><text:span text:style-name="T27">(</text:span><text:span text:style-name="T63">היינו</text:span><text:span text:style-name="T67"> </text:span><text:span text:style-name="T63">עלין</text:span><text:span text:style-name="T67"> </text:span><text:span text:style-name="T63">שלהן, לפי</text:span><text:span text:style-name="T67"> </text:span><text:span text:style-name="T63">שהגזברים</text:span><text:span text:style-name="T67"> </text:span><text:span text:style-name="T63">לא</text:span><text:span text:style-name="T67"> </text:span><text:span text:style-name="T63">קנו</text:span><text:span text:style-name="T67"> </text:span><text:span text:style-name="T63">והקדישו</text:span><text:span text:style-name="T67"> </text:span><text:span text:style-name="T63">אלא</text:span><text:span text:style-name="T67"> </text:span><text:span text:style-name="T63">דבר</text:span><text:span text:style-name="T67"> </text:span><text:span text:style-name="T63">הצריך</text:span><text:span text:style-name="T67"> </text:span><text:span text:style-name="T63">לבנין, ולא</text:span><text:span text:style-name="T67"> </text:span><text:span text:style-name="T63">שפוייה</text:span><text:span text:style-name="T67"> </text:span><text:span text:style-name="T63">ונבייה</text:span><text:span text:style-name="T27">)</text:span>.<text:span text:style-name="T63"> </text:span></text:p>
      <text:p text:style-name="P1"/>
      <text:p text:style-name="P1">גמרא:</text:p>
      <text:p text:style-name="P1">אמר<text:span text:style-name="T1"> </text:span>שמואל: בונין<text:span text:style-name="T1"> </text:span>בחול<text:span text:style-name="T1"> </text:span>ואחר<text:span text:style-name="T1"> </text:span>כך<text:span text:style-name="T1"> </text:span>מקדישין<text:span text:style-name="T1"> </text:span><text:span text:style-name="T27">(</text:span><text:span text:style-name="T63">כלומר: כשהן</text:span><text:span text:style-name="T67"> </text:span><text:span text:style-name="T63">בונין</text:span><text:span text:style-name="T67"> </text:span><text:span text:style-name="T63">בבדק</text:span><text:span text:style-name="T67"> </text:span><text:span text:style-name="T63">הבית, היו</text:span><text:span text:style-name="T67"> </text:span><text:span text:style-name="T63">קונין</text:span><text:span text:style-name="T67"> </text:span><text:span text:style-name="T63">כל</text:span><text:span text:style-name="T67"> </text:span><text:span text:style-name="T63">צרכי</text:span><text:span text:style-name="T67"> </text:span><text:span text:style-name="T63">הבנין</text:span><text:span text:style-name="T67"> </text:span><text:span text:style-name="T63">ממעות</text:span><text:span text:style-name="T67"> </text:span><text:span text:style-name="T63">של</text:span><text:span text:style-name="T67"> </text:span><text:span text:style-name="T63">חולין, או</text:span><text:span text:style-name="T67"> </text:span><text:span text:style-name="T63">היו</text:span><text:span text:style-name="T67"> </text:span><text:span text:style-name="T63">לוקחין</text:span><text:span text:style-name="T67"> </text:span><text:span text:style-name="T63">כל</text:span><text:span text:style-name="T67"> </text:span><text:span text:style-name="T63">צרכי</text:span><text:span text:style-name="T67"> </text:span><text:span text:style-name="T63">הבנין</text:span><text:span text:style-name="T67"> </text:span><text:span text:style-name="T63">באמנה, ולאחר</text:span><text:span text:style-name="T67"> </text:span><text:span text:style-name="T63">שנגמר</text:span><text:span text:style-name="T67"> </text:span><text:span text:style-name="T63">הבנין</text:span><text:span text:style-name="T67"> </text:span><text:span text:style-name="T63">- היו</text:span><text:span text:style-name="T67"> </text:span><text:span text:style-name="T63">מקדישין</text:span><text:span text:style-name="T67"> </text:span><text:span text:style-name="T63">אותו</text:span><text:span text:style-name="T67"> </text:span><text:span text:style-name="T63">כן: שהיו</text:span><text:span text:style-name="T67"> </text:span><text:span text:style-name="T63">מביאין</text:span><text:span text:style-name="T67"> </text:span><text:span text:style-name="T63">ממעות</text:span><text:span text:style-name="T67"> </text:span><text:span text:style-name="T63">של</text:span><text:span text:style-name="T67"> </text:span><text:span text:style-name="T63">הקדש</text:span><text:span text:style-name="T67"> </text:span><text:span text:style-name="T63">כשיעור</text:span><text:span text:style-name="T67"> </text:span><text:span text:style-name="T63">דמי</text:span><text:span text:style-name="T67"> </text:span><text:span text:style-name="T63">כל</text:span><text:span text:style-name="T67"> </text:span><text:span text:style-name="T63">הבנין</text:span><text:span text:style-name="T67"> </text:span><text:span text:style-name="T63">והשבח</text:span><text:span text:style-name="T67"> </text:span><text:span text:style-name="T63">שהשביחו</text:span><text:span text:style-name="T67"> </text:span><text:span text:style-name="T63">האומנין</text:span><text:span text:style-name="T67"> </text:span><text:span text:style-name="T63">בבנין</text:span><text:span text:style-name="T67"> </text:span><text:span text:style-name="T63">ושכר</text:span><text:span text:style-name="T67"> </text:span><text:span text:style-name="T63">האומנין, ואומר</text:span><text:span text:style-name="T67"> </text:span><text:span text:style-name="T63">"תחול</text:span><text:span text:style-name="T67"> </text:span><text:span text:style-name="T63">קדושה</text:span><text:span text:style-name="T67"> </text:span><text:span text:style-name="T63">שיש</text:span><text:span text:style-name="T67"> </text:span><text:span text:style-name="T63">במעות</text:span><text:span text:style-name="T67"> </text:span><text:span text:style-name="T63">הללו</text:span><text:span text:style-name="T67"> </text:span><text:span text:style-name="T63">על</text:span><text:span text:style-name="T67"> </text:span><text:span text:style-name="T63">הבנין</text:span><text:span text:style-name="T67"> </text:span><text:span text:style-name="T63">הזה" ונמצא</text:span><text:span text:style-name="T67"> </text:span><text:span text:style-name="T63">הבנין</text:span><text:span text:style-name="T67"> </text:span><text:span text:style-name="T63">קדוש, והמעות</text:span><text:span text:style-name="T67"> </text:span><text:span text:style-name="T63">יצאו</text:span><text:span text:style-name="T67"> </text:span><text:span text:style-name="T63">לחולין, ופורעין</text:span><text:span text:style-name="T67"> </text:span><text:span text:style-name="T63">מהן</text:span><text:span text:style-name="T67"> </text:span><text:span text:style-name="T63">שכר</text:span><text:span text:style-name="T67"> </text:span><text:span text:style-name="T63">האומנין</text:span><text:span text:style-name="T67"> </text:span><text:span text:style-name="T63">ממה</text:span><text:span text:style-name="T67"> </text:span><text:span text:style-name="T63">שחיללו</text:span><text:span text:style-name="T67"> </text:span><text:span text:style-name="T63">והשבח</text:span><text:span text:style-name="T67"> </text:span><text:span text:style-name="T63">שהשביחו</text:span><text:span text:style-name="T67"> </text:span><text:span text:style-name="T63">האומנין</text:span><text:span text:style-name="T67"> </text:span><text:span text:style-name="T63">בבנין, ופורעין</text:span><text:span text:style-name="T67"> </text:span><text:span text:style-name="T63">לאותן</text:span><text:span text:style-name="T67"> </text:span><text:span text:style-name="T63">שלוו</text:span><text:span text:style-name="T67"> </text:span><text:span text:style-name="T63">מהן</text:span><text:span text:style-name="T67"> </text:span><text:span text:style-name="T63">מעות</text:span><text:span text:style-name="T67"> </text:span><text:span text:style-name="T63">של</text:span><text:span text:style-name="T67"> </text:span><text:span text:style-name="T63">חולין</text:span><text:span text:style-name="T67"> </text:span><text:span text:style-name="T63">שקנו</text:span><text:span text:style-name="T67"> </text:span><text:span text:style-name="T63">בהן</text:span><text:span text:style-name="T67"> </text:span><text:span text:style-name="T63">צורכי</text:span><text:span text:style-name="T67"> </text:span><text:span text:style-name="T63">הבנין, או</text:span><text:span text:style-name="T67"> </text:span><text:span text:style-name="T63">לאותן</text:span><text:span text:style-name="T67"> </text:span><text:span text:style-name="T63">שהאמינו</text:span><text:span text:style-name="T67"> </text:span><text:span text:style-name="T63">להן</text:span><text:span text:style-name="T67"> </text:span><text:span text:style-name="T63">צרכי</text:span><text:span text:style-name="T67"> </text:span><text:span text:style-name="T63">הבנין</text:span><text:span text:style-name="T27">)</text:span>. </text:p>
      <text:p text:style-name="P1">מאי<text:span text:style-name="T1"> </text:span>טעמא<text:span text:style-name="T1"> </text:span><text:span text:style-name="T27">(</text:span><text:span text:style-name="T63">בונין</text:span><text:span text:style-name="T67"> </text:span><text:span text:style-name="T63">בחול</text:span><text:span text:style-name="T27">)</text:span>? </text:p>
      <text:p text:style-name="P1">מאן<text:span text:style-name="T1"> </text:span>דמתנדב<text:span text:style-name="T1"> </text:span>מעות<text:span text:style-name="T1"> </text:span>מקדש<text:span text:style-name="T1"> </text:span>להו<text:span text:style-name="T1"> </text:span><text:span text:style-name="T27">(</text:span><text:span text:style-name="T63">משום</text:span><text:span text:style-name="T67"> </text:span><text:span text:style-name="T63">דמאן</text:span><text:span text:style-name="T67"> </text:span><text:span text:style-name="T63">דמתנדב</text:span><text:span text:style-name="T67"> </text:span><text:span text:style-name="T63">מעות</text:span><text:span text:style-name="T67"> </text:span><text:span text:style-name="T63">לבדק</text:span><text:span text:style-name="T67"> </text:span><text:span text:style-name="T63">הבית</text:span><text:span text:style-name="T67"> </text:span><text:span text:style-name="T63">- לאלתר</text:span><text:span text:style-name="T67"> </text:span><text:span text:style-name="T63">מקדיש</text:span><text:span text:style-name="T67"> </text:span><text:span text:style-name="T63">להו, וכיון</text:span><text:span text:style-name="T67"> </text:span><text:span text:style-name="T63">דמקדיש</text:span><text:span text:style-name="T67"> </text:span><text:span text:style-name="T63">להו</text:span><text:span text:style-name="T67"> </text:span><text:span text:style-name="T63">- שוב</text:span><text:span text:style-name="T67"> </text:span><text:span text:style-name="T63">אינו</text:span><text:span text:style-name="T67"> </text:span><text:span text:style-name="T63">יכול</text:span><text:span text:style-name="T67"> </text:span><text:span text:style-name="T63">לקנות</text:span><text:span text:style-name="T67"> </text:span><text:span text:style-name="T63">בהן</text:span><text:span text:style-name="T67"> </text:span><text:span text:style-name="T63">דבר</text:span><text:span text:style-name="T67"> </text:span><text:span text:style-name="T63">של</text:span><text:span text:style-name="T67"> </text:span><text:span text:style-name="T63">חולין</text:span><text:span text:style-name="T67"> </text:span><text:span text:style-name="T63">בהדיא, לפי</text:span><text:span text:style-name="T67"> </text:span><text:span text:style-name="T63">שהמוכר</text:span><text:span text:style-name="T67"> </text:span><text:span text:style-name="T63">היה</text:span><text:span text:style-name="T67"> </text:span><text:span text:style-name="T63">מועל</text:span><text:span text:style-name="T67"> </text:span><text:span text:style-name="T63">בהן!</text:span><text:span text:style-name="T27">)</text:span>, דאמר<text:span text:style-name="T1"> </text:span><text:span text:style-name="T27">(</text:span><text:span text:style-name="T63">לפיכך</text:span><text:span text:style-name="T67"> </text:span><text:span text:style-name="T63">צריך</text:span><text:span text:style-name="T67"> </text:span><text:span text:style-name="T63">שיאמר</text:span><text:span text:style-name="T67"> </text:span><text:span text:style-name="T63">כך</text:span><text:span text:style-name="T27">)</text:span>: תיחול<text:span text:style-name="T1"> </text:span>קדושת<text:span text:style-name="T1"> </text:span>מעות<text:span text:style-name="T1"> </text:span>אבנין<text:span text:style-name="T1"> </text:span>ויהיב<text:span text:style-name="T1"> </text:span>להון<text:span text:style-name="T1"> </text:span>לאומנין<text:span text:style-name="T1"> </text:span>בשכרן<text:span text:style-name="T1"> </text:span><text:span text:style-name="T27">(</text:span><text:span text:style-name="T63">שיהו</text:span><text:span text:style-name="T67"> </text:span><text:span text:style-name="T63">מחוללין</text:span><text:span text:style-name="T67"> </text:span><text:span text:style-name="T63">קודם</text:span><text:span text:style-name="T67"> </text:span><text:span text:style-name="T63">שיבואו</text:span><text:span text:style-name="T67"> </text:span><text:span text:style-name="T63">לידי</text:span><text:span text:style-name="T67"> </text:span><text:span text:style-name="T63">המוכר</text:span><text:span text:style-name="T27">)</text:span>.</text:p>
      <text:p text:style-name="P27"/>
      <text:p text:style-name="P1"/>
      <text:p text:style-name="P1">(מעילה<text:span text:style-name="T1"> </text:span>יד,ב)</text:p>
      <text:p text:style-name="P1">מיתיבי<text:span text:style-name="T1"> </text:span><text:span text:style-name="T64">[שקלים</text:span><text:span text:style-name="T68"> </text:span><text:span text:style-name="T64">פ"ד</text:span><text:span text:style-name="T68"> </text:span><text:span text:style-name="T64">מ"ה]</text:span>: '<text:span text:style-name="T105">מותר</text:span><text:span text:style-name="T106"> </text:span><text:span text:style-name="T105">הקטרת</text:span><text:span text:style-name="T106"> </text:span><text:span text:style-name="T27">(</text:span><text:span text:style-name="T63">מה</text:span><text:span text:style-name="T67"> </text:span><text:span text:style-name="T63">שהיה</text:span><text:span text:style-name="T67"> </text:span><text:span text:style-name="T63">נשאר</text:span><text:span text:style-name="T67"> </text:span><text:span text:style-name="T63">על</text:span><text:span text:style-name="T67"> </text:span><text:span text:style-name="T63">שס"ה</text:span><text:span text:style-name="T67"> </text:span><text:span text:style-name="T63">מנה</text:span><text:span text:style-name="T27">)</text:span><text:span text:style-name="T105"> מה</text:span><text:span text:style-name="T106"> </text:span><text:span text:style-name="T105">היו</text:span><text:span text:style-name="T106"> </text:span><text:span text:style-name="T105">עושין</text:span><text:span text:style-name="T106"> </text:span><text:span text:style-name="T105">בו</text:span><text:span text:style-name="T106"> </text:span><text:span text:style-name="T27">(</text:span><text:span text:style-name="T63">דלאחר</text:span><text:span text:style-name="T67"> </text:span><text:span text:style-name="T63">שנכנס</text:span><text:span text:style-name="T67"> </text:span><text:span text:style-name="T63">ניסן</text:span><text:span text:style-name="T67"> </text:span><text:span text:style-name="T63">אין</text:span><text:span text:style-name="T67"> </text:span><text:span text:style-name="T63">ראוייה</text:span><text:span text:style-name="T67"> </text:span><text:span text:style-name="T63">להקטרה, דבעינן</text:span><text:span text:style-name="T67"> </text:span><text:span text:style-name="T63">'חדש</text:span><text:span text:style-name="T67"> </text:span><text:span text:style-name="T63">והבא</text:span><text:span text:style-name="T67"> </text:span><text:span text:style-name="T63">קרב</text:span><text:span text:style-name="T67"> </text:span><text:span text:style-name="T63">מתרומה</text:span><text:span text:style-name="T67"> </text:span><text:span text:style-name="T63">חדשה'</text:span><text:span text:style-name="T27">)</text:span><text:span text:style-name="T105">? - היו</text:span><text:span text:style-name="T106"> </text:span><text:span text:style-name="T105">מפרישין</text:span><text:span text:style-name="T106"> </text:span><text:span text:style-name="T105">ממנה</text:span><text:span text:style-name="T106"> </text:span><text:span text:style-name="T27">(</text:span><text:span text:style-name="T63">ממותר</text:span><text:span text:style-name="T67"> </text:span><text:span text:style-name="T63">הקטרת</text:span><text:span text:style-name="T67"> </text:span><text:span text:style-name="T99">כנגד</text:span><text:span text:style-name="T27">)</text:span><text:span text:style-name="T105"> שכר</text:span><text:span text:style-name="T106"> </text:span><text:span text:style-name="T105">האומנין</text:span><text:span text:style-name="T106"> </text:span><text:span text:style-name="T27">(</text:span><text:span text:style-name="T63">דקסלקא</text:span><text:span text:style-name="T67"> </text:span><text:span text:style-name="T63">דעתא</text:span><text:span text:style-name="T67"> </text:span><text:span text:style-name="T63">דלאלתר</text:span><text:span text:style-name="T67"> </text:span><text:span text:style-name="T63">כשקנו</text:span><text:span text:style-name="T67"> </text:span><text:span text:style-name="T63">צרכי</text:span><text:span text:style-name="T67"> </text:span><text:span text:style-name="T63">הבנין</text:span><text:span text:style-name="T67"> </text:span><text:span text:style-name="T63">מיד</text:span><text:span text:style-name="T67"> </text:span><text:span text:style-name="T63">היו</text:span><text:span text:style-name="T67"> </text:span><text:span text:style-name="T63">מחללין</text:span><text:span text:style-name="T67"> </text:span><text:span text:style-name="T63">מעות</text:span><text:span text:style-name="T67"> </text:span><text:span text:style-name="T63">הקדש</text:span><text:span text:style-name="T67"> </text:span><text:span text:style-name="T63">בשעת</text:span><text:span text:style-name="T67"> </text:span><text:span text:style-name="T63">קניה</text:span><text:span text:style-name="T67"> </text:span><text:span text:style-name="T63">על</text:span><text:span text:style-name="T67"> </text:span><text:span text:style-name="T63">העצים</text:span><text:span text:style-name="T67"> </text:span><text:span text:style-name="T63">ועל</text:span><text:span text:style-name="T67"> </text:span><text:span text:style-name="T63">האבנים</text:span><text:span text:style-name="T67"> </text:span><text:span text:style-name="T63">ועל</text:span><text:span text:style-name="T67"> </text:span><text:span text:style-name="T63">כל</text:span><text:span text:style-name="T67"> </text:span><text:span text:style-name="T63">צרכי</text:span><text:span text:style-name="T67"> </text:span><text:span text:style-name="T63">הבנין</text:span><text:span text:style-name="T67"> </text:span><text:span text:style-name="T63">שקנו</text:span><text:span text:style-name="T67"> </text:span><text:span text:style-name="T63">ופורעין, אבל</text:span><text:span text:style-name="T67"> </text:span><text:span text:style-name="T63">לא</text:span><text:span text:style-name="T67"> </text:span><text:span text:style-name="T63">שכר</text:span><text:span text:style-name="T67"> </text:span><text:span text:style-name="T63">האומנין</text:span><text:span text:style-name="T67"> </text:span><text:span text:style-name="T63">שבונין</text:span><text:span text:style-name="T67"> </text:span><text:span text:style-name="T63">בבנין: שהכל</text:span><text:span text:style-name="T67"> </text:span><text:span text:style-name="T63">היה</text:span><text:span text:style-name="T67"> </text:span><text:span text:style-name="T63">קדש</text:span><text:span text:style-name="T67"> </text:span><text:span text:style-name="T63">חוץ</text:span><text:span text:style-name="T67"> </text:span><text:span text:style-name="T63">מן</text:span><text:span text:style-name="T67"> </text:span><text:span text:style-name="T63">השבח</text:span><text:span text:style-name="T67"> </text:span><text:span text:style-name="T63">שהיו</text:span><text:span text:style-name="T67"> </text:span><text:span text:style-name="T63">האומנים</text:span><text:span text:style-name="T67"> </text:span><text:span text:style-name="T63">משביחין</text:span><text:span text:style-name="T67"> </text:span><text:span text:style-name="T63">בבנין</text:span><text:span text:style-name="T67"> </text:span><text:span text:style-name="T63">בכל</text:span><text:span text:style-name="T67"> </text:span><text:span text:style-name="T63">יום; ובכל</text:span><text:span text:style-name="T67"> </text:span><text:span text:style-name="T63">יום</text:span><text:span text:style-name="T67"> </text:span><text:span text:style-name="T63">היה</text:span><text:span text:style-name="T67"> </text:span><text:span text:style-name="T63">הגזבר</text:span><text:span text:style-name="T67"> </text:span><text:span text:style-name="T63">מביא</text:span><text:span text:style-name="T67"> </text:span><text:span text:style-name="T63">מעות</text:span><text:span text:style-name="T67"> </text:span><text:span text:style-name="T63">הקדש</text:span><text:span text:style-name="T67"> </text:span><text:span text:style-name="T63">כשיעור</text:span><text:span text:style-name="T67"> </text:span><text:span text:style-name="T63">השבח</text:span><text:span text:style-name="T67"> </text:span><text:span text:style-name="T63">שהשביחו</text:span><text:span text:style-name="T67"> </text:span><text:span text:style-name="T63">האומנין</text:span><text:span text:style-name="T67"> </text:span><text:span text:style-name="T63">בבנין</text:span><text:span text:style-name="T67"> </text:span><text:span text:style-name="T63">באותו</text:span><text:span text:style-name="T67"> </text:span><text:span text:style-name="T63">יום</text:span><text:span text:style-name="T27">)</text:span><text:span text:style-name="T105">, ומחללין</text:span><text:span text:style-name="T106"> </text:span><text:span text:style-name="T105">אותה</text:span><text:span text:style-name="T106"> </text:span><text:span text:style-name="T105">על</text:span><text:span text:style-name="T106"> </text:span><text:span text:style-name="T105">מעות</text:span><text:span text:style-name="T106"> </text:span><text:span text:style-name="T105">האומנין</text:span><text:span text:style-name="T106"> </text:span><text:span text:style-name="T27">(</text:span><text:span text:style-name="T63">על</text:span><text:span text:style-name="T67"> </text:span><text:span text:style-name="T63">השבח</text:span><text:span text:style-name="T67"> </text:span><text:span text:style-name="T63">שהשביחו</text:span><text:span text:style-name="T67"> </text:span><text:span text:style-name="T63">האומנין</text:span><text:span text:style-name="T67"> </text:span><text:span text:style-name="T63">בבנין</text:span><text:span text:style-name="T67"> </text:span><text:span text:style-name="T63">באותו</text:span><text:span text:style-name="T67"> </text:span><text:span text:style-name="T63">יום</text:span><text:span text:style-name="T27">)</text:span><text:span text:style-name="T105">, ונותנין</text:span><text:span text:style-name="T106"> </text:span><text:span text:style-name="T105">אותה</text:span><text:span text:style-name="T106"> </text:span><text:span text:style-name="T105">לאומנין</text:span><text:span text:style-name="T106"> </text:span><text:span text:style-name="T105">בשכרן, וחוזרין</text:span><text:span text:style-name="T106"> </text:span><text:span text:style-name="T105">ונוטלין</text:span><text:span text:style-name="T106"> </text:span><text:span text:style-name="T105">אותה</text:span><text:span text:style-name="T106"> </text:span><text:span text:style-name="T105">מתרומה</text:span><text:span text:style-name="T106"> </text:span><text:span text:style-name="T105">חדשה</text:span>' <text:span text:style-name="T27">(</text:span><text:span text:style-name="T63">והיינו</text:span><text:span text:style-name="T67"> </text:span><text:span text:style-name="T63">טעמא</text:span><text:span text:style-name="T67"> </text:span><text:span text:style-name="T63">דעושין</text:span><text:span text:style-name="T67"> </text:span><text:span text:style-name="T63">כן</text:span><text:span text:style-name="T67"> </text:span><text:span text:style-name="T63">בכל</text:span><text:span text:style-name="T67"> </text:span><text:span text:style-name="T63">יום: משום</text:span><text:span text:style-name="T67"> </text:span><text:span text:style-name="T63">טעמא</text:span><text:span text:style-name="T67"> </text:span><text:span text:style-name="T63">דאמרן</text:span><text:span text:style-name="T67"> </text:span><text:span text:style-name="T63">לעיל: ד'מאן</text:span><text:span text:style-name="T67"> </text:span><text:span text:style-name="T63">דמתנדב</text:span><text:span text:style-name="T67"> </text:span><text:span text:style-name="T63">מעות</text:span><text:span text:style-name="T67"> </text:span><text:span text:style-name="T63">וכו'; והיו</text:span><text:span text:style-name="T67"> </text:span><text:span text:style-name="T63">המעות</text:span><text:span text:style-name="T67"> </text:span><text:span text:style-name="T63">חולין</text:span><text:span text:style-name="T67"> </text:span><text:span text:style-name="T63">[הב"ח: לאחר</text:span><text:span text:style-name="T67"> </text:span><text:span text:style-name="T63">שנפדה</text:span><text:span text:style-name="T67"> </text:span><text:span text:style-name="T63">באותו</text:span><text:span text:style-name="T67"> </text:span><text:span text:style-name="T63">יום] והבנין</text:span><text:span text:style-name="T67"> </text:span><text:span text:style-name="T63">קדש; אבל</text:span><text:span text:style-name="T67"> </text:span><text:span text:style-name="T63">לא</text:span><text:span text:style-name="T67"> </text:span><text:span text:style-name="T63">היה</text:span><text:span text:style-name="T67"> </text:span><text:span text:style-name="T63">הגזבר</text:span><text:span text:style-name="T67"> </text:span><text:span text:style-name="T63">נותן</text:span><text:span text:style-name="T67"> </text:span><text:span text:style-name="T63">להן</text:span><text:span text:style-name="T67"> </text:span><text:span text:style-name="T63">המעות</text:span><text:span text:style-name="T67"> </text:span><text:span text:style-name="T63">לאלתר: דשכירות</text:span><text:span text:style-name="T67"> </text:span><text:span text:style-name="T63">אינה</text:span><text:span text:style-name="T67"> </text:span><text:span text:style-name="T63">משתלמת</text:span><text:span text:style-name="T67"> </text:span><text:span text:style-name="T63">אלא</text:span><text:span text:style-name="T67"> </text:span><text:span text:style-name="T63">לבסוף, כשיגמר</text:span><text:span text:style-name="T67"> </text:span><text:span text:style-name="T63">הבנין; וכן</text:span><text:span text:style-name="T67"> </text:span><text:span text:style-name="T63">היו</text:span><text:span text:style-name="T67"> </text:span><text:span text:style-name="T63">עושין</text:span><text:span text:style-name="T67"> </text:span><text:span text:style-name="T63">כל</text:span><text:span text:style-name="T67"> </text:span><text:span text:style-name="T63">השבח, </text:span><text:span text:style-name="T40">[כ]</text:span><text:span text:style-name="T63">שעדיין</text:span><text:span text:style-name="T67"> </text:span><text:span text:style-name="T63">לא</text:span><text:span text:style-name="T67"> </text:span><text:span text:style-name="T63">היה</text:span><text:span text:style-name="T67"> </text:span><text:span text:style-name="T63">שם</text:span><text:span text:style-name="T67"> </text:span><text:span text:style-name="T63">'מותר</text:span><text:span text:style-name="T67"> </text:span><text:span text:style-name="T63">הקטרת' </text:span><text:span text:style-name="T142">–</text:span><text:span text:style-name="T63"> מחללין</text:span><text:span text:style-name="T67"> </text:span><text:span text:style-name="T63">על</text:span><text:span text:style-name="T67"> </text:span><text:span text:style-name="T63">המעות; אבל</text:span><text:span text:style-name="T67"> </text:span><text:span text:style-name="T63">כשמגיע</text:span><text:span text:style-name="T67"> </text:span><text:span text:style-name="T63">ניסן</text:span><text:span text:style-name="T67"> </text:span><text:span text:style-name="T63">- שיש</text:span><text:span text:style-name="T67"> </text:span><text:span text:style-name="T63">שם</text:span><text:span text:style-name="T67"> </text:span><text:span text:style-name="T63">מותר</text:span><text:span text:style-name="T67"> </text:span><text:span text:style-name="T63">הקטרת</text:span><text:span text:style-name="T67"> </text:span><text:span text:style-name="T63">- דצריכין</text:span><text:span text:style-name="T67"> </text:span><text:span text:style-name="T63">ללוקחו</text:span><text:span text:style-name="T67"> </text:span><text:span text:style-name="T63">מתרומה</text:span><text:span text:style-name="T67"> </text:span><text:span text:style-name="T63">חדשה</text:span><text:span text:style-name="T67"> </text:span><text:span text:style-name="T63">- מחללין</text:span><text:span text:style-name="T67"> </text:span><text:span text:style-name="T63">אותו</text:span><text:span text:style-name="T67"> </text:span><text:span text:style-name="T63">מותר</text:span><text:span text:style-name="T67"> </text:span><text:span text:style-name="T63">הקטרת</text:span><text:span text:style-name="T67"> </text:span><text:span text:style-name="T63">על</text:span><text:span text:style-name="T67"> </text:span><text:span text:style-name="T63">אותן</text:span><text:span text:style-name="T67"> </text:span><text:span text:style-name="T63">מעות</text:span><text:span text:style-name="T67"> </text:span><text:span text:style-name="T63">חולין</text:span><text:span text:style-name="T67"> </text:span><text:span text:style-name="T63">שיש</text:span><text:span text:style-name="T67"> </text:span><text:span text:style-name="T63">ביד</text:span><text:span text:style-name="T67"> </text:span><text:span text:style-name="T63">הגזבר</text:span><text:span text:style-name="T67"> </text:span><text:span text:style-name="T63">שחילל</text:span><text:span text:style-name="T67"> </text:span><text:span text:style-name="T63">על</text:span><text:span text:style-name="T67"> </text:span><text:span text:style-name="T63">השבח</text:span><text:span text:style-name="T67"> </text:span><text:span text:style-name="T63">שהשביחו</text:span><text:span text:style-name="T67"> </text:span><text:span text:style-name="T63">האומנין, והוי</text:span><text:span text:style-name="T67"> </text:span><text:span text:style-name="T63">הקטרת</text:span><text:span text:style-name="T67"> </text:span><text:span text:style-name="T63">חול</text:span><text:span text:style-name="T67"> </text:span><text:span text:style-name="T63">ומעות</text:span><text:span text:style-name="T67"> </text:span><text:span text:style-name="T63">חזרו</text:span><text:span text:style-name="T67"> </text:span><text:span text:style-name="T63">לקדושתן</text:span><text:span text:style-name="T67"> </text:span><text:span text:style-name="T63">כבתחלה, וחוזרין</text:span><text:span text:style-name="T67"> </text:span><text:span text:style-name="T63">ולוקחין</text:span><text:span text:style-name="T67"> </text:span><text:span text:style-name="T63">הקטרת</text:span><text:span text:style-name="T67"> </text:span><text:span text:style-name="T63">מן</text:span><text:span text:style-name="T67"> </text:span><text:span text:style-name="T63">האומנין</text:span><text:span text:style-name="T67"> </text:span><text:span text:style-name="T63">מתרומה</text:span><text:span text:style-name="T67"> </text:span><text:span text:style-name="T63">חדשה</text:span><text:span text:style-name="T27">)</text:span>; <text:span text:style-name="T27">(</text:span><text:span text:style-name="T63">ואי</text:span><text:span text:style-name="T67"> </text:span><text:span text:style-name="T63">קשיא</text:span><text:span text:style-name="T67"> </text:span><text:span text:style-name="T63">לך: מה</text:span><text:span text:style-name="T67"> </text:span><text:span text:style-name="T63">צורך</text:span><text:span text:style-name="T67"> </text:span><text:span text:style-name="T63">לחללה</text:span><text:span text:style-name="T67"> </text:span><text:span text:style-name="T63">על</text:span><text:span text:style-name="T67"> </text:span><text:span text:style-name="T63">מעות</text:span><text:span text:style-name="T67"> </text:span><text:span text:style-name="T63">האומנים? ליתבה</text:span><text:span text:style-name="T67"> </text:span><text:span text:style-name="T63">לקטרת</text:span><text:span text:style-name="T67"> </text:span><text:span text:style-name="T63">לאומנין</text:span><text:span text:style-name="T67"> </text:span><text:span text:style-name="T63">לאלתר? - הא</text:span><text:span text:style-name="T67"> </text:span><text:span text:style-name="T63">לא</text:span><text:span text:style-name="T67"> </text:span><text:span text:style-name="T63">קשיא: דליכא</text:span><text:span text:style-name="T67"> </text:span><text:span text:style-name="T63">בהאי</text:span><text:span text:style-name="T67"> </text:span><text:span text:style-name="T63">מותר</text:span><text:span text:style-name="T67"> </text:span><text:span text:style-name="T63">כשיעור</text:span><text:span text:style-name="T67"> </text:span><text:span text:style-name="T63">כל</text:span><text:span text:style-name="T67"> </text:span><text:span text:style-name="T63">שכר</text:span><text:span text:style-name="T67"> </text:span><text:span text:style-name="T63">האומנין, להכי</text:span><text:span text:style-name="T67"> </text:span><text:span text:style-name="T63">עבדי</text:span><text:span text:style-name="T67"> </text:span><text:span text:style-name="T63">הכי;</text:span><text:span text:style-name="T27">)</text:span> - ואמאי<text:span text:style-name="T1"> </text:span><text:span text:style-name="T27">(</text:span><text:span text:style-name="T63">ואי</text:span><text:span text:style-name="T67"> </text:span><text:span text:style-name="T63">סלקא</text:span><text:span text:style-name="T67"> </text:span><text:span text:style-name="T63">דעתך</text:span><text:span text:style-name="T67"> </text:span><text:span text:style-name="T63">כדאמר</text:span><text:span text:style-name="T67"> </text:span><text:span text:style-name="T63">שמואל</text:span><text:span text:style-name="T67"> </text:span><text:span text:style-name="T63">דבונין</text:span><text:span text:style-name="T67"> </text:span><text:span text:style-name="T63">בחול</text:span><text:span text:style-name="T67"> </text:span><text:span text:style-name="T63">ואחר</text:span><text:span text:style-name="T67"> </text:span><text:span text:style-name="T63">כך</text:span><text:span text:style-name="T67"> </text:span><text:span text:style-name="T63">מקדישים</text:span><text:span text:style-name="T27">)</text:span>? ליחליה<text:span text:style-name="T1"> </text:span>אבנין<text:span text:style-name="T1"> </text:span><text:span text:style-name="T27">(</text:span><text:span text:style-name="T63">ליחלה</text:span><text:span text:style-name="T67"> </text:span><text:span text:style-name="T63">לקטרת</text:span><text:span text:style-name="T67"> </text:span><text:span text:style-name="T63">אבנין</text:span><text:span text:style-name="T67"> </text:span><text:span text:style-name="T63">עצמו, ואמאי</text:span><text:span text:style-name="T67"> </text:span><text:span text:style-name="T63">מפרישים</text:span><text:span text:style-name="T67"> </text:span><text:span text:style-name="T63">וכו'</text:span><text:span text:style-name="T27">)</text:span>?!<text:span text:style-name="T27"> </text:span></text:p>
      <text:p text:style-name="P1"><text:soft-page-break/><text:span text:style-name="T27">(</text:span><text:span text:style-name="T63">ומשני:</text:span><text:span text:style-name="T27">)</text:span> דלא<text:span text:style-name="T1"> </text:span>איכא<text:span text:style-name="T1"> </text:span>בנין<text:span text:style-name="T1"> </text:span><text:span text:style-name="T27">(</text:span><text:span text:style-name="T63">שלא</text:span><text:span text:style-name="T67"> </text:span><text:span text:style-name="T63">בנו</text:span><text:span text:style-name="T67"> </text:span><text:span text:style-name="T63">אותה</text:span><text:span text:style-name="T67"> </text:span><text:span text:style-name="T63">שנה</text:span><text:span text:style-name="T67"> </text:span><text:span text:style-name="T63">כלום</text:span><text:span text:style-name="T27">)</text:span>.</text:p>
      <text:p text:style-name="P1">והא<text:span text:style-name="T1"> </text:span>'מעות<text:span text:style-name="T1"> </text:span>האומנין' קתני<text:span text:style-name="T1"> </text:span><text:span text:style-name="T27">(</text:span><text:span text:style-name="T63">אלמא</text:span><text:span text:style-name="T67"> </text:span><text:span text:style-name="T63">דבנו</text:span><text:span text:style-name="T67"> </text:span><text:span text:style-name="T63">בנין</text:span><text:span text:style-name="T27">)</text:span>?</text:p>
      <text:p text:style-name="P1"><text:span text:style-name="T27">(</text:span><text:span text:style-name="T63">אִין, ודאי</text:span><text:span text:style-name="T67"> </text:span><text:span text:style-name="T63">בנו</text:span><text:span text:style-name="T67"> </text:span><text:span text:style-name="T63">בנין, אלא</text:span><text:span text:style-name="T27">)</text:span> דליכא<text:span text:style-name="T1"> </text:span>בנין<text:span text:style-name="T1"> </text:span>כשיעור<text:span text:style-name="T1"> </text:span>מעות. </text:p>
      <text:p text:style-name="P1">והאמר<text:span text:style-name="T1"> </text:span>שמואל<text:span text:style-name="T1"> </text:span>'הקדש<text:span text:style-name="T1"> </text:span>שוה<text:span text:style-name="T1"> </text:span>מנה<text:span text:style-name="T1"> </text:span>שחיללו<text:span text:style-name="T1"> </text:span>על<text:span text:style-name="T1"> </text:span>שוה<text:span text:style-name="T1"> </text:span>פרוטה<text:span text:style-name="T1"> </text:span>מחולל' <text:span text:style-name="T27">(</text:span><text:span text:style-name="T63">ואכתי</text:span><text:span text:style-name="T67"> </text:span><text:span text:style-name="T63">אם</text:span><text:span text:style-name="T67"> </text:span><text:span text:style-name="T63">איתא</text:span><text:span text:style-name="T67"> </text:span><text:span text:style-name="T63">לדשמואל</text:span><text:span text:style-name="T67"> </text:span><text:span text:style-name="T63">- ליחלה</text:span><text:span text:style-name="T67"> </text:span><text:span text:style-name="T63">אההוא</text:span><text:span text:style-name="T67"> </text:span><text:span text:style-name="T63">פורתא</text:span><text:span text:style-name="T67"> </text:span><text:span text:style-name="T63">בנין</text:span><text:span text:style-name="T67"> </text:span><text:span text:style-name="T63">על</text:span><text:span text:style-name="T67"> </text:span><text:span text:style-name="T63">אותו</text:span><text:span text:style-name="T67"> </text:span><text:span text:style-name="T63">קטורת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הוי</text:span><text:span text:style-name="T67"> </text:span><text:span text:style-name="T63">כשיעור</text:span><text:span text:style-name="T67"> </text:span><text:span text:style-name="T63">דמי</text:span><text:span text:style-name="T67"> </text:span><text:span text:style-name="T63">הקטרת</text:span><text:span text:style-name="T27">)</text:span>?</text:p>
      <text:p text:style-name="P1">הני<text:span text:style-name="T1"> </text:span>מילי<text:span text:style-name="T1"> </text:span>דאי<text:span text:style-name="T1"> </text:span>עבד, לכתחלה<text:span text:style-name="T1"> </text:span>לא<text:span text:style-name="T1"> </text:span><text:span text:style-name="T27">(</text:span><text:span text:style-name="T63">הלכך</text:span><text:span text:style-name="T67"> </text:span><text:span text:style-name="T63">מחללין</text:span><text:span text:style-name="T67"> </text:span><text:span text:style-name="T63">אותה</text:span><text:span text:style-name="T67"> </text:span><text:span text:style-name="T63">על</text:span><text:span text:style-name="T67"> </text:span><text:span text:style-name="T63">מעות</text:span><text:span text:style-name="T67"> </text:span><text:span text:style-name="T63">האומנין</text:span><text:span text:style-name="T67"> </text:span><text:span text:style-name="T63">בלבד</text:span><text:span text:style-name="T27">)</text:span>.</text:p>
      <text:p text:style-name="P1">רב<text:span text:style-name="T1"> </text:span>פפא<text:span text:style-name="T1"> </text:span>אמר: היינו<text:span text:style-name="T1"> </text:span>טעמא<text:span text:style-name="T1"> </text:span>דבונין<text:span text:style-name="T1"> </text:span>בחול: לא<text:span text:style-name="T1"> </text:span>נתנה<text:span text:style-name="T1"> </text:span>תורה<text:span text:style-name="T1"> </text:span>למלאכי<text:span text:style-name="T1"> </text:span>השרת, אמרי<text:span text:style-name="T1"> </text:span>דלמא<text:span text:style-name="T1"> </text:span>בעי<text:span text:style-name="T1"> </text:span>למיזגא<text:span text:style-name="T1"> </text:span>וזגא<text:span text:style-name="T1"> </text:span>עלייהו<text:span text:style-name="T1"> </text:span><text:span text:style-name="T27">(</text:span><text:span text:style-name="T63">דאי</text:span><text:span text:style-name="T67"> </text:span><text:span text:style-name="T63">אפשר</text:span><text:span text:style-name="T67"> </text:span><text:span text:style-name="T63">דלא</text:span><text:span text:style-name="T67"> </text:span><text:span text:style-name="T63">יתבי</text:span><text:span text:style-name="T67"> </text:span><text:span text:style-name="T63">זמנין</text:span><text:span text:style-name="T67"> </text:span><text:span text:style-name="T63">בטולא</text:span><text:span text:style-name="T67"> </text:span><text:span text:style-name="T63">דבנין</text:span><text:span text:style-name="T67"> </text:span><text:span text:style-name="T63">מפני</text:span><text:span text:style-name="T67"> </text:span><text:span text:style-name="T63">החמה, ונמצא</text:span><text:span text:style-name="T67"> </text:span><text:span text:style-name="T63">מועל</text:span><text:span text:style-name="T67"> </text:span><text:span text:style-name="T63">דדלמא</text:span><text:span text:style-name="T67"> </text:span><text:span text:style-name="T63">בעי</text:span><text:span text:style-name="T67"> </text:span><text:span text:style-name="T63">למיזגא</text:span><text:span text:style-name="T67"> </text:span><text:span text:style-name="T63">עליהון, כלומר: שאם</text:span><text:span text:style-name="T67"> </text:span><text:span text:style-name="T63">הוצרך</text:span><text:span text:style-name="T67"> </text:span><text:span text:style-name="T63">וישב</text:span><text:span text:style-name="T67"> </text:span><text:span text:style-name="T63">עליהן</text:span><text:span text:style-name="T67"> </text:span><text:span text:style-name="T63">- נמצא</text:span><text:span text:style-name="T67"> </text:span><text:span text:style-name="T63">נהנה</text:span><text:span text:style-name="T67"> </text:span><text:span text:style-name="T63">מהן</text:span><text:span text:style-name="T27">)</text:span>: אי<text:span text:style-name="T1"> </text:span>בנא<text:span text:style-name="T1"> </text:span>בקודשא<text:span text:style-name="T1"> </text:span>- אישתכח<text:span text:style-name="T1"> </text:span>דקמעיל<text:span text:style-name="T1"> </text:span>בקודשא.</text:p>
      <text:p text:style-name="P1"/>
      <text:p text:style-name="P1">תנן: '<text:span text:style-name="T105">הגזברין</text:span><text:span text:style-name="T106"> </text:span><text:span text:style-name="T105">שלקחו</text:span><text:span text:style-name="T106"> </text:span><text:span text:style-name="T105">את</text:span><text:span text:style-name="T106"> </text:span><text:span text:style-name="T105">העצים</text:span><text:span text:style-name="T106"> </text:span><text:span text:style-name="T105">- מועלין</text:span><text:span text:style-name="T106"> </text:span><text:span text:style-name="T105">בהן, ואין</text:span><text:span text:style-name="T106"> </text:span><text:span text:style-name="T105">מועלין</text:span><text:span text:style-name="T106"> </text:span><text:span text:style-name="T105">לא</text:span><text:span text:style-name="T106"> </text:span><text:span text:style-name="T105">בשיפויי</text:span><text:span text:style-name="T106"> </text:span><text:span text:style-name="T105">ולא</text:span><text:span text:style-name="T106"> </text:span><text:span text:style-name="T105">בנבייה</text:span>'; ואמאי<text:span text:style-name="T1"> </text:span>מועלין<text:span text:style-name="T1"> </text:span>בהן? הכא<text:span text:style-name="T1"> </text:span>נמי<text:span text:style-name="T1"> </text:span>ליעבד<text:span text:style-name="T1"> </text:span>בחול?</text:p>
      <text:p text:style-name="P1">אמרי: דדלמא<text:span text:style-name="T1"> </text:span>בעי<text:span text:style-name="T1"> </text:span>למיזגא<text:span text:style-name="T1"> </text:span>וזגא<text:span text:style-name="T1"> </text:span>עליהן<text:span text:style-name="T1"> </text:span>ואישתכח<text:span text:style-name="T1"> </text:span>דקא<text:span text:style-name="T1"> </text:span>מועל<text:span text:style-name="T1"> </text:span>בקדשים.</text:p>
      <text:p text:style-name="P1">אמר<text:span text:style-name="T1"> </text:span>רב<text:span text:style-name="T1"> </text:span>פפא: אי<text:span text:style-name="T1"> </text:span>בעצים<text:span text:style-name="T1"> </text:span>דמכאן<text:span text:style-name="T1"> </text:span>ואילך<text:span text:style-name="T1"> </text:span><text:span text:style-name="T27">(</text:span><text:span text:style-name="T63">כלומר: אי</text:span><text:span text:style-name="T67"> </text:span><text:span text:style-name="T63">בעצים</text:span><text:span text:style-name="T67"> </text:span><text:span text:style-name="T63">דאין</text:span><text:span text:style-name="T67"> </text:span><text:span text:style-name="T63">דעתו</text:span><text:span text:style-name="T67"> </text:span><text:span text:style-name="T63">לבנותן</text:span><text:span text:style-name="T67"> </text:span><text:span text:style-name="T63">בבנין</text:span><text:span text:style-name="T67"> </text:span><text:span text:style-name="T63">עד</text:span><text:span text:style-name="T67"> </text:span><text:span text:style-name="T63">זמן</text:span><text:span text:style-name="T67"> </text:span><text:span text:style-name="T63">מרובה</text:span><text:span text:style-name="T27">)</text:span> - הכי<text:span text:style-name="T1"> </text:span>נמי<text:span text:style-name="T1"> </text:span><text:span text:style-name="T27">(</text:span><text:span text:style-name="T63">דלא</text:span><text:span text:style-name="T67"> </text:span><text:span text:style-name="T63">מקדשינן</text:span><text:span text:style-name="T67"> </text:span><text:span text:style-name="T63">להו</text:span><text:span text:style-name="T67"> </text:span><text:span text:style-name="T63">עד</text:span><text:span text:style-name="T67"> </text:span><text:span text:style-name="T63">שיבנו</text:span><text:span text:style-name="T67"> </text:span><text:span text:style-name="T63">בבנין, דאיכא</text:span><text:span text:style-name="T67"> </text:span><text:span text:style-name="T63">למיחש</text:span><text:span text:style-name="T67"> </text:span><text:span text:style-name="T63">דלמא</text:span><text:span text:style-name="T67"> </text:span><text:span text:style-name="T63">יתיב</text:span><text:span text:style-name="T67"> </text:span><text:span text:style-name="T63">עליהון</text:span><text:span text:style-name="T67"> </text:span><text:span text:style-name="T63">וקא</text:span><text:span text:style-name="T67"> </text:span><text:span text:style-name="T63">מעיל</text:span><text:span text:style-name="T27">)</text:span>, אלא<text:span text:style-name="T1"> </text:span>כי<text:span text:style-name="T1"> </text:span>תנן<text:span text:style-name="T1"> </text:span>במתניתין<text:span text:style-name="T1"> </text:span><text:span text:style-name="T27">(</text:span><text:span text:style-name="T63">דמועלין</text:span><text:span text:style-name="T27">)</text:span> - בעצים<text:span text:style-name="T1"> </text:span>דיומיה<text:span text:style-name="T1"> </text:span><text:span text:style-name="T27">(</text:span><text:span text:style-name="T63">שדעתו</text:span><text:span text:style-name="T67"> </text:span><text:span text:style-name="T63">לבנותן</text:span><text:span text:style-name="T67"> </text:span><text:span text:style-name="T63">בו</text:span><text:span text:style-name="T67"> </text:span><text:span text:style-name="T63">ביום</text:span><text:span text:style-name="T67"> </text:span><text:span text:style-name="T63">שלקחום, דהשתא</text:span><text:span text:style-name="T67"> </text:span><text:span text:style-name="T63">ליכא</text:span><text:span text:style-name="T67"> </text:span><text:span text:style-name="T63">למיחש</text:span><text:span text:style-name="T67"> </text:span><text:span text:style-name="T63">דלמא</text:span><text:span text:style-name="T67"> </text:span><text:span text:style-name="T63">אתי</text:span><text:span text:style-name="T67"> </text:span><text:span text:style-name="T63">למזגא</text:span><text:span text:style-name="T67"> </text:span><text:span text:style-name="T63">עליהון: הואיל</text:span><text:span text:style-name="T67"> </text:span><text:span text:style-name="T63">ובנו</text:span><text:span text:style-name="T67"> </text:span><text:span text:style-name="T63">להו</text:span><text:span text:style-name="T67"> </text:span><text:span text:style-name="T63">לאלתר</text:span><text:span text:style-name="T67"> </text:span><text:span text:style-name="T63">בו</text:span><text:span text:style-name="T67"> </text:span><text:span text:style-name="T63">ביום</text:span><text:span text:style-name="T67"> </text:span><text:span text:style-name="T63">בבנין</text:span><text:span text:style-name="T27">)</text:span>.</text:p>
      <text:p text:style-name="P30">הדרן<text:span text:style-name="T1"> </text:span>עלך<text:span text:style-name="T1"> </text:span>ולד<text:span text:style-name="T1"> </text:span>חטאת</text:p>
      <text:p text:style-name="P57">מעילה<text:span text:style-name="T1"> </text:span>פרק<text:span text:style-name="T1"> </text:span>רביעי<text:span text:style-name="T1"> </text:span>קדשי<text:span text:style-name="T1"> </text:span>מזבח</text:p>
      <text:p text:style-name="P1"/>
      <text:p text:style-name="P1">(מעילה<text:span text:style-name="T1"> </text:span>טו,א)</text:p>
      <text:p text:style-name="P1">משנה:</text:p>
      <text:p text:style-name="P1">קדשי<text:span text:style-name="T1"> </text:span>מזבח<text:span text:style-name="T1"> </text:span>מצטרפין<text:span text:style-name="T1"> </text:span>זה<text:span text:style-name="T1"> </text:span>עם<text:span text:style-name="T1"> </text:span>זה<text:span text:style-name="T1"> </text:span>למעילה<text:span text:style-name="T1"> </text:span><text:span text:style-name="T27">(</text:span><text:span text:style-name="T63">שאם</text:span><text:span text:style-name="T67"> </text:span><text:span text:style-name="T63">נהנה</text:span><text:span text:style-name="T67"> </text:span><text:span text:style-name="T63">משני</text:span><text:span text:style-name="T67"> </text:span><text:span text:style-name="T63">מיני</text:span><text:span text:style-name="T67"> </text:span><text:span text:style-name="T63">קדשי</text:span><text:span text:style-name="T67"> </text:span><text:span text:style-name="T63">מזבח</text:span><text:span text:style-name="T67"> </text:span><text:span text:style-name="T63">בשוה</text:span><text:span text:style-name="T67"> </text:span><text:span text:style-name="T63">פרוטה</text:span><text:span text:style-name="T67"> – </text:span><text:span text:style-name="T63">מעל</text:span><text:span text:style-name="T27">)</text:span>, <text:span text:style-name="T27">(</text:span><text:span text:style-name="T63">ומצטרפין</text:span><text:span text:style-name="T67"> </text:span><text:span text:style-name="T63">נמי</text:span><text:span text:style-name="T67"> </text:span><text:span text:style-name="T63">לכזית</text:span><text:span text:style-name="T27">)</text:span> ולחייב<text:span text:style-name="T1"> </text:span>עליהם<text:span text:style-name="T1"> </text:span>משום<text:span text:style-name="T1"> </text:span>פיגול<text:span text:style-name="T1"> </text:span>ונותר<text:span text:style-name="T1"> </text:span>וטמא<text:span text:style-name="T1"> </text:span><text:span text:style-name="T27">(</text:span><text:span text:style-name="T63">או</text:span><text:span text:style-name="T67"> </text:span><text:span text:style-name="T63">לחייב</text:span><text:span text:style-name="T67"> </text:span><text:span text:style-name="T63">משום</text:span><text:span text:style-name="T67"> </text:span><text:span text:style-name="T63">'מעלה</text:span><text:span text:style-name="T67"> </text:span><text:span text:style-name="T63">בחוץ'</text:span><text:span text:style-name="T27">)</text:span>; </text:p>
      <text:p text:style-name="P1">קדשי<text:span text:style-name="T1"> </text:span>בדק<text:span text:style-name="T1"> </text:span>הבית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7">(</text:span><text:span text:style-name="T63">למעילה; אבל</text:span><text:span text:style-name="T67"> </text:span><text:span text:style-name="T63">פגול</text:span><text:span text:style-name="T67"> </text:span><text:span text:style-name="T63">ונותר</text:span><text:span text:style-name="T67"> </text:span><text:span text:style-name="T63">וטמא</text:span><text:span text:style-name="T67"> </text:span><text:span text:style-name="T63">אין</text:span><text:span text:style-name="T67"> </text:span><text:span text:style-name="T63">בהן, משום</text:span><text:span text:style-name="T67"> </text:span><text:span text:style-name="T63">דהני</text:span><text:span text:style-name="T67"> </text:span><text:span text:style-name="T63">לא</text:span><text:span text:style-name="T67"> </text:span><text:span text:style-name="T63">נהגי</text:span><text:span text:style-name="T67"> </text:span><text:span text:style-name="T63">בקדשי</text:span><text:span text:style-name="T67"> </text:span><text:span text:style-name="T63">בדק</text:span><text:span text:style-name="T67"> </text:span><text:span text:style-name="T63">הבית, וקדושת</text:span><text:span text:style-name="T67"> </text:span><text:span text:style-name="T63">דמים</text:span><text:span text:style-name="T67"> </text:span><text:span text:style-name="T63">נינהו</text:span><text:span text:style-name="T27">)</text:span>;</text:p>
      <text:p text:style-name="P1">אחד<text:span text:style-name="T1"> </text:span>קדשי<text:span text:style-name="T1"> </text:span>מזבח<text:span text:style-name="T1"> </text:span>ואחד<text:span text:style-name="T1"> </text:span>קדשי<text:span text:style-name="T1"> </text:span>בדק<text:span text:style-name="T1"> </text:span>הבית<text:span text:style-name="T1"> </text:span>מצטרפין<text:span text:style-name="T1"> </text:span>זה<text:span text:style-name="T1"> </text:span>עם<text:span text:style-name="T1"> </text:span>זה<text:span text:style-name="T1"> </text:span>למעילה<text:span text:style-name="T1"> </text:span><text:span text:style-name="T27">(</text:span><text:span text:style-name="T63">אבל</text:span><text:span text:style-name="T67"> </text:span><text:span text:style-name="T63">לא</text:span><text:span text:style-name="T67"> </text:span><text:span text:style-name="T63">לדבר</text:span><text:span text:style-name="T67"> </text:span><text:span text:style-name="T63">אחר; ומשום</text:span><text:span text:style-name="T67"> </text:span><text:span text:style-name="T63">הכי</text:span><text:span text:style-name="T67"> </text:span><text:span text:style-name="T63">קא</text:span><text:span text:style-name="T67"> </text:span><text:span text:style-name="T63">פליג</text:span><text:span text:style-name="T67"> </text:span><text:span text:style-name="T63">לה</text:span><text:span text:style-name="T67"> </text:span><text:span text:style-name="T63">מתניתין</text:span><text:span text:style-name="T67"> </text:span><text:span text:style-name="T63">דתני</text:span><text:span text:style-name="T67"> </text:span><text:span text:style-name="T63">'קדשי</text:span><text:span text:style-name="T67"> </text:span><text:span text:style-name="T63">מזבח' בפני</text:span><text:span text:style-name="T67"> </text:span><text:span text:style-name="T63">עצמן</text:span><text:span text:style-name="T67"> </text:span><text:span text:style-name="T63">ו'קדשי</text:span><text:span text:style-name="T67"> </text:span><text:span text:style-name="T63">בדק</text:span><text:span text:style-name="T67"> </text:span><text:span text:style-name="T63">הבית' בפני</text:span><text:span text:style-name="T67"> </text:span><text:span text:style-name="T63">עצמן</text:span><text:span text:style-name="T27">)</text:span>.</text:p>
      <text:p text:style-name="P1"/>
      <text:p text:style-name="P1">גמרא:</text:p>
      <text:p text:style-name="P1">השתא<text:span text:style-name="T1"> </text:span>יש<text:span text:style-name="T1"> </text:span>לומר<text:span text:style-name="T1"> </text:span>דקתני<text:span text:style-name="T1"> </text:span>'<text:span text:style-name="T105">אחד</text:span><text:span text:style-name="T106"> </text:span><text:span text:style-name="T105">קדשי</text:span><text:span text:style-name="T106"> </text:span><text:span text:style-name="T105">מזבח</text:span><text:span text:style-name="T106"> </text:span><text:span text:style-name="T105">ואחד</text:span><text:span text:style-name="T106"> </text:span><text:span text:style-name="T105">קדשי</text:span><text:span text:style-name="T106"> </text:span><text:span text:style-name="T105">בדק</text:span><text:span text:style-name="T106"> </text:span><text:span text:style-name="T105">הבית</text:span>', דהאי<text:span text:style-name="T1"> </text:span>קדושת<text:span text:style-name="T1"> </text:span>הגוף<text:span text:style-name="T1"> </text:span>והאי<text:span text:style-name="T1"> </text:span>קדושת<text:span text:style-name="T1"> </text:span>דמים, אפילו<text:span text:style-name="T1"> </text:span>הכי<text:span text:style-name="T1"> </text:span>קתני<text:span text:style-name="T1"> </text:span>'<text:span text:style-name="T105">מצטרפין</text:span><text:span text:style-name="T106"> </text:span><text:span text:style-name="T105">זה</text:span><text:span text:style-name="T106"> </text:span><text:span text:style-name="T105">עם</text:span><text:span text:style-name="T106"> </text:span><text:span text:style-name="T105">זה</text:span>', קדשי<text:span text:style-name="T1"> </text:span>מזבח<text:span text:style-name="T1"> </text:span>עם<text:span text:style-name="T1"> </text:span>קדשי<text:span text:style-name="T1"> </text:span>מזבח<text:span text:style-name="T1"> </text:span>מיבעיא?</text:p>
      <text:p text:style-name="P1">משום<text:span text:style-name="T1"> </text:span>דקתני<text:span text:style-name="T1"> </text:span>עלה<text:span text:style-name="T1"> </text:span>'<text:span text:style-name="T105">לחייב</text:span><text:span text:style-name="T106"> </text:span><text:span text:style-name="T105">עליהן</text:span><text:span text:style-name="T106"> </text:span><text:span text:style-name="T105">משום</text:span><text:span text:style-name="T106"> </text:span><text:span text:style-name="T105">פיגול</text:span><text:span text:style-name="T106"> </text:span><text:span text:style-name="T105">נותר</text:span><text:span text:style-name="T106"> </text:span><text:span text:style-name="T105">וטמא</text:span>', דקדשי<text:span text:style-name="T1"> </text:span>בדק<text:span text:style-name="T1"> </text:span>הבית<text:span text:style-name="T1"> </text:span>לא<text:span text:style-name="T1"> </text:span>איכא<text:span text:style-name="T1"> </text:span>הכי<text:span text:style-name="T1"> </text:span>- משום<text:span text:style-name="T1"> </text:span>הכי<text:span text:style-name="T1"> </text:span>קא<text:span text:style-name="T1"> </text:span>פליג<text:span text:style-name="T1"> </text:span>ליה.</text:p>
      <text:p text:style-name="P27"/>
      <text:p text:style-name="P1">אמר<text:span text:style-name="T1"> </text:span>רבי<text:span text:style-name="T1"> </text:span>ינאי: מחוורתא<text:span text:style-name="T1"> </text:span><text:span text:style-name="T27">(</text:span><text:span text:style-name="T63">דבר</text:span><text:span text:style-name="T67"> </text:span><text:span text:style-name="T63">ברור</text:span><text:span text:style-name="T67"> </text:span><text:span text:style-name="T63">הוא, כמו: 'במחוורת</text:span><text:span text:style-name="T67"> </text:span><text:span text:style-name="T63">עליו' </text:span><text:span text:style-name="T64">(נזיר</text:span><text:span text:style-name="T68"> </text:span><text:span text:style-name="T64">דף</text:span><text:span text:style-name="T68"> </text:span><text:span text:style-name="T64">סג.)</text:span><text:span text:style-name="T27">)</text:span>: אין<text:span text:style-name="T1"> </text:span>חייבין<text:span text:style-name="T1"> </text:span>משום<text:span text:style-name="T1"> </text:span>מעילה<text:span text:style-name="T1"> </text:span>אלא<text:span text:style-name="T1"> </text:span>על<text:span text:style-name="T1"> </text:span>קדשי<text:span text:style-name="T1"> </text:span>בדק<text:span text:style-name="T1"> </text:span>הבית<text:span text:style-name="T1"> </text:span>ועולה<text:span text:style-name="T1"> </text:span>בלבד; מאי<text:span text:style-name="T1"> </text:span>טעמא? - דאמר<text:span text:style-name="T1"> </text:span>קרא: <text:span text:style-name="T64">(ויקרא</text:span><text:span text:style-name="T68"> </text:span><text:span text:style-name="T64">ה,טו)</text:span><text:span text:style-name="T32"> נפש</text:span><text:span text:style-name="T1"> </text:span><text:span text:style-name="T32">כי</text:span><text:span text:style-name="T1"> </text:span><text:span text:style-name="T32">תמעול</text:span><text:span text:style-name="T1"> </text:span><text:span text:style-name="T32">מעל</text:span><text:span text:style-name="T1"> </text:span><text:span text:style-name="T33">[וחטאה</text:span><text:span text:style-name="T2"> </text:span><text:span text:style-name="T33">בשגגה]</text:span><text:span text:style-name="T32"> מקדשי</text:span><text:span text:style-name="T1"> </text:span><text:span text:style-name="T32">ה' </text:span><text:span text:style-name="T33">[והביא</text:span><text:span text:style-name="T2"> </text:span><text:span text:style-name="T33">את</text:span><text:span text:style-name="T2"> </text:span><text:span text:style-name="T33">אשמו</text:span><text:span text:style-name="T2"> </text:span><text:span text:style-name="T33">לה' איל</text:span><text:span text:style-name="T2"> </text:span><text:span text:style-name="T33">תמים</text:span><text:span text:style-name="T2"> </text:span><text:span text:style-name="T33">מן</text:span><text:span text:style-name="T2"> </text:span><text:span text:style-name="T33">הצאן</text:span><text:span text:style-name="T2"> </text:span><text:span text:style-name="T33">בערכך</text:span><text:span text:style-name="T2"> </text:span><text:span text:style-name="T33">כסף</text:span><text:span text:style-name="T2"> </text:span><text:span text:style-name="T33">שקלים</text:span><text:span text:style-name="T2"> </text:span><text:span text:style-name="T33">בשקל</text:span><text:span text:style-name="T2"> </text:span><text:span text:style-name="T33">הקדש</text:span><text:span text:style-name="T2"> </text:span><text:span text:style-name="T33">לאשם]</text:span>: קדשים<text:span text:style-name="T1"> </text:span>המיוחדין<text:span text:style-name="T1"> </text:span>לה' יש<text:span text:style-name="T1"> </text:span>בהן<text:span text:style-name="T1"> </text:span>מעילה, אבל<text:span text:style-name="T1"> </text:span>קדשי<text:span text:style-name="T1"> </text:span>מזבח<text:span text:style-name="T1"> </text:span>אית<text:span text:style-name="T1"> </text:span>בהו<text:span text:style-name="T1"> </text:span>לכהנים<text:span text:style-name="T1"> </text:span>ואית<text:span text:style-name="T1"> </text:span>בהו<text:span text:style-name="T1"> </text:span>לבעלים.</text:p>
      <text:p text:style-name="P1">תנן: '<text:span text:style-name="T105">קדשי</text:span><text:span text:style-name="T106"> </text:span><text:span text:style-name="T105">מזבח</text:span><text:span text:style-name="T106"> </text:span><text:span text:style-name="T105">מצטרפין</text:span><text:span text:style-name="T106"> </text:span><text:span text:style-name="T105">זה</text:span><text:span text:style-name="T106"> </text:span><text:span text:style-name="T105">עם</text:span><text:span text:style-name="T106"> </text:span><text:span text:style-name="T105">זה</text:span><text:span text:style-name="T106"> </text:span><text:span text:style-name="T105">למעילה</text:span>'!?</text:p>
      <text:p text:style-name="P1"><text:span text:style-name="T27">(</text:span><text:span text:style-name="T63">ומתרץ:</text:span><text:span text:style-name="T27">)</text:span> מדרבנן<text:span text:style-name="T1"> </text:span><text:span text:style-name="T27">(</text:span><text:span text:style-name="T63">מדרבנן</text:span><text:span text:style-name="T67"> </text:span><text:span text:style-name="T63">הוא</text:span><text:span text:style-name="T67"> </text:span><text:span text:style-name="T63">דאית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בקדשי</text:span><text:span text:style-name="T67"> </text:span><text:span text:style-name="T63">מזבח, אבל</text:span><text:span text:style-name="T67"> </text:span><text:span text:style-name="T63">לא</text:span><text:span text:style-name="T67"> </text:span><text:span text:style-name="T63">מדאורייתא</text:span><text:span text:style-name="T27">)</text:span>. </text:p>
      <text:p text:style-name="P1">'<text:span text:style-name="T105">קדשי</text:span><text:span text:style-name="T106"> </text:span><text:span text:style-name="T105">קדשים</text:span><text:span text:style-name="T106"> </text:span><text:span text:style-name="T105">ששחטן</text:span><text:span text:style-name="T106"> </text:span><text:span text:style-name="T105">בדרום</text:span><text:span text:style-name="T106"> </text:span><text:span text:style-name="T105">מועלים</text:span><text:span text:style-name="T106"> </text:span><text:span text:style-name="T105">בהן</text:span>' <text:span text:style-name="T64">[מעילה</text:span><text:span text:style-name="T68"> </text:span><text:span text:style-name="T64">פ"א</text:span><text:span text:style-name="T68"> </text:span><text:span text:style-name="T64">מ"א]</text:span>!?</text:p>
      <text:p text:style-name="P1">מדרבנן.</text:p>
      <text:p text:style-name="P1">תנן<text:span text:style-name="T1"> </text:span><text:span text:style-name="T64">[מעילה</text:span><text:span text:style-name="T68"> </text:span><text:span text:style-name="T64">פ"ב</text:span><text:span text:style-name="T68"> </text:span><text:span text:style-name="T64">מ"ב]</text:span>: '<text:span text:style-name="T105">הנהנה</text:span><text:span text:style-name="T106"> </text:span><text:span text:style-name="T105">מן</text:span><text:span text:style-name="T106"> </text:span><text:span text:style-name="T105">החטאת</text:span><text:span text:style-name="T106"> </text:span><text:span text:style-name="T105">כשהיא</text:span><text:span text:style-name="T106"> </text:span><text:span text:style-name="T105">חיה</text:span><text:span text:style-name="T106"> </text:span><text:span text:style-name="T105">לא</text:span><text:span text:style-name="T106"> </text:span><text:span text:style-name="T105">מעל</text:span><text:span text:style-name="T106"> </text:span><text:span text:style-name="T105">עד</text:span><text:span text:style-name="T106"> </text:span><text:span text:style-name="T105">שיפגום</text:span><text:span text:style-name="T106"> </text:span><text:span text:style-name="T27">(</text:span><text:span text:style-name="T63">כגון</text:span><text:span text:style-name="T67"> </text:span><text:span text:style-name="T63">שרכב</text:span><text:span text:style-name="T67"> </text:span><text:span text:style-name="T63">עליה</text:span><text:span text:style-name="T67"> </text:span><text:span text:style-name="T63">והכחישה, כדמפרש</text:span><text:span text:style-name="T67"> </text:span><text:span text:style-name="T63">בפירקין</text:span><text:span text:style-name="T67"> </text:span><text:span text:style-name="T63">דלקמן</text:span><text:span text:style-name="T67"> </text:span><text:span text:style-name="T64">(דף</text:span><text:span text:style-name="T68"> </text:span><text:span text:style-name="T64">יט.)</text:span><text:span text:style-name="T63"> דבחטאת</text:span><text:span text:style-name="T67"> </text:span><text:span text:style-name="T63">בעלת</text:span><text:span text:style-name="T67"> </text:span><text:span text:style-name="T63">מום</text:span><text:span text:style-name="T67"> </text:span><text:span text:style-name="T63">מיירי, דקיימא</text:span><text:span text:style-name="T67"> </text:span><text:span text:style-name="T63">לדמי; לפיכך</text:span><text:span text:style-name="T67"> </text:span><text:span text:style-name="T63">מעל: שהפסיד</text:span><text:span text:style-name="T67"> </text:span><text:span text:style-name="T63">להקדש: שפחת</text:span><text:span text:style-name="T67"> </text:span><text:span text:style-name="T63">מדמיה</text:span><text:span text:style-name="T27">)</text:span><text:span text:style-name="T105">; כשהיא</text:span><text:span text:style-name="T106"> </text:span><text:span text:style-name="T105">מתה</text:span><text:span text:style-name="T106"> </text:span><text:span text:style-name="T105">- כיון</text:span><text:span text:style-name="T106"> </text:span><text:span text:style-name="T105">שנהנה</text:span><text:span text:style-name="T106"> </text:span><text:span text:style-name="T105">כל</text:span><text:span text:style-name="T106"> </text:span><text:span text:style-name="T105">שהוא</text:span><text:span text:style-name="T106"> </text:span><text:span text:style-name="T27">(</text:span><text:span text:style-name="T63">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לא</text:span><text:span text:style-name="T67"> </text:span><text:span text:style-name="T63">פגם</text:span><text:span text:style-name="T27">)</text:span><text:span text:style-name="T105"> – מעל</text:span><text:span text:style-name="T106"> </text:span><text:span text:style-name="T27">(</text:span><text:span text:style-name="T63">דלאו</text:span><text:span text:style-name="T67"> </text:span><text:span text:style-name="T63">לדמי</text:span><text:span text:style-name="T67"> </text:span><text:span text:style-name="T63">קיימא, שאין</text:span><text:span text:style-name="T67"> </text:span><text:span text:style-name="T63">פודין</text:span><text:span text:style-name="T67"> </text:span><text:span text:style-name="T63">את</text:span><text:span text:style-name="T67"> </text:span><text:span text:style-name="T63">הקדשים</text:span><text:span text:style-name="T67"> </text:span><text:span text:style-name="T63">להאכילן</text:span><text:span text:style-name="T67"> </text:span><text:span text:style-name="T63">לכלבים</text:span><text:span text:style-name="T67"> </text:span><text:span text:style-name="T64">(פסחים</text:span><text:span text:style-name="T68"> </text:span><text:span text:style-name="T64">דף</text:span><text:span text:style-name="T68"> </text:span><text:span text:style-name="T64">כט.)</text:span><text:span text:style-name="T27">)</text:span>'!?</text:p>
      <text:p text:style-name="P1"><text:span text:style-name="T27">(</text:span><text:span text:style-name="T63">האי</text:span><text:span text:style-name="T67"> </text:span><text:span text:style-name="T63">מעל</text:span><text:span text:style-name="T67"> </text:span><text:span text:style-name="T63">נמי</text:span><text:span text:style-name="T27">)</text:span> מדרבנן.</text:p>
      <text:p text:style-name="P1">ומדאורייתא<text:span text:style-name="T1"> </text:span>לא? והתניא: '<text:span text:style-name="T105">רבי</text:span><text:span text:style-name="T106"> </text:span><text:span text:style-name="T105">אומר: </text:span><text:span text:style-name="T64">(ויקרא</text:span><text:span text:style-name="T68"> </text:span><text:span text:style-name="T64">ג,טז)</text:span><text:span text:style-name="T32"> </text:span><text:span text:style-name="T33">[והקטירם</text:span><text:span text:style-name="T2"> </text:span><text:span text:style-name="T33">הכהן</text:span><text:span text:style-name="T2"> </text:span><text:span text:style-name="T33">המזבחה</text:span><text:span text:style-name="T2"> </text:span><text:span text:style-name="T33">לחם</text:span><text:span text:style-name="T2"> </text:span><text:span text:style-name="T33">אשה</text:span><text:span text:style-name="T2"> </text:span><text:span text:style-name="T33">לריח</text:span><text:span text:style-name="T2"> </text:span><text:span text:style-name="T33">ניחח]</text:span><text:span text:style-name="T110"> כל</text:span><text:span text:style-name="T106"> </text:span><text:span text:style-name="T110">חלב</text:span><text:span text:style-name="T106"> </text:span><text:span text:style-name="T110">לה'</text:span><text:span text:style-name="T105"> - לרבות</text:span><text:span text:style-name="T106"> </text:span><text:span text:style-name="T105">אימורי</text:span><text:span text:style-name="T106"> </text:span><text:span text:style-name="T105">קדשים</text:span><text:span text:style-name="T106"> </text:span><text:span text:style-name="T105">קלים</text:span><text:span text:style-name="T106"> </text:span><text:span text:style-name="T105">למעילה</text:span>'!?</text:p>
      <text:p text:style-name="P1">מדרבנן.</text:p>
      <text:p text:style-name="P1">והא<text:span text:style-name="T1"> </text:span>קרא<text:span text:style-name="T1"> </text:span>קא<text:span text:style-name="T1"> </text:span>נסיב<text:span text:style-name="T1"> </text:span>לה<text:span text:style-name="T1"> </text:span><text:span text:style-name="T27">(</text:span><text:span text:style-name="T63">לאשמועינן</text:span><text:span text:style-name="T67"> </text:span><text:span text:style-name="T63">דמדאורייתא</text:span><text:span text:style-name="T67"> </text:span><text:span text:style-name="T63">מעל</text:span><text:span text:style-name="T27">)</text:span>?</text:p>
      <text:p text:style-name="P1">אסמכתא<text:span text:style-name="T1"> </text:span>בעלמא.</text:p>
      <text:p text:style-name="P1">והא<text:span text:style-name="T1"> </text:span>אמר<text:span text:style-name="T1"> </text:span>עולא<text:span text:style-name="T1"> </text:span>אמר<text:span text:style-name="T1"> </text:span>רבי<text:span text:style-name="T1"> </text:span>יוחנן: 'קדשים<text:span text:style-name="T1"> </text:span>שמתו<text:span text:style-name="T1"> </text:span>יצאו<text:span text:style-name="T1"> </text:span>מידי<text:span text:style-name="T1"> </text:span>מעילה<text:span text:style-name="T1"> </text:span>דבר<text:span text:style-name="T1"> </text:span>תורה' <text:span text:style-name="T27">(</text:span><text:span text:style-name="T63">משום</text:span><text:span text:style-name="T67"> </text:span><text:span text:style-name="T63">דכתיב</text:span><text:span text:style-name="T67"> </text:span><text:span text:style-name="T63">'</text:span><text:span text:style-name="T73">[מ]</text:span><text:span text:style-name="T72">קדשי</text:span><text:span text:style-name="T67"> </text:span><text:span text:style-name="T72">ה'</text:span><text:span text:style-name="T63">', וכיון</text:span><text:span text:style-name="T67"> </text:span><text:span text:style-name="T63">דמתו</text:span><text:span text:style-name="T67"> </text:span><text:span text:style-name="T63">לא</text:span><text:span text:style-name="T67"> </text:span><text:span text:style-name="T63">חזו</text:span><text:span text:style-name="T67"> </text:span><text:span text:style-name="T63">לקדשי</text:span><text:span text:style-name="T67"> </text:span><text:span text:style-name="T63">ה'</text:span><text:span text:style-name="T27">)</text:span>; במאי<text:span text:style-name="T1"> </text:span><text:span text:style-name="T27">(</text:span><text:span text:style-name="T63">קמיירי</text:span><text:span text:style-name="T67"> </text:span><text:span text:style-name="T63">עולא</text:span><text:span text:style-name="T27">)</text:span>: אילימא<text:span text:style-name="T1"> </text:span>בקדשי<text:span text:style-name="T1"> </text:span>בדק<text:span text:style-name="T1"> </text:span>הבית<text:span text:style-name="T1"> </text:span>- אפילו<text:span text:style-name="T1"> </text:span>כי<text:span text:style-name="T1"> </text:span>מתו<text:span text:style-name="T1"> </text:span>נמי<text:span text:style-name="T1"> </text:span><text:span text:style-name="T27">(</text:span><text:span text:style-name="T63">נמי</text:span><text:span text:style-name="T67"> </text:span><text:span text:style-name="T63">לא</text:span><text:span text:style-name="T67"> </text:span><text:span text:style-name="T63">יצאו</text:span><text:span text:style-name="T67"> </text:span><text:span text:style-name="T63">מידי</text:span><text:span text:style-name="T67"> </text:span><text:span text:style-name="T63">מעילה</text:span><text:span text:style-name="T27">)</text:span>: לא<text:span text:style-name="T1"> </text:span>יהא<text:span text:style-name="T1"> </text:span>אלא<text:span text:style-name="T1"> </text:span>דאקדיש<text:span text:style-name="T1"> </text:span>אשפה<text:span text:style-name="T1"> </text:span>לבדק<text:span text:style-name="T1"> </text:span>הבית, לאו<text:span text:style-name="T1"> </text:span>אית<text:span text:style-name="T1"> </text:span>בה<text:span text:style-name="T1"> </text:span>מעילה<text:span text:style-name="T1"> </text:span><text:span text:style-name="T27">(</text:span><text:span text:style-name="T63">מי</text:span><text:span text:style-name="T67"> </text:span><text:span text:style-name="T63">לא</text:span><text:span text:style-name="T67"> </text:span><text:span text:style-name="T63">קדשה</text:span><text:span text:style-name="T67"> </text:span><text:span text:style-name="T63">לדמיה</text:span><text:span text:style-name="T67"> </text:span><text:span text:style-name="T63">דאית</text:span><text:span text:style-name="T67"> </text:span><text:span text:style-name="T63">בה</text:span><text:span text:style-name="T67"> </text:span><text:span text:style-name="T63">מעילה? הכי</text:span><text:span text:style-name="T67"> </text:span><text:span text:style-name="T63">נמי</text:span><text:span text:style-name="T67"> </text:span><text:span text:style-name="T63">דאי</text:span><text:span text:style-name="T67"> </text:span><text:span text:style-name="T63">אקדיש</text:span><text:span text:style-name="T67"> </text:span><text:span text:style-name="T63">בהמה</text:span><text:span text:style-name="T67"> </text:span><text:span text:style-name="T63">לבדק</text:span><text:span text:style-name="T67"> </text:span><text:span text:style-name="T63">הבית,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מתה</text:span><text:span text:style-name="T67"> </text:span><text:span text:style-name="T63">- קדשה</text:span><text:span text:style-name="T67"> </text:span><text:span text:style-name="T63">נמי</text:span><text:span text:style-name="T67"> </text:span><text:span text:style-name="T63">לדמים, ואית</text:span><text:span text:style-name="T67"> </text:span><text:span text:style-name="T63">בה</text:span><text:span text:style-name="T67"> </text:span><text:span text:style-name="T63">מעילה</text:span><text:span text:style-name="T27">)</text:span>? אלא<text:span text:style-name="T1"> </text:span>קדשי<text:span text:style-name="T1"> </text:span><text:span text:style-name="T126">מזבח</text:span><text:span text:style-name="T1"> </text:span>בחייהם<text:span text:style-name="T1"> </text:span>נמי<text:span text:style-name="T1"> </text:span>דאורייתא<text:span text:style-name="T1"> </text:span>אית<text:span text:style-name="T1"> </text:span>בהו<text:span text:style-name="T1"> </text:span>מעילה<text:span text:style-name="T1"> </text:span><text:span text:style-name="T27">(</text:span><text:span text:style-name="T63">אלא</text:span><text:span text:style-name="T67"> </text:span><text:span text:style-name="T63">פשיטא</text:span><text:span text:style-name="T67"> </text:span><text:span text:style-name="T63">דבקדשי</text:span><text:span text:style-name="T67"> </text:span><text:span text:style-name="T63">מזבח</text:span><text:span text:style-name="T67"> </text:span><text:span text:style-name="T63">מיירי, ולאחר</text:span><text:span text:style-name="T67"> </text:span><text:span text:style-name="T63">מיתה</text:span><text:span text:style-name="T67"> </text:span><text:span text:style-name="T63">יצאו</text:span><text:span text:style-name="T67"> </text:span><text:span text:style-name="T63">מידי</text:span><text:span text:style-name="T67"> </text:span><text:span text:style-name="T63">מעילה</text:span><text:span text:style-name="T67"> </text:span><text:span text:style-name="T63">דבר</text:span><text:span text:style-name="T67"> </text:span><text:span text:style-name="T63">תורה; מכלל</text:span><text:span text:style-name="T67"> </text:span><text:span text:style-name="T63">דבחייהן</text:span><text:span text:style-name="T67"> </text:span><text:span text:style-name="T63">יש</text:span><text:span text:style-name="T67"> </text:span><text:span text:style-name="T63">בהן</text:span><text:span text:style-name="T67"> </text:span><text:span text:style-name="T63">מעילה</text:span><text:span text:style-name="T67"> </text:span><text:span text:style-name="T63">מדאורייתא, וקשיא</text:span><text:span text:style-name="T67"> </text:span><text:span text:style-name="T63">לרבי</text:span><text:span text:style-name="T67"> </text:span><text:span text:style-name="T63">ינאי</text:span><text:span text:style-name="T27">)</text:span>?</text:p>
      <text:p text:style-name="P1">אלא<text:span text:style-name="T1"> </text:span>הכי<text:span text:style-name="T1"> </text:span>קא<text:span text:style-name="T1"> </text:span>אמרי<text:span text:style-name="T1"> </text:span>דבי<text:span text:style-name="T1"> </text:span>רבי<text:span text:style-name="T1"> </text:span>ינאי<text:span text:style-name="T1"> </text:span><text:span text:style-name="T27">(</text:span><text:span text:style-name="T63">אמר</text:span><text:span text:style-name="T67"> </text:span><text:span text:style-name="T63">לך</text:span><text:span text:style-name="T67"> </text:span><text:span text:style-name="T63">רהי</text:span><text:span text:style-name="T67"> </text:span><text:span text:style-name="T63">ינאי</text:span><text:span text:style-name="T27">)</text:span>: <text:span text:style-name="T27">(</text:span><text:span text:style-name="T63">אִין, ודאי</text:span><text:span text:style-name="T67"> </text:span><text:span text:style-name="T63">בקדשי</text:span><text:span text:style-name="T67"> </text:span><text:span text:style-name="T63">מזבח</text:span><text:span text:style-name="T67"> </text:span><text:span text:style-name="T63">נמי</text:span><text:span text:style-name="T67"> </text:span><text:span text:style-name="T63">אית</text:span><text:span text:style-name="T67"> </text:span><text:span text:style-name="T63">בהו</text:span><text:span text:style-name="T67"> </text:span><text:span text:style-name="T63">מעילה</text:span><text:span text:style-name="T67"> </text:span><text:span text:style-name="T63">מדאורייתא</text:span><text:span text:style-name="T27">)</text:span> מהאי<text:span text:style-name="T1"> </text:span>קרא<text:span text:style-name="T1"> </text:span>- קדשי<text:span text:style-name="T1"> </text:span>בדק<text:span text:style-name="T1"> </text:span>הבית<text:span text:style-name="T1"> </text:span>שמעין<text:span text:style-name="T1"> </text:span>מינה, קדשי<text:span text:style-name="T1"> </text:span>מזבח<text:span text:style-name="T1"> </text:span>לא<text:span text:style-name="T1"> </text:span>שמעין<text:span text:style-name="T1"> </text:span>מינה<text:span text:style-name="T1"> </text:span><text:span text:style-name="T27">(</text:span><text:span text:style-name="T63">אבל</text:span><text:span text:style-name="T67"> </text:span><text:span text:style-name="T63">מהאי</text:span><text:span text:style-name="T67"> </text:span><text:span text:style-name="T63">קדשי</text:span><text:span text:style-name="T67"> </text:span><text:span text:style-name="T63">ה' דבקרא</text:span><text:span text:style-name="T67"> </text:span><text:span text:style-name="T63">ד'</text:span><text:span text:style-name="T72">נפש</text:span><text:span text:style-name="T67"> </text:span><text:span text:style-name="T72">כי</text:span><text:span text:style-name="T67"> </text:span><text:span text:style-name="T72">תמעול</text:span><text:span text:style-name="T67"> </text:span><text:span text:style-name="T72">מעל</text:span><text:span text:style-name="T63">' </text:span><text:span text:style-name="T64">(ויקרא</text:span><text:span text:style-name="T68"> </text:span><text:span text:style-name="T64">ה,טו)</text:span><text:span text:style-name="T63"> לא</text:span><text:span text:style-name="T67"> </text:span><text:span text:style-name="T63">שמעינן</text:span><text:span text:style-name="T67"> </text:span><text:span text:style-name="T63">מיניה</text:span><text:span text:style-name="T67"> </text:span><text:span text:style-name="T63">אלא</text:span><text:span text:style-name="T67"> </text:span><text:span text:style-name="T63">קדשי</text:span><text:span text:style-name="T67"> </text:span><text:span text:style-name="T63">בדק</text:span><text:span text:style-name="T67"> </text:span><text:span text:style-name="T63">הבית, </text:span><text:soft-page-break/><text:span text:style-name="T63">דמחוורין</text:span><text:span text:style-name="T67"> </text:span><text:span text:style-name="T63">לה', אלא</text:span><text:span text:style-name="T67"> </text:span><text:span text:style-name="T63">מקרא</text:span><text:span text:style-name="T67"> </text:span><text:span text:style-name="T63">אחרינא</text:span><text:span text:style-name="T67"> </text:span><text:span text:style-name="T63">נפקא</text:span><text:span text:style-name="T67"> </text:span><text:span text:style-name="T63">לן</text:span><text:span text:style-name="T67"> </text:span><text:span text:style-name="T63">דקדשי</text:span><text:span text:style-name="T67"> </text:span><text:span text:style-name="T63">מזבח</text:span><text:span text:style-name="T67"> </text:span><text:span text:style-name="T63">אית</text:span><text:span text:style-name="T67"> </text:span><text:span text:style-name="T63">בהו</text:span><text:span text:style-name="T67"> </text:span><text:span text:style-name="T63">מעילה: דכתיב</text:span><text:span text:style-name="T67"> </text:span><text:span text:style-name="T72">ואיש</text:span><text:span text:style-name="T67"> </text:span><text:span text:style-name="T72">כי</text:span><text:span text:style-name="T67"> </text:span><text:span text:style-name="T72">יאכל</text:span><text:span text:style-name="T67"> </text:span><text:span text:style-name="T72">קדש</text:span><text:span text:style-name="T67"> </text:span><text:span text:style-name="T72">בשגגה</text:span><text:span text:style-name="T67"> </text:span><text:span text:style-name="T73">[ויסף</text:span><text:span text:style-name="T69"> </text:span><text:span text:style-name="T73">חמשיתו</text:span><text:span text:style-name="T69"> </text:span><text:span text:style-name="T73">עליו</text:span><text:span text:style-name="T69"> </text:span><text:span text:style-name="T73">ונתן</text:span><text:span text:style-name="T69"> </text:span><text:span text:style-name="T73">לכהן</text:span><text:span text:style-name="T69"> </text:span><text:span text:style-name="T73">את</text:span><text:span text:style-name="T69"> </text:span><text:span text:style-name="T73">הקדש]</text:span><text:span text:style-name="T63"> </text:span><text:span text:style-name="T64">(ויקרא</text:span><text:span text:style-name="T68"> </text:span><text:span text:style-name="T64">כב,יד)</text:span><text:span text:style-name="T63">: דבכל</text:span><text:span text:style-name="T67"> </text:span><text:span text:style-name="T63">קדש</text:span><text:span text:style-name="T67"> </text:span><text:span text:style-name="T63">מיירי</text:span><text:span text:style-name="T27">)</text:span>.</text:p>
      <text:p text:style-name="P1"/>
      <text:p text:style-name="P1">(מעילה<text:span text:style-name="T1"> </text:span>טו,ב)</text:p>
      <text:p text:style-name="P1">משנה:</text:p>
      <text:p text:style-name="P1">חמשה<text:span text:style-name="T1"> </text:span>דברים<text:span text:style-name="T1"> </text:span>בעולה<text:span text:style-name="T1"> </text:span>מצטרפין<text:span text:style-name="T1"> </text:span>זה<text:span text:style-name="T1"> </text:span>עם<text:span text:style-name="T1"> </text:span>זה: הבשר<text:span text:style-name="T1"> </text:span>והחלב<text:span text:style-name="T1"> </text:span>והסולת<text:span text:style-name="T1"> </text:span>והיין<text:span text:style-name="T1"> </text:span>והשמן<text:span text:style-name="T1"> </text:span><text:span text:style-name="T27">(</text:span><text:span text:style-name="T63">היינו</text:span><text:span text:style-name="T67"> </text:span><text:span text:style-name="T63">מנחה</text:span><text:span text:style-name="T67"> </text:span><text:span text:style-name="T63">הבאה</text:span><text:span text:style-name="T67"> </text:span><text:span text:style-name="T63">עמה, והיין, והשמן</text:span><text:span text:style-name="T67"> </text:span><text:span text:style-name="T63">- 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</text:span><text:span text:style-name="T67"> </text:span><text:span text:style-name="T63">בכזית</text:span><text:span text:style-name="T67"> </text:span><text:span text:style-name="T63">לחייב</text:span><text:span text:style-name="T67"> </text:span><text:span text:style-name="T63">משום</text:span><text:span text:style-name="T67"> </text:span><text:span text:style-name="T63">'מעלה</text:span><text:span text:style-name="T67"> </text:span><text:span text:style-name="T63">בחוץ' ולחייב</text:span><text:span text:style-name="T67"> </text:span><text:span text:style-name="T63">משום</text:span><text:span text:style-name="T67"> </text:span><text:span text:style-name="T63">פגול</text:span><text:span text:style-name="T67"> </text:span><text:span text:style-name="T63">ונותר</text:span><text:span text:style-name="T67"> </text:span><text:span text:style-name="T63">וטמא, ומשום</text:span><text:span text:style-name="T67"> </text:span><text:span text:style-name="T63">מעילה</text:span><text:span text:style-name="T67"> </text:span><text:span text:style-name="T63">נמי;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תנא</text:span><text:span text:style-name="T67"> </text:span><text:span text:style-name="T63">רישא</text:span><text:span text:style-name="T67"> </text:span><text:span text:style-name="T63">נמי</text:span><text:span text:style-name="T67"> </text:span><text:span text:style-name="T63">'קדשי</text:span><text:span text:style-name="T67"> </text:span><text:span text:style-name="T63">מזבח</text:span><text:span text:style-name="T67"> </text:span><text:span text:style-name="T63">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' - איצטריך</text:span><text:span text:style-name="T67"> </text:span><text:span text:style-name="T63">למיתני</text:span><text:span text:style-name="T67"> </text:span><text:span text:style-name="T63">הא, לאשמועינן</text:span><text:span text:style-name="T67"> </text:span><text:span text:style-name="T63">רבותא: דבשר</text:span><text:span text:style-name="T67"> </text:span><text:span text:style-name="T63">וסלת</text:span><text:span text:style-name="T67"> </text:span><text:span text:style-name="T63">ויין</text:span><text:span text:style-name="T67"> </text:span><text:span text:style-name="T63">מצטרפין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מינא</text:span><text:span text:style-name="T67"> </text:span><text:span text:style-name="T63">אחרינא</text:span><text:span text:style-name="T67"> </text:span><text:span text:style-name="T63">נינהו</text:span><text:span text:style-name="T27">)</text:span>;</text:p>
      <text:p text:style-name="P10"><text:span text:style-name="T116">וששה</text:span><text:span text:style-name="T117"> </text:span><text:span text:style-name="T116">בתודה</text:span><text:span text:style-name="T117"> </text:span><text:span text:style-name="T120">(</text:span><text:span text:style-name="T79">מצטרפין</text:span><text:span text:style-name="T76"> </text:span><text:span text:style-name="T79">זה</text:span><text:span text:style-name="T76"> </text:span><text:span text:style-name="T79">עם</text:span><text:span text:style-name="T76"> </text:span><text:span text:style-name="T79">זה</text:span><text:span text:style-name="T76"> </text:span><text:span text:style-name="T79">לפיגול</text:span><text:span text:style-name="T76"> </text:span><text:span text:style-name="T79">ונותר</text:span><text:span text:style-name="T76"> </text:span><text:span text:style-name="T79">וטמא</text:span><text:span text:style-name="T120">)</text:span><text:span text:style-name="T116">: הבשר</text:span><text:span text:style-name="T117"> </text:span><text:span text:style-name="T116">והחלב</text:span><text:span text:style-name="T117"> </text:span><text:span text:style-name="T116">והסולת</text:span><text:span text:style-name="T117"> </text:span><text:span text:style-name="T116">והיין</text:span><text:span text:style-name="T117"> </text:span><text:span text:style-name="T116">והשמן</text:span><text:span text:style-name="T117"> </text:span><text:span text:style-name="T116">והלחם</text:span><text:span text:style-name="T117"> </text:span><text:span text:style-name="T120">(</text:span><text:span text:style-name="T79">והאי</text:span><text:span text:style-name="T76"> </text:span><text:span text:style-name="T79">סלת</text:span><text:span text:style-name="T76"> </text:span><text:span text:style-name="T79">נמי</text:span><text:span text:style-name="T76"> </text:span><text:span text:style-name="T79">דקתני</text:span><text:span text:style-name="T76"> </text:span><text:span text:style-name="T79">גבי</text:span><text:span text:style-name="T76"> </text:span><text:span text:style-name="T79">תודה</text:span><text:span text:style-name="T76"> </text:span><text:span text:style-name="T79">- היינו</text:span><text:span text:style-name="T76"> </text:span><text:span text:style-name="T79">נמי</text:span><text:span text:style-name="T76"> </text:span><text:span text:style-name="T79">מנחת</text:span><text:span text:style-name="T76"> </text:span><text:span text:style-name="T79">נסכים</text:span><text:span text:style-name="T76"> </text:span><text:span text:style-name="T79">הבאה</text:span><text:span text:style-name="T76"> </text:span><text:span text:style-name="T79">עם</text:span><text:span text:style-name="T76"> </text:span><text:span text:style-name="T79">התודה, כדאמרינן</text:span><text:span text:style-name="T76"> </text:span><text:span text:style-name="T79">במסכת</text:span><text:span text:style-name="T76"> </text:span><text:span text:style-name="T79">מנחות</text:span><text:span text:style-name="T76"> </text:span><text:span text:style-name="T79">בפרק</text:span><text:span text:style-name="T76"> </text:span><text:span text:style-name="T79">'שתי</text:span><text:span text:style-name="T76"> </text:span><text:span text:style-name="T79">מדות' </text:span><text:span text:style-name="T80">(דף</text:span><text:span text:style-name="T77"> </text:span><text:span text:style-name="T80">צ:)</text:span><text:span text:style-name="T79"> דתודה</text:span><text:span text:style-name="T76"> </text:span><text:span text:style-name="T79">נמי</text:span><text:span text:style-name="T76"> </text:span><text:span text:style-name="T79">טעונה</text:span><text:span text:style-name="T76"> </text:span><text:span text:style-name="T79">מנחת</text:span><text:span text:style-name="T76"> </text:span><text:span text:style-name="T79">נסכים, דמפיק</text:span><text:span text:style-name="T76"> </text:span><text:span text:style-name="T79">ליה</text:span><text:span text:style-name="T76"> </text:span><text:span text:style-name="T79">מ'</text:span><text:span text:style-name="T81">או</text:span><text:span text:style-name="T76"> </text:span><text:span text:style-name="T81">זבח</text:span><text:span text:style-name="T79">' </text:span><text:span text:style-name="T30">(במדבר</text:span><text:span text:style-name="T3"> </text:span><text:span text:style-name="T30">טו,ג)</text:span><text:span text:style-name="T120">)</text:span><text:span text:style-name="T116">.</text:span></text:p>
      <text:p text:style-name="P1"/>
      <text:p text:style-name="P1">גמרא:</text:p>
      <text:p text:style-name="P1">מתני<text:span text:style-name="T1"> </text:span>ליה<text:span text:style-name="T1"> </text:span>רב<text:span text:style-name="T1"> </text:span>הונא<text:span text:style-name="T1"> </text:span>לרבא: '<text:span text:style-name="T105">חמשה</text:span><text:span text:style-name="T106"> </text:span><text:span text:style-name="T105">דברים</text:span><text:span text:style-name="T106"> </text:span><text:span text:style-name="T113">בעולם</text:span><text:span text:style-name="T106"> </text:span><text:span text:style-name="T105">מצטרפין</text:span><text:span text:style-name="T106"> </text:span><text:span text:style-name="T105">זה</text:span><text:span text:style-name="T106"> </text:span><text:span text:style-name="T105">עם</text:span><text:span text:style-name="T106"> </text:span><text:span text:style-name="T105">זה</text:span>'; אמר<text:span text:style-name="T1"> </text:span>ליה: 'בעולם' קא<text:span text:style-name="T1"> </text:span>אמרת<text:span text:style-name="T1"> </text:span><text:span text:style-name="T27">(</text:span><text:span text:style-name="T63">דמשמע</text:span><text:span text:style-name="T67"> </text:span><text:span text:style-name="T63">בכל</text:span><text:span text:style-name="T67"> </text:span><text:span text:style-name="T63">הזבחים</text:span><text:span text:style-name="T67"> </text:span><text:span text:style-name="T63">שבעולם</text:span><text:span text:style-name="T67"> </text:span><text:span text:style-name="T63">חמשה</text:span><text:span text:style-name="T67"> </text:span><text:span text:style-name="T63">דברים</text:span><text:span text:style-name="T67"> </text:span><text:span text:style-name="T63">ש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, ותו</text:span><text:span text:style-name="T67"> </text:span><text:span text:style-name="T63">לא</text:span><text:span text:style-name="T27">)</text:span>? והא<text:span text:style-name="T1"> </text:span>קתני<text:span text:style-name="T1"> </text:span>בתודה<text:span text:style-name="T1"> </text:span>'<text:span text:style-name="T105">ששה</text:span><text:span text:style-name="T106"> </text:span><text:span text:style-name="T105">דברים</text:span><text:span text:style-name="T106"> </text:span><text:span text:style-name="T105">שבתודה</text:span><text:span text:style-name="T106"> </text:span><text:span text:style-name="T105">הבשר</text:span><text:span text:style-name="T106"> </text:span><text:span text:style-name="T105">והחלב</text:span><text:span text:style-name="T106"> </text:span><text:span text:style-name="T105">והסולת</text:span><text:span text:style-name="T106"> </text:span><text:span text:style-name="T105">והיין</text:span><text:span text:style-name="T106"> </text:span><text:span text:style-name="T105">והשמן</text:span><text:span text:style-name="T106"> </text:span><text:span text:style-name="T105">ולחמי</text:span><text:span text:style-name="T106"> </text:span><text:span text:style-name="T105">תודה</text:span>'? <text:span text:style-name="T27">(</text:span><text:span text:style-name="T63">ודם</text:span><text:span text:style-name="T67"> </text:span><text:span text:style-name="T63">לא</text:span><text:span text:style-name="T67"> </text:span><text:span text:style-name="T63">קא</text:span><text:span text:style-name="T67"> </text:span><text:span text:style-name="T63">חשיב, לפי</text:span><text:span text:style-name="T67"> </text:span><text:span text:style-name="T63">שאין</text:span><text:span text:style-name="T67"> </text:span><text:span text:style-name="T63">מועלין</text:span><text:span text:style-name="T67"> </text:span><text:span text:style-name="T63">בדמים, וליתיה</text:span><text:span text:style-name="T67"> </text:span><text:span text:style-name="T63">לא</text:span><text:span text:style-name="T67"> </text:span><text:span text:style-name="T63">בפגול</text:span><text:span text:style-name="T67"> </text:span><text:span text:style-name="T63">ולא</text:span><text:span text:style-name="T67"> </text:span><text:span text:style-name="T63">בטמא, כדאמרינן</text:span><text:span text:style-name="T67"> </text:span><text:span text:style-name="T63">בפרק</text:span><text:span text:style-name="T67"> </text:span><text:span text:style-name="T63">'כל</text:span><text:span text:style-name="T67"> </text:span><text:span text:style-name="T63">הבשר' </text:span><text:span text:style-name="T64">(חולין</text:span><text:span text:style-name="T68"> </text:span><text:span text:style-name="T64">דף</text:span><text:span text:style-name="T68"> </text:span><text:span text:style-name="T64">קיז:)</text:span><text:span text:style-name="T63">.</text:span><text:span text:style-name="T27">)</text:span></text:p>
      <text:p text:style-name="P1">אמר<text:span text:style-name="T1"> </text:span>ליה: תני<text:span text:style-name="T1"> </text:span>'בעול<text:span text:style-name="T143">ה</text:span>'. <text:span text:style-name="T27">(</text:span><text:span text:style-name="T63">תני</text:span><text:span text:style-name="T67"> </text:span><text:span text:style-name="T63">'בעולה</text:span><text:span text:style-name="T67"> </text:span><text:span text:style-name="T63">איכא</text:span><text:span text:style-name="T67"> </text:span><text:span text:style-name="T63">חמשה</text:span><text:span text:style-name="T67"> </text:span><text:span text:style-name="T63">דברים</text:span><text:span text:style-name="T67"> </text:span><text:span text:style-name="T63">המצטרפין', ולא</text:span><text:span text:style-name="T67"> </text:span><text:span text:style-name="T63">במקום</text:span><text:span text:style-name="T67"> </text:span><text:span text:style-name="T63">אחר; </text:span></text:p>
      <text:p text:style-name="P2"><text:span text:style-name="T62">ענין</text:span><text:span text:style-name="T66"> </text:span><text:span text:style-name="T62">אחר: אמר</text:span><text:span text:style-name="T66"> </text:span><text:span text:style-name="T62">לו</text:span><text:span text:style-name="T66"> </text:span><text:span text:style-name="T62">רבא: 'בעולם' קאמרת: דבכל</text:span><text:span text:style-name="T66"> </text:span><text:span text:style-name="T62">דבר</text:span><text:span text:style-name="T66"> </text:span><text:span text:style-name="T62">שבעולם</text:span><text:span text:style-name="T66"> </text:span><text:span text:style-name="T62">מצטרפין</text:span><text:span text:style-name="T66"> </text:span><text:span text:style-name="T62">אלו</text:span><text:span text:style-name="T66"> </text:span><text:span text:style-name="T62">חמשה</text:span><text:span text:style-name="T66"> </text:span><text:span text:style-name="T62">דברים? והא</text:span><text:span text:style-name="T66"> </text:span><text:span text:style-name="T62">קתני</text:span><text:span text:style-name="T66"> </text:span><text:span text:style-name="T62">בתודה</text:span><text:span text:style-name="T66"> </text:span><text:span text:style-name="T62">- דמשמע</text:span><text:span text:style-name="T66"> </text:span><text:span text:style-name="T62">דבזבחים</text:span><text:span text:style-name="T66"> </text:span><text:span text:style-name="T62">מיירי, ולא</text:span><text:span text:style-name="T66"> </text:span><text:span text:style-name="T62">בחולין.</text:span>)</text:p>
      <text:p text:style-name="P10"><text:span text:style-name="T116">תנינא</text:span><text:span text:style-name="T117"> </text:span><text:span text:style-name="T116">להא, דתנו</text:span><text:span text:style-name="T117"> </text:span><text:span text:style-name="T116">רבנן: '</text:span><text:span text:style-name="T111">עולות</text:span><text:span text:style-name="T112"> </text:span><text:span text:style-name="T111">ואימורים</text:span><text:span text:style-name="T112"> </text:span><text:span text:style-name="T111">מצטרפין</text:span><text:span text:style-name="T112"> </text:span><text:span text:style-name="T111">לכזית</text:span><text:span text:style-name="T112"> </text:span><text:span text:style-name="T111">להעלותן</text:span><text:span text:style-name="T112"> </text:span><text:span text:style-name="T111">בחוץ</text:span><text:span text:style-name="T112"> </text:span><text:span text:style-name="T120">(</text:span><text:span text:style-name="T79">דאי</text:span><text:span text:style-name="T76"> </text:span><text:span text:style-name="T79">מקטיר</text:span><text:span text:style-name="T76"> </text:span><text:span text:style-name="T79">כחצי</text:span><text:span text:style-name="T76"> </text:span><text:span text:style-name="T79">זית</text:span><text:span text:style-name="T76"> </text:span><text:span text:style-name="T79">בשר</text:span><text:span text:style-name="T76"> </text:span><text:span text:style-name="T79">וכחצי</text:span><text:span text:style-name="T76"> </text:span><text:span text:style-name="T79">זית</text:span><text:span text:style-name="T76"> </text:span><text:span text:style-name="T79">אימורין</text:span><text:span text:style-name="T76"> </text:span><text:span text:style-name="T79">בחוץ</text:span><text:span text:style-name="T76"> </text:span><text:span text:style-name="T79">- חייב</text:span><text:span text:style-name="T76"> </text:span><text:span text:style-name="T79">עליהם</text:span><text:span text:style-name="T76"> </text:span><text:span text:style-name="T79">משום</text:span><text:span text:style-name="T76"> </text:span><text:span text:style-name="T79">'מקטיר</text:span><text:span text:style-name="T76"> </text:span><text:span text:style-name="T79">בחוץ', והקטרה</text:span><text:span text:style-name="T76"> </text:span><text:span text:style-name="T79">בעינן</text:span><text:span text:style-name="T76"> </text:span><text:span text:style-name="T79">בכזית, כדכתיב</text:span><text:span text:style-name="T76"> </text:span><text:span text:style-name="T80">[</text:span><text:span text:style-name="T30">ויקרא</text:span><text:span text:style-name="T3"> </text:span><text:span text:style-name="T30">ז,יח</text:span><text:span text:style-name="T80">]</text:span><text:span text:style-name="T79"> </text:span><text:span text:style-name="T81">ואם</text:span><text:span text:style-name="T76"> </text:span><text:span text:style-name="T81">האכל</text:span><text:span text:style-name="T76"> </text:span><text:span text:style-name="T81">יאכל</text:span><text:span text:style-name="T76"> </text:span><text:span text:style-name="T79">ואמרינן</text:span><text:span text:style-name="T76"> </text:span><text:span text:style-name="T80">(זבחים</text:span><text:span text:style-name="T77"> </text:span><text:span text:style-name="T80">דף</text:span><text:span text:style-name="T77"> </text:span><text:span text:style-name="T80">כח:)</text:span><text:span text:style-name="T79"> '</text:span><text:span text:style-name="T90">בשתי</text:span><text:span text:style-name="T91"> </text:span><text:span text:style-name="T90">אכילות</text:span><text:span text:style-name="T91"> </text:span><text:span text:style-name="T90">הכתוב</text:span><text:span text:style-name="T91"> </text:span><text:span text:style-name="T90">מדבר: אחת</text:span><text:span text:style-name="T91"> </text:span><text:span text:style-name="T90">אכילת</text:span><text:span text:style-name="T91"> </text:span><text:span text:style-name="T90">אדם</text:span><text:span text:style-name="T91"> </text:span><text:span text:style-name="T90">ואחת</text:span><text:span text:style-name="T91"> </text:span><text:span text:style-name="T90">אכילת</text:span><text:span text:style-name="T91"> </text:span><text:span text:style-name="T90">מזבח</text:span><text:span text:style-name="T79">': מה</text:span><text:span text:style-name="T76"> </text:span><text:span text:style-name="T79">אכילת</text:span><text:span text:style-name="T76"> </text:span><text:span text:style-name="T79">אדם</text:span><text:span text:style-name="T76"> </text:span><text:span text:style-name="T79">בכזית</text:span><text:span text:style-name="T76"> </text:span><text:span text:style-name="T79">אף</text:span><text:span text:style-name="T76"> </text:span><text:span text:style-name="T79">אכילת</text:span><text:span text:style-name="T76"> </text:span><text:span text:style-name="T79">מזבח</text:span><text:span text:style-name="T76"> </text:span><text:span text:style-name="T79">בכזית</text:span><text:span text:style-name="T120">)</text:span><text:span text:style-name="T111"> ולחייב</text:span><text:span text:style-name="T112"> </text:span><text:span text:style-name="T111">עליהן</text:span><text:span text:style-name="T112"> </text:span><text:span text:style-name="T111">משום</text:span><text:span text:style-name="T112"> </text:span><text:span text:style-name="T111">פיגול</text:span><text:span text:style-name="T112"> </text:span><text:span text:style-name="T111">ונותר</text:span><text:span text:style-name="T112"> </text:span><text:span text:style-name="T111">וטמא</text:span><text:span text:style-name="T116">'!?</text:span></text:p>
      <text:p text:style-name="P1">קתני<text:span text:style-name="T1"> </text:span>בעולה<text:span text:style-name="T1"> </text:span>- אִין, בשלמים<text:span text:style-name="T1"> – </text:span>לא. </text:p>
      <text:p text:style-name="P1">בשלמא<text:span text:style-name="T1"> </text:span>להעלותן<text:span text:style-name="T1"> </text:span>בחוץ, עולה<text:span text:style-name="T1"> </text:span>דכליל<text:span text:style-name="T1"> </text:span>היא<text:span text:style-name="T1"> – </text:span>מצטרפין<text:span text:style-name="T1"> </text:span><text:span text:style-name="T27">(</text:span><text:span text:style-name="T63">הבשר</text:span><text:span text:style-name="T67"> </text:span><text:span text:style-name="T63">והחלב</text:span><text:span text:style-name="T67"> </text:span><text:span text:style-name="T63">לחייב</text:span><text:span text:style-name="T67"> </text:span><text:span text:style-name="T63">הקטרה</text:span><text:span text:style-name="T67"> </text:span><text:span text:style-name="T63">בחוץ</text:span><text:span text:style-name="T27">)</text:span>, <text:span text:style-name="T27">(</text:span><text:span text:style-name="T63">אבל</text:span><text:span text:style-name="T27">)</text:span> שלמים<text:span text:style-name="T1"> </text:span><text:span text:style-name="T27">(</text:span><text:span text:style-name="T63">דאינן</text:span><text:span text:style-name="T67"> </text:span><text:span text:style-name="T63">כליל</text:span><text:span text:style-name="T27">)</text:span> - לא<text:span text:style-name="T1"> </text:span>מצטרפין<text:span text:style-name="T1"> </text:span><text:span text:style-name="T27">(</text:span><text:span text:style-name="T63">לאימורין</text:span><text:span text:style-name="T27">)</text:span>; אלא<text:span text:style-name="T1"> </text:span>לחייב<text:span text:style-name="T1"> </text:span>עליהן<text:span text:style-name="T1"> </text:span>משום<text:span text:style-name="T1"> </text:span>פיגול<text:span text:style-name="T1"> </text:span>ונותר<text:span text:style-name="T1"> </text:span>וטמא, שלמים<text:span text:style-name="T1"> </text:span>אמאי<text:span text:style-name="T1"> </text:span>לא<text:span text:style-name="T1"> </text:span>מחייב<text:span text:style-name="T1"> </text:span><text:span text:style-name="T27">(</text:span><text:span text:style-name="T63">בשלמים</text:span><text:span text:style-name="T67"> </text:span><text:span text:style-name="T63">אמאי</text:span><text:span text:style-name="T67"> </text:span><text:span text:style-name="T63">לא</text:span><text:span text:style-name="T67"> </text:span><text:span text:style-name="T63">מצטרפין</text:span><text:span text:style-name="T67"> </text:span><text:span text:style-name="T63">בכזית</text:span><text:span text:style-name="T67"> </text:span><text:span text:style-name="T63">לחייב</text:span><text:span text:style-name="T67"> </text:span><text:span text:style-name="T63">משום</text:span><text:span text:style-name="T67"> </text:span><text:span text:style-name="T63">פיגול</text:span><text:span text:style-name="T67"> </text:span><text:span text:style-name="T63">ונותר</text:span><text:span text:style-name="T67"> </text:span><text:span text:style-name="T63">וטמא</text:span><text:span text:style-name="T27">)</text:span>?: והתנן<text:span text:style-name="T1"> </text:span>'<text:span text:style-name="T105">כל</text:span><text:span text:style-name="T106"> </text:span><text:span text:style-name="T105">הפיגולים</text:span><text:span text:style-name="T106"> </text:span><text:span text:style-name="T105">מצטרפין</text:span><text:span text:style-name="T106"> </text:span><text:span text:style-name="T105">זה</text:span><text:span text:style-name="T106"> </text:span><text:span text:style-name="T105">עם</text:span><text:span text:style-name="T106"> </text:span><text:span text:style-name="T105">זה</text:span><text:span text:style-name="T106"> </text:span><text:span text:style-name="T105">וכל</text:span><text:span text:style-name="T106"> </text:span><text:span text:style-name="T105">הנותרות</text:span><text:span text:style-name="T106"> </text:span><text:span text:style-name="T105">מצטרפות</text:span><text:span text:style-name="T106"> </text:span><text:span text:style-name="T105">זו</text:span><text:span text:style-name="T106"> </text:span><text:span text:style-name="T105">עם</text:span><text:span text:style-name="T106"> </text:span><text:span text:style-name="T105">זו</text:span>'?</text:p>
      <text:p text:style-name="P1">אלא<text:span text:style-name="T1"> </text:span>אימא<text:span text:style-name="T1"> </text:span>'עולה<text:span text:style-name="T1"> </text:span>ואימוריה<text:span text:style-name="T1"> </text:span>מצטרפין<text:span text:style-name="T1"> </text:span>זה<text:span text:style-name="T1"> </text:span>עם<text:span text:style-name="T1"> </text:span>זה<text:span text:style-name="T1"> </text:span>לכזית' ליזרק<text:span text:style-name="T1"> </text:span>עליהן<text:span text:style-name="T1"> </text:span>את<text:span text:style-name="T1"> </text:span>הדם, וכיון<text:span text:style-name="T1"> </text:span>דמצטרפין<text:span text:style-name="T1"> </text:span>ליזרק<text:span text:style-name="T1"> </text:span>את<text:span text:style-name="T1"> </text:span>הדם<text:span text:style-name="T1"> – </text:span>'חייב<text:span text:style-name="T1"> </text:span>וכו'. </text:p>
      <text:p text:style-name="P1">ומאן<text:span text:style-name="T1"> </text:span>קתני<text:span text:style-name="T1"> </text:span>לה?</text:p>
      <text:p text:style-name="P1">רבי<text:span text:style-name="T1"> </text:span>יהושע<text:span text:style-name="T1"> </text:span>היא, דתניא<text:span text:style-name="T1"> </text:span><text:span text:style-name="T64">[תופסתא</text:span><text:span text:style-name="T68"> </text:span><text:span text:style-name="T64">פסחים</text:span><text:span text:style-name="T68"> </text:span><text:span text:style-name="T64">פ"ו</text:span><text:span text:style-name="T68"> </text:span><text:span text:style-name="T64">מ"ג]</text:span>: '<text:span text:style-name="T105">רבי</text:span><text:span text:style-name="T106"> </text:span><text:span text:style-name="T105">יהושע</text:span><text:span text:style-name="T106"> </text:span><text:span text:style-name="T105">אומר: כל</text:span><text:span text:style-name="T106"> </text:span><text:span text:style-name="T105">הזבחים</text:span><text:span text:style-name="T106"> </text:span><text:span text:style-name="T105">שבתורה</text:span><text:span text:style-name="T106"> </text:span><text:span text:style-name="T105">שנשתייר</text:span><text:span text:style-name="T106"> </text:span><text:span text:style-name="T105">מהן</text:span><text:span text:style-name="T106"> </text:span><text:span text:style-name="T105">כזית</text:span><text:span text:style-name="T106"> </text:span><text:span text:style-name="T105">בשר</text:span><text:span text:style-name="T106"> </text:span><text:span text:style-name="T105">וכזית</text:span><text:span text:style-name="T106"> </text:span><text:span text:style-name="T105">חלב</text:span><text:span text:style-name="T106"> </text:span><text:span text:style-name="T105">- זורק</text:span><text:span text:style-name="T106"> </text:span><text:span text:style-name="T105">את</text:span><text:span text:style-name="T106"> </text:span><text:span text:style-name="T105">הדם; כחצי</text:span><text:span text:style-name="T106"> </text:span><text:span text:style-name="T105">זית</text:span><text:span text:style-name="T106"> </text:span><text:span text:style-name="T105">בשר</text:span><text:span text:style-name="T106"> </text:span><text:span text:style-name="T105">וכחצי</text:span><text:span text:style-name="T106"> </text:span><text:span text:style-name="T105">זית</text:span><text:span text:style-name="T106"> </text:span><text:span text:style-name="T105">חלב</text:span><text:span text:style-name="T106"> </text:span><text:span text:style-name="T105">- אינו</text:span><text:span text:style-name="T106"> </text:span><text:span text:style-name="T105">זורק</text:span><text:span text:style-name="T106"> </text:span><text:span text:style-name="T105">את</text:span><text:span text:style-name="T106"> </text:span><text:span text:style-name="T105">הדם; ובעולה</text:span><text:span text:style-name="T106"> </text:span><text:span text:style-name="T105">- אפילו</text:span><text:span text:style-name="T106"> </text:span><text:span text:style-name="T105">כחצי</text:span><text:span text:style-name="T106"> </text:span><text:span text:style-name="T105">זית</text:span><text:span text:style-name="T106"> </text:span><text:span text:style-name="T105">בשר</text:span><text:span text:style-name="T106"> </text:span><text:span text:style-name="T105">וכחצי</text:span><text:span text:style-name="T106"> </text:span><text:span text:style-name="T105">זית</text:span><text:span text:style-name="T106"> </text:span><text:span text:style-name="T105">חלב</text:span><text:span text:style-name="T106"> </text:span><text:span text:style-name="T105">זורק</text:span><text:span text:style-name="T106"> </text:span><text:span text:style-name="T105">את</text:span><text:span text:style-name="T106"> </text:span><text:span text:style-name="T105">הדם, מפני</text:span><text:span text:style-name="T106"> </text:span><text:span text:style-name="T105">שכולה</text:span><text:span text:style-name="T106"> </text:span><text:span text:style-name="T105">כליל</text:span><text:span text:style-name="T106"> </text:span><text:span text:style-name="T27">(</text:span><text:span text:style-name="T63">משאינו</text:span><text:span text:style-name="T67"> </text:span><text:span text:style-name="T63">כן</text:span><text:span text:style-name="T67"> </text:span><text:span text:style-name="T63">בשאר</text:span><text:span text:style-name="T67"> </text:span><text:span text:style-name="T63">הזבחים; וטעמיה</text:span><text:span text:style-name="T67"> </text:span><text:span text:style-name="T63">דרבי</text:span><text:span text:style-name="T67"> </text:span><text:span text:style-name="T63">יהושע</text:span><text:span text:style-name="T67"> </text:span><text:span text:style-name="T63">בשאר</text:span><text:span text:style-name="T67"> </text:span><text:span text:style-name="T63">זבחים</text:span><text:span text:style-name="T67"> </text:span><text:span text:style-name="T63">משום</text:span><text:span text:style-name="T67"> </text:span><text:span text:style-name="T63">דכתיב</text:span><text:span text:style-name="T67"> </text:span><text:span text:style-name="T72">ואם</text:span><text:span text:style-name="T67"> </text:span><text:span text:style-name="T72">האכל</text:span><text:span text:style-name="T67"> </text:span><text:span text:style-name="T72">יאכל</text:span><text:span text:style-name="T63">, כדאמרינן</text:span><text:span text:style-name="T67"> </text:span><text:span text:style-name="T63">לעיל: דבשתי</text:span><text:span text:style-name="T67"> </text:span><text:span text:style-name="T63">אכילות</text:span><text:span text:style-name="T67"> </text:span><text:span text:style-name="T63">הכתוב</text:span><text:span text:style-name="T67"> </text:span><text:span text:style-name="T63">מדבר; משום</text:span><text:span text:style-name="T67"> </text:span><text:span text:style-name="T63">הכי</text:span><text:span text:style-name="T67"> </text:span><text:span text:style-name="T63">סבירא</text:span><text:span text:style-name="T67"> </text:span><text:span text:style-name="T63">ליה</text:span><text:span text:style-name="T67"> </text:span><text:span text:style-name="T63">דאין</text:span><text:span text:style-name="T67"> </text:span><text:span text:style-name="T63">זורקין</text:span><text:span text:style-name="T67"> </text:span><text:span text:style-name="T63">עליהן</text:span><text:span text:style-name="T67"> </text:span><text:span text:style-name="T63">את</text:span><text:span text:style-name="T67"> </text:span><text:span text:style-name="T63">הדם</text:span><text:span text:style-name="T67"> </text:span><text:span text:style-name="T63">עד</text:span><text:span text:style-name="T67"> </text:span><text:span text:style-name="T63">שישתייר</text:span><text:span text:style-name="T67"> </text:span><text:span text:style-name="T63">מהן</text:span><text:span text:style-name="T67"> </text:span><text:span text:style-name="T63">כזית</text:span><text:span text:style-name="T67"> </text:span><text:span text:style-name="T63">בשר, דהיינו</text:span><text:span text:style-name="T67"> </text:span><text:span text:style-name="T63">אכילת</text:span><text:span text:style-name="T67"> </text:span><text:span text:style-name="T63">אדם</text:span><text:span text:style-name="T67"> </text:span><text:span text:style-name="T63">או</text:span><text:span text:style-name="T67"> </text:span><text:span text:style-name="T63">כזית</text:span><text:span text:style-name="T67"> </text:span><text:span text:style-name="T63">חלב</text:span><text:span text:style-name="T67"> </text:span><text:span text:style-name="T63">דהיינו</text:span><text:span text:style-name="T67"> </text:span><text:span text:style-name="T63">אכילת</text:span><text:span text:style-name="T67"> </text:span><text:span text:style-name="T63">מזבח, אבל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בשר</text:span><text:span text:style-name="T67"> </text:span><text:span text:style-name="T63">דהיא</text:span><text:span text:style-name="T67"> </text:span><text:span text:style-name="T63">אכילת</text:span><text:span text:style-name="T67"> </text:span><text:span text:style-name="T63">אדם</text:span><text:span text:style-name="T67"> </text:span><text:span text:style-name="T63">וחצי</text:span><text:span text:style-name="T67"> </text:span><text:span text:style-name="T63">זית</text:span><text:span text:style-name="T67"> </text:span><text:span text:style-name="T63">חלב</text:span><text:span text:style-name="T67"> </text:span><text:span text:style-name="T63">דלאו</text:span><text:span text:style-name="T67"> </text:span><text:span text:style-name="T63">אכילת</text:span><text:span text:style-name="T67"> </text:span><text:span text:style-name="T63">אדם</text:span><text:span text:style-name="T67"> </text:span><text:span text:style-name="T63">הוא</text:span><text:span text:style-name="T67"> </text:span><text:span text:style-name="T63">- אינו</text:span><text:span text:style-name="T67"> </text:span><text:span text:style-name="T63">זורק</text:span><text:span text:style-name="T67"> </text:span><text:span text:style-name="T63">עליו: דאין</text:span><text:span text:style-name="T67"> </text:span><text:span text:style-name="T63">מצטרפין, אבל</text:span><text:span text:style-name="T67"> </text:span><text:span text:style-name="T63">עולה</text:span><text:span text:style-name="T67"> </text:span><text:span text:style-name="T63">- דלית</text:span><text:span text:style-name="T67"> </text:span><text:span text:style-name="T63">בה</text:span><text:span text:style-name="T67"> </text:span><text:span text:style-name="T63">אכילת</text:span><text:span text:style-name="T67"> </text:span><text:span text:style-name="T63">אדם</text:span><text:span text:style-name="T67"> </text:span><text:span text:style-name="T63">- אפילו</text:span><text:span text:style-name="T67"> </text:span><text:span text:style-name="T63">כחצי</text:span><text:span text:style-name="T67"> </text:span><text:span text:style-name="T63">זית</text:span><text:span text:style-name="T67"> </text:span><text:span text:style-name="T63">בשר</text:span><text:span text:style-name="T67"> </text:span><text:span text:style-name="T63">וכחצי</text:span><text:span text:style-name="T67"> </text:span><text:span text:style-name="T63">זית</text:span><text:span text:style-name="T67"> </text:span><text:span text:style-name="T63">חלב</text:span><text:span text:style-name="T67"> </text:span><text:span text:style-name="T63">מצטרפין</text:span><text:span text:style-name="T27">)</text:span><text:span text:style-name="T105">; ובמנחה</text:span><text:span text:style-name="T106"> </text:span><text:span text:style-name="T105">אפילו</text:span><text:span text:style-name="T106"> </text:span><text:span text:style-name="T105">כולה</text:span><text:span text:style-name="T106"> </text:span><text:span text:style-name="T105">קיימת</text:span><text:span text:style-name="T106"> </text:span><text:span text:style-name="T27">(</text:span><text:span text:style-name="T63">ואין</text:span><text:span text:style-name="T67"> </text:span><text:span text:style-name="T63">שם</text:span><text:span text:style-name="T67"> </text:span><text:span text:style-name="T63">כלום</text:span><text:span text:style-name="T67"> </text:span><text:span text:style-name="T63">מן</text:span><text:span text:style-name="T67"> </text:span><text:span text:style-name="T63">הבשר</text:span><text:span text:style-name="T27">)</text:span><text:span text:style-name="T105"> לא</text:span><text:span text:style-name="T106"> </text:span><text:span text:style-name="T105">יזרוק</text:span>'.</text:p>
      <text:p text:style-name="P1">מנחה<text:span text:style-name="T1"> </text:span>מאי<text:span text:style-name="T1"> </text:span>עבידתיה<text:span text:style-name="T1"> </text:span><text:span text:style-name="T27">(</text:span><text:span text:style-name="T63">מאי</text:span><text:span text:style-name="T67"> </text:span><text:span text:style-name="T63">זריקה</text:span><text:span text:style-name="T67"> </text:span><text:span text:style-name="T63">טעונה</text:span><text:span text:style-name="T67"> </text:span><text:span text:style-name="T63">מנחה</text:span><text:span text:style-name="T27">)</text:span>?</text:p>
      <text:p text:style-name="P1">אמר<text:span text:style-name="T1"> </text:span>רב<text:span text:style-name="T1"> </text:span>פפא: מנחת<text:span text:style-name="T1"> </text:span>נסכים<text:span text:style-name="T1"> </text:span><text:span text:style-name="T27">(</text:span><text:span text:style-name="T63">כלומר: האי</text:span><text:span text:style-name="T67"> </text:span><text:span text:style-name="T63">דקאמר</text:span><text:span text:style-name="T67"> </text:span><text:span text:style-name="T63">ובמנחה</text:span><text:span text:style-name="T67"> </text:span><text:span text:style-name="T63">אפילו</text:span><text:span text:style-name="T67"> </text:span><text:span text:style-name="T63">כולה</text:span><text:span text:style-name="T67"> </text:span><text:span text:style-name="T63">קיימא</text:span><text:span text:style-name="T67"> </text:span><text:span text:style-name="T63">וכו' - באותה</text:span><text:span text:style-name="T67"> </text:span><text:span text:style-name="T63">מנחה</text:span><text:span text:style-name="T67"> </text:span><text:span text:style-name="T63">הבאה</text:span><text:span text:style-name="T67"> </text:span><text:span text:style-name="T63">בנסכים</text:span><text:span text:style-name="T67"> </text:span><text:span text:style-name="T63">קאמר, כדכתיב</text:span><text:span text:style-name="T67"> </text:span><text:span text:style-name="T72">ומנחתם</text:span><text:span text:style-name="T67"> </text:span><text:span text:style-name="T72">סלת</text:span><text:span text:style-name="T67"> </text:span><text:span text:style-name="T63">וגו', דקא</text:span><text:span text:style-name="T67"> </text:span><text:span text:style-name="T63">סלקא</text:span><text:span text:style-name="T67"> </text:span><text:span text:style-name="T63">דעתא: 'הואיל</text:span><text:span text:style-name="T67"> </text:span><text:span text:style-name="T63">ובהדי</text:span><text:span text:style-name="T67"> </text:span><text:span text:style-name="T63">זבח</text:span><text:span text:style-name="T67"> </text:span><text:span text:style-name="T63">קאתייא, כגופא</text:span><text:span text:style-name="T67"> </text:span><text:span text:style-name="T63">דזבח</text:span><text:span text:style-name="T67"> </text:span><text:span text:style-name="T63">דמיא,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נשתייר</text:span><text:span text:style-name="T67"> </text:span><text:span text:style-name="T63">מן</text:span><text:span text:style-name="T67"> </text:span><text:span text:style-name="T63">הבשר</text:span><text:span text:style-name="T67"> </text:span><text:span text:style-name="T63">כלום</text:span><text:span text:style-name="T67"> </text:span><text:span text:style-name="T63">- יזרוק</text:span><text:span text:style-name="T67"> </text:span><text:span text:style-name="T63">עליה</text:span><text:span text:style-name="T67"> </text:span><text:span text:style-name="T63">את</text:span><text:span text:style-name="T67"> </text:span><text:span text:style-name="T63">הדם' - קא</text:span><text:span text:style-name="T67"> </text:span><text:span text:style-name="T63">משמע</text:span><text:span text:style-name="T67"> </text:span><text:span text:style-name="T63">לן</text:span><text:span text:style-name="T67"> </text:span><text:span text:style-name="T63">דלא</text:span><text:span text:style-name="T27">)</text:span>.</text:p>
      <text:p text:style-name="P1"/>
      <text:p text:style-name="P1"/>
      <text:p text:style-name="P1">משנה:</text:p>
      <text:p text:style-name="P1">התרומה<text:span text:style-name="T1"> </text:span><text:span text:style-name="T27">(</text:span><text:span text:style-name="T63">היינו</text:span><text:span text:style-name="T67"> </text:span><text:span text:style-name="T63">תרומה</text:span><text:span text:style-name="T67"> </text:span><text:span text:style-name="T63">גדולה: תרי</text:span><text:span text:style-name="T67"> </text:span><text:span text:style-name="T63">ממאה</text:span><text:span text:style-name="T27">)</text:span> ותרומת<text:span text:style-name="T1"> </text:span>מעשר<text:span text:style-name="T1"> </text:span><text:span text:style-name="T27">(</text:span><text:span text:style-name="T63">היינו</text:span><text:span text:style-name="T67"> </text:span><text:span text:style-name="T63">'</text:span><text:span text:style-name="T72">מעשר</text:span><text:span text:style-name="T67"> </text:span><text:span text:style-name="T72">מן</text:span><text:span text:style-name="T67"> </text:span><text:span text:style-name="T72">המעשר</text:span><text:span text:style-name="T63">' </text:span><text:span text:style-name="T64">[במדבר</text:span><text:span text:style-name="T68"> </text:span><text:span text:style-name="T64">יח,כו]</text:span><text:span text:style-name="T63"> </text:span><text:span text:style-name="T27">)</text:span> ותרומת<text:span text:style-name="T1"> </text:span>מעשר<text:span text:style-name="T1"> </text:span>של<text:span text:style-name="T1"> </text:span>דמאי<text:span text:style-name="T1"> </text:span><text:span text:style-name="T27">(</text:span><text:span text:style-name="T63">שהוא</text:span><text:span text:style-name="T67"> </text:span><text:span text:style-name="T63">אחד</text:span><text:span text:style-name="T67"> </text:span><text:span text:style-name="T63">ממאה</text:span><text:span text:style-name="T27">)</text:span>, והחלה, והביכורים<text:span text:style-name="T1"> </text:span>- מצטרפין<text:span text:style-name="T1"> </text:span>זה<text:span text:style-name="T1"> </text:span>עם<text:span text:style-name="T1"> </text:span>זה<text:span text:style-name="T1"> </text:span><text:soft-page-break/>לאסור<text:span text:style-name="T1"> </text:span><text:span text:style-name="T27">(</text:span><text:span text:style-name="T63">שאם</text:span><text:span text:style-name="T67"> </text:span><text:span text:style-name="T63">נפל</text:span><text:span text:style-name="T67"> </text:span><text:span text:style-name="T63">מכולן</text:span><text:span text:style-name="T67"> </text:span><text:span text:style-name="T63">לתוך</text:span><text:span text:style-name="T67"> </text:span><text:span text:style-name="T63">עיסה</text:span><text:span text:style-name="T67"> </text:span><text:span text:style-name="T63">של</text:span><text:span text:style-name="T67"> </text:span><text:span text:style-name="T63">חולין</text:span><text:span text:style-name="T67"> </text:span><text:span text:style-name="T63">ויש</text:span><text:span text:style-name="T67"> </text:span><text:span text:style-name="T63">בו</text:span><text:span text:style-name="T67"> </text:span><text:span text:style-name="T63">כדי</text:span><text:span text:style-name="T67"> </text:span><text:span text:style-name="T63">לחמץ</text:span><text:span text:style-name="T67"> </text:span><text:span text:style-name="T63">- אסורה</text:span><text:span text:style-name="T27">)</text:span> ו<text:span text:style-name="T27">(</text:span><text:span text:style-name="T63">ומצטרפין</text:span><text:span text:style-name="T67"> </text:span><text:span text:style-name="T63">לאוכל</text:span><text:span text:style-name="T67"> </text:span><text:span text:style-name="T63">מכולן</text:span><text:span text:style-name="T67"> </text:span><text:span text:style-name="T63">בשוה</text:span><text:span text:style-name="T67"> </text:span><text:span text:style-name="T63">פרוטה</text:span><text:span text:style-name="T67"> </text:span><text:span text:style-name="T63">בשגגה</text:span><text:span text:style-name="T27">)</text:span> לחייב<text:span text:style-name="T1"> </text:span>עליהן<text:span text:style-name="T1"> </text:span>את<text:span text:style-name="T1"> </text:span>החומש;</text:p>
      <text:p text:style-name="P1">כל<text:span text:style-name="T1"> </text:span>הפיגולים<text:span text:style-name="T1"> </text:span>מצטרפין<text:span text:style-name="T1"> </text:span>זה<text:span text:style-name="T1"> </text:span>עם<text:span text:style-name="T1"> </text:span>זה, וכל<text:span text:style-name="T1"> </text:span>הנותרים<text:span text:style-name="T1"> </text:span>מצטרפין<text:span text:style-name="T1"> </text:span>זה<text:span text:style-name="T1"> </text:span>עם<text:span text:style-name="T1"> </text:span>זה.<text:span text:style-name="T63"> </text:span></text:p>
      <text:p text:style-name="P1"/>
      <text:p text:style-name="P1">גמרא:</text:p>
      <text:p text:style-name="P1">מאי<text:span text:style-name="T1"> </text:span>טעמא<text:span text:style-name="T1"> </text:span><text:span text:style-name="T27">(</text:span><text:span text:style-name="T63">מצטרפין</text:span><text:span text:style-name="T67"> </text:span><text:span text:style-name="T63">חלה</text:span><text:span text:style-name="T67"> </text:span><text:span text:style-name="T63">ובכורים</text:span><text:span text:style-name="T67"> </text:span><text:span text:style-name="T63">עם</text:span><text:span text:style-name="T67"> </text:span><text:span text:style-name="T63">התרומה</text:span><text:span text:style-name="T27">)</text:span>?</text:p>
      <text:p text:style-name="P1">כולהו<text:span text:style-name="T1"> </text:span>איקרו<text:span text:style-name="T1"> </text:span>'תרומה': גבי<text:span text:style-name="T1"> </text:span>חלה<text:span text:style-name="T1"> </text:span>כתיב<text:span text:style-name="T1"> </text:span><text:span text:style-name="T64">(במדבר</text:span><text:span text:style-name="T68"> </text:span><text:span text:style-name="T64">טו,כ)</text:span><text:span text:style-name="T32"> ראשית</text:span><text:span text:style-name="T1"> </text:span><text:span text:style-name="T32">עריסותיכם</text:span><text:span text:style-name="T1"> </text:span><text:span text:style-name="T32">חלה</text:span><text:span text:style-name="T1"> </text:span><text:span text:style-name="T32">תרימו</text:span><text:span text:style-name="T1"> </text:span><text:span text:style-name="T32">תרומה</text:span><text:span text:style-name="T1"> </text:span><text:span text:style-name="T33">[כתרומת</text:span><text:span text:style-name="T2"> </text:span><text:span text:style-name="T33">גרן</text:span><text:span text:style-name="T2"> </text:span><text:span text:style-name="T33">כן</text:span><text:span text:style-name="T2"> </text:span><text:span text:style-name="T33">תרימו</text:span><text:span text:style-name="T2"> </text:span><text:span text:style-name="T33">אתה]</text:span>; גבי<text:span text:style-name="T1"> </text:span>ביכורים<text:span text:style-name="T1"> </text:span>נמי<text:span text:style-name="T1"> </text:span>איקרו<text:span text:style-name="T1"> </text:span>תרומה, דתניא<text:span text:style-name="T1"> </text:span><text:span text:style-name="T64">[ספרי</text:span><text:span text:style-name="T68"> </text:span><text:span text:style-name="T64">ראה</text:span><text:span text:style-name="T68"> </text:span><text:span text:style-name="T64">פסקא</text:span><text:span text:style-name="T68"> </text:span><text:span text:style-name="T64">עב]</text:span>: <text:span text:style-name="T64">(דברים</text:span><text:span text:style-name="T68"> </text:span><text:span text:style-name="T64">יב,יז)</text:span><text:span text:style-name="T32"> </text:span><text:span text:style-name="T33">[לא</text:span><text:span text:style-name="T2"> </text:span><text:span text:style-name="T33">תוכל</text:span><text:span text:style-name="T2"> </text:span><text:span text:style-name="T33">לאכל</text:span><text:span text:style-name="T2"> </text:span><text:span text:style-name="T33">בשעריך</text:span><text:span text:style-name="T2"> </text:span><text:span text:style-name="T33">מעשר</text:span><text:span text:style-name="T2"> </text:span><text:span text:style-name="T33">דגנך</text:span><text:span text:style-name="T2"> </text:span><text:span text:style-name="T33">ותירשך</text:span><text:span text:style-name="T2"> </text:span><text:span text:style-name="T33">ויצהרך</text:span><text:span text:style-name="T2"> </text:span><text:span text:style-name="T33">ובכרת</text:span><text:span text:style-name="T2"> </text:span><text:span text:style-name="T33">בקרך</text:span><text:span text:style-name="T2"> </text:span><text:span text:style-name="T33">וצאנך</text:span><text:span text:style-name="T2"> </text:span><text:span text:style-name="T33">וכל</text:span><text:span text:style-name="T2"> </text:span><text:span text:style-name="T33">נדריך</text:span><text:span text:style-name="T2"> </text:span><text:span text:style-name="T33">אשר</text:span><text:span text:style-name="T2"> </text:span><text:span text:style-name="T33">תדר</text:span><text:span text:style-name="T2"> </text:span><text:span text:style-name="T33">ונדבתיך]</text:span><text:span text:style-name="T110"> ותרומת</text:span><text:span text:style-name="T106"> </text:span><text:span text:style-name="T110">ידך</text:span><text:span text:style-name="T106"> </text:span><text:span text:style-name="T105">- אלו</text:span><text:span text:style-name="T106"> </text:span><text:span text:style-name="T105">ביכורים</text:span>'; אבל<text:span text:style-name="T1"> </text:span>אינך<text:span text:style-name="T1"> </text:span>לא<text:span text:style-name="T1"> </text:span>צריכא<text:span text:style-name="T1"> </text:span><text:span text:style-name="T27">(</text:span><text:span text:style-name="T63">כלומר: שאר</text:span><text:span text:style-name="T67"> </text:span><text:span text:style-name="T63">הנך</text:span><text:span text:style-name="T67"> </text:span><text:span text:style-name="T63">לא</text:span><text:span text:style-name="T67"> </text:span><text:span text:style-name="T63">צריכי</text:span><text:span text:style-name="T67"> </text:span><text:span text:style-name="T63">קרא</text:span><text:span text:style-name="T67"> </text:span><text:span text:style-name="T63">לאיתויי</text:span><text:span text:style-name="T67"> </text:span><text:span text:style-name="T63">ד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, דהא</text:span><text:span text:style-name="T67"> </text:span><text:span text:style-name="T63">מיקרו</text:span><text:span text:style-name="T67"> </text:span><text:span text:style-name="T63">'תרומה'</text:span><text:span text:style-name="T27">)</text:span>.</text:p>
      <text:p text:style-name="P1"/>
      <text:p text:style-name="P1">משנה:</text:p>
      <text:p text:style-name="P1">כל<text:span text:style-name="T1"> </text:span>הנבילות<text:span text:style-name="T1"> </text:span>מצטרפין<text:span text:style-name="T1"> </text:span>זו<text:span text:style-name="T1"> </text:span>עם<text:span text:style-name="T1"> </text:span>זו<text:span text:style-name="T1"> </text:span><text:span text:style-name="T27">(</text:span><text:span text:style-name="T63">לכזית; משמע</text:span><text:span text:style-name="T67"> </text:span><text:span text:style-name="T63">השתא</text:span><text:span text:style-name="T67"> </text:span><text:span text:style-name="T63">אפילו</text:span><text:span text:style-name="T67"> </text:span><text:span text:style-name="T63">נבלת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עם</text:span><text:span text:style-name="T67"> </text:span><text:span text:style-name="T63">נבלת</text:span><text:span text:style-name="T67"> </text:span><text:span text:style-name="T63">בהמה</text:span><text:span text:style-name="T67"> </text:span><text:span text:style-name="T63">טהורה</text:span><text:span text:style-name="T27">)</text:span>, וכל<text:span text:style-name="T1"> </text:span>השקצים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7">(</text:span><text:span text:style-name="T63">לאוכל</text:span><text:span text:style-name="T67"> </text:span><text:span text:style-name="T63">מהן</text:span><text:span text:style-name="T67"> </text:span><text:span text:style-name="T63">כזית</text:span><text:span text:style-name="T27">)</text:span>.</text:p>
      <text:p text:style-name="P1"/>
      <text:p text:style-name="P1">גמרא:</text:p>
      <text:p text:style-name="P1">אמר<text:span text:style-name="T1"> </text:span>רב:</text:p>
      <text:p text:style-name="P1"/>
      <text:p text:style-name="P1">(מעילה<text:span text:style-name="T1"> </text:span>טז,א)</text:p>
      <text:p text:style-name="P1">לא<text:span text:style-name="T1"> </text:span>שנו<text:span text:style-name="T1"> </text:span><text:span text:style-name="T27">(</text:span><text:span text:style-name="T63">ד'נבלות</text:span><text:span text:style-name="T67"> </text:span><text:span text:style-name="T63">מצטרפות</text:span><text:span text:style-name="T67"> </text:span><text:span text:style-name="T63">זו</text:span><text:span text:style-name="T67"> </text:span><text:span text:style-name="T63">עם</text:span><text:span text:style-name="T67"> </text:span><text:span text:style-name="T63">זו', דמשמע</text:span><text:span text:style-name="T67"> </text:span><text:span text:style-name="T63">אפילו</text:span><text:span text:style-name="T67"> </text:span><text:span text:style-name="T63">נבלת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עם</text:span><text:span text:style-name="T67"> </text:span><text:span text:style-name="T63">נבלת</text:span><text:span text:style-name="T67"> </text:span><text:span text:style-name="T63">בהמה</text:span><text:span text:style-name="T67"> </text:span><text:span text:style-name="T63">טהורה</text:span><text:span text:style-name="T27">)</text:span> אלא<text:span text:style-name="T1"> </text:span>לענין<text:span text:style-name="T1"> </text:span>טומאה<text:span text:style-name="T1"> </text:span><text:span text:style-name="T27">(</text:span><text:span text:style-name="T63">הנוגע</text:span><text:span text:style-name="T67"> </text:span><text:span text:style-name="T63">בהן</text:span><text:span text:style-name="T67"> </text:span><text:span text:style-name="T63">דבתרוייהו</text:span><text:span text:style-name="T67"> </text:span><text:span text:style-name="T63">כתיב</text:span><text:span text:style-name="T67"> </text:span><text:span text:style-name="T64">(ויקרא</text:span><text:span text:style-name="T68"> </text:span><text:span text:style-name="T64">יא,לט)</text:span><text:span text:style-name="T72"> הנוגע</text:span><text:span text:style-name="T67"> </text:span><text:span text:style-name="T72">בנבלתה</text:span><text:span text:style-name="T67"> </text:span><text:span text:style-name="T72">יטמא</text:span><text:span text:style-name="T27">)</text:span>, אבל<text:span text:style-name="T1"> </text:span>לענין<text:span text:style-name="T1"> </text:span>אכילה<text:span text:style-name="T1"> </text:span>- טהורין<text:span text:style-name="T1"> </text:span>בפני<text:span text:style-name="T1"> </text:span>עצמן<text:span text:style-name="T1"> </text:span>וטמאים<text:span text:style-name="T1"> </text:span>בפני<text:span text:style-name="T1"> </text:span>עצמן<text:span text:style-name="T1"> </text:span><text:span text:style-name="T27">(</text:span><text:span text:style-name="T63">אבל</text:span><text:span text:style-name="T67"> </text:span><text:span text:style-name="T63">לענין</text:span><text:span text:style-name="T67"> </text:span><text:span text:style-name="T63">אכילה</text:span><text:span text:style-name="T67"> </text:span><text:span text:style-name="T63">לחייב</text:span><text:span text:style-name="T67"> </text:span><text:span text:style-name="T63">עליה</text:span><text:span text:style-name="T67"> </text:span><text:span text:style-name="T63">משום</text:span><text:span text:style-name="T67"> </text:span><text:span text:style-name="T72">לא</text:span><text:span text:style-name="T67"> </text:span><text:span text:style-name="T72">תאכלו</text:span><text:span text:style-name="T67"> </text:span><text:span text:style-name="T72">כל</text:span><text:span text:style-name="T67"> </text:span><text:span text:style-name="T72">נבלה</text:span><text:span text:style-name="T67"> </text:span><text:span text:style-name="T64">(דברים</text:span><text:span text:style-name="T68"> </text:span><text:span text:style-name="T64">יד,כא)</text:span><text:span text:style-name="T63"> - לא</text:span><text:span text:style-name="T67"> </text:span><text:span text:style-name="T63">מצטרפין, אלא</text:span><text:span text:style-name="T67"> </text:span><text:span text:style-name="T63">נבלות</text:span><text:span text:style-name="T67"> </text:span><text:span text:style-name="T63">טהורים</text:span><text:span text:style-name="T67"> </text:span><text:span text:style-name="T63">בפני</text:span><text:span text:style-name="T67"> </text:span><text:span text:style-name="T63">עצמן</text:span><text:span text:style-name="T67"> </text:span><text:span text:style-name="T63">מצטרפות</text:span><text:span text:style-name="T67"> </text:span><text:span text:style-name="T63">זו</text:span><text:span text:style-name="T67"> </text:span><text:span text:style-name="T63">עם</text:span><text:span text:style-name="T67"> </text:span><text:span text:style-name="T63">זו, ונבלות</text:span><text:span text:style-name="T67"> </text:span><text:span text:style-name="T63">טמאות</text:span><text:span text:style-name="T67"> </text:span><text:span text:style-name="T63">בפני</text:span><text:span text:style-name="T67"> </text:span><text:span text:style-name="T63">עצמן; אבל</text:span><text:span text:style-name="T67"> </text:span><text:span text:style-name="T63">לענין</text:span><text:span text:style-name="T67"> </text:span><text:span text:style-name="T63">איסור</text:span><text:span text:style-name="T67"> </text:span><text:span text:style-name="T63">אכילה</text:span><text:span text:style-name="T67"> </text:span><text:span text:style-name="T63">לא</text:span><text:span text:style-name="T67"> </text:span><text:span text:style-name="T63">מצטרפין, דאין</text:span><text:span text:style-name="T67"> </text:span><text:span text:style-name="T63">איסור</text:span><text:span text:style-name="T67"> </text:span><text:span text:style-name="T63">חל</text:span><text:span text:style-name="T67"> </text:span><text:span text:style-name="T63">על</text:span><text:span text:style-name="T67"> </text:span><text:span text:style-name="T63">איסור: דלא</text:span><text:span text:style-name="T67"> </text:span><text:span text:style-name="T63">אתי</text:span><text:span text:style-name="T67"> </text:span><text:span text:style-name="T63">איסור</text:span><text:span text:style-name="T67"> </text:span><text:span text:style-name="T63">נבלה</text:span><text:span text:style-name="T67"> </text:span><text:span text:style-name="T63">וחייל</text:span><text:span text:style-name="T67"> </text:span><text:span text:style-name="T63">על</text:span><text:span text:style-name="T67"> </text:span><text:span text:style-name="T63">איסור</text:span><text:span text:style-name="T67"> </text:span><text:span text:style-name="T63">בהמה</text:span><text:span text:style-name="T67"> </text:span><text:span text:style-name="T63">טמאה, הלכך</text:span><text:span text:style-name="T67"> </text:span><text:span text:style-name="T63">לא</text:span><text:span text:style-name="T67"> </text:span><text:span text:style-name="T63">מצטרפין</text:span><text:span text:style-name="T27">)</text:span>; </text:p>
      <text:p text:style-name="P1">ולוי<text:span text:style-name="T1"> </text:span>אמר: אפילו<text:span text:style-name="T1"> </text:span>לאכילה<text:span text:style-name="T1"> </text:span>נמי<text:span text:style-name="T1"> </text:span>מצטרפין<text:span text:style-name="T1"> </text:span><text:span text:style-name="T27">(</text:span><text:span text:style-name="T63">דקסבר: איסור</text:span><text:span text:style-name="T67"> </text:span><text:span text:style-name="T63">חל</text:span><text:span text:style-name="T67"> </text:span><text:span text:style-name="T63">על</text:span><text:span text:style-name="T67"> </text:span><text:span text:style-name="T63">איסור, וחייב</text:span><text:span text:style-name="T67"> </text:span><text:span text:style-name="T63">שתים: אחת</text:span><text:span text:style-name="T67"> </text:span><text:span text:style-name="T63">משום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ואחת</text:span><text:span text:style-name="T67"> </text:span><text:span text:style-name="T63">משום</text:span><text:span text:style-name="T67"> </text:span><text:span text:style-name="T63">נבלה</text:span><text:span text:style-name="T27">)</text:span>; </text:p>
      <text:p text:style-name="P1">ורב<text:span text:style-name="T1"> </text:span>אסי<text:span text:style-name="T1"> </text:span>אמר: טהורים<text:span text:style-name="T1"> </text:span>לעצמן<text:span text:style-name="T1"> </text:span>וטמאין<text:span text:style-name="T1"> </text:span>לעצמן. </text:p>
      <text:p text:style-name="P1">איכא<text:span text:style-name="T1"> </text:span>דאמרי<text:span text:style-name="T1"> </text:span><text:span text:style-name="T27">(</text:span><text:span text:style-name="T63">הא</text:span><text:span text:style-name="T67"> </text:span><text:span text:style-name="T63">דרב</text:span><text:span text:style-name="T67"> </text:span><text:span text:style-name="T63">אסי</text:span><text:span text:style-name="T27">)</text:span> פליגא<text:span text:style-name="T1"> </text:span>אדרב<text:span text:style-name="T1"> </text:span><text:span text:style-name="T27">(</text:span><text:span text:style-name="T63">ומצינן</text:span><text:span text:style-name="T67"> </text:span><text:span text:style-name="T63">לאוקמא</text:span><text:span text:style-name="T67"> </text:span><text:span text:style-name="T63">האי</text:span><text:span text:style-name="T67"> </text:span><text:span text:style-name="T63">דקאמר</text:span><text:span text:style-name="T67"> </text:span><text:span text:style-name="T63">רב</text:span><text:span text:style-name="T67"> </text:span><text:span text:style-name="T63">אסי</text:span><text:span text:style-name="T67"> </text:span><text:span text:style-name="T63">'טהורים</text:span><text:span text:style-name="T67"> </text:span><text:span text:style-name="T63">לעצמם</text:span><text:span text:style-name="T67"> </text:span><text:span text:style-name="T63">וטמאים</text:span><text:span text:style-name="T67"> </text:span><text:span text:style-name="T63">לעצמם' - משמע</text:span><text:span text:style-name="T67"> </text:span><text:span text:style-name="T63">דבין</text:span><text:span text:style-name="T67"> </text:span><text:span text:style-name="T63">לענין</text:span><text:span text:style-name="T67"> </text:span><text:span text:style-name="T63">טומאה</text:span><text:span text:style-name="T67"> </text:span><text:span text:style-name="T63">ובין</text:span><text:span text:style-name="T67"> </text:span><text:span text:style-name="T63">לענין</text:span><text:span text:style-name="T67"> </text:span><text:span text:style-name="T63">אכילה</text:span><text:span text:style-name="T67"> </text:span><text:span text:style-name="T63">ומוקים</text:span><text:span text:style-name="T67"> </text:span><text:span text:style-name="T63">רב</text:span><text:span text:style-name="T67"> </text:span><text:span text:style-name="T63">אסי</text:span><text:span text:style-name="T67"> </text:span><text:span text:style-name="T63">למתניתין</text:span><text:span text:style-name="T67"> </text:span><text:span text:style-name="T63">דתני</text:span><text:span text:style-name="T67"> </text:span><text:span text:style-name="T63">'כל</text:span><text:span text:style-name="T67"> </text:span><text:span text:style-name="T63">הנבלות</text:span><text:span text:style-name="T67"> </text:span><text:span text:style-name="T63">מצטרפות' - היינו</text:span><text:span text:style-name="T67"> </text:span><text:span text:style-name="T63">טהורין</text:span><text:span text:style-name="T67"> </text:span><text:span text:style-name="T63">בפני</text:span><text:span text:style-name="T67"> </text:span><text:span text:style-name="T63">עצמן</text:span><text:span text:style-name="T67"> </text:span><text:span text:style-name="T63">וטמאין</text:span><text:span text:style-name="T67"> </text:span><text:span text:style-name="T63">בפני</text:span><text:span text:style-name="T67"> </text:span><text:span text:style-name="T63">עצמן, ואפילו</text:span><text:span text:style-name="T67"> </text:span><text:span text:style-name="T63">לענין</text:span><text:span text:style-name="T67"> </text:span><text:span text:style-name="T63">טומאה, והיינו</text:span><text:span text:style-name="T67"> </text:span><text:span text:style-name="T63">'פליגא</text:span><text:span text:style-name="T67"> </text:span><text:span text:style-name="T63">אדרב'</text:span><text:span text:style-name="T27">)</text:span>, ואיכא<text:span text:style-name="T1"> </text:span>דאמרי<text:span text:style-name="T1"> </text:span>לא<text:span text:style-name="T1"> </text:span>פליגא<text:span text:style-name="T1"> </text:span><text:span text:style-name="T27">(</text:span><text:span text:style-name="T63">דמצינן</text:span><text:span text:style-name="T67"> </text:span><text:span text:style-name="T63">לאוקמי</text:span><text:span text:style-name="T67"> </text:span><text:span text:style-name="T63">נמי</text:span><text:span text:style-name="T67"> </text:span><text:span text:style-name="T63">לדרב</text:span><text:span text:style-name="T67"> </text:span><text:span text:style-name="T63">אסי</text:span><text:span text:style-name="T67"> </text:span><text:span text:style-name="T63">כדרב, וכי</text:span><text:span text:style-name="T67"> </text:span><text:span text:style-name="T63">קאמר</text:span><text:span text:style-name="T67"> </text:span><text:span text:style-name="T63">רב</text:span><text:span text:style-name="T67"> </text:span><text:span text:style-name="T63">אסי</text:span><text:span text:style-name="T67"> </text:span><text:span text:style-name="T63">'טהורין</text:span><text:span text:style-name="T67"> </text:span><text:span text:style-name="T63">לעצמן' - לענין</text:span><text:span text:style-name="T67"> </text:span><text:span text:style-name="T63">אכילה, אבל</text:span><text:span text:style-name="T67"> </text:span><text:span text:style-name="T63">לטומאה</text:span><text:span text:style-name="T67"> </text:span><text:span text:style-name="T63">- הכי</text:span><text:span text:style-name="T67"> </text:span><text:span text:style-name="T63">נמי</text:span><text:span text:style-name="T67"> </text:span><text:span text:style-name="T63">דמצטרפין, והיינו</text:span><text:span text:style-name="T67"> </text:span><text:span text:style-name="T63">כרב</text:span><text:span text:style-name="T27">)</text:span>.</text:p>
      <text:p text:style-name="P27"/>
      <text:p text:style-name="P1">מיתיבי: '<text:span text:style-name="T82">מיתת</text:span><text:span text:style-name="T70"> </text:span><text:span text:style-name="T82">פרה</text:span><text:span text:style-name="T70"> </text:span><text:span text:style-name="T82">וחיי</text:span><text:span text:style-name="T70"> </text:span><text:span text:style-name="T82">גמל</text:span><text:span text:style-name="T106"> </text:span><text:span text:style-name="T27">(</text:span><text:span text:style-name="T63">שאם</text:span><text:span text:style-name="T67"> </text:span><text:span text:style-name="T63">נטל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מפרה</text:span><text:span text:style-name="T67"> </text:span><text:span text:style-name="T63">מתה</text:span><text:span text:style-name="T67"> </text:span><text:span text:style-name="T63">וחתך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מגמל</text:span><text:span text:style-name="T67"> </text:span><text:span text:style-name="T63">חי</text:span><text:span text:style-name="T67"> </text:span><text:span text:style-name="T63">ואכלם</text:span><text:span text:style-name="T27">)</text:span><text:span text:style-name="T105"> אין</text:span><text:span text:style-name="T106"> </text:span><text:span text:style-name="T105">מצטרפין</text:span><text:span text:style-name="T106"> </text:span><text:span text:style-name="T105">זה</text:span><text:span text:style-name="T106"> </text:span><text:span text:style-name="T105">עם</text:span><text:span text:style-name="T106"> </text:span><text:span text:style-name="T105">זה</text:span><text:span text:style-name="T106"> </text:span><text:span text:style-name="T27">(</text:span><text:span text:style-name="T63">לחייב, לא</text:span><text:span text:style-name="T67"> </text:span><text:span text:style-name="T63">משום</text:span><text:span text:style-name="T67"> </text:span><text:span text:style-name="T63">נבלה</text:span><text:span text:style-name="T67"> </text:span><text:span text:style-name="T63">דמיתת</text:span><text:span text:style-name="T67"> </text:span><text:span text:style-name="T63">פרה, ולא</text:span><text:span text:style-name="T67"> </text:span><text:span text:style-name="T63">משום</text:span><text:span text:style-name="T67"> </text:span><text:span text:style-name="T63">אבר</text:span><text:span text:style-name="T67"> </text:span><text:span text:style-name="T63">מן</text:span><text:span text:style-name="T67"> </text:span><text:span text:style-name="T63">החי</text:span><text:span text:style-name="T67"> </text:span><text:span text:style-name="T63">הבא</text:span><text:span text:style-name="T67"> </text:span><text:span text:style-name="T63">מגמל</text:span><text:span text:style-name="T67"> </text:span><text:span text:style-name="T63">חי</text:span><text:span text:style-name="T27">)</text:span>' - הא<text:span text:style-name="T1"> </text:span>מיתת<text:span text:style-name="T1"> </text:span>שניהם<text:span text:style-name="T1"> </text:span><text:span text:style-name="T27">(</text:span><text:span text:style-name="T63">שנטל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מפרה</text:span><text:span text:style-name="T67"> </text:span><text:span text:style-name="T63">מתה</text:span><text:span text:style-name="T67"> </text:span><text:span text:style-name="T63">וחצי</text:span><text:span text:style-name="T67"> </text:span><text:span text:style-name="T63">זית</text:span><text:span text:style-name="T67"> </text:span><text:span text:style-name="T63">מגמל</text:span><text:span text:style-name="T67"> </text:span><text:span text:style-name="T63">מת</text:span><text:span text:style-name="T27">)</text:span> מצטרפין<text:span text:style-name="T1"> </text:span><text:span text:style-name="T27">(</text:span><text:span text:style-name="T63">לטומאה</text:span><text:span text:style-name="T27">)</text:span>, וקשיא<text:span text:style-name="T1"> </text:span>לרב<text:span text:style-name="T1"> </text:span>אסי? <text:span text:style-name="T27">(</text:span><text:span text:style-name="T63">קשיא</text:span><text:span text:style-name="T67"> </text:span><text:span text:style-name="T63">לרב</text:span><text:span text:style-name="T67"> </text:span><text:span text:style-name="T63">אסי</text:span><text:span text:style-name="T67"> </text:span><text:span text:style-name="T63">אליבא</text:span><text:span text:style-name="T67"> </text:span><text:span text:style-name="T63">דמאן</text:span><text:span text:style-name="T67"> </text:span><text:span text:style-name="T63">דאמר</text:span><text:span text:style-name="T67"> </text:span><text:span text:style-name="T63">דפליגא</text:span><text:span text:style-name="T67"> </text:span><text:span text:style-name="T63">אדרב, דקאמר</text:span><text:span text:style-name="T67"> </text:span><text:span text:style-name="T63">'אפילו</text:span><text:span text:style-name="T67"> </text:span><text:span text:style-name="T63">לענין</text:span><text:span text:style-name="T67"> </text:span><text:span text:style-name="T63">טומאה</text:span><text:span text:style-name="T67"> </text:span><text:span text:style-name="T63">נמי</text:span><text:span text:style-name="T67"> </text:span><text:span text:style-name="T63">טמאות</text:span><text:span text:style-name="T67"> </text:span><text:span text:style-name="T63">לעצמן</text:span><text:span text:style-name="T67"> </text:span><text:span text:style-name="T63">וטהורות</text:span><text:span text:style-name="T67"> </text:span><text:span text:style-name="T63">לעצמן', אבל</text:span><text:span text:style-name="T67"> </text:span><text:span text:style-name="T63">לרב</text:span><text:span text:style-name="T67"> </text:span><text:span text:style-name="T63">לא</text:span><text:span text:style-name="T67"> </text:span><text:span text:style-name="T63">מצי</text:span><text:span text:style-name="T67"> </text:span><text:span text:style-name="T63">לפרוכי: דרב</text:span><text:span text:style-name="T67"> </text:span><text:span text:style-name="T63">מצי</text:span><text:span text:style-name="T67"> </text:span><text:span text:style-name="T63">לאוקמי</text:span><text:span text:style-name="T67"> </text:span><text:span text:style-name="T63">להא</text:span><text:span text:style-name="T67"> </text:span><text:span text:style-name="T63">דוקיא</text:span><text:span text:style-name="T67"> </text:span><text:span text:style-name="T63">'דהא</text:span><text:span text:style-name="T67"> </text:span><text:span text:style-name="T63">מיתת</text:span><text:span text:style-name="T67"> </text:span><text:span text:style-name="T63">שתיהם</text:span><text:span text:style-name="T67"> </text:span><text:span text:style-name="T63">מצטרפין' - לענין</text:span><text:span text:style-name="T67"> </text:span><text:span text:style-name="T63">טומאה</text:span><text:span text:style-name="T67"> </text:span><text:span text:style-name="T63">קאמר.</text:span><text:span text:style-name="T27">)</text:span></text:p>
      <text:p text:style-name="P1">אימא<text:span text:style-name="T1"> </text:span>'הא<text:span text:style-name="T1"> </text:span>חיי<text:span text:style-name="T1"> </text:span>שניהם<text:span text:style-name="T1"> </text:span>מצטרפין<text:span text:style-name="T1"> </text:span><text:span text:style-name="T27">(</text:span><text:span text:style-name="T63">לכזית</text:span><text:span text:style-name="T67"> </text:span><text:span text:style-name="T63">אבר</text:span><text:span text:style-name="T67"> </text:span><text:span text:style-name="T63">מן</text:span><text:span text:style-name="T67"> </text:span><text:span text:style-name="T63">החי</text:span><text:span text:style-name="T27">)</text:span>', ומני? - רבי<text:span text:style-name="T1"> </text:span>יהודה<text:span text:style-name="T1"> </text:span>היא, דאמר<text:span text:style-name="T1"> </text:span><text:span text:style-name="T64">(בפרק</text:span><text:span text:style-name="T68"> </text:span><text:span text:style-name="T64">גיד</text:span><text:span text:style-name="T68"> </text:span><text:span text:style-name="T64">הנשה</text:span><text:span text:style-name="T68"> </text:span><text:span text:style-name="T64">(חולין</text:span><text:span text:style-name="T68"> </text:span><text:span text:style-name="T64">דף</text:span><text:span text:style-name="T68"> </text:span><text:span text:style-name="T64">קא))</text:span> 'אבר<text:span text:style-name="T1"> </text:span>מן<text:span text:style-name="T1"> </text:span>החי<text:span text:style-name="T1"> </text:span>נוהג<text:span text:style-name="T1"> </text:span>בטמאה'.<text:span text:style-name="T63"> </text:span></text:p>
      <text:p text:style-name="P1">אבל<text:span text:style-name="T1"> </text:span>מיתת<text:span text:style-name="T1"> </text:span>שניהם<text:span text:style-name="T1"> – </text:span>מאי?: לא<text:span text:style-name="T1"> </text:span>מצטרפי<text:span text:style-name="T1"> </text:span><text:span text:style-name="T27">(</text:span><text:span text:style-name="T63">משום</text:span><text:span text:style-name="T67"> </text:span><text:span text:style-name="T63">דטהורות</text:span><text:span text:style-name="T67"> </text:span><text:span text:style-name="T63">לעצמן</text:span><text:span text:style-name="T67"> </text:span><text:span text:style-name="T63">וטמאות</text:span><text:span text:style-name="T67"> </text:span><text:span text:style-name="T63">לעצמן</text:span><text:span text:style-name="T27">)</text:span>? אם<text:span text:style-name="T1"> </text:span>כן<text:span text:style-name="T1"> </text:span>מאי<text:span text:style-name="T1"> </text:span>איריא<text:span text:style-name="T1"> </text:span>דרהיט<text:span text:style-name="T1"> </text:span>ותני<text:span text:style-name="T1"> </text:span><text:span text:style-name="T27">(</text:span><text:span text:style-name="T63">ברייתא</text:span><text:span text:style-name="T27">)</text:span> '<text:span text:style-name="T105">מיתת</text:span><text:span text:style-name="T106"> </text:span><text:span text:style-name="T105">פרה</text:span><text:span text:style-name="T106"> </text:span><text:span text:style-name="T105">וחיי</text:span><text:span text:style-name="T106"> </text:span><text:span text:style-name="T105">גמל</text:span><text:span text:style-name="T1"> </text:span><text:span text:style-name="T27">(</text:span><text:span text:style-name="T63">אין</text:span><text:span text:style-name="T67"> </text:span><text:span text:style-name="T63">מצטרפין</text:span><text:span text:style-name="T67"> </text:span><text:span text:style-name="T63">משום</text:span><text:span text:style-name="T67"> </text:span><text:span text:style-name="T63">דזה</text:span><text:span text:style-name="T67"> </text:span><text:span text:style-name="T63">חי</text:span><text:span text:style-name="T67"> </text:span><text:span text:style-name="T63">וזה</text:span><text:span text:style-name="T67"> </text:span><text:span text:style-name="T63">מת</text:span><text:span text:style-name="T27">)</text:span>'? הא<text:span text:style-name="T1"> </text:span>אפילו<text:span text:style-name="T1"> </text:span>מיתת<text:span text:style-name="T1"> </text:span>שניהם<text:span text:style-name="T1"> </text:span>לא<text:span text:style-name="T1"> </text:span>מצטרפי<text:span text:style-name="T1"> </text:span><text:span text:style-name="T27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שניהם</text:span><text:span text:style-name="T67"> </text:span><text:span text:style-name="T63">מתים, וליתני</text:span><text:span text:style-name="T67"> </text:span><text:span text:style-name="T63">הכי: 'מיתת</text:span><text:span text:style-name="T67"> </text:span><text:span text:style-name="T63">פרה</text:span><text:span text:style-name="T67"> </text:span><text:span text:style-name="T63">וגמל</text:span><text:span text:style-name="T67"> </text:span><text:span text:style-name="T63">שניהם</text:span><text:span text:style-name="T67"> </text:span><text:span text:style-name="T63">אין</text:span><text:span text:style-name="T67"> </text:span><text:span text:style-name="T63">מצטרפין'? אלא</text:span><text:span text:style-name="T67"> </text:span><text:span text:style-name="T63">ודאי</text:span><text:span text:style-name="T67"> </text:span><text:span text:style-name="T63">דמדתני</text:span><text:span text:style-name="T67"> </text:span><text:span text:style-name="T63">'מיתת</text:span><text:span text:style-name="T67"> </text:span><text:span text:style-name="T63">פרה</text:span><text:span text:style-name="T67"> </text:span><text:span text:style-name="T63">וחיי</text:span><text:span text:style-name="T67"> </text:span><text:span text:style-name="T63">גמל</text:span><text:span text:style-name="T67"> </text:span><text:span text:style-name="T63">אינן</text:span><text:span text:style-name="T67"> </text:span><text:span text:style-name="T63">מצטרפין' - מכלל</text:span><text:span text:style-name="T67"> </text:span><text:span text:style-name="T63">דסבירא</text:span><text:span text:style-name="T67"> </text:span><text:span text:style-name="T63">ליה</text:span><text:span text:style-name="T67"> </text:span><text:span text:style-name="T63">דהא</text:span><text:span text:style-name="T67"> </text:span><text:span text:style-name="T63">מיתת</text:span><text:span text:style-name="T67"> </text:span><text:span text:style-name="T63">שניהן</text:span><text:span text:style-name="T67"> </text:span><text:span text:style-name="T63">מצטרפין, וקשיא</text:span><text:span text:style-name="T67"> </text:span><text:span text:style-name="T63">לרב</text:span><text:span text:style-name="T67"> </text:span><text:span text:style-name="T63">אסי</text:span><text:span text:style-name="T27">)</text:span>? ועוד: תניא<text:span text:style-name="T1"> </text:span><text:span text:style-name="T27">(</text:span><text:span text:style-name="T63">והיינו</text:span><text:span text:style-name="T67"> </text:span><text:span text:style-name="T63">סיפא</text:span><text:span text:style-name="T67"> </text:span><text:span text:style-name="T63">דהאי</text:span><text:span text:style-name="T67"> </text:span><text:span text:style-name="T63">ברייתא</text:span><text:span text:style-name="T67"> </text:span><text:span text:style-name="T63">דלעיל, דקתני</text:span><text:span text:style-name="T67"> </text:span><text:span text:style-name="T63">'מיתת</text:span><text:span text:style-name="T67"> </text:span><text:span text:style-name="T63">פרה</text:span><text:span text:style-name="T67"> </text:span><text:span text:style-name="T63">וחיי</text:span><text:span text:style-name="T67"> </text:span><text:span text:style-name="T63">גמל'</text:span><text:span text:style-name="T27">)</text:span>: '<text:span text:style-name="T105">חצי</text:span><text:span text:style-name="T106"> </text:span><text:span text:style-name="T105">זית</text:span><text:span text:style-name="T106"> </text:span><text:span text:style-name="T105">פרה</text:span><text:span text:style-name="T106"> </text:span><text:span text:style-name="T105">בחייה</text:span><text:span text:style-name="T106"> </text:span><text:span text:style-name="T105">וחצי</text:span><text:span text:style-name="T106"> </text:span><text:span text:style-name="T105">זית</text:span><text:span text:style-name="T106"> </text:span><text:span text:style-name="T105">גמל</text:span><text:span text:style-name="T106"> </text:span><text:span text:style-name="T105">במיתתה</text:span><text:span text:style-name="T106"> </text:span><text:span text:style-name="T105">אין</text:span><text:span text:style-name="T106"> </text:span><text:span text:style-name="T105">מצטרפין', אבל</text:span><text:span text:style-name="T106"> </text:span><text:span text:style-name="T105">חצי</text:span><text:span text:style-name="T106"> </text:span><text:span text:style-name="T105">זית</text:span><text:span text:style-name="T106"> </text:span><text:span text:style-name="T105">מפרה</text:span><text:span text:style-name="T106"> </text:span><text:span text:style-name="T105">וחצי</text:span><text:span text:style-name="T106"> </text:span><text:span text:style-name="T105">זית</text:span><text:span text:style-name="T106"> </text:span><text:span text:style-name="T105">מגמל</text:span><text:span text:style-name="T106"> </text:span><text:span text:style-name="T105">בין</text:span><text:span text:style-name="T106"> </text:span><text:span text:style-name="T105">בחייה</text:span><text:span text:style-name="T106"> </text:span><text:span text:style-name="T27">(</text:span><text:span text:style-name="T63">בחיין: ששניהן</text:span><text:span text:style-name="T67"> </text:span><text:span text:style-name="T63">חיין</text:span><text:span text:style-name="T27">)</text:span><text:span text:style-name="T105"> בין</text:span><text:span text:style-name="T106"> </text:span><text:span text:style-name="T105">במיתתה</text:span><text:span text:style-name="T106"> </text:span><text:span text:style-name="T27">(</text:span><text:span text:style-name="T63">במיתת</text:span><text:span text:style-name="T67"> </text:span><text:span text:style-name="T63">שניהן</text:span><text:span text:style-name="T27">)</text:span><text:span text:style-name="T105"> מצטרפין</text:span>', קשיא<text:span text:style-name="T1"> </text:span>רישא<text:span text:style-name="T1"> </text:span><text:span text:style-name="T27">(</text:span><text:span text:style-name="T63">דקתני</text:span><text:span text:style-name="T67"> </text:span><text:span text:style-name="T63">'מיתת</text:span><text:span text:style-name="T67"> </text:span><text:span text:style-name="T63">פרה</text:span><text:span text:style-name="T67"> </text:span><text:span text:style-name="T63">וחיי</text:span><text:span text:style-name="T67"> </text:span><text:span text:style-name="T63">גמל</text:span><text:span text:style-name="T67"> </text:span><text:span text:style-name="T63">וכו' דדייקת</text:span><text:span text:style-name="T67"> </text:span><text:span text:style-name="T63">'הא</text:span><text:span text:style-name="T67"> </text:span><text:span text:style-name="T63">מיתת</text:span><text:span text:style-name="T67"> </text:span><text:span text:style-name="T63">שניהן</text:span><text:span text:style-name="T67"> </text:span><text:span text:style-name="T63">לא</text:span><text:span text:style-name="T67"> </text:span><text:span text:style-name="T63">מצטרפין'</text:span><text:span text:style-name="T27">)</text:span> אסיפא<text:span text:style-name="T1"> </text:span><text:span text:style-name="T27">(</text:span><text:span text:style-name="T63">דקתני</text:span><text:span text:style-name="T67"> </text:span><text:span text:style-name="T63">'</text:span><text:span text:style-name="T83">אבל</text:span><text:span text:style-name="T85"> </text:span><text:span text:style-name="T83">חצי</text:span><text:span text:style-name="T85"> </text:span><text:span text:style-name="T83">זית</text:span><text:span text:style-name="T85"> </text:span><text:span text:style-name="T83">מפרה</text:span><text:span text:style-name="T85"> </text:span><text:soft-page-break/><text:span text:style-name="T83">בין</text:span><text:span text:style-name="T85"> </text:span><text:span text:style-name="T83">בחייה</text:span><text:span text:style-name="T85"> </text:span><text:span text:style-name="T83">בין</text:span><text:span text:style-name="T85"> </text:span><text:span text:style-name="T83">במיתתה</text:span><text:span text:style-name="T85"> </text:span><text:span text:style-name="T83">מצטרפין</text:span><text:span text:style-name="T63">'</text:span><text:span text:style-name="T27">)</text:span>? אלא<text:span text:style-name="T1"> </text:span>לאו<text:span text:style-name="T1"> </text:span>שמע<text:span text:style-name="T1"> </text:span>מינה<text:span text:style-name="T1"> </text:span><text:span text:style-name="T27">(</text:span><text:span text:style-name="T63">מדסיפא</text:span><text:span text:style-name="T27">)</text:span> מיתת<text:span text:style-name="T1"> </text:span>שניהם<text:span text:style-name="T1"> </text:span>מצטרפין<text:span text:style-name="T1"> </text:span><text:span text:style-name="T27">(</text:span><text:span text:style-name="T63">- ברישא</text:span><text:span text:style-name="T67"> </text:span><text:span text:style-name="T63">נמי</text:span><text:span text:style-name="T67"> </text:span><text:span text:style-name="T63">מצטרפת</text:span><text:span text:style-name="T67"> </text:span><text:span text:style-name="T63">מיתת</text:span><text:span text:style-name="T67"> </text:span><text:span text:style-name="T63">שניהן, וקשיא</text:span><text:span text:style-name="T67"> </text:span><text:span text:style-name="T63">לרב</text:span><text:span text:style-name="T67"> </text:span><text:span text:style-name="T63">אסי</text:span><text:span text:style-name="T67"> </text:span><text:span text:style-name="T63">לאיכא</text:span><text:span text:style-name="T67"> </text:span><text:span text:style-name="T63">דאמרי</text:span><text:span text:style-name="T67"> </text:span><text:span text:style-name="T63">דפליגא</text:span><text:span text:style-name="T67"> </text:span><text:span text:style-name="T63">אדרב</text:span><text:span text:style-name="T27">)</text:span>!?</text:p>
      <text:p text:style-name="P1">אמר<text:span text:style-name="T1"> </text:span>לך<text:span text:style-name="T1"> </text:span>רב<text:span text:style-name="T1"> </text:span>אסי: האי<text:span text:style-name="T1"> </text:span>תנא<text:span text:style-name="T1"> </text:span>סבר<text:span text:style-name="T1"> </text:span>איסור<text:span text:style-name="T1"> </text:span>חל<text:span text:style-name="T1"> </text:span>על<text:span text:style-name="T1"> </text:span>איסור. <text:span text:style-name="T27">(</text:span><text:span text:style-name="T63">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איכא</text:span><text:span text:style-name="T67"> </text:span><text:span text:style-name="T63">איסור</text:span><text:span text:style-name="T67"> </text:span><text:span text:style-name="T63">של</text:span><text:span text:style-name="T67"> </text:span><text:span text:style-name="T63">טמאה</text:span><text:span text:style-name="T67"> </text:span><text:span text:style-name="T63">ואיכא</text:span><text:span text:style-name="T67"> </text:span><text:span text:style-name="T63">איסור</text:span><text:span text:style-name="T67"> </text:span><text:span text:style-name="T63">נבלה, אפילו</text:span><text:span text:style-name="T67"> </text:span><text:span text:style-name="T63">הכי</text:span><text:span text:style-name="T67"> </text:span><text:span text:style-name="T63">מצטרפין, ולא</text:span><text:span text:style-name="T67"> </text:span><text:span text:style-name="T63">סבירא</text:span><text:span text:style-name="T67"> </text:span><text:span text:style-name="T63">לי</text:span><text:span text:style-name="T67"> </text:span><text:span text:style-name="T40">[לרב</text:span><text:span text:style-name="T47"> </text:span><text:span text:style-name="T40">אסי]</text:span><text:span text:style-name="T63"> הכי, אלא</text:span><text:span text:style-name="T67"> </text:span><text:span text:style-name="T63">סבירא</text:span><text:span text:style-name="T67"> </text:span><text:span text:style-name="T63">לי</text:span><text:span text:style-name="T67"> </text:span><text:span text:style-name="T63">דאין</text:span><text:span text:style-name="T67"> </text:span><text:span text:style-name="T63">איסור</text:span><text:span text:style-name="T67"> </text:span><text:span text:style-name="T63">חל</text:span><text:span text:style-name="T67"> </text:span><text:span text:style-name="T63">על</text:span><text:span text:style-name="T67"> </text:span><text:span text:style-name="T63">איסור, ומיתת</text:span><text:span text:style-name="T67"> </text:span><text:span text:style-name="T63">שניהן</text:span><text:span text:style-name="T67"> </text:span><text:span text:style-name="T63">אין</text:span><text:span text:style-name="T67"> </text:span><text:span text:style-name="T63">מצטרפין; והא</text:span><text:span text:style-name="T67"> </text:span><text:span text:style-name="T63">דקתני</text:span><text:span text:style-name="T67"> </text:span><text:span text:style-name="T63">ברישא</text:span><text:span text:style-name="T67"> </text:span><text:span text:style-name="T63">'</text:span><text:span text:style-name="T83">מיתת</text:span><text:span text:style-name="T85"> </text:span><text:span text:style-name="T83">פרה</text:span><text:span text:style-name="T85"> </text:span><text:span text:style-name="T83">וחיי</text:span><text:span text:style-name="T85"> </text:span><text:span text:style-name="T83">גמל</text:span><text:span text:style-name="T85"> </text:span><text:span text:style-name="T83">אין</text:span><text:span text:style-name="T85"> </text:span><text:span text:style-name="T83">מצטרפין</text:span><text:span text:style-name="T63">' - היינו</text:span><text:span text:style-name="T67"> </text:span><text:span text:style-name="T63">נבלה</text:span><text:span text:style-name="T67"> </text:span><text:span text:style-name="T63">ואבר</text:span><text:span text:style-name="T67"> </text:span><text:span text:style-name="T63">מן</text:span><text:span text:style-name="T67"> </text:span><text:span text:style-name="T63">החי</text:span><text:span text:style-name="T67"> </text:span><text:span text:style-name="T63">דלבהמה</text:span><text:span text:style-name="T67"> </text:span><text:span text:style-name="T63">טמאה: דלא</text:span><text:span text:style-name="T67"> </text:span><text:span text:style-name="T63">אתי</text:span><text:span text:style-name="T67"> </text:span><text:span text:style-name="T63">איסור</text:span><text:span text:style-name="T67"> </text:span><text:span text:style-name="T63">נבלה</text:span><text:span text:style-name="T67"> </text:span><text:span text:style-name="T63">וחייל</text:span><text:span text:style-name="T67"> </text:span><text:span text:style-name="T63">אאיסור</text:span><text:span text:style-name="T67"> </text:span><text:span text:style-name="T63">אבר</text:span><text:span text:style-name="T67"> </text:span><text:span text:style-name="T63">מן</text:span><text:span text:style-name="T67"> </text:span><text:span text:style-name="T63">החי; והא</text:span><text:span text:style-name="T67"> </text:span><text:span text:style-name="T63">דקתני</text:span><text:span text:style-name="T67"> </text:span><text:span text:style-name="T63">סיפא</text:span><text:span text:style-name="T67"> </text:span><text:span text:style-name="T63">'</text:span><text:span text:style-name="T83">חצי</text:span><text:span text:style-name="T85"> </text:span><text:span text:style-name="T83">זית</text:span><text:span text:style-name="T85"> </text:span><text:span text:style-name="T83">מפרה</text:span><text:span text:style-name="T85"> </text:span><text:span text:style-name="T83">בחייה</text:span><text:span text:style-name="T67"> </text:span><text:span text:style-name="T63">וכו' - התם</text:span><text:span text:style-name="T67"> </text:span><text:span text:style-name="T63">ליכא</text:span><text:span text:style-name="T67"> </text:span><text:span text:style-name="T63">איסור</text:span><text:span text:style-name="T67"> </text:span><text:span text:style-name="T63">נבלה: דבבהמה</text:span><text:span text:style-name="T67"> </text:span><text:span text:style-name="T63">טמאה</text:span><text:span text:style-name="T67"> </text:span><text:span text:style-name="T63">ליכא</text:span><text:span text:style-name="T67"> </text:span><text:span text:style-name="T63">איסור</text:span><text:span text:style-name="T67"> </text:span><text:span text:style-name="T63">נבלה</text:span><text:span text:style-name="T67"> </text:span><text:span text:style-name="T63">אלא</text:span><text:span text:style-name="T67"> </text:span><text:span text:style-name="T63">איסור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ואבר</text:span><text:span text:style-name="T67"> </text:span><text:span text:style-name="T63">מן</text:span><text:span text:style-name="T67"> </text:span><text:span text:style-name="T63">החי!</text:span></text:p>
      <text:p text:style-name="P1"><text:span text:style-name="T63">ענין</text:span><text:span text:style-name="T67"> </text:span><text:span text:style-name="T63">אחר: </text:span><text:span text:style-name="T94">קשה</text:span><text:span text:style-name="T96"> </text:span><text:span text:style-name="T94">רישא</text:span><text:span text:style-name="T96"> </text:span><text:span text:style-name="T94">אסיפא</text:span><text:span text:style-name="T63">: דהא</text:span><text:span text:style-name="T67"> </text:span><text:span text:style-name="T63">רישא, דקתני</text:span><text:span text:style-name="T67"> </text:span><text:span text:style-name="T63">'חצי</text:span><text:span text:style-name="T67"> </text:span><text:span text:style-name="T63">זית</text:span><text:span text:style-name="T67"> </text:span><text:span text:style-name="T63">מפרה</text:span><text:span text:style-name="T67"> </text:span><text:span text:style-name="T63">בחייה</text:span><text:span text:style-name="T67"> </text:span><text:span text:style-name="T63">וחצי</text:span><text:span text:style-name="T67"> </text:span><text:span text:style-name="T63">זית</text:span><text:span text:style-name="T67"> </text:span><text:span text:style-name="T63">מגמל</text:span><text:span text:style-name="T67"> </text:span><text:span text:style-name="T63">במיתתה</text:span><text:span text:style-name="T67"> </text:span><text:span text:style-name="T63">אין</text:span><text:span text:style-name="T67"> </text:span><text:span text:style-name="T63">מצטרפין' - קשה</text:span><text:span text:style-name="T67"> </text:span><text:span text:style-name="T63">להא</text:span><text:span text:style-name="T67"> </text:span><text:span text:style-name="T63">סיפא</text:span><text:span text:style-name="T67"> </text:span><text:span text:style-name="T63">דקתני</text:span><text:span text:style-name="T67"> </text:span><text:span text:style-name="T63">'אבל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מפרה</text:span><text:span text:style-name="T67"> </text:span><text:span text:style-name="T63">וחצי</text:span><text:span text:style-name="T67"> </text:span><text:span text:style-name="T63">זית</text:span><text:span text:style-name="T67"> </text:span><text:span text:style-name="T63">מגמל</text:span><text:span text:style-name="T67"> </text:span><text:span text:style-name="T63">בין</text:span><text:span text:style-name="T67"> </text:span><text:span text:style-name="T63">בחייה</text:span><text:span text:style-name="T67"> </text:span><text:span text:style-name="T63">בין</text:span><text:span text:style-name="T67"> </text:span><text:span text:style-name="T63">במיתתה</text:span><text:span text:style-name="T67"> </text:span><text:span text:style-name="T63">מצטרפין', דהא</text:span><text:span text:style-name="T67"> </text:span><text:span text:style-name="T63">דקתני</text:span><text:span text:style-name="T67"> </text:span><text:span text:style-name="T63">בין</text:span><text:span text:style-name="T67"> </text:span><text:span text:style-name="T63">בחייה</text:span><text:span text:style-name="T67"> </text:span><text:span text:style-name="T63">בין</text:span><text:span text:style-name="T67"> </text:span><text:span text:style-name="T63">במיתתה</text:span><text:span text:style-name="T67"> </text:span><text:span text:style-name="T63">משמע</text:span><text:span text:style-name="T67"> </text:span><text:span text:style-name="T63">ליה</text:span><text:span text:style-name="T67"> </text:span><text:span text:style-name="T63">בין</text:span><text:span text:style-name="T67"> </text:span><text:span text:style-name="T63">במיתת</text:span><text:span text:style-name="T67"> </text:span><text:span text:style-name="T63">חדא</text:span><text:span text:style-name="T67"> </text:span><text:span text:style-name="T63">וחיי</text:span><text:span text:style-name="T67"> </text:span><text:span text:style-name="T63">חברתה, וקתני</text:span><text:span text:style-name="T67"> </text:span><text:span text:style-name="T63">מצטרפין! </text:span><text:span text:style-name="T94">אלא</text:span><text:span text:style-name="T96"> </text:span><text:span text:style-name="T94">לאו</text:span><text:span text:style-name="T96"> </text:span><text:span text:style-name="T94">שמע</text:span><text:span text:style-name="T96"> </text:span><text:span text:style-name="T94">מינה</text:span><text:span text:style-name="T96"> </text:span><text:span text:style-name="T94">דמיתת</text:span><text:span text:style-name="T96"> </text:span><text:span text:style-name="T94">שניהן</text:span><text:span text:style-name="T96"> </text:span><text:span text:style-name="T94">מצטרפין</text:span><text:span text:style-name="T67"> </text:span><text:span text:style-name="T63">והכי</text:span><text:span text:style-name="T67"> </text:span><text:span text:style-name="T63">קאמר: אלא</text:span><text:span text:style-name="T67"> </text:span><text:span text:style-name="T63">מאי</text:span><text:span text:style-name="T67"> </text:span><text:span text:style-name="T63">אית</text:span><text:span text:style-name="T67"> </text:span><text:span text:style-name="T63">לך</text:span><text:span text:style-name="T67"> </text:span><text:span text:style-name="T63">למימר</text:span><text:span text:style-name="T67"> </text:span><text:span text:style-name="T63">דלא</text:span><text:span text:style-name="T67"> </text:span><text:span text:style-name="T63">תיקשי</text:span><text:span text:style-name="T67"> </text:span><text:span text:style-name="T63">רישא</text:span><text:span text:style-name="T67"> </text:span><text:span text:style-name="T63">לסיפא? - הכי</text:span><text:span text:style-name="T67"> </text:span><text:span text:style-name="T63">צריך</text:span><text:span text:style-name="T67"> </text:span><text:span text:style-name="T63">לפרושי</text:span><text:span text:style-name="T67"> </text:span><text:span text:style-name="T63">להא</text:span><text:span text:style-name="T67"> </text:span><text:span text:style-name="T63">סיפא</text:span><text:span text:style-name="T67"> </text:span><text:span text:style-name="T63">דקתני</text:span><text:span text:style-name="T67"> </text:span><text:span text:style-name="T63">'בין</text:span><text:span text:style-name="T67"> </text:span><text:span text:style-name="T63">בחייה</text:span><text:span text:style-name="T67"> </text:span><text:span text:style-name="T63">בין</text:span><text:span text:style-name="T67"> </text:span><text:span text:style-name="T63">במיתתה', תריץ</text:span><text:span text:style-name="T67"> </text:span><text:span text:style-name="T63">הכי: </text:span><text:span text:style-name="T94">בין</text:span><text:span text:style-name="T96"> </text:span><text:span text:style-name="T94">במיתתה</text:span><text:span text:style-name="T67"> </text:span><text:span text:style-name="T63">= בין</text:span><text:span text:style-name="T67"> </text:span><text:span text:style-name="T63">במיתת</text:span><text:span text:style-name="T67"> </text:span><text:span text:style-name="T63">שניהן, וקתני</text:span><text:span text:style-name="T67"> </text:span><text:span text:style-name="T63">דמצטרפין, וקשיא</text:span><text:span text:style-name="T67"> </text:span><text:span text:style-name="T63">לרב</text:span><text:span text:style-name="T67"> </text:span><text:span text:style-name="T63">אסי</text:span><text:span text:style-name="T67"> </text:span><text:span text:style-name="T63">להך</text:span><text:span text:style-name="T67"> </text:span><text:span text:style-name="T63">לישנא</text:span><text:span text:style-name="T67"> </text:span><text:span text:style-name="T63">דפליגא</text:span><text:span text:style-name="T67"> </text:span><text:span text:style-name="T63">אדרב, דמשמע</text:span><text:span text:style-name="T67"> </text:span><text:span text:style-name="T63">דסבירא</text:span><text:span text:style-name="T67"> </text:span><text:span text:style-name="T63">ליה</text:span><text:span text:style-name="T67"> </text:span><text:span text:style-name="T63">לרב</text:span><text:span text:style-name="T67"> </text:span><text:span text:style-name="T63">אסי</text:span><text:span text:style-name="T67"> </text:span><text:span text:style-name="T63">דאפילו</text:span><text:span text:style-name="T67"> </text:span><text:span text:style-name="T63">לטומאה</text:span><text:span text:style-name="T67"> </text:span><text:span text:style-name="T63">נמי</text:span><text:span text:style-name="T67"> </text:span><text:span text:style-name="T63">אין</text:span><text:span text:style-name="T67"> </text:span><text:span text:style-name="T63">מצטרפין; ולא</text:span><text:span text:style-name="T67"> </text:span><text:span text:style-name="T63">מן</text:span><text:span text:style-name="T67"> </text:span><text:span text:style-name="T63">המורה.</text:span><text:span text:style-name="T27">)</text:span> </text:p>
      <text:p text:style-name="P1"/>
      <text:p text:style-name="P1">(מעילה<text:span text:style-name="T1"> </text:span>טז,ב)</text:p>
      <text:p text:style-name="P1">אמר<text:span text:style-name="T1"> </text:span>רב<text:span text:style-name="T1"> </text:span>יהודה<text:span text:style-name="T1"> </text:span>אמר<text:span text:style-name="T1"> </text:span>רב: אכילת<text:span text:style-name="T1"> </text:span>שרצים<text:span text:style-name="T1"> </text:span>לוקה<text:span text:style-name="T1"> </text:span>עליו<text:span text:style-name="T1"> </text:span><text:span text:style-name="T126">בכזית</text:span><text:span text:style-name="T1"> </text:span><text:span text:style-name="T27">(</text:span><text:span text:style-name="T63">ולא</text:span><text:span text:style-name="T67"> </text:span><text:span text:style-name="T63">בכעדשה</text:span><text:span text:style-name="T27">)</text:span>; מאי<text:span text:style-name="T1"> </text:span>טעמא? 'אכילה' כתיב<text:span text:style-name="T1"> </text:span>בהו<text:span text:style-name="T1"> </text:span><text:span text:style-name="T27">(</text:span><text:span text:style-name="T72">לא</text:span><text:span text:style-name="T67"> </text:span><text:span text:style-name="T72">תאכלום</text:span><text:span text:style-name="T67"> </text:span><text:span text:style-name="T72">כי</text:span><text:span text:style-name="T67"> </text:span><text:span text:style-name="T72">שקץ</text:span><text:span text:style-name="T67"> </text:span><text:span text:style-name="T72">הם</text:span><text:span text:style-name="T68"> </text:span><text:span text:style-name="T64">(ויקרא</text:span><text:span text:style-name="T68"> </text:span><text:span text:style-name="T64">יא,מב)</text:span><text:span text:style-name="T63"> , ואכילה</text:span><text:span text:style-name="T67"> </text:span><text:span text:style-name="T63">אינה</text:span><text:span text:style-name="T67"> </text:span><text:span text:style-name="T63">פחותה</text:span><text:span text:style-name="T67"> </text:span><text:span text:style-name="T63">מכזית</text:span><text:span text:style-name="T27">)</text:span>.</text:p>
      <text:p text:style-name="P1">והתני<text:span text:style-name="T1"> </text:span>רבי<text:span text:style-name="T1"> </text:span>יוסי<text:span text:style-name="T1"> </text:span>בר<text:span text:style-name="T1"> </text:span>רבי<text:span text:style-name="T1"> </text:span>חנינא<text:span text:style-name="T1"> </text:span>קמיה<text:span text:style-name="T1"> </text:span>דרבי<text:span text:style-name="T1"> </text:span>יוחנן: '<text:span text:style-name="T64">(ויקרא</text:span><text:span text:style-name="T68"> </text:span><text:span text:style-name="T64">כ,כה)</text:span> <text:span text:style-name="T32">והבדלתם</text:span><text:span text:style-name="T1"> </text:span><text:span text:style-name="T32">בין</text:span><text:span text:style-name="T1"> </text:span><text:span text:style-name="T32">הבהמה</text:span><text:span text:style-name="T1"> </text:span><text:span text:style-name="T32">הטהורה</text:span><text:span text:style-name="T1"> </text:span><text:span text:style-name="T32">לטמאה</text:span><text:span text:style-name="T1"> </text:span><text:span text:style-name="T32">ובין</text:span><text:span text:style-name="T1"> </text:span><text:span text:style-name="T32">העוף</text:span><text:span text:style-name="T1"> </text:span><text:span text:style-name="T32">הטמא</text:span><text:span text:style-name="T1"> </text:span><text:span text:style-name="T32">לטהור</text:span><text:span text:style-name="T1"> </text:span><text:span text:style-name="T32">ולא</text:span><text:span text:style-name="T1"> </text:span><text:span text:style-name="T32">תשקצו</text:span><text:span text:style-name="T1"> </text:span><text:span text:style-name="T32">את</text:span><text:span text:style-name="T1"> </text:span><text:span text:style-name="T32">נפשותיכם</text:span><text:span text:style-name="T1"> </text:span><text:span text:style-name="T32">בבהמה</text:span><text:span text:style-name="T1"> </text:span><text:span text:style-name="T32">ובעוף</text:span><text:span text:style-name="T1"> </text:span><text:span text:style-name="T32">ובכל</text:span><text:span text:style-name="T1"> </text:span><text:span text:style-name="T32">אשר</text:span><text:span text:style-name="T1"> </text:span><text:span text:style-name="T32">תרמוש</text:span><text:span text:style-name="T1"> </text:span><text:span text:style-name="T32">האדמה</text:span><text:span text:style-name="T1"> </text:span><text:span text:style-name="T32">אשר</text:span><text:span text:style-name="T1"> </text:span><text:span text:style-name="T32">הבדלתי</text:span><text:span text:style-name="T1"> </text:span><text:span text:style-name="T32">לכם</text:span><text:span text:style-name="T1"> </text:span><text:span text:style-name="T32">לטמא</text:span><text:span text:style-name="T1"> </text:span>- פתח<text:span text:style-name="T1"> </text:span>הכתוב<text:span text:style-name="T1"> </text:span>באכילה<text:span text:style-name="T1"> </text:span><text:span text:style-name="T27">(</text:span><text:span text:style-name="T63">דהאי</text:span><text:span text:style-name="T67"> </text:span><text:span text:style-name="T63">דכתיב</text:span><text:span text:style-name="T67"> </text:span><text:span text:style-name="T72">ולא</text:span><text:span text:style-name="T67"> </text:span><text:span text:style-name="T72">תשקצו</text:span><text:span text:style-name="T67"> </text:span><text:span text:style-name="T72">את</text:span><text:span text:style-name="T67"> </text:span><text:span text:style-name="T72">נפשותיכם</text:span><text:span text:style-name="T67"> </text:span><text:span text:style-name="T63">- היינו</text:span><text:span text:style-name="T67"> </text:span><text:span text:style-name="T63">באכילה: דכי</text:span><text:span text:style-name="T67"> </text:span><text:span text:style-name="T63">אכיל</text:span><text:span text:style-name="T67"> </text:span><text:span text:style-name="T63">להו</text:span><text:span text:style-name="T67"> </text:span><text:span text:style-name="T63">- משקץ</text:span><text:span text:style-name="T67"> </text:span><text:span text:style-name="T63">נפשיה</text:span><text:span text:style-name="T27">)</text:span> וסיים<text:span text:style-name="T1"> </text:span>בטומאה<text:span text:style-name="T1"> </text:span><text:span text:style-name="T27">(</text:span><text:span text:style-name="T72">אשר</text:span><text:span text:style-name="T67"> </text:span><text:span text:style-name="T72">הבדלתי</text:span><text:span text:style-name="T67"> </text:span><text:span text:style-name="T72">לכם</text:span><text:span text:style-name="T67"> </text:span><text:span text:style-name="T72">לטמא</text:span><text:span text:style-name="T67"> </text:span><text:span text:style-name="T63">- אלא</text:span><text:span text:style-name="T67"> </text:span><text:span text:style-name="T63">לומר</text:span><text:span text:style-name="T67"> </text:span><text:span text:style-name="T63">לך</text:span><text:span text:style-name="T27">)</text:span>: מה<text:span text:style-name="T1"> </text:span>טומאה<text:span text:style-name="T1"> </text:span><text:span text:style-name="T27">(</text:span><text:span text:style-name="T63">טומאת</text:span><text:span text:style-name="T67"> </text:span><text:span text:style-name="T63">שרץ</text:span><text:span text:style-name="T27">)</text:span> בכעדשה<text:span text:style-name="T1"> </text:span>- אף<text:span text:style-name="T1"> </text:span>אכילה<text:span text:style-name="T1"> </text:span><text:span text:style-name="T27">(</text:span><text:span text:style-name="T63">לוקה</text:span><text:span text:style-name="T67"> </text:span><text:span text:style-name="T63">עליהן</text:span><text:span text:style-name="T27">)</text:span> <text:span text:style-name="T126">בכעדשה</text:span>', וקלסיה<text:span text:style-name="T1"> </text:span>רבי<text:span text:style-name="T1"> </text:span>יוחנן<text:span text:style-name="T1"> </text:span><text:span text:style-name="T27">(</text:span><text:span text:style-name="T63">להאי</text:span><text:span text:style-name="T67"> </text:span><text:span text:style-name="T63">דתני</text:span><text:span text:style-name="T67"> </text:span><text:span text:style-name="T63">רבי</text:span><text:span text:style-name="T67"> </text:span><text:span text:style-name="T63">יוסי</text:span><text:span text:style-name="T67"> </text:span><text:span text:style-name="T63">בר</text:span><text:span text:style-name="T67"> </text:span><text:span text:style-name="T63">רבי</text:span><text:span text:style-name="T67"> </text:span><text:span text:style-name="T63">חנינא</text:span><text:span text:style-name="T27">)</text:span> וקשיא<text:span text:style-name="T1"> </text:span>לדרב<text:span text:style-name="T1"> </text:span><text:span text:style-name="T27">(</text:span><text:span text:style-name="T63">לרב</text:span><text:span text:style-name="T67"> </text:span><text:span text:style-name="T63">יהודה</text:span><text:span text:style-name="T67"> </text:span><text:span text:style-name="T63">אמר</text:span><text:span text:style-name="T67"> </text:span><text:span text:style-name="T63">רב</text:span><text:span text:style-name="T67"> </text:span><text:span text:style-name="T63">דאמר</text:span><text:span text:style-name="T67"> </text:span><text:span text:style-name="T63">בכזית</text:span><text:span text:style-name="T27">)</text:span>? </text:p>
      <text:p text:style-name="P1">לא<text:span text:style-name="T1"> </text:span>קשיא: כאן<text:span text:style-name="T1"> </text:span>במיתתן, כאן<text:span text:style-name="T1"> </text:span>בחייהן<text:span text:style-name="T1"> </text:span><text:span text:style-name="T27">(</text:span><text:span text:style-name="T63">הא</text:span><text:span text:style-name="T67"> </text:span><text:span text:style-name="T63">דתני</text:span><text:span text:style-name="T67"> </text:span><text:span text:style-name="T63">כזית</text:span><text:span text:style-name="T67"> </text:span><text:span text:style-name="T63">- היינו</text:span><text:span text:style-name="T67"> </text:span><text:span text:style-name="T63">כי</text:span><text:span text:style-name="T67"> </text:span><text:span text:style-name="T63">אכיל</text:span><text:span text:style-name="T67"> </text:span><text:span text:style-name="T63">מינייהו</text:span><text:span text:style-name="T67"> </text:span><text:span text:style-name="T63">בחייהן, אבל</text:span><text:span text:style-name="T67"> </text:span><text:span text:style-name="T63">כי</text:span><text:span text:style-name="T67"> </text:span><text:span text:style-name="T63">אכיל</text:span><text:span text:style-name="T67"> </text:span><text:span text:style-name="T63">מינייהו</text:span><text:span text:style-name="T67"> </text:span><text:span text:style-name="T63">במיתתן</text:span><text:span text:style-name="T67"> </text:span><text:span text:style-name="T63">- אפילו</text:span><text:span text:style-name="T67"> </text:span><text:span text:style-name="T63">בכעדשה</text:span><text:span text:style-name="T67"> </text:span><text:span text:style-name="T63">לקי, דומיא</text:span><text:span text:style-name="T67"> </text:span><text:span text:style-name="T63">דטומאה</text:span><text:span text:style-name="T27">)</text:span>.<text:span text:style-name="T63"> </text:span></text:p>
      <text:p text:style-name="P1">אמר<text:span text:style-name="T1"> </text:span>ליה<text:span text:style-name="T1"> </text:span>אביי: והא<text:span text:style-name="T1"> </text:span>רב<text:span text:style-name="T1"> </text:span>- אמתניתין<text:span text:style-name="T1"> </text:span>קאי<text:span text:style-name="T1"> </text:span><text:span text:style-name="T27">(</text:span><text:span text:style-name="T63">ומנא</text:span><text:span text:style-name="T67"> </text:span><text:span text:style-name="T63">ידעי</text:span><text:span text:style-name="T67"> </text:span><text:span text:style-name="T63">דהכי</text:span><text:span text:style-name="T67"> </text:span><text:span text:style-name="T63">הוא? משום</text:span><text:span text:style-name="T67"> </text:span><text:span text:style-name="T63">דקאמר</text:span><text:span text:style-name="T67"> </text:span><text:span text:style-name="T63">רב</text:span><text:span text:style-name="T67"> </text:span><text:span text:style-name="T63">לעיל</text:span><text:span text:style-name="T67"> </text:span><text:span text:style-name="T63">'</text:span><text:span text:style-name="T99">לא</text:span><text:span text:style-name="T100"> </text:span><text:span text:style-name="T99">שנו</text:span><text:span text:style-name="T67"> </text:span><text:span text:style-name="T63">אלא</text:span><text:span text:style-name="T67"> </text:span><text:span text:style-name="T63">לענין</text:span><text:span text:style-name="T67"> </text:span><text:span text:style-name="T63">אכילה' וההיא</text:span><text:span text:style-name="T67"> </text:span><text:span text:style-name="T63">ודאי</text:span><text:span text:style-name="T67"> </text:span><text:span text:style-name="T63">אמתניתין</text:span><text:span text:style-name="T67"> </text:span><text:span text:style-name="T63">קאי: '</text:span><text:span text:style-name="T83">אכל</text:span><text:span text:style-name="T85"> </text:span><text:span text:style-name="T83">הנבלות</text:span><text:span text:style-name="T85"> </text:span><text:span text:style-name="T83">מצטרפין</text:span><text:span text:style-name="T63">', הכא</text:span><text:span text:style-name="T67"> </text:span><text:span text:style-name="T63">נמי, הא</text:span><text:span text:style-name="T67"> </text:span><text:span text:style-name="T63">דקאמר</text:span><text:span text:style-name="T67"> </text:span><text:span text:style-name="T63">רב</text:span><text:span text:style-name="T67"> </text:span><text:span text:style-name="T63">'אכילת</text:span><text:span text:style-name="T67"> </text:span><text:span text:style-name="T63">שרצים</text:span><text:span text:style-name="T67"> </text:span><text:span text:style-name="T63">לוקה</text:span><text:span text:style-name="T67"> </text:span><text:span text:style-name="T63">עליהן</text:span><text:span text:style-name="T67"> </text:span><text:span text:style-name="T63">בכזית' - קאי</text:span><text:span text:style-name="T67"> </text:span><text:span text:style-name="T63">אמתניתין: 'אכל</text:span><text:span text:style-name="T67"> </text:span><text:span text:style-name="T63">השרצים</text:span><text:span text:style-name="T67"> </text:span><text:span text:style-name="T63">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'</text:span><text:span text:style-name="T27">)</text:span>, ומתניתין<text:span text:style-name="T1"> </text:span>'כל<text:span text:style-name="T1"> </text:span>השרצים' קתני<text:span text:style-name="T1"> </text:span>= אפילו<text:span text:style-name="T1"> </text:span>במיתתן<text:span text:style-name="T1"> </text:span><text:span text:style-name="T27">(</text:span><text:span text:style-name="T63">ומתניתין</text:span><text:span text:style-name="T67"> </text:span><text:span text:style-name="T63">- במיתתן</text:span><text:span text:style-name="T67"> </text:span><text:span text:style-name="T63">קא</text:span><text:span text:style-name="T67"> </text:span><text:span text:style-name="T63">מיירי, דהא</text:span><text:span text:style-name="T67"> </text:span><text:span text:style-name="T63">קתני</text:span><text:span text:style-name="T67"> </text:span><text:span text:style-name="T63">'כל</text:span><text:span text:style-name="T67"> </text:span><text:span text:style-name="T63">הנבלות</text:span><text:span text:style-name="T67"> </text:span><text:span text:style-name="T63">מצטרפות</text:span><text:span text:style-name="T67"> </text:span><text:span text:style-name="T63">זו</text:span><text:span text:style-name="T67"> </text:span><text:span text:style-name="T63">עם</text:span><text:span text:style-name="T67"> </text:span><text:span text:style-name="T63">זו', דהיינו</text:span><text:span text:style-name="T67"> </text:span><text:span text:style-name="T63">במיתתן, וכיון</text:span><text:span text:style-name="T67"> </text:span><text:span text:style-name="T63">דקאי</text:span><text:span text:style-name="T67"> </text:span><text:span text:style-name="T63">אמתניתין, מכלל</text:span><text:span text:style-name="T67"> </text:span><text:span text:style-name="T63">דהא</text:span><text:span text:style-name="T67"> </text:span><text:span text:style-name="T63">דקאמר</text:span><text:span text:style-name="T67"> </text:span><text:span text:style-name="T63">רב</text:span><text:span text:style-name="T67"> </text:span><text:span text:style-name="T63">נמי</text:span><text:span text:style-name="T67"> </text:span><text:span text:style-name="T63">בכזית</text:span><text:span text:style-name="T67"> </text:span><text:span text:style-name="T63">קאי</text:span><text:span text:style-name="T67"> </text:span><text:span text:style-name="T63">במיתתן, והיכי</text:span><text:span text:style-name="T67"> </text:span><text:span text:style-name="T63">מתרצא</text:span><text:span text:style-name="T67"> </text:span><text:span text:style-name="T63">לדרב</text:span><text:span text:style-name="T67"> </text:span><text:span text:style-name="T63">בחייהן</text:span><text:span text:style-name="T27">)</text:span>!? &lt;לאו<text:span text:style-name="T1"> </text:span>דאיכא<text:span text:style-name="T1"> </text:span>פורתא<text:span text:style-name="T1"> </text:span>מהאי<text:span text:style-name="T1"> </text:span>ופורתא<text:span text:style-name="T1"> </text:span>מהאי<text:span text:style-name="T1"> </text:span><text:span text:style-name="T27">(</text:span><text:span text:style-name="T63">לא</text:span><text:span text:style-name="T67"> </text:span><text:span text:style-name="T63">שמענו</text:span><text:span text:style-name="T67"> </text:span><text:span text:style-name="T63">פירושו</text:span><text:span text:style-name="T27">)</text:span>&gt; </text:p>
      <text:p text:style-name="P1">אמר<text:span text:style-name="T1"> </text:span>ליה<text:span text:style-name="T1"> </text:span>רב<text:span text:style-name="T1"> </text:span>יוסף<text:span text:style-name="T1"> </text:span><text:span text:style-name="T27">(</text:span><text:span text:style-name="T63">לאביי</text:span><text:span text:style-name="T27">)</text:span>: ההיא<text:span text:style-name="T1"> </text:span>דיוקא<text:span text:style-name="T1"> </text:span><text:span text:style-name="T27">(</text:span><text:span text:style-name="T63">כלומר: האי</text:span><text:span text:style-name="T67"> </text:span><text:span text:style-name="T63">דיוקא</text:span><text:span text:style-name="T67"> </text:span><text:span text:style-name="T63">דקא</text:span><text:span text:style-name="T67"> </text:span><text:span text:style-name="T63">דייקת, דרב</text:span><text:span text:style-name="T67"> </text:span><text:span text:style-name="T63">אמתניתין</text:span><text:span text:style-name="T67"> </text:span><text:span text:style-name="T63">קאי</text:span><text:span text:style-name="T27">)</text:span> - דילך<text:span text:style-name="T1"> </text:span>הוא<text:span text:style-name="T1"> </text:span><text:span text:style-name="T27">(</text:span><text:span text:style-name="T63">שלך</text:span><text:span text:style-name="T67"> </text:span><text:span text:style-name="T63">יהא</text:span><text:span text:style-name="T67"> </text:span><text:span text:style-name="T63">אותו</text:span><text:span text:style-name="T67"> </text:span><text:span text:style-name="T63">דקדוק, ולא</text:span><text:span text:style-name="T67"> </text:span><text:span text:style-name="T63">סבירא</text:span><text:span text:style-name="T67"> </text:span><text:span text:style-name="T63">לי</text:span><text:span text:style-name="T27">)</text:span>; רב<text:span text:style-name="T1"> </text:span><text:span text:style-name="T27">(</text:span><text:span text:style-name="T63">דאמר</text:span><text:span text:style-name="T67"> </text:span><text:span text:style-name="T63">אכילת</text:span><text:span text:style-name="T67"> </text:span><text:span text:style-name="T63">שרצים</text:span><text:span text:style-name="T67"> </text:span><text:span text:style-name="T63">וכו'</text:span><text:span text:style-name="T27">)</text:span> - <text:span text:style-name="T27">(</text:span><text:span text:style-name="T63">לא</text:span><text:span text:style-name="T67"> </text:span><text:span text:style-name="T63">קאי</text:span><text:span text:style-name="T67"> </text:span><text:span text:style-name="T63">אמתניתין</text:span><text:span text:style-name="T67"> </text:span><text:span text:style-name="T63">אלא</text:span><text:span text:style-name="T27">)</text:span> שמעתא<text:span text:style-name="T1"> </text:span>בעלמא<text:span text:style-name="T1"> </text:span>קאמר. </text:p>
      <text:p text:style-name="P1"/>
      <text:p text:style-name="P1">וקלסיה<text:span text:style-name="T1"> </text:span>רבי<text:span text:style-name="T1"> </text:span>יוחנן: </text:p>
      <text:p text:style-name="P1">מיתיבי<text:span text:style-name="T1"> </text:span><text:span text:style-name="T27">(</text:span><text:span text:style-name="T63">על</text:span><text:span text:style-name="T67"> </text:span><text:span text:style-name="T63">הא</text:span><text:span text:style-name="T67"> </text:span><text:span text:style-name="T63">דקאמר</text:span><text:span text:style-name="T67"> </text:span><text:span text:style-name="T63">לעיל</text:span><text:span text:style-name="T67"> </text:span><text:span text:style-name="T63">דקלסיה</text:span><text:span text:style-name="T67"> </text:span><text:span text:style-name="T63">רבי</text:span><text:span text:style-name="T67"> </text:span><text:span text:style-name="T63">יוחנן, דמשמע</text:span><text:span text:style-name="T67"> </text:span><text:span text:style-name="T63">דסבירא</text:span><text:span text:style-name="T67"> </text:span><text:span text:style-name="T63">ליה</text:span><text:span text:style-name="T67"> </text:span><text:span text:style-name="T63">דאכילת</text:span><text:span text:style-name="T67"> </text:span><text:span text:style-name="T63">שרצים</text:span><text:span text:style-name="T67"> </text:span><text:span text:style-name="T63">בכעדשה</text:span><text:span text:style-name="T67"> </text:span><text:span text:style-name="T63">- מותיב</text:span><text:span text:style-name="T67"> </text:span><text:span text:style-name="T63">ליה</text:span><text:span text:style-name="T67"> </text:span><text:span text:style-name="T63">השתא</text:span><text:span text:style-name="T27">)</text:span>: '<text:span text:style-name="T105">האיברין</text:span><text:span text:style-name="T106"> </text:span><text:span text:style-name="T105">אין</text:span><text:span text:style-name="T106"> </text:span><text:span text:style-name="T105">להן</text:span><text:span text:style-name="T106"> </text:span><text:span text:style-name="T105">שיעור: אפילו</text:span><text:span text:style-name="T106"> </text:span><text:span text:style-name="T105">פחות</text:span><text:span text:style-name="T106"> </text:span><text:span text:style-name="T105">מכזית</text:span><text:span text:style-name="T106"> </text:span><text:span text:style-name="T105">נבלה</text:span><text:span text:style-name="T106"> </text:span><text:span text:style-name="T105">ופחות</text:span><text:span text:style-name="T106"> </text:span><text:span text:style-name="T105">מכעדשה</text:span><text:span text:style-name="T106"> </text:span><text:span text:style-name="T105">מן</text:span><text:span text:style-name="T106"> </text:span><text:span text:style-name="T105">השרץ</text:span><text:span text:style-name="T1"> </text:span><text:span text:style-name="T27">(</text:span><text:span text:style-name="T63">דאבר</text:span><text:span text:style-name="T67"> </text:span><text:span text:style-name="T63">כל</text:span><text:span text:style-name="T67"> </text:span><text:span text:style-name="T63">שהוא, אם</text:span><text:span text:style-name="T67"> </text:span><text:span text:style-name="T63">הוא</text:span><text:span text:style-name="T67"> </text:span><text:span text:style-name="T63">שלם, אפילו</text:span><text:span text:style-name="T67"> </text:span><text:span text:style-name="T63">הוא</text:span><text:span text:style-name="T67"> </text:span><text:span text:style-name="T63">פחות</text:span><text:span text:style-name="T67"> </text:span><text:span text:style-name="T63">מכזית</text:span><text:span text:style-name="T67"> </text:span><text:span text:style-name="T63">לענין</text:span><text:span text:style-name="T67"> </text:span><text:span text:style-name="T63">נבלות, או</text:span><text:span text:style-name="T67"> </text:span><text:span text:style-name="T63">אבר</text:span><text:span text:style-name="T67"> </text:span><text:span text:style-name="T63">שלם</text:span><text:span text:style-name="T67"> </text:span><text:span text:style-name="T63">מן</text:span><text:span text:style-name="T67"> </text:span><text:span text:style-name="T63">השרץ</text:span><text:span text:style-name="T67"> </text:span><text:span text:style-name="T63">שהוא</text:span><text:span text:style-name="T67"> </text:span><text:span text:style-name="T63">פחות</text:span><text:span text:style-name="T67"> </text:span><text:span text:style-name="T63">מכעדשה</text:span><text:span text:style-name="T27">)</text:span><text:span text:style-name="T105"> - מטמאין</text:span>' <text:span text:style-name="T27">(</text:span><text:span text:style-name="T63">דהואיל</text:span><text:span text:style-name="T67"> </text:span><text:span text:style-name="T63">והן</text:span><text:span text:style-name="T67"> </text:span><text:span text:style-name="T63">איברין</text:span><text:span text:style-name="T67"> </text:span><text:span text:style-name="T63">שלמין, 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אין</text:span><text:span text:style-name="T67"> </text:span><text:span text:style-name="T63">בהן</text:span><text:span text:style-name="T67"> </text:span><text:span text:style-name="T63">כשיעור</text:span><text:span text:style-name="T67"> – </text:span><text:span text:style-name="T63">מטמאין, משום</text:span><text:span text:style-name="T67"> </text:span><text:span text:style-name="T63">דחשיבי</text:span><text:span text:style-name="T27">)</text:span>, ואמר<text:span text:style-name="T1"> </text:span>רבי<text:span text:style-name="T1"> </text:span>יוחנן: אין<text:span text:style-name="T1"> </text:span>לוקין<text:span text:style-name="T1"> </text:span>עליהן<text:span text:style-name="T1"> </text:span><text:span text:style-name="T27">(</text:span><text:span text:style-name="T63">אין</text:span><text:span text:style-name="T67"> </text:span><text:span text:style-name="T63">האוכלן</text:span><text:span text:style-name="T67"> </text:span><text:span text:style-name="T63">לוקה</text:span><text:span text:style-name="T67"> </text:span><text:span text:style-name="T63">עליהן</text:span><text:span text:style-name="T27">)</text:span> אלא<text:span text:style-name="T1"> </text:span>בכזית! <text:span text:style-name="T27">(</text:span><text:span text:style-name="T63">והשתא</text:span><text:span text:style-name="T67"> </text:span><text:span text:style-name="T63">משמע</text:span><text:span text:style-name="T67"> </text:span><text:span text:style-name="T63">דרבי</text:span><text:span text:style-name="T67"> </text:span><text:span text:style-name="T63">יוחנן</text:span><text:span text:style-name="T67"> </text:span><text:span text:style-name="T63">קאי</text:span><text:span text:style-name="T67"> </text:span><text:span text:style-name="T63">אהאי</text:span><text:span text:style-name="T67"> </text:span><text:span text:style-name="T63">ברייתא</text:span><text:span text:style-name="T67"> </text:span><text:span text:style-name="T63">דהאיברין, והך</text:span><text:span text:style-name="T67"> </text:span><text:span text:style-name="T63">ברייתא</text:span><text:span text:style-name="T67"> </text:span><text:span text:style-name="T63">ודאי</text:span><text:span text:style-name="T67"> </text:span><text:span text:style-name="T63">במיתתן</text:span><text:span text:style-name="T67"> </text:span><text:span text:style-name="T63">קמיירי, דקתני</text:span><text:span text:style-name="T67"> </text:span><text:span text:style-name="T63">'אפילו</text:span><text:span text:style-name="T67"> </text:span><text:span text:style-name="T63">פחות</text:span><text:span text:style-name="T67"> </text:span><text:span text:style-name="T63">מכזית</text:span><text:span text:style-name="T67"> </text:span><text:span text:style-name="T63">נבלות', ואמר</text:span><text:span text:style-name="T67"> </text:span><text:span text:style-name="T63">רבי</text:span><text:span text:style-name="T67"> </text:span><text:span text:style-name="T63">יוחנן</text:span><text:span text:style-name="T67"> </text:span><text:span text:style-name="T63">'אין</text:span><text:span text:style-name="T67"> </text:span><text:span text:style-name="T63">לוקין</text:span><text:span text:style-name="T67"> </text:span><text:span text:style-name="T63">אלא</text:span><text:span text:style-name="T67"> </text:span><text:span text:style-name="T63">בכזית' והיכי</text:span><text:span text:style-name="T67"> </text:span><text:span text:style-name="T63">קלסיה</text:span><text:span text:style-name="T67"> </text:span><text:span text:style-name="T63">רבי</text:span><text:span text:style-name="T67"> </text:span><text:span text:style-name="T63">יוחנן</text:span><text:span text:style-name="T67"> </text:span><text:span text:style-name="T63">להא</text:span><text:span text:style-name="T67"> </text:span><text:span text:style-name="T63">דרבי</text:span><text:span text:style-name="T67"> </text:span><text:span text:style-name="T63">יוסי</text:span><text:span text:style-name="T67"> </text:span><text:span text:style-name="T63">בר</text:span><text:span text:style-name="T67"> </text:span><text:span text:style-name="T63">רבי</text:span><text:span text:style-name="T67"> </text:span><text:span text:style-name="T63">חנינא</text:span><text:span text:style-name="T67"> </text:span><text:span text:style-name="T63">דלוקין</text:span><text:span text:style-name="T67"> </text:span><text:span text:style-name="T63">עליהן</text:span><text:span text:style-name="T67"> </text:span><text:span text:style-name="T63">בכעדשה, דאוקימנא</text:span><text:span text:style-name="T67"> </text:span><text:span text:style-name="T63">לה</text:span><text:span text:style-name="T67"> </text:span><text:span text:style-name="T63">נמי</text:span><text:span text:style-name="T67"> </text:span><text:span text:style-name="T63">דבמיתתן</text:span><text:span text:style-name="T67"> </text:span><text:span text:style-name="T63">קמיירי, וקשיא</text:span><text:span text:style-name="T67"> </text:span><text:span text:style-name="T63">דרבי</text:span><text:span text:style-name="T67"> </text:span><text:span text:style-name="T63">יוחנן</text:span><text:span text:style-name="T67"> </text:span><text:span text:style-name="T63">אדרבי</text:span><text:span text:style-name="T67"> </text:span><text:span text:style-name="T63">יוחנן</text:span><text:span text:style-name="T27">)</text:span>?</text:p>
      <text:p text:style-name="P1">אמר<text:span text:style-name="T1"> </text:span>רבא: <text:span text:style-name="T27">(</text:span><text:span text:style-name="T63">דהא</text:span><text:span text:style-name="T67"> </text:span><text:span text:style-name="T63">דקלסיה</text:span><text:span text:style-name="T67"> </text:span><text:span text:style-name="T63">רבי</text:span><text:span text:style-name="T67"> </text:span><text:span text:style-name="T63">יוחנן</text:span><text:span text:style-name="T67"> </text:span><text:span text:style-name="T63">לההיא</text:span><text:span text:style-name="T67"> </text:span><text:span text:style-name="T63">'מה</text:span><text:span text:style-name="T67"> </text:span><text:span text:style-name="T63">טומאה</text:span><text:span text:style-name="T67"> </text:span><text:span text:style-name="T63">בכעדשה</text:span><text:span text:style-name="T67"> </text:span><text:span text:style-name="T63">אף</text:span><text:span text:style-name="T67"> </text:span><text:span text:style-name="T63">אכילה</text:span><text:span text:style-name="T67"> </text:span><text:span text:style-name="T63">בכעדשה' -</text:span><text:span text:style-name="T27">)</text:span> במובדלין<text:span text:style-name="T1"> </text:span>דבר<text:span text:style-name="T1"> </text:span>הכתוב<text:span text:style-name="T1"> </text:span><text:span text:style-name="T27">(</text:span><text:span text:style-name="T63">בהני</text:span><text:span text:style-name="T67"> </text:span><text:span text:style-name="T63">דכתיב</text:span><text:span text:style-name="T67"> </text:span><text:span text:style-name="T63">בהן</text:span><text:span text:style-name="T67"> </text:span><text:span text:style-name="T72">והבדלתם</text:span><text:span text:style-name="T67"> </text:span><text:span text:style-name="T63">בהנך</text:span><text:span text:style-name="T67"> </text:span><text:span text:style-name="T63">שמונה</text:span><text:span text:style-name="T67"> </text:span><text:span text:style-name="T63">שרצים</text:span><text:span text:style-name="T67"> </text:span><text:span text:style-name="T63">שבתורה</text:span><text:span text:style-name="T67"> </text:span><text:span text:style-name="T73">[</text:span><text:span text:style-name="T64">ויקרא</text:span><text:span text:style-name="T68"> </text:span><text:span text:style-name="T64">יא,יג:</text:span><text:span text:style-name="T73"> אל</text:span><text:span text:style-name="T69"> </text:span><text:span text:style-name="T73">תשקצו</text:span><text:span text:style-name="T69"> </text:span><text:span text:style-name="T73">את</text:span><text:span text:style-name="T69"> </text:span><text:span text:style-name="T73">נפשתיכם</text:span><text:span text:style-name="T69"> </text:span><text:span text:style-name="T73">בכל</text:span><text:span text:style-name="T69"> </text:span><text:span text:style-name="T73">השרץ</text:span><text:span text:style-name="T69"> </text:span><text:span text:style-name="T73">השרץ</text:span><text:span text:style-name="T69"> </text:span><text:span text:style-name="T73">ולא</text:span><text:span text:style-name="T69"> </text:span><text:span text:style-name="T73">תטמאו</text:span><text:span text:style-name="T69"> </text:span><text:span text:style-name="T73">בהם</text:span><text:span text:style-name="T69"> </text:span><text:span text:style-name="T73">ונטמתם</text:span><text:span text:style-name="T69"> </text:span><text:span text:style-name="T73">בם]</text:span><text:span text:style-name="T63">, שמובדלין</text:span><text:span text:style-name="T67"> </text:span><text:span text:style-name="T63">משאר</text:span><text:span text:style-name="T67"> </text:span><text:span text:style-name="T63">שרצים</text:span><text:span text:style-name="T67"> </text:span><text:span text:style-name="T63">וחמורין</text:span><text:span text:style-name="T67"> </text:span><text:span text:style-name="T63">לענין</text:span><text:span text:style-name="T67"> </text:span><text:span text:style-name="T63">טומאה</text:span><text:span text:style-name="T67"> </text:span><text:span text:style-name="T63">יותר</text:span><text:span text:style-name="T67"> </text:span><text:span text:style-name="T63">מן</text:span><text:span text:style-name="T67"> </text:span><text:span text:style-name="T63">האחרים: דאחרים</text:span><text:span text:style-name="T67"> </text:span><text:span text:style-name="T63">לא</text:span><text:span text:style-name="T67"> </text:span><text:span text:style-name="T63">מטמו</text:span><text:span text:style-name="T67"> </text:span><text:span text:style-name="T63">כלל</text:span><text:span text:style-name="T67"> </text:span><text:span text:style-name="T63">אלא</text:span><text:span text:style-name="T67"> </text:span><text:span text:style-name="T63">הני</text:span><text:span text:style-name="T67"> </text:span><text:span text:style-name="T63">שמונה, ובהנהו</text:span><text:span text:style-name="T67"> </text:span><text:span text:style-name="T63">קאמר</text:span><text:span text:style-name="T67"> </text:span><text:span text:style-name="T63">קרא</text:span><text:span text:style-name="T67"> </text:span><text:span text:style-name="T63">דמשמע</text:span><text:span text:style-name="T67"> </text:span><text:span text:style-name="T63">דאכילה</text:span><text:span text:style-name="T67"> </text:span><text:span text:style-name="T63">נמי</text:span><text:span text:style-name="T67"> </text:span><text:span text:style-name="T63">בכעדשה; והאי</text:span><text:span text:style-name="T67"> </text:span><text:span text:style-name="T63">דאמר</text:span><text:span text:style-name="T67"> </text:span><text:span text:style-name="T63">רבי</text:span><text:span text:style-name="T67"> </text:span><text:span text:style-name="T63">יוחנן</text:span><text:span text:style-name="T67"> </text:span><text:span text:style-name="T63">'אין</text:span><text:span text:style-name="T67"> </text:span><text:span text:style-name="T63">לוקין</text:span><text:span text:style-name="T67"> </text:span><text:span text:style-name="T63">עליהן</text:span><text:span text:style-name="T67"> </text:span><text:span text:style-name="T63">אלא</text:span><text:span text:style-name="T67"> </text:span><text:span text:style-name="T63">בכזית' - לא</text:span><text:span text:style-name="T67"> </text:span><text:span text:style-name="T63">קאי</text:span><text:span text:style-name="T67"> </text:span><text:span text:style-name="T63">אברייתא, דברייתא</text:span><text:span text:style-name="T67"> </text:span><text:span text:style-name="T63">ודאי</text:span><text:span text:style-name="T67"> </text:span><text:span text:style-name="T63">מיירי</text:span><text:span text:style-name="T67"> </text:span><text:span text:style-name="T63">בשרצים</text:span><text:span text:style-name="T67"> </text:span><text:span text:style-name="T63">שאינן</text:span><text:span text:style-name="T67"> </text:span><text:span text:style-name="T63">מובדלין</text:span><text:span text:style-name="T67"> </text:span><text:span text:style-name="T63">קאמר</text:span><text:span text:style-name="T67"> </text:span><text:span text:style-name="T63">רבי</text:span><text:span text:style-name="T67"> </text:span><text:span text:style-name="T63">יוחנן</text:span><text:span text:style-name="T67"> </text:span><text:span text:style-name="T63">דאין</text:span><text:span text:style-name="T67"> </text:span><text:span text:style-name="T63">לוקין</text:span><text:span text:style-name="T67"> </text:span><text:span text:style-name="T63">עליהן</text:span><text:span text:style-name="T67"> </text:span><text:span text:style-name="T63">אלא</text:span><text:span text:style-name="T67"> </text:span><text:span text:style-name="T63">בכזית</text:span><text:span text:style-name="T27">)</text:span>.</text:p>
      <text:p text:style-name="P1">אמר<text:span text:style-name="T1"> </text:span>ליה<text:span text:style-name="T1"> </text:span>רב<text:span text:style-name="T1"> </text:span>אדא<text:span text:style-name="T1"> </text:span>בר<text:span text:style-name="T1"> </text:span>אהבה<text:span text:style-name="T1"> </text:span>לרבא: אלא<text:span text:style-name="T1"> </text:span>מעתה<text:span text:style-name="T1"> </text:span><text:span text:style-name="T27">(</text:span><text:span text:style-name="T63">דבמובדלין</text:span><text:span text:style-name="T67"> </text:span><text:span text:style-name="T63">דבר</text:span><text:span text:style-name="T67"> </text:span><text:span text:style-name="T63">הכתוב, דמשני</text:span><text:span text:style-name="T67"> </text:span><text:span text:style-name="T63">שיעורא</text:span><text:span text:style-name="T67"> </text:span><text:span text:style-name="T63">בין</text:span><text:span text:style-name="T67"> </text:span><text:span text:style-name="T63">מובדלין</text:span><text:span text:style-name="T67"> </text:span><text:span text:style-name="T63">לשאינן</text:span><text:span text:style-name="T67"> </text:span><text:span text:style-name="T63">מובדלין</text:span><text:span text:style-name="T27">)</text:span>, בהמה<text:span text:style-name="T1"> </text:span>נמי<text:span text:style-name="T1"> </text:span>ליפלגי<text:span text:style-name="T1"> </text:span>בין<text:span text:style-name="T1"> </text:span>מובדלת<text:span text:style-name="T1"> </text:span>לשאינה<text:span text:style-name="T1"> </text:span>מובדלת<text:span text:style-name="T1"> </text:span><text:span text:style-name="T27">(</text:span><text:span text:style-name="T63">הואיל</text:span><text:span text:style-name="T67"> </text:span><text:span text:style-name="T63">והקישה</text:span><text:span text:style-name="T67"> </text:span><text:span text:style-name="T63">רחמנא</text:span><text:span text:style-name="T67"> </text:span><text:soft-page-break/><text:span text:style-name="T63">לשרצים</text:span><text:span text:style-name="T67"> </text:span><text:span text:style-name="T63">בחד</text:span><text:span text:style-name="T67"> </text:span><text:span text:style-name="T63">קרא: נבלת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ונבלת</text:span><text:span text:style-name="T67"> </text:span><text:span text:style-name="T63">בהמה</text:span><text:span text:style-name="T67"> </text:span><text:span text:style-name="T63">טהורה</text:span><text:span text:style-name="T67"> </text:span><text:span text:style-name="T63">לשרצים, דכתיב</text:span><text:span text:style-name="T67"> </text:span><text:span text:style-name="T72">והבדלתם</text:span><text:span text:style-name="T67"> </text:span><text:span text:style-name="T73">[</text:span><text:span text:style-name="T64">ויקרא</text:span><text:span text:style-name="T68"> </text:span><text:span text:style-name="T64">כ,כה:</text:span><text:span text:style-name="T104"> </text:span><text:span text:style-name="T34">והבדלתם</text:span><text:span text:style-name="T5"> </text:span><text:span text:style-name="T34">בין</text:span><text:span text:style-name="T5"> </text:span><text:span text:style-name="T34">הבהמה</text:span><text:span text:style-name="T5"> </text:span><text:span text:style-name="T34">הטהורה</text:span><text:span text:style-name="T5"> </text:span><text:span text:style-name="T34">לטמאה</text:span><text:span text:style-name="T5"> </text:span><text:span text:style-name="T34">ובין</text:span><text:span text:style-name="T5"> </text:span><text:span text:style-name="T34">העוף</text:span><text:span text:style-name="T5"> </text:span><text:span text:style-name="T34">הטמא</text:span><text:span text:style-name="T5"> </text:span><text:span text:style-name="T34">לטהור</text:span><text:span text:style-name="T5"> </text:span><text:span text:style-name="T34">ולא</text:span><text:span text:style-name="T5"> </text:span><text:span text:style-name="T34">תשקצו</text:span><text:span text:style-name="T5"> </text:span><text:span text:style-name="T34">את</text:span><text:span text:style-name="T5"> </text:span><text:span text:style-name="T34">נפשותיכם</text:span><text:span text:style-name="T5"> </text:span><text:span text:style-name="T34">בבהמה</text:span><text:span text:style-name="T5"> </text:span><text:span text:style-name="T34">ובעוף]</text:span><text:span text:style-name="T33"> ובכל</text:span><text:span text:style-name="T2"> </text:span><text:span text:style-name="T33">אשר</text:span><text:span text:style-name="T2"> </text:span><text:span text:style-name="T33">תרמוש</text:span><text:span text:style-name="T2"> </text:span><text:span text:style-name="T33">האדמה</text:span><text:span text:style-name="T2"> </text:span><text:span text:style-name="T34">[אשר</text:span><text:span text:style-name="T5"> </text:span><text:span text:style-name="T34">הבדלתי</text:span><text:span text:style-name="T5"> </text:span><text:span text:style-name="T34">לכם</text:span><text:span text:style-name="T5"> </text:span><text:span text:style-name="T34">לטמא]</text:span><text:span text:style-name="T63"> - נימא</text:span><text:span text:style-name="T67"> </text:span><text:span text:style-name="T63">נמי</text:span><text:span text:style-name="T67"> </text:span><text:span text:style-name="T63">דלהכי</text:span><text:span text:style-name="T67"> </text:span><text:span text:style-name="T63">אקשינהו: דשני</text:span><text:span text:style-name="T67"> </text:span><text:span text:style-name="T63">בין</text:span><text:span text:style-name="T67"> </text:span><text:span text:style-name="T63">מובדלת</text:span><text:span text:style-name="T67"> </text:span><text:span text:style-name="T63">לשאינה</text:span><text:span text:style-name="T67"> </text:span><text:span text:style-name="T63">מובדלת, ולימא</text:span><text:span text:style-name="T67"> </text:span><text:span text:style-name="T63">הכי: דהא</text:span><text:span text:style-name="T67"> </text:span><text:span text:style-name="T63">דקאמר</text:span><text:span text:style-name="T67"> </text:span><text:span text:style-name="T63">דנבלה</text:span><text:span text:style-name="T67"> </text:span><text:span text:style-name="T63">מטמאה</text:span><text:span text:style-name="T67"> </text:span><text:span text:style-name="T63">בכזית</text:span><text:span text:style-name="T67"> </text:span><text:span text:style-name="T63">היינו</text:span><text:span text:style-name="T67"> </text:span><text:span text:style-name="T63">במובדלת</text:span><text:span text:style-name="T67"> </text:span><text:span text:style-name="T63">- לבהמה</text:span><text:span text:style-name="T67"> </text:span><text:span text:style-name="T63">טהורה</text:span><text:span text:style-name="T67"> </text:span><text:span text:style-name="T63">קרי</text:span><text:span text:style-name="T67"> </text:span><text:span text:style-name="T63">לה</text:span><text:span text:style-name="T67"> </text:span><text:span text:style-name="T63">מובדלת: שמובדלת</text:span><text:span text:style-name="T67"> </text:span><text:span text:style-name="T63">מבהמות</text:span><text:span text:style-name="T67"> </text:span><text:span text:style-name="T63">טמאות, דמותרת</text:span><text:span text:style-name="T67"> </text:span><text:span text:style-name="T63">באכילה; אבל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שאינה</text:span><text:span text:style-name="T67"> </text:span><text:span text:style-name="T63">מובדלת</text:span><text:span text:style-name="T67"> </text:span><text:span text:style-name="T63">- לא</text:span><text:span text:style-name="T67"> </text:span><text:span text:style-name="T63">מטמאה</text:span><text:span text:style-name="T67"> </text:span><text:span text:style-name="T63">עד</text:span><text:span text:style-name="T67"> </text:span><text:span text:style-name="T63">דאיכא</text:span><text:span text:style-name="T67"> </text:span><text:span text:style-name="T63">טפי</text:span><text:span text:style-name="T67"> </text:span><text:span text:style-name="T63">מכזית: עד</text:span><text:span text:style-name="T67"> </text:span><text:span text:style-name="T63">דאיכא</text:span><text:span text:style-name="T67"> </text:span><text:span text:style-name="T63">כביצה</text:span><text:span text:style-name="T27">)</text:span>?</text:p>
      <text:p text:style-name="P1"/>
      <text:p text:style-name="P1">(מעילה<text:span text:style-name="T1"> </text:span>יז,א)</text:p>
      <text:p text:style-name="P1">אמר<text:span text:style-name="T1"> </text:span>ליה: כי<text:span text:style-name="T1"> </text:span>קא<text:span text:style-name="T1"> </text:span>מקיש<text:span text:style-name="T1"> </text:span>רחמנא<text:span text:style-name="T1"> </text:span><text:span text:style-name="T27">(</text:span><text:span text:style-name="T63">בהמה</text:span><text:span text:style-name="T67"> </text:span><text:span text:style-name="T63">טמאה</text:span><text:span text:style-name="T67"> </text:span><text:span text:style-name="T63">וטהורה</text:span><text:span text:style-name="T67"> </text:span><text:span text:style-name="T63">לשרצים</text:span><text:span text:style-name="T27">)</text:span> - <text:span text:style-name="T27">(</text:span><text:span text:style-name="T63">לאו</text:span><text:span text:style-name="T67"> </text:span><text:span text:style-name="T63">לפלוגי</text:span><text:span text:style-name="T67"> </text:span><text:span text:style-name="T63">שיעורא</text:span><text:span text:style-name="T67"> </text:span><text:span text:style-name="T63">בין</text:span><text:span text:style-name="T67"> </text:span><text:span text:style-name="T63">נבילה</text:span><text:span text:style-name="T67"> </text:span><text:span text:style-name="T63">מובדלת</text:span><text:span text:style-name="T67"> </text:span><text:span text:style-name="T63">בין</text:span><text:span text:style-name="T67"> </text:span><text:span text:style-name="T63">לנבילה</text:span><text:span text:style-name="T67"> </text:span><text:span text:style-name="T63">שאינה</text:span><text:span text:style-name="T67"> </text:span><text:span text:style-name="T63">מובדלת, אלא</text:span><text:span text:style-name="T27">)</text:span> לבל<text:span text:style-name="T1"> </text:span>תשקצו<text:span text:style-name="T1"> </text:span><text:span text:style-name="T72">[</text:span><text:span text:style-name="T64">ויקרא</text:span><text:span text:style-name="T68"> </text:span><text:span text:style-name="T64">כה,כ:</text:span><text:span text:style-name="T72"> והבדלתם</text:span><text:span text:style-name="T67"> </text:span><text:span text:style-name="T72">בין</text:span><text:span text:style-name="T67"> </text:span><text:span text:style-name="T72">הבהמה</text:span><text:span text:style-name="T67"> </text:span><text:span text:style-name="T72">הטהרה</text:span><text:span text:style-name="T67"> </text:span><text:span text:style-name="T72">לטמאה</text:span><text:span text:style-name="T67"> </text:span><text:span text:style-name="T72">ובין</text:span><text:span text:style-name="T67"> </text:span><text:span text:style-name="T72">העוף</text:span><text:span text:style-name="T67"> </text:span><text:span text:style-name="T72">הטמא</text:span><text:span text:style-name="T67"> </text:span><text:span text:style-name="T72">לטהר</text:span><text:span text:style-name="T67"> </text:span><text:span text:style-name="T101">ולא</text:span><text:span text:style-name="T100"> </text:span><text:span text:style-name="T101">תשקצו</text:span><text:span text:style-name="T100"> </text:span><text:span text:style-name="T101">את</text:span><text:span text:style-name="T100"> </text:span><text:span text:style-name="T101">נפשתיכם</text:span><text:span text:style-name="T67"> </text:span><text:span text:style-name="T72">בבהמה</text:span><text:span text:style-name="T67"> </text:span><text:span text:style-name="T72">ובעוף</text:span><text:span text:style-name="T67"> </text:span><text:span text:style-name="T72">ובכל</text:span><text:span text:style-name="T67"> </text:span><text:span text:style-name="T72">אשר</text:span><text:span text:style-name="T67"> </text:span><text:span text:style-name="T72">תרמש</text:span><text:span text:style-name="T67"> </text:span><text:span text:style-name="T72">האדמה</text:span><text:span text:style-name="T67"> </text:span><text:span text:style-name="T72">אשר</text:span><text:span text:style-name="T67"> </text:span><text:span text:style-name="T72">הבדלתי</text:span><text:span text:style-name="T67"> </text:span><text:span text:style-name="T72">לכם</text:span><text:span text:style-name="T67"> </text:span><text:span text:style-name="T72">לטמא]</text:span> <text:span text:style-name="T27">(</text:span><text:span text:style-name="T63">וקא</text:span><text:span text:style-name="T67"> </text:span><text:span text:style-name="T63">משמע</text:span><text:span text:style-name="T67"> </text:span><text:span text:style-name="T63">לן</text:span><text:span text:style-name="T67"> </text:span><text:span text:style-name="T63">דאחת</text:span><text:span text:style-name="T67"> </text:span><text:span text:style-name="T63">נבלת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ואחת</text:span><text:span text:style-name="T67"> </text:span><text:span text:style-name="T63">נבלת</text:span><text:span text:style-name="T67"> </text:span><text:span text:style-name="T63">בהמה</text:span><text:span text:style-name="T67"> </text:span><text:span text:style-name="T63">טהורה</text:span><text:span text:style-name="T67"> </text:span><text:span text:style-name="T63">ואחד</text:span><text:span text:style-name="T67"> </text:span><text:span text:style-name="T63">שרצים</text:span><text:span text:style-name="T67"> </text:span><text:span text:style-name="T63">- מחייב</text:span><text:span text:style-name="T67"> </text:span><text:span text:style-name="T63">האוכלן</text:span><text:span text:style-name="T67"> </text:span><text:span text:style-name="T63">משום</text:span><text:span text:style-name="T67"> </text:span><text:span text:style-name="T63">בל</text:span><text:span text:style-name="T67"> </text:span><text:span text:style-name="T63">תשקצו</text:span><text:span text:style-name="T67"> </text:span><text:span text:style-name="T63">נמי, ולאפושי</text:span><text:span text:style-name="T67"> </text:span><text:span text:style-name="T63">לאו</text:span><text:span text:style-name="T67"> </text:span><text:span text:style-name="T63">בנבלת</text:span><text:span text:style-name="T67"> </text:span><text:span text:style-name="T63">בהמה</text:span><text:span text:style-name="T67"> </text:span><text:span text:style-name="T63">טמאה</text:span><text:span text:style-name="T67"> </text:span><text:span text:style-name="T63">לבד</text:span><text:span text:style-name="T67"> </text:span><text:span text:style-name="T63">מלאו</text:span><text:span text:style-name="T67"> </text:span><text:span text:style-name="T63">דנבלה: דאיכא</text:span><text:span text:style-name="T67"> </text:span><text:span text:style-name="T63">לאו</text:span><text:span text:style-name="T67"> </text:span><text:span text:style-name="T63">דלא</text:span><text:span text:style-name="T67"> </text:span><text:span text:style-name="T63">תשקצו</text:span><text:span text:style-name="T67"> </text:span><text:span text:style-name="T63">ולאו</text:span><text:span text:style-name="T67"> </text:span><text:span text:style-name="T63">דבהמה</text:span><text:span text:style-name="T67"> </text:span><text:span text:style-name="T63">טמאה</text:span><text:span text:style-name="T27">)</text:span>, אבל<text:span text:style-name="T1"> </text:span>לשיעורין<text:span text:style-name="T1"> – </text:span>לא.</text:p>
      <text:p text:style-name="P1"/>
      <text:p text:style-name="P1">משנה:</text:p>
      <text:p text:style-name="P1">דם<text:span text:style-name="T1"> </text:span>השרץ<text:span text:style-name="T1"> </text:span>והבשר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7">(</text:span><text:span text:style-name="T63">לכעדשה</text:span><text:span text:style-name="T67"> </text:span><text:span text:style-name="T63">לטמא</text:span><text:span text:style-name="T27">)</text:span>; </text:p>
      <text:p text:style-name="P1">כלל<text:span text:style-name="T1"> </text:span>אמר<text:span text:style-name="T1"> </text:span>רבי<text:span text:style-name="T1"> </text:span>יהושע: כל<text:span text:style-name="T1"> </text:span>שטומאתו<text:span text:style-name="T1"> </text:span>ושיעורו<text:span text:style-name="T1"> </text:span>שוין<text:span text:style-name="T1"> </text:span><text:span text:style-name="T27">(</text:span><text:span text:style-name="T63">כגון: נבלה</text:span><text:span text:style-name="T67"> </text:span><text:span text:style-name="T63">ונבלה, או</text:span><text:span text:style-name="T67"> </text:span><text:span text:style-name="T63">חולד</text:span><text:span text:style-name="T67"> </text:span><text:span text:style-name="T63">ועכבר</text:span><text:span text:style-name="T27">)</text:span> – מצטרפין; טומאתו<text:span text:style-name="T1"> </text:span>ולא<text:span text:style-name="T1"> </text:span>שיעורו<text:span text:style-name="T1"> </text:span><text:span text:style-name="T27">(</text:span><text:span text:style-name="T63">כגון: שרץ</text:span><text:span text:style-name="T67"> </text:span><text:span text:style-name="T63">ונבלה, דטומאתן</text:span><text:span text:style-name="T67"> </text:span><text:span text:style-name="T63">שוה: דשניהן</text:span><text:span text:style-name="T67"> </text:span><text:span text:style-name="T63">הויין</text:span><text:span text:style-name="T67"> </text:span><text:span text:style-name="T63">טומאת</text:span><text:span text:style-name="T67"> </text:span><text:span text:style-name="T63">ערב, ולא</text:span><text:span text:style-name="T67"> </text:span><text:span text:style-name="T63">שיעורו: דנבלה</text:span><text:span text:style-name="T67"> </text:span><text:span text:style-name="T63">- שיעור</text:span><text:span text:style-name="T67"> </text:span><text:span text:style-name="T63">טומאתה</text:span><text:span text:style-name="T67"> </text:span><text:span text:style-name="T63">בכזית, ושרץ</text:span><text:span text:style-name="T67"> </text:span><text:span text:style-name="T63">בכעדשה</text:span><text:span text:style-name="T27">)</text:span>, שיעורו<text:span text:style-name="T1"> </text:span>ולא<text:span text:style-name="T1"> </text:span>טומאתו<text:span text:style-name="T1"> </text:span><text:span text:style-name="T27">(</text:span><text:span text:style-name="T63">כגון</text:span><text:span text:style-name="T67"> </text:span><text:span text:style-name="T63">נבלה</text:span><text:span text:style-name="T67"> </text:span><text:span text:style-name="T63">ומת: תרוייהו</text:span><text:span text:style-name="T67"> </text:span><text:span text:style-name="T63">מטמאין</text:span><text:span text:style-name="T67"> </text:span><text:span text:style-name="T63">בכזית; מת</text:span><text:span text:style-name="T67"> </text:span><text:span text:style-name="T63">הויא</text:span><text:span text:style-name="T67"> </text:span><text:span text:style-name="T63">טומאתו</text:span><text:span text:style-name="T67"> </text:span><text:span text:style-name="T63">שבעה, ונבלה</text:span><text:span text:style-name="T67"> </text:span><text:span text:style-name="T63">לא</text:span><text:span text:style-name="T67"> </text:span><text:span text:style-name="T63">הויא</text:span><text:span text:style-name="T67"> </text:span><text:span text:style-name="T63">אלא</text:span><text:span text:style-name="T67"> </text:span><text:span text:style-name="T63">טומאת</text:span><text:span text:style-name="T67"> </text:span><text:span text:style-name="T63">ערב</text:span><text:span text:style-name="T27">)</text:span>, לא<text:span text:style-name="T1"> </text:span>טומאתו<text:span text:style-name="T1"> </text:span>ולא<text:span text:style-name="T1"> </text:span>שיעורו<text:span text:style-name="T1"> </text:span><text:span text:style-name="T27">(</text:span><text:span text:style-name="T63">כגון</text:span><text:span text:style-name="T67"> </text:span><text:span text:style-name="T63">מת</text:span><text:span text:style-name="T67"> </text:span><text:span text:style-name="T63">ושרץ: דשרץ</text:span><text:span text:style-name="T67"> </text:span><text:span text:style-name="T63">שיעורו</text:span><text:span text:style-name="T67"> </text:span><text:span text:style-name="T63">בכעדשה</text:span><text:span text:style-name="T67"> </text:span><text:span text:style-name="T63">וטומאתו</text:span><text:span text:style-name="T67"> </text:span><text:span text:style-name="T63">עד</text:span><text:span text:style-name="T67"> </text:span><text:span text:style-name="T63">הערב, ומת</text:span><text:span text:style-name="T67"> </text:span><text:span text:style-name="T63">שיעורו</text:span><text:span text:style-name="T67"> </text:span><text:span text:style-name="T63">בכזית</text:span><text:span text:style-name="T67"> </text:span><text:span text:style-name="T63">וטומאתו</text:span><text:span text:style-name="T67"> </text:span><text:span text:style-name="T63">שבעה</text:span><text:span text:style-name="T27">)</text:span> - אין<text:span text:style-name="T1"> </text:span>מצטרפין.</text:p>
      <text:p text:style-name="P1"/>
      <text:p text:style-name="P1">גמרא:</text:p>
      <text:p text:style-name="P1">אמר<text:span text:style-name="T1"> </text:span>רב<text:span text:style-name="T1"> </text:span>חנין<text:span text:style-name="T1"> </text:span>אמר<text:span text:style-name="T1"> </text:span>רב<text:span text:style-name="T1"> </text:span>זעירא, וכן<text:span text:style-name="T1"> </text:span>אמר<text:span text:style-name="T1"> </text:span>רבי<text:span text:style-name="T1"> </text:span>יוסי<text:span text:style-name="T1"> </text:span>בר<text:span text:style-name="T1"> </text:span>רבי<text:span text:style-name="T1"> </text:span>חנינא: <text:span text:style-name="T72">[</text:span><text:span text:style-name="T64">ויקרא</text:span><text:span text:style-name="T68"> </text:span><text:span text:style-name="T64">יא,לא:</text:span><text:span text:style-name="T72"> אלה</text:span><text:span text:style-name="T67"> </text:span><text:span text:style-name="T72">הטמאים</text:span><text:span text:style-name="T67"> </text:span><text:span text:style-name="T72">לכם</text:span><text:span text:style-name="T67"> </text:span><text:span text:style-name="T72">בכל</text:span><text:span text:style-name="T67"> </text:span><text:span text:style-name="T72">השרץ</text:span><text:span text:style-name="T67"> </text:span><text:span text:style-name="T72">כל</text:span><text:span text:style-name="T67"> </text:span><text:span text:style-name="T72">הנגע</text:span><text:span text:style-name="T67"> </text:span><text:span text:style-name="T72">בהם</text:span><text:span text:style-name="T67"> </text:span><text:span text:style-name="T72">במתם</text:span><text:span text:style-name="T67"> </text:span><text:span text:style-name="T72">יטמא</text:span><text:span text:style-name="T67"> </text:span><text:span text:style-name="T72">עד</text:span><text:span text:style-name="T67"> </text:span><text:span text:style-name="T72">הערב]</text:span> 'הטמאין' <text:span text:style-name="T27">(</text:span><text:span text:style-name="T63">ה"א</text:span><text:span text:style-name="T67"> </text:span><text:span text:style-name="T63">יתירא</text:span><text:span text:style-name="T27">)</text:span> - מלמד<text:span text:style-name="T1"> </text:span>שהן<text:span text:style-name="T1"> </text:span>מצטרפין, ואפילו<text:span text:style-name="T1"> </text:span>שרץ<text:span text:style-name="T1"> </text:span>ושרץ, שרץ<text:span text:style-name="T1"> </text:span>ודם, בין<text:span text:style-name="T1"> </text:span>משם<text:span text:style-name="T1"> </text:span>אחד<text:span text:style-name="T1"> </text:span>בין<text:span text:style-name="T1"> </text:span>משני<text:span text:style-name="T1"> </text:span>שמות<text:span text:style-name="T1"> </text:span><text:span text:style-name="T27">(</text:span><text:span text:style-name="T63">כלומר: כחצי</text:span><text:span text:style-name="T67"> </text:span><text:span text:style-name="T63">שיעור</text:span><text:span text:style-name="T67"> </text:span><text:span text:style-name="T63">משרץ</text:span><text:span text:style-name="T67"> </text:span><text:span text:style-name="T63">זה</text:span><text:span text:style-name="T67"> </text:span><text:span text:style-name="T63">וכחצי</text:span><text:span text:style-name="T67"> </text:span><text:span text:style-name="T63">שיעור</text:span><text:span text:style-name="T67"> </text:span><text:span text:style-name="T63">משרץ</text:span><text:span text:style-name="T67"> </text:span><text:span text:style-name="T63">אחר</text:span><text:span text:style-name="T67"> </text:span><text:span text:style-name="T63">מצטרפין, חצי</text:span><text:span text:style-name="T67"> </text:span><text:span text:style-name="T63">שיעור</text:span><text:span text:style-name="T67"> </text:span><text:span text:style-name="T63">מחולד</text:span><text:span text:style-name="T67"> </text:span><text:span text:style-name="T63">וחצי</text:span><text:span text:style-name="T67"> </text:span><text:span text:style-name="T63">שיעור</text:span><text:span text:style-name="T67"> </text:span><text:span text:style-name="T63">מעכבר</text:span><text:span text:style-name="T67"> </text:span><text:span text:style-name="T63">מצטרפין, והא</text:span><text:span text:style-name="T67"> </text:span><text:span text:style-name="T63">דקתני</text:span><text:span text:style-name="T67"> </text:span><text:span text:style-name="T63">'</text:span><text:span text:style-name="T83">דם</text:span><text:span text:style-name="T85"> </text:span><text:span text:style-name="T83">השרץ</text:span><text:span text:style-name="T85"> </text:span><text:span text:style-name="T83">והבשר</text:span><text:span text:style-name="T85"> </text:span><text:span text:style-name="T83">מצטרפין</text:span><text:span text:style-name="T63">' - דוקא</text:span><text:span text:style-name="T67"> </text:span><text:span text:style-name="T63">בשרו</text:span><text:span text:style-name="T67"> </text:span><text:span text:style-name="T63">של</text:span><text:span text:style-name="T67"> </text:span><text:span text:style-name="T63">אותו</text:span><text:span text:style-name="T67"> </text:span><text:span text:style-name="T63">שרץ</text:span><text:span text:style-name="T67"> </text:span><text:span text:style-name="T63">עצמו</text:span><text:span text:style-name="T67"> </text:span><text:span text:style-name="T63">שפירש</text:span><text:span text:style-name="T67"> </text:span><text:span text:style-name="T63">ממנו</text:span><text:span text:style-name="T67"> </text:span><text:span text:style-name="T63">הדם, דהוי</text:span><text:span text:style-name="T67"> </text:span><text:span text:style-name="T63">דם</text:span><text:span text:style-name="T67"> </text:span><text:span text:style-name="T63">ובשר</text:span><text:span text:style-name="T67"> </text:span><text:span text:style-name="T63">משרץ</text:span><text:span text:style-name="T67"> </text:span><text:span text:style-name="T63">אחד, ולא</text:span><text:span text:style-name="T67"> </text:span><text:span text:style-name="T63">שהדם</text:span><text:span text:style-name="T67"> </text:span><text:span text:style-name="T63">משרץ</text:span><text:span text:style-name="T67"> </text:span><text:span text:style-name="T63">אחד</text:span><text:span text:style-name="T67"> </text:span><text:span text:style-name="T63">והבשר</text:span><text:span text:style-name="T67"> </text:span><text:span text:style-name="T63">משרץ</text:span><text:span text:style-name="T67"> </text:span><text:span text:style-name="T63">אחר; </text:span><text:span text:style-name="T99">אבל</text:span><text:span text:style-name="T100"> </text:span><text:span text:style-name="T99">אי</text:span><text:span text:style-name="T100"> </text:span><text:span text:style-name="T99">אתו</text:span><text:span text:style-name="T100"> </text:span><text:span text:style-name="T99">משני</text:span><text:span text:style-name="T100"> </text:span><text:span text:style-name="T99">שרצים</text:span><text:span text:style-name="T100"> </text:span><text:span text:style-name="T99">- לא</text:span><text:span text:style-name="T100"> </text:span><text:span text:style-name="T99">מצטרף</text:span><text:span text:style-name="T63">, וקשיא</text:span><text:span text:style-name="T67"> </text:span><text:span text:style-name="T63">לרבי</text:span><text:span text:style-name="T67"> </text:span><text:span text:style-name="T63">יוחנן</text:span><text:span text:style-name="T27">)</text:span>!?</text:p>
      <text:p text:style-name="P1">אמר<text:span text:style-name="T1"> </text:span>רב<text:span text:style-name="T1"> </text:span>יוסף: לא<text:span text:style-name="T1"> </text:span>קשיא: כאן<text:span text:style-name="T1"> </text:span>בכולו<text:span text:style-name="T1"> </text:span>כאן<text:span text:style-name="T1"> </text:span>במקצתו<text:span text:style-name="T1"> </text:span><text:span text:style-name="T27">(</text:span><text:span text:style-name="T63">אי</text:span><text:span text:style-name="T67"> </text:span><text:span text:style-name="T63">הוו</text:span><text:span text:style-name="T67"> </text:span><text:span text:style-name="T63">שרצים</text:span><text:span text:style-name="T67"> </text:span><text:span text:style-name="T63">כולן</text:span><text:span text:style-name="T67"> </text:span><text:span text:style-name="T63">שלימין, בין</text:span><text:span text:style-name="T67"> </text:span><text:span text:style-name="T63">משם</text:span><text:span text:style-name="T67"> </text:span><text:span text:style-name="T63">אחד</text:span><text:span text:style-name="T67"> </text:span><text:span text:style-name="T63">בין</text:span><text:span text:style-name="T67"> </text:span><text:span text:style-name="T63">משני</text:span><text:span text:style-name="T67"> </text:span><text:span text:style-name="T63">שמות, ופירש</text:span><text:span text:style-name="T67"> </text:span><text:span text:style-name="T63">חצי</text:span><text:span text:style-name="T67"> </text:span><text:span text:style-name="T63">שיעור</text:span><text:span text:style-name="T67"> </text:span><text:span text:style-name="T63">מזה</text:span><text:span text:style-name="T67"> </text:span><text:span text:style-name="T63">וחצי</text:span><text:span text:style-name="T67"> </text:span><text:span text:style-name="T63">שיעור</text:span><text:span text:style-name="T67"> </text:span><text:span text:style-name="T63">מזה, או</text:span><text:span text:style-name="T67"> </text:span><text:span text:style-name="T63">מזה</text:span><text:span text:style-name="T67"> </text:span><text:span text:style-name="T63">דם</text:span><text:span text:style-name="T67"> </text:span><text:span text:style-name="T63">ומזה</text:span><text:span text:style-name="T67"> </text:span><text:span text:style-name="T63">בשר, כיון</text:span><text:span text:style-name="T67"> </text:span><text:span text:style-name="T63">דאתו</text:span><text:span text:style-name="T67"> </text:span><text:span text:style-name="T63">ממקום</text:span><text:span text:style-name="T67"> </text:span><text:span text:style-name="T63">חשוב: דתרווייהו</text:span><text:span text:style-name="T67"> </text:span><text:span text:style-name="T63">שרצים</text:span><text:span text:style-name="T67"> </text:span><text:span text:style-name="T63">שלימין</text:span><text:span text:style-name="T67"> </text:span><text:span text:style-name="T63">נינהו, וחשיבי</text:span><text:span text:style-name="T67"> – </text:span><text:span text:style-name="T63">מצטרפין; והא</text:span><text:span text:style-name="T67"> </text:span><text:span text:style-name="T63">דאמר</text:span><text:span text:style-name="T67"> </text:span><text:span text:style-name="T63">רבי</text:span><text:span text:style-name="T67"> </text:span><text:span text:style-name="T63">חנין</text:span><text:span text:style-name="T67"> </text:span><text:span text:style-name="T63">וכו' - היינו</text:span><text:span text:style-name="T67"> </text:span><text:span text:style-name="T63">במקצתן: דלא</text:span><text:span text:style-name="T67"> </text:span><text:span text:style-name="T63">הוו</text:span><text:span text:style-name="T67"> </text:span><text:span text:style-name="T63">השרצים</text:span><text:span text:style-name="T67"> </text:span><text:span text:style-name="T63">שלימין, אלא</text:span><text:span text:style-name="T67"> </text:span><text:span text:style-name="T63">מקצתו</text:span><text:span text:style-name="T67"> </text:span><text:span text:style-name="T63">של</text:span><text:span text:style-name="T67"> </text:span><text:span text:style-name="T63">כל</text:span><text:span text:style-name="T67"> </text:span><text:span text:style-name="T63">אחד</text:span><text:span text:style-name="T67"> </text:span><text:span text:style-name="T63">ואחד</text:span><text:span text:style-name="T67"> </text:span><text:span text:style-name="T63">מונח</text:span><text:span text:style-name="T67"> </text:span><text:span text:style-name="T63">בכאן, ופירש</text:span><text:span text:style-name="T67"> </text:span><text:span text:style-name="T63">דם</text:span><text:span text:style-name="T67"> </text:span><text:span text:style-name="T63">מזה</text:span><text:span text:style-name="T67"> </text:span><text:span text:style-name="T63">ובשר</text:span><text:span text:style-name="T67"> </text:span><text:span text:style-name="T63">מזה: הואיל</text:span><text:span text:style-name="T67"> </text:span><text:span text:style-name="T63">ולא</text:span><text:span text:style-name="T67"> </text:span><text:span text:style-name="T63">אתו</text:span><text:span text:style-name="T67"> </text:span><text:span text:style-name="T63">משרצים</text:span><text:span text:style-name="T67"> </text:span><text:span text:style-name="T63">שלימין</text:span><text:span text:style-name="T67"> </text:span><text:span text:style-name="T63">לא</text:span><text:span text:style-name="T67"> </text:span><text:span text:style-name="T63">חשיבי, ולא</text:span><text:span text:style-name="T67"> </text:span><text:span text:style-name="T63">מצטרפי</text:span><text:span text:style-name="T67"> </text:span><text:span text:style-name="T63">הדם</text:span><text:span text:style-name="T67"> </text:span><text:span text:style-name="T63">עם</text:span><text:span text:style-name="T67"> </text:span><text:span text:style-name="T63">הבשר</text:span><text:span text:style-name="T67"> </text:span><text:span text:style-name="T63">אלא</text:span><text:span text:style-name="T67"> </text:span><text:span text:style-name="T63">עם</text:span><text:span text:style-name="T67"> </text:span><text:span text:style-name="T63">בשר</text:span><text:span text:style-name="T67"> </text:span><text:span text:style-name="T63">אותו</text:span><text:span text:style-name="T67"> </text:span><text:span text:style-name="T63">שרץ</text:span><text:span text:style-name="T67"> </text:span><text:span text:style-name="T63">שפירש</text:span><text:span text:style-name="T67"> </text:span><text:span text:style-name="T63">ממנו</text:span><text:span text:style-name="T67"> </text:span><text:span text:style-name="T63">הדם</text:span><text:span text:style-name="T27">)</text:span>; ומנא<text:span text:style-name="T1"> </text:span>תימרא<text:span text:style-name="T1"> </text:span><text:span text:style-name="T27">(</text:span><text:span text:style-name="T63">דשני</text:span><text:span text:style-name="T67"> </text:span><text:span text:style-name="T63">לן</text:span><text:span text:style-name="T67"> </text:span><text:span text:style-name="T63">בין</text:span><text:span text:style-name="T67"> </text:span><text:span text:style-name="T63">כולו</text:span><text:span text:style-name="T67"> </text:span><text:span text:style-name="T63">למקצתו</text:span><text:span text:style-name="T27">)</text:span>? מדתניא: 'נשפך<text:span text:style-name="T1"> </text:span><text:span text:style-name="T27">(</text:span><text:span text:style-name="T63">רביעית</text:span><text:span text:style-name="T67"> </text:span><text:span text:style-name="T63">דם</text:span><text:span text:style-name="T67"> </text:span><text:span text:style-name="T63">שלימה</text:span><text:span text:style-name="T27">)</text:span> על<text:span text:style-name="T1"> </text:span>הרצפה<text:span text:style-name="T1"> </text:span><text:span text:style-name="T27">(</text:span><text:span text:style-name="T63">ולהכי</text:span><text:span text:style-name="T67"> </text:span><text:span text:style-name="T63">נקט</text:span><text:span text:style-name="T67"> </text:span><text:span text:style-name="T63">'רצפה' שהרצפה</text:span><text:span text:style-name="T67"> </text:span><text:span text:style-name="T63">היתה</text:span><text:span text:style-name="T67"> </text:span><text:span text:style-name="T63">חלקה</text:span><text:span text:style-name="T27">)</text:span> והיה<text:span text:style-name="T1"> </text:span>מקומה<text:span text:style-name="T1"> </text:span>קטפרס<text:span text:style-name="T1"> </text:span><text:span text:style-name="T27">(</text:span><text:span text:style-name="T63">דהויא</text:span><text:span text:style-name="T67"> </text:span><text:span text:style-name="T63">כמדרון</text:span><text:span text:style-name="T67"> </text:span><text:span text:style-name="T63">ונתפשט</text:span><text:span text:style-name="T67"> </text:span><text:span text:style-name="T63">הדם</text:span><text:span text:style-name="T27">)</text:span>, איהל<text:span text:style-name="T1"> </text:span>על<text:span text:style-name="T1"> </text:span>מקצתו<text:span text:style-name="T1"> </text:span><text:span text:style-name="T27">(</text:span><text:span text:style-name="T63">של</text:span><text:span text:style-name="T67"> </text:span><text:span text:style-name="T63">רביעית</text:span><text:span text:style-name="T67"> </text:span><text:span text:style-name="T63">דם, כגון</text:span><text:span text:style-name="T67"> </text:span><text:span text:style-name="T63">ששחה</text:span><text:span text:style-name="T67"> </text:span><text:span text:style-name="T63">על</text:span><text:span text:style-name="T67"> </text:span><text:span text:style-name="T63">מקצתו</text:span><text:span text:style-name="T27">)</text:span> – טהור<text:span text:style-name="T1"> </text:span><text:span text:style-name="T27">(</text:span><text:span text:style-name="T63">משום</text:span><text:span text:style-name="T67"> </text:span><text:span text:style-name="T63">דלא</text:span><text:span text:style-name="T67"> </text:span><text:span text:style-name="T63">איהל</text:span><text:span text:style-name="T67"> </text:span><text:span text:style-name="T63">על</text:span><text:span text:style-name="T67"> </text:span><text:span text:style-name="T63">כל</text:span><text:span text:style-name="T67"> </text:span><text:span text:style-name="T63">השיעור</text:span><text:span text:style-name="T27">)</text:span>, איהל<text:span text:style-name="T1"> </text:span>על<text:span text:style-name="T1"> </text:span>כולו<text:span text:style-name="T1"> </text:span><text:span text:style-name="T27">(</text:span><text:span text:style-name="T63">על</text:span><text:span text:style-name="T67"> </text:span><text:span text:style-name="T63">הרביעית</text:span><text:span text:style-name="T67"> </text:span><text:span text:style-name="T63">של</text:span><text:span text:style-name="T67"> </text:span><text:span text:style-name="T63">דם</text:span><text:span text:style-name="T67"> </text:span><text:span text:style-name="T63">טמא</text:span><text:span text:style-name="T27">)</text:span> – טמא' מאי<text:span text:style-name="T1"> </text:span>מקצתו?: אילימא<text:span text:style-name="T1"> </text:span>מקצת<text:span text:style-name="T1"> </text:span>דם<text:span text:style-name="T1"> </text:span>- והא<text:span text:style-name="T1"> </text:span>אמר<text:span text:style-name="T1"> </text:span>רבי<text:span text:style-name="T1"> </text:span>חנינא<text:span text:style-name="T1"> </text:span>אמר<text:span text:style-name="T1"> </text:span>רבי: רביעית<text:span text:style-name="T1"> </text:span>דם<text:span text:style-name="T1"> </text:span>שהגיס<text:span text:style-name="T1"> </text:span>בה<text:span text:style-name="T1"> </text:span><text:span text:style-name="T27">(</text:span><text:span text:style-name="T63">שהפך</text:span><text:span text:style-name="T67"> </text:span><text:span text:style-name="T63">בה</text:span><text:span text:style-name="T67"> </text:span><text:span text:style-name="T63">בכוש</text:span><text:span text:style-name="T67"> </text:span><text:span text:style-name="T63">או</text:span><text:span text:style-name="T67"> </text:span><text:span text:style-name="T63">בכרכר</text:span><text:span text:style-name="T27">)</text:span> טהורה<text:span text:style-name="T1"> </text:span><text:span text:style-name="T27">(</text:span><text:span text:style-name="T63">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כי</text:span><text:span text:style-name="T67"> </text:span><text:span text:style-name="T63">הגיס</text:span><text:span text:style-name="T67"> </text:span><text:span text:style-name="T63">בה</text:span><text:span text:style-name="T67"> </text:span><text:span text:style-name="T63">אי</text:span><text:span text:style-name="T67"> </text:span><text:span text:style-name="T63">אפשר</text:span><text:span text:style-name="T67"> </text:span><text:span text:style-name="T63">שלא</text:span><text:span text:style-name="T67"> </text:span><text:span text:style-name="T63">יאהיל</text:span><text:span text:style-name="T67"> </text:span><text:span text:style-name="T63">על</text:span><text:span text:style-name="T67"> </text:span><text:span text:style-name="T63">כולו</text:span><text:span text:style-name="T67"> </text:span><text:span text:style-name="T63">- קתני</text:span><text:span text:style-name="T67"> </text:span><text:span text:style-name="T63">'טהור</text:span><text:span text:style-name="T67"> </text:span><text:span text:style-name="T63">אותו</text:span><text:span text:style-name="T67"> </text:span><text:span text:style-name="T63">המגיס</text:span><text:span text:style-name="T67"> </text:span><text:span text:style-name="T63">בו' - ואמאי</text:span><text:span text:style-name="T67"> </text:span><text:span text:style-name="T63">קתני</text:span><text:span text:style-name="T67"> </text:span><text:span text:style-name="T63">אידך</text:span><text:span text:style-name="T67"> </text:span><text:span text:style-name="T63">ברייתא</text:span><text:span text:style-name="T67"> </text:span><text:span text:style-name="T63">'איהל</text:span><text:span text:style-name="T67"> </text:span><text:span text:style-name="T63">על</text:span><text:span text:style-name="T67"> </text:span><text:span text:style-name="T63">כולו</text:span><text:span text:style-name="T67"> </text:span><text:span text:style-name="T63">טמא'</text:span><text:span text:style-name="T27">)</text:span>?! אלא<text:span text:style-name="T1"> </text:span>לאו<text:span text:style-name="T1"> </text:span>שמע<text:span text:style-name="T1"> </text:span>מינה<text:span text:style-name="T1"> </text:span>כאן<text:span text:style-name="T1"> </text:span>בכולו<text:span text:style-name="T1"> </text:span>כאן<text:span text:style-name="T1"> </text:span>במקצתו? <text:span text:style-name="T27">(</text:span><text:span text:style-name="T63">דהאי</text:span><text:span text:style-name="T67"> </text:span><text:span text:style-name="T63">דקתני</text:span><text:span text:style-name="T67"> </text:span><text:span text:style-name="T63">'איהל</text:span><text:span text:style-name="T67"> </text:span><text:span text:style-name="T63">על</text:span><text:span text:style-name="T67"> </text:span><text:span text:style-name="T63">כולו' טמא</text:span><text:span text:style-name="T67"> </text:span><text:span text:style-name="T63">- היינו</text:span><text:span text:style-name="T67"> </text:span><text:span text:style-name="T63">היכא</text:span><text:span text:style-name="T67"> </text:span><text:span text:style-name="T63">דאתי</text:span><text:span text:style-name="T67"> </text:span><text:span text:style-name="T63">האי</text:span><text:span text:style-name="T67"> </text:span><text:span text:style-name="T63">רביעית</text:span><text:span text:style-name="T67"> </text:span><text:span text:style-name="T63">דם</text:span><text:span text:style-name="T67"> </text:span><text:span text:style-name="T63">ממת</text:span><text:span text:style-name="T67"> </text:span><text:span text:style-name="T63">שלם, ולהכי</text:span><text:span text:style-name="T67"> </text:span><text:span text:style-name="T63">חשיב</text:span><text:span text:style-name="T67"> </text:span><text:span text:style-name="T63">דמטמא</text:span><text:span text:style-name="T67"> </text:span><text:span text:style-name="T63">באהל; והא</text:span><text:span text:style-name="T67"> </text:span><text:span text:style-name="T63">דקתני</text:span><text:span text:style-name="T67"> </text:span><text:span text:style-name="T63">שהגיס</text:span><text:span text:style-name="T67"> </text:span><text:span text:style-name="T63">בה</text:span><text:span text:style-name="T67"> </text:span><text:span text:style-name="T63">טהור</text:span><text:span text:style-name="T67"> </text:span><text:span text:style-name="T63">- היינו</text:span><text:span text:style-name="T67"> </text:span><text:span text:style-name="T63">היכא</text:span><text:span text:style-name="T67"> </text:span><text:span text:style-name="T63">דלא</text:span><text:span text:style-name="T67"> </text:span><text:span text:style-name="T63">בא</text:span><text:span text:style-name="T67"> </text:span><text:span text:style-name="T63">רביעית</text:span><text:span text:style-name="T67"> </text:span><text:span text:style-name="T63">זה</text:span><text:span text:style-name="T67"> </text:span><text:span text:style-name="T63">ממת</text:span><text:span text:style-name="T67"> </text:span><text:span text:style-name="T63">שלם, אלא</text:span><text:span text:style-name="T67"> </text:span><text:span text:style-name="T63">שיצא</text:span><text:span text:style-name="T67"> </text:span><text:span text:style-name="T63">ממקצתו</text:span><text:span text:style-name="T67"> </text:span><text:span text:style-name="T63">שהיה</text:span><text:span text:style-name="T67"> </text:span><text:span text:style-name="T63">מונח</text:span><text:span text:style-name="T67"> </text:span><text:span text:style-name="T63">שם</text:span><text:span text:style-name="T67"> </text:span><text:span text:style-name="T63">מקצת</text:span><text:span text:style-name="T67"> </text:span><text:span text:style-name="T63">מת</text:span><text:span text:style-name="T67"> </text:span><text:span text:style-name="T63">ופירש</text:span><text:span text:style-name="T67"> </text:span><text:span text:style-name="T63">ממנו</text:span><text:span text:style-name="T67"> </text:span><text:span text:style-name="T63">אותו</text:span><text:span text:style-name="T67"> </text:span><text:span text:style-name="T63">דם: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אית</text:span><text:span text:style-name="T67"> </text:span><text:span text:style-name="T63">ביה</text:span><text:span text:style-name="T67"> </text:span><text:span text:style-name="T63">רביעית, הואיל</text:span><text:span text:style-name="T67"> </text:span><text:span text:style-name="T63">ואינו</text:span><text:span text:style-name="T67"> </text:span><text:span text:style-name="T63">בא</text:span><text:span text:style-name="T67"> </text:span><text:span text:style-name="T63">ממת</text:span><text:span text:style-name="T67"> </text:span><text:span text:style-name="T63">שלם</text:span><text:span text:style-name="T67"> </text:span><text:span text:style-name="T63">- לא</text:span><text:span text:style-name="T67"> </text:span><text:span text:style-name="T63">חשיב, ואינו</text:span><text:span text:style-name="T67"> </text:span><text:span text:style-name="T63">מטמא</text:span><text:span text:style-name="T67"> </text:span><text:span text:style-name="T63">באהל; וכן</text:span><text:span text:style-name="T67"> </text:span><text:span text:style-name="T63">אמר</text:span><text:span text:style-name="T67"> </text:span><text:span text:style-name="T63">רבי</text:span><text:span text:style-name="T27">)</text:span> - שמע<text:span text:style-name="T1"> </text:span>מינה.<text:span text:style-name="T63"> </text:span></text:p>
      <text:p text:style-name="P24"/>
      <text:p text:style-name="P1">שאל<text:span text:style-name="T1"> </text:span>רבי<text:span text:style-name="T1"> </text:span>מתיא<text:span text:style-name="T1"> </text:span>בן<text:span text:style-name="T1"> </text:span>חרש<text:span text:style-name="T1"> </text:span>את<text:span text:style-name="T1"> </text:span>רבי<text:span text:style-name="T1"> </text:span>שמעון<text:span text:style-name="T1"> </text:span>בן<text:span text:style-name="T1"> </text:span>יוחאי<text:span text:style-name="T1"> </text:span>בעיר<text:span text:style-name="T1"> </text:span>רומי: מנין<text:span text:style-name="T1"> </text:span>לדם<text:span text:style-name="T1"> </text:span>שרצים<text:span text:style-name="T1"> </text:span>שהוא<text:span text:style-name="T1"> </text:span>טמא?</text:p>
      <text:p text:style-name="P1">אמר<text:span text:style-name="T1"> </text:span>ליה: דאמר<text:span text:style-name="T1"> </text:span>קרא: <text:span text:style-name="T64">(ויקרא</text:span><text:span text:style-name="T68"> </text:span><text:span text:style-name="T64">יא,כט)</text:span><text:span text:style-name="T32"> וזה</text:span><text:span text:style-name="T1"> </text:span><text:span text:style-name="T32">לכם</text:span><text:span text:style-name="T1"> </text:span><text:span text:style-name="T32">הטמא</text:span><text:span text:style-name="T1"> </text:span><text:span text:style-name="T33">[</text:span><text:span text:style-name="T26">ב</text:span><text:span text:style-name="T33">שרץ</text:span><text:span text:style-name="T2"> </text:span><text:span text:style-name="T33">השרץ</text:span><text:span text:style-name="T2"> </text:span><text:span text:style-name="T33">על</text:span><text:span text:style-name="T2"> </text:span><text:span text:style-name="T33">הארץ</text:span><text:span text:style-name="T2"> </text:span><text:span text:style-name="T33">החלד</text:span><text:span text:style-name="T2"> </text:span><text:span text:style-name="T33">והעכבר</text:span><text:span text:style-name="T2"> </text:span><text:span text:style-name="T33">והצב</text:span><text:span text:style-name="T2"> </text:span><text:span text:style-name="T33">למינהו]</text:span> <text:span text:style-name="T27">(</text:span><text:span text:style-name="T63">והאי</text:span><text:span text:style-name="T67"> </text:span><text:span text:style-name="T63">קרא</text:span><text:span text:style-name="T67"> </text:span><text:span text:style-name="T63">מיותר</text:span><text:span text:style-name="T67"> </text:span><text:span text:style-name="T63">הוא</text:span><text:span text:style-name="T67"> </text:span><text:span text:style-name="T63">לדרשא, למידרש</text:span><text:span text:style-name="T67"> </text:span><text:span text:style-name="T63">ביה</text:span><text:span text:style-name="T67"> </text:span><text:span text:style-name="T63">הכי; דהא</text:span><text:span text:style-name="T67"> </text:span><text:span text:style-name="T63">כתיב</text:span><text:span text:style-name="T67"> </text:span><text:span text:style-name="T63">קרא</text:span><text:span text:style-name="T67"> </text:span><text:span text:style-name="T63">אחרינא</text:span><text:span text:style-name="T67"> </text:span><text:span text:style-name="T64">(ויקרא</text:span><text:span text:style-name="T68"> </text:span><text:span text:style-name="T64">יא,לא)</text:span><text:span text:style-name="T72"> אלא</text:span><text:span text:style-name="T67"> </text:span><text:span text:style-name="T72">הטמאים</text:span><text:span text:style-name="T67"> </text:span><text:span text:style-name="T72">לכם</text:span><text:span text:style-name="T67"> </text:span><text:span text:style-name="T73">[לכם</text:span><text:span text:style-name="T69"> </text:span><text:span text:style-name="T73">בכל</text:span><text:span text:style-name="T69"> </text:span><text:span text:style-name="T73">השרץ</text:span><text:span text:style-name="T69"> </text:span><text:span text:style-name="T73">כל</text:span><text:span text:style-name="T69"> </text:span><text:span text:style-name="T73">הנגע</text:span><text:span text:style-name="T69"> </text:span><text:span text:style-name="T73">בהם</text:span><text:span text:style-name="T69"> </text:span><text:span text:style-name="T73">במתם</text:span><text:span text:style-name="T69"> </text:span><text:span text:style-name="T73">יטמא</text:span><text:span text:style-name="T69"> </text:span><text:span text:style-name="T73">עד</text:span><text:span text:style-name="T69"> </text:span><text:span text:style-name="T73">הערב]</text:span><text:span text:style-name="T27">)</text:span> <text:s/></text:p>
      <text:p text:style-name="P1">אמרו<text:span text:style-name="T1"> </text:span>לו<text:span text:style-name="T1"> </text:span><text:span text:style-name="T27">(</text:span><text:span text:style-name="T63">לרבי</text:span><text:span text:style-name="T67"> </text:span><text:span text:style-name="T63">מתיא</text:span><text:span text:style-name="T27">)</text:span> תלמידיו: חכים<text:span text:style-name="T1"> </text:span>ליה<text:span text:style-name="T1"> </text:span>בן<text:span text:style-name="T1"> </text:span>יוחאי<text:span text:style-name="T1"> </text:span><text:span text:style-name="T27">(</text:span><text:span text:style-name="T63">כבר</text:span><text:span text:style-name="T67"> </text:span><text:span text:style-name="T63">נתחכם</text:span><text:span text:style-name="T67"> </text:span><text:span text:style-name="T63">בן</text:span><text:span text:style-name="T67"> </text:span><text:span text:style-name="T63">יוחאי</text:span><text:span text:style-name="T67"> </text:span><text:span text:style-name="T63">שיודע</text:span><text:span text:style-name="T67"> </text:span><text:span text:style-name="T63">לומר</text:span><text:span text:style-name="T67"> </text:span><text:span text:style-name="T63">דבר</text:span><text:span text:style-name="T67"> </text:span><text:span text:style-name="T63">זה</text:span><text:span text:style-name="T27">)</text:span>. </text:p>
      <text:p text:style-name="P1"><text:soft-page-break/>אמר<text:span text:style-name="T1"> </text:span>להם: תלמוד<text:span text:style-name="T1"> </text:span>ערוך<text:span text:style-name="T1"> </text:span>בפיו<text:span text:style-name="T1"> </text:span>של<text:span text:style-name="T1"> </text:span>רבי<text:span text:style-name="T1"> </text:span>אלעזר<text:span text:style-name="T1"> </text:span>בר<text:span text:style-name="T1"> </text:span>רבי<text:span text:style-name="T1"> </text:span>יוסי<text:span text:style-name="T1"> </text:span><text:span text:style-name="T27">(</text:span><text:span text:style-name="T63">ולא</text:span><text:span text:style-name="T67"> </text:span><text:span text:style-name="T63">אמרה</text:span><text:span text:style-name="T67"> </text:span><text:span text:style-name="T63">מדעתו; ומנלן</text:span><text:span text:style-name="T67"> </text:span><text:span text:style-name="T63">דלמדה</text:span><text:span text:style-name="T67"> </text:span><text:span text:style-name="T63">מרבי</text:span><text:span text:style-name="T67"> </text:span><text:span text:style-name="T63">אלעזר</text:span><text:span text:style-name="T67"> </text:span><text:span text:style-name="T63">בר</text:span><text:span text:style-name="T67"> </text:span><text:span text:style-name="T63">רבי</text:span><text:span text:style-name="T67"> </text:span><text:span text:style-name="T63">יוסי? – מהכא:</text:span><text:span text:style-name="T27">)</text:span> שפעם<text:span text:style-name="T1"> </text:span>אחת<text:span text:style-name="T1"> </text:span>גזרה<text:span text:style-name="T1"> </text:span>המלכות<text:span text:style-name="T1"> </text:span>גזרה<text:span text:style-name="T1"> </text:span>שלא<text:span text:style-name="T1"> </text:span>ישמרו<text:span text:style-name="T1"> </text:span>את<text:span text:style-name="T1"> </text:span>השבת<text:span text:style-name="T1"> </text:span>ושלא<text:span text:style-name="T1"> </text:span>ימולו<text:span text:style-name="T1"> </text:span>את<text:span text:style-name="T1"> </text:span>בניהם<text:span text:style-name="T1"> </text:span>ושיבעלו<text:span text:style-name="T1"> </text:span>את<text:span text:style-name="T1"> </text:span>נדות; הלך<text:span text:style-name="T1"> </text:span>רבי<text:span text:style-name="T1"> </text:span>ראובן<text:span text:style-name="T1"> </text:span>בן<text:span text:style-name="T1"> </text:span>איסטרובלי<text:span text:style-name="T1"> </text:span>וסיפר<text:span text:style-name="T1"> </text:span>קומי<text:span text:style-name="T1"> </text:span><text:span text:style-name="T27">(</text:span><text:span text:style-name="T63">שגילח</text:span><text:span text:style-name="T67"> </text:span><text:span text:style-name="T63">השער</text:span><text:span text:style-name="T67"> </text:span><text:span text:style-name="T63">שעל</text:span><text:span text:style-name="T67"> </text:span><text:span text:style-name="T63">מצחו</text:span><text:span text:style-name="T67"> </text:span><text:span text:style-name="T63">והניח</text:span><text:span text:style-name="T67"> </text:span><text:span text:style-name="T63">השער</text:span><text:span text:style-name="T67"> </text:span><text:span text:style-name="T63">של</text:span><text:span text:style-name="T67"> </text:span><text:span text:style-name="T63">אחריו, כעין</text:span><text:span text:style-name="T67"> </text:span><text:span text:style-name="T63">בלורית</text:span><text:span text:style-name="T67"> </text:span><text:span text:style-name="T63">שהעובדי</text:span><text:span text:style-name="T67"> </text:span><text:span text:style-name="T63">כוכבים</text:span><text:span text:style-name="T67"> </text:span><text:span text:style-name="T63">עושין, כדי</text:span><text:span text:style-name="T67"> </text:span><text:span text:style-name="T63">שלא</text:span><text:span text:style-name="T67"> </text:span><text:span text:style-name="T63">יכירו</text:span><text:span text:style-name="T67"> </text:span><text:span text:style-name="T63">בו</text:span><text:span text:style-name="T67"> </text:span><text:span text:style-name="T63">שהוא</text:span><text:span text:style-name="T67"> </text:span><text:span text:style-name="T63">יהודי</text:span><text:span text:style-name="T27">)</text:span> והלך<text:span text:style-name="T1"> </text:span>וישב<text:span text:style-name="T1"> </text:span>עמהם, אמר<text:span text:style-name="T1"> </text:span>להם: מי<text:span text:style-name="T1"> </text:span>שיש<text:span text:style-name="T1"> </text:span>לו<text:span text:style-name="T1"> </text:span>אויב<text:span text:style-name="T1"> </text:span>- יעני<text:span text:style-name="T1"> </text:span>או<text:span text:style-name="T1"> </text:span>יעשיר<text:span text:style-name="T1"> </text:span><text:span text:style-name="T27">(</text:span><text:span text:style-name="T63">רצונו</text:span><text:span text:style-name="T67"> </text:span><text:span text:style-name="T63">שיעשיר</text:span><text:span text:style-name="T67"> </text:span><text:span text:style-name="T63">או</text:span><text:span text:style-name="T67"> </text:span><text:span text:style-name="T63">רצונו</text:span><text:span text:style-name="T67"> </text:span><text:span text:style-name="T63">שיעני</text:span><text:span text:style-name="T27">)</text:span>?</text:p>
      <text:p text:style-name="P1">אמרו<text:span text:style-name="T1"> </text:span>לו: יעני.</text:p>
      <text:p text:style-name="P1">אמר<text:span text:style-name="T1"> </text:span>להם: אם<text:span text:style-name="T1"> </text:span>כן<text:span text:style-name="T1"> </text:span>לא<text:span text:style-name="T1"> </text:span>יעשו<text:span text:style-name="T1"> </text:span>מלאכה<text:span text:style-name="T1"> </text:span>בשבת<text:span text:style-name="T1"> </text:span>כדי<text:span text:style-name="T1"> </text:span>שיענו!</text:p>
      <text:p text:style-name="P1">אמרו: טבית!</text:p>
      <text:p text:style-name="P1">אמר: ליבטל! – ובטלוה;</text:p>
      <text:p text:style-name="P1">חזר<text:span text:style-name="T1"> </text:span>ואמר<text:span text:style-name="T1"> </text:span>להם: מי<text:span text:style-name="T1"> </text:span>שיש<text:span text:style-name="T1"> </text:span>לו<text:span text:style-name="T1"> </text:span>אויב<text:span text:style-name="T1"> </text:span>- יכחיש<text:span text:style-name="T1"> </text:span>או<text:span text:style-name="T1"> </text:span>יבריא?</text:p>
      <text:p text:style-name="P1">אמרו<text:span text:style-name="T1"> </text:span>לו: יכחיש!</text:p>
      <text:p text:style-name="P1">אמר<text:span text:style-name="T1"> </text:span>להם: אם<text:span text:style-name="T1"> </text:span>כן<text:span text:style-name="T1"> </text:span>ימולו<text:span text:style-name="T1"> </text:span>בניהם<text:span text:style-name="T1"> </text:span>לשמונה<text:span text:style-name="T1"> </text:span>ימים<text:span text:style-name="T1"> </text:span>ויכחישו!</text:p>
      <text:p text:style-name="P1">אמרו: טבית!</text:p>
      <text:p text:style-name="P1">אמר<text:span text:style-name="T1"> – </text:span>ובטלוה.</text:p>
      <text:p text:style-name="P1">חזר<text:span text:style-name="T1"> </text:span>ואמר<text:span text:style-name="T1"> </text:span>להם: מי<text:span text:style-name="T1"> </text:span>שיש<text:span text:style-name="T1"> </text:span>לו<text:span text:style-name="T1"> </text:span>אויב<text:span text:style-name="T1"> </text:span>- ירבה<text:span text:style-name="T1"> </text:span>או<text:span text:style-name="T1"> </text:span>יתמעט?</text:p>
      <text:p text:style-name="P1">אמרו<text:span text:style-name="T1"> </text:span>לו: יתמעט!</text:p>
      <text:p text:style-name="P1">אם<text:span text:style-name="T1"> </text:span>כן<text:span text:style-name="T1"> </text:span>לא<text:span text:style-name="T1"> </text:span>יבעלו<text:span text:style-name="T1"> </text:span>נדות! </text:p>
      <text:p text:style-name="P1">אמרו: טבית!</text:p>
      <text:p text:style-name="P1">אמר<text:span text:style-name="T1"> </text:span>- ובטלוה.</text:p>
      <text:p text:style-name="P1">הכירו<text:span text:style-name="T1"> </text:span>בו<text:span text:style-name="T1"> </text:span>שהוא<text:span text:style-name="T1"> </text:span>יהודי, החזירום.</text:p>
      <text:p text:style-name="P1">אמרו: מי<text:span text:style-name="T1"> </text:span>ילך<text:span text:style-name="T1"> </text:span>ויבטל<text:span text:style-name="T1"> </text:span>הגזרות?</text:p>
      <text:p text:style-name="P1"/>
      <text:p text:style-name="P1">(מעילה<text:span text:style-name="T1"> </text:span>יז,ב)</text:p>
      <text:p text:style-name="P1">ילך<text:span text:style-name="T1"> </text:span>רבי<text:span text:style-name="T1"> </text:span>שמעון<text:span text:style-name="T1"> </text:span>בן<text:span text:style-name="T1"> </text:span>יוחאי, שהוא<text:span text:style-name="T1"> </text:span>מלומד<text:span text:style-name="T1"> </text:span>בנסים<text:span text:style-name="T1"> </text:span><text:span text:style-name="T27">(</text:span><text:span text:style-name="T63">שנעשו</text:span><text:span text:style-name="T67"> </text:span><text:span text:style-name="T63">לו</text:span><text:span text:style-name="T67"> </text:span><text:span text:style-name="T63">נסים</text:span><text:span text:style-name="T67"> </text:span><text:span text:style-name="T63">במערה, כדגרסינן</text:span><text:span text:style-name="T67"> </text:span><text:span text:style-name="T63">בפרק</text:span><text:span text:style-name="T67"> </text:span><text:span text:style-name="T63">'מה</text:span><text:span text:style-name="T67"> </text:span><text:span text:style-name="T63">מדליקין' </text:span><text:span text:style-name="T64">(שבת</text:span><text:span text:style-name="T68"> </text:span><text:span text:style-name="T64">דף</text:span><text:span text:style-name="T68"> </text:span><text:span text:style-name="T64">לג:)</text:span><text:span text:style-name="T27">)</text:span>;</text:p>
      <text:p text:style-name="P1">ואחריו<text:span text:style-name="T1"> </text:span>מי<text:span text:style-name="T1"> </text:span>ילך?</text:p>
      <text:p text:style-name="P1">רבי<text:span text:style-name="T1"> </text:span>אלעזר<text:span text:style-name="T1"> </text:span>בר<text:span text:style-name="T1"> </text:span>רבי<text:span text:style-name="T1"> </text:span>יוסי.</text:p>
      <text:p text:style-name="P1">אמר<text:span text:style-name="T1"> </text:span>להם<text:span text:style-name="T1"> </text:span>רבי<text:span text:style-name="T1"> </text:span>יוסי: ואילו<text:span text:style-name="T1"> </text:span>היה<text:span text:style-name="T1"> </text:span>אבא<text:span text:style-name="T1"> </text:span>חלפתא<text:span text:style-name="T1"> </text:span><text:span text:style-name="T27">(</text:span><text:span text:style-name="T63">אביו</text:span><text:span text:style-name="T67"> </text:span><text:span text:style-name="T63">של</text:span><text:span text:style-name="T67"> </text:span><text:span text:style-name="T63">רבי</text:span><text:span text:style-name="T67"> </text:span><text:span text:style-name="T63">יוסי</text:span><text:span text:style-name="T27">)</text:span> קיים<text:span text:style-name="T1"> </text:span>- יכולין<text:span text:style-name="T1"> </text:span>אתם<text:span text:style-name="T1"> </text:span>לומר<text:span text:style-name="T1"> </text:span>לו<text:span text:style-name="T1"> </text:span>תן<text:span text:style-name="T1"> </text:span>בנך<text:span text:style-name="T1"> </text:span>להריגה<text:span text:style-name="T1"> </text:span><text:span text:style-name="T27">(</text:span><text:span text:style-name="T63">בתמיה: כך</text:span><text:span text:style-name="T67"> </text:span><text:span text:style-name="T63">אין</text:span><text:span text:style-name="T67"> </text:span><text:span text:style-name="T63">אתם</text:span><text:span text:style-name="T67"> </text:span><text:span text:style-name="T63">יכולין</text:span><text:span text:style-name="T67"> </text:span><text:span text:style-name="T63">לומר</text:span><text:span text:style-name="T67"> </text:span><text:span text:style-name="T63">לי</text:span><text:span text:style-name="T67"> </text:span><text:span text:style-name="T63">שאתן</text:span><text:span text:style-name="T67"> </text:span><text:span text:style-name="T63">בני</text:span><text:span text:style-name="T67"> </text:span><text:span text:style-name="T63">להריגה</text:span><text:span text:style-name="T27">)</text:span>?</text:p>
      <text:p text:style-name="P1">אמר<text:span text:style-name="T1"> </text:span>להם<text:span text:style-name="T1"> </text:span>רבי<text:span text:style-name="T1"> </text:span>שמעון: אילו<text:span text:style-name="T1"> </text:span>היה<text:span text:style-name="T1"> </text:span>יוחאי<text:span text:style-name="T1"> </text:span>אבא<text:span text:style-name="T1"> </text:span>קיים<text:span text:style-name="T1"> </text:span>- יכולין<text:span text:style-name="T1"> </text:span>אתם<text:span text:style-name="T1"> </text:span>לומר<text:span text:style-name="T1"> </text:span>לו<text:span text:style-name="T1"> </text:span>תן<text:span text:style-name="T1"> </text:span>בנך<text:span text:style-name="T1"> </text:span>להריגה?</text:p>
      <text:p text:style-name="P1">אמר<text:span text:style-name="T1"> </text:span>להו<text:span text:style-name="T1"> </text:span>רבי<text:span text:style-name="T1"> </text:span>יוסי: אנא<text:span text:style-name="T1"> </text:span>אזלין, דלמא<text:span text:style-name="T1"> </text:span>עניש<text:span text:style-name="T1"> </text:span>ליה<text:span text:style-name="T1"> </text:span>רבי<text:span text:style-name="T1"> </text:span>שמעון, דקא<text:span text:style-name="T1"> </text:span>מסתפינא<text:span text:style-name="T1"> </text:span><text:span text:style-name="T27">(</text:span><text:span text:style-name="T63">מסתפינא</text:span><text:span text:style-name="T67"> </text:span><text:span text:style-name="T63">דלמא</text:span><text:span text:style-name="T67"> </text:span><text:span text:style-name="T63">עניש</text:span><text:span text:style-name="T67"> </text:span><text:span text:style-name="T63">ליה</text:span><text:span text:style-name="T67"> </text:span><text:span text:style-name="T63">רבי</text:span><text:span text:style-name="T67"> </text:span><text:span text:style-name="T63">שמעון</text:span><text:span text:style-name="T67"> </text:span><text:span text:style-name="T63">בן</text:span><text:span text:style-name="T67"> </text:span><text:span text:style-name="T63">יוחאי</text:span><text:span text:style-name="T67"> </text:span><text:span text:style-name="T63">לבני, ובדבר</text:span><text:span text:style-name="T67"> </text:span><text:span text:style-name="T63">זה</text:span><text:span text:style-name="T67"> </text:span><text:span text:style-name="T63">אני</text:span><text:span text:style-name="T67"> </text:span><text:span text:style-name="T63">מתיירא</text:span><text:span text:style-name="T67"> </text:span><text:span text:style-name="T63">יותר</text:span><text:span text:style-name="T67"> </text:span><text:span text:style-name="T63">מפחד</text:span><text:span text:style-name="T67"> </text:span><text:span text:style-name="T63">האויבים: שמתיירא</text:span><text:span text:style-name="T67"> </text:span><text:span text:style-name="T63">אני</text:span><text:span text:style-name="T67"> </text:span><text:span text:style-name="T63">שמא</text:span><text:span text:style-name="T67"> </text:span><text:span text:style-name="T63">יכעוס</text:span><text:span text:style-name="T67"> </text:span><text:span text:style-name="T63">עליו</text:span><text:span text:style-name="T67"> </text:span><text:span text:style-name="T63">בשביל</text:span><text:span text:style-name="T67"> </text:span><text:span text:style-name="T63">שום</text:span><text:span text:style-name="T67"> </text:span><text:span text:style-name="T63">דבר</text:span><text:span text:style-name="T67"> </text:span><text:span text:style-name="T63">ויענישנו</text:span><text:span text:style-name="T27">)</text:span>; קביל<text:span text:style-name="T1"> </text:span>עליה<text:span text:style-name="T1"> </text:span><text:span text:style-name="T27">(</text:span><text:span text:style-name="T63">רבי</text:span><text:span text:style-name="T67"> </text:span><text:span text:style-name="T63">שמעון</text:span><text:span text:style-name="T67"> </text:span><text:span text:style-name="T63">בן</text:span><text:span text:style-name="T67"> </text:span><text:span text:style-name="T63">יוחאי</text:span><text:span text:style-name="T27">)</text:span> דלא<text:span text:style-name="T1"> </text:span>ליענשיה<text:span text:style-name="T1"> </text:span>- אפילו<text:span text:style-name="T1"> </text:span>הכי<text:span text:style-name="T1"> </text:span>ענשיה<text:span text:style-name="T1"> </text:span><text:span text:style-name="T27">(</text:span><text:span text:style-name="T63">כדאמרינן</text:span><text:span text:style-name="T67"> </text:span><text:span text:style-name="T63">לקמן, דאמר</text:span><text:span text:style-name="T67"> </text:span><text:span text:style-name="T63">ליה</text:span><text:span text:style-name="T67"> </text:span><text:span text:style-name="T63">'אל</text:span><text:span text:style-name="T67"> </text:span><text:span text:style-name="T63">יחזור</text:span><text:span text:style-name="T67"> </text:span><text:span text:style-name="T63">הבן</text:span><text:span text:style-name="T67"> </text:span><text:span text:style-name="T63">כו'</text:span><text:span text:style-name="T27">)</text:span>: כשהיו<text:span text:style-name="T1"> </text:span>מהלכין<text:span text:style-name="T1"> </text:span>בדרך<text:span text:style-name="T1"> </text:span>נשאלה<text:span text:style-name="T1"> </text:span>שאלה<text:span text:style-name="T1"> </text:span>זו<text:span text:style-name="T1"> </text:span>בפניהם: מנין<text:span text:style-name="T1"> </text:span>לדם<text:span text:style-name="T1"> </text:span>השרץ<text:span text:style-name="T1"> </text:span>שהוא<text:span text:style-name="T1"> </text:span>טמא?</text:p>
      <text:p text:style-name="P1">עקם<text:span text:style-name="T1"> </text:span>פיו<text:span text:style-name="T1"> </text:span>רבי<text:span text:style-name="T1"> </text:span>אלעזר<text:span text:style-name="T1"> </text:span>בר<text:span text:style-name="T1"> </text:span>רבי<text:span text:style-name="T1"> </text:span>יוסי<text:span text:style-name="T1"> </text:span>ואמר<text:span text:style-name="T1"> </text:span><text:span text:style-name="T27">(</text:span><text:span text:style-name="T63">שלא</text:span><text:span text:style-name="T67"> </text:span><text:span text:style-name="T63">אמר</text:span><text:span text:style-name="T67"> </text:span><text:span text:style-name="T63">קול</text:span><text:span text:style-name="T67"> </text:span><text:span text:style-name="T63">רם</text:span><text:span text:style-name="T67"> </text:span><text:span text:style-name="T63">כמנהגו</text:span><text:span text:style-name="T67"> </text:span><text:span text:style-name="T63">אלא</text:span><text:span text:style-name="T67"> </text:span><text:span text:style-name="T63">עיקם</text:span><text:span text:style-name="T67"> </text:span><text:span text:style-name="T63">פיו</text:span><text:span text:style-name="T67"> </text:span><text:span text:style-name="T63">מכמות</text:span><text:span text:style-name="T67"> </text:span><text:span text:style-name="T63">שהיה</text:span><text:span text:style-name="T67"> </text:span><text:span text:style-name="T63">רגיל</text:span><text:span text:style-name="T67"> </text:span><text:span text:style-name="T63">לדבר</text:span><text:span text:style-name="T67"> </text:span><text:span text:style-name="T63">ואמר</text:span><text:span text:style-name="T67"> </text:span><text:span text:style-name="T63">בלחישה</text:span><text:span text:style-name="T67"> </text:span><text:span text:style-name="T63">שלא</text:span><text:span text:style-name="T67"> </text:span><text:span text:style-name="T63">ירגיש</text:span><text:span text:style-name="T67"> </text:span><text:span text:style-name="T63">רבי</text:span><text:span text:style-name="T67"> </text:span><text:span text:style-name="T63">שמעון</text:span><text:span text:style-name="T67"> </text:span><text:span text:style-name="T63">בן</text:span><text:span text:style-name="T67"> </text:span><text:span text:style-name="T63">יוחאי, שיהא</text:span><text:span text:style-name="T67"> </text:span><text:span text:style-name="T63">כמורה</text:span><text:span text:style-name="T67"> </text:span><text:span text:style-name="T63">הלכה</text:span><text:span text:style-name="T67"> </text:span><text:span text:style-name="T63">לפניו</text:span><text:span text:style-name="T27">)</text:span>: <text:span text:style-name="T64">(ויקרא</text:span><text:span text:style-name="T68"> </text:span><text:span text:style-name="T64">יא,כט)</text:span><text:span text:style-name="T32"> וזה</text:span><text:span text:style-name="T1"> </text:span><text:span text:style-name="T32">לכם</text:span><text:span text:style-name="T1"> </text:span><text:span text:style-name="T32">הטמא</text:span><text:span text:style-name="T1"> </text:span><text:span text:style-name="T33">[בשרץ</text:span><text:span text:style-name="T2"> </text:span><text:span text:style-name="T33">השרץ</text:span><text:span text:style-name="T2"> </text:span><text:span text:style-name="T33">על</text:span><text:span text:style-name="T2"> </text:span><text:span text:style-name="T33">הארץ</text:span><text:span text:style-name="T2"> </text:span><text:span text:style-name="T33">החלד</text:span><text:span text:style-name="T2"> </text:span><text:span text:style-name="T33">והעכבר</text:span><text:span text:style-name="T2"> </text:span><text:span text:style-name="T33">והצב</text:span><text:span text:style-name="T2"> </text:span><text:span text:style-name="T33">למינהו]</text:span>; <text:span text:style-name="T27">(</text:span><text:span text:style-name="T63">ו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כן</text:span><text:span text:style-name="T67"> </text:span><text:span text:style-name="T63">הרגיש</text:span><text:span text:style-name="T67"> </text:span><text:span text:style-name="T63">בו</text:span><text:span text:style-name="T67"> </text:span><text:span text:style-name="T63">רבי</text:span><text:span text:style-name="T67"> </text:span><text:span text:style-name="T63">שמעון</text:span><text:span text:style-name="T67"> </text:span><text:span text:style-name="T63">בן</text:span><text:span text:style-name="T67"> </text:span><text:span text:style-name="T63">יוחאי, ו</text:span><text:span text:style-name="T27">)</text:span>אמר<text:span text:style-name="T1"> </text:span>ליה<text:span text:style-name="T1"> </text:span>רבי<text:span text:style-name="T1"> </text:span>שמעון: מעקימת<text:span text:style-name="T1"> </text:span>שפתיך<text:span text:style-name="T1"> </text:span>אתה<text:span text:style-name="T1"> </text:span>ניכר<text:span text:style-name="T1"> </text:span>שתלמיד<text:span text:style-name="T1"> </text:span>חכם<text:span text:style-name="T1"> </text:span>אתה<text:span text:style-name="T1"> </text:span><text:span text:style-name="T27">(</text:span><text:span text:style-name="T63">ראיתי</text:span><text:span text:style-name="T67"> </text:span><text:span text:style-name="T63">שהשבת</text:span><text:span text:style-name="T67"> </text:span><text:span text:style-name="T63">תשובה</text:span><text:span text:style-name="T67"> </text:span><text:span text:style-name="T63">וניכר</text:span><text:span text:style-name="T67"> </text:span><text:span text:style-name="T63">שחכם</text:span><text:span text:style-name="T67"> </text:span><text:span text:style-name="T63">אתה</text:span><text:span text:style-name="T67"> </text:span><text:span text:style-name="T63">שידעת</text:span><text:span text:style-name="T67"> </text:span><text:span text:style-name="T63">להשיב</text:span><text:span text:style-name="T27">)</text:span>! <text:span text:style-name="T27">(</text:span><text:span text:style-name="T63">אבל</text:span><text:span text:style-name="T67"> </text:span><text:span text:style-name="T63">הואיל</text:span><text:span text:style-name="T67"> </text:span><text:span text:style-name="T63">והורית</text:span><text:span text:style-name="T67"> </text:span><text:span text:style-name="T63">לפני</text:span><text:span text:style-name="T27">)</text:span> אל<text:span text:style-name="T1"> </text:span>יחזור<text:span text:style-name="T1"> </text:span>הבן<text:span text:style-name="T1"> </text:span>אצל<text:span text:style-name="T1"> </text:span>אביו<text:span text:style-name="T1"> </text:span><text:span text:style-name="T27">(</text:span><text:span text:style-name="T63">דענשו; ואידך</text:span><text:span text:style-name="T67"> </text:span><text:span text:style-name="T63">מפרש</text:span><text:span text:style-name="T67"> </text:span><text:span text:style-name="T63">באגדתא</text:span><text:span text:style-name="T67"> </text:span><text:span text:style-name="T63">היכי</text:span><text:span text:style-name="T67"> </text:span><text:span text:style-name="T63">הוה</text:span><text:span text:style-name="T67"> </text:span><text:span text:style-name="T63">עובדא</text:span><text:span text:style-name="T67"> </text:span><text:span text:style-name="T63">דנטה</text:span><text:span text:style-name="T67"> </text:span><text:span text:style-name="T63">נפשו</text:span><text:span text:style-name="T67"> </text:span><text:span text:style-name="T63">למות, עד</text:span><text:span text:style-name="T67"> </text:span><text:span text:style-name="T63">שנזכר</text:span><text:span text:style-name="T67"> </text:span><text:span text:style-name="T63">רבי</text:span><text:span text:style-name="T67"> </text:span><text:span text:style-name="T63">שמעון</text:span><text:span text:style-name="T67"> </text:span><text:span text:style-name="T63">בן</text:span><text:span text:style-name="T67"> </text:span><text:span text:style-name="T63">יוחאי</text:span><text:span text:style-name="T67"> </text:span><text:span text:style-name="T63">שאמר</text:span><text:span text:style-name="T67"> </text:span><text:span text:style-name="T63">לאביו</text:span><text:span text:style-name="T67"> </text:span><text:span text:style-name="T63">שיהא</text:span><text:span text:style-name="T67"> </text:span><text:span text:style-name="T63">מחזירו</text:span><text:span text:style-name="T67"> </text:span><text:span text:style-name="T63">לשלום, ובקש</text:span><text:span text:style-name="T67"> </text:span><text:span text:style-name="T63">עליו</text:span><text:span text:style-name="T67"> </text:span><text:span text:style-name="T63">רחמים; והיאך</text:span><text:span text:style-name="T67"> </text:span><text:span text:style-name="T63">נתרפא</text:span><text:span text:style-name="T67"> </text:span><text:span text:style-name="T63">מפרש</text:span><text:span text:style-name="T67"> </text:span><text:span text:style-name="T63">התם</text:span><text:span text:style-name="T27">)</text:span>!</text:p>
      <text:p text:style-name="P1">יצא<text:span text:style-name="T1"> </text:span>לקראתו<text:span text:style-name="T1"> </text:span>בן<text:span text:style-name="T1"> </text:span>תמליון<text:span text:style-name="T1"> </text:span><text:span text:style-name="T27">(</text:span><text:span text:style-name="T63">שד</text:span><text:span text:style-name="T67"> </text:span><text:span text:style-name="T63">שקורין</text:span><text:span text:style-name="T67"> </text:span><text:span text:style-name="T63">נוטיו"ן</text:span><text:span text:style-name="T27">)</text:span>: רצונכם<text:span text:style-name="T1"> </text:span>אבוא<text:span text:style-name="T1"> </text:span>עמכם?</text:p>
      <text:p text:style-name="P1">בכה<text:span text:style-name="T1"> </text:span>רבי<text:span text:style-name="T1"> </text:span>שמעון<text:span text:style-name="T1"> </text:span>ואמר: מה<text:span text:style-name="T1"> </text:span>שפחה<text:span text:style-name="T1"> </text:span>של<text:span text:style-name="T1"> </text:span>בית<text:span text:style-name="T1"> </text:span>אבא, נזדמן<text:span text:style-name="T1"> </text:span>לה<text:span text:style-name="T1"> </text:span>מלאך<text:span text:style-name="T1"> </text:span>שלש<text:span text:style-name="T1"> </text:span>פעמים<text:span text:style-name="T1"> </text:span><text:span text:style-name="T27">(</text:span><text:span text:style-name="T63">הגר</text:span><text:span text:style-name="T67"> </text:span><text:span text:style-name="T63">נזדמנו</text:span><text:span text:style-name="T67"> </text:span><text:span text:style-name="T63">לה</text:span><text:span text:style-name="T67"> </text:span><text:span text:style-name="T63">שלשה</text:span><text:span text:style-name="T67"> </text:span><text:span text:style-name="T63">מלאכים</text:span><text:span text:style-name="T67"> </text:span><text:span text:style-name="T63">דשלש</text:span><text:span text:style-name="T67"> </text:span><text:span text:style-name="T63">פעמים</text:span><text:span text:style-name="T67"> </text:span><text:span text:style-name="T63">כתיב</text:span><text:span text:style-name="T67"> </text:span><text:span text:style-name="T63">מלאך</text:span><text:span text:style-name="T67"> </text:span><text:span text:style-name="T63">בפרשה</text:span><text:span text:style-name="T67"> </text:span><text:span text:style-name="T63">(בראשית</text:span><text:span text:style-name="T67"> </text:span><text:span text:style-name="T63">טז)</text:span><text:span text:style-name="T27">)</text:span>, ואני<text:span text:style-name="T1"> </text:span>לא<text:span text:style-name="T1"> </text:span>פעם<text:span text:style-name="T1"> </text:span>אחת<text:span text:style-name="T1"> </text:span>- יבא<text:span text:style-name="T1"> </text:span>הנס<text:span text:style-name="T1"> </text:span>מכל<text:span text:style-name="T1"> </text:span>מקום!</text:p>
      <text:p text:style-name="P1"><text:soft-page-break/>קדים<text:span text:style-name="T1"> </text:span>הוא, על<text:span text:style-name="T1"> </text:span>בברתיה<text:span text:style-name="T1"> </text:span>דקיסר<text:span text:style-name="T1"> </text:span><text:span text:style-name="T27">(</text:span><text:span text:style-name="T63">ונשתגעה, והיתה</text:span><text:span text:style-name="T67"> </text:span><text:span text:style-name="T63">צועקת</text:span><text:span text:style-name="T67"> </text:span><text:span text:style-name="T63">ואומרת</text:span><text:span text:style-name="T67"> </text:span><text:span text:style-name="T63">"הביאו</text:span><text:span text:style-name="T67"> </text:span><text:span text:style-name="T63">לי</text:span><text:span text:style-name="T67"> </text:span><text:span text:style-name="T63">את</text:span><text:span text:style-name="T67"> </text:span><text:span text:style-name="T63">רבי</text:span><text:span text:style-name="T67"> </text:span><text:span text:style-name="T63">שמעון</text:span><text:span text:style-name="T67"> </text:span><text:span text:style-name="T63">בן</text:span><text:span text:style-name="T67"> </text:span><text:span text:style-name="T63">יוחאי" בכל</text:span><text:span text:style-name="T67"> </text:span><text:span text:style-name="T63">שעה; ואידך</text:span><text:span text:style-name="T67"> </text:span><text:span text:style-name="T63">כולה</text:span><text:span text:style-name="T67"> </text:span><text:span text:style-name="T63">מפרש</text:span><text:span text:style-name="T67"> </text:span><text:span text:style-name="T63">התם</text:span><text:span text:style-name="T27">)</text:span>; כי<text:span text:style-name="T1"> </text:span>מטא<text:span text:style-name="T1"> </text:span>התם<text:span text:style-name="T1"> – </text:span>אמר: "בן<text:span text:style-name="T1"> </text:span>תמליון<text:span text:style-name="T1"> </text:span>- צא! בן<text:span text:style-name="T1"> </text:span>תמליון<text:span text:style-name="T1"> – </text:span>צא!" וכיון<text:span text:style-name="T1"> </text:span>דקרו<text:span text:style-name="T1"> </text:span>ליה<text:span text:style-name="T1"> – </text:span>נפק, אזל.</text:p>
      <text:p text:style-name="P1">אמר<text:span text:style-name="T1"> </text:span>להון: שאילו<text:span text:style-name="T1"> </text:span>כל<text:span text:style-name="T1"> </text:span>מה<text:span text:style-name="T1"> </text:span>דאית<text:span text:style-name="T1"> </text:span>לכון<text:span text:style-name="T1"> </text:span>למישאל, ועיילינהו<text:span text:style-name="T1"> </text:span>לגנזיה<text:span text:style-name="T1"> </text:span>לשקול<text:span text:style-name="T1"> </text:span>כל<text:span text:style-name="T1"> </text:span>דבעו! אשכחו<text:span text:style-name="T1"> </text:span>ההוא<text:span text:style-name="T1"> </text:span>איגרא<text:span text:style-name="T1"> </text:span><text:span text:style-name="T27">(</text:span><text:span text:style-name="T63">דכתיבי</text:span><text:span text:style-name="T67"> </text:span><text:span text:style-name="T63">בה</text:span><text:span text:style-name="T67"> </text:span><text:span text:style-name="T63">הלין</text:span><text:span text:style-name="T67"> </text:span><text:span text:style-name="T63">גזירות</text:span><text:span text:style-name="T67"> </text:span><text:span text:style-name="T63">דאמרן</text:span><text:span text:style-name="T67"> </text:span><text:span text:style-name="T63">לעיל</text:span><text:span text:style-name="T27">)</text:span>, שקלוה<text:span text:style-name="T1"> </text:span>וקרעוה; והיינו<text:span text:style-name="T1"> </text:span>דאמר<text:span text:style-name="T1"> </text:span>רבי<text:span text:style-name="T1"> </text:span>אלעזר<text:span text:style-name="T1"> </text:span>בר<text:span text:style-name="T1"> </text:span>רבי<text:span text:style-name="T1"> </text:span>יוסי: אני<text:span text:style-name="T1"> </text:span>ראיתיה<text:span text:style-name="T1"> </text:span><text:span text:style-name="T27">(</text:span><text:span text:style-name="T63">בפרוכת</text:span><text:span text:style-name="T67"> </text:span><text:span text:style-name="T63">קמיירי: שראה</text:span><text:span text:style-name="T67"> </text:span><text:span text:style-name="T63">אותה</text:span><text:span text:style-name="T67"> </text:span><text:span text:style-name="T63">בבית</text:span><text:span text:style-name="T67"> </text:span><text:span text:style-name="T63">הקיסר</text:span><text:span text:style-name="T27">)</text:span> בעיר<text:span text:style-name="T1"> </text:span>רומי<text:span text:style-name="T1"> </text:span>והוו<text:span text:style-name="T1"> </text:span>עליה<text:span text:style-name="T1"> </text:span>כמה<text:span text:style-name="T1"> </text:span>טיפי<text:span text:style-name="T1"> </text:span>דמים<text:span text:style-name="T1"> </text:span><text:span text:style-name="T27">(</text:span><text:span text:style-name="T63">מפר</text:span><text:span text:style-name="T67"> </text:span><text:span text:style-name="T63">ושעיר</text:span><text:span text:style-name="T67"> </text:span><text:span text:style-name="T63">של</text:span><text:span text:style-name="T67"> </text:span><text:span text:style-name="T63">יום</text:span><text:span text:style-name="T67"> </text:span><text:span text:style-name="T63">הכפורים, שהוזה</text:span><text:span text:style-name="T67"> </text:span><text:span text:style-name="T63">עליה</text:span><text:span text:style-name="T67"> </text:span><text:span text:style-name="T63">כמצליף: שלא</text:span><text:span text:style-name="T67"> </text:span><text:span text:style-name="T63">היו</text:span><text:span text:style-name="T67"> </text:span><text:span text:style-name="T63">הטיפין</text:span><text:span text:style-name="T67"> </text:span><text:span text:style-name="T63">זו</text:span><text:span text:style-name="T67"> </text:span><text:span text:style-name="T63">בצד</text:span><text:span text:style-name="T67"> </text:span><text:span text:style-name="T63">זו</text:span><text:span text:style-name="T27">)</text:span>.</text:p>
      <text:p text:style-name="P1"/>
      <text:p text:style-name="P1"/>
      <text:p text:style-name="P1">משנה:</text:p>
      <text:p text:style-name="P1">הפיגול<text:span text:style-name="T1"> </text:span>והנותר<text:span text:style-name="T1"> </text:span>אין<text:span text:style-name="T1"> </text:span>מצטרפין<text:span text:style-name="T1"> </text:span>מפני<text:span text:style-name="T1"> </text:span>שהן<text:span text:style-name="T1"> </text:span>שני<text:span text:style-name="T1"> </text:span>שמות; השרץ<text:span text:style-name="T1"> </text:span>והנבלה<text:span text:style-name="T1"> </text:span>וכן<text:span text:style-name="T1"> </text:span>הנבלה<text:span text:style-name="T1"> </text:span>ובשר<text:span text:style-name="T1"> </text:span>המת<text:span text:style-name="T1"> </text:span>אין<text:span text:style-name="T1"> </text:span>מצטרפין<text:span text:style-name="T1"> </text:span>זה<text:span text:style-name="T1"> </text:span>עם<text:span text:style-name="T1"> </text:span>זה<text:span text:style-name="T1"> </text:span>לטמא<text:span text:style-name="T1"> </text:span>אפילו<text:span text:style-name="T1"> </text:span>בקל<text:span text:style-name="T1"> </text:span>שבשניהן<text:span text:style-name="T1"> </text:span><text:span text:style-name="T27">(</text:span><text:span text:style-name="T63">כלומר: דפחות</text:span><text:span text:style-name="T67"> </text:span><text:span text:style-name="T63">מכעדשה</text:span><text:span text:style-name="T67"> </text:span><text:span text:style-name="T63">דשרץ</text:span><text:span text:style-name="T67"> </text:span><text:span text:style-name="T63">אינו</text:span><text:span text:style-name="T67"> </text:span><text:span text:style-name="T63">מצטרף</text:span><text:span text:style-name="T67"> </text:span><text:span text:style-name="T63">להשלים</text:span><text:span text:style-name="T67"> </text:span><text:span text:style-name="T63">לכזית</text:span><text:span text:style-name="T67"> </text:span><text:span text:style-name="T63">נבלה, דהוא</text:span><text:span text:style-name="T67"> </text:span><text:span text:style-name="T63">קל, וכל</text:span><text:span text:style-name="T67"> </text:span><text:span text:style-name="T63">שכן</text:span><text:span text:style-name="T67"> </text:span><text:span text:style-name="T63">דנבילה</text:span><text:span text:style-name="T67"> </text:span><text:span text:style-name="T63">אינה</text:span><text:span text:style-name="T67"> </text:span><text:span text:style-name="T63">מצטרפת</text:span><text:span text:style-name="T67"> </text:span><text:span text:style-name="T63">לפחות</text:span><text:span text:style-name="T67"> </text:span><text:span text:style-name="T63">מכעדשה, דשרץ</text:span><text:span text:style-name="T67"> </text:span><text:span text:style-name="T63">דהיינו</text:span><text:span text:style-name="T67"> </text:span><text:span text:style-name="T63">שיעור</text:span><text:span text:style-name="T67"> </text:span><text:span text:style-name="T63">חמור; וכן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של</text:span><text:span text:style-name="T67"> </text:span><text:span text:style-name="T63">מת</text:span><text:span text:style-name="T67"> </text:span><text:span text:style-name="T63">אינו</text:span><text:span text:style-name="T67"> </text:span><text:span text:style-name="T63">מצטרף</text:span><text:span text:style-name="T67"> </text:span><text:span text:style-name="T63">לחצי</text:span><text:span text:style-name="T67"> </text:span><text:span text:style-name="T63">זית</text:span><text:span text:style-name="T67"> </text:span><text:span text:style-name="T63">של</text:span><text:span text:style-name="T67"> </text:span><text:span text:style-name="T63">נבלה</text:span><text:span text:style-name="T67"> </text:span><text:span text:style-name="T63">אפילו</text:span><text:span text:style-name="T67"> </text:span><text:span text:style-name="T63">לטמא</text:span><text:span text:style-name="T67"> </text:span><text:span text:style-name="T63">טומאת</text:span><text:span text:style-name="T67"> </text:span><text:span text:style-name="T63">ערב</text:span><text:span text:style-name="T27">)</text:span>.<text:span text:style-name="T63"> </text:span></text:p>
      <text:p text:style-name="P1"/>
      <text:p text:style-name="P1">גמרא:</text:p>
      <text:p text:style-name="P1">אמר<text:span text:style-name="T1"> </text:span>רב<text:span text:style-name="T1"> </text:span>יהודה<text:span text:style-name="T1"> </text:span>אמר<text:span text:style-name="T1"> </text:span>שמואל: לא<text:span text:style-name="T1"> </text:span>שנו<text:span text:style-name="T1"> </text:span><text:span text:style-name="T27">(</text:span><text:span text:style-name="T63">דפיגול</text:span><text:span text:style-name="T67"> </text:span><text:span text:style-name="T63">ונותר</text:span><text:span text:style-name="T67"> </text:span><text:span text:style-name="T63">אינן</text:span><text:span text:style-name="T67"> </text:span><text:span text:style-name="T63">מצטרפין</text:span><text:span text:style-name="T27">)</text:span> אלא<text:span text:style-name="T1"> </text:span>לטומאת<text:span text:style-name="T1"> </text:span>הידים, דמדרבנן<text:span text:style-name="T1"> </text:span>היא<text:span text:style-name="T1"> </text:span><text:span text:style-name="T27">(</text:span><text:span text:style-name="T63">כדאמרינן</text:span><text:span text:style-name="T67"> </text:span><text:span text:style-name="T63">במסכת</text:span><text:span text:style-name="T67"> </text:span><text:span text:style-name="T63">פסחים</text:span><text:span text:style-name="T67"> </text:span><text:span text:style-name="T64">(דף</text:span><text:span text:style-name="T68"> </text:span><text:span text:style-name="T64">קכ:)</text:span><text:span text:style-name="T63"> שגזרו</text:span><text:span text:style-name="T67"> </text:span><text:span text:style-name="T63">בנותר</text:span><text:span text:style-name="T67"> </text:span><text:span text:style-name="T63">ופגול</text:span><text:span text:style-name="T67"> </text:span><text:span text:style-name="T63">שיהו</text:span><text:span text:style-name="T67"> </text:span><text:span text:style-name="T63">מטמאין</text:span><text:span text:style-name="T67"> </text:span><text:span text:style-name="T63">את</text:span><text:span text:style-name="T67"> </text:span><text:span text:style-name="T63">הידים</text:span><text:span text:style-name="T67"> </text:span><text:span text:style-name="T63">משום</text:span><text:span text:style-name="T67"> </text:span><text:span text:style-name="T63">חשדי</text:span><text:span text:style-name="T67"> </text:span><text:span text:style-name="T63">כהונה, או</text:span><text:span text:style-name="T67"> </text:span><text:span text:style-name="T63">משום</text:span><text:span text:style-name="T67"> </text:span><text:span text:style-name="T63">עצלי</text:span><text:span text:style-name="T67"> </text:span><text:span text:style-name="T63">כהונה; וכיון</text:span><text:span text:style-name="T67"> </text:span><text:span text:style-name="T63">דגזרה</text:span><text:span text:style-name="T67"> </text:span><text:span text:style-name="T63">דרבנן</text:span><text:span text:style-name="T67"> </text:span><text:span text:style-name="T63">היא</text:span><text:span text:style-name="T67"> </text:span><text:span text:style-name="T63">- אינן</text:span><text:span text:style-name="T67"> </text:span><text:span text:style-name="T63">מצטרפין</text:span><text:span text:style-name="T67"> </text:span><text:span text:style-name="T63">לטומאת</text:span><text:span text:style-name="T67"> </text:span><text:span text:style-name="T63">ידים, דלא</text:span><text:span text:style-name="T67"> </text:span><text:span text:style-name="T63">עבדינן</text:span><text:span text:style-name="T67"> </text:span><text:span text:style-name="T63">תקנתא</text:span><text:span text:style-name="T67"> </text:span><text:span text:style-name="T63">לתקנתא: דכיון</text:span><text:span text:style-name="T67"> </text:span><text:span text:style-name="T63">דמדרבנן</text:span><text:span text:style-name="T67"> </text:span><text:span text:style-name="T63">היא</text:span><text:span text:style-name="T67"> </text:span><text:span text:style-name="T63">הא</text:span><text:span text:style-name="T67"> </text:span><text:span text:style-name="T63">גזרה</text:span><text:span text:style-name="T67"> </text:span><text:span text:style-name="T63">דפיגול</text:span><text:span text:style-name="T67"> </text:span><text:span text:style-name="T63">ונותר, אי</text:span><text:span text:style-name="T67"> </text:span><text:span text:style-name="T63">אמרת</text:span><text:span text:style-name="T67"> </text:span><text:span text:style-name="T63">דמצטרפין</text:span><text:span text:style-name="T67"> </text:span><text:span text:style-name="T63">- הויא</text:span><text:span text:style-name="T67"> </text:span><text:span text:style-name="T63">גזרה</text:span><text:span text:style-name="T67"> </text:span><text:span text:style-name="T63">לגזרה</text:span><text:span text:style-name="T27">)</text:span>; אבל<text:span text:style-name="T1"> </text:span>לענין<text:span text:style-name="T1"> </text:span>אכילה<text:span text:style-name="T1"> </text:span><text:span text:style-name="T27">(</text:span><text:span text:style-name="T63">דפיגול</text:span><text:span text:style-name="T67"> </text:span><text:span text:style-name="T63">ונותר</text:span><text:span text:style-name="T27">)</text:span> – מצטרפין<text:span text:style-name="T1"> </text:span><text:span text:style-name="T27">(</text:span><text:span text:style-name="T63">דאי</text:span><text:span text:style-name="T67"> </text:span><text:span text:style-name="T63">איכא</text:span><text:span text:style-name="T67"> </text:span><text:span text:style-name="T63">פחות</text:span><text:span text:style-name="T67"> </text:span><text:span text:style-name="T63">מכזית</text:span><text:span text:style-name="T67"> </text:span><text:span text:style-name="T63">פיגול, ונותר</text:span><text:span text:style-name="T67"> </text:span><text:span text:style-name="T63">משלימו</text:span><text:span text:style-name="T67"> </text:span><text:span text:style-name="T63">לכזית</text:span><text:span text:style-name="T67"> </text:span><text:span text:style-name="T63">ואכלו</text:span><text:span text:style-name="T67"> </text:span><text:span text:style-name="T63">- חייבין</text:span><text:span text:style-name="T67"> </text:span><text:span text:style-name="T63">עליו</text:span><text:span text:style-name="T67"> </text:span><text:span text:style-name="T63">משום</text:span><text:span text:style-name="T67"> </text:span><text:span text:style-name="T63">פיגול; וכן</text:span><text:span text:style-name="T67"> </text:span><text:span text:style-name="T63">אי</text:span><text:span text:style-name="T67"> </text:span><text:span text:style-name="T63">הוי</text:span><text:span text:style-name="T67"> </text:span><text:span text:style-name="T63">רוב</text:span><text:span text:style-name="T67"> </text:span><text:span text:style-name="T63">דנותר, ופיגול</text:span><text:span text:style-name="T67"> </text:span><text:span text:style-name="T63">משלימו</text:span><text:span text:style-name="T67"> </text:span><text:span text:style-name="T63">לכזית</text:span><text:span text:style-name="T67"> </text:span><text:span text:style-name="T63">ואכלו</text:span><text:span text:style-name="T67"> </text:span><text:span text:style-name="T63">- חייב</text:span><text:span text:style-name="T67"> </text:span><text:span text:style-name="T63">עליו</text:span><text:span text:style-name="T67"> </text:span><text:span text:style-name="T63">משום</text:span><text:span text:style-name="T67"> </text:span><text:span text:style-name="T63">נותר; ואמר</text:span><text:span text:style-name="T67"> </text:span><text:span text:style-name="T63">לי</text:span><text:span text:style-name="T67"> </text:span><text:span text:style-name="T63">רבי: דאי</text:span><text:span text:style-name="T67"> </text:span><text:span text:style-name="T63">הוי</text:span><text:span text:style-name="T67"> </text:span><text:span text:style-name="T63">חצי</text:span><text:span text:style-name="T67"> </text:span><text:span text:style-name="T63">זית</text:span><text:span text:style-name="T67"> </text:span><text:span text:style-name="T63">מזה</text:span><text:span text:style-name="T67"> </text:span><text:span text:style-name="T63">וחצי</text:span><text:span text:style-name="T67"> </text:span><text:span text:style-name="T63">זית</text:span><text:span text:style-name="T67"> </text:span><text:span text:style-name="T63">מזה</text:span><text:span text:style-name="T67"> </text:span><text:span text:style-name="T63">- 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</text:span><text:span text:style-name="T67"> </text:span><text:span text:style-name="T63">לחייב</text:span><text:span text:style-name="T67"> </text:span><text:span text:style-name="T63">עליו</text:span><text:span text:style-name="T67"> </text:span><text:span text:style-name="T63">משום</text:span><text:span text:style-name="T67"> </text:span><text:span text:style-name="T63">נותר</text:span><text:span text:style-name="T67"> </text:span><text:span text:style-name="T63">ומשום</text:span><text:span text:style-name="T67"> </text:span><text:span text:style-name="T63">פיגול</text:span><text:span text:style-name="T67"> </text:span><text:span text:style-name="T65">[לא</text:span><text:span text:style-name="T69"> </text:span><text:span text:style-name="T65">לחייבו</text:span><text:span text:style-name="T69"> </text:span><text:span text:style-name="T65">שתים, שאם</text:span><text:span text:style-name="T69"> </text:span><text:span text:style-name="T65">כן</text:span><text:span text:style-name="T69"> </text:span><text:span text:style-name="T65">אתה</text:span><text:span text:style-name="T69"> </text:span><text:span text:style-name="T65">מחייבו</text:span><text:span text:style-name="T69"> </text:span><text:span text:style-name="T65">על</text:span><text:span text:style-name="T69"> </text:span><text:span text:style-name="T65">פחות</text:span><text:span text:style-name="T69"> </text:span><text:span text:style-name="T65">מכשיעור! אלא</text:span><text:span text:style-name="T69"> </text:span><text:span text:style-name="T65">לענן</text:span><text:span text:style-name="T69"> </text:span><text:span text:style-name="T65">מלקות,לחייבו</text:span><text:span text:style-name="T69"> </text:span><text:span text:style-name="T65">אם</text:span><text:span text:style-name="T69"> <text:s/></text:span><text:span text:style-name="T65">התרו</text:span><text:span text:style-name="T69"> </text:span><text:span text:style-name="T65">בו, משום</text:span><text:span text:style-name="T69"> </text:span><text:span text:style-name="T65">נותר</text:span><text:span text:style-name="T69"> </text:span><text:span text:style-name="T65">או</text:span><text:span text:style-name="T69"> </text:span><text:span text:style-name="T65">משום</text:span><text:span text:style-name="T69"> </text:span><text:span text:style-name="T65">פיגול]</text:span><text:span text:style-name="T27">)</text:span>, דתניא: '<text:span text:style-name="T105">רבי</text:span><text:span text:style-name="T106"> </text:span><text:span text:style-name="T105">אליעזר</text:span><text:span text:style-name="T106"> </text:span><text:span text:style-name="T105">אומר: </text:span><text:span text:style-name="T138">(שמות</text:span><text:span text:style-name="T139"> </text:span><text:span text:style-name="T138">כט,לד)</text:span><text:span text:style-name="T136"> </text:span><text:span text:style-name="T137">[ואם</text:span><text:span text:style-name="T140"> </text:span><text:span text:style-name="T137">יותר</text:span><text:span text:style-name="T140"> </text:span><text:span text:style-name="T137">מבשר</text:span><text:span text:style-name="T140"> </text:span><text:span text:style-name="T137">המלאים</text:span><text:span text:style-name="T140"> </text:span><text:span text:style-name="T137">ומן</text:span><text:span text:style-name="T140"> </text:span><text:span text:style-name="T137">הלחם</text:span><text:span text:style-name="T140"> </text:span><text:span text:style-name="T137">עד</text:span><text:span text:style-name="T140"> </text:span><text:span text:style-name="T137">הבקר</text:span><text:span text:style-name="T140"> </text:span><text:span text:style-name="T137">ושרפת</text:span><text:span text:style-name="T140"> </text:span><text:span text:style-name="T137">את</text:span><text:span text:style-name="T140"> </text:span><text:span text:style-name="T137">הנותר</text:span><text:span text:style-name="T140"> </text:span><text:span text:style-name="T137">באש] לא</text:span><text:span text:style-name="T140"> </text:span><text:span text:style-name="T137">יאכל</text:span><text:span text:style-name="T140"> </text:span><text:span text:style-name="T137">כי</text:span><text:span text:style-name="T140"> </text:span><text:span text:style-name="T137">קדש</text:span><text:span text:style-name="T140"> </text:span><text:span text:style-name="T137">הוא</text:span><text:span text:style-name="T1"> </text:span><text:span text:style-name="T64">(שמות</text:span><text:span text:style-name="T68"> </text:span><text:span text:style-name="T64">כט,לג)</text:span><text:span text:style-name="T63"> </text:span><text:span text:style-name="T72">[</text:span><text:span text:style-name="T33">ואכלו</text:span><text:span text:style-name="T2"> </text:span><text:span text:style-name="T33">אתם</text:span><text:span text:style-name="T2"> </text:span><text:span text:style-name="T33">אשר</text:span><text:span text:style-name="T2"> </text:span><text:span text:style-name="T33">כפר</text:span><text:span text:style-name="T2"> </text:span><text:span text:style-name="T33">בהם</text:span><text:span text:style-name="T2"> </text:span><text:span text:style-name="T33">למלא</text:span><text:span text:style-name="T2"> </text:span><text:span text:style-name="T33">את</text:span><text:span text:style-name="T2"> </text:span><text:span text:style-name="T33">ידם</text:span><text:span text:style-name="T2"> </text:span><text:span text:style-name="T33">לקדש</text:span><text:span text:style-name="T2"> </text:span><text:span text:style-name="T33">אתם</text:span><text:span text:style-name="T2"> </text:span><text:span text:style-name="T33">וזר]</text:span><text:span text:style-name="T110"> לא</text:span><text:span text:style-name="T106"> </text:span><text:span text:style-name="T110">יאכל</text:span><text:span text:style-name="T106"> </text:span><text:span text:style-name="T110">כי</text:span><text:span text:style-name="T106"> </text:span><text:span text:style-name="T110">קדש</text:span><text:span text:style-name="T106"> </text:span><text:span text:style-name="T110">הם</text:span><text:span text:style-name="T105">: כל</text:span><text:span text:style-name="T106"> </text:span><text:span text:style-name="T105">שבקדש</text:span><text:span text:style-name="T106"> </text:span><text:span text:style-name="T105">פסול</text:span><text:span text:style-name="T106"> </text:span><text:span text:style-name="T27">(</text:span><text:span text:style-name="T72">כי</text:span><text:span text:style-name="T67"> </text:span><text:span text:style-name="T72">קדש</text:span><text:span text:style-name="T67"> </text:span><text:span text:style-name="T101">הם</text:span><text:span text:style-name="T67"> </text:span><text:span text:style-name="T63">משמע</text:span><text:span text:style-name="T67"> </text:span><text:span text:style-name="T63">דשניהן</text:span><text:span text:style-name="T67"> </text:span><text:span text:style-name="T63">מצטרפין</text:span><text:span text:style-name="T67"> </text:span><text:span text:style-name="T63">לאכילה; ומ</text:span><text:span text:style-name="T72">לא</text:span><text:span text:style-name="T67"> </text:span><text:span text:style-name="T72">יאכל</text:span><text:span text:style-name="T67"> </text:span><text:span text:style-name="T63">נפקא</text:span><text:span text:style-name="T67"> </text:span><text:span text:style-name="T63">דכל</text:span><text:span text:style-name="T67"> </text:span><text:span text:style-name="T63">שבקדש</text:span><text:span text:style-name="T67"> </text:span><text:span text:style-name="T63">פסול, כגון</text:span><text:span text:style-name="T67"> </text:span><text:span text:style-name="T63">נותר</text:span><text:span text:style-name="T67"> </text:span><text:span text:style-name="T63">ופגול</text:span><text:span text:style-name="T27">)</text:span><text:span text:style-name="T105"> - בא</text:span><text:span text:style-name="T106"> </text:span><text:span text:style-name="T105">הכתוב</text:span><text:span text:style-name="T106"> </text:span><text:span text:style-name="T105">ליתן</text:span><text:span text:style-name="T106"> </text:span><text:span text:style-name="T105">לא</text:span><text:span text:style-name="T106"> </text:span><text:span text:style-name="T105">תעשה</text:span><text:span text:style-name="T106"> </text:span><text:span text:style-name="T105">על</text:span><text:span text:style-name="T106"> </text:span><text:span text:style-name="T105">אכילתו</text:span>'.<text:span text:style-name="T63"> <text:s/></text:span></text:p>
      <text:p text:style-name="P1"/>
      <text:p text:style-name="P1"/>
      <text:p text:style-name="P1">משנה:</text:p>
      <text:p text:style-name="P1">האוכל<text:span text:style-name="T1"> </text:span>שנטמא<text:span text:style-name="T1"> </text:span>באב<text:span text:style-name="T1"> </text:span>הטומאה<text:span text:style-name="T1"> </text:span><text:span text:style-name="T27">(</text:span><text:span text:style-name="T63">דהוא</text:span><text:span text:style-name="T67"> </text:span><text:span text:style-name="T63">ולד</text:span><text:span text:style-name="T67"> </text:span><text:span text:style-name="T63">ראשון</text:span><text:span text:style-name="T27">)</text:span> ושנטמא<text:span text:style-name="T1"> </text:span><text:span text:style-name="T27">(</text:span><text:span text:style-name="T63">והאוכל</text:span><text:span text:style-name="T67"> </text:span><text:span text:style-name="T63">שנטמא</text:span><text:span text:style-name="T27">)</text:span> בולד<text:span text:style-name="T1"> </text:span>הטומאה<text:span text:style-name="T1"> </text:span><text:span text:style-name="T27">(</text:span><text:span text:style-name="T63">דהוא</text:span><text:span text:style-name="T67"> </text:span><text:span text:style-name="T63">שני</text:span><text:span text:style-name="T27">)</text:span> - מצטרפין<text:span text:style-name="T1"> </text:span>זה<text:span text:style-name="T1"> </text:span>עם<text:span text:style-name="T1"> </text:span>זה<text:span text:style-name="T1"> </text:span>לטמא<text:span text:style-name="T1"> </text:span>בקל<text:span text:style-name="T1"> </text:span>שבשניהם<text:span text:style-name="T1"> </text:span><text:span text:style-name="T27">(</text:span><text:span text:style-name="T63">דהיינו</text:span><text:span text:style-name="T67"> </text:span><text:span text:style-name="T63">שֵׁנִי, ומצטרפין</text:span><text:span text:style-name="T67"> </text:span><text:span text:style-name="T63">יחד</text:span><text:span text:style-name="T67"> </text:span><text:span text:style-name="T63">לעשות</text:span><text:span text:style-name="T67"> </text:span><text:span text:style-name="T63">שלישי</text:span><text:span text:style-name="T67"> </text:span><text:span text:style-name="T63">כדרך</text:span><text:span text:style-name="T67"> </text:span><text:span text:style-name="T63">שהשני</text:span><text:span text:style-name="T67"> </text:span><text:span text:style-name="T63">עושה, דהוא</text:span><text:span text:style-name="T67"> </text:span><text:span text:style-name="T63">'קל</text:span><text:span text:style-name="T67"> </text:span><text:span text:style-name="T63">שבשניהן'; אבל</text:span><text:span text:style-name="T67"> </text:span><text:span text:style-name="T63">לא</text:span><text:span text:style-name="T67"> </text:span><text:span text:style-name="T63">מצטרפין</text:span><text:span text:style-name="T67"> </text:span><text:span text:style-name="T63">להכי</text:span><text:span text:style-name="T67"> </text:span><text:span text:style-name="T63">שיעשו</text:span><text:span text:style-name="T67"> </text:span><text:span text:style-name="T63">שני</text:span><text:span text:style-name="T67"> </text:span><text:span text:style-name="T63">כמו</text:span><text:span text:style-name="T67"> </text:span><text:span text:style-name="T63">ראשון</text:span><text:span text:style-name="T67"> </text:span><text:span text:style-name="T63">שעושה</text:span><text:span text:style-name="T67"> </text:span><text:span text:style-name="T63">שני, דאם</text:span><text:span text:style-name="T67"> </text:span><text:span text:style-name="T63">כן</text:span><text:span text:style-name="T67"> </text:span><text:span text:style-name="T63">היינו</text:span><text:span text:style-name="T67"> </text:span><text:span text:style-name="T63">'חמור</text:span><text:span text:style-name="T67"> </text:span><text:span text:style-name="T63">שבשניהן'</text:span><text:span text:style-name="T27">)</text:span>;</text:p>
      <text:p text:style-name="P1">כל<text:span text:style-name="T1"> </text:span>האוכלים<text:span text:style-name="T1"> </text:span>מצטרפין<text:span text:style-name="T1"> </text:span>זה<text:span text:style-name="T1"> </text:span>עם<text:span text:style-name="T1"> </text:span>זה<text:span text:style-name="T1"> </text:span>לפסול<text:span text:style-name="T1"> </text:span>הגוייה<text:span text:style-name="T1"> </text:span>כבחצי<text:span text:style-name="T1"> </text:span>פרס, כבמזון<text:span text:style-name="T1"> </text:span>שתי<text:span text:style-name="T1"> </text:span>סעודות<text:span text:style-name="T1"> </text:span>לעירוב; </text:p>
      <text:p text:style-name="P1">וכביצה<text:span text:style-name="T1"> </text:span>לטמא<text:span text:style-name="T1"> </text:span>טומאת<text:span text:style-name="T1"> </text:span>אוכלין; </text:p>
      <text:p text:style-name="P1">וכגרוגרת<text:span text:style-name="T1"> </text:span>להוצאת<text:span text:style-name="T1"> </text:span>שבת; </text:p>
      <text:p text:style-name="P1">וככותבת<text:span text:style-name="T1"> </text:span>ביום<text:span text:style-name="T1"> </text:span>הכפורים;</text:p>
      <text:p text:style-name="P1">כל<text:span text:style-name="T1"> </text:span>המשקין<text:span text:style-name="T1"> </text:span>מצטרפין<text:span text:style-name="T1"> </text:span>זו<text:span text:style-name="T1"> </text:span>עם<text:span text:style-name="T1"> </text:span>זו<text:span text:style-name="T1"> </text:span>לפסול<text:span text:style-name="T1"> </text:span>את<text:span text:style-name="T1"> </text:span>הגוייה<text:span text:style-name="T1"> </text:span>ברביעית, וכמלא<text:span text:style-name="T1"> </text:span>לוגמא<text:span text:style-name="T1"> </text:span>ביום<text:span text:style-name="T1"> </text:span>הכפורים.</text:p>
      <text:p text:style-name="P1"/>
      <text:p text:style-name="P1">גמרא:</text:p>
      <text:p text:style-name="P1">תניא: רבי<text:span text:style-name="T1"> </text:span>שמעון<text:span text:style-name="T1"> </text:span>אומר: מה<text:span text:style-name="T1"> </text:span>טעם<text:span text:style-name="T1"> </text:span><text:span text:style-name="T27">(</text:span><text:span text:style-name="T63">מה</text:span><text:span text:style-name="T67"> </text:span><text:span text:style-name="T63">טעם</text:span><text:span text:style-name="T67"> </text:span><text:span text:style-name="T63">מצטרפין</text:span><text:span text:style-name="T67"> </text:span><text:span text:style-name="T63">ולד</text:span><text:span text:style-name="T67"> </text:span><text:span text:style-name="T63">ראשון</text:span><text:span text:style-name="T67"> </text:span><text:span text:style-name="T63">עם</text:span><text:span text:style-name="T67"> </text:span><text:span text:style-name="T63">ולד</text:span><text:span text:style-name="T67"> </text:span><text:span text:style-name="T63">שני</text:span><text:span text:style-name="T27">)</text:span>? - שאפשר<text:span text:style-name="T1"> </text:span>לשני<text:span text:style-name="T1"> </text:span>שיַעֲשֶׂה<text:span text:style-name="T1"> </text:span>ראשון. </text:p>
      <text:p text:style-name="P1">ומי<text:span text:style-name="T1"> </text:span>קא<text:span text:style-name="T1"> </text:span>עביד<text:span text:style-name="T1"> </text:span>שני<text:span text:style-name="T1"> </text:span>ראשון? הא<text:span text:style-name="T1"> </text:span>לא<text:span text:style-name="T1"> </text:span>אפשר<text:span text:style-name="T1"> </text:span><text:span text:style-name="T27">(</text:span><text:span text:style-name="T63">דשני</text:span><text:span text:style-name="T67"> </text:span><text:span text:style-name="T63">לעביד</text:span><text:span text:style-name="T67"> </text:span><text:span text:style-name="T63">ראשון</text:span><text:span text:style-name="T67"> </text:span><text:span text:style-name="T63">לעולם? דלא</text:span><text:span text:style-name="T67"> </text:span><text:span text:style-name="T63">מצינו</text:span><text:span text:style-name="T67"> </text:span><text:span text:style-name="T63">טומאה</text:span><text:span text:style-name="T67"> </text:span><text:span text:style-name="T63">שעושה</text:span><text:span text:style-name="T67"> </text:span><text:span text:style-name="T63">כיוצא</text:span><text:span text:style-name="T67"> </text:span><text:span text:style-name="T63">בו? דאפילו</text:span><text:span text:style-name="T67"> </text:span><text:span text:style-name="T63">שני</text:span><text:span text:style-name="T67"> </text:span><text:span text:style-name="T63">נמי</text:span><text:span text:style-name="T67"> </text:span><text:span text:style-name="T63">לא</text:span><text:span text:style-name="T67"> </text:span><text:span text:style-name="T63">עביד, וכל</text:span><text:span text:style-name="T67"> </text:span><text:span text:style-name="T63">שכן</text:span><text:span text:style-name="T67"> </text:span><text:span text:style-name="T63">דראשון</text:span><text:span text:style-name="T67"> </text:span><text:span text:style-name="T63">לא</text:span><text:span text:style-name="T67"> </text:span><text:span text:style-name="T63">עביד</text:span><text:span text:style-name="T27">)</text:span>?</text:p>
      <text:p text:style-name="P1">אמר<text:span text:style-name="T1"> </text:span>רבא: הכי<text:span text:style-name="T1"> </text:span>קאמר: <text:span text:style-name="T27">(</text:span><text:span text:style-name="T63">אלא</text:span><text:span text:style-name="T67"> </text:span><text:span text:style-name="T63">מה</text:span><text:span text:style-name="T67"> </text:span><text:span text:style-name="T63">טעם</text:span><text:span text:style-name="T67"> </text:span><text:span text:style-name="T63">מצטרפין? - משום</text:span><text:span text:style-name="T27">)</text:span> מי<text:span text:style-name="T1"> </text:span>גרם<text:span text:style-name="T1"> </text:span>לשני<text:span text:style-name="T1"> </text:span><text:span text:style-name="T27">(</text:span><text:span text:style-name="T63">שיבוא</text:span><text:span text:style-name="T67"> </text:span><text:span text:style-name="T63">לידי</text:span><text:span text:style-name="T67"> </text:span><text:span text:style-name="T63">טומאה</text:span><text:span text:style-name="T27">)</text:span>?: לאו<text:span text:style-name="T1"> </text:span>ראשון? <text:span text:style-name="T27">(</text:span><text:span text:style-name="T63">וכיון</text:span><text:span text:style-name="T67"> </text:span><text:span text:style-name="T63">דמכח</text:span><text:span text:style-name="T67"> </text:span><text:span text:style-name="T63">ראשון</text:span><text:span text:style-name="T67"> </text:span><text:span text:style-name="T63">אתי</text:span><text:span text:style-name="T67"> </text:span><text:span text:style-name="T63">עליה</text:span><text:span text:style-name="T67"> </text:span><text:span text:style-name="T63">טומאה</text:span><text:span text:style-name="T67"> </text:span><text:span text:style-name="T63">- הוי</text:span><text:span text:style-name="T67"> </text:span><text:span text:style-name="T63">כי</text:span><text:span text:style-name="T67"> </text:span><text:span text:style-name="T63">ראשון, ולהכי</text:span><text:span text:style-name="T67"> </text:span><text:span text:style-name="T63">מצטרפין!</text:span><text:span text:style-name="T27">)</text:span></text:p>
      <text:p text:style-name="P1"><text:soft-page-break/>רב<text:span text:style-name="T1"> </text:span>אשי<text:span text:style-name="T1"> </text:span>אמר: ראשון<text:span text:style-name="T1"> </text:span>ושני<text:span text:style-name="T1"> </text:span>לגבי<text:span text:style-name="T1"> </text:span>שלישי<text:span text:style-name="T1"> </text:span>- בני<text:span text:style-name="T1"> </text:span>חדא<text:span text:style-name="T1"> </text:span>ביקתא<text:span text:style-name="T1"> </text:span>אינון<text:span text:style-name="T1"> </text:span><text:span text:style-name="T27">(</text:span><text:span text:style-name="T63">מבית</text:span><text:span text:style-name="T67"> </text:span><text:span text:style-name="T63">אחד</text:span><text:span text:style-name="T67"> </text:span><text:span text:style-name="T63">הן, כלומר, דתרווייהו: ראשון</text:span><text:span text:style-name="T67"> </text:span><text:span text:style-name="T63">ושני</text:span><text:span text:style-name="T67"> </text:span><text:span text:style-name="T63">- אתי</text:span><text:span text:style-name="T67"> </text:span><text:span text:style-name="T63">מחדא: דשני</text:span><text:span text:style-name="T67"> </text:span><text:span text:style-name="T63">אתי</text:span><text:span text:style-name="T67"> </text:span><text:span text:style-name="T63">מכח</text:span><text:span text:style-name="T67"> </text:span><text:span text:style-name="T63">ראשון; להכי</text:span><text:span text:style-name="T67"> </text:span><text:span text:style-name="T63">אמר</text:span><text:span text:style-name="T67"> </text:span><text:span text:style-name="T63">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</text:span><text:span text:style-name="T67"> </text:span><text:span text:style-name="T63">כקל</text:span><text:span text:style-name="T67"> </text:span><text:span text:style-name="T63">שבשניהן</text:span><text:span text:style-name="T67"> </text:span><text:span text:style-name="T63">דעושין</text:span><text:span text:style-name="T67"> </text:span><text:span text:style-name="T63">שלישי; בין</text:span><text:span text:style-name="T67"> </text:span><text:span text:style-name="T63">רבא</text:span><text:span text:style-name="T67"> </text:span><text:span text:style-name="T63">לרב</text:span><text:span text:style-name="T67"> </text:span><text:span text:style-name="T63">אשי</text:span><text:span text:style-name="T67"> </text:span><text:span text:style-name="T63">ליכא</text:span><text:span text:style-name="T67"> </text:span><text:span text:style-name="T63">בינייהו</text:span><text:span text:style-name="T67"> </text:span><text:span text:style-name="T63">אלא</text:span><text:span text:style-name="T67"> </text:span><text:span text:style-name="T63">שינוי</text:span><text:span text:style-name="T67"> </text:span><text:span text:style-name="T63">לשון: דרב</text:span><text:span text:style-name="T67"> </text:span><text:span text:style-name="T63">אשי</text:span><text:span text:style-name="T67"> </text:span><text:span text:style-name="T63">מוסיף</text:span><text:span text:style-name="T67"> </text:span><text:span text:style-name="T63">ואמר</text:span><text:span text:style-name="T67"> </text:span><text:span text:style-name="T63">'בני</text:span><text:span text:style-name="T67"> </text:span><text:span text:style-name="T63">חדא</text:span><text:span text:style-name="T67"> </text:span><text:span text:style-name="T63">בקתא</text:span><text:span text:style-name="T67"> </text:span><text:span text:style-name="T63">אינון'</text:span><text:span text:style-name="T27">)</text:span>.</text:p>
      <text:p text:style-name="P1"/>
      <text:p text:style-name="P1">(מעילה<text:span text:style-name="T1"> </text:span>יח,א)</text:p>
      <text:p text:style-name="P1">משנה:</text:p>
      <text:p text:style-name="P1">הערלה<text:span text:style-name="T1"> </text:span>וכלאי<text:span text:style-name="T1"> </text:span>הכרם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7">(</text:span><text:span text:style-name="T63">כדאמרינן</text:span><text:span text:style-name="T67"> </text:span><text:span text:style-name="T63">גבי</text:span><text:span text:style-name="T67"> </text:span><text:span text:style-name="T63">פגול</text:span><text:span text:style-name="T67"> </text:span><text:span text:style-name="T63">ונותר</text:span><text:span text:style-name="T27">)</text:span>;</text:p>
      <text:p text:style-name="P1">רבי<text:span text:style-name="T1"> </text:span>שמעון<text:span text:style-name="T1"> </text:span>אומר: אין<text:span text:style-name="T1"> </text:span>מצטרפין.</text:p>
      <text:p text:style-name="P1"/>
      <text:p text:style-name="P1">גמרא:</text:p>
      <text:p text:style-name="P1">ומי<text:span text:style-name="T1"> </text:span>צריך<text:span text:style-name="T1"> </text:span>רבי<text:span text:style-name="T1"> </text:span>שמעון<text:span text:style-name="T1"> </text:span>לצרופי? והתניא: '<text:span text:style-name="T105">רבי</text:span><text:span text:style-name="T106"> </text:span><text:span text:style-name="T105">שמעון</text:span><text:span text:style-name="T106"> </text:span><text:span text:style-name="T105">אומר: כל</text:span><text:span text:style-name="T106"> </text:span><text:span text:style-name="T105">שהוא</text:span><text:span text:style-name="T106"> </text:span><text:span text:style-name="T105">למכות</text:span>' <text:span text:style-name="T41">[שיעור</text:span><text:span text:style-name="T46"> </text:span><text:span text:style-name="T41">- לקרבן]</text:span> <text:span text:style-name="T27">(</text:span><text:span text:style-name="T63">האכילה</text:span><text:span text:style-name="T67"> </text:span><text:span text:style-name="T63">כל</text:span><text:span text:style-name="T67"> </text:span><text:span text:style-name="T63">שהוא</text:span><text:span text:style-name="T67"> </text:span><text:span text:style-name="T63">עובר</text:span><text:span text:style-name="T67"> </text:span><text:span text:style-name="T63">בלאו, ואם</text:span><text:span text:style-name="T67"> </text:span><text:span text:style-name="T63">כן</text:span><text:span text:style-name="T67"> </text:span><text:span text:style-name="T63">למאי</text:span><text:span text:style-name="T67"> </text:span><text:span text:style-name="T63">מצטרפין</text:span><text:span text:style-name="T27">)</text:span>?</text:p>
      <text:p text:style-name="P1">תני<text:span text:style-name="T1"> </text:span>'אין<text:span text:style-name="T1"> </text:span>צריכין<text:span text:style-name="T1"> </text:span>לצרף'.<text:span text:style-name="T63"> </text:span></text:p>
      <text:p text:style-name="P1"/>
      <text:p text:style-name="P1"/>
      <text:p text:style-name="P1">משנה:</text:p>
      <text:p text:style-name="P1">הבגד<text:span text:style-name="T1"> </text:span><text:span text:style-name="T27">(</text:span><text:span text:style-name="T63">שהוא</text:span><text:span text:style-name="T67"> </text:span><text:span text:style-name="T63">מטמא</text:span><text:span text:style-name="T67"> </text:span><text:span text:style-name="T63">שלש</text:span><text:span text:style-name="T67"> </text:span><text:span text:style-name="T63">אצבעות</text:span><text:span text:style-name="T67"> </text:span><text:span text:style-name="T63">על</text:span><text:span text:style-name="T67"> </text:span><text:span text:style-name="T63">שלש</text:span><text:span text:style-name="T67"> </text:span><text:span text:style-name="T99">אצבעות</text:span><text:span text:style-name="T27">)</text:span> והשק<text:span text:style-name="T1"> </text:span><text:span text:style-name="T27">(</text:span><text:span text:style-name="T63">שיעורו</text:span><text:span text:style-name="T67"> </text:span><text:span text:style-name="T63">ארבעה</text:span><text:span text:style-name="T67"> </text:span><text:span text:style-name="T63">טפחים</text:span><text:span text:style-name="T67"> </text:span><text:span text:style-name="T63">על</text:span><text:span text:style-name="T67"> </text:span><text:span text:style-name="T63">ארבעה</text:span><text:span text:style-name="T67"> </text:span><text:span text:style-name="T99">טפחים</text:span><text:span text:style-name="T27">)</text:span>, השק<text:span text:style-name="T1"> </text:span>והעור, העור<text:span text:style-name="T1"> </text:span>והמפץ<text:span text:style-name="T1"> </text:span>- כולן<text:span text:style-name="T1"> </text:span>מצטרפין<text:span text:style-name="T1"> </text:span>זה<text:span text:style-name="T1"> </text:span>עם<text:span text:style-name="T1"> </text:span>זה<text:span text:style-name="T1"> </text:span><text:span text:style-name="T27">(</text:span><text:span text:style-name="T63">הבגד</text:span><text:span text:style-name="T67"> </text:span><text:span text:style-name="T63">מצטרף</text:span><text:span text:style-name="T67"> </text:span><text:span text:style-name="T63">לשק, שקל</text:span><text:span text:style-name="T67"> </text:span><text:span text:style-name="T63">הימנו, לארבעה</text:span><text:span text:style-name="T67"> </text:span><text:span text:style-name="T63">על</text:span><text:span text:style-name="T67"> </text:span><text:span text:style-name="T63">ארבעה; וכן</text:span><text:span text:style-name="T67"> </text:span><text:span text:style-name="T63">כל</text:span><text:span text:style-name="T67"> </text:span><text:span text:style-name="T63">אחד</text:span><text:span text:style-name="T67"> </text:span><text:span text:style-name="T63">ואחד</text:span><text:span text:style-name="T67"> </text:span><text:span text:style-name="T63">מצטרף</text:span><text:span text:style-name="T67"> </text:span><text:span text:style-name="T63">לקל</text:span><text:span text:style-name="T67"> </text:span><text:span text:style-name="T63">הימנו: דשק</text:span><text:span text:style-name="T67"> </text:span><text:span text:style-name="T63">מצטרף</text:span><text:span text:style-name="T67"> </text:span><text:span text:style-name="T63">לעור: לחמשה</text:span><text:span text:style-name="T67"> </text:span><text:span text:style-name="T63">על</text:span><text:span text:style-name="T67"> </text:span><text:span text:style-name="T63">חמשה, והעור</text:span><text:span text:style-name="T67"> </text:span><text:span text:style-name="T63">למפץ: לששה</text:span><text:span text:style-name="T67"> </text:span><text:span text:style-name="T63">על</text:span><text:span text:style-name="T67"> </text:span><text:span text:style-name="T63">ששה, דהיינו</text:span><text:span text:style-name="T67"> </text:span><text:span text:style-name="T63">לקל</text:span><text:span text:style-name="T67"> </text:span><text:span text:style-name="T63">הימנו; אבל</text:span><text:span text:style-name="T67"> </text:span><text:span text:style-name="T63">לא</text:span><text:span text:style-name="T67"> </text:span><text:span text:style-name="T63">הקל</text:span><text:span text:style-name="T67"> </text:span><text:span text:style-name="T63">עם</text:span><text:span text:style-name="T67"> </text:span><text:span text:style-name="T63">החמור: דלהכי</text:span><text:span text:style-name="T67"> </text:span><text:span text:style-name="T63">תנא</text:span><text:span text:style-name="T67"> </text:span><text:span text:style-name="T63">להו</text:span><text:span text:style-name="T67"> </text:span><text:span text:style-name="T63">הכי</text:span><text:span text:style-name="T67"> </text:span><text:span text:style-name="T63">'הבגד</text:span><text:span text:style-name="T67"> </text:span><text:span text:style-name="T63">והשק</text:span><text:span text:style-name="T67"> </text:span><text:span text:style-name="T63">השק</text:span><text:span text:style-name="T67"> </text:span><text:span text:style-name="T63">והעור</text:span><text:span text:style-name="T67"> </text:span><text:span text:style-name="T63">כו' כולן</text:span><text:span text:style-name="T67"> </text:span><text:span text:style-name="T63">מצטרפין</text:span><text:span text:style-name="T67"> </text:span><text:span text:style-name="T63">זה</text:span><text:span text:style-name="T67"> </text:span><text:span text:style-name="T63">עם</text:span><text:span text:style-name="T67"> </text:span><text:span text:style-name="T63">זה</text:span><text:span text:style-name="T27">)</text:span>;</text:p>
      <text:p text:style-name="P1">אמר<text:span text:style-name="T1"> </text:span>רבי<text:span text:style-name="T1"> </text:span>שמעון: מה<text:span text:style-name="T1"> </text:span>טעם? - מפני<text:span text:style-name="T1"> </text:span><text:span text:style-name="T27">(</text:span><text:span text:style-name="T63">שכשיש</text:span><text:span text:style-name="T67"> </text:span><text:span text:style-name="T63">בין</text:span><text:span text:style-name="T67"> </text:span><text:span text:style-name="T63">כולן</text:span><text:span text:style-name="T67"> </text:span><text:span text:style-name="T63">שיעור</text:span><text:span text:style-name="T67"> </text:span><text:span text:style-name="T63">אחד</text:span><text:span text:style-name="T67"> </text:span><text:span text:style-name="T63">בין</text:span><text:span text:style-name="T67"> </text:span><text:span text:style-name="T63">שניהם</text:span><text:span text:style-name="T27">)</text:span> שהן<text:span text:style-name="T1"> </text:span>ראוין<text:span text:style-name="T1"> </text:span>ליטמא<text:span text:style-name="T1"> </text:span>במושב<text:span text:style-name="T1"> </text:span><text:span text:style-name="T27">(</text:span><text:span text:style-name="T63">ליטמא</text:span><text:span text:style-name="T67"> </text:span><text:span text:style-name="T63">מושב</text:span><text:span text:style-name="T67"> </text:span><text:span text:style-name="T63">עליו</text:span><text:span text:style-name="T67"> </text:span><text:span text:style-name="T63">הלכך</text:span><text:span text:style-name="T67"> </text:span><text:span text:style-name="T63">מצטרפין</text:span><text:span text:style-name="T27">)</text:span>.</text:p>
      <text:p text:style-name="P1"/>
      <text:p text:style-name="P1">גמרא:</text:p>
      <text:p text:style-name="P1">תנא: '<text:span text:style-name="T105">קיצע</text:span><text:span text:style-name="T106"> </text:span><text:span text:style-name="T105">מכולן</text:span><text:span text:style-name="T106"> </text:span><text:span text:style-name="T27">(</text:span><text:span text:style-name="T63">שאם</text:span><text:span text:style-name="T67"> </text:span><text:span text:style-name="T63">חתך</text:span><text:span text:style-name="T67"> </text:span><text:span text:style-name="T63">מכולן</text:span><text:span text:style-name="T67"> </text:span><text:span text:style-name="T63">משהו</text:span><text:span text:style-name="T67"> </text:span><text:span text:style-name="T63">מכל</text:span><text:span text:style-name="T67"> </text:span><text:span text:style-name="T63">הני</text:span><text:span text:style-name="T67"> </text:span><text:span text:style-name="T63">דתנן</text:span><text:span text:style-name="T67"> </text:span><text:span text:style-name="T63">במתניתין: מהבגד</text:span><text:span text:style-name="T67"> </text:span><text:span text:style-name="T63">ומשק</text:span><text:span text:style-name="T67"> </text:span><text:span text:style-name="T63">ומעור</text:span><text:span text:style-name="T67"> </text:span><text:span text:style-name="T63">וממפץ</text:span><text:span text:style-name="T27">)</text:span><text:span text:style-name="T105"> שלשה</text:span><text:span text:style-name="T106"> </text:span><text:span text:style-name="T105">ועשה</text:span><text:span text:style-name="T106"> </text:span><text:span text:style-name="T105">מהן</text:span><text:span text:style-name="T106"> </text:span><text:span text:style-name="T105">בגד: למשכב</text:span><text:span text:style-name="T106"> </text:span><text:span text:style-name="T27">(</text:span><text:span text:style-name="T63">כלומר: אם</text:span><text:span text:style-name="T67"> </text:span><text:span text:style-name="T63">חישב</text:span><text:span text:style-name="T67"> </text:span><text:span text:style-name="T63">עליו</text:span><text:span text:style-name="T67"> </text:span><text:span text:style-name="T63">לעשותו</text:span><text:span text:style-name="T67"> </text:span><text:span text:style-name="T63">למשכב, כגון</text:span><text:span text:style-name="T67"> </text:span><text:span text:style-name="T63">לתופרו</text:span><text:span text:style-name="T67"> </text:span><text:span text:style-name="T63">בכסת</text:span><text:span text:style-name="T27">)</text:span><text:span text:style-name="T105"> - שלשה</text:span><text:span text:style-name="T106"> </text:span><text:span text:style-name="T27">(</text:span><text:span text:style-name="T63">אם</text:span><text:span text:style-name="T67"> </text:span><text:span text:style-name="T63">יש</text:span><text:span text:style-name="T67"> </text:span><text:span text:style-name="T63">באותו</text:span><text:span text:style-name="T67"> </text:span><text:span text:style-name="T63">בגד</text:span><text:span text:style-name="T67"> </text:span><text:span text:style-name="T63">שלשה</text:span><text:span text:style-name="T67"> </text:span><text:span text:style-name="T63">על</text:span><text:span text:style-name="T67"> </text:span><text:span text:style-name="T63">שלשה, הואיל</text:span><text:span text:style-name="T67"> </text:span><text:span text:style-name="T63">וראוי</text:span><text:span text:style-name="T67"> </text:span><text:span text:style-name="T63">לעשות</text:span><text:span text:style-name="T67"> </text:span><text:span text:style-name="T63">ממנו</text:span><text:span text:style-name="T67"> </text:span><text:span text:style-name="T63">טלאי</text:span><text:span text:style-name="T67"> </text:span><text:span text:style-name="T63">לכסת</text:span><text:span text:style-name="T67"> </text:span><text:span text:style-name="T63">שנקרע</text:span><text:span text:style-name="T67"> </text:span><text:span text:style-name="T63">- מטמא</text:span><text:span text:style-name="T67"> </text:span><text:span text:style-name="T63">משום</text:span><text:span text:style-name="T67"> </text:span><text:span text:style-name="T63">משכב</text:span><text:span text:style-name="T27">)</text:span>, למושב<text:span text:style-name="T1"> </text:span><text:span text:style-name="T27">(</text:span><text:span text:style-name="T63">ואם</text:span><text:span text:style-name="T67"> </text:span><text:span text:style-name="T63">חישבו</text:span><text:span text:style-name="T67"> </text:span><text:span text:style-name="T63">למושב, לעשותו</text:span><text:span text:style-name="T67"> </text:span><text:span text:style-name="T63">טלאי</text:span><text:span text:style-name="T67"> </text:span><text:span text:style-name="T63">לבגד</text:span><text:span text:style-name="T27">)</text:span><text:span text:style-name="T105"> – טפח</text:span><text:span text:style-name="T106"> </text:span><text:span text:style-name="T27">(</text:span><text:span text:style-name="T63">אם</text:span><text:span text:style-name="T67"> </text:span><text:span text:style-name="T63">יש</text:span><text:span text:style-name="T67"> </text:span><text:span text:style-name="T63">באותו</text:span><text:span text:style-name="T67"> </text:span><text:span text:style-name="T63">בגד</text:span><text:span text:style-name="T67"> </text:span><text:span text:style-name="T63">טפח</text:span><text:span text:style-name="T67"> </text:span><text:span text:style-name="T63">על</text:span><text:span text:style-name="T67"> </text:span><text:span text:style-name="T63">טפח</text:span><text:span text:style-name="T67"> </text:span><text:span text:style-name="T63">מטמא</text:span><text:span text:style-name="T67"> </text:span><text:span text:style-name="T63">משום</text:span><text:span text:style-name="T67"> </text:span><text:span text:style-name="T63">זב</text:span><text:span text:style-name="T27">)</text:span><text:span text:style-name="T105">, לאחיזה</text:span><text:span text:style-name="T106"> </text:span><text:span text:style-name="T27">(</text:span><text:span text:style-name="T63">אם</text:span><text:span text:style-name="T67"> </text:span><text:span text:style-name="T63">חישב</text:span><text:span text:style-name="T67"> </text:span><text:span text:style-name="T63">עליו</text:span><text:span text:style-name="T67"> </text:span><text:span text:style-name="T63">לאחיזה</text:span><text:span text:style-name="T27">)</text:span><text:span text:style-name="T105"> - כל</text:span><text:span text:style-name="T106"> </text:span><text:span text:style-name="T105">שהו</text:span><text:span text:style-name="T106"> </text:span><text:span text:style-name="T27">(</text:span><text:span text:style-name="T63">מטמא</text:span><text:span text:style-name="T67"> </text:span><text:span text:style-name="T63">אפילו</text:span><text:span text:style-name="T67"> </text:span><text:span text:style-name="T63">בכל</text:span><text:span text:style-name="T67"> </text:span><text:span text:style-name="T63">שהוא</text:span><text:span text:style-name="T27">)</text:span>'.</text:p>
      <text:p text:style-name="P1">מאי<text:span text:style-name="T1"> </text:span>'<text:span text:style-name="T105">לאחיזה</text:span>'?</text:p>
      <text:p text:style-name="P1">אמר<text:span text:style-name="T1"> </text:span>ריש<text:span text:style-name="T1"> </text:span>לקיש<text:span text:style-name="T1"> </text:span>אמר<text:span text:style-name="T1"> </text:span>רבי<text:span text:style-name="T1"> </text:span>ינאי: שכן<text:span text:style-name="T1"> </text:span>עומד<text:span text:style-name="T1"> </text:span>לנוולה<text:span text:style-name="T1"> </text:span><text:span text:style-name="T27">(</text:span><text:span text:style-name="T63">שכן</text:span><text:span text:style-name="T67"> </text:span><text:span text:style-name="T63">ראוי</text:span><text:span text:style-name="T67"> </text:span><text:span text:style-name="T63">אותו</text:span><text:span text:style-name="T67"> </text:span><text:span text:style-name="T63">בגד</text:span><text:span text:style-name="T67"> </text:span><text:span text:style-name="T63">לאורגים: שהוא</text:span><text:span text:style-name="T67"> </text:span><text:span text:style-name="T63">מחליק</text:span><text:span text:style-name="T67"> </text:span><text:span text:style-name="T63">המטוה</text:span><text:span text:style-name="T67"> </text:span><text:span text:style-name="T63">של</text:span><text:span text:style-name="T67"> </text:span><text:span text:style-name="T63">אריג</text:span><text:span text:style-name="T67"> </text:span><text:span text:style-name="T63">בסובין</text:span><text:span text:style-name="T67"> </text:span><text:span text:style-name="T63">או</text:span><text:span text:style-name="T67"> </text:span><text:span text:style-name="T63">בשום</text:span><text:span text:style-name="T67"> </text:span><text:span text:style-name="T63">דבר</text:span><text:span text:style-name="T67"> </text:span><text:span text:style-name="T63">כדי</text:span><text:span text:style-name="T67"> </text:span><text:span text:style-name="T63">לחזקו</text:span><text:span text:style-name="T67"> </text:span><text:span text:style-name="T63">- כורך</text:span><text:span text:style-name="T67"> </text:span><text:span text:style-name="T63">בגד</text:span><text:span text:style-name="T67"> </text:span><text:span text:style-name="T63">כל</text:span><text:span text:style-name="T67"> </text:span><text:span text:style-name="T63">שהוא</text:span><text:span text:style-name="T67"> </text:span><text:span text:style-name="T63">על</text:span><text:span text:style-name="T67"> </text:span><text:span text:style-name="T63">אצבעו</text:span><text:span text:style-name="T67"> </text:span><text:span text:style-name="T63">להגין</text:span><text:span text:style-name="T67"> </text:span><text:span text:style-name="T63">עליו</text:span><text:span text:style-name="T67"> </text:span><text:span text:style-name="T63">שלא</text:span><text:span text:style-name="T67"> </text:span><text:span text:style-name="T63">יחתכנו</text:span><text:span text:style-name="T67"> </text:span><text:span text:style-name="T63">החוט, והיינו</text:span><text:span text:style-name="T67"> </text:span><text:span text:style-name="T63">'עומד</text:span><text:span text:style-name="T67"> </text:span><text:span text:style-name="T63">לנוולה': לכרוך</text:span><text:span text:style-name="T67"> </text:span><text:span text:style-name="T63">על</text:span><text:span text:style-name="T67"> </text:span><text:span text:style-name="T63">אצבעו</text:span><text:span text:style-name="T67"> </text:span><text:span text:style-name="T63">כשאורג</text:span><text:span text:style-name="T67"> </text:span><text:span text:style-name="T63">ומטוה</text:span><text:span text:style-name="T67"> </text:span><text:span text:style-name="T63">החוטין; ו'נוולה' היא</text:span><text:span text:style-name="T67"> </text:span><text:span text:style-name="T63">אריגה, כדאמרינן</text:span><text:span text:style-name="T67"> </text:span><text:span text:style-name="T63">במסכת</text:span><text:span text:style-name="T67"> </text:span><text:span text:style-name="T63">גיטין</text:span><text:span text:style-name="T67"> </text:span><text:span text:style-name="T64">(דף</text:span><text:span text:style-name="T68"> </text:span><text:span text:style-name="T64">לד.)</text:span><text:span text:style-name="T63">: אשכחה</text:span><text:span text:style-name="T67"> </text:span><text:span text:style-name="T63">דיתבא</text:span><text:span text:style-name="T67"> </text:span><text:span text:style-name="T63">ונוולה</text:span><text:span text:style-name="T27">)</text:span>.</text:p>
      <text:p text:style-name="P1">במתניתא<text:span text:style-name="T1"> </text:span>תנא: 'הואיל<text:span text:style-name="T1"> </text:span>וראוי<text:span text:style-name="T1"> </text:span>לקוצצי<text:span text:style-name="T1"> </text:span>תאנים' <text:span text:style-name="T27">(</text:span><text:span text:style-name="T63">שכשמחתכין</text:span><text:span text:style-name="T67"> </text:span><text:span text:style-name="T63">את</text:span><text:span text:style-name="T67"> </text:span><text:span text:style-name="T63">התאנים</text:span><text:span text:style-name="T67"> </text:span><text:span text:style-name="T63">- כורכין</text:span><text:span text:style-name="T67"> </text:span><text:span text:style-name="T63">בגד</text:span><text:span text:style-name="T67"> </text:span><text:span text:style-name="T63">כל</text:span><text:span text:style-name="T67"> </text:span><text:span text:style-name="T63">דהו</text:span><text:span text:style-name="T67"> </text:span><text:span text:style-name="T63">על</text:span><text:span text:style-name="T67"> </text:span><text:span text:style-name="T63">ידיהם</text:span><text:span text:style-name="T67"> </text:span><text:span text:style-name="T63">שלא</text:span><text:span text:style-name="T67"> </text:span><text:span text:style-name="T63">יתלכלכו</text:span><text:span text:style-name="T67"> </text:span><text:span text:style-name="T63">בדבש</text:span><text:span text:style-name="T67"> </text:span><text:span text:style-name="T63">התאנים; הלכך</text:span><text:span text:style-name="T67"> </text:span><text:span text:style-name="T63">מקבל</text:span><text:span text:style-name="T67"> </text:span><text:span text:style-name="T63">טומאה</text:span><text:span text:style-name="T27">)</text:span>.<text:span text:style-name="T63"> </text:span></text:p>
      <text:p text:style-name="P27">: </text:p>
      <text:p text:style-name="P27"/>
      <text:p text:style-name="P30">הדרן<text:span text:style-name="T1"> </text:span>עלך<text:span text:style-name="T1"> </text:span>קדשי<text:span text:style-name="T1"> </text:span>מזבח</text:p>
      <text:p text:style-name="P58">מעילה<text:span text:style-name="T1"> </text:span>פרק<text:span text:style-name="T1"> </text:span>חמישי<text:span text:style-name="T1"> </text:span>הנהנה<text:span text:style-name="T1"> </text:span>מן<text:span text:style-name="T1"> </text:span>ההקדש</text:p>
      <text:p text:style-name="P1"/>
      <text:p text:style-name="P1">(מעילה<text:span text:style-name="T1"> </text:span>יח,א)</text:p>
      <text:p text:style-name="P1">משנה:</text:p>
      <text:p text:style-name="P1">הנהנה<text:span text:style-name="T1"> </text:span>מן<text:span text:style-name="T1"> </text:span>ההקדש<text:span text:style-name="T1"> </text:span>שוה<text:span text:style-name="T1"> </text:span>פרוטה, אף<text:span text:style-name="T1"> </text:span>על<text:span text:style-name="T1"> </text:span>פי<text:span text:style-name="T1"> </text:span>שלא<text:span text:style-name="T1"> </text:span>פגם<text:span text:style-name="T1"> – </text:span>מעל, דברי<text:span text:style-name="T1"> </text:span>רבי<text:span text:style-name="T1"> </text:span>עקיבא<text:span text:style-name="T1"> </text:span><text:span text:style-name="T27">(</text:span><text:span text:style-name="T63">קסלקא</text:span><text:span text:style-name="T67"> </text:span><text:span text:style-name="T63">דעתא</text:span><text:span text:style-name="T67"> </text:span><text:span text:style-name="T63">בין</text:span><text:span text:style-name="T67"> </text:span><text:span text:style-name="T63">בדבר</text:span><text:span text:style-name="T67"> </text:span><text:span text:style-name="T63">שאין</text:span><text:span text:style-name="T67"> </text:span><text:span text:style-name="T63">דרכו</text:span><text:span text:style-name="T67"> </text:span><text:span text:style-name="T63">לפגום</text:span><text:span text:style-name="T67"> </text:span><text:span text:style-name="T63">ובין</text:span><text:span text:style-name="T67"> </text:span><text:span text:style-name="T63">בדבר</text:span><text:span text:style-name="T67"> </text:span><text:span text:style-name="T63">שדרכו</text:span><text:span text:style-name="T67"> </text:span><text:span text:style-name="T63">לפגום</text:span><text:span text:style-name="T67"> </text:span><text:span text:style-name="T63">קאמר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דכיון</text:span><text:span text:style-name="T67"> </text:span><text:span text:style-name="T63">שנהנה</text:span><text:span text:style-name="T67"> </text:span><text:span text:style-name="T63">מעל</text:span><text:span text:style-name="T27">)</text:span>; וחכמים<text:span text:style-name="T1"> </text:span>אומרים: כל<text:span text:style-name="T1"> </text:span>דבר<text:span text:style-name="T1"> </text:span>שיש<text:span text:style-name="T1"> </text:span>בו<text:span text:style-name="T1"> </text:span>פגם<text:span text:style-name="T1"> </text:span><text:span text:style-name="T27">(</text:span><text:span text:style-name="T63">כלומר: שדרכו</text:span><text:span text:style-name="T67"> </text:span><text:span text:style-name="T63">ליפגם</text:span><text:span text:style-name="T27">)</text:span> - לא<text:span text:style-name="T1"> </text:span>מעל<text:span text:style-name="T1"> </text:span>עד<text:span text:style-name="T1"> </text:span>שיפגום, ושאין<text:span text:style-name="T1"> </text:span>בו<text:span text:style-name="T1"> </text:span>פגם, כיון<text:span text:style-name="T1"> </text:span>שנהנה<text:span text:style-name="T1"> – </text:span>מעל.</text:p>
      <text:p text:style-name="P1">כיצד?</text:p>
      <text:p text:style-name="P1">נתנה<text:span text:style-name="T1"> </text:span>קטלא<text:span text:style-name="T1"> </text:span><text:span text:style-name="T27">(</text:span><text:span text:style-name="T63">ענק</text:span><text:span text:style-name="T67"> </text:span><text:span text:style-name="T63">של</text:span><text:span text:style-name="T67"> </text:span><text:span text:style-name="T63">זהב</text:span><text:span text:style-name="T67"> </text:span><text:span text:style-name="T63">של</text:span><text:span text:style-name="T67"> </text:span><text:span text:style-name="T63">הקדש</text:span><text:span text:style-name="T27">)</text:span> בצוארה, <text:span text:style-name="T27">(</text:span><text:span text:style-name="T63">או</text:span><text:span text:style-name="T27">)</text:span> טבעת<text:span text:style-name="T1"> </text:span>בידה, <text:span text:style-name="T27">(</text:span><text:span text:style-name="T63">או</text:span><text:span text:style-name="T27">)</text:span> שתה<text:span text:style-name="T1"> </text:span>בכוס<text:span text:style-name="T1"> </text:span>של<text:span text:style-name="T1"> </text:span>זהב<text:span text:style-name="T1"> </text:span><text:span text:style-name="T27">(</text:span><text:span text:style-name="T63">של</text:span><text:span text:style-name="T67"> </text:span><text:span text:style-name="T63">הקדש</text:span><text:span text:style-name="T27">)</text:span> <text:span text:style-name="T27">(</text:span><text:span text:style-name="T63">כל</text:span><text:span text:style-name="T67"> </text:span><text:span text:style-name="T63">הני</text:span><text:span text:style-name="T67"> </text:span><text:span text:style-name="T63">אין</text:span><text:span text:style-name="T67"> </text:span><text:span text:style-name="T63">בהו</text:span><text:span text:style-name="T67"> </text:span><text:span text:style-name="T63">פגם: שאינן</text:span><text:span text:style-name="T67"> </text:span><text:span text:style-name="T63">נפגמין</text:span><text:span text:style-name="T67"> </text:span><text:span text:style-name="T63">בכך</text:span><text:span text:style-name="T27">)</text:span> - <text:span text:style-name="T27">(</text:span><text:span text:style-name="T63">אלא</text:span><text:span text:style-name="T27">)</text:span> כיון<text:span text:style-name="T1"> </text:span>שנהנה<text:span text:style-name="T1"> </text:span><text:span text:style-name="T27">(</text:span><text:span text:style-name="T63">מהן</text:span><text:span text:style-name="T67"> </text:span><text:span text:style-name="T63">שוה</text:span><text:span text:style-name="T67"> </text:span><text:span text:style-name="T63">פרוטה</text:span><text:span text:style-name="T27">)</text:span> מעל; <text:span text:style-name="T27">(</text:span><text:span text:style-name="T63">והיכי</text:span><text:span text:style-name="T67"> </text:span><text:span text:style-name="T63">משערינן</text:span><text:span text:style-name="T67"> </text:span><text:span text:style-name="T63">בהו? - הכי: אומדין</text:span><text:span text:style-name="T67"> </text:span><text:span text:style-name="T63">כמה</text:span><text:span text:style-name="T67"> </text:span><text:span text:style-name="T63">רוצה</text:span><text:span text:style-name="T67"> </text:span><text:span text:style-name="T63">אשה</text:span><text:span text:style-name="T67"> </text:span><text:span text:style-name="T63">ליתן</text:span><text:span text:style-name="T67"> </text:span><text:span text:style-name="T63">שישאלו</text:span><text:span text:style-name="T67"> </text:span><text:span text:style-name="T63">תכשיטין</text:span><text:span text:style-name="T67"> </text:span><text:span text:style-name="T63">כהללו</text:span><text:span text:style-name="T67"> </text:span><text:span text:style-name="T63">להוליכן</text:span><text:span text:style-name="T67"> </text:span><text:span text:style-name="T63">לבית</text:span><text:span text:style-name="T67"> </text:span><text:span text:style-name="T63">המשתה</text:span><text:span text:style-name="T67"> </text:span><text:span text:style-name="T63">להתכבד</text:span><text:span text:style-name="T67"> </text:span><text:span text:style-name="T63">בהן, ומשלמת</text:span><text:span text:style-name="T67"> </text:span><text:span text:style-name="T63">להקדש</text:span><text:span text:style-name="T67"> </text:span><text:span text:style-name="T63">שיעור</text:span><text:span text:style-name="T67"> </text:span><text:span text:style-name="T63">הנאה</text:span><text:span text:style-name="T67"> </text:span><text:span text:style-name="T63">שנשתמשה</text:span><text:span text:style-name="T67"> </text:span><text:span text:style-name="T63">בהן*;</text:span><text:span text:style-name="T27">)</text:span></text:p>
      <text:p text:style-name="P1"><text:span text:style-name="T27">(</text:span><text:span text:style-name="T63">וכל</text:span><text:span text:style-name="T67"> </text:span><text:span text:style-name="T63">דבר</text:span><text:span text:style-name="T67"> </text:span><text:span text:style-name="T63">שיש</text:span><text:span text:style-name="T67"> </text:span><text:span text:style-name="T63">בו</text:span><text:span text:style-name="T67"> </text:span><text:span text:style-name="T63">פגם, כגון</text:span><text:span text:style-name="T27">)</text:span> לבש<text:span text:style-name="T1"> </text:span>בחלוק, <text:span text:style-name="T27">(</text:span><text:span text:style-name="T63">או</text:span><text:span text:style-name="T27">)</text:span> כסה<text:span text:style-name="T1"> </text:span>בטלית, <text:span text:style-name="T27">(</text:span><text:span text:style-name="T63">או</text:span><text:span text:style-name="T27">)</text:span> ביקע<text:span text:style-name="T1"> </text:span>בקרדום<text:span text:style-name="T1"> </text:span><text:span text:style-name="T27">(</text:span><text:span text:style-name="T63">הואיל</text:span><text:span text:style-name="T67"> </text:span><text:span text:style-name="T63">ועומדין</text:span><text:span text:style-name="T67"> </text:span><text:span text:style-name="T63">ליפגם</text:span><text:span text:style-name="T27">)</text:span> - לא<text:span text:style-name="T1"> </text:span>מעל<text:span text:style-name="T1"> </text:span>עד<text:span text:style-name="T1"> </text:span>שיפגום<text:span text:style-name="T1"> </text:span><text:span text:style-name="T27">(</text:span><text:span text:style-name="T63">בשוה</text:span><text:span text:style-name="T67"> </text:span><text:span text:style-name="T63">פרוטה</text:span><text:span text:style-name="T27">)</text:span>.</text:p>
      <text:p text:style-name="P1">הנהנה<text:span text:style-name="T1"> </text:span>מן<text:span text:style-name="T1"> </text:span>החטאת<text:span text:style-name="T1"> </text:span>כשהיא<text:span text:style-name="T1"> </text:span>חיה<text:span text:style-name="T1"> </text:span>- לא<text:span text:style-name="T1"> </text:span>מעל<text:span text:style-name="T1"> </text:span>עד<text:span text:style-name="T1"> </text:span>שיפגום; כשהיא<text:span text:style-name="T1"> </text:span>מתה<text:span text:style-name="T1"> </text:span>- כיון<text:span text:style-name="T1"> </text:span>שנהנה<text:span text:style-name="T1"> </text:span>מעל.<text:span text:style-name="T63"> </text:span></text:p>
      <text:p text:style-name="P15">*[במשנה<text:span text:style-name="T53"> </text:span>להלן<text:span text:style-name="T53"> </text:span>יט,ב: 'אין<text:span text:style-name="T53"> </text:span>מועל<text:span text:style-name="T53"> </text:span>אחר<text:span text:style-name="T53"> </text:span>מועל<text:span text:style-name="T53"> </text:span>אלא<text:span text:style-name="T53"> </text:span>בבהמה<text:span text:style-name="T53"> </text:span>וכלי<text:span text:style-name="T53"> </text:span>שרת' – משום<text:span text:style-name="T53"> </text:span>שהכלי<text:span text:style-name="T53"> </text:span>שנעלו<text:span text:style-name="T53"> </text:span>בו<text:span text:style-name="T53"> </text:span>יוצא<text:span text:style-name="T53"> </text:span>לחולין! והרי<text:span text:style-name="T53"> </text:span>קטלא<text:span text:style-name="T53"> </text:span>אינה<text:span text:style-name="T53"> </text:span>כלי<text:span text:style-name="T53"> </text:span>שרת, ולפיכך<text:span text:style-name="T53"> </text:span>יצאה<text:span text:style-name="T53"> </text:span>לחולין, ואם<text:span text:style-name="T53"> </text:span>כן<text:span text:style-name="T53"> </text:span>מעלה<text:span text:style-name="T53"> </text:span>בכל<text:span text:style-name="T53"> </text:span>הערך, ומדוע<text:span text:style-name="T53"> </text:span>צריך<text:span text:style-name="T53"> </text:span>שומא<text:span text:style-name="T53"> </text:span>של<text:span text:style-name="T53"> </text:span>ההנאה? הרי<text:span text:style-name="T53"> </text:span>צריך<text:span text:style-name="T53"> </text:span>שומא<text:span text:style-name="T53"> </text:span>של<text:span text:style-name="T53"> </text:span>הקטלא<text:span text:style-name="T53"> </text:span>כולה?</text:p>
      <text:p text:style-name="P15">תשובה: במעליה<text:span text:style-name="T53"> </text:span>לא<text:span text:style-name="T53"> </text:span>קנתה<text:span text:style-name="T53"> </text:span>את<text:span text:style-name="T53"> </text:span>הקטלא, אלא<text:span text:style-name="T53"> </text:span>יצא<text:span text:style-name="T53"> </text:span>לחוילן<text:span text:style-name="T53"> </text:span>מבחינת<text:span text:style-name="T53"> </text:span>מעילה<text:span text:style-name="T53"> </text:span>והיא<text:span text:style-name="T53"> </text:span>נעשית<text:span text:style-name="T53"> </text:span>אחראית<text:span text:style-name="T53"> </text:span>לקטלא<text:span text:style-name="T53"> </text:span>להחזירו<text:span text:style-name="T53"> </text:span>בשלמותו<text:span text:style-name="T53"> </text:span>ובמצבו<text:span text:style-name="T53"> </text:span>המקורי, כמו<text:span text:style-name="T53"> </text:span>שגנב<text:span text:style-name="T53"> </text:span>קנה<text:span text:style-name="T53"> </text:span>לצורך<text:span text:style-name="T53"> </text:span>נזקיו, אך<text:span text:style-name="T53"> </text:span>החפץ<text:span text:style-name="T53"> </text:span>נשאר<text:span text:style-name="T53"> </text:span>קנינו<text:span text:style-name="T53"> </text:span>הממוני<text:span text:style-name="T53"> </text:span>של<text:span text:style-name="T53"> </text:span>הבעלים, ועל<text:span text:style-name="T53"> </text:span>הגנב<text:span text:style-name="T53"> </text:span>להחזיר<text:span text:style-name="T53"> </text:span>את<text:span text:style-name="T53"> </text:span>החפץ<text:span text:style-name="T53"> – </text:span>כן<text:span text:style-name="T53"> </text:span>כאן<text:span text:style-name="T53"> </text:span>על<text:span text:style-name="T53"> </text:span>העונדת<text:span text:style-name="T53"> </text:span>את<text:span text:style-name="T53"> </text:span>הקטלא<text:span text:style-name="T53"> </text:span>להחזירו, ולא<text:span text:style-name="T53"> </text:span>היה<text:span text:style-name="T53"> </text:span>לה<text:span text:style-name="T53"> </text:span>אלא<text:span text:style-name="T53"> </text:span>הנאת<text:span text:style-name="T53"> </text:span>שמוש, ולכך<text:span text:style-name="T53"> </text:span>צריך<text:span text:style-name="T53"> </text:span>שומא.]</text:p>
      <text:p text:style-name="P1"/>
      <text:p text:style-name="P1">גמרא:</text:p>
      <text:p text:style-name="P1">תנא: מודה<text:span text:style-name="T1"> </text:span>רבי<text:span text:style-name="T1"> </text:span>עקיבא<text:span text:style-name="T1"> </text:span>לחכמים<text:span text:style-name="T1"> </text:span>בדבר<text:span text:style-name="T1"> </text:span>שיש<text:span text:style-name="T1"> </text:span>בו<text:span text:style-name="T1"> </text:span>פגם<text:span text:style-name="T1"> </text:span><text:span text:style-name="T27">(</text:span><text:span text:style-name="T63">לא</text:span><text:span text:style-name="T67"> </text:span><text:span text:style-name="T63">מעל</text:span><text:span text:style-name="T67"> </text:span><text:span text:style-name="T63">אלא</text:span><text:span text:style-name="T67"> </text:span><text:span text:style-name="T63">לכשיפגמנו, דלא</text:span><text:span text:style-name="T67"> </text:span><text:span text:style-name="T63">אזלינן</text:span><text:span text:style-name="T67"> </text:span><text:span text:style-name="T63">בתר</text:span><text:span text:style-name="T67"> </text:span><text:span text:style-name="T63">הנאה</text:span><text:span text:style-name="T67"> </text:span><text:span text:style-name="T63">אלא</text:span><text:span text:style-name="T67"> </text:span><text:span text:style-name="T63">בתר</text:span><text:span text:style-name="T67"> </text:span><text:span text:style-name="T63">פגם</text:span><text:span text:style-name="T27">)</text:span>.</text:p>
      <text:p text:style-name="P1"><text:span text:style-name="T27">(</text:span><text:span text:style-name="T63">ופריך: אם</text:span><text:span text:style-name="T67"> </text:span><text:span text:style-name="T63">כן</text:span><text:span text:style-name="T67"> </text:span><text:span text:style-name="T63">דמודה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לרבנן</text:span><text:span text:style-name="T67"> </text:span><text:span text:style-name="T63">בדבר</text:span><text:span text:style-name="T67"> </text:span><text:span text:style-name="T63">שיש</text:span><text:span text:style-name="T67"> </text:span><text:span text:style-name="T63">בו</text:span><text:span text:style-name="T67"> </text:span><text:span text:style-name="T63">פגם</text:span><text:span text:style-name="T67"> </text:span><text:span text:style-name="T63">דלא</text:span><text:span text:style-name="T67"> </text:span><text:span text:style-name="T63">מעל</text:span><text:span text:style-name="T67"> </text:span><text:span text:style-name="T63">עד</text:span><text:span text:style-name="T67"> </text:span><text:span text:style-name="T63">שיפגום, ופשיטא</text:span><text:span text:style-name="T67"> </text:span><text:span text:style-name="T63">דרישא</text:span><text:span text:style-name="T67"> </text:span><text:span text:style-name="T63">דקאמר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'כיון</text:span><text:span text:style-name="T67"> </text:span><text:span text:style-name="T63">שנהנה</text:span><text:span text:style-name="T67"> </text:span><text:span text:style-name="T63">מעל</text:span><text:span text:style-name="T67"> </text:span><text:span text:style-name="T63">בדבר' שאין</text:span><text:span text:style-name="T67"> </text:span><text:span text:style-name="T63">בו</text:span><text:span text:style-name="T67"> </text:span><text:span text:style-name="T63">פגם</text:span><text:span text:style-name="T67"> </text:span><text:span text:style-name="T63">- אם</text:span><text:span text:style-name="T67"> </text:span><text:span text:style-name="T63">כן</text:span><text:span text:style-name="T67"> </text:span><text:span text:style-name="T63">היינו</text:span><text:span text:style-name="T67"> </text:span><text:span text:style-name="T63">רבנן,</text:span><text:span text:style-name="T27">)</text:span> במאי<text:span text:style-name="T1"> </text:span>קא<text:span text:style-name="T1"> </text:span>מיפלגי?</text:p>
      <text:p text:style-name="P1">אמר<text:span text:style-name="T1"> </text:span>רבא: בלבוש<text:span text:style-name="T1"> </text:span>מציעאה<text:span text:style-name="T1"> </text:span><text:span text:style-name="T27">(</text:span><text:span text:style-name="T63">דלא</text:span><text:span text:style-name="T67"> </text:span><text:span text:style-name="T63">לביש</text:span><text:span text:style-name="T67"> </text:span><text:span text:style-name="T63">ליה</text:span><text:span text:style-name="T67"> </text:span><text:span text:style-name="T63">מבחוץ</text:span><text:span text:style-name="T67"> </text:span><text:span text:style-name="T63">לגמרי, דמלבוש</text:span><text:span text:style-name="T67"> </text:span><text:span text:style-name="T63">החיצון</text:span><text:span text:style-name="T67"> </text:span><text:span text:style-name="T63">פגם</text:span><text:span text:style-name="T67"> </text:span><text:span text:style-name="T63">לאלתר; ולא</text:span><text:span text:style-name="T67"> </text:span><text:span text:style-name="T63">לגמרי</text:span><text:span text:style-name="T67"> </text:span><text:span text:style-name="T63">מבפנים</text:span><text:span text:style-name="T67"> </text:span><text:span text:style-name="T63">סמוך</text:span><text:span text:style-name="T67"> </text:span><text:span text:style-name="T63">לבשרו</text:span><text:span text:style-name="T67"> </text:span><text:span text:style-name="T63">- דההוא</text:span><text:span text:style-name="T67"> </text:span><text:span text:style-name="T63">נמי</text:span><text:span text:style-name="T67"> </text:span><text:span text:style-name="T63">פגים</text:span><text:span text:style-name="T67"> </text:span><text:span text:style-name="T63">לאלתר</text:span><text:span text:style-name="T67"> </text:span><text:span text:style-name="T63">שמתחכך</text:span><text:span text:style-name="T67"> </text:span><text:span text:style-name="T63">לבשר, אלא</text:span><text:span text:style-name="T67"> </text:span><text:span text:style-name="T63">בלבוש</text:span><text:span text:style-name="T67"> </text:span><text:span text:style-name="T63">שלובש</text:span><text:span text:style-name="T67"> </text:span><text:span text:style-name="T63">בינתים: בין</text:span><text:span text:style-name="T67"> </text:span><text:span text:style-name="T63">מלבוש</text:span><text:span text:style-name="T67"> </text:span><text:span text:style-name="T63">העליון</text:span><text:span text:style-name="T67"> </text:span><text:span text:style-name="T63">ובין</text:span><text:span text:style-name="T67"> </text:span><text:span text:style-name="T63">התחתון, שאינו</text:span><text:span text:style-name="T67"> </text:span><text:span text:style-name="T63">נפגם</text:span><text:span text:style-name="T67"> </text:span><text:span text:style-name="T63">עד</text:span><text:span text:style-name="T67"> </text:span><text:span text:style-name="T63">זמן</text:span><text:span text:style-name="T67"> </text:span><text:span text:style-name="T63">מרובה</text:span><text:span text:style-name="T27">)</text:span> ומלמלא<text:span text:style-name="T1"> </text:span><text:span text:style-name="T27">(</text:span><text:span text:style-name="T63">בגד</text:span><text:span text:style-name="T67"> </text:span><text:span text:style-name="T63">של</text:span><text:span text:style-name="T67"> </text:span><text:span text:style-name="T63">פשתן</text:span><text:span text:style-name="T67"> </text:span><text:span text:style-name="T63">שדק</text:span><text:span text:style-name="T67"> </text:span><text:span text:style-name="T63">ביותר, כדאמרינן</text:span><text:span text:style-name="T67"> </text:span><text:span text:style-name="T63">גיטין</text:span><text:span text:style-name="T67"> </text:span><text:span text:style-name="T64">(דף</text:span><text:span text:style-name="T68"> </text:span><text:span text:style-name="T64">נט.)</text:span><text:span text:style-name="T63"> 'דבר</text:span><text:span text:style-name="T67"> </text:span><text:span text:style-name="T63">הנמלל</text:span><text:span text:style-name="T67"> </text:span><text:span text:style-name="T63">ונמתח' דהוי</text:span><text:span text:style-name="T67"> </text:span><text:span text:style-name="T63">כי</text:span><text:span text:style-name="T67"> </text:span><text:span text:style-name="T63">אמגוזא</text:span><text:span text:style-name="T67"> </text:span><text:span text:style-name="T63">ופלגא: שכל</text:span><text:span text:style-name="T67"> </text:span><text:span text:style-name="T63">כך</text:span><text:span text:style-name="T67"> </text:span><text:span text:style-name="T63">דק</text:span><text:span text:style-name="T67"> </text:span><text:span text:style-name="T63">שכשכורכין</text:span><text:span text:style-name="T67"> </text:span><text:span text:style-name="T63">אותו</text:span><text:span text:style-name="T67"> </text:span><text:span text:style-name="T63">כולו</text:span><text:span text:style-name="T67"> </text:span><text:span text:style-name="T63">ביחד</text:span><text:span text:style-name="T67"> </text:span><text:span text:style-name="T63">אין</text:span><text:span text:style-name="T67"> </text:span><text:span text:style-name="T63">הכרך</text:span><text:span text:style-name="T67"> </text:span><text:span text:style-name="T63">גדול</text:span><text:span text:style-name="T67"> </text:span><text:span text:style-name="T63">יותר</text:span><text:span text:style-name="T67"> </text:span><text:span text:style-name="T63">מאגוז</text:span><text:span text:style-name="T67"> </text:span><text:span text:style-name="T63">וחצי; ולפי</text:span><text:span text:style-name="T67"> </text:span><text:span text:style-name="T63">שדמיו</text:span><text:span text:style-name="T67"> </text:span><text:span text:style-name="T63">יקרים</text:span><text:span text:style-name="T67"> </text:span><text:span text:style-name="T63">הרבה</text:span><text:span text:style-name="T67"> </text:span><text:span text:style-name="T63">- אינו</text:span><text:span text:style-name="T67"> </text:span><text:span text:style-name="T63">לובשו</text:span><text:span text:style-name="T67"> </text:span><text:span text:style-name="T63">אלא</text:span><text:span text:style-name="T67"> </text:span><text:span text:style-name="T63">פעם</text:span><text:span text:style-name="T67"> </text:span><text:span text:style-name="T63">בשנה</text:span><text:span text:style-name="T67"> </text:span><text:span text:style-name="T63">או</text:span><text:span text:style-name="T67"> </text:span><text:span text:style-name="T63">פעמים, ומשמרו</text:span><text:span text:style-name="T67"> </text:span><text:span text:style-name="T63">הרבה</text:span><text:span text:style-name="T67"> </text:span><text:span text:style-name="T63">שלא</text:span><text:span text:style-name="T67"> </text:span><text:span text:style-name="T63">יפגם, ואין</text:span><text:span text:style-name="T67"> </text:span><text:span text:style-name="T63">בו</text:span><text:span text:style-name="T67"> </text:span><text:span text:style-name="T63">פגם</text:span><text:span text:style-name="T67"> </text:span><text:span text:style-name="T63">עד</text:span><text:span text:style-name="T67"> </text:span><text:span text:style-name="T63">זמן</text:span><text:span text:style-name="T67"> </text:span><text:span text:style-name="T63">מרובה; ובהא</text:span><text:span text:style-name="T67"> </text:span><text:span text:style-name="T63">פליגי: רבי</text:span><text:span text:style-name="T67"> </text:span><text:span text:style-name="T63">עקיבא</text:span><text:span text:style-name="T67"> </text:span><text:span text:style-name="T63">סבר: הואיל</text:span><text:span text:style-name="T67"> </text:span><text:span text:style-name="T63">והוו</text:span><text:span text:style-name="T67"> </text:span><text:span text:style-name="T63">דברים</text:span><text:span text:style-name="T67"> </text:span><text:span text:style-name="T63">שאינן</text:span><text:span text:style-name="T67"> </text:span><text:span text:style-name="T63">נפגמין</text:span><text:span text:style-name="T67"> </text:span><text:span text:style-name="T63">לאלתר,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פגמי</text:span><text:span text:style-name="T67"> </text:span><text:span text:style-name="T63">לאחר</text:span><text:span text:style-name="T67"> </text:span><text:span text:style-name="T63">זמן, כיון</text:span><text:span text:style-name="T67"> </text:span><text:span text:style-name="T63">דלא</text:span><text:span text:style-name="T67"> </text:span><text:span text:style-name="T63">פגמי</text:span><text:span text:style-name="T67"> </text:span><text:span text:style-name="T63">לאלתר</text:span><text:span text:style-name="T67"> </text:span><text:span text:style-name="T63">הוי</text:span><text:span text:style-name="T67"> </text:span><text:span text:style-name="T63">כדבר</text:span><text:span text:style-name="T67"> </text:span><text:span text:style-name="T63">שאין</text:span><text:span text:style-name="T67"> </text:span><text:span text:style-name="T63">בו</text:span><text:span text:style-name="T67"> </text:span><text:span text:style-name="T63">פגם</text:span><text:span text:style-name="T67"> </text:span><text:span text:style-name="T63">דמועלין</text:span><text:span text:style-name="T67"> </text:span><text:span text:style-name="T63">בו</text:span><text:span text:style-name="T67"> </text:span><text:span text:style-name="T63">כיון</text:span><text:span text:style-name="T67"> </text:span><text:span text:style-name="T63">שנהנה</text:span><text:span text:style-name="T67"> </text:span><text:span text:style-name="T63">ממנו</text:span><text:span text:style-name="T67"> </text:span><text:span text:style-name="T63">כשוה</text:span><text:span text:style-name="T67"> </text:span><text:span text:style-name="T63">פרוטה,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פגם; ורבנן</text:span><text:span text:style-name="T67"> </text:span><text:span text:style-name="T63">סברי: הואיל</text:span><text:span text:style-name="T67"> </text:span><text:span text:style-name="T63">ויש</text:span><text:span text:style-name="T67"> </text:span><text:span text:style-name="T63">בו</text:span><text:span text:style-name="T67"> </text:span><text:span text:style-name="T63">פגם</text:span><text:span text:style-name="T67"> </text:span><text:span text:style-name="T63">מכל</text:span><text:span text:style-name="T67"> </text:span><text:span text:style-name="T63">מקום</text:span><text:span text:style-name="T67"> </text:span><text:span text:style-name="T63">לא</text:span><text:span text:style-name="T67"> </text:span><text:span text:style-name="T63">מעל</text:span><text:span text:style-name="T67"> </text:span><text:span text:style-name="T63">עד</text:span><text:span text:style-name="T67"> </text:span><text:span text:style-name="T63">שיפגום</text:span><text:span text:style-name="T27">)</text:span>.</text:p>
      <text:p text:style-name="P1"/>
      <text:p text:style-name="P3">תנו<text:span text:style-name="T1"> </text:span>רבנן: <text:span text:style-name="T33">[</text:span><text:span text:style-name="T64">ויקרא</text:span><text:span text:style-name="T68"> </text:span><text:span text:style-name="T64">ה,טו: </text:span><text:span text:style-name="T18">נפש</text:span><text:span text:style-name="T11"> </text:span><text:span text:style-name="T18">כי</text:span><text:span text:style-name="T19"> </text:span><text:span text:style-name="T18">תמעל</text:span><text:span text:style-name="T19"> </text:span><text:span text:style-name="T18">מעל</text:span><text:span text:style-name="T11"> </text:span><text:span text:style-name="T18">וחטאה</text:span><text:span text:style-name="T11"> </text:span><text:span text:style-name="T9">בשגגה</text:span><text:span text:style-name="T11"> </text:span><text:span text:style-name="T9">מקדשי</text:span><text:span text:style-name="T11"> </text:span><text:span text:style-name="T57">ה</text:span><text:span text:style-name="T59">’</text:span><text:span text:style-name="T11"> </text:span><text:span text:style-name="T9">והביא</text:span><text:span text:style-name="T11"> </text:span><text:span text:style-name="T9">את</text:span><text:span text:style-name="T11"> </text:span><text:span text:style-name="T9">אשמו</text:span><text:span text:style-name="T11"> </text:span><text:span text:style-name="T9">ל</text:span><text:span text:style-name="T57">ה</text:span><text:span text:style-name="T59">’</text:span><text:span text:style-name="T11"> </text:span><text:span text:style-name="T9">איל</text:span><text:span text:style-name="T11"> </text:span><text:span text:style-name="T9">תמים</text:span><text:span text:style-name="T11"> </text:span><text:span text:style-name="T9">מן</text:span><text:span text:style-name="T11"> </text:span><text:span text:style-name="T9">הצאן</text:span><text:span text:style-name="T11"> </text:span><text:span text:style-name="T9">בערכך</text:span><text:span text:style-name="T11"> </text:span><text:span text:style-name="T9">כסף</text:span><text:span text:style-name="T11"> </text:span><text:span text:style-name="T9">שקלים</text:span><text:span text:style-name="T11"> </text:span><text:span text:style-name="T9">בשקל</text:span><text:span text:style-name="T11"> </text:span><text:span text:style-name="T9">הקדש</text:span><text:span text:style-name="T11"> </text:span><text:span text:style-name="T9">לאשם</text:span><text:span text:style-name="T33">]</text:span> </text:p>
      <text:p text:style-name="P3"><text:span text:style-name="T115">'</text:span><text:span text:style-name="T35">נפש</text:span><text:span text:style-name="T115">' </text:span><text:span text:style-name="T27">(</text:span><text:span text:style-name="T63">האמור</text:span><text:span text:style-name="T67"> </text:span><text:span text:style-name="T63">במעילה</text:span><text:span text:style-name="T27">)</text:span><text:span text:style-name="T115"> - אחד</text:span><text:span text:style-name="T4"> </text:span><text:span text:style-name="T115">היחיד, ואחד</text:span><text:span text:style-name="T4"> </text:span><text:span text:style-name="T115">הנשיא, ואחד</text:span><text:span text:style-name="T4"> </text:span><text:span text:style-name="T115">המשיח; </text:span></text:p>
      <text:p text:style-name="P3"><text:span text:style-name="T115">'</text:span><text:span text:style-name="T35">כי</text:span><text:span text:style-name="T4"> </text:span><text:span text:style-name="T35">תמעל</text:span><text:span text:style-name="T4"> </text:span><text:span text:style-name="T35">מעל</text:span><text:span text:style-name="T115">' - אין</text:span><text:span text:style-name="T4"> </text:span><text:span text:style-name="T115">'מעל' אלא</text:span><text:span text:style-name="T4"> </text:span><text:span text:style-name="T115">שנוי, וכן</text:span><text:span text:style-name="T4"> </text:span><text:span text:style-name="T115">הוא</text:span><text:span text:style-name="T4"> </text:span><text:span text:style-name="T115">אומר</text:span><text:span text:style-name="T4"> </text:span><text:span text:style-name="T64">(במדבר</text:span><text:span text:style-name="T68"> </text:span><text:span text:style-name="T64">ה,יב)</text:span><text:span text:style-name="T115"> </text:span><text:span text:style-name="T33">[דבר</text:span><text:span text:style-name="T2"> </text:span><text:span text:style-name="T33">אל</text:span><text:span text:style-name="T2"> </text:span><text:span text:style-name="T33">בני</text:span><text:span text:style-name="T2"> </text:span><text:span text:style-name="T33">ישראל</text:span><text:span text:style-name="T2"> </text:span><text:span text:style-name="T33">ואמרת</text:span><text:span text:style-name="T2"> </text:span><text:span text:style-name="T33">אלהם]</text:span><text:span text:style-name="T35"> איש</text:span><text:span text:style-name="T4"> </text:span><text:span text:style-name="T35">איש</text:span><text:span text:style-name="T4"> </text:span><text:span text:style-name="T35">כי</text:span><text:span text:style-name="T4"> </text:span><text:span text:style-name="T35">תשטה</text:span><text:span text:style-name="T4"> </text:span><text:span text:style-name="T35">אשתו</text:span><text:span text:style-name="T4"> </text:span><text:span text:style-name="T35">ומעלה</text:span><text:span text:style-name="T4"> </text:span><text:span text:style-name="T35">בו</text:span><text:span text:style-name="T4"> </text:span><text:span text:style-name="T35">מעל</text:span><text:span text:style-name="T115">, ואומר</text:span><text:span text:style-name="T4"> </text:span><text:span text:style-name="T64">(דברי</text:span><text:span text:style-name="T68"> </text:span><text:span text:style-name="T64">הימים</text:span><text:span text:style-name="T68"> </text:span><text:span text:style-name="T64">א</text:span><text:span text:style-name="T68"> </text:span><text:span text:style-name="T64">ה,כה)</text:span><text:span text:style-name="T35"> וימעלו</text:span><text:span text:style-name="T4"> </text:span><text:span text:style-name="T35">באלהי</text:span></text:p>
      <text:p text:style-name="P1"/>
      <text:p text:style-name="P1">(מעילה<text:span text:style-name="T1"> </text:span>יח,ב)</text:p>
      <text:p text:style-name="P1"><text:span text:style-name="T35">אבותיהם</text:span><text:span text:style-name="T4"> </text:span><text:span text:style-name="T35">ויזנו</text:span><text:span text:style-name="T4"> </text:span><text:span text:style-name="T35">אחרי</text:span><text:span text:style-name="T4"> </text:span><text:span text:style-name="T141">הבעלים</text:span><text:span text:style-name="T4"> </text:span><text:span text:style-name="T35">אלהי</text:span><text:span text:style-name="T4"> </text:span><text:span text:style-name="T35">עמי</text:span><text:span text:style-name="T4"> </text:span><text:span text:style-name="T35">הארץ</text:span><text:span text:style-name="T4"> </text:span><text:span text:style-name="T33">[אשר</text:span><text:span text:style-name="T2"> </text:span><text:span text:style-name="T33">השמיד</text:span><text:span text:style-name="T2"> </text:span><text:span text:style-name="T33">אלקים</text:span><text:span text:style-name="T2"> </text:span><text:span text:style-name="T33">מפניהם]</text:span><text:span text:style-name="T115">; </text:span><text:span text:style-name="T27">(</text:span><text:span text:style-name="T72">וימעלו</text:span><text:span text:style-name="T67"> </text:span><text:span text:style-name="T63">וגו' </text:span><text:span text:style-name="T72">ויזנו</text:span><text:span text:style-name="T67"> </text:span><text:span text:style-name="T63">- ששינו</text:span><text:span text:style-name="T67"> </text:span><text:span text:style-name="T63">עצמם</text:span><text:span text:style-name="T67"> </text:span><text:span text:style-name="T63">מן</text:span><text:span text:style-name="T67"> </text:span><text:span text:style-name="T63">המקום</text:span><text:span text:style-name="T67"> </text:span><text:span text:style-name="T63">לעבודת</text:span><text:span text:style-name="T67"> </text:span><text:span text:style-name="T63">כוכבים</text:span><text:span text:style-name="T27">)</text:span><text:span text:style-name="T115">;</text:span></text:p>
      <text:p text:style-name="P46"><text:span text:style-name="T29">תוספות</text:span><text:span text:style-name="T2"> </text:span><text:span text:style-name="T30">[דף</text:span><text:span text:style-name="T3"> </text:span><text:span text:style-name="T30">יח/א]</text:span><text:span text:style-name="T29"> ד"ה</text:span><text:span text:style-name="T2"> </text:span><text:span text:style-name="T29">ואומר</text:span><text:span text:style-name="T2"> </text:span><text:span text:style-name="T29">וימעלו</text:span><text:span text:style-name="T2"> </text:span><text:span text:style-name="T29">באלהי</text:span><text:span text:style-name="T2"> </text:span><text:span text:style-name="T29">אבותיהם</text:span><text:span text:style-name="T2"> </text:span><text:span text:style-name="T29">ויזנו</text:span><text:span text:style-name="T2"> </text:span><text:span text:style-name="T29">אחרי</text:span><text:span text:style-name="T2"> </text:span><text:span text:style-name="T29">הבעלים. תימה: מאי</text:span><text:span text:style-name="T2"> </text:span><text:span text:style-name="T29">'ואומר'? </text:span></text:p>
      <text:p text:style-name="P46"><text:span text:style-name="T29">ויש</text:span><text:span text:style-name="T2"> </text:span><text:span text:style-name="T29">לומר: דאי</text:span><text:span text:style-name="T2"> </text:span><text:span text:style-name="T29">מסוטה</text:span><text:span text:style-name="T2"> </text:span><text:span text:style-name="T29">- הוה</text:span><text:span text:style-name="T2"> </text:span><text:span text:style-name="T29">אמינא</text:span><text:span text:style-name="T2"> </text:span><text:span text:style-name="T29">דדוקא</text:span><text:span text:style-name="T2"> </text:span><text:span text:style-name="T29">נהנה, דומיא</text:span><text:span text:style-name="T2"> </text:span><text:span text:style-name="T29">דסוטה, שנהנית</text:span><text:span text:style-name="T2"> </text:span><text:span text:style-name="T29">מן</text:span><text:span text:style-name="T2"> </text:span><text:span text:style-name="T29">העבירה, אבל</text:span><text:span text:style-name="T2"> </text:span><text:span text:style-name="T29">שינוי</text:span><text:span text:style-name="T2"> </text:span><text:span text:style-name="T29">בלא</text:span><text:span text:style-name="T2"> </text:span><text:span text:style-name="T29">הנאה</text:span><text:span text:style-name="T2"> </text:span><text:span text:style-name="T29">- כגון</text:span><text:span text:style-name="T2"> </text:span><text:span text:style-name="T29">מעות</text:span><text:span text:style-name="T2"> </text:span><text:span text:style-name="T29">דהקדש</text:span><text:span text:style-name="T2"> </text:span><text:span text:style-name="T29">דמוציא</text:span><text:span text:style-name="T2"> </text:span><text:span text:style-name="T29">לחולין</text:span><text:span text:style-name="T2"> </text:span><text:span text:style-name="T29">שלוקח</text:span><text:span text:style-name="T2"> </text:span><text:span text:style-name="T29">בהם</text:span><text:span text:style-name="T2"> </text:span><text:span text:style-name="T29">חפץ</text:span><text:span text:style-name="T2"> </text:span><text:span text:style-name="T29">לעצמו, או</text:span><text:span text:style-name="T2"> </text:span><text:span text:style-name="T29">כדתנן</text:span><text:span text:style-name="T2"> </text:span><text:span text:style-name="T29">במתניתין</text:span><text:span text:style-name="T2"> </text:span><text:span text:style-name="T30">[להלן</text:span><text:span text:style-name="T3"> </text:span><text:span text:style-name="T30">יט,ב]</text:span><text:span text:style-name="T29"> גבי</text:span><text:span text:style-name="T2"> </text:span><text:soft-page-break/><text:span text:style-name="T29">אבן</text:span><text:span text:style-name="T2"> </text:span><text:span text:style-name="T29">או</text:span><text:span text:style-name="T2"> </text:span><text:span text:style-name="T29">קורה</text:span><text:span text:style-name="T2"> </text:span><text:span text:style-name="T29">של</text:span><text:span text:style-name="T2"> </text:span><text:span text:style-name="T29">הקדש, נתנה</text:span><text:span text:style-name="T2"> </text:span><text:span text:style-name="T29">לחבירו</text:span><text:span text:style-name="T2"> </text:span><text:span text:style-name="T29">הוא</text:span><text:span text:style-name="T2"> </text:span><text:span text:style-name="T29">מעל, דאין</text:span><text:span text:style-name="T2"> </text:span><text:span text:style-name="T29">גופו</text:span><text:span text:style-name="T2"> </text:span><text:span text:style-name="T29">נהנה</text:span><text:span text:style-name="T2"> </text:span><text:span text:style-name="T29">מן</text:span><text:span text:style-name="T2"> </text:span><text:span text:style-name="T29">ההוצאה</text:span><text:span text:style-name="T2"> </text:span><text:span text:style-name="T29">עצמו</text:span><text:span text:style-name="T2"> </text:span><text:span text:style-name="T29">תימא</text:span><text:span text:style-name="T2"> </text:span><text:span text:style-name="T29">דאין</text:span><text:span text:style-name="T2"> </text:span><text:span text:style-name="T29">בזה</text:span><text:span text:style-name="T2"> </text:span><text:span text:style-name="T29">מעילה</text:span><text:span text:style-name="T2"> – </text:span><text:span text:style-name="T29">קא</text:span><text:span text:style-name="T2"> </text:span><text:span text:style-name="T29">משמע</text:span><text:span text:style-name="T2"> </text:span><text:span text:style-name="T29">לן</text:span><text:span text:style-name="T2"> </text:span><text:span text:style-name="T29">עכ"ל</text:span></text:p>
      <text:p text:style-name="P1"><text:span text:style-name="T115">יכול</text:span><text:span text:style-name="T4"> </text:span><text:span text:style-name="T115">פגם</text:span><text:span text:style-name="T4"> </text:span><text:span text:style-name="T115">ולא</text:span><text:span text:style-name="T4"> </text:span><text:span text:style-name="T115">נהנה</text:span><text:span text:style-name="T4"> </text:span><text:span text:style-name="T27">(</text:span><text:span text:style-name="T63">כלומר: יכול</text:span><text:span text:style-name="T67"> </text:span><text:span text:style-name="T63">יהא</text:span><text:span text:style-name="T67"> </text:span><text:span text:style-name="T63">מועל</text:span><text:span text:style-name="T67"> </text:span><text:span text:style-name="T63">היכא</text:span><text:span text:style-name="T67"> </text:span><text:span text:style-name="T63">דפגם</text:span><text:span text:style-name="T67"> </text:span><text:span text:style-name="T63">ולא</text:span><text:span text:style-name="T67"> </text:span><text:span text:style-name="T63">נהנה, כגון</text:span><text:span text:style-name="T67"> </text:span><text:span text:style-name="T63">שקרע</text:span><text:span text:style-name="T67"> </text:span><text:span text:style-name="T63">בגד</text:span><text:span text:style-name="T67"> </text:span><text:span text:style-name="T63">של</text:span><text:span text:style-name="T67"> </text:span><text:span text:style-name="T63">הקדש, דומיא</text:span><text:span text:style-name="T67"> </text:span><text:span text:style-name="T63">ד</text:span><text:span text:style-name="T72">וימעלו</text:span><text:span text:style-name="T67"> </text:span><text:span text:style-name="T63">דעבודת</text:span><text:span text:style-name="T67"> </text:span><text:span text:style-name="T63">כוכבים: דאיכא</text:span><text:span text:style-name="T67"> </text:span><text:span text:style-name="T63">שינוי</text:span><text:span text:style-name="T67"> </text:span><text:span text:style-name="T63">וליכא</text:span><text:span text:style-name="T67"> </text:span><text:span text:style-name="T63">הנאה</text:span><text:span text:style-name="T27">)</text:span><text:span text:style-name="T115"> או</text:span><text:span text:style-name="T4"> </text:span><text:span text:style-name="T115">נהנה</text:span><text:span text:style-name="T4"> </text:span><text:span text:style-name="T115">ולא</text:span><text:span text:style-name="T4"> </text:span><text:span text:style-name="T115">פגם</text:span><text:span text:style-name="T4"> </text:span><text:span text:style-name="T27">(</text:span><text:span text:style-name="T63">או</text:span><text:span text:style-name="T67"> </text:span><text:span text:style-name="T63">יהא</text:span><text:span text:style-name="T67"> </text:span><text:span text:style-name="T63">מועל</text:span><text:span text:style-name="T67"> </text:span><text:span text:style-name="T63">כשנהנה</text:span><text:span text:style-name="T67"> </text:span><text:span text:style-name="T63">ולא</text:span><text:span text:style-name="T67"> </text:span><text:span text:style-name="T63">פגם, כי</text:span><text:span text:style-name="T67"> </text:span><text:span text:style-name="T63">היכי</text:span><text:span text:style-name="T67"> </text:span><text:span text:style-name="T63">דאשכחן</text:span><text:span text:style-name="T67"> </text:span><text:span text:style-name="T63">בסוטה: דנהנה</text:span><text:span text:style-name="T67"> </text:span><text:span text:style-name="T63">ולא</text:span><text:span text:style-name="T67"> </text:span><text:span text:style-name="T63">פגם, שהרי</text:span><text:span text:style-name="T67"> </text:span><text:span text:style-name="T63">פגומה</text:span><text:span text:style-name="T67"> </text:span><text:span text:style-name="T63">ועומדת: שבעולה</text:span><text:span text:style-name="T67"> </text:span><text:span text:style-name="T63">היא</text:span><text:span text:style-name="T67"> </text:span><text:span text:style-name="T63">ומעילה</text:span><text:span text:style-name="T67"> </text:span><text:span text:style-name="T63">היא</text:span><text:span text:style-name="T27">)</text:span><text:span text:style-name="T115"> ובמחובר</text:span><text:span text:style-name="T4"> </text:span><text:span text:style-name="T115">לקרקע</text:span><text:span text:style-name="T4"> </text:span><text:span text:style-name="T27">(</text:span><text:span text:style-name="T63">כגון</text:span><text:span text:style-name="T67"> </text:span><text:span text:style-name="T63">באילן</text:span><text:span text:style-name="T67"> </text:span><text:span text:style-name="T63">של</text:span><text:span text:style-name="T67"> </text:span><text:span text:style-name="T63">הקדש</text:span><text:span text:style-name="T27">)</text:span><text:span text:style-name="T115"> ובשליח</text:span><text:span text:style-name="T4"> </text:span><text:span text:style-name="T115">שעשה</text:span><text:span text:style-name="T4"> </text:span><text:span text:style-name="T115">שליחותו</text:span><text:span text:style-name="T4"> </text:span><text:span text:style-name="T27">(</text:span><text:span text:style-name="T63">ש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- יכול</text:span><text:span text:style-name="T67"> </text:span><text:span text:style-name="T63">שימעול</text:span><text:span text:style-name="T67"> </text:span><text:span text:style-name="T63">השליח</text:span><text:span text:style-name="T67"> </text:span><text:span text:style-name="T63">כמו</text:span><text:span text:style-name="T67"> </text:span><text:span text:style-name="T63">שאילו</text:span><text:span text:style-name="T67"> </text:span><text:span text:style-name="T63">עשה</text:span><text:span text:style-name="T67"> </text:span><text:span text:style-name="T63">מדעת</text:span><text:span text:style-name="T67"> </text:span><text:span text:style-name="T63">עצמו</text:span><text:span text:style-name="T27">)</text:span><text:span text:style-name="T115">?</text:span></text:p>
      <text:p text:style-name="P1"><text:span text:style-name="T115">תלמוד</text:span><text:span text:style-name="T4"> </text:span><text:span text:style-name="T115">לומר</text:span><text:span text:style-name="T4"> </text:span><text:span text:style-name="T115">'</text:span><text:span text:style-name="T35">וחטאה</text:span><text:span text:style-name="T115">': נאמר</text:span><text:span text:style-name="T4"> </text:span><text:span text:style-name="T33">[</text:span><text:span text:style-name="T64">במדבר</text:span><text:span text:style-name="T68"> </text:span><text:span text:style-name="T64">יח,לב:</text:span><text:span text:style-name="T33"> ולא</text:span><text:span text:style-name="T2"> </text:span><text:span text:style-name="T33">תשאו</text:span><text:span text:style-name="T2"> </text:span><text:span text:style-name="T33">עליו]</text:span><text:span text:style-name="T35"> חטא</text:span><text:span text:style-name="T4"> </text:span><text:span text:style-name="T33">[בהרימכם</text:span><text:span text:style-name="T2"> </text:span><text:span text:style-name="T33">את</text:span><text:span text:style-name="T2"> </text:span><text:span text:style-name="T33">חלבו</text:span><text:span text:style-name="T2"> </text:span><text:span text:style-name="T33">ממנו</text:span><text:span text:style-name="T2"> </text:span><text:span text:style-name="T33">ואת</text:span><text:span text:style-name="T2"> </text:span><text:span text:style-name="T33">קדשי</text:span><text:span text:style-name="T2"> </text:span><text:span text:style-name="T33">בני</text:span><text:span text:style-name="T2"> </text:span><text:span text:style-name="T33">ישראל</text:span><text:span text:style-name="T2"> </text:span><text:span text:style-name="T33">לא</text:span><text:span text:style-name="T2"> </text:span><text:span text:style-name="T33">תחללו</text:span><text:span text:style-name="T2"> </text:span><text:span text:style-name="T33">ולא</text:span><text:span text:style-name="T2"> </text:span><text:span text:style-name="T33">תמותו]</text:span><text:span text:style-name="T115"> בתרומה, ונאמר</text:span><text:span text:style-name="T4"> </text:span><text:span text:style-name="T115">חטא</text:span><text:span text:style-name="T4"> </text:span><text:span text:style-name="T115">במעילה, מה</text:span><text:span text:style-name="T4"> </text:span><text:span text:style-name="T115">חטא</text:span><text:span text:style-name="T4"> </text:span><text:span text:style-name="T115">האמור</text:span><text:span text:style-name="T4"> </text:span><text:span text:style-name="T115">בתרומה</text:span><text:span text:style-name="T4"> </text:span><text:span text:style-name="T115">פוגם</text:span><text:span text:style-name="T4"> </text:span><text:span text:style-name="T115">ונהנה, ומי</text:span><text:span text:style-name="T4"> </text:span><text:span text:style-name="T115">שפגם</text:span><text:span text:style-name="T4"> </text:span><text:span text:style-name="T115">נהנה</text:span><text:span text:style-name="T4"> </text:span><text:span text:style-name="T27">(</text:span><text:span text:style-name="T63">דהוא</text:span><text:span text:style-name="T67"> </text:span><text:span text:style-name="T63">עצמו</text:span><text:span text:style-name="T67"> </text:span><text:span text:style-name="T63">שפגם</text:span><text:span text:style-name="T67"> </text:span><text:span text:style-name="T63">התרומה</text:span><text:span text:style-name="T67"> </text:span><text:span text:style-name="T63">הוא</text:span><text:span text:style-name="T67"> </text:span><text:span text:style-name="T63">עצמו</text:span><text:span text:style-name="T67"> </text:span><text:span text:style-name="T63">נהנה</text:span><text:span text:style-name="T67"> </text:span><text:span text:style-name="T63">ממנה</text:span><text:span text:style-name="T27">)</text:span><text:span text:style-name="T115">, ובדבר</text:span><text:span text:style-name="T4"> </text:span><text:span text:style-name="T115">שפוגם</text:span><text:span text:style-name="T4"> </text:span><text:span text:style-name="T115">בו</text:span><text:span text:style-name="T4"> </text:span><text:span text:style-name="T115">נהנה</text:span><text:span text:style-name="T4"> </text:span><text:span text:style-name="T27">(</text:span><text:span text:style-name="T63">ולא</text:span><text:span text:style-name="T67"> </text:span><text:span text:style-name="T63">בדבר</text:span><text:span text:style-name="T67"> </text:span><text:span text:style-name="T63">אחר</text:span><text:span text:style-name="T27">)</text:span><text:span text:style-name="T115">, ופגימתו</text:span><text:span text:style-name="T4"> </text:span><text:span text:style-name="T115">והנאתו</text:span><text:span text:style-name="T4"> </text:span><text:span text:style-name="T115">כאחד</text:span><text:span text:style-name="T4"> </text:span><text:span text:style-name="T27">(</text:span><text:span text:style-name="T63">בשעה</text:span><text:span text:style-name="T67"> </text:span><text:span text:style-name="T63">אחת, כדאמרינן</text:span><text:span text:style-name="T67"> </text:span><text:span text:style-name="T63">'הנאתו</text:span><text:span text:style-name="T67"> </text:span><text:span text:style-name="T63">וביעורו</text:span><text:span text:style-name="T67"> </text:span><text:span text:style-name="T63">שוה'</text:span><text:span text:style-name="T27">)</text:span><text:span text:style-name="T115">, ובתלוש</text:span><text:span text:style-name="T4"> </text:span><text:span text:style-name="T115">מן</text:span><text:span text:style-name="T4"> </text:span><text:span text:style-name="T115">הקרקע</text:span><text:span text:style-name="T4"> </text:span><text:span text:style-name="T27">(</text:span><text:span text:style-name="T63">דתרומה</text:span><text:span text:style-name="T67"> </text:span><text:span text:style-name="T63">אינה</text:span><text:span text:style-name="T67"> </text:span><text:span text:style-name="T63">נוהגת</text:span><text:span text:style-name="T67"> </text:span><text:span text:style-name="T63">אלא</text:span><text:span text:style-name="T67"> </text:span><text:span text:style-name="T63">בתלוש, דכתיב</text:span><text:span text:style-name="T67"> </text:span><text:span text:style-name="T64">(דברים</text:span><text:span text:style-name="T68"> </text:span><text:span text:style-name="T64">יח,ד)</text:span><text:span text:style-name="T63"> </text:span><text:span text:style-name="T72">ראשית</text:span><text:span text:style-name="T67"> </text:span><text:span text:style-name="T72">דגנך</text:span><text:span text:style-name="T67"> </text:span><text:span text:style-name="T63">היינו</text:span><text:span text:style-name="T67"> </text:span><text:span text:style-name="T63">דאידגן</text:span><text:span text:style-name="T27">)</text:span><text:span text:style-name="T115">, ובשליח</text:span><text:span text:style-name="T4"> </text:span><text:span text:style-name="T115">שעשה</text:span><text:span text:style-name="T4"> </text:span><text:span text:style-name="T115">שליחותו</text:span><text:span text:style-name="T4"> </text:span><text:span text:style-name="T27">(</text:span><text:span text:style-name="T63">דכי</text:span><text:span text:style-name="T67"> </text:span><text:span text:style-name="T63">תרם</text:span><text:span text:style-name="T67"> </text:span><text:span text:style-name="T63">מדעתו</text:span><text:span text:style-name="T67"> </text:span><text:span text:style-name="T63">ש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- הוא</text:span><text:span text:style-name="T67"> </text:span><text:span text:style-name="T63">דהויא</text:span><text:span text:style-name="T67"> </text:span><text:span text:style-name="T63">תרומה</text:span><text:span text:style-name="T27">)</text:span><text:span text:style-name="T115"> – אף</text:span><text:span text:style-name="T4"> </text:span><text:span text:style-name="T115">חטא</text:span><text:span text:style-name="T4"> </text:span><text:span text:style-name="T115">האמור</text:span><text:span text:style-name="T4"> </text:span><text:span text:style-name="T115">במעילה: פוגם</text:span><text:span text:style-name="T4"> </text:span><text:span text:style-name="T115">ונהנה</text:span><text:span text:style-name="T4"> </text:span><text:span text:style-name="T27">(</text:span><text:span text:style-name="T63">מעל; לאפוקי</text:span><text:span text:style-name="T67"> </text:span><text:span text:style-name="T63">פגם</text:span><text:span text:style-name="T67"> </text:span><text:span text:style-name="T63">ולא</text:span><text:span text:style-name="T67"> </text:span><text:span text:style-name="T63">נהנה, כגון: שקרע</text:span><text:span text:style-name="T67"> </text:span><text:span text:style-name="T63">שיראין</text:span><text:span text:style-name="T67"> </text:span><text:span text:style-name="T63">של</text:span><text:span text:style-name="T67"> </text:span><text:span text:style-name="T63">הקדש, או</text:span><text:span text:style-name="T67"> </text:span><text:span text:style-name="T63">לבש</text:span><text:span text:style-name="T67"> </text:span><text:span text:style-name="T63">חלוק, שנהנה</text:span><text:span text:style-name="T67"> </text:span><text:span text:style-name="T63">ולא</text:span><text:span text:style-name="T67"> </text:span><text:span text:style-name="T63">פגם</text:span><text:span text:style-name="T27">)</text:span><text:span text:style-name="T115">, ומי</text:span><text:span text:style-name="T4"> </text:span><text:span text:style-name="T115">שפגם</text:span><text:span text:style-name="T4"> </text:span><text:span text:style-name="T115">נהנה</text:span><text:span text:style-name="T4"> </text:span><text:span text:style-name="T27">(</text:span><text:span text:style-name="T63">אתי</text:span><text:span text:style-name="T67"> </text:span><text:span text:style-name="T63">למיעוטי</text:span><text:span text:style-name="T67"> </text:span><text:span text:style-name="T63">דנהנה</text:span><text:span text:style-name="T67"> </text:span><text:span text:style-name="T63">כחצי</text:span><text:span text:style-name="T67"> </text:span><text:span text:style-name="T63">שיעור, דלא</text:span><text:span text:style-name="T67"> </text:span><text:span text:style-name="T63">מעל</text:span><text:span text:style-name="T27">)</text:span><text:span text:style-name="T115">, ובדבר</text:span><text:span text:style-name="T4"> </text:span><text:span text:style-name="T115">שפוגם</text:span><text:span text:style-name="T4"> </text:span><text:span text:style-name="T115">בו</text:span><text:span text:style-name="T4"> </text:span><text:span text:style-name="T115">נהנה, ופגימתו</text:span><text:span text:style-name="T4"> </text:span><text:span text:style-name="T115">והנאתו</text:span><text:span text:style-name="T4"> </text:span><text:span text:style-name="T115">כאחד</text:span><text:span text:style-name="T4"> </text:span><text:span text:style-name="T27">(</text:span><text:span text:style-name="T63">למעוטי</text:span><text:span text:style-name="T67"> </text:span><text:span text:style-name="T63">פוגם</text:span><text:span text:style-name="T67"> </text:span><text:span text:style-name="T63">האידנא</text:span><text:span text:style-name="T67"> </text:span><text:span text:style-name="T63">פרוטה, ונהנה</text:span><text:span text:style-name="T67"> </text:span><text:span text:style-name="T63">למחר</text:span><text:span text:style-name="T67"> </text:span><text:span text:style-name="T63">פרוטה</text:span><text:span text:style-name="T27">)</text:span><text:span text:style-name="T115">, ובתלוש</text:span><text:span text:style-name="T4"> </text:span><text:span text:style-name="T115">מן</text:span><text:span text:style-name="T4"> </text:span><text:span text:style-name="T115">הקרקע, ובשליח</text:span><text:span text:style-name="T4"> </text:span><text:span text:style-name="T115">שעשה</text:span><text:span text:style-name="T4"> </text:span><text:span text:style-name="T115">שליחותו</text:span><text:span text:style-name="T4"> </text:span><text:span text:style-name="T27">(</text:span><text:span text:style-name="T63">של</text:span><text:span text:style-name="T67"> </text:span><text:span text:style-name="T63">בעל</text:span><text:span text:style-name="T67"> </text:span><text:span text:style-name="T63">הבית, דבעל</text:span><text:span text:style-name="T67"> </text:span><text:span text:style-name="T63">הבית</text:span><text:span text:style-name="T67"> </text:span><text:span text:style-name="T63">מעל, פרט</text:span><text:span text:style-name="T67"> </text:span><text:span text:style-name="T63">לשליח</text:span><text:span text:style-name="T67"> </text:span><text:span text:style-name="T63">שלא</text:span><text:span text:style-name="T67"> </text:span><text:span text:style-name="T63">עשה</text:span><text:span text:style-name="T67"> </text:span><text:span text:style-name="T63">שליחותו</text:span><text:span text:style-name="T67"> </text:span><text:span text:style-name="T63">אלא</text:span><text:span text:style-name="T67"> </text:span><text:span text:style-name="T63">מדעת</text:span><text:span text:style-name="T67"> </text:span><text:span text:style-name="T63">עצמו</text:span><text:span text:style-name="T67"> </text:span><text:span text:style-name="T63">- שלא</text:span><text:span text:style-name="T67"> </text:span><text:span text:style-name="T63">מעל</text:span><text:span text:style-name="T67"> </text:span><text:span text:style-name="T63">בעל</text:span><text:span text:style-name="T67"> </text:span><text:span text:style-name="T63">הבית</text:span><text:span text:style-name="T27">)</text:span><text:span text:style-name="T115">;</text:span></text:p>
      <text:p text:style-name="P1"><text:span text:style-name="T115">אין</text:span><text:span text:style-name="T4"> </text:span><text:span text:style-name="T115">לי</text:span><text:span text:style-name="T4"> </text:span><text:span text:style-name="T115">אלא</text:span><text:span text:style-name="T4"> </text:span><text:span text:style-name="T115">אוכל</text:span><text:span text:style-name="T4"> </text:span><text:span text:style-name="T27">(</text:span><text:span text:style-name="T63">כדאמרן: דכיון</text:span><text:span text:style-name="T67"> </text:span><text:span text:style-name="T63">דיליף</text:span><text:span text:style-name="T67"> </text:span><text:span text:style-name="T63">מתרומה</text:span><text:span text:style-name="T67"> </text:span><text:span text:style-name="T63">- לא</text:span><text:span text:style-name="T67"> </text:span><text:span text:style-name="T63">אשכחן</text:span><text:span text:style-name="T67"> </text:span><text:span text:style-name="T63">אלא</text:span><text:span text:style-name="T67"> </text:span><text:span text:style-name="T63">אוכֵל, דכתיב</text:span><text:span text:style-name="T67"> </text:span><text:span text:style-name="T64">(ויקרא</text:span><text:span text:style-name="T68"> </text:span><text:span text:style-name="T64">כב,יד)</text:span><text:span text:style-name="T72"> ואיש</text:span><text:span text:style-name="T67"> </text:span><text:span text:style-name="T72">כי</text:span><text:span text:style-name="T67"> </text:span><text:span text:style-name="T72">יאכל</text:span><text:span text:style-name="T67"> </text:span><text:span text:style-name="T72">קדש</text:span><text:span text:style-name="T67"> </text:span><text:span text:style-name="T72">בשגגה</text:span><text:span text:style-name="T67"> </text:span><text:span text:style-name="T73">[ויסף</text:span><text:span text:style-name="T69"> </text:span><text:span text:style-name="T73">חמשיתו</text:span><text:span text:style-name="T69"> </text:span><text:span text:style-name="T73">עליו</text:span><text:span text:style-name="T69"> </text:span><text:span text:style-name="T73">ונתן</text:span><text:span text:style-name="T69"> </text:span><text:span text:style-name="T73">לכהן</text:span><text:span text:style-name="T69"> </text:span><text:span text:style-name="T73">את</text:span><text:span text:style-name="T69"> </text:span><text:span text:style-name="T73">הקדש]</text:span><text:span text:style-name="T27">)</text:span><text:span text:style-name="T115"> ונהנה</text:span><text:span text:style-name="T4"> </text:span><text:span text:style-name="T115">בדבר</text:span><text:span text:style-name="T4"> </text:span><text:span text:style-name="T115">שאין</text:span><text:span text:style-name="T4"> </text:span><text:span text:style-name="T115">בו</text:span><text:span text:style-name="T4"> </text:span><text:span text:style-name="T115">פגם; מנין</text:span><text:span text:style-name="T4"> </text:span><text:span text:style-name="T115">אכילתו</text:span><text:span text:style-name="T4"> </text:span><text:span text:style-name="T115">ואכילת</text:span><text:span text:style-name="T4"> </text:span><text:span text:style-name="T115">חברו</text:span><text:span text:style-name="T4"> </text:span><text:span text:style-name="T27">(</text:span><text:span text:style-name="T63">כגון</text:span><text:span text:style-name="T67"> </text:span><text:span text:style-name="T63">שלקח</text:span><text:span text:style-name="T67"> </text:span><text:span text:style-name="T63">שוה</text:span><text:span text:style-name="T67"> </text:span><text:span text:style-name="T63">פרוטה</text:span><text:span text:style-name="T67"> </text:span><text:span text:style-name="T63">מן</text:span><text:span text:style-name="T67"> </text:span><text:span text:style-name="T63">ההקדש</text:span><text:span text:style-name="T67"> </text:span><text:span text:style-name="T63">ואכל</text:span><text:span text:style-name="T67"> </text:span><text:span text:style-name="T63">הוא</text:span><text:span text:style-name="T67"> </text:span><text:span text:style-name="T63">חציה</text:span><text:span text:style-name="T67"> </text:span><text:span text:style-name="T63">והאכיל</text:span><text:span text:style-name="T67"> </text:span><text:span text:style-name="T63">חציה</text:span><text:span text:style-name="T67"> </text:span><text:span text:style-name="T63">לחבירו</text:span><text:span text:style-name="T27">)</text:span><text:span text:style-name="T115">, </text:span><text:span text:style-name="T27">(</text:span><text:span text:style-name="T63">או</text:span><text:span text:style-name="T27">)</text:span><text:span text:style-name="T115"> הנייתו</text:span><text:span text:style-name="T4"> </text:span><text:span text:style-name="T115">והניית</text:span><text:span text:style-name="T4"> </text:span><text:span text:style-name="T115">חברו</text:span><text:span text:style-name="T4"> </text:span><text:span text:style-name="T27">(</text:span><text:span text:style-name="T63">נהנה</text:span><text:span text:style-name="T67"> </text:span><text:span text:style-name="T63">הוא</text:span><text:span text:style-name="T67"> </text:span><text:span text:style-name="T63">כחצי</text:span><text:span text:style-name="T67"> </text:span><text:span text:style-name="T63">שיעור</text:span><text:span text:style-name="T67"> </text:span><text:span text:style-name="T63">ונתן</text:span><text:span text:style-name="T67"> </text:span><text:span text:style-name="T63">לחברו</text:span><text:span text:style-name="T67"> </text:span><text:span text:style-name="T63">החצי</text:span><text:span text:style-name="T67"> </text:span><text:span text:style-name="T63">האחר</text:span><text:span text:style-name="T67"> </text:span><text:span text:style-name="T99">ונהנה</text:span><text:span text:style-name="T100"> </text:span><text:span text:style-name="T99">הוא</text:span><text:span text:style-name="T27">)</text:span><text:span text:style-name="T115">, הנאתו</text:span><text:span text:style-name="T4"> </text:span><text:span text:style-name="T115">ואכילת</text:span><text:span text:style-name="T4"> </text:span><text:span text:style-name="T115">חברו</text:span><text:span text:style-name="T4"> </text:span><text:span text:style-name="T27">(</text:span><text:span text:style-name="T63">כגון</text:span><text:span text:style-name="T67"> </text:span><text:span text:style-name="T63">שסך</text:span><text:span text:style-name="T67"> </text:span><text:span text:style-name="T63">משמן</text:span><text:span text:style-name="T67"> </text:span><text:span text:style-name="T63">של</text:span><text:span text:style-name="T67"> </text:span><text:span text:style-name="T63">הקדש</text:span><text:span text:style-name="T67"> </text:span><text:span text:style-name="T63">בחצי</text:span><text:span text:style-name="T67"> </text:span><text:span text:style-name="T63">פרוטה</text:span><text:span text:style-name="T67"> </text:span><text:span text:style-name="T63">ונתן</text:span><text:span text:style-name="T67"> </text:span><text:span text:style-name="T63">לחברו</text:span><text:span text:style-name="T67"> </text:span><text:span text:style-name="T63">החצי</text:span><text:span text:style-name="T67"> </text:span><text:span text:style-name="T63">האחר</text:span><text:span text:style-name="T67"> </text:span><text:span text:style-name="T63">ואכלו</text:span><text:span text:style-name="T27">)</text:span><text:span text:style-name="T115">, </text:span><text:span text:style-name="T27">(</text:span><text:span text:style-name="T63">וכן</text:span><text:span text:style-name="T67"> </text:span><text:span text:style-name="T63">להפך:</text:span><text:span text:style-name="T27">)</text:span><text:span text:style-name="T115"> אכילתו</text:span><text:span text:style-name="T4"> </text:span><text:span text:style-name="T115">והניית</text:span><text:span text:style-name="T4"> </text:span><text:span text:style-name="T115">חברו</text:span><text:span text:style-name="T4"> </text:span><text:span text:style-name="T27">(</text:span><text:span text:style-name="T63">והכא</text:span><text:span text:style-name="T67"> </text:span><text:span text:style-name="T63">לא</text:span><text:span text:style-name="T67"> </text:span><text:span text:style-name="T63">מיירי</text:span><text:span text:style-name="T67"> </text:span><text:span text:style-name="T63">בשום</text:span><text:span text:style-name="T67"> </text:span><text:span text:style-name="T63">פוגם</text:span><text:span text:style-name="T67"> </text:span><text:span text:style-name="T63">אלא</text:span><text:span text:style-name="T67"> </text:span><text:span text:style-name="T63">באוכל</text:span><text:span text:style-name="T27">)</text:span><text:span text:style-name="T115"> - שמצטרפין</text:span><text:span text:style-name="T4"> </text:span><text:span text:style-name="T115">זה</text:span><text:span text:style-name="T4"> </text:span><text:span text:style-name="T115">עם</text:span><text:span text:style-name="T4"> </text:span><text:span text:style-name="T115">זה, אפילו</text:span><text:span text:style-name="T4"> </text:span><text:span text:style-name="T115">לזמן</text:span><text:span text:style-name="T4"> </text:span><text:span text:style-name="T115">מרובה</text:span><text:span text:style-name="T4"> </text:span><text:span text:style-name="T27">(</text:span><text:span text:style-name="T63">כגון</text:span><text:span text:style-name="T67"> </text:span><text:span text:style-name="T63">שאכל</text:span><text:span text:style-name="T67"> </text:span><text:span text:style-name="T63">זה</text:span><text:span text:style-name="T67"> </text:span><text:span text:style-name="T63">חצי</text:span><text:span text:style-name="T67"> </text:span><text:span text:style-name="T63">שיעור</text:span><text:span text:style-name="T67"> </text:span><text:span text:style-name="T63">בשחרית</text:span><text:span text:style-name="T67"> </text:span><text:span text:style-name="T63">וחבירו</text:span><text:span text:style-name="T67"> </text:span><text:span text:style-name="T63">לערב</text:span><text:span text:style-name="T67"> </text:span><text:span text:style-name="T63">באותו</text:span><text:span text:style-name="T67"> </text:span><text:span text:style-name="T63">יום</text:span><text:span text:style-name="T27">)</text:span><text:span text:style-name="T115"> – מנין</text:span><text:span text:style-name="T4"> </text:span><text:span text:style-name="T27">(</text:span><text:span text:style-name="T63">מנין</text:span><text:span text:style-name="T67"> </text:span><text:span text:style-name="T63">שמצטרפין</text:span><text:span text:style-name="T67"> </text:span><text:span text:style-name="T63">ויהא</text:span><text:span text:style-name="T67"> </text:span><text:span text:style-name="T63">הנהנה</text:span><text:span text:style-name="T67"> </text:span><text:span text:style-name="T63">חייב</text:span><text:span text:style-name="T27">)</text:span><text:span text:style-name="T115">? </text:span></text:p>
      <text:p text:style-name="P1"><text:span text:style-name="T115">תלמוד</text:span><text:span text:style-name="T4"> </text:span><text:span text:style-name="T115">לומר: '</text:span><text:span text:style-name="T35">תמעול</text:span><text:span text:style-name="T4"> </text:span><text:span text:style-name="T35">מעל</text:span><text:span text:style-name="T115">' - </text:span><text:span text:style-name="T27">(</text:span><text:span text:style-name="T63">ריבה</text:span><text:span text:style-name="T27">)</text:span><text:span text:style-name="T115"> מכל</text:span><text:span text:style-name="T4"> </text:span><text:span text:style-name="T115">מקום. </text:span></text:p>
      <text:p text:style-name="P1"><text:span text:style-name="T115">אי</text:span><text:span text:style-name="T4"> </text:span><text:span text:style-name="T115">מה</text:span><text:span text:style-name="T4"> </text:span><text:span text:style-name="T115">'</text:span><text:span text:style-name="T35">חטא</text:span><text:span text:style-name="T115">' האמור</text:span><text:span text:style-name="T4"> </text:span><text:span text:style-name="T115">בתרומה</text:span><text:span text:style-name="T4"> </text:span><text:span text:style-name="T115">לא</text:span><text:span text:style-name="T4"> </text:span><text:span text:style-name="T115">צירף</text:span><text:span text:style-name="T4"> </text:span><text:span text:style-name="T115">שתי</text:span><text:span text:style-name="T4"> </text:span><text:span text:style-name="T115">אכילות</text:span><text:span text:style-name="T4"> </text:span><text:span text:style-name="T115">כאחד</text:span><text:span text:style-name="T4"> </text:span><text:span text:style-name="T27">(</text:span><text:span text:style-name="T63">אלא</text:span><text:span text:style-name="T67"> </text:span><text:span text:style-name="T63">אכילה</text:span><text:span text:style-name="T67"> </text:span><text:span text:style-name="T63">אחת</text:span><text:span text:style-name="T67"> </text:span><text:span text:style-name="T63">בעי</text:span><text:span text:style-name="T67"> </text:span><text:span text:style-name="T63">בכזית, כדכתיב</text:span><text:span text:style-name="T67"> </text:span><text:span text:style-name="T64">(ויקרא</text:span><text:span text:style-name="T68"> </text:span><text:span text:style-name="T64">כב,יד)</text:span><text:span text:style-name="T72"> ואיש</text:span><text:span text:style-name="T67"> </text:span><text:span text:style-name="T72">כי</text:span><text:span text:style-name="T67"> </text:span><text:span text:style-name="T72">יאכל</text:span><text:span text:style-name="T67"> </text:span><text:span text:style-name="T72">קדש</text:span><text:span text:style-name="T67"> </text:span><text:span text:style-name="T73">[בשגגה</text:span><text:span text:style-name="T69"> </text:span><text:span text:style-name="T73">ויסף</text:span><text:span text:style-name="T69"> </text:span><text:span text:style-name="T73">חמשיתו</text:span><text:span text:style-name="T69"> </text:span><text:span text:style-name="T73">עליו</text:span><text:span text:style-name="T69"> </text:span><text:span text:style-name="T73">ונתן</text:span><text:span text:style-name="T69"> </text:span><text:span text:style-name="T73">לכהן</text:span><text:span text:style-name="T69"> </text:span><text:span text:style-name="T73">את</text:span><text:span text:style-name="T69"> </text:span><text:span text:style-name="T73">הקדש]</text:span><text:span text:style-name="T63">, דבתרומה</text:span><text:span text:style-name="T67"> </text:span><text:span text:style-name="T63">קא</text:span><text:span text:style-name="T67"> </text:span><text:span text:style-name="T63">מיירי</text:span><text:span text:style-name="T27">)</text:span><text:span text:style-name="T115">, אף</text:span><text:span text:style-name="T4"> </text:span><text:span text:style-name="T115">חטא</text:span><text:span text:style-name="T4"> </text:span><text:span text:style-name="T115">האמור</text:span><text:span text:style-name="T4"> </text:span><text:span text:style-name="T115">במעילה</text:span><text:span text:style-name="T4"> </text:span><text:span text:style-name="T115">לא</text:span><text:span text:style-name="T4"> </text:span><text:span text:style-name="T115">צירף</text:span><text:span text:style-name="T4"> </text:span><text:span text:style-name="T115">שתי</text:span><text:span text:style-name="T4"> </text:span><text:span text:style-name="T115">אכילות</text:span><text:span text:style-name="T4"> </text:span><text:span text:style-name="T115">כאחד</text:span><text:span text:style-name="T4"> </text:span><text:span text:style-name="T27">(</text:span><text:span text:style-name="T63">ואנן</text:span><text:span text:style-name="T67"> </text:span><text:span text:style-name="T63">קיימא</text:span><text:span text:style-name="T67"> </text:span><text:span text:style-name="T63">לן</text:span><text:span text:style-name="T67"> </text:span><text:span text:style-name="T63">דצירף</text:span><text:span text:style-name="T67"> </text:span><text:span text:style-name="T63">בה</text:span><text:span text:style-name="T67"> </text:span><text:span text:style-name="T63">שתי</text:span><text:span text:style-name="T67"> </text:span><text:span text:style-name="T63">אכילות</text:span><text:span text:style-name="T67"> </text:span><text:span text:style-name="T63">כאחת</text:span><text:span text:style-name="T27">)</text:span><text:span text:style-name="T115">? מנין</text:span><text:span text:style-name="T4"> </text:span><text:span text:style-name="T27">(</text:span><text:span text:style-name="T63">אתה</text:span><text:span text:style-name="T67"> </text:span><text:span text:style-name="T63">אומר</text:span><text:span text:style-name="T67"> </text:span><text:span text:style-name="T63">שאם</text:span><text:span text:style-name="T27">)</text:span><text:span text:style-name="T115"> אכל</text:span><text:span text:style-name="T4"> </text:span><text:span text:style-name="T115">היום</text:span><text:span text:style-name="T4"> </text:span><text:span text:style-name="T27">(</text:span><text:span text:style-name="T63">חצי</text:span><text:span text:style-name="T67"> </text:span><text:span text:style-name="T63">שיעור</text:span><text:span text:style-name="T27">)</text:span><text:span text:style-name="T115"> ואכל</text:span><text:span text:style-name="T4"> </text:span><text:span text:style-name="T115">למחר</text:span><text:span text:style-name="T4"> </text:span><text:span text:style-name="T27">(</text:span><text:span text:style-name="T63">חצי</text:span><text:span text:style-name="T67"> </text:span><text:span text:style-name="T63">שיעור, דהיינו</text:span><text:span text:style-name="T67"> </text:span><text:span text:style-name="T63">שתי</text:span><text:span text:style-name="T67"> </text:span><text:span text:style-name="T63">אכילות</text:span><text:span text:style-name="T27">)</text:span><text:span text:style-name="T115"> ואפילו</text:span><text:span text:style-name="T4"> </text:span><text:span text:style-name="T115">לזמן</text:span><text:span text:style-name="T4"> </text:span><text:span text:style-name="T115">מרובה</text:span><text:span text:style-name="T4"> </text:span><text:span text:style-name="T27">(</text:span><text:span text:style-name="T63">מנין</text:span><text:span text:style-name="T67"> </text:span><text:span text:style-name="T63">שהוא</text:span><text:span text:style-name="T67"> </text:span><text:span text:style-name="T63">חייב</text:span><text:span text:style-name="T27">)</text:span><text:span text:style-name="T115">? </text:span><text:span text:style-name="T27">(</text:span><text:span text:style-name="T63">הא</text:span><text:span text:style-name="T67"> </text:span><text:span text:style-name="T63">מילתא</text:span><text:span text:style-name="T67"> </text:span><text:span text:style-name="T63">איכא</text:span><text:span text:style-name="T67"> </text:span><text:span text:style-name="T63">בין</text:span><text:span text:style-name="T67"> </text:span><text:span text:style-name="T63">'זמן</text:span><text:span text:style-name="T67"> </text:span><text:span text:style-name="T63">מרובה' דהכא</text:span><text:span text:style-name="T67"> </text:span><text:span text:style-name="T63">ל'זמן</text:span><text:span text:style-name="T67"> </text:span><text:span text:style-name="T63">מרובה' דלעיל: דהאי</text:span><text:span text:style-name="T67"> </text:span><text:span text:style-name="T63">דהכא</text:span><text:span text:style-name="T67"> </text:span><text:span text:style-name="T63">משמע</text:span><text:span text:style-name="T67"> </text:span><text:span text:style-name="T63">בין</text:span><text:span text:style-name="T67"> </text:span><text:span text:style-name="T63">לאחר</text:span><text:span text:style-name="T67"> </text:span><text:span text:style-name="T63">שנים</text:span><text:span text:style-name="T67"> </text:span><text:span text:style-name="T63">או</text:span><text:span text:style-name="T67"> </text:span><text:span text:style-name="T63">שלשה</text:span><text:span text:style-name="T67"> </text:span><text:span text:style-name="T63">ימים, דקתני</text:span><text:span text:style-name="T67"> </text:span><text:span text:style-name="T63">ביה</text:span><text:span text:style-name="T67"> </text:span><text:span text:style-name="T63">'אכל</text:span><text:span text:style-name="T67"> </text:span><text:span text:style-name="T63">היום</text:span><text:span text:style-name="T67"> </text:span><text:span text:style-name="T63">ואכל</text:span><text:span text:style-name="T67"> </text:span><text:span text:style-name="T63">למחר', וההוא</text:span><text:span text:style-name="T67"> </text:span><text:span text:style-name="T63">דלעיל</text:span><text:span text:style-name="T67"> </text:span><text:span text:style-name="T63">לא</text:span><text:span text:style-name="T67"> </text:span><text:span text:style-name="T63">משמע</text:span><text:span text:style-name="T67"> </text:span><text:span text:style-name="T63">אלא</text:span><text:span text:style-name="T67"> </text:span><text:span text:style-name="T63">ביום</text:span><text:span text:style-name="T67"> </text:span><text:span text:style-name="T63">אחד, דלא</text:span><text:span text:style-name="T67"> </text:span><text:span text:style-name="T63">תנא</text:span><text:span text:style-name="T67"> </text:span><text:span text:style-name="T63">'אכל</text:span><text:span text:style-name="T67"> </text:span><text:span text:style-name="T63">היום</text:span><text:span text:style-name="T67"> </text:span><text:span text:style-name="T63">ואכל</text:span><text:span text:style-name="T67"> </text:span><text:span text:style-name="T63">למחר';</text:span><text:span text:style-name="T27">)</text:span><text:span text:style-name="T115"> </text:span></text:p>
      <text:p text:style-name="P7">תלמוד<text:span text:style-name="T1"> </text:span>לומר: '<text:span text:style-name="T32">תמעול</text:span><text:span text:style-name="T1"> </text:span><text:span text:style-name="T32">מעל</text:span>' - מכל<text:span text:style-name="T1"> </text:span>מקום. </text:p>
      <text:p text:style-name="P1"><text:span text:style-name="T115">אי</text:span><text:span text:style-name="T4"> </text:span><text:span text:style-name="T115">מה</text:span><text:span text:style-name="T4"> </text:span><text:span text:style-name="T115">חטא</text:span><text:span text:style-name="T4"> </text:span><text:span text:style-name="T115">האמור</text:span><text:span text:style-name="T4"> </text:span><text:span text:style-name="T115">בתרומה</text:span><text:span text:style-name="T4"> </text:span><text:span text:style-name="T115">פגימתו</text:span><text:span text:style-name="T4"> </text:span><text:span text:style-name="T115">והנאתו</text:span><text:span text:style-name="T4"> </text:span><text:span text:style-name="T115">כאחד, מנין</text:span><text:span text:style-name="T4"> </text:span><text:span text:style-name="T115">לאכילתו</text:span><text:span text:style-name="T4"> </text:span><text:span text:style-name="T115">ואכילת</text:span><text:span text:style-name="T4"> </text:span><text:span text:style-name="T115">חברו</text:span><text:span text:style-name="T4"> </text:span><text:span text:style-name="T115">ואפילו</text:span><text:span text:style-name="T4"> </text:span><text:span text:style-name="T27">(</text:span><text:span text:style-name="T63">לא</text:span><text:span text:style-name="T67"> </text:span><text:span text:style-name="T63">השלים</text:span><text:span text:style-name="T67"> </text:span><text:span text:style-name="T63">שיעור</text:span><text:span text:style-name="T67"> </text:span><text:span text:style-name="T63">אכילתו</text:span><text:span text:style-name="T27">)</text:span><text:span text:style-name="T115"> מכאן</text:span><text:span text:style-name="T4"> </text:span><text:span text:style-name="T115">ועד</text:span><text:span text:style-name="T4"> </text:span><text:span text:style-name="T115">שלש</text:span><text:span text:style-name="T4"> </text:span><text:span text:style-name="T115">שנים</text:span><text:span text:style-name="T4"> </text:span><text:span text:style-name="T115">מנין</text:span><text:span text:style-name="T4"> </text:span><text:span text:style-name="T27">(</text:span><text:span text:style-name="T63">שהוא</text:span><text:span text:style-name="T67"> </text:span><text:span text:style-name="T63">חייב</text:span><text:span text:style-name="T27">)</text:span><text:span text:style-name="T115">?</text:span></text:p>
      <text:p text:style-name="P7">תלמוד<text:span text:style-name="T1"> </text:span>לומר: '<text:span text:style-name="T32">תמעול</text:span><text:span text:style-name="T1"> </text:span><text:span text:style-name="T32">מעל</text:span>' - מכל<text:span text:style-name="T1"> </text:span>מקום. </text:p>
      <text:p text:style-name="P7">אי<text:span text:style-name="T1"> </text:span>מה<text:span text:style-name="T1"> </text:span>חטא<text:span text:style-name="T1"> </text:span>האמור<text:span text:style-name="T1"> </text:span>בתרומה<text:span text:style-name="T1"> </text:span>- </text:p>
      <text:p text:style-name="P1"/>
      <text:p text:style-name="P1">(מעילה<text:span text:style-name="T1"> </text:span>יט,א)</text:p>
      <text:p text:style-name="P1"><text:span text:style-name="T115">עד</text:span><text:span text:style-name="T4"> </text:span><text:span text:style-name="T115">שיצא</text:span><text:span text:style-name="T4"> </text:span><text:span text:style-name="T115">מן</text:span><text:span text:style-name="T4"> </text:span><text:span text:style-name="T115">הקדש</text:span><text:span text:style-name="T4"> </text:span><text:span text:style-name="T115">לחול</text:span><text:span text:style-name="T4"> </text:span><text:span text:style-name="T27">(</text:span><text:span text:style-name="T63">לפי</text:span><text:span text:style-name="T67"> </text:span><text:span text:style-name="T63">שכשאוכל</text:span><text:span text:style-name="T67"> </text:span><text:span text:style-name="T63">את</text:span><text:span text:style-name="T67"> </text:span><text:span text:style-name="T63">התרומה</text:span><text:span text:style-name="T67"> </text:span><text:span text:style-name="T63">הוא</text:span><text:span text:style-name="T67"> </text:span><text:span text:style-name="T63">מוציאה</text:span><text:span text:style-name="T67"> </text:span><text:span text:style-name="T63">לחולין</text:span><text:span text:style-name="T27">)</text:span><text:span text:style-name="T115">, </text:span><text:span text:style-name="T27">(</text:span><text:span text:style-name="T63">המוציא</text:span><text:span text:style-name="T27">)</text:span><text:span text:style-name="T115"> מן</text:span><text:span text:style-name="T4"> </text:span><text:span text:style-name="T115">הקדש</text:span><text:span text:style-name="T4"> </text:span><text:span text:style-name="T115">לקדש, כגון</text:span><text:span text:style-name="T4"> </text:span><text:span text:style-name="T27">(</text:span><text:span text:style-name="T63">שלקח</text:span><text:span text:style-name="T67"> </text:span><text:span text:style-name="T63">ממעות</text:span><text:span text:style-name="T67"> </text:span><text:span text:style-name="T63">הקדש</text:span><text:span text:style-name="T27">)</text:span><text:span text:style-name="T115"> לקח</text:span><text:span text:style-name="T4"> </text:span><text:span text:style-name="T27">(</text:span><text:span text:style-name="T63">וקנה</text:span><text:span text:style-name="T67"> </text:span><text:span text:style-name="T63">מהן</text:span><text:span text:style-name="T27">)</text:span><text:span text:style-name="T115"> קיני</text:span><text:span text:style-name="T4"> </text:span><text:span text:style-name="T115">זבים</text:span><text:span text:style-name="T4"> </text:span><text:span text:style-name="T115">וקיני</text:span><text:span text:style-name="T4"> </text:span><text:span text:style-name="T115">זבות</text:span><text:span text:style-name="T4"> </text:span><text:span text:style-name="T115">וקיני</text:span><text:span text:style-name="T4"> </text:span><text:span text:style-name="T115">יולדות; ושקל</text:span><text:span text:style-name="T4"> </text:span><text:span text:style-name="T115">שקלו</text:span><text:span text:style-name="T4"> </text:span><text:span text:style-name="T27">(</text:span><text:span text:style-name="T63">או</text:span><text:span text:style-name="T67"> </text:span><text:span text:style-name="T63">ששקל</text:span><text:span text:style-name="T67"> </text:span><text:span text:style-name="T63">מהן</text:span><text:span text:style-name="T67"> </text:span><text:span text:style-name="T63">שקלו</text:span><text:span text:style-name="T67"> </text:span><text:span text:style-name="T63">שהוא</text:span><text:span text:style-name="T67"> </text:span><text:span text:style-name="T63">חייב</text:span><text:span text:style-name="T67"> </text:span><text:span text:style-name="T63">לשקול</text:span><text:span text:style-name="T67"> </text:span><text:span text:style-name="T63">לתרומת</text:span><text:span text:style-name="T67"> </text:span><text:span text:style-name="T63">הלשכה</text:span><text:span text:style-name="T27">)</text:span><text:span text:style-name="T115">, והביא</text:span><text:span text:style-name="T4"> </text:span><text:span text:style-name="T115">חטאתו</text:span><text:span text:style-name="T4"> </text:span><text:span text:style-name="T115">ואשמו</text:span><text:span text:style-name="T4"> </text:span><text:span text:style-name="T115">מן</text:span><text:span text:style-name="T4"> </text:span><text:span text:style-name="T115">ההקדש</text:span><text:span text:style-name="T4"> </text:span><text:span text:style-name="T27">(</text:span><text:span text:style-name="T63">או</text:span><text:span text:style-name="T67"> </text:span><text:span text:style-name="T63">שהביא</text:span><text:span text:style-name="T67"> </text:span><text:span text:style-name="T63">חטאתו</text:span><text:span text:style-name="T67"> </text:span><text:span text:style-name="T63">ואשמו</text:span><text:span text:style-name="T67"> </text:span><text:span text:style-name="T63">מן</text:span><text:span text:style-name="T67"> </text:span><text:span text:style-name="T63">הקדש</text:span><text:span text:style-name="T67"> </text:span><text:span text:style-name="T63">דהיינו</text:span><text:span text:style-name="T67"> </text:span><text:span text:style-name="T63">'מקדש</text:span><text:span text:style-name="T67"> </text:span><text:span text:style-name="T63">לקדש'</text:span><text:span text:style-name="T27">)</text:span><text:span text:style-name="T115">: </text:span></text:p>
      <text:p text:style-name="P44"><text:span text:style-name="T115">כיון</text:span><text:span text:style-name="T4"> </text:span><text:span text:style-name="T115">שהוציא</text:span><text:span text:style-name="T4"> </text:span><text:span text:style-name="T27">(</text:span><text:span text:style-name="T63">וכיון</text:span><text:span text:style-name="T67"> </text:span><text:span text:style-name="T63">שהביא</text:span><text:span text:style-name="T67"> </text:span><text:span text:style-name="T63">לעזרה</text:span><text:span text:style-name="T27">)</text:span><text:span text:style-name="T115"> – מעל, דברי</text:span><text:span text:style-name="T4"> </text:span><text:span text:style-name="T115">רבי</text:span><text:span text:style-name="T4"> </text:span><text:span text:style-name="T115">שמעון</text:span><text:span text:style-name="T4"> </text:span><text:span text:style-name="T27">(</text:span><text:span text:style-name="T63">דקסבר</text:span><text:span text:style-name="T67"> </text:span><text:span text:style-name="T63">דמאן</text:span><text:span text:style-name="T67"> </text:span><text:span text:style-name="T63">דמיחייב</text:span><text:span text:style-name="T67"> </text:span><text:span text:style-name="T63">חטאת</text:span><text:span text:style-name="T67"> </text:span><text:span text:style-name="T63">או</text:span><text:span text:style-name="T67"> </text:span><text:span text:style-name="T63">אשם</text:span><text:span text:style-name="T67"> </text:span><text:span text:style-name="T63">- לעולם</text:span><text:span text:style-name="T67"> </text:span><text:span text:style-name="T63">הוא</text:span><text:span text:style-name="T67"> </text:span><text:span text:style-name="T63">חייב</text:span><text:span text:style-name="T67"> </text:span><text:span text:style-name="T63">באחריותו</text:span><text:span text:style-name="T67"> </text:span><text:span text:style-name="T63">עד</text:span><text:span text:style-name="T67"> </text:span><text:span text:style-name="T63">שיביאנו</text:span><text:span text:style-name="T67"> </text:span><text:span text:style-name="T63">לעזרה, וכיון</text:span><text:span text:style-name="T67"> </text:span><text:span text:style-name="T63">שהביאו</text:span><text:span text:style-name="T67"> </text:span><text:span text:style-name="T63">- נפטר</text:span><text:span text:style-name="T67"> </text:span><text:span text:style-name="T63">מאחריותו; אף</text:span><text:span text:style-name="T67"> </text:span><text:span text:style-name="T63">האי</text:span><text:span text:style-name="T67"> </text:span><text:span text:style-name="T63">נמי</text:span><text:span text:style-name="T67"> </text:span><text:span text:style-name="T63">דמוציא</text:span><text:span text:style-name="T67"> </text:span><text:span text:style-name="T63">מקדש</text:span><text:span text:style-name="T67"> </text:span><text:span text:style-name="T63">לקדש, כיון</text:span><text:span text:style-name="T67"> </text:span><text:span text:style-name="T63">שהביאו</text:span><text:span text:style-name="T67"> </text:span><text:span text:style-name="T63">לעזרה</text:span><text:span text:style-name="T67"> </text:span><text:span text:style-name="T63">- יצא</text:span><text:span text:style-name="T67"> </text:span><text:span text:style-name="T63">ידי</text:span><text:span text:style-name="T67"> </text:span><text:span text:style-name="T63">חובתו</text:span><text:span text:style-name="T67"> </text:span><text:span text:style-name="T63">וידי</text:span><text:span text:style-name="T67"> </text:span><text:span text:style-name="T63">אחריותו, ומעל</text:span><text:span text:style-name="T27">)</text:span><text:span text:style-name="T115">; רבי</text:span><text:span text:style-name="T4"> </text:span><text:span text:style-name="T115">יהודה</text:span><text:span text:style-name="T4"> </text:span><text:span text:style-name="T115">אומר: </text:span><text:span text:style-name="T27">(</text:span><text:span text:style-name="T63">לעולם</text:span><text:span text:style-name="T67"> </text:span><text:span text:style-name="T63">הוא</text:span><text:span text:style-name="T67"> </text:span><text:span text:style-name="T63">חייב</text:span><text:span text:style-name="T67"> </text:span><text:span text:style-name="T63">באחריותו</text:span><text:span text:style-name="T27">)</text:span><text:span text:style-name="T115"> עד</text:span><text:span text:style-name="T4"> </text:span><text:span text:style-name="T115">שיזרוק</text:span><text:span text:style-name="T4"> </text:span><text:span text:style-name="T115">הדם</text:span><text:span text:style-name="T4"> </text:span><text:span text:style-name="T27">(</text:span><text:span text:style-name="T63">אף</text:span><text:span text:style-name="T67"> </text:span><text:span text:style-name="T63">הכא</text:span><text:span text:style-name="T67"> </text:span><text:span text:style-name="T63">נמי: כיון</text:span><text:span text:style-name="T67"> </text:span><text:span text:style-name="T63">שנזרק</text:span><text:span text:style-name="T67"> </text:span><text:span text:style-name="T63">הדם</text:span><text:span text:style-name="T67"> </text:span><text:span text:style-name="T63">ויצא</text:span><text:span text:style-name="T67"> </text:span><text:span text:style-name="T63">ידי</text:span><text:span text:style-name="T67"> </text:span><text:span text:style-name="T63">אחריותו</text:span><text:span text:style-name="T67"> </text:span><text:span text:style-name="T63">וחובתו</text:span><text:span text:style-name="T67"> – </text:span><text:span text:style-name="T63">מעל: דכיון</text:span><text:span text:style-name="T67"> </text:span><text:span text:style-name="T63">דיצא</text:span><text:span text:style-name="T67"> </text:span><text:span text:style-name="T63">בו</text:span><text:span text:style-name="T67"> </text:span><text:span text:style-name="T63">ידי</text:span><text:span text:style-name="T67"> </text:span><text:span text:style-name="T63">חובתו</text:span><text:span text:style-name="T67"> </text:span><text:span text:style-name="T63">- כמו</text:span><text:span text:style-name="T67"> </text:span><text:span text:style-name="T63">שהוציאו</text:span><text:span text:style-name="T67"> </text:span><text:span text:style-name="T63">לחולין</text:span><text:span text:style-name="T67"> </text:span><text:span text:style-name="T63">דמי</text:span><text:span text:style-name="T67"> </text:span><text:span text:style-name="T63">ריבה</text:span><text:span text:style-name="T27">)</text:span><text:span text:style-name="T115"> </text:span></text:p>
      <text:p text:style-name="P1"><text:span text:style-name="T4">– </text:span><text:span text:style-name="T115">מנין</text:span><text:span text:style-name="T4"> </text:span><text:span text:style-name="T27">(</text:span><text:span text:style-name="T63">ומנין</text:span><text:span text:style-name="T67"> </text:span><text:span text:style-name="T63">דמעל, לרבי</text:span><text:span text:style-name="T67"> </text:span><text:span text:style-name="T63">שמעון</text:span><text:span text:style-name="T67"> </text:span><text:span text:style-name="T63">כדאית</text:span><text:span text:style-name="T67"> </text:span><text:span text:style-name="T63">ליה</text:span><text:span text:style-name="T67"> </text:span><text:span text:style-name="T63">ולרבי</text:span><text:span text:style-name="T67"> </text:span><text:span text:style-name="T63">יהודה</text:span><text:span text:style-name="T67"> </text:span><text:span text:style-name="T63">כדאית</text:span><text:span text:style-name="T67"> </text:span><text:span text:style-name="T63">ליה</text:span><text:span text:style-name="T27">)</text:span><text:span text:style-name="T115">? </text:span></text:p>
      <text:p text:style-name="P1"><text:soft-page-break/><text:span text:style-name="T115">תלמוד</text:span><text:span text:style-name="T4"> </text:span><text:span text:style-name="T115">לומר: '</text:span><text:span text:style-name="T35">תמעול</text:span><text:span text:style-name="T4"> </text:span><text:span text:style-name="T35">מעל</text:span><text:span text:style-name="T115">' - </text:span><text:span text:style-name="T27">(</text:span><text:span text:style-name="T63">ריבה</text:span><text:span text:style-name="T27">)</text:span><text:span text:style-name="T115"> מכל</text:span><text:span text:style-name="T4"> </text:span><text:span text:style-name="T115">מקום.</text:span>' </text:p>
      <text:p text:style-name="P28"/>
      <text:p text:style-name="P1">אמר<text:span text:style-name="T1"> </text:span>מר: <text:span text:style-name="T105">'</text:span><text:span text:style-name="T110">נפש</text:span><text:span text:style-name="T105">' - אחד</text:span><text:span text:style-name="T106"> </text:span><text:span text:style-name="T105">היחיד, ואחד</text:span><text:span text:style-name="T106"> </text:span><text:span text:style-name="T105">הנשיא, ואחד</text:span><text:span text:style-name="T106"> </text:span><text:span text:style-name="T105">המשוח</text:span><text:span text:style-name="T106"> </text:span><text:span text:style-name="T105">במשמע</text:span>'; שיכול<text:span text:style-name="T1"> </text:span>מאי<text:span text:style-name="T1"> </text:span><text:span text:style-name="T27">(</text:span><text:span text:style-name="T63">כלומר: מה</text:span><text:span text:style-name="T67"> </text:span><text:span text:style-name="T63">הוה</text:span><text:span text:style-name="T67"> </text:span><text:span text:style-name="T63">סלקא</text:span><text:span text:style-name="T67"> </text:span><text:span text:style-name="T63">דעתא, למעט</text:span><text:span text:style-name="T67"> </text:span><text:span text:style-name="T63">נשיא</text:span><text:span text:style-name="T67"> </text:span><text:span text:style-name="T63">או</text:span><text:span text:style-name="T67"> </text:span><text:span text:style-name="T63">משוח</text:span><text:span text:style-name="T67"> </text:span><text:span text:style-name="T63">ממעילה</text:span><text:span text:style-name="T27">)</text:span>? פשיטא<text:span text:style-name="T1"> </text:span><text:span text:style-name="T27">(</text:span><text:span text:style-name="T63">דכולן</text:span><text:span text:style-name="T67"> </text:span><text:span text:style-name="T63">חייבין</text:span><text:span text:style-name="T27">)</text:span>: '<text:span text:style-name="T32">נפש</text:span>' כתיב<text:span text:style-name="T1"> </text:span><text:span text:style-name="T27">(</text:span><text:span text:style-name="T63">ו'נפש' משמע</text:span><text:span text:style-name="T67"> </text:span><text:span text:style-name="T63">בין</text:span><text:span text:style-name="T67"> </text:span><text:span text:style-name="T63">יחיד</text:span><text:span text:style-name="T67"> </text:span><text:span text:style-name="T63">בין</text:span><text:span text:style-name="T67"> </text:span><text:span text:style-name="T63">נשיא</text:span><text:span text:style-name="T67"> </text:span><text:span text:style-name="T63">ומשוח</text:span><text:span text:style-name="T27">)</text:span>!?</text:p>
      <text:p text:style-name="P1">מהו<text:span text:style-name="T1"> </text:span>דתימא<text:span text:style-name="T1"> </text:span>אמר<text:span text:style-name="T1"> </text:span>רחמנא<text:span text:style-name="T1"> </text:span><text:span text:style-name="T27">(</text:span><text:span text:style-name="T63">גבי</text:span><text:span text:style-name="T67"> </text:span><text:span text:style-name="T63">שמן</text:span><text:span text:style-name="T67"> </text:span><text:span text:style-name="T63">המשחה</text:span><text:span text:style-name="T27">)</text:span> <text:span text:style-name="T64">(שמות</text:span><text:span text:style-name="T68"> </text:span><text:span text:style-name="T64">ל,לג)</text:span><text:span text:style-name="T32"> </text:span><text:span text:style-name="T33">[איש</text:span><text:span text:style-name="T2"> </text:span><text:span text:style-name="T33">אשר</text:span><text:span text:style-name="T2"> </text:span><text:span text:style-name="T33">ירקח</text:span><text:span text:style-name="T2"> </text:span><text:span text:style-name="T33">כמהו]</text:span><text:span text:style-name="T32"> ואשר</text:span><text:span text:style-name="T1"> </text:span><text:span text:style-name="T32">יתן</text:span><text:span text:style-name="T1"> </text:span><text:span text:style-name="T32">ממנו</text:span><text:span text:style-name="T1"> </text:span><text:span text:style-name="T32">על</text:span><text:span text:style-name="T1"> </text:span><text:span text:style-name="T32">זר</text:span><text:span text:style-name="T1"> </text:span><text:span text:style-name="T33">[ונכרת</text:span><text:span text:style-name="T2"> </text:span><text:span text:style-name="T33">מעמיו]</text:span>, והאי<text:span text:style-name="T1"> </text:span><text:span text:style-name="T27">(</text:span><text:span text:style-name="T63">משוח</text:span><text:span text:style-name="T67"> </text:span><text:span text:style-name="T40">[כהן</text:span><text:span text:style-name="T47"> </text:span><text:span text:style-name="T40">או</text:span><text:span text:style-name="T47"> </text:span><text:span text:style-name="T40">נשיא]</text:span><text:span text:style-name="T27">)</text:span> לאו<text:span text:style-name="T1"> </text:span>'זר' הוא, דהא<text:span text:style-name="T1"> </text:span>אימשח<text:span text:style-name="T1"> </text:span>בגוויה<text:span text:style-name="T1"> </text:span><text:span text:style-name="T27">(</text:span><text:span text:style-name="T63">סלקא</text:span><text:span text:style-name="T67"> </text:span><text:span text:style-name="T63">דעתך</text:span><text:span text:style-name="T67"> </text:span><text:span text:style-name="T63">אמינא</text:span><text:span text:style-name="T67"> </text:span><text:span text:style-name="T63">דלא</text:span><text:span text:style-name="T67"> </text:span><text:span text:style-name="T63">הוי</text:span><text:span text:style-name="T67"> </text:span><text:span text:style-name="T63">בכלל</text:span><text:span text:style-name="T67"> </text:span><text:span text:style-name="T63">מעילה</text:span><text:span text:style-name="T27">)</text:span>? - קא<text:span text:style-name="T1"> </text:span>משמע<text:span text:style-name="T1"> </text:span>לן<text:span text:style-name="T1"> </text:span><text:span text:style-name="T27">(</text:span><text:span text:style-name="T63">דנפש</text:span><text:span text:style-name="T67"> </text:span><text:span text:style-name="T63">דמשיח</text:span><text:span text:style-name="T67"> </text:span><text:span text:style-name="T63">נמי</text:span><text:span text:style-name="T67"> </text:span><text:span text:style-name="T63">הוי</text:span><text:span text:style-name="T67"> </text:span><text:span text:style-name="T63">בכלל</text:span><text:span text:style-name="T67"> </text:span><text:span text:style-name="T63">מעילה</text:span><text:span text:style-name="T27">)</text:span>;</text:p>
      <text:p text:style-name="P27"/>
      <text:p text:style-name="P1">ואקשה<text:span text:style-name="T1"> </text:span>רחמנא<text:span text:style-name="T1"> </text:span>לסוטה<text:span text:style-name="T1"> </text:span>ולעבודת<text:span text:style-name="T1"> </text:span>כוכבים<text:span text:style-name="T1"> </text:span>ולתרומה<text:span text:style-name="T1"> </text:span><text:span text:style-name="T27">(</text:span><text:span text:style-name="T63">כלומר: אמרינן</text:span><text:span text:style-name="T67"> </text:span><text:span text:style-name="T63">לעיל</text:span><text:span text:style-name="T67"> </text:span><text:span text:style-name="T63">דאקשיה</text:span><text:span text:style-name="T67"> </text:span><text:span text:style-name="T63">רחמנא</text:span><text:span text:style-name="T67"> </text:span><text:span text:style-name="T63">למעילה</text:span><text:span text:style-name="T67"> </text:span><text:span text:style-name="T63">לסוטה</text:span><text:span text:style-name="T67"> </text:span><text:span text:style-name="T63">ולעבודת</text:span><text:span text:style-name="T67"> </text:span><text:span text:style-name="T63">כוכבים, כדאמרינן</text:span><text:span text:style-name="T67"> </text:span><text:span text:style-name="T63">לעיל</text:span><text:span text:style-name="T27">)</text:span>: </text:p>
      <text:p text:style-name="P1">לסוטה<text:span text:style-name="T1"> </text:span><text:span text:style-name="T27">(</text:span><text:span text:style-name="T63">והיכי</text:span><text:span text:style-name="T67"> </text:span><text:span text:style-name="T63">דמי</text:span><text:span text:style-name="T67"> </text:span><text:span text:style-name="T63">אקשיה</text:span><text:span text:style-name="T67"> </text:span><text:span text:style-name="T63">לסוטה?</text:span><text:span text:style-name="T27">)</text:span> - <text:span text:style-name="T27">(</text:span><text:span text:style-name="T63">דכי</text:span><text:span text:style-name="T67"> </text:span><text:span text:style-name="T63">היכי</text:span><text:span text:style-name="T67"> </text:span><text:span text:style-name="T63">דסוטה:</text:span><text:span text:style-name="T27">)</text:span> דאף<text:span text:style-name="T1"> </text:span>על<text:span text:style-name="T1"> </text:span>גב<text:span text:style-name="T1"> </text:span>דלא<text:span text:style-name="T1"> </text:span>פגם<text:span text:style-name="T1"> </text:span><text:span text:style-name="T27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פגמה</text:span><text:span text:style-name="T67"> – </text:span><text:span text:style-name="T63">מעל: דסוטה</text:span><text:span text:style-name="T67"> </text:span><text:span text:style-name="T63">פגומה</text:span><text:span text:style-name="T67"> </text:span><text:span text:style-name="T63">ועומדת</text:span><text:span text:style-name="T67"> </text:span><text:span text:style-name="T63">היא, דאינה</text:span><text:span text:style-name="T67"> </text:span><text:span text:style-name="T63">נוהגת</text:span><text:span text:style-name="T67"> </text:span><text:span text:style-name="T63">אלא</text:span><text:span text:style-name="T67"> </text:span><text:span text:style-name="T63">בבעולה, כדכתיב</text:span><text:span text:style-name="T67"> </text:span><text:span text:style-name="T64">[במדבר</text:span><text:span text:style-name="T68"> </text:span><text:span text:style-name="T64">ה,כ]</text:span><text:span text:style-name="T63"> </text:span><text:span text:style-name="T72">מבלעדי</text:span><text:span text:style-name="T67"> </text:span><text:span text:style-name="T72">אישך</text:span><text:span text:style-name="T63">, ואמרינן</text:span><text:span text:style-name="T67"> </text:span><text:span text:style-name="T64">(סוטה</text:span><text:span text:style-name="T68"> </text:span><text:span text:style-name="T64">דף</text:span><text:span text:style-name="T68"> </text:span><text:span text:style-name="T64">כד:)</text:span><text:span text:style-name="T63"> שקדמה</text:span><text:span text:style-name="T67"> </text:span><text:span text:style-name="T63">בעילת</text:span><text:span text:style-name="T67"> </text:span><text:span text:style-name="T63">הבעל</text:span><text:span text:style-name="T67"> </text:span><text:span text:style-name="T63">לבועל, והיינו</text:span><text:span text:style-name="T67"> </text:span><text:span text:style-name="T63">'בעולה', ואפילו</text:span><text:span text:style-name="T67"> </text:span><text:span text:style-name="T63">הכי</text:span><text:span text:style-name="T67"> </text:span><text:span text:style-name="T63">כתיב</text:span><text:span text:style-name="T67"> </text:span><text:span text:style-name="T64">[במדבר</text:span><text:span text:style-name="T68"> </text:span><text:span text:style-name="T64">ה,יב]</text:span><text:span text:style-name="T63"> </text:span><text:span text:style-name="T72">ומעלה</text:span><text:span text:style-name="T67"> </text:span><text:span text:style-name="T72">בו</text:span><text:span text:style-name="T67"> </text:span><text:span text:style-name="T72">מעל</text:span><text:span text:style-name="T27">)</text:span> - גבי<text:span text:style-name="T1"> </text:span>הקדש<text:span text:style-name="T1"> </text:span>נמי: נתנה<text:span text:style-name="T1"> </text:span>טבעת<text:span text:style-name="T1"> </text:span>בידה<text:span text:style-name="T1"> </text:span><text:span text:style-name="T27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פגמתו</text:span><text:span text:style-name="T27">)</text:span> - מעלה; </text:p>
      <text:p text:style-name="P1">כי<text:span text:style-name="T1"> </text:span>אקשה<text:span text:style-name="T1"> </text:span>רחמנא<text:span text:style-name="T1"> </text:span>לעבודת<text:span text:style-name="T1"> </text:span>כוכבים: דעד<text:span text:style-name="T1"> </text:span>דאית<text:span text:style-name="T1"> </text:span>בה<text:span text:style-name="T1"> </text:span>שינוי<text:span text:style-name="T1"> </text:span><text:span text:style-name="T27">(</text:span><text:span text:style-name="T63">שמשנה</text:span><text:span text:style-name="T67"> </text:span><text:span text:style-name="T63">עצמו</text:span><text:span text:style-name="T67"> </text:span><text:span text:style-name="T63">משכינה</text:span><text:span text:style-name="T67"> </text:span><text:span text:style-name="T63">לעבודת</text:span><text:span text:style-name="T67"> </text:span><text:span text:style-name="T63">כוכבים</text:span><text:span text:style-name="T27">)</text:span> - גבי<text:span text:style-name="T1"> </text:span>הקדש<text:span text:style-name="T1"> </text:span>נמי: עד<text:span text:style-name="T1"> </text:span>דביקע<text:span text:style-name="T1"> </text:span><text:span text:style-name="T27">(</text:span><text:span text:style-name="T63">עצי</text:span><text:span text:style-name="T67"> </text:span><text:span text:style-name="T63">חולין</text:span><text:span text:style-name="T27">)</text:span> בקרדום<text:span text:style-name="T1"> </text:span>ויפגם<text:span text:style-name="T1"> </text:span>ופגום<text:span text:style-name="T1"> </text:span><text:span text:style-name="T27">(</text:span><text:span text:style-name="T63">דשינה</text:span><text:span text:style-name="T67"> </text:span><text:span text:style-name="T63">ממלאכת</text:span><text:span text:style-name="T67"> </text:span><text:span text:style-name="T63">קדש</text:span><text:span text:style-name="T67"> </text:span><text:span text:style-name="T63">למלאכת</text:span><text:span text:style-name="T67"> </text:span><text:span text:style-name="T63">חול</text:span><text:span text:style-name="T67"> </text:span><text:span text:style-name="T63">- לא</text:span><text:span text:style-name="T67"> </text:span><text:span text:style-name="T63">מעל</text:span><text:span text:style-name="T67"> </text:span><text:span text:style-name="T63">עד</text:span><text:span text:style-name="T67"> </text:span><text:span text:style-name="T63">דביקע: דפגמה</text:span><text:span text:style-name="T27">)</text:span>; </text:p>
      <text:p text:style-name="P1">אקשה<text:span text:style-name="T1"> </text:span>רחמנא<text:span text:style-name="T1"> </text:span>לתרומה<text:span text:style-name="T1"> </text:span><text:span text:style-name="T27">(</text:span><text:span text:style-name="T63">כדאמרינן</text:span><text:span text:style-name="T67"> </text:span><text:span text:style-name="T63">לעיל: יליף</text:span><text:span text:style-name="T67"> </text:span><text:span text:style-name="T63">'חטא' 'חטא' מתרומה</text:span><text:span text:style-name="T67"> </text:span><text:span text:style-name="T63">להכי</text:span><text:span text:style-name="T27">)</text:span>: מה<text:span text:style-name="T1"> </text:span>תרומה<text:span text:style-name="T1"> </text:span><text:span text:style-name="T64">(ויקרא</text:span><text:span text:style-name="T68"> </text:span><text:span text:style-name="T64">כב,יד)</text:span> <text:span text:style-name="T33">[ואיש</text:span><text:span text:style-name="T2"> </text:span><text:span text:style-name="T134">כי</text:span><text:span text:style-name="T131"> </text:span><text:span text:style-name="T134">יאכל</text:span><text:span text:style-name="T2"> </text:span><text:span text:style-name="T33">קדש</text:span><text:span text:style-name="T2"> </text:span><text:span text:style-name="T33">בשגגה</text:span><text:span text:style-name="T2"> </text:span><text:span text:style-name="T33">ויסף</text:span><text:span text:style-name="T2"> </text:span><text:span text:style-name="T33">חמשיתו</text:span><text:span text:style-name="T2"> </text:span><text:span text:style-name="T33">עליו</text:span><text:span text:style-name="T2"> </text:span><text:span text:style-name="T33">ונתן</text:span><text:span text:style-name="T2"> </text:span><text:span text:style-name="T33">לכהן</text:span><text:span text:style-name="T2"> </text:span><text:span text:style-name="T33">את</text:span><text:span text:style-name="T2"> </text:span><text:span text:style-name="T33">הקדש]</text:span> '<text:span text:style-name="T32">כי</text:span><text:span text:style-name="T1"> </text:span><text:span text:style-name="T32">יאכל</text:span>', פרט<text:span text:style-name="T1"> </text:span>למזיק<text:span text:style-name="T1"> </text:span><text:span text:style-name="T27">(</text:span><text:span text:style-name="T63">שאם</text:span><text:span text:style-name="T67"> </text:span><text:span text:style-name="T63">שפך</text:span><text:span text:style-name="T67"> </text:span><text:span text:style-name="T63">אוכלין</text:span><text:span text:style-name="T67"> </text:span><text:span text:style-name="T63">או</text:span><text:span text:style-name="T67"> </text:span><text:span text:style-name="T63">משקין</text:span><text:span text:style-name="T67"> </text:span><text:span text:style-name="T63">של</text:span><text:span text:style-name="T67"> </text:span><text:span text:style-name="T63">תרומה</text:span><text:span text:style-name="T67"> </text:span><text:span text:style-name="T63">ולא</text:span><text:span text:style-name="T67"> </text:span><text:span text:style-name="T63">נהנה</text:span><text:span text:style-name="T67"> </text:span><text:span text:style-name="T63">מהן</text:span><text:span text:style-name="T67"> </text:span><text:span text:style-name="T63">- שאינו</text:span><text:span text:style-name="T67"> </text:span><text:span text:style-name="T63">חייב</text:span><text:span text:style-name="T27">)</text:span> - גבי<text:span text:style-name="T1"> </text:span>הקדש<text:span text:style-name="T1"> </text:span>נמי: כל<text:span text:style-name="T1"> </text:span>דבר<text:span text:style-name="T1"> </text:span>אכילה, כי<text:span text:style-name="T1"> </text:span>מזיק<text:span text:style-name="T1"> </text:span>ליה<text:span text:style-name="T1"> </text:span><text:span text:style-name="T27">(</text:span><text:span text:style-name="T63">ששפכו</text:span><text:span text:style-name="T67"> </text:span><text:span text:style-name="T63">ולא</text:span><text:span text:style-name="T67"> </text:span><text:span text:style-name="T63">נהנה</text:span><text:span text:style-name="T67"> </text:span><text:span text:style-name="T63">ממנו</text:span><text:span text:style-name="T27">)</text:span> – פטור<text:span text:style-name="T1"> </text:span><text:span text:style-name="T27">(</text:span><text:span text:style-name="T63">ממעילה: דאין</text:span><text:span text:style-name="T67"> </text:span><text:span text:style-name="T63">חיוב</text:span><text:span text:style-name="T67"> </text:span><text:span text:style-name="T63">מעילה</text:span><text:span text:style-name="T67"> </text:span><text:span text:style-name="T63">עד</text:span><text:span text:style-name="T67"> </text:span><text:span text:style-name="T63">שיהנה</text:span><text:span text:style-name="T27">)</text:span>. <text:span text:style-name="T27">(</text:span><text:span text:style-name="T63">ואמר</text:span><text:span text:style-name="T67"> </text:span><text:span text:style-name="T63">לן</text:span><text:span text:style-name="T67"> </text:span><text:span text:style-name="T63">רבי: דהוא</text:span><text:span text:style-name="T67"> </text:span><text:span text:style-name="T63">הדין</text:span><text:span text:style-name="T67"> </text:span><text:span text:style-name="T63">נמי</text:span><text:span text:style-name="T67"> </text:span><text:span text:style-name="T63">אף</text:span><text:span text:style-name="T67"> </text:span><text:span text:style-name="T63">במידי</text:span><text:span text:style-name="T67"> </text:span><text:span text:style-name="T63">דלאו</text:span><text:span text:style-name="T67"> </text:span><text:span text:style-name="T63">בר</text:span><text:span text:style-name="T67"> </text:span><text:span text:style-name="T63">אכילה</text:span><text:span text:style-name="T67"> </text:span><text:span text:style-name="T63">הוא: כי</text:span><text:span text:style-name="T67"> </text:span><text:span text:style-name="T63">מזיק</text:span><text:span text:style-name="T67"> </text:span><text:span text:style-name="T63">ליה</text:span><text:span text:style-name="T67"> – </text:span><text:span text:style-name="T63">פטור, דאין</text:span><text:span text:style-name="T67"> </text:span><text:span text:style-name="T63">חיוב</text:span><text:span text:style-name="T67"> </text:span><text:span text:style-name="T63">מעילה</text:span><text:span text:style-name="T67"> </text:span><text:span text:style-name="T63">עד</text:span><text:span text:style-name="T67"> </text:span><text:span text:style-name="T63">שיהנה; אלא</text:span><text:span text:style-name="T67"> </text:span><text:span text:style-name="T63">משום</text:span><text:span text:style-name="T67"> </text:span><text:span text:style-name="T63">דכתיב</text:span><text:span text:style-name="T67"> </text:span><text:span text:style-name="T63">בתרומה</text:span><text:span text:style-name="T67"> </text:span><text:span text:style-name="T72">כי</text:span><text:span text:style-name="T67"> </text:span><text:span text:style-name="T72">יאכל</text:span><text:span text:style-name="T63">: דבתרומה</text:span><text:span text:style-name="T67"> </text:span><text:span text:style-name="T63">ליכא</text:span><text:span text:style-name="T67"> </text:span><text:span text:style-name="T63">אלא</text:span><text:span text:style-name="T67"> </text:span><text:span text:style-name="T63">חיוב</text:span><text:span text:style-name="T67"> </text:span><text:span text:style-name="T63">אכילה</text:span><text:span text:style-name="T67"> </text:span><text:span text:style-name="T63">- אמר</text:span><text:span text:style-name="T67"> </text:span><text:span text:style-name="T63">נמי</text:span><text:span text:style-name="T67"> </text:span><text:span text:style-name="T63">'גבי</text:span><text:span text:style-name="T67"> </text:span><text:span text:style-name="T63">הקדש</text:span><text:span text:style-name="T67"> </text:span><text:span text:style-name="T63">כל</text:span><text:span text:style-name="T67"> </text:span><text:span text:style-name="T63">דבר</text:span><text:span text:style-name="T67"> </text:span><text:span text:style-name="T63">אכילה'.</text:span><text:span text:style-name="T27">)</text:span> </text:p>
      <text:p text:style-name="P47"><text:span text:style-name="T28">תוספות</text:span><text:span text:style-name="T1"> </text:span><text:span text:style-name="T28">ד"ה</text:span><text:span text:style-name="T1"> </text:span><text:span text:style-name="T28">מה</text:span><text:span text:style-name="T1"> </text:span><text:span text:style-name="T28">תרומה</text:span><text:span text:style-name="T1"> </text:span><text:span text:style-name="T28">פוגם</text:span><text:span text:style-name="T1"> </text:span><text:span text:style-name="T28">ונהנה. דהכתיב</text:span><text:span text:style-name="T1"> </text:span><text:span text:style-name="T32">כי</text:span><text:span text:style-name="T1"> </text:span><text:span text:style-name="T32">יאכל</text:span><text:span text:style-name="T1"> </text:span><text:span text:style-name="T28">ואי</text:span><text:span text:style-name="T1"> </text:span><text:span text:style-name="T28">אפשר</text:span><text:span text:style-name="T1"> </text:span><text:span text:style-name="T28">לאכילה</text:span><text:span text:style-name="T1"> </text:span><text:span text:style-name="T28">בלא</text:span><text:span text:style-name="T1"> </text:span><text:span text:style-name="T28">פגימה: שמפסיד</text:span><text:span text:style-name="T1"> </text:span><text:span text:style-name="T28">התרומה</text:span><text:span text:style-name="T1"> </text:span><text:span text:style-name="T28">מן</text:span><text:span text:style-name="T1"> </text:span><text:span text:style-name="T28">הכהן, וגם</text:span><text:span text:style-name="T1"> </text:span><text:span text:style-name="T28">פוגם</text:span><text:span text:style-name="T1"> </text:span><text:span text:style-name="T28">בלא</text:span><text:span text:style-name="T1"> </text:span><text:span text:style-name="T28">נהנה</text:span><text:span text:style-name="T1"> </text:span><text:span text:style-name="T28">פטור</text:span><text:span text:style-name="T1"> </text:span><text:span text:style-name="T28">בתרומה</text:span><text:span text:style-name="T1"> </text:span><text:span text:style-name="T28">- לאפוקי</text:span><text:span text:style-name="T1"> </text:span><text:span text:style-name="T28">נהנה</text:span><text:span text:style-name="T1"> </text:span><text:span text:style-name="T28">בלא</text:span><text:span text:style-name="T1"> </text:span><text:span text:style-name="T28">פגם</text:span><text:span text:style-name="T1"> </text:span><text:span text:style-name="T28">בדבר</text:span><text:span text:style-name="T1"> </text:span><text:span text:style-name="T28">שיש</text:span><text:span text:style-name="T1"> </text:span><text:span text:style-name="T28">בו</text:span><text:span text:style-name="T1"> </text:span><text:span text:style-name="T28">פגם, ולאפוקי</text:span><text:span text:style-name="T1"> </text:span><text:span text:style-name="T28">פגם</text:span><text:span text:style-name="T1"> </text:span><text:span text:style-name="T28">בלא</text:span><text:span text:style-name="T1"> </text:span><text:span text:style-name="T28">נהנה</text:span><text:span text:style-name="T1"> </text:span><text:span text:style-name="T28">היכא</text:span><text:span text:style-name="T1"> </text:span><text:span text:style-name="T28">דליכא</text:span><text:span text:style-name="T1"> </text:span><text:span text:style-name="T28">שינוי</text:span><text:span text:style-name="T1"> </text:span><text:span text:style-name="T28">רשות, כגון</text:span><text:span text:style-name="T1"> </text:span><text:span text:style-name="T28">מזיק; ואין</text:span><text:span text:style-name="T1"> </text:span><text:span text:style-name="T28">להקשות</text:span><text:span text:style-name="T1"> </text:span><text:span text:style-name="T28">'לכתוב</text:span><text:span text:style-name="T1"> </text:span><text:span text:style-name="T28">תרומה</text:span><text:span text:style-name="T1"> </text:span><text:span text:style-name="T28">ולשתוק</text:span><text:span text:style-name="T1"> </text:span><text:span text:style-name="T28">מאידך', דהש"ס</text:span><text:span text:style-name="T1"> </text:span><text:span text:style-name="T28">מצריך</text:span><text:span text:style-name="T1"> </text:span><text:span text:style-name="T28">לקמן</text:span><text:span text:style-name="T1"> </text:span><text:span text:style-name="T28">בסמוך.</text:span></text:p>
      <text:p text:style-name="P1"/>
      <text:p text:style-name="P1"><text:span text:style-name="T27">[וחכמים</text:span><text:span text:style-name="T2"> </text:span><text:span text:style-name="T27">אומרים: כל</text:span><text:span text:style-name="T2"> </text:span><text:span text:style-name="T27">דבר</text:span><text:span text:style-name="T2"> </text:span><text:span text:style-name="T27">שיש</text:span><text:span text:style-name="T2"> </text:span><text:span text:style-name="T27">בו</text:span><text:span text:style-name="T2"> </text:span><text:span text:style-name="T27">פגם</text:span><text:span text:style-name="T2"> </text:span><text:span text:style-name="T27">- לא</text:span><text:span text:style-name="T2"> </text:span><text:span text:style-name="T27">מעל</text:span><text:span text:style-name="T2"> </text:span><text:span text:style-name="T27">עד</text:span><text:span text:style-name="T2"> </text:span><text:span text:style-name="T27">שיפגום, ושאין</text:span><text:span text:style-name="T2"> </text:span><text:span text:style-name="T27">בו</text:span><text:span text:style-name="T2"> </text:span><text:span text:style-name="T27">פגם, כיון</text:span><text:span text:style-name="T2"> </text:span><text:span text:style-name="T27">שנהנה</text:span><text:span text:style-name="T2"> – </text:span><text:span text:style-name="T27">מעל;]</text:span> כיצד? נתנה<text:span text:style-name="T1"> </text:span>קטלא<text:span text:style-name="T1"> </text:span><text:span text:style-name="T27">[בצוארה, טבעת</text:span><text:span text:style-name="T2"> </text:span><text:span text:style-name="T27">בידה, שתה</text:span><text:span text:style-name="T2"> </text:span><text:span text:style-name="T27">בכוס</text:span><text:span text:style-name="T2"> </text:span><text:span text:style-name="T27">של</text:span><text:span text:style-name="T2"> </text:span><text:span text:style-name="T27">זהב</text:span><text:span text:style-name="T2"> </text:span><text:span text:style-name="T27">- כיון</text:span><text:span text:style-name="T2"> </text:span><text:span text:style-name="T27">שנהנה</text:span><text:span text:style-name="T2"> <text:s/></text:span><text:span text:style-name="T27">מעל]</text:span>: </text:p>
      <text:p text:style-name="P1">אמר<text:span text:style-name="T1"> </text:span>ליה<text:span text:style-name="T1"> </text:span>רב<text:span text:style-name="T1"> </text:span>כהנא<text:span text:style-name="T1"> </text:span>לרב<text:span text:style-name="T1"> </text:span>זביד: ודהבא<text:span text:style-name="T1"> </text:span>לאו<text:span text:style-name="T1"> </text:span>בר<text:span text:style-name="T1"> </text:span>איפגומי<text:span text:style-name="T1"> </text:span>הוא<text:span text:style-name="T1"> </text:span><text:span text:style-name="T27">(</text:span><text:span text:style-name="T63">דקתני</text:span><text:span text:style-name="T67"> </text:span><text:span text:style-name="T63">מתניתין: '</text:span><text:span text:style-name="T83">כיון</text:span><text:span text:style-name="T85"> </text:span><text:span text:style-name="T83">שנהנה</text:span><text:span text:style-name="T85"> </text:span><text:span text:style-name="T83">מעל</text:span><text:span text:style-name="T63">', ולא</text:span><text:span text:style-name="T67"> </text:span><text:span text:style-name="T63">קתני</text:span><text:span text:style-name="T67"> </text:span><text:span text:style-name="T63">ביה</text:span><text:span text:style-name="T67"> </text:span><text:span text:style-name="T63">'עד</text:span><text:span text:style-name="T67"> </text:span><text:span text:style-name="T63">שיפגום' - אלמא</text:span><text:span text:style-name="T67"> </text:span><text:span text:style-name="T63">דלאו</text:span><text:span text:style-name="T67"> </text:span><text:span text:style-name="T63">בר</text:span><text:span text:style-name="T67"> </text:span><text:span text:style-name="T63">פגימה</text:span><text:span text:style-name="T67"> </text:span><text:span text:style-name="T63">הוא; ואם</text:span><text:span text:style-name="T67"> </text:span><text:span text:style-name="T63">כן</text:span><text:span text:style-name="T67"> </text:span><text:span text:style-name="T63">דלא</text:span><text:span text:style-name="T67"> </text:span><text:span text:style-name="T63">מיפגם</text:span><text:span text:style-name="T27">)</text:span>? והא<text:span text:style-name="T1"> </text:span>דהבא<text:span text:style-name="T1"> </text:span>דכלתיה<text:span text:style-name="T1"> </text:span>דנון<text:span text:style-name="T1"> </text:span>להיכא<text:span text:style-name="T1"> </text:span>אזל<text:span text:style-name="T1"> </text:span><text:span text:style-name="T27">(</text:span><text:span text:style-name="T63">נון</text:span><text:span text:style-name="T67"> </text:span><text:span text:style-name="T63">- אדם</text:span><text:span text:style-name="T67"> </text:span><text:span text:style-name="T63">עשיר</text:span><text:span text:style-name="T67"> </text:span><text:span text:style-name="T63">היה, ונתן</text:span><text:span text:style-name="T67"> </text:span><text:span text:style-name="T63">זהב</text:span><text:span text:style-name="T67"> </text:span><text:span text:style-name="T63">הרבה</text:span><text:span text:style-name="T67"> </text:span><text:span text:style-name="T63">ותכשיטין</text:span><text:span text:style-name="T67"> </text:span><text:span text:style-name="T63">לכלתו, וכשנתן</text:span><text:span text:style-name="T67"> </text:span><text:span text:style-name="T63">לה</text:span><text:span text:style-name="T67"> </text:span><text:span text:style-name="T63">שקלו; ולאחר</text:span><text:span text:style-name="T67"> </text:span><text:span text:style-name="T63">זמן</text:span><text:span text:style-name="T67"> </text:span><text:span text:style-name="T63">שקלו</text:span><text:span text:style-name="T67"> </text:span><text:span text:style-name="T63">ונמצא</text:span><text:span text:style-name="T67"> </text:span><text:span text:style-name="T63">חסר</text:span><text:span text:style-name="T67"> </text:span><text:span text:style-name="T63">ממשקלו, אלמא</text:span><text:span text:style-name="T67"> </text:span><text:span text:style-name="T63">זהב</text:span><text:span text:style-name="T67"> </text:span><text:span text:style-name="T63">נמי</text:span><text:span text:style-name="T67"> </text:span><text:span text:style-name="T63">עשוי</text:span><text:span text:style-name="T67"> </text:span><text:span text:style-name="T63">ליפגם</text:span><text:span text:style-name="T27">)</text:span>?</text:p>
      <text:p text:style-name="P1">אמר<text:span text:style-name="T1"> </text:span>ליה<text:span text:style-name="T1"> </text:span><text:span text:style-name="T27">(</text:span><text:span text:style-name="T63">רב</text:span><text:span text:style-name="T67"> </text:span><text:span text:style-name="T63">זביד</text:span><text:span text:style-name="T27">)</text:span>: <text:span text:style-name="T27">(</text:span><text:span text:style-name="T63">מהא</text:span><text:span text:style-name="T67"> </text:span><text:span text:style-name="T63">ליכא</text:span><text:span text:style-name="T67"> </text:span><text:span text:style-name="T63">למשמע</text:span><text:span text:style-name="T67"> </text:span><text:span text:style-name="T63">מינה</text:span><text:span text:style-name="T27">)</text:span> דלמא<text:span text:style-name="T1"> </text:span>דהבא<text:span text:style-name="T1"> </text:span>דרמיין<text:span text:style-name="T1"> </text:span>כלתיך<text:span text:style-name="T1"> </text:span>הוא<text:span text:style-name="T1"> </text:span><text:span text:style-name="T27">(</text:span><text:span text:style-name="T63">דלמא</text:span><text:span text:style-name="T67"> </text:span><text:span text:style-name="T63">ודאי</text:span><text:span text:style-name="T67"> </text:span><text:span text:style-name="T63">דחסר</text:span><text:span text:style-name="T67"> </text:span><text:span text:style-name="T63">להיכא</text:span><text:span text:style-name="T67"> </text:span><text:span text:style-name="T63">דרמיין</text:span><text:span text:style-name="T67"> </text:span><text:span text:style-name="T63">כלתיך, כלומר: לפי</text:span><text:span text:style-name="T67"> </text:span><text:span text:style-name="T63">שלא</text:span><text:span text:style-name="T67"> </text:span><text:span text:style-name="T63">היו</text:span><text:span text:style-name="T67"> </text:span><text:span text:style-name="T63">משמרות</text:span><text:span text:style-name="T67"> </text:span><text:span text:style-name="T63">אותו</text:span><text:span text:style-name="T67"> </text:span><text:span text:style-name="T63">זהב, אלא</text:span><text:span text:style-name="T67"> </text:span><text:span text:style-name="T63">משליכות</text:span><text:span text:style-name="T67"> </text:span><text:span text:style-name="T63">אותו</text:span><text:span text:style-name="T67"> </text:span><text:span text:style-name="T63">בכל</text:span><text:span text:style-name="T67"> </text:span><text:span text:style-name="T63">מקום</text:span><text:span text:style-name="T67"> </text:span><text:span text:style-name="T63">שמוצאות</text:span><text:span text:style-name="T67"> </text:span><text:span text:style-name="T63">אותו, כדרך</text:span><text:span text:style-name="T67"> </text:span><text:span text:style-name="T63">שעושות</text:span><text:span text:style-name="T67"> </text:span><text:span text:style-name="T63">כלותיך</text:span><text:span text:style-name="T67"> </text:span><text:span text:style-name="T63">שאינן</text:span><text:span text:style-name="T67"> </text:span><text:span text:style-name="T63">משמרות</text:span><text:span text:style-name="T67"> </text:span><text:span text:style-name="T63">תכשיטיהן</text:span><text:span text:style-name="T67"> </text:span><text:span text:style-name="T63">כראוי</text:span><text:span text:style-name="T67"> </text:span><text:span text:style-name="T63">- בשביל</text:span><text:span text:style-name="T67"> </text:span><text:span text:style-name="T63">כך</text:span><text:span text:style-name="T67"> </text:span><text:span text:style-name="T63">חסר, אבל</text:span><text:span text:style-name="T67"> </text:span><text:span text:style-name="T63">זהב</text:span><text:span text:style-name="T67"> </text:span><text:span text:style-name="T63">המשתמר</text:span><text:span text:style-name="T67"> </text:span><text:span text:style-name="T63">יפה</text:span><text:span text:style-name="T67"> </text:span><text:span text:style-name="T63">אינו</text:span><text:span text:style-name="T67"> </text:span><text:span text:style-name="T63">נחסר</text:span><text:span text:style-name="T27">)</text:span>! ועוד<text:span text:style-name="T1"> </text:span><text:span text:style-name="T27">(</text:span><text:span text:style-name="T63">אם</text:span><text:span text:style-name="T67"> </text:span><text:span text:style-name="T63">תימצי</text:span><text:span text:style-name="T67"> </text:span><text:span text:style-name="T63">לומר</text:span><text:span text:style-name="T67"> </text:span><text:span text:style-name="T63">דמתחסר</text:span><text:span text:style-name="T67"> </text:span><text:span text:style-name="T63">הוא</text:span><text:span text:style-name="T67"> </text:span><text:span text:style-name="T63">- אפילו</text:span><text:span text:style-name="T67"> </text:span><text:span text:style-name="T63">הכי</text:span><text:span text:style-name="T67"> </text:span><text:span text:style-name="T63">כיון</text:span><text:span text:style-name="T67"> </text:span><text:span text:style-name="T63">שנהנה</text:span><text:span text:style-name="T67"> </text:span><text:span text:style-name="T63">מעל</text:span><text:span text:style-name="T27">)</text:span> נהי<text:span text:style-name="T1"> </text:span>דלא<text:span text:style-name="T1"> </text:span>איכא<text:span text:style-name="T1"> </text:span>נהנה<text:span text:style-name="T1"> </text:span>ופגם<text:span text:style-name="T1"> </text:span>לאלתר<text:span text:style-name="T1"> </text:span><text:span text:style-name="T27">(</text:span><text:span text:style-name="T63">שאינו</text:span><text:span text:style-name="T67"> </text:span><text:span text:style-name="T63">פוגם</text:span><text:span text:style-name="T67"> </text:span><text:span text:style-name="T63">מיד</text:span><text:span text:style-name="T67"> </text:span><text:span text:style-name="T63">בשעה</text:span><text:span text:style-name="T67"> </text:span><text:span text:style-name="T63">שנהנה</text:span><text:span text:style-name="T67"> </text:span><text:span text:style-name="T63">ממנו</text:span><text:span text:style-name="T27">)</text:span> לעולם<text:span text:style-name="T1"> </text:span>מי<text:span text:style-name="T1"> </text:span>לא<text:span text:style-name="T1"> </text:span>איכא<text:span text:style-name="T1"> </text:span>פגימה<text:span text:style-name="T1"> </text:span><text:span text:style-name="T27">(</text:span><text:span text:style-name="T63">דמי</text:span><text:span text:style-name="T67"> </text:span><text:span text:style-name="T63">קאמינא</text:span><text:span text:style-name="T67"> </text:span><text:span text:style-name="T63">דלית</text:span><text:span text:style-name="T67"> </text:span><text:span text:style-name="T63">ביה</text:span><text:span text:style-name="T67"> </text:span><text:span text:style-name="T63">פגימה? לעולם</text:span><text:span text:style-name="T67"> </text:span><text:span text:style-name="T63">לאלתר</text:span><text:span text:style-name="T67"> </text:span><text:span text:style-name="T63">קאמינא</text:span><text:span text:style-name="T67"> </text:span><text:span text:style-name="T63">דלית</text:span><text:span text:style-name="T67"> </text:span><text:span text:style-name="T63">ביה</text:span><text:span text:style-name="T67"> </text:span><text:span text:style-name="T63">פגימה, אבל</text:span><text:span text:style-name="T67"> </text:span><text:span text:style-name="T63">לאחר</text:span><text:span text:style-name="T67"> </text:span><text:span text:style-name="T63">זמן</text:span><text:span text:style-name="T67"> </text:span><text:span text:style-name="T63">הולך</text:span><text:span text:style-name="T67"> </text:span><text:span text:style-name="T63">ומתחסר; וכיון</text:span><text:span text:style-name="T67"> </text:span><text:span text:style-name="T63">דלאלתר</text:span><text:span text:style-name="T67"> </text:span><text:span text:style-name="T63">לית</text:span><text:span text:style-name="T67"> </text:span><text:span text:style-name="T63">ביה</text:span><text:span text:style-name="T67"> </text:span><text:span text:style-name="T63">פגימה, הלכך</text:span><text:span text:style-name="T67"> </text:span><text:span text:style-name="T63">כיון</text:span><text:span text:style-name="T67"> </text:span><text:span text:style-name="T63">שנהנה</text:span><text:span text:style-name="T67"> </text:span><text:span text:style-name="T63">- מעל</text:span><text:span text:style-name="T27">)</text:span>. </text:p>
      <text:p text:style-name="P1"/>
      <text:p text:style-name="P1">הנהנה<text:span text:style-name="T1"> </text:span>מן<text:span text:style-name="T1"> </text:span>החטאת<text:span text:style-name="T1"> </text:span><text:span text:style-name="T27">[כשהיא</text:span><text:span text:style-name="T2"> </text:span><text:span text:style-name="T27">חיה</text:span><text:span text:style-name="T2"> </text:span><text:span text:style-name="T27">- לא</text:span><text:span text:style-name="T2"> </text:span><text:span text:style-name="T27">מעל</text:span><text:span text:style-name="T2"> </text:span><text:span text:style-name="T27">עד</text:span><text:span text:style-name="T2"> </text:span><text:span text:style-name="T27">שיפגום; כשהיא</text:span><text:span text:style-name="T2"> </text:span><text:span text:style-name="T27">מתה</text:span><text:span text:style-name="T2"> </text:span><text:span text:style-name="T27">- כיון</text:span><text:span text:style-name="T2"> </text:span><text:span text:style-name="T27">שנהנה</text:span><text:span text:style-name="T2"> </text:span><text:span text:style-name="T27">מעל]</text:span>: </text:p>
      <text:p text:style-name="P1">מכדי<text:span text:style-name="T1"> </text:span>אי<text:span text:style-name="T1"> </text:span>בבהמה<text:span text:style-name="T1"> </text:span>תמימה<text:span text:style-name="T1"> </text:span><text:span text:style-name="T27">(</text:span><text:span text:style-name="T63">מכדי</text:span><text:span text:style-name="T67"> </text:span><text:span text:style-name="T63">בחטאת</text:span><text:span text:style-name="T67"> </text:span><text:span text:style-name="T63">בהמה</text:span><text:span text:style-name="T67"> </text:span><text:span text:style-name="T63">תמימה</text:span><text:span text:style-name="T67"> </text:span><text:span text:style-name="T63">מיירי</text:span><text:span text:style-name="T67"> </text:span><text:span text:style-name="T63">מתניתין</text:span><text:span text:style-name="T27">)</text:span> - היינו<text:span text:style-name="T1"> </text:span>'כוס<text:span text:style-name="T1"> </text:span>של<text:span text:style-name="T1"> </text:span>זהב' <text:span text:style-name="T27">(</text:span><text:span text:style-name="T63">דכי</text:span><text:span text:style-name="T67"> </text:span><text:span text:style-name="T63">היכי</text:span><text:span text:style-name="T67"> </text:span><text:span text:style-name="T63">דכוס</text:span><text:span text:style-name="T67"> </text:span><text:span text:style-name="T63">של</text:span><text:span text:style-name="T67"> </text:span><text:span text:style-name="T63">זהב</text:span><text:span text:style-name="T67"> </text:span><text:span text:style-name="T63">לא</text:span><text:span text:style-name="T67"> </text:span><text:span text:style-name="T63">קאי</text:span><text:span text:style-name="T67"> </text:span><text:span text:style-name="T63">לאיפגומי, ומשום</text:span><text:span text:style-name="T67"> </text:span><text:span text:style-name="T63">הכי</text:span><text:span text:style-name="T67"> </text:span><text:span text:style-name="T63">לא</text:span><text:span text:style-name="T67"> </text:span><text:span text:style-name="T63">אזיל</text:span><text:span text:style-name="T67"> </text:span><text:span text:style-name="T63">ביה</text:span><text:span text:style-name="T67"> </text:span><text:span text:style-name="T63">בתר</text:span><text:span text:style-name="T67"> </text:span><text:span text:style-name="T63">פגימה</text:span><text:span text:style-name="T67"> </text:span><text:span text:style-name="T63">אלא</text:span><text:span text:style-name="T67"> </text:span><text:span text:style-name="T63">כיון</text:span><text:span text:style-name="T67"> </text:span><text:span text:style-name="T63">שנהנה</text:span><text:span text:style-name="T67"> </text:span><text:span text:style-name="T63">בו</text:span><text:span text:style-name="T67"> </text:span><text:span text:style-name="T63">בפרוטה</text:span><text:span text:style-name="T67"> </text:span><text:span text:style-name="T63">מעל</text:span><text:span text:style-name="T67"> </text:span><text:span text:style-name="T63">- אף</text:span><text:span text:style-name="T67"> </text:span><text:span text:style-name="T63">חטאת</text:span><text:span text:style-name="T67"> </text:span><text:span text:style-name="T63">תמימה, דקיימא</text:span><text:span text:style-name="T67"> </text:span><text:span text:style-name="T63">להקרבה</text:span><text:span text:style-name="T67"> </text:span><text:span text:style-name="T63">- לאו</text:span><text:span text:style-name="T67"> </text:span><text:span text:style-name="T63">בת</text:span><text:span text:style-name="T67"> </text:span><text:span text:style-name="T63">פדייה</text:span><text:span text:style-name="T67"> </text:span><text:span text:style-name="T63">היא, כיון</text:span><text:span text:style-name="T67"> </text:span><text:span text:style-name="T63">שנהנה</text:span><text:span text:style-name="T67"> </text:span><text:span text:style-name="T63">ממנה</text:span><text:span text:style-name="T67"> </text:span><text:span text:style-name="T63">למעול</text:span><text:span text:style-name="T67"> </text:span><text:span text:style-name="T63">בה, ואמאי</text:span><text:span text:style-name="T67"> </text:span><text:span text:style-name="T63">קאמר</text:span><text:span text:style-name="T67"> </text:span><text:span text:style-name="T63">'עד</text:span><text:span text:style-name="T67"> </text:span><text:span text:style-name="T63">שיפגום'? מאי</text:span><text:span text:style-name="T67"> </text:span><text:span text:style-name="T63">פגם</text:span><text:span text:style-name="T67"> </text:span><text:span text:style-name="T63">מצי</text:span><text:span text:style-name="T67"> </text:span><text:span text:style-name="T63">למעבד</text:span><text:span text:style-name="T67"> </text:span><text:span text:style-name="T63">בה: דאפילו</text:span><text:span text:style-name="T67"> </text:span><text:span text:style-name="T63">רכיב</text:span><text:span text:style-name="T67"> </text:span><text:span text:style-name="T63">עלה</text:span><text:span text:style-name="T67"> </text:span><text:span text:style-name="T63">עד</text:span><text:span text:style-name="T67"> </text:span><text:span text:style-name="T63">דאכחשה</text:span><text:span text:style-name="T67"> </text:span><text:span text:style-name="T63">האי</text:span><text:span text:style-name="T67"> </text:span><text:span text:style-name="T63">לא</text:span><text:span text:style-name="T67"> </text:span><text:span text:style-name="T63">הוי</text:span><text:span text:style-name="T67"> </text:span><text:span text:style-name="T63">שם</text:span><text:span text:style-name="T67"> </text:span><text:span text:style-name="T63">פגם, דלא</text:span><text:span text:style-name="T67"> </text:span><text:span text:style-name="T63">פגמה</text:span><text:span text:style-name="T67"> </text:span><text:span text:style-name="T63">למזבח: דבהמה</text:span><text:span text:style-name="T67"> </text:span><text:span text:style-name="T63">בין</text:span><text:span text:style-name="T67"> </text:span><text:span text:style-name="T63">שמינה</text:span><text:span text:style-name="T67"> </text:span><text:span text:style-name="T63">בין</text:span><text:span text:style-name="T67"> </text:span><text:span text:style-name="T63">כחושה</text:span><text:span text:style-name="T67"> </text:span><text:span text:style-name="T63">חזיא</text:span><text:span text:style-name="T67"> </text:span><text:span text:style-name="T63">לכפרה, ואין</text:span><text:span text:style-name="T67"> </text:span><text:span text:style-name="T63">בה</text:span><text:span text:style-name="T67"> </text:span><text:span text:style-name="T63">תורת</text:span><text:span text:style-name="T67"> </text:span><text:span text:style-name="T63">פגימה</text:span><text:span text:style-name="T27">)</text:span>? </text:p>
      <text:p text:style-name="P1">אמר<text:span text:style-name="T1"> </text:span>רב<text:span text:style-name="T1"> </text:span>פפא: בבעלת<text:span text:style-name="T1"> </text:span>מום<text:span text:style-name="T1"> </text:span>עסקינן<text:span text:style-name="T1"> </text:span><text:span text:style-name="T27">(</text:span><text:span text:style-name="T63">מתניתין</text:span><text:span text:style-name="T67"> </text:span><text:span text:style-name="T63">- בחטאת</text:span><text:span text:style-name="T67"> </text:span><text:span text:style-name="T63">בעלת</text:span><text:span text:style-name="T67"> </text:span><text:span text:style-name="T63">מום</text:span><text:span text:style-name="T67"> </text:span><text:span text:style-name="T63">עסקינן, דקיימא</text:span><text:span text:style-name="T67"> </text:span><text:span text:style-name="T63">לפדייה, וכיון</text:span><text:span text:style-name="T67"> </text:span><text:span text:style-name="T63">דפגמה: שהכחישה</text:span><text:span text:style-name="T67"> </text:span><text:span text:style-name="T63">ופיחת</text:span><text:span text:style-name="T67"> </text:span><text:span text:style-name="T63">מדמיה, ודבר</text:span><text:span text:style-name="T67"> </text:span><text:span text:style-name="T63">שיש</text:span><text:span text:style-name="T67"> </text:span><text:span text:style-name="T63">בו</text:span><text:span text:style-name="T67"> </text:span><text:span text:style-name="T63">פגם</text:span><text:span text:style-name="T67"> </text:span><text:span text:style-name="T63">הוא, הלכך</text:span><text:span text:style-name="T67"> </text:span><text:span text:style-name="T63">לא</text:span><text:span text:style-name="T67"> </text:span><text:span text:style-name="T63">מעל</text:span><text:span text:style-name="T67"> </text:span><text:span text:style-name="T63">עד</text:span><text:span text:style-name="T67"> </text:span><text:span text:style-name="T63">שיפגום</text:span><text:span text:style-name="T67"> </text:span><text:span text:style-name="T63">בשוה</text:span><text:span text:style-name="T67"> </text:span><text:span text:style-name="T63">פרוטה; וסיפא</text:span><text:span text:style-name="T67"> </text:span><text:span text:style-name="T63">דקתני</text:span><text:span text:style-name="T67"> </text:span><text:soft-page-break/><text:span text:style-name="T63">'כשהיא</text:span><text:span text:style-name="T67"> </text:span><text:span text:style-name="T63">מתה</text:span><text:span text:style-name="T67"> </text:span><text:span text:style-name="T63">כיון</text:span><text:span text:style-name="T67"> </text:span><text:span text:style-name="T63">שנהנה</text:span><text:span text:style-name="T67"> </text:span><text:span text:style-name="T63">בשוה</text:span><text:span text:style-name="T67"> </text:span><text:span text:style-name="T63">פרוטה</text:span><text:span text:style-name="T67"> </text:span><text:span text:style-name="T63">מעל' מיירי</text:span><text:span text:style-name="T67"> </text:span><text:span text:style-name="T63">בין</text:span><text:span text:style-name="T67"> </text:span><text:span text:style-name="T63">בתמימה</text:span><text:span text:style-name="T67"> </text:span><text:span text:style-name="T63">בין</text:span><text:span text:style-name="T67"> </text:span><text:span text:style-name="T63">בבעלת</text:span><text:span text:style-name="T67"> </text:span><text:span text:style-name="T63">מום: דכיון</text:span><text:span text:style-name="T67"> </text:span><text:span text:style-name="T63">דמתה</text:span><text:span text:style-name="T67"> </text:span><text:span text:style-name="T63">- לאו</text:span><text:span text:style-name="T67"> </text:span><text:span text:style-name="T63">בת</text:span><text:span text:style-name="T67"> </text:span><text:span text:style-name="T63">פדיון</text:span><text:span text:style-name="T67"> </text:span><text:span text:style-name="T63">היא, דאין</text:span><text:span text:style-name="T67"> </text:span><text:span text:style-name="T63">פודין</text:span><text:span text:style-name="T67"> </text:span><text:span text:style-name="T63">את</text:span><text:span text:style-name="T67"> </text:span><text:span text:style-name="T63">הקדשים</text:span><text:span text:style-name="T67"> </text:span><text:span text:style-name="T63">להאכילן</text:span><text:span text:style-name="T67"> </text:span><text:span text:style-name="T63">לכלבים</text:span><text:span text:style-name="T67"> </text:span><text:span text:style-name="T64">(פסחים</text:span><text:span text:style-name="T68"> </text:span><text:span text:style-name="T64">דף</text:span><text:span text:style-name="T68"> </text:span><text:span text:style-name="T64">כט.)</text:span><text:span text:style-name="T63">; הלכך</text:span><text:span text:style-name="T67"> </text:span><text:span text:style-name="T63">לא</text:span><text:span text:style-name="T67"> </text:span><text:span text:style-name="T63">תני</text:span><text:span text:style-name="T67"> </text:span><text:span text:style-name="T63">בה</text:span><text:span text:style-name="T67"> </text:span><text:span text:style-name="T63">'עד</text:span><text:span text:style-name="T67"> </text:span><text:span text:style-name="T63">שיפגום'</text:span><text:span text:style-name="T27">)</text:span>.</text:p>
      <text:p text:style-name="P1"/>
      <text:p text:style-name="P1">(מעילה<text:span text:style-name="T1"> </text:span>יט,ב)</text:p>
      <text:p text:style-name="P1">משנה:</text:p>
      <text:p text:style-name="P1">נהנה<text:span text:style-name="T1"> </text:span>כבחצי<text:span text:style-name="T1"> </text:span>פרוטה<text:span text:style-name="T1"> </text:span><text:span text:style-name="T27">(</text:span><text:span text:style-name="T63">כגון</text:span><text:span text:style-name="T67"> </text:span><text:span text:style-name="T63">שלבש</text:span><text:span text:style-name="T67"> </text:span><text:span text:style-name="T63">בגד</text:span><text:span text:style-name="T67"> </text:span><text:span text:style-name="T63">של</text:span><text:span text:style-name="T67"> </text:span><text:span text:style-name="T63">הקדש</text:span><text:span text:style-name="T67"> </text:span><text:span text:style-name="T63">ונהנה</text:span><text:span text:style-name="T67"> </text:span><text:span text:style-name="T63">בו</text:span><text:span text:style-name="T67"> </text:span><text:span text:style-name="T63">כשיעור</text:span><text:span text:style-name="T67"> </text:span><text:span text:style-name="T63">חצי</text:span><text:span text:style-name="T67"> </text:span><text:span text:style-name="T63">פרוטה</text:span><text:span text:style-name="T27">)</text:span> ופגם<text:span text:style-name="T1"> </text:span>כחצי<text:span text:style-name="T1"> </text:span>פרוטה<text:span text:style-name="T1"> </text:span><text:span text:style-name="T27">(</text:span><text:span text:style-name="T63">שקרעו</text:span><text:span text:style-name="T67"> </text:span><text:span text:style-name="T63">ופגמו</text:span><text:span text:style-name="T67"> </text:span><text:span text:style-name="T63">כשיעור</text:span><text:span text:style-name="T67"> </text:span><text:span text:style-name="T63">חצי</text:span><text:span text:style-name="T67"> </text:span><text:span text:style-name="T63">פרוטה</text:span><text:span text:style-name="T27">)</text:span>, או<text:span text:style-name="T1"> </text:span>שנהנה<text:span text:style-name="T1"> </text:span>בשוה<text:span text:style-name="T1"> </text:span>פרוטה<text:span text:style-name="T1"> </text:span>בדבר<text:span text:style-name="T1"> </text:span>אחד<text:span text:style-name="T1"> </text:span><text:span text:style-name="T27">(</text:span><text:span text:style-name="T63">שיש</text:span><text:span text:style-name="T67"> </text:span><text:span text:style-name="T63">בו</text:span><text:span text:style-name="T67"> </text:span><text:span text:style-name="T63">פגם, ולא</text:span><text:span text:style-name="T67"> </text:span><text:span text:style-name="T63">פָּגַם</text:span><text:span text:style-name="T27">)</text:span> ופגם<text:span text:style-name="T1"> </text:span>בשוה<text:span text:style-name="T1"> </text:span>פרוטה<text:span text:style-name="T1"> </text:span>בדבר<text:span text:style-name="T1"> </text:span>אחר<text:span text:style-name="T1"> </text:span><text:span text:style-name="T27">(</text:span><text:span text:style-name="T63">כגון</text:span><text:span text:style-name="T67"> </text:span><text:span text:style-name="T63">ששפך</text:span><text:span text:style-name="T67"> </text:span><text:span text:style-name="T63">משקה</text:span><text:span text:style-name="T67"> </text:span><text:span text:style-name="T63">ולא</text:span><text:span text:style-name="T67"> </text:span><text:span text:style-name="T63">נהנה</text:span><text:span text:style-name="T67"> </text:span><text:span text:style-name="T63">מהן</text:span><text:span text:style-name="T27">)</text:span> - <text:span text:style-name="T27">(</text:span><text:span text:style-name="T63">הרי</text:span><text:span text:style-name="T67"> </text:span><text:span text:style-name="T63">זה</text:span><text:span text:style-name="T27">)</text:span> לא<text:span text:style-name="T1"> </text:span>מעל<text:span text:style-name="T1"> </text:span>עד<text:span text:style-name="T1"> </text:span>שיהנה<text:span text:style-name="T1"> </text:span>בשוה<text:span text:style-name="T1"> </text:span>פרוטה<text:span text:style-name="T1"> </text:span>ויפגם<text:span text:style-name="T1"> </text:span>בשוה<text:span text:style-name="T1"> </text:span>פרוטה<text:span text:style-name="T1"> </text:span>בדבר<text:span text:style-name="T1"> </text:span>אחד<text:span text:style-name="T1"> </text:span><text:span text:style-name="T27">(</text:span><text:span text:style-name="T63">והכא</text:span><text:span text:style-name="T67"> </text:span><text:span text:style-name="T63">מיירי</text:span><text:span text:style-name="T67"> </text:span><text:span text:style-name="T63">בדבר</text:span><text:span text:style-name="T67"> </text:span><text:span text:style-name="T63">שיש</text:span><text:span text:style-name="T67"> </text:span><text:span text:style-name="T63">בו</text:span><text:span text:style-name="T67"> </text:span><text:span text:style-name="T63">פגם, וקסבר</text:span><text:span text:style-name="T67"> </text:span><text:span text:style-name="T63">דכתרומה</text:span><text:span text:style-name="T67"> </text:span><text:span text:style-name="T63">בעינן: דפגימתו</text:span><text:span text:style-name="T67"> </text:span><text:span text:style-name="T63">והנאתו</text:span><text:span text:style-name="T67"> </text:span><text:span text:style-name="T63">כאחד</text:span><text:span text:style-name="T27">)</text:span>;</text:p>
      <text:p text:style-name="P1">אין<text:span text:style-name="T1"> </text:span>מועל<text:span text:style-name="T1"> </text:span>אחר<text:span text:style-name="T1"> </text:span>מועל<text:span text:style-name="T1"> </text:span>במוקדשין<text:span text:style-name="T1"> </text:span>אלא<text:span text:style-name="T1"> </text:span>בהמה<text:span text:style-name="T1"> </text:span><text:span text:style-name="T27">(</text:span><text:span text:style-name="T63">דקדשי</text:span><text:span text:style-name="T67"> </text:span><text:span text:style-name="T63">מזבח</text:span><text:span text:style-name="T27">)</text:span> וכלי<text:span text:style-name="T1"> </text:span>שרת<text:span text:style-name="T1"> </text:span>בלבד; </text:p>
      <text:p text:style-name="P1">כיצד?</text:p>
      <text:p text:style-name="P1">רכב<text:span text:style-name="T1"> </text:span>על<text:span text:style-name="T1"> </text:span>גבי<text:span text:style-name="T1"> </text:span>בהמה<text:span text:style-name="T1"> </text:span>ובא<text:span text:style-name="T1"> </text:span>חברו<text:span text:style-name="T1"> </text:span>ורכב<text:span text:style-name="T1"> </text:span>ובא<text:span text:style-name="T1"> </text:span>חברו<text:span text:style-name="T1"> </text:span>ורכב<text:span text:style-name="T1"> </text:span>- כולן<text:span text:style-name="T1"> </text:span>מעלו;</text:p>
      <text:p text:style-name="P1">שתה<text:span text:style-name="T1"> </text:span>בכוס<text:span text:style-name="T1"> </text:span>של<text:span text:style-name="T1"> </text:span>זהב<text:span text:style-name="T1"> </text:span>ובא<text:span text:style-name="T1"> </text:span>חברו<text:span text:style-name="T1"> </text:span>ושתה<text:span text:style-name="T1"> </text:span>ובא<text:span text:style-name="T1"> </text:span>חברו<text:span text:style-name="T1"> </text:span>ושתה<text:span text:style-name="T1"> </text:span>- כולן<text:span text:style-name="T1"> </text:span>מעלו;</text:p>
      <text:p text:style-name="P1">תלש<text:span text:style-name="T1"> </text:span>מן<text:span text:style-name="T1"> </text:span>החטאת<text:span text:style-name="T1"> </text:span>ובא<text:span text:style-name="T1"> </text:span>חברו<text:span text:style-name="T1"> </text:span>ותלש<text:span text:style-name="T1"> </text:span>ובא<text:span text:style-name="T1"> </text:span>חברו<text:span text:style-name="T1"> </text:span>ותלש<text:span text:style-name="T1"> </text:span>- כולן<text:span text:style-name="T1"> </text:span>מעלו;</text:p>
      <text:p text:style-name="P2">(<text:span text:style-name="T62">הני</text:span><text:span text:style-name="T66"> </text:span><text:span text:style-name="T62">לאו</text:span><text:span text:style-name="T66"> </text:span><text:span text:style-name="T62">לדמי</text:span><text:span text:style-name="T66"> </text:span><text:span text:style-name="T62">קיימי, ולא</text:span><text:span text:style-name="T66"> </text:span><text:span text:style-name="T62">בני</text:span><text:span text:style-name="T66"> </text:span><text:span text:style-name="T62">איפגומי</text:span><text:span text:style-name="T66"> </text:span><text:span text:style-name="T62">נינהו: שאפילו</text:span><text:span text:style-name="T66"> </text:span><text:span text:style-name="T62">רכב</text:span><text:span text:style-name="T66"> </text:span><text:span text:style-name="T62">על</text:span><text:span text:style-name="T66"> </text:span><text:span text:style-name="T62">גבי</text:span><text:span text:style-name="T66"> </text:span><text:span text:style-name="T62">בהמה</text:span><text:span text:style-name="T66"> </text:span><text:span text:style-name="T62">והכחישה, או</text:span><text:span text:style-name="T66"> </text:span><text:span text:style-name="T62">תלש</text:span><text:span text:style-name="T66"> </text:span><text:span text:style-name="T62">מצמרה</text:span><text:span text:style-name="T66"> </text:span><text:span text:style-name="T62">- עדיין</text:span><text:span text:style-name="T66"> </text:span><text:span text:style-name="T62">ראויה</text:span><text:span text:style-name="T66"> </text:span><text:span text:style-name="T62">היא</text:span><text:span text:style-name="T66"> </text:span><text:span text:style-name="T62">לקרבן, ולא</text:span><text:span text:style-name="T66"> </text:span><text:span text:style-name="T62">פסלה</text:span><text:span text:style-name="T66"> </text:span><text:span text:style-name="T62">בכך</text:span><text:span text:style-name="T66"> </text:span><text:span text:style-name="T62">למזבח, דבין</text:span><text:span text:style-name="T66"> </text:span><text:span text:style-name="T62">שמינה</text:span><text:span text:style-name="T66"> </text:span><text:span text:style-name="T62">ובין</text:span><text:span text:style-name="T66"> </text:span><text:span text:style-name="T62">כחושה</text:span><text:span text:style-name="T66"> </text:span><text:span text:style-name="T62">חזיא</text:span><text:span text:style-name="T66"> </text:span><text:span text:style-name="T62">להקרבה, ואין</text:span><text:span text:style-name="T66"> </text:span><text:span text:style-name="T62">בה</text:span><text:span text:style-name="T66"> </text:span><text:span text:style-name="T62">תורת</text:span><text:span text:style-name="T66"> </text:span><text:span text:style-name="T62">פגימה, הלכך</text:span><text:span text:style-name="T66"> </text:span><text:span text:style-name="T62">אכתי</text:span><text:span text:style-name="T66"> </text:span><text:span text:style-name="T62">בקדושתה</text:span><text:span text:style-name="T66"> </text:span><text:span text:style-name="T62">קיימא, הלכך</text:span><text:span text:style-name="T66"> </text:span><text:span text:style-name="T62">יש</text:span><text:span text:style-name="T66"> </text:span><text:span text:style-name="T62">בה</text:span><text:span text:style-name="T66"> </text:span><text:span text:style-name="T62">מועל</text:span><text:span text:style-name="T66"> </text:span><text:span text:style-name="T62">אחר</text:span><text:span text:style-name="T66"> </text:span><text:span text:style-name="T62">מועל; וכן</text:span><text:span text:style-name="T66"> </text:span><text:span text:style-name="T62">שתה</text:span><text:span text:style-name="T66"> </text:span><text:span text:style-name="T62">אחד</text:span><text:span text:style-name="T66"> </text:span><text:span text:style-name="T62">בכוס</text:span><text:span text:style-name="T66"> </text:span><text:span text:style-name="T62">של</text:span><text:span text:style-name="T66"> </text:span><text:span text:style-name="T62">זהב: אפילו</text:span><text:span text:style-name="T66"> </text:span><text:span text:style-name="T62">איפחתו</text:span><text:span text:style-name="T66"> </text:span><text:span text:style-name="T62">ופגמו, כיון</text:span><text:span text:style-name="T66"> </text:span><text:span text:style-name="T62">דקדושת</text:span><text:span text:style-name="T66"> </text:span><text:span text:style-name="T62">הגוף</text:span><text:span text:style-name="T66"> </text:span><text:span text:style-name="T62">היא</text:span><text:span text:style-name="T66"> </text:span><text:span text:style-name="T62">ולא</text:span><text:span text:style-name="T66"> </text:span><text:span text:style-name="T62">קדושת</text:span><text:span text:style-name="T66"> </text:span><text:span text:style-name="T62">דמים</text:span><text:span text:style-name="T66"> </text:span><text:span text:style-name="T62">- דלאו</text:span><text:span text:style-name="T66"> </text:span><text:span text:style-name="T62">לפדייה</text:span><text:span text:style-name="T66"> </text:span><text:span text:style-name="T62">קיימא</text:span><text:span text:style-name="T66"> </text:span><text:span text:style-name="T62">- עדיין</text:span><text:span text:style-name="T66"> </text:span><text:span text:style-name="T62">קאי</text:span><text:span text:style-name="T66"> </text:span><text:span text:style-name="T62">לשירות, ויש</text:span><text:span text:style-name="T66"> </text:span><text:span text:style-name="T62">בו</text:span><text:span text:style-name="T66"> </text:span><text:span text:style-name="T62">מועל</text:span><text:span text:style-name="T66"> </text:span><text:span text:style-name="T62">אחר</text:span><text:span text:style-name="T66"> </text:span><text:span text:style-name="T62">מועל;</text:span>)</text:p>
      <text:p text:style-name="P1">רבי<text:span text:style-name="T1"> </text:span>אומר: כל<text:span text:style-name="T1"> </text:span>דבר<text:span text:style-name="T1"> </text:span>שאין<text:span text:style-name="T1"> </text:span>לו<text:span text:style-name="T1"> </text:span>פדיון<text:span text:style-name="T1"> </text:span><text:span text:style-name="T27">(</text:span><text:span text:style-name="T63">גירסת</text:span><text:span text:style-name="T67"> </text:span><text:span text:style-name="T63">רש"י: שאין</text:span><text:span text:style-name="T67"> </text:span><text:span text:style-name="T63">לו</text:span><text:span text:style-name="T67"> </text:span><text:span text:style-name="T63">פגם</text:span><text:span text:style-name="T67"> </text:span><text:span text:style-name="T63">= שאינו</text:span><text:span text:style-name="T67"> </text:span><text:span text:style-name="T63">נפסל</text:span><text:span text:style-name="T67"> </text:span><text:span text:style-name="T63">בפגימה, דהיינו</text:span><text:span text:style-name="T67"> </text:span><text:span text:style-name="T63">כל</text:span><text:span text:style-name="T67"> </text:span><text:span text:style-name="T63">דבר</text:span><text:span text:style-name="T67"> </text:span><text:span text:style-name="T63">שאין</text:span><text:span text:style-name="T67"> </text:span><text:span text:style-name="T63">לו</text:span><text:span text:style-name="T67"> </text:span><text:span text:style-name="T63">פדיון</text:span><text:span text:style-name="T67"> </text:span><text:span text:style-name="T63">כי</text:span><text:span text:style-name="T67"> </text:span><text:span text:style-name="T63">הני</text:span><text:span text:style-name="T67"> </text:span><text:span text:style-name="T63">בהמה</text:span><text:span text:style-name="T67"> </text:span><text:span text:style-name="T63">וכלי</text:span><text:span text:style-name="T67"> </text:span><text:span text:style-name="T63">שרת</text:span><text:span text:style-name="T67"> </text:span><text:span text:style-name="T63">דאמרן</text:span><text:span text:style-name="T67"> </text:span><text:span text:style-name="T63">במתניתין</text:span><text:span text:style-name="T27">)</text:span> - יש<text:span text:style-name="T1"> </text:span>בו<text:span text:style-name="T1"> </text:span>מועל<text:span text:style-name="T1"> </text:span>אחר<text:span text:style-name="T1"> </text:span>מועל.<text:span text:style-name="T63"> </text:span></text:p>
      <text:p text:style-name="P23">(<text:span text:style-name="T28">ובגמרא</text:span><text:span text:style-name="T1"> </text:span><text:span text:style-name="T28">מפרש</text:span><text:span text:style-name="T1"> </text:span><text:span text:style-name="T28">מאי</text:span><text:span text:style-name="T1"> </text:span><text:span text:style-name="T28">איכא</text:span><text:span text:style-name="T1"> </text:span><text:span text:style-name="T28">בין</text:span><text:span text:style-name="T1"> </text:span><text:span text:style-name="T28">רבי</text:span><text:span text:style-name="T1"> </text:span><text:span text:style-name="T28">לרבנן.</text:span>)<text:span text:style-name="T28"> </text:span></text:p>
      <text:p text:style-name="P47"><text:span text:style-name="T28">תוספות</text:span><text:span text:style-name="T1"> </text:span><text:span text:style-name="T28">ד"ה</text:span><text:span text:style-name="T1"> </text:span><text:span text:style-name="T28">אין</text:span><text:span text:style-name="T1"> </text:span><text:span text:style-name="T28">מועל</text:span><text:span text:style-name="T1"> </text:span><text:span text:style-name="T28">אחר</text:span><text:span text:style-name="T1"> </text:span><text:span text:style-name="T28">מועל</text:span><text:span text:style-name="T1"> </text:span><text:span text:style-name="T28">אלא</text:span><text:span text:style-name="T1"> </text:span><text:span text:style-name="T28">בהמה</text:span><text:span text:style-name="T1"> </text:span><text:span text:style-name="T28">וכלי</text:span><text:span text:style-name="T1"> </text:span><text:span text:style-name="T28">שרת</text:span><text:span text:style-name="T1"> </text:span><text:span text:style-name="T28">בלבד. תימה! דתניא</text:span><text:span text:style-name="T1"> </text:span><text:span text:style-name="T28">בתוספתא</text:span><text:span text:style-name="T1"> </text:span><text:span text:style-name="T28">'בקע</text:span><text:span text:style-name="T1"> </text:span><text:span text:style-name="T28">בקרדום</text:span><text:span text:style-name="T1"> </text:span><text:span text:style-name="T28">של</text:span><text:span text:style-name="T1"> </text:span><text:span text:style-name="T28">הקדש</text:span><text:span text:style-name="T1"> </text:span><text:span text:style-name="T28">ובא</text:span><text:span text:style-name="T1"> </text:span><text:span text:style-name="T28">חברו</text:span><text:span text:style-name="T1"> </text:span><text:span text:style-name="T28">ובקע</text:span><text:span text:style-name="T1"> </text:span><text:span text:style-name="T28">בו</text:span><text:span text:style-name="T1"> </text:span><text:span text:style-name="T28">ובא</text:span><text:span text:style-name="T1"> </text:span><text:span text:style-name="T28">חברו</text:span><text:span text:style-name="T1"> </text:span><text:span text:style-name="T28">ובקע</text:span><text:span text:style-name="T1"> </text:span><text:span text:style-name="T28">בו</text:span><text:span text:style-name="T1"> </text:span><text:span text:style-name="T28">- כולם</text:span><text:span text:style-name="T1"> </text:span><text:span text:style-name="T28">מעלו' וליכא</text:span><text:span text:style-name="T1"> </text:span><text:span text:style-name="T28">למימר</text:span><text:span text:style-name="T1"> </text:span><text:span text:style-name="T28">דבקרדום</text:span><text:span text:style-name="T1"> </text:span><text:span text:style-name="T28">כלי</text:span><text:span text:style-name="T1"> </text:span><text:span text:style-name="T28">שרת</text:span><text:span text:style-name="T1"> </text:span><text:span text:style-name="T28">מיירי, דהא</text:span><text:span text:style-name="T1"> </text:span><text:span text:style-name="T28">תני</text:span><text:span text:style-name="T1"> </text:span><text:span text:style-name="T28">התם</text:span><text:span text:style-name="T1"> </text:span><text:span text:style-name="T28">בסיפא</text:span><text:span text:style-name="T1"> </text:span><text:span text:style-name="T28">'נתנה</text:span><text:span text:style-name="T1"> </text:span><text:span text:style-name="T28">לחבירו</text:span><text:span text:style-name="T1"> </text:span><text:span text:style-name="T28">וחברו</text:span><text:span text:style-name="T1"> </text:span><text:span text:style-name="T28">לחברו</text:span><text:span text:style-name="T1"> </text:span><text:span text:style-name="T28">הראשון</text:span><text:span text:style-name="T1"> </text:span><text:span text:style-name="T28">מעל</text:span><text:span text:style-name="T1"> </text:span><text:span text:style-name="T28">והשני</text:span><text:span text:style-name="T1"> </text:span><text:span text:style-name="T28">לא</text:span><text:span text:style-name="T1"> </text:span><text:span text:style-name="T28">מעל</text:span><text:span text:style-name="T1"> </text:span><text:span text:style-name="T28">ובעולה</text:span><text:span text:style-name="T1"> </text:span><text:span text:style-name="T28">כולם</text:span><text:span text:style-name="T1"> </text:span><text:span text:style-name="T28">מעלו! ומפרש</text:span><text:span text:style-name="T1"> </text:span><text:span text:style-name="T28">דהתם</text:span><text:span text:style-name="T1"> </text:span><text:span text:style-name="T28">במאי</text:span><text:span text:style-name="T1"> </text:span><text:span text:style-name="T28">עסקינן? - כגון</text:span><text:span text:style-name="T1"> </text:span><text:span text:style-name="T28">לאחר</text:span><text:span text:style-name="T1"> </text:span><text:span text:style-name="T28">שבקע</text:span><text:span text:style-name="T1"> </text:span><text:span text:style-name="T28">החזירו, דמשהחזירו</text:span><text:span text:style-name="T1"> </text:span><text:span text:style-name="T28">הרי</text:span><text:span text:style-name="T1"> </text:span><text:span text:style-name="T28">הוא</text:span><text:span text:style-name="T1"> </text:span><text:span text:style-name="T28">של</text:span><text:span text:style-name="T1"> </text:span><text:span text:style-name="T28">הקדש</text:span><text:span text:style-name="T1"> </text:span><text:span text:style-name="T28">כאילו</text:span><text:span text:style-name="T1"> </text:span><text:span text:style-name="T28">לא</text:span><text:span text:style-name="T1"> </text:span><text:span text:style-name="T28">מעלו;</text:span></text:p>
      <text:p text:style-name="P47"><text:span text:style-name="T28">ורבינו</text:span><text:span text:style-name="T1"> </text:span><text:span text:style-name="T28">יצחק</text:span><text:span text:style-name="T1"> </text:span><text:span text:style-name="T28">מפרש: דהתם</text:span><text:span text:style-name="T1"> </text:span><text:span text:style-name="T28">בגזברין</text:span><text:span text:style-name="T1"> </text:span><text:span text:style-name="T28">עסקינן, דלעולם</text:span><text:span text:style-name="T1"> </text:span><text:span text:style-name="T28">לא</text:span><text:span text:style-name="T1"> </text:span><text:span text:style-name="T28">יצאו</text:span><text:span text:style-name="T1"> </text:span><text:span text:style-name="T28">לחולין</text:span><text:span text:style-name="T1"> </text:span><text:span text:style-name="T28">בשום</text:span><text:span text:style-name="T1"> </text:span><text:span text:style-name="T28">מעילה</text:span><text:span text:style-name="T1"> </text:span><text:span text:style-name="T28">עד</text:span><text:span text:style-name="T1"> </text:span><text:span text:style-name="T28">שיוציאנה</text:span><text:span text:style-name="T1"> </text:span><text:span text:style-name="T28">מרשותו.</text:span></text:p>
      <text:p text:style-name="P1"/>
      <text:p text:style-name="P1">גמרא:</text:p>
      <text:p text:style-name="P1">מני<text:span text:style-name="T1"> </text:span>מתניתין?</text:p>
      <text:p text:style-name="P1">רבי<text:span text:style-name="T1"> </text:span>נחמיה<text:span text:style-name="T1"> </text:span>היא, דתניא: '<text:span text:style-name="T105">אין</text:span><text:span text:style-name="T106"> </text:span><text:span text:style-name="T105">מועל</text:span><text:span text:style-name="T106"> </text:span><text:span text:style-name="T105">אחר</text:span><text:span text:style-name="T106"> </text:span><text:span text:style-name="T105">מועל</text:span><text:span text:style-name="T106"> </text:span><text:span text:style-name="T105">אלא</text:span><text:span text:style-name="T106"> </text:span><text:span text:style-name="T105">בבהמה</text:span><text:span text:style-name="T106"> </text:span><text:span text:style-name="T105">בלבד; רבי</text:span><text:span text:style-name="T106"> </text:span><text:span text:style-name="T105">נחמיה</text:span><text:span text:style-name="T106"> </text:span><text:span text:style-name="T105">אומר: בהמה</text:span><text:span text:style-name="T106"> </text:span><text:span text:style-name="T105">וכלי</text:span><text:span text:style-name="T106"> </text:span><text:span text:style-name="T105">שרת</text:span>'.</text:p>
      <text:p text:style-name="P1">מאי<text:span text:style-name="T1"> </text:span>טעמא<text:span text:style-name="T1"> </text:span>דתנא<text:span text:style-name="T1"> </text:span>קמא? </text:p>
      <text:p text:style-name="P1">קסבר<text:span text:style-name="T1"> </text:span>בעניינא<text:span text:style-name="T1"> </text:span>דבהמה<text:span text:style-name="T1"> </text:span>כתיב<text:span text:style-name="T1"> </text:span><text:span text:style-name="T27">(</text:span><text:span text:style-name="T63">מעילה, ולא</text:span><text:span text:style-name="T67"> </text:span><text:span text:style-name="T63">בשאר</text:span><text:span text:style-name="T67"> </text:span><text:span text:style-name="T63">מילי</text:span><text:span text:style-name="T27">)</text:span>, דכתיב<text:span text:style-name="T1"> </text:span><text:span text:style-name="T64">(ויקרא</text:span><text:span text:style-name="T68"> </text:span><text:span text:style-name="T64">ה,טז)</text:span><text:span text:style-name="T32"> </text:span><text:span text:style-name="T33">[ואת</text:span><text:span text:style-name="T2"> </text:span><text:span text:style-name="T33">אשר</text:span><text:span text:style-name="T2"> </text:span><text:span text:style-name="T33">חטא</text:span><text:span text:style-name="T2"> </text:span><text:span text:style-name="T33">מן</text:span><text:span text:style-name="T2"> </text:span><text:span text:style-name="T33">הקדש</text:span><text:span text:style-name="T2"> </text:span><text:span text:style-name="T33">ישלם</text:span><text:span text:style-name="T2"> </text:span><text:span text:style-name="T33">ואת</text:span><text:span text:style-name="T2"> </text:span><text:span text:style-name="T33">חמישתו</text:span><text:span text:style-name="T2"> </text:span><text:span text:style-name="T33">יוסף</text:span><text:span text:style-name="T2"> </text:span><text:span text:style-name="T33">עליו</text:span><text:span text:style-name="T2"> </text:span><text:span text:style-name="T33">ונתן</text:span><text:span text:style-name="T2"> </text:span><text:span text:style-name="T33">אתו</text:span><text:span text:style-name="T2"> </text:span><text:span text:style-name="T33">לכהן</text:span><text:span text:style-name="T2"> </text:span><text:span text:style-name="T134">והכהן</text:span><text:span text:style-name="T131"> </text:span><text:span text:style-name="T134">יכפר</text:span><text:span text:style-name="T131"> </text:span><text:span text:style-name="T134">עליו</text:span><text:span text:style-name="T33">]</text:span><text:span text:style-name="T32"> באיל</text:span><text:span text:style-name="T1"> </text:span><text:span text:style-name="T32">האשם</text:span><text:span text:style-name="T1"> </text:span><text:span text:style-name="T33">[ונסלח</text:span><text:span text:style-name="T2"> </text:span><text:span text:style-name="T33">לו]</text:span> <text:span text:style-name="T27">(</text:span><text:span text:style-name="T63">והאי</text:span><text:span text:style-name="T67"> </text:span><text:span text:style-name="T72">באיל</text:span><text:span text:style-name="T67"> </text:span><text:span text:style-name="T72">האשם</text:span><text:span text:style-name="T67"> </text:span><text:span text:style-name="T63">יתירא</text:span><text:span text:style-name="T67"> </text:span><text:span text:style-name="T63">הוא: שכבר</text:span><text:span text:style-name="T67"> </text:span><text:span text:style-name="T63">נאמר</text:span><text:span text:style-name="T67"> </text:span><text:span text:style-name="T63">תחלה</text:span><text:span text:style-name="T67"> </text:span><text:span text:style-name="T64">[פסוק</text:span><text:span text:style-name="T68"> </text:span><text:span text:style-name="T64">טו]</text:span><text:span text:style-name="T63"> איל</text:span><text:span text:style-name="T67"> </text:span><text:span text:style-name="T63">אשם, ונימא</text:span><text:span text:style-name="T67"> </text:span><text:span text:style-name="T63">קרא</text:span><text:span text:style-name="T67"> </text:span><text:span text:style-name="T63">'וכפר</text:span><text:span text:style-name="T67"> </text:span><text:span text:style-name="T63">עליו</text:span><text:span text:style-name="T67"> </text:span><text:span text:style-name="T63">הכהן' ותו</text:span><text:span text:style-name="T67"> </text:span><text:span text:style-name="T63">לא! 'באיל</text:span><text:span text:style-name="T67"> </text:span><text:span text:style-name="T63">האשם' למה</text:span><text:span text:style-name="T67"> </text:span><text:span text:style-name="T63">לי? לומר</text:span><text:span text:style-name="T67"> </text:span><text:span text:style-name="T63">שכפר</text:span><text:span text:style-name="T67"> </text:span><text:span text:style-name="T63">עליו</text:span><text:span text:style-name="T67"> </text:span><text:span text:style-name="T63">במה</text:span><text:span text:style-name="T67"> </text:span><text:span text:style-name="T63">שמעל: באיל</text:span><text:span text:style-name="T67"> </text:span><text:span text:style-name="T63">האשם</text:span><text:span text:style-name="T67"> </text:span><text:span text:style-name="T63">שנהנה</text:span><text:span text:style-name="T67"> </text:span><text:span text:style-name="T63">ממנו, דמשמע: אפילו</text:span><text:span text:style-name="T67"> </text:span><text:span text:style-name="T63">מעל</text:span><text:span text:style-name="T67"> </text:span><text:span text:style-name="T63">בו</text:span><text:span text:style-name="T67"> </text:span><text:span text:style-name="T63">מאה</text:span><text:span text:style-name="T67"> </text:span><text:span text:style-name="T63">פעמים</text:span><text:span text:style-name="T67"> </text:span><text:span text:style-name="T63">- קרוי</text:span><text:span text:style-name="T67"> </text:span><text:span text:style-name="T63">אשם: שיש</text:span><text:span text:style-name="T67"> </text:span><text:span text:style-name="T63">בו</text:span><text:span text:style-name="T67"> </text:span><text:span text:style-name="T63">מעילה</text:span><text:span text:style-name="T67"> </text:span><text:span text:style-name="T63">כל</text:span><text:span text:style-name="T67"> </text:span><text:span text:style-name="T63">שעה; ומדכתב</text:span><text:span text:style-name="T67"> </text:span><text:span text:style-name="T63">רחמנא</text:span><text:span text:style-name="T67"> </text:span><text:span text:style-name="T63">בהמה</text:span><text:span text:style-name="T67"> </text:span><text:span text:style-name="T63">גבי</text:span><text:span text:style-name="T67"> </text:span><text:span text:style-name="T63">מעילה</text:span><text:span text:style-name="T67"> </text:span><text:span text:style-name="T63">ולא</text:span><text:span text:style-name="T67"> </text:span><text:span text:style-name="T63">שאר</text:span><text:span text:style-name="T67"> </text:span><text:span text:style-name="T63">מילי</text:span><text:span text:style-name="T67"> </text:span><text:span text:style-name="T63">- מכלל</text:span><text:span text:style-name="T67"> </text:span><text:span text:style-name="T63">דאין</text:span><text:span text:style-name="T67"> </text:span><text:span text:style-name="T63">מועל</text:span><text:span text:style-name="T67"> </text:span><text:span text:style-name="T63">אחר</text:span><text:span text:style-name="T67"> </text:span><text:span text:style-name="T63">מועל</text:span><text:span text:style-name="T67"> </text:span><text:span text:style-name="T63">אלא</text:span><text:span text:style-name="T67"> </text:span><text:span text:style-name="T63">בבהמה</text:span><text:span text:style-name="T67"> </text:span><text:span text:style-name="T63">בלבד</text:span><text:span text:style-name="T27">)</text:span>;</text:p>
      <text:p text:style-name="P1">ורבי<text:span text:style-name="T1"> </text:span>נחמיה<text:span text:style-name="T1"> </text:span><text:span text:style-name="T27">(</text:span><text:span text:style-name="T63">דמוסיף</text:span><text:span text:style-name="T67"> </text:span><text:span text:style-name="T63">כלי</text:span><text:span text:style-name="T67"> </text:span><text:span text:style-name="T63">שרת</text:span><text:span text:style-name="T67"> </text:span><text:span text:style-name="T63">למעילה, מייתי</text:span><text:span text:style-name="T67"> </text:span><text:span text:style-name="T63">להו</text:span><text:span text:style-name="T67"> </text:span><text:span text:style-name="T63">מקל</text:span><text:span text:style-name="T67"> </text:span><text:span text:style-name="T63">וחומר:</text:span><text:span text:style-name="T27">)</text:span> אמר<text:span text:style-name="T1"> </text:span>לך: קל<text:span text:style-name="T1"> </text:span>וחומר: אם<text:span text:style-name="T1"> </text:span>אחרים<text:span text:style-name="T1"> </text:span>מביא<text:span text:style-name="T1"> </text:span>לקדושתן<text:span text:style-name="T1"> </text:span><text:span text:style-name="T27">(</text:span><text:span text:style-name="T63">כלומר: כיון</text:span><text:span text:style-name="T67"> </text:span><text:span text:style-name="T63">דכלי</text:span><text:span text:style-name="T67"> </text:span><text:span text:style-name="T63">שרת</text:span><text:span text:style-name="T67"> </text:span><text:span text:style-name="T63">חמירי</text:span><text:span text:style-name="T67"> </text:span><text:span text:style-name="T63">כל</text:span><text:span text:style-name="T67"> </text:span><text:span text:style-name="T63">כך</text:span><text:span text:style-name="T67"> </text:span><text:span text:style-name="T63">שמביאין</text:span><text:span text:style-name="T67"> </text:span><text:span text:style-name="T63">אחרים</text:span><text:span text:style-name="T67"> </text:span><text:span text:style-name="T63">לקדושה, ויש</text:span><text:span text:style-name="T67"> </text:span><text:span text:style-name="T99">בהן</text:span><text:span text:style-name="T67"> </text:span><text:span text:style-name="T63">מעילה, דהכי</text:span><text:span text:style-name="T67"> </text:span><text:span text:style-name="T63">קיימא</text:span><text:span text:style-name="T67"> </text:span><text:span text:style-name="T63">לן</text:span><text:span text:style-name="T67"> </text:span><text:span text:style-name="T64">(זבחים</text:span><text:span text:style-name="T68"> </text:span><text:span text:style-name="T64">פז.)</text:span><text:span text:style-name="T63"> דכלי</text:span><text:span text:style-name="T67"> </text:span><text:span text:style-name="T63">שרת</text:span><text:span text:style-name="T67"> </text:span><text:span text:style-name="T63">מקדשין</text:span><text:span text:style-name="T67"> </text:span><text:span text:style-name="T63">בכל</text:span><text:span text:style-name="T67"> </text:span><text:span text:style-name="T63">דבר</text:span><text:span text:style-name="T27">)</text:span> - הוא<text:span text:style-name="T1"> </text:span>עצמו<text:span text:style-name="T1"> </text:span><text:span text:style-name="T27">(</text:span><text:span text:style-name="T63">כלי</text:span><text:span text:style-name="T67"> </text:span><text:span text:style-name="T63">שרת, כגון</text:span><text:span text:style-name="T67"> </text:span><text:span text:style-name="T63">כוס</text:span><text:span text:style-name="T67"> </text:span><text:span text:style-name="T63">של</text:span><text:span text:style-name="T67"> </text:span><text:span text:style-name="T63">זהב</text:span><text:span text:style-name="T27">)</text:span> לא<text:span text:style-name="T1"> </text:span>כל<text:span text:style-name="T1"> </text:span>שכן<text:span text:style-name="T1"> </text:span><text:span text:style-name="T27">(</text:span><text:span text:style-name="T63">שיהא</text:span><text:span text:style-name="T67"> </text:span><text:span text:style-name="T63">קדוש</text:span><text:span text:style-name="T67"> </text:span><text:span text:style-name="T63">כל</text:span><text:span text:style-name="T67"> </text:span><text:span text:style-name="T63">כך</text:span><text:span text:style-name="T67"> </text:span><text:span text:style-name="T63">שיהא</text:span><text:span text:style-name="T67"> </text:span><text:span text:style-name="T63">בו</text:span><text:span text:style-name="T67"> </text:span><text:span text:style-name="T63">מועל</text:span><text:span text:style-name="T67"> </text:span><text:span text:style-name="T63">אחר</text:span><text:span text:style-name="T67"> </text:span><text:span text:style-name="T63">מועל</text:span><text:span text:style-name="T27">)</text:span>!</text:p>
      <text:p text:style-name="P1"/>
      <text:p text:style-name="P1">רבי<text:span text:style-name="T1"> </text:span>אומר: כל<text:span text:style-name="T1"> </text:span>דבר<text:span text:style-name="T1"> </text:span>שאין<text:span text:style-name="T1"> </text:span>לו<text:span text:style-name="T1"> </text:span>פדיון<text:span text:style-name="T1"> </text:span><text:span text:style-name="T27">(</text:span><text:span text:style-name="T63">גירסת</text:span><text:span text:style-name="T67"> </text:span><text:span text:style-name="T63">רש"י: שאין</text:span><text:span text:style-name="T67"> </text:span><text:span text:style-name="T63">לו</text:span><text:span text:style-name="T67"> </text:span><text:span text:style-name="T63">פגם</text:span><text:span text:style-name="T27">)</text:span> יש<text:span text:style-name="T1"> </text:span><text:span text:style-name="T27">[בו</text:span><text:span text:style-name="T2"> </text:span><text:span text:style-name="T27">מועל</text:span><text:span text:style-name="T2"> </text:span><text:span text:style-name="T27">אחר</text:span><text:span text:style-name="T2"> </text:span><text:span text:style-name="T27">מועל]</text:span>: </text:p>
      <text:p text:style-name="P1">היינו<text:span text:style-name="T1"> </text:span>תנא<text:span text:style-name="T1"> </text:span>קמא!?</text:p>
      <text:p text:style-name="P1">אמר<text:span text:style-name="T1"> </text:span>רבא: איכא<text:span text:style-name="T1"> </text:span>בינייהו<text:span text:style-name="T1"> </text:span>עצים, דתנו<text:span text:style-name="T1"> </text:span>רבנן<text:span text:style-name="T1"> </text:span><text:span text:style-name="T27">(</text:span><text:span text:style-name="T63">דהכי</text:span><text:span text:style-name="T67"> </text:span><text:span text:style-name="T63">תנן</text:span><text:span text:style-name="T67"> </text:span><text:span text:style-name="T63">במסכת</text:span><text:span text:style-name="T67"> </text:span><text:span text:style-name="T63">מנחות</text:span><text:span text:style-name="T67"> </text:span><text:span text:style-name="T63">בפרק</text:span><text:span text:style-name="T67"> </text:span><text:span text:style-name="T63">'האומר</text:span><text:span text:style-name="T67"> </text:span><text:span text:style-name="T63">הרי</text:span><text:span text:style-name="T67"> </text:span><text:span text:style-name="T63">עלי</text:span><text:span text:style-name="T67"> </text:span><text:span text:style-name="T63">עשרון' </text:span><text:span text:style-name="T64">[פ"יג</text:span><text:span text:style-name="T68"> </text:span><text:span text:style-name="T64">מ"ג]</text:span><text:span text:style-name="T27">)</text:span>: '<text:span text:style-name="T105">האומר</text:span><text:span text:style-name="T106"> </text:span><text:span text:style-name="T105">"הרי</text:span><text:span text:style-name="T106"> </text:span><text:span text:style-name="T105">עלי</text:span><text:span text:style-name="T106"> </text:span><text:span text:style-name="T105">עצים" - לא</text:span><text:span text:style-name="T106"> </text:span><text:span text:style-name="T105">יפחות</text:span><text:span text:style-name="T106"> </text:span><text:span text:style-name="T105">משני</text:span><text:span text:style-name="T106"> </text:span><text:span text:style-name="T105">גזירין</text:span><text:span text:style-name="T106"> </text:span><text:span text:style-name="T27">(</text:span><text:span text:style-name="T40">[עד</text:span><text:span text:style-name="T47"> </text:span><text:span text:style-name="T40">כאן</text:span><text:span text:style-name="T47"> </text:span><text:span text:style-name="T40">לשון</text:span><text:span text:style-name="T47"> </text:span><text:span text:style-name="T40">המשנה] </text:span><text:span text:style-name="T63">ואמרינן</text:span><text:span text:style-name="T67"> </text:span><text:span text:style-name="T63">בגמרא: תנו</text:span><text:span text:style-name="T67"> </text:span><text:span text:style-name="T63">רבנן: 'קרבן' - מלמד</text:span><text:span text:style-name="T67"> </text:span><text:span text:style-name="T63">שמתנדבין</text:span><text:span text:style-name="T67"> </text:span><text:span text:style-name="T63">עצים, וכמה? - שני</text:span><text:span text:style-name="T67"> </text:span><text:span text:style-name="T63">גזירין; וכן</text:span><text:span text:style-name="T67"> </text:span><text:span text:style-name="T63">הוא</text:span><text:span text:style-name="T67"> </text:span><text:span text:style-name="T63">אומר</text:span><text:span text:style-name="T67"> </text:span><text:span text:style-name="T30">(נחמיה</text:span><text:span text:style-name="T3"> </text:span><text:span text:style-name="T30">י,לה)</text:span><text:span text:style-name="T63"> </text:span><text:span text:style-name="T72">והגורלות</text:span><text:span text:style-name="T67"> </text:span><text:span text:style-name="T72">הפלנו</text:span><text:span text:style-name="T67"> </text:span><text:span text:style-name="T72">על</text:span><text:span text:style-name="T67"> </text:span><text:span text:style-name="T72">קרבן</text:span><text:span text:style-name="T67"> </text:span><text:span text:style-name="T72">העצים</text:span><text:span text:style-name="T27">)</text:span><text:span text:style-name="T105">; רבי</text:span><text:span text:style-name="T106"> </text:span><text:span text:style-name="T105">אומר</text:span><text:span text:style-name="T106"> </text:span><text:span text:style-name="T64">[שם</text:span><text:span text:style-name="T68"> </text:span><text:span text:style-name="T64">בברייתא]</text:span><text:span text:style-name="T105">: עצים</text:span><text:span text:style-name="T106"> </text:span><text:span text:style-name="T105">קרבן</text:span><text:span text:style-name="T106"> </text:span><text:span text:style-name="T105">הן, וטעונין</text:span><text:span text:style-name="T106"> </text:span><text:span text:style-name="T105">מלח</text:span><text:span text:style-name="T106"> </text:span><text:span text:style-name="T105">וטעונין</text:span><text:span text:style-name="T106"> </text:span><text:span text:style-name="T105">תנופה</text:span>' <text:span text:style-name="T27">(</text:span><text:span text:style-name="T63">גירסת</text:span><text:span text:style-name="T67"> </text:span><text:span text:style-name="T63">רש"י: 'וטעונין</text:span><text:span text:style-name="T67"> </text:span><text:span text:style-name="T63">הגשה'; לרבי, דקרי</text:span><text:span text:style-name="T67"> </text:span><text:span text:style-name="T63">להו</text:span><text:span text:style-name="T67"> </text:span><text:span text:style-name="T63">'קרבן' הוי</text:span><text:span text:style-name="T67"> </text:span><text:span text:style-name="T63">דבר</text:span><text:span text:style-name="T67"> </text:span><text:span text:style-name="T63">שאין</text:span><text:span text:style-name="T67"> </text:span><text:span text:style-name="T63">בו</text:span><text:span text:style-name="T67"> </text:span><text:span text:style-name="T63">פגם, וקדשי</text:span><text:span text:style-name="T67"> </text:span><text:span text:style-name="T63">קדושת</text:span><text:span text:style-name="T67"> </text:span><text:span text:style-name="T63">הגוף, ויש</text:span><text:span text:style-name="T67"> </text:span><text:span text:style-name="T63">בהן</text:span><text:span text:style-name="T67"> </text:span><text:span text:style-name="T63">מועל</text:span><text:span text:style-name="T67"> </text:span><text:soft-page-break/><text:span text:style-name="T63">אחר</text:span><text:span text:style-name="T67"> </text:span><text:span text:style-name="T63">מועל: שאם</text:span><text:span text:style-name="T67"> </text:span><text:span text:style-name="T63">ישב</text:span><text:span text:style-name="T67"> </text:span><text:span text:style-name="T63">עליהן</text:span><text:span text:style-name="T67"> </text:span><text:span text:style-name="T63">וחזר</text:span><text:span text:style-name="T67"> </text:span><text:span text:style-name="T63">אחר</text:span><text:span text:style-name="T67"> </text:span><text:span text:style-name="T63">וישב</text:span><text:span text:style-name="T67"> </text:span><text:span text:style-name="T63">עליהן</text:span><text:span text:style-name="T67"> </text:span><text:span text:style-name="T63">- יש</text:span><text:span text:style-name="T67"> </text:span><text:span text:style-name="T63">בהן</text:span><text:span text:style-name="T67"> </text:span><text:span text:style-name="T63">מועל</text:span><text:span text:style-name="T67"> </text:span><text:span text:style-name="T63">אחר</text:span><text:span text:style-name="T67"> </text:span><text:span text:style-name="T63">מועל; ולרבנן</text:span><text:span text:style-name="T67"> </text:span><text:span text:style-name="T63">דלא</text:span><text:span text:style-name="T67"> </text:span><text:span text:style-name="T63">קרו</text:span><text:span text:style-name="T67"> </text:span><text:span text:style-name="T63">להו</text:span><text:span text:style-name="T67"> </text:span><text:span text:style-name="T63">'קרבן' לא</text:span><text:span text:style-name="T67"> </text:span><text:span text:style-name="T63">הוו</text:span><text:span text:style-name="T67"> </text:span><text:span text:style-name="T63">כקדשי</text:span><text:span text:style-name="T67"> </text:span><text:span text:style-name="T63">מזבח</text:span><text:span text:style-name="T67"> </text:span><text:span text:style-name="T63">אלא</text:span><text:span text:style-name="T67"> </text:span><text:span text:style-name="T63">הוו</text:span><text:span text:style-name="T67"> </text:span><text:span text:style-name="T63">כקדשי</text:span><text:span text:style-name="T67"> </text:span><text:span text:style-name="T63">בדק</text:span><text:span text:style-name="T67"> </text:span><text:span text:style-name="T63">הבית, והוו</text:span><text:span text:style-name="T67"> </text:span><text:span text:style-name="T63">דבר</text:span><text:span text:style-name="T67"> </text:span><text:span text:style-name="T63">שיש</text:span><text:span text:style-name="T67"> </text:span><text:span text:style-name="T63">בו</text:span><text:span text:style-name="T67"> </text:span><text:span text:style-name="T63">פגם, ודָמוּ</text:span><text:span text:style-name="T67"> </text:span><text:span text:style-name="T63">כמאן</text:span><text:span text:style-name="T67"> </text:span><text:span text:style-name="T63">דלא</text:span><text:span text:style-name="T67"> </text:span><text:span text:style-name="T63">קיימי</text:span><text:span text:style-name="T67"> </text:span><text:span text:style-name="T63">אלא</text:span><text:span text:style-name="T67"> </text:span><text:span text:style-name="T63">לדמי, ואין</text:span><text:span text:style-name="T67"> </text:span><text:span text:style-name="T63">בהן</text:span><text:span text:style-name="T67"> </text:span><text:span text:style-name="T63">מועל</text:span><text:span text:style-name="T67"> </text:span><text:span text:style-name="T63">אחר</text:span><text:span text:style-name="T67"> </text:span><text:span text:style-name="T63">מועל</text:span><text:span text:style-name="T27">)</text:span>; אמר<text:span text:style-name="T1"> </text:span>רבא: לדברי<text:span text:style-name="T1"> </text:span>רבי<text:span text:style-name="T1"> </text:span><text:span text:style-name="T27">(</text:span><text:span text:style-name="T63">דקרי</text:span><text:span text:style-name="T67"> </text:span><text:span text:style-name="T63">להו</text:span><text:span text:style-name="T67"> </text:span><text:span text:style-name="T63">'קרבן'</text:span><text:span text:style-name="T27">)</text:span> עצים<text:span text:style-name="T1"> </text:span>טעונין<text:span text:style-name="T1"> </text:span>עצים<text:span text:style-name="T1"> </text:span><text:span text:style-name="T27">(</text:span><text:span text:style-name="T63">אותן</text:span><text:span text:style-name="T67"> </text:span><text:span text:style-name="T63">עצים</text:span><text:span text:style-name="T67"> </text:span><text:span text:style-name="T63">טעונין</text:span><text:span text:style-name="T67"> </text:span><text:span text:style-name="T63">עצים</text:span><text:span text:style-name="T67"> </text:span><text:span text:style-name="T63">אחרים</text:span><text:span text:style-name="T67"> </text:span><text:span text:style-name="T63">להקטירן</text:span><text:span text:style-name="T67"> </text:span><text:span text:style-name="T63">עליהן, כמו</text:span><text:span text:style-name="T67"> </text:span><text:span text:style-name="T63">שאר</text:span><text:span text:style-name="T67"> </text:span><text:span text:style-name="T63">קרבן</text:span><text:span text:style-name="T27">)</text:span>; ואמר<text:span text:style-name="T1"> </text:span>רב<text:span text:style-name="T1"> </text:span>פפא: לדברי<text:span text:style-name="T1"> </text:span>רבי<text:span text:style-name="T1"> </text:span>עצים<text:span text:style-name="T1"> </text:span>צריכין<text:span text:style-name="T1"> </text:span>קמיצה<text:span text:style-name="T1"> </text:span><text:span text:style-name="T27">(</text:span><text:span text:style-name="T63">שיקח</text:span><text:span text:style-name="T67"> </text:span><text:span text:style-name="T63">מן</text:span><text:span text:style-name="T67"> </text:span><text:span text:style-name="T63">העצים</text:span><text:span text:style-name="T67"> </text:span><text:span text:style-name="T63">מעט</text:span><text:span text:style-name="T67"> </text:span><text:span text:style-name="T63">בקומצו</text:span><text:span text:style-name="T67"> </text:span><text:span text:style-name="T63">ויקטיר</text:span><text:span text:style-name="T67"> </text:span><text:span text:style-name="T63">תחלה: דהואיל</text:span><text:span text:style-name="T67"> </text:span><text:span text:style-name="T63">ומקיש</text:span><text:span text:style-name="T67"> </text:span><text:span text:style-name="T63">להו</text:span><text:span text:style-name="T67"> </text:span><text:span text:style-name="T63">למנחה</text:span><text:span text:style-name="T67"> </text:span><text:span text:style-name="T63">שטעונין</text:span><text:span text:style-name="T67"> </text:span><text:span text:style-name="T63">מלח</text:span><text:span text:style-name="T67"> </text:span><text:span text:style-name="T63">והגשה</text:span><text:span text:style-name="T67"> </text:span><text:span text:style-name="T63">- טעונין</text:span><text:span text:style-name="T67"> </text:span><text:span text:style-name="T63">נמי</text:span><text:span text:style-name="T67"> </text:span><text:span text:style-name="T63">קמיצה</text:span><text:span text:style-name="T27">)</text:span>.</text:p>
      <text:p text:style-name="P1">רב<text:span text:style-name="T1"> </text:span>פפא<text:span text:style-name="T1"> </text:span>אמר: קדשי<text:span text:style-name="T1"> </text:span>מזבח<text:span text:style-name="T1"> </text:span>תמימין<text:span text:style-name="T1"> </text:span>ונעשו<text:span text:style-name="T1"> </text:span>בעלי<text:span text:style-name="T1"> </text:span>מומין<text:span text:style-name="T1"> </text:span>ועבר<text:span text:style-name="T1"> </text:span>ושחטן<text:span text:style-name="T1"> </text:span>איכא<text:span text:style-name="T1"> </text:span>בינייהו, והתניא<text:span text:style-name="T1"> </text:span><text:span text:style-name="T27">(</text:span><text:span text:style-name="T63">בניחותא</text:span><text:span text:style-name="T27">)</text:span>: '<text:span text:style-name="T105">קדשי</text:span><text:span text:style-name="T106"> </text:span><text:span text:style-name="T105">מזבח</text:span><text:span text:style-name="T106"> </text:span><text:span text:style-name="T105">תמימין</text:span><text:span text:style-name="T106"> </text:span><text:span text:style-name="T105">ונעשו</text:span><text:span text:style-name="T106"> </text:span><text:span text:style-name="T105">בעלי</text:span><text:span text:style-name="T106"> </text:span><text:span text:style-name="T105">מומין</text:span><text:span text:style-name="T106"> </text:span><text:span text:style-name="T105">ועבר</text:span><text:span text:style-name="T106"> </text:span><text:span text:style-name="T105">ושחטן</text:span><text:span text:style-name="T106"> </text:span><text:span text:style-name="T27">(</text:span><text:span text:style-name="T63">עד</text:span><text:span text:style-name="T67"> </text:span><text:span text:style-name="T63">שלא</text:span><text:span text:style-name="T67"> </text:span><text:span text:style-name="T63">נפדו</text:span><text:span text:style-name="T27">)</text:span><text:span text:style-name="T105">: רבי</text:span><text:span text:style-name="T106"> </text:span><text:span text:style-name="T105">אומר</text:span><text:span text:style-name="T106"> </text:span><text:span text:style-name="T105">יקברו</text:span><text:span text:style-name="T106"> </text:span><text:span text:style-name="T27">(</text:span><text:span text:style-name="T63">משום</text:span><text:span text:style-name="T67"> </text:span><text:span text:style-name="T63">דקא</text:span><text:span text:style-name="T67"> </text:span><text:span text:style-name="T63">סבר: הכל</text:span><text:span text:style-name="T67"> </text:span><text:span text:style-name="T63">היו</text:span><text:span text:style-name="T67"> </text:span><text:span text:style-name="T63">בכלל</text:span><text:span text:style-name="T67"> </text:span><text:span text:style-name="T63">העמדה</text:span><text:span text:style-name="T67"> </text:span><text:span text:style-name="T63">והערכה</text:span><text:span text:style-name="T67"> </text:span><text:span text:style-name="T63">אפילו</text:span><text:span text:style-name="T67"> </text:span><text:span text:style-name="T63">קדשי</text:span><text:span text:style-name="T67"> </text:span><text:span text:style-name="T63">מזבח, והני</text:span><text:span text:style-name="T67"> </text:span><text:span text:style-name="T63">לא</text:span><text:span text:style-name="T67"> </text:span><text:span text:style-name="T63">אפשר</text:span><text:span text:style-name="T67"> </text:span><text:span text:style-name="T63">בהעמדה</text:span><text:span text:style-name="T67"> </text:span><text:span text:style-name="T63">והערכה</text:span><text:span text:style-name="T67"> </text:span><text:span text:style-name="T63">- דהא</text:span><text:span text:style-name="T67"> </text:span><text:span text:style-name="T63">מתו! הלכך</text:span><text:span text:style-name="T67"> </text:span><text:span text:style-name="T63">יקברו, הואיל</text:span><text:span text:style-name="T67"> </text:span><text:span text:style-name="T63">ולית</text:span><text:span text:style-name="T67"> </text:span><text:span text:style-name="T63">להו</text:span><text:span text:style-name="T67"> </text:span><text:span text:style-name="T63">פדייה; הלכך</text:span><text:span text:style-name="T67"> </text:span><text:span text:style-name="T63">יש</text:span><text:span text:style-name="T67"> </text:span><text:span text:style-name="T63">בהן</text:span><text:span text:style-name="T67"> </text:span><text:span text:style-name="T63">מועל</text:span><text:span text:style-name="T67"> </text:span><text:span text:style-name="T63">אחר</text:span><text:span text:style-name="T67"> </text:span><text:span text:style-name="T63">מועל: הנהנה</text:span><text:span text:style-name="T67"> </text:span><text:span text:style-name="T63">ממנה</text:span><text:span text:style-name="T67"> </text:span><text:span text:style-name="T63">אחר</text:span><text:span text:style-name="T67"> </text:span><text:span text:style-name="T63">שחיטה</text:span><text:span text:style-name="T27">)</text:span><text:span text:style-name="T105"> וחכמים</text:span><text:span text:style-name="T106"> </text:span><text:span text:style-name="T105">אומרים</text:span><text:span text:style-name="T106"> </text:span><text:span text:style-name="T105">יפדו</text:span><text:span text:style-name="T106"> </text:span><text:span text:style-name="T27">(</text:span><text:span text:style-name="T63">דלא</text:span><text:span text:style-name="T67"> </text:span><text:span text:style-name="T63">בעו</text:span><text:span text:style-name="T67"> </text:span><text:span text:style-name="T63">העמדה</text:span><text:span text:style-name="T67"> </text:span><text:span text:style-name="T63">והערכה, וכיון</text:span><text:span text:style-name="T67"> </text:span><text:span text:style-name="T63">דקדושת</text:span><text:span text:style-name="T67"> </text:span><text:span text:style-name="T63">דמים</text:span><text:span text:style-name="T67"> </text:span><text:span text:style-name="T63">נינהו</text:span><text:span text:style-name="T67"> </text:span><text:span text:style-name="T63">ואית</text:span><text:span text:style-name="T67"> </text:span><text:span text:style-name="T63">בהו</text:span><text:span text:style-name="T67"> </text:span><text:span text:style-name="T63">פדייה</text:span><text:span text:style-name="T67"> </text:span><text:span text:style-name="T63">- אין</text:span><text:span text:style-name="T67"> </text:span><text:span text:style-name="T63">בהן</text:span><text:span text:style-name="T67"> </text:span><text:span text:style-name="T63">מועל</text:span><text:span text:style-name="T67"> </text:span><text:span text:style-name="T63">אחר</text:span><text:span text:style-name="T67"> </text:span><text:span text:style-name="T63">מועל</text:span><text:span text:style-name="T27">)</text:span>'.</text:p>
      <text:p text:style-name="P1"/>
      <text:p text:style-name="P1"/>
      <text:p text:style-name="P1">משנה:</text:p>
      <text:p text:style-name="P1">נטל<text:span text:style-name="T1"> </text:span>אבן<text:span text:style-name="T1"> </text:span>או<text:span text:style-name="T1"> </text:span>קורה<text:span text:style-name="T1"> </text:span>של<text:span text:style-name="T1"> </text:span>הקדש<text:span text:style-name="T1"> </text:span>- הרי<text:span text:style-name="T1"> </text:span>זה<text:span text:style-name="T1"> </text:span>לא<text:span text:style-name="T1"> </text:span>מעל;</text:p>
      <text:p text:style-name="P1"/>
      <text:p text:style-name="P1">(מעילה<text:span text:style-name="T1"> </text:span>כ,א)</text:p>
      <text:p text:style-name="P1"><text:span text:style-name="T41">המשך</text:span><text:span text:style-name="T46"> </text:span><text:span text:style-name="T41">המשנה</text:span><text:tab/></text:p>
      <text:p text:style-name="P1">נתנה<text:span text:style-name="T1"> </text:span>לחברו<text:span text:style-name="T1"> </text:span>- הוא<text:span text:style-name="T1"> </text:span>מעל<text:span text:style-name="T1"> </text:span><text:span text:style-name="T27">(</text:span><text:span text:style-name="T63">הנותן</text:span><text:span text:style-name="T67"> </text:span><text:span text:style-name="T63">מעל, שהוציאה</text:span><text:span text:style-name="T67"> </text:span><text:span text:style-name="T63">לחולין</text:span><text:span text:style-name="T27">)</text:span> וחברו<text:span text:style-name="T1"> </text:span>לא<text:span text:style-name="T1"> </text:span>מעל;</text:p>
      <text:p text:style-name="P1">בנאה<text:span text:style-name="T1"> </text:span>בתוך<text:span text:style-name="T1"> </text:span>ביתו<text:span text:style-name="T1"> </text:span>- הרי<text:span text:style-name="T1"> </text:span>זה<text:span text:style-name="T1"> </text:span>לא<text:span text:style-name="T1"> </text:span>מעל<text:span text:style-name="T1"> </text:span>עד<text:span text:style-name="T1"> </text:span>שידור<text:span text:style-name="T1"> </text:span>תחתיה<text:span text:style-name="T1"> </text:span>בשוה<text:span text:style-name="T1"> </text:span>פרוטה.</text:p>
      <text:p text:style-name="P1">נטל<text:span text:style-name="T1"> </text:span>פרוטה<text:span text:style-name="T1"> </text:span>של<text:span text:style-name="T1"> </text:span>הקדש<text:span text:style-name="T1"> </text:span>הרי<text:span text:style-name="T1"> </text:span>זה<text:span text:style-name="T1"> </text:span>לא<text:span text:style-name="T1"> </text:span>מעל; נתנה<text:span text:style-name="T1"> </text:span>לחברו<text:span text:style-name="T1"> </text:span>- הוא<text:span text:style-name="T1"> </text:span>מעל<text:span text:style-name="T1"> </text:span>וחברו<text:span text:style-name="T1"> </text:span>לא<text:span text:style-name="T1"> </text:span>מעל;</text:p>
      <text:p text:style-name="P1">נתנה<text:span text:style-name="T1"> </text:span>לבלן<text:span text:style-name="T1"> </text:span>אף<text:span text:style-name="T1"> </text:span>על<text:span text:style-name="T1"> </text:span>פי<text:span text:style-name="T1"> </text:span>שלא<text:span text:style-name="T1"> </text:span>רחץ<text:span text:style-name="T1"> – </text:span>מעל, שהוא<text:span text:style-name="T1"> </text:span>אומר<text:span text:style-name="T1"> </text:span>לו<text:span text:style-name="T1"> </text:span>"הרי<text:span text:style-name="T1"> </text:span>המרחץ<text:span text:style-name="T1"> </text:span>פתוח<text:span text:style-name="T1"> </text:span>לפניך<text:span text:style-name="T1"> </text:span>הכנס<text:span text:style-name="T1"> </text:span>ורחוץ".</text:p>
      <text:p text:style-name="P1">אכילתו<text:span text:style-name="T1"> </text:span>ואכילת<text:span text:style-name="T1"> </text:span>חברו, הנייתו<text:span text:style-name="T1"> </text:span>והניית<text:span text:style-name="T1"> </text:span>חברו, אכילתו<text:span text:style-name="T1"> </text:span>והניית<text:span text:style-name="T1"> </text:span>חברו, הנייתו<text:span text:style-name="T1"> </text:span>ואכילת<text:span text:style-name="T1"> </text:span>חברו<text:span text:style-name="T1"> </text:span>- מצטרפין<text:span text:style-name="T1"> </text:span>זה<text:span text:style-name="T1"> </text:span>עם<text:span text:style-name="T1"> </text:span>זה, ואפילו<text:span text:style-name="T1"> </text:span>לזמן<text:span text:style-name="T1"> </text:span>מרובה.</text:p>
      <text:p text:style-name="P1"/>
      <text:p text:style-name="P1">גמרא:</text:p>
      <text:p text:style-name="P1">מאי<text:span text:style-name="T1"> </text:span>שנא<text:span text:style-name="T1"> </text:span>הוא<text:span text:style-name="T1"> </text:span><text:span text:style-name="T27">(</text:span><text:span text:style-name="T63">דכי</text:span><text:span text:style-name="T67"> </text:span><text:span text:style-name="T63">נטלה</text:span><text:span text:style-name="T67"> </text:span><text:span text:style-name="T63">הוא, דלא</text:span><text:span text:style-name="T67"> </text:span><text:span text:style-name="T63">מעל</text:span><text:span text:style-name="T27">)</text:span> ומאי<text:span text:style-name="T1"> </text:span>שנא<text:span text:style-name="T1"> </text:span>חבירו<text:span text:style-name="T1"> </text:span><text:span text:style-name="T27">(</text:span><text:span text:style-name="T63">כי</text:span><text:span text:style-name="T67"> </text:span><text:span text:style-name="T63">נתנה</text:span><text:span text:style-name="T67"> </text:span><text:span text:style-name="T63">לחברו</text:span><text:span text:style-name="T67"> </text:span><text:span text:style-name="T63">- דמעל</text:span><text:span text:style-name="T27">)</text:span>?</text:p>
      <text:p text:style-name="P1">אמר<text:span text:style-name="T1"> </text:span>שמואל: בגזבר<text:span text:style-name="T1"> </text:span>המסורות<text:span text:style-name="T1"> </text:span>לו<text:span text:style-name="T1"> </text:span><text:span text:style-name="T27">(</text:span><text:span text:style-name="T63">אותו</text:span><text:span text:style-name="T67"> </text:span><text:span text:style-name="T63">אבן</text:span><text:span text:style-name="T67"> </text:span><text:span text:style-name="T63">או</text:span><text:span text:style-name="T67"> </text:span><text:span text:style-name="T63">אותו</text:span><text:span text:style-name="T67"> </text:span><text:span text:style-name="T63">קורה</text:span><text:span text:style-name="T27">)</text:span> עסקינן<text:span text:style-name="T1"> </text:span><text:span text:style-name="T27">(</text:span><text:span text:style-name="T63">דכי</text:span><text:span text:style-name="T67"> </text:span><text:span text:style-name="T63">נטלו</text:span><text:span text:style-name="T67"> </text:span><text:span text:style-name="T63">הוא</text:span><text:span text:style-name="T67"> </text:span><text:span text:style-name="T63">- עדיין</text:span><text:span text:style-name="T67"> </text:span><text:span text:style-name="T63">ברשותו</text:span><text:span text:style-name="T67"> </text:span><text:span text:style-name="T63">הם, וברשות</text:span><text:span text:style-name="T67"> </text:span><text:span text:style-name="T63">הקדש</text:span><text:span text:style-name="T67"> </text:span><text:span text:style-name="T63">נינהו</text:span><text:span text:style-name="T67"> </text:span><text:span text:style-name="T63">כמתחלה; אבל</text:span><text:span text:style-name="T67"> </text:span><text:span text:style-name="T63">כי</text:span><text:span text:style-name="T67"> </text:span><text:span text:style-name="T63">נתנה</text:span><text:span text:style-name="T67"> </text:span><text:span text:style-name="T63">לחברו</text:span><text:span text:style-name="T67"> </text:span><text:span text:style-name="T63">- הרי</text:span><text:span text:style-name="T67"> </text:span><text:span text:style-name="T63">שינהו</text:span><text:span text:style-name="T67"> </text:span><text:span text:style-name="T63">מרשות</text:span><text:span text:style-name="T67"> </text:span><text:span text:style-name="T63">הקדש</text:span><text:span text:style-name="T67"> </text:span><text:span text:style-name="T63">לחול, ומעל</text:span><text:span text:style-name="T27">)</text:span>. </text:p>
      <text:p text:style-name="P24"/>
      <text:p text:style-name="P1">בנאה<text:span text:style-name="T1"> </text:span>בתוך<text:span text:style-name="T1"> </text:span>ביתו<text:span text:style-name="T1"> </text:span>אינו<text:span text:style-name="T1"> </text:span>חייב<text:span text:style-name="T1"> </text:span><text:span text:style-name="T27">[בנאה</text:span><text:span text:style-name="T2"> </text:span><text:span text:style-name="T27">בתוך</text:span><text:span text:style-name="T2"> </text:span><text:span text:style-name="T27">ביתו</text:span><text:span text:style-name="T2"> </text:span><text:span text:style-name="T27">הרי</text:span><text:span text:style-name="T2"> </text:span><text:span text:style-name="T27">זה</text:span><text:span text:style-name="T2"> </text:span><text:span text:style-name="T27">לא</text:span><text:span text:style-name="T2"> </text:span><text:span text:style-name="T27">מעל</text:span><text:span text:style-name="T2"> </text:span><text:span text:style-name="T27">עד</text:span><text:span text:style-name="T2"> </text:span><text:span text:style-name="T27">שידור</text:span><text:span text:style-name="T2"> </text:span><text:span text:style-name="T27">תחתיה</text:span><text:span text:style-name="T2"> </text:span><text:span text:style-name="T27">בשוה</text:span><text:span text:style-name="T2"> </text:span><text:span text:style-name="T27">פרוטה]</text:span>: </text:p>
      <text:p text:style-name="P1">למה<text:span text:style-name="T1"> </text:span>לי<text:span text:style-name="T1"> </text:span>עד<text:span text:style-name="T1"> </text:span>שידור<text:span text:style-name="T1"> </text:span>תחתיה? כיון<text:span text:style-name="T1"> </text:span>דשניה<text:span text:style-name="T1"> </text:span><text:span text:style-name="T27">(</text:span><text:span text:style-name="T63">שפיחתה</text:span><text:span text:style-name="T67"> </text:span><text:span text:style-name="T63">וחתכה</text:span><text:span text:style-name="T27">)</text:span> [<text:span text:style-name="T63">נ"א, וכן</text:span><text:span text:style-name="T67"> </text:span><text:span text:style-name="T63">בגירסת</text:span><text:span text:style-name="T67"> </text:span><text:span text:style-name="T63">רש"י:</text:span> או<text:span text:style-name="T1"> </text:span>דבנה] <text:span text:style-name="T27">(</text:span><text:span text:style-name="T63">אי</text:span><text:span text:style-name="T67"> </text:span><text:span text:style-name="T63">נמי</text:span><text:span text:style-name="T67"> </text:span><text:span text:style-name="T63">שבנאה</text:span><text:span text:style-name="T67"> </text:span><text:span text:style-name="T63">בבנין</text:span><text:span text:style-name="T27">)</text:span> – מעל<text:span text:style-name="T1"> </text:span><text:span text:style-name="T27">(</text:span><text:span text:style-name="T63">שהרי</text:span><text:span text:style-name="T67"> </text:span><text:span text:style-name="T63">שינה</text:span><text:span text:style-name="T67"> </text:span><text:span text:style-name="T63">אותה</text:span><text:span text:style-name="T27">)</text:span>!? </text:p>
      <text:p text:style-name="P1">אמר<text:span text:style-name="T1"> </text:span>רב: כגון<text:span text:style-name="T1"> </text:span>שהניחה<text:span text:style-name="T1"> </text:span>על<text:span text:style-name="T1"> </text:span>פי<text:span text:style-name="T1"> </text:span>ארובה<text:span text:style-name="T1"> </text:span><text:span text:style-name="T27">(</text:span><text:span text:style-name="T63">כשהיא</text:span><text:span text:style-name="T67"> </text:span><text:span text:style-name="T63">שלימה: שלא</text:span><text:span text:style-name="T67"> </text:span><text:span text:style-name="T63">בנאה</text:span><text:span text:style-name="T67"> </text:span><text:span text:style-name="T63">כלום</text:span><text:span text:style-name="T67"> </text:span><text:span text:style-name="T63">אלא</text:span><text:span text:style-name="T67"> </text:span><text:span text:style-name="T63">הנחה</text:span><text:span text:style-name="T67"> </text:span><text:span text:style-name="T63">בעלמא</text:span><text:span text:style-name="T67"> </text:span><text:span text:style-name="T63">הוא</text:span><text:span text:style-name="T67"> </text:span><text:span text:style-name="T63">דעבד</text:span><text:span text:style-name="T67"> </text:span><text:span text:style-name="T63">בה, הלכך</text:span><text:span text:style-name="T67"> </text:span><text:span text:style-name="T63">לא</text:span><text:span text:style-name="T67"> </text:span><text:span text:style-name="T63">מעל</text:span><text:span text:style-name="T67"> </text:span><text:span text:style-name="T63">עד</text:span><text:span text:style-name="T67"> </text:span><text:span text:style-name="T63">שידור</text:span><text:span text:style-name="T67"> </text:span><text:span text:style-name="T63">תחתיה</text:span><text:span text:style-name="T67"> </text:span><text:span text:style-name="T63">בשוה</text:span><text:span text:style-name="T67"> </text:span><text:span text:style-name="T63">פרוטה; לישנא</text:span><text:span text:style-name="T67"> </text:span><text:span text:style-name="T63">אחרינא: כגון</text:span><text:span text:style-name="T67"> </text:span><text:span text:style-name="T63">שסתם</text:span><text:span text:style-name="T67"> </text:span><text:span text:style-name="T63">פי</text:span><text:span text:style-name="T67"> </text:span><text:span text:style-name="T63">ארובה</text:span><text:span text:style-name="T67"> </text:span><text:span text:style-name="T63">והיה</text:span><text:span text:style-name="T67"> </text:span><text:span text:style-name="T63">פירות</text:span><text:span text:style-name="T67"> </text:span><text:span text:style-name="T63">תחת</text:span><text:span text:style-name="T67"> </text:span><text:span text:style-name="T63">הארובה, ועכשיו</text:span><text:span text:style-name="T67"> </text:span><text:span text:style-name="T63">נהנה</text:span><text:span text:style-name="T67"> </text:span><text:span text:style-name="T63">ממנו</text:span><text:span text:style-name="T67"> </text:span><text:span text:style-name="T63">הכי: שאין</text:span><text:span text:style-name="T67"> </text:span><text:span text:style-name="T63">הגשמים</text:span><text:span text:style-name="T67"> </text:span><text:span text:style-name="T63">יורדים</text:span><text:span text:style-name="T67"> </text:span><text:span text:style-name="T63">עליהם; דכיון</text:span><text:span text:style-name="T67"> </text:span><text:span text:style-name="T63">שהגין</text:span><text:span text:style-name="T67"> </text:span><text:span text:style-name="T63">עליהן</text:span><text:span text:style-name="T67"> </text:span><text:span text:style-name="T63">בשוה</text:span><text:span text:style-name="T67"> </text:span><text:span text:style-name="T63">פרוטה</text:span><text:span text:style-name="T67"> </text:span><text:span text:style-name="T63">- מעל</text:span><text:span text:style-name="T27">)</text:span>. </text:p>
      <text:p text:style-name="P1">וכיון<text:span text:style-name="T1"> </text:span>דבני<text:span text:style-name="T1"> </text:span>לה<text:span text:style-name="T1"> </text:span>- מיהת<text:span text:style-name="T1"> </text:span>מעל<text:span text:style-name="T1"> </text:span><text:span text:style-name="T27">(</text:span><text:span text:style-name="T63">הכי</text:span><text:span text:style-name="T67"> </text:span><text:span text:style-name="T63">קתני</text:span><text:span text:style-name="T67"> </text:span><text:span text:style-name="T63">לעיל</text:span><text:span text:style-name="T67"> </text:span><text:span text:style-name="T63">'כיון... דבנה</text:span><text:span text:style-name="T67"> – </text:span><text:span text:style-name="T63">מעל': ד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מחוברת</text:span><text:span text:style-name="T67"> </text:span><text:span text:style-name="T63">היא</text:span><text:span text:style-name="T67"> </text:span><text:span text:style-name="T63">בבנין</text:span><text:span text:style-name="T67"> </text:span><text:span text:style-name="T63">- חשיב</text:span><text:span text:style-name="T67"> </text:span><text:span text:style-name="T63">לה</text:span><text:span text:style-name="T67"> </text:span><text:span text:style-name="T63">כתלוש, ואית</text:span><text:span text:style-name="T67"> </text:span><text:span text:style-name="T63">בה</text:span><text:span text:style-name="T67"> </text:span><text:span text:style-name="T63">מעילה</text:span><text:span text:style-name="T27">)</text:span>; לימא<text:span text:style-name="T1"> </text:span><text:span text:style-name="T27">(</text:span><text:span text:style-name="T63">מדהכא</text:span><text:span text:style-name="T67"> </text:span><text:span text:style-name="T63">מעל, 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חיברו</text:span><text:span text:style-name="T67"> </text:span><text:span text:style-name="T63">- כתלוש</text:span><text:span text:style-name="T67"> </text:span><text:span text:style-name="T63">דמי</text:span><text:span text:style-name="T27">)</text:span> מסייע<text:span text:style-name="T1"> </text:span>ליה<text:span text:style-name="T1"> </text:span>לרב, דאמר<text:span text:style-name="T1"> </text:span>רב: המשתחוה<text:span text:style-name="T1"> </text:span>לבית<text:span text:style-name="T1"> </text:span>אסרו<text:span text:style-name="T1"> </text:span><text:span text:style-name="T27">(</text:span><text:span text:style-name="T63">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מחובר</text:span><text:span text:style-name="T67"> </text:span><text:span text:style-name="T63">לקרקע</text:span><text:span text:style-name="T67"> </text:span><text:span text:style-name="T63">הוא, לענין</text:span><text:span text:style-name="T67"> </text:span><text:span text:style-name="T63">עבודת</text:span><text:span text:style-name="T67"> </text:span><text:span text:style-name="T63">כוכבים</text:span><text:span text:style-name="T67"> </text:span><text:span text:style-name="T63">- כתלוש</text:span><text:span text:style-name="T67"> </text:span><text:span text:style-name="T63">דמי: דאי</text:span><text:span text:style-name="T67"> </text:span><text:span text:style-name="T63">אמרת</text:span><text:span text:style-name="T67"> </text:span><text:span text:style-name="T63">כמחובר</text:span><text:span text:style-name="T67"> </text:span><text:span text:style-name="T63">דמי</text:span><text:span text:style-name="T67"> </text:span><text:span text:style-name="T63">לא</text:span><text:span text:style-name="T67"> </text:span><text:span text:style-name="T63">אסריה, דהכי</text:span><text:span text:style-name="T67"> </text:span><text:span text:style-name="T63">גמרינן</text:span><text:span text:style-name="T67"> </text:span><text:span text:style-name="T64">(עבודה</text:span><text:span text:style-name="T68"> </text:span><text:span text:style-name="T64">זרה</text:span><text:span text:style-name="T68"> </text:span><text:span text:style-name="T64">דף</text:span><text:span text:style-name="T68"> </text:span><text:span text:style-name="T64">מה.)</text:span><text:span text:style-name="T63"> '</text:span><text:span text:style-name="T89">אלהיהם</text:span><text:span text:style-name="T85"> </text:span><text:span text:style-name="T89">על</text:span><text:span text:style-name="T85"> </text:span><text:span text:style-name="T89">ההרים</text:span><text:span text:style-name="T67"> </text:span><text:span text:style-name="T64">[דברים</text:span><text:span text:style-name="T68"> </text:span><text:span text:style-name="T64">יב,ב]</text:span><text:span text:style-name="T83"> ולא</text:span><text:span text:style-name="T85"> </text:span><text:span text:style-name="T83">ההרים</text:span><text:span text:style-name="T85"> </text:span><text:span text:style-name="T83">אלהיהם</text:span><text:span text:style-name="T63">' ואי</text:span><text:span text:style-name="T67"> </text:span><text:span text:style-name="T63">אמרת</text:span><text:span text:style-name="T67"> </text:span><text:span text:style-name="T63">כמחובר</text:span><text:span text:style-name="T67"> </text:span><text:span text:style-name="T63">דמי</text:span><text:span text:style-name="T67"> </text:span><text:span text:style-name="T63">- לא</text:span><text:span text:style-name="T67"> </text:span><text:span text:style-name="T63">נאסר, דהוי</text:span><text:span text:style-name="T67"> </text:span><text:span text:style-name="T63">דומיא</text:span><text:span text:style-name="T67"> </text:span><text:span text:style-name="T63">דהר, ואי</text:span><text:span text:style-name="T67"> </text:span><text:span text:style-name="T63">כמחובר</text:span><text:span text:style-name="T67"> </text:span><text:span text:style-name="T63">דמי</text:span><text:span text:style-name="T67"> </text:span><text:span text:style-name="T63">נמי</text:span><text:span text:style-name="T67"> </text:span><text:span text:style-name="T63">לענין</text:span><text:span text:style-name="T67"> </text:span><text:span text:style-name="T63">מעילה</text:span><text:span text:style-name="T67"> </text:span><text:span text:style-name="T63">לא</text:span><text:span text:style-name="T67"> </text:span><text:span text:style-name="T63">אית</text:span><text:span text:style-name="T67"> </text:span><text:span text:style-name="T63">בזה</text:span><text:span text:style-name="T67"> </text:span><text:span text:style-name="T63">מעילה, דהא</text:span><text:span text:style-name="T67"> </text:span><text:span text:style-name="T63">אין</text:span><text:span text:style-name="T67"> </text:span><text:span text:style-name="T63">מועלין</text:span><text:span text:style-name="T67"> </text:span><text:span text:style-name="T63">במחובר</text:span><text:span text:style-name="T67"> </text:span><text:span text:style-name="T63">לקרקע</text:span><text:span text:style-name="T27">)</text:span>?</text:p>
      <text:p text:style-name="P1">אמר<text:span text:style-name="T1"> </text:span>רב<text:span text:style-name="T1"> </text:span>אחא<text:span text:style-name="T1"> </text:span>בריה<text:span text:style-name="T1"> </text:span>דרב<text:span text:style-name="T1"> </text:span>איקא: <text:span text:style-name="T27">(</text:span><text:span text:style-name="T63">לעולם</text:span><text:span text:style-name="T67"> </text:span><text:span text:style-name="T63">אימא</text:span><text:span text:style-name="T67"> </text:span><text:span text:style-name="T63">לך</text:span><text:span text:style-name="T67"> </text:span><text:span text:style-name="T63">דהמשתחוה</text:span><text:span text:style-name="T67"> </text:span><text:span text:style-name="T63">לבית</text:span><text:span text:style-name="T67"> </text:span><text:span text:style-name="T63">לא</text:span><text:span text:style-name="T67"> </text:span><text:span text:style-name="T63">אסרו, דכמחובר</text:span><text:span text:style-name="T67"> </text:span><text:span text:style-name="T63">דמי, והכא</text:span><text:span text:style-name="T67"> </text:span><text:span text:style-name="T63">נמי: כיון</text:span><text:span text:style-name="T67"> </text:span><text:span text:style-name="T63">דבני</text:span><text:span text:style-name="T67"> </text:span><text:span text:style-name="T63">לה</text:span><text:span text:style-name="T67"> </text:span><text:span text:style-name="T63">בסיד</text:span><text:span text:style-name="T67"> </text:span><text:span text:style-name="T63">- כמחובר</text:span><text:span text:style-name="T67"> </text:span><text:span text:style-name="T63">דמי; ואי</text:span><text:span text:style-name="T67"> </text:span><text:span text:style-name="T63">אמרת</text:span><text:span text:style-name="T67"> </text:span><text:span text:style-name="T63">'אם</text:span><text:span text:style-name="T67"> </text:span><text:span text:style-name="T63">כן</text:span><text:span text:style-name="T67"> </text:span><text:span text:style-name="T63">אמאי</text:span><text:span text:style-name="T67"> </text:span><text:span text:style-name="T63">מועלין</text:span><text:span text:style-name="T67"> </text:span><text:span text:style-name="T63">בה?' - משום</text:span><text:span text:style-name="T67"> </text:span><text:span text:style-name="T63">ד</text:span><text:span text:style-name="T27">)</text:span>הנאה<text:span text:style-name="T1"> </text:span>הנראת<text:span text:style-name="T1"> </text:span>לעינים<text:span text:style-name="T1"> </text:span>אסרה<text:span text:style-name="T1"> </text:span>תורה<text:span text:style-name="T1"> </text:span><text:span text:style-name="T27">(</text:span><text:span text:style-name="T63">במעילה, וקורה</text:span><text:span text:style-name="T67"> </text:span><text:span text:style-name="T63">זו</text:span><text:span text:style-name="T67"> </text:span><text:span text:style-name="T63">שבנאה</text:span><text:span text:style-name="T67"> </text:span><text:span text:style-name="T63">בבנין</text:span><text:span text:style-name="T67"> </text:span><text:span text:style-name="T63">- הנאה</text:span><text:span text:style-name="T67"> </text:span><text:span text:style-name="T63">הנראית</text:span><text:span text:style-name="T67"> </text:span><text:span text:style-name="T63">לעינים</text:span><text:span text:style-name="T67"> </text:span><text:span text:style-name="T63">היא, ולהכי</text:span><text:span text:style-name="T67"> </text:span><text:span text:style-name="T63">מועלין</text:span><text:span text:style-name="T27">)</text:span>.</text:p>
      <text:p text:style-name="P1">לימא<text:span text:style-name="T1"> </text:span><text:span text:style-name="T27">(</text:span><text:span text:style-name="T63">מדאמרינן</text:span><text:span text:style-name="T67"> </text:span><text:span text:style-name="T63">הכא</text:span><text:span text:style-name="T67"> </text:span><text:span text:style-name="T63">דמעל: 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בנאו</text:span><text:span text:style-name="T67"> </text:span><text:span text:style-name="T63">כתלוש</text:span><text:span text:style-name="T67"> </text:span><text:span text:style-name="T63">דמי</text:span><text:span text:style-name="T27">)</text:span> מסייע<text:span text:style-name="T1"> </text:span>ליה: '<text:span text:style-name="T105">הדר</text:span><text:span text:style-name="T106"> </text:span><text:span text:style-name="T105">בבית</text:span><text:span text:style-name="T106"> </text:span><text:span text:style-name="T105">של</text:span><text:span text:style-name="T106"> </text:span><text:span text:style-name="T105">הקדש, כיון</text:span><text:span text:style-name="T106"> </text:span><text:span text:style-name="T105">שנהנה</text:span><text:span text:style-name="T106"> </text:span><text:span text:style-name="T105">ממנה</text:span><text:span text:style-name="T106"> – </text:span><text:span text:style-name="T105">מעל</text:span><text:span text:style-name="T106"> </text:span><text:span text:style-name="T27">(</text:span><text:span text:style-name="T63">דכתלוש</text:span><text:span text:style-name="T67"> </text:span><text:span text:style-name="T63">דמי</text:span><text:span text:style-name="T27">)</text:span>'. </text:p>
      <text:p text:style-name="P1">אמר<text:span text:style-name="T1"> </text:span>ריש<text:span text:style-name="T1"> </text:span>לקיש: <text:span text:style-name="T27">(</text:span><text:span text:style-name="T63">לעולם</text:span><text:span text:style-name="T67"> </text:span><text:span text:style-name="T63">אימא</text:span><text:span text:style-name="T67"> </text:span><text:span text:style-name="T63">לך</text:span><text:span text:style-name="T67"> </text:span><text:span text:style-name="T63">בית</text:span><text:span text:style-name="T67"> – </text:span><text:span text:style-name="T63">כמחובר</text:span><text:span text:style-name="T67"> </text:span><text:span text:style-name="T63">דמי, ומהכא</text:span><text:span text:style-name="T67"> </text:span><text:span text:style-name="T63">לא</text:span><text:span text:style-name="T67"> </text:span><text:span text:style-name="T63">תסייע; ואם</text:span><text:span text:style-name="T67"> </text:span><text:span text:style-name="T63">אמרת</text:span><text:span text:style-name="T67"> </text:span><text:span text:style-name="T63">'אם</text:span><text:span text:style-name="T67"> </text:span><text:span text:style-name="T63">כן</text:span><text:span text:style-name="T67"> </text:span><text:span text:style-name="T63">אמאי</text:span><text:span text:style-name="T67"> </text:span><text:span text:style-name="T63">מעל?' -</text:span><text:span text:style-name="T27">)</text:span> התם<text:span text:style-name="T1"> </text:span>בשהקדישו<text:span text:style-name="T1"> </text:span><text:span text:style-name="T27">(</text:span><text:span text:style-name="T63">בשהקדיש</text:span><text:span text:style-name="T67"> </text:span><text:span text:style-name="T63">האבנים</text:span><text:span text:style-name="T67"> </text:span><text:span text:style-name="T63">והסיעם</text:span><text:span text:style-name="T67"> </text:span><text:span text:style-name="T63">כשהן</text:span><text:span text:style-name="T67"> </text:span><text:span text:style-name="T63">בתלוש</text:span><text:span text:style-name="T27">)</text:span> ולבסוף<text:span text:style-name="T1"> </text:span>בנאו<text:span text:style-name="T1"> </text:span><text:span text:style-name="T27">(</text:span><text:span text:style-name="T63">דכיון</text:span><text:span text:style-name="T67"> </text:span><text:span text:style-name="T63">דבשעת</text:span><text:span text:style-name="T67"> </text:span><text:span text:style-name="T63">הקדש</text:span><text:span text:style-name="T67"> </text:span><text:span text:style-name="T63">הוה</text:span><text:span text:style-name="T67"> </text:span><text:span text:style-name="T63">תלוש, הלכך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שוב</text:span><text:span text:style-name="T67"> </text:span><text:span text:style-name="T63">בנאו</text:span><text:span text:style-name="T67"> </text:span><text:span text:style-name="T63">דמחובר</text:span><text:span text:style-name="T67"> </text:span><text:span text:style-name="T63">הוא</text:span><text:span text:style-name="T67"> </text:span><text:span text:style-name="T63">- יש</text:span><text:span text:style-name="T67"> </text:span><text:span text:style-name="T63">בו</text:span><text:span text:style-name="T67"> </text:span><text:span text:style-name="T63">מעילה</text:span><text:span text:style-name="T27">)</text:span>.</text:p>
      <text:p text:style-name="P1"><text:soft-page-break/><text:span text:style-name="T27">(</text:span><text:span text:style-name="T63">וקא</text:span><text:span text:style-name="T67"> </text:span><text:span text:style-name="T63">דייק:</text:span><text:span text:style-name="T27">)</text:span> אבל<text:span text:style-name="T1"> </text:span>בנאו<text:span text:style-name="T1"> </text:span>ולבסוף<text:span text:style-name="T1"> </text:span>הקדישו<text:span text:style-name="T1"> </text:span><text:span text:style-name="T27">(</text:span><text:span text:style-name="T63">לאחר</text:span><text:span text:style-name="T67"> </text:span><text:span text:style-name="T63">שהיה</text:span><text:span text:style-name="T67"> </text:span><text:span text:style-name="T63">מחובר</text:span><text:span text:style-name="T27">)</text:span> מאי? לא<text:span text:style-name="T1"> </text:span>מעל? מאי<text:span text:style-name="T1"> </text:span>איריא<text:span text:style-name="T1"> </text:span>רהיט<text:span text:style-name="T1"> </text:span>ותני<text:span text:style-name="T1"> </text:span>'<text:span text:style-name="T105">הדר</text:span><text:span text:style-name="T106"> </text:span><text:span text:style-name="T105">בבית</text:span><text:span text:style-name="T106"> </text:span><text:span text:style-name="T105">של</text:span><text:span text:style-name="T106"> </text:span><text:span text:style-name="T105">מערה</text:span><text:span text:style-name="T106"> </text:span><text:span text:style-name="T27">(</text:span><text:span text:style-name="T63">של</text:span><text:span text:style-name="T67"> </text:span><text:span text:style-name="T63">הקדש</text:span><text:span text:style-name="T27">)</text:span><text:span text:style-name="T105"> לא</text:span><text:span text:style-name="T106"> </text:span><text:span text:style-name="T105">מעל</text:span>'? לימא<text:span text:style-name="T1"> </text:span>'הדר<text:span text:style-name="T1"> </text:span>בבית<text:span text:style-name="T1"> </text:span>של<text:span text:style-name="T1"> </text:span>אבנים<text:span text:style-name="T1"> </text:span>שבנאו<text:span text:style-name="T1"> </text:span>ולבסוף<text:span text:style-name="T1"> </text:span>הקדישו<text:span text:style-name="T1"> </text:span>לא<text:span text:style-name="T1"> </text:span>מעל'?</text:p>
      <text:p text:style-name="P1">אמרי: <text:span text:style-name="T27">(</text:span><text:span text:style-name="T63">הא</text:span><text:span text:style-name="T67"> </text:span><text:span text:style-name="T63">ודאי</text:span><text:span text:style-name="T67"> </text:span><text:span text:style-name="T63">הכי</text:span><text:span text:style-name="T67"> </text:span><text:span text:style-name="T63">נמי</text:span><text:span text:style-name="T67"> </text:span><text:span text:style-name="T63">הוה</text:span><text:span text:style-name="T67"> </text:span><text:span text:style-name="T63">מצי</text:span><text:span text:style-name="T67"> </text:span><text:span text:style-name="T63">למיתני, דודאי</text:span><text:span text:style-name="T67"> </text:span><text:span text:style-name="T63">לא</text:span><text:span text:style-name="T67"> </text:span><text:span text:style-name="T63">מעל, אבל</text:span><text:span text:style-name="T67"> </text:span><text:span text:style-name="T63">משום</text:span><text:span text:style-name="T67"> </text:span><text:span text:style-name="T63">הכי</text:span><text:span text:style-name="T67"> </text:span><text:span text:style-name="T63">נקט</text:span><text:span text:style-name="T67"> </text:span><text:span text:style-name="T63">'בית</text:span><text:span text:style-name="T67"> </text:span><text:span text:style-name="T63">של</text:span><text:span text:style-name="T67"> </text:span><text:span text:style-name="T63">מערה':</text:span><text:span text:style-name="T27">)</text:span> הא<text:span text:style-name="T1"> </text:span>פסיקא<text:span text:style-name="T1"> </text:span>ליה<text:span text:style-name="T1"> </text:span><text:span text:style-name="T27">(</text:span><text:span text:style-name="T63">משום</text:span><text:span text:style-name="T67"> </text:span><text:span text:style-name="T63">דפסיקא</text:span><text:span text:style-name="T67"> </text:span><text:span text:style-name="T63">ליה</text:span><text:span text:style-name="T67"> </text:span><text:span text:style-name="T63">דלעולם</text:span><text:span text:style-name="T67"> </text:span><text:span text:style-name="T63">לית</text:span><text:span text:style-name="T67"> </text:span><text:span text:style-name="T63">בה</text:span><text:span text:style-name="T67"> </text:span><text:span text:style-name="T63">מעילה</text:span><text:span text:style-name="T27">)</text:span>, הא<text:span text:style-name="T1"> </text:span><text:span text:style-name="T27">(</text:span><text:span text:style-name="T63">בית</text:span><text:span text:style-name="T67"> </text:span><text:span text:style-name="T63">של</text:span><text:span text:style-name="T67"> </text:span><text:span text:style-name="T63">אבנים</text:span><text:span text:style-name="T67"> </text:span><text:span text:style-name="T63">דעלמא</text:span><text:span text:style-name="T27">)</text:span> לא<text:span text:style-name="T1"> </text:span>פסיקא<text:span text:style-name="T1"> </text:span>ליה<text:span text:style-name="T1"> </text:span><text:span text:style-name="T27">(</text:span><text:span text:style-name="T63">דיש</text:span><text:span text:style-name="T67"> </text:span><text:span text:style-name="T63">הפרש</text:span><text:span text:style-name="T67"> </text:span><text:span text:style-name="T63">בין</text:span><text:span text:style-name="T67"> </text:span><text:span text:style-name="T63">בנאו</text:span><text:span text:style-name="T67"> </text:span><text:span text:style-name="T63">ולבסוף</text:span><text:span text:style-name="T67"> </text:span><text:span text:style-name="T63">הקדישו</text:span><text:span text:style-name="T67"> </text:span><text:span text:style-name="T63">בין</text:span><text:span text:style-name="T67"> </text:span><text:span text:style-name="T63">הקדישו</text:span><text:span text:style-name="T67"> </text:span><text:span text:style-name="T63">ולבסוף</text:span><text:span text:style-name="T67"> </text:span><text:span text:style-name="T63">בנאו; להכי</text:span><text:span text:style-name="T67"> </text:span><text:span text:style-name="T63">לא</text:span><text:span text:style-name="T67"> </text:span><text:span text:style-name="T63">תנייה, ולעולם</text:span><text:span text:style-name="T67"> </text:span><text:span text:style-name="T63">דוקא</text:span><text:span text:style-name="T67"> </text:span><text:span text:style-name="T63">הקדישו</text:span><text:span text:style-name="T67"> </text:span><text:span text:style-name="T63">ולבסוף</text:span><text:span text:style-name="T67"> </text:span><text:span text:style-name="T63">בנאו</text:span><text:span text:style-name="T67"> </text:span><text:span text:style-name="T63">יש</text:span><text:span text:style-name="T67"> </text:span><text:span text:style-name="T63">בו</text:span><text:span text:style-name="T67"> </text:span><text:span text:style-name="T63">מעילה: דכתלוש</text:span><text:span text:style-name="T67"> </text:span><text:span text:style-name="T63">דמי</text:span><text:span text:style-name="T27">)</text:span>.</text:p>
      <text:p text:style-name="P27"/>
      <text:p text:style-name="P30">הדרן<text:span text:style-name="T1"> </text:span>עלך<text:span text:style-name="T1"> </text:span>הנהנה<text:span text:style-name="T1"> </text:span>מן<text:span text:style-name="T1"> </text:span>ההקדש</text:p>
      <text:p text:style-name="P59">מעילה<text:span text:style-name="T1"> </text:span>פרק<text:span text:style-name="T1"> </text:span>ששי<text:span text:style-name="T1"> </text:span>השליח<text:span text:style-name="T1"> </text:span>שעשה</text:p>
      <text:p text:style-name="P1"/>
      <text:p text:style-name="P1">(מעילה<text:span text:style-name="T1"> </text:span>כ,א)</text:p>
      <text:p text:style-name="P1">משנה:</text:p>
      <text:p text:style-name="P1">השליח<text:span text:style-name="T1"> </text:span>שעשה<text:span text:style-name="T1"> </text:span>שליחותו<text:span text:style-name="T1"> </text:span>- בעל<text:span text:style-name="T1"> </text:span>הבית<text:span text:style-name="T1"> </text:span>מעל; לא<text:span text:style-name="T1"> </text:span>עשה<text:span text:style-name="T1"> </text:span>שליחותו<text:span text:style-name="T1"> </text:span><text:span text:style-name="T27">(</text:span><text:span text:style-name="T63">אלא</text:span><text:span text:style-name="T67"> </text:span><text:span text:style-name="T63">שינה</text:span><text:span text:style-name="T67"> </text:span><text:span text:style-name="T63">ממה</text:span><text:span text:style-name="T67"> </text:span><text:span text:style-name="T63">שאמר</text:span><text:span text:style-name="T67"> </text:span><text:span text:style-name="T63">לו</text:span><text:span text:style-name="T67"> </text:span><text:span text:style-name="T63">בעל</text:span><text:span text:style-name="T67"> </text:span><text:span text:style-name="T63">הבית</text:span><text:span text:style-name="T27">)</text:span> - השליח<text:span text:style-name="T1"> </text:span>מעל.</text:p>
      <text:p text:style-name="P1">כיצד?</text:p>
      <text:p text:style-name="P1">אמר<text:span text:style-name="T1"> </text:span>לו<text:span text:style-name="T1"> </text:span>"תן<text:span text:style-name="T1"> </text:span>בשר<text:span text:style-name="T1"> </text:span><text:span text:style-name="T27">(</text:span><text:span text:style-name="T63">של</text:span><text:span text:style-name="T67"> </text:span><text:span text:style-name="T63">הקדש</text:span><text:span text:style-name="T27">)</text:span> לאורחים" ונתן<text:span text:style-name="T1"> </text:span>להם<text:span text:style-name="T1"> </text:span>כבד, "כבד" ונתן<text:span text:style-name="T1"> </text:span>להם<text:span text:style-name="T1"> </text:span>בשר<text:span text:style-name="T1"> </text:span>- השליח<text:span text:style-name="T1"> </text:span>מעל;</text:p>
      <text:p text:style-name="P1">אמר<text:span text:style-name="T1"> </text:span>לו<text:span text:style-name="T1"> </text:span>"תן<text:span text:style-name="T1"> </text:span>להם<text:span text:style-name="T1"> </text:span>חתיכה<text:span text:style-name="T1"> </text:span>חתיכה" והוא<text:span text:style-name="T1"> </text:span>אומר<text:span text:style-name="T1"> </text:span>"טלו<text:span text:style-name="T1"> </text:span>שתים" והם<text:span text:style-name="T1"> </text:span>נטלו<text:span text:style-name="T1"> </text:span>שלש<text:span text:style-name="T1"> </text:span>- כולם<text:span text:style-name="T1"> </text:span>מעלו<text:span text:style-name="T1"> </text:span><text:span text:style-name="T27">(</text:span><text:span text:style-name="T63">בעל</text:span><text:span text:style-name="T67"> </text:span><text:span text:style-name="T63">הבית</text:span><text:span text:style-name="T67"> </text:span><text:span text:style-name="T63">מעל</text:span><text:span text:style-name="T67"> </text:span><text:span text:style-name="T63">לפי</text:span><text:span text:style-name="T67"> </text:span><text:span text:style-name="T63">שנעשה</text:span><text:span text:style-name="T67"> </text:span><text:span text:style-name="T63">שליחותו</text:span><text:span text:style-name="T67"> </text:span><text:span text:style-name="T63">בחתיכה</text:span><text:span text:style-name="T67"> </text:span><text:span text:style-name="T63">אחת, והשליח</text:span><text:span text:style-name="T67"> </text:span><text:span text:style-name="T63">והאורחין</text:span><text:span text:style-name="T67"> </text:span><text:span text:style-name="T63">מעלו</text:span><text:span text:style-name="T67"> </text:span><text:span text:style-name="T63">שכל</text:span><text:span text:style-name="T67"> </text:span><text:span text:style-name="T63">אחד</text:span><text:span text:style-name="T67"> </text:span><text:span text:style-name="T63">ואחד</text:span><text:span text:style-name="T67"> </text:span><text:span text:style-name="T63">הוסיף</text:span><text:span text:style-name="T67"> </text:span><text:span text:style-name="T63">אחד</text:span><text:span text:style-name="T67"> </text:span><text:span text:style-name="T63">מדעתו</text:span><text:span text:style-name="T27">)</text:span>.<text:span text:style-name="T63"> </text:span></text:p>
      <text:p text:style-name="P1"/>
      <text:p text:style-name="P1">(מעילה<text:span text:style-name="T1"> </text:span>כ,ב)</text:p>
      <text:p text:style-name="P1">גמרא:</text:p>
      <text:p text:style-name="P1">מאן<text:span text:style-name="T1"> </text:span>תנא<text:span text:style-name="T1"> </text:span>דכל<text:span text:style-name="T1"> </text:span>מילתא<text:span text:style-name="T1"> </text:span>דמימלך<text:span text:style-name="T1"> </text:span>עלה<text:span text:style-name="T1"> </text:span>שליח<text:span text:style-name="T1"> </text:span>- תרתי<text:span text:style-name="T1"> </text:span>מילי<text:span text:style-name="T1"> </text:span>הויין? <text:span text:style-name="T27">(</text:span><text:span text:style-name="T63">הכי</text:span><text:span text:style-name="T67"> </text:span><text:span text:style-name="T63">קאמר: מני</text:span><text:span text:style-name="T67"> </text:span><text:span text:style-name="T63">מתניתין, דמשמע</text:span><text:span text:style-name="T67"> </text:span><text:span text:style-name="T63">כל</text:span><text:span text:style-name="T67"> </text:span><text:span text:style-name="T63">מלתא</text:span><text:span text:style-name="T67"> </text:span><text:span text:style-name="T63">דצריך</text:span><text:span text:style-name="T67"> </text:span><text:span text:style-name="T63">לשליחא</text:span><text:span text:style-name="T67"> </text:span><text:span text:style-name="T63">לאימלוכי</text:span><text:span text:style-name="T67"> </text:span><text:span text:style-name="T63">עליה</text:span><text:span text:style-name="T67"> </text:span><text:span text:style-name="T63">ולשאול</text:span><text:span text:style-name="T67"> </text:span><text:span text:style-name="T63">מבעל</text:span><text:span text:style-name="T67"> </text:span><text:span text:style-name="T63">הבית</text:span><text:span text:style-name="T67"> </text:span><text:span text:style-name="T63">אם</text:span><text:span text:style-name="T67"> </text:span><text:span text:style-name="T63">יקחהו</text:span><text:span text:style-name="T67"> </text:span><text:span text:style-name="T63">במקום</text:span><text:span text:style-name="T67"> </text:span><text:span text:style-name="T63">אותו</text:span><text:span text:style-name="T67"> </text:span><text:span text:style-name="T63">שצוהו</text:span><text:span text:style-name="T67"> </text:span><text:span text:style-name="T63">אם</text:span><text:span text:style-name="T67"> </text:span><text:span text:style-name="T63">לאו, כגון</text:span><text:span text:style-name="T67"> </text:span><text:span text:style-name="T63">שאם</text:span><text:span text:style-name="T67"> </text:span><text:span text:style-name="T63">צוהו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ליקח</text:span><text:span text:style-name="T67"> </text:span><text:span text:style-name="T63">לו</text:span><text:span text:style-name="T67"> </text:span><text:span text:style-name="T63">בשר</text:span><text:span text:style-name="T67"> </text:span><text:span text:style-name="T63">מן</text:span><text:span text:style-name="T67"> </text:span><text:span text:style-name="T63">השוק</text:span><text:span text:style-name="T67"> </text:span><text:span text:style-name="T63">ולא</text:span><text:span text:style-name="T67"> </text:span><text:span text:style-name="T63">מצא</text:span><text:span text:style-name="T67"> </text:span><text:span text:style-name="T63">אלא</text:span><text:span text:style-name="T67"> </text:span><text:span text:style-name="T63">כבד, שעכשיו</text:span><text:span text:style-name="T67"> </text:span><text:span text:style-name="T63">צריך</text:span><text:span text:style-name="T67"> </text:span><text:span text:style-name="T63">לחזור</text:span><text:span text:style-name="T67"> </text:span><text:span text:style-name="T63">לו</text:span><text:span text:style-name="T67"> </text:span><text:span text:style-name="T63">לשואלו</text:span><text:span text:style-name="T67"> </text:span><text:span text:style-name="T63">אם</text:span><text:span text:style-name="T67"> </text:span><text:span text:style-name="T63">יקחנו</text:span><text:span text:style-name="T67"> </text:span><text:span text:style-name="T63">אם</text:span><text:span text:style-name="T67"> </text:span><text:span text:style-name="T63">לאו: 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כולו</text:span><text:span text:style-name="T67"> </text:span><text:span text:style-name="T63">מין</text:span><text:span text:style-name="T67"> </text:span><text:span text:style-name="T63">בשר</text:span><text:span text:style-name="T67"> </text:span><text:span text:style-name="T63">הוא, כיון</text:span><text:span text:style-name="T67"> </text:span><text:span text:style-name="T63">דמימלך</text:span><text:span text:style-name="T67"> </text:span><text:span text:style-name="T63">עליה</text:span><text:span text:style-name="T67"> </text:span><text:span text:style-name="T63">- תרי</text:span><text:span text:style-name="T67"> </text:span><text:span text:style-name="T63">מילי</text:span><text:span text:style-name="T67"> </text:span><text:span text:style-name="T63">נינהו, דמתניתין</text:span><text:span text:style-name="T67"> </text:span><text:span text:style-name="T63">נמי</text:span><text:span text:style-name="T67"> </text:span><text:span text:style-name="T63">הכי</text:span><text:span text:style-name="T67"> </text:span><text:span text:style-name="T63">משמע</text:span><text:span text:style-name="T67"> </text:span><text:span text:style-name="T63">דתרי</text:span><text:span text:style-name="T67"> </text:span><text:span text:style-name="T63">מילי</text:span><text:span text:style-name="T67"> </text:span><text:span text:style-name="T63">נינהו, מדקתני</text:span><text:span text:style-name="T67"> </text:span><text:span text:style-name="T63">'</text:span><text:span text:style-name="T83">השליח</text:span><text:span text:style-name="T85"> </text:span><text:span text:style-name="T83">מעל</text:span><text:span text:style-name="T63">': דאי</text:span><text:span text:style-name="T67"> </text:span><text:span text:style-name="T63">חדא</text:span><text:span text:style-name="T67"> </text:span><text:span text:style-name="T63">מילתא</text:span><text:span text:style-name="T67"> </text:span><text:span text:style-name="T63">נינהו</text:span><text:span text:style-name="T67"> </text:span><text:span text:style-name="T63">- שליח</text:span><text:span text:style-name="T67"> </text:span><text:span text:style-name="T63">אמאי</text:span><text:span text:style-name="T67"> </text:span><text:span text:style-name="T63">מעל? הא</text:span><text:span text:style-name="T67"> </text:span><text:span text:style-name="T63">קא</text:span><text:span text:style-name="T67"> </text:span><text:span text:style-name="T63">עביד</text:span><text:span text:style-name="T67"> </text:span><text:span text:style-name="T63">שליחותו</text:span><text:span text:style-name="T67"> </text:span><text:span text:style-name="T63">של</text:span><text:span text:style-name="T67"> </text:span><text:span text:style-name="T63">בעל</text:span><text:span text:style-name="T67"> </text:span><text:span text:style-name="T63">הבית! אלא</text:span><text:span text:style-name="T67"> </text:span><text:span text:style-name="T63">מדקתני</text:span><text:span text:style-name="T67"> </text:span><text:span text:style-name="T63">'</text:span><text:span text:style-name="T83">מעל</text:span><text:span text:style-name="T63">' - אלמא</text:span><text:span text:style-name="T67"> </text:span><text:span text:style-name="T63">תרי</text:span><text:span text:style-name="T67"> </text:span><text:span text:style-name="T63">מילי</text:span><text:span text:style-name="T67"> </text:span><text:span text:style-name="T63">נינהו, ומני</text:span><text:span text:style-name="T67"> </text:span><text:span text:style-name="T63">הא?</text:span><text:span text:style-name="T27">)</text:span> </text:p>
      <text:p text:style-name="P1">אמר<text:span text:style-name="T1"> </text:span>רב<text:span text:style-name="T1"> </text:span>חסדא: דלא<text:span text:style-name="T1"> </text:span>כרבי<text:span text:style-name="T1"> </text:span>עקיבא, דתנן<text:span text:style-name="T1"> </text:span><text:span text:style-name="T64">[נדרים</text:span><text:span text:style-name="T68"> </text:span><text:span text:style-name="T64">פ"ז</text:span><text:span text:style-name="T68"> </text:span><text:span text:style-name="T64">מ"א]</text:span>: '<text:span text:style-name="T105">הנודר</text:span><text:span text:style-name="T106"> </text:span><text:span text:style-name="T105">מן</text:span><text:span text:style-name="T106"> </text:span><text:span text:style-name="T105">הירק</text:span><text:span text:style-name="T106"> </text:span><text:span text:style-name="T105">- מותר</text:span><text:span text:style-name="T106"> </text:span><text:span text:style-name="T105">בדילועין, ורבי</text:span><text:span text:style-name="T106"> </text:span><text:span text:style-name="T105">עקיבא</text:span><text:span text:style-name="T106"> </text:span><text:span text:style-name="T105">אוסר</text:span>' <text:span text:style-name="T27">(</text:span><text:span text:style-name="T63">דקסבר</text:span><text:span text:style-name="T67"> </text:span><text:span text:style-name="T63">מין</text:span><text:span text:style-name="T67"> </text:span><text:span text:style-name="T63">אחד</text:span><text:span text:style-name="T67"> </text:span><text:span text:style-name="T63">הן, ואמרינן</text:span><text:span text:style-name="T67"> </text:span><text:span text:style-name="T63">במסכת</text:span><text:span text:style-name="T67"> </text:span><text:span text:style-name="T63">נדרים</text:span><text:span text:style-name="T67"> </text:span><text:span text:style-name="T64">[פ"ז</text:span><text:span text:style-name="T68"> </text:span><text:span text:style-name="T64">מ"א]</text:span><text:span text:style-name="T63"> '</text:span><text:span text:style-name="T83">אמרו</text:span><text:span text:style-name="T85"> </text:span><text:span text:style-name="T83">לו</text:span><text:span text:style-name="T85"> </text:span><text:span text:style-name="T83">לרבי</text:span><text:span text:style-name="T85"> </text:span><text:span text:style-name="T83">עקיבא: והלא</text:span><text:span text:style-name="T85"> </text:span><text:span text:style-name="T83">אדם</text:span><text:span text:style-name="T85"> </text:span><text:span text:style-name="T83">אומר</text:span><text:span text:style-name="T85"> </text:span><text:span text:style-name="T83">לשלוחו</text:span><text:span text:style-name="T85"> </text:span><text:span text:style-name="T83">"קח</text:span><text:span text:style-name="T85"> </text:span><text:span text:style-name="T83">לי</text:span><text:span text:style-name="T85"> </text:span><text:span text:style-name="T83">ירק", והוא</text:span><text:span text:style-name="T85"> </text:span><text:span text:style-name="T83">בא</text:span><text:span text:style-name="T85"> </text:span><text:span text:style-name="T83">ואומר</text:span><text:span text:style-name="T85"> </text:span><text:span text:style-name="T83">לו</text:span><text:span text:style-name="T85"> </text:span><text:span text:style-name="T83">"לא</text:span><text:span text:style-name="T85"> </text:span><text:span text:style-name="T83">מצאתי</text:span><text:span text:style-name="T85"> </text:span><text:span text:style-name="T83">אלא</text:span><text:span text:style-name="T85"> </text:span><text:span text:style-name="T83">דלועין"</text:span><text:span text:style-name="T63">', אלמא</text:span><text:span text:style-name="T67"> </text:span><text:span text:style-name="T63">כיון</text:span><text:span text:style-name="T67"> </text:span><text:span text:style-name="T63">דמימלך</text:span><text:span text:style-name="T67"> </text:span><text:span text:style-name="T63">- מינא</text:span><text:span text:style-name="T67"> </text:span><text:span text:style-name="T63">אחרינא</text:span><text:span text:style-name="T67"> </text:span><text:span text:style-name="T63">הוא</text:span><text:span text:style-name="T67"> </text:span><text:span text:style-name="T63">- להכי</text:span><text:span text:style-name="T67"> </text:span><text:span text:style-name="T63">מותר</text:span><text:span text:style-name="T67"> </text:span><text:span text:style-name="T63">בדלועין; '</text:span><text:span text:style-name="T83">ואמר</text:span><text:span text:style-name="T85"> </text:span><text:span text:style-name="T83">להן: והוא</text:span><text:span text:style-name="T85"> </text:span><text:span text:style-name="T83">הדבר</text:span><text:span text:style-name="T63">' כלומר: משם</text:span><text:span text:style-name="T67"> </text:span><text:span text:style-name="T63">אני</text:span><text:span text:style-name="T67"> </text:span><text:span text:style-name="T63">למד: ד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מימליך</text:span><text:span text:style-name="T67"> </text:span><text:span text:style-name="T63">- חדא</text:span><text:span text:style-name="T67"> </text:span><text:span text:style-name="T63">מילתא</text:span><text:span text:style-name="T67"> </text:span><text:span text:style-name="T63">היא; '</text:span><text:span text:style-name="T83">כלום</text:span><text:span text:style-name="T85"> </text:span><text:span text:style-name="T83">הוא</text:span><text:span text:style-name="T85"> </text:span><text:span text:style-name="T83">חוזר</text:span><text:span text:style-name="T85"> </text:span><text:span text:style-name="T83">ואומר</text:span><text:span text:style-name="T85"> </text:span><text:span text:style-name="T83">"ירק</text:span><text:span text:style-name="T85"> </text:span><text:span text:style-name="T83">לא</text:span><text:span text:style-name="T85"> </text:span><text:span text:style-name="T83">מצאתי</text:span><text:span text:style-name="T85"> </text:span><text:span text:style-name="T83">אלא</text:span><text:span text:style-name="T85"> </text:span><text:span text:style-name="T83">קטנית"?</text:span><text:span text:style-name="T63">' אלא</text:span><text:span text:style-name="T67"> </text:span><text:span text:style-name="T63">כיון</text:span><text:span text:style-name="T67"> </text:span><text:span text:style-name="T63">דאמר</text:span><text:span text:style-name="T67"> </text:span><text:span text:style-name="T63">"לא</text:span><text:span text:style-name="T67"> </text:span><text:span text:style-name="T63">מצאתי</text:span><text:span text:style-name="T67"> </text:span><text:span text:style-name="T63">אלא</text:span><text:span text:style-name="T67"> </text:span><text:span text:style-name="T63">דלועין" ואינו</text:span><text:span text:style-name="T67"> </text:span><text:span text:style-name="T63">אומר</text:span><text:span text:style-name="T67"> </text:span><text:span text:style-name="T63">"לא</text:span><text:span text:style-name="T67"> </text:span><text:span text:style-name="T63">מצאתי</text:span><text:span text:style-name="T67"> </text:span><text:span text:style-name="T63">אלא</text:span><text:span text:style-name="T67"> </text:span><text:span text:style-name="T63">קטנית" - אלמא</text:span><text:span text:style-name="T67"> </text:span><text:span text:style-name="T63">ד'</text:span><text:span text:style-name="T83">דלועין</text:span><text:span text:style-name="T85"> </text:span><text:span text:style-name="T83">בכלל</text:span><text:span text:style-name="T85"> </text:span><text:span text:style-name="T83">ירק</text:span><text:span text:style-name="T85"> </text:span><text:span text:style-name="T83">הן</text:span><text:span text:style-name="T63">' </text:span><text:span text:style-name="T40">[במשניות</text:span><text:span text:style-name="T47"> </text:span><text:span text:style-name="T40">הגירסא</text:span><text:span text:style-name="T47"> </text:span><text:span text:style-name="T40">שונה, ונראה</text:span><text:span text:style-name="T47"> </text:span><text:span text:style-name="T40">שרש"י</text:span><text:span text:style-name="T47"> </text:span><text:span text:style-name="T40">כאן</text:span><text:span text:style-name="T47"> </text:span><text:span text:style-name="T40">מצטט</text:span><text:span text:style-name="T47"> </text:span><text:span text:style-name="T40">לא</text:span><text:span text:style-name="T47"> </text:span><text:span text:style-name="T40">במדויק</text:span><text:span text:style-name="T47"> </text:span><text:span text:style-name="T40">כדי</text:span><text:span text:style-name="T47"> </text:span><text:span text:style-name="T40">להקל</text:span><text:span text:style-name="T47"> </text:span><text:span text:style-name="T40">על</text:span><text:span text:style-name="T47"> </text:span><text:span text:style-name="T40">ההבנה]</text:span><text:span text:style-name="T63">, ו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מימלך</text:span><text:span text:style-name="T67"> </text:span><text:span text:style-name="T63">עלייהו</text:span><text:span text:style-name="T67"> </text:span><text:span text:style-name="T63">שליחא</text:span><text:span text:style-name="T67"> </text:span><text:span text:style-name="T63">- סבירא</text:span><text:span text:style-name="T67"> </text:span><text:span text:style-name="T63">ליה</text:span><text:span text:style-name="T67"> </text:span><text:span text:style-name="T63">לרבי</text:span><text:span text:style-name="T67"> </text:span><text:span text:style-name="T63">עקיבא</text:span><text:span text:style-name="T67"> </text:span><text:span text:style-name="T63">דחדא</text:span><text:span text:style-name="T67"> </text:span><text:span text:style-name="T63">מילתא</text:span><text:span text:style-name="T67"> </text:span><text:span text:style-name="T63">נינהו; והיינו</text:span><text:span text:style-name="T67"> </text:span><text:span text:style-name="T63">דלא</text:span><text:span text:style-name="T67"> </text:span><text:span text:style-name="T63">כרבי</text:span><text:span text:style-name="T67"> </text:span><text:span text:style-name="T63">עקיבא</text:span><text:span text:style-name="T27">)</text:span>.</text:p>
      <text:p text:style-name="P1">אביי<text:span text:style-name="T1"> </text:span>אמר: אפילו<text:span text:style-name="T1"> </text:span>תימא<text:span text:style-name="T1"> </text:span>רבי<text:span text:style-name="T1"> </text:span>עקיבא, מי<text:span text:style-name="T1"> </text:span>לא<text:span text:style-name="T1"> </text:span>בעי<text:span text:style-name="T1"> </text:span>לאימלוכי<text:span text:style-name="T1"> </text:span><text:span text:style-name="T27">(</text:span><text:span text:style-name="T63">והיינו</text:span><text:span text:style-name="T67"> </text:span><text:span text:style-name="T63">טעמא</text:span><text:span text:style-name="T67"> </text:span><text:span text:style-name="T63">דכי</text:span><text:span text:style-name="T67"> </text:span><text:span text:style-name="T63">נתן</text:span><text:span text:style-name="T67"> </text:span><text:span text:style-name="T63">להן</text:span><text:span text:style-name="T67"> </text:span><text:span text:style-name="T63">כבד</text:span><text:span text:style-name="T67"> </text:span><text:span text:style-name="T63">מעל: מפני</text:span><text:span text:style-name="T67"> </text:span><text:span text:style-name="T63">שנתן</text:span><text:span text:style-name="T67"> </text:span><text:span text:style-name="T63">להן</text:span><text:span text:style-name="T67"> </text:span><text:span text:style-name="T63">מדעתו! ד</text:span><text:span text:style-name="T94">מי</text:span><text:span text:style-name="T96"> </text:span><text:span text:style-name="T94">לא</text:span><text:span text:style-name="T96"> </text:span><text:span text:style-name="T94">בעי</text:span><text:span text:style-name="T96"> </text:span><text:span text:style-name="T94">אימלוכי</text:span><text:span text:style-name="T67"> </text:span><text:span text:style-name="T63">בבעל</text:span><text:span text:style-name="T67"> </text:span><text:span text:style-name="T63">הבית</text:span><text:span text:style-name="T67"> </text:span><text:span text:style-name="T63">אם</text:span><text:span text:style-name="T67"> </text:span><text:span text:style-name="T63">יתן</text:span><text:span text:style-name="T67"> </text:span><text:span text:style-name="T63">להם</text:span><text:span text:style-name="T67"> </text:span><text:span text:style-name="T63">כבד</text:span><text:span text:style-name="T67"> </text:span><text:span text:style-name="T63">או</text:span><text:span text:style-name="T67"> </text:span><text:span text:style-name="T63">לא? וכיון</text:span><text:span text:style-name="T67"> </text:span><text:span text:style-name="T63">דלא</text:span><text:span text:style-name="T67"> </text:span><text:span text:style-name="T63">אימליך</text:span><text:span text:style-name="T67"> </text:span><text:span text:style-name="T63">- משום</text:span><text:span text:style-name="T67"> </text:span><text:span text:style-name="T63">הכי</text:span><text:span text:style-name="T67"> </text:span><text:span text:style-name="T63">מעל</text:span><text:span text:style-name="T67"> </text:span><text:span text:style-name="T63">השליח, דכמי</text:span><text:span text:style-name="T67"> </text:span><text:span text:style-name="T63">שנתן</text:span><text:span text:style-name="T67"> </text:span><text:span text:style-name="T63">להן</text:span><text:span text:style-name="T67"> </text:span><text:span text:style-name="T63">מדעתו</text:span><text:span text:style-name="T67"> </text:span><text:span text:style-name="T63">דמי, ולא</text:span><text:span text:style-name="T67"> </text:span><text:span text:style-name="T63">משום</text:span><text:span text:style-name="T67"> </text:span><text:span text:style-name="T63">דאמרינן</text:span><text:span text:style-name="T67"> </text:span><text:span text:style-name="T63">דתרי</text:span><text:span text:style-name="T67"> </text:span><text:span text:style-name="T63">מילי</text:span><text:span text:style-name="T67"> </text:span><text:span text:style-name="T63">נינהו; אלא</text:span><text:span text:style-name="T67"> </text:span><text:span text:style-name="T63">חדא</text:span><text:span text:style-name="T67"> </text:span><text:span text:style-name="T63">מילתא</text:span><text:span text:style-name="T67"> </text:span><text:span text:style-name="T63">נינהו</text:span><text:span text:style-name="T27">)</text:span>!?</text:p>
      <text:p text:style-name="P1">כי<text:span text:style-name="T1"> </text:span>אמרו<text:span text:style-name="T1"> </text:span>רבנן<text:span text:style-name="T1"> </text:span>קמיה<text:span text:style-name="T1"> </text:span>דרבא, אמר<text:span text:style-name="T1"> </text:span>להו: שפיר<text:span text:style-name="T1"> </text:span>קאמר<text:span text:style-name="T1"> </text:span>נחמני<text:span text:style-name="T1"> </text:span><text:span text:style-name="T27">(</text:span><text:span text:style-name="T63">היינו</text:span><text:span text:style-name="T67"> </text:span><text:span text:style-name="T63">אביי, דתריץ</text:span><text:span text:style-name="T67"> </text:span><text:span text:style-name="T63">הכי: אפילו</text:span><text:span text:style-name="T67"> </text:span><text:span text:style-name="T63">כרבי</text:span><text:span text:style-name="T67"> </text:span><text:span text:style-name="T63">עקיבא, דמי</text:span><text:span text:style-name="T67"> </text:span><text:span text:style-name="T63">לא</text:span><text:span text:style-name="T67"> </text:span><text:span text:style-name="T63">בעי</text:span><text:span text:style-name="T67"> </text:span><text:span text:style-name="T63">לאימלוכי?</text:span><text:span text:style-name="T27">)</text:span>.</text:p>
      <text:p text:style-name="P1"/>
      <text:p text:style-name="P1">מאן<text:span text:style-name="T1"> </text:span>תנא<text:span text:style-name="T1"> </text:span>דפליג<text:span text:style-name="T1"> </text:span>עליה<text:span text:style-name="T1"> </text:span>דרבי<text:span text:style-name="T1"> </text:span>עקיבא<text:span text:style-name="T1"> </text:span><text:span text:style-name="T27">(</text:span><text:span text:style-name="T63">דסבירא</text:span><text:span text:style-name="T67"> </text:span><text:span text:style-name="T63">ליה</text:span><text:span text:style-name="T67"> </text:span><text:span text:style-name="T63">דכל</text:span><text:span text:style-name="T67"> </text:span><text:span text:style-name="T63">מילי</text:span><text:span text:style-name="T67"> </text:span><text:span text:style-name="T63">דמימלך</text:span><text:span text:style-name="T67"> </text:span><text:span text:style-name="T63">עליה</text:span><text:span text:style-name="T67"> </text:span><text:span text:style-name="T63">שליחא</text:span><text:span text:style-name="T67"> </text:span><text:span text:style-name="T63">- תרי</text:span><text:span text:style-name="T67"> </text:span><text:span text:style-name="T63">מילי</text:span><text:span text:style-name="T67"> </text:span><text:span text:style-name="T63">נינהו</text:span><text:span text:style-name="T27">)</text:span>?</text:p>
      <text:p text:style-name="P1">רבן<text:span text:style-name="T1"> </text:span>שמעון<text:span text:style-name="T1"> </text:span>בן<text:span text:style-name="T1"> </text:span>גמליאל<text:span text:style-name="T1"> </text:span>היא, דתניא<text:span text:style-name="T1"> </text:span><text:span text:style-name="T64">[תוספתא</text:span><text:span text:style-name="T68"> </text:span><text:span text:style-name="T64">נדרים</text:span><text:span text:style-name="T68"> </text:span><text:span text:style-name="T64">פ"ג</text:span><text:span text:style-name="T68"> </text:span><text:span text:style-name="T64">מ"ה]</text:span>: '<text:span text:style-name="T105">הנודר</text:span><text:span text:style-name="T106"> </text:span><text:span text:style-name="T105">מן</text:span><text:span text:style-name="T106"> </text:span><text:span text:style-name="T105">הבשר</text:span><text:span text:style-name="T106"> </text:span><text:span text:style-name="T105">אסור</text:span><text:span text:style-name="T106"> </text:span><text:span text:style-name="T105">בכל</text:span><text:span text:style-name="T106"> </text:span><text:span text:style-name="T105">מיני</text:span><text:span text:style-name="T106"> </text:span><text:span text:style-name="T105">בשר, ואסור</text:span><text:span text:style-name="T106"> </text:span><text:span text:style-name="T105">בראש</text:span><text:span text:style-name="T106"> </text:span><text:span text:style-name="T105">וברגלים</text:span><text:span text:style-name="T106"> </text:span><text:span text:style-name="T105">בקנה</text:span><text:span text:style-name="T106"> </text:span><text:span text:style-name="T105">ובכבד</text:span><text:span text:style-name="T106"> </text:span><text:span text:style-name="T105">ובלב, ואסור</text:span><text:span text:style-name="T106"> </text:span><text:span text:style-name="T105">בבשר</text:span><text:span text:style-name="T106"> </text:span><text:span text:style-name="T105">עופות, ומותר</text:span><text:span text:style-name="T106"> </text:span><text:span text:style-name="T105">בבשר</text:span><text:span text:style-name="T106"> </text:span><text:span text:style-name="T105">דגים</text:span><text:span text:style-name="T106"> </text:span><text:span text:style-name="T105">וחגבים; רבן</text:span><text:span text:style-name="T106"> </text:span><text:span text:style-name="T105">שמעון</text:span><text:span text:style-name="T106"> </text:span><text:span text:style-name="T105">בן</text:span><text:span text:style-name="T106"> </text:span><text:span text:style-name="T105">גמליאל</text:span><text:span text:style-name="T106"> </text:span><text:span text:style-name="T105">מתיר</text:span><text:span text:style-name="T106"> </text:span><text:span text:style-name="T105">בראש</text:span><text:span text:style-name="T106"> </text:span><text:span text:style-name="T105">וברגלים</text:span><text:span text:style-name="T106"> </text:span><text:span text:style-name="T105">בקנה</text:span><text:span text:style-name="T106"> </text:span><text:span text:style-name="T105">ובכבד</text:span><text:span text:style-name="T106"> </text:span><text:span text:style-name="T27">(</text:span><text:span text:style-name="T63">אלמא</text:span><text:span text:style-name="T67"> </text:span><text:span text:style-name="T63">דקסבר</text:span><text:span text:style-name="T67"> </text:span><text:span text:style-name="T63">תרי</text:span><text:span text:style-name="T67"> </text:span><text:span text:style-name="T63">מילי</text:span><text:span text:style-name="T67"> </text:span><text:span text:style-name="T63">נינהו</text:span><text:span text:style-name="T27">)</text:span><text:span text:style-name="T105"> ובעופות</text:span><text:span text:style-name="T106"> </text:span><text:span text:style-name="T105">ובדגים</text:span><text:span text:style-name="T106"> </text:span><text:span text:style-name="T105">ובחגבים, וכן</text:span><text:span text:style-name="T106"> </text:span><text:span text:style-name="T105">היה</text:span><text:span text:style-name="T106"> </text:span><text:span text:style-name="T105">רבן</text:span><text:span text:style-name="T106"> </text:span><text:span text:style-name="T105">שמעון</text:span><text:span text:style-name="T106"> </text:span><text:span text:style-name="T105">בן</text:span><text:span text:style-name="T106"> </text:span><text:span text:style-name="T105">גמליאל</text:span><text:span text:style-name="T106"> </text:span><text:span text:style-name="T105">אומר: קרביים</text:span><text:span text:style-name="T106"> </text:span><text:span text:style-name="T105">- לאו</text:span><text:span text:style-name="T106"> </text:span><text:span text:style-name="T105">בשר</text:span><text:span text:style-name="T106"> </text:span><text:span text:style-name="T105">הן, ואוכליהן</text:span><text:span text:style-name="T106"> </text:span><text:span text:style-name="T105">לאו</text:span><text:span text:style-name="T106"> </text:span><text:span text:style-name="T105">בר</text:span><text:span text:style-name="T106"> </text:span><text:span text:style-name="T105">איניש</text:span>' <text:span text:style-name="T27">(</text:span><text:span text:style-name="T63">כלומר: האוכלן</text:span><text:span text:style-name="T67"> </text:span><text:span text:style-name="T63">וקונה</text:span><text:span text:style-name="T67"> </text:span><text:span text:style-name="T63">אותם</text:span><text:span text:style-name="T67"> </text:span><text:span text:style-name="T63">בדמי</text:span><text:span text:style-name="T67"> </text:span><text:span text:style-name="T63">שאר</text:span><text:span text:style-name="T67"> </text:span><text:span text:style-name="T63">בשר: שאם</text:span><text:span text:style-name="T67"> </text:span><text:span text:style-name="T63">יכול</text:span><text:span text:style-name="T67"> </text:span><text:span text:style-name="T63">לקנות</text:span><text:span text:style-name="T67"> </text:span><text:span text:style-name="T63">ליטרא</text:span><text:span text:style-name="T67"> </text:span><text:span text:style-name="T63">בשר</text:span><text:span text:style-name="T67"> </text:span><text:span text:style-name="T63">בזוז</text:span><text:span text:style-name="T67"> </text:span><text:span text:style-name="T63">ומניח</text:span><text:span text:style-name="T67"> </text:span><text:span text:style-name="T63">הבשר</text:span><text:span text:style-name="T67"> </text:span><text:span text:style-name="T63">ולוקח</text:span><text:span text:style-name="T67"> </text:span><text:span text:style-name="T63">ליטרא</text:span><text:span text:style-name="T67"> </text:span><text:span text:style-name="T63">קרביים</text:span><text:span text:style-name="T67"> </text:span><text:span text:style-name="T63">בזוז</text:span><text:span text:style-name="T67"> </text:span><text:span text:style-name="T63">- לאו</text:span><text:span text:style-name="T67"> </text:span><text:span text:style-name="T63">בר</text:span><text:span text:style-name="T67"> </text:span><text:span text:style-name="T63">איניש</text:span><text:span text:style-name="T67"> </text:span><text:span text:style-name="T63">אצל</text:span><text:span text:style-name="T67"> </text:span><text:span text:style-name="T63">כל</text:span><text:span text:style-name="T67"> </text:span><text:span text:style-name="T63">אדם</text:span><text:span text:style-name="T27">)</text:span>. </text:p>
      <text:p text:style-name="P47"><text:span text:style-name="T28">תוספות</text:span><text:span text:style-name="T1"> </text:span><text:span text:style-name="T28">ד"ה</text:span><text:span text:style-name="T1"> </text:span><text:span text:style-name="T28">קרביים</text:span><text:span text:style-name="T1"> </text:span><text:span text:style-name="T28">לאו</text:span><text:span text:style-name="T1"> </text:span><text:span text:style-name="T28">בשר</text:span><text:span text:style-name="T1"> </text:span><text:span text:style-name="T28">נינהו. ונפקא</text:span><text:span text:style-name="T1"> </text:span><text:span text:style-name="T28">מינה</text:span><text:span text:style-name="T1"> </text:span><text:span text:style-name="T28">שאם</text:span><text:span text:style-name="T1"> </text:span><text:span text:style-name="T28">לא</text:span><text:span text:style-name="T1"> </text:span><text:span text:style-name="T28">היו</text:span><text:span text:style-name="T1"> </text:span><text:span text:style-name="T28">ראויים</text:span><text:span text:style-name="T1"> </text:span><text:span text:style-name="T28">לאכילה</text:span><text:span text:style-name="T1"> </text:span><text:span text:style-name="T28">כי</text:span><text:span text:style-name="T1"> </text:span><text:span text:style-name="T28">אם</text:span><text:span text:style-name="T1"> </text:span><text:span text:style-name="T28">לכלבים</text:span><text:span text:style-name="T1"> </text:span><text:span text:style-name="T28">- אין</text:span><text:span text:style-name="T1"> </text:span><text:span text:style-name="T28">בכך</text:span><text:span text:style-name="T1"> </text:span><text:span text:style-name="T28">מקח</text:span><text:span text:style-name="T1"> </text:span><text:span text:style-name="T28">טעות; אין</text:span><text:span text:style-name="T1"> </text:span><text:span text:style-name="T28">דרך</text:span><text:span text:style-name="T1"> </text:span><text:span text:style-name="T28">אדם</text:span><text:span text:style-name="T1"> </text:span><text:span text:style-name="T28">לאוכלן, </text:span><text:span text:style-name="T22">ואוכליהן</text:span><text:span text:style-name="T24"> </text:span><text:span text:style-name="T22">לאו</text:span><text:span text:style-name="T24"> </text:span><text:span text:style-name="T22">בר</text:span><text:span text:style-name="T24"> </text:span><text:span text:style-name="T22">אינש</text:span><text:span text:style-name="T1"> </text:span><text:span text:style-name="T28">פירוש: האוכלן</text:span><text:span text:style-name="T1"> </text:span><text:span text:style-name="T28">אינו</text:span><text:span text:style-name="T1"> </text:span><text:span text:style-name="T28">מבני</text:span><text:span text:style-name="T1"> </text:span><text:span text:style-name="T28">אדם. </text:span></text:p>
      <text:p text:style-name="P47"><text:span text:style-name="T28">ובא</text:span><text:span text:style-name="T1"> </text:span><text:span text:style-name="T28">מעשה</text:span><text:span text:style-name="T1"> </text:span><text:span text:style-name="T28">לפני</text:span><text:span text:style-name="T1"> </text:span><text:span text:style-name="T28">ריב"א</text:span><text:span text:style-name="T1"> </text:span><text:span text:style-name="T28">בקורקבן</text:span><text:span text:style-name="T1"> </text:span><text:span text:style-name="T28">של</text:span><text:span text:style-name="T1"> </text:span><text:span text:style-name="T28">תרנגולת</text:span><text:span text:style-name="T1"> </text:span><text:span text:style-name="T28">נבילה</text:span><text:span text:style-name="T1"> </text:span><text:span text:style-name="T28">שנתערב</text:span><text:span text:style-name="T1"> </text:span><text:span text:style-name="T28">באחרות</text:span><text:span text:style-name="T1"> </text:span><text:span text:style-name="T28">ואמר</text:span><text:span text:style-name="T1"> </text:span><text:span text:style-name="T28">ריב"א</text:span><text:span text:style-name="T1"> </text:span><text:span text:style-name="T28">זצ"ל</text:span><text:span text:style-name="T1"> </text:span><text:span text:style-name="T28">דבטל, דלא</text:span><text:span text:style-name="T1"> </text:span><text:span text:style-name="T28">הוי</text:span><text:span text:style-name="T1"> </text:span><text:span text:style-name="T28">'דבר</text:span><text:span text:style-name="T1"> </text:span><text:span text:style-name="T28">עשוי</text:span><text:span text:style-name="T1"> </text:span><text:span text:style-name="T28">להתכבד</text:span><text:span text:style-name="T1"> </text:span><text:span text:style-name="T28">לפני</text:span><text:span text:style-name="T1"> </text:span><text:span text:style-name="T28">האורחים' דאיתא</text:span><text:span text:style-name="T1"> </text:span><text:span text:style-name="T28">הכא</text:span><text:span text:style-name="T1"> </text:span><text:span text:style-name="T28">דהאוכלן</text:span><text:span text:style-name="T1"> </text:span><text:span text:style-name="T28">לאו</text:span><text:span text:style-name="T1"> </text:span><text:span text:style-name="T28">בר</text:span><text:span text:style-name="T1"> </text:span><text:span text:style-name="T28">איניש; ומהאי</text:span><text:span text:style-name="T1"> </text:span><text:span text:style-name="T28">טעמא</text:span><text:span text:style-name="T1"> </text:span><text:span text:style-name="T28">אמרינן</text:span><text:span text:style-name="T1"> </text:span><text:span text:style-name="T28">דטבחית</text:span><text:span text:style-name="T1"> </text:span><text:span text:style-name="T28">כבש</text:span><text:span text:style-name="T1"> </text:span><text:span text:style-name="T28">של</text:span><text:span text:style-name="T1"> </text:span><text:span text:style-name="T28">טריפה</text:span><text:span text:style-name="T1"> </text:span><text:span text:style-name="T28">שנתערבה</text:span><text:span text:style-name="T1"> </text:span><text:span text:style-name="T28">באחרות</text:span><text:span text:style-name="T1"> </text:span><text:span text:style-name="T28">דבטילה</text:span><text:span text:style-name="T1"> </text:span><text:span text:style-name="T28">ברוב: דאין</text:span><text:span text:style-name="T1"> </text:span><text:span text:style-name="T28">זה</text:span><text:span text:style-name="T1"> </text:span><text:span text:style-name="T28">דבר</text:span><text:span text:style-name="T1"> </text:span><text:span text:style-name="T28">העשוי</text:span><text:span text:style-name="T1"> </text:span><text:span text:style-name="T28">להתכבד</text:span><text:span text:style-name="T1"> </text:span><text:span text:style-name="T28">לפני</text:span><text:span text:style-name="T1"> </text:span><text:span text:style-name="T28">האורחים, כדאמרינן</text:span><text:span text:style-name="T1"> </text:span><text:span text:style-name="T28">הכא</text:span><text:span text:style-name="T1"> </text:span><text:span text:style-name="T28">דהאוכלן</text:span><text:span text:style-name="T1"> </text:span><text:span text:style-name="T28">לאו</text:span><text:span text:style-name="T1"> </text:span><text:span text:style-name="T28">בר</text:span><text:span text:style-name="T1"> </text:span><text:span text:style-name="T28">איניש.</text:span></text:p>
      <text:p text:style-name="P50"/>
      <text:p text:style-name="P1">ולתנא<text:span text:style-name="T1"> </text:span>קמא, מאי<text:span text:style-name="T1"> </text:span>שנא<text:span text:style-name="T1"> </text:span>בבשר<text:span text:style-name="T1"> </text:span>עופות<text:span text:style-name="T1"> </text:span><text:span text:style-name="T27">(</text:span><text:span text:style-name="T63">דאסר</text:span><text:span text:style-name="T67"> </text:span><text:span text:style-name="T63">טפי</text:span><text:span text:style-name="T67"> </text:span><text:span text:style-name="T63">מבשר</text:span><text:span text:style-name="T67"> </text:span><text:span text:style-name="T63">דגים</text:span><text:span text:style-name="T27">)</text:span>?</text:p>
      <text:p text:style-name="P1"><text:soft-page-break/>משום<text:span text:style-name="T1"> </text:span>דרגיל<text:span text:style-name="T1"> </text:span>איניש<text:span text:style-name="T1"> </text:span>דאמר<text:span text:style-name="T1"> </text:span>"לא<text:span text:style-name="T1"> </text:span>אשכחי<text:span text:style-name="T1"> </text:span>בשרא<text:span text:style-name="T1"> </text:span>דחיותא<text:span text:style-name="T1"> </text:span>ואתאי<text:span text:style-name="T1"> </text:span>בשרא<text:span text:style-name="T1"> </text:span>דציפרא" <text:span text:style-name="T27">(</text:span><text:span text:style-name="T63">ומין</text:span><text:span text:style-name="T67"> </text:span><text:span text:style-name="T63">בשר</text:span><text:span text:style-name="T67"> </text:span><text:span text:style-name="T63">הוא, ולהכי</text:span><text:span text:style-name="T67"> </text:span><text:span text:style-name="T63">אוסר</text:span><text:span text:style-name="T27">)</text:span>.</text:p>
      <text:p text:style-name="P1">אי<text:span text:style-name="T1"> </text:span>הכי<text:span text:style-name="T1"> </text:span>- הכי<text:span text:style-name="T1"> </text:span>נמי<text:span text:style-name="T1"> </text:span>עביד<text:span text:style-name="T1"> </text:span>איניש<text:span text:style-name="T1"> </text:span>למימרא<text:span text:style-name="T1"> </text:span>"לא<text:span text:style-name="T1"> </text:span>אשכחי<text:span text:style-name="T1"> </text:span>בשרא<text:span text:style-name="T1"> </text:span>דחיותא<text:span text:style-name="T1"> </text:span>ואתאי<text:span text:style-name="T1"> </text:span>דגים"!?</text:p>
      <text:p text:style-name="P1">אמר<text:span text:style-name="T1"> </text:span>רב<text:span text:style-name="T1"> </text:span>פפא: <text:span text:style-name="T27">(</text:span><text:span text:style-name="T63">משום</text:span><text:span text:style-name="T67"> </text:span><text:span text:style-name="T63">הכי</text:span><text:span text:style-name="T67"> </text:span><text:span text:style-name="T63">אסור</text:span><text:span text:style-name="T67"> </text:span><text:span text:style-name="T63">בבשר</text:span><text:span text:style-name="T67"> </text:span><text:span text:style-name="T63">עופות: משום</text:span><text:span text:style-name="T67"> </text:span><text:span text:style-name="T63">ד</text:span><text:span text:style-name="T27">)</text:span>ביום<text:span text:style-name="T1"> </text:span>הקזה<text:span text:style-name="T1"> </text:span>עסקינן, דלא<text:span text:style-name="T1"> </text:span>אכיל<text:span text:style-name="T1"> </text:span>איניש<text:span text:style-name="T1"> </text:span>דגים<text:span text:style-name="T1"> </text:span><text:span text:style-name="T27">(</text:span><text:span text:style-name="T63">דנדר</text:span><text:span text:style-name="T67"> </text:span><text:span text:style-name="T40">[שלא</text:span><text:span text:style-name="T47"> </text:span><text:span text:style-name="T40">יאכל</text:span><text:span text:style-name="T47"> </text:span><text:span text:style-name="T40">בשר]</text:span><text:span text:style-name="T63">, דכי</text:span><text:span text:style-name="T67"> </text:span><text:span text:style-name="T63">נדר</text:span><text:span text:style-name="T67"> </text:span><text:span text:style-name="T63">- בכל</text:span><text:span text:style-name="T67"> </text:span><text:span text:style-name="T63">בשר</text:span><text:span text:style-name="T67"> </text:span><text:span text:style-name="T63">שראוי</text:span><text:span text:style-name="T67"> </text:span><text:span text:style-name="T63">לו</text:span><text:span text:style-name="T67"> </text:span><text:span text:style-name="T63">לאכול</text:span><text:span text:style-name="T67"> </text:span><text:span text:style-name="T63">בו</text:span><text:span text:style-name="T67"> </text:span><text:span text:style-name="T63">ביום, אבל</text:span><text:span text:style-name="T67"> </text:span><text:span text:style-name="T63">שאינן</text:span><text:span text:style-name="T67"> </text:span><text:span text:style-name="T63">ראוין</text:span><text:span text:style-name="T67"> </text:span><text:span text:style-name="T63">לו</text:span><text:span text:style-name="T67"> </text:span><text:span text:style-name="T63">בו</text:span><text:span text:style-name="T67"> </text:span><text:span text:style-name="T63">ביום</text:span><text:span text:style-name="T67"> </text:span><text:span text:style-name="T63">הקזה</text:span><text:span text:style-name="T67"> </text:span><text:span text:style-name="T63">- ודאי</text:span><text:span text:style-name="T67"> </text:span><text:span text:style-name="T63">לא</text:span><text:span text:style-name="T67"> </text:span><text:span text:style-name="T63">נדר, כגון</text:span><text:span text:style-name="T67"> </text:span><text:span text:style-name="T63">דגים</text:span><text:span text:style-name="T27">)</text:span>.</text:p>
      <text:p text:style-name="P1">אי<text:span text:style-name="T1"> </text:span>הכי<text:span text:style-name="T1"> </text:span>ציפרא<text:span text:style-name="T1"> </text:span>נמי<text:span text:style-name="T1"> </text:span>ניכול, דאמר<text:span text:style-name="T1"> </text:span>שמואל<text:span text:style-name="T1"> </text:span>דמסוכר<text:span text:style-name="T1"> </text:span><text:span text:style-name="T27">(</text:span><text:span text:style-name="T63">שהקיז</text:span><text:span text:style-name="T67"> </text:span><text:span text:style-name="T63">דם</text:span><text:span text:style-name="T67"> </text:span><text:span text:style-name="T63">בכתפיה</text:span><text:span text:style-name="T27">)</text:span> ואכל<text:span text:style-name="T1"> </text:span>ציפרא<text:span text:style-name="T1"> </text:span>פרח<text:span text:style-name="T1"> </text:span>ליביה<text:span text:style-name="T1"> </text:span>כציפרא' <text:span text:style-name="T27">(</text:span><text:span text:style-name="T63">אלמא</text:span><text:span text:style-name="T67"> </text:span><text:span text:style-name="T63">דלא</text:span><text:span text:style-name="T67"> </text:span><text:span text:style-name="T63">אכיל</text:span><text:span text:style-name="T67"> </text:span><text:span text:style-name="T63">ההוא</text:span><text:span text:style-name="T67"> </text:span><text:span text:style-name="T63">יומא, ולא</text:span><text:span text:style-name="T67"> </text:span><text:span text:style-name="T63">נדר</text:span><text:span text:style-name="T67"> </text:span><text:span text:style-name="T63">מיניה*</text:span><text:span text:style-name="T27">)</text:span>!? ועוד<text:span text:style-name="T1"> </text:span>תניא: '<text:span text:style-name="T105">אין</text:span><text:span text:style-name="T106"> </text:span><text:span text:style-name="T105">מקיזין</text:span><text:span text:style-name="T106"> </text:span><text:span text:style-name="T105">דם</text:span><text:span text:style-name="T106"> </text:span><text:span text:style-name="T105">לא</text:span><text:span text:style-name="T106"> </text:span><text:span text:style-name="T105">על</text:span><text:span text:style-name="T106"> </text:span><text:span text:style-name="T105">הדגים</text:span><text:span text:style-name="T106"> </text:span><text:span text:style-name="T105">ולא</text:span><text:span text:style-name="T106"> </text:span><text:span text:style-name="T105">על</text:span><text:span text:style-name="T106"> </text:span><text:span text:style-name="T105">העופות</text:span><text:span text:style-name="T106"> </text:span><text:span text:style-name="T105">ולא</text:span><text:span text:style-name="T106"> </text:span><text:span text:style-name="T105">על</text:span><text:span text:style-name="T106"> </text:span><text:span text:style-name="T105">בשר</text:span><text:span text:style-name="T106"> </text:span><text:span text:style-name="T105">מליח</text:span><text:span text:style-name="T106"> </text:span><text:span text:style-name="T27">(</text:span><text:span text:style-name="T63">מליח</text:span><text:span text:style-name="T67"> </text:span><text:span text:style-name="T63">במלח</text:span><text:span text:style-name="T67"> </text:span><text:span text:style-name="T63">שני</text:span><text:span text:style-name="T67"> </text:span><text:span text:style-name="T63">ימים</text:span><text:span text:style-name="T67"> </text:span><text:span text:style-name="T63">ולילה</text:span><text:span text:style-name="T67"> </text:span><text:span text:style-name="T63">אחת, דשוב</text:span><text:span text:style-name="T67"> </text:span><text:span text:style-name="T63">אינו</text:span><text:span text:style-name="T67"> </text:span><text:span text:style-name="T63">משיב</text:span><text:span text:style-name="T67"> </text:span><text:span text:style-name="T63">את</text:span><text:span text:style-name="T67"> </text:span><text:span text:style-name="T63">הנפש</text:span><text:span text:style-name="T27">)</text:span>'!?</text:p>
      <text:p text:style-name="P23"><text:span text:style-name="T28">*(ובהני</text:span><text:span text:style-name="T1"> </text:span><text:span text:style-name="T28">ספרים</text:span><text:span text:style-name="T1"> </text:span><text:span text:style-name="T28">דכתיב</text:span><text:span text:style-name="T1"> </text:span><text:span text:style-name="T28">בהו</text:span><text:span text:style-name="T1"> </text:span><text:span text:style-name="T28">'ציפרא</text:span><text:span text:style-name="T1"> </text:span><text:span text:style-name="T28">נמי</text:span><text:span text:style-name="T1"> </text:span><text:span text:style-name="T28">לא</text:span><text:span text:style-name="T1"> </text:span><text:span text:style-name="T28">ניכול' - משום</text:span><text:span text:style-name="T1"> </text:span><text:span text:style-name="T28">הכי: ציפרא</text:span><text:span text:style-name="T1"> </text:span><text:span text:style-name="T28">נמי</text:span><text:span text:style-name="T1"> </text:span><text:span text:style-name="T28">לא</text:span><text:span text:style-name="T1"> </text:span><text:span text:style-name="T28">רגיל</text:span><text:span text:style-name="T1"> </text:span><text:span text:style-name="T28">איניש</text:span><text:span text:style-name="T1"> </text:span><text:span text:style-name="T28">למיכל</text:span><text:span text:style-name="T1"> </text:span><text:span text:style-name="T28">ביום</text:span><text:span text:style-name="T1"> </text:span><text:span text:style-name="T28">הקזה, ולא</text:span><text:span text:style-name="T1"> </text:span><text:span text:style-name="T28">נדר</text:span><text:span text:style-name="T1"> </text:span><text:span text:style-name="T28">מיניה.)</text:span></text:p>
      <text:p text:style-name="P1">אלא<text:span text:style-name="T1"> </text:span>אמר<text:span text:style-name="T1"> </text:span>רב<text:span text:style-name="T1"> </text:span>פפא: ביומא<text:span text:style-name="T1"> </text:span>דכייבין<text:span text:style-name="T1"> </text:span>ליה<text:span text:style-name="T1"> </text:span>עיניה<text:span text:style-name="T1"> </text:span>עסקינן, דלא<text:span text:style-name="T1"> </text:span>אכיל<text:span text:style-name="T1"> </text:span>דגים<text:span text:style-name="T1"> </text:span><text:span text:style-name="T27">(</text:span><text:span text:style-name="T63">להכי</text:span><text:span text:style-name="T67"> </text:span><text:span text:style-name="T63">אינו</text:span><text:span text:style-name="T67"> </text:span><text:span text:style-name="T63">אסור</text:span><text:span text:style-name="T67"> </text:span><text:span text:style-name="T63">בבשר</text:span><text:span text:style-name="T67"> </text:span><text:span text:style-name="T63">עופות: דנדר</text:span><text:span text:style-name="T67"> </text:span><text:span text:style-name="T63">מן</text:span><text:span text:style-name="T67"> </text:span><text:span text:style-name="T63">הבשר</text:span><text:span text:style-name="T67"> </text:span><text:span text:style-name="T63">ביומא</text:span><text:span text:style-name="T67"> </text:span><text:span text:style-name="T63">דכייבין</text:span><text:span text:style-name="T67"> </text:span><text:span text:style-name="T63">ליה</text:span><text:span text:style-name="T67"> </text:span><text:span text:style-name="T63">עיניה</text:span><text:span text:style-name="T67"> </text:span><text:span text:style-name="T63">שהוא</text:span><text:span text:style-name="T67"> </text:span><text:span text:style-name="T63">אינו</text:span><text:span text:style-name="T67"> </text:span><text:span text:style-name="T63">אוכל</text:span><text:span text:style-name="T67"> </text:span><text:span text:style-name="T63">דגים, שקשים</text:span><text:span text:style-name="T67"> </text:span><text:span text:style-name="T63">לעינים; אבל</text:span><text:span text:style-name="T67"> </text:span><text:span text:style-name="T63">כל</text:span><text:span text:style-name="T67"> </text:span><text:span text:style-name="T63">מין</text:span><text:span text:style-name="T67"> </text:span><text:span text:style-name="T63">בשר</text:span><text:span text:style-name="T67"> </text:span><text:span text:style-name="T63">- אפילו</text:span><text:span text:style-name="T67"> </text:span><text:span text:style-name="T63">בשר</text:span><text:span text:style-name="T67"> </text:span><text:span text:style-name="T63">עופות</text:span><text:span text:style-name="T67"> – </text:span><text:span text:style-name="T63">אכיל; הלכך</text:span><text:span text:style-name="T67"> </text:span><text:span text:style-name="T63">נאסר</text:span><text:span text:style-name="T67"> </text:span><text:span text:style-name="T63">בכל</text:span><text:span text:style-name="T67"> </text:span><text:span text:style-name="T63">מין</text:span><text:span text:style-name="T67"> </text:span><text:span text:style-name="T63">בשר</text:span><text:span text:style-name="T67"> </text:span><text:span text:style-name="T63">שראוי</text:span><text:span text:style-name="T67"> </text:span><text:span text:style-name="T63">לו</text:span><text:span text:style-name="T67"> </text:span><text:span text:style-name="T63">לאכול, ומותר</text:span><text:span text:style-name="T67"> </text:span><text:span text:style-name="T63">בדגים; והא</text:span><text:span text:style-name="T67"> </text:span><text:span text:style-name="T63">דאמרינן</text:span><text:span text:style-name="T67"> </text:span><text:span text:style-name="T63">במסכת</text:span><text:span text:style-name="T67"> </text:span><text:span text:style-name="T63">נדרים</text:span><text:span text:style-name="T67"> </text:span><text:span text:style-name="T64">(דף</text:span><text:span text:style-name="T68"> </text:span><text:span text:style-name="T64">נד:)</text:span><text:span text:style-name="T63"> 'סימן</text:span><text:span text:style-name="T67"> </text:span><text:span text:style-name="T63">נו"ן</text:span><text:span text:style-name="T67"> </text:span><text:span text:style-name="T63">סמ"ך</text:span><text:span text:style-name="T67"> </text:span><text:span text:style-name="T63">עיי"ן', דמשמע</text:span><text:span text:style-name="T67"> </text:span><text:span text:style-name="T63">נון</text:span><text:span text:style-name="T67"> </text:span><text:span text:style-name="T63">סמא</text:span><text:span text:style-name="T67"> </text:span><text:span text:style-name="T63">לעינא</text:span><text:span text:style-name="T67"> </text:span><text:span text:style-name="T40">[דג</text:span><text:span text:style-name="T47"> </text:span><text:span text:style-name="T40">הוא</text:span><text:span text:style-name="T47"> </text:span><text:span text:style-name="T40">סם</text:span><text:span text:style-name="T47"> </text:span><text:span text:style-name="T40">מרפא</text:span><text:span text:style-name="T47"> </text:span><text:span text:style-name="T40">לעיניים]</text:span><text:span text:style-name="T63"> - היינו</text:span><text:span text:style-name="T67"> </text:span><text:span text:style-name="T63">בתחלת</text:span><text:span text:style-name="T67"> </text:span><text:span text:style-name="T63">עינא: כשמתחילין</text:span><text:span text:style-name="T67"> </text:span><text:span text:style-name="T63">העינים</text:span><text:span text:style-name="T67"> </text:span><text:span text:style-name="T63">לכאוב, אבל</text:span><text:span text:style-name="T67"> </text:span><text:span text:style-name="T63">בסוף</text:span><text:span text:style-name="T67"> </text:span><text:span text:style-name="T63">אוכלא</text:span><text:span text:style-name="T67"> </text:span><text:span text:style-name="T63">קשי</text:span><text:span text:style-name="T67"> </text:span><text:span text:style-name="T63">להו</text:span><text:span text:style-name="T67"> </text:span><text:span text:style-name="T63">דגים</text:span><text:span text:style-name="T27">)</text:span>. </text:p>
      <text:p text:style-name="P46"><text:span text:style-name="T29">תוספות</text:span><text:span text:style-name="T2"> </text:span><text:span text:style-name="T29">ד"ה</text:span><text:span text:style-name="T2"> </text:span><text:span text:style-name="T29">ביומא</text:span><text:span text:style-name="T2"> </text:span><text:span text:style-name="T29">דכייבין</text:span><text:span text:style-name="T2"> </text:span><text:span text:style-name="T29">ליה</text:span><text:span text:style-name="T2"> </text:span><text:span text:style-name="T29">עיניה</text:span><text:span text:style-name="T2"> </text:span><text:span text:style-name="T29">עסקינן. דלא</text:span><text:span text:style-name="T2"> </text:span><text:span text:style-name="T29">אכיל</text:span><text:span text:style-name="T2"> </text:span><text:span text:style-name="T29">דגים; והא</text:span><text:span text:style-name="T2"> </text:span><text:span text:style-name="T29">דאמר</text:span><text:span text:style-name="T2"> </text:span><text:span text:style-name="T29">פרק</text:span><text:span text:style-name="T2"> </text:span><text:span text:style-name="T29">'הנודר</text:span><text:span text:style-name="T2"> </text:span><text:span text:style-name="T29">מן</text:span><text:span text:style-name="T2"> </text:span><text:span text:style-name="T29">הירק' </text:span><text:span text:style-name="T30">[נדרים</text:span><text:span text:style-name="T3"> </text:span><text:span text:style-name="T30">דף</text:span><text:span text:style-name="T3"> </text:span><text:span text:style-name="T30">נד:]</text:span><text:span text:style-name="T29"> 'נונא</text:span><text:span text:style-name="T2"> </text:span><text:span text:style-name="T29">סמא</text:span><text:span text:style-name="T2"> </text:span><text:span text:style-name="T29">לעינא' - התם</text:span><text:span text:style-name="T2"> </text:span><text:span text:style-name="T29">פריך</text:span><text:span text:style-name="T2"> </text:span><text:span text:style-name="T29">ליה, ומשני</text:span><text:span text:style-name="T2"> </text:span><text:span text:style-name="T29">'כאן</text:span><text:span text:style-name="T2"> </text:span><text:span text:style-name="T29">בתחלת</text:span><text:span text:style-name="T2"> </text:span><text:span text:style-name="T29">אוכלא</text:span><text:span text:style-name="T2"> </text:span><text:span text:style-name="T29">כאן</text:span><text:span text:style-name="T2"> </text:span><text:span text:style-name="T29">בכולה</text:span><text:span text:style-name="T2"> </text:span><text:span text:style-name="T29">אוכלא'; יש</text:span><text:span text:style-name="T2"> </text:span><text:span text:style-name="T29">מפרשים</text:span><text:span text:style-name="T2"> </text:span><text:span text:style-name="T29">תחלת</text:span><text:span text:style-name="T2"> </text:span><text:span text:style-name="T29">חולי</text:span><text:span text:style-name="T2"> </text:span><text:span text:style-name="T29">העין, </text:span><text:span text:style-name="T128">ויש</text:span><text:span text:style-name="T131"> </text:span><text:span text:style-name="T128">מפרשים</text:span><text:span text:style-name="T131"> </text:span><text:span text:style-name="T128">'אוכלא' = סעודה</text:span><text:span text:style-name="T29">, כלומר: כאן</text:span><text:span text:style-name="T2"> </text:span><text:span text:style-name="T29">שהדגים</text:span><text:span text:style-name="T2"> </text:span><text:span text:style-name="T29">בתחלת</text:span><text:span text:style-name="T2"> </text:span><text:span text:style-name="T29">הסעודה, כאן</text:span><text:span text:style-name="T2"> </text:span><text:span text:style-name="T29">שבאים</text:span><text:span text:style-name="T2"> </text:span><text:span text:style-name="T29">בכולה</text:span><text:span text:style-name="T2"> </text:span><text:span text:style-name="T29">הסעודה.</text:span></text:p>
      <text:p text:style-name="P1"/>
      <text:p text:style-name="P1"><text:span text:style-name="T27">[אמר</text:span><text:span text:style-name="T2"> </text:span><text:span text:style-name="T27">לו</text:span><text:span text:style-name="T2"> </text:span><text:span text:style-name="T27">"תן</text:span><text:span text:style-name="T2"> </text:span><text:span text:style-name="T27">בשר</text:span><text:span text:style-name="T2"> </text:span><text:span text:style-name="T27">(</text:span><text:span text:style-name="T63">של</text:span><text:span text:style-name="T67"> </text:span><text:span text:style-name="T63">הקדש</text:span><text:span text:style-name="T27">) לאורחים" ונתן</text:span><text:span text:style-name="T2"> </text:span><text:span text:style-name="T27">להם</text:span><text:span text:style-name="T2"> </text:span><text:span text:style-name="T27">כבד, "כבד" ונתן</text:span><text:span text:style-name="T2"> </text:span><text:span text:style-name="T27">להם</text:span><text:span text:style-name="T2"> </text:span><text:span text:style-name="T27">בשר</text:span><text:span text:style-name="T2"> </text:span><text:span text:style-name="T27">- השליח</text:span><text:span text:style-name="T2"> </text:span><text:span text:style-name="T27">מעל] </text:span>אמר<text:span text:style-name="T1"> </text:span>לו<text:span text:style-name="T1"> </text:span>"תן<text:span text:style-name="T1"> </text:span>לו<text:span text:style-name="T1"> </text:span>חתיכה<text:span text:style-name="T1"> </text:span><text:span text:style-name="T27">[אמר</text:span><text:span text:style-name="T2"> </text:span><text:span text:style-name="T27">לו</text:span><text:span text:style-name="T2"> </text:span><text:span text:style-name="T27">"תן</text:span><text:span text:style-name="T2"> </text:span><text:span text:style-name="T27">להם</text:span><text:span text:style-name="T2"> </text:span><text:span text:style-name="T27">חתיכה</text:span><text:span text:style-name="T2"> </text:span><text:span text:style-name="T27">חתיכה" והוא</text:span><text:span text:style-name="T2"> </text:span><text:span text:style-name="T27">אומר</text:span><text:span text:style-name="T2"> </text:span><text:span text:style-name="T27">"טלו</text:span><text:span text:style-name="T2"> </text:span><text:span text:style-name="T27">שתים" והם</text:span><text:span text:style-name="T2"> </text:span><text:span text:style-name="T27">נטלו</text:span><text:span text:style-name="T2"> </text:span><text:span text:style-name="T27">שלש</text:span><text:span text:style-name="T2"> </text:span><text:span text:style-name="T27">- כולם</text:span><text:span text:style-name="T2"> </text:span><text:span text:style-name="T27">מעלו]</text:span>: </text:p>
      <text:p text:style-name="P1">שמע<text:span text:style-name="T1"> </text:span>מינה: מוסיף<text:span text:style-name="T1"> </text:span>על<text:span text:style-name="T1"> </text:span>שליחותו<text:span text:style-name="T1"> </text:span>הוי<text:span text:style-name="T1"> </text:span>שליח! <text:span text:style-name="T27">(</text:span><text:span text:style-name="T63">מדקתני</text:span><text:span text:style-name="T67"> </text:span><text:span text:style-name="T63">'כולן</text:span><text:span text:style-name="T67"> </text:span><text:span text:style-name="T63">מעלו', דמשמע</text:span><text:span text:style-name="T67"> </text:span><text:span text:style-name="T63">דבעל</text:span><text:span text:style-name="T67"> </text:span><text:span text:style-name="T63">הבית</text:span><text:span text:style-name="T67"> </text:span><text:span text:style-name="T63">נמי</text:span><text:span text:style-name="T67"> </text:span><text:span text:style-name="T63">מעל</text:span><text:span text:style-name="T67"> </text:span><text:span text:style-name="T63">- מכלל</text:span><text:span text:style-name="T67"> </text:span><text:span text:style-name="T63">דסבירא</text:span><text:span text:style-name="T67"> </text:span><text:span text:style-name="T63">ליה</text:span><text:span text:style-name="T67"> </text:span><text:span text:style-name="T63">לתנא</text:span><text:span text:style-name="T67"> </text:span><text:span text:style-name="T63">דמתניתין</text:span><text:span text:style-name="T67"> </text:span><text:span text:style-name="T63">דשליח</text:span><text:span text:style-name="T67"> </text:span><text:span text:style-name="T63">לא</text:span><text:span text:style-name="T67"> </text:span><text:span text:style-name="T63">עקר</text:span><text:span text:style-name="T67"> </text:span><text:span text:style-name="T63">שליחותו</text:span><text:span text:style-name="T67"> </text:span><text:span text:style-name="T63">דבעל</text:span><text:span text:style-name="T67"> </text:span><text:span text:style-name="T63">הבית, אלמא</text:span><text:span text:style-name="T67"> </text:span><text:span text:style-name="T63">'מוסיף</text:span><text:span text:style-name="T67"> </text:span><text:span text:style-name="T63">על</text:span><text:span text:style-name="T67"> </text:span><text:span text:style-name="T63">דבריו' הוא</text:span><text:span text:style-name="T67"> </text:span><text:span text:style-name="T63">דהוי; דאי</text:span><text:span text:style-name="T67"> </text:span><text:span text:style-name="T63">הוי</text:span><text:span text:style-name="T67"> </text:span><text:span text:style-name="T63">'עוקר</text:span><text:span text:style-name="T67"> </text:span><text:span text:style-name="T63">שליחותו' - לא</text:span><text:span text:style-name="T67"> </text:span><text:span text:style-name="T63">היה</text:span><text:span text:style-name="T67"> </text:span><text:span text:style-name="T63">הבעל</text:span><text:span text:style-name="T67"> </text:span><text:span text:style-name="T63">הבית</text:span><text:span text:style-name="T67"> </text:span><text:span text:style-name="T63">מועל! אלא</text:span><text:span text:style-name="T67"> </text:span><text:span text:style-name="T63">ודאי</text:span><text:span text:style-name="T67"> </text:span><text:span text:style-name="T63">'מוסיף</text:span><text:span text:style-name="T67"> </text:span><text:span text:style-name="T63">על</text:span><text:span text:style-name="T67"> </text:span><text:span text:style-name="T63">שליחותו' הוא; ותפשוט</text:span><text:span text:style-name="T67"> </text:span><text:span text:style-name="T63">מהכא</text:span><text:span text:style-name="T67"> </text:span><text:span text:style-name="T63">הא</text:span><text:span text:style-name="T67"> </text:span><text:span text:style-name="T63">דמיבעיא</text:span><text:span text:style-name="T67"> </text:span><text:span text:style-name="T63">לן</text:span><text:span text:style-name="T67"> </text:span><text:span text:style-name="T63">במסכת</text:span><text:span text:style-name="T67"> </text:span><text:span text:style-name="T63">כתובות</text:span><text:span text:style-name="T67"> </text:span><text:span text:style-name="T64">(דף</text:span><text:span text:style-name="T68"> </text:span><text:span text:style-name="T64">צח:)</text:span><text:span text:style-name="T63">: האי</text:span><text:span text:style-name="T67"> </text:span><text:span text:style-name="T63">מאן</text:span><text:span text:style-name="T67"> </text:span><text:span text:style-name="T63">דאמר</text:span><text:span text:style-name="T67"> </text:span><text:span text:style-name="T63">לשלוחיה</text:span><text:span text:style-name="T67"> </text:span><text:span text:style-name="T63">"זיל</text:span><text:span text:style-name="T67"> </text:span><text:span text:style-name="T63">זבין</text:span><text:span text:style-name="T67"> </text:span><text:span text:style-name="T63">לי</text:span><text:span text:style-name="T67"> </text:span><text:span text:style-name="T63">ליתכא</text:span><text:span text:style-name="T67"> </text:span><text:span text:style-name="T63">דארעא" וזבין</text:span><text:span text:style-name="T67"> </text:span><text:span text:style-name="T63">ליה</text:span><text:span text:style-name="T67"> </text:span><text:span text:style-name="T63">כורא</text:span><text:span text:style-name="T67"> </text:span><text:span text:style-name="T63">- שהוא</text:span><text:span text:style-name="T67"> </text:span><text:span text:style-name="T63">פי</text:span><text:span text:style-name="T67"> </text:span><text:span text:style-name="T63">שנים</text:span><text:span text:style-name="T67"> </text:span><text:span text:style-name="T63">- מי</text:span><text:span text:style-name="T67"> </text:span><text:span text:style-name="T63">אמרינן</text:span><text:span text:style-name="T67"> </text:span><text:span text:style-name="T63">'מוסיף</text:span><text:span text:style-name="T67"> </text:span><text:span text:style-name="T63">על</text:span><text:span text:style-name="T67"> </text:span><text:span text:style-name="T63">דבריו</text:span><text:span text:style-name="T67"> </text:span><text:span text:style-name="T63">של</text:span><text:span text:style-name="T67"> </text:span><text:span text:style-name="T63">משלח' הוי, ולא</text:span><text:span text:style-name="T67"> </text:span><text:span text:style-name="T63">עקר</text:span><text:span text:style-name="T67"> </text:span><text:span text:style-name="T63">שליח</text:span><text:span text:style-name="T67"> </text:span><text:span text:style-name="T63">שליחותיה, וקנה</text:span><text:span text:style-name="T67"> </text:span><text:span text:style-name="T63">(שליח</text:span><text:span text:style-name="T67"> </text:span><text:span text:style-name="T63">כוליה</text:span><text:span text:style-name="T67"> </text:span><text:span text:style-name="T63">כורא</text:span><text:span text:style-name="T67"> </text:span><text:span text:style-name="T40">[או</text:span><text:span text:style-name="T47"> </text:span><text:span text:style-name="T40">את</text:span><text:span text:style-name="T47"> </text:span><text:span text:style-name="T40">הלתך]</text:span><text:span text:style-name="T63">)? או</text:span><text:span text:style-name="T67"> </text:span><text:span text:style-name="T63">עובר</text:span><text:span text:style-name="T67"> </text:span><text:span text:style-name="T63">על</text:span><text:span text:style-name="T67"> </text:span><text:span text:style-name="T63">דבריו</text:span><text:span text:style-name="T67"> </text:span><text:span text:style-name="T63">הוי, ולא</text:span><text:span text:style-name="T67"> </text:span><text:span text:style-name="T63">קנה</text:span><text:span text:style-name="T67"> </text:span><text:span text:style-name="T63">הלוקח</text:span><text:span text:style-name="T67"> </text:span><text:span text:style-name="T63">כלום?</text:span><text:span text:style-name="T27">)</text:span> </text:p>
      <text:p text:style-name="P1">אמר<text:span text:style-name="T1"> </text:span>רב<text:span text:style-name="T1"> </text:span>ששת: <text:span text:style-name="T27">(</text:span><text:span text:style-name="T63">מהכא</text:span><text:span text:style-name="T67"> </text:span><text:span text:style-name="T63">לא</text:span><text:span text:style-name="T67"> </text:span><text:span text:style-name="T63">תיפשוט, דהכא</text:span><text:span text:style-name="T67"> </text:span><text:span text:style-name="T63">- היינו</text:span><text:span text:style-name="T67"> </text:span><text:span text:style-name="T63">טעמא</text:span><text:span text:style-name="T67"> </text:span><text:span text:style-name="T63">דבעל</text:span><text:span text:style-name="T67"> </text:span><text:span text:style-name="T63">הבית</text:span><text:span text:style-name="T67"> </text:span><text:span text:style-name="T63">נמי</text:span><text:span text:style-name="T67"> </text:span><text:span text:style-name="T63">מעל:</text:span><text:span text:style-name="T27">)</text:span> דאמר<text:span text:style-name="T1"> </text:span>שליח<text:span text:style-name="T1"> </text:span>"טול<text:span text:style-name="T1"> </text:span>אחת<text:span text:style-name="T1"> </text:span>מדעתו<text:span text:style-name="T1"> </text:span>ואחת<text:span text:style-name="T1"> </text:span>מדעתי" <text:span text:style-name="T27">(</text:span><text:span text:style-name="T63">משום</text:span><text:span text:style-name="T67"> </text:span><text:span text:style-name="T63">דאמר</text:span><text:span text:style-name="T67"> </text:span><text:span text:style-name="T63">שליח</text:span><text:span text:style-name="T67"> </text:span><text:span text:style-name="T63">מדעתו, דהכי</text:span><text:span text:style-name="T67"> </text:span><text:span text:style-name="T63">אמר</text:span><text:span text:style-name="T67"> </text:span><text:span text:style-name="T63">שליחא</text:span><text:span text:style-name="T67"> </text:span><text:span text:style-name="T63">לאורחים</text:span><text:span text:style-name="T67"> </text:span><text:span text:style-name="T63">"טלו</text:span><text:span text:style-name="T67"> </text:span><text:span text:style-name="T63">לכם</text:span><text:span text:style-name="T67"> </text:span><text:span text:style-name="T63">שתי</text:span><text:span text:style-name="T67"> </text:span><text:span text:style-name="T63">חתיכות: האחד</text:span><text:span text:style-name="T67"> </text:span><text:span text:style-name="T63">מדעתו</text:span><text:span text:style-name="T67"> </text:span><text:span text:style-name="T63">ש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ואידך</text:span><text:span text:style-name="T67"> </text:span><text:span text:style-name="T63">מדעתי", ואידך</text:span><text:span text:style-name="T67"> </text:span><text:span text:style-name="T63">לקחו</text:span><text:span text:style-name="T67"> </text:span><text:span text:style-name="T63">מדעתן, דהכא</text:span><text:span text:style-name="T67"> </text:span><text:span text:style-name="T63">ודאי</text:span><text:span text:style-name="T67"> </text:span><text:span text:style-name="T63">'מוסיף' הוי, ואיתעבידא</text:span><text:span text:style-name="T67"> </text:span><text:span text:style-name="T63">שליחותיה, ולכך</text:span><text:span text:style-name="T67"> </text:span><text:span text:style-name="T63">מעל</text:span><text:span text:style-name="T27">)</text:span>; <text:span text:style-name="T27">(</text:span><text:span text:style-name="T63">וכי</text:span><text:span text:style-name="T67"> </text:span><text:span text:style-name="T63">תימא: (אי</text:span><text:span text:style-name="T67"> </text:span><text:span text:style-name="T63">הכי) הא</text:span><text:span text:style-name="T67"> </text:span><text:span text:style-name="T63">פשיטא</text:span><text:span text:style-name="T67"> </text:span><text:span text:style-name="T63">דבעל</text:span><text:span text:style-name="T67"> </text:span><text:span text:style-name="T63">הבית</text:span><text:span text:style-name="T67"> </text:span><text:span text:style-name="T63">מעל</text:span><text:span text:style-name="T27">)</text:span> </text:p>
      <text:p text:style-name="P1"/>
      <text:p text:style-name="P1">(מעילה<text:span text:style-name="T1"> </text:span>כא,א)</text:p>
      <text:p text:style-name="P1">מהו<text:span text:style-name="T1"> </text:span>דתימא<text:span text:style-name="T1"> </text:span>עקר<text:span text:style-name="T1"> </text:span>שליח<text:span text:style-name="T1"> </text:span>שליחותיה<text:span text:style-name="T1"> </text:span>דבעל<text:span text:style-name="T1"> </text:span>הבית<text:span text:style-name="T1"> </text:span>ולא<text:span text:style-name="T1"> </text:span>למעול? - קא<text:span text:style-name="T1"> </text:span>משמע<text:span text:style-name="T1"> </text:span>לן<text:span text:style-name="T1"> </text:span><text:span text:style-name="T27">(</text:span><text:span text:style-name="T63">כיון</text:span><text:span text:style-name="T67"> </text:span><text:span text:style-name="T63">דאמר</text:span><text:span text:style-name="T67"> </text:span><text:span text:style-name="T63">"טלו</text:span><text:span text:style-name="T67"> </text:span><text:span text:style-name="T63">אחד</text:span><text:span text:style-name="T67"> </text:span><text:span text:style-name="T63">מדעתו</text:span><text:span text:style-name="T67"> </text:span><text:span text:style-name="T63">של</text:span><text:span text:style-name="T67"> </text:span><text:span text:style-name="T63">בעל</text:span><text:span text:style-name="T67"> </text:span><text:span text:style-name="T63">הבית", ודעתו</text:span><text:span text:style-name="T67"> </text:span><text:span text:style-name="T63">ש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- היינו</text:span><text:span text:style-name="T67"> </text:span><text:span text:style-name="T63">שליחותיה, ומעל</text:span><text:span text:style-name="T27">)</text:span>.</text:p>
      <text:p text:style-name="P1"/>
      <text:p text:style-name="P1"/>
      <text:p text:style-name="P1">משנה:</text:p>
      <text:p text:style-name="P1">אמר<text:span text:style-name="T1"> </text:span>לו<text:span text:style-name="T1"> </text:span>"הבא<text:span text:style-name="T1"> </text:span>לי<text:span text:style-name="T1"> </text:span>מן<text:span text:style-name="T1"> </text:span>החלון<text:span text:style-name="T1"> </text:span>או<text:span text:style-name="T1"> </text:span>מן<text:span text:style-name="T1"> </text:span>הדלוסקמא<text:span text:style-name="T1"> </text:span><text:span text:style-name="T27">(</text:span><text:span text:style-name="T63">טליקא</text:span><text:span text:style-name="T67"> </text:span><text:span text:style-name="T63">דסבי, שקורין</text:span><text:span text:style-name="T67"> </text:span><text:span text:style-name="T63">טסק"א</text:span><text:span text:style-name="T67"> </text:span><text:span text:style-name="T40">[=שַׂק]</text:span><text:span text:style-name="T63"> בלע"ז</text:span><text:span text:style-name="T27">)</text:span>" והביא<text:span text:style-name="T1"> </text:span>לו, אף<text:span text:style-name="T1"> </text:span>על<text:span text:style-name="T1"> </text:span>פי<text:span text:style-name="T1"> </text:span>שאמר<text:span text:style-name="T1"> </text:span>בעל<text:span text:style-name="T1"> </text:span>הבית<text:span text:style-name="T1"> </text:span>"לא<text:span text:style-name="T1"> </text:span>היה<text:span text:style-name="T1"> </text:span>בלבי<text:span text:style-name="T1"> </text:span><text:span text:style-name="T27">(</text:span><text:span text:style-name="T63">שתביא</text:span><text:span text:style-name="T67"> </text:span><text:span text:style-name="T63">לי</text:span><text:span text:style-name="T67"> </text:span><text:span text:style-name="T63">אותו</text:span><text:span text:style-name="T67"> </text:span><text:span text:style-name="T63">ממקום</text:span><text:span text:style-name="T67"> </text:span><text:span text:style-name="T63">שהבאת</text:span><text:span text:style-name="T67"> </text:span><text:span text:style-name="T63">לי</text:span><text:span text:style-name="T27">)</text:span> אלא<text:span text:style-name="T1"> </text:span>מזה<text:span text:style-name="T1"> </text:span><text:span text:style-name="T27">(</text:span><text:span text:style-name="T63">האחר</text:span><text:span text:style-name="T27">)</text:span>" והביא<text:span text:style-name="T1"> </text:span>מזה<text:span text:style-name="T1"> </text:span>- בעל<text:span text:style-name="T1"> </text:span>הבית<text:span text:style-name="T1"> </text:span>מעל<text:span text:style-name="T1"> </text:span><text:span text:style-name="T27">(</text:span><text:span text:style-name="T63">שהרי</text:span><text:span text:style-name="T67"> </text:span><text:span text:style-name="T63">נעשית</text:span><text:span text:style-name="T67"> </text:span><text:span text:style-name="T63">שליחותו: דדברים</text:span><text:span text:style-name="T67"> </text:span><text:span text:style-name="T63">שבלב</text:span><text:span text:style-name="T67"> </text:span><text:span text:style-name="T63">שהוא</text:span><text:span text:style-name="T67"> </text:span><text:span text:style-name="T63">אומר</text:span><text:span text:style-name="T67"> </text:span><text:span text:style-name="T63">"לא</text:span><text:span text:style-name="T67"> </text:span><text:span text:style-name="T63">היה</text:span><text:span text:style-name="T67"> </text:span><text:span text:style-name="T63">בלבי</text:span><text:span text:style-name="T67"> </text:span><text:span text:style-name="T63">על</text:span><text:span text:style-name="T67"> </text:span><text:span text:style-name="T63">זה" - אינן</text:span><text:span text:style-name="T67"> </text:span><text:span text:style-name="T63">דברים</text:span><text:span text:style-name="T27">)</text:span>;</text:p>
      <text:p text:style-name="P1">אבל<text:span text:style-name="T1"> </text:span>אם<text:span text:style-name="T1"> </text:span>אמר<text:span text:style-name="T1"> </text:span>לו<text:span text:style-name="T1"> </text:span>"הבא<text:span text:style-name="T1"> </text:span>לי<text:span text:style-name="T1"> </text:span>מן<text:span text:style-name="T1"> </text:span>החלון" והביא<text:span text:style-name="T1"> </text:span>לו<text:span text:style-name="T1"> </text:span>מן<text:span text:style-name="T1"> </text:span>הדלוסקמא, או<text:span text:style-name="T1"> </text:span>"מן<text:span text:style-name="T1"> </text:span>הדלוסקמא" והביא<text:span text:style-name="T1"> </text:span>לו<text:span text:style-name="T1"> </text:span>מן<text:span text:style-name="T1"> </text:span>החלון<text:span text:style-name="T1"> </text:span>- השליח<text:span text:style-name="T1"> </text:span>מעל;</text:p>
      <text:p text:style-name="P1">שלח<text:span text:style-name="T1"> </text:span><text:span text:style-name="T27">(</text:span><text:span text:style-name="T63">פרוטה</text:span><text:span text:style-name="T67"> </text:span><text:span text:style-name="T63">של</text:span><text:span text:style-name="T67"> </text:span><text:span text:style-name="T63">הקדש</text:span><text:span text:style-name="T27">)</text:span> ביד<text:span text:style-name="T1"> </text:span>חרש<text:span text:style-name="T1"> </text:span>שוטה<text:span text:style-name="T1"> </text:span>וקטן: אם<text:span text:style-name="T1"> </text:span>עשו<text:span text:style-name="T1"> </text:span>שליחותו<text:span text:style-name="T1"> </text:span>- בעל<text:span text:style-name="T1"> </text:span>הבית<text:span text:style-name="T1"> </text:span>מעל; לא<text:span text:style-name="T1"> </text:span>עשו<text:span text:style-name="T1"> </text:span>שליחותו<text:span text:style-name="T1"> </text:span><text:span text:style-name="T27">(</text:span><text:span text:style-name="T63">ממה</text:span><text:span text:style-name="T67"> </text:span><text:span text:style-name="T63">שצוהו</text:span><text:span text:style-name="T67"> </text:span><text:span text:style-name="T63">בעל</text:span><text:span text:style-name="T67"> </text:span><text:span text:style-name="T63">הבית</text:span><text:span text:style-name="T27">)</text:span> - <text:span text:style-name="T27">(</text:span><text:span text:style-name="T63">בעל</text:span><text:span text:style-name="T67"> </text:span><text:span text:style-name="T63">הבית</text:span><text:span text:style-name="T67"> </text:span><text:span text:style-name="T63">לא</text:span><text:span text:style-name="T67"> </text:span><text:span text:style-name="T63">מעל</text:span><text:span text:style-name="T67"> </text:span><text:span text:style-name="T63">דלא</text:span><text:span text:style-name="T67"> </text:span><text:span text:style-name="T63">איתעבידא</text:span><text:span text:style-name="T67"> </text:span><text:span text:style-name="T63">שליחותיה</text:span><text:span text:style-name="T67"> </text:span><text:span text:style-name="T63">והם</text:span><text:span text:style-name="T67"> </text:span><text:span text:style-name="T63">לא</text:span><text:span text:style-name="T67"> </text:span><text:span text:style-name="T63">מעלו</text:span><text:span text:style-name="T67"> </text:span><text:span text:style-name="T63">דלאו</text:span><text:span text:style-name="T67"> </text:span><text:span text:style-name="T63">בני</text:span><text:span text:style-name="T67"> </text:span><text:span text:style-name="T63">דעה</text:span><text:span text:style-name="T67"> </text:span><text:span text:style-name="T63">נינהו, אלא</text:span><text:span text:style-name="T27">)</text:span> חנווני<text:span text:style-name="T1"> </text:span>מעל<text:span text:style-name="T1"> </text:span><text:span text:style-name="T27">(</text:span><text:span text:style-name="T63">לכשיוציא: כשיתן</text:span><text:span text:style-name="T67"> </text:span><text:span text:style-name="T63">אותה</text:span><text:span text:style-name="T67"> </text:span><text:span text:style-name="T63">פרוטה</text:span><text:span text:style-name="T67"> </text:span><text:span text:style-name="T63">לשום</text:span><text:span text:style-name="T67"> </text:span><text:span text:style-name="T63">אדם, דהשתא</text:span><text:span text:style-name="T67"> </text:span><text:span text:style-name="T63">הוא</text:span><text:span text:style-name="T67"> </text:span><text:span text:style-name="T63">משנה</text:span><text:span text:style-name="T67"> </text:span><text:span text:style-name="T63">לה</text:span><text:span text:style-name="T67"> </text:span><text:span text:style-name="T63">מקדש</text:span><text:span text:style-name="T67"> </text:span><text:span text:style-name="T63">לחול: כשמוציאה</text:span><text:span text:style-name="T27">)</text:span>;</text:p>
      <text:p text:style-name="P1"><text:soft-page-break/>שלח<text:span text:style-name="T1"> </text:span>ביד<text:span text:style-name="T1"> </text:span>פקח<text:span text:style-name="T1"> </text:span>ונזכר<text:span text:style-name="T1"> </text:span><text:span text:style-name="T27">(</text:span><text:span text:style-name="T63">בעל</text:span><text:span text:style-name="T67"> </text:span><text:span text:style-name="T63">הבית</text:span><text:span text:style-name="T67"> </text:span><text:span text:style-name="T63">שהיה</text:span><text:span text:style-name="T67"> </text:span><text:span text:style-name="T63">של</text:span><text:span text:style-name="T67"> </text:span><text:span text:style-name="T63">הקדש</text:span><text:span text:style-name="T27">)</text:span> עד<text:span text:style-name="T1"> </text:span>שלא<text:span text:style-name="T1"> </text:span>הגיע<text:span text:style-name="T1"> </text:span>אצל<text:span text:style-name="T1"> </text:span>חנווני<text:span text:style-name="T1"> </text:span><text:span text:style-name="T27">(</text:span><text:span text:style-name="T63">קודם</text:span><text:span text:style-name="T67"> </text:span><text:span text:style-name="T63">שהגיעה</text:span><text:span text:style-name="T67"> </text:span><text:span text:style-name="T63">ליד</text:span><text:span text:style-name="T67"> </text:span><text:span text:style-name="T63">חנווני</text:span><text:span text:style-name="T27">)</text:span> - חנווני<text:span text:style-name="T1"> </text:span>מעל<text:span text:style-name="T1"> </text:span><text:span text:style-name="T60">לכשיוציא</text:span><text:span text:style-name="T66"> </text:span><text:span text:style-name="T61">(</text:span><text:span text:style-name="T63">ולא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ולא</text:span><text:span text:style-name="T67"> </text:span><text:span text:style-name="T63">שליח: בעל</text:span><text:span text:style-name="T67"> </text:span><text:span text:style-name="T63">הבית</text:span><text:span text:style-name="T67"> </text:span><text:span text:style-name="T63">לא</text:span><text:span text:style-name="T67"> </text:span><text:span text:style-name="T63">מעל, דכיון</text:span><text:span text:style-name="T67"> </text:span><text:span text:style-name="T63">דנזכר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קודם</text:span><text:span text:style-name="T67"> </text:span><text:span text:style-name="T63">שנעשה</text:span><text:span text:style-name="T67"> </text:span><text:span text:style-name="T63">שליחותו</text:span><text:span text:style-name="T67"> </text:span><text:span text:style-name="T63">- איפטר</text:span><text:span text:style-name="T67"> </text:span><text:span text:style-name="T63">ליה</text:span><text:span text:style-name="T67"> </text:span><text:span text:style-name="T63">ממעילה, דהוה</text:span><text:span text:style-name="T67"> </text:span><text:span text:style-name="T63">ליה</text:span><text:span text:style-name="T67"> </text:span><text:span text:style-name="T63">מזיד, ומעילה</text:span><text:span text:style-name="T67"> </text:span><text:span text:style-name="T63">אינה</text:span><text:span text:style-name="T67"> </text:span><text:span text:style-name="T63">נוהגת</text:span><text:span text:style-name="T67"> </text:span><text:span text:style-name="T63">אלא</text:span><text:span text:style-name="T67"> </text:span><text:span text:style-name="T63">בשגגה, דכתיב</text:span><text:span text:style-name="T67"> </text:span><text:span text:style-name="T64">[ויקרא</text:span><text:span text:style-name="T68"> </text:span><text:span text:style-name="T64">ה,טו]</text:span><text:span text:style-name="T63"> </text:span><text:span text:style-name="T72">וחטאה</text:span><text:span text:style-name="T67"> </text:span><text:span text:style-name="T72">בשגגה</text:span><text:span text:style-name="T67"> </text:span><text:span text:style-name="T72">מקדשי</text:span><text:span text:style-name="T67"> </text:span><text:span text:style-name="T72">ה'</text:span><text:span text:style-name="T63">; ושליח</text:span><text:span text:style-name="T67"> </text:span><text:span text:style-name="T63">נמי</text:span><text:span text:style-name="T67"> </text:span><text:span text:style-name="T63">לא</text:span><text:span text:style-name="T67"> </text:span><text:span text:style-name="T63">מעל, שהרי</text:span><text:span text:style-name="T67"> </text:span><text:span text:style-name="T63">עשה</text:span><text:span text:style-name="T67"> </text:span><text:span text:style-name="T63">שליחותו! אבל</text:span><text:span text:style-name="T67"> </text:span><text:span text:style-name="T63">חנווני</text:span><text:span text:style-name="T67"> </text:span><text:span text:style-name="T63">מעל</text:span><text:span text:style-name="T67"> </text:span><text:span text:style-name="T63">לכשיוציא, דהואיל</text:span><text:span text:style-name="T67"> </text:span><text:span text:style-name="T63">ואינו</text:span><text:span text:style-name="T67"> </text:span><text:span text:style-name="T63">יודע</text:span><text:span text:style-name="T67"> </text:span><text:span text:style-name="T63">דשל</text:span><text:span text:style-name="T67"> </text:span><text:span text:style-name="T63">הקדש</text:span><text:span text:style-name="T67"> </text:span><text:span text:style-name="T63">היא</text:span><text:span text:style-name="T67"> </text:span><text:span text:style-name="T63">- הויא</text:span><text:span text:style-name="T67"> </text:span><text:span text:style-name="T63">שגגה</text:span><text:span text:style-name="T67"> </text:span><text:span text:style-name="T63">גביה</text:span><text:span text:style-name="T61">)</text:span>; </text:p>
      <text:p text:style-name="P1">כיצד<text:span text:style-name="T1"> </text:span>יעשה<text:span text:style-name="T1"> </text:span><text:span text:style-name="T27">(</text:span><text:span text:style-name="T63">בעל</text:span><text:span text:style-name="T67"> </text:span><text:span text:style-name="T63">הבית, כשנזכר</text:span><text:span text:style-name="T67"> </text:span><text:span text:style-name="T63">לו, שיוציא</text:span><text:span text:style-name="T67"> </text:span><text:span text:style-name="T63">החנווני</text:span><text:span text:style-name="T67"> </text:span><text:span text:style-name="T63">מידי</text:span><text:span text:style-name="T67"> </text:span><text:span text:style-name="T63">מעילה</text:span><text:span text:style-name="T27">)</text:span>?</text:p>
      <text:p text:style-name="P1">נוטל<text:span text:style-name="T1"> </text:span>פרוטה<text:span text:style-name="T1"> </text:span><text:span text:style-name="T27">(</text:span><text:span text:style-name="T63">של</text:span><text:span text:style-name="T67"> </text:span><text:span text:style-name="T63">חולין</text:span><text:span text:style-name="T27">)</text:span> או<text:span text:style-name="T1"> </text:span>כלי, ואומר<text:span text:style-name="T1"> </text:span><text:span text:style-name="T27">(</text:span><text:span text:style-name="T63">קודם</text:span><text:span text:style-name="T67"> </text:span><text:span text:style-name="T63">שיוציאנה</text:span><text:span text:style-name="T67"> </text:span><text:span text:style-name="T63">החנווני</text:span><text:span text:style-name="T27">)</text:span>: "פרוטה<text:span text:style-name="T1"> </text:span>של<text:span text:style-name="T1"> </text:span>הקדש<text:span text:style-name="T1"> </text:span>בכל<text:span text:style-name="T1"> </text:span>מקום<text:span text:style-name="T1"> </text:span>שהוא<text:span text:style-name="T1"> </text:span>מחולל<text:span text:style-name="T1"> </text:span>על<text:span text:style-name="T1"> </text:span>זה": שההקדש<text:span text:style-name="T1"> </text:span>נפדה<text:span text:style-name="T1"> </text:span>בכסף<text:span text:style-name="T1"> </text:span>ובשוה<text:span text:style-name="T1"> </text:span>כסף.<text:span text:style-name="T63"> </text:span></text:p>
      <text:p text:style-name="P27"/>
      <text:p text:style-name="P1">גמרא:</text:p>
      <text:p text:style-name="P1">מאי<text:span text:style-name="T1"> </text:span>קא<text:span text:style-name="T1"> </text:span>משמע<text:span text:style-name="T1"> </text:span>לן? </text:p>
      <text:p text:style-name="P1">דברים<text:span text:style-name="T1"> </text:span>שבלב<text:span text:style-name="T1"> </text:span>אינם<text:span text:style-name="T1"> </text:span>דברים.</text:p>
      <text:p text:style-name="P1"/>
      <text:p text:style-name="P1">שילח<text:span text:style-name="T1"> </text:span>ביד<text:span text:style-name="T1"> </text:span><text:span text:style-name="T60">חרש</text:span><text:span text:style-name="T66"> </text:span><text:span text:style-name="T60">שוטה</text:span><text:span text:style-name="T66"> </text:span><text:span text:style-name="T60">וקטן;</text:span> אם<text:span text:style-name="T1"> </text:span>עשו<text:span text:style-name="T1"> </text:span><text:span text:style-name="T27">[שליחותו</text:span><text:span text:style-name="T2"> </text:span><text:span text:style-name="T27">- בעל</text:span><text:span text:style-name="T2"> </text:span><text:span text:style-name="T27">הבית</text:span><text:span text:style-name="T2"> </text:span><text:span text:style-name="T27">מעל; לא</text:span><text:span text:style-name="T2"> </text:span><text:span text:style-name="T27">עשו</text:span><text:span text:style-name="T2"> </text:span><text:span text:style-name="T27">שליחותו</text:span><text:span text:style-name="T2"> </text:span><text:span text:style-name="T27">- חנווני</text:span><text:span text:style-name="T2"> </text:span><text:span text:style-name="T27">מעל]</text:span>: </text:p>
      <text:p text:style-name="P1">והא<text:span text:style-name="T1"> </text:span>לאו<text:span text:style-name="T1"> </text:span>בני<text:span text:style-name="T1"> </text:span>שליחותא<text:span text:style-name="T1"> </text:span>נינהו<text:span text:style-name="T1"> </text:span><text:span text:style-name="T27">(</text:span><text:span text:style-name="T63">הני</text:span><text:span text:style-name="T67"> </text:span><text:span text:style-name="T63">חרש</text:span><text:span text:style-name="T67"> </text:span><text:span text:style-name="T63">שוטה</text:span><text:span text:style-name="T67"> </text:span><text:span text:style-name="T63">וקטן, ואמאי</text:span><text:span text:style-name="T67"> </text:span><text:span text:style-name="T63">מע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משיעשו</text:span><text:span text:style-name="T67"> </text:span><text:span text:style-name="T63">שליחותו</text:span><text:span text:style-name="T27">)</text:span>!?</text:p>
      <text:p text:style-name="P1">אמר<text:span text:style-name="T1"> </text:span>רבי<text:span text:style-name="T1"> </text:span>אלעזר: עשאום<text:span text:style-name="T1"> </text:span><text:span text:style-name="T27">(</text:span><text:span text:style-name="T63">לחרש</text:span><text:span text:style-name="T67"> </text:span><text:span text:style-name="T63">שוטה</text:span><text:span text:style-name="T67"> </text:span><text:span text:style-name="T63">וקטן</text:span><text:span text:style-name="T27">)</text:span> כמעטן<text:span text:style-name="T1"> </text:span>של<text:span text:style-name="T1"> </text:span>זיתים, דתנן<text:span text:style-name="T1"> </text:span><text:span text:style-name="T64">[טהרות</text:span><text:span text:style-name="T68"> </text:span><text:span text:style-name="T64">פ"ט</text:span><text:span text:style-name="T68"> </text:span><text:span text:style-name="T64">מ"א]</text:span>: '<text:span text:style-name="T105">הזיתים</text:span><text:span text:style-name="T106"> </text:span><text:span text:style-name="T105">מאימתי</text:span><text:span text:style-name="T106"> </text:span><text:span text:style-name="T105">מקבלין</text:span><text:span text:style-name="T106"> </text:span><text:span text:style-name="T105">טומאה? משיזיעו</text:span><text:span text:style-name="T106"> </text:span><text:span text:style-name="T105">זיעת</text:span><text:span text:style-name="T106"> </text:span><text:span text:style-name="T105">המעטן</text:span><text:span text:style-name="T106"> </text:span><text:span text:style-name="T27">(</text:span><text:span text:style-name="T63">שמחמת</text:span><text:span text:style-name="T67"> </text:span><text:span text:style-name="T63">שמונחים</text:span><text:span text:style-name="T67"> </text:span><text:span text:style-name="T63">במעטן</text:span><text:span text:style-name="T67"> </text:span><text:span text:style-name="T63">בדוחק</text:span><text:span text:style-name="T67"> </text:span><text:span text:style-name="T63">- מתחממין</text:span><text:span text:style-name="T67"> </text:span><text:span text:style-name="T63">ומזיעות</text:span><text:span text:style-name="T67"> </text:span><text:span text:style-name="T63">טיפות</text:span><text:span text:style-name="T67"> </text:span><text:span text:style-name="T63">שמן, ובאותה</text:span><text:span text:style-name="T67"> </text:span><text:span text:style-name="T63">זיעה</text:span><text:span text:style-name="T67"> </text:span><text:span text:style-name="T63">ניחא</text:span><text:span text:style-name="T67"> </text:span><text:span text:style-name="T63">ליה</text:span><text:span text:style-name="T67"> </text:span><text:span text:style-name="T63">לבעל</text:span><text:span text:style-name="T67"> </text:span><text:span text:style-name="T63">הבית</text:span><text:span text:style-name="T67"> </text:span><text:span text:style-name="T63">משום</text:span><text:span text:style-name="T67"> </text:span><text:span text:style-name="T63">דכבר</text:span><text:span text:style-name="T67"> </text:span><text:span text:style-name="T63">מתחילין</text:span><text:span text:style-name="T67"> </text:span><text:span text:style-name="T63">לכונסן</text:span><text:span text:style-name="T67"> </text:span><text:span text:style-name="T63">כדי</text:span><text:span text:style-name="T67"> </text:span><text:span text:style-name="T63">לסוחטן</text:span><text:span text:style-name="T67"> </text:span><text:span text:style-name="T63">בבד, וכיון</text:span><text:span text:style-name="T67"> </text:span><text:span text:style-name="T63">דניחא</text:span><text:span text:style-name="T67"> </text:span><text:span text:style-name="T63">ליה</text:span><text:span text:style-name="T67"> </text:span><text:span text:style-name="T63">בההיא</text:span><text:span text:style-name="T67"> </text:span><text:span text:style-name="T63">זיעה</text:span><text:span text:style-name="T67"> </text:span><text:span text:style-name="T63">- הרי</text:span><text:span text:style-name="T67"> </text:span><text:span text:style-name="T63">הן</text:span><text:span text:style-name="T67"> </text:span><text:span text:style-name="T63">מוכשרין</text:span><text:span text:style-name="T27">)</text:span> ולא<text:span text:style-name="T1"> </text:span>זיעת<text:span text:style-name="T1"> </text:span>הקופה<text:span text:style-name="T1"> </text:span><text:span text:style-name="T27">(</text:span><text:span text:style-name="T63">אותה</text:span><text:span text:style-name="T67"> </text:span><text:span text:style-name="T63">זיעה</text:span><text:span text:style-name="T67"> </text:span><text:span text:style-name="T63">שמזיעין</text:span><text:span text:style-name="T67"> </text:span><text:span text:style-name="T63">בקופה</text:span><text:span text:style-name="T67"> </text:span><text:span text:style-name="T63">כשמלקטין</text:span><text:span text:style-name="T67"> </text:span><text:span text:style-name="T63">אותן; דההיא</text:span><text:span text:style-name="T67"> </text:span><text:span text:style-name="T63">זיעה</text:span><text:span text:style-name="T67"> </text:span><text:span text:style-name="T63">לא</text:span><text:span text:style-name="T67"> </text:span><text:span text:style-name="T63">חשיבא</text:span><text:span text:style-name="T67"> </text:span><text:span text:style-name="T63">ליה</text:span><text:span text:style-name="T67"> </text:span><text:span text:style-name="T63">ולא</text:span><text:span text:style-name="T67"> </text:span><text:span text:style-name="T63">ניחא</text:span><text:span text:style-name="T67"> </text:span><text:span text:style-name="T63">ליה, ולא</text:span><text:span text:style-name="T67"> </text:span><text:span text:style-name="T63">מכשרא</text:span><text:span text:style-name="T67"> </text:span><text:span text:style-name="T63">לקבל</text:span><text:span text:style-name="T67"> </text:span><text:span text:style-name="T63">טומאה; ומכל</text:span><text:span text:style-name="T67"> </text:span><text:span text:style-name="T63">מקום</text:span><text:span text:style-name="T67"> </text:span><text:span text:style-name="T63">האי</text:span><text:span text:style-name="T67"> </text:span><text:span text:style-name="T63">'זיעת</text:span><text:span text:style-name="T67"> </text:span><text:span text:style-name="T63">המעטן' דניחא</text:span><text:span text:style-name="T67"> </text:span><text:span text:style-name="T63">ליה</text:span><text:span text:style-name="T67"> </text:span><text:span text:style-name="T63">בגווה</text:span><text:span text:style-name="T67"> </text:span><text:span text:style-name="T63">- אמרינן</text:span><text:span text:style-name="T67"> </text:span><text:span text:style-name="T63">דקעביד</text:span><text:span text:style-name="T67"> </text:span><text:span text:style-name="T63">שליחותיה</text:span><text:span text:style-name="T67"> </text:span><text:span text:style-name="T63">דבעל</text:span><text:span text:style-name="T67"> </text:span><text:span text:style-name="T63">הבית: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מעטן</text:span><text:span text:style-name="T67"> </text:span><text:span text:style-name="T63">לאו</text:span><text:span text:style-name="T67"> </text:span><text:span text:style-name="T63">בר</text:span><text:span text:style-name="T67"> </text:span><text:span text:style-name="T63">זיעה</text:span><text:span text:style-name="T67"> </text:span><text:span text:style-name="T63">הוא</text:span><text:span text:style-name="T67"> </text:span><text:span text:style-name="T63">- חשיבא</text:span><text:span text:style-name="T67"> </text:span><text:span text:style-name="T63">הא</text:span><text:span text:style-name="T67"> </text:span><text:span text:style-name="T63">זיעה</text:span><text:span text:style-name="T67"> </text:span><text:span text:style-name="T63">ומכשרא</text:span><text:span text:style-name="T67"> </text:span><text:span text:style-name="T63">לטומאה, הא</text:span><text:span text:style-name="T67"> </text:span><text:span text:style-name="T63">נמי: חרש</text:span><text:span text:style-name="T67"> </text:span><text:span text:style-name="T63">שוטה</text:span><text:span text:style-name="T67"> </text:span><text:span text:style-name="T63">וקטן, 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ו</text:span><text:span text:style-name="T67"> </text:span><text:span text:style-name="T63">בני</text:span><text:span text:style-name="T67"> </text:span><text:span text:style-name="T63">דעה</text:span><text:span text:style-name="T67"> </text:span><text:span text:style-name="T63">נינהו, כי</text:span><text:span text:style-name="T67"> </text:span><text:span text:style-name="T63">איתעבידא</text:span><text:span text:style-name="T67"> </text:span><text:span text:style-name="T63">שליחותיה</text:span><text:span text:style-name="T67"> </text:span><text:span text:style-name="T63">על</text:span><text:span text:style-name="T67"> </text:span><text:span text:style-name="T63">ידיהן, הואיל</text:span><text:span text:style-name="T67"> </text:span><text:span text:style-name="T63">וניחא</text:span><text:span text:style-name="T67"> </text:span><text:span text:style-name="T63">ליה</text:span><text:span text:style-name="T67"> </text:span><text:span text:style-name="T63">בגוויה</text:span><text:span text:style-name="T67"> </text:span><text:span text:style-name="T63">- מעל</text:span><text:span text:style-name="T27">)</text:span>';</text:p>
      <text:p text:style-name="P1">רבי<text:span text:style-name="T1"> </text:span>יוחנן<text:span text:style-name="T1"> </text:span>אמר: כאותה<text:span text:style-name="T1"> </text:span>ששנינו<text:span text:style-name="T1"> </text:span><text:span text:style-name="T64">[תוספתא</text:span><text:span text:style-name="T68"> </text:span><text:span text:style-name="T64">עירובין</text:span><text:span text:style-name="T68"> </text:span><text:span text:style-name="T64">פ"ב</text:span><text:span text:style-name="T68"> </text:span><text:span text:style-name="T64">מ"ט]</text:span>: '<text:span text:style-name="T105">נתנו</text:span><text:span text:style-name="T106"> </text:span><text:span text:style-name="T27">(</text:span><text:span text:style-name="T63">לעירוב</text:span><text:span text:style-name="T27">)</text:span> על<text:span text:style-name="T1"> </text:span>גבי<text:span text:style-name="T1"> </text:span>הקוף<text:span text:style-name="T1"> </text:span>והוליכו, או<text:span text:style-name="T1"> </text:span>על<text:span text:style-name="T1"> </text:span>גבי<text:span text:style-name="T1"> </text:span>הפיל<text:span text:style-name="T1"> </text:span>והוליכו<text:span text:style-name="T1"> </text:span>- הרי<text:span text:style-name="T1"> </text:span>זה<text:span text:style-name="T1"> </text:span>עירוב' אלמא<text:span text:style-name="T1"> </text:span>קא<text:span text:style-name="T1"> </text:span>עבדא<text:span text:style-name="T1"> </text:span>שליחותיה<text:span text:style-name="T1"> </text:span><text:span text:style-name="T27">(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לא</text:span><text:span text:style-name="T67"> </text:span><text:span text:style-name="T63">הוי</text:span><text:span text:style-name="T67"> </text:span><text:span text:style-name="T63">בן</text:span><text:span text:style-name="T67"> </text:span><text:span text:style-name="T63">דעת, הואיל</text:span><text:span text:style-name="T67"> </text:span><text:span text:style-name="T63">ואיתעבידא</text:span><text:span text:style-name="T67"> </text:span><text:span text:style-name="T63">שליחותיה</text:span><text:span text:style-name="T67"> </text:span><text:span text:style-name="T63">- הוי</text:span><text:span text:style-name="T67"> </text:span><text:span text:style-name="T63">עירוב</text:span><text:span text:style-name="T27">)</text:span> - הכי<text:span text:style-name="T1"> </text:span>נמי<text:span text:style-name="T1"> </text:span><text:span text:style-name="T27">(</text:span><text:span text:style-name="T63">גבי</text:span><text:span text:style-name="T67"> </text:span><text:span text:style-name="T63">חרש</text:span><text:span text:style-name="T67"> </text:span><text:span text:style-name="T63">שוטה</text:span><text:span text:style-name="T67"> </text:span><text:span text:style-name="T63">וקטן</text:span><text:span text:style-name="T27">)</text:span> איתעביד<text:span text:style-name="T1"> </text:span>שליחותיה. </text:p>
      <text:p text:style-name="P1"/>
      <text:p text:style-name="P1">שלח<text:span text:style-name="T1"> </text:span>ביד<text:span text:style-name="T1"> </text:span>פקח<text:span text:style-name="T1"> </text:span><text:span text:style-name="T27">[ונזכר</text:span><text:span text:style-name="T2"> </text:span><text:span text:style-name="T27">עד</text:span><text:span text:style-name="T2"> </text:span><text:span text:style-name="T27">שלא</text:span><text:span text:style-name="T2"> </text:span><text:span text:style-name="T27">הגיע</text:span><text:span text:style-name="T2"> </text:span><text:span text:style-name="T27">אצל</text:span><text:span text:style-name="T2"> </text:span><text:span text:style-name="T27">חנווני</text:span><text:span text:style-name="T2"> </text:span><text:span text:style-name="T27">- חנווני</text:span><text:span text:style-name="T2"> </text:span><text:span text:style-name="T27">מעל</text:span><text:span text:style-name="T2"> </text:span><text:span text:style-name="T61">לכשיוציא</text:span><text:span text:style-name="T27">]</text:span>: </text:p>
      <text:p text:style-name="P1">ואף<text:span text:style-name="T1"> </text:span>על<text:span text:style-name="T1"> </text:span>גב<text:span text:style-name="T1"> </text:span>דלא<text:span text:style-name="T1"> </text:span>אידכר<text:span text:style-name="T1"> </text:span>שליח? ורמינהי<text:span text:style-name="T1"> </text:span><text:span text:style-name="T64">[תוספתא</text:span><text:span text:style-name="T68"> </text:span><text:span text:style-name="T64">מעילה</text:span><text:span text:style-name="T68"> </text:span><text:span text:style-name="T64">פ"ב</text:span><text:span text:style-name="T68"> </text:span><text:span text:style-name="T64">מ"ג]</text:span> '<text:span text:style-name="T105">נזכר</text:span><text:span text:style-name="T106"> </text:span><text:span text:style-name="T105">בעל</text:span><text:span text:style-name="T106"> </text:span><text:span text:style-name="T105">הבית</text:span><text:span text:style-name="T106"> </text:span><text:span text:style-name="T105">ולא</text:span><text:span text:style-name="T106"> </text:span><text:span text:style-name="T105">נזכר</text:span><text:span text:style-name="T106"> </text:span><text:span text:style-name="T105">שליח</text:span><text:span text:style-name="T106"> </text:span><text:span text:style-name="T105">- השליח</text:span><text:span text:style-name="T106"> </text:span><text:span text:style-name="T105">מעל</text:span><text:span text:style-name="T1"> </text:span><text:span text:style-name="T27">(</text:span><text:span text:style-name="T63">דכיון</text:span><text:span text:style-name="T67"> </text:span><text:span text:style-name="T63">שנזכר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- דהוה</text:span><text:span text:style-name="T67"> </text:span><text:span text:style-name="T63">ליה</text:span><text:span text:style-name="T67"> </text:span><text:span text:style-name="T63">מזיד</text:span><text:span text:style-name="T67"> </text:span><text:span text:style-name="T63">- פטור</text:span><text:span text:style-name="T67"> </text:span><text:span text:style-name="T63">ממעילה, אבל</text:span><text:span text:style-name="T67"> </text:span><text:span text:style-name="T63">השליח</text:span><text:span text:style-name="T67"> </text:span><text:span text:style-name="T63">- דשוגג</text:span><text:span text:style-name="T67"> </text:span><text:span text:style-name="T63">הוא</text:span><text:span text:style-name="T67"> – </text:span><text:span text:style-name="T63">מעל; והיינו</text:span><text:span text:style-name="T67"> </text:span><text:span text:style-name="T63">דאמר</text:span><text:span text:style-name="T67"> </text:span><text:span text:style-name="T63">במסכת</text:span><text:span text:style-name="T67"> </text:span><text:span text:style-name="T63">חגיגה: האי</text:span><text:span text:style-name="T67"> </text:span><text:span text:style-name="T63">דמעל</text:span><text:span text:style-name="T67"> </text:span><text:span text:style-name="T63">השליח</text:span><text:span text:style-name="T67"> </text:span><text:span text:style-name="T63">- היינו</text:span><text:span text:style-name="T67"> </text:span><text:span text:style-name="T63">כהררין</text:span><text:span text:style-name="T67"> </text:span><text:span text:style-name="T63">התלויין</text:span><text:span text:style-name="T67"> </text:span><text:span text:style-name="T63">בשערה: דשליח</text:span><text:span text:style-name="T67"> </text:span><text:span text:style-name="T63">ענייא, מאי</text:span><text:span text:style-name="T67"> </text:span><text:span text:style-name="T63">עביד? הא</text:span><text:span text:style-name="T67"> </text:span><text:span text:style-name="T63">לא</text:span><text:span text:style-name="T67"> </text:span><text:span text:style-name="T63">עביד</text:span><text:span text:style-name="T67"> </text:span><text:span text:style-name="T63">אלא</text:span><text:span text:style-name="T67"> </text:span><text:span text:style-name="T63">שליחותיה</text:span><text:span text:style-name="T67"> </text:span><text:span text:style-name="T63">דבעל</text:span><text:span text:style-name="T67"> </text:span><text:span text:style-name="T63">הבית!</text:span><text:span text:style-name="T27">)</text:span>?</text:p>
      <text:p text:style-name="P1">אמר<text:span text:style-name="T1"> </text:span>רב<text:span text:style-name="T1"> </text:span>ששת: מתניתין<text:span text:style-name="T1"> </text:span><text:span text:style-name="T27">(</text:span><text:span text:style-name="T63">היינו</text:span><text:span text:style-name="T67"> </text:span><text:span text:style-name="T63">טעמא</text:span><text:span text:style-name="T67"> </text:span><text:span text:style-name="T63">דחנווני</text:span><text:span text:style-name="T67"> </text:span><text:span text:style-name="T63">לחודיה</text:span><text:span text:style-name="T67"> </text:span><text:span text:style-name="T63">מעל</text:span><text:span text:style-name="T27">)</text:span> - כשנזכרו<text:span text:style-name="T1"> </text:span>שניהם<text:span text:style-name="T1"> </text:span><text:span text:style-name="T27">(</text:span><text:span text:style-name="T63">בעל</text:span><text:span text:style-name="T67"> </text:span><text:span text:style-name="T63">הבית</text:span><text:span text:style-name="T67"> </text:span><text:span text:style-name="T63">ושליח, והחנווני</text:span><text:span text:style-name="T67"> </text:span><text:span text:style-name="T63">לא</text:span><text:span text:style-name="T67"> </text:span><text:span text:style-name="T63">נזכר; דשניהם: בעל</text:span><text:span text:style-name="T67"> </text:span><text:span text:style-name="T63">הבית</text:span><text:span text:style-name="T67"> </text:span><text:span text:style-name="T63">והשליח</text:span><text:span text:style-name="T67"> </text:span><text:span text:style-name="T63">- הוו</text:span><text:span text:style-name="T67"> </text:span><text:span text:style-name="T63">להו</text:span><text:span text:style-name="T67"> </text:span><text:span text:style-name="T63">מזידין, ולכך</text:span><text:span text:style-name="T67"> </text:span><text:span text:style-name="T63">לא</text:span><text:span text:style-name="T67"> </text:span><text:span text:style-name="T63">מעלו</text:span><text:span text:style-name="T67"> </text:span><text:span text:style-name="T63">אלא</text:span><text:span text:style-name="T67"> </text:span><text:span text:style-name="T63">חנווני</text:span><text:span text:style-name="T67"> </text:span><text:span text:style-name="T63">לחודיה, דהוה</text:span><text:span text:style-name="T67"> </text:span><text:span text:style-name="T63">שוגג</text:span><text:span text:style-name="T27">)</text:span>.</text:p>
      <text:p text:style-name="P1"/>
      <text:p text:style-name="P1"/>
      <text:p text:style-name="P1">משנה:</text:p>
      <text:p text:style-name="P1">נתן<text:span text:style-name="T1"> </text:span>לו<text:span text:style-name="T1"> </text:span>פרוטה<text:span text:style-name="T1"> </text:span><text:span text:style-name="T27">[ו]</text:span>אמר<text:span text:style-name="T1"> </text:span>לו: "הבא<text:span text:style-name="T1"> </text:span>לי<text:span text:style-name="T1"> </text:span>בחציה<text:span text:style-name="T1"> </text:span>נרות<text:span text:style-name="T1"> </text:span><text:span text:style-name="T27">(</text:span><text:span text:style-name="T63">בחציה</text:span><text:span text:style-name="T67"> </text:span><text:span text:style-name="T63">כלי</text:span><text:span text:style-name="T67"> </text:span><text:span text:style-name="T63">חרס</text:span><text:span text:style-name="T67"> </text:span><text:span text:style-name="T63">שמדליקין</text:span><text:span text:style-name="T67"> </text:span><text:span text:style-name="T63">בו</text:span><text:span text:style-name="T67"> </text:span><text:span text:style-name="T63">את</text:span><text:span text:style-name="T67"> </text:span><text:span text:style-name="T63">הנרות</text:span><text:span text:style-name="T27">)</text:span> ובחציה<text:span text:style-name="T1"> </text:span>פתילות", והלך<text:span text:style-name="T1"> </text:span>והביא<text:span text:style-name="T1"> </text:span>לו<text:span text:style-name="T1"> </text:span>בכולה<text:span text:style-name="T1"> </text:span>פתילות<text:span text:style-name="T1"> </text:span>או<text:span text:style-name="T1"> </text:span>בכולה<text:span text:style-name="T1"> </text:span>נרות, או<text:span text:style-name="T1"> </text:span>שאמר<text:span text:style-name="T1"> </text:span>לו<text:span text:style-name="T1"> </text:span>"הבא<text:span text:style-name="T1"> </text:span>לי<text:span text:style-name="T1"> </text:span>בכולה<text:span text:style-name="T1"> </text:span>נרות" או<text:span text:style-name="T1"> </text:span>"בכולה<text:span text:style-name="T1"> </text:span>פתילות" <text:span text:style-name="T27">(</text:span><text:span text:style-name="T63">שניהם</text:span><text:span text:style-name="T67"> </text:span><text:span text:style-name="T63">לא</text:span><text:span text:style-name="T67"> </text:span><text:span text:style-name="T63">מעלו: בעל</text:span><text:span text:style-name="T67"> </text:span><text:span text:style-name="T63">הבית</text:span><text:span text:style-name="T67"> </text:span><text:span text:style-name="T63">לא</text:span><text:span text:style-name="T67"> </text:span><text:span text:style-name="T63">מעל, שלא</text:span><text:span text:style-name="T67"> </text:span><text:span text:style-name="T63">נעשה</text:span><text:span text:style-name="T67"> </text:span><text:span text:style-name="T63">שליחותו, והשליח</text:span><text:span text:style-name="T67"> </text:span><text:span text:style-name="T63">נמי</text:span><text:span text:style-name="T67"> </text:span><text:span text:style-name="T63">לא</text:span><text:span text:style-name="T67"> </text:span><text:span text:style-name="T63">מעל: שבדבר</text:span><text:span text:style-name="T67"> </text:span><text:span text:style-name="T63">ששינה</text:span><text:span text:style-name="T67"> </text:span><text:span text:style-name="T63">בו</text:span><text:span text:style-name="T67"> </text:span><text:span text:style-name="T63">שליחותו</text:span><text:span text:style-name="T67"> </text:span><text:span text:style-name="T63">לא</text:span><text:span text:style-name="T67"> </text:span><text:span text:style-name="T63">היה</text:span><text:span text:style-name="T67"> </text:span><text:span text:style-name="T63">בו</text:span><text:span text:style-name="T67"> </text:span><text:span text:style-name="T63">אלא</text:span><text:span text:style-name="T67"> </text:span><text:span text:style-name="T63">חצי</text:span><text:span text:style-name="T67"> </text:span><text:span text:style-name="T63">פרוטה, ואין</text:span><text:span text:style-name="T67"> </text:span><text:span text:style-name="T63">מעילה</text:span><text:span text:style-name="T67"> </text:span><text:span text:style-name="T63">בחצי</text:span><text:span text:style-name="T67"> </text:span><text:span text:style-name="T63">פרוטה</text:span><text:span text:style-name="T27">)</text:span>, והלך<text:span text:style-name="T1"> </text:span>והביא<text:span text:style-name="T1"> </text:span>בחציה<text:span text:style-name="T1"> </text:span>נרות<text:span text:style-name="T1"> </text:span>ובחציה<text:span text:style-name="T1"> </text:span>פתילות<text:span text:style-name="T1"> </text:span>- <text:span text:style-name="T27">(</text:span><text:span text:style-name="T63">הכי</text:span><text:span text:style-name="T67"> </text:span><text:span text:style-name="T63">נמי</text:span><text:span text:style-name="T27">)</text:span> שניהם<text:span text:style-name="T1"> </text:span>לא<text:span text:style-name="T1"> </text:span>מעלו<text:span text:style-name="T1"> </text:span><text:span text:style-name="T27">(</text:span><text:span text:style-name="T63">משום</text:span><text:span text:style-name="T67"> </text:span><text:span text:style-name="T63">טעמא</text:span><text:span text:style-name="T67"> </text:span><text:span text:style-name="T63">דרישא</text:span><text:span text:style-name="T27">)</text:span>;</text:p>
      <text:p text:style-name="P1">אבל<text:span text:style-name="T1"> </text:span>אם<text:span text:style-name="T1"> </text:span>אמר<text:span text:style-name="T1"> </text:span>לו<text:span text:style-name="T1"> </text:span>"הבא<text:span text:style-name="T1"> </text:span>לי<text:span text:style-name="T1"> </text:span>בחציה<text:span text:style-name="T1"> </text:span>נרות<text:span text:style-name="T1"> </text:span>ממקום<text:span text:style-name="T1"> </text:span>פלוני<text:span text:style-name="T1"> </text:span>ובחציה<text:span text:style-name="T1"> </text:span>פתילות<text:span text:style-name="T1"> </text:span>ממקום<text:span text:style-name="T1"> </text:span>פלוני", והלך<text:span text:style-name="T1"> </text:span>והביא<text:span text:style-name="T1"> </text:span>לו<text:span text:style-name="T1"> </text:span>נרות<text:span text:style-name="T1"> </text:span>ממקום<text:span text:style-name="T1"> </text:span>פתילות<text:span text:style-name="T1"> </text:span>ופתילות<text:span text:style-name="T1"> </text:span>ממקום<text:span text:style-name="T1"> </text:span>נרות<text:span text:style-name="T1"> </text:span>- השליח<text:span text:style-name="T1"> </text:span><text:span text:style-name="T27">(</text:span><text:span text:style-name="T63">ששינה</text:span><text:span text:style-name="T67"> </text:span><text:span text:style-name="T63">שליחותו</text:span><text:span text:style-name="T67"> </text:span><text:span text:style-name="T63">בפרוטה</text:span><text:span text:style-name="T67"> </text:span><text:span text:style-name="T63">שלמה</text:span><text:span text:style-name="T27">)</text:span> מעל;</text:p>
      <text:p text:style-name="P1">נתן<text:span text:style-name="T1"> </text:span>לו<text:span text:style-name="T1"> </text:span>שתי<text:span text:style-name="T1"> </text:span>פרוטות<text:span text:style-name="T1"> </text:span>ואמר<text:span text:style-name="T1"> </text:span>לו<text:span text:style-name="T1"> </text:span>"לך<text:span text:style-name="T1"> </text:span>והבא<text:span text:style-name="T1"> </text:span>לי<text:span text:style-name="T1"> </text:span>אתרוג", והלך<text:span text:style-name="T1"> </text:span>והביא<text:span text:style-name="T1"> </text:span>לו<text:span text:style-name="T1"> </text:span>באחת<text:span text:style-name="T1"> </text:span>אתרוג<text:span text:style-name="T1"> </text:span>ובאחת<text:span text:style-name="T1"> </text:span>רימון<text:span text:style-name="T1"> </text:span>- שניהם<text:span text:style-name="T1"> </text:span>מעלו<text:span text:style-name="T1"> </text:span><text:span text:style-name="T27">(</text:span><text:span text:style-name="T63">דהא</text:span><text:span text:style-name="T67"> </text:span><text:span text:style-name="T63">נעשית</text:span><text:span text:style-name="T67"> </text:span><text:span text:style-name="T63">שליחותו</text:span><text:span text:style-name="T67"> </text:span><text:span text:style-name="T63">ש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בפרוטה, והשליח</text:span><text:span text:style-name="T67"> </text:span><text:span text:style-name="T63">נמי</text:span><text:span text:style-name="T67"> </text:span><text:span text:style-name="T63">שינה</text:span><text:span text:style-name="T67"> </text:span><text:span text:style-name="T63">בפרוטה</text:span><text:span text:style-name="T27">)</text:span>;</text:p>
      <text:p text:style-name="P1">רבי<text:span text:style-name="T1"> </text:span>יהודה<text:span text:style-name="T1"> </text:span>אומר: בעל<text:span text:style-name="T1"> </text:span>הבית<text:span text:style-name="T1"> </text:span>לא<text:span text:style-name="T1"> </text:span>מעל, שהוא<text:span text:style-name="T1"> </text:span>אומר<text:span text:style-name="T1"> </text:span>לו<text:span text:style-name="T1"> </text:span>'אתרוג<text:span text:style-name="T1"> </text:span>גדול<text:span text:style-name="T1"> </text:span><text:span text:style-name="T27">(</text:span><text:span text:style-name="T63">בשתי</text:span><text:span text:style-name="T67"> </text:span><text:span text:style-name="T63">פרוטות</text:span><text:span text:style-name="T27">)</text:span> הייתי<text:span text:style-name="T1"> </text:span>מבקש<text:span text:style-name="T1"> </text:span>והבאת<text:span text:style-name="T1"> </text:span>לי<text:span text:style-name="T1"> </text:span>קטן<text:span text:style-name="T1"> </text:span>ורע<text:span text:style-name="T1"> </text:span><text:span text:style-name="T27">(</text:span><text:span text:style-name="T63">שלא</text:span><text:span text:style-name="T67"> </text:span><text:span text:style-name="T63">הייתי</text:span><text:span text:style-name="T67"> </text:span><text:span text:style-name="T63">מבקש</text:span><text:span text:style-name="T67"> </text:span><text:span text:style-name="T63">כן</text:span><text:span text:style-name="T27">)</text:span>';</text:p>
      <text:p text:style-name="P1"><text:soft-page-break/>נתן<text:span text:style-name="T1"> </text:span>לו<text:span text:style-name="T1"> </text:span>דינר<text:span text:style-name="T1"> </text:span>זהב<text:span text:style-name="T1"> </text:span>ואמר<text:span text:style-name="T1"> </text:span>לו<text:span text:style-name="T1"> </text:span>"לך<text:span text:style-name="T1"> </text:span>והבא<text:span text:style-name="T1"> </text:span>לי<text:span text:style-name="T1"> </text:span>חלוק"<text:span text:style-name="T63"> </text:span></text:p>
      <text:p text:style-name="P1"/>
      <text:p text:style-name="P1">(מעילה<text:span text:style-name="T1"> </text:span>כא,ב)</text:p>
      <text:p text:style-name="P1"><text:span text:style-name="T41">המשך</text:span><text:span text:style-name="T46"> </text:span><text:span text:style-name="T41">המשנה</text:span><text:tab/></text:p>
      <text:p text:style-name="P1">והלך<text:span text:style-name="T1"> </text:span>והביא<text:span text:style-name="T1"> </text:span>לו<text:span text:style-name="T1"> </text:span>בשלשה<text:span text:style-name="T1"> </text:span><text:span text:style-name="T27">(</text:span><text:span text:style-name="T63">דינרי</text:span><text:span text:style-name="T67"> </text:span><text:span text:style-name="T63">כסף, שהוא</text:span><text:span text:style-name="T67"> </text:span><text:span text:style-name="T63">חצי</text:span><text:span text:style-name="T67"> </text:span><text:span text:style-name="T63">דינר</text:span><text:span text:style-name="T67"> </text:span><text:span text:style-name="T63">זהב</text:span><text:span text:style-name="T27">)</text:span> חלוק<text:span text:style-name="T1"> </text:span>ובשלשה<text:span text:style-name="T1"> </text:span>טלית<text:span text:style-name="T1"> </text:span>- שניהם<text:span text:style-name="T1"> </text:span>מעלו<text:span text:style-name="T1"> </text:span><text:span text:style-name="T27">(</text:span><text:span text:style-name="T63">דבעל</text:span><text:span text:style-name="T67"> </text:span><text:span text:style-name="T63">הבית</text:span><text:span text:style-name="T67"> </text:span><text:span text:style-name="T63">נעשית</text:span><text:span text:style-name="T67"> </text:span><text:span text:style-name="T63">שליחותו</text:span><text:span text:style-name="T67"> </text:span><text:span text:style-name="T63">ביותר</text:span><text:span text:style-name="T67"> </text:span><text:span text:style-name="T63">מכדי</text:span><text:span text:style-name="T67"> </text:span><text:span text:style-name="T63">פרוטה, והשליח</text:span><text:span text:style-name="T67"> </text:span><text:span text:style-name="T63">מעל</text:span><text:span text:style-name="T67"> </text:span><text:span text:style-name="T63">ביותר</text:span><text:span text:style-name="T67"> </text:span><text:span text:style-name="T63">משוה</text:span><text:span text:style-name="T67"> </text:span><text:span text:style-name="T63">פרוטה</text:span><text:span text:style-name="T27">)</text:span>;</text:p>
      <text:p text:style-name="P1">רבי<text:span text:style-name="T1"> </text:span>יהודה<text:span text:style-name="T1"> </text:span>אומר: בעל<text:span text:style-name="T1"> </text:span>הבית<text:span text:style-name="T1"> </text:span>לא<text:span text:style-name="T1"> </text:span>מעל, שהוא<text:span text:style-name="T1"> </text:span>אומר<text:span text:style-name="T1"> </text:span>לו<text:span text:style-name="T1"> </text:span>"חלוק<text:span text:style-name="T1"> </text:span>גדול<text:span text:style-name="T1"> </text:span>הייתי<text:span text:style-name="T1"> </text:span>מבקש<text:span text:style-name="T1"> </text:span>והבאת<text:span text:style-name="T1"> </text:span>לי<text:span text:style-name="T1"> </text:span>קטן<text:span text:style-name="T1"> </text:span>ורע<text:span text:style-name="T1"> </text:span><text:span text:style-name="T27">(</text:span><text:span text:style-name="T63">ולא</text:span><text:span text:style-name="T67"> </text:span><text:span text:style-name="T63">עשית</text:span><text:span text:style-name="T67"> </text:span><text:span text:style-name="T63">שליחותי</text:span><text:span text:style-name="T67"> </text:span><text:span text:style-name="T63">כלל</text:span><text:span text:style-name="T27">)</text:span>".<text:span text:style-name="T63"> </text:span></text:p>
      <text:p text:style-name="P1"/>
      <text:p text:style-name="P1">גמרא:</text:p>
      <text:p text:style-name="P1">שמעת<text:span text:style-name="T1"> </text:span>מינה: מאן<text:span text:style-name="T1"> </text:span>דאמר<text:span text:style-name="T1"> </text:span>לשלוחו<text:span text:style-name="T1"> </text:span>"זיל<text:span text:style-name="T1"> </text:span>זבן<text:span text:style-name="T1"> </text:span>לי<text:span text:style-name="T1"> </text:span>כורא<text:span text:style-name="T1"> </text:span>דארעא", ואזל<text:span text:style-name="T1"> </text:span>וזבן<text:span text:style-name="T1"> </text:span>ליה<text:span text:style-name="T1"> </text:span>ליתכא<text:span text:style-name="T1"> </text:span>- קני<text:span text:style-name="T1"> </text:span>לוקח<text:span text:style-name="T1"> </text:span><text:span text:style-name="T27">(</text:span><text:span text:style-name="T63">כלומר: שמעת</text:span><text:span text:style-name="T67"> </text:span><text:span text:style-name="T63">ממתניתין</text:span><text:span text:style-name="T67"> </text:span><text:span text:style-name="T63">דקתני</text:span><text:span text:style-name="T67"> </text:span><text:span text:style-name="T63">'</text:span><text:span text:style-name="T83">והביא</text:span><text:span text:style-name="T85"> </text:span><text:span text:style-name="T83">לו</text:span><text:span text:style-name="T85"> </text:span><text:span text:style-name="T83">חלוק</text:span><text:span text:style-name="T85"> </text:span><text:span text:style-name="T83">בשלשה</text:span><text:span text:style-name="T85"> </text:span><text:span text:style-name="T83">- שניהם</text:span><text:span text:style-name="T85"> </text:span><text:span text:style-name="T83">מעלו</text:span><text:span text:style-name="T63">' ואפילו</text:span><text:span text:style-name="T67"> </text:span><text:span text:style-name="T63">בעל</text:span><text:span text:style-name="T67"> </text:span><text:span text:style-name="T63">הבית, 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צוהו</text:span><text:span text:style-name="T67"> </text:span><text:span text:style-name="T63">להביא</text:span><text:span text:style-name="T67"> </text:span><text:span text:style-name="T63">לו</text:span><text:span text:style-name="T67"> </text:span><text:span text:style-name="T63">בדינר</text:span><text:span text:style-name="T67"> </text:span><text:span text:style-name="T63">זהב: דזבן</text:span><text:span text:style-name="T67"> </text:span><text:span text:style-name="T63">לו</text:span><text:span text:style-name="T67"> </text:span><text:span text:style-name="T63">פחות</text:span><text:span text:style-name="T67"> </text:span><text:span text:style-name="T63">ממה</text:span><text:span text:style-name="T67"> </text:span><text:span text:style-name="T63">שאמר</text:span><text:span text:style-name="T67"> </text:span><text:span text:style-name="T63">לו</text:span><text:span text:style-name="T67"> </text:span><text:span text:style-name="T63">- שמעת</text:span><text:span text:style-name="T67"> </text:span><text:span text:style-name="T63">מינה: האי</text:span><text:span text:style-name="T67"> </text:span><text:span text:style-name="T63">מאן</text:span><text:span text:style-name="T67"> </text:span><text:span text:style-name="T63">דאמר</text:span><text:span text:style-name="T67"> </text:span><text:span text:style-name="T63">לחבריה</text:span><text:span text:style-name="T67"> </text:span><text:span text:style-name="T63">וכו' ותפשוט</text:span><text:span text:style-name="T67"> </text:span><text:span text:style-name="T63">מהכא</text:span><text:span text:style-name="T67"> </text:span><text:span text:style-name="T63">דקנה</text:span><text:span text:style-name="T67"> </text:span><text:span text:style-name="T63">לוקח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פי</text:span><text:span text:style-name="T67"> </text:span><text:span text:style-name="T63">שקנה</text:span><text:span text:style-name="T67"> </text:span><text:span text:style-name="T63">לו</text:span><text:span text:style-name="T67"> </text:span><text:span text:style-name="T63">פחות</text:span><text:span text:style-name="T27">)</text:span>.</text:p>
      <text:p text:style-name="P1">אמרי: הכא<text:span text:style-name="T1"> </text:span>היכי<text:span text:style-name="T1"> </text:span>דמי? כגון<text:span text:style-name="T1"> </text:span>דאייתי<text:span text:style-name="T1"> </text:span>ליה<text:span text:style-name="T1"> </text:span>שוה<text:span text:style-name="T1"> </text:span>שש<text:span text:style-name="T1"> </text:span>בשלש<text:span text:style-name="T1"> </text:span><text:span text:style-name="T27">(</text:span><text:span text:style-name="T63">כלומר: מהכא</text:span><text:span text:style-name="T67"> </text:span><text:span text:style-name="T63">ליכא</text:span><text:span text:style-name="T67"> </text:span><text:span text:style-name="T63">למשמע, דהכא</text:span><text:span text:style-name="T67"> </text:span><text:span text:style-name="T63">מאי</text:span><text:span text:style-name="T67"> </text:span><text:span text:style-name="T63">טעמא</text:span><text:span text:style-name="T67"> </text:span><text:span text:style-name="T63">מעל</text:span><text:span text:style-name="T67"> </text:span><text:span text:style-name="T63">בעל</text:span><text:span text:style-name="T67"> </text:span><text:span text:style-name="T63">הבית? כגון</text:span><text:span text:style-name="T67"> </text:span><text:span text:style-name="T63">דאייתי</text:span><text:span text:style-name="T67"> </text:span><text:span text:style-name="T63">ליה</text:span><text:span text:style-name="T67"> </text:span><text:span text:style-name="T63">השליח</text:span><text:span text:style-name="T67"> </text:span><text:span text:style-name="T63">חלוק</text:span><text:span text:style-name="T67"> </text:span><text:span text:style-name="T63">שו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בשלשה</text:span><text:span text:style-name="T67"> </text:span><text:span text:style-name="T63">דינרי</text:span><text:span text:style-name="T67"> </text:span><text:span text:style-name="T63">כסף: דהואיל</text:span><text:span text:style-name="T67"> </text:span><text:span text:style-name="T63">ושו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- נעשית</text:span><text:span text:style-name="T67"> </text:span><text:span text:style-name="T63">שליחותו, ולהכי</text:span><text:span text:style-name="T67"> </text:span><text:span text:style-name="T63">מעל</text:span><text:span text:style-name="T27">)</text:span>.</text:p>
      <text:p text:style-name="P1">אימא<text:span text:style-name="T1"> </text:span>סיפא: '<text:span text:style-name="T105">רבי</text:span><text:span text:style-name="T106"> </text:span><text:span text:style-name="T105">יהודה</text:span><text:span text:style-name="T106"> </text:span><text:span text:style-name="T105">אומר: בעל</text:span><text:span text:style-name="T106"> </text:span><text:span text:style-name="T105">הבית</text:span><text:span text:style-name="T106"> </text:span><text:span text:style-name="T105">לא</text:span><text:span text:style-name="T106"> </text:span><text:span text:style-name="T105">מעל, שהוא</text:span><text:span text:style-name="T106"> </text:span><text:span text:style-name="T105">יכול</text:span><text:span text:style-name="T106"> </text:span><text:span text:style-name="T105">לומר</text:span><text:span text:style-name="T106"> </text:span><text:span text:style-name="T105">לו</text:span><text:span text:style-name="T106"> </text:span><text:span text:style-name="T105">'חלוק</text:span><text:span text:style-name="T106"> </text:span><text:span text:style-name="T105">גדול</text:span><text:span text:style-name="T106"> </text:span><text:span text:style-name="T105">הייתי</text:span><text:span text:style-name="T106"> </text:span><text:span text:style-name="T105">מבקש</text:span><text:span text:style-name="T106"> </text:span><text:span text:style-name="T105">והבאת</text:span><text:span text:style-name="T106"> </text:span><text:span text:style-name="T105">לי</text:span><text:span text:style-name="T106"> </text:span><text:span text:style-name="T105">חלוק</text:span><text:span text:style-name="T106"> </text:span><text:span text:style-name="T105">קטן</text:span><text:span text:style-name="T106"> </text:span><text:span text:style-name="T105">ורע</text:span>' <text:span text:style-name="T27">(</text:span><text:span text:style-name="T63">ואם</text:span><text:span text:style-name="T67"> </text:span><text:span text:style-name="T63">איתא</text:span><text:span text:style-name="T67"> </text:span><text:span text:style-name="T63">דאייתי</text:span><text:span text:style-name="T67"> </text:span><text:span text:style-name="T63">ליה</text:span><text:span text:style-name="T67"> </text:span><text:span text:style-name="T63">שו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- היכי</text:span><text:span text:style-name="T67"> </text:span><text:span text:style-name="T63">מצי</text:span><text:span text:style-name="T67"> </text:span><text:span text:style-name="T63">אמר</text:span><text:span text:style-name="T67"> </text:span><text:span text:style-name="T63">ליה</text:span><text:span text:style-name="T67"> </text:span><text:span text:style-name="T63">"הבאת</text:span><text:span text:style-name="T67"> </text:span><text:span text:style-name="T63">לי</text:span><text:span text:style-name="T67"> </text:span><text:span text:style-name="T63">קטן</text:span><text:span text:style-name="T67"> </text:span><text:span text:style-name="T63">ורע"? הא</text:span><text:span text:style-name="T67"> </text:span><text:span text:style-name="T63">שו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ביקש, ושו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הביא</text:span><text:span text:style-name="T67"> </text:span><text:span text:style-name="T63">לו!</text:span><text:span text:style-name="T27">)</text:span>!?</text:p>
      <text:p text:style-name="P1"><text:span text:style-name="T27">(</text:span><text:span text:style-name="T63">הא</text:span><text:span text:style-name="T67"> </text:span><text:span text:style-name="T63">לא</text:span><text:span text:style-name="T67"> </text:span><text:span text:style-name="T63">קשיא, דמשום</text:span><text:span text:style-name="T67"> </text:span><text:span text:style-name="T63">הכי</text:span><text:span text:style-name="T67"> </text:span><text:span text:style-name="T63">אמר</text:span><text:span text:style-name="T67"> </text:span><text:span text:style-name="T63">רבי</text:span><text:span text:style-name="T67"> </text:span><text:span text:style-name="T63">יהודה</text:span><text:span text:style-name="T67"> </text:span><text:span text:style-name="T63">'בעל</text:span><text:span text:style-name="T67"> </text:span><text:span text:style-name="T63">הבית</text:span><text:span text:style-name="T67"> </text:span><text:span text:style-name="T63">לא</text:span><text:span text:style-name="T67"> </text:span><text:span text:style-name="T63">מעל'</text:span><text:span text:style-name="T27">)</text:span> דאמר<text:span text:style-name="T1"> </text:span>ליה<text:span text:style-name="T1"> </text:span><text:span text:style-name="T27">(</text:span><text:span text:style-name="T63">דאכתי</text:span><text:span text:style-name="T67"> </text:span><text:span text:style-name="T63">מצי</text:span><text:span text:style-name="T67"> </text:span><text:span text:style-name="T63">אמר</text:span><text:span text:style-name="T67"> </text:span><text:span text:style-name="T63">ליה</text:span><text:span text:style-name="T27">)</text:span>: "אי<text:span text:style-name="T1"> </text:span>יהבת<text:span text:style-name="T1"> </text:span>דינר<text:span text:style-name="T1"> </text:span><text:span text:style-name="T27">(</text:span><text:span text:style-name="T63">זהב</text:span><text:span text:style-name="T27">)</text:span> כוליה<text:span text:style-name="T1"> </text:span><text:span text:style-name="T27">(</text:span><text:span text:style-name="T63">כמו</text:span><text:span text:style-name="T67"> </text:span><text:span text:style-name="T63">שאמרתי</text:span><text:span text:style-name="T67"> </text:span><text:span text:style-name="T63">לך</text:span><text:span text:style-name="T27">)</text:span> - אייתית<text:span text:style-name="T1"> </text:span>לי<text:span text:style-name="T1"> </text:span><text:span text:style-name="T27">(</text:span><text:span text:style-name="T63">חלוק</text:span><text:span text:style-name="T27">)</text:span> שוה<text:span text:style-name="T1"> </text:span>שני<text:span text:style-name="T1"> </text:span>דינרין". </text:p>
      <text:p text:style-name="P1">הכי<text:span text:style-name="T1"> </text:span>נמי<text:span text:style-name="T1"> </text:span>מסתברא, דקתני<text:span text:style-name="T1"> </text:span>'<text:span text:style-name="T105">מודה</text:span><text:span text:style-name="T106"> </text:span><text:span text:style-name="T105">רבי</text:span><text:span text:style-name="T106"> </text:span><text:span text:style-name="T105">יהודה</text:span><text:span text:style-name="T106"> </text:span><text:span text:style-name="T105">בקטנית</text:span><text:span text:style-name="T106"> </text:span><text:span text:style-name="T105">ששניהם</text:span><text:span text:style-name="T106"> </text:span><text:span text:style-name="T105">מעלו</text:span><text:span text:style-name="T106"> </text:span><text:span text:style-name="T27">(</text:span><text:span text:style-name="T63">כלומר: אם</text:span><text:span text:style-name="T67"> </text:span><text:span text:style-name="T63">הביא</text:span><text:span text:style-name="T67"> </text:span><text:span text:style-name="T63">לו</text:span><text:span text:style-name="T67"> </text:span><text:span text:style-name="T63">קטנית</text:span><text:span text:style-name="T67"> </text:span><text:span text:style-name="T63">שו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בשלשה</text:span><text:span text:style-name="T67"> </text:span><text:span text:style-name="T63">דינרי</text:span><text:span text:style-name="T67"> </text:span><text:span text:style-name="T63">כסף, דבעל</text:span><text:span text:style-name="T67"> </text:span><text:span text:style-name="T63">הבית</text:span><text:span text:style-name="T67"> </text:span><text:span text:style-name="T63">נמי</text:span><text:span text:style-name="T67"> </text:span><text:span text:style-name="T63">מעל</text:span><text:span text:style-name="T27">)</text:span>, <text:span text:style-name="T27">(</text:span><text:span text:style-name="T63">מאי</text:span><text:span text:style-name="T67"> </text:span><text:span text:style-name="T63">טעמא?:</text:span><text:span text:style-name="T27">)</text:span> שהקטנית<text:span text:style-name="T1"> </text:span>בפרוטה<text:span text:style-name="T1"> </text:span>וקטנית<text:span text:style-name="T1"> </text:span>בדינר<text:span text:style-name="T1"> </text:span><text:span text:style-name="T27">(</text:span><text:span text:style-name="T63">דלא</text:span><text:span text:style-name="T67"> </text:span><text:span text:style-name="T63">מצי</text:span><text:span text:style-name="T67"> </text:span><text:span text:style-name="T63">למימר</text:span><text:span text:style-name="T67"> </text:span><text:span text:style-name="T63">ליה</text:span><text:span text:style-name="T67"> </text:span><text:span text:style-name="T63">איהו</text:span><text:span text:style-name="T67"> </text:span><text:span text:style-name="T63">'אי</text:span><text:span text:style-name="T67"> </text:span><text:span text:style-name="T63">יהבת</text:span><text:span text:style-name="T67"> </text:span><text:span text:style-name="T63">ליה</text:span><text:span text:style-name="T67"> </text:span><text:span text:style-name="T63">דינר</text:span><text:span text:style-name="T67"> </text:span><text:span text:style-name="T63">זהב</text:span><text:span text:style-name="T67"> </text:span><text:span text:style-name="T63">כוליה</text:span><text:span text:style-name="T67"> </text:span><text:span text:style-name="T63">הוית</text:span><text:span text:style-name="T67"> </text:span><text:span text:style-name="T63">מייתית</text:span><text:span text:style-name="T67"> </text:span><text:span text:style-name="T63">שוה</text:span><text:span text:style-name="T67"> </text:span><text:span text:style-name="T63">שני</text:span><text:span text:style-name="T67"> </text:span><text:span text:style-name="T63">דינרין</text:span><text:span text:style-name="T67"> </text:span><text:span text:style-name="T63">דהוו</text:span><text:span text:style-name="T67"> </text:span><text:span text:style-name="T63">מוזלי</text:span><text:span text:style-name="T67"> </text:span><text:span text:style-name="T63">גבך</text:span><text:span text:style-name="T67"> </text:span><text:span text:style-name="T63">משום</text:span><text:span text:style-name="T67"> </text:span><text:span text:style-name="T63">דזבנת</text:span><text:span text:style-name="T67"> </text:span><text:span text:style-name="T63">טפי' </text:span><text:span text:style-name="T94">שהקטנית</text:span><text:span text:style-name="T96"> </text:span><text:span text:style-name="T94">בפרוטה</text:span><text:span text:style-name="T96"> </text:span><text:span text:style-name="T94">היא</text:span><text:span text:style-name="T96"> </text:span><text:span text:style-name="T94">קטנית</text:span><text:span text:style-name="T96"> </text:span><text:span text:style-name="T94">בדינר</text:span><text:span text:style-name="T63">, כלומר: דלא</text:span><text:span text:style-name="T67"> </text:span><text:span text:style-name="T63">מוזלי</text:span><text:span text:style-name="T67"> </text:span><text:span text:style-name="T63">למאן</text:span><text:span text:style-name="T67"> </text:span><text:span text:style-name="T63">דזבין</text:span><text:span text:style-name="T67"> </text:span><text:span text:style-name="T63">קטנית</text:span><text:span text:style-name="T67"> </text:span><text:span text:style-name="T63">בדינר</text:span><text:span text:style-name="T67"> </text:span><text:span text:style-name="T63">ממאן</text:span><text:span text:style-name="T67"> </text:span><text:span text:style-name="T63">דלא</text:span><text:span text:style-name="T67"> </text:span><text:span text:style-name="T63">זבין</text:span><text:span text:style-name="T67"> </text:span><text:span text:style-name="T63">אלא</text:span><text:span text:style-name="T67"> </text:span><text:span text:style-name="T63">בפרוטה</text:span><text:span text:style-name="T27">)</text:span>' <text:span text:style-name="T27">(</text:span><text:span text:style-name="T63">אלמא</text:span><text:span text:style-name="T67"> </text:span><text:span text:style-name="T63">דטעמיה</text:span><text:span text:style-name="T67"> </text:span><text:span text:style-name="T63">דרבי</text:span><text:span text:style-name="T67"> </text:span><text:span text:style-name="T63">יהודה</text:span><text:span text:style-name="T67"> </text:span><text:span text:style-name="T63">הוי</text:span><text:span text:style-name="T67"> </text:span><text:span text:style-name="T63">גבי</text:span><text:span text:style-name="T67"> </text:span><text:span text:style-name="T63">חלוק</text:span><text:span text:style-name="T67"> </text:span><text:span text:style-name="T63">דלא</text:span><text:span text:style-name="T67"> </text:span><text:span text:style-name="T63">מעל</text:span><text:span text:style-name="T67"> </text:span><text:span text:style-name="T63">בעל</text:span><text:span text:style-name="T67"> </text:span><text:span text:style-name="T63">הבית</text:span><text:span text:style-name="T67"> </text:span><text:span text:style-name="T63">אף</text:span><text:span text:style-name="T67"> </text:span><text:span text:style-name="T63">על</text:span><text:span text:style-name="T67"> </text:span><text:span text:style-name="T63">גב</text:span><text:span text:style-name="T67"> </text:span><text:span text:style-name="T63">דאייתי</text:span><text:span text:style-name="T67"> </text:span><text:span text:style-name="T63">ליה</text:span><text:span text:style-name="T67"> </text:span><text:span text:style-name="T63">שוה</text:span><text:span text:style-name="T67"> </text:span><text:span text:style-name="T63">דינר</text:span><text:span text:style-name="T67"> </text:span><text:span text:style-name="T63">בשלשה</text:span><text:span text:style-name="T67"> </text:span><text:span text:style-name="T63">- משום</text:span><text:span text:style-name="T67"> </text:span><text:span text:style-name="T63">דאמר</text:span><text:span text:style-name="T67"> </text:span><text:span text:style-name="T63">ליה</text:span><text:span text:style-name="T67"> </text:span><text:span text:style-name="T63">'אילו</text:span><text:span text:style-name="T67"> </text:span><text:span text:style-name="T63">יהבת</text:span><text:span text:style-name="T67"> </text:span><text:span text:style-name="T63">דינר</text:span><text:span text:style-name="T67"> </text:span><text:span text:style-name="T63">וכו' שויא</text:span><text:span text:style-name="T67"> </text:span><text:span text:style-name="T63">ליה</text:span><text:span text:style-name="T67"> </text:span><text:span text:style-name="T63">טפי</text:span><text:span text:style-name="T27">)</text:span>. </text:p>
      <text:p text:style-name="P1">היכי<text:span text:style-name="T1"> </text:span>דמי? אי<text:span text:style-name="T1"> </text:span>באתרא<text:span text:style-name="T1"> </text:span>דזבני<text:span text:style-name="T1"> </text:span>בשומא, גבי<text:span text:style-name="T1"> </text:span>קטנית<text:span text:style-name="T1"> </text:span>נמי: דיהב<text:span text:style-name="T1"> </text:span>סלע<text:span text:style-name="T1"> </text:span>מוזלי<text:span text:style-name="T1"> </text:span>ליה<text:span text:style-name="T1"> </text:span>טפי<text:span text:style-name="T1"> </text:span><text:span text:style-name="T27">(</text:span><text:span text:style-name="T63">שהיה</text:span><text:span text:style-name="T67"> </text:span><text:span text:style-name="T63">מביא</text:span><text:span text:style-name="T67"> </text:span><text:span text:style-name="T63">קטנית</text:span><text:span text:style-name="T67"> </text:span><text:span text:style-name="T63">יותר</text:span><text:span text:style-name="T67"> </text:span><text:span text:style-name="T63">משום</text:span><text:span text:style-name="T67"> </text:span><text:span text:style-name="T63">דהוו</text:span><text:span text:style-name="T67"> </text:span><text:span text:style-name="T63">מוזלי</text:span><text:span text:style-name="T67"> </text:span><text:span text:style-name="T63">גביה</text:span><text:span text:style-name="T27">)</text:span>!?</text:p>
      <text:p text:style-name="P1">אמר<text:span text:style-name="T1"> </text:span>רב<text:span text:style-name="T1"> </text:span>פפא: בדוכתא<text:span text:style-name="T1"> </text:span>דמזבני<text:span text:style-name="T1"> </text:span>בכני<text:span text:style-name="T1"> </text:span>כני<text:span text:style-name="T1"> </text:span><text:span text:style-name="T27">(</text:span><text:span text:style-name="T63">במדות</text:span><text:span text:style-name="T67"> </text:span><text:span text:style-name="T63">דהתם</text:span><text:span text:style-name="T67"> </text:span><text:span text:style-name="T63">פסיקא</text:span><text:span text:style-name="T67"> </text:span><text:span text:style-name="T63">מילתא</text:span><text:span text:style-name="T27">)</text:span>, כנא<text:span text:style-name="T1"> </text:span>כנא<text:span text:style-name="T1"> </text:span>בפרוטה<text:span text:style-name="T1"> </text:span><text:span text:style-name="T27">(</text:span><text:span text:style-name="T63">ולא</text:span><text:span text:style-name="T67"> </text:span><text:span text:style-name="T63">מוזלי</text:span><text:span text:style-name="T67"> </text:span><text:span text:style-name="T63">גביה</text:span><text:span text:style-name="T67"> </text:span><text:span text:style-name="T63">כלל</text:span><text:span text:style-name="T27">)</text:span>; דהתם<text:span text:style-name="T1"> </text:span>פסיק<text:span text:style-name="T1"> </text:span>מילתייהו.<text:span text:style-name="T63"> </text:span></text:p>
      <text:p text:style-name="P28"/>
      <text:p text:style-name="P23"><text:span text:style-name="T28">לישנא</text:span><text:span text:style-name="T1"> </text:span><text:span text:style-name="T28">אחרינא: </text:span><text:span text:style-name="T22">היכי</text:span><text:span text:style-name="T24"> </text:span><text:span text:style-name="T22">דמי?</text:span><text:span text:style-name="T28"> <text:s/>וכו': השתא</text:span><text:span text:style-name="T1"> </text:span><text:span text:style-name="T28">קא</text:span><text:span text:style-name="T1"> </text:span><text:span text:style-name="T28">דייק</text:span><text:span text:style-name="T1"> </text:span><text:span text:style-name="T28">מאי</text:span><text:span text:style-name="T1"> </text:span><text:span text:style-name="T28">טעמא</text:span><text:span text:style-name="T1"> </text:span><text:span text:style-name="T28">דרבי</text:span><text:span text:style-name="T1"> </text:span><text:span text:style-name="T28">יהודה</text:span><text:span text:style-name="T1"> </text:span><text:span text:style-name="T28">דמודה</text:span><text:span text:style-name="T1"> </text:span><text:span text:style-name="T28">בקטנית: </text:span><text:span text:style-name="T22">אי</text:span><text:span text:style-name="T24"> </text:span><text:span text:style-name="T22">באתרא</text:span><text:span text:style-name="T24"> </text:span><text:span text:style-name="T22">דמזבני</text:span><text:span text:style-name="T24"> </text:span><text:span text:style-name="T22">בשומא</text:span><text:span text:style-name="T1"> </text:span><text:span text:style-name="T28">= באומד</text:span><text:span text:style-name="T1"> </text:span><text:span text:style-name="T28">שלא</text:span><text:span text:style-name="T1"> </text:span><text:span text:style-name="T28">במדה, אם</text:span><text:span text:style-name="T1"> </text:span><text:span text:style-name="T28">כן</text:span><text:span text:style-name="T1"> </text:span><text:span text:style-name="T28">אכתי</text:span><text:span text:style-name="T1"> </text:span><text:span text:style-name="T28">מצי</text:span><text:span text:style-name="T1"> </text:span><text:span text:style-name="T28">בעל</text:span><text:span text:style-name="T1"> </text:span><text:span text:style-name="T28">הבית</text:span><text:span text:style-name="T1"> </text:span><text:span text:style-name="T28">למיטען</text:span><text:span text:style-name="T1"> </text:span><text:span text:style-name="T28">לשליח</text:span><text:span text:style-name="T1"> </text:span><text:span text:style-name="T28">'אילו</text:span><text:span text:style-name="T1"> </text:span><text:span text:style-name="T28">יהבת</text:span><text:span text:style-name="T1"> </text:span><text:span text:style-name="T28">דינר</text:span><text:span text:style-name="T1"> </text:span><text:span text:style-name="T28">הוה</text:span><text:span text:style-name="T1"> </text:span><text:span text:style-name="T28">מייתית</text:span><text:span text:style-name="T1"> </text:span><text:span text:style-name="T28">טפי: שהיו</text:span><text:span text:style-name="T1"> </text:span><text:span text:style-name="T28">מוסיפין</text:span><text:span text:style-name="T1"> </text:span><text:span text:style-name="T28">לך</text:span><text:span text:style-name="T1"> </text:span><text:span text:style-name="T28">בשביל</text:span><text:span text:style-name="T1"> </text:span><text:span text:style-name="T28">הדינר, ואותו</text:span><text:span text:style-name="T1"> </text:span><text:span text:style-name="T28">התוספות</text:span><text:span text:style-name="T1"> </text:span><text:span text:style-name="T28">שהיו</text:span><text:span text:style-name="T1"> </text:span><text:span text:style-name="T28">נותנין</text:span><text:span text:style-name="T1"> </text:span><text:span text:style-name="T28">לך</text:span><text:span text:style-name="T1"> </text:span><text:span text:style-name="T28">לא</text:span><text:span text:style-name="T1"> </text:span><text:span text:style-name="T28">הבאת</text:span><text:span text:style-name="T1"> </text:span><text:span text:style-name="T28">לי</text:span><text:span text:style-name="T1"> </text:span><text:span text:style-name="T28">ממנו</text:span><text:span text:style-name="T1"> </text:span><text:span text:style-name="T28">כלום', והיינו</text:span><text:span text:style-name="T1"> </text:span><text:span text:style-name="T28">דומיא</text:span><text:span text:style-name="T1"> </text:span><text:span text:style-name="T28">דחלוק: דאמר</text:span><text:span text:style-name="T1"> </text:span><text:span text:style-name="T28">ליה</text:span><text:span text:style-name="T1"> </text:span><text:span text:style-name="T28">'אילו</text:span><text:span text:style-name="T1"> </text:span><text:span text:style-name="T28">יהבת</text:span><text:span text:style-name="T1"> </text:span><text:span text:style-name="T28">דינר</text:span><text:span text:style-name="T1"> </text:span><text:span text:style-name="T28">וכו'!</text:span></text:p>
      <text:p text:style-name="P23"><text:span text:style-name="T22">אמר</text:span><text:span text:style-name="T24"> </text:span><text:span text:style-name="T22">רב</text:span><text:span text:style-name="T24"> </text:span><text:span text:style-name="T22">פפא:</text:span><text:span text:style-name="T28"> לא</text:span><text:span text:style-name="T1"> </text:span><text:span text:style-name="T28">מצית</text:span><text:span text:style-name="T1"> </text:span><text:span text:style-name="T28">למימר</text:span><text:span text:style-name="T1"> </text:span><text:span text:style-name="T28">הכי, </text:span><text:span text:style-name="T22">דבאתרא</text:span><text:span text:style-name="T24"> </text:span><text:span text:style-name="T22">דכיילי</text:span><text:span text:style-name="T24"> </text:span><text:span text:style-name="T22">ומזבני</text:span><text:span text:style-name="T1"> </text:span><text:span text:style-name="T28">בכני</text:span><text:span text:style-name="T1"> </text:span><text:span text:style-name="T28">עסקינן: </text:span><text:span text:style-name="T22">דכנא</text:span><text:span text:style-name="T24"> </text:span><text:span text:style-name="T22">כנא</text:span><text:span text:style-name="T24"> </text:span><text:span text:style-name="T22">בפרוטה</text:span><text:span text:style-name="T28">: </text:span><text:span text:style-name="T22">דהתם</text:span><text:span text:style-name="T24"> </text:span><text:span text:style-name="T22">פסיקא</text:span><text:span text:style-name="T24"> </text:span><text:span text:style-name="T22">מילתייהו</text:span><text:span text:style-name="T28">, ולא</text:span><text:span text:style-name="T1"> </text:span><text:span text:style-name="T28">יהבי</text:span><text:span text:style-name="T1"> </text:span><text:span text:style-name="T28">תוספת</text:span><text:span text:style-name="T1"> </text:span><text:span text:style-name="T28">כלל, הלכך</text:span><text:span text:style-name="T1"> </text:span><text:span text:style-name="T28">לא</text:span><text:span text:style-name="T1"> </text:span><text:span text:style-name="T28">מצי</text:span><text:span text:style-name="T1"> </text:span><text:span text:style-name="T28">למימר</text:span><text:span text:style-name="T1"> </text:span><text:span text:style-name="T28">בעל</text:span><text:span text:style-name="T1"> </text:span><text:span text:style-name="T28">הבית</text:span><text:span text:style-name="T1"> </text:span><text:span text:style-name="T28">כלום, אלא</text:span><text:span text:style-name="T1"> </text:span><text:span text:style-name="T28">כי</text:span><text:span text:style-name="T1"> </text:span><text:span text:style-name="T28">אייתי</text:span><text:span text:style-name="T1"> </text:span><text:span text:style-name="T28">ליה</text:span><text:span text:style-name="T1"> </text:span><text:span text:style-name="T28">קטנית</text:span><text:span text:style-name="T1"> </text:span><text:span text:style-name="T28">שוה</text:span><text:span text:style-name="T1"> </text:span><text:span text:style-name="T28">דינר</text:span><text:span text:style-name="T1"> </text:span><text:span text:style-name="T28">בשלשה</text:span><text:span text:style-name="T1"> </text:span><text:span text:style-name="T28">- שניהם</text:span><text:span text:style-name="T1"> </text:span><text:span text:style-name="T28">מעלו. </text:span></text:p>
      <text:p text:style-name="P1"/>
      <text:p text:style-name="P1"/>
      <text:p text:style-name="P1">משנה:</text:p>
      <text:p text:style-name="P1">המפקיד<text:span text:style-name="T1"> </text:span>מעות<text:span text:style-name="T1"> </text:span><text:span text:style-name="T27">(</text:span><text:span text:style-name="T63">של</text:span><text:span text:style-name="T67"> </text:span><text:span text:style-name="T63">הקדש</text:span><text:span text:style-name="T27">)</text:span> אצל<text:span text:style-name="T1"> </text:span>שולחני: אם<text:span text:style-name="T1"> </text:span><text:span text:style-name="T27">(</text:span><text:span text:style-name="T63">הפקידן</text:span><text:span text:style-name="T27">)</text:span> צרורין<text:span text:style-name="T1"> </text:span>- לא<text:span text:style-name="T1"> </text:span>ישתמש<text:span text:style-name="T1"> </text:span>בהן<text:span text:style-name="T1"> </text:span><text:span text:style-name="T27">(</text:span><text:span text:style-name="T63">דלהכי</text:span><text:span text:style-name="T67"> </text:span><text:span text:style-name="T63">הפקידן</text:span><text:span text:style-name="T67"> </text:span><text:span text:style-name="T63">אצלו</text:span><text:span text:style-name="T67"> </text:span><text:span text:style-name="T63">צרורין</text:span><text:span text:style-name="T67"> </text:span><text:span text:style-name="T63">דלא</text:span><text:span text:style-name="T67"> </text:span><text:span text:style-name="T63">הוה</text:span><text:span text:style-name="T67"> </text:span><text:span text:style-name="T63">בעי</text:span><text:span text:style-name="T67"> </text:span><text:span text:style-name="T63">דלישתמש</text:span><text:span text:style-name="T67"> </text:span><text:span text:style-name="T63">בהו</text:span><text:span text:style-name="T27">)</text:span>, לפיכך<text:span text:style-name="T1"> </text:span>אם<text:span text:style-name="T1"> </text:span>הוציא<text:span text:style-name="T1"> </text:span><text:span text:style-name="T27">(</text:span><text:span text:style-name="T63">השולחני</text:span><text:span text:style-name="T27">)</text:span> – מעל; אם<text:span text:style-name="T1"> </text:span>מותרין<text:span text:style-name="T1"> </text:span>- ישתמש<text:span text:style-name="T1"> </text:span>בהן<text:span text:style-name="T1"> </text:span><text:span text:style-name="T27">(</text:span><text:span text:style-name="T63">שלדעת</text:span><text:span text:style-name="T67"> </text:span><text:span text:style-name="T63">כן</text:span><text:span text:style-name="T67"> </text:span><text:span text:style-name="T63">הפקידן</text:span><text:span text:style-name="T67"> </text:span><text:span text:style-name="T63">אצלו</text:span><text:span text:style-name="T67"> </text:span><text:span text:style-name="T63">מותרין</text:span><text:span text:style-name="T67"> </text:span><text:span text:style-name="T63">שיתעסק</text:span><text:span text:style-name="T67"> </text:span><text:span text:style-name="T63">בהן</text:span><text:span text:style-name="T67"> </text:span><text:span text:style-name="T63">שיחליפם</text:span><text:span text:style-name="T27">)</text:span>, לפיכך<text:span text:style-name="T1"> </text:span>אם<text:span text:style-name="T1"> </text:span>הוציא<text:span text:style-name="T1"> </text:span>לא<text:span text:style-name="T1"> </text:span>מעל<text:span text:style-name="T1"> </text:span><text:span text:style-name="T27">(</text:span><text:span text:style-name="T63">השולחני, אלא</text:span><text:span text:style-name="T67"> </text:span><text:span text:style-name="T63">המפקיד</text:span><text:span text:style-name="T27">)</text:span>;</text:p>
      <text:p text:style-name="P1">אצל<text:span text:style-name="T1"> </text:span>בעל<text:span text:style-name="T1"> </text:span>הבית<text:span text:style-name="T1"> </text:span>- בין<text:span text:style-name="T1"> </text:span>כך<text:span text:style-name="T1"> </text:span>ובין<text:span text:style-name="T1"> </text:span>כך<text:span text:style-name="T1"> </text:span><text:span text:style-name="T27">(</text:span><text:span text:style-name="T63">בין</text:span><text:span text:style-name="T67"> </text:span><text:span text:style-name="T63">צרורין</text:span><text:span text:style-name="T67"> </text:span><text:span text:style-name="T63">ובין</text:span><text:span text:style-name="T67"> </text:span><text:span text:style-name="T63">מותרין</text:span><text:span text:style-name="T27">)</text:span> לא<text:span text:style-name="T1"> </text:span>ישתמש<text:span text:style-name="T1"> </text:span>בהן<text:span text:style-name="T1"> </text:span><text:span text:style-name="T27">(</text:span><text:span text:style-name="T63">דלהכי</text:span><text:span text:style-name="T67"> </text:span><text:span text:style-name="T63">הפקידן</text:span><text:span text:style-name="T67"> </text:span><text:span text:style-name="T63">אצל</text:span><text:span text:style-name="T67"> </text:span><text:span text:style-name="T63">בעל</text:span><text:span text:style-name="T67"> </text:span><text:span text:style-name="T63">הבית: שהוא</text:span><text:span text:style-name="T67"> </text:span><text:span text:style-name="T63">יודע</text:span><text:span text:style-name="T67"> </text:span><text:span text:style-name="T63">שבעל</text:span><text:span text:style-name="T67"> </text:span><text:span text:style-name="T63">הבית</text:span><text:span text:style-name="T67"> </text:span><text:span text:style-name="T63">אין</text:span><text:span text:style-name="T67"> </text:span><text:span text:style-name="T63">דרכו</text:span><text:span text:style-name="T67"> </text:span><text:span text:style-name="T63">לפרוט</text:span><text:span text:style-name="T67"> </text:span><text:span text:style-name="T63">ולהחליף, ולא</text:span><text:span text:style-name="T67"> </text:span><text:span text:style-name="T63">חשש</text:span><text:span text:style-name="T67"> </text:span><text:span text:style-name="T63">אם</text:span><text:span text:style-name="T67"> </text:span><text:span text:style-name="T63">צרורין</text:span><text:span text:style-name="T67"> </text:span><text:span text:style-name="T63">אם</text:span><text:span text:style-name="T67"> </text:span><text:span text:style-name="T63">מותרין</text:span><text:span text:style-name="T27">)</text:span>, לפיכך<text:span text:style-name="T1"> </text:span>אם<text:span text:style-name="T1"> </text:span>הוציא<text:span text:style-name="T1"> </text:span><text:span text:style-name="T27">(</text:span><text:span text:style-name="T63">בעל</text:span><text:span text:style-name="T67"> </text:span><text:span text:style-name="T63">הבית</text:span><text:span text:style-name="T27">)</text:span> – מעל<text:span text:style-name="T1"> </text:span><text:span text:style-name="T27">(</text:span><text:span text:style-name="T63">דשלא</text:span><text:span text:style-name="T67"> </text:span><text:span text:style-name="T63">מדעת</text:span><text:span text:style-name="T67"> </text:span><text:span text:style-name="T63">המפקיד</text:span><text:span text:style-name="T67"> </text:span><text:span text:style-name="T63">נשתמש</text:span><text:span text:style-name="T67"> </text:span><text:span text:style-name="T63">בהן</text:span><text:span text:style-name="T27">)</text:span>;</text:p>
      <text:p text:style-name="P1"><text:soft-page-break/><text:span text:style-name="T27">(</text:span><text:span text:style-name="T63">הפקידן</text:span><text:span text:style-name="T67"> </text:span><text:span text:style-name="T63">אצל</text:span><text:span text:style-name="T27">)</text:span> החנווני<text:span text:style-name="T1"> </text:span><text:span text:style-name="T27">(</text:span><text:span text:style-name="T63">הרי</text:span><text:span text:style-name="T67"> </text:span><text:span text:style-name="T63">הוא</text:span><text:span text:style-name="T27">)</text:span> כבעל<text:span text:style-name="T1"> </text:span>הבית<text:span text:style-name="T1"> </text:span><text:span text:style-name="T27">(</text:span><text:span text:style-name="T63">שאינו</text:span><text:span text:style-name="T67"> </text:span><text:span text:style-name="T63">רגיל</text:span><text:span text:style-name="T67"> </text:span><text:span text:style-name="T63">בחילופין</text:span><text:span text:style-name="T67"> </text:span><text:span text:style-name="T63">כשולחני</text:span><text:span text:style-name="T67"> </text:span><text:span text:style-name="T63">ובין</text:span><text:span text:style-name="T67"> </text:span><text:span text:style-name="T63">כך</text:span><text:span text:style-name="T67"> </text:span><text:span text:style-name="T63">ובין</text:span><text:span text:style-name="T67"> </text:span><text:span text:style-name="T63">כך</text:span><text:span text:style-name="T67"> </text:span><text:span text:style-name="T63">לא</text:span><text:span text:style-name="T67"> </text:span><text:span text:style-name="T63">יגע</text:span><text:span text:style-name="T67"> </text:span><text:span text:style-name="T63">בהן</text:span><text:span text:style-name="T27">)</text:span> - דברי<text:span text:style-name="T1"> </text:span>רבי<text:span text:style-name="T1"> </text:span>מאיר; רבי<text:span text:style-name="T1"> </text:span>יהודה<text:span text:style-name="T1"> </text:span>אומר: כשולחני<text:span text:style-name="T1"> </text:span><text:span text:style-name="T27">(</text:span><text:span text:style-name="T63">דלפעמים</text:span><text:span text:style-name="T67"> </text:span><text:span text:style-name="T63">נמי</text:span><text:span text:style-name="T67"> </text:span><text:span text:style-name="T63">הוא</text:span><text:span text:style-name="T67"> </text:span><text:span text:style-name="T63">רגיל</text:span><text:span text:style-name="T67"> </text:span><text:span text:style-name="T63">להחליף</text:span><text:span text:style-name="T67"> </text:span><text:span text:style-name="T63">כשולחני, לפיכך</text:span><text:span text:style-name="T67"> </text:span><text:span text:style-name="T63">דינו</text:span><text:span text:style-name="T67"> </text:span><text:span text:style-name="T63">כשולחני</text:span><text:span text:style-name="T27">)</text:span>.</text:p>
      <text:p text:style-name="P1">נפלה<text:span text:style-name="T1"> </text:span>פרוטה<text:span text:style-name="T1"> </text:span>של<text:span text:style-name="T1"> </text:span>הקדש<text:span text:style-name="T1"> </text:span>בתוך<text:span text:style-name="T1"> </text:span>כיסו, או<text:span text:style-name="T1"> </text:span>שאמר<text:span text:style-name="T1"> </text:span>"פרוטה<text:span text:style-name="T1"> </text:span>בכיס<text:span text:style-name="T1"> </text:span>זה<text:span text:style-name="T1"> </text:span>הקדש", כיון<text:span text:style-name="T1"> </text:span>שהוציא<text:span text:style-name="T1"> </text:span>את<text:span text:style-name="T1"> </text:span>הראשונה<text:span text:style-name="T1"> – </text:span>מעל<text:span text:style-name="T1"> </text:span><text:span text:style-name="T27">(</text:span><text:span text:style-name="T63">דאימר: של</text:span><text:span text:style-name="T67"> </text:span><text:span text:style-name="T63">הקדש</text:span><text:span text:style-name="T67"> </text:span><text:span text:style-name="T63">היתה</text:span><text:span text:style-name="T27">)</text:span>, דברי<text:span text:style-name="T1"> </text:span>רבי<text:span text:style-name="T1"> </text:span>עקיבא*; </text:p>
      <text:p text:style-name="P1">וחכמים<text:span text:style-name="T1"> </text:span>אומרים: עד<text:span text:style-name="T1"> </text:span>שיוציא<text:span text:style-name="T1"> </text:span>את<text:span text:style-name="T1"> </text:span>כל<text:span text:style-name="T1"> </text:span>הכיס<text:span text:style-name="T1"> </text:span><text:span text:style-name="T27">(</text:span><text:span text:style-name="T63">דמעילה</text:span><text:span text:style-name="T67"> </text:span><text:span text:style-name="T63">בפרוטה</text:span><text:span text:style-name="T67"> </text:span><text:span text:style-name="T63">אחרונה</text:span><text:span text:style-name="T67"> </text:span><text:span text:style-name="T63">היא</text:span><text:span text:style-name="T27">)</text:span>;</text:p>
      <text:p text:style-name="P1">ומודה<text:span text:style-name="T1"> </text:span>רבי<text:span text:style-name="T1"> </text:span>עקיבא<text:span text:style-name="T1"> </text:span>לחכמים<text:span text:style-name="T1"> </text:span>באומר<text:span text:style-name="T1"> </text:span>"פרוטה<text:span text:style-name="T1"> </text:span><text:span text:style-name="T126">מן</text:span><text:span text:style-name="T1"> </text:span>כיס<text:span text:style-name="T1"> </text:span>זה<text:span text:style-name="T1"> </text:span>- הקדש" שהוא<text:span text:style-name="T1"> </text:span>מוציא<text:span text:style-name="T1"> </text:span>והולך<text:span text:style-name="T1"> </text:span>עד<text:span text:style-name="T1"> </text:span>שיוציא<text:span text:style-name="T1"> </text:span>את<text:span text:style-name="T1"> </text:span>כל<text:span text:style-name="T1"> </text:span>הכיס.<text:span text:style-name="T63"> </text:span></text:p>
      <text:p text:style-name="P15">*[כשיטתו, שהרי<text:span text:style-name="T53"> </text:span>גם<text:span text:style-name="T53"> </text:span>בספק<text:span text:style-name="T53"> </text:span>מעילה<text:span text:style-name="T53"> </text:span>מביא<text:span text:style-name="T53"> </text:span>אשם; אך<text:span text:style-name="T53"> </text:span>מה<text:span text:style-name="T53"> </text:span>אומר<text:span text:style-name="T53"> </text:span>רבי<text:span text:style-name="T53"> </text:span>עקיבא<text:span text:style-name="T53"> </text:span>בדבר<text:span text:style-name="T53"> </text:span>החומש?]</text:p>
      <text:p text:style-name="P1"/>
      <text:p text:style-name="P1">גמרא:</text:p>
      <text:p text:style-name="P1">כי<text:span text:style-name="T1"> </text:span>אתא<text:span text:style-name="T1"> </text:span>רב<text:span text:style-name="T1"> </text:span>דימי, אמר: רמי<text:span text:style-name="T1"> </text:span>ליה<text:span text:style-name="T1"> </text:span>ריש<text:span text:style-name="T1"> </text:span>לקיש<text:span text:style-name="T1"> </text:span>לרבי<text:span text:style-name="T1"> </text:span>יוחנן: מאי<text:span text:style-name="T1"> </text:span>שנא<text:span text:style-name="T1"> </text:span>רישא<text:span text:style-name="T1"> </text:span><text:span text:style-name="T27">(</text:span><text:span text:style-name="T63">דפליג</text:span><text:span text:style-name="T67"> </text:span><text:span text:style-name="T63">רבי</text:span><text:span text:style-name="T67"> </text:span><text:span text:style-name="T63">עקיבא</text:span><text:span text:style-name="T27">)</text:span> ומאי<text:span text:style-name="T1"> </text:span>שנא<text:span text:style-name="T1"> </text:span>סיפא<text:span text:style-name="T1"> </text:span><text:span text:style-name="T27">(</text:span><text:span text:style-name="T63">דמודה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לחכמים</text:span><text:span text:style-name="T27">)</text:span>?</text:p>
      <text:p text:style-name="P1">אמר<text:span text:style-name="T1"> </text:span>ליה: סיפא<text:span text:style-name="T1"> </text:span>- באומר<text:span text:style-name="T1"> </text:span>"לא<text:span text:style-name="T1"> </text:span>יפטור<text:span text:style-name="T1"> </text:span>כיס<text:span text:style-name="T1"> </text:span>זה<text:span text:style-name="T1"> </text:span>מן<text:span text:style-name="T1"> </text:span>ההקדש<text:span text:style-name="T1"> </text:span><text:span text:style-name="T27">(</text:span><text:span text:style-name="T63">שלא</text:span><text:span text:style-name="T67"> </text:span><text:span text:style-name="T63">יהא</text:span><text:span text:style-name="T67"> </text:span><text:span text:style-name="T63">בו</text:span><text:span text:style-name="T67"> </text:span><text:span text:style-name="T63">הקדש</text:span><text:span text:style-name="T67"> </text:span><text:span text:style-name="T63">כל</text:span><text:span text:style-name="T67"> </text:span><text:span text:style-name="T63">שהוא</text:span><text:span text:style-name="T27">)</text:span>" <text:span text:style-name="T27">(</text:span><text:span text:style-name="T63">דכיון</text:span><text:span text:style-name="T67"> </text:span><text:span text:style-name="T63">דאמר</text:span><text:span text:style-name="T67"> </text:span><text:span text:style-name="T63">הכי</text:span><text:span text:style-name="T67"> </text:span><text:span text:style-name="T63">- משמע</text:span><text:span text:style-name="T67"> </text:span><text:span text:style-name="T63">דפרוטה</text:span><text:span text:style-name="T67"> </text:span><text:span text:style-name="T63">אחרונה</text:span><text:span text:style-name="T67"> </text:span><text:span text:style-name="T63">קאמר</text:span><text:span text:style-name="T67"> </text:span><text:span text:style-name="T63">דתהא</text:span><text:span text:style-name="T67"> </text:span><text:span text:style-name="T63">הקדש; להכי</text:span><text:span text:style-name="T67"> </text:span><text:span text:style-name="T63">לא</text:span><text:span text:style-name="T67"> </text:span><text:span text:style-name="T63">מעל</text:span><text:span text:style-name="T67"> </text:span><text:span text:style-name="T63">אלא</text:span><text:span text:style-name="T67"> </text:span><text:span text:style-name="T63">באחרונה</text:span><text:span text:style-name="T27">)</text:span>.</text:p>
      <text:p text:style-name="P1">כי<text:span text:style-name="T1"> </text:span>אתא<text:span text:style-name="T1"> </text:span>רבין, אמר: כיסין<text:span text:style-name="T1"> </text:span>אשוורים<text:span text:style-name="T1"> </text:span>רמא<text:span text:style-name="T1"> </text:span>ליה, דתנן<text:span text:style-name="T1"> </text:span><text:span text:style-name="T64">[מנחות</text:span><text:span text:style-name="T68"> </text:span><text:span text:style-name="T64">פ"יג</text:span><text:span text:style-name="T68"> </text:span><text:span text:style-name="T64">מ"ט]</text:span>: '<text:span text:style-name="T105">האומר</text:span><text:span text:style-name="T106"> </text:span><text:span text:style-name="T105">"אחד</text:span><text:span text:style-name="T106"> </text:span><text:span text:style-name="T105">משווריי</text:span><text:span text:style-name="T106"> </text:span><text:span text:style-name="T105">הקדש", היו</text:span><text:span text:style-name="T106"> </text:span><text:span text:style-name="T105">לו</text:span><text:span text:style-name="T106"> </text:span><text:span text:style-name="T105">שנים</text:span><text:span text:style-name="T106"> </text:span><text:span text:style-name="T105">- הגדול</text:span><text:span text:style-name="T106"> </text:span><text:span text:style-name="T105">שבהן</text:span><text:span text:style-name="T106"> </text:span><text:span text:style-name="T105">הקדש</text:span><text:span text:style-name="T106"> </text:span><text:span text:style-name="T27">(</text:span><text:span text:style-name="T63">טעמא</text:span><text:span text:style-name="T67"> </text:span><text:span text:style-name="T63">דאיכא</text:span><text:span text:style-name="T67"> </text:span><text:span text:style-name="T63">גדול, משום</text:span><text:span text:style-name="T67"> </text:span><text:span text:style-name="T63">הכי</text:span><text:span text:style-name="T67"> </text:span><text:span text:style-name="T63">אמר</text:span><text:span text:style-name="T67"> </text:span><text:span text:style-name="T63">דהגדול</text:span><text:span text:style-name="T67"> </text:span><text:span text:style-name="T63">הוי</text:span><text:span text:style-name="T67"> </text:span><text:span text:style-name="T63">הקדש: דמקדיש</text:span><text:span text:style-name="T67"> </text:span><text:span text:style-name="T63">- בעין</text:span><text:span text:style-name="T67"> </text:span><text:span text:style-name="T63">יפה</text:span><text:span text:style-name="T67"> </text:span><text:span text:style-name="T63">מקדיש</text:span><text:span text:style-name="T27">)</text:span>' <text:span text:style-name="T27">(</text:span><text:span text:style-name="T63">הא</text:span><text:span text:style-name="T67"> </text:span><text:span text:style-name="T63">שניהן</text:span><text:span text:style-name="T67"> </text:span><text:span text:style-name="T63">שוין</text:span><text:span text:style-name="T67"> </text:span><text:span text:style-name="T63">- הראשון</text:span><text:span text:style-name="T67"> </text:span><text:span text:style-name="T63">שיבא</text:span><text:span text:style-name="T67"> </text:span><text:span text:style-name="T63">לידו</text:span><text:span text:style-name="T67"> </text:span><text:span text:style-name="T63">הוי</text:span><text:span text:style-name="T67"> </text:span><text:span text:style-name="T63">הקדש, ואמאי</text:span><text:span text:style-name="T67"> </text:span><text:span text:style-name="T63">מודה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בסיפא</text:span><text:span text:style-name="T67"> </text:span><text:span text:style-name="T63">דפרוטה</text:span><text:span text:style-name="T67"> </text:span><text:span text:style-name="T63">אחרונה</text:span><text:span text:style-name="T67"> </text:span><text:span text:style-name="T63">הקדש</text:span><text:span text:style-name="T27">)</text:span>? </text:p>
      <text:p text:style-name="P1">אמר<text:span text:style-name="T1"> </text:span>ליה: סיפא<text:span text:style-name="T1"> </text:span>באומר<text:span text:style-name="T1"> </text:span>'לא<text:span text:style-name="T1"> </text:span>יפטור<text:span text:style-name="T1"> </text:span>כיס<text:span text:style-name="T1"> </text:span>זה<text:span text:style-name="T1"> </text:span>מן<text:span text:style-name="T1"> </text:span>ההקדש'.</text:p>
      <text:p text:style-name="P1"/>
      <text:p text:style-name="P1">(מעילה<text:span text:style-name="T1"> </text:span>כב,א)</text:p>
      <text:p text:style-name="P1">רב<text:span text:style-name="T1"> </text:span>פפא<text:span text:style-name="T1"> </text:span>אמר: כיסין<text:span text:style-name="T1"> </text:span>אלוגין<text:span text:style-name="T1"> </text:span>רמא<text:span text:style-name="T1"> </text:span>ליה<text:span text:style-name="T1"> </text:span><text:span text:style-name="T27">(</text:span><text:span text:style-name="T63">ריש</text:span><text:span text:style-name="T67"> </text:span><text:span text:style-name="T63">לקיש</text:span><text:span text:style-name="T67"> </text:span><text:span text:style-name="T63">לרבי</text:span><text:span text:style-name="T67"> </text:span><text:span text:style-name="T63">יוחנן</text:span><text:span text:style-name="T27">)</text:span>, דתנן<text:span text:style-name="T1"> </text:span><text:span text:style-name="T64">[משנה</text:span><text:span text:style-name="T68"> </text:span><text:span text:style-name="T64">דמאי</text:span><text:span text:style-name="T68"> </text:span><text:span text:style-name="T64">פ"ז</text:span><text:span text:style-name="T68"> </text:span><text:span text:style-name="T64">מ"ד</text:span><text:span text:style-name="T68"> </text:span><text:span text:style-name="T64">- <text:s/>עד</text:span><text:span text:style-name="T68"> </text:span><text:span text:style-name="T64">'דברי</text:span><text:span text:style-name="T68"> </text:span><text:span text:style-name="T64">רבי</text:span><text:span text:style-name="T68"> </text:span><text:span text:style-name="T64">מאיר'; תוספתא</text:span><text:span text:style-name="T68"> </text:span><text:span text:style-name="T64">דמאי</text:span><text:span text:style-name="T68"> </text:span><text:span text:style-name="T64">פ"ח</text:span><text:span text:style-name="T68"> </text:span><text:span text:style-name="T64">מ"ד]</text:span>:<text:span text:style-name="T115"> הלוקח</text:span><text:span text:style-name="T4"> </text:span><text:span text:style-name="T115">יין</text:span><text:span text:style-name="T4"> </text:span><text:span text:style-name="T115">מבין</text:span><text:span text:style-name="T4"> </text:span><text:span text:style-name="T115">הכותים</text:span><text:span text:style-name="T4"> </text:span><text:span text:style-name="T27">(</text:span><text:span text:style-name="T63">עד</text:span><text:span text:style-name="T67"> </text:span><text:span text:style-name="T63">שלא</text:span><text:span text:style-name="T67"> </text:span><text:span text:style-name="T63">נאסר</text:span><text:span text:style-name="T67"> </text:span><text:span text:style-name="T63">יינם, וכגון</text:span><text:span text:style-name="T67"> </text:span><text:span text:style-name="T63">שהיה</text:span><text:span text:style-name="T67"> </text:span><text:span text:style-name="T63">בדרך</text:span><text:span text:style-name="T67"> </text:span><text:span text:style-name="T63">או</text:span><text:span text:style-name="T67"> </text:span><text:span text:style-name="T63">בערב</text:span><text:span text:style-name="T67"> </text:span><text:span text:style-name="T63">שבת</text:span><text:span text:style-name="T67"> </text:span><text:span text:style-name="T63">בין</text:span><text:span text:style-name="T67"> </text:span><text:span text:style-name="T63">השמשות</text:span><text:span text:style-name="T67"> </text:span><text:span text:style-name="T63">ואינו</text:span><text:span text:style-name="T67"> </text:span><text:span text:style-name="T63">יכול</text:span><text:span text:style-name="T67"> </text:span><text:span text:style-name="T63">לתקנו</text:span><text:span text:style-name="T67"> </text:span><text:span text:style-name="T63">לאלתר</text:span><text:span text:style-name="T27">)</text:span><text:span text:style-name="T115"> - אומר: "שני</text:span><text:span text:style-name="T4"> </text:span><text:span text:style-name="T115">לוגין</text:span><text:span text:style-name="T4"> </text:span><text:span text:style-name="T115">שאני</text:span><text:span text:style-name="T4"> </text:span><text:span text:style-name="T115">עתיד</text:span><text:span text:style-name="T4"> </text:span><text:span text:style-name="T115">להפריש</text:span><text:span text:style-name="T4"> </text:span><text:span text:style-name="T115">- הרי</text:span><text:span text:style-name="T4"> </text:span><text:span text:style-name="T115">הן</text:span><text:span text:style-name="T4"> </text:span><text:span text:style-name="T115">תרומה</text:span><text:span text:style-name="T4"> </text:span><text:span text:style-name="T27">(</text:span><text:span text:style-name="T63">גדולה</text:span><text:span text:style-name="T27">)</text:span><text:span text:style-name="T115">, </text:span><text:span text:style-name="T27">(</text:span><text:span text:style-name="T63">ואחר</text:span><text:span text:style-name="T67"> </text:span><text:span text:style-name="T63">כך</text:span><text:span text:style-name="T67"> </text:span><text:span text:style-name="T63">עושה</text:span><text:span text:style-name="T67"> </text:span><text:span text:style-name="T63">ממה</text:span><text:span text:style-name="T67"> </text:span><text:span text:style-name="T63">שנשתייר</text:span><text:span text:style-name="T67"> </text:span><text:span text:style-name="T63">מאה</text:span><text:span text:style-name="T67"> </text:span><text:span text:style-name="T63">מדות; מפריש</text:span><text:span text:style-name="T27">)</text:span><text:span text:style-name="T115"> עשרה</text:span><text:span text:style-name="T4"> </text:span><text:span text:style-name="T115">- </text:span><text:span text:style-name="T27">(</text:span><text:span text:style-name="T63">ל</text:span><text:span text:style-name="T27">)</text:span><text:span text:style-name="T115">מעשר</text:span><text:span text:style-name="T4"> </text:span><text:span text:style-name="T115">ראשון</text:span><text:span text:style-name="T4"> </text:span><text:span text:style-name="T27">(</text:span><text:span text:style-name="T63">ונשתיירו</text:span><text:span text:style-name="T67"> </text:span><text:span text:style-name="T63">תשעים</text:span><text:span text:style-name="T67"> </text:span><text:span text:style-name="T63">מדות</text:span><text:span text:style-name="T27">)</text:span><text:span text:style-name="T115">, </text:span><text:span text:style-name="T27">(</text:span><text:span text:style-name="T63">ומפריש</text:span><text:span text:style-name="T67"> </text:span><text:span text:style-name="T63">מהן</text:span><text:span text:style-name="T27">)</text:span><text:span text:style-name="T115"> תשעה</text:span><text:span text:style-name="T4"> </text:span><text:span text:style-name="T115">- </text:span><text:span text:style-name="T27">(</text:span><text:span text:style-name="T63">ל</text:span><text:span text:style-name="T27">)</text:span><text:span text:style-name="T115">מעשר</text:span><text:span text:style-name="T4"> </text:span><text:span text:style-name="T115">שני" ומיחל</text:span><text:span text:style-name="T4"> </text:span><text:span text:style-name="T27">(</text:span><text:span text:style-name="T63">למעשר</text:span><text:span text:style-name="T67"> </text:span><text:span text:style-name="T63">שני</text:span><text:span text:style-name="T67"> </text:span><text:span text:style-name="T63">שיעור</text:span><text:span text:style-name="T67"> </text:span><text:span text:style-name="T63">זה, שיכול</text:span><text:span text:style-name="T67"> </text:span><text:span text:style-name="T63">לחללו; והשאר</text:span><text:span text:style-name="T67"> </text:span><text:span text:style-name="T63">חולין</text:span><text:span text:style-name="T27">)</text:span><text:span text:style-name="T115"> ושותה</text:span><text:span text:style-name="T4"> </text:span><text:span text:style-name="T115">מיד</text:span><text:span text:style-name="T4"> </text:span><text:span text:style-name="T27">(</text:span><text:span text:style-name="T63">וישתה</text:span><text:span text:style-name="T67"> </text:span><text:span text:style-name="T63">ממנו</text:span><text:span text:style-name="T67"> </text:span><text:span text:style-name="T63">לאלתר, אלא</text:span><text:span text:style-name="T67"> </text:span><text:span text:style-name="T63">שיזהר</text:span><text:span text:style-name="T67"> </text:span><text:span text:style-name="T63">שיותיר</text:span><text:span text:style-name="T67"> </text:span><text:span text:style-name="T63">בכלי</text:span><text:span text:style-name="T67"> </text:span><text:span text:style-name="T63">שיעור</text:span><text:span text:style-name="T67"> </text:span><text:span text:style-name="T63">התרומה</text:span><text:span text:style-name="T67"> </text:span><text:span text:style-name="T63">והמעשרות, דקסבר</text:span><text:span text:style-name="T67"> </text:span><text:span text:style-name="T63">יש</text:span><text:span text:style-name="T67"> </text:span><text:span text:style-name="T63">ברירה</text:span><text:span text:style-name="T27">)</text:span><text:span text:style-name="T115"> - דברי</text:span><text:span text:style-name="T4"> </text:span><text:span text:style-name="T115">רבי</text:span><text:span text:style-name="T4"> </text:span><text:span text:style-name="T115">מאיר; רבי</text:span><text:span text:style-name="T4"> </text:span><text:span text:style-name="T115">יהודה</text:span><text:span text:style-name="T4"> </text:span><text:span text:style-name="T115">ורבי</text:span><text:span text:style-name="T4"> </text:span><text:span text:style-name="T115">יוסי</text:span><text:span text:style-name="T4"> </text:span><text:span text:style-name="T115">ורבי</text:span><text:span text:style-name="T4"> </text:span><text:span text:style-name="T115">שמעון</text:span><text:span text:style-name="T4"> </text:span><text:span text:style-name="T115">אוסרים</text:span><text:span text:style-name="T4"> </text:span><text:span text:style-name="T27">(</text:span><text:span text:style-name="T63">עד</text:span><text:span text:style-name="T67"> </text:span><text:span text:style-name="T63">שיפריש</text:span><text:span text:style-name="T67"> </text:span><text:span text:style-name="T63">ממש, דקסברי</text:span><text:span text:style-name="T67"> </text:span><text:span text:style-name="T63">אין</text:span><text:span text:style-name="T67"> </text:span><text:span text:style-name="T63">ברירה, ואכל</text:span><text:span text:style-name="T67"> </text:span><text:span text:style-name="T63">כוס</text:span><text:span text:style-name="T67"> </text:span><text:span text:style-name="T63">וכוס</text:span><text:span text:style-name="T67"> </text:span><text:span text:style-name="T63">יש</text:span><text:span text:style-name="T67"> </text:span><text:span text:style-name="T63">לומר</text:span><text:span text:style-name="T67"> </text:span><text:span text:style-name="T63">שהוא</text:span><text:span text:style-name="T67"> </text:span><text:span text:style-name="T63">תרומה</text:span><text:span text:style-name="T67"> </text:span><text:span text:style-name="T63">ומעשר, ואפילו</text:span><text:span text:style-name="T67"> </text:span><text:span text:style-name="T63">מראשון</text:span><text:span text:style-name="T27">)</text:span>' <text:span text:style-name="T27">(</text:span><text:span text:style-name="T63">והא</text:span><text:span text:style-name="T67"> </text:span><text:span text:style-name="T63">דרבי</text:span><text:span text:style-name="T67"> </text:span><text:span text:style-name="T63">יהודה</text:span><text:span text:style-name="T67"> </text:span><text:span text:style-name="T63">ורבי</text:span><text:span text:style-name="T67"> </text:span><text:span text:style-name="T63">יוסי</text:span><text:span text:style-name="T67"> </text:span><text:span text:style-name="T63">ורבי</text:span><text:span text:style-name="T67"> </text:span><text:span text:style-name="T63">שמעון</text:span><text:span text:style-name="T67"> </text:span><text:span text:style-name="T63">- קשיא</text:span><text:span text:style-name="T67"> </text:span><text:span text:style-name="T63">אדרבי</text:span><text:span text:style-name="T67"> </text:span><text:span text:style-name="T63">עקיבא, דמודה</text:span><text:span text:style-name="T67"> </text:span><text:span text:style-name="T63">שמוציא</text:span><text:span text:style-name="T67"> </text:span><text:span text:style-name="T63">והולך</text:span><text:span text:style-name="T67"> </text:span><text:span text:style-name="T63">עד</text:span><text:span text:style-name="T67"> </text:span><text:span text:style-name="T63">האחרונה: דכי</text:span><text:span text:style-name="T67"> </text:span><text:span text:style-name="T63">היכי</text:span><text:span text:style-name="T67"> </text:span><text:span text:style-name="T63">דהכא</text:span><text:span text:style-name="T67"> </text:span><text:span text:style-name="T63">אמר</text:span><text:span text:style-name="T67"> </text:span><text:span text:style-name="T63">אין</text:span><text:span text:style-name="T67"> </text:span><text:span text:style-name="T63">ברירה: דמן</text:span><text:span text:style-name="T67"> </text:span><text:span text:style-name="T63">הראשון</text:span><text:span text:style-name="T67"> </text:span><text:span text:style-name="T63">אמרינן</text:span><text:span text:style-name="T67"> </text:span><text:span text:style-name="T63">נמי</text:span><text:span text:style-name="T67"> </text:span><text:span text:style-name="T63">שהוא</text:span><text:span text:style-name="T67"> </text:span><text:span text:style-name="T63">תרומה</text:span><text:span text:style-name="T67"> </text:span><text:span text:style-name="T63">ומעשר</text:span><text:span text:style-name="T67"> </text:span><text:span text:style-name="T63">- גבי</text:span><text:span text:style-name="T67"> </text:span><text:span text:style-name="T63">הקדש</text:span><text:span text:style-name="T67"> </text:span><text:span text:style-name="T63">נמי</text:span><text:span text:style-name="T67"> </text:span><text:span text:style-name="T63">אכל</text:span><text:span text:style-name="T67"> </text:span><text:span text:style-name="T63">פרוטה</text:span><text:span text:style-name="T67"> </text:span><text:span text:style-name="T63">ופרוטה</text:span><text:span text:style-name="T67"> </text:span><text:span text:style-name="T63">איכא</text:span><text:span text:style-name="T67"> </text:span><text:span text:style-name="T63">למימר</text:span><text:span text:style-name="T67"> </text:span><text:span text:style-name="T63">שהיא</text:span><text:span text:style-name="T67"> </text:span><text:span text:style-name="T63">הקדש</text:span><text:span text:style-name="T27">)</text:span>!</text:p>
      <text:p text:style-name="P1">אמר<text:span text:style-name="T1"> </text:span>ליה: סיפא<text:span text:style-name="T1"> </text:span>דמתניתין<text:span text:style-name="T1"> </text:span><text:span text:style-name="T27">(</text:span><text:span text:style-name="T63">דמודה</text:span><text:span text:style-name="T67"> </text:span><text:span text:style-name="T63">רבי</text:span><text:span text:style-name="T67"> </text:span><text:span text:style-name="T63">עקיבא</text:span><text:span text:style-name="T67"> </text:span><text:span text:style-name="T63">- מיירי</text:span><text:span text:style-name="T27">)</text:span> באומר<text:span text:style-name="T1"> </text:span>"לא<text:span text:style-name="T1"> </text:span>יפטר<text:span text:style-name="T1"> </text:span>כיס<text:span text:style-name="T1"> </text:span>זה<text:span text:style-name="T1"> </text:span>מן<text:span text:style-name="T1"> </text:span>ההקדש".</text:p>
      <text:p text:style-name="P27"/>
      <text:p text:style-name="P30">הדרן<text:span text:style-name="T1"> </text:span>עלך<text:span text:style-name="T1"> </text:span>השליח<text:span text:style-name="T1"> </text:span>וסליקא<text:span text:style-name="T1"> </text:span>לה<text:span text:style-name="T1"> </text:span>מסכת<text:span text:style-name="T1"> </text:span>מעיל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achlieli CLM1" svg:font-family="'Nachlieli CLM'"/>
    <style:font-face style:name="Courier New" svg:font-family="'Courier New'" style:font-family-generic="modern"/>
    <style:font-face style:name="Courier" svg:font-family="Courier, 'Courier New'" style:font-family-generic="modern"/>
    <style:font-face style:name="Rod" svg:font-family="Rod" style:font-family-generic="modern"/>
    <style:font-face style:name="Courier New1" svg:font-family="'Courier New'" style:font-family-generic="modern" style:font-pitch="fixed"/>
    <style:font-face style:name="FrankRuehl" svg:font-family="FrankRuehl" style:font-pitch="variable"/>
    <style:font-face style:name="Miriam" svg:font-family="Miriam" style:font-pitch="variable"/>
    <style:font-face style:name="Narkisim" svg:font-family="Narkisi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end" style:justify-single-word="false" fo:orphans="2" fo:widows="2" fo:text-indent="0cm" style:auto-text-indent="false" style:text-autospace="none" style:punctuation-wrap="simple" style:vertical-align="baseline" style:writing-mode="rl-tb"/>
      <style:text-properties style:use-window-font-color="true" style:font-name="Times New Roman" fo:font-size="10pt" fo:language="en" fo:country="US" style:font-name-asian="Times New Roman" style:font-size-asian="10pt" style:font-name-complex="Rod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style:line-height-at-least="0.423cm" fo:text-align="end" style:justify-single-word="false" fo:text-indent="0cm" style:auto-text-indent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Footer" style:family="paragraph" style:parent-style-name="Standard" style:class="extra">
      <style:paragraph-properties fo:margin="100%" fo:margin-left="0cm" fo:margin-right="0cm" fo:text-align="end" style:justify-single-word="false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style:line-height-at-least="0.423cm" fo:text-align="end" style:justify-single-word="false" fo:text-indent="0cm" style:auto-text-indent="false"/>
      <style:text-properties fo:font-size="12pt" style:font-size-asian="12pt" style:font-name-complex="Miriam" style:font-size-complex="10pt"/>
    </style:style>
    <style:style style:name="כניסה_20_בגוף_20_טקסט_20_2" style:display-name="כניסה בגוף טקסט 2" style:family="paragraph" style:parent-style-name="Standard">
      <style:paragraph-properties fo:margin="100%" fo:margin-left="1.27cm" fo:margin-right="0cm" style:line-height-at-least="0.423cm" fo:text-align="end" style:justify-single-word="false" fo:text-indent="0cm" style:auto-text-indent="false"/>
      <style:text-properties fo:font-size="12pt" style:font-size-asian="12pt" style:font-name-complex="Miriam" style:font-size-complex="10pt"/>
    </style:style>
    <style:style style:name="כניסה_20_בגוף_20_טקסט_20_3" style:display-name="כניסה בגוף טקסט 3" style:family="paragraph" style:parent-style-name="Standard">
      <style:paragraph-properties fo:margin="100%" fo:margin-left="1.27cm" fo:margin-right="0cm" fo:text-align="end" style:justify-single-word="false" fo:text-indent="0cm" style:auto-text-indent="false"/>
      <style:text-properties fo:font-size="12pt" style:font-size-asian="12pt" style:font-name-complex="Miriam" style:font-size-complex="10pt"/>
    </style:style>
    <style:style style:name="גוף_20_טקסט_20_2" style:display-name="גוף טקסט 2" style:family="paragraph" style:parent-style-name="Standard">
      <style:paragraph-properties fo:margin="100%" fo:margin-left="0cm" fo:margin-right="0cm" fo:text-align="end" style:justify-single-word="false" fo:text-indent="0cm" style:auto-text-indent="false"/>
    </style:style>
    <style:style style:name="גוף_20_טקסט_20_3" style:display-name="גוף טקסט 3" style:family="paragraph" style:parent-style-name="Standard">
      <style:paragraph-properties fo:margin="100%" fo:margin-left="0cm" fo:margin-right="0cm" fo:text-align="end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Page_20_Number" style:display-name="Page Number" style:family="text" style:parent-style-name="גופן_20_ברירת_20_המחדל_20_של_20_פיסקה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 fo:text-align="end">
          <style:list-level-label-alignment text:label-followed-by="listtab" text:list-tab-stop-position="1.482cm" fo:text-indent="-0.635cm" fo:margin-left="1.482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language-asian="en" style:country-asian="US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4cm" fo:margin-bottom="1.251cm" fo:margin-left="3.17cm" fo:margin-right="3.17cm" style:writing-mode="rl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1.289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cm" fo:margin-right="3.17cm" style:writing-mode="rl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3"><draw:text-box fo:min-height="0.37cm" fo:min-width="0cm"><text:p text:style-name="MP2"><text:span text:style-name="Page_20_Number"><text:page-number text:select-page="current">1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footer>
        <text:p text:style-name="MP1"><draw:frame draw:style-name="Mfr1" draw:name="Frame2" text:anchor-type="paragraph" svg:y="0.002cm" draw:z-index="19"><draw:text-box fo:min-height="0.37cm" fo:min-width="0cm"><text:p text:style-name="MP2"><text:span text:style-name="Page_20_Number"><text:page-number text:select-page="current">22</text:page-number></text:span></text:p></draw:text-box></draw:frame></text:p>
      </style:footer>
    </style:master-page>
    <style:master-page style:name="First_20_convert_20_2" style:display-name="First convert 2" style:page-layout-name="Mpm2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1">
      <style:footer>
        <text:p text:style-name="MP1"><draw:frame draw:style-name="Mfr1" draw:name="Frame3" text:anchor-type="paragraph" svg:y="0.002cm" draw:z-index="29"><draw:text-box fo:min-height="0.37cm" fo:min-width="0cm"><text:p text:style-name="MP2"><text:span text:style-name="Page_20_Number"><text:page-number text:select-page="current">33</text:page-number></text:span></text:p></draw:text-box></draw:frame></text:p>
      </style:footer>
    </style:master-page>
    <style:master-page style:name="First_20_convert_20_3" style:display-name="First convert 3" style:page-layout-name="Mpm2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1">
      <style:footer>
        <text:p text:style-name="MP1"><draw:frame draw:style-name="Mfr1" draw:name="Frame4" text:anchor-type="paragraph" svg:y="0.002cm" draw:z-index="30"><draw:text-box fo:min-height="0.37cm" fo:min-width="0cm"><text:p text:style-name="MP2"><text:span text:style-name="Page_20_Number"><text:page-number text:select-page="current">41</text:page-number></text:span></text:p></draw:text-box></draw:frame></text:p>
      </style:footer>
    </style:master-page>
    <style:master-page style:name="First_20_convert_20_4" style:display-name="First convert 4" style:page-layout-name="Mpm2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footer>
        <text:p text:style-name="MP1"><draw:frame draw:style-name="Mfr1" draw:name="Frame5" text:anchor-type="paragraph" svg:y="0.002cm" draw:z-index="38"><draw:text-box fo:min-height="0.37cm" fo:min-width="0cm"><text:p text:style-name="MP2"><text:span text:style-name="Page_20_Number"><text:page-number text:select-page="current">47</text:page-number></text:span></text:p></draw:text-box></draw:frame></text:p>
      </style:footer>
    </style:master-page>
    <style:master-page style:name="First_20_convert_20_5" style:display-name="First convert 5" style:page-layout-name="Mpm2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1">
      <style:footer>
        <text:p text:style-name="MP1"><draw:frame draw:style-name="Mfr1" draw:name="Frame6" text:anchor-type="paragraph" svg:y="0.002cm" draw:z-index="43"><draw:text-box fo:min-height="0.37cm" fo:min-width="0cm"><text:p text:style-name="MP2"><text:span text:style-name="Page_20_Number"><text:page-number text:select-page="current">5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מעילה בתורה:</dc:title>
    <meta:initial-creator>ישעיהו</meta:initial-creator>
    <meta:creation-date>2004-11-11T13:27:00</meta:creation-date>
    <dc:creator>הולנדר</dc:creator>
    <dc:date>2012-04-12T14:55:00</dc:date>
    <meta:editing-cycles>88</meta:editing-cycles>
    <meta:editing-duration>P1DT22H56M</meta:editing-duration>
    <meta:document-statistic meta:table-count="0" meta:image-count="0" meta:object-count="0" meta:page-count="52" meta:paragraph-count="842" meta:word-count="30810" meta:character-count="162812" meta:non-whitespace-character-count="132522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